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59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orque" table:style-name="ta1">
        <table:shapes>
          <draw:frame draw:z-index="0" draw:style-name="gr1" draw:text-style-name="P1" svg:width="328.82mm" svg:height="200.81mm" svg:x="41mm" svg:y="1.06mm">
            <draw:object draw:notify-on-update-of-ranges="torque.A1:torque.A3394 torque.B1:torque.B339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221012" calcext:value-type="float">
            <text:p>-0.0221012</text:p>
          </table:table-cell>
        </table:table-row>
        <table:table-row table:style-name="ro1">
          <table:table-cell office:value-type="float" office:value="0.00207" calcext:value-type="float">
            <text:p>0.00207</text:p>
          </table:table-cell>
          <table:table-cell office:value-type="float" office:value="-0.0221012" calcext:value-type="float">
            <text:p>-0.0221012</text:p>
          </table:table-cell>
        </table:table-row>
        <table:table-row table:style-name="ro1">
          <table:table-cell office:value-type="float" office:value="0.00414" calcext:value-type="float">
            <text:p>0.00414</text:p>
          </table:table-cell>
          <table:table-cell office:value-type="float" office:value="-0.0221012" calcext:value-type="float">
            <text:p>-0.0221012</text:p>
          </table:table-cell>
        </table:table-row>
        <table:table-row table:style-name="ro1">
          <table:table-cell office:value-type="float" office:value="0.00621" calcext:value-type="float">
            <text:p>0.00621</text:p>
          </table:table-cell>
          <table:table-cell office:value-type="float" office:value="-0.0221012" calcext:value-type="float">
            <text:p>-0.0221012</text:p>
          </table:table-cell>
        </table:table-row>
        <table:table-row table:style-name="ro1">
          <table:table-cell office:value-type="float" office:value="0.00828" calcext:value-type="float">
            <text:p>0.00828</text:p>
          </table:table-cell>
          <table:table-cell office:value-type="float" office:value="-0.0221012" calcext:value-type="float">
            <text:p>-0.0221012</text:p>
          </table:table-cell>
        </table:table-row>
        <table:table-row table:style-name="ro1">
          <table:table-cell office:value-type="float" office:value="0.01035" calcext:value-type="float">
            <text:p>0.01035</text:p>
          </table:table-cell>
          <table:table-cell office:value-type="float" office:value="-0.0221012" calcext:value-type="float">
            <text:p>-0.0221012</text:p>
          </table:table-cell>
        </table:table-row>
        <table:table-row table:style-name="ro1">
          <table:table-cell office:value-type="float" office:value="0.01242" calcext:value-type="float">
            <text:p>0.01242</text:p>
          </table:table-cell>
          <table:table-cell office:value-type="float" office:value="-0.0221012" calcext:value-type="float">
            <text:p>-0.0221012</text:p>
          </table:table-cell>
        </table:table-row>
        <table:table-row table:style-name="ro1">
          <table:table-cell office:value-type="float" office:value="0.01449" calcext:value-type="float">
            <text:p>0.01449</text:p>
          </table:table-cell>
          <table:table-cell office:value-type="float" office:value="-0.0221012" calcext:value-type="float">
            <text:p>-0.0221012</text:p>
          </table:table-cell>
        </table:table-row>
        <table:table-row table:style-name="ro1">
          <table:table-cell office:value-type="float" office:value="0.01656" calcext:value-type="float">
            <text:p>0.01656</text:p>
          </table:table-cell>
          <table:table-cell office:value-type="float" office:value="-0.0221012" calcext:value-type="float">
            <text:p>-0.0221012</text:p>
          </table:table-cell>
        </table:table-row>
        <table:table-row table:style-name="ro1">
          <table:table-cell office:value-type="float" office:value="0.01863" calcext:value-type="float">
            <text:p>0.01863</text:p>
          </table:table-cell>
          <table:table-cell office:value-type="float" office:value="-0.0221012" calcext:value-type="float">
            <text:p>-0.0221012</text:p>
          </table:table-cell>
        </table:table-row>
        <table:table-row table:style-name="ro1">
          <table:table-cell office:value-type="float" office:value="0.0207" calcext:value-type="float">
            <text:p>0.0207</text:p>
          </table:table-cell>
          <table:table-cell office:value-type="float" office:value="6.2221" calcext:value-type="float">
            <text:p>6.2221</text:p>
          </table:table-cell>
        </table:table-row>
        <table:table-row table:style-name="ro1">
          <table:table-cell office:value-type="float" office:value="0.02277" calcext:value-type="float">
            <text:p>0.02277</text:p>
          </table:table-cell>
          <table:table-cell office:value-type="float" office:value="-12.5076" calcext:value-type="float">
            <text:p>-12.5076</text:p>
          </table:table-cell>
        </table:table-row>
        <table:table-row table:style-name="ro1">
          <table:table-cell office:value-type="float" office:value="0.02484" calcext:value-type="float">
            <text:p>0.02484</text:p>
          </table:table-cell>
          <table:table-cell office:value-type="float" office:value="6.22064" calcext:value-type="float">
            <text:p>6.22064</text:p>
          </table:table-cell>
        </table:table-row>
        <table:table-row table:style-name="ro1">
          <table:table-cell office:value-type="float" office:value="0.02691" calcext:value-type="float">
            <text:p>0.02691</text:p>
          </table:table-cell>
          <table:table-cell office:value-type="float" office:value="-0.0221012" calcext:value-type="float">
            <text:p>-0.0221012</text:p>
          </table:table-cell>
        </table:table-row>
        <table:table-row table:style-name="ro1">
          <table:table-cell office:value-type="float" office:value="0.02898" calcext:value-type="float">
            <text:p>0.02898</text:p>
          </table:table-cell>
          <table:table-cell office:value-type="float" office:value="-0.0221012" calcext:value-type="float">
            <text:p>-0.0221012</text:p>
          </table:table-cell>
        </table:table-row>
        <table:table-row table:style-name="ro1">
          <table:table-cell office:value-type="float" office:value="0.03105" calcext:value-type="float">
            <text:p>0.03105</text:p>
          </table:table-cell>
          <table:table-cell office:value-type="float" office:value="6.2221" calcext:value-type="float">
            <text:p>6.2221</text:p>
          </table:table-cell>
        </table:table-row>
        <table:table-row table:style-name="ro1">
          <table:table-cell office:value-type="float" office:value="0.03312" calcext:value-type="float">
            <text:p>0.03312</text:p>
          </table:table-cell>
          <table:table-cell office:value-type="float" office:value="-12.5076" calcext:value-type="float">
            <text:p>-12.5076</text:p>
          </table:table-cell>
        </table:table-row>
        <table:table-row table:style-name="ro1">
          <table:table-cell office:value-type="float" office:value="0.03519" calcext:value-type="float">
            <text:p>0.03519</text:p>
          </table:table-cell>
          <table:table-cell office:value-type="float" office:value="6.22064" calcext:value-type="float">
            <text:p>6.22064</text:p>
          </table:table-cell>
        </table:table-row>
        <table:table-row table:style-name="ro1">
          <table:table-cell office:value-type="float" office:value="0.03726" calcext:value-type="float">
            <text:p>0.03726</text:p>
          </table:table-cell>
          <table:table-cell office:value-type="float" office:value="6.2221" calcext:value-type="float">
            <text:p>6.2221</text:p>
          </table:table-cell>
        </table:table-row>
        <table:table-row table:style-name="ro1">
          <table:table-cell office:value-type="float" office:value="0.03933" calcext:value-type="float">
            <text:p>0.03933</text:p>
          </table:table-cell>
          <table:table-cell office:value-type="float" office:value="-12.5076" calcext:value-type="float">
            <text:p>-12.5076</text:p>
          </table:table-cell>
        </table:table-row>
        <table:table-row table:style-name="ro1">
          <table:table-cell office:value-type="float" office:value="0.0414" calcext:value-type="float">
            <text:p>0.0414</text:p>
          </table:table-cell>
          <table:table-cell office:value-type="float" office:value="6.22064" calcext:value-type="float">
            <text:p>6.22064</text:p>
          </table:table-cell>
        </table:table-row>
        <table:table-row table:style-name="ro1">
          <table:table-cell office:value-type="float" office:value="0.04347" calcext:value-type="float">
            <text:p>0.04347</text:p>
          </table:table-cell>
          <table:table-cell office:value-type="float" office:value="-0.0221012" calcext:value-type="float">
            <text:p>-0.0221012</text:p>
          </table:table-cell>
        </table:table-row>
        <table:table-row table:style-name="ro1">
          <table:table-cell office:value-type="float" office:value="0.04554" calcext:value-type="float">
            <text:p>0.04554</text:p>
          </table:table-cell>
          <table:table-cell office:value-type="float" office:value="-0.0221012" calcext:value-type="float">
            <text:p>-0.0221012</text:p>
          </table:table-cell>
        </table:table-row>
        <table:table-row table:style-name="ro1">
          <table:table-cell office:value-type="float" office:value="0.04761" calcext:value-type="float">
            <text:p>0.04761</text:p>
          </table:table-cell>
          <table:table-cell office:value-type="float" office:value="-0.0221012" calcext:value-type="float">
            <text:p>-0.0221012</text:p>
          </table:table-cell>
        </table:table-row>
        <table:table-row table:style-name="ro1">
          <table:table-cell office:value-type="float" office:value="0.04968" calcext:value-type="float">
            <text:p>0.04968</text:p>
          </table:table-cell>
          <table:table-cell office:value-type="float" office:value="-0.0221012" calcext:value-type="float">
            <text:p>-0.0221012</text:p>
          </table:table-cell>
        </table:table-row>
        <table:table-row table:style-name="ro1">
          <table:table-cell office:value-type="float" office:value="0.05175" calcext:value-type="float">
            <text:p>0.05175</text:p>
          </table:table-cell>
          <table:table-cell office:value-type="float" office:value="-0.0221012" calcext:value-type="float">
            <text:p>-0.0221012</text:p>
          </table:table-cell>
        </table:table-row>
        <table:table-row table:style-name="ro1">
          <table:table-cell office:value-type="float" office:value="0.05382" calcext:value-type="float">
            <text:p>0.05382</text:p>
          </table:table-cell>
          <table:table-cell office:value-type="float" office:value="6.2221" calcext:value-type="float">
            <text:p>6.2221</text:p>
          </table:table-cell>
        </table:table-row>
        <table:table-row table:style-name="ro1">
          <table:table-cell office:value-type="float" office:value="0.05589" calcext:value-type="float">
            <text:p>0.05589</text:p>
          </table:table-cell>
          <table:table-cell office:value-type="float" office:value="-6.26338" calcext:value-type="float">
            <text:p>-6.26338</text:p>
          </table:table-cell>
        </table:table-row>
        <table:table-row table:style-name="ro1">
          <table:table-cell office:value-type="float" office:value="0.05796" calcext:value-type="float">
            <text:p>0.05796</text:p>
          </table:table-cell>
          <table:table-cell office:value-type="float" office:value="-6.26484" calcext:value-type="float">
            <text:p>-6.26484</text:p>
          </table:table-cell>
        </table:table-row>
        <table:table-row table:style-name="ro1">
          <table:table-cell office:value-type="float" office:value="0.06003" calcext:value-type="float">
            <text:p>0.06003</text:p>
          </table:table-cell>
          <table:table-cell office:value-type="float" office:value="6.22064" calcext:value-type="float">
            <text:p>6.22064</text:p>
          </table:table-cell>
        </table:table-row>
        <table:table-row table:style-name="ro1">
          <table:table-cell office:value-type="float" office:value="0.0621" calcext:value-type="float">
            <text:p>0.0621</text:p>
          </table:table-cell>
          <table:table-cell office:value-type="float" office:value="-0.0221012" calcext:value-type="float">
            <text:p>-0.0221012</text:p>
          </table:table-cell>
        </table:table-row>
        <table:table-row table:style-name="ro1">
          <table:table-cell office:value-type="float" office:value="0.06417" calcext:value-type="float">
            <text:p>0.06417</text:p>
          </table:table-cell>
          <table:table-cell office:value-type="float" office:value="-0.0221012" calcext:value-type="float">
            <text:p>-0.0221012</text:p>
          </table:table-cell>
        </table:table-row>
        <table:table-row table:style-name="ro1">
          <table:table-cell office:value-type="float" office:value="0.06624" calcext:value-type="float">
            <text:p>0.06624</text:p>
          </table:table-cell>
          <table:table-cell office:value-type="float" office:value="6.2221" calcext:value-type="float">
            <text:p>6.2221</text:p>
          </table:table-cell>
        </table:table-row>
        <table:table-row table:style-name="ro1">
          <table:table-cell office:value-type="float" office:value="0.06831" calcext:value-type="float">
            <text:p>0.06831</text:p>
          </table:table-cell>
          <table:table-cell office:value-type="float" office:value="-6.26338" calcext:value-type="float">
            <text:p>-6.26338</text:p>
          </table:table-cell>
        </table:table-row>
        <table:table-row table:style-name="ro1">
          <table:table-cell office:value-type="float" office:value="0.07038" calcext:value-type="float">
            <text:p>0.07038</text:p>
          </table:table-cell>
          <table:table-cell office:value-type="float" office:value="-6.26484" calcext:value-type="float">
            <text:p>-6.26484</text:p>
          </table:table-cell>
        </table:table-row>
        <table:table-row table:style-name="ro1">
          <table:table-cell office:value-type="float" office:value="0.07245" calcext:value-type="float">
            <text:p>0.07245</text:p>
          </table:table-cell>
          <table:table-cell office:value-type="float" office:value="6.22064" calcext:value-type="float">
            <text:p>6.22064</text:p>
          </table:table-cell>
        </table:table-row>
        <table:table-row table:style-name="ro1">
          <table:table-cell office:value-type="float" office:value="0.07452" calcext:value-type="float">
            <text:p>0.07452</text:p>
          </table:table-cell>
          <table:table-cell office:value-type="float" office:value="6.2221" calcext:value-type="float">
            <text:p>6.2221</text:p>
          </table:table-cell>
        </table:table-row>
        <table:table-row table:style-name="ro1">
          <table:table-cell office:value-type="float" office:value="0.07659" calcext:value-type="float">
            <text:p>0.07659</text:p>
          </table:table-cell>
          <table:table-cell office:value-type="float" office:value="-12.5076" calcext:value-type="float">
            <text:p>-12.5076</text:p>
          </table:table-cell>
        </table:table-row>
        <table:table-row table:style-name="ro1">
          <table:table-cell office:value-type="float" office:value="0.07866" calcext:value-type="float">
            <text:p>0.07866</text:p>
          </table:table-cell>
          <table:table-cell office:value-type="float" office:value="12.4648" calcext:value-type="float">
            <text:p>12.4648</text:p>
          </table:table-cell>
        </table:table-row>
        <table:table-row table:style-name="ro1">
          <table:table-cell office:value-type="float" office:value="0.08073" calcext:value-type="float">
            <text:p>0.08073</text:p>
          </table:table-cell>
          <table:table-cell office:value-type="float" office:value="-6.26338" calcext:value-type="float">
            <text:p>-6.26338</text:p>
          </table:table-cell>
        </table:table-row>
        <table:table-row table:style-name="ro1">
          <table:table-cell office:value-type="float" office:value="0.0828" calcext:value-type="float">
            <text:p>0.0828</text:p>
          </table:table-cell>
          <table:table-cell office:value-type="float" office:value="-0.0206388" calcext:value-type="float">
            <text:p>-0.0206388</text:p>
          </table:table-cell>
        </table:table-row>
        <table:table-row table:style-name="ro1">
          <table:table-cell office:value-type="float" office:value="0.08487" calcext:value-type="float">
            <text:p>0.08487</text:p>
          </table:table-cell>
          <table:table-cell office:value-type="float" office:value="-6.26484" calcext:value-type="float">
            <text:p>-6.26484</text:p>
          </table:table-cell>
        </table:table-row>
        <table:table-row table:style-name="ro1">
          <table:table-cell office:value-type="float" office:value="0.08694" calcext:value-type="float">
            <text:p>0.08694</text:p>
          </table:table-cell>
          <table:table-cell office:value-type="float" office:value="12.4648" calcext:value-type="float">
            <text:p>12.4648</text:p>
          </table:table-cell>
        </table:table-row>
        <table:table-row table:style-name="ro1">
          <table:table-cell office:value-type="float" office:value="0.08901" calcext:value-type="float">
            <text:p>0.08901</text:p>
          </table:table-cell>
          <table:table-cell office:value-type="float" office:value="-12.5076" calcext:value-type="float">
            <text:p>-12.5076</text:p>
          </table:table-cell>
        </table:table-row>
        <table:table-row table:style-name="ro1">
          <table:table-cell office:value-type="float" office:value="0.09108" calcext:value-type="float">
            <text:p>0.09108</text:p>
          </table:table-cell>
          <table:table-cell office:value-type="float" office:value="12.4648" calcext:value-type="float">
            <text:p>12.4648</text:p>
          </table:table-cell>
        </table:table-row>
        <table:table-row table:style-name="ro1">
          <table:table-cell office:value-type="float" office:value="0.09315" calcext:value-type="float">
            <text:p>0.09315</text:p>
          </table:table-cell>
          <table:table-cell office:value-type="float" office:value="-12.5076" calcext:value-type="float">
            <text:p>-12.5076</text:p>
          </table:table-cell>
        </table:table-row>
        <table:table-row table:style-name="ro1">
          <table:table-cell office:value-type="float" office:value="0.09522" calcext:value-type="float">
            <text:p>0.09522</text:p>
          </table:table-cell>
          <table:table-cell office:value-type="float" office:value="6.22064" calcext:value-type="float">
            <text:p>6.22064</text:p>
          </table:table-cell>
        </table:table-row>
        <table:table-row table:style-name="ro1">
          <table:table-cell office:value-type="float" office:value="0.09729" calcext:value-type="float">
            <text:p>0.09729</text:p>
          </table:table-cell>
          <table:table-cell office:value-type="float" office:value="-0.0221012" calcext:value-type="float">
            <text:p>-0.0221012</text:p>
          </table:table-cell>
        </table:table-row>
        <table:table-row table:style-name="ro1">
          <table:table-cell office:value-type="float" office:value="0.09936" calcext:value-type="float">
            <text:p>0.09936</text:p>
          </table:table-cell>
          <table:table-cell office:value-type="float" office:value="6.2221" calcext:value-type="float">
            <text:p>6.2221</text:p>
          </table:table-cell>
        </table:table-row>
        <table:table-row table:style-name="ro1">
          <table:table-cell office:value-type="float" office:value="0.10143" calcext:value-type="float">
            <text:p>0.10143</text:p>
          </table:table-cell>
          <table:table-cell office:value-type="float" office:value="-12.5076" calcext:value-type="float">
            <text:p>-12.5076</text:p>
          </table:table-cell>
        </table:table-row>
        <table:table-row table:style-name="ro1">
          <table:table-cell office:value-type="float" office:value="0.1035" calcext:value-type="float">
            <text:p>0.1035</text:p>
          </table:table-cell>
          <table:table-cell office:value-type="float" office:value="12.4648" calcext:value-type="float">
            <text:p>12.4648</text:p>
          </table:table-cell>
        </table:table-row>
        <table:table-row table:style-name="ro1">
          <table:table-cell office:value-type="float" office:value="0.10557" calcext:value-type="float">
            <text:p>0.10557</text:p>
          </table:table-cell>
          <table:table-cell office:value-type="float" office:value="-12.5076" calcext:value-type="float">
            <text:p>-12.5076</text:p>
          </table:table-cell>
        </table:table-row>
        <table:table-row table:style-name="ro1">
          <table:table-cell office:value-type="float" office:value="0.10764" calcext:value-type="float">
            <text:p>0.10764</text:p>
          </table:table-cell>
          <table:table-cell office:value-type="float" office:value="12.4648" calcext:value-type="float">
            <text:p>12.4648</text:p>
          </table:table-cell>
        </table:table-row>
        <table:table-row table:style-name="ro1">
          <table:table-cell office:value-type="float" office:value="0.10971" calcext:value-type="float">
            <text:p>0.10971</text:p>
          </table:table-cell>
          <table:table-cell office:value-type="float" office:value="-12.5076" calcext:value-type="float">
            <text:p>-12.5076</text:p>
          </table:table-cell>
        </table:table-row>
        <table:table-row table:style-name="ro1">
          <table:table-cell office:value-type="float" office:value="0.11178" calcext:value-type="float">
            <text:p>0.11178</text:p>
          </table:table-cell>
          <table:table-cell office:value-type="float" office:value="6.22064" calcext:value-type="float">
            <text:p>6.22064</text:p>
          </table:table-cell>
        </table:table-row>
        <table:table-row table:style-name="ro1">
          <table:table-cell office:value-type="float" office:value="0.11385" calcext:value-type="float">
            <text:p>0.11385</text:p>
          </table:table-cell>
          <table:table-cell office:value-type="float" office:value="-0.0221012" calcext:value-type="float">
            <text:p>-0.0221012</text:p>
          </table:table-cell>
        </table:table-row>
        <table:table-row table:style-name="ro1">
          <table:table-cell office:value-type="float" office:value="0.11592" calcext:value-type="float">
            <text:p>0.11592</text:p>
          </table:table-cell>
          <table:table-cell office:value-type="float" office:value="6.2221" calcext:value-type="float">
            <text:p>6.2221</text:p>
          </table:table-cell>
        </table:table-row>
        <table:table-row table:style-name="ro1">
          <table:table-cell office:value-type="float" office:value="0.11799" calcext:value-type="float">
            <text:p>0.11799</text:p>
          </table:table-cell>
          <table:table-cell office:value-type="float" office:value="-12.5076" calcext:value-type="float">
            <text:p>-12.5076</text:p>
          </table:table-cell>
        </table:table-row>
        <table:table-row table:style-name="ro1">
          <table:table-cell office:value-type="float" office:value="0.12006" calcext:value-type="float">
            <text:p>0.12006</text:p>
          </table:table-cell>
          <table:table-cell office:value-type="float" office:value="6.22064" calcext:value-type="float">
            <text:p>6.22064</text:p>
          </table:table-cell>
        </table:table-row>
        <table:table-row table:style-name="ro1">
          <table:table-cell office:value-type="float" office:value="0.12213" calcext:value-type="float">
            <text:p>0.12213</text:p>
          </table:table-cell>
          <table:table-cell office:value-type="float" office:value="6.2221" calcext:value-type="float">
            <text:p>6.2221</text:p>
          </table:table-cell>
        </table:table-row>
        <table:table-row table:style-name="ro1">
          <table:table-cell office:value-type="float" office:value="0.1242" calcext:value-type="float">
            <text:p>0.1242</text:p>
          </table:table-cell>
          <table:table-cell office:value-type="float" office:value="-6.26338" calcext:value-type="float">
            <text:p>-6.26338</text:p>
          </table:table-cell>
        </table:table-row>
        <table:table-row table:style-name="ro1">
          <table:table-cell office:value-type="float" office:value="0.12627" calcext:value-type="float">
            <text:p>0.12627</text:p>
          </table:table-cell>
          <table:table-cell office:value-type="float" office:value="-0.0206388" calcext:value-type="float">
            <text:p>-0.0206388</text:p>
          </table:table-cell>
        </table:table-row>
        <table:table-row table:style-name="ro1">
          <table:table-cell office:value-type="float" office:value="0.12834" calcext:value-type="float">
            <text:p>0.12834</text:p>
          </table:table-cell>
          <table:table-cell office:value-type="float" office:value="-6.26484" calcext:value-type="float">
            <text:p>-6.26484</text:p>
          </table:table-cell>
        </table:table-row>
        <table:table-row table:style-name="ro1">
          <table:table-cell office:value-type="float" office:value="0.13041" calcext:value-type="float">
            <text:p>0.13041</text:p>
          </table:table-cell>
          <table:table-cell office:value-type="float" office:value="6.22064" calcext:value-type="float">
            <text:p>6.22064</text:p>
          </table:table-cell>
        </table:table-row>
        <table:table-row table:style-name="ro1">
          <table:table-cell office:value-type="float" office:value="0.13248" calcext:value-type="float">
            <text:p>0.13248</text:p>
          </table:table-cell>
          <table:table-cell office:value-type="float" office:value="-0.0221012" calcext:value-type="float">
            <text:p>-0.0221012</text:p>
          </table:table-cell>
        </table:table-row>
        <table:table-row table:style-name="ro1">
          <table:table-cell office:value-type="float" office:value="0.13455" calcext:value-type="float">
            <text:p>0.13455</text:p>
          </table:table-cell>
          <table:table-cell office:value-type="float" office:value="-0.0221012" calcext:value-type="float">
            <text:p>-0.0221012</text:p>
          </table:table-cell>
        </table:table-row>
        <table:table-row table:style-name="ro1">
          <table:table-cell office:value-type="float" office:value="0.13662" calcext:value-type="float">
            <text:p>0.13662</text:p>
          </table:table-cell>
          <table:table-cell office:value-type="float" office:value="-0.0221012" calcext:value-type="float">
            <text:p>-0.0221012</text:p>
          </table:table-cell>
        </table:table-row>
        <table:table-row table:style-name="ro1">
          <table:table-cell office:value-type="float" office:value="0.13869" calcext:value-type="float">
            <text:p>0.13869</text:p>
          </table:table-cell>
          <table:table-cell office:value-type="float" office:value="-0.0221012" calcext:value-type="float">
            <text:p>-0.0221012</text:p>
          </table:table-cell>
        </table:table-row>
        <table:table-row table:style-name="ro1">
          <table:table-cell office:value-type="float" office:value="0.14076" calcext:value-type="float">
            <text:p>0.14076</text:p>
          </table:table-cell>
          <table:table-cell office:value-type="float" office:value="-0.0221012" calcext:value-type="float">
            <text:p>-0.0221012</text:p>
          </table:table-cell>
        </table:table-row>
        <table:table-row table:style-name="ro1">
          <table:table-cell office:value-type="float" office:value="0.14283" calcext:value-type="float">
            <text:p>0.14283</text:p>
          </table:table-cell>
          <table:table-cell office:value-type="float" office:value="-0.0221012" calcext:value-type="float">
            <text:p>-0.0221012</text:p>
          </table:table-cell>
        </table:table-row>
        <table:table-row table:style-name="ro1">
          <table:table-cell office:value-type="float" office:value="0.1449" calcext:value-type="float">
            <text:p>0.1449</text:p>
          </table:table-cell>
          <table:table-cell office:value-type="float" office:value="-0.0221012" calcext:value-type="float">
            <text:p>-0.0221012</text:p>
          </table:table-cell>
        </table:table-row>
        <table:table-row table:style-name="ro1">
          <table:table-cell office:value-type="float" office:value="0.14697" calcext:value-type="float">
            <text:p>0.14697</text:p>
          </table:table-cell>
          <table:table-cell office:value-type="float" office:value="6.2221" calcext:value-type="float">
            <text:p>6.2221</text:p>
          </table:table-cell>
        </table:table-row>
        <table:table-row table:style-name="ro1">
          <table:table-cell office:value-type="float" office:value="0.14904" calcext:value-type="float">
            <text:p>0.14904</text:p>
          </table:table-cell>
          <table:table-cell office:value-type="float" office:value="-6.26338" calcext:value-type="float">
            <text:p>-6.26338</text:p>
          </table:table-cell>
        </table:table-row>
        <table:table-row table:style-name="ro1">
          <table:table-cell office:value-type="float" office:value="0.15111" calcext:value-type="float">
            <text:p>0.15111</text:p>
          </table:table-cell>
          <table:table-cell office:value-type="float" office:value="-6.26484" calcext:value-type="float">
            <text:p>-6.26484</text:p>
          </table:table-cell>
        </table:table-row>
        <table:table-row table:style-name="ro1">
          <table:table-cell office:value-type="float" office:value="0.15318" calcext:value-type="float">
            <text:p>0.15318</text:p>
          </table:table-cell>
          <table:table-cell office:value-type="float" office:value="6.22064" calcext:value-type="float">
            <text:p>6.22064</text:p>
          </table:table-cell>
        </table:table-row>
        <table:table-row table:style-name="ro1">
          <table:table-cell office:value-type="float" office:value="0.15525" calcext:value-type="float">
            <text:p>0.15525</text:p>
          </table:table-cell>
          <table:table-cell office:value-type="float" office:value="-0.0221012" calcext:value-type="float">
            <text:p>-0.0221012</text:p>
          </table:table-cell>
        </table:table-row>
        <table:table-row table:style-name="ro1">
          <table:table-cell office:value-type="float" office:value="0.15732" calcext:value-type="float">
            <text:p>0.15732</text:p>
          </table:table-cell>
          <table:table-cell office:value-type="float" office:value="6.2221" calcext:value-type="float">
            <text:p>6.2221</text:p>
          </table:table-cell>
        </table:table-row>
        <table:table-row table:style-name="ro1">
          <table:table-cell office:value-type="float" office:value="0.15939" calcext:value-type="float">
            <text:p>0.15939</text:p>
          </table:table-cell>
          <table:table-cell office:value-type="float" office:value="-12.5076" calcext:value-type="float">
            <text:p>-12.5076</text:p>
          </table:table-cell>
        </table:table-row>
        <table:table-row table:style-name="ro1">
          <table:table-cell office:value-type="float" office:value="0.16146" calcext:value-type="float">
            <text:p>0.16146</text:p>
          </table:table-cell>
          <table:table-cell office:value-type="float" office:value="6.22064" calcext:value-type="float">
            <text:p>6.22064</text:p>
          </table:table-cell>
        </table:table-row>
        <table:table-row table:style-name="ro1">
          <table:table-cell office:value-type="float" office:value="0.16353" calcext:value-type="float">
            <text:p>0.16353</text:p>
          </table:table-cell>
          <table:table-cell office:value-type="float" office:value="-0.0221012" calcext:value-type="float">
            <text:p>-0.0221012</text:p>
          </table:table-cell>
        </table:table-row>
        <table:table-row table:style-name="ro1">
          <table:table-cell office:value-type="float" office:value="0.1656" calcext:value-type="float">
            <text:p>0.1656</text:p>
          </table:table-cell>
          <table:table-cell office:value-type="float" office:value="-0.0221012" calcext:value-type="float">
            <text:p>-0.0221012</text:p>
          </table:table-cell>
        </table:table-row>
        <table:table-row table:style-name="ro1">
          <table:table-cell office:value-type="float" office:value="0.16767" calcext:value-type="float">
            <text:p>0.16767</text:p>
          </table:table-cell>
          <table:table-cell office:value-type="float" office:value="6.2221" calcext:value-type="float">
            <text:p>6.2221</text:p>
          </table:table-cell>
        </table:table-row>
        <table:table-row table:style-name="ro1">
          <table:table-cell office:value-type="float" office:value="0.16974" calcext:value-type="float">
            <text:p>0.16974</text:p>
          </table:table-cell>
          <table:table-cell office:value-type="float" office:value="-6.26338" calcext:value-type="float">
            <text:p>-6.26338</text:p>
          </table:table-cell>
        </table:table-row>
        <table:table-row table:style-name="ro1">
          <table:table-cell office:value-type="float" office:value="0.17181" calcext:value-type="float">
            <text:p>0.17181</text:p>
          </table:table-cell>
          <table:table-cell office:value-type="float" office:value="-0.0206388" calcext:value-type="float">
            <text:p>-0.0206388</text:p>
          </table:table-cell>
        </table:table-row>
        <table:table-row table:style-name="ro1">
          <table:table-cell office:value-type="float" office:value="0.17388" calcext:value-type="float">
            <text:p>0.17388</text:p>
          </table:table-cell>
          <table:table-cell office:value-type="float" office:value="-0.0206388" calcext:value-type="float">
            <text:p>-0.0206388</text:p>
          </table:table-cell>
        </table:table-row>
        <table:table-row table:style-name="ro1">
          <table:table-cell office:value-type="float" office:value="0.17595" calcext:value-type="float">
            <text:p>0.17595</text:p>
          </table:table-cell>
          <table:table-cell office:value-type="float" office:value="-6.26484" calcext:value-type="float">
            <text:p>-6.26484</text:p>
          </table:table-cell>
        </table:table-row>
        <table:table-row table:style-name="ro1">
          <table:table-cell office:value-type="float" office:value="0.17802" calcext:value-type="float">
            <text:p>0.17802</text:p>
          </table:table-cell>
          <table:table-cell office:value-type="float" office:value="6.22064" calcext:value-type="float">
            <text:p>6.22064</text:p>
          </table:table-cell>
        </table:table-row>
        <table:table-row table:style-name="ro1">
          <table:table-cell office:value-type="float" office:value="0.18009" calcext:value-type="float">
            <text:p>0.18009</text:p>
          </table:table-cell>
          <table:table-cell office:value-type="float" office:value="-0.0221012" calcext:value-type="float">
            <text:p>-0.0221012</text:p>
          </table:table-cell>
        </table:table-row>
        <table:table-row table:style-name="ro1">
          <table:table-cell office:value-type="float" office:value="0.18216" calcext:value-type="float">
            <text:p>0.18216</text:p>
          </table:table-cell>
          <table:table-cell office:value-type="float" office:value="6.2221" calcext:value-type="float">
            <text:p>6.2221</text:p>
          </table:table-cell>
        </table:table-row>
        <table:table-row table:style-name="ro1">
          <table:table-cell office:value-type="float" office:value="0.18423" calcext:value-type="float">
            <text:p>0.18423</text:p>
          </table:table-cell>
          <table:table-cell office:value-type="float" office:value="-6.26338" calcext:value-type="float">
            <text:p>-6.26338</text:p>
          </table:table-cell>
        </table:table-row>
        <table:table-row table:style-name="ro1">
          <table:table-cell office:value-type="float" office:value="0.1863" calcext:value-type="float">
            <text:p>0.1863</text:p>
          </table:table-cell>
          <table:table-cell office:value-type="float" office:value="-6.26484" calcext:value-type="float">
            <text:p>-6.26484</text:p>
          </table:table-cell>
        </table:table-row>
        <table:table-row table:style-name="ro1">
          <table:table-cell office:value-type="float" office:value="0.18837" calcext:value-type="float">
            <text:p>0.18837</text:p>
          </table:table-cell>
          <table:table-cell office:value-type="float" office:value="12.4648" calcext:value-type="float">
            <text:p>12.4648</text:p>
          </table:table-cell>
        </table:table-row>
        <table:table-row table:style-name="ro1">
          <table:table-cell office:value-type="float" office:value="0.19044" calcext:value-type="float">
            <text:p>0.19044</text:p>
          </table:table-cell>
          <table:table-cell office:value-type="float" office:value="-6.26338" calcext:value-type="float">
            <text:p>-6.26338</text:p>
          </table:table-cell>
        </table:table-row>
        <table:table-row table:style-name="ro1">
          <table:table-cell office:value-type="float" office:value="0.19251" calcext:value-type="float">
            <text:p>0.19251</text:p>
          </table:table-cell>
          <table:table-cell office:value-type="float" office:value="-6.26484" calcext:value-type="float">
            <text:p>-6.26484</text:p>
          </table:table-cell>
        </table:table-row>
        <table:table-row table:style-name="ro1">
          <table:table-cell office:value-type="float" office:value="0.19458" calcext:value-type="float">
            <text:p>0.19458</text:p>
          </table:table-cell>
          <table:table-cell office:value-type="float" office:value="6.22064" calcext:value-type="float">
            <text:p>6.22064</text:p>
          </table:table-cell>
        </table:table-row>
        <table:table-row table:style-name="ro1">
          <table:table-cell office:value-type="float" office:value="0.19665" calcext:value-type="float">
            <text:p>0.19665</text:p>
          </table:table-cell>
          <table:table-cell office:value-type="float" office:value="6.2221" calcext:value-type="float">
            <text:p>6.2221</text:p>
          </table:table-cell>
        </table:table-row>
        <table:table-row table:style-name="ro1">
          <table:table-cell office:value-type="float" office:value="0.19872" calcext:value-type="float">
            <text:p>0.19872</text:p>
          </table:table-cell>
          <table:table-cell office:value-type="float" office:value="-12.5076" calcext:value-type="float">
            <text:p>-12.5076</text:p>
          </table:table-cell>
        </table:table-row>
        <table:table-row table:style-name="ro1">
          <table:table-cell office:value-type="float" office:value="0.20079" calcext:value-type="float">
            <text:p>0.20079</text:p>
          </table:table-cell>
          <table:table-cell office:value-type="float" office:value="12.4648" calcext:value-type="float">
            <text:p>12.4648</text:p>
          </table:table-cell>
        </table:table-row>
        <table:table-row table:style-name="ro1">
          <table:table-cell office:value-type="float" office:value="0.20286" calcext:value-type="float">
            <text:p>0.20286</text:p>
          </table:table-cell>
          <table:table-cell office:value-type="float" office:value="-12.5076" calcext:value-type="float">
            <text:p>-12.5076</text:p>
          </table:table-cell>
        </table:table-row>
        <table:table-row table:style-name="ro1">
          <table:table-cell office:value-type="float" office:value="0.20493" calcext:value-type="float">
            <text:p>0.20493</text:p>
          </table:table-cell>
          <table:table-cell office:value-type="float" office:value="6.22064" calcext:value-type="float">
            <text:p>6.22064</text:p>
          </table:table-cell>
        </table:table-row>
        <table:table-row table:style-name="ro1">
          <table:table-cell office:value-type="float" office:value="0.207" calcext:value-type="float">
            <text:p>0.207</text:p>
          </table:table-cell>
          <table:table-cell office:value-type="float" office:value="6.2221" calcext:value-type="float">
            <text:p>6.2221</text:p>
          </table:table-cell>
        </table:table-row>
        <table:table-row table:style-name="ro1">
          <table:table-cell office:value-type="float" office:value="0.20907" calcext:value-type="float">
            <text:p>0.20907</text:p>
          </table:table-cell>
          <table:table-cell office:value-type="float" office:value="-12.5076" calcext:value-type="float">
            <text:p>-12.5076</text:p>
          </table:table-cell>
        </table:table-row>
        <table:table-row table:style-name="ro1">
          <table:table-cell office:value-type="float" office:value="0.21114" calcext:value-type="float">
            <text:p>0.21114</text:p>
          </table:table-cell>
          <table:table-cell office:value-type="float" office:value="12.4648" calcext:value-type="float">
            <text:p>12.4648</text:p>
          </table:table-cell>
        </table:table-row>
        <table:table-row table:style-name="ro1">
          <table:table-cell office:value-type="float" office:value="0.21321" calcext:value-type="float">
            <text:p>0.21321</text:p>
          </table:table-cell>
          <table:table-cell office:value-type="float" office:value="-6.26338" calcext:value-type="float">
            <text:p>-6.26338</text:p>
          </table:table-cell>
        </table:table-row>
        <table:table-row table:style-name="ro1">
          <table:table-cell office:value-type="float" office:value="0.21528" calcext:value-type="float">
            <text:p>0.21528</text:p>
          </table:table-cell>
          <table:table-cell office:value-type="float" office:value="-6.26484" calcext:value-type="float">
            <text:p>-6.26484</text:p>
          </table:table-cell>
        </table:table-row>
        <table:table-row table:style-name="ro1">
          <table:table-cell office:value-type="float" office:value="0.21735" calcext:value-type="float">
            <text:p>0.21735</text:p>
          </table:table-cell>
          <table:table-cell office:value-type="float" office:value="6.22064" calcext:value-type="float">
            <text:p>6.22064</text:p>
          </table:table-cell>
        </table:table-row>
        <table:table-row table:style-name="ro1">
          <table:table-cell office:value-type="float" office:value="0.21942" calcext:value-type="float">
            <text:p>0.21942</text:p>
          </table:table-cell>
          <table:table-cell office:value-type="float" office:value="6.2221" calcext:value-type="float">
            <text:p>6.2221</text:p>
          </table:table-cell>
        </table:table-row>
        <table:table-row table:style-name="ro1">
          <table:table-cell office:value-type="float" office:value="0.22149" calcext:value-type="float">
            <text:p>0.22149</text:p>
          </table:table-cell>
          <table:table-cell office:value-type="float" office:value="-12.5076" calcext:value-type="float">
            <text:p>-12.5076</text:p>
          </table:table-cell>
        </table:table-row>
        <table:table-row table:style-name="ro1">
          <table:table-cell office:value-type="float" office:value="0.22356" calcext:value-type="float">
            <text:p>0.22356</text:p>
          </table:table-cell>
          <table:table-cell office:value-type="float" office:value="6.22064" calcext:value-type="float">
            <text:p>6.22064</text:p>
          </table:table-cell>
        </table:table-row>
        <table:table-row table:style-name="ro1">
          <table:table-cell office:value-type="float" office:value="0.22563" calcext:value-type="float">
            <text:p>0.22563</text:p>
          </table:table-cell>
          <table:table-cell office:value-type="float" office:value="-0.0221012" calcext:value-type="float">
            <text:p>-0.0221012</text:p>
          </table:table-cell>
        </table:table-row>
        <table:table-row table:style-name="ro1">
          <table:table-cell office:value-type="float" office:value="0.2277" calcext:value-type="float">
            <text:p>0.2277</text:p>
          </table:table-cell>
          <table:table-cell office:value-type="float" office:value="-0.0221012" calcext:value-type="float">
            <text:p>-0.0221012</text:p>
          </table:table-cell>
        </table:table-row>
        <table:table-row table:style-name="ro1">
          <table:table-cell office:value-type="float" office:value="0.22977" calcext:value-type="float">
            <text:p>0.22977</text:p>
          </table:table-cell>
          <table:table-cell office:value-type="float" office:value="6.2221" calcext:value-type="float">
            <text:p>6.2221</text:p>
          </table:table-cell>
        </table:table-row>
        <table:table-row table:style-name="ro1">
          <table:table-cell office:value-type="float" office:value="0.23184" calcext:value-type="float">
            <text:p>0.23184</text:p>
          </table:table-cell>
          <table:table-cell office:value-type="float" office:value="-12.5076" calcext:value-type="float">
            <text:p>-12.5076</text:p>
          </table:table-cell>
        </table:table-row>
        <table:table-row table:style-name="ro1">
          <table:table-cell office:value-type="float" office:value="0.23391" calcext:value-type="float">
            <text:p>0.23391</text:p>
          </table:table-cell>
          <table:table-cell office:value-type="float" office:value="12.4648" calcext:value-type="float">
            <text:p>12.4648</text:p>
          </table:table-cell>
        </table:table-row>
        <table:table-row table:style-name="ro1">
          <table:table-cell office:value-type="float" office:value="0.23598" calcext:value-type="float">
            <text:p>0.23598</text:p>
          </table:table-cell>
          <table:table-cell office:value-type="float" office:value="-12.5076" calcext:value-type="float">
            <text:p>-12.5076</text:p>
          </table:table-cell>
        </table:table-row>
        <table:table-row table:style-name="ro1">
          <table:table-cell office:value-type="float" office:value="0.23805" calcext:value-type="float">
            <text:p>0.23805</text:p>
          </table:table-cell>
          <table:table-cell office:value-type="float" office:value="6.22064" calcext:value-type="float">
            <text:p>6.22064</text:p>
          </table:table-cell>
        </table:table-row>
        <table:table-row table:style-name="ro1">
          <table:table-cell office:value-type="float" office:value="0.24012" calcext:value-type="float">
            <text:p>0.24012</text:p>
          </table:table-cell>
          <table:table-cell office:value-type="float" office:value="-0.0221012" calcext:value-type="float">
            <text:p>-0.0221012</text:p>
          </table:table-cell>
        </table:table-row>
        <table:table-row table:style-name="ro1">
          <table:table-cell office:value-type="float" office:value="0.24219" calcext:value-type="float">
            <text:p>0.24219</text:p>
          </table:table-cell>
          <table:table-cell office:value-type="float" office:value="-0.0221012" calcext:value-type="float">
            <text:p>-0.0221012</text:p>
          </table:table-cell>
        </table:table-row>
        <table:table-row table:style-name="ro1">
          <table:table-cell office:value-type="float" office:value="0.24426" calcext:value-type="float">
            <text:p>0.24426</text:p>
          </table:table-cell>
          <table:table-cell office:value-type="float" office:value="-0.0221012" calcext:value-type="float">
            <text:p>-0.0221012</text:p>
          </table:table-cell>
        </table:table-row>
        <table:table-row table:style-name="ro1">
          <table:table-cell office:value-type="float" office:value="0.24633" calcext:value-type="float">
            <text:p>0.24633</text:p>
          </table:table-cell>
          <table:table-cell office:value-type="float" office:value="-0.0221012" calcext:value-type="float">
            <text:p>-0.0221012</text:p>
          </table:table-cell>
        </table:table-row>
        <table:table-row table:style-name="ro1">
          <table:table-cell office:value-type="float" office:value="0.2484" calcext:value-type="float">
            <text:p>0.2484</text:p>
          </table:table-cell>
          <table:table-cell office:value-type="float" office:value="-0.0221012" calcext:value-type="float">
            <text:p>-0.0221012</text:p>
          </table:table-cell>
        </table:table-row>
        <table:table-row table:style-name="ro1">
          <table:table-cell office:value-type="float" office:value="0.25047" calcext:value-type="float">
            <text:p>0.25047</text:p>
          </table:table-cell>
          <table:table-cell office:value-type="float" office:value="-0.0221012" calcext:value-type="float">
            <text:p>-0.0221012</text:p>
          </table:table-cell>
        </table:table-row>
        <table:table-row table:style-name="ro1">
          <table:table-cell office:value-type="float" office:value="0.25254" calcext:value-type="float">
            <text:p>0.25254</text:p>
          </table:table-cell>
          <table:table-cell office:value-type="float" office:value="-0.0221012" calcext:value-type="float">
            <text:p>-0.0221012</text:p>
          </table:table-cell>
        </table:table-row>
        <table:table-row table:style-name="ro1">
          <table:table-cell office:value-type="float" office:value="0.25461" calcext:value-type="float">
            <text:p>0.25461</text:p>
          </table:table-cell>
          <table:table-cell office:value-type="float" office:value="-0.0221012" calcext:value-type="float">
            <text:p>-0.0221012</text:p>
          </table:table-cell>
        </table:table-row>
        <table:table-row table:style-name="ro1">
          <table:table-cell office:value-type="float" office:value="0.25668" calcext:value-type="float">
            <text:p>0.25668</text:p>
          </table:table-cell>
          <table:table-cell office:value-type="float" office:value="-0.0221012" calcext:value-type="float">
            <text:p>-0.0221012</text:p>
          </table:table-cell>
        </table:table-row>
        <table:table-row table:style-name="ro1">
          <table:table-cell office:value-type="float" office:value="0.25875" calcext:value-type="float">
            <text:p>0.25875</text:p>
          </table:table-cell>
          <table:table-cell office:value-type="float" office:value="-0.0221012" calcext:value-type="float">
            <text:p>-0.0221012</text:p>
          </table:table-cell>
        </table:table-row>
        <table:table-row table:style-name="ro1">
          <table:table-cell office:value-type="float" office:value="0.26082" calcext:value-type="float">
            <text:p>0.26082</text:p>
          </table:table-cell>
          <table:table-cell office:value-type="float" office:value="-0.0221012" calcext:value-type="float">
            <text:p>-0.0221012</text:p>
          </table:table-cell>
        </table:table-row>
        <table:table-row table:style-name="ro1">
          <table:table-cell office:value-type="float" office:value="0.26289" calcext:value-type="float">
            <text:p>0.26289</text:p>
          </table:table-cell>
          <table:table-cell office:value-type="float" office:value="6.2221" calcext:value-type="float">
            <text:p>6.2221</text:p>
          </table:table-cell>
        </table:table-row>
        <table:table-row table:style-name="ro1">
          <table:table-cell office:value-type="float" office:value="0.26496" calcext:value-type="float">
            <text:p>0.26496</text:p>
          </table:table-cell>
          <table:table-cell office:value-type="float" office:value="-12.5076" calcext:value-type="float">
            <text:p>-12.5076</text:p>
          </table:table-cell>
        </table:table-row>
        <table:table-row table:style-name="ro1">
          <table:table-cell office:value-type="float" office:value="0.26703" calcext:value-type="float">
            <text:p>0.26703</text:p>
          </table:table-cell>
          <table:table-cell office:value-type="float" office:value="12.4648" calcext:value-type="float">
            <text:p>12.4648</text:p>
          </table:table-cell>
        </table:table-row>
        <table:table-row table:style-name="ro1">
          <table:table-cell office:value-type="float" office:value="0.2691" calcext:value-type="float">
            <text:p>0.2691</text:p>
          </table:table-cell>
          <table:table-cell office:value-type="float" office:value="-6.26338" calcext:value-type="float">
            <text:p>-6.26338</text:p>
          </table:table-cell>
        </table:table-row>
        <table:table-row table:style-name="ro1">
          <table:table-cell office:value-type="float" office:value="0.27117" calcext:value-type="float">
            <text:p>0.27117</text:p>
          </table:table-cell>
          <table:table-cell office:value-type="float" office:value="-6.26484" calcext:value-type="float">
            <text:p>-6.26484</text:p>
          </table:table-cell>
        </table:table-row>
        <table:table-row table:style-name="ro1">
          <table:table-cell office:value-type="float" office:value="0.27324" calcext:value-type="float">
            <text:p>0.27324</text:p>
          </table:table-cell>
          <table:table-cell office:value-type="float" office:value="6.22064" calcext:value-type="float">
            <text:p>6.22064</text:p>
          </table:table-cell>
        </table:table-row>
        <table:table-row table:style-name="ro1">
          <table:table-cell office:value-type="float" office:value="0.27531" calcext:value-type="float">
            <text:p>0.27531</text:p>
          </table:table-cell>
          <table:table-cell office:value-type="float" office:value="6.2221" calcext:value-type="float">
            <text:p>6.2221</text:p>
          </table:table-cell>
        </table:table-row>
        <table:table-row table:style-name="ro1">
          <table:table-cell office:value-type="float" office:value="0.27738" calcext:value-type="float">
            <text:p>0.27738</text:p>
          </table:table-cell>
          <table:table-cell office:value-type="float" office:value="-12.5076" calcext:value-type="float">
            <text:p>-12.5076</text:p>
          </table:table-cell>
        </table:table-row>
        <table:table-row table:style-name="ro1">
          <table:table-cell office:value-type="float" office:value="0.27945" calcext:value-type="float">
            <text:p>0.27945</text:p>
          </table:table-cell>
          <table:table-cell office:value-type="float" office:value="12.4648" calcext:value-type="float">
            <text:p>12.4648</text:p>
          </table:table-cell>
        </table:table-row>
        <table:table-row table:style-name="ro1">
          <table:table-cell office:value-type="float" office:value="0.28152" calcext:value-type="float">
            <text:p>0.28152</text:p>
          </table:table-cell>
          <table:table-cell office:value-type="float" office:value="-12.5076" calcext:value-type="float">
            <text:p>-12.5076</text:p>
          </table:table-cell>
        </table:table-row>
        <table:table-row table:style-name="ro1">
          <table:table-cell office:value-type="float" office:value="0.28359" calcext:value-type="float">
            <text:p>0.28359</text:p>
          </table:table-cell>
          <table:table-cell office:value-type="float" office:value="6.22064" calcext:value-type="float">
            <text:p>6.22064</text:p>
          </table:table-cell>
        </table:table-row>
        <table:table-row table:style-name="ro1">
          <table:table-cell office:value-type="float" office:value="0.28566" calcext:value-type="float">
            <text:p>0.28566</text:p>
          </table:table-cell>
          <table:table-cell office:value-type="float" office:value="6.2221" calcext:value-type="float">
            <text:p>6.2221</text:p>
          </table:table-cell>
        </table:table-row>
        <table:table-row table:style-name="ro1">
          <table:table-cell office:value-type="float" office:value="0.28773" calcext:value-type="float">
            <text:p>0.28773</text:p>
          </table:table-cell>
          <table:table-cell office:value-type="float" office:value="-12.5076" calcext:value-type="float">
            <text:p>-12.5076</text:p>
          </table:table-cell>
        </table:table-row>
        <table:table-row table:style-name="ro1">
          <table:table-cell office:value-type="float" office:value="0.2898" calcext:value-type="float">
            <text:p>0.2898</text:p>
          </table:table-cell>
          <table:table-cell office:value-type="float" office:value="12.4648" calcext:value-type="float">
            <text:p>12.4648</text:p>
          </table:table-cell>
        </table:table-row>
        <table:table-row table:style-name="ro1">
          <table:table-cell office:value-type="float" office:value="0.29187" calcext:value-type="float">
            <text:p>0.29187</text:p>
          </table:table-cell>
          <table:table-cell office:value-type="float" office:value="-6.26338" calcext:value-type="float">
            <text:p>-6.26338</text:p>
          </table:table-cell>
        </table:table-row>
        <table:table-row table:style-name="ro1">
          <table:table-cell office:value-type="float" office:value="0.29394" calcext:value-type="float">
            <text:p>0.29394</text:p>
          </table:table-cell>
          <table:table-cell office:value-type="float" office:value="-6.26484" calcext:value-type="float">
            <text:p>-6.26484</text:p>
          </table:table-cell>
        </table:table-row>
        <table:table-row table:style-name="ro1">
          <table:table-cell office:value-type="float" office:value="0.29601" calcext:value-type="float">
            <text:p>0.29601</text:p>
          </table:table-cell>
          <table:table-cell office:value-type="float" office:value="6.22064" calcext:value-type="float">
            <text:p>6.22064</text:p>
          </table:table-cell>
        </table:table-row>
        <table:table-row table:style-name="ro1">
          <table:table-cell office:value-type="float" office:value="0.29808" calcext:value-type="float">
            <text:p>0.29808</text:p>
          </table:table-cell>
          <table:table-cell office:value-type="float" office:value="-0.0221012" calcext:value-type="float">
            <text:p>-0.0221012</text:p>
          </table:table-cell>
        </table:table-row>
        <table:table-row table:style-name="ro1">
          <table:table-cell office:value-type="float" office:value="0.30015" calcext:value-type="float">
            <text:p>0.30015</text:p>
          </table:table-cell>
          <table:table-cell office:value-type="float" office:value="-0.0221012" calcext:value-type="float">
            <text:p>-0.0221012</text:p>
          </table:table-cell>
        </table:table-row>
        <table:table-row table:style-name="ro1">
          <table:table-cell office:value-type="float" office:value="0.30222" calcext:value-type="float">
            <text:p>0.30222</text:p>
          </table:table-cell>
          <table:table-cell office:value-type="float" office:value="-0.0221012" calcext:value-type="float">
            <text:p>-0.0221012</text:p>
          </table:table-cell>
        </table:table-row>
        <table:table-row table:style-name="ro1">
          <table:table-cell office:value-type="float" office:value="0.30429" calcext:value-type="float">
            <text:p>0.30429</text:p>
          </table:table-cell>
          <table:table-cell office:value-type="float" office:value="6.2221" calcext:value-type="float">
            <text:p>6.2221</text:p>
          </table:table-cell>
        </table:table-row>
        <table:table-row table:style-name="ro1">
          <table:table-cell office:value-type="float" office:value="0.30636" calcext:value-type="float">
            <text:p>0.30636</text:p>
          </table:table-cell>
          <table:table-cell office:value-type="float" office:value="-6.26338" calcext:value-type="float">
            <text:p>-6.26338</text:p>
          </table:table-cell>
        </table:table-row>
        <table:table-row table:style-name="ro1">
          <table:table-cell office:value-type="float" office:value="0.30843" calcext:value-type="float">
            <text:p>0.30843</text:p>
          </table:table-cell>
          <table:table-cell office:value-type="float" office:value="-6.26484" calcext:value-type="float">
            <text:p>-6.26484</text:p>
          </table:table-cell>
        </table:table-row>
        <table:table-row table:style-name="ro1">
          <table:table-cell office:value-type="float" office:value="0.3105" calcext:value-type="float">
            <text:p>0.3105</text:p>
          </table:table-cell>
          <table:table-cell office:value-type="float" office:value="6.22064" calcext:value-type="float">
            <text:p>6.22064</text:p>
          </table:table-cell>
        </table:table-row>
        <table:table-row table:style-name="ro1">
          <table:table-cell office:value-type="float" office:value="0.31257" calcext:value-type="float">
            <text:p>0.31257</text:p>
          </table:table-cell>
          <table:table-cell office:value-type="float" office:value="6.2221" calcext:value-type="float">
            <text:p>6.2221</text:p>
          </table:table-cell>
        </table:table-row>
        <table:table-row table:style-name="ro1">
          <table:table-cell office:value-type="float" office:value="0.31464" calcext:value-type="float">
            <text:p>0.31464</text:p>
          </table:table-cell>
          <table:table-cell office:value-type="float" office:value="-12.5076" calcext:value-type="float">
            <text:p>-12.5076</text:p>
          </table:table-cell>
        </table:table-row>
        <table:table-row table:style-name="ro1">
          <table:table-cell office:value-type="float" office:value="0.31671" calcext:value-type="float">
            <text:p>0.31671</text:p>
          </table:table-cell>
          <table:table-cell office:value-type="float" office:value="12.4648" calcext:value-type="float">
            <text:p>12.4648</text:p>
          </table:table-cell>
        </table:table-row>
        <table:table-row table:style-name="ro1">
          <table:table-cell office:value-type="float" office:value="0.31878" calcext:value-type="float">
            <text:p>0.31878</text:p>
          </table:table-cell>
          <table:table-cell office:value-type="float" office:value="-12.5076" calcext:value-type="float">
            <text:p>-12.5076</text:p>
          </table:table-cell>
        </table:table-row>
        <table:table-row table:style-name="ro1">
          <table:table-cell office:value-type="float" office:value="0.32085" calcext:value-type="float">
            <text:p>0.32085</text:p>
          </table:table-cell>
          <table:table-cell office:value-type="float" office:value="12.4648" calcext:value-type="float">
            <text:p>12.4648</text:p>
          </table:table-cell>
        </table:table-row>
        <table:table-row table:style-name="ro1">
          <table:table-cell office:value-type="float" office:value="0.32292" calcext:value-type="float">
            <text:p>0.32292</text:p>
          </table:table-cell>
          <table:table-cell office:value-type="float" office:value="-12.5076" calcext:value-type="float">
            <text:p>-12.5076</text:p>
          </table:table-cell>
        </table:table-row>
        <table:table-row table:style-name="ro1">
          <table:table-cell office:value-type="float" office:value="0.32499" calcext:value-type="float">
            <text:p>0.32499</text:p>
          </table:table-cell>
          <table:table-cell office:value-type="float" office:value="6.22064" calcext:value-type="float">
            <text:p>6.22064</text:p>
          </table:table-cell>
        </table:table-row>
        <table:table-row table:style-name="ro1">
          <table:table-cell office:value-type="float" office:value="0.32706" calcext:value-type="float">
            <text:p>0.32706</text:p>
          </table:table-cell>
          <table:table-cell office:value-type="float" office:value="6.2221" calcext:value-type="float">
            <text:p>6.2221</text:p>
          </table:table-cell>
        </table:table-row>
        <table:table-row table:style-name="ro1">
          <table:table-cell office:value-type="float" office:value="0.32913" calcext:value-type="float">
            <text:p>0.32913</text:p>
          </table:table-cell>
          <table:table-cell office:value-type="float" office:value="-12.5076" calcext:value-type="float">
            <text:p>-12.5076</text:p>
          </table:table-cell>
        </table:table-row>
        <table:table-row table:style-name="ro1">
          <table:table-cell office:value-type="float" office:value="0.3312" calcext:value-type="float">
            <text:p>0.3312</text:p>
          </table:table-cell>
          <table:table-cell office:value-type="float" office:value="12.4648" calcext:value-type="float">
            <text:p>12.4648</text:p>
          </table:table-cell>
        </table:table-row>
        <table:table-row table:style-name="ro1">
          <table:table-cell office:value-type="float" office:value="0.33327" calcext:value-type="float">
            <text:p>0.33327</text:p>
          </table:table-cell>
          <table:table-cell office:value-type="float" office:value="-12.5076" calcext:value-type="float">
            <text:p>-12.5076</text:p>
          </table:table-cell>
        </table:table-row>
        <table:table-row table:style-name="ro1">
          <table:table-cell office:value-type="float" office:value="0.33534" calcext:value-type="float">
            <text:p>0.33534</text:p>
          </table:table-cell>
          <table:table-cell office:value-type="float" office:value="12.4648" calcext:value-type="float">
            <text:p>12.4648</text:p>
          </table:table-cell>
        </table:table-row>
        <table:table-row table:style-name="ro1">
          <table:table-cell office:value-type="float" office:value="0.33741" calcext:value-type="float">
            <text:p>0.33741</text:p>
          </table:table-cell>
          <table:table-cell office:value-type="float" office:value="-6.26338" calcext:value-type="float">
            <text:p>-6.26338</text:p>
          </table:table-cell>
        </table:table-row>
        <table:table-row table:style-name="ro1">
          <table:table-cell office:value-type="float" office:value="0.33948" calcext:value-type="float">
            <text:p>0.33948</text:p>
          </table:table-cell>
          <table:table-cell office:value-type="float" office:value="-6.26484" calcext:value-type="float">
            <text:p>-6.26484</text:p>
          </table:table-cell>
        </table:table-row>
        <table:table-row table:style-name="ro1">
          <table:table-cell office:value-type="float" office:value="0.34155" calcext:value-type="float">
            <text:p>0.34155</text:p>
          </table:table-cell>
          <table:table-cell office:value-type="float" office:value="6.22064" calcext:value-type="float">
            <text:p>6.22064</text:p>
          </table:table-cell>
        </table:table-row>
        <table:table-row table:style-name="ro1">
          <table:table-cell office:value-type="float" office:value="0.34362" calcext:value-type="float">
            <text:p>0.34362</text:p>
          </table:table-cell>
          <table:table-cell office:value-type="float" office:value="-0.0221012" calcext:value-type="float">
            <text:p>-0.0221012</text:p>
          </table:table-cell>
        </table:table-row>
        <table:table-row table:style-name="ro1">
          <table:table-cell office:value-type="float" office:value="0.34569" calcext:value-type="float">
            <text:p>0.34569</text:p>
          </table:table-cell>
          <table:table-cell office:value-type="float" office:value="6.2221" calcext:value-type="float">
            <text:p>6.2221</text:p>
          </table:table-cell>
        </table:table-row>
        <table:table-row table:style-name="ro1">
          <table:table-cell office:value-type="float" office:value="0.34776" calcext:value-type="float">
            <text:p>0.34776</text:p>
          </table:table-cell>
          <table:table-cell office:value-type="float" office:value="-12.5076" calcext:value-type="float">
            <text:p>-12.5076</text:p>
          </table:table-cell>
        </table:table-row>
        <table:table-row table:style-name="ro1">
          <table:table-cell office:value-type="float" office:value="0.34983" calcext:value-type="float">
            <text:p>0.34983</text:p>
          </table:table-cell>
          <table:table-cell office:value-type="float" office:value="6.22064" calcext:value-type="float">
            <text:p>6.22064</text:p>
          </table:table-cell>
        </table:table-row>
        <table:table-row table:style-name="ro1">
          <table:table-cell office:value-type="float" office:value="0.3519" calcext:value-type="float">
            <text:p>0.3519</text:p>
          </table:table-cell>
          <table:table-cell office:value-type="float" office:value="6.2221" calcext:value-type="float">
            <text:p>6.2221</text:p>
          </table:table-cell>
        </table:table-row>
        <table:table-row table:style-name="ro1">
          <table:table-cell office:value-type="float" office:value="0.35397" calcext:value-type="float">
            <text:p>0.35397</text:p>
          </table:table-cell>
          <table:table-cell office:value-type="float" office:value="-12.5076" calcext:value-type="float">
            <text:p>-12.5076</text:p>
          </table:table-cell>
        </table:table-row>
        <table:table-row table:style-name="ro1">
          <table:table-cell office:value-type="float" office:value="0.35604" calcext:value-type="float">
            <text:p>0.35604</text:p>
          </table:table-cell>
          <table:table-cell office:value-type="float" office:value="12.4648" calcext:value-type="float">
            <text:p>12.4648</text:p>
          </table:table-cell>
        </table:table-row>
        <table:table-row table:style-name="ro1">
          <table:table-cell office:value-type="float" office:value="0.35811" calcext:value-type="float">
            <text:p>0.35811</text:p>
          </table:table-cell>
          <table:table-cell office:value-type="float" office:value="-6.26338" calcext:value-type="float">
            <text:p>-6.26338</text:p>
          </table:table-cell>
        </table:table-row>
        <table:table-row table:style-name="ro1">
          <table:table-cell office:value-type="float" office:value="0.36018" calcext:value-type="float">
            <text:p>0.36018</text:p>
          </table:table-cell>
          <table:table-cell office:value-type="float" office:value="-0.0206388" calcext:value-type="float">
            <text:p>-0.0206388</text:p>
          </table:table-cell>
        </table:table-row>
        <table:table-row table:style-name="ro1">
          <table:table-cell office:value-type="float" office:value="0.36225" calcext:value-type="float">
            <text:p>0.36225</text:p>
          </table:table-cell>
          <table:table-cell office:value-type="float" office:value="-0.0206388" calcext:value-type="float">
            <text:p>-0.0206388</text:p>
          </table:table-cell>
        </table:table-row>
        <table:table-row table:style-name="ro1">
          <table:table-cell office:value-type="float" office:value="0.36432" calcext:value-type="float">
            <text:p>0.36432</text:p>
          </table:table-cell>
          <table:table-cell office:value-type="float" office:value="-0.0206388" calcext:value-type="float">
            <text:p>-0.0206388</text:p>
          </table:table-cell>
        </table:table-row>
        <table:table-row table:style-name="ro1">
          <table:table-cell office:value-type="float" office:value="0.36639" calcext:value-type="float">
            <text:p>0.36639</text:p>
          </table:table-cell>
          <table:table-cell office:value-type="float" office:value="-6.26484" calcext:value-type="float">
            <text:p>-6.26484</text:p>
          </table:table-cell>
        </table:table-row>
        <table:table-row table:style-name="ro1">
          <table:table-cell office:value-type="float" office:value="0.36846" calcext:value-type="float">
            <text:p>0.36846</text:p>
          </table:table-cell>
          <table:table-cell office:value-type="float" office:value="12.4648" calcext:value-type="float">
            <text:p>12.4648</text:p>
          </table:table-cell>
        </table:table-row>
        <table:table-row table:style-name="ro1">
          <table:table-cell office:value-type="float" office:value="0.37053" calcext:value-type="float">
            <text:p>0.37053</text:p>
          </table:table-cell>
          <table:table-cell office:value-type="float" office:value="-6.26338" calcext:value-type="float">
            <text:p>-6.26338</text:p>
          </table:table-cell>
        </table:table-row>
        <table:table-row table:style-name="ro1">
          <table:table-cell office:value-type="float" office:value="0.3726" calcext:value-type="float">
            <text:p>0.3726</text:p>
          </table:table-cell>
          <table:table-cell office:value-type="float" office:value="-6.26484" calcext:value-type="float">
            <text:p>-6.26484</text:p>
          </table:table-cell>
        </table:table-row>
        <table:table-row table:style-name="ro1">
          <table:table-cell office:value-type="float" office:value="0.37467" calcext:value-type="float">
            <text:p>0.37467</text:p>
          </table:table-cell>
          <table:table-cell office:value-type="float" office:value="6.22064" calcext:value-type="float">
            <text:p>6.22064</text:p>
          </table:table-cell>
        </table:table-row>
        <table:table-row table:style-name="ro1">
          <table:table-cell office:value-type="float" office:value="0.37674" calcext:value-type="float">
            <text:p>0.37674</text:p>
          </table:table-cell>
          <table:table-cell office:value-type="float" office:value="-0.0221012" calcext:value-type="float">
            <text:p>-0.0221012</text:p>
          </table:table-cell>
        </table:table-row>
        <table:table-row table:style-name="ro1">
          <table:table-cell office:value-type="float" office:value="0.37881" calcext:value-type="float">
            <text:p>0.37881</text:p>
          </table:table-cell>
          <table:table-cell office:value-type="float" office:value="-0.0221012" calcext:value-type="float">
            <text:p>-0.0221012</text:p>
          </table:table-cell>
        </table:table-row>
        <table:table-row table:style-name="ro1">
          <table:table-cell office:value-type="float" office:value="0.38088" calcext:value-type="float">
            <text:p>0.38088</text:p>
          </table:table-cell>
          <table:table-cell office:value-type="float" office:value="6.2221" calcext:value-type="float">
            <text:p>6.2221</text:p>
          </table:table-cell>
        </table:table-row>
        <table:table-row table:style-name="ro1">
          <table:table-cell office:value-type="float" office:value="0.38295" calcext:value-type="float">
            <text:p>0.38295</text:p>
          </table:table-cell>
          <table:table-cell office:value-type="float" office:value="-6.26338" calcext:value-type="float">
            <text:p>-6.26338</text:p>
          </table:table-cell>
        </table:table-row>
        <table:table-row table:style-name="ro1">
          <table:table-cell office:value-type="float" office:value="0.38502" calcext:value-type="float">
            <text:p>0.38502</text:p>
          </table:table-cell>
          <table:table-cell office:value-type="float" office:value="-6.26484" calcext:value-type="float">
            <text:p>-6.26484</text:p>
          </table:table-cell>
        </table:table-row>
        <table:table-row table:style-name="ro1">
          <table:table-cell office:value-type="float" office:value="0.38709" calcext:value-type="float">
            <text:p>0.38709</text:p>
          </table:table-cell>
          <table:table-cell office:value-type="float" office:value="12.4648" calcext:value-type="float">
            <text:p>12.4648</text:p>
          </table:table-cell>
        </table:table-row>
        <table:table-row table:style-name="ro1">
          <table:table-cell office:value-type="float" office:value="0.38916" calcext:value-type="float">
            <text:p>0.38916</text:p>
          </table:table-cell>
          <table:table-cell office:value-type="float" office:value="-6.26338" calcext:value-type="float">
            <text:p>-6.26338</text:p>
          </table:table-cell>
        </table:table-row>
        <table:table-row table:style-name="ro1">
          <table:table-cell office:value-type="float" office:value="0.39123" calcext:value-type="float">
            <text:p>0.39123</text:p>
          </table:table-cell>
          <table:table-cell office:value-type="float" office:value="-0.0206388" calcext:value-type="float">
            <text:p>-0.0206388</text:p>
          </table:table-cell>
        </table:table-row>
        <table:table-row table:style-name="ro1">
          <table:table-cell office:value-type="float" office:value="0.3933" calcext:value-type="float">
            <text:p>0.3933</text:p>
          </table:table-cell>
          <table:table-cell office:value-type="float" office:value="-0.0206388" calcext:value-type="float">
            <text:p>-0.0206388</text:p>
          </table:table-cell>
        </table:table-row>
        <table:table-row table:style-name="ro1">
          <table:table-cell office:value-type="float" office:value="0.39537" calcext:value-type="float">
            <text:p>0.39537</text:p>
          </table:table-cell>
          <table:table-cell office:value-type="float" office:value="-0.0206388" calcext:value-type="float">
            <text:p>-0.0206388</text:p>
          </table:table-cell>
        </table:table-row>
        <table:table-row table:style-name="ro1">
          <table:table-cell office:value-type="float" office:value="0.39744" calcext:value-type="float">
            <text:p>0.39744</text:p>
          </table:table-cell>
          <table:table-cell office:value-type="float" office:value="-6.26484" calcext:value-type="float">
            <text:p>-6.26484</text:p>
          </table:table-cell>
        </table:table-row>
        <table:table-row table:style-name="ro1">
          <table:table-cell office:value-type="float" office:value="0.39951" calcext:value-type="float">
            <text:p>0.39951</text:p>
          </table:table-cell>
          <table:table-cell office:value-type="float" office:value="6.22064" calcext:value-type="float">
            <text:p>6.22064</text:p>
          </table:table-cell>
        </table:table-row>
        <table:table-row table:style-name="ro1">
          <table:table-cell office:value-type="float" office:value="0.40158" calcext:value-type="float">
            <text:p>0.40158</text:p>
          </table:table-cell>
          <table:table-cell office:value-type="float" office:value="6.2221" calcext:value-type="float">
            <text:p>6.2221</text:p>
          </table:table-cell>
        </table:table-row>
        <table:table-row table:style-name="ro1">
          <table:table-cell office:value-type="float" office:value="0.40365" calcext:value-type="float">
            <text:p>0.40365</text:p>
          </table:table-cell>
          <table:table-cell office:value-type="float" office:value="-6.26338" calcext:value-type="float">
            <text:p>-6.26338</text:p>
          </table:table-cell>
        </table:table-row>
        <table:table-row table:style-name="ro1">
          <table:table-cell office:value-type="float" office:value="0.40572" calcext:value-type="float">
            <text:p>0.40572</text:p>
          </table:table-cell>
          <table:table-cell office:value-type="float" office:value="-6.26484" calcext:value-type="float">
            <text:p>-6.26484</text:p>
          </table:table-cell>
        </table:table-row>
        <table:table-row table:style-name="ro1">
          <table:table-cell office:value-type="float" office:value="0.40779" calcext:value-type="float">
            <text:p>0.40779</text:p>
          </table:table-cell>
          <table:table-cell office:value-type="float" office:value="6.22064" calcext:value-type="float">
            <text:p>6.22064</text:p>
          </table:table-cell>
        </table:table-row>
        <table:table-row table:style-name="ro1">
          <table:table-cell office:value-type="float" office:value="0.40986" calcext:value-type="float">
            <text:p>0.40986</text:p>
          </table:table-cell>
          <table:table-cell office:value-type="float" office:value="6.2221" calcext:value-type="float">
            <text:p>6.2221</text:p>
          </table:table-cell>
        </table:table-row>
        <table:table-row table:style-name="ro1">
          <table:table-cell office:value-type="float" office:value="0.41193" calcext:value-type="float">
            <text:p>0.41193</text:p>
          </table:table-cell>
          <table:table-cell office:value-type="float" office:value="-12.5076" calcext:value-type="float">
            <text:p>-12.5076</text:p>
          </table:table-cell>
        </table:table-row>
        <table:table-row table:style-name="ro1">
          <table:table-cell office:value-type="float" office:value="0.414" calcext:value-type="float">
            <text:p>0.414</text:p>
          </table:table-cell>
          <table:table-cell office:value-type="float" office:value="12.4648" calcext:value-type="float">
            <text:p>12.4648</text:p>
          </table:table-cell>
        </table:table-row>
        <table:table-row table:style-name="ro1">
          <table:table-cell office:value-type="float" office:value="0.41607" calcext:value-type="float">
            <text:p>0.41607</text:p>
          </table:table-cell>
          <table:table-cell office:value-type="float" office:value="-12.5076" calcext:value-type="float">
            <text:p>-12.5076</text:p>
          </table:table-cell>
        </table:table-row>
        <table:table-row table:style-name="ro1">
          <table:table-cell office:value-type="float" office:value="0.41814" calcext:value-type="float">
            <text:p>0.41814</text:p>
          </table:table-cell>
          <table:table-cell office:value-type="float" office:value="6.22064" calcext:value-type="float">
            <text:p>6.22064</text:p>
          </table:table-cell>
        </table:table-row>
        <table:table-row table:style-name="ro1">
          <table:table-cell office:value-type="float" office:value="0.42021" calcext:value-type="float">
            <text:p>0.42021</text:p>
          </table:table-cell>
          <table:table-cell office:value-type="float" office:value="6.2221" calcext:value-type="float">
            <text:p>6.2221</text:p>
          </table:table-cell>
        </table:table-row>
        <table:table-row table:style-name="ro1">
          <table:table-cell office:value-type="float" office:value="0.42228" calcext:value-type="float">
            <text:p>0.42228</text:p>
          </table:table-cell>
          <table:table-cell office:value-type="float" office:value="-12.5076" calcext:value-type="float">
            <text:p>-12.5076</text:p>
          </table:table-cell>
        </table:table-row>
        <table:table-row table:style-name="ro1">
          <table:table-cell office:value-type="float" office:value="0.42435" calcext:value-type="float">
            <text:p>0.42435</text:p>
          </table:table-cell>
          <table:table-cell office:value-type="float" office:value="12.4648" calcext:value-type="float">
            <text:p>12.4648</text:p>
          </table:table-cell>
        </table:table-row>
        <table:table-row table:style-name="ro1">
          <table:table-cell office:value-type="float" office:value="0.42642" calcext:value-type="float">
            <text:p>0.42642</text:p>
          </table:table-cell>
          <table:table-cell office:value-type="float" office:value="-6.26338" calcext:value-type="float">
            <text:p>-6.26338</text:p>
          </table:table-cell>
        </table:table-row>
        <table:table-row table:style-name="ro1">
          <table:table-cell office:value-type="float" office:value="0.42849" calcext:value-type="float">
            <text:p>0.42849</text:p>
          </table:table-cell>
          <table:table-cell office:value-type="float" office:value="-0.0206388" calcext:value-type="float">
            <text:p>-0.0206388</text:p>
          </table:table-cell>
        </table:table-row>
        <table:table-row table:style-name="ro1">
          <table:table-cell office:value-type="float" office:value="0.43056" calcext:value-type="float">
            <text:p>0.43056</text:p>
          </table:table-cell>
          <table:table-cell office:value-type="float" office:value="-6.26484" calcext:value-type="float">
            <text:p>-6.26484</text:p>
          </table:table-cell>
        </table:table-row>
        <table:table-row table:style-name="ro1">
          <table:table-cell office:value-type="float" office:value="0.43263" calcext:value-type="float">
            <text:p>0.43263</text:p>
          </table:table-cell>
          <table:table-cell office:value-type="float" office:value="12.4648" calcext:value-type="float">
            <text:p>12.4648</text:p>
          </table:table-cell>
        </table:table-row>
        <table:table-row table:style-name="ro1">
          <table:table-cell office:value-type="float" office:value="0.4347" calcext:value-type="float">
            <text:p>0.4347</text:p>
          </table:table-cell>
          <table:table-cell office:value-type="float" office:value="-6.26338" calcext:value-type="float">
            <text:p>-6.26338</text:p>
          </table:table-cell>
        </table:table-row>
        <table:table-row table:style-name="ro1">
          <table:table-cell office:value-type="float" office:value="0.43677" calcext:value-type="float">
            <text:p>0.43677</text:p>
          </table:table-cell>
          <table:table-cell office:value-type="float" office:value="-6.26484" calcext:value-type="float">
            <text:p>-6.26484</text:p>
          </table:table-cell>
        </table:table-row>
        <table:table-row table:style-name="ro1">
          <table:table-cell office:value-type="float" office:value="0.43884" calcext:value-type="float">
            <text:p>0.43884</text:p>
          </table:table-cell>
          <table:table-cell office:value-type="float" office:value="12.4648" calcext:value-type="float">
            <text:p>12.4648</text:p>
          </table:table-cell>
        </table:table-row>
        <table:table-row table:style-name="ro1">
          <table:table-cell office:value-type="float" office:value="0.44091" calcext:value-type="float">
            <text:p>0.44091</text:p>
          </table:table-cell>
          <table:table-cell office:value-type="float" office:value="-6.26338" calcext:value-type="float">
            <text:p>-6.26338</text:p>
          </table:table-cell>
        </table:table-row>
        <table:table-row table:style-name="ro1">
          <table:table-cell office:value-type="float" office:value="0.44298" calcext:value-type="float">
            <text:p>0.44298</text:p>
          </table:table-cell>
          <table:table-cell office:value-type="float" office:value="-0.0206388" calcext:value-type="float">
            <text:p>-0.0206388</text:p>
          </table:table-cell>
        </table:table-row>
        <table:table-row table:style-name="ro1">
          <table:table-cell office:value-type="float" office:value="0.44505" calcext:value-type="float">
            <text:p>0.44505</text:p>
          </table:table-cell>
          <table:table-cell office:value-type="float" office:value="-0.0206388" calcext:value-type="float">
            <text:p>-0.0206388</text:p>
          </table:table-cell>
        </table:table-row>
        <table:table-row table:style-name="ro1">
          <table:table-cell office:value-type="float" office:value="0.44712" calcext:value-type="float">
            <text:p>0.44712</text:p>
          </table:table-cell>
          <table:table-cell office:value-type="float" office:value="-0.0206388" calcext:value-type="float">
            <text:p>-0.0206388</text:p>
          </table:table-cell>
        </table:table-row>
        <table:table-row table:style-name="ro1">
          <table:table-cell office:value-type="float" office:value="0.44919" calcext:value-type="float">
            <text:p>0.44919</text:p>
          </table:table-cell>
          <table:table-cell office:value-type="float" office:value="5.52977" calcext:value-type="float">
            <text:p>5.52977</text:p>
          </table:table-cell>
        </table:table-row>
        <table:table-row table:style-name="ro1">
          <table:table-cell office:value-type="float" office:value="0.45126" calcext:value-type="float">
            <text:p>0.45126</text:p>
          </table:table-cell>
          <table:table-cell office:value-type="float" office:value="-5.56844" calcext:value-type="float">
            <text:p>-5.56844</text:p>
          </table:table-cell>
        </table:table-row>
        <table:table-row table:style-name="ro1">
          <table:table-cell office:value-type="float" office:value="0.45333" calcext:value-type="float">
            <text:p>0.45333</text:p>
          </table:table-cell>
          <table:table-cell office:value-type="float" office:value="6.22487" calcext:value-type="float">
            <text:p>6.22487</text:p>
          </table:table-cell>
        </table:table-row>
        <table:table-row table:style-name="ro1">
          <table:table-cell office:value-type="float" office:value="0.4554" calcext:value-type="float">
            <text:p>0.4554</text:p>
          </table:table-cell>
          <table:table-cell office:value-type="float" office:value="-6.26062" calcext:value-type="float">
            <text:p>-6.26062</text:p>
          </table:table-cell>
        </table:table-row>
        <table:table-row table:style-name="ro1">
          <table:table-cell office:value-type="float" office:value="0.45747" calcext:value-type="float">
            <text:p>0.45747</text:p>
          </table:table-cell>
          <table:table-cell office:value-type="float" office:value="-0.0178765" calcext:value-type="float">
            <text:p>-0.0178765</text:p>
          </table:table-cell>
        </table:table-row>
        <table:table-row table:style-name="ro1">
          <table:table-cell office:value-type="float" office:value="0.45954" calcext:value-type="float">
            <text:p>0.45954</text:p>
          </table:table-cell>
          <table:table-cell office:value-type="float" office:value="6.22633" calcext:value-type="float">
            <text:p>6.22633</text:p>
          </table:table-cell>
        </table:table-row>
        <table:table-row table:style-name="ro1">
          <table:table-cell office:value-type="float" office:value="0.46161" calcext:value-type="float">
            <text:p>0.46161</text:p>
          </table:table-cell>
          <table:table-cell office:value-type="float" office:value="-0.0149516" calcext:value-type="float">
            <text:p>-0.0149516</text:p>
          </table:table-cell>
        </table:table-row>
        <table:table-row table:style-name="ro1">
          <table:table-cell office:value-type="float" office:value="0.46368" calcext:value-type="float">
            <text:p>0.46368</text:p>
          </table:table-cell>
          <table:table-cell office:value-type="float" office:value="-0.70729" calcext:value-type="float">
            <text:p>-0.70729</text:p>
          </table:table-cell>
        </table:table-row>
        <table:table-row table:style-name="ro1">
          <table:table-cell office:value-type="float" office:value="0.46575" calcext:value-type="float">
            <text:p>0.46575</text:p>
          </table:table-cell>
          <table:table-cell office:value-type="float" office:value="0.681449" calcext:value-type="float">
            <text:p>0.681449</text:p>
          </table:table-cell>
        </table:table-row>
        <table:table-row table:style-name="ro1">
          <table:table-cell office:value-type="float" office:value="0.46782" calcext:value-type="float">
            <text:p>0.46782</text:p>
          </table:table-cell>
          <table:table-cell office:value-type="float" office:value="-0.0107263" calcext:value-type="float">
            <text:p>-0.0107263</text:p>
          </table:table-cell>
        </table:table-row>
        <table:table-row table:style-name="ro1">
          <table:table-cell office:value-type="float" office:value="0.46989" calcext:value-type="float">
            <text:p>0.46989</text:p>
          </table:table-cell>
          <table:table-cell office:value-type="float" office:value="-0.00926371" calcext:value-type="float">
            <text:p>-0.00926371</text:p>
          </table:table-cell>
        </table:table-row>
        <table:table-row table:style-name="ro1">
          <table:table-cell office:value-type="float" office:value="0.47196" calcext:value-type="float">
            <text:p>0.47196</text:p>
          </table:table-cell>
          <table:table-cell office:value-type="float" office:value="-6.25201" calcext:value-type="float">
            <text:p>-6.25201</text:p>
          </table:table-cell>
        </table:table-row>
        <table:table-row table:style-name="ro1">
          <table:table-cell office:value-type="float" office:value="0.47403" calcext:value-type="float">
            <text:p>0.47403</text:p>
          </table:table-cell>
          <table:table-cell office:value-type="float" office:value="6.23494" calcext:value-type="float">
            <text:p>6.23494</text:p>
          </table:table-cell>
        </table:table-row>
        <table:table-row table:style-name="ro1">
          <table:table-cell office:value-type="float" office:value="0.4761" calcext:value-type="float">
            <text:p>0.4761</text:p>
          </table:table-cell>
          <table:table-cell office:value-type="float" office:value="-0.700139" calcext:value-type="float">
            <text:p>-0.700139</text:p>
          </table:table-cell>
        </table:table-row>
        <table:table-row table:style-name="ro1">
          <table:table-cell office:value-type="float" office:value="0.47817" calcext:value-type="float">
            <text:p>0.47817</text:p>
          </table:table-cell>
          <table:table-cell office:value-type="float" office:value="-5.55561" calcext:value-type="float">
            <text:p>-5.55561</text:p>
          </table:table-cell>
        </table:table-row>
        <table:table-row table:style-name="ro1">
          <table:table-cell office:value-type="float" office:value="0.48024" calcext:value-type="float">
            <text:p>0.48024</text:p>
          </table:table-cell>
          <table:table-cell office:value-type="float" office:value="12.4819" calcext:value-type="float">
            <text:p>12.4819</text:p>
          </table:table-cell>
        </table:table-row>
        <table:table-row table:style-name="ro1">
          <table:table-cell office:value-type="float" office:value="0.48231" calcext:value-type="float">
            <text:p>0.48231</text:p>
          </table:table-cell>
          <table:table-cell office:value-type="float" office:value="-12.4891" calcext:value-type="float">
            <text:p>-12.4891</text:p>
          </table:table-cell>
        </table:table-row>
        <table:table-row table:style-name="ro1">
          <table:table-cell office:value-type="float" office:value="0.48438" calcext:value-type="float">
            <text:p>0.48438</text:p>
          </table:table-cell>
          <table:table-cell office:value-type="float" office:value="6.24063" calcext:value-type="float">
            <text:p>6.24063</text:p>
          </table:table-cell>
        </table:table-row>
        <table:table-row table:style-name="ro1">
          <table:table-cell office:value-type="float" office:value="0.48645" calcext:value-type="float">
            <text:p>0.48645</text:p>
          </table:table-cell>
          <table:table-cell office:value-type="float" office:value="-0.000650096" calcext:value-type="float">
            <text:p>-0.000650096</text:p>
          </table:table-cell>
        </table:table-row>
        <table:table-row table:style-name="ro1">
          <table:table-cell office:value-type="float" office:value="0.48852" calcext:value-type="float">
            <text:p>0.48852</text:p>
          </table:table-cell>
          <table:table-cell office:value-type="float" office:value="-0.692988" calcext:value-type="float">
            <text:p>-0.692988</text:p>
          </table:table-cell>
        </table:table-row>
        <table:table-row table:style-name="ro1">
          <table:table-cell office:value-type="float" office:value="0.49059" calcext:value-type="float">
            <text:p>0.49059</text:p>
          </table:table-cell>
          <table:table-cell office:value-type="float" office:value="0.695751" calcext:value-type="float">
            <text:p>0.695751</text:p>
          </table:table-cell>
        </table:table-row>
        <table:table-row table:style-name="ro1">
          <table:table-cell office:value-type="float" office:value="0.49266" calcext:value-type="float">
            <text:p>0.49266</text:p>
          </table:table-cell>
          <table:table-cell office:value-type="float" office:value="0.00357552" calcext:value-type="float">
            <text:p>0.00357552</text:p>
          </table:table-cell>
        </table:table-row>
        <table:table-row table:style-name="ro1">
          <table:table-cell office:value-type="float" office:value="0.49473" calcext:value-type="float">
            <text:p>0.49473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4968" calcext:value-type="float">
            <text:p>0.4968</text:p>
          </table:table-cell>
          <table:table-cell office:value-type="float" office:value="-6.23771" calcext:value-type="float">
            <text:p>-6.23771</text:p>
          </table:table-cell>
        </table:table-row>
        <table:table-row table:style-name="ro1">
          <table:table-cell office:value-type="float" office:value="0.49887" calcext:value-type="float">
            <text:p>0.49887</text:p>
          </table:table-cell>
          <table:table-cell office:value-type="float" office:value="6.24924" calcext:value-type="float">
            <text:p>6.24924</text:p>
          </table:table-cell>
        </table:table-row>
        <table:table-row table:style-name="ro1">
          <table:table-cell office:value-type="float" office:value="0.50094" calcext:value-type="float">
            <text:p>0.50094</text:p>
          </table:table-cell>
          <table:table-cell office:value-type="float" office:value="-0.685837" calcext:value-type="float">
            <text:p>-0.685837</text:p>
          </table:table-cell>
        </table:table-row>
        <table:table-row table:style-name="ro1">
          <table:table-cell office:value-type="float" office:value="0.50301" calcext:value-type="float">
            <text:p>0.50301</text:p>
          </table:table-cell>
          <table:table-cell office:value-type="float" office:value="0.702902" calcext:value-type="float">
            <text:p>0.702902</text:p>
          </table:table-cell>
        </table:table-row>
        <table:table-row table:style-name="ro1">
          <table:table-cell office:value-type="float" office:value="0.50508" calcext:value-type="float">
            <text:p>0.50508</text:p>
          </table:table-cell>
          <table:table-cell office:value-type="float" office:value="0.0107263" calcext:value-type="float">
            <text:p>0.0107263</text:p>
          </table:table-cell>
        </table:table-row>
        <table:table-row table:style-name="ro1">
          <table:table-cell office:value-type="float" office:value="0.50715" calcext:value-type="float">
            <text:p>0.50715</text:p>
          </table:table-cell>
          <table:table-cell office:value-type="float" office:value="0.0121889" calcext:value-type="float">
            <text:p>0.0121889</text:p>
          </table:table-cell>
        </table:table-row>
        <table:table-row table:style-name="ro1">
          <table:table-cell office:value-type="float" office:value="0.50922" calcext:value-type="float">
            <text:p>0.50922</text:p>
          </table:table-cell>
          <table:table-cell office:value-type="float" office:value="0.0136515" calcext:value-type="float">
            <text:p>0.0136515</text:p>
          </table:table-cell>
        </table:table-row>
        <table:table-row table:style-name="ro1">
          <table:table-cell office:value-type="float" office:value="0.51129" calcext:value-type="float">
            <text:p>0.51129</text:p>
          </table:table-cell>
          <table:table-cell office:value-type="float" office:value="-0.678687" calcext:value-type="float">
            <text:p>-0.678687</text:p>
          </table:table-cell>
        </table:table-row>
        <table:table-row table:style-name="ro1">
          <table:table-cell office:value-type="float" office:value="0.51336" calcext:value-type="float">
            <text:p>0.51336</text:p>
          </table:table-cell>
          <table:table-cell office:value-type="float" office:value="6.95426" calcext:value-type="float">
            <text:p>6.95426</text:p>
          </table:table-cell>
        </table:table-row>
        <table:table-row table:style-name="ro1">
          <table:table-cell office:value-type="float" office:value="0.51543" calcext:value-type="float">
            <text:p>0.51543</text:p>
          </table:table-cell>
          <table:table-cell office:value-type="float" office:value="-6.2234" calcext:value-type="float">
            <text:p>-6.2234</text:p>
          </table:table-cell>
        </table:table-row>
        <table:table-row table:style-name="ro1">
          <table:table-cell office:value-type="float" office:value="0.5175" calcext:value-type="float">
            <text:p>0.5175</text:p>
          </table:table-cell>
          <table:table-cell office:value-type="float" office:value="-0.672999" calcext:value-type="float">
            <text:p>-0.672999</text:p>
          </table:table-cell>
        </table:table-row>
        <table:table-row table:style-name="ro1">
          <table:table-cell office:value-type="float" office:value="0.51957" calcext:value-type="float">
            <text:p>0.51957</text:p>
          </table:table-cell>
          <table:table-cell office:value-type="float" office:value="0.715739" calcext:value-type="float">
            <text:p>0.715739</text:p>
          </table:table-cell>
        </table:table-row>
        <table:table-row table:style-name="ro1">
          <table:table-cell office:value-type="float" office:value="0.52164" calcext:value-type="float">
            <text:p>0.52164</text:p>
          </table:table-cell>
          <table:table-cell office:value-type="float" office:value="0.0235635" calcext:value-type="float">
            <text:p>0.0235635</text:p>
          </table:table-cell>
        </table:table-row>
        <table:table-row table:style-name="ro1">
          <table:table-cell office:value-type="float" office:value="0.52371" calcext:value-type="float">
            <text:p>0.52371</text:p>
          </table:table-cell>
          <table:table-cell office:value-type="float" office:value="0.0250257" calcext:value-type="float">
            <text:p>0.0250257</text:p>
          </table:table-cell>
        </table:table-row>
        <table:table-row table:style-name="ro1">
          <table:table-cell office:value-type="float" office:value="0.52578" calcext:value-type="float">
            <text:p>0.52578</text:p>
          </table:table-cell>
          <table:table-cell office:value-type="float" office:value="5.57689" calcext:value-type="float">
            <text:p>5.57689</text:p>
          </table:table-cell>
        </table:table-row>
        <table:table-row table:style-name="ro1">
          <table:table-cell office:value-type="float" office:value="0.52785" calcext:value-type="float">
            <text:p>0.52785</text:p>
          </table:table-cell>
          <table:table-cell office:value-type="float" office:value="-5.51986" calcext:value-type="float">
            <text:p>-5.51986</text:p>
          </table:table-cell>
        </table:table-row>
        <table:table-row table:style-name="ro1">
          <table:table-cell office:value-type="float" office:value="0.52992" calcext:value-type="float">
            <text:p>0.52992</text:p>
          </table:table-cell>
          <table:table-cell office:value-type="float" office:value="0.0307114" calcext:value-type="float">
            <text:p>0.0307114</text:p>
          </table:table-cell>
        </table:table-row>
        <table:table-row table:style-name="ro1">
          <table:table-cell office:value-type="float" office:value="0.53199" calcext:value-type="float">
            <text:p>0.53199</text:p>
          </table:table-cell>
          <table:table-cell office:value-type="float" office:value="0.0321733" calcext:value-type="float">
            <text:p>0.0321733</text:p>
          </table:table-cell>
        </table:table-row>
        <table:table-row table:style-name="ro1">
          <table:table-cell office:value-type="float" office:value="0.53406" calcext:value-type="float">
            <text:p>0.53406</text:p>
          </table:table-cell>
          <table:table-cell office:value-type="float" office:value="5.58404" calcext:value-type="float">
            <text:p>5.58404</text:p>
          </table:table-cell>
        </table:table-row>
        <table:table-row table:style-name="ro1">
          <table:table-cell office:value-type="float" office:value="0.53613" calcext:value-type="float">
            <text:p>0.53613</text:p>
          </table:table-cell>
          <table:table-cell office:value-type="float" office:value="0.731496" calcext:value-type="float">
            <text:p>0.731496</text:p>
          </table:table-cell>
        </table:table-row>
        <table:table-row table:style-name="ro1">
          <table:table-cell office:value-type="float" office:value="0.5382" calcext:value-type="float">
            <text:p>0.5382</text:p>
          </table:table-cell>
          <table:table-cell office:value-type="float" office:value="-6.20342" calcext:value-type="float">
            <text:p>-6.20342</text:p>
          </table:table-cell>
        </table:table-row>
        <table:table-row table:style-name="ro1">
          <table:table-cell office:value-type="float" office:value="0.54027" calcext:value-type="float">
            <text:p>0.54027</text:p>
          </table:table-cell>
          <table:table-cell office:value-type="float" office:value="0.0407805" calcext:value-type="float">
            <text:p>0.0407805</text:p>
          </table:table-cell>
        </table:table-row>
        <table:table-row table:style-name="ro1">
          <table:table-cell office:value-type="float" office:value="0.54234" calcext:value-type="float">
            <text:p>0.54234</text:p>
          </table:table-cell>
          <table:table-cell office:value-type="float" office:value="-0.651559" calcext:value-type="float">
            <text:p>-0.651559</text:p>
          </table:table-cell>
        </table:table-row>
        <table:table-row table:style-name="ro1">
          <table:table-cell office:value-type="float" office:value="0.54441" calcext:value-type="float">
            <text:p>0.54441</text:p>
          </table:table-cell>
          <table:table-cell office:value-type="float" office:value="13.2256" calcext:value-type="float">
            <text:p>13.2256</text:p>
          </table:table-cell>
        </table:table-row>
        <table:table-row table:style-name="ro1">
          <table:table-cell office:value-type="float" office:value="0.54648" calcext:value-type="float">
            <text:p>0.54648</text:p>
          </table:table-cell>
          <table:table-cell office:value-type="float" office:value="-12.4376" calcext:value-type="float">
            <text:p>-12.4376</text:p>
          </table:table-cell>
        </table:table-row>
        <table:table-row table:style-name="ro1">
          <table:table-cell office:value-type="float" office:value="0.54855" calcext:value-type="float">
            <text:p>0.54855</text:p>
          </table:table-cell>
          <table:table-cell office:value-type="float" office:value="5.59979" calcext:value-type="float">
            <text:p>5.59979</text:p>
          </table:table-cell>
        </table:table-row>
        <table:table-row table:style-name="ro1">
          <table:table-cell office:value-type="float" office:value="0.55062" calcext:value-type="float">
            <text:p>0.55062</text:p>
          </table:table-cell>
          <table:table-cell office:value-type="float" office:value="-5.49696" calcext:value-type="float">
            <text:p>-5.49696</text:p>
          </table:table-cell>
        </table:table-row>
        <table:table-row table:style-name="ro1">
          <table:table-cell office:value-type="float" office:value="0.55269" calcext:value-type="float">
            <text:p>0.55269</text:p>
          </table:table-cell>
          <table:table-cell office:value-type="float" office:value="0.0536032" calcext:value-type="float">
            <text:p>0.0536032</text:p>
          </table:table-cell>
        </table:table-row>
        <table:table-row table:style-name="ro1">
          <table:table-cell office:value-type="float" office:value="0.55476" calcext:value-type="float">
            <text:p>0.55476</text:p>
          </table:table-cell>
          <table:table-cell office:value-type="float" office:value="-0.638737" calcext:value-type="float">
            <text:p>-0.638737</text:p>
          </table:table-cell>
        </table:table-row>
        <table:table-row table:style-name="ro1">
          <table:table-cell office:value-type="float" office:value="0.55683" calcext:value-type="float">
            <text:p>0.55683</text:p>
          </table:table-cell>
          <table:table-cell office:value-type="float" office:value="6.9942" calcext:value-type="float">
            <text:p>6.9942</text:p>
          </table:table-cell>
        </table:table-row>
        <table:table-row table:style-name="ro1">
          <table:table-cell office:value-type="float" office:value="0.5589" calcext:value-type="float">
            <text:p>0.5589</text:p>
          </table:table-cell>
          <table:table-cell office:value-type="float" office:value="-6.18346" calcext:value-type="float">
            <text:p>-6.18346</text:p>
          </table:table-cell>
        </table:table-row>
        <table:table-row table:style-name="ro1">
          <table:table-cell office:value-type="float" office:value="0.56097" calcext:value-type="float">
            <text:p>0.56097</text:p>
          </table:table-cell>
          <table:table-cell office:value-type="float" office:value="5.61114" calcext:value-type="float">
            <text:p>5.61114</text:p>
          </table:table-cell>
        </table:table-row>
        <table:table-row table:style-name="ro1">
          <table:table-cell office:value-type="float" office:value="0.56304" calcext:value-type="float">
            <text:p>0.56304</text:p>
          </table:table-cell>
          <table:table-cell office:value-type="float" office:value="-5.48561" calcext:value-type="float">
            <text:p>-5.48561</text:p>
          </table:table-cell>
        </table:table-row>
        <table:table-row table:style-name="ro1">
          <table:table-cell office:value-type="float" office:value="0.56511" calcext:value-type="float">
            <text:p>0.56511</text:p>
          </table:table-cell>
          <table:table-cell office:value-type="float" office:value="0.0649568" calcext:value-type="float">
            <text:p>0.0649568</text:p>
          </table:table-cell>
        </table:table-row>
        <table:table-row table:style-name="ro1">
          <table:table-cell office:value-type="float" office:value="0.56718" calcext:value-type="float">
            <text:p>0.56718</text:p>
          </table:table-cell>
          <table:table-cell office:value-type="float" office:value="0.0664158" calcext:value-type="float">
            <text:p>0.0664158</text:p>
          </table:table-cell>
        </table:table-row>
        <table:table-row table:style-name="ro1">
          <table:table-cell office:value-type="float" office:value="0.56925" calcext:value-type="float">
            <text:p>0.56925</text:p>
          </table:table-cell>
          <table:table-cell office:value-type="float" office:value="5.61828" calcext:value-type="float">
            <text:p>5.61828</text:p>
          </table:table-cell>
        </table:table-row>
        <table:table-row table:style-name="ro1">
          <table:table-cell office:value-type="float" office:value="0.57132" calcext:value-type="float">
            <text:p>0.57132</text:p>
          </table:table-cell>
          <table:table-cell office:value-type="float" office:value="0.765727" calcext:value-type="float">
            <text:p>0.765727</text:p>
          </table:table-cell>
        </table:table-row>
        <table:table-row table:style-name="ro1">
          <table:table-cell office:value-type="float" office:value="0.57339" calcext:value-type="float">
            <text:p>0.57339</text:p>
          </table:table-cell>
          <table:table-cell office:value-type="float" office:value="-6.1692" calcext:value-type="float">
            <text:p>-6.1692</text:p>
          </table:table-cell>
        </table:table-row>
        <table:table-row table:style-name="ro1">
          <table:table-cell office:value-type="float" office:value="0.57546" calcext:value-type="float">
            <text:p>0.57546</text:p>
          </table:table-cell>
          <table:table-cell office:value-type="float" office:value="0.0750047" calcext:value-type="float">
            <text:p>0.0750047</text:p>
          </table:table-cell>
        </table:table-row>
        <table:table-row table:style-name="ro1">
          <table:table-cell office:value-type="float" office:value="0.57753" calcext:value-type="float">
            <text:p>0.57753</text:p>
          </table:table-cell>
          <table:table-cell office:value-type="float" office:value="5.62686" calcext:value-type="float">
            <text:p>5.62686</text:p>
          </table:table-cell>
        </table:table-row>
        <table:table-row table:style-name="ro1">
          <table:table-cell office:value-type="float" office:value="0.5796" calcext:value-type="float">
            <text:p>0.5796</text:p>
          </table:table-cell>
          <table:table-cell office:value-type="float" office:value="-5.46989" calcext:value-type="float">
            <text:p>-5.46989</text:p>
          </table:table-cell>
        </table:table-row>
        <table:table-row table:style-name="ro1">
          <table:table-cell office:value-type="float" office:value="0.58167" calcext:value-type="float">
            <text:p>0.58167</text:p>
          </table:table-cell>
          <table:table-cell office:value-type="float" office:value="0.0806731" calcext:value-type="float">
            <text:p>0.0806731</text:p>
          </table:table-cell>
        </table:table-row>
        <table:table-row table:style-name="ro1">
          <table:table-cell office:value-type="float" office:value="0.58374" calcext:value-type="float">
            <text:p>0.58374</text:p>
          </table:table-cell>
          <table:table-cell office:value-type="float" office:value="-0.61167" calcext:value-type="float">
            <text:p>-0.61167</text:p>
          </table:table-cell>
        </table:table-row>
        <table:table-row table:style-name="ro1">
          <table:table-cell office:value-type="float" office:value="0.58581" calcext:value-type="float">
            <text:p>0.58581</text:p>
          </table:table-cell>
          <table:table-cell office:value-type="float" office:value="13.2655" calcext:value-type="float">
            <text:p>13.2655</text:p>
          </table:table-cell>
        </table:table-row>
        <table:table-row table:style-name="ro1">
          <table:table-cell office:value-type="float" office:value="0.58788" calcext:value-type="float">
            <text:p>0.58788</text:p>
          </table:table-cell>
          <table:table-cell office:value-type="float" office:value="-12.3977" calcext:value-type="float">
            <text:p>-12.3977</text:p>
          </table:table-cell>
        </table:table-row>
        <table:table-row table:style-name="ro1">
          <table:table-cell office:value-type="float" office:value="0.58995" calcext:value-type="float">
            <text:p>0.58995</text:p>
          </table:table-cell>
          <table:table-cell office:value-type="float" office:value="5.63965" calcext:value-type="float">
            <text:p>5.63965</text:p>
          </table:table-cell>
        </table:table-row>
        <table:table-row table:style-name="ro1">
          <table:table-cell office:value-type="float" office:value="0.59202" calcext:value-type="float">
            <text:p>0.59202</text:p>
          </table:table-cell>
          <table:table-cell office:value-type="float" office:value="-5.4571" calcext:value-type="float">
            <text:p>-5.4571</text:p>
          </table:table-cell>
        </table:table-row>
        <table:table-row table:style-name="ro1">
          <table:table-cell office:value-type="float" office:value="0.59409" calcext:value-type="float">
            <text:p>0.59409</text:p>
          </table:table-cell>
          <table:table-cell office:value-type="float" office:value="6.33766" calcext:value-type="float">
            <text:p>6.33766</text:p>
          </table:table-cell>
        </table:table-row>
        <table:table-row table:style-name="ro1">
          <table:table-cell office:value-type="float" office:value="0.59616" calcext:value-type="float">
            <text:p>0.59616</text:p>
          </table:table-cell>
          <table:table-cell office:value-type="float" office:value="-6.84018" calcext:value-type="float">
            <text:p>-6.84018</text:p>
          </table:table-cell>
        </table:table-row>
        <table:table-row table:style-name="ro1">
          <table:table-cell office:value-type="float" office:value="0.59823" calcext:value-type="float">
            <text:p>0.59823</text:p>
          </table:table-cell>
          <table:table-cell office:value-type="float" office:value="0.791298" calcext:value-type="float">
            <text:p>0.791298</text:p>
          </table:table-cell>
        </table:table-row>
        <table:table-row table:style-name="ro1">
          <table:table-cell office:value-type="float" office:value="0.6003" calcext:value-type="float">
            <text:p>0.6003</text:p>
          </table:table-cell>
          <table:table-cell office:value-type="float" office:value="0.099114" calcext:value-type="float">
            <text:p>0.099114</text:p>
          </table:table-cell>
        </table:table-row>
        <table:table-row table:style-name="ro1">
          <table:table-cell office:value-type="float" office:value="0.60237" calcext:value-type="float">
            <text:p>0.60237</text:p>
          </table:table-cell>
          <table:table-cell office:value-type="float" office:value="6.34477" calcext:value-type="float">
            <text:p>6.34477</text:p>
          </table:table-cell>
        </table:table-row>
        <table:table-row table:style-name="ro1">
          <table:table-cell office:value-type="float" office:value="0.60444" calcext:value-type="float">
            <text:p>0.60444</text:p>
          </table:table-cell>
          <table:table-cell office:value-type="float" office:value="-6.83307" calcext:value-type="float">
            <text:p>-6.83307</text:p>
          </table:table-cell>
        </table:table-row>
        <table:table-row table:style-name="ro1">
          <table:table-cell office:value-type="float" office:value="0.60651" calcext:value-type="float">
            <text:p>0.60651</text:p>
          </table:table-cell>
          <table:table-cell office:value-type="float" office:value="0.798406" calcext:value-type="float">
            <text:p>0.798406</text:p>
          </table:table-cell>
        </table:table-row>
        <table:table-row table:style-name="ro1">
          <table:table-cell office:value-type="float" office:value="0.60858" calcext:value-type="float">
            <text:p>0.60858</text:p>
          </table:table-cell>
          <table:table-cell office:value-type="float" office:value="6.35042" calcext:value-type="float">
            <text:p>6.35042</text:p>
          </table:table-cell>
        </table:table-row>
        <table:table-row table:style-name="ro1">
          <table:table-cell office:value-type="float" office:value="0.61065" calcext:value-type="float">
            <text:p>0.61065</text:p>
          </table:table-cell>
          <table:table-cell office:value-type="float" office:value="-12.3778" calcext:value-type="float">
            <text:p>-12.3778</text:p>
          </table:table-cell>
        </table:table-row>
        <table:table-row table:style-name="ro1">
          <table:table-cell office:value-type="float" office:value="0.61272" calcext:value-type="float">
            <text:p>0.61272</text:p>
          </table:table-cell>
          <table:table-cell office:value-type="float" office:value="11.9023" calcext:value-type="float">
            <text:p>11.9023</text:p>
          </table:table-cell>
        </table:table-row>
        <table:table-row table:style-name="ro1">
          <table:table-cell office:value-type="float" office:value="0.61479" calcext:value-type="float">
            <text:p>0.61479</text:p>
          </table:table-cell>
          <table:table-cell office:value-type="float" office:value="-5.43723" calcext:value-type="float">
            <text:p>-5.43723</text:p>
          </table:table-cell>
        </table:table-row>
        <table:table-row table:style-name="ro1">
          <table:table-cell office:value-type="float" office:value="0.61686" calcext:value-type="float">
            <text:p>0.61686</text:p>
          </table:table-cell>
          <table:table-cell office:value-type="float" office:value="0.113323" calcext:value-type="float">
            <text:p>0.113323</text:p>
          </table:table-cell>
        </table:table-row>
        <table:table-row table:style-name="ro1">
          <table:table-cell office:value-type="float" office:value="0.61893" calcext:value-type="float">
            <text:p>0.61893</text:p>
          </table:table-cell>
          <table:table-cell office:value-type="float" office:value="5.66517" calcext:value-type="float">
            <text:p>5.66517</text:p>
          </table:table-cell>
        </table:table-row>
        <table:table-row table:style-name="ro1">
          <table:table-cell office:value-type="float" office:value="0.621" calcext:value-type="float">
            <text:p>0.621</text:p>
          </table:table-cell>
          <table:table-cell office:value-type="float" office:value="-5.43159" calcext:value-type="float">
            <text:p>-5.43159</text:p>
          </table:table-cell>
        </table:table-row>
        <table:table-row table:style-name="ro1">
          <table:table-cell office:value-type="float" office:value="0.62307" calcext:value-type="float">
            <text:p>0.62307</text:p>
          </table:table-cell>
          <table:table-cell office:value-type="float" office:value="0.118967" calcext:value-type="float">
            <text:p>0.118967</text:p>
          </table:table-cell>
        </table:table-row>
        <table:table-row table:style-name="ro1">
          <table:table-cell office:value-type="float" office:value="0.62514" calcext:value-type="float">
            <text:p>0.62514</text:p>
          </table:table-cell>
          <table:table-cell office:value-type="float" office:value="0.120417" calcext:value-type="float">
            <text:p>0.120417</text:p>
          </table:table-cell>
        </table:table-row>
        <table:table-row table:style-name="ro1">
          <table:table-cell office:value-type="float" office:value="0.62721" calcext:value-type="float">
            <text:p>0.62721</text:p>
          </table:table-cell>
          <table:table-cell office:value-type="float" office:value="0.121867" calcext:value-type="float">
            <text:p>0.121867</text:p>
          </table:table-cell>
        </table:table-row>
        <table:table-row table:style-name="ro1">
          <table:table-cell office:value-type="float" office:value="0.62928" calcext:value-type="float">
            <text:p>0.62928</text:p>
          </table:table-cell>
          <table:table-cell office:value-type="float" office:value="-0.570482" calcext:value-type="float">
            <text:p>-0.570482</text:p>
          </table:table-cell>
        </table:table-row>
        <table:table-row table:style-name="ro1">
          <table:table-cell office:value-type="float" office:value="0.63135" calcext:value-type="float">
            <text:p>0.63135</text:p>
          </table:table-cell>
          <table:table-cell office:value-type="float" office:value="7.06244" calcext:value-type="float">
            <text:p>7.06244</text:p>
          </table:table-cell>
        </table:table-row>
        <table:table-row table:style-name="ro1">
          <table:table-cell office:value-type="float" office:value="0.63342" calcext:value-type="float">
            <text:p>0.63342</text:p>
          </table:table-cell>
          <table:table-cell office:value-type="float" office:value="-12.3594" calcext:value-type="float">
            <text:p>-12.3594</text:p>
          </table:table-cell>
        </table:table-row>
        <table:table-row table:style-name="ro1">
          <table:table-cell office:value-type="float" office:value="0.63549" calcext:value-type="float">
            <text:p>0.63549</text:p>
          </table:table-cell>
          <table:table-cell office:value-type="float" office:value="12.6144" calcext:value-type="float">
            <text:p>12.6144</text:p>
          </table:table-cell>
        </table:table-row>
        <table:table-row table:style-name="ro1">
          <table:table-cell office:value-type="float" office:value="0.63756" calcext:value-type="float">
            <text:p>0.63756</text:p>
          </table:table-cell>
          <table:table-cell office:value-type="float" office:value="-6.80614" calcext:value-type="float">
            <text:p>-6.80614</text:p>
          </table:table-cell>
        </table:table-row>
        <table:table-row table:style-name="ro1">
          <table:table-cell office:value-type="float" office:value="0.63963" calcext:value-type="float">
            <text:p>0.63963</text:p>
          </table:table-cell>
          <table:table-cell office:value-type="float" office:value="0.825327" calcext:value-type="float">
            <text:p>0.825327</text:p>
          </table:table-cell>
        </table:table-row>
        <table:table-row table:style-name="ro1">
          <table:table-cell office:value-type="float" office:value="0.6417" calcext:value-type="float">
            <text:p>0.6417</text:p>
          </table:table-cell>
          <table:table-cell office:value-type="float" office:value="0.133137" calcext:value-type="float">
            <text:p>0.133137</text:p>
          </table:table-cell>
        </table:table-row>
        <table:table-row table:style-name="ro1">
          <table:table-cell office:value-type="float" office:value="0.64377" calcext:value-type="float">
            <text:p>0.64377</text:p>
          </table:table-cell>
          <table:table-cell office:value-type="float" office:value="0.134584" calcext:value-type="float">
            <text:p>0.134584</text:p>
          </table:table-cell>
        </table:table-row>
        <table:table-row table:style-name="ro1">
          <table:table-cell office:value-type="float" office:value="0.64584" calcext:value-type="float">
            <text:p>0.64584</text:p>
          </table:table-cell>
          <table:table-cell office:value-type="float" office:value="-6.10816" calcext:value-type="float">
            <text:p>-6.10816</text:p>
          </table:table-cell>
        </table:table-row>
        <table:table-row table:style-name="ro1">
          <table:table-cell office:value-type="float" office:value="0.64791" calcext:value-type="float">
            <text:p>0.64791</text:p>
          </table:table-cell>
          <table:table-cell office:value-type="float" office:value="6.37878" calcext:value-type="float">
            <text:p>6.37878</text:p>
          </table:table-cell>
        </table:table-row>
        <table:table-row table:style-name="ro1">
          <table:table-cell office:value-type="float" office:value="0.64998" calcext:value-type="float">
            <text:p>0.64998</text:p>
          </table:table-cell>
          <table:table-cell office:value-type="float" office:value="5.68787" calcext:value-type="float">
            <text:p>5.68787</text:p>
          </table:table-cell>
        </table:table-row>
        <table:table-row table:style-name="ro1">
          <table:table-cell office:value-type="float" office:value="0.65205" calcext:value-type="float">
            <text:p>0.65205</text:p>
          </table:table-cell>
          <table:table-cell office:value-type="float" office:value="-5.4089" calcext:value-type="float">
            <text:p>-5.4089</text:p>
          </table:table-cell>
        </table:table-row>
        <table:table-row table:style-name="ro1">
          <table:table-cell office:value-type="float" office:value="0.65412" calcext:value-type="float">
            <text:p>0.65412</text:p>
          </table:table-cell>
          <table:table-cell office:value-type="float" office:value="0.141656" calcext:value-type="float">
            <text:p>0.141656</text:p>
          </table:table-cell>
        </table:table-row>
        <table:table-row table:style-name="ro1">
          <table:table-cell office:value-type="float" office:value="0.65619" calcext:value-type="float">
            <text:p>0.65619</text:p>
          </table:table-cell>
          <table:table-cell office:value-type="float" office:value="0.143102" calcext:value-type="float">
            <text:p>0.143102</text:p>
          </table:table-cell>
        </table:table-row>
        <table:table-row table:style-name="ro1">
          <table:table-cell office:value-type="float" office:value="0.65826" calcext:value-type="float">
            <text:p>0.65826</text:p>
          </table:table-cell>
          <table:table-cell office:value-type="float" office:value="-6.09964" calcext:value-type="float">
            <text:p>-6.09964</text:p>
          </table:table-cell>
        </table:table-row>
        <table:table-row table:style-name="ro1">
          <table:table-cell office:value-type="float" office:value="0.66033" calcext:value-type="float">
            <text:p>0.66033</text:p>
          </table:table-cell>
          <table:table-cell office:value-type="float" office:value="5.69349" calcext:value-type="float">
            <text:p>5.69349</text:p>
          </table:table-cell>
        </table:table-row>
        <table:table-row table:style-name="ro1">
          <table:table-cell office:value-type="float" office:value="0.6624" calcext:value-type="float">
            <text:p>0.6624</text:p>
          </table:table-cell>
          <table:table-cell office:value-type="float" office:value="7.08366" calcext:value-type="float">
            <text:p>7.08366</text:p>
          </table:table-cell>
        </table:table-row>
        <table:table-row table:style-name="ro1">
          <table:table-cell office:value-type="float" office:value="0.66447" calcext:value-type="float">
            <text:p>0.66447</text:p>
          </table:table-cell>
          <table:table-cell office:value-type="float" office:value="-6.09402" calcext:value-type="float">
            <text:p>-6.09402</text:p>
          </table:table-cell>
        </table:table-row>
        <table:table-row table:style-name="ro1">
          <table:table-cell office:value-type="float" office:value="0.66654" calcext:value-type="float">
            <text:p>0.66654</text:p>
          </table:table-cell>
          <table:table-cell office:value-type="float" office:value="5.70055" calcext:value-type="float">
            <text:p>5.70055</text:p>
          </table:table-cell>
        </table:table-row>
        <table:table-row table:style-name="ro1">
          <table:table-cell office:value-type="float" office:value="0.66861" calcext:value-type="float">
            <text:p>0.66861</text:p>
          </table:table-cell>
          <table:table-cell office:value-type="float" office:value="-11.6404" calcext:value-type="float">
            <text:p>-11.6404</text:p>
          </table:table-cell>
        </table:table-row>
        <table:table-row table:style-name="ro1">
          <table:table-cell office:value-type="float" office:value="0.67068" calcext:value-type="float">
            <text:p>0.67068</text:p>
          </table:table-cell>
          <table:table-cell office:value-type="float" office:value="6.39563" calcext:value-type="float">
            <text:p>6.39563</text:p>
          </table:table-cell>
        </table:table-row>
        <table:table-row table:style-name="ro1">
          <table:table-cell office:value-type="float" office:value="0.67275" calcext:value-type="float">
            <text:p>0.67275</text:p>
          </table:table-cell>
          <table:table-cell office:value-type="float" office:value="0.154332" calcext:value-type="float">
            <text:p>0.154332</text:p>
          </table:table-cell>
        </table:table-row>
        <table:table-row table:style-name="ro1">
          <table:table-cell office:value-type="float" office:value="0.67482" calcext:value-type="float">
            <text:p>0.67482</text:p>
          </table:table-cell>
          <table:table-cell office:value-type="float" office:value="0.155775" calcext:value-type="float">
            <text:p>0.155775</text:p>
          </table:table-cell>
        </table:table-row>
        <table:table-row table:style-name="ro1">
          <table:table-cell office:value-type="float" office:value="0.67689" calcext:value-type="float">
            <text:p>0.67689</text:p>
          </table:table-cell>
          <table:table-cell office:value-type="float" office:value="-0.536582" calcext:value-type="float">
            <text:p>-0.536582</text:p>
          </table:table-cell>
        </table:table-row>
        <table:table-row table:style-name="ro1">
          <table:table-cell office:value-type="float" office:value="0.67896" calcext:value-type="float">
            <text:p>0.67896</text:p>
          </table:table-cell>
          <table:table-cell office:value-type="float" office:value="0.852136" calcext:value-type="float">
            <text:p>0.852136</text:p>
          </table:table-cell>
        </table:table-row>
        <table:table-row table:style-name="ro1">
          <table:table-cell office:value-type="float" office:value="0.68103" calcext:value-type="float">
            <text:p>0.68103</text:p>
          </table:table-cell>
          <table:table-cell office:value-type="float" office:value="0.159939" calcext:value-type="float">
            <text:p>0.159939</text:p>
          </table:table-cell>
        </table:table-row>
        <table:table-row table:style-name="ro1">
          <table:table-cell office:value-type="float" office:value="0.6831" calcext:value-type="float">
            <text:p>0.6831</text:p>
          </table:table-cell>
          <table:table-cell office:value-type="float" office:value="0.16138" calcext:value-type="float">
            <text:p>0.16138</text:p>
          </table:table-cell>
        </table:table-row>
        <table:table-row table:style-name="ro1">
          <table:table-cell office:value-type="float" office:value="0.68517" calcext:value-type="float">
            <text:p>0.68517</text:p>
          </table:table-cell>
          <table:table-cell office:value-type="float" office:value="0.16282" calcext:value-type="float">
            <text:p>0.16282</text:p>
          </table:table-cell>
        </table:table-row>
        <table:table-row table:style-name="ro1">
          <table:table-cell office:value-type="float" office:value="0.68724" calcext:value-type="float">
            <text:p>0.68724</text:p>
          </table:table-cell>
          <table:table-cell office:value-type="float" office:value="-0.529538" calcext:value-type="float">
            <text:p>-0.529538</text:p>
          </table:table-cell>
        </table:table-row>
        <table:table-row table:style-name="ro1">
          <table:table-cell office:value-type="float" office:value="0.68931" calcext:value-type="float">
            <text:p>0.68931</text:p>
          </table:table-cell>
          <table:table-cell office:value-type="float" office:value="7.10336" calcext:value-type="float">
            <text:p>7.10336</text:p>
          </table:table-cell>
        </table:table-row>
        <table:table-row table:style-name="ro1">
          <table:table-cell office:value-type="float" office:value="0.69138" calcext:value-type="float">
            <text:p>0.69138</text:p>
          </table:table-cell>
          <table:table-cell office:value-type="float" office:value="-12.3185" calcext:value-type="float">
            <text:p>-12.3185</text:p>
          </table:table-cell>
        </table:table-row>
        <table:table-row table:style-name="ro1">
          <table:table-cell office:value-type="float" office:value="0.69345" calcext:value-type="float">
            <text:p>0.69345</text:p>
          </table:table-cell>
          <table:table-cell office:value-type="float" office:value="6.41116" calcext:value-type="float">
            <text:p>6.41116</text:p>
          </table:table-cell>
        </table:table-row>
        <table:table-row table:style-name="ro1">
          <table:table-cell office:value-type="float" office:value="0.69552" calcext:value-type="float">
            <text:p>0.69552</text:p>
          </table:table-cell>
          <table:table-cell office:value-type="float" office:value="0.169856" calcext:value-type="float">
            <text:p>0.169856</text:p>
          </table:table-cell>
        </table:table-row>
        <table:table-row table:style-name="ro1">
          <table:table-cell office:value-type="float" office:value="0.69759" calcext:value-type="float">
            <text:p>0.69759</text:p>
          </table:table-cell>
          <table:table-cell office:value-type="float" office:value="-0.522504" calcext:value-type="float">
            <text:p>-0.522504</text:p>
          </table:table-cell>
        </table:table-row>
        <table:table-row table:style-name="ro1">
          <table:table-cell office:value-type="float" office:value="0.69966" calcext:value-type="float">
            <text:p>0.69966</text:p>
          </table:table-cell>
          <table:table-cell office:value-type="float" office:value="0.86621" calcext:value-type="float">
            <text:p>0.86621</text:p>
          </table:table-cell>
        </table:table-row>
        <table:table-row table:style-name="ro1">
          <table:table-cell office:value-type="float" office:value="0.70173" calcext:value-type="float">
            <text:p>0.70173</text:p>
          </table:table-cell>
          <table:table-cell office:value-type="float" office:value="6.41819" calcext:value-type="float">
            <text:p>6.41819</text:p>
          </table:table-cell>
        </table:table-row>
        <table:table-row table:style-name="ro1">
          <table:table-cell office:value-type="float" office:value="0.7038" calcext:value-type="float">
            <text:p>0.7038</text:p>
          </table:table-cell>
          <table:table-cell office:value-type="float" office:value="-12.31" calcext:value-type="float">
            <text:p>-12.31</text:p>
          </table:table-cell>
        </table:table-row>
        <table:table-row table:style-name="ro1">
          <table:table-cell office:value-type="float" office:value="0.70587" calcext:value-type="float">
            <text:p>0.70587</text:p>
          </table:table-cell>
          <table:table-cell office:value-type="float" office:value="11.97" calcext:value-type="float">
            <text:p>11.97</text:p>
          </table:table-cell>
        </table:table-row>
        <table:table-row table:style-name="ro1">
          <table:table-cell office:value-type="float" office:value="0.70794" calcext:value-type="float">
            <text:p>0.70794</text:p>
          </table:table-cell>
          <table:table-cell office:value-type="float" office:value="-5.36951" calcext:value-type="float">
            <text:p>-5.36951</text:p>
          </table:table-cell>
        </table:table-row>
        <table:table-row table:style-name="ro1">
          <table:table-cell office:value-type="float" office:value="0.71001" calcext:value-type="float">
            <text:p>0.71001</text:p>
          </table:table-cell>
          <table:table-cell office:value-type="float" office:value="0.181029" calcext:value-type="float">
            <text:p>0.181029</text:p>
          </table:table-cell>
        </table:table-row>
        <table:table-row table:style-name="ro1">
          <table:table-cell office:value-type="float" office:value="0.71208" calcext:value-type="float">
            <text:p>0.71208</text:p>
          </table:table-cell>
          <table:table-cell office:value-type="float" office:value="0.182464" calcext:value-type="float">
            <text:p>0.182464</text:p>
          </table:table-cell>
        </table:table-row>
        <table:table-row table:style-name="ro1">
          <table:table-cell office:value-type="float" office:value="0.71415" calcext:value-type="float">
            <text:p>0.71415</text:p>
          </table:table-cell>
          <table:table-cell office:value-type="float" office:value="-0.5099" calcext:value-type="float">
            <text:p>-0.5099</text:p>
          </table:table-cell>
        </table:table-row>
        <table:table-row table:style-name="ro1">
          <table:table-cell office:value-type="float" office:value="0.71622" calcext:value-type="float">
            <text:p>0.71622</text:p>
          </table:table-cell>
          <table:table-cell office:value-type="float" office:value="0.878811" calcext:value-type="float">
            <text:p>0.878811</text:p>
          </table:table-cell>
        </table:table-row>
        <table:table-row table:style-name="ro1">
          <table:table-cell office:value-type="float" office:value="0.71829" calcext:value-type="float">
            <text:p>0.71829</text:p>
          </table:table-cell>
          <table:table-cell office:value-type="float" office:value="0.186606" calcext:value-type="float">
            <text:p>0.186606</text:p>
          </table:table-cell>
        </table:table-row>
        <table:table-row table:style-name="ro1">
          <table:table-cell office:value-type="float" office:value="0.72036" calcext:value-type="float">
            <text:p>0.72036</text:p>
          </table:table-cell>
          <table:table-cell office:value-type="float" office:value="0.188038" calcext:value-type="float">
            <text:p>0.188038</text:p>
          </table:table-cell>
        </table:table-row>
        <table:table-row table:style-name="ro1">
          <table:table-cell office:value-type="float" office:value="0.72243" calcext:value-type="float">
            <text:p>0.72243</text:p>
          </table:table-cell>
          <table:table-cell office:value-type="float" office:value="0.189471" calcext:value-type="float">
            <text:p>0.189471</text:p>
          </table:table-cell>
        </table:table-row>
        <table:table-row table:style-name="ro1">
          <table:table-cell office:value-type="float" office:value="0.7245" calcext:value-type="float">
            <text:p>0.7245</text:p>
          </table:table-cell>
          <table:table-cell office:value-type="float" office:value="-0.502895" calcext:value-type="float">
            <text:p>-0.502895</text:p>
          </table:table-cell>
        </table:table-row>
        <table:table-row table:style-name="ro1">
          <table:table-cell office:value-type="float" office:value="0.72657" calcext:value-type="float">
            <text:p>0.72657</text:p>
          </table:table-cell>
          <table:table-cell office:value-type="float" office:value="0.885813" calcext:value-type="float">
            <text:p>0.885813</text:p>
          </table:table-cell>
        </table:table-row>
        <table:table-row table:style-name="ro1">
          <table:table-cell office:value-type="float" office:value="0.72864" calcext:value-type="float">
            <text:p>0.72864</text:p>
          </table:table-cell>
          <table:table-cell office:value-type="float" office:value="0.193606" calcext:value-type="float">
            <text:p>0.193606</text:p>
          </table:table-cell>
        </table:table-row>
        <table:table-row table:style-name="ro1">
          <table:table-cell office:value-type="float" office:value="0.73071" calcext:value-type="float">
            <text:p>0.73071</text:p>
          </table:table-cell>
          <table:table-cell office:value-type="float" office:value="0.195037" calcext:value-type="float">
            <text:p>0.195037</text:p>
          </table:table-cell>
        </table:table-row>
        <table:table-row table:style-name="ro1">
          <table:table-cell office:value-type="float" office:value="0.73278" calcext:value-type="float">
            <text:p>0.73278</text:p>
          </table:table-cell>
          <table:table-cell office:value-type="float" office:value="0.196467" calcext:value-type="float">
            <text:p>0.196467</text:p>
          </table:table-cell>
        </table:table-row>
        <table:table-row table:style-name="ro1">
          <table:table-cell office:value-type="float" office:value="0.73485" calcext:value-type="float">
            <text:p>0.73485</text:p>
          </table:table-cell>
          <table:table-cell office:value-type="float" office:value="-0.495901" calcext:value-type="float">
            <text:p>-0.495901</text:p>
          </table:table-cell>
        </table:table-row>
        <table:table-row table:style-name="ro1">
          <table:table-cell office:value-type="float" office:value="0.73692" calcext:value-type="float">
            <text:p>0.73692</text:p>
          </table:table-cell>
          <table:table-cell office:value-type="float" office:value="0.892805" calcext:value-type="float">
            <text:p>0.892805</text:p>
          </table:table-cell>
        </table:table-row>
        <table:table-row table:style-name="ro1">
          <table:table-cell office:value-type="float" office:value="0.73899" calcext:value-type="float">
            <text:p>0.73899</text:p>
          </table:table-cell>
          <table:table-cell office:value-type="float" office:value="-6.04358" calcext:value-type="float">
            <text:p>-6.04358</text:p>
          </table:table-cell>
        </table:table-row>
        <table:table-row table:style-name="ro1">
          <table:table-cell office:value-type="float" office:value="0.74106" calcext:value-type="float">
            <text:p>0.74106</text:p>
          </table:table-cell>
          <table:table-cell office:value-type="float" office:value="6.44334" calcext:value-type="float">
            <text:p>6.44334</text:p>
          </table:table-cell>
        </table:table-row>
        <table:table-row table:style-name="ro1">
          <table:table-cell office:value-type="float" office:value="0.74313" calcext:value-type="float">
            <text:p>0.74313</text:p>
          </table:table-cell>
          <table:table-cell office:value-type="float" office:value="0.202023" calcext:value-type="float">
            <text:p>0.202023</text:p>
          </table:table-cell>
        </table:table-row>
        <table:table-row table:style-name="ro1">
          <table:table-cell office:value-type="float" office:value="0.7452" calcext:value-type="float">
            <text:p>0.7452</text:p>
          </table:table-cell>
          <table:table-cell office:value-type="float" office:value="0.203451" calcext:value-type="float">
            <text:p>0.203451</text:p>
          </table:table-cell>
        </table:table-row>
        <table:table-row table:style-name="ro1">
          <table:table-cell office:value-type="float" office:value="0.74727" calcext:value-type="float">
            <text:p>0.74727</text:p>
          </table:table-cell>
          <table:table-cell office:value-type="float" office:value="-0.488919" calcext:value-type="float">
            <text:p>-0.488919</text:p>
          </table:table-cell>
        </table:table-row>
        <table:table-row table:style-name="ro1">
          <table:table-cell office:value-type="float" office:value="0.74934" calcext:value-type="float">
            <text:p>0.74934</text:p>
          </table:table-cell>
          <table:table-cell office:value-type="float" office:value="0.899784" calcext:value-type="float">
            <text:p>0.899784</text:p>
          </table:table-cell>
        </table:table-row>
        <table:table-row table:style-name="ro1">
          <table:table-cell office:value-type="float" office:value="0.75141" calcext:value-type="float">
            <text:p>0.75141</text:p>
          </table:table-cell>
          <table:table-cell office:value-type="float" office:value="0.207572" calcext:value-type="float">
            <text:p>0.207572</text:p>
          </table:table-cell>
        </table:table-row>
        <table:table-row table:style-name="ro1">
          <table:table-cell office:value-type="float" office:value="0.75348" calcext:value-type="float">
            <text:p>0.75348</text:p>
          </table:table-cell>
          <table:table-cell office:value-type="float" office:value="0.208998" calcext:value-type="float">
            <text:p>0.208998</text:p>
          </table:table-cell>
        </table:table-row>
        <table:table-row table:style-name="ro1">
          <table:table-cell office:value-type="float" office:value="0.75555" calcext:value-type="float">
            <text:p>0.75555</text:p>
          </table:table-cell>
          <table:table-cell office:value-type="float" office:value="-0.483374" calcext:value-type="float">
            <text:p>-0.483374</text:p>
          </table:table-cell>
        </table:table-row>
        <table:table-row table:style-name="ro1">
          <table:table-cell office:value-type="float" office:value="0.75762" calcext:value-type="float">
            <text:p>0.75762</text:p>
          </table:table-cell>
          <table:table-cell office:value-type="float" office:value="0.905328" calcext:value-type="float">
            <text:p>0.905328</text:p>
          </table:table-cell>
        </table:table-row>
        <table:table-row table:style-name="ro1">
          <table:table-cell office:value-type="float" office:value="0.75969" calcext:value-type="float">
            <text:p>0.75969</text:p>
          </table:table-cell>
          <table:table-cell office:value-type="float" office:value="0.213113" calcext:value-type="float">
            <text:p>0.213113</text:p>
          </table:table-cell>
        </table:table-row>
        <table:table-row table:style-name="ro1">
          <table:table-cell office:value-type="float" office:value="0.76176" calcext:value-type="float">
            <text:p>0.76176</text:p>
          </table:table-cell>
          <table:table-cell office:value-type="float" office:value="-6.02963" calcext:value-type="float">
            <text:p>-6.02963</text:p>
          </table:table-cell>
        </table:table-row>
        <table:table-row table:style-name="ro1">
          <table:table-cell office:value-type="float" office:value="0.76383" calcext:value-type="float">
            <text:p>0.76383</text:p>
          </table:table-cell>
          <table:table-cell office:value-type="float" office:value="12.7014" calcext:value-type="float">
            <text:p>12.7014</text:p>
          </table:table-cell>
        </table:table-row>
        <table:table-row table:style-name="ro1">
          <table:table-cell office:value-type="float" office:value="0.7659" calcext:value-type="float">
            <text:p>0.7659</text:p>
          </table:table-cell>
          <table:table-cell office:value-type="float" office:value="-6.71916" calcext:value-type="float">
            <text:p>-6.71916</text:p>
          </table:table-cell>
        </table:table-row>
        <table:table-row table:style-name="ro1">
          <table:table-cell office:value-type="float" office:value="0.76797" calcext:value-type="float">
            <text:p>0.76797</text:p>
          </table:table-cell>
          <table:table-cell office:value-type="float" office:value="0.912285" calcext:value-type="float">
            <text:p>0.912285</text:p>
          </table:table-cell>
        </table:table-row>
        <table:table-row table:style-name="ro1">
          <table:table-cell office:value-type="float" office:value="0.77004" calcext:value-type="float">
            <text:p>0.77004</text:p>
          </table:table-cell>
          <table:table-cell office:value-type="float" office:value="0.220068" calcext:value-type="float">
            <text:p>0.220068</text:p>
          </table:table-cell>
        </table:table-row>
        <table:table-row table:style-name="ro1">
          <table:table-cell office:value-type="float" office:value="0.77211" calcext:value-type="float">
            <text:p>0.77211</text:p>
          </table:table-cell>
          <table:table-cell office:value-type="float" office:value="0.221489" calcext:value-type="float">
            <text:p>0.221489</text:p>
          </table:table-cell>
        </table:table-row>
        <table:table-row table:style-name="ro1">
          <table:table-cell office:value-type="float" office:value="0.77418" calcext:value-type="float">
            <text:p>0.77418</text:p>
          </table:table-cell>
          <table:table-cell office:value-type="float" office:value="-6.02125" calcext:value-type="float">
            <text:p>-6.02125</text:p>
          </table:table-cell>
        </table:table-row>
        <table:table-row table:style-name="ro1">
          <table:table-cell office:value-type="float" office:value="0.77625" calcext:value-type="float">
            <text:p>0.77625</text:p>
          </table:table-cell>
          <table:table-cell office:value-type="float" office:value="6.46565" calcext:value-type="float">
            <text:p>6.46565</text:p>
          </table:table-cell>
        </table:table-row>
        <table:table-row table:style-name="ro1">
          <table:table-cell office:value-type="float" office:value="0.77832" calcext:value-type="float">
            <text:p>0.77832</text:p>
          </table:table-cell>
          <table:table-cell office:value-type="float" office:value="5.7747" calcext:value-type="float">
            <text:p>5.7747</text:p>
          </table:table-cell>
        </table:table-row>
        <table:table-row table:style-name="ro1">
          <table:table-cell office:value-type="float" office:value="0.78039" calcext:value-type="float">
            <text:p>0.78039</text:p>
          </table:table-cell>
          <table:table-cell office:value-type="float" office:value="-11.5663" calcext:value-type="float">
            <text:p>-11.5663</text:p>
          </table:table-cell>
        </table:table-row>
        <table:table-row table:style-name="ro1">
          <table:table-cell office:value-type="float" office:value="0.78246" calcext:value-type="float">
            <text:p>0.78246</text:p>
          </table:table-cell>
          <table:table-cell office:value-type="float" office:value="12.7139" calcext:value-type="float">
            <text:p>12.7139</text:p>
          </table:table-cell>
        </table:table-row>
        <table:table-row table:style-name="ro1">
          <table:table-cell office:value-type="float" office:value="0.78453" calcext:value-type="float">
            <text:p>0.78453</text:p>
          </table:table-cell>
          <table:table-cell office:value-type="float" office:value="-12.2571" calcext:value-type="float">
            <text:p>-12.2571</text:p>
          </table:table-cell>
        </table:table-row>
        <table:table-row table:style-name="ro1">
          <table:table-cell office:value-type="float" office:value="0.7866" calcext:value-type="float">
            <text:p>0.7866</text:p>
          </table:table-cell>
          <table:table-cell office:value-type="float" office:value="12.023" calcext:value-type="float">
            <text:p>12.023</text:p>
          </table:table-cell>
        </table:table-row>
        <table:table-row table:style-name="ro1">
          <table:table-cell office:value-type="float" office:value="0.78867" calcext:value-type="float">
            <text:p>0.78867</text:p>
          </table:table-cell>
          <table:table-cell office:value-type="float" office:value="-11.5607" calcext:value-type="float">
            <text:p>-11.5607</text:p>
          </table:table-cell>
        </table:table-row>
        <table:table-row table:style-name="ro1">
          <table:table-cell office:value-type="float" office:value="0.79074" calcext:value-type="float">
            <text:p>0.79074</text:p>
          </table:table-cell>
          <table:table-cell office:value-type="float" office:value="6.47527" calcext:value-type="float">
            <text:p>6.47527</text:p>
          </table:table-cell>
        </table:table-row>
        <table:table-row table:style-name="ro1">
          <table:table-cell office:value-type="float" office:value="0.79281" calcext:value-type="float">
            <text:p>0.79281</text:p>
          </table:table-cell>
          <table:table-cell office:value-type="float" office:value="0.233939" calcext:value-type="float">
            <text:p>0.233939</text:p>
          </table:table-cell>
        </table:table-row>
        <table:table-row table:style-name="ro1">
          <table:table-cell office:value-type="float" office:value="0.79488" calcext:value-type="float">
            <text:p>0.79488</text:p>
          </table:table-cell>
          <table:table-cell office:value-type="float" office:value="0.235354" calcext:value-type="float">
            <text:p>0.235354</text:p>
          </table:table-cell>
        </table:table-row>
        <table:table-row table:style-name="ro1">
          <table:table-cell office:value-type="float" office:value="0.79695" calcext:value-type="float">
            <text:p>0.79695</text:p>
          </table:table-cell>
          <table:table-cell office:value-type="float" office:value="5.78713" calcext:value-type="float">
            <text:p>5.78713</text:p>
          </table:table-cell>
        </table:table-row>
        <table:table-row table:style-name="ro1">
          <table:table-cell office:value-type="float" office:value="0.79902" calcext:value-type="float">
            <text:p>0.79902</text:p>
          </table:table-cell>
          <table:table-cell office:value-type="float" office:value="-11.5538" calcext:value-type="float">
            <text:p>-11.5538</text:p>
          </table:table-cell>
        </table:table-row>
        <table:table-row table:style-name="ro1">
          <table:table-cell office:value-type="float" office:value="0.80109" calcext:value-type="float">
            <text:p>0.80109</text:p>
          </table:table-cell>
          <table:table-cell office:value-type="float" office:value="12.7263" calcext:value-type="float">
            <text:p>12.7263</text:p>
          </table:table-cell>
        </table:table-row>
        <table:table-row table:style-name="ro1">
          <table:table-cell office:value-type="float" office:value="0.80316" calcext:value-type="float">
            <text:p>0.80316</text:p>
          </table:table-cell>
          <table:table-cell office:value-type="float" office:value="-6.00048" calcext:value-type="float">
            <text:p>-6.00048</text:p>
          </table:table-cell>
        </table:table-row>
        <table:table-row table:style-name="ro1">
          <table:table-cell office:value-type="float" office:value="0.80523" calcext:value-type="float">
            <text:p>0.80523</text:p>
          </table:table-cell>
          <table:table-cell office:value-type="float" office:value="-0.450117" calcext:value-type="float">
            <text:p>-0.450117</text:p>
          </table:table-cell>
        </table:table-row>
        <table:table-row table:style-name="ro1">
          <table:table-cell office:value-type="float" office:value="0.8073" calcext:value-type="float">
            <text:p>0.8073</text:p>
          </table:table-cell>
          <table:table-cell office:value-type="float" office:value="-5.30558" calcext:value-type="float">
            <text:p>-5.30558</text:p>
          </table:table-cell>
        </table:table-row>
        <table:table-row table:style-name="ro1">
          <table:table-cell office:value-type="float" office:value="0.80937" calcext:value-type="float">
            <text:p>0.80937</text:p>
          </table:table-cell>
          <table:table-cell office:value-type="float" office:value="12.7318" calcext:value-type="float">
            <text:p>12.7318</text:p>
          </table:table-cell>
        </table:table-row>
        <table:table-row table:style-name="ro1">
          <table:table-cell office:value-type="float" office:value="0.81144" calcext:value-type="float">
            <text:p>0.81144</text:p>
          </table:table-cell>
          <table:table-cell office:value-type="float" office:value="-5.99499" calcext:value-type="float">
            <text:p>-5.99499</text:p>
          </table:table-cell>
        </table:table-row>
        <table:table-row table:style-name="ro1">
          <table:table-cell office:value-type="float" office:value="0.81351" calcext:value-type="float">
            <text:p>0.81351</text:p>
          </table:table-cell>
          <table:table-cell office:value-type="float" office:value="0.249164" calcext:value-type="float">
            <text:p>0.249164</text:p>
          </table:table-cell>
        </table:table-row>
        <table:table-row table:style-name="ro1">
          <table:table-cell office:value-type="float" office:value="0.81558" calcext:value-type="float">
            <text:p>0.81558</text:p>
          </table:table-cell>
          <table:table-cell office:value-type="float" office:value="-0.443222" calcext:value-type="float">
            <text:p>-0.443222</text:p>
          </table:table-cell>
        </table:table-row>
        <table:table-row table:style-name="ro1">
          <table:table-cell office:value-type="float" office:value="0.81765" calcext:value-type="float">
            <text:p>0.81765</text:p>
          </table:table-cell>
          <table:table-cell office:value-type="float" office:value="-5.29869" calcext:value-type="float">
            <text:p>-5.29869</text:p>
          </table:table-cell>
        </table:table-row>
        <table:table-row table:style-name="ro1">
          <table:table-cell office:value-type="float" office:value="0.81972" calcext:value-type="float">
            <text:p>0.81972</text:p>
          </table:table-cell>
          <table:table-cell office:value-type="float" office:value="6.49457" calcext:value-type="float">
            <text:p>6.49457</text:p>
          </table:table-cell>
        </table:table-row>
        <table:table-row table:style-name="ro1">
          <table:table-cell office:value-type="float" office:value="0.82179" calcext:value-type="float">
            <text:p>0.82179</text:p>
          </table:table-cell>
          <table:table-cell office:value-type="float" office:value="0.253233" calcext:value-type="float">
            <text:p>0.253233</text:p>
          </table:table-cell>
        </table:table-row>
        <table:table-row table:style-name="ro1">
          <table:table-cell office:value-type="float" office:value="0.82386" calcext:value-type="float">
            <text:p>0.82386</text:p>
          </table:table-cell>
          <table:table-cell office:value-type="float" office:value="0.25464" calcext:value-type="float">
            <text:p>0.25464</text:p>
          </table:table-cell>
        </table:table-row>
        <table:table-row table:style-name="ro1">
          <table:table-cell office:value-type="float" office:value="0.82593" calcext:value-type="float">
            <text:p>0.82593</text:p>
          </table:table-cell>
          <table:table-cell office:value-type="float" office:value="0.256047" calcext:value-type="float">
            <text:p>0.256047</text:p>
          </table:table-cell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-0.436342" calcext:value-type="float">
            <text:p>-0.436342</text:p>
          </table:table-cell>
        </table:table-row>
        <table:table-row table:style-name="ro1">
          <table:table-cell office:value-type="float" office:value="0.83007" calcext:value-type="float">
            <text:p>0.83007</text:p>
          </table:table-cell>
          <table:table-cell office:value-type="float" office:value="0.95234" calcext:value-type="float">
            <text:p>0.95234</text:p>
          </table:table-cell>
        </table:table-row>
        <table:table-row table:style-name="ro1">
          <table:table-cell office:value-type="float" office:value="0.83214" calcext:value-type="float">
            <text:p>0.83214</text:p>
          </table:table-cell>
          <table:table-cell office:value-type="float" office:value="0.260107" calcext:value-type="float">
            <text:p>0.260107</text:p>
          </table:table-cell>
        </table:table-row>
        <table:table-row table:style-name="ro1">
          <table:table-cell office:value-type="float" office:value="0.83421" calcext:value-type="float">
            <text:p>0.83421</text:p>
          </table:table-cell>
          <table:table-cell office:value-type="float" office:value="0.261511" calcext:value-type="float">
            <text:p>0.261511</text:p>
          </table:table-cell>
        </table:table-row>
        <table:table-row table:style-name="ro1">
          <table:table-cell office:value-type="float" office:value="0.83628" calcext:value-type="float">
            <text:p>0.83628</text:p>
          </table:table-cell>
          <table:table-cell office:value-type="float" office:value="0.262915" calcext:value-type="float">
            <text:p>0.262915</text:p>
          </table:table-cell>
        </table:table-row>
        <table:table-row table:style-name="ro1">
          <table:table-cell office:value-type="float" office:value="0.83835" calcext:value-type="float">
            <text:p>0.83835</text:p>
          </table:table-cell>
          <table:table-cell office:value-type="float" office:value="-0.429477" calcext:value-type="float">
            <text:p>-0.429477</text:p>
          </table:table-cell>
        </table:table-row>
        <table:table-row table:style-name="ro1">
          <table:table-cell office:value-type="float" office:value="0.84042" calcext:value-type="float">
            <text:p>0.84042</text:p>
          </table:table-cell>
          <table:table-cell office:value-type="float" office:value="0.959202" calcext:value-type="float">
            <text:p>0.959202</text:p>
          </table:table-cell>
        </table:table-row>
        <table:table-row table:style-name="ro1">
          <table:table-cell office:value-type="float" office:value="0.84249" calcext:value-type="float">
            <text:p>0.84249</text:p>
          </table:table-cell>
          <table:table-cell office:value-type="float" office:value="0.266965" calcext:value-type="float">
            <text:p>0.266965</text:p>
          </table:table-cell>
        </table:table-row>
        <table:table-row table:style-name="ro1">
          <table:table-cell office:value-type="float" office:value="0.84456" calcext:value-type="float">
            <text:p>0.84456</text:p>
          </table:table-cell>
          <table:table-cell office:value-type="float" office:value="0.268366" calcext:value-type="float">
            <text:p>0.268366</text:p>
          </table:table-cell>
        </table:table-row>
        <table:table-row table:style-name="ro1">
          <table:table-cell office:value-type="float" office:value="0.84663" calcext:value-type="float">
            <text:p>0.84663</text:p>
          </table:table-cell>
          <table:table-cell office:value-type="float" office:value="0.269767" calcext:value-type="float">
            <text:p>0.269767</text:p>
          </table:table-cell>
        </table:table-row>
        <table:table-row table:style-name="ro1">
          <table:table-cell office:value-type="float" office:value="0.8487" calcext:value-type="float">
            <text:p>0.8487</text:p>
          </table:table-cell>
          <table:table-cell office:value-type="float" office:value="-0.422627" calcext:value-type="float">
            <text:p>-0.422627</text:p>
          </table:table-cell>
        </table:table-row>
        <table:table-row table:style-name="ro1">
          <table:table-cell office:value-type="float" office:value="0.85077" calcext:value-type="float">
            <text:p>0.85077</text:p>
          </table:table-cell>
          <table:table-cell office:value-type="float" office:value="0.966048" calcext:value-type="float">
            <text:p>0.966048</text:p>
          </table:table-cell>
        </table:table-row>
        <table:table-row table:style-name="ro1">
          <table:table-cell office:value-type="float" office:value="0.85284" calcext:value-type="float">
            <text:p>0.85284</text:p>
          </table:table-cell>
          <table:table-cell office:value-type="float" office:value="0.273808" calcext:value-type="float">
            <text:p>0.273808</text:p>
          </table:table-cell>
        </table:table-row>
        <table:table-row table:style-name="ro1">
          <table:table-cell office:value-type="float" office:value="0.85491" calcext:value-type="float">
            <text:p>0.85491</text:p>
          </table:table-cell>
          <table:table-cell office:value-type="float" office:value="0.275206" calcext:value-type="float">
            <text:p>0.275206</text:p>
          </table:table-cell>
        </table:table-row>
        <table:table-row table:style-name="ro1">
          <table:table-cell office:value-type="float" office:value="0.85698" calcext:value-type="float">
            <text:p>0.85698</text:p>
          </table:table-cell>
          <table:table-cell office:value-type="float" office:value="-0.41719" calcext:value-type="float">
            <text:p>-0.41719</text:p>
          </table:table-cell>
        </table:table-row>
        <table:table-row table:style-name="ro1">
          <table:table-cell office:value-type="float" office:value="0.85905" calcext:value-type="float">
            <text:p>0.85905</text:p>
          </table:table-cell>
          <table:table-cell office:value-type="float" office:value="0.971483" calcext:value-type="float">
            <text:p>0.971483</text:p>
          </table:table-cell>
        </table:table-row>
        <table:table-row table:style-name="ro1">
          <table:table-cell office:value-type="float" office:value="0.86112" calcext:value-type="float">
            <text:p>0.86112</text:p>
          </table:table-cell>
          <table:table-cell office:value-type="float" office:value="0.27924" calcext:value-type="float">
            <text:p>0.27924</text:p>
          </table:table-cell>
        </table:table-row>
        <table:table-row table:style-name="ro1">
          <table:table-cell office:value-type="float" office:value="0.86319" calcext:value-type="float">
            <text:p>0.86319</text:p>
          </table:table-cell>
          <table:table-cell office:value-type="float" office:value="0.280635" calcext:value-type="float">
            <text:p>0.280635</text:p>
          </table:table-cell>
        </table:table-row>
        <table:table-row table:style-name="ro1">
          <table:table-cell office:value-type="float" office:value="0.86526" calcext:value-type="float">
            <text:p>0.86526</text:p>
          </table:table-cell>
          <table:table-cell office:value-type="float" office:value="0.28203" calcext:value-type="float">
            <text:p>0.28203</text:p>
          </table:table-cell>
        </table:table-row>
        <table:table-row table:style-name="ro1">
          <table:table-cell office:value-type="float" office:value="0.86733" calcext:value-type="float">
            <text:p>0.86733</text:p>
          </table:table-cell>
          <table:table-cell office:value-type="float" office:value="-0.41037" calcext:value-type="float">
            <text:p>-0.41037</text:p>
          </table:table-cell>
        </table:table-row>
        <table:table-row table:style-name="ro1">
          <table:table-cell office:value-type="float" office:value="0.8694" calcext:value-type="float">
            <text:p>0.8694</text:p>
          </table:table-cell>
          <table:table-cell office:value-type="float" office:value="-5.26584" calcext:value-type="float">
            <text:p>-5.26584</text:p>
          </table:table-cell>
        </table:table-row>
        <table:table-row table:style-name="ro1">
          <table:table-cell office:value-type="float" office:value="0.87147" calcext:value-type="float">
            <text:p>0.87147</text:p>
          </table:table-cell>
          <table:table-cell office:value-type="float" office:value="12.7715" calcext:value-type="float">
            <text:p>12.7715</text:p>
          </table:table-cell>
        </table:table-row>
        <table:table-row table:style-name="ro1">
          <table:table-cell office:value-type="float" office:value="0.87354" calcext:value-type="float">
            <text:p>0.87354</text:p>
          </table:table-cell>
          <table:table-cell office:value-type="float" office:value="-5.9553" calcext:value-type="float">
            <text:p>-5.9553</text:p>
          </table:table-cell>
        </table:table-row>
        <table:table-row table:style-name="ro1">
          <table:table-cell office:value-type="float" office:value="0.87561" calcext:value-type="float">
            <text:p>0.87561</text:p>
          </table:table-cell>
          <table:table-cell office:value-type="float" office:value="0.288836" calcext:value-type="float">
            <text:p>0.288836</text:p>
          </table:table-cell>
        </table:table-row>
        <table:table-row table:style-name="ro1">
          <table:table-cell office:value-type="float" office:value="0.87768" calcext:value-type="float">
            <text:p>0.87768</text:p>
          </table:table-cell>
          <table:table-cell office:value-type="float" office:value="-0.403566" calcext:value-type="float">
            <text:p>-0.403566</text:p>
          </table:table-cell>
        </table:table-row>
        <table:table-row table:style-name="ro1">
          <table:table-cell office:value-type="float" office:value="0.87975" calcext:value-type="float">
            <text:p>0.87975</text:p>
          </table:table-cell>
          <table:table-cell office:value-type="float" office:value="-5.25903" calcext:value-type="float">
            <text:p>-5.25903</text:p>
          </table:table-cell>
        </table:table-row>
        <table:table-row table:style-name="ro1">
          <table:table-cell office:value-type="float" office:value="0.88182" calcext:value-type="float">
            <text:p>0.88182</text:p>
          </table:table-cell>
          <table:table-cell office:value-type="float" office:value="6.53421" calcext:value-type="float">
            <text:p>6.53421</text:p>
          </table:table-cell>
        </table:table-row>
        <table:table-row table:style-name="ro1">
          <table:table-cell office:value-type="float" office:value="0.88389" calcext:value-type="float">
            <text:p>0.88389</text:p>
          </table:table-cell>
          <table:table-cell office:value-type="float" office:value="0.292851" calcext:value-type="float">
            <text:p>0.292851</text:p>
          </table:table-cell>
        </table:table-row>
        <table:table-row table:style-name="ro1">
          <table:table-cell office:value-type="float" office:value="0.88596" calcext:value-type="float">
            <text:p>0.88596</text:p>
          </table:table-cell>
          <table:table-cell office:value-type="float" office:value="0.294239" calcext:value-type="float">
            <text:p>0.294239</text:p>
          </table:table-cell>
        </table:table-row>
        <table:table-row table:style-name="ro1">
          <table:table-cell office:value-type="float" office:value="0.88803" calcext:value-type="float">
            <text:p>0.88803</text:p>
          </table:table-cell>
          <table:table-cell office:value-type="float" office:value="0.295626" calcext:value-type="float">
            <text:p>0.295626</text:p>
          </table:table-cell>
        </table:table-row>
        <table:table-row table:style-name="ro1">
          <table:table-cell office:value-type="float" office:value="0.8901" calcext:value-type="float">
            <text:p>0.8901</text:p>
          </table:table-cell>
          <table:table-cell office:value-type="float" office:value="-0.396779" calcext:value-type="float">
            <text:p>-0.396779</text:p>
          </table:table-cell>
        </table:table-row>
        <table:table-row table:style-name="ro1">
          <table:table-cell office:value-type="float" office:value="0.89217" calcext:value-type="float">
            <text:p>0.89217</text:p>
          </table:table-cell>
          <table:table-cell office:value-type="float" office:value="0.991883" calcext:value-type="float">
            <text:p>0.991883</text:p>
          </table:table-cell>
        </table:table-row>
        <table:table-row table:style-name="ro1">
          <table:table-cell office:value-type="float" office:value="0.89424" calcext:value-type="float">
            <text:p>0.89424</text:p>
          </table:table-cell>
          <table:table-cell office:value-type="float" office:value="0.29963" calcext:value-type="float">
            <text:p>0.29963</text:p>
          </table:table-cell>
        </table:table-row>
        <table:table-row table:style-name="ro1">
          <table:table-cell office:value-type="float" office:value="0.89631" calcext:value-type="float">
            <text:p>0.89631</text:p>
          </table:table-cell>
          <table:table-cell office:value-type="float" office:value="0.301015" calcext:value-type="float">
            <text:p>0.301015</text:p>
          </table:table-cell>
        </table:table-row>
        <table:table-row table:style-name="ro1">
          <table:table-cell office:value-type="float" office:value="0.89838" calcext:value-type="float">
            <text:p>0.89838</text:p>
          </table:table-cell>
          <table:table-cell office:value-type="float" office:value="0.302398" calcext:value-type="float">
            <text:p>0.302398</text:p>
          </table:table-cell>
        </table:table-row>
        <table:table-row table:style-name="ro1">
          <table:table-cell office:value-type="float" office:value="0.90045" calcext:value-type="float">
            <text:p>0.90045</text:p>
          </table:table-cell>
          <table:table-cell office:value-type="float" office:value="-0.39001" calcext:value-type="float">
            <text:p>-0.39001</text:p>
          </table:table-cell>
        </table:table-row>
        <table:table-row table:style-name="ro1">
          <table:table-cell office:value-type="float" office:value="0.90252" calcext:value-type="float">
            <text:p>0.90252</text:p>
          </table:table-cell>
          <table:table-cell office:value-type="float" office:value="7.24277" calcext:value-type="float">
            <text:p>7.24277</text:p>
          </table:table-cell>
        </table:table-row>
        <table:table-row table:style-name="ro1">
          <table:table-cell office:value-type="float" office:value="0.90459" calcext:value-type="float">
            <text:p>0.90459</text:p>
          </table:table-cell>
          <table:table-cell office:value-type="float" office:value="-12.1791" calcext:value-type="float">
            <text:p>-12.1791</text:p>
          </table:table-cell>
        </table:table-row>
        <table:table-row table:style-name="ro1">
          <table:table-cell office:value-type="float" office:value="0.90666" calcext:value-type="float">
            <text:p>0.90666</text:p>
          </table:table-cell>
          <table:table-cell office:value-type="float" office:value="6.55052" calcext:value-type="float">
            <text:p>6.55052</text:p>
          </table:table-cell>
        </table:table-row>
        <table:table-row table:style-name="ro1">
          <table:table-cell office:value-type="float" office:value="0.90873" calcext:value-type="float">
            <text:p>0.90873</text:p>
          </table:table-cell>
          <table:table-cell office:value-type="float" office:value="-0.384639" calcext:value-type="float">
            <text:p>-0.384639</text:p>
          </table:table-cell>
        </table:table-row>
        <table:table-row table:style-name="ro1">
          <table:table-cell office:value-type="float" office:value="0.9108" calcext:value-type="float">
            <text:p>0.9108</text:p>
          </table:table-cell>
          <table:table-cell office:value-type="float" office:value="1.00402" calcext:value-type="float">
            <text:p>1.00402</text:p>
          </table:table-cell>
        </table:table-row>
        <table:table-row table:style-name="ro1">
          <table:table-cell office:value-type="float" office:value="0.91287" calcext:value-type="float">
            <text:p>0.91287</text:p>
          </table:table-cell>
          <table:table-cell office:value-type="float" office:value="0.311758" calcext:value-type="float">
            <text:p>0.311758</text:p>
          </table:table-cell>
        </table:table-row>
        <table:table-row table:style-name="ro1">
          <table:table-cell office:value-type="float" office:value="0.91494" calcext:value-type="float">
            <text:p>0.91494</text:p>
          </table:table-cell>
          <table:table-cell office:value-type="float" office:value="0.313136" calcext:value-type="float">
            <text:p>0.313136</text:p>
          </table:table-cell>
        </table:table-row>
        <table:table-row table:style-name="ro1">
          <table:table-cell office:value-type="float" office:value="0.91701" calcext:value-type="float">
            <text:p>0.91701</text:p>
          </table:table-cell>
          <table:table-cell office:value-type="float" office:value="0.314513" calcext:value-type="float">
            <text:p>0.314513</text:p>
          </table:table-cell>
        </table:table-row>
        <table:table-row table:style-name="ro1">
          <table:table-cell office:value-type="float" office:value="0.91908" calcext:value-type="float">
            <text:p>0.91908</text:p>
          </table:table-cell>
          <table:table-cell office:value-type="float" office:value="-0.377902" calcext:value-type="float">
            <text:p>-0.377902</text:p>
          </table:table-cell>
        </table:table-row>
        <table:table-row table:style-name="ro1">
          <table:table-cell office:value-type="float" office:value="0.92115" calcext:value-type="float">
            <text:p>0.92115</text:p>
          </table:table-cell>
          <table:table-cell office:value-type="float" office:value="1.01075" calcext:value-type="float">
            <text:p>1.01075</text:p>
          </table:table-cell>
        </table:table-row>
        <table:table-row table:style-name="ro1">
          <table:table-cell office:value-type="float" office:value="0.92322" calcext:value-type="float">
            <text:p>0.92322</text:p>
          </table:table-cell>
          <table:table-cell office:value-type="float" office:value="0.318487" calcext:value-type="float">
            <text:p>0.318487</text:p>
          </table:table-cell>
        </table:table-row>
        <table:table-row table:style-name="ro1">
          <table:table-cell office:value-type="float" office:value="0.92529" calcext:value-type="float">
            <text:p>0.92529</text:p>
          </table:table-cell>
          <table:table-cell office:value-type="float" office:value="0.319861" calcext:value-type="float">
            <text:p>0.319861</text:p>
          </table:table-cell>
        </table:table-row>
        <table:table-row table:style-name="ro1">
          <table:table-cell office:value-type="float" office:value="0.92736" calcext:value-type="float">
            <text:p>0.92736</text:p>
          </table:table-cell>
          <table:table-cell office:value-type="float" office:value="0.321234" calcext:value-type="float">
            <text:p>0.321234</text:p>
          </table:table-cell>
        </table:table-row>
        <table:table-row table:style-name="ro1">
          <table:table-cell office:value-type="float" office:value="0.92943" calcext:value-type="float">
            <text:p>0.92943</text:p>
          </table:table-cell>
          <table:table-cell office:value-type="float" office:value="-0.371184" calcext:value-type="float">
            <text:p>-0.371184</text:p>
          </table:table-cell>
        </table:table-row>
        <table:table-row table:style-name="ro1">
          <table:table-cell office:value-type="float" office:value="0.9315" calcext:value-type="float">
            <text:p>0.9315</text:p>
          </table:table-cell>
          <table:table-cell office:value-type="float" office:value="1.01746" calcext:value-type="float">
            <text:p>1.01746</text:p>
          </table:table-cell>
        </table:table-row>
        <table:table-row table:style-name="ro1">
          <table:table-cell office:value-type="float" office:value="0.93357" calcext:value-type="float">
            <text:p>0.93357</text:p>
          </table:table-cell>
          <table:table-cell office:value-type="float" office:value="-5.91892" calcext:value-type="float">
            <text:p>-5.91892</text:p>
          </table:table-cell>
        </table:table-row>
        <table:table-row table:style-name="ro1">
          <table:table-cell office:value-type="float" office:value="0.93564" calcext:value-type="float">
            <text:p>0.93564</text:p>
          </table:table-cell>
          <table:table-cell office:value-type="float" office:value="6.56794" calcext:value-type="float">
            <text:p>6.56794</text:p>
          </table:table-cell>
        </table:table-row>
        <table:table-row table:style-name="ro1">
          <table:table-cell office:value-type="float" office:value="0.93771" calcext:value-type="float">
            <text:p>0.93771</text:p>
          </table:table-cell>
          <table:table-cell office:value-type="float" office:value="6.57068" calcext:value-type="float">
            <text:p>6.57068</text:p>
          </table:table-cell>
        </table:table-row>
        <table:table-row table:style-name="ro1">
          <table:table-cell office:value-type="float" office:value="0.93978" calcext:value-type="float">
            <text:p>0.93978</text:p>
          </table:table-cell>
          <table:table-cell office:value-type="float" office:value="-12.1576" calcext:value-type="float">
            <text:p>-12.1576</text:p>
          </table:table-cell>
        </table:table-row>
        <table:table-row table:style-name="ro1">
          <table:table-cell office:value-type="float" office:value="0.94185" calcext:value-type="float">
            <text:p>0.94185</text:p>
          </table:table-cell>
          <table:table-cell office:value-type="float" office:value="5.87826" calcext:value-type="float">
            <text:p>5.87826</text:p>
          </table:table-cell>
        </table:table-row>
        <table:table-row table:style-name="ro1">
          <table:table-cell office:value-type="float" office:value="0.94392" calcext:value-type="float">
            <text:p>0.94392</text:p>
          </table:table-cell>
          <table:table-cell office:value-type="float" office:value="1.02416" calcext:value-type="float">
            <text:p>1.02416</text:p>
          </table:table-cell>
        </table:table-row>
        <table:table-row table:style-name="ro1">
          <table:table-cell office:value-type="float" office:value="0.94599" calcext:value-type="float">
            <text:p>0.94599</text:p>
          </table:table-cell>
          <table:table-cell office:value-type="float" office:value="0.331888" calcext:value-type="float">
            <text:p>0.331888</text:p>
          </table:table-cell>
        </table:table-row>
        <table:table-row table:style-name="ro1">
          <table:table-cell office:value-type="float" office:value="0.94806" calcext:value-type="float">
            <text:p>0.94806</text:p>
          </table:table-cell>
          <table:table-cell office:value-type="float" office:value="0.333255" calcext:value-type="float">
            <text:p>0.333255</text:p>
          </table:table-cell>
        </table:table-row>
        <table:table-row table:style-name="ro1">
          <table:table-cell office:value-type="float" office:value="0.95013" calcext:value-type="float">
            <text:p>0.95013</text:p>
          </table:table-cell>
          <table:table-cell office:value-type="float" office:value="-0.35917" calcext:value-type="float">
            <text:p>-0.35917</text:p>
          </table:table-cell>
        </table:table-row>
        <table:table-row table:style-name="ro1">
          <table:table-cell office:value-type="float" office:value="0.9522" calcext:value-type="float">
            <text:p>0.9522</text:p>
          </table:table-cell>
          <table:table-cell office:value-type="float" office:value="7.27358" calcext:value-type="float">
            <text:p>7.27358</text:p>
          </table:table-cell>
        </table:table-row>
        <table:table-row table:style-name="ro1">
          <table:table-cell office:value-type="float" office:value="0.95427" calcext:value-type="float">
            <text:p>0.95427</text:p>
          </table:table-cell>
          <table:table-cell office:value-type="float" office:value="-12.1483" calcext:value-type="float">
            <text:p>-12.1483</text:p>
          </table:table-cell>
        </table:table-row>
        <table:table-row table:style-name="ro1">
          <table:table-cell office:value-type="float" office:value="0.95634" calcext:value-type="float">
            <text:p>0.95634</text:p>
          </table:table-cell>
          <table:table-cell office:value-type="float" office:value="6.5813" calcext:value-type="float">
            <text:p>6.5813</text:p>
          </table:table-cell>
        </table:table-row>
        <table:table-row table:style-name="ro1">
          <table:table-cell office:value-type="float" office:value="0.95841" calcext:value-type="float">
            <text:p>0.95841</text:p>
          </table:table-cell>
          <table:table-cell office:value-type="float" office:value="5.89024" calcext:value-type="float">
            <text:p>5.89024</text:p>
          </table:table-cell>
        </table:table-row>
        <table:table-row table:style-name="ro1">
          <table:table-cell office:value-type="float" office:value="0.96048" calcext:value-type="float">
            <text:p>0.96048</text:p>
          </table:table-cell>
          <table:table-cell office:value-type="float" office:value="-11.4507" calcext:value-type="float">
            <text:p>-11.4507</text:p>
          </table:table-cell>
        </table:table-row>
        <table:table-row table:style-name="ro1">
          <table:table-cell office:value-type="float" office:value="0.96255" calcext:value-type="float">
            <text:p>0.96255</text:p>
          </table:table-cell>
          <table:table-cell office:value-type="float" office:value="6.58524" calcext:value-type="float">
            <text:p>6.58524</text:p>
          </table:table-cell>
        </table:table-row>
        <table:table-row table:style-name="ro1">
          <table:table-cell office:value-type="float" office:value="0.96462" calcext:value-type="float">
            <text:p>0.96462</text:p>
          </table:table-cell>
          <table:table-cell office:value-type="float" office:value="0.343853" calcext:value-type="float">
            <text:p>0.343853</text:p>
          </table:table-cell>
        </table:table-row>
        <table:table-row table:style-name="ro1">
          <table:table-cell office:value-type="float" office:value="0.96669" calcext:value-type="float">
            <text:p>0.96669</text:p>
          </table:table-cell>
          <table:table-cell office:value-type="float" office:value="0.345212" calcext:value-type="float">
            <text:p>0.345212</text:p>
          </table:table-cell>
        </table:table-row>
        <table:table-row table:style-name="ro1">
          <table:table-cell office:value-type="float" office:value="0.96876" calcext:value-type="float">
            <text:p>0.96876</text:p>
          </table:table-cell>
          <table:table-cell office:value-type="float" office:value="0.34657" calcext:value-type="float">
            <text:p>0.34657</text:p>
          </table:table-cell>
        </table:table-row>
        <table:table-row table:style-name="ro1">
          <table:table-cell office:value-type="float" office:value="0.97083" calcext:value-type="float">
            <text:p>0.97083</text:p>
          </table:table-cell>
          <table:table-cell office:value-type="float" office:value="-0.345862" calcext:value-type="float">
            <text:p>-0.345862</text:p>
          </table:table-cell>
        </table:table-row>
        <table:table-row table:style-name="ro1">
          <table:table-cell office:value-type="float" office:value="0.9729" calcext:value-type="float">
            <text:p>0.9729</text:p>
          </table:table-cell>
          <table:table-cell office:value-type="float" office:value="1.04277" calcext:value-type="float">
            <text:p>1.04277</text:p>
          </table:table-cell>
        </table:table-row>
        <table:table-row table:style-name="ro1">
          <table:table-cell office:value-type="float" office:value="0.97497" calcext:value-type="float">
            <text:p>0.97497</text:p>
          </table:table-cell>
          <table:table-cell office:value-type="float" office:value="0.350488" calcext:value-type="float">
            <text:p>0.350488</text:p>
          </table:table-cell>
        </table:table-row>
        <table:table-row table:style-name="ro1">
          <table:table-cell office:value-type="float" office:value="0.97704" calcext:value-type="float">
            <text:p>0.97704</text:p>
          </table:table-cell>
          <table:table-cell office:value-type="float" office:value="0.351843" calcext:value-type="float">
            <text:p>0.351843</text:p>
          </table:table-cell>
        </table:table-row>
        <table:table-row table:style-name="ro1">
          <table:table-cell office:value-type="float" office:value="0.97911" calcext:value-type="float">
            <text:p>0.97911</text:p>
          </table:table-cell>
          <table:table-cell office:value-type="float" office:value="0.353197" calcext:value-type="float">
            <text:p>0.353197</text:p>
          </table:table-cell>
        </table:table-row>
        <table:table-row table:style-name="ro1">
          <table:table-cell office:value-type="float" office:value="0.98118" calcext:value-type="float">
            <text:p>0.98118</text:p>
          </table:table-cell>
          <table:table-cell office:value-type="float" office:value="-0.339239" calcext:value-type="float">
            <text:p>-0.339239</text:p>
          </table:table-cell>
        </table:table-row>
        <table:table-row table:style-name="ro1">
          <table:table-cell office:value-type="float" office:value="0.98325" calcext:value-type="float">
            <text:p>0.98325</text:p>
          </table:table-cell>
          <table:table-cell office:value-type="float" office:value="1.04939" calcext:value-type="float">
            <text:p>1.04939</text:p>
          </table:table-cell>
        </table:table-row>
        <table:table-row table:style-name="ro1">
          <table:table-cell office:value-type="float" office:value="0.98532" calcext:value-type="float">
            <text:p>0.98532</text:p>
          </table:table-cell>
          <table:table-cell office:value-type="float" office:value="0.357103" calcext:value-type="float">
            <text:p>0.357103</text:p>
          </table:table-cell>
        </table:table-row>
        <table:table-row table:style-name="ro1">
          <table:table-cell office:value-type="float" office:value="0.98739" calcext:value-type="float">
            <text:p>0.98739</text:p>
          </table:table-cell>
          <table:table-cell office:value-type="float" office:value="0.358453" calcext:value-type="float">
            <text:p>0.358453</text:p>
          </table:table-cell>
        </table:table-row>
        <table:table-row table:style-name="ro1">
          <table:table-cell office:value-type="float" office:value="0.98946" calcext:value-type="float">
            <text:p>0.98946</text:p>
          </table:table-cell>
          <table:table-cell office:value-type="float" office:value="-5.88429" calcext:value-type="float">
            <text:p>-5.88429</text:p>
          </table:table-cell>
        </table:table-row>
        <table:table-row table:style-name="ro1">
          <table:table-cell office:value-type="float" office:value="0.99153" calcext:value-type="float">
            <text:p>0.99153</text:p>
          </table:table-cell>
          <table:table-cell office:value-type="float" office:value="12.1529" calcext:value-type="float">
            <text:p>12.1529</text:p>
          </table:table-cell>
        </table:table-row>
        <table:table-row table:style-name="ro1">
          <table:table-cell office:value-type="float" office:value="0.9936" calcext:value-type="float">
            <text:p>0.9936</text:p>
          </table:table-cell>
          <table:table-cell office:value-type="float" office:value="-5.18676" calcext:value-type="float">
            <text:p>-5.18676</text:p>
          </table:table-cell>
        </table:table-row>
        <table:table-row table:style-name="ro1">
          <table:table-cell office:value-type="float" office:value="0.99567" calcext:value-type="float">
            <text:p>0.99567</text:p>
          </table:table-cell>
          <table:table-cell office:value-type="float" office:value="0.363697" calcext:value-type="float">
            <text:p>0.363697</text:p>
          </table:table-cell>
        </table:table-row>
        <table:table-row table:style-name="ro1">
          <table:table-cell office:value-type="float" office:value="0.99774" calcext:value-type="float">
            <text:p>0.99774</text:p>
          </table:table-cell>
          <table:table-cell office:value-type="float" office:value="0.365043" calcext:value-type="float">
            <text:p>0.365043</text:p>
          </table:table-cell>
        </table:table-row>
        <table:table-row table:style-name="ro1">
          <table:table-cell office:value-type="float" office:value="0.99981" calcext:value-type="float">
            <text:p>0.99981</text:p>
          </table:table-cell>
          <table:table-cell office:value-type="float" office:value="-0.3274" calcext:value-type="float">
            <text:p>-0.3274</text:p>
          </table:table-cell>
        </table:table-row>
        <table:table-row table:style-name="ro1">
          <table:table-cell office:value-type="float" office:value="1.00188" calcext:value-type="float">
            <text:p>1.00188</text:p>
          </table:table-cell>
          <table:table-cell office:value-type="float" office:value="1.06122" calcext:value-type="float">
            <text:p>1.06122</text:p>
          </table:table-cell>
        </table:table-row>
        <table:table-row table:style-name="ro1">
          <table:table-cell office:value-type="float" office:value="1.00395" calcext:value-type="float">
            <text:p>1.00395</text:p>
          </table:table-cell>
          <table:table-cell office:value-type="float" office:value="0.368926" calcext:value-type="float">
            <text:p>0.368926</text:p>
          </table:table-cell>
        </table:table-row>
        <table:table-row table:style-name="ro1">
          <table:table-cell office:value-type="float" office:value="1.00602" calcext:value-type="float">
            <text:p>1.00602</text:p>
          </table:table-cell>
          <table:table-cell office:value-type="float" office:value="-5.87382" calcext:value-type="float">
            <text:p>-5.87382</text:p>
          </table:table-cell>
        </table:table-row>
        <table:table-row table:style-name="ro1">
          <table:table-cell office:value-type="float" office:value="1.00809" calcext:value-type="float">
            <text:p>1.00809</text:p>
          </table:table-cell>
          <table:table-cell office:value-type="float" office:value="12.8571" calcext:value-type="float">
            <text:p>12.8571</text:p>
          </table:table-cell>
        </table:table-row>
        <table:table-row table:style-name="ro1">
          <table:table-cell office:value-type="float" office:value="1.01016" calcext:value-type="float">
            <text:p>1.01016</text:p>
          </table:table-cell>
          <table:table-cell office:value-type="float" office:value="-12.1139" calcext:value-type="float">
            <text:p>-12.1139</text:p>
          </table:table-cell>
        </table:table-row>
        <table:table-row table:style-name="ro1">
          <table:table-cell office:value-type="float" office:value="1.01223" calcext:value-type="float">
            <text:p>1.01223</text:p>
          </table:table-cell>
          <table:table-cell office:value-type="float" office:value="12.166" calcext:value-type="float">
            <text:p>12.166</text:p>
          </table:table-cell>
        </table:table-row>
        <table:table-row table:style-name="ro1">
          <table:table-cell office:value-type="float" office:value="1.0143" calcext:value-type="float">
            <text:p>1.0143</text:p>
          </table:table-cell>
          <table:table-cell office:value-type="float" office:value="-5.17362" calcext:value-type="float">
            <text:p>-5.17362</text:p>
          </table:table-cell>
        </table:table-row>
        <table:table-row table:style-name="ro1">
          <table:table-cell office:value-type="float" office:value="1.01637" calcext:value-type="float">
            <text:p>1.01637</text:p>
          </table:table-cell>
          <table:table-cell office:value-type="float" office:value="-5.86726" calcext:value-type="float">
            <text:p>-5.86726</text:p>
          </table:table-cell>
        </table:table-row>
        <table:table-row table:style-name="ro1">
          <table:table-cell office:value-type="float" office:value="1.01844" calcext:value-type="float">
            <text:p>1.01844</text:p>
          </table:table-cell>
          <table:table-cell office:value-type="float" office:value="6.61956" calcext:value-type="float">
            <text:p>6.61956</text:p>
          </table:table-cell>
        </table:table-row>
        <table:table-row table:style-name="ro1">
          <table:table-cell office:value-type="float" office:value="1.02051" calcext:value-type="float">
            <text:p>1.02051</text:p>
          </table:table-cell>
          <table:table-cell office:value-type="float" office:value="0.378157" calcext:value-type="float">
            <text:p>0.378157</text:p>
          </table:table-cell>
        </table:table-row>
        <table:table-row table:style-name="ro1">
          <table:table-cell office:value-type="float" office:value="1.02258" calcext:value-type="float">
            <text:p>1.02258</text:p>
          </table:table-cell>
          <table:table-cell office:value-type="float" office:value="-0.314294" calcext:value-type="float">
            <text:p>-0.314294</text:p>
          </table:table-cell>
        </table:table-row>
        <table:table-row table:style-name="ro1">
          <table:table-cell office:value-type="float" office:value="1.02465" calcext:value-type="float">
            <text:p>1.02465</text:p>
          </table:table-cell>
          <table:table-cell office:value-type="float" office:value="1.07432" calcext:value-type="float">
            <text:p>1.07432</text:p>
          </table:table-cell>
        </table:table-row>
        <table:table-row table:style-name="ro1">
          <table:table-cell office:value-type="float" office:value="1.02672" calcext:value-type="float">
            <text:p>1.02672</text:p>
          </table:table-cell>
          <table:table-cell office:value-type="float" office:value="0.382014" calcext:value-type="float">
            <text:p>0.382014</text:p>
          </table:table-cell>
        </table:table-row>
        <table:table-row table:style-name="ro1">
          <table:table-cell office:value-type="float" office:value="1.02879" calcext:value-type="float">
            <text:p>1.02879</text:p>
          </table:table-cell>
          <table:table-cell office:value-type="float" office:value="0.383348" calcext:value-type="float">
            <text:p>0.383348</text:p>
          </table:table-cell>
        </table:table-row>
        <table:table-row table:style-name="ro1">
          <table:table-cell office:value-type="float" office:value="1.03086" calcext:value-type="float">
            <text:p>1.03086</text:p>
          </table:table-cell>
          <table:table-cell office:value-type="float" office:value="0.38468" calcext:value-type="float">
            <text:p>0.38468</text:p>
          </table:table-cell>
        </table:table-row>
        <table:table-row table:style-name="ro1">
          <table:table-cell office:value-type="float" office:value="1.03293" calcext:value-type="float">
            <text:p>1.03293</text:p>
          </table:table-cell>
          <table:table-cell office:value-type="float" office:value="-0.307774" calcext:value-type="float">
            <text:p>-0.307774</text:p>
          </table:table-cell>
        </table:table-row>
        <table:table-row table:style-name="ro1">
          <table:table-cell office:value-type="float" office:value="1.035" calcext:value-type="float">
            <text:p>1.035</text:p>
          </table:table-cell>
          <table:table-cell office:value-type="float" office:value="1.08083" calcext:value-type="float">
            <text:p>1.08083</text:p>
          </table:table-cell>
        </table:table-row>
        <table:table-row table:style-name="ro1">
          <table:table-cell office:value-type="float" office:value="1.03707" calcext:value-type="float">
            <text:p>1.03707</text:p>
          </table:table-cell>
          <table:table-cell office:value-type="float" office:value="0.388524" calcext:value-type="float">
            <text:p>0.388524</text:p>
          </table:table-cell>
        </table:table-row>
        <table:table-row table:style-name="ro1">
          <table:table-cell office:value-type="float" office:value="1.03914" calcext:value-type="float">
            <text:p>1.03914</text:p>
          </table:table-cell>
          <table:table-cell office:value-type="float" office:value="0.389853" calcext:value-type="float">
            <text:p>0.389853</text:p>
          </table:table-cell>
        </table:table-row>
        <table:table-row table:style-name="ro1">
          <table:table-cell office:value-type="float" office:value="1.04121" calcext:value-type="float">
            <text:p>1.04121</text:p>
          </table:table-cell>
          <table:table-cell office:value-type="float" office:value="5.94147" calcext:value-type="float">
            <text:p>5.94147</text:p>
          </table:table-cell>
        </table:table-row>
        <table:table-row table:style-name="ro1">
          <table:table-cell office:value-type="float" office:value="1.04328" calcext:value-type="float">
            <text:p>1.04328</text:p>
          </table:table-cell>
          <table:table-cell office:value-type="float" office:value="-11.3995" calcext:value-type="float">
            <text:p>-11.3995</text:p>
          </table:table-cell>
        </table:table-row>
        <table:table-row table:style-name="ro1">
          <table:table-cell office:value-type="float" office:value="1.04535" calcext:value-type="float">
            <text:p>1.04535</text:p>
          </table:table-cell>
          <table:table-cell office:value-type="float" office:value="6.63643" calcext:value-type="float">
            <text:p>6.63643</text:p>
          </table:table-cell>
        </table:table-row>
        <table:table-row table:style-name="ro1">
          <table:table-cell office:value-type="float" office:value="1.04742" calcext:value-type="float">
            <text:p>1.04742</text:p>
          </table:table-cell>
          <table:table-cell office:value-type="float" office:value="0.395012" calcext:value-type="float">
            <text:p>0.395012</text:p>
          </table:table-cell>
        </table:table-row>
        <table:table-row table:style-name="ro1">
          <table:table-cell office:value-type="float" office:value="1.04949" calcext:value-type="float">
            <text:p>1.04949</text:p>
          </table:table-cell>
          <table:table-cell office:value-type="float" office:value="0.396336" calcext:value-type="float">
            <text:p>0.396336</text:p>
          </table:table-cell>
        </table:table-row>
        <table:table-row table:style-name="ro1">
          <table:table-cell office:value-type="float" office:value="1.05156" calcext:value-type="float">
            <text:p>1.05156</text:p>
          </table:table-cell>
          <table:table-cell office:value-type="float" office:value="-0.296126" calcext:value-type="float">
            <text:p>-0.296126</text:p>
          </table:table-cell>
        </table:table-row>
        <table:table-row table:style-name="ro1">
          <table:table-cell office:value-type="float" office:value="1.05363" calcext:value-type="float">
            <text:p>1.05363</text:p>
          </table:table-cell>
          <table:table-cell office:value-type="float" office:value="1.09247" calcext:value-type="float">
            <text:p>1.09247</text:p>
          </table:table-cell>
        </table:table-row>
        <table:table-row table:style-name="ro1">
          <table:table-cell office:value-type="float" office:value="1.0557" calcext:value-type="float">
            <text:p>1.0557</text:p>
          </table:table-cell>
          <table:table-cell office:value-type="float" office:value="0.400156" calcext:value-type="float">
            <text:p>0.400156</text:p>
          </table:table-cell>
        </table:table-row>
        <table:table-row table:style-name="ro1">
          <table:table-cell office:value-type="float" office:value="1.05777" calcext:value-type="float">
            <text:p>1.05777</text:p>
          </table:table-cell>
          <table:table-cell office:value-type="float" office:value="0.401476" calcext:value-type="float">
            <text:p>0.401476</text:p>
          </table:table-cell>
        </table:table-row>
        <table:table-row table:style-name="ro1">
          <table:table-cell office:value-type="float" office:value="1.05984" calcext:value-type="float">
            <text:p>1.05984</text:p>
          </table:table-cell>
          <table:table-cell office:value-type="float" office:value="0.402795" calcext:value-type="float">
            <text:p>0.402795</text:p>
          </table:table-cell>
        </table:table-row>
        <table:table-row table:style-name="ro1">
          <table:table-cell office:value-type="float" office:value="1.06191" calcext:value-type="float">
            <text:p>1.06191</text:p>
          </table:table-cell>
          <table:table-cell office:value-type="float" office:value="-0.289671" calcext:value-type="float">
            <text:p>-0.289671</text:p>
          </table:table-cell>
        </table:table-row>
        <table:table-row table:style-name="ro1">
          <table:table-cell office:value-type="float" office:value="1.06398" calcext:value-type="float">
            <text:p>1.06398</text:p>
          </table:table-cell>
          <table:table-cell office:value-type="float" office:value="1.09892" calcext:value-type="float">
            <text:p>1.09892</text:p>
          </table:table-cell>
        </table:table-row>
        <table:table-row table:style-name="ro1">
          <table:table-cell office:value-type="float" office:value="1.06605" calcext:value-type="float">
            <text:p>1.06605</text:p>
          </table:table-cell>
          <table:table-cell office:value-type="float" office:value="0.406601" calcext:value-type="float">
            <text:p>0.406601</text:p>
          </table:table-cell>
        </table:table-row>
        <table:table-row table:style-name="ro1">
          <table:table-cell office:value-type="float" office:value="1.06812" calcext:value-type="float">
            <text:p>1.06812</text:p>
          </table:table-cell>
          <table:table-cell office:value-type="float" office:value="0.407916" calcext:value-type="float">
            <text:p>0.407916</text:p>
          </table:table-cell>
        </table:table-row>
        <table:table-row table:style-name="ro1">
          <table:table-cell office:value-type="float" office:value="1.07019" calcext:value-type="float">
            <text:p>1.07019</text:p>
          </table:table-cell>
          <table:table-cell office:value-type="float" office:value="-5.83483" calcext:value-type="float">
            <text:p>-5.83483</text:p>
          </table:table-cell>
        </table:table-row>
        <table:table-row table:style-name="ro1">
          <table:table-cell office:value-type="float" office:value="1.07226" calcext:value-type="float">
            <text:p>1.07226</text:p>
          </table:table-cell>
          <table:table-cell office:value-type="float" office:value="12.2022" calcext:value-type="float">
            <text:p>12.2022</text:p>
          </table:table-cell>
        </table:table-row>
        <table:table-row table:style-name="ro1">
          <table:table-cell office:value-type="float" office:value="1.07433" calcext:value-type="float">
            <text:p>1.07433</text:p>
          </table:table-cell>
          <table:table-cell office:value-type="float" office:value="-5.1374" calcext:value-type="float">
            <text:p>-5.1374</text:p>
          </table:table-cell>
        </table:table-row>
        <table:table-row table:style-name="ro1">
          <table:table-cell office:value-type="float" office:value="1.0764" calcext:value-type="float">
            <text:p>1.0764</text:p>
          </table:table-cell>
          <table:table-cell office:value-type="float" office:value="0.413022" calcext:value-type="float">
            <text:p>0.413022</text:p>
          </table:table-cell>
        </table:table-row>
        <table:table-row table:style-name="ro1">
          <table:table-cell office:value-type="float" office:value="1.07847" calcext:value-type="float">
            <text:p>1.07847</text:p>
          </table:table-cell>
          <table:table-cell office:value-type="float" office:value="0.414332" calcext:value-type="float">
            <text:p>0.414332</text:p>
          </table:table-cell>
        </table:table-row>
        <table:table-row table:style-name="ro1">
          <table:table-cell office:value-type="float" office:value="1.08054" calcext:value-type="float">
            <text:p>1.08054</text:p>
          </table:table-cell>
          <table:table-cell office:value-type="float" office:value="0.415642" calcext:value-type="float">
            <text:p>0.415642</text:p>
          </table:table-cell>
        </table:table-row>
        <table:table-row table:style-name="ro1">
          <table:table-cell office:value-type="float" office:value="1.08261" calcext:value-type="float">
            <text:p>1.08261</text:p>
          </table:table-cell>
          <table:table-cell office:value-type="float" office:value="-0.276833" calcext:value-type="float">
            <text:p>-0.276833</text:p>
          </table:table-cell>
        </table:table-row>
        <table:table-row table:style-name="ro1">
          <table:table-cell office:value-type="float" office:value="1.08468" calcext:value-type="float">
            <text:p>1.08468</text:p>
          </table:table-cell>
          <table:table-cell office:value-type="float" office:value="1.11175" calcext:value-type="float">
            <text:p>1.11175</text:p>
          </table:table-cell>
        </table:table-row>
        <table:table-row table:style-name="ro1">
          <table:table-cell office:value-type="float" office:value="1.08675" calcext:value-type="float">
            <text:p>1.08675</text:p>
          </table:table-cell>
          <table:table-cell office:value-type="float" office:value="0.419419" calcext:value-type="float">
            <text:p>0.419419</text:p>
          </table:table-cell>
        </table:table-row>
        <table:table-row table:style-name="ro1">
          <table:table-cell office:value-type="float" office:value="1.08882" calcext:value-type="float">
            <text:p>1.08882</text:p>
          </table:table-cell>
          <table:table-cell office:value-type="float" office:value="0.420724" calcext:value-type="float">
            <text:p>0.420724</text:p>
          </table:table-cell>
        </table:table-row>
        <table:table-row table:style-name="ro1">
          <table:table-cell office:value-type="float" office:value="1.09089" calcext:value-type="float">
            <text:p>1.09089</text:p>
          </table:table-cell>
          <table:table-cell office:value-type="float" office:value="-5.82202" calcext:value-type="float">
            <text:p>-5.82202</text:p>
          </table:table-cell>
        </table:table-row>
        <table:table-row table:style-name="ro1">
          <table:table-cell office:value-type="float" office:value="1.09296" calcext:value-type="float">
            <text:p>1.09296</text:p>
          </table:table-cell>
          <table:table-cell office:value-type="float" office:value="12.215" calcext:value-type="float">
            <text:p>12.215</text:p>
          </table:table-cell>
        </table:table-row>
        <table:table-row table:style-name="ro1">
          <table:table-cell office:value-type="float" office:value="1.09503" calcext:value-type="float">
            <text:p>1.09503</text:p>
          </table:table-cell>
          <table:table-cell office:value-type="float" office:value="-11.3687" calcext:value-type="float">
            <text:p>-11.3687</text:p>
          </table:table-cell>
        </table:table-row>
        <table:table-row table:style-name="ro1">
          <table:table-cell office:value-type="float" office:value="1.0971" calcext:value-type="float">
            <text:p>1.0971</text:p>
          </table:table-cell>
          <table:table-cell office:value-type="float" office:value="12.9113" calcext:value-type="float">
            <text:p>12.9113</text:p>
          </table:table-cell>
        </table:table-row>
        <table:table-row table:style-name="ro1">
          <table:table-cell office:value-type="float" office:value="1.09917" calcext:value-type="float">
            <text:p>1.09917</text:p>
          </table:table-cell>
          <table:table-cell office:value-type="float" office:value="-5.81565" calcext:value-type="float">
            <text:p>-5.81565</text:p>
          </table:table-cell>
        </table:table-row>
        <table:table-row table:style-name="ro1">
          <table:table-cell office:value-type="float" office:value="1.10124" calcext:value-type="float">
            <text:p>1.10124</text:p>
          </table:table-cell>
          <table:table-cell office:value-type="float" office:value="-0.265392" calcext:value-type="float">
            <text:p>-0.265392</text:p>
          </table:table-cell>
        </table:table-row>
        <table:table-row table:style-name="ro1">
          <table:table-cell office:value-type="float" office:value="1.10331" calcext:value-type="float">
            <text:p>1.10331</text:p>
          </table:table-cell>
          <table:table-cell office:value-type="float" office:value="1.12318" calcext:value-type="float">
            <text:p>1.12318</text:p>
          </table:table-cell>
        </table:table-row>
        <table:table-row table:style-name="ro1">
          <table:table-cell office:value-type="float" office:value="1.10538" calcext:value-type="float">
            <text:p>1.10538</text:p>
          </table:table-cell>
          <table:table-cell office:value-type="float" office:value="-5.8132" calcext:value-type="float">
            <text:p>-5.8132</text:p>
          </table:table-cell>
        </table:table-row>
        <table:table-row table:style-name="ro1">
          <table:table-cell office:value-type="float" office:value="1.10745" calcext:value-type="float">
            <text:p>1.10745</text:p>
          </table:table-cell>
          <table:table-cell office:value-type="float" office:value="6.67359" calcext:value-type="float">
            <text:p>6.67359</text:p>
          </table:table-cell>
        </table:table-row>
        <table:table-row table:style-name="ro1">
          <table:table-cell office:value-type="float" office:value="1.10952" calcext:value-type="float">
            <text:p>1.10952</text:p>
          </table:table-cell>
          <table:table-cell office:value-type="float" office:value="0.432138" calcext:value-type="float">
            <text:p>0.432138</text:p>
          </table:table-cell>
        </table:table-row>
        <table:table-row table:style-name="ro1">
          <table:table-cell office:value-type="float" office:value="1.11159" calcext:value-type="float">
            <text:p>1.11159</text:p>
          </table:table-cell>
          <table:table-cell office:value-type="float" office:value="0.433433" calcext:value-type="float">
            <text:p>0.433433</text:p>
          </table:table-cell>
        </table:table-row>
        <table:table-row table:style-name="ro1">
          <table:table-cell office:value-type="float" office:value="1.11366" calcext:value-type="float">
            <text:p>1.11366</text:p>
          </table:table-cell>
          <table:table-cell office:value-type="float" office:value="-0.259055" calcext:value-type="float">
            <text:p>-0.259055</text:p>
          </table:table-cell>
        </table:table-row>
        <table:table-row table:style-name="ro1">
          <table:table-cell office:value-type="float" office:value="1.11573" calcext:value-type="float">
            <text:p>1.11573</text:p>
          </table:table-cell>
          <table:table-cell office:value-type="float" office:value="1.12951" calcext:value-type="float">
            <text:p>1.12951</text:p>
          </table:table-cell>
        </table:table-row>
        <table:table-row table:style-name="ro1">
          <table:table-cell office:value-type="float" office:value="1.1178" calcext:value-type="float">
            <text:p>1.1178</text:p>
          </table:table-cell>
          <table:table-cell office:value-type="float" office:value="0.437169" calcext:value-type="float">
            <text:p>0.437169</text:p>
          </table:table-cell>
        </table:table-row>
        <table:table-row table:style-name="ro1">
          <table:table-cell office:value-type="float" office:value="1.11987" calcext:value-type="float">
            <text:p>1.11987</text:p>
          </table:table-cell>
          <table:table-cell office:value-type="float" office:value="0.43846" calcext:value-type="float">
            <text:p>0.43846</text:p>
          </table:table-cell>
        </table:table-row>
        <table:table-row table:style-name="ro1">
          <table:table-cell office:value-type="float" office:value="1.12194" calcext:value-type="float">
            <text:p>1.12194</text:p>
          </table:table-cell>
          <table:table-cell office:value-type="float" office:value="0.43975" calcext:value-type="float">
            <text:p>0.43975</text:p>
          </table:table-cell>
        </table:table-row>
        <table:table-row table:style-name="ro1">
          <table:table-cell office:value-type="float" office:value="1.12401" calcext:value-type="float">
            <text:p>1.12401</text:p>
          </table:table-cell>
          <table:table-cell office:value-type="float" office:value="-0.252743" calcext:value-type="float">
            <text:p>-0.252743</text:p>
          </table:table-cell>
        </table:table-row>
        <table:table-row table:style-name="ro1">
          <table:table-cell office:value-type="float" office:value="1.12608" calcext:value-type="float">
            <text:p>1.12608</text:p>
          </table:table-cell>
          <table:table-cell office:value-type="float" office:value="1.13582" calcext:value-type="float">
            <text:p>1.13582</text:p>
          </table:table-cell>
        </table:table-row>
        <table:table-row table:style-name="ro1">
          <table:table-cell office:value-type="float" office:value="1.12815" calcext:value-type="float">
            <text:p>1.12815</text:p>
          </table:table-cell>
          <table:table-cell office:value-type="float" office:value="0.44347" calcext:value-type="float">
            <text:p>0.44347</text:p>
          </table:table-cell>
        </table:table-row>
        <table:table-row table:style-name="ro1">
          <table:table-cell office:value-type="float" office:value="1.13022" calcext:value-type="float">
            <text:p>1.13022</text:p>
          </table:table-cell>
          <table:table-cell office:value-type="float" office:value="-5.79927" calcext:value-type="float">
            <text:p>-5.79927</text:p>
          </table:table-cell>
        </table:table-row>
        <table:table-row table:style-name="ro1">
          <table:table-cell office:value-type="float" office:value="1.13229" calcext:value-type="float">
            <text:p>1.13229</text:p>
          </table:table-cell>
          <table:table-cell office:value-type="float" office:value="12.9315" calcext:value-type="float">
            <text:p>12.9315</text:p>
          </table:table-cell>
        </table:table-row>
        <table:table-row table:style-name="ro1">
          <table:table-cell office:value-type="float" office:value="1.13436" calcext:value-type="float">
            <text:p>1.13436</text:p>
          </table:table-cell>
          <table:table-cell office:value-type="float" office:value="-6.4892" calcext:value-type="float">
            <text:p>-6.4892</text:p>
          </table:table-cell>
        </table:table-row>
        <table:table-row table:style-name="ro1">
          <table:table-cell office:value-type="float" office:value="1.13643" calcext:value-type="float">
            <text:p>1.13643</text:p>
          </table:table-cell>
          <table:table-cell office:value-type="float" office:value="1.1421" calcext:value-type="float">
            <text:p>1.1421</text:p>
          </table:table-cell>
        </table:table-row>
        <table:table-row table:style-name="ro1">
          <table:table-cell office:value-type="float" office:value="1.1385" calcext:value-type="float">
            <text:p>1.1385</text:p>
          </table:table-cell>
          <table:table-cell office:value-type="float" office:value="-5.79428" calcext:value-type="float">
            <text:p>-5.79428</text:p>
          </table:table-cell>
        </table:table-row>
        <table:table-row table:style-name="ro1">
          <table:table-cell office:value-type="float" office:value="1.14057" calcext:value-type="float">
            <text:p>1.14057</text:p>
          </table:table-cell>
          <table:table-cell office:value-type="float" office:value="6.69249" calcext:value-type="float">
            <text:p>6.69249</text:p>
          </table:table-cell>
        </table:table-row>
        <table:table-row table:style-name="ro1">
          <table:table-cell office:value-type="float" office:value="1.14264" calcext:value-type="float">
            <text:p>1.14264</text:p>
          </table:table-cell>
          <table:table-cell office:value-type="float" office:value="6.00127" calcext:value-type="float">
            <text:p>6.00127</text:p>
          </table:table-cell>
        </table:table-row>
        <table:table-row table:style-name="ro1">
          <table:table-cell office:value-type="float" office:value="1.14471" calcext:value-type="float">
            <text:p>1.14471</text:p>
          </table:table-cell>
          <table:table-cell office:value-type="float" office:value="-5.09567" calcext:value-type="float">
            <text:p>-5.09567</text:p>
          </table:table-cell>
        </table:table-row>
        <table:table-row table:style-name="ro1">
          <table:table-cell office:value-type="float" office:value="1.14678" calcext:value-type="float">
            <text:p>1.14678</text:p>
          </table:table-cell>
          <table:table-cell office:value-type="float" office:value="-5.7893" calcext:value-type="float">
            <text:p>-5.7893</text:p>
          </table:table-cell>
        </table:table-row>
        <table:table-row table:style-name="ro1">
          <table:table-cell office:value-type="float" office:value="1.14885" calcext:value-type="float">
            <text:p>1.14885</text:p>
          </table:table-cell>
          <table:table-cell office:value-type="float" office:value="12.9415" calcext:value-type="float">
            <text:p>12.9415</text:p>
          </table:table-cell>
        </table:table-row>
        <table:table-row table:style-name="ro1">
          <table:table-cell office:value-type="float" office:value="1.15092" calcext:value-type="float">
            <text:p>1.15092</text:p>
          </table:table-cell>
          <table:table-cell office:value-type="float" office:value="-12.0295" calcext:value-type="float">
            <text:p>-12.0295</text:p>
          </table:table-cell>
        </table:table-row>
        <table:table-row table:style-name="ro1">
          <table:table-cell office:value-type="float" office:value="1.15299" calcext:value-type="float">
            <text:p>1.15299</text:p>
          </table:table-cell>
          <table:table-cell office:value-type="float" office:value="6.70001" calcext:value-type="float">
            <text:p>6.70001</text:p>
          </table:table-cell>
        </table:table-row>
        <table:table-row table:style-name="ro1">
          <table:table-cell office:value-type="float" office:value="1.15506" calcext:value-type="float">
            <text:p>1.15506</text:p>
          </table:table-cell>
          <table:table-cell office:value-type="float" office:value="-0.235238" calcext:value-type="float">
            <text:p>-0.235238</text:p>
          </table:table-cell>
        </table:table-row>
        <table:table-row table:style-name="ro1">
          <table:table-cell office:value-type="float" office:value="1.15713" calcext:value-type="float">
            <text:p>1.15713</text:p>
          </table:table-cell>
          <table:table-cell office:value-type="float" office:value="-5.09071" calcext:value-type="float">
            <text:p>-5.09071</text:p>
          </table:table-cell>
        </table:table-row>
        <table:table-row table:style-name="ro1">
          <table:table-cell office:value-type="float" office:value="1.1592" calcext:value-type="float">
            <text:p>1.1592</text:p>
          </table:table-cell>
          <table:table-cell office:value-type="float" office:value="12.9464" calcext:value-type="float">
            <text:p>12.9464</text:p>
          </table:table-cell>
        </table:table-row>
        <table:table-row table:style-name="ro1">
          <table:table-cell office:value-type="float" office:value="1.16127" calcext:value-type="float">
            <text:p>1.16127</text:p>
          </table:table-cell>
          <table:table-cell office:value-type="float" office:value="-5.78053" calcext:value-type="float">
            <text:p>-5.78053</text:p>
          </table:table-cell>
        </table:table-row>
        <table:table-row table:style-name="ro1">
          <table:table-cell office:value-type="float" office:value="1.16334" calcext:value-type="float">
            <text:p>1.16334</text:p>
          </table:table-cell>
          <table:table-cell office:value-type="float" office:value="0.463484" calcext:value-type="float">
            <text:p>0.463484</text:p>
          </table:table-cell>
        </table:table-row>
        <table:table-row table:style-name="ro1">
          <table:table-cell office:value-type="float" office:value="1.16541" calcext:value-type="float">
            <text:p>1.16541</text:p>
          </table:table-cell>
          <table:table-cell office:value-type="float" office:value="-0.229027" calcext:value-type="float">
            <text:p>-0.229027</text:p>
          </table:table-cell>
        </table:table-row>
        <table:table-row table:style-name="ro1">
          <table:table-cell office:value-type="float" office:value="1.16748" calcext:value-type="float">
            <text:p>1.16748</text:p>
          </table:table-cell>
          <table:table-cell office:value-type="float" office:value="1.15952" calcext:value-type="float">
            <text:p>1.15952</text:p>
          </table:table-cell>
        </table:table-row>
        <table:table-row table:style-name="ro1">
          <table:table-cell office:value-type="float" office:value="1.16955" calcext:value-type="float">
            <text:p>1.16955</text:p>
          </table:table-cell>
          <table:table-cell office:value-type="float" office:value="-5.77687" calcext:value-type="float">
            <text:p>-5.77687</text:p>
          </table:table-cell>
        </table:table-row>
        <table:table-row table:style-name="ro1">
          <table:table-cell office:value-type="float" office:value="1.17162" calcext:value-type="float">
            <text:p>1.17162</text:p>
          </table:table-cell>
          <table:table-cell office:value-type="float" office:value="6.70989" calcext:value-type="float">
            <text:p>6.70989</text:p>
          </table:table-cell>
        </table:table-row>
        <table:table-row table:style-name="ro1">
          <table:table-cell office:value-type="float" office:value="1.17369" calcext:value-type="float">
            <text:p>1.17369</text:p>
          </table:table-cell>
          <table:table-cell office:value-type="float" office:value="0.468409" calcext:value-type="float">
            <text:p>0.468409</text:p>
          </table:table-cell>
        </table:table-row>
        <table:table-row table:style-name="ro1">
          <table:table-cell office:value-type="float" office:value="1.17576" calcext:value-type="float">
            <text:p>1.17576</text:p>
          </table:table-cell>
          <table:table-cell office:value-type="float" office:value="6.0199" calcext:value-type="float">
            <text:p>6.0199</text:p>
          </table:table-cell>
        </table:table-row>
        <table:table-row table:style-name="ro1">
          <table:table-cell office:value-type="float" office:value="1.17783" calcext:value-type="float">
            <text:p>1.17783</text:p>
          </table:table-cell>
          <table:table-cell office:value-type="float" office:value="-11.3211" calcext:value-type="float">
            <text:p>-11.3211</text:p>
          </table:table-cell>
        </table:table-row>
        <table:table-row table:style-name="ro1">
          <table:table-cell office:value-type="float" office:value="1.1799" calcext:value-type="float">
            <text:p>1.1799</text:p>
          </table:table-cell>
          <table:table-cell office:value-type="float" office:value="12.9588" calcext:value-type="float">
            <text:p>12.9588</text:p>
          </table:table-cell>
        </table:table-row>
        <table:table-row table:style-name="ro1">
          <table:table-cell office:value-type="float" office:value="1.18197" calcext:value-type="float">
            <text:p>1.18197</text:p>
          </table:table-cell>
          <table:table-cell office:value-type="float" office:value="-12.0122" calcext:value-type="float">
            <text:p>-12.0122</text:p>
          </table:table-cell>
        </table:table-row>
        <table:table-row table:style-name="ro1">
          <table:table-cell office:value-type="float" office:value="1.18404" calcext:value-type="float">
            <text:p>1.18404</text:p>
          </table:table-cell>
          <table:table-cell office:value-type="float" office:value="6.71732" calcext:value-type="float">
            <text:p>6.71732</text:p>
          </table:table-cell>
        </table:table-row>
        <table:table-row table:style-name="ro1">
          <table:table-cell office:value-type="float" office:value="1.18611" calcext:value-type="float">
            <text:p>1.18611</text:p>
          </table:table-cell>
          <table:table-cell office:value-type="float" office:value="6.02606" calcext:value-type="float">
            <text:p>6.02606</text:p>
          </table:table-cell>
        </table:table-row>
        <table:table-row table:style-name="ro1">
          <table:table-cell office:value-type="float" office:value="1.18818" calcext:value-type="float">
            <text:p>1.18818</text:p>
          </table:table-cell>
          <table:table-cell office:value-type="float" office:value="-11.3149" calcext:value-type="float">
            <text:p>-11.3149</text:p>
          </table:table-cell>
        </table:table-row>
        <table:table-row table:style-name="ro1">
          <table:table-cell office:value-type="float" office:value="1.19025" calcext:value-type="float">
            <text:p>1.19025</text:p>
          </table:table-cell>
          <table:table-cell office:value-type="float" office:value="6.72095" calcext:value-type="float">
            <text:p>6.72095</text:p>
          </table:table-cell>
        </table:table-row>
        <table:table-row table:style-name="ro1">
          <table:table-cell office:value-type="float" office:value="1.19232" calcext:value-type="float">
            <text:p>1.19232</text:p>
          </table:table-cell>
          <table:table-cell office:value-type="float" office:value="0.479461" calcext:value-type="float">
            <text:p>0.479461</text:p>
          </table:table-cell>
        </table:table-row>
        <table:table-row table:style-name="ro1">
          <table:table-cell office:value-type="float" office:value="1.19439" calcext:value-type="float">
            <text:p>1.19439</text:p>
          </table:table-cell>
          <table:table-cell office:value-type="float" office:value="6.03093" calcext:value-type="float">
            <text:p>6.03093</text:p>
          </table:table-cell>
        </table:table-row>
        <table:table-row table:style-name="ro1">
          <table:table-cell office:value-type="float" office:value="1.19646" calcext:value-type="float">
            <text:p>1.19646</text:p>
          </table:table-cell>
          <table:table-cell office:value-type="float" office:value="-11.31" calcext:value-type="float">
            <text:p>-11.31</text:p>
          </table:table-cell>
        </table:table-row>
        <table:table-row table:style-name="ro1">
          <table:table-cell office:value-type="float" office:value="1.19853" calcext:value-type="float">
            <text:p>1.19853</text:p>
          </table:table-cell>
          <table:table-cell office:value-type="float" office:value="6.72582" calcext:value-type="float">
            <text:p>6.72582</text:p>
          </table:table-cell>
        </table:table-row>
        <table:table-row table:style-name="ro1">
          <table:table-cell office:value-type="float" office:value="1.2006" calcext:value-type="float">
            <text:p>1.2006</text:p>
          </table:table-cell>
          <table:table-cell office:value-type="float" office:value="0.484328" calcext:value-type="float">
            <text:p>0.484328</text:p>
          </table:table-cell>
        </table:table-row>
        <table:table-row table:style-name="ro1">
          <table:table-cell office:value-type="float" office:value="1.20267" calcext:value-type="float">
            <text:p>1.20267</text:p>
          </table:table-cell>
          <table:table-cell office:value-type="float" office:value="0.485577" calcext:value-type="float">
            <text:p>0.485577</text:p>
          </table:table-cell>
        </table:table-row>
        <table:table-row table:style-name="ro1">
          <table:table-cell office:value-type="float" office:value="1.20474" calcext:value-type="float">
            <text:p>1.20474</text:p>
          </table:table-cell>
          <table:table-cell office:value-type="float" office:value="0.486824" calcext:value-type="float">
            <text:p>0.486824</text:p>
          </table:table-cell>
        </table:table-row>
        <table:table-row table:style-name="ro1">
          <table:table-cell office:value-type="float" office:value="1.20681" calcext:value-type="float">
            <text:p>1.20681</text:p>
          </table:table-cell>
          <table:table-cell office:value-type="float" office:value="-0.205706" calcext:value-type="float">
            <text:p>-0.205706</text:p>
          </table:table-cell>
        </table:table-row>
        <table:table-row table:style-name="ro1">
          <table:table-cell office:value-type="float" office:value="1.20888" calcext:value-type="float">
            <text:p>1.20888</text:p>
          </table:table-cell>
          <table:table-cell office:value-type="float" office:value="1.18282" calcext:value-type="float">
            <text:p>1.18282</text:p>
          </table:table-cell>
        </table:table-row>
        <table:table-row table:style-name="ro1">
          <table:table-cell office:value-type="float" office:value="1.21095" calcext:value-type="float">
            <text:p>1.21095</text:p>
          </table:table-cell>
          <table:table-cell office:value-type="float" office:value="6.73441" calcext:value-type="float">
            <text:p>6.73441</text:p>
          </table:table-cell>
        </table:table-row>
        <table:table-row table:style-name="ro1">
          <table:table-cell office:value-type="float" office:value="1.21302" calcext:value-type="float">
            <text:p>1.21302</text:p>
          </table:table-cell>
          <table:table-cell office:value-type="float" office:value="-11.9938" calcext:value-type="float">
            <text:p>-11.9938</text:p>
          </table:table-cell>
        </table:table-row>
        <table:table-row table:style-name="ro1">
          <table:table-cell office:value-type="float" office:value="1.21509" calcext:value-type="float">
            <text:p>1.21509</text:p>
          </table:table-cell>
          <table:table-cell office:value-type="float" office:value="12.2859" calcext:value-type="float">
            <text:p>12.2859</text:p>
          </table:table-cell>
        </table:table-row>
        <table:table-row table:style-name="ro1">
          <table:table-cell office:value-type="float" office:value="1.21716" calcext:value-type="float">
            <text:p>1.21716</text:p>
          </table:table-cell>
          <table:table-cell office:value-type="float" office:value="-5.05386" calcext:value-type="float">
            <text:p>-5.05386</text:p>
          </table:table-cell>
        </table:table-row>
        <table:table-row table:style-name="ro1">
          <table:table-cell office:value-type="float" office:value="1.21923" calcext:value-type="float">
            <text:p>1.21923</text:p>
          </table:table-cell>
          <table:table-cell office:value-type="float" office:value="0.496486" calcext:value-type="float">
            <text:p>0.496486</text:p>
          </table:table-cell>
        </table:table-row>
        <table:table-row table:style-name="ro1">
          <table:table-cell office:value-type="float" office:value="1.2213" calcext:value-type="float">
            <text:p>1.2213</text:p>
          </table:table-cell>
          <table:table-cell office:value-type="float" office:value="-5.74626" calcext:value-type="float">
            <text:p>-5.74626</text:p>
          </table:table-cell>
        </table:table-row>
        <table:table-row table:style-name="ro1">
          <table:table-cell office:value-type="float" office:value="1.22337" calcext:value-type="float">
            <text:p>1.22337</text:p>
          </table:table-cell>
          <table:table-cell office:value-type="float" office:value="6.74047" calcext:value-type="float">
            <text:p>6.74047</text:p>
          </table:table-cell>
        </table:table-row>
        <table:table-row table:style-name="ro1">
          <table:table-cell office:value-type="float" office:value="1.22544" calcext:value-type="float">
            <text:p>1.22544</text:p>
          </table:table-cell>
          <table:table-cell office:value-type="float" office:value="0.498958" calcext:value-type="float">
            <text:p>0.498958</text:p>
          </table:table-cell>
        </table:table-row>
        <table:table-row table:style-name="ro1">
          <table:table-cell office:value-type="float" office:value="1.22751" calcext:value-type="float">
            <text:p>1.22751</text:p>
          </table:table-cell>
          <table:table-cell office:value-type="float" office:value="-0.193582" calcext:value-type="float">
            <text:p>-0.193582</text:p>
          </table:table-cell>
        </table:table-row>
        <table:table-row table:style-name="ro1">
          <table:table-cell office:value-type="float" office:value="1.22958" calcext:value-type="float">
            <text:p>1.22958</text:p>
          </table:table-cell>
          <table:table-cell office:value-type="float" office:value="1.19493" calcext:value-type="float">
            <text:p>1.19493</text:p>
          </table:table-cell>
        </table:table-row>
        <table:table-row table:style-name="ro1">
          <table:table-cell office:value-type="float" office:value="1.23165" calcext:value-type="float">
            <text:p>1.23165</text:p>
          </table:table-cell>
          <table:table-cell office:value-type="float" office:value="0.502521" calcext:value-type="float">
            <text:p>0.502521</text:p>
          </table:table-cell>
        </table:table-row>
        <table:table-row table:style-name="ro1">
          <table:table-cell office:value-type="float" office:value="1.23372" calcext:value-type="float">
            <text:p>1.23372</text:p>
          </table:table-cell>
          <table:table-cell office:value-type="float" office:value="0.503752" calcext:value-type="float">
            <text:p>0.503752</text:p>
          </table:table-cell>
        </table:table-row>
        <table:table-row table:style-name="ro1">
          <table:table-cell office:value-type="float" office:value="1.23579" calcext:value-type="float">
            <text:p>1.23579</text:p>
          </table:table-cell>
          <table:table-cell office:value-type="float" office:value="0.504981" calcext:value-type="float">
            <text:p>0.504981</text:p>
          </table:table-cell>
        </table:table-row>
        <table:table-row table:style-name="ro1">
          <table:table-cell office:value-type="float" office:value="1.23786" calcext:value-type="float">
            <text:p>1.23786</text:p>
          </table:table-cell>
          <table:table-cell office:value-type="float" office:value="-0.187565" calcext:value-type="float">
            <text:p>-0.187565</text:p>
          </table:table-cell>
        </table:table-row>
        <table:table-row table:style-name="ro1">
          <table:table-cell office:value-type="float" office:value="1.23993" calcext:value-type="float">
            <text:p>1.23993</text:p>
          </table:table-cell>
          <table:table-cell office:value-type="float" office:value="1.20094" calcext:value-type="float">
            <text:p>1.20094</text:p>
          </table:table-cell>
        </table:table-row>
        <table:table-row table:style-name="ro1">
          <table:table-cell office:value-type="float" office:value="1.242" calcext:value-type="float">
            <text:p>1.242</text:p>
          </table:table-cell>
          <table:table-cell office:value-type="float" office:value="0.508527" calcext:value-type="float">
            <text:p>0.508527</text:p>
          </table:table-cell>
        </table:table-row>
        <table:table-row table:style-name="ro1">
          <table:table-cell office:value-type="float" office:value="1.24407" calcext:value-type="float">
            <text:p>1.24407</text:p>
          </table:table-cell>
          <table:table-cell office:value-type="float" office:value="0.509751" calcext:value-type="float">
            <text:p>0.509751</text:p>
          </table:table-cell>
        </table:table-row>
        <table:table-row table:style-name="ro1">
          <table:table-cell office:value-type="float" office:value="1.24614" calcext:value-type="float">
            <text:p>1.24614</text:p>
          </table:table-cell>
          <table:table-cell office:value-type="float" office:value="-0.182799" calcext:value-type="float">
            <text:p>-0.182799</text:p>
          </table:table-cell>
        </table:table-row>
        <table:table-row table:style-name="ro1">
          <table:table-cell office:value-type="float" office:value="1.24821" calcext:value-type="float">
            <text:p>1.24821</text:p>
          </table:table-cell>
          <table:table-cell office:value-type="float" office:value="1.2057" calcext:value-type="float">
            <text:p>1.2057</text:p>
          </table:table-cell>
        </table:table-row>
        <table:table-row table:style-name="ro1">
          <table:table-cell office:value-type="float" office:value="1.25028" calcext:value-type="float">
            <text:p>1.25028</text:p>
          </table:table-cell>
          <table:table-cell office:value-type="float" office:value="0.513282" calcext:value-type="float">
            <text:p>0.513282</text:p>
          </table:table-cell>
        </table:table-row>
        <table:table-row table:style-name="ro1">
          <table:table-cell office:value-type="float" office:value="1.25235" calcext:value-type="float">
            <text:p>1.25235</text:p>
          </table:table-cell>
          <table:table-cell office:value-type="float" office:value="0.514502" calcext:value-type="float">
            <text:p>0.514502</text:p>
          </table:table-cell>
        </table:table-row>
        <table:table-row table:style-name="ro1">
          <table:table-cell office:value-type="float" office:value="1.25442" calcext:value-type="float">
            <text:p>1.25442</text:p>
          </table:table-cell>
          <table:table-cell office:value-type="float" office:value="0.515721" calcext:value-type="float">
            <text:p>0.515721</text:p>
          </table:table-cell>
        </table:table-row>
        <table:table-row table:style-name="ro1">
          <table:table-cell office:value-type="float" office:value="1.25649" calcext:value-type="float">
            <text:p>1.25649</text:p>
          </table:table-cell>
          <table:table-cell office:value-type="float" office:value="-0.176835" calcext:value-type="float">
            <text:p>-0.176835</text:p>
          </table:table-cell>
        </table:table-row>
        <table:table-row table:style-name="ro1">
          <table:table-cell office:value-type="float" office:value="1.25856" calcext:value-type="float">
            <text:p>1.25856</text:p>
          </table:table-cell>
          <table:table-cell office:value-type="float" office:value="1.21166" calcext:value-type="float">
            <text:p>1.21166</text:p>
          </table:table-cell>
        </table:table-row>
        <table:table-row table:style-name="ro1">
          <table:table-cell office:value-type="float" office:value="1.26063" calcext:value-type="float">
            <text:p>1.26063</text:p>
          </table:table-cell>
          <table:table-cell office:value-type="float" office:value="-5.72472" calcext:value-type="float">
            <text:p>-5.72472</text:p>
          </table:table-cell>
        </table:table-row>
        <table:table-row table:style-name="ro1">
          <table:table-cell office:value-type="float" office:value="1.2627" calcext:value-type="float">
            <text:p>1.2627</text:p>
          </table:table-cell>
          <table:table-cell office:value-type="float" office:value="6.76198" calcext:value-type="float">
            <text:p>6.76198</text:p>
          </table:table-cell>
        </table:table-row>
        <table:table-row table:style-name="ro1">
          <table:table-cell office:value-type="float" office:value="1.26477" calcext:value-type="float">
            <text:p>1.26477</text:p>
          </table:table-cell>
          <table:table-cell office:value-type="float" office:value="6.7644" calcext:value-type="float">
            <text:p>6.7644</text:p>
          </table:table-cell>
        </table:table-row>
        <table:table-row table:style-name="ro1">
          <table:table-cell office:value-type="float" office:value="1.26684" calcext:value-type="float">
            <text:p>1.26684</text:p>
          </table:table-cell>
          <table:table-cell office:value-type="float" office:value="-6.41365" calcext:value-type="float">
            <text:p>-6.41365</text:p>
          </table:table-cell>
        </table:table-row>
        <table:table-row table:style-name="ro1">
          <table:table-cell office:value-type="float" office:value="1.26891" calcext:value-type="float">
            <text:p>1.26891</text:p>
          </table:table-cell>
          <table:table-cell office:value-type="float" office:value="1.21758" calcext:value-type="float">
            <text:p>1.21758</text:p>
          </table:table-cell>
        </table:table-row>
        <table:table-row table:style-name="ro1">
          <table:table-cell office:value-type="float" office:value="1.27098" calcext:value-type="float">
            <text:p>1.27098</text:p>
          </table:table-cell>
          <table:table-cell office:value-type="float" office:value="0.525154" calcext:value-type="float">
            <text:p>0.525154</text:p>
          </table:table-cell>
        </table:table-row>
        <table:table-row table:style-name="ro1">
          <table:table-cell office:value-type="float" office:value="1.27305" calcext:value-type="float">
            <text:p>1.27305</text:p>
          </table:table-cell>
          <table:table-cell office:value-type="float" office:value="-5.71759" calcext:value-type="float">
            <text:p>-5.71759</text:p>
          </table:table-cell>
        </table:table-row>
        <table:table-row table:style-name="ro1">
          <table:table-cell office:value-type="float" office:value="1.27512" calcext:value-type="float">
            <text:p>1.27512</text:p>
          </table:table-cell>
          <table:table-cell office:value-type="float" office:value="6.76911" calcext:value-type="float">
            <text:p>6.76911</text:p>
          </table:table-cell>
        </table:table-row>
        <table:table-row table:style-name="ro1">
          <table:table-cell office:value-type="float" office:value="1.27719" calcext:value-type="float">
            <text:p>1.27719</text:p>
          </table:table-cell>
          <table:table-cell office:value-type="float" office:value="0.527568" calcext:value-type="float">
            <text:p>0.527568</text:p>
          </table:table-cell>
        </table:table-row>
        <table:table-row table:style-name="ro1">
          <table:table-cell office:value-type="float" office:value="1.27926" calcext:value-type="float">
            <text:p>1.27926</text:p>
          </table:table-cell>
          <table:table-cell office:value-type="float" office:value="6.07895" calcext:value-type="float">
            <text:p>6.07895</text:p>
          </table:table-cell>
        </table:table-row>
        <table:table-row table:style-name="ro1">
          <table:table-cell office:value-type="float" office:value="1.28133" calcext:value-type="float">
            <text:p>1.28133</text:p>
          </table:table-cell>
          <table:table-cell office:value-type="float" office:value="-11.262" calcext:value-type="float">
            <text:p>-11.262</text:p>
          </table:table-cell>
        </table:table-row>
        <table:table-row table:style-name="ro1">
          <table:table-cell office:value-type="float" office:value="1.2834" calcext:value-type="float">
            <text:p>1.2834</text:p>
          </table:table-cell>
          <table:table-cell office:value-type="float" office:value="6.77379" calcext:value-type="float">
            <text:p>6.77379</text:p>
          </table:table-cell>
        </table:table-row>
        <table:table-row table:style-name="ro1">
          <table:table-cell office:value-type="float" office:value="1.28547" calcext:value-type="float">
            <text:p>1.28547</text:p>
          </table:table-cell>
          <table:table-cell office:value-type="float" office:value="0.532245" calcext:value-type="float">
            <text:p>0.532245</text:p>
          </table:table-cell>
        </table:table-row>
        <table:table-row table:style-name="ro1">
          <table:table-cell office:value-type="float" office:value="1.28754" calcext:value-type="float">
            <text:p>1.28754</text:p>
          </table:table-cell>
          <table:table-cell office:value-type="float" office:value="0.533445" calcext:value-type="float">
            <text:p>0.533445</text:p>
          </table:table-cell>
        </table:table-row>
        <table:table-row table:style-name="ro1">
          <table:table-cell office:value-type="float" office:value="1.28961" calcext:value-type="float">
            <text:p>1.28961</text:p>
          </table:table-cell>
          <table:table-cell office:value-type="float" office:value="-0.159128" calcext:value-type="float">
            <text:p>-0.159128</text:p>
          </table:table-cell>
        </table:table-row>
        <table:table-row table:style-name="ro1">
          <table:table-cell office:value-type="float" office:value="1.29168" calcext:value-type="float">
            <text:p>1.29168</text:p>
          </table:table-cell>
          <table:table-cell office:value-type="float" office:value="1.22935" calcext:value-type="float">
            <text:p>1.22935</text:p>
          </table:table-cell>
        </table:table-row>
        <table:table-row table:style-name="ro1">
          <table:table-cell office:value-type="float" office:value="1.29375" calcext:value-type="float">
            <text:p>1.29375</text:p>
          </table:table-cell>
          <table:table-cell office:value-type="float" office:value="6.78084" calcext:value-type="float">
            <text:p>6.78084</text:p>
          </table:table-cell>
        </table:table-row>
        <table:table-row table:style-name="ro1">
          <table:table-cell office:value-type="float" office:value="1.29582" calcext:value-type="float">
            <text:p>1.29582</text:p>
          </table:table-cell>
          <table:table-cell office:value-type="float" office:value="-6.39722" calcext:value-type="float">
            <text:p>-6.39722</text:p>
          </table:table-cell>
        </table:table-row>
        <table:table-row table:style-name="ro1">
          <table:table-cell office:value-type="float" office:value="1.29789" calcext:value-type="float">
            <text:p>1.29789</text:p>
          </table:table-cell>
          <table:table-cell office:value-type="float" office:value="1.23399" calcext:value-type="float">
            <text:p>1.23399</text:p>
          </table:table-cell>
        </table:table-row>
        <table:table-row table:style-name="ro1">
          <table:table-cell office:value-type="float" office:value="1.29996" calcext:value-type="float">
            <text:p>1.29996</text:p>
          </table:table-cell>
          <table:table-cell office:value-type="float" office:value="0.54154" calcext:value-type="float">
            <text:p>0.54154</text:p>
          </table:table-cell>
        </table:table-row>
        <table:table-row table:style-name="ro1">
          <table:table-cell office:value-type="float" office:value="1.30203" calcext:value-type="float">
            <text:p>1.30203</text:p>
          </table:table-cell>
          <table:table-cell office:value-type="float" office:value="-5.7012" calcext:value-type="float">
            <text:p>-5.7012</text:p>
          </table:table-cell>
        </table:table-row>
        <table:table-row table:style-name="ro1">
          <table:table-cell office:value-type="float" office:value="1.3041" calcext:value-type="float">
            <text:p>1.3041</text:p>
          </table:table-cell>
          <table:table-cell office:value-type="float" office:value="6.78547" calcext:value-type="float">
            <text:p>6.78547</text:p>
          </table:table-cell>
        </table:table-row>
        <table:table-row table:style-name="ro1">
          <table:table-cell office:value-type="float" office:value="1.30617" calcext:value-type="float">
            <text:p>1.30617</text:p>
          </table:table-cell>
          <table:table-cell office:value-type="float" office:value="0.543918" calcext:value-type="float">
            <text:p>0.543918</text:p>
          </table:table-cell>
        </table:table-row>
        <table:table-row table:style-name="ro1">
          <table:table-cell office:value-type="float" office:value="1.30824" calcext:value-type="float">
            <text:p>1.30824</text:p>
          </table:table-cell>
          <table:table-cell office:value-type="float" office:value="-0.148666" calcext:value-type="float">
            <text:p>-0.148666</text:p>
          </table:table-cell>
        </table:table-row>
        <table:table-row table:style-name="ro1">
          <table:table-cell office:value-type="float" office:value="1.31031" calcext:value-type="float">
            <text:p>1.31031</text:p>
          </table:table-cell>
          <table:table-cell office:value-type="float" office:value="1.2398" calcext:value-type="float">
            <text:p>1.2398</text:p>
          </table:table-cell>
        </table:table-row>
        <table:table-row table:style-name="ro1">
          <table:table-cell office:value-type="float" office:value="1.31238" calcext:value-type="float">
            <text:p>1.31238</text:p>
          </table:table-cell>
          <table:table-cell office:value-type="float" office:value="0.547342" calcext:value-type="float">
            <text:p>0.547342</text:p>
          </table:table-cell>
        </table:table-row>
        <table:table-row table:style-name="ro1">
          <table:table-cell office:value-type="float" office:value="1.31445" calcext:value-type="float">
            <text:p>1.31445</text:p>
          </table:table-cell>
          <table:table-cell office:value-type="float" office:value="0.548524" calcext:value-type="float">
            <text:p>0.548524</text:p>
          </table:table-cell>
        </table:table-row>
        <table:table-row table:style-name="ro1">
          <table:table-cell office:value-type="float" office:value="1.31652" calcext:value-type="float">
            <text:p>1.31652</text:p>
          </table:table-cell>
          <table:table-cell office:value-type="float" office:value="0.549706" calcext:value-type="float">
            <text:p>0.549706</text:p>
          </table:table-cell>
        </table:table-row>
        <table:table-row table:style-name="ro1">
          <table:table-cell office:value-type="float" office:value="1.31859" calcext:value-type="float">
            <text:p>1.31859</text:p>
          </table:table-cell>
          <table:table-cell office:value-type="float" office:value="-0.142883" calcext:value-type="float">
            <text:p>-0.142883</text:p>
          </table:table-cell>
        </table:table-row>
        <table:table-row table:style-name="ro1">
          <table:table-cell office:value-type="float" office:value="1.32066" calcext:value-type="float">
            <text:p>1.32066</text:p>
          </table:table-cell>
          <table:table-cell office:value-type="float" office:value="1.24557" calcext:value-type="float">
            <text:p>1.24557</text:p>
          </table:table-cell>
        </table:table-row>
        <table:table-row table:style-name="ro1">
          <table:table-cell office:value-type="float" office:value="1.32273" calcext:value-type="float">
            <text:p>1.32273</text:p>
          </table:table-cell>
          <table:table-cell office:value-type="float" office:value="0.553111" calcext:value-type="float">
            <text:p>0.553111</text:p>
          </table:table-cell>
        </table:table-row>
        <table:table-row table:style-name="ro1">
          <table:table-cell office:value-type="float" office:value="1.3248" calcext:value-type="float">
            <text:p>1.3248</text:p>
          </table:table-cell>
          <table:table-cell office:value-type="float" office:value="0.554287" calcext:value-type="float">
            <text:p>0.554287</text:p>
          </table:table-cell>
        </table:table-row>
        <table:table-row table:style-name="ro1">
          <table:table-cell office:value-type="float" office:value="1.32687" calcext:value-type="float">
            <text:p>1.32687</text:p>
          </table:table-cell>
          <table:table-cell office:value-type="float" office:value="0.555462" calcext:value-type="float">
            <text:p>0.555462</text:p>
          </table:table-cell>
        </table:table-row>
        <table:table-row table:style-name="ro1">
          <table:table-cell office:value-type="float" office:value="1.32894" calcext:value-type="float">
            <text:p>1.32894</text:p>
          </table:table-cell>
          <table:table-cell office:value-type="float" office:value="-0.137134" calcext:value-type="float">
            <text:p>-0.137134</text:p>
          </table:table-cell>
        </table:table-row>
        <table:table-row table:style-name="ro1">
          <table:table-cell office:value-type="float" office:value="1.33101" calcext:value-type="float">
            <text:p>1.33101</text:p>
          </table:table-cell>
          <table:table-cell office:value-type="float" office:value="1.25131" calcext:value-type="float">
            <text:p>1.25131</text:p>
          </table:table-cell>
        </table:table-row>
        <table:table-row table:style-name="ro1">
          <table:table-cell office:value-type="float" office:value="1.33308" calcext:value-type="float">
            <text:p>1.33308</text:p>
          </table:table-cell>
          <table:table-cell office:value-type="float" office:value="0.558847" calcext:value-type="float">
            <text:p>0.558847</text:p>
          </table:table-cell>
        </table:table-row>
        <table:table-row table:style-name="ro1">
          <table:table-cell office:value-type="float" office:value="1.33515" calcext:value-type="float">
            <text:p>1.33515</text:p>
          </table:table-cell>
          <table:table-cell office:value-type="float" office:value="0.560017" calcext:value-type="float">
            <text:p>0.560017</text:p>
          </table:table-cell>
        </table:table-row>
        <table:table-row table:style-name="ro1">
          <table:table-cell office:value-type="float" office:value="1.33722" calcext:value-type="float">
            <text:p>1.33722</text:p>
          </table:table-cell>
          <table:table-cell office:value-type="float" office:value="-0.132583" calcext:value-type="float">
            <text:p>-0.132583</text:p>
          </table:table-cell>
        </table:table-row>
        <table:table-row table:style-name="ro1">
          <table:table-cell office:value-type="float" office:value="1.33929" calcext:value-type="float">
            <text:p>1.33929</text:p>
          </table:table-cell>
          <table:table-cell office:value-type="float" office:value="1.25586" calcext:value-type="float">
            <text:p>1.25586</text:p>
          </table:table-cell>
        </table:table-row>
        <table:table-row table:style-name="ro1">
          <table:table-cell office:value-type="float" office:value="1.34136" calcext:value-type="float">
            <text:p>1.34136</text:p>
          </table:table-cell>
          <table:table-cell office:value-type="float" office:value="0.563387" calcext:value-type="float">
            <text:p>0.563387</text:p>
          </table:table-cell>
        </table:table-row>
        <table:table-row table:style-name="ro1">
          <table:table-cell office:value-type="float" office:value="1.34343" calcext:value-type="float">
            <text:p>1.34343</text:p>
          </table:table-cell>
          <table:table-cell office:value-type="float" office:value="0.564551" calcext:value-type="float">
            <text:p>0.564551</text:p>
          </table:table-cell>
        </table:table-row>
        <table:table-row table:style-name="ro1">
          <table:table-cell office:value-type="float" office:value="1.3455" calcext:value-type="float">
            <text:p>1.3455</text:p>
          </table:table-cell>
          <table:table-cell office:value-type="float" office:value="0.565714" calcext:value-type="float">
            <text:p>0.565714</text:p>
          </table:table-cell>
        </table:table-row>
        <table:table-row table:style-name="ro1">
          <table:table-cell office:value-type="float" office:value="1.34757" calcext:value-type="float">
            <text:p>1.34757</text:p>
          </table:table-cell>
          <table:table-cell office:value-type="float" office:value="-0.126892" calcext:value-type="float">
            <text:p>-0.126892</text:p>
          </table:table-cell>
        </table:table-row>
        <table:table-row table:style-name="ro1">
          <table:table-cell office:value-type="float" office:value="1.34964" calcext:value-type="float">
            <text:p>1.34964</text:p>
          </table:table-cell>
          <table:table-cell office:value-type="float" office:value="1.26154" calcext:value-type="float">
            <text:p>1.26154</text:p>
          </table:table-cell>
        </table:table-row>
        <table:table-row table:style-name="ro1">
          <table:table-cell office:value-type="float" office:value="1.35171" calcext:value-type="float">
            <text:p>1.35171</text:p>
          </table:table-cell>
          <table:table-cell office:value-type="float" office:value="0.569064" calcext:value-type="float">
            <text:p>0.569064</text:p>
          </table:table-cell>
        </table:table-row>
        <table:table-row table:style-name="ro1">
          <table:table-cell office:value-type="float" office:value="1.35378" calcext:value-type="float">
            <text:p>1.35378</text:p>
          </table:table-cell>
          <table:table-cell office:value-type="float" office:value="-5.67368" calcext:value-type="float">
            <text:p>-5.67368</text:p>
          </table:table-cell>
        </table:table-row>
        <table:table-row table:style-name="ro1">
          <table:table-cell office:value-type="float" office:value="1.35585" calcext:value-type="float">
            <text:p>1.35585</text:p>
          </table:table-cell>
          <table:table-cell office:value-type="float" office:value="13.0569" calcext:value-type="float">
            <text:p>13.0569</text:p>
          </table:table-cell>
        </table:table-row>
        <table:table-row table:style-name="ro1">
          <table:table-cell office:value-type="float" office:value="1.35792" calcext:value-type="float">
            <text:p>1.35792</text:p>
          </table:table-cell>
          <table:table-cell office:value-type="float" office:value="-6.36398" calcext:value-type="float">
            <text:p>-6.36398</text:p>
          </table:table-cell>
        </table:table-row>
        <table:table-row table:style-name="ro1">
          <table:table-cell office:value-type="float" office:value="1.35999" calcext:value-type="float">
            <text:p>1.35999</text:p>
          </table:table-cell>
          <table:table-cell office:value-type="float" office:value="1.26719" calcext:value-type="float">
            <text:p>1.26719</text:p>
          </table:table-cell>
        </table:table-row>
        <table:table-row table:style-name="ro1">
          <table:table-cell office:value-type="float" office:value="1.36206" calcext:value-type="float">
            <text:p>1.36206</text:p>
          </table:table-cell>
          <table:table-cell office:value-type="float" office:value="-5.66919" calcext:value-type="float">
            <text:p>-5.66919</text:p>
          </table:table-cell>
        </table:table-row>
        <table:table-row table:style-name="ro1">
          <table:table-cell office:value-type="float" office:value="1.36413" calcext:value-type="float">
            <text:p>1.36413</text:p>
          </table:table-cell>
          <table:table-cell office:value-type="float" office:value="6.81745" calcext:value-type="float">
            <text:p>6.81745</text:p>
          </table:table-cell>
        </table:table-row>
        <table:table-row table:style-name="ro1">
          <table:table-cell office:value-type="float" office:value="1.3662" calcext:value-type="float">
            <text:p>1.3662</text:p>
          </table:table-cell>
          <table:table-cell office:value-type="float" office:value="0.575858" calcext:value-type="float">
            <text:p>0.575858</text:p>
          </table:table-cell>
        </table:table-row>
        <table:table-row table:style-name="ro1">
          <table:table-cell office:value-type="float" office:value="1.36827" calcext:value-type="float">
            <text:p>1.36827</text:p>
          </table:table-cell>
          <table:table-cell office:value-type="float" office:value="6.12713" calcext:value-type="float">
            <text:p>6.12713</text:p>
          </table:table-cell>
        </table:table-row>
        <table:table-row table:style-name="ro1">
          <table:table-cell office:value-type="float" office:value="1.37034" calcext:value-type="float">
            <text:p>1.37034</text:p>
          </table:table-cell>
          <table:table-cell office:value-type="float" office:value="-11.2138" calcext:value-type="float">
            <text:p>-11.2138</text:p>
          </table:table-cell>
        </table:table-row>
        <table:table-row table:style-name="ro1">
          <table:table-cell office:value-type="float" office:value="1.37241" calcext:value-type="float">
            <text:p>1.37241</text:p>
          </table:table-cell>
          <table:table-cell office:value-type="float" office:value="13.0658" calcext:value-type="float">
            <text:p>13.0658</text:p>
          </table:table-cell>
        </table:table-row>
        <table:table-row table:style-name="ro1">
          <table:table-cell office:value-type="float" office:value="1.37448" calcext:value-type="float">
            <text:p>1.37448</text:p>
          </table:table-cell>
          <table:table-cell office:value-type="float" office:value="-11.9052" calcext:value-type="float">
            <text:p>-11.9052</text:p>
          </table:table-cell>
        </table:table-row>
        <table:table-row table:style-name="ro1">
          <table:table-cell office:value-type="float" office:value="1.37655" calcext:value-type="float">
            <text:p>1.37655</text:p>
          </table:table-cell>
          <table:table-cell office:value-type="float" office:value="6.8242" calcext:value-type="float">
            <text:p>6.8242</text:p>
          </table:table-cell>
        </table:table-row>
        <table:table-row table:style-name="ro1">
          <table:table-cell office:value-type="float" office:value="1.37862" calcext:value-type="float">
            <text:p>1.37862</text:p>
          </table:table-cell>
          <table:table-cell office:value-type="float" office:value="0.582602" calcext:value-type="float">
            <text:p>0.582602</text:p>
          </table:table-cell>
        </table:table-row>
        <table:table-row table:style-name="ro1">
          <table:table-cell office:value-type="float" office:value="1.38069" calcext:value-type="float">
            <text:p>1.38069</text:p>
          </table:table-cell>
          <table:table-cell office:value-type="float" office:value="-0.110022" calcext:value-type="float">
            <text:p>-0.110022</text:p>
          </table:table-cell>
        </table:table-row>
        <table:table-row table:style-name="ro1">
          <table:table-cell office:value-type="float" office:value="1.38276" calcext:value-type="float">
            <text:p>1.38276</text:p>
          </table:table-cell>
          <table:table-cell office:value-type="float" office:value="1.27839" calcext:value-type="float">
            <text:p>1.27839</text:p>
          </table:table-cell>
        </table:table-row>
        <table:table-row table:style-name="ro1">
          <table:table-cell office:value-type="float" office:value="1.38483" calcext:value-type="float">
            <text:p>1.38483</text:p>
          </table:table-cell>
          <table:table-cell office:value-type="float" office:value="0.585893" calcext:value-type="float">
            <text:p>0.585893</text:p>
          </table:table-cell>
        </table:table-row>
        <table:table-row table:style-name="ro1">
          <table:table-cell office:value-type="float" office:value="1.3869" calcext:value-type="float">
            <text:p>1.3869</text:p>
          </table:table-cell>
          <table:table-cell office:value-type="float" office:value="0.587029" calcext:value-type="float">
            <text:p>0.587029</text:p>
          </table:table-cell>
        </table:table-row>
        <table:table-row table:style-name="ro1">
          <table:table-cell office:value-type="float" office:value="1.38897" calcext:value-type="float">
            <text:p>1.38897</text:p>
          </table:table-cell>
          <table:table-cell office:value-type="float" office:value="-0.105601" calcext:value-type="float">
            <text:p>-0.105601</text:p>
          </table:table-cell>
        </table:table-row>
        <table:table-row table:style-name="ro1">
          <table:table-cell office:value-type="float" office:value="1.39104" calcext:value-type="float">
            <text:p>1.39104</text:p>
          </table:table-cell>
          <table:table-cell office:value-type="float" office:value="1.28281" calcext:value-type="float">
            <text:p>1.28281</text:p>
          </table:table-cell>
        </table:table-row>
        <table:table-row table:style-name="ro1">
          <table:table-cell office:value-type="float" office:value="1.39311" calcext:value-type="float">
            <text:p>1.39311</text:p>
          </table:table-cell>
          <table:table-cell office:value-type="float" office:value="0.590303" calcext:value-type="float">
            <text:p>0.590303</text:p>
          </table:table-cell>
        </table:table-row>
        <table:table-row table:style-name="ro1">
          <table:table-cell office:value-type="float" office:value="1.39518" calcext:value-type="float">
            <text:p>1.39518</text:p>
          </table:table-cell>
          <table:table-cell office:value-type="float" office:value="-5.65244" calcext:value-type="float">
            <text:p>-5.65244</text:p>
          </table:table-cell>
        </table:table-row>
        <table:table-row table:style-name="ro1">
          <table:table-cell office:value-type="float" office:value="1.39725" calcext:value-type="float">
            <text:p>1.39725</text:p>
          </table:table-cell>
          <table:table-cell office:value-type="float" office:value="6.83418" calcext:value-type="float">
            <text:p>6.83418</text:p>
          </table:table-cell>
        </table:table-row>
        <table:table-row table:style-name="ro1">
          <table:table-cell office:value-type="float" office:value="1.39932" calcext:value-type="float">
            <text:p>1.39932</text:p>
          </table:table-cell>
          <table:table-cell office:value-type="float" office:value="0.592563" calcext:value-type="float">
            <text:p>0.592563</text:p>
          </table:table-cell>
        </table:table-row>
        <table:table-row table:style-name="ro1">
          <table:table-cell office:value-type="float" office:value="1.40139" calcext:value-type="float">
            <text:p>1.40139</text:p>
          </table:table-cell>
          <table:table-cell office:value-type="float" office:value="6.1438" calcext:value-type="float">
            <text:p>6.1438</text:p>
          </table:table-cell>
        </table:table-row>
        <table:table-row table:style-name="ro1">
          <table:table-cell office:value-type="float" office:value="1.40346" calcext:value-type="float">
            <text:p>1.40346</text:p>
          </table:table-cell>
          <table:table-cell office:value-type="float" office:value="-11.1972" calcext:value-type="float">
            <text:p>-11.1972</text:p>
          </table:table-cell>
        </table:table-row>
        <table:table-row table:style-name="ro1">
          <table:table-cell office:value-type="float" office:value="1.40553" calcext:value-type="float">
            <text:p>1.40553</text:p>
          </table:table-cell>
          <table:table-cell office:value-type="float" office:value="6.83856" calcext:value-type="float">
            <text:p>6.83856</text:p>
          </table:table-cell>
        </table:table-row>
        <table:table-row table:style-name="ro1">
          <table:table-cell office:value-type="float" office:value="1.4076" calcext:value-type="float">
            <text:p>1.4076</text:p>
          </table:table-cell>
          <table:table-cell office:value-type="float" office:value="6.84081" calcext:value-type="float">
            <text:p>6.84081</text:p>
          </table:table-cell>
        </table:table-row>
        <table:table-row table:style-name="ro1">
          <table:table-cell office:value-type="float" office:value="1.40967" calcext:value-type="float">
            <text:p>1.40967</text:p>
          </table:table-cell>
          <table:table-cell office:value-type="float" office:value="-11.8874" calcext:value-type="float">
            <text:p>-11.8874</text:p>
          </table:table-cell>
        </table:table-row>
        <table:table-row table:style-name="ro1">
          <table:table-cell office:value-type="float" office:value="1.41174" calcext:value-type="float">
            <text:p>1.41174</text:p>
          </table:table-cell>
          <table:table-cell office:value-type="float" office:value="6.14816" calcext:value-type="float">
            <text:p>6.14816</text:p>
          </table:table-cell>
        </table:table-row>
        <table:table-row table:style-name="ro1">
          <table:table-cell office:value-type="float" office:value="1.41381" calcext:value-type="float">
            <text:p>1.41381</text:p>
          </table:table-cell>
          <table:table-cell office:value-type="float" office:value="7.53768" calcext:value-type="float">
            <text:p>7.53768</text:p>
          </table:table-cell>
        </table:table-row>
        <table:table-row table:style-name="ro1">
          <table:table-cell office:value-type="float" office:value="1.41588" calcext:value-type="float">
            <text:p>1.41588</text:p>
          </table:table-cell>
          <table:table-cell office:value-type="float" office:value="-11.8842" calcext:value-type="float">
            <text:p>-11.8842</text:p>
          </table:table-cell>
        </table:table-row>
        <table:table-row table:style-name="ro1">
          <table:table-cell office:value-type="float" office:value="1.41795" calcext:value-type="float">
            <text:p>1.41795</text:p>
          </table:table-cell>
          <table:table-cell office:value-type="float" office:value="6.84515" calcext:value-type="float">
            <text:p>6.84515</text:p>
          </table:table-cell>
        </table:table-row>
        <table:table-row table:style-name="ro1">
          <table:table-cell office:value-type="float" office:value="1.42002" calcext:value-type="float">
            <text:p>1.42002</text:p>
          </table:table-cell>
          <table:table-cell office:value-type="float" office:value="0.603525" calcext:value-type="float">
            <text:p>0.603525</text:p>
          </table:table-cell>
        </table:table-row>
        <table:table-row table:style-name="ro1">
          <table:table-cell office:value-type="float" office:value="1.42209" calcext:value-type="float">
            <text:p>1.42209</text:p>
          </table:table-cell>
          <table:table-cell office:value-type="float" office:value="6.15473" calcext:value-type="float">
            <text:p>6.15473</text:p>
          </table:table-cell>
        </table:table-row>
        <table:table-row table:style-name="ro1">
          <table:table-cell office:value-type="float" office:value="1.42416" calcext:value-type="float">
            <text:p>1.42416</text:p>
          </table:table-cell>
          <table:table-cell office:value-type="float" office:value="-4.94237" calcext:value-type="float">
            <text:p>-4.94237</text:p>
          </table:table-cell>
        </table:table-row>
        <table:table-row table:style-name="ro1">
          <table:table-cell office:value-type="float" office:value="1.42623" calcext:value-type="float">
            <text:p>1.42623</text:p>
          </table:table-cell>
          <table:table-cell office:value-type="float" office:value="0.607846" calcext:value-type="float">
            <text:p>0.607846</text:p>
          </table:table-cell>
        </table:table-row>
        <table:table-row table:style-name="ro1">
          <table:table-cell office:value-type="float" office:value="1.4283" calcext:value-type="float">
            <text:p>1.4283</text:p>
          </table:table-cell>
          <table:table-cell office:value-type="float" office:value="0.608953" calcext:value-type="float">
            <text:p>0.608953</text:p>
          </table:table-cell>
        </table:table-row>
        <table:table-row table:style-name="ro1">
          <table:table-cell office:value-type="float" office:value="1.43037" calcext:value-type="float">
            <text:p>1.43037</text:p>
          </table:table-cell>
          <table:table-cell office:value-type="float" office:value="-0.0837022" calcext:value-type="float">
            <text:p>-0.0837022</text:p>
          </table:table-cell>
        </table:table-row>
        <table:table-row table:style-name="ro1">
          <table:table-cell office:value-type="float" office:value="1.43244" calcext:value-type="float">
            <text:p>1.43244</text:p>
          </table:table-cell>
          <table:table-cell office:value-type="float" office:value="1.30468" calcext:value-type="float">
            <text:p>1.30468</text:p>
          </table:table-cell>
        </table:table-row>
        <table:table-row table:style-name="ro1">
          <table:table-cell office:value-type="float" office:value="1.43451" calcext:value-type="float">
            <text:p>1.43451</text:p>
          </table:table-cell>
          <table:table-cell office:value-type="float" office:value="0.612144" calcext:value-type="float">
            <text:p>0.612144</text:p>
          </table:table-cell>
        </table:table-row>
        <table:table-row table:style-name="ro1">
          <table:table-cell office:value-type="float" office:value="1.43658" calcext:value-type="float">
            <text:p>1.43658</text:p>
          </table:table-cell>
          <table:table-cell office:value-type="float" office:value="0.613245" calcext:value-type="float">
            <text:p>0.613245</text:p>
          </table:table-cell>
        </table:table-row>
        <table:table-row table:style-name="ro1">
          <table:table-cell office:value-type="float" office:value="1.43865" calcext:value-type="float">
            <text:p>1.43865</text:p>
          </table:table-cell>
          <table:table-cell office:value-type="float" office:value="-0.0794153" calcext:value-type="float">
            <text:p>-0.0794153</text:p>
          </table:table-cell>
        </table:table-row>
        <table:table-row table:style-name="ro1">
          <table:table-cell office:value-type="float" office:value="1.44072" calcext:value-type="float">
            <text:p>1.44072</text:p>
          </table:table-cell>
          <table:table-cell office:value-type="float" office:value="1.30896" calcext:value-type="float">
            <text:p>1.30896</text:p>
          </table:table-cell>
        </table:table-row>
        <table:table-row table:style-name="ro1">
          <table:table-cell office:value-type="float" office:value="1.44279" calcext:value-type="float">
            <text:p>1.44279</text:p>
          </table:table-cell>
          <table:table-cell office:value-type="float" office:value="-5.62742" calcext:value-type="float">
            <text:p>-5.62742</text:p>
          </table:table-cell>
        </table:table-row>
        <table:table-row table:style-name="ro1">
          <table:table-cell office:value-type="float" office:value="1.44486" calcext:value-type="float">
            <text:p>1.44486</text:p>
          </table:table-cell>
          <table:table-cell office:value-type="float" office:value="13.103" calcext:value-type="float">
            <text:p>13.103</text:p>
          </table:table-cell>
        </table:table-row>
        <table:table-row table:style-name="ro1">
          <table:table-cell office:value-type="float" office:value="1.44693" calcext:value-type="float">
            <text:p>1.44693</text:p>
          </table:table-cell>
          <table:table-cell office:value-type="float" office:value="-5.62414" calcext:value-type="float">
            <text:p>-5.62414</text:p>
          </table:table-cell>
        </table:table-row>
        <table:table-row table:style-name="ro1">
          <table:table-cell office:value-type="float" office:value="1.449" calcext:value-type="float">
            <text:p>1.449</text:p>
          </table:table-cell>
          <table:table-cell office:value-type="float" office:value="-0.0740587" calcext:value-type="float">
            <text:p>-0.0740587</text:p>
          </table:table-cell>
        </table:table-row>
        <table:table-row table:style-name="ro1">
          <table:table-cell office:value-type="float" office:value="1.45107" calcext:value-type="float">
            <text:p>1.45107</text:p>
          </table:table-cell>
          <table:table-cell office:value-type="float" office:value="1.31431" calcext:value-type="float">
            <text:p>1.31431</text:p>
          </table:table-cell>
        </table:table-row>
        <table:table-row table:style-name="ro1">
          <table:table-cell office:value-type="float" office:value="1.45314" calcext:value-type="float">
            <text:p>1.45314</text:p>
          </table:table-cell>
          <table:table-cell office:value-type="float" office:value="0.62176" calcext:value-type="float">
            <text:p>0.62176</text:p>
          </table:table-cell>
        </table:table-row>
        <table:table-row table:style-name="ro1">
          <table:table-cell office:value-type="float" office:value="1.45521" calcext:value-type="float">
            <text:p>1.45521</text:p>
          </table:table-cell>
          <table:table-cell office:value-type="float" office:value="0.622848" calcext:value-type="float">
            <text:p>0.622848</text:p>
          </table:table-cell>
        </table:table-row>
        <table:table-row table:style-name="ro1">
          <table:table-cell office:value-type="float" office:value="1.45728" calcext:value-type="float">
            <text:p>1.45728</text:p>
          </table:table-cell>
          <table:table-cell office:value-type="float" office:value="0.623935" calcext:value-type="float">
            <text:p>0.623935</text:p>
          </table:table-cell>
        </table:table-row>
        <table:table-row table:style-name="ro1">
          <table:table-cell office:value-type="float" office:value="1.45935" calcext:value-type="float">
            <text:p>1.45935</text:p>
          </table:table-cell>
          <table:table-cell office:value-type="float" office:value="-0.0687386" calcext:value-type="float">
            <text:p>-0.0687386</text:p>
          </table:table-cell>
        </table:table-row>
        <table:table-row table:style-name="ro1">
          <table:table-cell office:value-type="float" office:value="1.46142" calcext:value-type="float">
            <text:p>1.46142</text:p>
          </table:table-cell>
          <table:table-cell office:value-type="float" office:value="1.31962" calcext:value-type="float">
            <text:p>1.31962</text:p>
          </table:table-cell>
        </table:table-row>
        <table:table-row table:style-name="ro1">
          <table:table-cell office:value-type="float" office:value="1.46349" calcext:value-type="float">
            <text:p>1.46349</text:p>
          </table:table-cell>
          <table:table-cell office:value-type="float" office:value="0.627065" calcext:value-type="float">
            <text:p>0.627065</text:p>
          </table:table-cell>
        </table:table-row>
        <table:table-row table:style-name="ro1">
          <table:table-cell office:value-type="float" office:value="1.46556" calcext:value-type="float">
            <text:p>1.46556</text:p>
          </table:table-cell>
          <table:table-cell office:value-type="float" office:value="0.628146" calcext:value-type="float">
            <text:p>0.628146</text:p>
          </table:table-cell>
        </table:table-row>
        <table:table-row table:style-name="ro1">
          <table:table-cell office:value-type="float" office:value="1.46763" calcext:value-type="float">
            <text:p>1.46763</text:p>
          </table:table-cell>
          <table:table-cell office:value-type="float" office:value="6.17929" calcext:value-type="float">
            <text:p>6.17929</text:p>
          </table:table-cell>
        </table:table-row>
        <table:table-row table:style-name="ro1">
          <table:table-cell office:value-type="float" office:value="1.4697" calcext:value-type="float">
            <text:p>1.4697</text:p>
          </table:table-cell>
          <table:table-cell office:value-type="float" office:value="-4.91785" calcext:value-type="float">
            <text:p>-4.91785</text:p>
          </table:table-cell>
        </table:table-row>
        <table:table-row table:style-name="ro1">
          <table:table-cell office:value-type="float" office:value="1.47177" calcext:value-type="float">
            <text:p>1.47177</text:p>
          </table:table-cell>
          <table:table-cell office:value-type="float" office:value="0.632333" calcext:value-type="float">
            <text:p>0.632333</text:p>
          </table:table-cell>
        </table:table-row>
        <table:table-row table:style-name="ro1">
          <table:table-cell office:value-type="float" office:value="1.47384" calcext:value-type="float">
            <text:p>1.47384</text:p>
          </table:table-cell>
          <table:table-cell office:value-type="float" office:value="0.633406" calcext:value-type="float">
            <text:p>0.633406</text:p>
          </table:table-cell>
        </table:table-row>
        <table:table-row table:style-name="ro1">
          <table:table-cell office:value-type="float" office:value="1.47591" calcext:value-type="float">
            <text:p>1.47591</text:p>
          </table:table-cell>
          <table:table-cell office:value-type="float" office:value="0.634478" calcext:value-type="float">
            <text:p>0.634478</text:p>
          </table:table-cell>
        </table:table-row>
        <table:table-row table:style-name="ro1">
          <table:table-cell office:value-type="float" office:value="1.47798" calcext:value-type="float">
            <text:p>1.47798</text:p>
          </table:table-cell>
          <table:table-cell office:value-type="float" office:value="-0.0582093" calcext:value-type="float">
            <text:p>-0.0582093</text:p>
          </table:table-cell>
        </table:table-row>
        <table:table-row table:style-name="ro1">
          <table:table-cell office:value-type="float" office:value="1.48005" calcext:value-type="float">
            <text:p>1.48005</text:p>
          </table:table-cell>
          <table:table-cell office:value-type="float" office:value="-4.91368" calcext:value-type="float">
            <text:p>-4.91368</text:p>
          </table:table-cell>
        </table:table-row>
        <table:table-row table:style-name="ro1">
          <table:table-cell office:value-type="float" office:value="1.48212" calcext:value-type="float">
            <text:p>1.48212</text:p>
          </table:table-cell>
          <table:table-cell office:value-type="float" office:value="13.1231" calcext:value-type="float">
            <text:p>13.1231</text:p>
          </table:table-cell>
        </table:table-row>
        <table:table-row table:style-name="ro1">
          <table:table-cell office:value-type="float" office:value="1.48419" calcext:value-type="float">
            <text:p>1.48419</text:p>
          </table:table-cell>
          <table:table-cell office:value-type="float" office:value="-5.60411" calcext:value-type="float">
            <text:p>-5.60411</text:p>
          </table:table-cell>
        </table:table-row>
        <table:table-row table:style-name="ro1">
          <table:table-cell office:value-type="float" office:value="1.48626" calcext:value-type="float">
            <text:p>1.48626</text:p>
          </table:table-cell>
          <table:table-cell office:value-type="float" office:value="-5.60411" calcext:value-type="float">
            <text:p>-5.60411</text:p>
          </table:table-cell>
        </table:table-row>
        <table:table-row table:style-name="ro1">
          <table:table-cell office:value-type="float" office:value="1.48833" calcext:value-type="float">
            <text:p>1.48833</text:p>
          </table:table-cell>
          <table:table-cell office:value-type="float" office:value="12.4325" calcext:value-type="float">
            <text:p>12.4325</text:p>
          </table:table-cell>
        </table:table-row>
        <table:table-row table:style-name="ro1">
          <table:table-cell office:value-type="float" office:value="1.4904" calcext:value-type="float">
            <text:p>1.4904</text:p>
          </table:table-cell>
          <table:table-cell office:value-type="float" office:value="-11.1512" calcext:value-type="float">
            <text:p>-11.1512</text:p>
          </table:table-cell>
        </table:table-row>
        <table:table-row table:style-name="ro1">
          <table:table-cell office:value-type="float" office:value="1.49247" calcext:value-type="float">
            <text:p>1.49247</text:p>
          </table:table-cell>
          <table:table-cell office:value-type="float" office:value="13.1282" calcext:value-type="float">
            <text:p>13.1282</text:p>
          </table:table-cell>
        </table:table-row>
        <table:table-row table:style-name="ro1">
          <table:table-cell office:value-type="float" office:value="1.49454" calcext:value-type="float">
            <text:p>1.49454</text:p>
          </table:table-cell>
          <table:table-cell office:value-type="float" office:value="-11.8427" calcext:value-type="float">
            <text:p>-11.8427</text:p>
          </table:table-cell>
        </table:table-row>
        <table:table-row table:style-name="ro1">
          <table:table-cell office:value-type="float" office:value="1.49661" calcext:value-type="float">
            <text:p>1.49661</text:p>
          </table:table-cell>
          <table:table-cell office:value-type="float" office:value="6.88656" calcext:value-type="float">
            <text:p>6.88656</text:p>
          </table:table-cell>
        </table:table-row>
        <table:table-row table:style-name="ro1">
          <table:table-cell office:value-type="float" office:value="1.49868" calcext:value-type="float">
            <text:p>1.49868</text:p>
          </table:table-cell>
          <table:table-cell office:value-type="float" office:value="-0.0488844" calcext:value-type="float">
            <text:p>-0.0488844</text:p>
          </table:table-cell>
        </table:table-row>
        <table:table-row table:style-name="ro1">
          <table:table-cell office:value-type="float" office:value="1.50075" calcext:value-type="float">
            <text:p>1.50075</text:p>
          </table:table-cell>
          <table:table-cell office:value-type="float" office:value="1.33945" calcext:value-type="float">
            <text:p>1.33945</text:p>
          </table:table-cell>
        </table:table-row>
        <table:table-row table:style-name="ro1">
          <table:table-cell office:value-type="float" office:value="1.50282" calcext:value-type="float">
            <text:p>1.50282</text:p>
          </table:table-cell>
          <table:table-cell office:value-type="float" office:value="0.646861" calcext:value-type="float">
            <text:p>0.646861</text:p>
          </table:table-cell>
        </table:table-row>
        <table:table-row table:style-name="ro1">
          <table:table-cell office:value-type="float" office:value="1.50489" calcext:value-type="float">
            <text:p>1.50489</text:p>
          </table:table-cell>
          <table:table-cell office:value-type="float" office:value="6.89171" calcext:value-type="float">
            <text:p>6.89171</text:p>
          </table:table-cell>
        </table:table-row>
        <table:table-row table:style-name="ro1">
          <table:table-cell office:value-type="float" office:value="1.50696" calcext:value-type="float">
            <text:p>1.50696</text:p>
          </table:table-cell>
          <table:table-cell office:value-type="float" office:value="-11.8365" calcext:value-type="float">
            <text:p>-11.8365</text:p>
          </table:table-cell>
        </table:table-row>
        <table:table-row table:style-name="ro1">
          <table:table-cell office:value-type="float" office:value="1.50903" calcext:value-type="float">
            <text:p>1.50903</text:p>
          </table:table-cell>
          <table:table-cell office:value-type="float" office:value="12.4428" calcext:value-type="float">
            <text:p>12.4428</text:p>
          </table:table-cell>
        </table:table-row>
        <table:table-row table:style-name="ro1">
          <table:table-cell office:value-type="float" office:value="1.5111" calcext:value-type="float">
            <text:p>1.5111</text:p>
          </table:table-cell>
          <table:table-cell office:value-type="float" office:value="-11.1409" calcext:value-type="float">
            <text:p>-11.1409</text:p>
          </table:table-cell>
        </table:table-row>
        <table:table-row table:style-name="ro1">
          <table:table-cell office:value-type="float" office:value="1.51317" calcext:value-type="float">
            <text:p>1.51317</text:p>
          </table:table-cell>
          <table:table-cell office:value-type="float" office:value="13.1385" calcext:value-type="float">
            <text:p>13.1385</text:p>
          </table:table-cell>
        </table:table-row>
        <table:table-row table:style-name="ro1">
          <table:table-cell office:value-type="float" office:value="1.51524" calcext:value-type="float">
            <text:p>1.51524</text:p>
          </table:table-cell>
          <table:table-cell office:value-type="float" office:value="-5.58867" calcext:value-type="float">
            <text:p>-5.58867</text:p>
          </table:table-cell>
        </table:table-row>
        <table:table-row table:style-name="ro1">
          <table:table-cell office:value-type="float" office:value="1.51731" calcext:value-type="float">
            <text:p>1.51731</text:p>
          </table:table-cell>
          <table:table-cell office:value-type="float" office:value="-5.58867" calcext:value-type="float">
            <text:p>-5.58867</text:p>
          </table:table-cell>
        </table:table-row>
        <table:table-row table:style-name="ro1">
          <table:table-cell office:value-type="float" office:value="1.51938" calcext:value-type="float">
            <text:p>1.51938</text:p>
          </table:table-cell>
          <table:table-cell office:value-type="float" office:value="12.4479" calcext:value-type="float">
            <text:p>12.4479</text:p>
          </table:table-cell>
        </table:table-row>
        <table:table-row table:style-name="ro1">
          <table:table-cell office:value-type="float" office:value="1.52145" calcext:value-type="float">
            <text:p>1.52145</text:p>
          </table:table-cell>
          <table:table-cell office:value-type="float" office:value="-4.89203" calcext:value-type="float">
            <text:p>-4.89203</text:p>
          </table:table-cell>
        </table:table-row>
        <table:table-row table:style-name="ro1">
          <table:table-cell office:value-type="float" office:value="1.52352" calcext:value-type="float">
            <text:p>1.52352</text:p>
          </table:table-cell>
          <table:table-cell office:value-type="float" office:value="0.658108" calcext:value-type="float">
            <text:p>0.658108</text:p>
          </table:table-cell>
        </table:table-row>
        <table:table-row table:style-name="ro1">
          <table:table-cell office:value-type="float" office:value="1.52559" calcext:value-type="float">
            <text:p>1.52559</text:p>
          </table:table-cell>
          <table:table-cell office:value-type="float" office:value="-5.58464" calcext:value-type="float">
            <text:p>-5.58464</text:p>
          </table:table-cell>
        </table:table-row>
        <table:table-row table:style-name="ro1">
          <table:table-cell office:value-type="float" office:value="1.52766" calcext:value-type="float">
            <text:p>1.52766</text:p>
          </table:table-cell>
          <table:table-cell office:value-type="float" office:value="6.20813" calcext:value-type="float">
            <text:p>6.20813</text:p>
          </table:table-cell>
        </table:table-row>
        <table:table-row table:style-name="ro1">
          <table:table-cell office:value-type="float" office:value="1.52973" calcext:value-type="float">
            <text:p>1.52973</text:p>
          </table:table-cell>
          <table:table-cell office:value-type="float" office:value="7.59747" calcext:value-type="float">
            <text:p>7.59747</text:p>
          </table:table-cell>
        </table:table-row>
        <table:table-row table:style-name="ro1">
          <table:table-cell office:value-type="float" office:value="1.5318" calcext:value-type="float">
            <text:p>1.5318</text:p>
          </table:table-cell>
          <table:table-cell office:value-type="float" office:value="-5.58062" calcext:value-type="float">
            <text:p>-5.58062</text:p>
          </table:table-cell>
        </table:table-row>
        <table:table-row table:style-name="ro1">
          <table:table-cell office:value-type="float" office:value="1.53387" calcext:value-type="float">
            <text:p>1.53387</text:p>
          </table:table-cell>
          <table:table-cell office:value-type="float" office:value="-5.58062" calcext:value-type="float">
            <text:p>-5.58062</text:p>
          </table:table-cell>
        </table:table-row>
        <table:table-row table:style-name="ro1">
          <table:table-cell office:value-type="float" office:value="1.53594" calcext:value-type="float">
            <text:p>1.53594</text:p>
          </table:table-cell>
          <table:table-cell office:value-type="float" office:value="6.90589" calcext:value-type="float">
            <text:p>6.90589</text:p>
          </table:table-cell>
        </table:table-row>
        <table:table-row table:style-name="ro1">
          <table:table-cell office:value-type="float" office:value="1.53801" calcext:value-type="float">
            <text:p>1.53801</text:p>
          </table:table-cell>
          <table:table-cell office:value-type="float" office:value="-0.029578" calcext:value-type="float">
            <text:p>-0.029578</text:p>
          </table:table-cell>
        </table:table-row>
        <table:table-row table:style-name="ro1">
          <table:table-cell office:value-type="float" office:value="1.54008" calcext:value-type="float">
            <text:p>1.54008</text:p>
          </table:table-cell>
          <table:table-cell office:value-type="float" office:value="1.35872" calcext:value-type="float">
            <text:p>1.35872</text:p>
          </table:table-cell>
        </table:table-row>
        <table:table-row table:style-name="ro1">
          <table:table-cell office:value-type="float" office:value="1.54215" calcext:value-type="float">
            <text:p>1.54215</text:p>
          </table:table-cell>
          <table:table-cell office:value-type="float" office:value="0.666108" calcext:value-type="float">
            <text:p>0.666108</text:p>
          </table:table-cell>
        </table:table-row>
        <table:table-row table:style-name="ro1">
          <table:table-cell office:value-type="float" office:value="1.54422" calcext:value-type="float">
            <text:p>1.54422</text:p>
          </table:table-cell>
          <table:table-cell office:value-type="float" office:value="0.667129" calcext:value-type="float">
            <text:p>0.667129</text:p>
          </table:table-cell>
        </table:table-row>
        <table:table-row table:style-name="ro1">
          <table:table-cell office:value-type="float" office:value="1.54629" calcext:value-type="float">
            <text:p>1.54629</text:p>
          </table:table-cell>
          <table:table-cell office:value-type="float" office:value="0.668149" calcext:value-type="float">
            <text:p>0.668149</text:p>
          </table:table-cell>
        </table:table-row>
        <table:table-row table:style-name="ro1">
          <table:table-cell office:value-type="float" office:value="1.54836" calcext:value-type="float">
            <text:p>1.54836</text:p>
          </table:table-cell>
          <table:table-cell office:value-type="float" office:value="-0.0245845" calcext:value-type="float">
            <text:p>-0.0245845</text:p>
          </table:table-cell>
        </table:table-row>
        <table:table-row table:style-name="ro1">
          <table:table-cell office:value-type="float" office:value="1.55043" calcext:value-type="float">
            <text:p>1.55043</text:p>
          </table:table-cell>
          <table:table-cell office:value-type="float" office:value="1.36371" calcext:value-type="float">
            <text:p>1.36371</text:p>
          </table:table-cell>
        </table:table-row>
        <table:table-row table:style-name="ro1">
          <table:table-cell office:value-type="float" office:value="1.5525" calcext:value-type="float">
            <text:p>1.5525</text:p>
          </table:table-cell>
          <table:table-cell office:value-type="float" office:value="0.671085" calcext:value-type="float">
            <text:p>0.671085</text:p>
          </table:table-cell>
        </table:table-row>
        <table:table-row table:style-name="ro1">
          <table:table-cell office:value-type="float" office:value="1.55457" calcext:value-type="float">
            <text:p>1.55457</text:p>
          </table:table-cell>
          <table:table-cell office:value-type="float" office:value="0.672098" calcext:value-type="float">
            <text:p>0.672098</text:p>
          </table:table-cell>
        </table:table-row>
        <table:table-row table:style-name="ro1">
          <table:table-cell office:value-type="float" office:value="1.55664" calcext:value-type="float">
            <text:p>1.55664</text:p>
          </table:table-cell>
          <table:table-cell office:value-type="float" office:value="0.67311" calcext:value-type="float">
            <text:p>0.67311</text:p>
          </table:table-cell>
        </table:table-row>
        <table:table-row table:style-name="ro1">
          <table:table-cell office:value-type="float" office:value="1.55871" calcext:value-type="float">
            <text:p>1.55871</text:p>
          </table:table-cell>
          <table:table-cell office:value-type="float" office:value="-0.0196304" calcext:value-type="float">
            <text:p>-0.0196304</text:p>
          </table:table-cell>
        </table:table-row>
        <table:table-row table:style-name="ro1">
          <table:table-cell office:value-type="float" office:value="1.56078" calcext:value-type="float">
            <text:p>1.56078</text:p>
          </table:table-cell>
          <table:table-cell office:value-type="float" office:value="1.36865" calcext:value-type="float">
            <text:p>1.36865</text:p>
          </table:table-cell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6.91977" calcext:value-type="float">
            <text:p>6.91977</text:p>
          </table:table-cell>
        </table:table-row>
        <table:table-row table:style-name="ro1">
          <table:table-cell office:value-type="float" office:value="1.56492" calcext:value-type="float">
            <text:p>1.56492</text:p>
          </table:table-cell>
          <table:table-cell office:value-type="float" office:value="-11.8085" calcext:value-type="float">
            <text:p>-11.8085</text:p>
          </table:table-cell>
        </table:table-row>
        <table:table-row table:style-name="ro1">
          <table:table-cell office:value-type="float" office:value="1.56699" calcext:value-type="float">
            <text:p>1.56699</text:p>
          </table:table-cell>
          <table:table-cell office:value-type="float" office:value="6.92078" calcext:value-type="float">
            <text:p>6.92078</text:p>
          </table:table-cell>
        </table:table-row>
        <table:table-row table:style-name="ro1">
          <table:table-cell office:value-type="float" office:value="1.56906" calcext:value-type="float">
            <text:p>1.56906</text:p>
          </table:table-cell>
          <table:table-cell office:value-type="float" office:value="-0.0147161" calcext:value-type="float">
            <text:p>-0.0147161</text:p>
          </table:table-cell>
        </table:table-row>
        <table:table-row table:style-name="ro1">
          <table:table-cell office:value-type="float" office:value="1.57113" calcext:value-type="float">
            <text:p>1.57113</text:p>
          </table:table-cell>
          <table:table-cell office:value-type="float" office:value="1.37356" calcext:value-type="float">
            <text:p>1.37356</text:p>
          </table:table-cell>
        </table:table-row>
        <table:table-row table:style-name="ro1">
          <table:table-cell office:value-type="float" office:value="1.5732" calcext:value-type="float">
            <text:p>1.5732</text:p>
          </table:table-cell>
          <table:table-cell office:value-type="float" office:value="0.680921" calcext:value-type="float">
            <text:p>0.680921</text:p>
          </table:table-cell>
        </table:table-row>
        <table:table-row table:style-name="ro1">
          <table:table-cell office:value-type="float" office:value="1.57527" calcext:value-type="float">
            <text:p>1.57527</text:p>
          </table:table-cell>
          <table:table-cell office:value-type="float" office:value="0.681918" calcext:value-type="float">
            <text:p>0.681918</text:p>
          </table:table-cell>
        </table:table-row>
        <table:table-row table:style-name="ro1">
          <table:table-cell office:value-type="float" office:value="1.57734" calcext:value-type="float">
            <text:p>1.57734</text:p>
          </table:table-cell>
          <table:table-cell office:value-type="float" office:value="-0.0108356" calcext:value-type="float">
            <text:p>-0.0108356</text:p>
          </table:table-cell>
        </table:table-row>
        <table:table-row table:style-name="ro1">
          <table:table-cell office:value-type="float" office:value="1.57941" calcext:value-type="float">
            <text:p>1.57941</text:p>
          </table:table-cell>
          <table:table-cell office:value-type="float" office:value="1.37743" calcext:value-type="float">
            <text:p>1.37743</text:p>
          </table:table-cell>
        </table:table-row>
        <table:table-row table:style-name="ro1">
          <table:table-cell office:value-type="float" office:value="1.58148" calcext:value-type="float">
            <text:p>1.58148</text:p>
          </table:table-cell>
          <table:table-cell office:value-type="float" office:value="0.684788" calcext:value-type="float">
            <text:p>0.684788</text:p>
          </table:table-cell>
        </table:table-row>
        <table:table-row table:style-name="ro1">
          <table:table-cell office:value-type="float" office:value="1.58355" calcext:value-type="float">
            <text:p>1.58355</text:p>
          </table:table-cell>
          <table:table-cell office:value-type="float" office:value="-5.55796" calcext:value-type="float">
            <text:p>-5.55796</text:p>
          </table:table-cell>
        </table:table-row>
        <table:table-row table:style-name="ro1">
          <table:table-cell office:value-type="float" office:value="1.58562" calcext:value-type="float">
            <text:p>1.58562</text:p>
          </table:table-cell>
          <table:table-cell office:value-type="float" office:value="6.92852" calcext:value-type="float">
            <text:p>6.92852</text:p>
          </table:table-cell>
        </table:table-row>
        <table:table-row table:style-name="ro1">
          <table:table-cell office:value-type="float" office:value="1.58769" calcext:value-type="float">
            <text:p>1.58769</text:p>
          </table:table-cell>
          <table:table-cell office:value-type="float" office:value="6.23675" calcext:value-type="float">
            <text:p>6.23675</text:p>
          </table:table-cell>
        </table:table-row>
        <table:table-row table:style-name="ro1">
          <table:table-cell office:value-type="float" office:value="1.58976" calcext:value-type="float">
            <text:p>1.58976</text:p>
          </table:table-cell>
          <table:table-cell office:value-type="float" office:value="-4.86048" calcext:value-type="float">
            <text:p>-4.86048</text:p>
          </table:table-cell>
        </table:table-row>
        <table:table-row table:style-name="ro1">
          <table:table-cell office:value-type="float" office:value="1.59183" calcext:value-type="float">
            <text:p>1.59183</text:p>
          </table:table-cell>
          <table:table-cell office:value-type="float" office:value="-5.55411" calcext:value-type="float">
            <text:p>-5.55411</text:p>
          </table:table-cell>
        </table:table-row>
        <table:table-row table:style-name="ro1">
          <table:table-cell office:value-type="float" office:value="1.5939" calcext:value-type="float">
            <text:p>1.5939</text:p>
          </table:table-cell>
          <table:table-cell office:value-type="float" office:value="13.1761" calcext:value-type="float">
            <text:p>13.1761</text:p>
          </table:table-cell>
        </table:table-row>
        <table:table-row table:style-name="ro1">
          <table:table-cell office:value-type="float" office:value="1.59597" calcext:value-type="float">
            <text:p>1.59597</text:p>
          </table:table-cell>
          <table:table-cell office:value-type="float" office:value="-5.55117" calcext:value-type="float">
            <text:p>-5.55117</text:p>
          </table:table-cell>
        </table:table-row>
        <table:table-row table:style-name="ro1">
          <table:table-cell office:value-type="float" office:value="1.59804" calcext:value-type="float">
            <text:p>1.59804</text:p>
          </table:table-cell>
          <table:table-cell office:value-type="float" office:value="-5.55117" calcext:value-type="float">
            <text:p>-5.55117</text:p>
          </table:table-cell>
        </table:table-row>
        <table:table-row table:style-name="ro1">
          <table:table-cell office:value-type="float" office:value="1.60011" calcext:value-type="float">
            <text:p>1.60011</text:p>
          </table:table-cell>
          <table:table-cell office:value-type="float" office:value="6.24155" calcext:value-type="float">
            <text:p>6.24155</text:p>
          </table:table-cell>
        </table:table-row>
        <table:table-row table:style-name="ro1">
          <table:table-cell office:value-type="float" office:value="1.60218" calcext:value-type="float">
            <text:p>1.60218</text:p>
          </table:table-cell>
          <table:table-cell office:value-type="float" office:value="1.38706" calcext:value-type="float">
            <text:p>1.38706</text:p>
          </table:table-cell>
        </table:table-row>
        <table:table-row table:style-name="ro1">
          <table:table-cell office:value-type="float" office:value="1.60425" calcext:value-type="float">
            <text:p>1.60425</text:p>
          </table:table-cell>
          <table:table-cell office:value-type="float" office:value="0.694399" calcext:value-type="float">
            <text:p>0.694399</text:p>
          </table:table-cell>
        </table:table-row>
        <table:table-row table:style-name="ro1">
          <table:table-cell office:value-type="float" office:value="1.60632" calcext:value-type="float">
            <text:p>1.60632</text:p>
          </table:table-cell>
          <table:table-cell office:value-type="float" office:value="0.695373" calcext:value-type="float">
            <text:p>0.695373</text:p>
          </table:table-cell>
        </table:table-row>
        <table:table-row table:style-name="ro1">
          <table:table-cell office:value-type="float" office:value="1.60839" calcext:value-type="float">
            <text:p>1.60839</text:p>
          </table:table-cell>
          <table:table-cell office:value-type="float" office:value="0.696345" calcext:value-type="float">
            <text:p>0.696345</text:p>
          </table:table-cell>
        </table:table-row>
        <table:table-row table:style-name="ro1">
          <table:table-cell office:value-type="float" office:value="1.61046" calcext:value-type="float">
            <text:p>1.61046</text:p>
          </table:table-cell>
          <table:table-cell office:value-type="float" office:value="0.00356904" calcext:value-type="float">
            <text:p>0.00356904</text:p>
          </table:table-cell>
        </table:table-row>
        <table:table-row table:style-name="ro1">
          <table:table-cell office:value-type="float" office:value="1.61253" calcext:value-type="float">
            <text:p>1.61253</text:p>
          </table:table-cell>
          <table:table-cell office:value-type="float" office:value="1.39181" calcext:value-type="float">
            <text:p>1.39181</text:p>
          </table:table-cell>
        </table:table-row>
        <table:table-row table:style-name="ro1">
          <table:table-cell office:value-type="float" office:value="1.6146" calcext:value-type="float">
            <text:p>1.6146</text:p>
          </table:table-cell>
          <table:table-cell office:value-type="float" office:value="0.699143" calcext:value-type="float">
            <text:p>0.699143</text:p>
          </table:table-cell>
        </table:table-row>
        <table:table-row table:style-name="ro1">
          <table:table-cell office:value-type="float" office:value="1.61667" calcext:value-type="float">
            <text:p>1.61667</text:p>
          </table:table-cell>
          <table:table-cell office:value-type="float" office:value="0.700108" calcext:value-type="float">
            <text:p>0.700108</text:p>
          </table:table-cell>
        </table:table-row>
        <table:table-row table:style-name="ro1">
          <table:table-cell office:value-type="float" office:value="1.61874" calcext:value-type="float">
            <text:p>1.61874</text:p>
          </table:table-cell>
          <table:table-cell office:value-type="float" office:value="0.701072" calcext:value-type="float">
            <text:p>0.701072</text:p>
          </table:table-cell>
        </table:table-row>
        <table:table-row table:style-name="ro1">
          <table:table-cell office:value-type="float" office:value="1.62081" calcext:value-type="float">
            <text:p>1.62081</text:p>
          </table:table-cell>
          <table:table-cell office:value-type="float" office:value="0.00828873" calcext:value-type="float">
            <text:p>0.00828873</text:p>
          </table:table-cell>
        </table:table-row>
        <table:table-row table:style-name="ro1">
          <table:table-cell office:value-type="float" office:value="1.62288" calcext:value-type="float">
            <text:p>1.62288</text:p>
          </table:table-cell>
          <table:table-cell office:value-type="float" office:value="-4.84718" calcext:value-type="float">
            <text:p>-4.84718</text:p>
          </table:table-cell>
        </table:table-row>
        <table:table-row table:style-name="ro1">
          <table:table-cell office:value-type="float" office:value="1.62495" calcext:value-type="float">
            <text:p>1.62495</text:p>
          </table:table-cell>
          <table:table-cell office:value-type="float" office:value="13.1893" calcext:value-type="float">
            <text:p>13.1893</text:p>
          </table:table-cell>
        </table:table-row>
        <table:table-row table:style-name="ro1">
          <table:table-cell office:value-type="float" office:value="1.62702" calcext:value-type="float">
            <text:p>1.62702</text:p>
          </table:table-cell>
          <table:table-cell office:value-type="float" office:value="-5.53794" calcext:value-type="float">
            <text:p>-5.53794</text:p>
          </table:table-cell>
        </table:table-row>
        <table:table-row table:style-name="ro1">
          <table:table-cell office:value-type="float" office:value="1.62909" calcext:value-type="float">
            <text:p>1.62909</text:p>
          </table:table-cell>
          <table:table-cell office:value-type="float" office:value="-5.53794" calcext:value-type="float">
            <text:p>-5.53794</text:p>
          </table:table-cell>
        </table:table-row>
        <table:table-row table:style-name="ro1">
          <table:table-cell office:value-type="float" office:value="1.63116" calcext:value-type="float">
            <text:p>1.63116</text:p>
          </table:table-cell>
          <table:table-cell office:value-type="float" office:value="6.25476" calcext:value-type="float">
            <text:p>6.25476</text:p>
          </table:table-cell>
        </table:table-row>
        <table:table-row table:style-name="ro1">
          <table:table-cell office:value-type="float" office:value="1.63323" calcext:value-type="float">
            <text:p>1.63323</text:p>
          </table:table-cell>
          <table:table-cell office:value-type="float" office:value="1.40024" calcext:value-type="float">
            <text:p>1.40024</text:p>
          </table:table-cell>
        </table:table-row>
        <table:table-row table:style-name="ro1">
          <table:table-cell office:value-type="float" office:value="1.6353" calcext:value-type="float">
            <text:p>1.6353</text:p>
          </table:table-cell>
          <table:table-cell office:value-type="float" office:value="0.707557" calcext:value-type="float">
            <text:p>0.707557</text:p>
          </table:table-cell>
        </table:table-row>
        <table:table-row table:style-name="ro1">
          <table:table-cell office:value-type="float" office:value="1.63737" calcext:value-type="float">
            <text:p>1.63737</text:p>
          </table:table-cell>
          <table:table-cell office:value-type="float" office:value="0.708507" calcext:value-type="float">
            <text:p>0.708507</text:p>
          </table:table-cell>
        </table:table-row>
        <table:table-row table:style-name="ro1">
          <table:table-cell office:value-type="float" office:value="1.63944" calcext:value-type="float">
            <text:p>1.63944</text:p>
          </table:table-cell>
          <table:table-cell office:value-type="float" office:value="0.709455" calcext:value-type="float">
            <text:p>0.709455</text:p>
          </table:table-cell>
        </table:table-row>
        <table:table-row table:style-name="ro1">
          <table:table-cell office:value-type="float" office:value="1.64151" calcext:value-type="float">
            <text:p>1.64151</text:p>
          </table:table-cell>
          <table:table-cell office:value-type="float" office:value="0.0166587" calcext:value-type="float">
            <text:p>0.0166587</text:p>
          </table:table-cell>
        </table:table-row>
        <table:table-row table:style-name="ro1">
          <table:table-cell office:value-type="float" office:value="1.64358" calcext:value-type="float">
            <text:p>1.64358</text:p>
          </table:table-cell>
          <table:table-cell office:value-type="float" office:value="1.40488" calcext:value-type="float">
            <text:p>1.40488</text:p>
          </table:table-cell>
        </table:table-row>
        <table:table-row table:style-name="ro1">
          <table:table-cell office:value-type="float" office:value="1.64565" calcext:value-type="float">
            <text:p>1.64565</text:p>
          </table:table-cell>
          <table:table-cell office:value-type="float" office:value="0.712185" calcext:value-type="float">
            <text:p>0.712185</text:p>
          </table:table-cell>
        </table:table-row>
        <table:table-row table:style-name="ro1">
          <table:table-cell office:value-type="float" office:value="1.64772" calcext:value-type="float">
            <text:p>1.64772</text:p>
          </table:table-cell>
          <table:table-cell office:value-type="float" office:value="-5.53056" calcext:value-type="float">
            <text:p>-5.53056</text:p>
          </table:table-cell>
        </table:table-row>
        <table:table-row table:style-name="ro1">
          <table:table-cell office:value-type="float" office:value="1.64979" calcext:value-type="float">
            <text:p>1.64979</text:p>
          </table:table-cell>
          <table:table-cell office:value-type="float" office:value="6.95587" calcext:value-type="float">
            <text:p>6.95587</text:p>
          </table:table-cell>
        </table:table-row>
        <table:table-row table:style-name="ro1">
          <table:table-cell office:value-type="float" office:value="1.65186" calcext:value-type="float">
            <text:p>1.65186</text:p>
          </table:table-cell>
          <table:table-cell office:value-type="float" office:value="0.714066" calcext:value-type="float">
            <text:p>0.714066</text:p>
          </table:table-cell>
        </table:table-row>
        <table:table-row table:style-name="ro1">
          <table:table-cell office:value-type="float" office:value="1.65393" calcext:value-type="float">
            <text:p>1.65393</text:p>
          </table:table-cell>
          <table:table-cell office:value-type="float" office:value="0.021262" calcext:value-type="float">
            <text:p>0.021262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office:value-type="float" office:value="7.65315" calcext:value-type="float">
            <text:p>7.65315</text:p>
          </table:table-cell>
        </table:table-row>
        <table:table-row table:style-name="ro1">
          <table:table-cell office:value-type="float" office:value="1.65807" calcext:value-type="float">
            <text:p>1.65807</text:p>
          </table:table-cell>
          <table:table-cell office:value-type="float" office:value="-5.52504" calcext:value-type="float">
            <text:p>-5.52504</text:p>
          </table:table-cell>
        </table:table-row>
        <table:table-row table:style-name="ro1">
          <table:table-cell office:value-type="float" office:value="1.66014" calcext:value-type="float">
            <text:p>1.66014</text:p>
          </table:table-cell>
          <table:table-cell office:value-type="float" office:value="0.718635" calcext:value-type="float">
            <text:p>0.718635</text:p>
          </table:table-cell>
        </table:table-row>
        <table:table-row table:style-name="ro1">
          <table:table-cell office:value-type="float" office:value="1.66221" calcext:value-type="float">
            <text:p>1.66221</text:p>
          </table:table-cell>
          <table:table-cell office:value-type="float" office:value="0.0258231" calcext:value-type="float">
            <text:p>0.0258231</text:p>
          </table:table-cell>
        </table:table-row>
        <table:table-row table:style-name="ro1">
          <table:table-cell office:value-type="float" office:value="1.66428" calcext:value-type="float">
            <text:p>1.66428</text:p>
          </table:table-cell>
          <table:table-cell office:value-type="float" office:value="1.41403" calcext:value-type="float">
            <text:p>1.41403</text:p>
          </table:table-cell>
        </table:table-row>
        <table:table-row table:style-name="ro1">
          <table:table-cell office:value-type="float" office:value="1.66635" calcext:value-type="float">
            <text:p>1.66635</text:p>
          </table:table-cell>
          <table:table-cell office:value-type="float" office:value="0.721315" calcext:value-type="float">
            <text:p>0.721315</text:p>
          </table:table-cell>
        </table:table-row>
        <table:table-row table:style-name="ro1">
          <table:table-cell office:value-type="float" office:value="1.66842" calcext:value-type="float">
            <text:p>1.66842</text:p>
          </table:table-cell>
          <table:table-cell office:value-type="float" office:value="0.722239" calcext:value-type="float">
            <text:p>0.722239</text:p>
          </table:table-cell>
        </table:table-row>
        <table:table-row table:style-name="ro1">
          <table:table-cell office:value-type="float" office:value="1.67049" calcext:value-type="float">
            <text:p>1.67049</text:p>
          </table:table-cell>
          <table:table-cell office:value-type="float" office:value="0.723162" calcext:value-type="float">
            <text:p>0.723162</text:p>
          </table:table-cell>
        </table:table-row>
        <table:table-row table:style-name="ro1">
          <table:table-cell office:value-type="float" office:value="1.67256" calcext:value-type="float">
            <text:p>1.67256</text:p>
          </table:table-cell>
          <table:table-cell office:value-type="float" office:value="0.0303418" calcext:value-type="float">
            <text:p>0.0303418</text:p>
          </table:table-cell>
        </table:table-row>
        <table:table-row table:style-name="ro1">
          <table:table-cell office:value-type="float" office:value="1.67463" calcext:value-type="float">
            <text:p>1.67463</text:p>
          </table:table-cell>
          <table:table-cell office:value-type="float" office:value="1.41854" calcext:value-type="float">
            <text:p>1.41854</text:p>
          </table:table-cell>
        </table:table-row>
        <table:table-row table:style-name="ro1">
          <table:table-cell office:value-type="float" office:value="1.6767" calcext:value-type="float">
            <text:p>1.6767</text:p>
          </table:table-cell>
          <table:table-cell office:value-type="float" office:value="0.725816" calcext:value-type="float">
            <text:p>0.725816</text:p>
          </table:table-cell>
        </table:table-row>
        <table:table-row table:style-name="ro1">
          <table:table-cell office:value-type="float" office:value="1.67877" calcext:value-type="float">
            <text:p>1.67877</text:p>
          </table:table-cell>
          <table:table-cell office:value-type="float" office:value="0.726732" calcext:value-type="float">
            <text:p>0.726732</text:p>
          </table:table-cell>
        </table:table-row>
        <table:table-row table:style-name="ro1">
          <table:table-cell office:value-type="float" office:value="1.68084" calcext:value-type="float">
            <text:p>1.68084</text:p>
          </table:table-cell>
          <table:table-cell office:value-type="float" office:value="0.0339057" calcext:value-type="float">
            <text:p>0.0339057</text:p>
          </table:table-cell>
        </table:table-row>
        <table:table-row table:style-name="ro1">
          <table:table-cell office:value-type="float" office:value="1.68291" calcext:value-type="float">
            <text:p>1.68291</text:p>
          </table:table-cell>
          <table:table-cell office:value-type="float" office:value="1.42209" calcext:value-type="float">
            <text:p>1.42209</text:p>
          </table:table-cell>
        </table:table-row>
        <table:table-row table:style-name="ro1">
          <table:table-cell office:value-type="float" office:value="1.68498" calcext:value-type="float">
            <text:p>1.68498</text:p>
          </table:table-cell>
          <table:table-cell office:value-type="float" office:value="0.729366" calcext:value-type="float">
            <text:p>0.729366</text:p>
          </table:table-cell>
        </table:table-row>
        <table:table-row table:style-name="ro1">
          <table:table-cell office:value-type="float" office:value="1.68705" calcext:value-type="float">
            <text:p>1.68705</text:p>
          </table:table-cell>
          <table:table-cell office:value-type="float" office:value="0.730275" calcext:value-type="float">
            <text:p>0.730275</text:p>
          </table:table-cell>
        </table:table-row>
        <table:table-row table:style-name="ro1">
          <table:table-cell office:value-type="float" office:value="1.68912" calcext:value-type="float">
            <text:p>1.68912</text:p>
          </table:table-cell>
          <table:table-cell office:value-type="float" office:value="0.731181" calcext:value-type="float">
            <text:p>0.731181</text:p>
          </table:table-cell>
        </table:table-row>
        <table:table-row table:style-name="ro1">
          <table:table-cell office:value-type="float" office:value="1.69119" calcext:value-type="float">
            <text:p>1.69119</text:p>
          </table:table-cell>
          <table:table-cell office:value-type="float" office:value="-5.51156" calcext:value-type="float">
            <text:p>-5.51156</text:p>
          </table:table-cell>
        </table:table-row>
        <table:table-row table:style-name="ro1">
          <table:table-cell office:value-type="float" office:value="1.69326" calcext:value-type="float">
            <text:p>1.69326</text:p>
          </table:table-cell>
          <table:table-cell office:value-type="float" office:value="12.5247" calcext:value-type="float">
            <text:p>12.5247</text:p>
          </table:table-cell>
        </table:table-row>
        <table:table-row table:style-name="ro1">
          <table:table-cell office:value-type="float" office:value="1.69533" calcext:value-type="float">
            <text:p>1.69533</text:p>
          </table:table-cell>
          <table:table-cell office:value-type="float" office:value="-4.81532" calcext:value-type="float">
            <text:p>-4.81532</text:p>
          </table:table-cell>
        </table:table-row>
        <table:table-row table:style-name="ro1">
          <table:table-cell office:value-type="float" office:value="1.6974" calcext:value-type="float">
            <text:p>1.6974</text:p>
          </table:table-cell>
          <table:table-cell office:value-type="float" office:value="0.73469" calcext:value-type="float">
            <text:p>0.73469</text:p>
          </table:table-cell>
        </table:table-row>
        <table:table-row table:style-name="ro1">
          <table:table-cell office:value-type="float" office:value="1.69947" calcext:value-type="float">
            <text:p>1.69947</text:p>
          </table:table-cell>
          <table:table-cell office:value-type="float" office:value="0.735588" calcext:value-type="float">
            <text:p>0.735588</text:p>
          </table:table-cell>
        </table:table-row>
        <table:table-row table:style-name="ro1">
          <table:table-cell office:value-type="float" office:value="1.70154" calcext:value-type="float">
            <text:p>1.70154</text:p>
          </table:table-cell>
          <table:table-cell office:value-type="float" office:value="0.0427462" calcext:value-type="float">
            <text:p>0.0427462</text:p>
          </table:table-cell>
        </table:table-row>
        <table:table-row table:style-name="ro1">
          <table:table-cell office:value-type="float" office:value="1.70361" calcext:value-type="float">
            <text:p>1.70361</text:p>
          </table:table-cell>
          <table:table-cell office:value-type="float" office:value="1.43092" calcext:value-type="float">
            <text:p>1.43092</text:p>
          </table:table-cell>
        </table:table-row>
        <table:table-row table:style-name="ro1">
          <table:table-cell office:value-type="float" office:value="1.70568" calcext:value-type="float">
            <text:p>1.70568</text:p>
          </table:table-cell>
          <table:table-cell office:value-type="float" office:value="0.738171" calcext:value-type="float">
            <text:p>0.738171</text:p>
          </table:table-cell>
        </table:table-row>
        <table:table-row table:style-name="ro1">
          <table:table-cell office:value-type="float" office:value="1.70775" calcext:value-type="float">
            <text:p>1.70775</text:p>
          </table:table-cell>
          <table:table-cell office:value-type="float" office:value="0.739062" calcext:value-type="float">
            <text:p>0.739062</text:p>
          </table:table-cell>
        </table:table-row>
        <table:table-row table:style-name="ro1">
          <table:table-cell office:value-type="float" office:value="1.70982" calcext:value-type="float">
            <text:p>1.70982</text:p>
          </table:table-cell>
          <table:table-cell office:value-type="float" office:value="0.739951" calcext:value-type="float">
            <text:p>0.739951</text:p>
          </table:table-cell>
        </table:table-row>
        <table:table-row table:style-name="ro1">
          <table:table-cell office:value-type="float" office:value="1.71189" calcext:value-type="float">
            <text:p>1.71189</text:p>
          </table:table-cell>
          <table:table-cell office:value-type="float" office:value="6.29073" calcext:value-type="float">
            <text:p>6.29073</text:p>
          </table:table-cell>
        </table:table-row>
        <table:table-row table:style-name="ro1">
          <table:table-cell office:value-type="float" office:value="1.71396" calcext:value-type="float">
            <text:p>1.71396</text:p>
          </table:table-cell>
          <table:table-cell office:value-type="float" office:value="-11.0502" calcext:value-type="float">
            <text:p>-11.0502</text:p>
          </table:table-cell>
        </table:table-row>
        <table:table-row table:style-name="ro1">
          <table:table-cell office:value-type="float" office:value="1.71603" calcext:value-type="float">
            <text:p>1.71603</text:p>
          </table:table-cell>
          <table:table-cell office:value-type="float" office:value="13.2289" calcext:value-type="float">
            <text:p>13.2289</text:p>
          </table:table-cell>
        </table:table-row>
        <table:table-row table:style-name="ro1">
          <table:table-cell office:value-type="float" office:value="1.7181" calcext:value-type="float">
            <text:p>1.7181</text:p>
          </table:table-cell>
          <table:table-cell office:value-type="float" office:value="-11.7421" calcext:value-type="float">
            <text:p>-11.7421</text:p>
          </table:table-cell>
        </table:table-row>
        <table:table-row table:style-name="ro1">
          <table:table-cell office:value-type="float" office:value="1.72017" calcext:value-type="float">
            <text:p>1.72017</text:p>
          </table:table-cell>
          <table:table-cell office:value-type="float" office:value="12.5369" calcext:value-type="float">
            <text:p>12.5369</text:p>
          </table:table-cell>
        </table:table-row>
        <table:table-row table:style-name="ro1">
          <table:table-cell office:value-type="float" office:value="1.72224" calcext:value-type="float">
            <text:p>1.72224</text:p>
          </table:table-cell>
          <table:table-cell office:value-type="float" office:value="-11.0468" calcext:value-type="float">
            <text:p>-11.0468</text:p>
          </table:table-cell>
        </table:table-row>
        <table:table-row table:style-name="ro1">
          <table:table-cell office:value-type="float" office:value="1.72431" calcext:value-type="float">
            <text:p>1.72431</text:p>
          </table:table-cell>
          <table:table-cell office:value-type="float" office:value="6.98867" calcext:value-type="float">
            <text:p>6.98867</text:p>
          </table:table-cell>
        </table:table-row>
        <table:table-row table:style-name="ro1">
          <table:table-cell office:value-type="float" office:value="1.72638" calcext:value-type="float">
            <text:p>1.72638</text:p>
          </table:table-cell>
          <table:table-cell office:value-type="float" office:value="6.99042" calcext:value-type="float">
            <text:p>6.99042</text:p>
          </table:table-cell>
        </table:table-row>
        <table:table-row table:style-name="ro1">
          <table:table-cell office:value-type="float" office:value="1.72845" calcext:value-type="float">
            <text:p>1.72845</text:p>
          </table:table-cell>
          <table:table-cell office:value-type="float" office:value="-11.7378" calcext:value-type="float">
            <text:p>-11.7378</text:p>
          </table:table-cell>
        </table:table-row>
        <table:table-row table:style-name="ro1">
          <table:table-cell office:value-type="float" office:value="1.73052" calcext:value-type="float">
            <text:p>1.73052</text:p>
          </table:table-cell>
          <table:table-cell office:value-type="float" office:value="12.5412" calcext:value-type="float">
            <text:p>12.5412</text:p>
          </table:table-cell>
        </table:table-row>
        <table:table-row table:style-name="ro1">
          <table:table-cell office:value-type="float" office:value="1.73259" calcext:value-type="float">
            <text:p>1.73259</text:p>
          </table:table-cell>
          <table:table-cell office:value-type="float" office:value="-11.0425" calcext:value-type="float">
            <text:p>-11.0425</text:p>
          </table:table-cell>
        </table:table-row>
        <table:table-row table:style-name="ro1">
          <table:table-cell office:value-type="float" office:value="1.73466" calcext:value-type="float">
            <text:p>1.73466</text:p>
          </table:table-cell>
          <table:table-cell office:value-type="float" office:value="6.99293" calcext:value-type="float">
            <text:p>6.99293</text:p>
          </table:table-cell>
        </table:table-row>
        <table:table-row table:style-name="ro1">
          <table:table-cell office:value-type="float" office:value="1.73673" calcext:value-type="float">
            <text:p>1.73673</text:p>
          </table:table-cell>
          <table:table-cell office:value-type="float" office:value="0.751052" calcext:value-type="float">
            <text:p>0.751052</text:p>
          </table:table-cell>
        </table:table-row>
        <table:table-row table:style-name="ro1">
          <table:table-cell office:value-type="float" office:value="1.7388" calcext:value-type="float">
            <text:p>1.7388</text:p>
          </table:table-cell>
          <table:table-cell office:value-type="float" office:value="6.30179" calcext:value-type="float">
            <text:p>6.30179</text:p>
          </table:table-cell>
        </table:table-row>
        <table:table-row table:style-name="ro1">
          <table:table-cell office:value-type="float" office:value="1.74087" calcext:value-type="float">
            <text:p>1.74087</text:p>
          </table:table-cell>
          <table:table-cell office:value-type="float" office:value="-4.79556" calcext:value-type="float">
            <text:p>-4.79556</text:p>
          </table:table-cell>
        </table:table-row>
        <table:table-row table:style-name="ro1">
          <table:table-cell office:value-type="float" office:value="1.74294" calcext:value-type="float">
            <text:p>1.74294</text:p>
          </table:table-cell>
          <table:table-cell office:value-type="float" office:value="0.754401" calcext:value-type="float">
            <text:p>0.754401</text:p>
          </table:table-cell>
        </table:table-row>
        <table:table-row table:style-name="ro1">
          <table:table-cell office:value-type="float" office:value="1.74501" calcext:value-type="float">
            <text:p>1.74501</text:p>
          </table:table-cell>
          <table:table-cell office:value-type="float" office:value="0.755257" calcext:value-type="float">
            <text:p>0.755257</text:p>
          </table:table-cell>
        </table:table-row>
        <table:table-row table:style-name="ro1">
          <table:table-cell office:value-type="float" office:value="1.74708" calcext:value-type="float">
            <text:p>1.74708</text:p>
          </table:table-cell>
          <table:table-cell office:value-type="float" office:value="-5.48749" calcext:value-type="float">
            <text:p>-5.48749</text:p>
          </table:table-cell>
        </table:table-row>
        <table:table-row table:style-name="ro1">
          <table:table-cell office:value-type="float" office:value="1.74915" calcext:value-type="float">
            <text:p>1.74915</text:p>
          </table:table-cell>
          <table:table-cell office:value-type="float" office:value="12.5487" calcext:value-type="float">
            <text:p>12.5487</text:p>
          </table:table-cell>
        </table:table-row>
        <table:table-row table:style-name="ro1">
          <table:table-cell office:value-type="float" office:value="1.75122" calcext:value-type="float">
            <text:p>1.75122</text:p>
          </table:table-cell>
          <table:table-cell office:value-type="float" office:value="-11.035" calcext:value-type="float">
            <text:p>-11.035</text:p>
          </table:table-cell>
        </table:table-row>
        <table:table-row table:style-name="ro1">
          <table:table-cell office:value-type="float" office:value="1.75329" calcext:value-type="float">
            <text:p>1.75329</text:p>
          </table:table-cell>
          <table:table-cell office:value-type="float" office:value="13.2441" calcext:value-type="float">
            <text:p>13.2441</text:p>
          </table:table-cell>
        </table:table-row>
        <table:table-row table:style-name="ro1">
          <table:table-cell office:value-type="float" office:value="1.75536" calcext:value-type="float">
            <text:p>1.75536</text:p>
          </table:table-cell>
          <table:table-cell office:value-type="float" office:value="-5.48333" calcext:value-type="float">
            <text:p>-5.48333</text:p>
          </table:table-cell>
        </table:table-row>
        <table:table-row table:style-name="ro1">
          <table:table-cell office:value-type="float" office:value="1.75743" calcext:value-type="float">
            <text:p>1.75743</text:p>
          </table:table-cell>
          <table:table-cell office:value-type="float" office:value="0.760264" calcext:value-type="float">
            <text:p>0.760264</text:p>
          </table:table-cell>
        </table:table-row>
        <table:table-row table:style-name="ro1">
          <table:table-cell office:value-type="float" office:value="1.7595" calcext:value-type="float">
            <text:p>1.7595</text:p>
          </table:table-cell>
          <table:table-cell office:value-type="float" office:value="0.0673755" calcext:value-type="float">
            <text:p>0.0673755</text:p>
          </table:table-cell>
        </table:table-row>
        <table:table-row table:style-name="ro1">
          <table:table-cell office:value-type="float" office:value="1.76157" calcext:value-type="float">
            <text:p>1.76157</text:p>
          </table:table-cell>
          <table:table-cell office:value-type="float" office:value="1.45549" calcext:value-type="float">
            <text:p>1.45549</text:p>
          </table:table-cell>
        </table:table-row>
        <table:table-row table:style-name="ro1">
          <table:table-cell office:value-type="float" office:value="1.76364" calcext:value-type="float">
            <text:p>1.76364</text:p>
          </table:table-cell>
          <table:table-cell office:value-type="float" office:value="0.762696" calcext:value-type="float">
            <text:p>0.762696</text:p>
          </table:table-cell>
        </table:table-row>
        <table:table-row table:style-name="ro1">
          <table:table-cell office:value-type="float" office:value="1.76571" calcext:value-type="float">
            <text:p>1.76571</text:p>
          </table:table-cell>
          <table:table-cell office:value-type="float" office:value="0.763534" calcext:value-type="float">
            <text:p>0.763534</text:p>
          </table:table-cell>
        </table:table-row>
        <table:table-row table:style-name="ro1">
          <table:table-cell office:value-type="float" office:value="1.76778" calcext:value-type="float">
            <text:p>1.76778</text:p>
          </table:table-cell>
          <table:table-cell office:value-type="float" office:value="0.0706394" calcext:value-type="float">
            <text:p>0.0706394</text:p>
          </table:table-cell>
        </table:table-row>
        <table:table-row table:style-name="ro1">
          <table:table-cell office:value-type="float" office:value="1.76985" calcext:value-type="float">
            <text:p>1.76985</text:p>
          </table:table-cell>
          <table:table-cell office:value-type="float" office:value="1.45875" calcext:value-type="float">
            <text:p>1.45875</text:p>
          </table:table-cell>
        </table:table-row>
        <table:table-row table:style-name="ro1">
          <table:table-cell office:value-type="float" office:value="1.77192" calcext:value-type="float">
            <text:p>1.77192</text:p>
          </table:table-cell>
          <table:table-cell office:value-type="float" office:value="0.765945" calcext:value-type="float">
            <text:p>0.765945</text:p>
          </table:table-cell>
        </table:table-row>
        <table:table-row table:style-name="ro1">
          <table:table-cell office:value-type="float" office:value="1.77399" calcext:value-type="float">
            <text:p>1.77399</text:p>
          </table:table-cell>
          <table:table-cell office:value-type="float" office:value="-5.4768" calcext:value-type="float">
            <text:p>-5.4768</text:p>
          </table:table-cell>
        </table:table-row>
        <table:table-row table:style-name="ro1">
          <table:table-cell office:value-type="float" office:value="1.77606" calcext:value-type="float">
            <text:p>1.77606</text:p>
          </table:table-cell>
          <table:table-cell office:value-type="float" office:value="13.2531" calcext:value-type="float">
            <text:p>13.2531</text:p>
          </table:table-cell>
        </table:table-row>
        <table:table-row table:style-name="ro1">
          <table:table-cell office:value-type="float" office:value="1.77813" calcext:value-type="float">
            <text:p>1.77813</text:p>
          </table:table-cell>
          <table:table-cell office:value-type="float" office:value="-11.7179" calcext:value-type="float">
            <text:p>-11.7179</text:p>
          </table:table-cell>
        </table:table-row>
        <table:table-row table:style-name="ro1">
          <table:table-cell office:value-type="float" office:value="1.7802" calcext:value-type="float">
            <text:p>1.7802</text:p>
          </table:table-cell>
          <table:table-cell office:value-type="float" office:value="6.31745" calcext:value-type="float">
            <text:p>6.31745</text:p>
          </table:table-cell>
        </table:table-row>
        <table:table-row table:style-name="ro1">
          <table:table-cell office:value-type="float" office:value="1.78227" calcext:value-type="float">
            <text:p>1.78227</text:p>
          </table:table-cell>
          <table:table-cell office:value-type="float" office:value="1.4628" calcext:value-type="float">
            <text:p>1.4628</text:p>
          </table:table-cell>
        </table:table-row>
        <table:table-row table:style-name="ro1">
          <table:table-cell office:value-type="float" office:value="1.78434" calcext:value-type="float">
            <text:p>1.78434</text:p>
          </table:table-cell>
          <table:table-cell office:value-type="float" office:value="0.769989" calcext:value-type="float">
            <text:p>0.769989</text:p>
          </table:table-cell>
        </table:table-row>
        <table:table-row table:style-name="ro1">
          <table:table-cell office:value-type="float" office:value="1.78641" calcext:value-type="float">
            <text:p>1.78641</text:p>
          </table:table-cell>
          <table:table-cell office:value-type="float" office:value="0.770811" calcext:value-type="float">
            <text:p>0.770811</text:p>
          </table:table-cell>
        </table:table-row>
        <table:table-row table:style-name="ro1">
          <table:table-cell office:value-type="float" office:value="1.78848" calcext:value-type="float">
            <text:p>1.78848</text:p>
          </table:table-cell>
          <table:table-cell office:value-type="float" office:value="0.771631" calcext:value-type="float">
            <text:p>0.771631</text:p>
          </table:table-cell>
        </table:table-row>
        <table:table-row table:style-name="ro1">
          <table:table-cell office:value-type="float" office:value="1.79055" calcext:value-type="float">
            <text:p>1.79055</text:p>
          </table:table-cell>
          <table:table-cell office:value-type="float" office:value="0.0787195" calcext:value-type="float">
            <text:p>0.0787195</text:p>
          </table:table-cell>
        </table:table-row>
        <table:table-row table:style-name="ro1">
          <table:table-cell office:value-type="float" office:value="1.79262" calcext:value-type="float">
            <text:p>1.79262</text:p>
          </table:table-cell>
          <table:table-cell office:value-type="float" office:value="1.46681" calcext:value-type="float">
            <text:p>1.46681</text:p>
          </table:table-cell>
        </table:table-row>
        <table:table-row table:style-name="ro1">
          <table:table-cell office:value-type="float" office:value="1.79469" calcext:value-type="float">
            <text:p>1.79469</text:p>
          </table:table-cell>
          <table:table-cell office:value-type="float" office:value="0.773988" calcext:value-type="float">
            <text:p>0.773988</text:p>
          </table:table-cell>
        </table:table-row>
        <table:table-row table:style-name="ro1">
          <table:table-cell office:value-type="float" office:value="1.79676" calcext:value-type="float">
            <text:p>1.79676</text:p>
          </table:table-cell>
          <table:table-cell office:value-type="float" office:value="0.7748" calcext:value-type="float">
            <text:p>0.7748</text:p>
          </table:table-cell>
        </table:table-row>
        <table:table-row table:style-name="ro1">
          <table:table-cell office:value-type="float" office:value="1.79883" calcext:value-type="float">
            <text:p>1.79883</text:p>
          </table:table-cell>
          <table:table-cell office:value-type="float" office:value="0.775611" calcext:value-type="float">
            <text:p>0.775611</text:p>
          </table:table-cell>
        </table:table-row>
        <table:table-row table:style-name="ro1">
          <table:table-cell office:value-type="float" office:value="1.8009" calcext:value-type="float">
            <text:p>1.8009</text:p>
          </table:table-cell>
          <table:table-cell office:value-type="float" office:value="0.0826914" calcext:value-type="float">
            <text:p>0.0826914</text:p>
          </table:table-cell>
        </table:table-row>
        <table:table-row table:style-name="ro1">
          <table:table-cell office:value-type="float" office:value="1.80297" calcext:value-type="float">
            <text:p>1.80297</text:p>
          </table:table-cell>
          <table:table-cell office:value-type="float" office:value="1.47077" calcext:value-type="float">
            <text:p>1.47077</text:p>
          </table:table-cell>
        </table:table-row>
        <table:table-row table:style-name="ro1">
          <table:table-cell office:value-type="float" office:value="1.80504" calcext:value-type="float">
            <text:p>1.80504</text:p>
          </table:table-cell>
          <table:table-cell office:value-type="float" office:value="0.777941" calcext:value-type="float">
            <text:p>0.777941</text:p>
          </table:table-cell>
        </table:table-row>
        <table:table-row table:style-name="ro1">
          <table:table-cell office:value-type="float" office:value="1.80711" calcext:value-type="float">
            <text:p>1.80711</text:p>
          </table:table-cell>
          <table:table-cell office:value-type="float" office:value="0.778744" calcext:value-type="float">
            <text:p>0.778744</text:p>
          </table:table-cell>
        </table:table-row>
        <table:table-row table:style-name="ro1">
          <table:table-cell office:value-type="float" office:value="1.80918" calcext:value-type="float">
            <text:p>1.80918</text:p>
          </table:table-cell>
          <table:table-cell office:value-type="float" office:value="0.779545" calcext:value-type="float">
            <text:p>0.779545</text:p>
          </table:table-cell>
        </table:table-row>
        <table:table-row table:style-name="ro1">
          <table:table-cell office:value-type="float" office:value="1.81125" calcext:value-type="float">
            <text:p>1.81125</text:p>
          </table:table-cell>
          <table:table-cell office:value-type="float" office:value="0.0866174" calcext:value-type="float">
            <text:p>0.0866174</text:p>
          </table:table-cell>
        </table:table-row>
        <table:table-row table:style-name="ro1">
          <table:table-cell office:value-type="float" office:value="1.81332" calcext:value-type="float">
            <text:p>1.81332</text:p>
          </table:table-cell>
          <table:table-cell office:value-type="float" office:value="1.47469" calcext:value-type="float">
            <text:p>1.47469</text:p>
          </table:table-cell>
        </table:table-row>
        <table:table-row table:style-name="ro1">
          <table:table-cell office:value-type="float" office:value="1.81539" calcext:value-type="float">
            <text:p>1.81539</text:p>
          </table:table-cell>
          <table:table-cell office:value-type="float" office:value="0.781849" calcext:value-type="float">
            <text:p>0.781849</text:p>
          </table:table-cell>
        </table:table-row>
        <table:table-row table:style-name="ro1">
          <table:table-cell office:value-type="float" office:value="1.81746" calcext:value-type="float">
            <text:p>1.81746</text:p>
          </table:table-cell>
          <table:table-cell office:value-type="float" office:value="0.782642" calcext:value-type="float">
            <text:p>0.782642</text:p>
          </table:table-cell>
        </table:table-row>
        <table:table-row table:style-name="ro1">
          <table:table-cell office:value-type="float" office:value="1.81953" calcext:value-type="float">
            <text:p>1.81953</text:p>
          </table:table-cell>
          <table:table-cell office:value-type="float" office:value="0.0897076" calcext:value-type="float">
            <text:p>0.0897076</text:p>
          </table:table-cell>
        </table:table-row>
        <table:table-row table:style-name="ro1">
          <table:table-cell office:value-type="float" office:value="1.8216" calcext:value-type="float">
            <text:p>1.8216</text:p>
          </table:table-cell>
          <table:table-cell office:value-type="float" office:value="1.47777" calcext:value-type="float">
            <text:p>1.47777</text:p>
          </table:table-cell>
        </table:table-row>
        <table:table-row table:style-name="ro1">
          <table:table-cell office:value-type="float" office:value="1.82367" calcext:value-type="float">
            <text:p>1.82367</text:p>
          </table:table-cell>
          <table:table-cell office:value-type="float" office:value="0.784924" calcext:value-type="float">
            <text:p>0.784924</text:p>
          </table:table-cell>
        </table:table-row>
        <table:table-row table:style-name="ro1">
          <table:table-cell office:value-type="float" office:value="1.82574" calcext:value-type="float">
            <text:p>1.82574</text:p>
          </table:table-cell>
          <table:table-cell office:value-type="float" office:value="0.78571" calcext:value-type="float">
            <text:p>0.78571</text:p>
          </table:table-cell>
        </table:table-row>
        <table:table-row table:style-name="ro1">
          <table:table-cell office:value-type="float" office:value="1.82781" calcext:value-type="float">
            <text:p>1.82781</text:p>
          </table:table-cell>
          <table:table-cell office:value-type="float" office:value="0.786494" calcext:value-type="float">
            <text:p>0.786494</text:p>
          </table:table-cell>
        </table:table-row>
        <table:table-row table:style-name="ro1">
          <table:table-cell office:value-type="float" office:value="1.82988" calcext:value-type="float">
            <text:p>1.82988</text:p>
          </table:table-cell>
          <table:table-cell office:value-type="float" office:value="0.0935509" calcext:value-type="float">
            <text:p>0.0935509</text:p>
          </table:table-cell>
        </table:table-row>
        <table:table-row table:style-name="ro1">
          <table:table-cell office:value-type="float" office:value="1.83195" calcext:value-type="float">
            <text:p>1.83195</text:p>
          </table:table-cell>
          <table:table-cell office:value-type="float" office:value="1.48161" calcext:value-type="float">
            <text:p>1.48161</text:p>
          </table:table-cell>
        </table:table-row>
        <table:table-row table:style-name="ro1">
          <table:table-cell office:value-type="float" office:value="1.83402" calcext:value-type="float">
            <text:p>1.83402</text:p>
          </table:table-cell>
          <table:table-cell office:value-type="float" office:value="0.788748" calcext:value-type="float">
            <text:p>0.788748</text:p>
          </table:table-cell>
        </table:table-row>
        <table:table-row table:style-name="ro1">
          <table:table-cell office:value-type="float" office:value="1.83609" calcext:value-type="float">
            <text:p>1.83609</text:p>
          </table:table-cell>
          <table:table-cell office:value-type="float" office:value="0.789525" calcext:value-type="float">
            <text:p>0.789525</text:p>
          </table:table-cell>
        </table:table-row>
        <table:table-row table:style-name="ro1">
          <table:table-cell office:value-type="float" office:value="1.83816" calcext:value-type="float">
            <text:p>1.83816</text:p>
          </table:table-cell>
          <table:table-cell office:value-type="float" office:value="0.790299" calcext:value-type="float">
            <text:p>0.790299</text:p>
          </table:table-cell>
        </table:table-row>
        <table:table-row table:style-name="ro1">
          <table:table-cell office:value-type="float" office:value="1.84023" calcext:value-type="float">
            <text:p>1.84023</text:p>
          </table:table-cell>
          <table:table-cell office:value-type="float" office:value="0.0973478" calcext:value-type="float">
            <text:p>0.0973478</text:p>
          </table:table-cell>
        </table:table-row>
        <table:table-row table:style-name="ro1">
          <table:table-cell office:value-type="float" office:value="1.8423" calcext:value-type="float">
            <text:p>1.8423</text:p>
          </table:table-cell>
          <table:table-cell office:value-type="float" office:value="7.72891" calcext:value-type="float">
            <text:p>7.72891</text:p>
          </table:table-cell>
        </table:table-row>
        <table:table-row table:style-name="ro1">
          <table:table-cell office:value-type="float" office:value="1.84437" calcext:value-type="float">
            <text:p>1.84437</text:p>
          </table:table-cell>
          <table:table-cell office:value-type="float" office:value="-5.44945" calcext:value-type="float">
            <text:p>-5.44945</text:p>
          </table:table-cell>
        </table:table-row>
        <table:table-row table:style-name="ro1">
          <table:table-cell office:value-type="float" office:value="1.84644" calcext:value-type="float">
            <text:p>1.84644</text:p>
          </table:table-cell>
          <table:table-cell office:value-type="float" office:value="-5.44945" calcext:value-type="float">
            <text:p>-5.44945</text:p>
          </table:table-cell>
        </table:table-row>
        <table:table-row table:style-name="ro1">
          <table:table-cell office:value-type="float" office:value="1.84851" calcext:value-type="float">
            <text:p>1.84851</text:p>
          </table:table-cell>
          <table:table-cell office:value-type="float" office:value="7.0368" calcext:value-type="float">
            <text:p>7.0368</text:p>
          </table:table-cell>
        </table:table-row>
        <table:table-row table:style-name="ro1">
          <table:table-cell office:value-type="float" office:value="1.85058" calcext:value-type="float">
            <text:p>1.85058</text:p>
          </table:table-cell>
          <table:table-cell office:value-type="float" office:value="0.101098" calcext:value-type="float">
            <text:p>0.101098</text:p>
          </table:table-cell>
        </table:table-row>
        <table:table-row table:style-name="ro1">
          <table:table-cell office:value-type="float" office:value="1.85265" calcext:value-type="float">
            <text:p>1.85265</text:p>
          </table:table-cell>
          <table:table-cell office:value-type="float" office:value="7.73264" calcext:value-type="float">
            <text:p>7.73264</text:p>
          </table:table-cell>
        </table:table-row>
        <table:table-row table:style-name="ro1">
          <table:table-cell office:value-type="float" office:value="1.85472" calcext:value-type="float">
            <text:p>1.85472</text:p>
          </table:table-cell>
          <table:table-cell office:value-type="float" office:value="-11.6892" calcext:value-type="float">
            <text:p>-11.6892</text:p>
          </table:table-cell>
        </table:table-row>
        <table:table-row table:style-name="ro1">
          <table:table-cell office:value-type="float" office:value="1.85679" calcext:value-type="float">
            <text:p>1.85679</text:p>
          </table:table-cell>
          <table:table-cell office:value-type="float" office:value="7.03976" calcext:value-type="float">
            <text:p>7.03976</text:p>
          </table:table-cell>
        </table:table-row>
        <table:table-row table:style-name="ro1">
          <table:table-cell office:value-type="float" office:value="1.85886" calcext:value-type="float">
            <text:p>1.85886</text:p>
          </table:table-cell>
          <table:table-cell office:value-type="float" office:value="6.34755" calcext:value-type="float">
            <text:p>6.34755</text:p>
          </table:table-cell>
        </table:table-row>
        <table:table-row table:style-name="ro1">
          <table:table-cell office:value-type="float" office:value="1.86093" calcext:value-type="float">
            <text:p>1.86093</text:p>
          </table:table-cell>
          <table:table-cell office:value-type="float" office:value="-10.9934" calcext:value-type="float">
            <text:p>-10.9934</text:p>
          </table:table-cell>
        </table:table-row>
        <table:table-row table:style-name="ro1">
          <table:table-cell office:value-type="float" office:value="1.863" calcext:value-type="float">
            <text:p>1.863</text:p>
          </table:table-cell>
          <table:table-cell office:value-type="float" office:value="7.04194" calcext:value-type="float">
            <text:p>7.04194</text:p>
          </table:table-cell>
        </table:table-row>
        <table:table-row table:style-name="ro1">
          <table:table-cell office:value-type="float" office:value="1.86507" calcext:value-type="float">
            <text:p>1.86507</text:p>
          </table:table-cell>
          <table:table-cell office:value-type="float" office:value="0.799941" calcext:value-type="float">
            <text:p>0.799941</text:p>
          </table:table-cell>
        </table:table-row>
        <table:table-row table:style-name="ro1">
          <table:table-cell office:value-type="float" office:value="1.86714" calcext:value-type="float">
            <text:p>1.86714</text:p>
          </table:table-cell>
          <table:table-cell office:value-type="float" office:value="0.800689" calcext:value-type="float">
            <text:p>0.800689</text:p>
          </table:table-cell>
        </table:table-row>
        <table:table-row table:style-name="ro1">
          <table:table-cell office:value-type="float" office:value="1.86921" calcext:value-type="float">
            <text:p>1.86921</text:p>
          </table:table-cell>
          <table:table-cell office:value-type="float" office:value="0.107714" calcext:value-type="float">
            <text:p>0.107714</text:p>
          </table:table-cell>
        </table:table-row>
        <table:table-row table:style-name="ro1">
          <table:table-cell office:value-type="float" office:value="1.87128" calcext:value-type="float">
            <text:p>1.87128</text:p>
          </table:table-cell>
          <table:table-cell office:value-type="float" office:value="1.49573" calcext:value-type="float">
            <text:p>1.49573</text:p>
          </table:table-cell>
        </table:table-row>
        <table:table-row table:style-name="ro1">
          <table:table-cell office:value-type="float" office:value="1.87335" calcext:value-type="float">
            <text:p>1.87335</text:p>
          </table:table-cell>
          <table:table-cell office:value-type="float" office:value="0.802838" calcext:value-type="float">
            <text:p>0.802838</text:p>
          </table:table-cell>
        </table:table-row>
        <table:table-row table:style-name="ro1">
          <table:table-cell office:value-type="float" office:value="1.87542" calcext:value-type="float">
            <text:p>1.87542</text:p>
          </table:table-cell>
          <table:table-cell office:value-type="float" office:value="0.803578" calcext:value-type="float">
            <text:p>0.803578</text:p>
          </table:table-cell>
        </table:table-row>
        <table:table-row table:style-name="ro1">
          <table:table-cell office:value-type="float" office:value="1.87749" calcext:value-type="float">
            <text:p>1.87749</text:p>
          </table:table-cell>
          <table:table-cell office:value-type="float" office:value="0.804316" calcext:value-type="float">
            <text:p>0.804316</text:p>
          </table:table-cell>
        </table:table-row>
        <table:table-row table:style-name="ro1">
          <table:table-cell office:value-type="float" office:value="1.87956" calcext:value-type="float">
            <text:p>1.87956</text:p>
          </table:table-cell>
          <table:table-cell office:value-type="float" office:value="0.111332" calcext:value-type="float">
            <text:p>0.111332</text:p>
          </table:table-cell>
        </table:table-row>
        <table:table-row table:style-name="ro1">
          <table:table-cell office:value-type="float" office:value="1.88163" calcext:value-type="float">
            <text:p>1.88163</text:p>
          </table:table-cell>
          <table:table-cell office:value-type="float" office:value="1.49934" calcext:value-type="float">
            <text:p>1.49934</text:p>
          </table:table-cell>
        </table:table-row>
        <table:table-row table:style-name="ro1">
          <table:table-cell office:value-type="float" office:value="1.8837" calcext:value-type="float">
            <text:p>1.8837</text:p>
          </table:table-cell>
          <table:table-cell office:value-type="float" office:value="0.806437" calcext:value-type="float">
            <text:p>0.806437</text:p>
          </table:table-cell>
        </table:table-row>
        <table:table-row table:style-name="ro1">
          <table:table-cell office:value-type="float" office:value="1.88577" calcext:value-type="float">
            <text:p>1.88577</text:p>
          </table:table-cell>
          <table:table-cell office:value-type="float" office:value="0.807168" calcext:value-type="float">
            <text:p>0.807168</text:p>
          </table:table-cell>
        </table:table-row>
        <table:table-row table:style-name="ro1">
          <table:table-cell office:value-type="float" office:value="1.88784" calcext:value-type="float">
            <text:p>1.88784</text:p>
          </table:table-cell>
          <table:table-cell office:value-type="float" office:value="0.807896" calcext:value-type="float">
            <text:p>0.807896</text:p>
          </table:table-cell>
        </table:table-row>
        <table:table-row table:style-name="ro1">
          <table:table-cell office:value-type="float" office:value="1.88991" calcext:value-type="float">
            <text:p>1.88991</text:p>
          </table:table-cell>
          <table:table-cell office:value-type="float" office:value="6.35837" calcext:value-type="float">
            <text:p>6.35837</text:p>
          </table:table-cell>
        </table:table-row>
        <table:table-row table:style-name="ro1">
          <table:table-cell office:value-type="float" office:value="1.89198" calcext:value-type="float">
            <text:p>1.89198</text:p>
          </table:table-cell>
          <table:table-cell office:value-type="float" office:value="-4.73912" calcext:value-type="float">
            <text:p>-4.73912</text:p>
          </table:table-cell>
        </table:table-row>
        <table:table-row table:style-name="ro1">
          <table:table-cell office:value-type="float" office:value="1.89405" calcext:value-type="float">
            <text:p>1.89405</text:p>
          </table:table-cell>
          <table:table-cell office:value-type="float" office:value="-5.43275" calcext:value-type="float">
            <text:p>-5.43275</text:p>
          </table:table-cell>
        </table:table-row>
        <table:table-row table:style-name="ro1">
          <table:table-cell office:value-type="float" office:value="1.89612" calcext:value-type="float">
            <text:p>1.89612</text:p>
          </table:table-cell>
          <table:table-cell office:value-type="float" office:value="7.05345" calcext:value-type="float">
            <text:p>7.05345</text:p>
          </table:table-cell>
        </table:table-row>
        <table:table-row table:style-name="ro1">
          <table:table-cell office:value-type="float" office:value="1.89819" calcext:value-type="float">
            <text:p>1.89819</text:p>
          </table:table-cell>
          <table:table-cell office:value-type="float" office:value="0.811428" calcext:value-type="float">
            <text:p>0.811428</text:p>
          </table:table-cell>
        </table:table-row>
        <table:table-row table:style-name="ro1">
          <table:table-cell office:value-type="float" office:value="1.90026" calcext:value-type="float">
            <text:p>1.90026</text:p>
          </table:table-cell>
          <table:table-cell office:value-type="float" office:value="0.118427" calcext:value-type="float">
            <text:p>0.118427</text:p>
          </table:table-cell>
        </table:table-row>
        <table:table-row table:style-name="ro1">
          <table:table-cell office:value-type="float" office:value="1.90233" calcext:value-type="float">
            <text:p>1.90233</text:p>
          </table:table-cell>
          <table:table-cell office:value-type="float" office:value="1.50642" calcext:value-type="float">
            <text:p>1.50642</text:p>
          </table:table-cell>
        </table:table-row>
        <table:table-row table:style-name="ro1">
          <table:table-cell office:value-type="float" office:value="1.9044" calcext:value-type="float">
            <text:p>1.9044</text:p>
          </table:table-cell>
          <table:table-cell office:value-type="float" office:value="0.813493" calcext:value-type="float">
            <text:p>0.813493</text:p>
          </table:table-cell>
        </table:table-row>
        <table:table-row table:style-name="ro1">
          <table:table-cell office:value-type="float" office:value="1.90647" calcext:value-type="float">
            <text:p>1.90647</text:p>
          </table:table-cell>
          <table:table-cell office:value-type="float" office:value="0.814204" calcext:value-type="float">
            <text:p>0.814204</text:p>
          </table:table-cell>
        </table:table-row>
        <table:table-row table:style-name="ro1">
          <table:table-cell office:value-type="float" office:value="1.90854" calcext:value-type="float">
            <text:p>1.90854</text:p>
          </table:table-cell>
          <table:table-cell office:value-type="float" office:value="0.121196" calcext:value-type="float">
            <text:p>0.121196</text:p>
          </table:table-cell>
        </table:table-row>
        <table:table-row table:style-name="ro1">
          <table:table-cell office:value-type="float" office:value="1.91061" calcext:value-type="float">
            <text:p>1.91061</text:p>
          </table:table-cell>
          <table:table-cell office:value-type="float" office:value="1.50918" calcext:value-type="float">
            <text:p>1.50918</text:p>
          </table:table-cell>
        </table:table-row>
        <table:table-row table:style-name="ro1">
          <table:table-cell office:value-type="float" office:value="1.91268" calcext:value-type="float">
            <text:p>1.91268</text:p>
          </table:table-cell>
          <table:table-cell office:value-type="float" office:value="0.816246" calcext:value-type="float">
            <text:p>0.816246</text:p>
          </table:table-cell>
        </table:table-row>
        <table:table-row table:style-name="ro1">
          <table:table-cell office:value-type="float" office:value="1.91475" calcext:value-type="float">
            <text:p>1.91475</text:p>
          </table:table-cell>
          <table:table-cell office:value-type="float" office:value="-5.4265" calcext:value-type="float">
            <text:p>-5.4265</text:p>
          </table:table-cell>
        </table:table-row>
        <table:table-row table:style-name="ro1">
          <table:table-cell office:value-type="float" office:value="1.91682" calcext:value-type="float">
            <text:p>1.91682</text:p>
          </table:table-cell>
          <table:table-cell office:value-type="float" office:value="13.3031" calcext:value-type="float">
            <text:p>13.3031</text:p>
          </table:table-cell>
        </table:table-row>
        <table:table-row table:style-name="ro1">
          <table:table-cell office:value-type="float" office:value="1.91889" calcext:value-type="float">
            <text:p>1.91889</text:p>
          </table:table-cell>
          <table:table-cell office:value-type="float" office:value="-6.11811" calcext:value-type="float">
            <text:p>-6.11811</text:p>
          </table:table-cell>
        </table:table-row>
        <table:table-row table:style-name="ro1">
          <table:table-cell office:value-type="float" office:value="1.92096" calcext:value-type="float">
            <text:p>1.92096</text:p>
          </table:table-cell>
          <table:table-cell office:value-type="float" office:value="1.51261" calcext:value-type="float">
            <text:p>1.51261</text:p>
          </table:table-cell>
        </table:table-row>
        <table:table-row table:style-name="ro1">
          <table:table-cell office:value-type="float" office:value="1.92303" calcext:value-type="float">
            <text:p>1.92303</text:p>
          </table:table-cell>
          <table:table-cell office:value-type="float" office:value="0.819663" calcext:value-type="float">
            <text:p>0.819663</text:p>
          </table:table-cell>
        </table:table-row>
        <table:table-row table:style-name="ro1">
          <table:table-cell office:value-type="float" office:value="1.9251" calcext:value-type="float">
            <text:p>1.9251</text:p>
          </table:table-cell>
          <table:table-cell office:value-type="float" office:value="0.820357" calcext:value-type="float">
            <text:p>0.820357</text:p>
          </table:table-cell>
        </table:table-row>
        <table:table-row table:style-name="ro1">
          <table:table-cell office:value-type="float" office:value="1.92717" calcext:value-type="float">
            <text:p>1.92717</text:p>
          </table:table-cell>
          <table:table-cell office:value-type="float" office:value="0.821048" calcext:value-type="float">
            <text:p>0.821048</text:p>
          </table:table-cell>
        </table:table-row>
        <table:table-row table:style-name="ro1">
          <table:table-cell office:value-type="float" office:value="1.92924" calcext:value-type="float">
            <text:p>1.92924</text:p>
          </table:table-cell>
          <table:table-cell office:value-type="float" office:value="0.128022" calcext:value-type="float">
            <text:p>0.128022</text:p>
          </table:table-cell>
        </table:table-row>
        <table:table-row table:style-name="ro1">
          <table:table-cell office:value-type="float" office:value="1.93131" calcext:value-type="float">
            <text:p>1.93131</text:p>
          </table:table-cell>
          <table:table-cell office:value-type="float" office:value="1.51599" calcext:value-type="float">
            <text:p>1.51599</text:p>
          </table:table-cell>
        </table:table-row>
        <table:table-row table:style-name="ro1">
          <table:table-cell office:value-type="float" office:value="1.93338" calcext:value-type="float">
            <text:p>1.93338</text:p>
          </table:table-cell>
          <table:table-cell office:value-type="float" office:value="0.823033" calcext:value-type="float">
            <text:p>0.823033</text:p>
          </table:table-cell>
        </table:table-row>
        <table:table-row table:style-name="ro1">
          <table:table-cell office:value-type="float" office:value="1.93545" calcext:value-type="float">
            <text:p>1.93545</text:p>
          </table:table-cell>
          <table:table-cell office:value-type="float" office:value="0.823716" calcext:value-type="float">
            <text:p>0.823716</text:p>
          </table:table-cell>
        </table:table-row>
        <table:table-row table:style-name="ro1">
          <table:table-cell office:value-type="float" office:value="1.93752" calcext:value-type="float">
            <text:p>1.93752</text:p>
          </table:table-cell>
          <table:table-cell office:value-type="float" office:value="0.824397" calcext:value-type="float">
            <text:p>0.824397</text:p>
          </table:table-cell>
        </table:table-row>
        <table:table-row table:style-name="ro1">
          <table:table-cell office:value-type="float" office:value="1.93959" calcext:value-type="float">
            <text:p>1.93959</text:p>
          </table:table-cell>
          <table:table-cell office:value-type="float" office:value="0.131363" calcext:value-type="float">
            <text:p>0.131363</text:p>
          </table:table-cell>
        </table:table-row>
        <table:table-row table:style-name="ro1">
          <table:table-cell office:value-type="float" office:value="1.94166" calcext:value-type="float">
            <text:p>1.94166</text:p>
          </table:table-cell>
          <table:table-cell office:value-type="float" office:value="7.76274" calcext:value-type="float">
            <text:p>7.76274</text:p>
          </table:table-cell>
        </table:table-row>
        <table:table-row table:style-name="ro1">
          <table:table-cell office:value-type="float" office:value="1.94373" calcext:value-type="float">
            <text:p>1.94373</text:p>
          </table:table-cell>
          <table:table-cell office:value-type="float" office:value="-11.6591" calcext:value-type="float">
            <text:p>-11.6591</text:p>
          </table:table-cell>
        </table:table-row>
        <table:table-row table:style-name="ro1">
          <table:table-cell office:value-type="float" office:value="1.9458" calcext:value-type="float">
            <text:p>1.9458</text:p>
          </table:table-cell>
          <table:table-cell office:value-type="float" office:value="7.06977" calcext:value-type="float">
            <text:p>7.06977</text:p>
          </table:table-cell>
        </table:table-row>
        <table:table-row table:style-name="ro1">
          <table:table-cell office:value-type="float" office:value="1.94787" calcext:value-type="float">
            <text:p>1.94787</text:p>
          </table:table-cell>
          <table:table-cell office:value-type="float" office:value="6.3774" calcext:value-type="float">
            <text:p>6.3774</text:p>
          </table:table-cell>
        </table:table-row>
        <table:table-row table:style-name="ro1">
          <table:table-cell office:value-type="float" office:value="1.94994" calcext:value-type="float">
            <text:p>1.94994</text:p>
          </table:table-cell>
          <table:table-cell office:value-type="float" office:value="-4.72015" calcext:value-type="float">
            <text:p>-4.72015</text:p>
          </table:table-cell>
        </table:table-row>
        <table:table-row table:style-name="ro1">
          <table:table-cell office:value-type="float" office:value="1.95201" calcext:value-type="float">
            <text:p>1.95201</text:p>
          </table:table-cell>
          <table:table-cell office:value-type="float" office:value="0.829626" calcext:value-type="float">
            <text:p>0.829626</text:p>
          </table:table-cell>
        </table:table-row>
        <table:table-row table:style-name="ro1">
          <table:table-cell office:value-type="float" office:value="1.95408" calcext:value-type="float">
            <text:p>1.95408</text:p>
          </table:table-cell>
          <table:table-cell office:value-type="float" office:value="-5.41312" calcext:value-type="float">
            <text:p>-5.41312</text:p>
          </table:table-cell>
        </table:table-row>
        <table:table-row table:style-name="ro1">
          <table:table-cell office:value-type="float" office:value="1.95615" calcext:value-type="float">
            <text:p>1.95615</text:p>
          </table:table-cell>
          <table:table-cell office:value-type="float" office:value="12.6227" calcext:value-type="float">
            <text:p>12.6227</text:p>
          </table:table-cell>
        </table:table-row>
        <table:table-row table:style-name="ro1">
          <table:table-cell office:value-type="float" office:value="1.95822" calcext:value-type="float">
            <text:p>1.95822</text:p>
          </table:table-cell>
          <table:table-cell office:value-type="float" office:value="-10.961" calcext:value-type="float">
            <text:p>-10.961</text:p>
          </table:table-cell>
        </table:table-row>
        <table:table-row table:style-name="ro1">
          <table:table-cell office:value-type="float" office:value="1.96029" calcext:value-type="float">
            <text:p>1.96029</text:p>
          </table:table-cell>
          <table:table-cell office:value-type="float" office:value="13.3177" calcext:value-type="float">
            <text:p>13.3177</text:p>
          </table:table-cell>
        </table:table-row>
        <table:table-row table:style-name="ro1">
          <table:table-cell office:value-type="float" office:value="1.96236" calcext:value-type="float">
            <text:p>1.96236</text:p>
          </table:table-cell>
          <table:table-cell office:value-type="float" office:value="-11.6533" calcext:value-type="float">
            <text:p>-11.6533</text:p>
          </table:table-cell>
        </table:table-row>
        <table:table-row table:style-name="ro1">
          <table:table-cell office:value-type="float" office:value="1.96443" calcext:value-type="float">
            <text:p>1.96443</text:p>
          </table:table-cell>
          <table:table-cell office:value-type="float" office:value="13.319" calcext:value-type="float">
            <text:p>13.319</text:p>
          </table:table-cell>
        </table:table-row>
        <table:table-row table:style-name="ro1">
          <table:table-cell office:value-type="float" office:value="1.9665" calcext:value-type="float">
            <text:p>1.9665</text:p>
          </table:table-cell>
          <table:table-cell office:value-type="float" office:value="-11.652" calcext:value-type="float">
            <text:p>-11.652</text:p>
          </table:table-cell>
        </table:table-row>
        <table:table-row table:style-name="ro1">
          <table:table-cell office:value-type="float" office:value="1.96857" calcext:value-type="float">
            <text:p>1.96857</text:p>
          </table:table-cell>
          <table:table-cell office:value-type="float" office:value="6.38319" calcext:value-type="float">
            <text:p>6.38319</text:p>
          </table:table-cell>
        </table:table-row>
        <table:table-row table:style-name="ro1">
          <table:table-cell office:value-type="float" office:value="1.97064" calcext:value-type="float">
            <text:p>1.97064</text:p>
          </table:table-cell>
          <table:table-cell office:value-type="float" office:value="7.77176" calcext:value-type="float">
            <text:p>7.77176</text:p>
          </table:table-cell>
        </table:table-row>
        <table:table-row table:style-name="ro1">
          <table:table-cell office:value-type="float" office:value="1.97271" calcext:value-type="float">
            <text:p>1.97271</text:p>
          </table:table-cell>
          <table:table-cell office:value-type="float" office:value="-11.6501" calcext:value-type="float">
            <text:p>-11.6501</text:p>
          </table:table-cell>
        </table:table-row>
        <table:table-row table:style-name="ro1">
          <table:table-cell office:value-type="float" office:value="1.97478" calcext:value-type="float">
            <text:p>1.97478</text:p>
          </table:table-cell>
          <table:table-cell office:value-type="float" office:value="37.602" calcext:value-type="float">
            <text:p>37.602</text:p>
          </table:table-cell>
        </table:table-row>
        <table:table-row table:style-name="ro1">
          <table:table-cell office:value-type="float" office:value="1.97685" calcext:value-type="float">
            <text:p>1.97685</text:p>
          </table:table-cell>
          <table:table-cell office:value-type="float" office:value="-29.6803" calcext:value-type="float">
            <text:p>-29.6803</text:p>
          </table:table-cell>
        </table:table-row>
        <table:table-row table:style-name="ro1">
          <table:table-cell office:value-type="float" office:value="1.97892" calcext:value-type="float">
            <text:p>1.97892</text:p>
          </table:table-cell>
          <table:table-cell office:value-type="float" office:value="6.39008" calcext:value-type="float">
            <text:p>6.39008</text:p>
          </table:table-cell>
        </table:table-row>
        <table:table-row table:style-name="ro1">
          <table:table-cell office:value-type="float" office:value="1.98099" calcext:value-type="float">
            <text:p>1.98099</text:p>
          </table:table-cell>
          <table:table-cell office:value-type="float" office:value="-4.70751" calcext:value-type="float">
            <text:p>-4.70751</text:p>
          </table:table-cell>
        </table:table-row>
        <table:table-row table:style-name="ro1">
          <table:table-cell office:value-type="float" office:value="1.98306" calcext:value-type="float">
            <text:p>1.98306</text:p>
          </table:table-cell>
          <table:table-cell office:value-type="float" office:value="-5.40115" calcext:value-type="float">
            <text:p>-5.40115</text:p>
          </table:table-cell>
        </table:table-row>
        <table:table-row table:style-name="ro1">
          <table:table-cell office:value-type="float" office:value="1.98513" calcext:value-type="float">
            <text:p>1.98513</text:p>
          </table:table-cell>
          <table:table-cell office:value-type="float" office:value="13.3283" calcext:value-type="float">
            <text:p>13.3283</text:p>
          </table:table-cell>
        </table:table-row>
        <table:table-row table:style-name="ro1">
          <table:table-cell office:value-type="float" office:value="1.9872" calcext:value-type="float">
            <text:p>1.9872</text:p>
          </table:table-cell>
          <table:table-cell office:value-type="float" office:value="-6.09298" calcext:value-type="float">
            <text:p>-6.09298</text:p>
          </table:table-cell>
        </table:table-row>
        <table:table-row table:style-name="ro1">
          <table:table-cell office:value-type="float" office:value="1.98927" calcext:value-type="float">
            <text:p>1.98927</text:p>
          </table:table-cell>
          <table:table-cell office:value-type="float" office:value="-4.70571" calcext:value-type="float">
            <text:p>-4.70571</text:p>
          </table:table-cell>
        </table:table-row>
        <table:table-row table:style-name="ro1">
          <table:table-cell office:value-type="float" office:value="1.99134" calcext:value-type="float">
            <text:p>1.99134</text:p>
          </table:table-cell>
          <table:table-cell office:value-type="float" office:value="7.08676" calcext:value-type="float">
            <text:p>7.08676</text:p>
          </table:table-cell>
        </table:table-row>
        <table:table-row table:style-name="ro1">
          <table:table-cell office:value-type="float" office:value="1.99341" calcext:value-type="float">
            <text:p>1.99341</text:p>
          </table:table-cell>
          <table:table-cell office:value-type="float" office:value="0.844633" calcext:value-type="float">
            <text:p>0.844633</text:p>
          </table:table-cell>
        </table:table-row>
        <table:table-row table:style-name="ro1">
          <table:table-cell office:value-type="float" office:value="1.99548" calcext:value-type="float">
            <text:p>1.99548</text:p>
          </table:table-cell>
          <table:table-cell office:value-type="float" office:value="0.845248" calcext:value-type="float">
            <text:p>0.845248</text:p>
          </table:table-cell>
        </table:table-row>
        <table:table-row table:style-name="ro1">
          <table:table-cell office:value-type="float" office:value="1.99755" calcext:value-type="float">
            <text:p>1.99755</text:p>
          </table:table-cell>
          <table:table-cell office:value-type="float" office:value="0.152155" calcext:value-type="float">
            <text:p>0.152155</text:p>
          </table:table-cell>
        </table:table-row>
        <table:table-row table:style-name="ro1">
          <table:table-cell office:value-type="float" office:value="1.99962" calcext:value-type="float">
            <text:p>1.99962</text:p>
          </table:table-cell>
          <table:table-cell office:value-type="float" office:value="1.54004" calcext:value-type="float">
            <text:p>1.54004</text:p>
          </table:table-cell>
        </table:table-row>
        <table:table-row table:style-name="ro1">
          <table:table-cell office:value-type="float" office:value="2.00169" calcext:value-type="float">
            <text:p>2.00169</text:p>
          </table:table-cell>
          <table:table-cell office:value-type="float" office:value="0.847013" calcext:value-type="float">
            <text:p>0.847013</text:p>
          </table:table-cell>
        </table:table-row>
        <table:table-row table:style-name="ro1">
          <table:table-cell office:value-type="float" office:value="2.00376" calcext:value-type="float">
            <text:p>2.00376</text:p>
          </table:table-cell>
          <table:table-cell office:value-type="float" office:value="0.847619" calcext:value-type="float">
            <text:p>0.847619</text:p>
          </table:table-cell>
        </table:table-row>
        <table:table-row table:style-name="ro1">
          <table:table-cell office:value-type="float" office:value="2.00583" calcext:value-type="float">
            <text:p>2.00583</text:p>
          </table:table-cell>
          <table:table-cell office:value-type="float" office:value="0.848224" calcext:value-type="float">
            <text:p>0.848224</text:p>
          </table:table-cell>
        </table:table-row>
        <table:table-row table:style-name="ro1">
          <table:table-cell office:value-type="float" office:value="2.0079" calcext:value-type="float">
            <text:p>2.0079</text:p>
          </table:table-cell>
          <table:table-cell office:value-type="float" office:value="0.155121" calcext:value-type="float">
            <text:p>0.155121</text:p>
          </table:table-cell>
        </table:table-row>
        <table:table-row table:style-name="ro1">
          <table:table-cell office:value-type="float" office:value="2.00997" calcext:value-type="float">
            <text:p>2.00997</text:p>
          </table:table-cell>
          <table:table-cell office:value-type="float" office:value="1.543" calcext:value-type="float">
            <text:p>1.543</text:p>
          </table:table-cell>
        </table:table-row>
        <table:table-row table:style-name="ro1">
          <table:table-cell office:value-type="float" office:value="2.01204" calcext:value-type="float">
            <text:p>2.01204</text:p>
          </table:table-cell>
          <table:table-cell office:value-type="float" office:value="0.849959" calcext:value-type="float">
            <text:p>0.849959</text:p>
          </table:table-cell>
        </table:table-row>
        <table:table-row table:style-name="ro1">
          <table:table-cell office:value-type="float" office:value="2.01411" calcext:value-type="float">
            <text:p>2.01411</text:p>
          </table:table-cell>
          <table:table-cell office:value-type="float" office:value="7.09389" calcext:value-type="float">
            <text:p>7.09389</text:p>
          </table:table-cell>
        </table:table-row>
        <table:table-row table:style-name="ro1">
          <table:table-cell office:value-type="float" office:value="2.01618" calcext:value-type="float">
            <text:p>2.01618</text:p>
          </table:table-cell>
          <table:table-cell office:value-type="float" office:value="-11.6343" calcext:value-type="float">
            <text:p>-11.6343</text:p>
          </table:table-cell>
        </table:table-row>
        <table:table-row table:style-name="ro1">
          <table:table-cell office:value-type="float" office:value="2.01825" calcext:value-type="float">
            <text:p>2.01825</text:p>
          </table:table-cell>
          <table:table-cell office:value-type="float" office:value="6.40078" calcext:value-type="float">
            <text:p>6.40078</text:p>
          </table:table-cell>
        </table:table-row>
        <table:table-row table:style-name="ro1">
          <table:table-cell office:value-type="float" office:value="2.02032" calcext:value-type="float">
            <text:p>2.02032</text:p>
          </table:table-cell>
          <table:table-cell office:value-type="float" office:value="1.5459" calcext:value-type="float">
            <text:p>1.5459</text:p>
          </table:table-cell>
        </table:table-row>
        <table:table-row table:style-name="ro1">
          <table:table-cell office:value-type="float" office:value="2.02239" calcext:value-type="float">
            <text:p>2.02239</text:p>
          </table:table-cell>
          <table:table-cell office:value-type="float" office:value="7.09618" calcext:value-type="float">
            <text:p>7.09618</text:p>
          </table:table-cell>
        </table:table-row>
        <table:table-row table:style-name="ro1">
          <table:table-cell office:value-type="float" office:value="2.02446" calcext:value-type="float">
            <text:p>2.02446</text:p>
          </table:table-cell>
          <table:table-cell office:value-type="float" office:value="-11.632" calcext:value-type="float">
            <text:p>-11.632</text:p>
          </table:table-cell>
        </table:table-row>
        <table:table-row table:style-name="ro1">
          <table:table-cell office:value-type="float" office:value="2.02653" calcext:value-type="float">
            <text:p>2.02653</text:p>
          </table:table-cell>
          <table:table-cell office:value-type="float" office:value="7.09677" calcext:value-type="float">
            <text:p>7.09677</text:p>
          </table:table-cell>
        </table:table-row>
        <table:table-row table:style-name="ro1">
          <table:table-cell office:value-type="float" office:value="2.0286" calcext:value-type="float">
            <text:p>2.0286</text:p>
          </table:table-cell>
          <table:table-cell office:value-type="float" office:value="0.160904" calcext:value-type="float">
            <text:p>0.160904</text:p>
          </table:table-cell>
        </table:table-row>
        <table:table-row table:style-name="ro1">
          <table:table-cell office:value-type="float" office:value="2.03067" calcext:value-type="float">
            <text:p>2.03067</text:p>
          </table:table-cell>
          <table:table-cell office:value-type="float" office:value="1.54876" calcext:value-type="float">
            <text:p>1.54876</text:p>
          </table:table-cell>
        </table:table-row>
        <table:table-row table:style-name="ro1">
          <table:table-cell office:value-type="float" office:value="2.03274" calcext:value-type="float">
            <text:p>2.03274</text:p>
          </table:table-cell>
          <table:table-cell office:value-type="float" office:value="0.855701" calcext:value-type="float">
            <text:p>0.855701</text:p>
          </table:table-cell>
        </table:table-row>
        <table:table-row table:style-name="ro1">
          <table:table-cell office:value-type="float" office:value="2.03481" calcext:value-type="float">
            <text:p>2.03481</text:p>
          </table:table-cell>
          <table:table-cell office:value-type="float" office:value="0.856276" calcext:value-type="float">
            <text:p>0.856276</text:p>
          </table:table-cell>
        </table:table-row>
        <table:table-row table:style-name="ro1">
          <table:table-cell office:value-type="float" office:value="2.03688" calcext:value-type="float">
            <text:p>2.03688</text:p>
          </table:table-cell>
          <table:table-cell office:value-type="float" office:value="0.85685" calcext:value-type="float">
            <text:p>0.85685</text:p>
          </table:table-cell>
        </table:table-row>
        <table:table-row table:style-name="ro1">
          <table:table-cell office:value-type="float" office:value="2.03895" calcext:value-type="float">
            <text:p>2.03895</text:p>
          </table:table-cell>
          <table:table-cell office:value-type="float" office:value="0.16372" calcext:value-type="float">
            <text:p>0.16372</text:p>
          </table:table-cell>
        </table:table-row>
        <table:table-row table:style-name="ro1">
          <table:table-cell office:value-type="float" office:value="2.04102" calcext:value-type="float">
            <text:p>2.04102</text:p>
          </table:table-cell>
          <table:table-cell office:value-type="float" office:value="1.55157" calcext:value-type="float">
            <text:p>1.55157</text:p>
          </table:table-cell>
        </table:table-row>
        <table:table-row table:style-name="ro1">
          <table:table-cell office:value-type="float" office:value="2.04309" calcext:value-type="float">
            <text:p>2.04309</text:p>
          </table:table-cell>
          <table:table-cell office:value-type="float" office:value="0.858496" calcext:value-type="float">
            <text:p>0.858496</text:p>
          </table:table-cell>
        </table:table-row>
        <table:table-row table:style-name="ro1">
          <table:table-cell office:value-type="float" office:value="2.04516" calcext:value-type="float">
            <text:p>2.04516</text:p>
          </table:table-cell>
          <table:table-cell office:value-type="float" office:value="0.859061" calcext:value-type="float">
            <text:p>0.859061</text:p>
          </table:table-cell>
        </table:table-row>
        <table:table-row table:style-name="ro1">
          <table:table-cell office:value-type="float" office:value="2.04723" calcext:value-type="float">
            <text:p>2.04723</text:p>
          </table:table-cell>
          <table:table-cell office:value-type="float" office:value="0.165924" calcext:value-type="float">
            <text:p>0.165924</text:p>
          </table:table-cell>
        </table:table-row>
        <table:table-row table:style-name="ro1">
          <table:table-cell office:value-type="float" office:value="2.0493" calcext:value-type="float">
            <text:p>2.0493</text:p>
          </table:table-cell>
          <table:table-cell office:value-type="float" office:value="1.55376" calcext:value-type="float">
            <text:p>1.55376</text:p>
          </table:table-cell>
        </table:table-row>
        <table:table-row table:style-name="ro1">
          <table:table-cell office:value-type="float" office:value="2.05137" calcext:value-type="float">
            <text:p>2.05137</text:p>
          </table:table-cell>
          <table:table-cell office:value-type="float" office:value="0.860683" calcext:value-type="float">
            <text:p>0.860683</text:p>
          </table:table-cell>
        </table:table-row>
        <table:table-row table:style-name="ro1">
          <table:table-cell office:value-type="float" office:value="2.05344" calcext:value-type="float">
            <text:p>2.05344</text:p>
          </table:table-cell>
          <table:table-cell office:value-type="float" office:value="0.861241" calcext:value-type="float">
            <text:p>0.861241</text:p>
          </table:table-cell>
        </table:table-row>
        <table:table-row table:style-name="ro1">
          <table:table-cell office:value-type="float" office:value="2.05551" calcext:value-type="float">
            <text:p>2.05551</text:p>
          </table:table-cell>
          <table:table-cell office:value-type="float" office:value="0.861796" calcext:value-type="float">
            <text:p>0.861796</text:p>
          </table:table-cell>
        </table:table-row>
        <table:table-row table:style-name="ro1">
          <table:table-cell office:value-type="float" office:value="2.05758" calcext:value-type="float">
            <text:p>2.05758</text:p>
          </table:table-cell>
          <table:table-cell office:value-type="float" office:value="0.168649" calcext:value-type="float">
            <text:p>0.168649</text:p>
          </table:table-cell>
        </table:table-row>
        <table:table-row table:style-name="ro1">
          <table:table-cell office:value-type="float" office:value="2.05965" calcext:value-type="float">
            <text:p>2.05965</text:p>
          </table:table-cell>
          <table:table-cell office:value-type="float" office:value="1.55648" calcext:value-type="float">
            <text:p>1.55648</text:p>
          </table:table-cell>
        </table:table-row>
        <table:table-row table:style-name="ro1">
          <table:table-cell office:value-type="float" office:value="2.06172" calcext:value-type="float">
            <text:p>2.06172</text:p>
          </table:table-cell>
          <table:table-cell office:value-type="float" office:value="0.863388" calcext:value-type="float">
            <text:p>0.863388</text:p>
          </table:table-cell>
        </table:table-row>
        <table:table-row table:style-name="ro1">
          <table:table-cell office:value-type="float" office:value="2.06379" calcext:value-type="float">
            <text:p>2.06379</text:p>
          </table:table-cell>
          <table:table-cell office:value-type="float" office:value="-5.37936" calcext:value-type="float">
            <text:p>-5.37936</text:p>
          </table:table-cell>
        </table:table-row>
        <table:table-row table:style-name="ro1">
          <table:table-cell office:value-type="float" office:value="2.06586" calcext:value-type="float">
            <text:p>2.06586</text:p>
          </table:table-cell>
          <table:table-cell office:value-type="float" office:value="13.35" calcext:value-type="float">
            <text:p>13.35</text:p>
          </table:table-cell>
        </table:table-row>
        <table:table-row table:style-name="ro1">
          <table:table-cell office:value-type="float" office:value="2.06793" calcext:value-type="float">
            <text:p>2.06793</text:p>
          </table:table-cell>
          <table:table-cell office:value-type="float" office:value="-6.07142" calcext:value-type="float">
            <text:p>-6.07142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1.55914" calcext:value-type="float">
            <text:p>1.55914</text:p>
          </table:table-cell>
        </table:table-row>
        <table:table-row table:style-name="ro1">
          <table:table-cell office:value-type="float" office:value="2.07207" calcext:value-type="float">
            <text:p>2.07207</text:p>
          </table:table-cell>
          <table:table-cell office:value-type="float" office:value="0.866041" calcext:value-type="float">
            <text:p>0.866041</text:p>
          </table:table-cell>
        </table:table-row>
        <table:table-row table:style-name="ro1">
          <table:table-cell office:value-type="float" office:value="2.07414" calcext:value-type="float">
            <text:p>2.07414</text:p>
          </table:table-cell>
          <table:table-cell office:value-type="float" office:value="0.866577" calcext:value-type="float">
            <text:p>0.866577</text:p>
          </table:table-cell>
        </table:table-row>
        <table:table-row table:style-name="ro1">
          <table:table-cell office:value-type="float" office:value="2.07621" calcext:value-type="float">
            <text:p>2.07621</text:p>
          </table:table-cell>
          <table:table-cell office:value-type="float" office:value="0.867112" calcext:value-type="float">
            <text:p>0.867112</text:p>
          </table:table-cell>
        </table:table-row>
        <table:table-row table:style-name="ro1">
          <table:table-cell office:value-type="float" office:value="2.07828" calcext:value-type="float">
            <text:p>2.07828</text:p>
          </table:table-cell>
          <table:table-cell office:value-type="float" office:value="0.173947" calcext:value-type="float">
            <text:p>0.173947</text:p>
          </table:table-cell>
        </table:table-row>
        <table:table-row table:style-name="ro1">
          <table:table-cell office:value-type="float" office:value="2.08035" calcext:value-type="float">
            <text:p>2.08035</text:p>
          </table:table-cell>
          <table:table-cell office:value-type="float" office:value="1.56175" calcext:value-type="float">
            <text:p>1.56175</text:p>
          </table:table-cell>
        </table:table-row>
        <table:table-row table:style-name="ro1">
          <table:table-cell office:value-type="float" office:value="2.08242" calcext:value-type="float">
            <text:p>2.08242</text:p>
          </table:table-cell>
          <table:table-cell office:value-type="float" office:value="0.868643" calcext:value-type="float">
            <text:p>0.868643</text:p>
          </table:table-cell>
        </table:table-row>
        <table:table-row table:style-name="ro1">
          <table:table-cell office:value-type="float" office:value="2.08449" calcext:value-type="float">
            <text:p>2.08449</text:p>
          </table:table-cell>
          <table:table-cell office:value-type="float" office:value="0.869169" calcext:value-type="float">
            <text:p>0.869169</text:p>
          </table:table-cell>
        </table:table-row>
        <table:table-row table:style-name="ro1">
          <table:table-cell office:value-type="float" office:value="2.08656" calcext:value-type="float">
            <text:p>2.08656</text:p>
          </table:table-cell>
          <table:table-cell office:value-type="float" office:value="0.175997" calcext:value-type="float">
            <text:p>0.175997</text:p>
          </table:table-cell>
        </table:table-row>
        <table:table-row table:style-name="ro1">
          <table:table-cell office:value-type="float" office:value="2.08863" calcext:value-type="float">
            <text:p>2.08863</text:p>
          </table:table-cell>
          <table:table-cell office:value-type="float" office:value="1.56379" calcext:value-type="float">
            <text:p>1.56379</text:p>
          </table:table-cell>
        </table:table-row>
        <table:table-row table:style-name="ro1">
          <table:table-cell office:value-type="float" office:value="2.0907" calcext:value-type="float">
            <text:p>2.0907</text:p>
          </table:table-cell>
          <table:table-cell office:value-type="float" office:value="-5.37259" calcext:value-type="float">
            <text:p>-5.37259</text:p>
          </table:table-cell>
        </table:table-row>
        <table:table-row table:style-name="ro1">
          <table:table-cell office:value-type="float" office:value="2.09277" calcext:value-type="float">
            <text:p>2.09277</text:p>
          </table:table-cell>
          <table:table-cell office:value-type="float" office:value="13.3567" calcext:value-type="float">
            <text:p>13.3567</text:p>
          </table:table-cell>
        </table:table-row>
        <table:table-row table:style-name="ro1">
          <table:table-cell office:value-type="float" office:value="2.09484" calcext:value-type="float">
            <text:p>2.09484</text:p>
          </table:table-cell>
          <table:table-cell office:value-type="float" office:value="-5.37103" calcext:value-type="float">
            <text:p>-5.37103</text:p>
          </table:table-cell>
        </table:table-row>
        <table:table-row table:style-name="ro1">
          <table:table-cell office:value-type="float" office:value="2.09691" calcext:value-type="float">
            <text:p>2.09691</text:p>
          </table:table-cell>
          <table:table-cell office:value-type="float" office:value="-5.37103" calcext:value-type="float">
            <text:p>-5.37103</text:p>
          </table:table-cell>
        </table:table-row>
        <table:table-row table:style-name="ro1">
          <table:table-cell office:value-type="float" office:value="2.09898" calcext:value-type="float">
            <text:p>2.09898</text:p>
          </table:table-cell>
          <table:table-cell office:value-type="float" office:value="12.6645" calcext:value-type="float">
            <text:p>12.6645</text:p>
          </table:table-cell>
        </table:table-row>
        <table:table-row table:style-name="ro1">
          <table:table-cell office:value-type="float" office:value="2.10105" calcext:value-type="float">
            <text:p>2.10105</text:p>
          </table:table-cell>
          <table:table-cell office:value-type="float" office:value="-4.67592" calcext:value-type="float">
            <text:p>-4.67592</text:p>
          </table:table-cell>
        </table:table-row>
        <table:table-row table:style-name="ro1">
          <table:table-cell office:value-type="float" office:value="2.10312" calcext:value-type="float">
            <text:p>2.10312</text:p>
          </table:table-cell>
          <table:table-cell office:value-type="float" office:value="-5.36956" calcext:value-type="float">
            <text:p>-5.36956</text:p>
          </table:table-cell>
        </table:table-row>
        <table:table-row table:style-name="ro1">
          <table:table-cell office:value-type="float" office:value="2.10519" calcext:value-type="float">
            <text:p>2.10519</text:p>
          </table:table-cell>
          <table:table-cell office:value-type="float" office:value="13.3597" calcext:value-type="float">
            <text:p>13.3597</text:p>
          </table:table-cell>
        </table:table-row>
        <table:table-row table:style-name="ro1">
          <table:table-cell office:value-type="float" office:value="2.10726" calcext:value-type="float">
            <text:p>2.10726</text:p>
          </table:table-cell>
          <table:table-cell office:value-type="float" office:value="-6.06174" calcext:value-type="float">
            <text:p>-6.06174</text:p>
          </table:table-cell>
        </table:table-row>
        <table:table-row table:style-name="ro1">
          <table:table-cell office:value-type="float" office:value="2.10933" calcext:value-type="float">
            <text:p>2.10933</text:p>
          </table:table-cell>
          <table:table-cell office:value-type="float" office:value="1.56878" calcext:value-type="float">
            <text:p>1.56878</text:p>
          </table:table-cell>
        </table:table-row>
        <table:table-row table:style-name="ro1">
          <table:table-cell office:value-type="float" office:value="2.1114" calcext:value-type="float">
            <text:p>2.1114</text:p>
          </table:table-cell>
          <table:table-cell office:value-type="float" office:value="-5.3676" calcext:value-type="float">
            <text:p>-5.3676</text:p>
          </table:table-cell>
        </table:table-row>
        <table:table-row table:style-name="ro1">
          <table:table-cell office:value-type="float" office:value="2.11347" calcext:value-type="float">
            <text:p>2.11347</text:p>
          </table:table-cell>
          <table:table-cell office:value-type="float" office:value="13.3616" calcext:value-type="float">
            <text:p>13.3616</text:p>
          </table:table-cell>
        </table:table-row>
        <table:table-row table:style-name="ro1">
          <table:table-cell office:value-type="float" office:value="2.11554" calcext:value-type="float">
            <text:p>2.11554</text:p>
          </table:table-cell>
          <table:table-cell office:value-type="float" office:value="-5.36611" calcext:value-type="float">
            <text:p>-5.36611</text:p>
          </table:table-cell>
        </table:table-row>
        <table:table-row table:style-name="ro1">
          <table:table-cell office:value-type="float" office:value="2.11761" calcext:value-type="float">
            <text:p>2.11761</text:p>
          </table:table-cell>
          <table:table-cell office:value-type="float" office:value="0.183436" calcext:value-type="float">
            <text:p>0.183436</text:p>
          </table:table-cell>
        </table:table-row>
        <table:table-row table:style-name="ro1">
          <table:table-cell office:value-type="float" office:value="2.11968" calcext:value-type="float">
            <text:p>2.11968</text:p>
          </table:table-cell>
          <table:table-cell office:value-type="float" office:value="1.5712" calcext:value-type="float">
            <text:p>1.5712</text:p>
          </table:table-cell>
        </table:table-row>
        <table:table-row table:style-name="ro1">
          <table:table-cell office:value-type="float" office:value="2.12175" calcext:value-type="float">
            <text:p>2.12175</text:p>
          </table:table-cell>
          <table:table-cell office:value-type="float" office:value="0.878053" calcext:value-type="float">
            <text:p>0.878053</text:p>
          </table:table-cell>
        </table:table-row>
        <table:table-row table:style-name="ro1">
          <table:table-cell office:value-type="float" office:value="2.12382" calcext:value-type="float">
            <text:p>2.12382</text:p>
          </table:table-cell>
          <table:table-cell office:value-type="float" office:value="0.878538" calcext:value-type="float">
            <text:p>0.878538</text:p>
          </table:table-cell>
        </table:table-row>
        <table:table-row table:style-name="ro1">
          <table:table-cell office:value-type="float" office:value="2.12589" calcext:value-type="float">
            <text:p>2.12589</text:p>
          </table:table-cell>
          <table:table-cell office:value-type="float" office:value="0.879022" calcext:value-type="float">
            <text:p>0.879022</text:p>
          </table:table-cell>
        </table:table-row>
        <table:table-row table:style-name="ro1">
          <table:table-cell office:value-type="float" office:value="2.12796" calcext:value-type="float">
            <text:p>2.12796</text:p>
          </table:table-cell>
          <table:table-cell office:value-type="float" office:value="0.185812" calcext:value-type="float">
            <text:p>0.185812</text:p>
          </table:table-cell>
        </table:table-row>
        <table:table-row table:style-name="ro1">
          <table:table-cell office:value-type="float" office:value="2.13003" calcext:value-type="float">
            <text:p>2.13003</text:p>
          </table:table-cell>
          <table:table-cell office:value-type="float" office:value="1.57357" calcext:value-type="float">
            <text:p>1.57357</text:p>
          </table:table-cell>
        </table:table-row>
        <table:table-row table:style-name="ro1">
          <table:table-cell office:value-type="float" office:value="2.1321" calcext:value-type="float">
            <text:p>2.1321</text:p>
          </table:table-cell>
          <table:table-cell office:value-type="float" office:value="0.880408" calcext:value-type="float">
            <text:p>0.880408</text:p>
          </table:table-cell>
        </table:table-row>
        <table:table-row table:style-name="ro1">
          <table:table-cell office:value-type="float" office:value="2.13417" calcext:value-type="float">
            <text:p>2.13417</text:p>
          </table:table-cell>
          <table:table-cell office:value-type="float" office:value="-5.36234" calcext:value-type="float">
            <text:p>-5.36234</text:p>
          </table:table-cell>
        </table:table-row>
        <table:table-row table:style-name="ro1">
          <table:table-cell office:value-type="float" office:value="2.13624" calcext:value-type="float">
            <text:p>2.13624</text:p>
          </table:table-cell>
          <table:table-cell office:value-type="float" office:value="12.6732" calcext:value-type="float">
            <text:p>12.6732</text:p>
          </table:table-cell>
        </table:table-row>
        <table:table-row table:style-name="ro1">
          <table:table-cell office:value-type="float" office:value="2.13831" calcext:value-type="float">
            <text:p>2.13831</text:p>
          </table:table-cell>
          <table:table-cell office:value-type="float" office:value="-4.66733" calcext:value-type="float">
            <text:p>-4.66733</text:p>
          </table:table-cell>
        </table:table-row>
        <table:table-row table:style-name="ro1">
          <table:table-cell office:value-type="float" office:value="2.14038" calcext:value-type="float">
            <text:p>2.14038</text:p>
          </table:table-cell>
          <table:table-cell office:value-type="float" office:value="0.882244" calcext:value-type="float">
            <text:p>0.882244</text:p>
          </table:table-cell>
        </table:table-row>
        <table:table-row table:style-name="ro1">
          <table:table-cell office:value-type="float" office:value="2.14245" calcext:value-type="float">
            <text:p>2.14245</text:p>
          </table:table-cell>
          <table:table-cell office:value-type="float" office:value="0.882711" calcext:value-type="float">
            <text:p>0.882711</text:p>
          </table:table-cell>
        </table:table-row>
        <table:table-row table:style-name="ro1">
          <table:table-cell office:value-type="float" office:value="2.14452" calcext:value-type="float">
            <text:p>2.14452</text:p>
          </table:table-cell>
          <table:table-cell office:value-type="float" office:value="-5.36003" calcext:value-type="float">
            <text:p>-5.36003</text:p>
          </table:table-cell>
        </table:table-row>
        <table:table-row table:style-name="ro1">
          <table:table-cell office:value-type="float" office:value="2.14659" calcext:value-type="float">
            <text:p>2.14659</text:p>
          </table:table-cell>
          <table:table-cell office:value-type="float" office:value="12.6754" calcext:value-type="float">
            <text:p>12.6754</text:p>
          </table:table-cell>
        </table:table-row>
        <table:table-row table:style-name="ro1">
          <table:table-cell office:value-type="float" office:value="2.14866" calcext:value-type="float">
            <text:p>2.14866</text:p>
          </table:table-cell>
          <table:table-cell office:value-type="float" office:value="-10.9083" calcext:value-type="float">
            <text:p>-10.9083</text:p>
          </table:table-cell>
        </table:table-row>
        <table:table-row table:style-name="ro1">
          <table:table-cell office:value-type="float" office:value="2.15073" calcext:value-type="float">
            <text:p>2.15073</text:p>
          </table:table-cell>
          <table:table-cell office:value-type="float" office:value="7.12679" calcext:value-type="float">
            <text:p>7.12679</text:p>
          </table:table-cell>
        </table:table-row>
        <table:table-row table:style-name="ro1">
          <table:table-cell office:value-type="float" office:value="2.1528" calcext:value-type="float">
            <text:p>2.1528</text:p>
          </table:table-cell>
          <table:table-cell office:value-type="float" office:value="7.12771" calcext:value-type="float">
            <text:p>7.12771</text:p>
          </table:table-cell>
        </table:table-row>
        <table:table-row table:style-name="ro1">
          <table:table-cell office:value-type="float" office:value="2.15487" calcext:value-type="float">
            <text:p>2.15487</text:p>
          </table:table-cell>
          <table:table-cell office:value-type="float" office:value="-11.6005" calcext:value-type="float">
            <text:p>-11.6005</text:p>
          </table:table-cell>
        </table:table-row>
        <table:table-row table:style-name="ro1">
          <table:table-cell office:value-type="float" office:value="2.15694" calcext:value-type="float">
            <text:p>2.15694</text:p>
          </table:table-cell>
          <table:table-cell office:value-type="float" office:value="7.12816" calcext:value-type="float">
            <text:p>7.12816</text:p>
          </table:table-cell>
        </table:table-row>
        <table:table-row table:style-name="ro1">
          <table:table-cell office:value-type="float" office:value="2.15901" calcext:value-type="float">
            <text:p>2.15901</text:p>
          </table:table-cell>
          <table:table-cell office:value-type="float" office:value="6.43537" calcext:value-type="float">
            <text:p>6.43537</text:p>
          </table:table-cell>
        </table:table-row>
        <table:table-row table:style-name="ro1">
          <table:table-cell office:value-type="float" office:value="2.16108" calcext:value-type="float">
            <text:p>2.16108</text:p>
          </table:table-cell>
          <table:table-cell office:value-type="float" office:value="-4.66239" calcext:value-type="float">
            <text:p>-4.66239</text:p>
          </table:table-cell>
        </table:table-row>
        <table:table-row table:style-name="ro1">
          <table:table-cell office:value-type="float" office:value="2.16315" calcext:value-type="float">
            <text:p>2.16315</text:p>
          </table:table-cell>
          <table:table-cell office:value-type="float" office:value="0.887162" calcext:value-type="float">
            <text:p>0.887162</text:p>
          </table:table-cell>
        </table:table-row>
        <table:table-row table:style-name="ro1">
          <table:table-cell office:value-type="float" office:value="2.16522" calcext:value-type="float">
            <text:p>2.16522</text:p>
          </table:table-cell>
          <table:table-cell office:value-type="float" office:value="0.887605" calcext:value-type="float">
            <text:p>0.887605</text:p>
          </table:table-cell>
        </table:table-row>
        <table:table-row table:style-name="ro1">
          <table:table-cell office:value-type="float" office:value="2.16729" calcext:value-type="float">
            <text:p>2.16729</text:p>
          </table:table-cell>
          <table:table-cell office:value-type="float" office:value="0.194359" calcext:value-type="float">
            <text:p>0.194359</text:p>
          </table:table-cell>
        </table:table-row>
        <table:table-row table:style-name="ro1">
          <table:table-cell office:value-type="float" office:value="2.16936" calcext:value-type="float">
            <text:p>2.16936</text:p>
          </table:table-cell>
          <table:table-cell office:value-type="float" office:value="1.58207" calcext:value-type="float">
            <text:p>1.58207</text:p>
          </table:table-cell>
        </table:table-row>
        <table:table-row table:style-name="ro1">
          <table:table-cell office:value-type="float" office:value="2.17143" calcext:value-type="float">
            <text:p>2.17143</text:p>
          </table:table-cell>
          <table:table-cell office:value-type="float" office:value="7.13205" calcext:value-type="float">
            <text:p>7.13205</text:p>
          </table:table-cell>
        </table:table-row>
        <table:table-row table:style-name="ro1">
          <table:table-cell office:value-type="float" office:value="2.1735" calcext:value-type="float">
            <text:p>2.1735</text:p>
          </table:table-cell>
          <table:table-cell office:value-type="float" office:value="-11.5962" calcext:value-type="float">
            <text:p>-11.5962</text:p>
          </table:table-cell>
        </table:table-row>
        <table:table-row table:style-name="ro1">
          <table:table-cell office:value-type="float" office:value="2.17557" calcext:value-type="float">
            <text:p>2.17557</text:p>
          </table:table-cell>
          <table:table-cell office:value-type="float" office:value="12.682" calcext:value-type="float">
            <text:p>12.682</text:p>
          </table:table-cell>
        </table:table-row>
        <table:table-row table:style-name="ro1">
          <table:table-cell office:value-type="float" office:value="2.17764" calcext:value-type="float">
            <text:p>2.17764</text:p>
          </table:table-cell>
          <table:table-cell office:value-type="float" office:value="-4.65855" calcext:value-type="float">
            <text:p>-4.65855</text:p>
          </table:table-cell>
        </table:table-row>
        <table:table-row table:style-name="ro1">
          <table:table-cell office:value-type="float" office:value="2.17971" calcext:value-type="float">
            <text:p>2.17971</text:p>
          </table:table-cell>
          <table:table-cell office:value-type="float" office:value="-5.35219" calcext:value-type="float">
            <text:p>-5.35219</text:p>
          </table:table-cell>
        </table:table-row>
        <table:table-row table:style-name="ro1">
          <table:table-cell office:value-type="float" office:value="2.18178" calcext:value-type="float">
            <text:p>2.18178</text:p>
          </table:table-cell>
          <table:table-cell office:value-type="float" office:value="25.1695" calcext:value-type="float">
            <text:p>25.1695</text:p>
          </table:table-cell>
        </table:table-row>
        <table:table-row table:style-name="ro1">
          <table:table-cell office:value-type="float" office:value="2.18385" calcext:value-type="float">
            <text:p>2.18385</text:p>
          </table:table-cell>
          <table:table-cell office:value-type="float" office:value="-17.142" calcext:value-type="float">
            <text:p>-17.142</text:p>
          </table:table-cell>
        </table:table-row>
        <table:table-row table:style-name="ro1">
          <table:table-cell office:value-type="float" office:value="2.18592" calcext:value-type="float">
            <text:p>2.18592</text:p>
          </table:table-cell>
          <table:table-cell office:value-type="float" office:value="0.893031" calcext:value-type="float">
            <text:p>0.893031</text:p>
          </table:table-cell>
        </table:table-row>
        <table:table-row table:style-name="ro1">
          <table:table-cell office:value-type="float" office:value="2.18799" calcext:value-type="float">
            <text:p>2.18799</text:p>
          </table:table-cell>
          <table:table-cell office:value-type="float" office:value="0.893444" calcext:value-type="float">
            <text:p>0.893444</text:p>
          </table:table-cell>
        </table:table-row>
        <table:table-row table:style-name="ro1">
          <table:table-cell office:value-type="float" office:value="2.19006" calcext:value-type="float">
            <text:p>2.19006</text:p>
          </table:table-cell>
          <table:table-cell office:value-type="float" office:value="0.200172" calcext:value-type="float">
            <text:p>0.200172</text:p>
          </table:table-cell>
        </table:table-row>
        <table:table-row table:style-name="ro1">
          <table:table-cell office:value-type="float" office:value="2.19213" calcext:value-type="float">
            <text:p>2.19213</text:p>
          </table:table-cell>
          <table:table-cell office:value-type="float" office:value="1.58786" calcext:value-type="float">
            <text:p>1.58786</text:p>
          </table:table-cell>
        </table:table-row>
        <table:table-row table:style-name="ro1">
          <table:table-cell office:value-type="float" office:value="2.1942" calcext:value-type="float">
            <text:p>2.1942</text:p>
          </table:table-cell>
          <table:table-cell office:value-type="float" office:value="0.894626" calcext:value-type="float">
            <text:p>0.894626</text:p>
          </table:table-cell>
        </table:table-row>
        <table:table-row table:style-name="ro1">
          <table:table-cell office:value-type="float" office:value="2.19627" calcext:value-type="float">
            <text:p>2.19627</text:p>
          </table:table-cell>
          <table:table-cell office:value-type="float" office:value="0.895031" calcext:value-type="float">
            <text:p>0.895031</text:p>
          </table:table-cell>
        </table:table-row>
        <table:table-row table:style-name="ro1">
          <table:table-cell office:value-type="float" office:value="2.19834" calcext:value-type="float">
            <text:p>2.19834</text:p>
          </table:table-cell>
          <table:table-cell office:value-type="float" office:value="6.4449" calcext:value-type="float">
            <text:p>6.4449</text:p>
          </table:table-cell>
        </table:table-row>
        <table:table-row table:style-name="ro1">
          <table:table-cell office:value-type="float" office:value="2.20041" calcext:value-type="float">
            <text:p>2.20041</text:p>
          </table:table-cell>
          <table:table-cell office:value-type="float" office:value="-10.8961" calcext:value-type="float">
            <text:p>-10.8961</text:p>
          </table:table-cell>
        </table:table-row>
        <table:table-row table:style-name="ro1">
          <table:table-cell office:value-type="float" office:value="2.20248" calcext:value-type="float">
            <text:p>2.20248</text:p>
          </table:table-cell>
          <table:table-cell office:value-type="float" office:value="7.13893" calcext:value-type="float">
            <text:p>7.13893</text:p>
          </table:table-cell>
        </table:table-row>
        <table:table-row table:style-name="ro1">
          <table:table-cell office:value-type="float" office:value="2.20455" calcext:value-type="float">
            <text:p>2.20455</text:p>
          </table:table-cell>
          <table:table-cell office:value-type="float" office:value="0.896584" calcext:value-type="float">
            <text:p>0.896584</text:p>
          </table:table-cell>
        </table:table-row>
        <table:table-row table:style-name="ro1">
          <table:table-cell office:value-type="float" office:value="2.20662" calcext:value-type="float">
            <text:p>2.20662</text:p>
          </table:table-cell>
          <table:table-cell office:value-type="float" office:value="7.14011" calcext:value-type="float">
            <text:p>7.14011</text:p>
          </table:table-cell>
        </table:table-row>
        <table:table-row table:style-name="ro1">
          <table:table-cell office:value-type="float" office:value="2.20869" calcext:value-type="float">
            <text:p>2.20869</text:p>
          </table:table-cell>
          <table:table-cell office:value-type="float" office:value="-11.5881" calcext:value-type="float">
            <text:p>-11.5881</text:p>
          </table:table-cell>
        </table:table-row>
        <table:table-row table:style-name="ro1">
          <table:table-cell office:value-type="float" office:value="2.21076" calcext:value-type="float">
            <text:p>2.21076</text:p>
          </table:table-cell>
          <table:table-cell office:value-type="float" office:value="6.44682" calcext:value-type="float">
            <text:p>6.44682</text:p>
          </table:table-cell>
        </table:table-row>
        <table:table-row table:style-name="ro1">
          <table:table-cell office:value-type="float" office:value="2.21283" calcext:value-type="float">
            <text:p>2.21283</text:p>
          </table:table-cell>
          <table:table-cell office:value-type="float" office:value="1.59174" calcext:value-type="float">
            <text:p>1.59174</text:p>
          </table:table-cell>
        </table:table-row>
        <table:table-row table:style-name="ro1">
          <table:table-cell office:value-type="float" office:value="2.2149" calcext:value-type="float">
            <text:p>2.2149</text:p>
          </table:table-cell>
          <table:table-cell office:value-type="float" office:value="0.898489" calcext:value-type="float">
            <text:p>0.898489</text:p>
          </table:table-cell>
        </table:table-row>
        <table:table-row table:style-name="ro1">
          <table:table-cell office:value-type="float" office:value="2.21697" calcext:value-type="float">
            <text:p>2.21697</text:p>
          </table:table-cell>
          <table:table-cell office:value-type="float" office:value="-5.34425" calcext:value-type="float">
            <text:p>-5.34425</text:p>
          </table:table-cell>
        </table:table-row>
        <table:table-row table:style-name="ro1">
          <table:table-cell office:value-type="float" office:value="2.21904" calcext:value-type="float">
            <text:p>2.21904</text:p>
          </table:table-cell>
          <table:table-cell office:value-type="float" office:value="13.3847" calcext:value-type="float">
            <text:p>13.3847</text:p>
          </table:table-cell>
        </table:table-row>
        <table:table-row table:style-name="ro1">
          <table:table-cell office:value-type="float" office:value="2.22111" calcext:value-type="float">
            <text:p>2.22111</text:p>
          </table:table-cell>
          <table:table-cell office:value-type="float" office:value="-11.5862" calcext:value-type="float">
            <text:p>-11.5862</text:p>
          </table:table-cell>
        </table:table-row>
        <table:table-row table:style-name="ro1">
          <table:table-cell office:value-type="float" office:value="2.22318" calcext:value-type="float">
            <text:p>2.22318</text:p>
          </table:table-cell>
          <table:table-cell office:value-type="float" office:value="12.6918" calcext:value-type="float">
            <text:p>12.6918</text:p>
          </table:table-cell>
        </table:table-row>
        <table:table-row table:style-name="ro1">
          <table:table-cell office:value-type="float" office:value="2.22525" calcext:value-type="float">
            <text:p>2.22525</text:p>
          </table:table-cell>
          <table:table-cell office:value-type="float" office:value="-4.64876" calcext:value-type="float">
            <text:p>-4.64876</text:p>
          </table:table-cell>
        </table:table-row>
        <table:table-row table:style-name="ro1">
          <table:table-cell office:value-type="float" office:value="2.22732" calcext:value-type="float">
            <text:p>2.22732</text:p>
          </table:table-cell>
          <table:table-cell office:value-type="float" office:value="0.900713" calcext:value-type="float">
            <text:p>0.900713</text:p>
          </table:table-cell>
        </table:table-row>
        <table:table-row table:style-name="ro1">
          <table:table-cell office:value-type="float" office:value="2.22939" calcext:value-type="float">
            <text:p>2.22939</text:p>
          </table:table-cell>
          <table:table-cell office:value-type="float" office:value="-5.34203" calcext:value-type="float">
            <text:p>-5.34203</text:p>
          </table:table-cell>
        </table:table-row>
        <table:table-row table:style-name="ro1">
          <table:table-cell office:value-type="float" office:value="2.23146" calcext:value-type="float">
            <text:p>2.23146</text:p>
          </table:table-cell>
          <table:table-cell office:value-type="float" office:value="12.6933" calcext:value-type="float">
            <text:p>12.6933</text:p>
          </table:table-cell>
        </table:table-row>
        <table:table-row table:style-name="ro1">
          <table:table-cell office:value-type="float" office:value="2.23353" calcext:value-type="float">
            <text:p>2.23353</text:p>
          </table:table-cell>
          <table:table-cell office:value-type="float" office:value="-10.8904" calcext:value-type="float">
            <text:p>-10.8904</text:p>
          </table:table-cell>
        </table:table-row>
        <table:table-row table:style-name="ro1">
          <table:table-cell office:value-type="float" office:value="2.2356" calcext:value-type="float">
            <text:p>2.2356</text:p>
          </table:table-cell>
          <table:table-cell office:value-type="float" office:value="7.14452" calcext:value-type="float">
            <text:p>7.14452</text:p>
          </table:table-cell>
        </table:table-row>
        <table:table-row table:style-name="ro1">
          <table:table-cell office:value-type="float" office:value="2.23767" calcext:value-type="float">
            <text:p>2.23767</text:p>
          </table:table-cell>
          <table:table-cell office:value-type="float" office:value="0.90214" calcext:value-type="float">
            <text:p>0.90214</text:p>
          </table:table-cell>
        </table:table-row>
        <table:table-row table:style-name="ro1">
          <table:table-cell office:value-type="float" office:value="2.23974" calcext:value-type="float">
            <text:p>2.23974</text:p>
          </table:table-cell>
          <table:table-cell office:value-type="float" office:value="0.902501" calcext:value-type="float">
            <text:p>0.902501</text:p>
          </table:table-cell>
        </table:table-row>
        <table:table-row table:style-name="ro1">
          <table:table-cell office:value-type="float" office:value="2.24181" calcext:value-type="float">
            <text:p>2.24181</text:p>
          </table:table-cell>
          <table:table-cell office:value-type="float" office:value="0.209183" calcext:value-type="float">
            <text:p>0.209183</text:p>
          </table:table-cell>
        </table:table-row>
        <table:table-row table:style-name="ro1">
          <table:table-cell office:value-type="float" office:value="2.24388" calcext:value-type="float">
            <text:p>2.24388</text:p>
          </table:table-cell>
          <table:table-cell office:value-type="float" office:value="1.59682" calcext:value-type="float">
            <text:p>1.59682</text:p>
          </table:table-cell>
        </table:table-row>
        <table:table-row table:style-name="ro1">
          <table:table-cell office:value-type="float" office:value="2.24595" calcext:value-type="float">
            <text:p>2.24595</text:p>
          </table:table-cell>
          <table:table-cell office:value-type="float" office:value="0.903533" calcext:value-type="float">
            <text:p>0.903533</text:p>
          </table:table-cell>
        </table:table-row>
        <table:table-row table:style-name="ro1">
          <table:table-cell office:value-type="float" office:value="2.24802" calcext:value-type="float">
            <text:p>2.24802</text:p>
          </table:table-cell>
          <table:table-cell office:value-type="float" office:value="0.903886" calcext:value-type="float">
            <text:p>0.903886</text:p>
          </table:table-cell>
        </table:table-row>
        <table:table-row table:style-name="ro1">
          <table:table-cell office:value-type="float" office:value="2.25009" calcext:value-type="float">
            <text:p>2.25009</text:p>
          </table:table-cell>
          <table:table-cell office:value-type="float" office:value="0.904236" calcext:value-type="float">
            <text:p>0.904236</text:p>
          </table:table-cell>
        </table:table-row>
        <table:table-row table:style-name="ro1">
          <table:table-cell office:value-type="float" office:value="2.25216" calcext:value-type="float">
            <text:p>2.25216</text:p>
          </table:table-cell>
          <table:table-cell office:value-type="float" office:value="0.210908" calcext:value-type="float">
            <text:p>0.210908</text:p>
          </table:table-cell>
        </table:table-row>
        <table:table-row table:style-name="ro1">
          <table:table-cell office:value-type="float" office:value="2.25423" calcext:value-type="float">
            <text:p>2.25423</text:p>
          </table:table-cell>
          <table:table-cell office:value-type="float" office:value="1.59853" calcext:value-type="float">
            <text:p>1.59853</text:p>
          </table:table-cell>
        </table:table-row>
        <table:table-row table:style-name="ro1">
          <table:table-cell office:value-type="float" office:value="2.2563" calcext:value-type="float">
            <text:p>2.2563</text:p>
          </table:table-cell>
          <table:table-cell office:value-type="float" office:value="-5.33785" calcext:value-type="float">
            <text:p>-5.33785</text:p>
          </table:table-cell>
        </table:table-row>
        <table:table-row table:style-name="ro1">
          <table:table-cell office:value-type="float" office:value="2.25837" calcext:value-type="float">
            <text:p>2.25837</text:p>
          </table:table-cell>
          <table:table-cell office:value-type="float" office:value="7.14798" calcext:value-type="float">
            <text:p>7.14798</text:p>
          </table:table-cell>
        </table:table-row>
        <table:table-row table:style-name="ro1">
          <table:table-cell office:value-type="float" office:value="2.26044" calcext:value-type="float">
            <text:p>2.26044</text:p>
          </table:table-cell>
          <table:table-cell office:value-type="float" office:value="7.14866" calcext:value-type="float">
            <text:p>7.14866</text:p>
          </table:table-cell>
        </table:table-row>
        <table:table-row table:style-name="ro1">
          <table:table-cell office:value-type="float" office:value="2.26251" calcext:value-type="float">
            <text:p>2.26251</text:p>
          </table:table-cell>
          <table:table-cell office:value-type="float" office:value="-11.5796" calcext:value-type="float">
            <text:p>-11.5796</text:p>
          </table:table-cell>
        </table:table-row>
        <table:table-row table:style-name="ro1">
          <table:table-cell office:value-type="float" office:value="2.26458" calcext:value-type="float">
            <text:p>2.26458</text:p>
          </table:table-cell>
          <table:table-cell office:value-type="float" office:value="6.45532" calcext:value-type="float">
            <text:p>6.45532</text:p>
          </table:table-cell>
        </table:table-row>
        <table:table-row table:style-name="ro1">
          <table:table-cell office:value-type="float" office:value="2.26665" calcext:value-type="float">
            <text:p>2.26665</text:p>
          </table:table-cell>
          <table:table-cell office:value-type="float" office:value="1.60019" calcext:value-type="float">
            <text:p>1.60019</text:p>
          </table:table-cell>
        </table:table-row>
        <table:table-row table:style-name="ro1">
          <table:table-cell office:value-type="float" office:value="2.26872" calcext:value-type="float">
            <text:p>2.26872</text:p>
          </table:table-cell>
          <table:table-cell office:value-type="float" office:value="-5.33619" calcext:value-type="float">
            <text:p>-5.33619</text:p>
          </table:table-cell>
        </table:table-row>
        <table:table-row table:style-name="ro1">
          <table:table-cell office:value-type="float" office:value="2.27079" calcext:value-type="float">
            <text:p>2.27079</text:p>
          </table:table-cell>
          <table:table-cell office:value-type="float" office:value="7.14963" calcext:value-type="float">
            <text:p>7.14963</text:p>
          </table:table-cell>
        </table:table-row>
        <table:table-row table:style-name="ro1">
          <table:table-cell office:value-type="float" office:value="2.27286" calcext:value-type="float">
            <text:p>2.27286</text:p>
          </table:table-cell>
          <table:table-cell office:value-type="float" office:value="6.45662" calcext:value-type="float">
            <text:p>6.45662</text:p>
          </table:table-cell>
        </table:table-row>
        <table:table-row table:style-name="ro1">
          <table:table-cell office:value-type="float" office:value="2.27493" calcext:value-type="float">
            <text:p>2.27493</text:p>
          </table:table-cell>
          <table:table-cell office:value-type="float" office:value="-10.8843" calcext:value-type="float">
            <text:p>-10.8843</text:p>
          </table:table-cell>
        </table:table-row>
        <table:table-row table:style-name="ro1">
          <table:table-cell office:value-type="float" office:value="2.277" calcext:value-type="float">
            <text:p>2.277</text:p>
          </table:table-cell>
          <table:table-cell office:value-type="float" office:value="13.3936" calcext:value-type="float">
            <text:p>13.3936</text:p>
          </table:table-cell>
        </table:table-row>
        <table:table-row table:style-name="ro1">
          <table:table-cell office:value-type="float" office:value="2.27907" calcext:value-type="float">
            <text:p>2.27907</text:p>
          </table:table-cell>
          <table:table-cell office:value-type="float" office:value="-11.5773" calcext:value-type="float">
            <text:p>-11.5773</text:p>
          </table:table-cell>
        </table:table-row>
        <table:table-row table:style-name="ro1">
          <table:table-cell office:value-type="float" office:value="2.28114" calcext:value-type="float">
            <text:p>2.28114</text:p>
          </table:table-cell>
          <table:table-cell office:value-type="float" office:value="13.3943" calcext:value-type="float">
            <text:p>13.3943</text:p>
          </table:table-cell>
        </table:table-row>
        <table:table-row table:style-name="ro1">
          <table:table-cell office:value-type="float" office:value="2.28321" calcext:value-type="float">
            <text:p>2.28321</text:p>
          </table:table-cell>
          <table:table-cell office:value-type="float" office:value="-6.0273" calcext:value-type="float">
            <text:p>-6.0273</text:p>
          </table:table-cell>
        </table:table-row>
        <table:table-row table:style-name="ro1">
          <table:table-cell office:value-type="float" office:value="2.28528" calcext:value-type="float">
            <text:p>2.28528</text:p>
          </table:table-cell>
          <table:table-cell office:value-type="float" office:value="-4.64002" calcext:value-type="float">
            <text:p>-4.64002</text:p>
          </table:table-cell>
        </table:table-row>
        <table:table-row table:style-name="ro1">
          <table:table-cell office:value-type="float" office:value="2.28735" calcext:value-type="float">
            <text:p>2.28735</text:p>
          </table:table-cell>
          <table:table-cell office:value-type="float" office:value="7.15214" calcext:value-type="float">
            <text:p>7.15214</text:p>
          </table:table-cell>
        </table:table-row>
        <table:table-row table:style-name="ro1">
          <table:table-cell office:value-type="float" office:value="2.28942" calcext:value-type="float">
            <text:p>2.28942</text:p>
          </table:table-cell>
          <table:table-cell office:value-type="float" office:value="7.15277" calcext:value-type="float">
            <text:p>7.15277</text:p>
          </table:table-cell>
        </table:table-row>
        <table:table-row table:style-name="ro1">
          <table:table-cell office:value-type="float" office:value="2.29149" calcext:value-type="float">
            <text:p>2.29149</text:p>
          </table:table-cell>
          <table:table-cell office:value-type="float" office:value="-11.5755" calcext:value-type="float">
            <text:p>-11.5755</text:p>
          </table:table-cell>
        </table:table-row>
        <table:table-row table:style-name="ro1">
          <table:table-cell office:value-type="float" office:value="2.29356" calcext:value-type="float">
            <text:p>2.29356</text:p>
          </table:table-cell>
          <table:table-cell office:value-type="float" office:value="7.15308" calcext:value-type="float">
            <text:p>7.15308</text:p>
          </table:table-cell>
        </table:table-row>
        <table:table-row table:style-name="ro1">
          <table:table-cell office:value-type="float" office:value="2.29563" calcext:value-type="float">
            <text:p>2.29563</text:p>
          </table:table-cell>
          <table:table-cell office:value-type="float" office:value="0.216969" calcext:value-type="float">
            <text:p>0.216969</text:p>
          </table:table-cell>
        </table:table-row>
        <table:table-row table:style-name="ro1">
          <table:table-cell office:value-type="float" office:value="2.2977" calcext:value-type="float">
            <text:p>2.2977</text:p>
          </table:table-cell>
          <table:table-cell office:value-type="float" office:value="7.8476" calcext:value-type="float">
            <text:p>7.8476</text:p>
          </table:table-cell>
        </table:table-row>
        <table:table-row table:style-name="ro1">
          <table:table-cell office:value-type="float" office:value="2.29977" calcext:value-type="float">
            <text:p>2.29977</text:p>
          </table:table-cell>
          <table:table-cell office:value-type="float" office:value="-5.33123" calcext:value-type="float">
            <text:p>-5.33123</text:p>
          </table:table-cell>
        </table:table-row>
        <table:table-row table:style-name="ro1">
          <table:table-cell office:value-type="float" office:value="2.30184" calcext:value-type="float">
            <text:p>2.30184</text:p>
          </table:table-cell>
          <table:table-cell office:value-type="float" office:value="-5.33123" calcext:value-type="float">
            <text:p>-5.33123</text:p>
          </table:table-cell>
        </table:table-row>
        <table:table-row table:style-name="ro1">
          <table:table-cell office:value-type="float" office:value="2.30391" calcext:value-type="float">
            <text:p>2.30391</text:p>
          </table:table-cell>
          <table:table-cell office:value-type="float" office:value="12.7039" calcext:value-type="float">
            <text:p>12.7039</text:p>
          </table:table-cell>
        </table:table-row>
        <table:table-row table:style-name="ro1">
          <table:table-cell office:value-type="float" office:value="2.30598" calcext:value-type="float">
            <text:p>2.30598</text:p>
          </table:table-cell>
          <table:table-cell office:value-type="float" office:value="-10.8798" calcext:value-type="float">
            <text:p>-10.8798</text:p>
          </table:table-cell>
        </table:table-row>
        <table:table-row table:style-name="ro1">
          <table:table-cell office:value-type="float" office:value="2.30805" calcext:value-type="float">
            <text:p>2.30805</text:p>
          </table:table-cell>
          <table:table-cell office:value-type="float" office:value="13.3981" calcext:value-type="float">
            <text:p>13.3981</text:p>
          </table:table-cell>
        </table:table-row>
        <table:table-row table:style-name="ro1">
          <table:table-cell office:value-type="float" office:value="2.31012" calcext:value-type="float">
            <text:p>2.31012</text:p>
          </table:table-cell>
          <table:table-cell office:value-type="float" office:value="-5.32979" calcext:value-type="float">
            <text:p>-5.32979</text:p>
          </table:table-cell>
        </table:table-row>
        <table:table-row table:style-name="ro1">
          <table:table-cell office:value-type="float" office:value="2.31219" calcext:value-type="float">
            <text:p>2.31219</text:p>
          </table:table-cell>
          <table:table-cell office:value-type="float" office:value="0.913237" calcext:value-type="float">
            <text:p>0.913237</text:p>
          </table:table-cell>
        </table:table-row>
        <table:table-row table:style-name="ro1">
          <table:table-cell office:value-type="float" office:value="2.31426" calcext:value-type="float">
            <text:p>2.31426</text:p>
          </table:table-cell>
          <table:table-cell office:value-type="float" office:value="0.219852" calcext:value-type="float">
            <text:p>0.219852</text:p>
          </table:table-cell>
        </table:table-row>
        <table:table-row table:style-name="ro1">
          <table:table-cell office:value-type="float" office:value="2.31633" calcext:value-type="float">
            <text:p>2.31633</text:p>
          </table:table-cell>
          <table:table-cell office:value-type="float" office:value="1.60741" calcext:value-type="float">
            <text:p>1.60741</text:p>
          </table:table-cell>
        </table:table-row>
        <table:table-row table:style-name="ro1">
          <table:table-cell office:value-type="float" office:value="2.3184" calcext:value-type="float">
            <text:p>2.3184</text:p>
          </table:table-cell>
          <table:table-cell office:value-type="float" office:value="0.914054" calcext:value-type="float">
            <text:p>0.914054</text:p>
          </table:table-cell>
        </table:table-row>
        <table:table-row table:style-name="ro1">
          <table:table-cell office:value-type="float" office:value="2.32047" calcext:value-type="float">
            <text:p>2.32047</text:p>
          </table:table-cell>
          <table:table-cell office:value-type="float" office:value="0.914332" calcext:value-type="float">
            <text:p>0.914332</text:p>
          </table:table-cell>
        </table:table-row>
        <table:table-row table:style-name="ro1">
          <table:table-cell office:value-type="float" office:value="2.32254" calcext:value-type="float">
            <text:p>2.32254</text:p>
          </table:table-cell>
          <table:table-cell office:value-type="float" office:value="0.220939" calcext:value-type="float">
            <text:p>0.220939</text:p>
          </table:table-cell>
        </table:table-row>
        <table:table-row table:style-name="ro1">
          <table:table-cell office:value-type="float" office:value="2.32461" calcext:value-type="float">
            <text:p>2.32461</text:p>
          </table:table-cell>
          <table:table-cell office:value-type="float" office:value="1.60849" calcext:value-type="float">
            <text:p>1.60849</text:p>
          </table:table-cell>
        </table:table-row>
        <table:table-row table:style-name="ro1">
          <table:table-cell office:value-type="float" office:value="2.32668" calcext:value-type="float">
            <text:p>2.32668</text:p>
          </table:table-cell>
          <table:table-cell office:value-type="float" office:value="0.915123" calcext:value-type="float">
            <text:p>0.915123</text:p>
          </table:table-cell>
        </table:table-row>
        <table:table-row table:style-name="ro1">
          <table:table-cell office:value-type="float" office:value="2.32875" calcext:value-type="float">
            <text:p>2.32875</text:p>
          </table:table-cell>
          <table:table-cell office:value-type="float" office:value="0.915393" calcext:value-type="float">
            <text:p>0.915393</text:p>
          </table:table-cell>
        </table:table-row>
        <table:table-row table:style-name="ro1">
          <table:table-cell office:value-type="float" office:value="2.33082" calcext:value-type="float">
            <text:p>2.33082</text:p>
          </table:table-cell>
          <table:table-cell office:value-type="float" office:value="0.91566" calcext:value-type="float">
            <text:p>0.91566</text:p>
          </table:table-cell>
        </table:table-row>
        <table:table-row table:style-name="ro1">
          <table:table-cell office:value-type="float" office:value="2.33289" calcext:value-type="float">
            <text:p>2.33289</text:p>
          </table:table-cell>
          <table:table-cell office:value-type="float" office:value="0.222257" calcext:value-type="float">
            <text:p>0.222257</text:p>
          </table:table-cell>
        </table:table-row>
        <table:table-row table:style-name="ro1">
          <table:table-cell office:value-type="float" office:value="2.33496" calcext:value-type="float">
            <text:p>2.33496</text:p>
          </table:table-cell>
          <table:table-cell office:value-type="float" office:value="1.6098" calcext:value-type="float">
            <text:p>1.6098</text:p>
          </table:table-cell>
        </table:table-row>
        <table:table-row table:style-name="ro1">
          <table:table-cell office:value-type="float" office:value="2.33703" calcext:value-type="float">
            <text:p>2.33703</text:p>
          </table:table-cell>
          <table:table-cell office:value-type="float" office:value="0.916419" calcext:value-type="float">
            <text:p>0.916419</text:p>
          </table:table-cell>
        </table:table-row>
        <table:table-row table:style-name="ro1">
          <table:table-cell office:value-type="float" office:value="2.3391" calcext:value-type="float">
            <text:p>2.3391</text:p>
          </table:table-cell>
          <table:table-cell office:value-type="float" office:value="0.916677" calcext:value-type="float">
            <text:p>0.916677</text:p>
          </table:table-cell>
        </table:table-row>
        <table:table-row table:style-name="ro1">
          <table:table-cell office:value-type="float" office:value="2.34117" calcext:value-type="float">
            <text:p>2.34117</text:p>
          </table:table-cell>
          <table:table-cell office:value-type="float" office:value="6.46626" calcext:value-type="float">
            <text:p>6.46626</text:p>
          </table:table-cell>
        </table:table-row>
        <table:table-row table:style-name="ro1">
          <table:table-cell office:value-type="float" office:value="2.34324" calcext:value-type="float">
            <text:p>2.34324</text:p>
          </table:table-cell>
          <table:table-cell office:value-type="float" office:value="-10.8747" calcext:value-type="float">
            <text:p>-10.8747</text:p>
          </table:table-cell>
        </table:table-row>
        <table:table-row table:style-name="ro1">
          <table:table-cell office:value-type="float" office:value="2.34531" calcext:value-type="float">
            <text:p>2.34531</text:p>
          </table:table-cell>
          <table:table-cell office:value-type="float" office:value="13.4031" calcext:value-type="float">
            <text:p>13.4031</text:p>
          </table:table-cell>
        </table:table-row>
        <table:table-row table:style-name="ro1">
          <table:table-cell office:value-type="float" office:value="2.34738" calcext:value-type="float">
            <text:p>2.34738</text:p>
          </table:table-cell>
          <table:table-cell office:value-type="float" office:value="-5.32484" calcext:value-type="float">
            <text:p>-5.32484</text:p>
          </table:table-cell>
        </table:table-row>
        <table:table-row table:style-name="ro1">
          <table:table-cell office:value-type="float" office:value="2.34945" calcext:value-type="float">
            <text:p>2.34945</text:p>
          </table:table-cell>
          <table:table-cell office:value-type="float" office:value="0.918153" calcext:value-type="float">
            <text:p>0.918153</text:p>
          </table:table-cell>
        </table:table-row>
        <table:table-row table:style-name="ro1">
          <table:table-cell office:value-type="float" office:value="2.35152" calcext:value-type="float">
            <text:p>2.35152</text:p>
          </table:table-cell>
          <table:table-cell office:value-type="float" office:value="0.224731" calcext:value-type="float">
            <text:p>0.224731</text:p>
          </table:table-cell>
        </table:table-row>
        <table:table-row table:style-name="ro1">
          <table:table-cell office:value-type="float" office:value="2.35359" calcext:value-type="float">
            <text:p>2.35359</text:p>
          </table:table-cell>
          <table:table-cell office:value-type="float" office:value="1.61225" calcext:value-type="float">
            <text:p>1.61225</text:p>
          </table:table-cell>
        </table:table-row>
        <table:table-row table:style-name="ro1">
          <table:table-cell office:value-type="float" office:value="2.35566" calcext:value-type="float">
            <text:p>2.35566</text:p>
          </table:table-cell>
          <table:table-cell office:value-type="float" office:value="0.918848" calcext:value-type="float">
            <text:p>0.918848</text:p>
          </table:table-cell>
        </table:table-row>
        <table:table-row table:style-name="ro1">
          <table:table-cell office:value-type="float" office:value="2.35773" calcext:value-type="float">
            <text:p>2.35773</text:p>
          </table:table-cell>
          <table:table-cell office:value-type="float" office:value="0.919085" calcext:value-type="float">
            <text:p>0.919085</text:p>
          </table:table-cell>
        </table:table-row>
        <table:table-row table:style-name="ro1">
          <table:table-cell office:value-type="float" office:value="2.3598" calcext:value-type="float">
            <text:p>2.3598</text:p>
          </table:table-cell>
          <table:table-cell office:value-type="float" office:value="0.919319" calcext:value-type="float">
            <text:p>0.919319</text:p>
          </table:table-cell>
        </table:table-row>
        <table:table-row table:style-name="ro1">
          <table:table-cell office:value-type="float" office:value="2.36187" calcext:value-type="float">
            <text:p>2.36187</text:p>
          </table:table-cell>
          <table:table-cell office:value-type="float" office:value="0.225886" calcext:value-type="float">
            <text:p>0.225886</text:p>
          </table:table-cell>
        </table:table-row>
        <table:table-row table:style-name="ro1">
          <table:table-cell office:value-type="float" office:value="2.36394" calcext:value-type="float">
            <text:p>2.36394</text:p>
          </table:table-cell>
          <table:table-cell office:value-type="float" office:value="1.61339" calcext:value-type="float">
            <text:p>1.61339</text:p>
          </table:table-cell>
        </table:table-row>
        <table:table-row table:style-name="ro1">
          <table:table-cell office:value-type="float" office:value="2.36601" calcext:value-type="float">
            <text:p>2.36601</text:p>
          </table:table-cell>
          <table:table-cell office:value-type="float" office:value="-5.32299" calcext:value-type="float">
            <text:p>-5.32299</text:p>
          </table:table-cell>
        </table:table-row>
        <table:table-row table:style-name="ro1">
          <table:table-cell office:value-type="float" office:value="2.36808" calcext:value-type="float">
            <text:p>2.36808</text:p>
          </table:table-cell>
          <table:table-cell office:value-type="float" office:value="13.4057" calcext:value-type="float">
            <text:p>13.4057</text:p>
          </table:table-cell>
        </table:table-row>
        <table:table-row table:style-name="ro1">
          <table:table-cell office:value-type="float" office:value="2.37015" calcext:value-type="float">
            <text:p>2.37015</text:p>
          </table:table-cell>
          <table:table-cell office:value-type="float" office:value="-6.01598" calcext:value-type="float">
            <text:p>-6.01598</text:p>
          </table:table-cell>
        </table:table-row>
        <table:table-row table:style-name="ro1">
          <table:table-cell office:value-type="float" office:value="2.37222" calcext:value-type="float">
            <text:p>2.37222</text:p>
          </table:table-cell>
          <table:table-cell office:value-type="float" office:value="1.61426" calcext:value-type="float">
            <text:p>1.61426</text:p>
          </table:table-cell>
        </table:table-row>
        <table:table-row table:style-name="ro1">
          <table:table-cell office:value-type="float" office:value="2.37429" calcext:value-type="float">
            <text:p>2.37429</text:p>
          </table:table-cell>
          <table:table-cell office:value-type="float" office:value="0.920845" calcext:value-type="float">
            <text:p>0.920845</text:p>
          </table:table-cell>
        </table:table-row>
        <table:table-row table:style-name="ro1">
          <table:table-cell office:value-type="float" office:value="2.37636" calcext:value-type="float">
            <text:p>2.37636</text:p>
          </table:table-cell>
          <table:table-cell office:value-type="float" office:value="0.921061" calcext:value-type="float">
            <text:p>0.921061</text:p>
          </table:table-cell>
        </table:table-row>
        <table:table-row table:style-name="ro1">
          <table:table-cell office:value-type="float" office:value="2.37843" calcext:value-type="float">
            <text:p>2.37843</text:p>
          </table:table-cell>
          <table:table-cell office:value-type="float" office:value="0.921275" calcext:value-type="float">
            <text:p>0.921275</text:p>
          </table:table-cell>
        </table:table-row>
        <table:table-row table:style-name="ro1">
          <table:table-cell office:value-type="float" office:value="2.3805" calcext:value-type="float">
            <text:p>2.3805</text:p>
          </table:table-cell>
          <table:table-cell office:value-type="float" office:value="0.227825" calcext:value-type="float">
            <text:p>0.227825</text:p>
          </table:table-cell>
        </table:table-row>
        <table:table-row table:style-name="ro1">
          <table:table-cell office:value-type="float" office:value="2.38257" calcext:value-type="float">
            <text:p>2.38257</text:p>
          </table:table-cell>
          <table:table-cell office:value-type="float" office:value="1.61531" calcext:value-type="float">
            <text:p>1.61531</text:p>
          </table:table-cell>
        </table:table-row>
        <table:table-row table:style-name="ro1">
          <table:table-cell office:value-type="float" office:value="2.38464" calcext:value-type="float">
            <text:p>2.38464</text:p>
          </table:table-cell>
          <table:table-cell office:value-type="float" office:value="0.921881" calcext:value-type="float">
            <text:p>0.921881</text:p>
          </table:table-cell>
        </table:table-row>
        <table:table-row table:style-name="ro1">
          <table:table-cell office:value-type="float" office:value="2.38671" calcext:value-type="float">
            <text:p>2.38671</text:p>
          </table:table-cell>
          <table:table-cell office:value-type="float" office:value="0.922086" calcext:value-type="float">
            <text:p>0.922086</text:p>
          </table:table-cell>
        </table:table-row>
        <table:table-row table:style-name="ro1">
          <table:table-cell office:value-type="float" office:value="2.38878" calcext:value-type="float">
            <text:p>2.38878</text:p>
          </table:table-cell>
          <table:table-cell office:value-type="float" office:value="0.922289" calcext:value-type="float">
            <text:p>0.922289</text:p>
          </table:table-cell>
        </table:table-row>
        <table:table-row table:style-name="ro1">
          <table:table-cell office:value-type="float" office:value="2.39085" calcext:value-type="float">
            <text:p>2.39085</text:p>
          </table:table-cell>
          <table:table-cell office:value-type="float" office:value="0.228829" calcext:value-type="float">
            <text:p>0.228829</text:p>
          </table:table-cell>
        </table:table-row>
        <table:table-row table:style-name="ro1">
          <table:table-cell office:value-type="float" office:value="2.39292" calcext:value-type="float">
            <text:p>2.39292</text:p>
          </table:table-cell>
          <table:table-cell office:value-type="float" office:value="1.6163" calcext:value-type="float">
            <text:p>1.6163</text:p>
          </table:table-cell>
        </table:table-row>
        <table:table-row table:style-name="ro1">
          <table:table-cell office:value-type="float" office:value="2.39499" calcext:value-type="float">
            <text:p>2.39499</text:p>
          </table:table-cell>
          <table:table-cell office:value-type="float" office:value="0.922862" calcext:value-type="float">
            <text:p>0.922862</text:p>
          </table:table-cell>
        </table:table-row>
        <table:table-row table:style-name="ro1">
          <table:table-cell office:value-type="float" office:value="2.39706" calcext:value-type="float">
            <text:p>2.39706</text:p>
          </table:table-cell>
          <table:table-cell office:value-type="float" office:value="0.923056" calcext:value-type="float">
            <text:p>0.923056</text:p>
          </table:table-cell>
        </table:table-row>
        <table:table-row table:style-name="ro1">
          <table:table-cell office:value-type="float" office:value="2.39913" calcext:value-type="float">
            <text:p>2.39913</text:p>
          </table:table-cell>
          <table:table-cell office:value-type="float" office:value="0.923248" calcext:value-type="float">
            <text:p>0.923248</text:p>
          </table:table-cell>
        </table:table-row>
        <table:table-row table:style-name="ro1">
          <table:table-cell office:value-type="float" office:value="2.4012" calcext:value-type="float">
            <text:p>2.4012</text:p>
          </table:table-cell>
          <table:table-cell office:value-type="float" office:value="0.229779" calcext:value-type="float">
            <text:p>0.229779</text:p>
          </table:table-cell>
        </table:table-row>
        <table:table-row table:style-name="ro1">
          <table:table-cell office:value-type="float" office:value="2.40327" calcext:value-type="float">
            <text:p>2.40327</text:p>
          </table:table-cell>
          <table:table-cell office:value-type="float" office:value="1.61724" calcext:value-type="float">
            <text:p>1.61724</text:p>
          </table:table-cell>
        </table:table-row>
        <table:table-row table:style-name="ro1">
          <table:table-cell office:value-type="float" office:value="2.40534" calcext:value-type="float">
            <text:p>2.40534</text:p>
          </table:table-cell>
          <table:table-cell office:value-type="float" office:value="0.923789" calcext:value-type="float">
            <text:p>0.923789</text:p>
          </table:table-cell>
        </table:table-row>
        <table:table-row table:style-name="ro1">
          <table:table-cell office:value-type="float" office:value="2.40741" calcext:value-type="float">
            <text:p>2.40741</text:p>
          </table:table-cell>
          <table:table-cell office:value-type="float" office:value="0.923972" calcext:value-type="float">
            <text:p>0.923972</text:p>
          </table:table-cell>
        </table:table-row>
        <table:table-row table:style-name="ro1">
          <table:table-cell office:value-type="float" office:value="2.40948" calcext:value-type="float">
            <text:p>2.40948</text:p>
          </table:table-cell>
          <table:table-cell office:value-type="float" office:value="0.924153" calcext:value-type="float">
            <text:p>0.924153</text:p>
          </table:table-cell>
        </table:table-row>
        <table:table-row table:style-name="ro1">
          <table:table-cell office:value-type="float" office:value="2.41155" calcext:value-type="float">
            <text:p>2.41155</text:p>
          </table:table-cell>
          <table:table-cell office:value-type="float" office:value="0.230674" calcext:value-type="float">
            <text:p>0.230674</text:p>
          </table:table-cell>
        </table:table-row>
        <table:table-row table:style-name="ro1">
          <table:table-cell office:value-type="float" office:value="2.41362" calcext:value-type="float">
            <text:p>2.41362</text:p>
          </table:table-cell>
          <table:table-cell office:value-type="float" office:value="1.61813" calcext:value-type="float">
            <text:p>1.61813</text:p>
          </table:table-cell>
        </table:table-row>
        <table:table-row table:style-name="ro1">
          <table:table-cell office:value-type="float" office:value="2.41569" calcext:value-type="float">
            <text:p>2.41569</text:p>
          </table:table-cell>
          <table:table-cell office:value-type="float" office:value="-5.31826" calcext:value-type="float">
            <text:p>-5.31826</text:p>
          </table:table-cell>
        </table:table-row>
        <table:table-row table:style-name="ro1">
          <table:table-cell office:value-type="float" office:value="2.41776" calcext:value-type="float">
            <text:p>2.41776</text:p>
          </table:table-cell>
          <table:table-cell office:value-type="float" office:value="13.4103" calcext:value-type="float">
            <text:p>13.4103</text:p>
          </table:table-cell>
        </table:table-row>
        <table:table-row table:style-name="ro1">
          <table:table-cell office:value-type="float" office:value="2.41983" calcext:value-type="float">
            <text:p>2.41983</text:p>
          </table:table-cell>
          <table:table-cell office:value-type="float" office:value="-6.0114" calcext:value-type="float">
            <text:p>-6.0114</text:p>
          </table:table-cell>
        </table:table-row>
        <table:table-row table:style-name="ro1">
          <table:table-cell office:value-type="float" office:value="2.4219" calcext:value-type="float">
            <text:p>2.4219</text:p>
          </table:table-cell>
          <table:table-cell office:value-type="float" office:value="1.61879" calcext:value-type="float">
            <text:p>1.61879</text:p>
          </table:table-cell>
        </table:table-row>
        <table:table-row table:style-name="ro1">
          <table:table-cell office:value-type="float" office:value="2.42397" calcext:value-type="float">
            <text:p>2.42397</text:p>
          </table:table-cell>
          <table:table-cell office:value-type="float" office:value="0.925317" calcext:value-type="float">
            <text:p>0.925317</text:p>
          </table:table-cell>
        </table:table-row>
        <table:table-row table:style-name="ro1">
          <table:table-cell office:value-type="float" office:value="2.42604" calcext:value-type="float">
            <text:p>2.42604</text:p>
          </table:table-cell>
          <table:table-cell office:value-type="float" office:value="0.92548" calcext:value-type="float">
            <text:p>0.92548</text:p>
          </table:table-cell>
        </table:table-row>
        <table:table-row table:style-name="ro1">
          <table:table-cell office:value-type="float" office:value="2.42811" calcext:value-type="float">
            <text:p>2.42811</text:p>
          </table:table-cell>
          <table:table-cell office:value-type="float" office:value="0.925641" calcext:value-type="float">
            <text:p>0.925641</text:p>
          </table:table-cell>
        </table:table-row>
        <table:table-row table:style-name="ro1">
          <table:table-cell office:value-type="float" office:value="2.43018" calcext:value-type="float">
            <text:p>2.43018</text:p>
          </table:table-cell>
          <table:table-cell office:value-type="float" office:value="0.232144" calcext:value-type="float">
            <text:p>0.232144</text:p>
          </table:table-cell>
        </table:table-row>
        <table:table-row table:style-name="ro1">
          <table:table-cell office:value-type="float" office:value="2.43225" calcext:value-type="float">
            <text:p>2.43225</text:p>
          </table:table-cell>
          <table:table-cell office:value-type="float" office:value="1.61958" calcext:value-type="float">
            <text:p>1.61958</text:p>
          </table:table-cell>
        </table:table-row>
        <table:table-row table:style-name="ro1">
          <table:table-cell office:value-type="float" office:value="2.43432" calcext:value-type="float">
            <text:p>2.43432</text:p>
          </table:table-cell>
          <table:table-cell office:value-type="float" office:value="0.926092" calcext:value-type="float">
            <text:p>0.926092</text:p>
          </table:table-cell>
        </table:table-row>
        <table:table-row table:style-name="ro1">
          <table:table-cell office:value-type="float" office:value="2.43639" calcext:value-type="float">
            <text:p>2.43639</text:p>
          </table:table-cell>
          <table:table-cell office:value-type="float" office:value="0.926244" calcext:value-type="float">
            <text:p>0.926244</text:p>
          </table:table-cell>
        </table:table-row>
        <table:table-row table:style-name="ro1">
          <table:table-cell office:value-type="float" office:value="2.43846" calcext:value-type="float">
            <text:p>2.43846</text:p>
          </table:table-cell>
          <table:table-cell office:value-type="float" office:value="0.926393" calcext:value-type="float">
            <text:p>0.926393</text:p>
          </table:table-cell>
        </table:table-row>
        <table:table-row table:style-name="ro1">
          <table:table-cell office:value-type="float" office:value="2.44053" calcext:value-type="float">
            <text:p>2.44053</text:p>
          </table:table-cell>
          <table:table-cell office:value-type="float" office:value="0.232886" calcext:value-type="float">
            <text:p>0.232886</text:p>
          </table:table-cell>
        </table:table-row>
        <table:table-row table:style-name="ro1">
          <table:table-cell office:value-type="float" office:value="2.4426" calcext:value-type="float">
            <text:p>2.4426</text:p>
          </table:table-cell>
          <table:table-cell office:value-type="float" office:value="1.62031" calcext:value-type="float">
            <text:p>1.62031</text:p>
          </table:table-cell>
        </table:table-row>
        <table:table-row table:style-name="ro1">
          <table:table-cell office:value-type="float" office:value="2.44467" calcext:value-type="float">
            <text:p>2.44467</text:p>
          </table:table-cell>
          <table:table-cell office:value-type="float" office:value="0.926812" calcext:value-type="float">
            <text:p>0.926812</text:p>
          </table:table-cell>
        </table:table-row>
        <table:table-row table:style-name="ro1">
          <table:table-cell office:value-type="float" office:value="2.44674" calcext:value-type="float">
            <text:p>2.44674</text:p>
          </table:table-cell>
          <table:table-cell office:value-type="float" office:value="0.926953" calcext:value-type="float">
            <text:p>0.926953</text:p>
          </table:table-cell>
        </table:table-row>
        <table:table-row table:style-name="ro1">
          <table:table-cell office:value-type="float" office:value="2.44881" calcext:value-type="float">
            <text:p>2.44881</text:p>
          </table:table-cell>
          <table:table-cell office:value-type="float" office:value="0.927091" calcext:value-type="float">
            <text:p>0.927091</text:p>
          </table:table-cell>
        </table:table-row>
        <table:table-row table:style-name="ro1">
          <table:table-cell office:value-type="float" office:value="2.45088" calcext:value-type="float">
            <text:p>2.45088</text:p>
          </table:table-cell>
          <table:table-cell office:value-type="float" office:value="0.233574" calcext:value-type="float">
            <text:p>0.233574</text:p>
          </table:table-cell>
        </table:table-row>
        <table:table-row table:style-name="ro1">
          <table:table-cell office:value-type="float" office:value="2.45295" calcext:value-type="float">
            <text:p>2.45295</text:p>
          </table:table-cell>
          <table:table-cell office:value-type="float" office:value="1.62098" calcext:value-type="float">
            <text:p>1.62098</text:p>
          </table:table-cell>
        </table:table-row>
        <table:table-row table:style-name="ro1">
          <table:table-cell office:value-type="float" office:value="2.45502" calcext:value-type="float">
            <text:p>2.45502</text:p>
          </table:table-cell>
          <table:table-cell office:value-type="float" office:value="0.927478" calcext:value-type="float">
            <text:p>0.927478</text:p>
          </table:table-cell>
        </table:table-row>
        <table:table-row table:style-name="ro1">
          <table:table-cell office:value-type="float" office:value="2.45709" calcext:value-type="float">
            <text:p>2.45709</text:p>
          </table:table-cell>
          <table:table-cell office:value-type="float" office:value="0.927607" calcext:value-type="float">
            <text:p>0.927607</text:p>
          </table:table-cell>
        </table:table-row>
        <table:table-row table:style-name="ro1">
          <table:table-cell office:value-type="float" office:value="2.45916" calcext:value-type="float">
            <text:p>2.45916</text:p>
          </table:table-cell>
          <table:table-cell office:value-type="float" office:value="0.234082" calcext:value-type="float">
            <text:p>0.234082</text:p>
          </table:table-cell>
        </table:table-row>
        <table:table-row table:style-name="ro1">
          <table:table-cell office:value-type="float" office:value="2.46123" calcext:value-type="float">
            <text:p>2.46123</text:p>
          </table:table-cell>
          <table:table-cell office:value-type="float" office:value="1.62148" calcext:value-type="float">
            <text:p>1.62148</text:p>
          </table:table-cell>
        </table:table-row>
        <table:table-row table:style-name="ro1">
          <table:table-cell office:value-type="float" office:value="2.4633" calcext:value-type="float">
            <text:p>2.4633</text:p>
          </table:table-cell>
          <table:table-cell office:value-type="float" office:value="0.927968" calcext:value-type="float">
            <text:p>0.927968</text:p>
          </table:table-cell>
        </table:table-row>
        <table:table-row table:style-name="ro1">
          <table:table-cell office:value-type="float" office:value="2.46537" calcext:value-type="float">
            <text:p>2.46537</text:p>
          </table:table-cell>
          <table:table-cell office:value-type="float" office:value="0.928089" calcext:value-type="float">
            <text:p>0.928089</text:p>
          </table:table-cell>
        </table:table-row>
        <table:table-row table:style-name="ro1">
          <table:table-cell office:value-type="float" office:value="2.46744" calcext:value-type="float">
            <text:p>2.46744</text:p>
          </table:table-cell>
          <table:table-cell office:value-type="float" office:value="0.928207" calcext:value-type="float">
            <text:p>0.928207</text:p>
          </table:table-cell>
        </table:table-row>
        <table:table-row table:style-name="ro1">
          <table:table-cell office:value-type="float" office:value="2.46951" calcext:value-type="float">
            <text:p>2.46951</text:p>
          </table:table-cell>
          <table:table-cell office:value-type="float" office:value="0.234672" calcext:value-type="float">
            <text:p>0.234672</text:p>
          </table:table-cell>
        </table:table-row>
        <table:table-row table:style-name="ro1">
          <table:table-cell office:value-type="float" office:value="2.47158" calcext:value-type="float">
            <text:p>2.47158</text:p>
          </table:table-cell>
          <table:table-cell office:value-type="float" office:value="1.62206" calcext:value-type="float">
            <text:p>1.62206</text:p>
          </table:table-cell>
        </table:table-row>
        <table:table-row table:style-name="ro1">
          <table:table-cell office:value-type="float" office:value="2.47365" calcext:value-type="float">
            <text:p>2.47365</text:p>
          </table:table-cell>
          <table:table-cell office:value-type="float" office:value="7.17139" calcext:value-type="float">
            <text:p>7.17139</text:p>
          </table:table-cell>
        </table:table-row>
        <table:table-row table:style-name="ro1">
          <table:table-cell office:value-type="float" office:value="2.47572" calcext:value-type="float">
            <text:p>2.47572</text:p>
          </table:table-cell>
          <table:table-cell office:value-type="float" office:value="-11.5568" calcext:value-type="float">
            <text:p>-11.5568</text:p>
          </table:table-cell>
        </table:table-row>
        <table:table-row table:style-name="ro1">
          <table:table-cell office:value-type="float" office:value="2.47779" calcext:value-type="float">
            <text:p>2.47779</text:p>
          </table:table-cell>
          <table:table-cell office:value-type="float" office:value="7.1715" calcext:value-type="float">
            <text:p>7.1715</text:p>
          </table:table-cell>
        </table:table-row>
        <table:table-row table:style-name="ro1">
          <table:table-cell office:value-type="float" office:value="2.47986" calcext:value-type="float">
            <text:p>2.47986</text:p>
          </table:table-cell>
          <table:table-cell office:value-type="float" office:value="-5.31399" calcext:value-type="float">
            <text:p>-5.31399</text:p>
          </table:table-cell>
        </table:table-row>
        <table:table-row table:style-name="ro1">
          <table:table-cell office:value-type="float" office:value="2.48193" calcext:value-type="float">
            <text:p>2.48193</text:p>
          </table:table-cell>
          <table:table-cell office:value-type="float" office:value="6.47795" calcext:value-type="float">
            <text:p>6.47795</text:p>
          </table:table-cell>
        </table:table-row>
        <table:table-row table:style-name="ro1">
          <table:table-cell office:value-type="float" office:value="2.484" calcext:value-type="float">
            <text:p>2.484</text:p>
          </table:table-cell>
          <table:table-cell office:value-type="float" office:value="-4.62026" calcext:value-type="float">
            <text:p>-4.62026</text:p>
          </table:table-cell>
        </table:table-row>
        <table:table-row table:style-name="ro1">
          <table:table-cell office:value-type="float" office:value="2.48607" calcext:value-type="float">
            <text:p>2.48607</text:p>
          </table:table-cell>
          <table:table-cell office:value-type="float" office:value="7.17169" calcext:value-type="float">
            <text:p>7.17169</text:p>
          </table:table-cell>
        </table:table-row>
        <table:table-row table:style-name="ro1">
          <table:table-cell office:value-type="float" office:value="2.48814" calcext:value-type="float">
            <text:p>2.48814</text:p>
          </table:table-cell>
          <table:table-cell office:value-type="float" office:value="-5.3138" calcext:value-type="float">
            <text:p>-5.3138</text:p>
          </table:table-cell>
        </table:table-row>
        <table:table-row table:style-name="ro1">
          <table:table-cell office:value-type="float" office:value="2.49021" calcext:value-type="float">
            <text:p>2.49021</text:p>
          </table:table-cell>
          <table:table-cell office:value-type="float" office:value="0.928948" calcext:value-type="float">
            <text:p>0.928948</text:p>
          </table:table-cell>
        </table:table-row>
        <table:table-row table:style-name="ro1">
          <table:table-cell office:value-type="float" office:value="2.49228" calcext:value-type="float">
            <text:p>2.49228</text:p>
          </table:table-cell>
          <table:table-cell office:value-type="float" office:value="0.928948" calcext:value-type="float">
            <text:p>0.928948</text:p>
          </table:table-cell>
        </table:table-row>
        <table:table-row table:style-name="ro1">
          <table:table-cell office:value-type="float" office:value="2.49435" calcext:value-type="float">
            <text:p>2.49435</text:p>
          </table:table-cell>
          <table:table-cell office:value-type="float" office:value="0.928948" calcext:value-type="float">
            <text:p>0.928948</text:p>
          </table:table-cell>
        </table:table-row>
        <table:table-row table:style-name="ro1">
          <table:table-cell office:value-type="float" office:value="2.49642" calcext:value-type="float">
            <text:p>2.49642</text:p>
          </table:table-cell>
          <table:table-cell office:value-type="float" office:value="0.928948" calcext:value-type="float">
            <text:p>0.928948</text:p>
          </table:table-cell>
        </table:table-row>
        <table:table-row table:style-name="ro1">
          <table:table-cell office:value-type="float" office:value="2.49849" calcext:value-type="float">
            <text:p>2.49849</text:p>
          </table:table-cell>
          <table:table-cell office:value-type="float" office:value="7.17179" calcext:value-type="float">
            <text:p>7.17179</text:p>
          </table:table-cell>
        </table:table-row>
        <table:table-row table:style-name="ro1">
          <table:table-cell office:value-type="float" office:value="2.50056" calcext:value-type="float">
            <text:p>2.50056</text:p>
          </table:table-cell>
          <table:table-cell office:value-type="float" office:value="-5.3137" calcext:value-type="float">
            <text:p>-5.3137</text:p>
          </table:table-cell>
        </table:table-row>
        <table:table-row table:style-name="ro1">
          <table:table-cell office:value-type="float" office:value="2.50263" calcext:value-type="float">
            <text:p>2.50263</text:p>
          </table:table-cell>
          <table:table-cell office:value-type="float" office:value="0.929048" calcext:value-type="float">
            <text:p>0.929048</text:p>
          </table:table-cell>
        </table:table-row>
        <table:table-row table:style-name="ro1">
          <table:table-cell office:value-type="float" office:value="2.5047" calcext:value-type="float">
            <text:p>2.5047</text:p>
          </table:table-cell>
          <table:table-cell office:value-type="float" office:value="0.929048" calcext:value-type="float">
            <text:p>0.929048</text:p>
          </table:table-cell>
        </table:table-row>
        <table:table-row table:style-name="ro1">
          <table:table-cell office:value-type="float" office:value="2.50677" calcext:value-type="float">
            <text:p>2.50677</text:p>
          </table:table-cell>
          <table:table-cell office:value-type="float" office:value="0.929048" calcext:value-type="float">
            <text:p>0.929048</text:p>
          </table:table-cell>
        </table:table-row>
        <table:table-row table:style-name="ro1">
          <table:table-cell office:value-type="float" office:value="2.50884" calcext:value-type="float">
            <text:p>2.50884</text:p>
          </table:table-cell>
          <table:table-cell office:value-type="float" office:value="7.17189" calcext:value-type="float">
            <text:p>7.17189</text:p>
          </table:table-cell>
        </table:table-row>
        <table:table-row table:style-name="ro1">
          <table:table-cell office:value-type="float" office:value="2.51091" calcext:value-type="float">
            <text:p>2.51091</text:p>
          </table:table-cell>
          <table:table-cell office:value-type="float" office:value="-11.5564" calcext:value-type="float">
            <text:p>-11.5564</text:p>
          </table:table-cell>
        </table:table-row>
        <table:table-row table:style-name="ro1">
          <table:table-cell office:value-type="float" office:value="2.51298" calcext:value-type="float">
            <text:p>2.51298</text:p>
          </table:table-cell>
          <table:table-cell office:value-type="float" office:value="13.4146" calcext:value-type="float">
            <text:p>13.4146</text:p>
          </table:table-cell>
        </table:table-row>
        <table:table-row table:style-name="ro1">
          <table:table-cell office:value-type="float" office:value="2.51505" calcext:value-type="float">
            <text:p>2.51505</text:p>
          </table:table-cell>
          <table:table-cell office:value-type="float" office:value="-11.5564" calcext:value-type="float">
            <text:p>-11.5564</text:p>
          </table:table-cell>
        </table:table-row>
        <table:table-row table:style-name="ro1">
          <table:table-cell office:value-type="float" office:value="2.51712" calcext:value-type="float">
            <text:p>2.51712</text:p>
          </table:table-cell>
          <table:table-cell office:value-type="float" office:value="7.17179" calcext:value-type="float">
            <text:p>7.17179</text:p>
          </table:table-cell>
        </table:table-row>
        <table:table-row table:style-name="ro1">
          <table:table-cell office:value-type="float" office:value="2.51919" calcext:value-type="float">
            <text:p>2.51919</text:p>
          </table:table-cell>
          <table:table-cell office:value-type="float" office:value="0.929048" calcext:value-type="float">
            <text:p>0.929048</text:p>
          </table:table-cell>
        </table:table-row>
        <table:table-row table:style-name="ro1">
          <table:table-cell office:value-type="float" office:value="2.52126" calcext:value-type="float">
            <text:p>2.52126</text:p>
          </table:table-cell>
          <table:table-cell office:value-type="float" office:value="0.929048" calcext:value-type="float">
            <text:p>0.929048</text:p>
          </table:table-cell>
        </table:table-row>
        <table:table-row table:style-name="ro1">
          <table:table-cell office:value-type="float" office:value="2.52333" calcext:value-type="float">
            <text:p>2.52333</text:p>
          </table:table-cell>
          <table:table-cell office:value-type="float" office:value="0.929048" calcext:value-type="float">
            <text:p>0.929048</text:p>
          </table:table-cell>
        </table:table-row>
        <table:table-row table:style-name="ro1">
          <table:table-cell office:value-type="float" office:value="2.5254" calcext:value-type="float">
            <text:p>2.5254</text:p>
          </table:table-cell>
          <table:table-cell office:value-type="float" office:value="0.929048" calcext:value-type="float">
            <text:p>0.929048</text:p>
          </table:table-cell>
        </table:table-row>
        <table:table-row table:style-name="ro1">
          <table:table-cell office:value-type="float" office:value="2.52747" calcext:value-type="float">
            <text:p>2.52747</text:p>
          </table:table-cell>
          <table:table-cell office:value-type="float" office:value="0.929048" calcext:value-type="float">
            <text:p>0.929048</text:p>
          </table:table-cell>
        </table:table-row>
        <table:table-row table:style-name="ro1">
          <table:table-cell office:value-type="float" office:value="2.52954" calcext:value-type="float">
            <text:p>2.52954</text:p>
          </table:table-cell>
          <table:table-cell office:value-type="float" office:value="-5.3138" calcext:value-type="float">
            <text:p>-5.3138</text:p>
          </table:table-cell>
        </table:table-row>
        <table:table-row table:style-name="ro1">
          <table:table-cell office:value-type="float" office:value="2.53161" calcext:value-type="float">
            <text:p>2.53161</text:p>
          </table:table-cell>
          <table:table-cell office:value-type="float" office:value="7.17169" calcext:value-type="float">
            <text:p>7.17169</text:p>
          </table:table-cell>
        </table:table-row>
        <table:table-row table:style-name="ro1">
          <table:table-cell office:value-type="float" office:value="2.53368" calcext:value-type="float">
            <text:p>2.53368</text:p>
          </table:table-cell>
          <table:table-cell office:value-type="float" office:value="0.928948" calcext:value-type="float">
            <text:p>0.928948</text:p>
          </table:table-cell>
        </table:table-row>
        <table:table-row table:style-name="ro1">
          <table:table-cell office:value-type="float" office:value="2.53575" calcext:value-type="float">
            <text:p>2.53575</text:p>
          </table:table-cell>
          <table:table-cell office:value-type="float" office:value="0.928948" calcext:value-type="float">
            <text:p>0.928948</text:p>
          </table:table-cell>
        </table:table-row>
        <table:table-row table:style-name="ro1">
          <table:table-cell office:value-type="float" office:value="2.53782" calcext:value-type="float">
            <text:p>2.53782</text:p>
          </table:table-cell>
          <table:table-cell office:value-type="float" office:value="0.928948" calcext:value-type="float">
            <text:p>0.928948</text:p>
          </table:table-cell>
        </table:table-row>
        <table:table-row table:style-name="ro1">
          <table:table-cell office:value-type="float" office:value="2.53989" calcext:value-type="float">
            <text:p>2.53989</text:p>
          </table:table-cell>
          <table:table-cell office:value-type="float" office:value="0.928948" calcext:value-type="float">
            <text:p>0.928948</text:p>
          </table:table-cell>
        </table:table-row>
        <table:table-row table:style-name="ro1">
          <table:table-cell office:value-type="float" office:value="2.54196" calcext:value-type="float">
            <text:p>2.54196</text:p>
          </table:table-cell>
          <table:table-cell office:value-type="float" office:value="0.928948" calcext:value-type="float">
            <text:p>0.928948</text:p>
          </table:table-cell>
        </table:table-row>
        <table:table-row table:style-name="ro1">
          <table:table-cell office:value-type="float" office:value="2.54403" calcext:value-type="float">
            <text:p>2.54403</text:p>
          </table:table-cell>
          <table:table-cell office:value-type="float" office:value="0.928948" calcext:value-type="float">
            <text:p>0.928948</text:p>
          </table:table-cell>
        </table:table-row>
        <table:table-row table:style-name="ro1">
          <table:table-cell office:value-type="float" office:value="2.5461" calcext:value-type="float">
            <text:p>2.5461</text:p>
          </table:table-cell>
          <table:table-cell office:value-type="float" office:value="0.928948" calcext:value-type="float">
            <text:p>0.928948</text:p>
          </table:table-cell>
        </table:table-row>
        <table:table-row table:style-name="ro1">
          <table:table-cell office:value-type="float" office:value="2.54817" calcext:value-type="float">
            <text:p>2.54817</text:p>
          </table:table-cell>
          <table:table-cell office:value-type="float" office:value="0.928948" calcext:value-type="float">
            <text:p>0.928948</text:p>
          </table:table-cell>
        </table:table-row>
        <table:table-row table:style-name="ro1">
          <table:table-cell office:value-type="float" office:value="2.55024" calcext:value-type="float">
            <text:p>2.55024</text:p>
          </table:table-cell>
          <table:table-cell office:value-type="float" office:value="0.928948" calcext:value-type="float">
            <text:p>0.928948</text:p>
          </table:table-cell>
        </table:table-row>
        <table:table-row table:style-name="ro1">
          <table:table-cell office:value-type="float" office:value="2.55231" calcext:value-type="float">
            <text:p>2.55231</text:p>
          </table:table-cell>
          <table:table-cell office:value-type="float" office:value="-5.3139" calcext:value-type="float">
            <text:p>-5.3139</text:p>
          </table:table-cell>
        </table:table-row>
        <table:table-row table:style-name="ro1">
          <table:table-cell office:value-type="float" office:value="2.55438" calcext:value-type="float">
            <text:p>2.55438</text:p>
          </table:table-cell>
          <table:table-cell office:value-type="float" office:value="7.17159" calcext:value-type="float">
            <text:p>7.17159</text:p>
          </table:table-cell>
        </table:table-row>
        <table:table-row table:style-name="ro1">
          <table:table-cell office:value-type="float" office:value="2.55645" calcext:value-type="float">
            <text:p>2.55645</text:p>
          </table:table-cell>
          <table:table-cell office:value-type="float" office:value="0.928845" calcext:value-type="float">
            <text:p>0.928845</text:p>
          </table:table-cell>
        </table:table-row>
        <table:table-row table:style-name="ro1">
          <table:table-cell office:value-type="float" office:value="2.55852" calcext:value-type="float">
            <text:p>2.55852</text:p>
          </table:table-cell>
          <table:table-cell office:value-type="float" office:value="0.928845" calcext:value-type="float">
            <text:p>0.928845</text:p>
          </table:table-cell>
        </table:table-row>
        <table:table-row table:style-name="ro1">
          <table:table-cell office:value-type="float" office:value="2.56059" calcext:value-type="float">
            <text:p>2.56059</text:p>
          </table:table-cell>
          <table:table-cell office:value-type="float" office:value="0.928845" calcext:value-type="float">
            <text:p>0.928845</text:p>
          </table:table-cell>
        </table:table-row>
        <table:table-row table:style-name="ro1">
          <table:table-cell office:value-type="float" office:value="2.56266" calcext:value-type="float">
            <text:p>2.56266</text:p>
          </table:table-cell>
          <table:table-cell office:value-type="float" office:value="0.928845" calcext:value-type="float">
            <text:p>0.928845</text:p>
          </table:table-cell>
        </table:table-row>
        <table:table-row table:style-name="ro1">
          <table:table-cell office:value-type="float" office:value="2.56473" calcext:value-type="float">
            <text:p>2.56473</text:p>
          </table:table-cell>
          <table:table-cell office:value-type="float" office:value="0.928845" calcext:value-type="float">
            <text:p>0.928845</text:p>
          </table:table-cell>
        </table:table-row>
        <table:table-row table:style-name="ro1">
          <table:table-cell office:value-type="float" office:value="2.5668" calcext:value-type="float">
            <text:p>2.5668</text:p>
          </table:table-cell>
          <table:table-cell office:value-type="float" office:value="0.928845" calcext:value-type="float">
            <text:p>0.928845</text:p>
          </table:table-cell>
        </table:table-row>
        <table:table-row table:style-name="ro1">
          <table:table-cell office:value-type="float" office:value="2.56887" calcext:value-type="float">
            <text:p>2.56887</text:p>
          </table:table-cell>
          <table:table-cell office:value-type="float" office:value="0.928845" calcext:value-type="float">
            <text:p>0.928845</text:p>
          </table:table-cell>
        </table:table-row>
        <table:table-row table:style-name="ro1">
          <table:table-cell office:value-type="float" office:value="2.57094" calcext:value-type="float">
            <text:p>2.57094</text:p>
          </table:table-cell>
          <table:table-cell office:value-type="float" office:value="-4.62035" calcext:value-type="float">
            <text:p>-4.62035</text:p>
          </table:table-cell>
        </table:table-row>
        <table:table-row table:style-name="ro1">
          <table:table-cell office:value-type="float" office:value="2.57301" calcext:value-type="float">
            <text:p>2.57301</text:p>
          </table:table-cell>
          <table:table-cell office:value-type="float" office:value="6.47786" calcext:value-type="float">
            <text:p>6.47786</text:p>
          </table:table-cell>
        </table:table-row>
        <table:table-row table:style-name="ro1">
          <table:table-cell office:value-type="float" office:value="2.57508" calcext:value-type="float">
            <text:p>2.57508</text:p>
          </table:table-cell>
          <table:table-cell office:value-type="float" office:value="0.928752" calcext:value-type="float">
            <text:p>0.928752</text:p>
          </table:table-cell>
        </table:table-row>
        <table:table-row table:style-name="ro1">
          <table:table-cell office:value-type="float" office:value="2.57715" calcext:value-type="float">
            <text:p>2.57715</text:p>
          </table:table-cell>
          <table:table-cell office:value-type="float" office:value="0.928752" calcext:value-type="float">
            <text:p>0.928752</text:p>
          </table:table-cell>
        </table:table-row>
        <table:table-row table:style-name="ro1">
          <table:table-cell office:value-type="float" office:value="2.57922" calcext:value-type="float">
            <text:p>2.57922</text:p>
          </table:table-cell>
          <table:table-cell office:value-type="float" office:value="-5.3141" calcext:value-type="float">
            <text:p>-5.3141</text:p>
          </table:table-cell>
        </table:table-row>
        <table:table-row table:style-name="ro1">
          <table:table-cell office:value-type="float" office:value="2.58129" calcext:value-type="float">
            <text:p>2.58129</text:p>
          </table:table-cell>
          <table:table-cell office:value-type="float" office:value="7.17139" calcext:value-type="float">
            <text:p>7.17139</text:p>
          </table:table-cell>
        </table:table-row>
        <table:table-row table:style-name="ro1">
          <table:table-cell office:value-type="float" office:value="2.58336" calcext:value-type="float">
            <text:p>2.58336</text:p>
          </table:table-cell>
          <table:table-cell office:value-type="float" office:value="-5.31421" calcext:value-type="float">
            <text:p>-5.31421</text:p>
          </table:table-cell>
        </table:table-row>
        <table:table-row table:style-name="ro1">
          <table:table-cell office:value-type="float" office:value="2.58543" calcext:value-type="float">
            <text:p>2.58543</text:p>
          </table:table-cell>
          <table:table-cell office:value-type="float" office:value="0.928424" calcext:value-type="float">
            <text:p>0.928424</text:p>
          </table:table-cell>
        </table:table-row>
        <table:table-row table:style-name="ro1">
          <table:table-cell office:value-type="float" office:value="2.5875" calcext:value-type="float">
            <text:p>2.5875</text:p>
          </table:table-cell>
          <table:table-cell office:value-type="float" office:value="7.17117" calcext:value-type="float">
            <text:p>7.17117</text:p>
          </table:table-cell>
        </table:table-row>
        <table:table-row table:style-name="ro1">
          <table:table-cell office:value-type="float" office:value="2.58957" calcext:value-type="float">
            <text:p>2.58957</text:p>
          </table:table-cell>
          <table:table-cell office:value-type="float" office:value="-5.31443" calcext:value-type="float">
            <text:p>-5.31443</text:p>
          </table:table-cell>
        </table:table-row>
        <table:table-row table:style-name="ro1">
          <table:table-cell office:value-type="float" office:value="2.59164" calcext:value-type="float">
            <text:p>2.59164</text:p>
          </table:table-cell>
          <table:table-cell office:value-type="float" office:value="-4.62102" calcext:value-type="float">
            <text:p>-4.62102</text:p>
          </table:table-cell>
        </table:table-row>
        <table:table-row table:style-name="ro1">
          <table:table-cell office:value-type="float" office:value="2.59371" calcext:value-type="float">
            <text:p>2.59371</text:p>
          </table:table-cell>
          <table:table-cell office:value-type="float" office:value="12.7199" calcext:value-type="float">
            <text:p>12.7199</text:p>
          </table:table-cell>
        </table:table-row>
        <table:table-row table:style-name="ro1">
          <table:table-cell office:value-type="float" office:value="2.59578" calcext:value-type="float">
            <text:p>2.59578</text:p>
          </table:table-cell>
          <table:table-cell office:value-type="float" office:value="-11.5576" calcext:value-type="float">
            <text:p>-11.5576</text:p>
          </table:table-cell>
        </table:table-row>
        <table:table-row table:style-name="ro1">
          <table:table-cell office:value-type="float" office:value="2.59785" calcext:value-type="float">
            <text:p>2.59785</text:p>
          </table:table-cell>
          <table:table-cell office:value-type="float" office:value="7.17046" calcext:value-type="float">
            <text:p>7.17046</text:p>
          </table:table-cell>
        </table:table-row>
        <table:table-row table:style-name="ro1">
          <table:table-cell office:value-type="float" office:value="2.59992" calcext:value-type="float">
            <text:p>2.59992</text:p>
          </table:table-cell>
          <table:table-cell office:value-type="float" office:value="1.62125" calcext:value-type="float">
            <text:p>1.62125</text:p>
          </table:table-cell>
        </table:table-row>
        <table:table-row table:style-name="ro1">
          <table:table-cell office:value-type="float" office:value="2.60199" calcext:value-type="float">
            <text:p>2.60199</text:p>
          </table:table-cell>
          <table:table-cell office:value-type="float" office:value="0.23384" calcext:value-type="float">
            <text:p>0.23384</text:p>
          </table:table-cell>
        </table:table-row>
        <table:table-row table:style-name="ro1">
          <table:table-cell office:value-type="float" office:value="2.60406" calcext:value-type="float">
            <text:p>2.60406</text:p>
          </table:table-cell>
          <table:table-cell office:value-type="float" office:value="0.927346" calcext:value-type="float">
            <text:p>0.927346</text:p>
          </table:table-cell>
        </table:table-row>
        <table:table-row table:style-name="ro1">
          <table:table-cell office:value-type="float" office:value="2.60613" calcext:value-type="float">
            <text:p>2.60613</text:p>
          </table:table-cell>
          <table:table-cell office:value-type="float" office:value="0.927212" calcext:value-type="float">
            <text:p>0.927212</text:p>
          </table:table-cell>
        </table:table-row>
        <table:table-row table:style-name="ro1">
          <table:table-cell office:value-type="float" office:value="2.6082" calcext:value-type="float">
            <text:p>2.6082</text:p>
          </table:table-cell>
          <table:table-cell office:value-type="float" office:value="-4.62215" calcext:value-type="float">
            <text:p>-4.62215</text:p>
          </table:table-cell>
        </table:table-row>
        <table:table-row table:style-name="ro1">
          <table:table-cell office:value-type="float" office:value="2.61027" calcext:value-type="float">
            <text:p>2.61027</text:p>
          </table:table-cell>
          <table:table-cell office:value-type="float" office:value="6.47592" calcext:value-type="float">
            <text:p>6.47592</text:p>
          </table:table-cell>
        </table:table-row>
        <table:table-row table:style-name="ro1">
          <table:table-cell office:value-type="float" office:value="2.61234" calcext:value-type="float">
            <text:p>2.61234</text:p>
          </table:table-cell>
          <table:table-cell office:value-type="float" office:value="0.92667" calcext:value-type="float">
            <text:p>0.92667</text:p>
          </table:table-cell>
        </table:table-row>
        <table:table-row table:style-name="ro1">
          <table:table-cell office:value-type="float" office:value="2.61441" calcext:value-type="float">
            <text:p>2.61441</text:p>
          </table:table-cell>
          <table:table-cell office:value-type="float" office:value="-4.62271" calcext:value-type="float">
            <text:p>-4.62271</text:p>
          </table:table-cell>
        </table:table-row>
        <table:table-row table:style-name="ro1">
          <table:table-cell office:value-type="float" office:value="2.61648" calcext:value-type="float">
            <text:p>2.61648</text:p>
          </table:table-cell>
          <table:table-cell office:value-type="float" office:value="6.47535" calcext:value-type="float">
            <text:p>6.47535</text:p>
          </table:table-cell>
        </table:table-row>
        <table:table-row table:style-name="ro1">
          <table:table-cell office:value-type="float" office:value="2.61855" calcext:value-type="float">
            <text:p>2.61855</text:p>
          </table:table-cell>
          <table:table-cell office:value-type="float" office:value="0.926092" calcext:value-type="float">
            <text:p>0.926092</text:p>
          </table:table-cell>
        </table:table-row>
        <table:table-row table:style-name="ro1">
          <table:table-cell office:value-type="float" office:value="2.62062" calcext:value-type="float">
            <text:p>2.62062</text:p>
          </table:table-cell>
          <table:table-cell office:value-type="float" office:value="0.925938" calcext:value-type="float">
            <text:p>0.925938</text:p>
          </table:table-cell>
        </table:table-row>
        <table:table-row table:style-name="ro1">
          <table:table-cell office:value-type="float" office:value="2.62269" calcext:value-type="float">
            <text:p>2.62269</text:p>
          </table:table-cell>
          <table:table-cell office:value-type="float" office:value="-4.62346" calcext:value-type="float">
            <text:p>-4.62346</text:p>
          </table:table-cell>
        </table:table-row>
        <table:table-row table:style-name="ro1">
          <table:table-cell office:value-type="float" office:value="2.62476" calcext:value-type="float">
            <text:p>2.62476</text:p>
          </table:table-cell>
          <table:table-cell office:value-type="float" office:value="6.47459" calcext:value-type="float">
            <text:p>6.47459</text:p>
          </table:table-cell>
        </table:table-row>
        <table:table-row table:style-name="ro1">
          <table:table-cell office:value-type="float" office:value="2.62683" calcext:value-type="float">
            <text:p>2.62683</text:p>
          </table:table-cell>
          <table:table-cell office:value-type="float" office:value="-5.31759" calcext:value-type="float">
            <text:p>-5.31759</text:p>
          </table:table-cell>
        </table:table-row>
        <table:table-row table:style-name="ro1">
          <table:table-cell office:value-type="float" office:value="2.6289" calcext:value-type="float">
            <text:p>2.6289</text:p>
          </table:table-cell>
          <table:table-cell office:value-type="float" office:value="7.16773" calcext:value-type="float">
            <text:p>7.16773</text:p>
          </table:table-cell>
        </table:table-row>
        <table:table-row table:style-name="ro1">
          <table:table-cell office:value-type="float" office:value="2.63097" calcext:value-type="float">
            <text:p>2.63097</text:p>
          </table:table-cell>
          <table:table-cell office:value-type="float" office:value="1.61847" calcext:value-type="float">
            <text:p>1.61847</text:p>
          </table:table-cell>
        </table:table-row>
        <table:table-row table:style-name="ro1">
          <table:table-cell office:value-type="float" office:value="2.63304" calcext:value-type="float">
            <text:p>2.63304</text:p>
          </table:table-cell>
          <table:table-cell office:value-type="float" office:value="-6.01189" calcext:value-type="float">
            <text:p>-6.01189</text:p>
          </table:table-cell>
        </table:table-row>
        <table:table-row table:style-name="ro1">
          <table:table-cell office:value-type="float" office:value="2.63511" calcext:value-type="float">
            <text:p>2.63511</text:p>
          </table:table-cell>
          <table:table-cell office:value-type="float" office:value="7.16706" calcext:value-type="float">
            <text:p>7.16706</text:p>
          </table:table-cell>
        </table:table-row>
        <table:table-row table:style-name="ro1">
          <table:table-cell office:value-type="float" office:value="2.63718" calcext:value-type="float">
            <text:p>2.63718</text:p>
          </table:table-cell>
          <table:table-cell office:value-type="float" office:value="1.61779" calcext:value-type="float">
            <text:p>1.61779</text:p>
          </table:table-cell>
        </table:table-row>
        <table:table-row table:style-name="ro1">
          <table:table-cell office:value-type="float" office:value="2.63925" calcext:value-type="float">
            <text:p>2.63925</text:p>
          </table:table-cell>
          <table:table-cell office:value-type="float" office:value="0.230334" calcext:value-type="float">
            <text:p>0.230334</text:p>
          </table:table-cell>
        </table:table-row>
        <table:table-row table:style-name="ro1">
          <table:table-cell office:value-type="float" office:value="2.64132" calcext:value-type="float">
            <text:p>2.64132</text:p>
          </table:table-cell>
          <table:table-cell office:value-type="float" office:value="-5.31914" calcext:value-type="float">
            <text:p>-5.31914</text:p>
          </table:table-cell>
        </table:table-row>
        <table:table-row table:style-name="ro1">
          <table:table-cell office:value-type="float" office:value="2.64339" calcext:value-type="float">
            <text:p>2.64339</text:p>
          </table:table-cell>
          <table:table-cell office:value-type="float" office:value="7.16616" calcext:value-type="float">
            <text:p>7.16616</text:p>
          </table:table-cell>
        </table:table-row>
        <table:table-row table:style-name="ro1">
          <table:table-cell office:value-type="float" office:value="2.64546" calcext:value-type="float">
            <text:p>2.64546</text:p>
          </table:table-cell>
          <table:table-cell office:value-type="float" office:value="1.61689" calcext:value-type="float">
            <text:p>1.61689</text:p>
          </table:table-cell>
        </table:table-row>
        <table:table-row table:style-name="ro1">
          <table:table-cell office:value-type="float" office:value="2.64753" calcext:value-type="float">
            <text:p>2.64753</text:p>
          </table:table-cell>
          <table:table-cell office:value-type="float" office:value="0.229418" calcext:value-type="float">
            <text:p>0.229418</text:p>
          </table:table-cell>
        </table:table-row>
        <table:table-row table:style-name="ro1">
          <table:table-cell office:value-type="float" office:value="2.6496" calcext:value-type="float">
            <text:p>2.6496</text:p>
          </table:table-cell>
          <table:table-cell office:value-type="float" office:value="0.922862" calcext:value-type="float">
            <text:p>0.922862</text:p>
          </table:table-cell>
        </table:table-row>
        <table:table-row table:style-name="ro1">
          <table:table-cell office:value-type="float" office:value="2.65167" calcext:value-type="float">
            <text:p>2.65167</text:p>
          </table:table-cell>
          <table:table-cell office:value-type="float" office:value="0.922666" calcext:value-type="float">
            <text:p>0.922666</text:p>
          </table:table-cell>
        </table:table-row>
        <table:table-row table:style-name="ro1">
          <table:table-cell office:value-type="float" office:value="2.65374" calcext:value-type="float">
            <text:p>2.65374</text:p>
          </table:table-cell>
          <table:table-cell office:value-type="float" office:value="0.922467" calcext:value-type="float">
            <text:p>0.922467</text:p>
          </table:table-cell>
        </table:table-row>
        <table:table-row table:style-name="ro1">
          <table:table-cell office:value-type="float" office:value="2.65581" calcext:value-type="float">
            <text:p>2.65581</text:p>
          </table:table-cell>
          <table:table-cell office:value-type="float" office:value="1.61593" calcext:value-type="float">
            <text:p>1.61593</text:p>
          </table:table-cell>
        </table:table-row>
        <table:table-row table:style-name="ro1">
          <table:table-cell office:value-type="float" office:value="2.65788" calcext:value-type="float">
            <text:p>2.65788</text:p>
          </table:table-cell>
          <table:table-cell office:value-type="float" office:value="0.228448" calcext:value-type="float">
            <text:p>0.228448</text:p>
          </table:table-cell>
        </table:table-row>
        <table:table-row table:style-name="ro1">
          <table:table-cell office:value-type="float" office:value="2.65995" calcext:value-type="float">
            <text:p>2.65995</text:p>
          </table:table-cell>
          <table:table-cell office:value-type="float" office:value="0.921881" calcext:value-type="float">
            <text:p>0.921881</text:p>
          </table:table-cell>
        </table:table-row>
        <table:table-row table:style-name="ro1">
          <table:table-cell office:value-type="float" office:value="2.66202" calcext:value-type="float">
            <text:p>2.66202</text:p>
          </table:table-cell>
          <table:table-cell office:value-type="float" office:value="0.921673" calcext:value-type="float">
            <text:p>0.921673</text:p>
          </table:table-cell>
        </table:table-row>
        <table:table-row table:style-name="ro1">
          <table:table-cell office:value-type="float" office:value="2.66409" calcext:value-type="float">
            <text:p>2.66409</text:p>
          </table:table-cell>
          <table:table-cell office:value-type="float" office:value="0.921463" calcext:value-type="float">
            <text:p>0.921463</text:p>
          </table:table-cell>
        </table:table-row>
        <table:table-row table:style-name="ro1">
          <table:table-cell office:value-type="float" office:value="2.66616" calcext:value-type="float">
            <text:p>2.66616</text:p>
          </table:table-cell>
          <table:table-cell office:value-type="float" office:value="1.61491" calcext:value-type="float">
            <text:p>1.61491</text:p>
          </table:table-cell>
        </table:table-row>
        <table:table-row table:style-name="ro1">
          <table:table-cell office:value-type="float" office:value="2.66823" calcext:value-type="float">
            <text:p>2.66823</text:p>
          </table:table-cell>
          <table:table-cell office:value-type="float" office:value="6.47038" calcext:value-type="float">
            <text:p>6.47038</text:p>
          </table:table-cell>
        </table:table-row>
        <table:table-row table:style-name="ro1">
          <table:table-cell office:value-type="float" office:value="2.6703" calcext:value-type="float">
            <text:p>2.6703</text:p>
          </table:table-cell>
          <table:table-cell office:value-type="float" office:value="-5.32168" calcext:value-type="float">
            <text:p>-5.32168</text:p>
          </table:table-cell>
        </table:table-row>
        <table:table-row table:style-name="ro1">
          <table:table-cell office:value-type="float" office:value="2.67237" calcext:value-type="float">
            <text:p>2.67237</text:p>
          </table:table-cell>
          <table:table-cell office:value-type="float" office:value="0.920845" calcext:value-type="float">
            <text:p>0.920845</text:p>
          </table:table-cell>
        </table:table-row>
        <table:table-row table:style-name="ro1">
          <table:table-cell office:value-type="float" office:value="2.67444" calcext:value-type="float">
            <text:p>2.67444</text:p>
          </table:table-cell>
          <table:table-cell office:value-type="float" office:value="0.920626" calcext:value-type="float">
            <text:p>0.920626</text:p>
          </table:table-cell>
        </table:table-row>
        <table:table-row table:style-name="ro1">
          <table:table-cell office:value-type="float" office:value="2.67651" calcext:value-type="float">
            <text:p>2.67651</text:p>
          </table:table-cell>
          <table:table-cell office:value-type="float" office:value="0.920405" calcext:value-type="float">
            <text:p>0.920405</text:p>
          </table:table-cell>
        </table:table-row>
        <table:table-row table:style-name="ro1">
          <table:table-cell office:value-type="float" office:value="2.67858" calcext:value-type="float">
            <text:p>2.67858</text:p>
          </table:table-cell>
          <table:table-cell office:value-type="float" office:value="1.61385" calcext:value-type="float">
            <text:p>1.61385</text:p>
          </table:table-cell>
        </table:table-row>
        <table:table-row table:style-name="ro1">
          <table:table-cell office:value-type="float" office:value="2.68065" calcext:value-type="float">
            <text:p>2.68065</text:p>
          </table:table-cell>
          <table:table-cell office:value-type="float" office:value="6.46931" calcext:value-type="float">
            <text:p>6.46931</text:p>
          </table:table-cell>
        </table:table-row>
        <table:table-row table:style-name="ro1">
          <table:table-cell office:value-type="float" office:value="2.68272" calcext:value-type="float">
            <text:p>2.68272</text:p>
          </table:table-cell>
          <table:table-cell office:value-type="float" office:value="-5.32276" calcext:value-type="float">
            <text:p>-5.32276</text:p>
          </table:table-cell>
        </table:table-row>
        <table:table-row table:style-name="ro1">
          <table:table-cell office:value-type="float" office:value="2.68479" calcext:value-type="float">
            <text:p>2.68479</text:p>
          </table:table-cell>
          <table:table-cell office:value-type="float" office:value="0.919754" calcext:value-type="float">
            <text:p>0.919754</text:p>
          </table:table-cell>
        </table:table-row>
        <table:table-row table:style-name="ro1">
          <table:table-cell office:value-type="float" office:value="2.68686" calcext:value-type="float">
            <text:p>2.68686</text:p>
          </table:table-cell>
          <table:table-cell office:value-type="float" office:value="0.919525" calcext:value-type="float">
            <text:p>0.919525</text:p>
          </table:table-cell>
        </table:table-row>
        <table:table-row table:style-name="ro1">
          <table:table-cell office:value-type="float" office:value="2.68893" calcext:value-type="float">
            <text:p>2.68893</text:p>
          </table:table-cell>
          <table:table-cell office:value-type="float" office:value="7.16227" calcext:value-type="float">
            <text:p>7.16227</text:p>
          </table:table-cell>
        </table:table-row>
        <table:table-row table:style-name="ro1">
          <table:table-cell office:value-type="float" office:value="2.691" calcext:value-type="float">
            <text:p>2.691</text:p>
          </table:table-cell>
          <table:table-cell office:value-type="float" office:value="-4.62979" calcext:value-type="float">
            <text:p>-4.62979</text:p>
          </table:table-cell>
        </table:table-row>
        <table:table-row table:style-name="ro1">
          <table:table-cell office:value-type="float" office:value="2.69307" calcext:value-type="float">
            <text:p>2.69307</text:p>
          </table:table-cell>
          <table:table-cell office:value-type="float" office:value="0.225446" calcext:value-type="float">
            <text:p>0.225446</text:p>
          </table:table-cell>
        </table:table-row>
        <table:table-row table:style-name="ro1">
          <table:table-cell office:value-type="float" office:value="2.69514" calcext:value-type="float">
            <text:p>2.69514</text:p>
          </table:table-cell>
          <table:table-cell office:value-type="float" office:value="0.918848" calcext:value-type="float">
            <text:p>0.918848</text:p>
          </table:table-cell>
        </table:table-row>
        <table:table-row table:style-name="ro1">
          <table:table-cell office:value-type="float" office:value="2.69721" calcext:value-type="float">
            <text:p>2.69721</text:p>
          </table:table-cell>
          <table:table-cell office:value-type="float" office:value="0.91861" calcext:value-type="float">
            <text:p>0.91861</text:p>
          </table:table-cell>
        </table:table-row>
        <table:table-row table:style-name="ro1">
          <table:table-cell office:value-type="float" office:value="2.69928" calcext:value-type="float">
            <text:p>2.69928</text:p>
          </table:table-cell>
          <table:table-cell office:value-type="float" office:value="0.918369" calcext:value-type="float">
            <text:p>0.918369</text:p>
          </table:table-cell>
        </table:table-row>
        <table:table-row table:style-name="ro1">
          <table:table-cell office:value-type="float" office:value="2.70135" calcext:value-type="float">
            <text:p>2.70135</text:p>
          </table:table-cell>
          <table:table-cell office:value-type="float" office:value="1.61179" calcext:value-type="float">
            <text:p>1.61179</text:p>
          </table:table-cell>
        </table:table-row>
        <table:table-row table:style-name="ro1">
          <table:table-cell office:value-type="float" office:value="2.70342" calcext:value-type="float">
            <text:p>2.70342</text:p>
          </table:table-cell>
          <table:table-cell office:value-type="float" office:value="0.22427" calcext:value-type="float">
            <text:p>0.22427</text:p>
          </table:table-cell>
        </table:table-row>
        <table:table-row table:style-name="ro1">
          <table:table-cell office:value-type="float" office:value="2.70549" calcext:value-type="float">
            <text:p>2.70549</text:p>
          </table:table-cell>
          <table:table-cell office:value-type="float" office:value="0.917661" calcext:value-type="float">
            <text:p>0.917661</text:p>
          </table:table-cell>
        </table:table-row>
        <table:table-row table:style-name="ro1">
          <table:table-cell office:value-type="float" office:value="2.70756" calcext:value-type="float">
            <text:p>2.70756</text:p>
          </table:table-cell>
          <table:table-cell office:value-type="float" office:value="0.917411" calcext:value-type="float">
            <text:p>0.917411</text:p>
          </table:table-cell>
        </table:table-row>
        <table:table-row table:style-name="ro1">
          <table:table-cell office:value-type="float" office:value="2.70963" calcext:value-type="float">
            <text:p>2.70963</text:p>
          </table:table-cell>
          <table:table-cell office:value-type="float" office:value="0.917159" calcext:value-type="float">
            <text:p>0.917159</text:p>
          </table:table-cell>
        </table:table-row>
        <table:table-row table:style-name="ro1">
          <table:table-cell office:value-type="float" office:value="2.7117" calcext:value-type="float">
            <text:p>2.7117</text:p>
          </table:table-cell>
          <table:table-cell office:value-type="float" office:value="-4.63243" calcext:value-type="float">
            <text:p>-4.63243</text:p>
          </table:table-cell>
        </table:table-row>
        <table:table-row table:style-name="ro1">
          <table:table-cell office:value-type="float" office:value="2.71377" calcext:value-type="float">
            <text:p>2.71377</text:p>
          </table:table-cell>
          <table:table-cell office:value-type="float" office:value="6.46552" calcext:value-type="float">
            <text:p>6.46552</text:p>
          </table:table-cell>
        </table:table-row>
        <table:table-row table:style-name="ro1">
          <table:table-cell office:value-type="float" office:value="2.71584" calcext:value-type="float">
            <text:p>2.71584</text:p>
          </table:table-cell>
          <table:table-cell office:value-type="float" office:value="0.916158" calcext:value-type="float">
            <text:p>0.916158</text:p>
          </table:table-cell>
        </table:table-row>
        <table:table-row table:style-name="ro1">
          <table:table-cell office:value-type="float" office:value="2.71791" calcext:value-type="float">
            <text:p>2.71791</text:p>
          </table:table-cell>
          <table:table-cell office:value-type="float" office:value="0.915895" calcext:value-type="float">
            <text:p>0.915895</text:p>
          </table:table-cell>
        </table:table-row>
        <table:table-row table:style-name="ro1">
          <table:table-cell office:value-type="float" office:value="2.71998" calcext:value-type="float">
            <text:p>2.71998</text:p>
          </table:table-cell>
          <table:table-cell office:value-type="float" office:value="1.6093" calcext:value-type="float">
            <text:p>1.6093</text:p>
          </table:table-cell>
        </table:table-row>
        <table:table-row table:style-name="ro1">
          <table:table-cell office:value-type="float" office:value="2.72205" calcext:value-type="float">
            <text:p>2.72205</text:p>
          </table:table-cell>
          <table:table-cell office:value-type="float" office:value="-6.02126" calcext:value-type="float">
            <text:p>-6.02126</text:p>
          </table:table-cell>
        </table:table-row>
        <table:table-row table:style-name="ro1">
          <table:table-cell office:value-type="float" office:value="2.72412" calcext:value-type="float">
            <text:p>2.72412</text:p>
          </table:table-cell>
          <table:table-cell office:value-type="float" office:value="7.1576" calcext:value-type="float">
            <text:p>7.1576</text:p>
          </table:table-cell>
        </table:table-row>
        <table:table-row table:style-name="ro1">
          <table:table-cell office:value-type="float" office:value="2.72619" calcext:value-type="float">
            <text:p>2.72619</text:p>
          </table:table-cell>
          <table:table-cell office:value-type="float" office:value="0.914577" calcext:value-type="float">
            <text:p>0.914577</text:p>
          </table:table-cell>
        </table:table-row>
        <table:table-row table:style-name="ro1">
          <table:table-cell office:value-type="float" office:value="2.72826" calcext:value-type="float">
            <text:p>2.72826</text:p>
          </table:table-cell>
          <table:table-cell office:value-type="float" office:value="1.60797" calcext:value-type="float">
            <text:p>1.60797</text:p>
          </table:table-cell>
        </table:table-row>
        <table:table-row table:style-name="ro1">
          <table:table-cell office:value-type="float" office:value="2.73033" calcext:value-type="float">
            <text:p>2.73033</text:p>
          </table:table-cell>
          <table:table-cell office:value-type="float" office:value="0.220416" calcext:value-type="float">
            <text:p>0.220416</text:p>
          </table:table-cell>
        </table:table-row>
        <table:table-row table:style-name="ro1">
          <table:table-cell office:value-type="float" office:value="2.7324" calcext:value-type="float">
            <text:p>2.7324</text:p>
          </table:table-cell>
          <table:table-cell office:value-type="float" office:value="0.913773" calcext:value-type="float">
            <text:p>0.913773</text:p>
          </table:table-cell>
        </table:table-row>
        <table:table-row table:style-name="ro1">
          <table:table-cell office:value-type="float" office:value="2.73447" calcext:value-type="float">
            <text:p>2.73447</text:p>
          </table:table-cell>
          <table:table-cell office:value-type="float" office:value="0.913491" calcext:value-type="float">
            <text:p>0.913491</text:p>
          </table:table-cell>
        </table:table-row>
        <table:table-row table:style-name="ro1">
          <table:table-cell office:value-type="float" office:value="2.73654" calcext:value-type="float">
            <text:p>2.73654</text:p>
          </table:table-cell>
          <table:table-cell office:value-type="float" office:value="-4.63616" calcext:value-type="float">
            <text:p>-4.63616</text:p>
          </table:table-cell>
        </table:table-row>
        <table:table-row table:style-name="ro1">
          <table:table-cell office:value-type="float" office:value="2.73861" calcext:value-type="float">
            <text:p>2.73861</text:p>
          </table:table-cell>
          <table:table-cell office:value-type="float" office:value="6.46177" calcext:value-type="float">
            <text:p>6.46177</text:p>
          </table:table-cell>
        </table:table-row>
        <table:table-row table:style-name="ro1">
          <table:table-cell office:value-type="float" office:value="2.74068" calcext:value-type="float">
            <text:p>2.74068</text:p>
          </table:table-cell>
          <table:table-cell office:value-type="float" office:value="7.1554" calcext:value-type="float">
            <text:p>7.1554</text:p>
          </table:table-cell>
        </table:table-row>
        <table:table-row table:style-name="ro1">
          <table:table-cell office:value-type="float" office:value="2.74275" calcext:value-type="float">
            <text:p>2.74275</text:p>
          </table:table-cell>
          <table:table-cell office:value-type="float" office:value="-5.33037" calcext:value-type="float">
            <text:p>-5.33037</text:p>
          </table:table-cell>
        </table:table-row>
        <table:table-row table:style-name="ro1">
          <table:table-cell office:value-type="float" office:value="2.74482" calcext:value-type="float">
            <text:p>2.74482</text:p>
          </table:table-cell>
          <table:table-cell office:value-type="float" office:value="-4.63729" calcext:value-type="float">
            <text:p>-4.63729</text:p>
          </table:table-cell>
        </table:table-row>
        <table:table-row table:style-name="ro1">
          <table:table-cell office:value-type="float" office:value="2.74689" calcext:value-type="float">
            <text:p>2.74689</text:p>
          </table:table-cell>
          <table:table-cell office:value-type="float" office:value="0.217576" calcext:value-type="float">
            <text:p>0.217576</text:p>
          </table:table-cell>
        </table:table-row>
        <table:table-row table:style-name="ro1">
          <table:table-cell office:value-type="float" office:value="2.74896" calcext:value-type="float">
            <text:p>2.74896</text:p>
          </table:table-cell>
          <table:table-cell office:value-type="float" office:value="7.15366" calcext:value-type="float">
            <text:p>7.15366</text:p>
          </table:table-cell>
        </table:table-row>
        <table:table-row table:style-name="ro1">
          <table:table-cell office:value-type="float" office:value="2.75103" calcext:value-type="float">
            <text:p>2.75103</text:p>
          </table:table-cell>
          <table:table-cell office:value-type="float" office:value="0.910607" calcext:value-type="float">
            <text:p>0.910607</text:p>
          </table:table-cell>
        </table:table-row>
        <table:table-row table:style-name="ro1">
          <table:table-cell office:value-type="float" office:value="2.7531" calcext:value-type="float">
            <text:p>2.7531</text:p>
          </table:table-cell>
          <table:table-cell office:value-type="float" office:value="1.60397" calcext:value-type="float">
            <text:p>1.60397</text:p>
          </table:table-cell>
        </table:table-row>
        <table:table-row table:style-name="ro1">
          <table:table-cell office:value-type="float" office:value="2.75517" calcext:value-type="float">
            <text:p>2.75517</text:p>
          </table:table-cell>
          <table:table-cell office:value-type="float" office:value="0.216387" calcext:value-type="float">
            <text:p>0.216387</text:p>
          </table:table-cell>
        </table:table-row>
        <table:table-row table:style-name="ro1">
          <table:table-cell office:value-type="float" office:value="2.75724" calcext:value-type="float">
            <text:p>2.75724</text:p>
          </table:table-cell>
          <table:table-cell office:value-type="float" office:value="0.909714" calcext:value-type="float">
            <text:p>0.909714</text:p>
          </table:table-cell>
        </table:table-row>
        <table:table-row table:style-name="ro1">
          <table:table-cell office:value-type="float" office:value="2.75931" calcext:value-type="float">
            <text:p>2.75931</text:p>
          </table:table-cell>
          <table:table-cell office:value-type="float" office:value="0.909401" calcext:value-type="float">
            <text:p>0.909401</text:p>
          </table:table-cell>
        </table:table-row>
        <table:table-row table:style-name="ro1">
          <table:table-cell office:value-type="float" office:value="2.76138" calcext:value-type="float">
            <text:p>2.76138</text:p>
          </table:table-cell>
          <table:table-cell office:value-type="float" office:value="0.909085" calcext:value-type="float">
            <text:p>0.909085</text:p>
          </table:table-cell>
        </table:table-row>
        <table:table-row table:style-name="ro1">
          <table:table-cell office:value-type="float" office:value="2.76345" calcext:value-type="float">
            <text:p>2.76345</text:p>
          </table:table-cell>
          <table:table-cell office:value-type="float" office:value="1.60244" calcext:value-type="float">
            <text:p>1.60244</text:p>
          </table:table-cell>
        </table:table-row>
        <table:table-row table:style-name="ro1">
          <table:table-cell office:value-type="float" office:value="2.76552" calcext:value-type="float">
            <text:p>2.76552</text:p>
          </table:table-cell>
          <table:table-cell office:value-type="float" office:value="0.214845" calcext:value-type="float">
            <text:p>0.214845</text:p>
          </table:table-cell>
        </table:table-row>
        <table:table-row table:style-name="ro1">
          <table:table-cell office:value-type="float" office:value="2.76759" calcext:value-type="float">
            <text:p>2.76759</text:p>
          </table:table-cell>
          <table:table-cell office:value-type="float" office:value="0.908161" calcext:value-type="float">
            <text:p>0.908161</text:p>
          </table:table-cell>
        </table:table-row>
        <table:table-row table:style-name="ro1">
          <table:table-cell office:value-type="float" office:value="2.76966" calcext:value-type="float">
            <text:p>2.76966</text:p>
          </table:table-cell>
          <table:table-cell office:value-type="float" office:value="0.907836" calcext:value-type="float">
            <text:p>0.907836</text:p>
          </table:table-cell>
        </table:table-row>
        <table:table-row table:style-name="ro1">
          <table:table-cell office:value-type="float" office:value="2.77173" calcext:value-type="float">
            <text:p>2.77173</text:p>
          </table:table-cell>
          <table:table-cell office:value-type="float" office:value="7.15058" calcext:value-type="float">
            <text:p>7.15058</text:p>
          </table:table-cell>
        </table:table-row>
        <table:table-row table:style-name="ro1">
          <table:table-cell office:value-type="float" office:value="2.7738" calcext:value-type="float">
            <text:p>2.7738</text:p>
          </table:table-cell>
          <table:table-cell office:value-type="float" office:value="-5.33523" calcext:value-type="float">
            <text:p>-5.33523</text:p>
          </table:table-cell>
        </table:table-row>
        <table:table-row table:style-name="ro1">
          <table:table-cell office:value-type="float" office:value="2.77587" calcext:value-type="float">
            <text:p>2.77587</text:p>
          </table:table-cell>
          <table:table-cell office:value-type="float" office:value="1.60086" calcext:value-type="float">
            <text:p>1.60086</text:p>
          </table:table-cell>
        </table:table-row>
        <table:table-row table:style-name="ro1">
          <table:table-cell office:value-type="float" office:value="2.77794" calcext:value-type="float">
            <text:p>2.77794</text:p>
          </table:table-cell>
          <table:table-cell office:value-type="float" office:value="0.213248" calcext:value-type="float">
            <text:p>0.213248</text:p>
          </table:table-cell>
        </table:table-row>
        <table:table-row table:style-name="ro1">
          <table:table-cell office:value-type="float" office:value="2.78001" calcext:value-type="float">
            <text:p>2.78001</text:p>
          </table:table-cell>
          <table:table-cell office:value-type="float" office:value="0.906553" calcext:value-type="float">
            <text:p>0.906553</text:p>
          </table:table-cell>
        </table:table-row>
        <table:table-row table:style-name="ro1">
          <table:table-cell office:value-type="float" office:value="2.78208" calcext:value-type="float">
            <text:p>2.78208</text:p>
          </table:table-cell>
          <table:table-cell office:value-type="float" office:value="0.906218" calcext:value-type="float">
            <text:p>0.906218</text:p>
          </table:table-cell>
        </table:table-row>
        <table:table-row table:style-name="ro1">
          <table:table-cell office:value-type="float" office:value="2.78415" calcext:value-type="float">
            <text:p>2.78415</text:p>
          </table:table-cell>
          <table:table-cell office:value-type="float" office:value="1.59956" calcext:value-type="float">
            <text:p>1.59956</text:p>
          </table:table-cell>
        </table:table-row>
        <table:table-row table:style-name="ro1">
          <table:table-cell office:value-type="float" office:value="2.78622" calcext:value-type="float">
            <text:p>2.78622</text:p>
          </table:table-cell>
          <table:table-cell office:value-type="float" office:value="0.21194" calcext:value-type="float">
            <text:p>0.21194</text:p>
          </table:table-cell>
        </table:table-row>
        <table:table-row table:style-name="ro1">
          <table:table-cell office:value-type="float" office:value="2.78829" calcext:value-type="float">
            <text:p>2.78829</text:p>
          </table:table-cell>
          <table:table-cell office:value-type="float" office:value="0.905236" calcext:value-type="float">
            <text:p>0.905236</text:p>
          </table:table-cell>
        </table:table-row>
        <table:table-row table:style-name="ro1">
          <table:table-cell office:value-type="float" office:value="2.79036" calcext:value-type="float">
            <text:p>2.79036</text:p>
          </table:table-cell>
          <table:table-cell office:value-type="float" office:value="0.904892" calcext:value-type="float">
            <text:p>0.904892</text:p>
          </table:table-cell>
        </table:table-row>
        <table:table-row table:style-name="ro1">
          <table:table-cell office:value-type="float" office:value="2.79243" calcext:value-type="float">
            <text:p>2.79243</text:p>
          </table:table-cell>
          <table:table-cell office:value-type="float" office:value="0.904546" calcext:value-type="float">
            <text:p>0.904546</text:p>
          </table:table-cell>
        </table:table-row>
        <table:table-row table:style-name="ro1">
          <table:table-cell office:value-type="float" office:value="2.7945" calcext:value-type="float">
            <text:p>2.7945</text:p>
          </table:table-cell>
          <table:table-cell office:value-type="float" office:value="1.59787" calcext:value-type="float">
            <text:p>1.59787</text:p>
          </table:table-cell>
        </table:table-row>
        <table:table-row table:style-name="ro1">
          <table:table-cell office:value-type="float" office:value="2.79657" calcext:value-type="float">
            <text:p>2.79657</text:p>
          </table:table-cell>
          <table:table-cell office:value-type="float" office:value="-6.03285" calcext:value-type="float">
            <text:p>-6.03285</text:p>
          </table:table-cell>
        </table:table-row>
        <table:table-row table:style-name="ro1">
          <table:table-cell office:value-type="float" office:value="2.79864" calcext:value-type="float">
            <text:p>2.79864</text:p>
          </table:table-cell>
          <table:table-cell office:value-type="float" office:value="13.389" calcext:value-type="float">
            <text:p>13.389</text:p>
          </table:table-cell>
        </table:table-row>
        <table:table-row table:style-name="ro1">
          <table:table-cell office:value-type="float" office:value="2.80071" calcext:value-type="float">
            <text:p>2.80071</text:p>
          </table:table-cell>
          <table:table-cell office:value-type="float" office:value="-5.33957" calcext:value-type="float">
            <text:p>-5.33957</text:p>
          </table:table-cell>
        </table:table-row>
        <table:table-row table:style-name="ro1">
          <table:table-cell office:value-type="float" office:value="2.80278" calcext:value-type="float">
            <text:p>2.80278</text:p>
          </table:table-cell>
          <table:table-cell office:value-type="float" office:value="0.902821" calcext:value-type="float">
            <text:p>0.902821</text:p>
          </table:table-cell>
        </table:table-row>
        <table:table-row table:style-name="ro1">
          <table:table-cell office:value-type="float" office:value="2.80485" calcext:value-type="float">
            <text:p>2.80485</text:p>
          </table:table-cell>
          <table:table-cell office:value-type="float" office:value="1.59614" calcext:value-type="float">
            <text:p>1.59614</text:p>
          </table:table-cell>
        </table:table-row>
        <table:table-row table:style-name="ro1">
          <table:table-cell office:value-type="float" office:value="2.80692" calcext:value-type="float">
            <text:p>2.80692</text:p>
          </table:table-cell>
          <table:table-cell office:value-type="float" office:value="0.208502" calcext:value-type="float">
            <text:p>0.208502</text:p>
          </table:table-cell>
        </table:table-row>
        <table:table-row table:style-name="ro1">
          <table:table-cell office:value-type="float" office:value="2.80899" calcext:value-type="float">
            <text:p>2.80899</text:p>
          </table:table-cell>
          <table:table-cell office:value-type="float" office:value="0.901776" calcext:value-type="float">
            <text:p>0.901776</text:p>
          </table:table-cell>
        </table:table-row>
        <table:table-row table:style-name="ro1">
          <table:table-cell office:value-type="float" office:value="2.81106" calcext:value-type="float">
            <text:p>2.81106</text:p>
          </table:table-cell>
          <table:table-cell office:value-type="float" office:value="0.901411" calcext:value-type="float">
            <text:p>0.901411</text:p>
          </table:table-cell>
        </table:table-row>
        <table:table-row table:style-name="ro1">
          <table:table-cell office:value-type="float" office:value="2.81313" calcext:value-type="float">
            <text:p>2.81313</text:p>
          </table:table-cell>
          <table:table-cell office:value-type="float" office:value="0.901042" calcext:value-type="float">
            <text:p>0.901042</text:p>
          </table:table-cell>
        </table:table-row>
        <table:table-row table:style-name="ro1">
          <table:table-cell office:value-type="float" office:value="2.8152" calcext:value-type="float">
            <text:p>2.8152</text:p>
          </table:table-cell>
          <table:table-cell office:value-type="float" office:value="1.59435" calcext:value-type="float">
            <text:p>1.59435</text:p>
          </table:table-cell>
        </table:table-row>
        <table:table-row table:style-name="ro1">
          <table:table-cell office:value-type="float" office:value="2.81727" calcext:value-type="float">
            <text:p>2.81727</text:p>
          </table:table-cell>
          <table:table-cell office:value-type="float" office:value="-17.829" calcext:value-type="float">
            <text:p>-17.829</text:p>
          </table:table-cell>
        </table:table-row>
        <table:table-row table:style-name="ro1">
          <table:table-cell office:value-type="float" office:value="2.81934" calcext:value-type="float">
            <text:p>2.81934</text:p>
          </table:table-cell>
          <table:table-cell office:value-type="float" office:value="25.1766" calcext:value-type="float">
            <text:p>25.1766</text:p>
          </table:table-cell>
        </table:table-row>
        <table:table-row table:style-name="ro1">
          <table:table-cell office:value-type="float" office:value="2.82141" calcext:value-type="float">
            <text:p>2.82141</text:p>
          </table:table-cell>
          <table:table-cell office:value-type="float" office:value="-11.587" calcext:value-type="float">
            <text:p>-11.587</text:p>
          </table:table-cell>
        </table:table-row>
        <table:table-row table:style-name="ro1">
          <table:table-cell office:value-type="float" office:value="2.82348" calcext:value-type="float">
            <text:p>2.82348</text:p>
          </table:table-cell>
          <table:table-cell office:value-type="float" office:value="7.14085" calcext:value-type="float">
            <text:p>7.14085</text:p>
          </table:table-cell>
        </table:table-row>
        <table:table-row table:style-name="ro1">
          <table:table-cell office:value-type="float" office:value="2.82555" calcext:value-type="float">
            <text:p>2.82555</text:p>
          </table:table-cell>
          <table:table-cell office:value-type="float" office:value="0.897716" calcext:value-type="float">
            <text:p>0.897716</text:p>
          </table:table-cell>
        </table:table-row>
        <table:table-row table:style-name="ro1">
          <table:table-cell office:value-type="float" office:value="2.82762" calcext:value-type="float">
            <text:p>2.82762</text:p>
          </table:table-cell>
          <table:table-cell office:value-type="float" office:value="1.59101" calcext:value-type="float">
            <text:p>1.59101</text:p>
          </table:table-cell>
        </table:table-row>
        <table:table-row table:style-name="ro1">
          <table:table-cell office:value-type="float" office:value="2.82969" calcext:value-type="float">
            <text:p>2.82969</text:p>
          </table:table-cell>
          <table:table-cell office:value-type="float" office:value="-6.0398" calcext:value-type="float">
            <text:p>-6.0398</text:p>
          </table:table-cell>
        </table:table-row>
        <table:table-row table:style-name="ro1">
          <table:table-cell office:value-type="float" office:value="2.83176" calcext:value-type="float">
            <text:p>2.83176</text:p>
          </table:table-cell>
          <table:table-cell office:value-type="float" office:value="7.13893" calcext:value-type="float">
            <text:p>7.13893</text:p>
          </table:table-cell>
        </table:table-row>
        <table:table-row table:style-name="ro1">
          <table:table-cell office:value-type="float" office:value="2.83383" calcext:value-type="float">
            <text:p>2.83383</text:p>
          </table:table-cell>
          <table:table-cell office:value-type="float" office:value="0.895789" calcext:value-type="float">
            <text:p>0.895789</text:p>
          </table:table-cell>
        </table:table-row>
        <table:table-row table:style-name="ro1">
          <table:table-cell office:value-type="float" office:value="2.8359" calcext:value-type="float">
            <text:p>2.8359</text:p>
          </table:table-cell>
          <table:table-cell office:value-type="float" office:value="1.58907" calcext:value-type="float">
            <text:p>1.58907</text:p>
          </table:table-cell>
        </table:table-row>
        <table:table-row table:style-name="ro1">
          <table:table-cell office:value-type="float" office:value="2.83797" calcext:value-type="float">
            <text:p>2.83797</text:p>
          </table:table-cell>
          <table:table-cell office:value-type="float" office:value="0.201393" calcext:value-type="float">
            <text:p>0.201393</text:p>
          </table:table-cell>
        </table:table-row>
        <table:table-row table:style-name="ro1">
          <table:table-cell office:value-type="float" office:value="2.84004" calcext:value-type="float">
            <text:p>2.84004</text:p>
          </table:table-cell>
          <table:table-cell office:value-type="float" office:value="0.894626" calcext:value-type="float">
            <text:p>0.894626</text:p>
          </table:table-cell>
        </table:table-row>
        <table:table-row table:style-name="ro1">
          <table:table-cell office:value-type="float" office:value="2.84211" calcext:value-type="float">
            <text:p>2.84211</text:p>
          </table:table-cell>
          <table:table-cell office:value-type="float" office:value="0.894219" calcext:value-type="float">
            <text:p>0.894219</text:p>
          </table:table-cell>
        </table:table-row>
        <table:table-row table:style-name="ro1">
          <table:table-cell office:value-type="float" office:value="2.84418" calcext:value-type="float">
            <text:p>2.84418</text:p>
          </table:table-cell>
          <table:table-cell office:value-type="float" office:value="0.89381" calcext:value-type="float">
            <text:p>0.89381</text:p>
          </table:table-cell>
        </table:table-row>
        <table:table-row table:style-name="ro1">
          <table:table-cell office:value-type="float" office:value="2.84625" calcext:value-type="float">
            <text:p>2.84625</text:p>
          </table:table-cell>
          <table:table-cell office:value-type="float" office:value="1.58708" calcext:value-type="float">
            <text:p>1.58708</text:p>
          </table:table-cell>
        </table:table-row>
        <table:table-row table:style-name="ro1">
          <table:table-cell office:value-type="float" office:value="2.84832" calcext:value-type="float">
            <text:p>2.84832</text:p>
          </table:table-cell>
          <table:table-cell office:value-type="float" office:value="0.199393" calcext:value-type="float">
            <text:p>0.199393</text:p>
          </table:table-cell>
        </table:table-row>
        <table:table-row table:style-name="ro1">
          <table:table-cell office:value-type="float" office:value="2.85039" calcext:value-type="float">
            <text:p>2.85039</text:p>
          </table:table-cell>
          <table:table-cell office:value-type="float" office:value="7.13577" calcext:value-type="float">
            <text:p>7.13577</text:p>
          </table:table-cell>
        </table:table-row>
        <table:table-row table:style-name="ro1">
          <table:table-cell office:value-type="float" office:value="2.85246" calcext:value-type="float">
            <text:p>2.85246</text:p>
          </table:table-cell>
          <table:table-cell office:value-type="float" office:value="-5.35013" calcext:value-type="float">
            <text:p>-5.35013</text:p>
          </table:table-cell>
        </table:table-row>
        <table:table-row table:style-name="ro1">
          <table:table-cell office:value-type="float" office:value="2.85453" calcext:value-type="float">
            <text:p>2.85453</text:p>
          </table:table-cell>
          <table:table-cell office:value-type="float" office:value="0.892198" calcext:value-type="float">
            <text:p>0.892198</text:p>
          </table:table-cell>
        </table:table-row>
        <table:table-row table:style-name="ro1">
          <table:table-cell office:value-type="float" office:value="2.8566" calcext:value-type="float">
            <text:p>2.8566</text:p>
          </table:table-cell>
          <table:table-cell office:value-type="float" office:value="0.891778" calcext:value-type="float">
            <text:p>0.891778</text:p>
          </table:table-cell>
        </table:table-row>
        <table:table-row table:style-name="ro1">
          <table:table-cell office:value-type="float" office:value="2.85867" calcext:value-type="float">
            <text:p>2.85867</text:p>
          </table:table-cell>
          <table:table-cell office:value-type="float" office:value="1.58504" calcext:value-type="float">
            <text:p>1.58504</text:p>
          </table:table-cell>
        </table:table-row>
        <table:table-row table:style-name="ro1">
          <table:table-cell office:value-type="float" office:value="2.86074" calcext:value-type="float">
            <text:p>2.86074</text:p>
          </table:table-cell>
          <table:table-cell office:value-type="float" office:value="-6.04583" calcext:value-type="float">
            <text:p>-6.04583</text:p>
          </table:table-cell>
        </table:table-row>
        <table:table-row table:style-name="ro1">
          <table:table-cell office:value-type="float" office:value="2.86281" calcext:value-type="float">
            <text:p>2.86281</text:p>
          </table:table-cell>
          <table:table-cell office:value-type="float" office:value="7.13287" calcext:value-type="float">
            <text:p>7.13287</text:p>
          </table:table-cell>
        </table:table-row>
        <table:table-row table:style-name="ro1">
          <table:table-cell office:value-type="float" office:value="2.86488" calcext:value-type="float">
            <text:p>2.86488</text:p>
          </table:table-cell>
          <table:table-cell office:value-type="float" office:value="1.58338" calcext:value-type="float">
            <text:p>1.58338</text:p>
          </table:table-cell>
        </table:table-row>
        <table:table-row table:style-name="ro1">
          <table:table-cell office:value-type="float" office:value="2.86695" calcext:value-type="float">
            <text:p>2.86695</text:p>
          </table:table-cell>
          <table:table-cell office:value-type="float" office:value="0.19567" calcext:value-type="float">
            <text:p>0.19567</text:p>
          </table:table-cell>
        </table:table-row>
        <table:table-row table:style-name="ro1">
          <table:table-cell office:value-type="float" office:value="2.86902" calcext:value-type="float">
            <text:p>2.86902</text:p>
          </table:table-cell>
          <table:table-cell office:value-type="float" office:value="7.13205" calcext:value-type="float">
            <text:p>7.13205</text:p>
          </table:table-cell>
        </table:table-row>
        <table:table-row table:style-name="ro1">
          <table:table-cell office:value-type="float" office:value="2.87109" calcext:value-type="float">
            <text:p>2.87109</text:p>
          </table:table-cell>
          <table:table-cell office:value-type="float" office:value="-11.5971" calcext:value-type="float">
            <text:p>-11.5971</text:p>
          </table:table-cell>
        </table:table-row>
        <table:table-row table:style-name="ro1">
          <table:table-cell office:value-type="float" office:value="2.87316" calcext:value-type="float">
            <text:p>2.87316</text:p>
          </table:table-cell>
          <table:table-cell office:value-type="float" office:value="7.13074" calcext:value-type="float">
            <text:p>7.13074</text:p>
          </table:table-cell>
        </table:table-row>
        <table:table-row table:style-name="ro1">
          <table:table-cell office:value-type="float" office:value="2.87523" calcext:value-type="float">
            <text:p>2.87523</text:p>
          </table:table-cell>
          <table:table-cell office:value-type="float" office:value="1.58124" calcext:value-type="float">
            <text:p>1.58124</text:p>
          </table:table-cell>
        </table:table-row>
        <table:table-row table:style-name="ro1">
          <table:table-cell office:value-type="float" office:value="2.8773" calcext:value-type="float">
            <text:p>2.8773</text:p>
          </table:table-cell>
          <table:table-cell office:value-type="float" office:value="0.193523" calcext:value-type="float">
            <text:p>0.193523</text:p>
          </table:table-cell>
        </table:table-row>
        <table:table-row table:style-name="ro1">
          <table:table-cell office:value-type="float" office:value="2.87937" calcext:value-type="float">
            <text:p>2.87937</text:p>
          </table:table-cell>
          <table:table-cell office:value-type="float" office:value="0.886716" calcext:value-type="float">
            <text:p>0.886716</text:p>
          </table:table-cell>
        </table:table-row>
        <table:table-row table:style-name="ro1">
          <table:table-cell office:value-type="float" office:value="2.88144" calcext:value-type="float">
            <text:p>2.88144</text:p>
          </table:table-cell>
          <table:table-cell office:value-type="float" office:value="0.886268" calcext:value-type="float">
            <text:p>0.886268</text:p>
          </table:table-cell>
        </table:table-row>
        <table:table-row table:style-name="ro1">
          <table:table-cell office:value-type="float" office:value="2.88351" calcext:value-type="float">
            <text:p>2.88351</text:p>
          </table:table-cell>
          <table:table-cell office:value-type="float" office:value="0.885818" calcext:value-type="float">
            <text:p>0.885818</text:p>
          </table:table-cell>
        </table:table-row>
        <table:table-row table:style-name="ro1">
          <table:table-cell office:value-type="float" office:value="2.88558" calcext:value-type="float">
            <text:p>2.88558</text:p>
          </table:table-cell>
          <table:table-cell office:value-type="float" office:value="1.57905" calcext:value-type="float">
            <text:p>1.57905</text:p>
          </table:table-cell>
        </table:table-row>
        <table:table-row table:style-name="ro1">
          <table:table-cell office:value-type="float" office:value="2.88765" calcext:value-type="float">
            <text:p>2.88765</text:p>
          </table:table-cell>
          <table:table-cell office:value-type="float" office:value="0.191324" calcext:value-type="float">
            <text:p>0.191324</text:p>
          </table:table-cell>
        </table:table-row>
        <table:table-row table:style-name="ro1">
          <table:table-cell office:value-type="float" office:value="2.88972" calcext:value-type="float">
            <text:p>2.88972</text:p>
          </table:table-cell>
          <table:table-cell office:value-type="float" office:value="7.12771" calcext:value-type="float">
            <text:p>7.12771</text:p>
          </table:table-cell>
        </table:table-row>
        <table:table-row table:style-name="ro1">
          <table:table-cell office:value-type="float" office:value="2.89179" calcext:value-type="float">
            <text:p>2.89179</text:p>
          </table:table-cell>
          <table:table-cell office:value-type="float" office:value="-11.6014" calcext:value-type="float">
            <text:p>-11.6014</text:p>
          </table:table-cell>
        </table:table-row>
        <table:table-row table:style-name="ro1">
          <table:table-cell office:value-type="float" office:value="2.89386" calcext:value-type="float">
            <text:p>2.89386</text:p>
          </table:table-cell>
          <table:table-cell office:value-type="float" office:value="13.3695" calcext:value-type="float">
            <text:p>13.3695</text:p>
          </table:table-cell>
        </table:table-row>
        <table:table-row table:style-name="ro1">
          <table:table-cell office:value-type="float" office:value="2.89593" calcext:value-type="float">
            <text:p>2.89593</text:p>
          </table:table-cell>
          <table:table-cell office:value-type="float" office:value="-5.35916" calcext:value-type="float">
            <text:p>-5.35916</text:p>
          </table:table-cell>
        </table:table-row>
        <table:table-row table:style-name="ro1">
          <table:table-cell office:value-type="float" office:value="2.898" calcext:value-type="float">
            <text:p>2.898</text:p>
          </table:table-cell>
          <table:table-cell office:value-type="float" office:value="1.57681" calcext:value-type="float">
            <text:p>1.57681</text:p>
          </table:table-cell>
        </table:table-row>
        <table:table-row table:style-name="ro1">
          <table:table-cell office:value-type="float" office:value="2.90007" calcext:value-type="float">
            <text:p>2.90007</text:p>
          </table:table-cell>
          <table:table-cell office:value-type="float" office:value="0.189073" calcext:value-type="float">
            <text:p>0.189073</text:p>
          </table:table-cell>
        </table:table-row>
        <table:table-row table:style-name="ro1">
          <table:table-cell office:value-type="float" office:value="2.90214" calcext:value-type="float">
            <text:p>2.90214</text:p>
          </table:table-cell>
          <table:table-cell office:value-type="float" office:value="0.882244" calcext:value-type="float">
            <text:p>0.882244</text:p>
          </table:table-cell>
        </table:table-row>
        <table:table-row table:style-name="ro1">
          <table:table-cell office:value-type="float" office:value="2.90421" calcext:value-type="float">
            <text:p>2.90421</text:p>
          </table:table-cell>
          <table:table-cell office:value-type="float" office:value="-5.36144" calcext:value-type="float">
            <text:p>-5.36144</text:p>
          </table:table-cell>
        </table:table-row>
        <table:table-row table:style-name="ro1">
          <table:table-cell office:value-type="float" office:value="2.90628" calcext:value-type="float">
            <text:p>2.90628</text:p>
          </table:table-cell>
          <table:table-cell office:value-type="float" office:value="7.81727" calcext:value-type="float">
            <text:p>7.81727</text:p>
          </table:table-cell>
        </table:table-row>
        <table:table-row table:style-name="ro1">
          <table:table-cell office:value-type="float" office:value="2.90835" calcext:value-type="float">
            <text:p>2.90835</text:p>
          </table:table-cell>
          <table:table-cell office:value-type="float" office:value="0.18677" calcext:value-type="float">
            <text:p>0.18677</text:p>
          </table:table-cell>
        </table:table-row>
        <table:table-row table:style-name="ro1">
          <table:table-cell office:value-type="float" office:value="2.91042" calcext:value-type="float">
            <text:p>2.91042</text:p>
          </table:table-cell>
          <table:table-cell office:value-type="float" office:value="0.87993" calcext:value-type="float">
            <text:p>0.87993</text:p>
          </table:table-cell>
        </table:table-row>
        <table:table-row table:style-name="ro1">
          <table:table-cell office:value-type="float" office:value="2.91249" calcext:value-type="float">
            <text:p>2.91249</text:p>
          </table:table-cell>
          <table:table-cell office:value-type="float" office:value="0.879451" calcext:value-type="float">
            <text:p>0.879451</text:p>
          </table:table-cell>
        </table:table-row>
        <table:table-row table:style-name="ro1">
          <table:table-cell office:value-type="float" office:value="2.91456" calcext:value-type="float">
            <text:p>2.91456</text:p>
          </table:table-cell>
          <table:table-cell office:value-type="float" office:value="1.57266" calcext:value-type="float">
            <text:p>1.57266</text:p>
          </table:table-cell>
        </table:table-row>
        <table:table-row table:style-name="ro1">
          <table:table-cell office:value-type="float" office:value="2.91663" calcext:value-type="float">
            <text:p>2.91663</text:p>
          </table:table-cell>
          <table:table-cell office:value-type="float" office:value="-6.05833" calcext:value-type="float">
            <text:p>-6.05833</text:p>
          </table:table-cell>
        </table:table-row>
        <table:table-row table:style-name="ro1">
          <table:table-cell office:value-type="float" office:value="2.9187" calcext:value-type="float">
            <text:p>2.9187</text:p>
          </table:table-cell>
          <table:table-cell office:value-type="float" office:value="7.12031" calcext:value-type="float">
            <text:p>7.12031</text:p>
          </table:table-cell>
        </table:table-row>
        <table:table-row table:style-name="ro1">
          <table:table-cell office:value-type="float" office:value="2.92077" calcext:value-type="float">
            <text:p>2.92077</text:p>
          </table:table-cell>
          <table:table-cell office:value-type="float" office:value="7.12031" calcext:value-type="float">
            <text:p>7.12031</text:p>
          </table:table-cell>
        </table:table-row>
        <table:table-row table:style-name="ro1">
          <table:table-cell office:value-type="float" office:value="2.92284" calcext:value-type="float">
            <text:p>2.92284</text:p>
          </table:table-cell>
          <table:table-cell office:value-type="float" office:value="-5.36567" calcext:value-type="float">
            <text:p>-5.36567</text:p>
          </table:table-cell>
        </table:table-row>
        <table:table-row table:style-name="ro1">
          <table:table-cell office:value-type="float" office:value="2.92491" calcext:value-type="float">
            <text:p>2.92491</text:p>
          </table:table-cell>
          <table:table-cell office:value-type="float" office:value="-4.67296" calcext:value-type="float">
            <text:p>-4.67296</text:p>
          </table:table-cell>
        </table:table-row>
        <table:table-row table:style-name="ro1">
          <table:table-cell office:value-type="float" office:value="2.92698" calcext:value-type="float">
            <text:p>2.92698</text:p>
          </table:table-cell>
          <table:table-cell office:value-type="float" office:value="12.668" calcext:value-type="float">
            <text:p>12.668</text:p>
          </table:table-cell>
        </table:table-row>
        <table:table-row table:style-name="ro1">
          <table:table-cell office:value-type="float" office:value="2.92905" calcext:value-type="float">
            <text:p>2.92905</text:p>
          </table:table-cell>
          <table:table-cell office:value-type="float" office:value="-11.6103" calcext:value-type="float">
            <text:p>-11.6103</text:p>
          </table:table-cell>
        </table:table-row>
        <table:table-row table:style-name="ro1">
          <table:table-cell office:value-type="float" office:value="2.93112" calcext:value-type="float">
            <text:p>2.93112</text:p>
          </table:table-cell>
          <table:table-cell office:value-type="float" office:value="13.3606" calcext:value-type="float">
            <text:p>13.3606</text:p>
          </table:table-cell>
        </table:table-row>
        <table:table-row table:style-name="ro1">
          <table:table-cell office:value-type="float" office:value="2.93319" calcext:value-type="float">
            <text:p>2.93319</text:p>
          </table:table-cell>
          <table:table-cell office:value-type="float" office:value="-10.9177" calcext:value-type="float">
            <text:p>-10.9177</text:p>
          </table:table-cell>
        </table:table-row>
        <table:table-row table:style-name="ro1">
          <table:table-cell office:value-type="float" office:value="2.93526" calcext:value-type="float">
            <text:p>2.93526</text:p>
          </table:table-cell>
          <table:table-cell office:value-type="float" office:value="6.4228" calcext:value-type="float">
            <text:p>6.4228</text:p>
          </table:table-cell>
        </table:table-row>
        <table:table-row table:style-name="ro1">
          <table:table-cell office:value-type="float" office:value="2.93733" calcext:value-type="float">
            <text:p>2.93733</text:p>
          </table:table-cell>
          <table:table-cell office:value-type="float" office:value="0.873187" calcext:value-type="float">
            <text:p>0.873187</text:p>
          </table:table-cell>
        </table:table-row>
        <table:table-row table:style-name="ro1">
          <table:table-cell office:value-type="float" office:value="2.9394" calcext:value-type="float">
            <text:p>2.9394</text:p>
          </table:table-cell>
          <table:table-cell office:value-type="float" office:value="7.11593" calcext:value-type="float">
            <text:p>7.11593</text:p>
          </table:table-cell>
        </table:table-row>
        <table:table-row table:style-name="ro1">
          <table:table-cell office:value-type="float" office:value="2.94147" calcext:value-type="float">
            <text:p>2.94147</text:p>
          </table:table-cell>
          <table:table-cell office:value-type="float" office:value="-5.37007" calcext:value-type="float">
            <text:p>-5.37007</text:p>
          </table:table-cell>
        </table:table-row>
        <table:table-row table:style-name="ro1">
          <table:table-cell office:value-type="float" office:value="2.94354" calcext:value-type="float">
            <text:p>2.94354</text:p>
          </table:table-cell>
          <table:table-cell office:value-type="float" office:value="0.872166" calcext:value-type="float">
            <text:p>0.872166</text:p>
          </table:table-cell>
        </table:table-row>
        <table:table-row table:style-name="ro1">
          <table:table-cell office:value-type="float" office:value="2.94561" calcext:value-type="float">
            <text:p>2.94561</text:p>
          </table:table-cell>
          <table:table-cell office:value-type="float" office:value="1.56535" calcext:value-type="float">
            <text:p>1.56535</text:p>
          </table:table-cell>
        </table:table-row>
        <table:table-row table:style-name="ro1">
          <table:table-cell office:value-type="float" office:value="2.94768" calcext:value-type="float">
            <text:p>2.94768</text:p>
          </table:table-cell>
          <table:table-cell office:value-type="float" office:value="-6.06571" calcext:value-type="float">
            <text:p>-6.06571</text:p>
          </table:table-cell>
        </table:table-row>
        <table:table-row table:style-name="ro1">
          <table:table-cell office:value-type="float" office:value="2.94975" calcext:value-type="float">
            <text:p>2.94975</text:p>
          </table:table-cell>
          <table:table-cell office:value-type="float" office:value="7.1129" calcext:value-type="float">
            <text:p>7.1129</text:p>
          </table:table-cell>
        </table:table-row>
        <table:table-row table:style-name="ro1">
          <table:table-cell office:value-type="float" office:value="2.95182" calcext:value-type="float">
            <text:p>2.95182</text:p>
          </table:table-cell>
          <table:table-cell office:value-type="float" office:value="7.1129" calcext:value-type="float">
            <text:p>7.1129</text:p>
          </table:table-cell>
        </table:table-row>
        <table:table-row table:style-name="ro1">
          <table:table-cell office:value-type="float" office:value="2.95389" calcext:value-type="float">
            <text:p>2.95389</text:p>
          </table:table-cell>
          <table:table-cell office:value-type="float" office:value="-5.37311" calcext:value-type="float">
            <text:p>-5.37311</text:p>
          </table:table-cell>
        </table:table-row>
        <table:table-row table:style-name="ro1">
          <table:table-cell office:value-type="float" office:value="2.95596" calcext:value-type="float">
            <text:p>2.95596</text:p>
          </table:table-cell>
          <table:table-cell office:value-type="float" office:value="1.56281" calcext:value-type="float">
            <text:p>1.56281</text:p>
          </table:table-cell>
        </table:table-row>
        <table:table-row table:style-name="ro1">
          <table:table-cell office:value-type="float" office:value="2.95803" calcext:value-type="float">
            <text:p>2.95803</text:p>
          </table:table-cell>
          <table:table-cell office:value-type="float" office:value="-6.06827" calcext:value-type="float">
            <text:p>-6.06827</text:p>
          </table:table-cell>
        </table:table-row>
        <table:table-row table:style-name="ro1">
          <table:table-cell office:value-type="float" office:value="2.9601" calcext:value-type="float">
            <text:p>2.9601</text:p>
          </table:table-cell>
          <table:table-cell office:value-type="float" office:value="7.11033" calcext:value-type="float">
            <text:p>7.11033</text:p>
          </table:table-cell>
        </table:table-row>
        <table:table-row table:style-name="ro1">
          <table:table-cell office:value-type="float" office:value="2.96217" calcext:value-type="float">
            <text:p>2.96217</text:p>
          </table:table-cell>
          <table:table-cell office:value-type="float" office:value="7.11033" calcext:value-type="float">
            <text:p>7.11033</text:p>
          </table:table-cell>
        </table:table-row>
        <table:table-row table:style-name="ro1">
          <table:table-cell office:value-type="float" office:value="2.96424" calcext:value-type="float">
            <text:p>2.96424</text:p>
          </table:table-cell>
          <table:table-cell office:value-type="float" office:value="-4.68199" calcext:value-type="float">
            <text:p>-4.68199</text:p>
          </table:table-cell>
        </table:table-row>
        <table:table-row table:style-name="ro1">
          <table:table-cell office:value-type="float" office:value="2.96631" calcext:value-type="float">
            <text:p>2.96631</text:p>
          </table:table-cell>
          <table:table-cell office:value-type="float" office:value="0.172939" calcext:value-type="float">
            <text:p>0.172939</text:p>
          </table:table-cell>
        </table:table-row>
        <table:table-row table:style-name="ro1">
          <table:table-cell office:value-type="float" office:value="2.96838" calcext:value-type="float">
            <text:p>2.96838</text:p>
          </table:table-cell>
          <table:table-cell office:value-type="float" office:value="0.866041" calcext:value-type="float">
            <text:p>0.866041</text:p>
          </table:table-cell>
        </table:table-row>
        <table:table-row table:style-name="ro1">
          <table:table-cell office:value-type="float" office:value="2.97045" calcext:value-type="float">
            <text:p>2.97045</text:p>
          </table:table-cell>
          <table:table-cell office:value-type="float" office:value="-5.37778" calcext:value-type="float">
            <text:p>-5.37778</text:p>
          </table:table-cell>
        </table:table-row>
        <table:table-row table:style-name="ro1">
          <table:table-cell office:value-type="float" office:value="2.97252" calcext:value-type="float">
            <text:p>2.97252</text:p>
          </table:table-cell>
          <table:table-cell office:value-type="float" office:value="13.3504" calcext:value-type="float">
            <text:p>13.3504</text:p>
          </table:table-cell>
        </table:table-row>
        <table:table-row table:style-name="ro1">
          <table:table-cell office:value-type="float" office:value="2.97459" calcext:value-type="float">
            <text:p>2.97459</text:p>
          </table:table-cell>
          <table:table-cell office:value-type="float" office:value="-4.68463" calcext:value-type="float">
            <text:p>-4.68463</text:p>
          </table:table-cell>
        </table:table-row>
        <table:table-row table:style-name="ro1">
          <table:table-cell office:value-type="float" office:value="2.97666" calcext:value-type="float">
            <text:p>2.97666</text:p>
          </table:table-cell>
          <table:table-cell office:value-type="float" office:value="0.170296" calcext:value-type="float">
            <text:p>0.170296</text:p>
          </table:table-cell>
        </table:table-row>
        <table:table-row table:style-name="ro1">
          <table:table-cell office:value-type="float" office:value="2.97873" calcext:value-type="float">
            <text:p>2.97873</text:p>
          </table:table-cell>
          <table:table-cell office:value-type="float" office:value="0.863388" calcext:value-type="float">
            <text:p>0.863388</text:p>
          </table:table-cell>
        </table:table-row>
        <table:table-row table:style-name="ro1">
          <table:table-cell office:value-type="float" office:value="2.9808" calcext:value-type="float">
            <text:p>2.9808</text:p>
          </table:table-cell>
          <table:table-cell office:value-type="float" office:value="-5.38046" calcext:value-type="float">
            <text:p>-5.38046</text:p>
          </table:table-cell>
        </table:table-row>
        <table:table-row table:style-name="ro1">
          <table:table-cell office:value-type="float" office:value="2.98287" calcext:value-type="float">
            <text:p>2.98287</text:p>
          </table:table-cell>
          <table:table-cell office:value-type="float" office:value="13.3478" calcext:value-type="float">
            <text:p>13.3478</text:p>
          </table:table-cell>
        </table:table-row>
        <table:table-row table:style-name="ro1">
          <table:table-cell office:value-type="float" office:value="2.98494" calcext:value-type="float">
            <text:p>2.98494</text:p>
          </table:table-cell>
          <table:table-cell office:value-type="float" office:value="-4.68731" calcext:value-type="float">
            <text:p>-4.68731</text:p>
          </table:table-cell>
        </table:table-row>
        <table:table-row table:style-name="ro1">
          <table:table-cell office:value-type="float" office:value="2.98701" calcext:value-type="float">
            <text:p>2.98701</text:p>
          </table:table-cell>
          <table:table-cell office:value-type="float" office:value="0.167602" calcext:value-type="float">
            <text:p>0.167602</text:p>
          </table:table-cell>
        </table:table-row>
        <table:table-row table:style-name="ro1">
          <table:table-cell office:value-type="float" office:value="2.98908" calcext:value-type="float">
            <text:p>2.98908</text:p>
          </table:table-cell>
          <table:table-cell office:value-type="float" office:value="-5.38262" calcext:value-type="float">
            <text:p>-5.38262</text:p>
          </table:table-cell>
        </table:table-row>
        <table:table-row table:style-name="ro1">
          <table:table-cell office:value-type="float" office:value="2.99115" calcext:value-type="float">
            <text:p>2.99115</text:p>
          </table:table-cell>
          <table:table-cell office:value-type="float" office:value="7.10231" calcext:value-type="float">
            <text:p>7.10231</text:p>
          </table:table-cell>
        </table:table-row>
        <table:table-row table:style-name="ro1">
          <table:table-cell office:value-type="float" office:value="2.99322" calcext:value-type="float">
            <text:p>2.99322</text:p>
          </table:table-cell>
          <table:table-cell office:value-type="float" office:value="1.5527" calcext:value-type="float">
            <text:p>1.5527</text:p>
          </table:table-cell>
        </table:table-row>
        <table:table-row table:style-name="ro1">
          <table:table-cell office:value-type="float" office:value="2.99529" calcext:value-type="float">
            <text:p>2.99529</text:p>
          </table:table-cell>
          <table:table-cell office:value-type="float" office:value="0.164858" calcext:value-type="float">
            <text:p>0.164858</text:p>
          </table:table-cell>
        </table:table-row>
        <table:table-row table:style-name="ro1">
          <table:table-cell office:value-type="float" office:value="2.99736" calcext:value-type="float">
            <text:p>2.99736</text:p>
          </table:table-cell>
          <table:table-cell office:value-type="float" office:value="0.857928" calcext:value-type="float">
            <text:p>0.857928</text:p>
          </table:table-cell>
        </table:table-row>
        <table:table-row table:style-name="ro1">
          <table:table-cell office:value-type="float" office:value="2.99943" calcext:value-type="float">
            <text:p>2.99943</text:p>
          </table:table-cell>
          <table:table-cell office:value-type="float" office:value="-4.69226" calcext:value-type="float">
            <text:p>-4.69226</text:p>
          </table:table-cell>
        </table:table-row>
        <table:table-row table:style-name="ro1">
          <table:table-cell office:value-type="float" office:value="3.0015" calcext:value-type="float">
            <text:p>3.0015</text:p>
          </table:table-cell>
          <table:table-cell office:value-type="float" office:value="6.40538" calcext:value-type="float">
            <text:p>6.40538</text:p>
          </table:table-cell>
        </table:table-row>
        <table:table-row table:style-name="ro1">
          <table:table-cell office:value-type="float" office:value="3.00357" calcext:value-type="float">
            <text:p>3.00357</text:p>
          </table:table-cell>
          <table:table-cell office:value-type="float" office:value="0.855701" calcext:value-type="float">
            <text:p>0.855701</text:p>
          </table:table-cell>
        </table:table-row>
        <table:table-row table:style-name="ro1">
          <table:table-cell office:value-type="float" office:value="3.00564" calcext:value-type="float">
            <text:p>3.00564</text:p>
          </table:table-cell>
          <table:table-cell office:value-type="float" office:value="0.855123" calcext:value-type="float">
            <text:p>0.855123</text:p>
          </table:table-cell>
        </table:table-row>
        <table:table-row table:style-name="ro1">
          <table:table-cell office:value-type="float" office:value="3.00771" calcext:value-type="float">
            <text:p>3.00771</text:p>
          </table:table-cell>
          <table:table-cell office:value-type="float" office:value="0.854543" calcext:value-type="float">
            <text:p>0.854543</text:p>
          </table:table-cell>
        </table:table-row>
        <table:table-row table:style-name="ro1">
          <table:table-cell office:value-type="float" office:value="3.00978" calcext:value-type="float">
            <text:p>3.00978</text:p>
          </table:table-cell>
          <table:table-cell office:value-type="float" office:value="1.54766" calcext:value-type="float">
            <text:p>1.54766</text:p>
          </table:table-cell>
        </table:table-row>
        <table:table-row table:style-name="ro1">
          <table:table-cell office:value-type="float" office:value="3.01185" calcext:value-type="float">
            <text:p>3.01185</text:p>
          </table:table-cell>
          <table:table-cell office:value-type="float" office:value="0.159803" calcext:value-type="float">
            <text:p>0.159803</text:p>
          </table:table-cell>
        </table:table-row>
        <table:table-row table:style-name="ro1">
          <table:table-cell office:value-type="float" office:value="3.01392" calcext:value-type="float">
            <text:p>3.01392</text:p>
          </table:table-cell>
          <table:table-cell office:value-type="float" office:value="-5.39048" calcext:value-type="float">
            <text:p>-5.39048</text:p>
          </table:table-cell>
        </table:table-row>
        <table:table-row table:style-name="ro1">
          <table:table-cell office:value-type="float" office:value="3.01599" calcext:value-type="float">
            <text:p>3.01599</text:p>
          </table:table-cell>
          <table:table-cell office:value-type="float" office:value="13.3378" calcext:value-type="float">
            <text:p>13.3378</text:p>
          </table:table-cell>
        </table:table-row>
        <table:table-row table:style-name="ro1">
          <table:table-cell office:value-type="float" office:value="3.01806" calcext:value-type="float">
            <text:p>3.01806</text:p>
          </table:table-cell>
          <table:table-cell office:value-type="float" office:value="-10.9407" calcext:value-type="float">
            <text:p>-10.9407</text:p>
          </table:table-cell>
        </table:table-row>
        <table:table-row table:style-name="ro1">
          <table:table-cell office:value-type="float" office:value="3.02013" calcext:value-type="float">
            <text:p>3.02013</text:p>
          </table:table-cell>
          <table:table-cell office:value-type="float" office:value="12.643" calcext:value-type="float">
            <text:p>12.643</text:p>
          </table:table-cell>
        </table:table-row>
        <table:table-row table:style-name="ro1">
          <table:table-cell office:value-type="float" office:value="3.0222" calcext:value-type="float">
            <text:p>3.0222</text:p>
          </table:table-cell>
          <table:table-cell office:value-type="float" office:value="-5.39219" calcext:value-type="float">
            <text:p>-5.39219</text:p>
          </table:table-cell>
        </table:table-row>
        <table:table-row table:style-name="ro1">
          <table:table-cell office:value-type="float" office:value="3.02427" calcext:value-type="float">
            <text:p>3.02427</text:p>
          </table:table-cell>
          <table:table-cell office:value-type="float" office:value="-5.39338" calcext:value-type="float">
            <text:p>-5.39338</text:p>
          </table:table-cell>
        </table:table-row>
        <table:table-row table:style-name="ro1">
          <table:table-cell office:value-type="float" office:value="3.02634" calcext:value-type="float">
            <text:p>3.02634</text:p>
          </table:table-cell>
          <table:table-cell office:value-type="float" office:value="13.3348" calcext:value-type="float">
            <text:p>13.3348</text:p>
          </table:table-cell>
        </table:table-row>
        <table:table-row table:style-name="ro1">
          <table:table-cell office:value-type="float" office:value="3.02841" calcext:value-type="float">
            <text:p>3.02841</text:p>
          </table:table-cell>
          <table:table-cell office:value-type="float" office:value="-5.39398" calcext:value-type="float">
            <text:p>-5.39398</text:p>
          </table:table-cell>
        </table:table-row>
        <table:table-row table:style-name="ro1">
          <table:table-cell office:value-type="float" office:value="3.03048" calcext:value-type="float">
            <text:p>3.03048</text:p>
          </table:table-cell>
          <table:table-cell office:value-type="float" office:value="-4.70149" calcext:value-type="float">
            <text:p>-4.70149</text:p>
          </table:table-cell>
        </table:table-row>
        <table:table-row table:style-name="ro1">
          <table:table-cell office:value-type="float" office:value="3.03255" calcext:value-type="float">
            <text:p>3.03255</text:p>
          </table:table-cell>
          <table:table-cell office:value-type="float" office:value="6.39612" calcext:value-type="float">
            <text:p>6.39612</text:p>
          </table:table-cell>
        </table:table-row>
        <table:table-row table:style-name="ro1">
          <table:table-cell office:value-type="float" office:value="3.03462" calcext:value-type="float">
            <text:p>3.03462</text:p>
          </table:table-cell>
          <table:table-cell office:value-type="float" office:value="0.846404" calcext:value-type="float">
            <text:p>0.846404</text:p>
          </table:table-cell>
        </table:table-row>
        <table:table-row table:style-name="ro1">
          <table:table-cell office:value-type="float" office:value="3.03669" calcext:value-type="float">
            <text:p>3.03669</text:p>
          </table:table-cell>
          <table:table-cell office:value-type="float" office:value="0.845793" calcext:value-type="float">
            <text:p>0.845793</text:p>
          </table:table-cell>
        </table:table-row>
        <table:table-row table:style-name="ro1">
          <table:table-cell office:value-type="float" office:value="3.03876" calcext:value-type="float">
            <text:p>3.03876</text:p>
          </table:table-cell>
          <table:table-cell office:value-type="float" office:value="1.53889" calcext:value-type="float">
            <text:p>1.53889</text:p>
          </table:table-cell>
        </table:table-row>
        <table:table-row table:style-name="ro1">
          <table:table-cell office:value-type="float" office:value="3.04083" calcext:value-type="float">
            <text:p>3.04083</text:p>
          </table:table-cell>
          <table:table-cell office:value-type="float" office:value="0.150995" calcext:value-type="float">
            <text:p>0.150995</text:p>
          </table:table-cell>
        </table:table-row>
        <table:table-row table:style-name="ro1">
          <table:table-cell office:value-type="float" office:value="3.0429" calcext:value-type="float">
            <text:p>3.0429</text:p>
          </table:table-cell>
          <table:table-cell office:value-type="float" office:value="0.844017" calcext:value-type="float">
            <text:p>0.844017</text:p>
          </table:table-cell>
        </table:table-row>
        <table:table-row table:style-name="ro1">
          <table:table-cell office:value-type="float" office:value="3.04497" calcext:value-type="float">
            <text:p>3.04497</text:p>
          </table:table-cell>
          <table:table-cell office:value-type="float" office:value="0.843398" calcext:value-type="float">
            <text:p>0.843398</text:p>
          </table:table-cell>
        </table:table-row>
        <table:table-row table:style-name="ro1">
          <table:table-cell office:value-type="float" office:value="3.04704" calcext:value-type="float">
            <text:p>3.04704</text:p>
          </table:table-cell>
          <table:table-cell office:value-type="float" office:value="1.53648" calcext:value-type="float">
            <text:p>1.53648</text:p>
          </table:table-cell>
        </table:table-row>
        <table:table-row table:style-name="ro1">
          <table:table-cell office:value-type="float" office:value="3.04911" calcext:value-type="float">
            <text:p>3.04911</text:p>
          </table:table-cell>
          <table:table-cell office:value-type="float" office:value="0.148585" calcext:value-type="float">
            <text:p>0.148585</text:p>
          </table:table-cell>
        </table:table-row>
        <table:table-row table:style-name="ro1">
          <table:table-cell office:value-type="float" office:value="3.05118" calcext:value-type="float">
            <text:p>3.05118</text:p>
          </table:table-cell>
          <table:table-cell office:value-type="float" office:value="0.841598" calcext:value-type="float">
            <text:p>0.841598</text:p>
          </table:table-cell>
        </table:table-row>
        <table:table-row table:style-name="ro1">
          <table:table-cell office:value-type="float" office:value="3.05325" calcext:value-type="float">
            <text:p>3.05325</text:p>
          </table:table-cell>
          <table:table-cell office:value-type="float" office:value="0.840971" calcext:value-type="float">
            <text:p>0.840971</text:p>
          </table:table-cell>
        </table:table-row>
        <table:table-row table:style-name="ro1">
          <table:table-cell office:value-type="float" office:value="3.05532" calcext:value-type="float">
            <text:p>3.05532</text:p>
          </table:table-cell>
          <table:table-cell office:value-type="float" office:value="7.08371" calcext:value-type="float">
            <text:p>7.08371</text:p>
          </table:table-cell>
        </table:table-row>
        <table:table-row table:style-name="ro1">
          <table:table-cell office:value-type="float" office:value="3.05739" calcext:value-type="float">
            <text:p>3.05739</text:p>
          </table:table-cell>
          <table:table-cell office:value-type="float" office:value="-10.9521" calcext:value-type="float">
            <text:p>-10.9521</text:p>
          </table:table-cell>
        </table:table-row>
        <table:table-row table:style-name="ro1">
          <table:table-cell office:value-type="float" office:value="3.05946" calcext:value-type="float">
            <text:p>3.05946</text:p>
          </table:table-cell>
          <table:table-cell office:value-type="float" office:value="12.6316" calcext:value-type="float">
            <text:p>12.6316</text:p>
          </table:table-cell>
        </table:table-row>
        <table:table-row table:style-name="ro1">
          <table:table-cell office:value-type="float" office:value="3.06153" calcext:value-type="float">
            <text:p>3.06153</text:p>
          </table:table-cell>
          <table:table-cell office:value-type="float" office:value="-11.647" calcext:value-type="float">
            <text:p>-11.647</text:p>
          </table:table-cell>
        </table:table-row>
        <table:table-row table:style-name="ro1">
          <table:table-cell office:value-type="float" office:value="3.0636" calcext:value-type="float">
            <text:p>3.0636</text:p>
          </table:table-cell>
          <table:table-cell office:value-type="float" office:value="7.08062" calcext:value-type="float">
            <text:p>7.08062</text:p>
          </table:table-cell>
        </table:table-row>
        <table:table-row table:style-name="ro1">
          <table:table-cell office:value-type="float" office:value="3.06567" calcext:value-type="float">
            <text:p>3.06567</text:p>
          </table:table-cell>
          <table:table-cell office:value-type="float" office:value="7.08062" calcext:value-type="float">
            <text:p>7.08062</text:p>
          </table:table-cell>
        </table:table-row>
        <table:table-row table:style-name="ro1">
          <table:table-cell office:value-type="float" office:value="3.06774" calcext:value-type="float">
            <text:p>3.06774</text:p>
          </table:table-cell>
          <table:table-cell office:value-type="float" office:value="-5.40551" calcext:value-type="float">
            <text:p>-5.40551</text:p>
          </table:table-cell>
        </table:table-row>
        <table:table-row table:style-name="ro1">
          <table:table-cell office:value-type="float" office:value="3.06981" calcext:value-type="float">
            <text:p>3.06981</text:p>
          </table:table-cell>
          <table:table-cell office:value-type="float" office:value="1.5303" calcext:value-type="float">
            <text:p>1.5303</text:p>
          </table:table-cell>
        </table:table-row>
        <table:table-row table:style-name="ro1">
          <table:table-cell office:value-type="float" office:value="3.07188" calcext:value-type="float">
            <text:p>3.07188</text:p>
          </table:table-cell>
          <table:table-cell office:value-type="float" office:value="-6.101" calcext:value-type="float">
            <text:p>-6.101</text:p>
          </table:table-cell>
        </table:table-row>
        <table:table-row table:style-name="ro1">
          <table:table-cell office:value-type="float" office:value="3.07395" calcext:value-type="float">
            <text:p>3.07395</text:p>
          </table:table-cell>
          <table:table-cell office:value-type="float" office:value="13.3209" calcext:value-type="float">
            <text:p>13.3209</text:p>
          </table:table-cell>
        </table:table-row>
        <table:table-row table:style-name="ro1">
          <table:table-cell office:value-type="float" office:value="3.07602" calcext:value-type="float">
            <text:p>3.07602</text:p>
          </table:table-cell>
          <table:table-cell office:value-type="float" office:value="-11.6514" calcext:value-type="float">
            <text:p>-11.6514</text:p>
          </table:table-cell>
        </table:table-row>
        <table:table-row table:style-name="ro1">
          <table:table-cell office:value-type="float" office:value="3.07809" calcext:value-type="float">
            <text:p>3.07809</text:p>
          </table:table-cell>
          <table:table-cell office:value-type="float" office:value="7.76988" calcext:value-type="float">
            <text:p>7.76988</text:p>
          </table:table-cell>
        </table:table-row>
        <table:table-row table:style-name="ro1">
          <table:table-cell office:value-type="float" office:value="3.08016" calcext:value-type="float">
            <text:p>3.08016</text:p>
          </table:table-cell>
          <table:table-cell office:value-type="float" office:value="6.38261" calcext:value-type="float">
            <text:p>6.38261</text:p>
          </table:table-cell>
        </table:table-row>
        <table:table-row table:style-name="ro1">
          <table:table-cell office:value-type="float" office:value="3.08223" calcext:value-type="float">
            <text:p>3.08223</text:p>
          </table:table-cell>
          <table:table-cell office:value-type="float" office:value="-5.40989" calcext:value-type="float">
            <text:p>-5.40989</text:p>
          </table:table-cell>
        </table:table-row>
        <table:table-row table:style-name="ro1">
          <table:table-cell office:value-type="float" office:value="3.0843" calcext:value-type="float">
            <text:p>3.0843</text:p>
          </table:table-cell>
          <table:table-cell office:value-type="float" office:value="-5.41121" calcext:value-type="float">
            <text:p>-5.41121</text:p>
          </table:table-cell>
        </table:table-row>
        <table:table-row table:style-name="ro1">
          <table:table-cell office:value-type="float" office:value="3.08637" calcext:value-type="float">
            <text:p>3.08637</text:p>
          </table:table-cell>
          <table:table-cell office:value-type="float" office:value="13.317" calcext:value-type="float">
            <text:p>13.317</text:p>
          </table:table-cell>
        </table:table-row>
        <table:table-row table:style-name="ro1">
          <table:table-cell office:value-type="float" office:value="3.08844" calcext:value-type="float">
            <text:p>3.08844</text:p>
          </table:table-cell>
          <table:table-cell office:value-type="float" office:value="-10.9616" calcext:value-type="float">
            <text:p>-10.9616</text:p>
          </table:table-cell>
        </table:table-row>
        <table:table-row table:style-name="ro1">
          <table:table-cell office:value-type="float" office:value="3.09051" calcext:value-type="float">
            <text:p>3.09051</text:p>
          </table:table-cell>
          <table:table-cell office:value-type="float" office:value="6.37873" calcext:value-type="float">
            <text:p>6.37873</text:p>
          </table:table-cell>
        </table:table-row>
        <table:table-row table:style-name="ro1">
          <table:table-cell office:value-type="float" office:value="3.09258" calcext:value-type="float">
            <text:p>3.09258</text:p>
          </table:table-cell>
          <table:table-cell office:value-type="float" office:value="0.82896" calcext:value-type="float">
            <text:p>0.82896</text:p>
          </table:table-cell>
        </table:table-row>
        <table:table-row table:style-name="ro1">
          <table:table-cell office:value-type="float" office:value="3.09465" calcext:value-type="float">
            <text:p>3.09465</text:p>
          </table:table-cell>
          <table:table-cell office:value-type="float" office:value="7.0717" calcext:value-type="float">
            <text:p>7.0717</text:p>
          </table:table-cell>
        </table:table-row>
        <table:table-row table:style-name="ro1">
          <table:table-cell office:value-type="float" office:value="3.09672" calcext:value-type="float">
            <text:p>3.09672</text:p>
          </table:table-cell>
          <table:table-cell office:value-type="float" office:value="-10.9642" calcext:value-type="float">
            <text:p>-10.9642</text:p>
          </table:table-cell>
        </table:table-row>
        <table:table-row table:style-name="ro1">
          <table:table-cell office:value-type="float" office:value="3.09879" calcext:value-type="float">
            <text:p>3.09879</text:p>
          </table:table-cell>
          <table:table-cell office:value-type="float" office:value="12.6195" calcext:value-type="float">
            <text:p>12.6195</text:p>
          </table:table-cell>
        </table:table-row>
        <table:table-row table:style-name="ro1">
          <table:table-cell office:value-type="float" office:value="3.10086" calcext:value-type="float">
            <text:p>3.10086</text:p>
          </table:table-cell>
          <table:table-cell office:value-type="float" office:value="-5.41572" calcext:value-type="float">
            <text:p>-5.41572</text:p>
          </table:table-cell>
        </table:table-row>
        <table:table-row table:style-name="ro1">
          <table:table-cell office:value-type="float" office:value="3.10293" calcext:value-type="float">
            <text:p>3.10293</text:p>
          </table:table-cell>
          <table:table-cell office:value-type="float" office:value="0.826354" calcext:value-type="float">
            <text:p>0.826354</text:p>
          </table:table-cell>
        </table:table-row>
        <table:table-row table:style-name="ro1">
          <table:table-cell office:value-type="float" office:value="3.105" calcext:value-type="float">
            <text:p>3.105</text:p>
          </table:table-cell>
          <table:table-cell office:value-type="float" office:value="0.825678" calcext:value-type="float">
            <text:p>0.825678</text:p>
          </table:table-cell>
        </table:table-row>
        <table:table-row table:style-name="ro1">
          <table:table-cell office:value-type="float" office:value="3.10707" calcext:value-type="float">
            <text:p>3.10707</text:p>
          </table:table-cell>
          <table:table-cell office:value-type="float" office:value="0.825001" calcext:value-type="float">
            <text:p>0.825001</text:p>
          </table:table-cell>
        </table:table-row>
        <table:table-row table:style-name="ro1">
          <table:table-cell office:value-type="float" office:value="3.10914" calcext:value-type="float">
            <text:p>3.10914</text:p>
          </table:table-cell>
          <table:table-cell office:value-type="float" office:value="1.51804" calcext:value-type="float">
            <text:p>1.51804</text:p>
          </table:table-cell>
        </table:table-row>
        <table:table-row table:style-name="ro1">
          <table:table-cell office:value-type="float" office:value="3.11121" calcext:value-type="float">
            <text:p>3.11121</text:p>
          </table:table-cell>
          <table:table-cell office:value-type="float" office:value="-6.11335" calcext:value-type="float">
            <text:p>-6.11335</text:p>
          </table:table-cell>
        </table:table-row>
        <table:table-row table:style-name="ro1">
          <table:table-cell office:value-type="float" office:value="3.11328" calcext:value-type="float">
            <text:p>3.11328</text:p>
          </table:table-cell>
          <table:table-cell office:value-type="float" office:value="7.06509" calcext:value-type="float">
            <text:p>7.06509</text:p>
          </table:table-cell>
        </table:table-row>
        <table:table-row table:style-name="ro1">
          <table:table-cell office:value-type="float" office:value="3.11535" calcext:value-type="float">
            <text:p>3.11535</text:p>
          </table:table-cell>
          <table:table-cell office:value-type="float" office:value="0.82166" calcext:value-type="float">
            <text:p>0.82166</text:p>
          </table:table-cell>
        </table:table-row>
        <table:table-row table:style-name="ro1">
          <table:table-cell office:value-type="float" office:value="3.11742" calcext:value-type="float">
            <text:p>3.11742</text:p>
          </table:table-cell>
          <table:table-cell office:value-type="float" office:value="1.51469" calcext:value-type="float">
            <text:p>1.51469</text:p>
          </table:table-cell>
        </table:table-row>
        <table:table-row table:style-name="ro1">
          <table:table-cell office:value-type="float" office:value="3.11949" calcext:value-type="float">
            <text:p>3.11949</text:p>
          </table:table-cell>
          <table:table-cell office:value-type="float" office:value="0.126718" calcext:value-type="float">
            <text:p>0.126718</text:p>
          </table:table-cell>
        </table:table-row>
        <table:table-row table:style-name="ro1">
          <table:table-cell office:value-type="float" office:value="3.12156" calcext:value-type="float">
            <text:p>3.12156</text:p>
          </table:table-cell>
          <table:table-cell office:value-type="float" office:value="0.819663" calcext:value-type="float">
            <text:p>0.819663</text:p>
          </table:table-cell>
        </table:table-row>
        <table:table-row table:style-name="ro1">
          <table:table-cell office:value-type="float" office:value="3.12363" calcext:value-type="float">
            <text:p>3.12363</text:p>
          </table:table-cell>
          <table:table-cell office:value-type="float" office:value="0.818968" calcext:value-type="float">
            <text:p>0.818968</text:p>
          </table:table-cell>
        </table:table-row>
        <table:table-row table:style-name="ro1">
          <table:table-cell office:value-type="float" office:value="3.1257" calcext:value-type="float">
            <text:p>3.1257</text:p>
          </table:table-cell>
          <table:table-cell office:value-type="float" office:value="0.818271" calcext:value-type="float">
            <text:p>0.818271</text:p>
          </table:table-cell>
        </table:table-row>
        <table:table-row table:style-name="ro1">
          <table:table-cell office:value-type="float" office:value="3.12777" calcext:value-type="float">
            <text:p>3.12777</text:p>
          </table:table-cell>
          <table:table-cell office:value-type="float" office:value="1.51129" calcext:value-type="float">
            <text:p>1.51129</text:p>
          </table:table-cell>
        </table:table-row>
        <table:table-row table:style-name="ro1">
          <table:table-cell office:value-type="float" office:value="3.12984" calcext:value-type="float">
            <text:p>3.12984</text:p>
          </table:table-cell>
          <table:table-cell office:value-type="float" office:value="0.123311" calcext:value-type="float">
            <text:p>0.123311</text:p>
          </table:table-cell>
        </table:table-row>
        <table:table-row table:style-name="ro1">
          <table:table-cell office:value-type="float" office:value="3.13191" calcext:value-type="float">
            <text:p>3.13191</text:p>
          </table:table-cell>
          <table:table-cell office:value-type="float" office:value="-5.4272" calcext:value-type="float">
            <text:p>-5.4272</text:p>
          </table:table-cell>
        </table:table-row>
        <table:table-row table:style-name="ro1">
          <table:table-cell office:value-type="float" office:value="3.13398" calcext:value-type="float">
            <text:p>3.13398</text:p>
          </table:table-cell>
          <table:table-cell office:value-type="float" office:value="13.301" calcext:value-type="float">
            <text:p>13.301</text:p>
          </table:table-cell>
        </table:table-row>
        <table:table-row table:style-name="ro1">
          <table:table-cell office:value-type="float" office:value="3.13605" calcext:value-type="float">
            <text:p>3.13605</text:p>
          </table:table-cell>
          <table:table-cell office:value-type="float" office:value="-10.9776" calcext:value-type="float">
            <text:p>-10.9776</text:p>
          </table:table-cell>
        </table:table-row>
        <table:table-row table:style-name="ro1">
          <table:table-cell office:value-type="float" office:value="3.13812" calcext:value-type="float">
            <text:p>3.13812</text:p>
          </table:table-cell>
          <table:table-cell office:value-type="float" office:value="6.3626" calcext:value-type="float">
            <text:p>6.3626</text:p>
          </table:table-cell>
        </table:table-row>
        <table:table-row table:style-name="ro1">
          <table:table-cell office:value-type="float" office:value="3.14019" calcext:value-type="float">
            <text:p>3.14019</text:p>
          </table:table-cell>
          <table:table-cell office:value-type="float" office:value="7.05624" calcext:value-type="float">
            <text:p>7.05624</text:p>
          </table:table-cell>
        </table:table-row>
        <table:table-row table:style-name="ro1">
          <table:table-cell office:value-type="float" office:value="3.14226" calcext:value-type="float">
            <text:p>3.14226</text:p>
          </table:table-cell>
          <table:table-cell office:value-type="float" office:value="-5.42996" calcext:value-type="float">
            <text:p>-5.42996</text:p>
          </table:table-cell>
        </table:table-row>
        <table:table-row table:style-name="ro1">
          <table:table-cell office:value-type="float" office:value="3.14433" calcext:value-type="float">
            <text:p>3.14433</text:p>
          </table:table-cell>
          <table:table-cell office:value-type="float" office:value="0.812065" calcext:value-type="float">
            <text:p>0.812065</text:p>
          </table:table-cell>
        </table:table-row>
        <table:table-row table:style-name="ro1">
          <table:table-cell office:value-type="float" office:value="3.1464" calcext:value-type="float">
            <text:p>3.1464</text:p>
          </table:table-cell>
          <table:table-cell office:value-type="float" office:value="1.50507" calcext:value-type="float">
            <text:p>1.50507</text:p>
          </table:table-cell>
        </table:table-row>
        <table:table-row table:style-name="ro1">
          <table:table-cell office:value-type="float" office:value="3.14847" calcext:value-type="float">
            <text:p>3.14847</text:p>
          </table:table-cell>
          <table:table-cell office:value-type="float" office:value="0.117071" calcext:value-type="float">
            <text:p>0.117071</text:p>
          </table:table-cell>
        </table:table-row>
        <table:table-row table:style-name="ro1">
          <table:table-cell office:value-type="float" office:value="3.15054" calcext:value-type="float">
            <text:p>3.15054</text:p>
          </table:table-cell>
          <table:table-cell office:value-type="float" office:value="0.809989" calcext:value-type="float">
            <text:p>0.809989</text:p>
          </table:table-cell>
        </table:table-row>
        <table:table-row table:style-name="ro1">
          <table:table-cell office:value-type="float" office:value="3.15261" calcext:value-type="float">
            <text:p>3.15261</text:p>
          </table:table-cell>
          <table:table-cell office:value-type="float" office:value="0.809266" calcext:value-type="float">
            <text:p>0.809266</text:p>
          </table:table-cell>
        </table:table-row>
        <table:table-row table:style-name="ro1">
          <table:table-cell office:value-type="float" office:value="3.15468" calcext:value-type="float">
            <text:p>3.15468</text:p>
          </table:table-cell>
          <table:table-cell office:value-type="float" office:value="0.808542" calcext:value-type="float">
            <text:p>0.808542</text:p>
          </table:table-cell>
        </table:table-row>
        <table:table-row table:style-name="ro1">
          <table:table-cell office:value-type="float" office:value="3.15675" calcext:value-type="float">
            <text:p>3.15675</text:p>
          </table:table-cell>
          <table:table-cell office:value-type="float" office:value="-4.74194" calcext:value-type="float">
            <text:p>-4.74194</text:p>
          </table:table-cell>
        </table:table-row>
        <table:table-row table:style-name="ro1">
          <table:table-cell office:value-type="float" office:value="3.15882" calcext:value-type="float">
            <text:p>3.15882</text:p>
          </table:table-cell>
          <table:table-cell office:value-type="float" office:value="12.599" calcext:value-type="float">
            <text:p>12.599</text:p>
          </table:table-cell>
        </table:table-row>
        <table:table-row table:style-name="ro1">
          <table:table-cell office:value-type="float" office:value="3.16089" calcext:value-type="float">
            <text:p>3.16089</text:p>
          </table:table-cell>
          <table:table-cell office:value-type="float" office:value="-11.6798" calcext:value-type="float">
            <text:p>-11.6798</text:p>
          </table:table-cell>
        </table:table-row>
        <table:table-row table:style-name="ro1">
          <table:table-cell office:value-type="float" office:value="3.16296" calcext:value-type="float">
            <text:p>3.16296</text:p>
          </table:table-cell>
          <table:table-cell office:value-type="float" office:value="13.2912" calcext:value-type="float">
            <text:p>13.2912</text:p>
          </table:table-cell>
        </table:table-row>
        <table:table-row table:style-name="ro1">
          <table:table-cell office:value-type="float" office:value="3.16503" calcext:value-type="float">
            <text:p>3.16503</text:p>
          </table:table-cell>
          <table:table-cell office:value-type="float" office:value="-10.9875" calcext:value-type="float">
            <text:p>-10.9875</text:p>
          </table:table-cell>
        </table:table-row>
        <table:table-row table:style-name="ro1">
          <table:table-cell office:value-type="float" office:value="3.1671" calcext:value-type="float">
            <text:p>3.1671</text:p>
          </table:table-cell>
          <table:table-cell office:value-type="float" office:value="6.35268" calcext:value-type="float">
            <text:p>6.35268</text:p>
          </table:table-cell>
        </table:table-row>
        <table:table-row table:style-name="ro1">
          <table:table-cell office:value-type="float" office:value="3.16917" calcext:value-type="float">
            <text:p>3.16917</text:p>
          </table:table-cell>
          <table:table-cell office:value-type="float" office:value="0.802838" calcext:value-type="float">
            <text:p>0.802838</text:p>
          </table:table-cell>
        </table:table-row>
        <table:table-row table:style-name="ro1">
          <table:table-cell office:value-type="float" office:value="3.17124" calcext:value-type="float">
            <text:p>3.17124</text:p>
          </table:table-cell>
          <table:table-cell office:value-type="float" office:value="7.04558" calcext:value-type="float">
            <text:p>7.04558</text:p>
          </table:table-cell>
        </table:table-row>
        <table:table-row table:style-name="ro1">
          <table:table-cell office:value-type="float" office:value="3.17331" calcext:value-type="float">
            <text:p>3.17331</text:p>
          </table:table-cell>
          <table:table-cell office:value-type="float" office:value="-5.44065" calcext:value-type="float">
            <text:p>-5.44065</text:p>
          </table:table-cell>
        </table:table-row>
        <table:table-row table:style-name="ro1">
          <table:table-cell office:value-type="float" office:value="3.17538" calcext:value-type="float">
            <text:p>3.17538</text:p>
          </table:table-cell>
          <table:table-cell office:value-type="float" office:value="0.801352" calcext:value-type="float">
            <text:p>0.801352</text:p>
          </table:table-cell>
        </table:table-row>
        <table:table-row table:style-name="ro1">
          <table:table-cell office:value-type="float" office:value="3.17745" calcext:value-type="float">
            <text:p>3.17745</text:p>
          </table:table-cell>
          <table:table-cell office:value-type="float" office:value="1.49433" calcext:value-type="float">
            <text:p>1.49433</text:p>
          </table:table-cell>
        </table:table-row>
        <table:table-row table:style-name="ro1">
          <table:table-cell office:value-type="float" office:value="3.17952" calcext:value-type="float">
            <text:p>3.17952</text:p>
          </table:table-cell>
          <table:table-cell office:value-type="float" office:value="0.106303" calcext:value-type="float">
            <text:p>0.106303</text:p>
          </table:table-cell>
        </table:table-row>
        <table:table-row table:style-name="ro1">
          <table:table-cell office:value-type="float" office:value="3.18159" calcext:value-type="float">
            <text:p>3.18159</text:p>
          </table:table-cell>
          <table:table-cell office:value-type="float" office:value="0.799191" calcext:value-type="float">
            <text:p>0.799191</text:p>
          </table:table-cell>
        </table:table-row>
        <table:table-row table:style-name="ro1">
          <table:table-cell office:value-type="float" office:value="3.18366" calcext:value-type="float">
            <text:p>3.18366</text:p>
          </table:table-cell>
          <table:table-cell office:value-type="float" office:value="0.79844" calcext:value-type="float">
            <text:p>0.79844</text:p>
          </table:table-cell>
        </table:table-row>
        <table:table-row table:style-name="ro1">
          <table:table-cell office:value-type="float" office:value="3.18573" calcext:value-type="float">
            <text:p>3.18573</text:p>
          </table:table-cell>
          <table:table-cell office:value-type="float" office:value="1.49141" calcext:value-type="float">
            <text:p>1.49141</text:p>
          </table:table-cell>
        </table:table-row>
        <table:table-row table:style-name="ro1">
          <table:table-cell office:value-type="float" office:value="3.1878" calcext:value-type="float">
            <text:p>3.1878</text:p>
          </table:table-cell>
          <table:table-cell office:value-type="float" office:value="0.103376" calcext:value-type="float">
            <text:p>0.103376</text:p>
          </table:table-cell>
        </table:table-row>
        <table:table-row table:style-name="ro1">
          <table:table-cell office:value-type="float" office:value="3.18987" calcext:value-type="float">
            <text:p>3.18987</text:p>
          </table:table-cell>
          <table:table-cell office:value-type="float" office:value="0.796257" calcext:value-type="float">
            <text:p>0.796257</text:p>
          </table:table-cell>
        </table:table-row>
        <table:table-row table:style-name="ro1">
          <table:table-cell office:value-type="float" office:value="3.19194" calcext:value-type="float">
            <text:p>3.19194</text:p>
          </table:table-cell>
          <table:table-cell office:value-type="float" office:value="0.795498" calcext:value-type="float">
            <text:p>0.795498</text:p>
          </table:table-cell>
        </table:table-row>
        <table:table-row table:style-name="ro1">
          <table:table-cell office:value-type="float" office:value="3.19401" calcext:value-type="float">
            <text:p>3.19401</text:p>
          </table:table-cell>
          <table:table-cell office:value-type="float" office:value="0.794736" calcext:value-type="float">
            <text:p>0.794736</text:p>
          </table:table-cell>
        </table:table-row>
        <table:table-row table:style-name="ro1">
          <table:table-cell office:value-type="float" office:value="3.19608" calcext:value-type="float">
            <text:p>3.19608</text:p>
          </table:table-cell>
          <table:table-cell office:value-type="float" office:value="1.4877" calcext:value-type="float">
            <text:p>1.4877</text:p>
          </table:table-cell>
        </table:table-row>
        <table:table-row table:style-name="ro1">
          <table:table-cell office:value-type="float" office:value="3.19815" calcext:value-type="float">
            <text:p>3.19815</text:p>
          </table:table-cell>
          <table:table-cell office:value-type="float" office:value="-6.14386" calcext:value-type="float">
            <text:p>-6.14386</text:p>
          </table:table-cell>
        </table:table-row>
        <table:table-row table:style-name="ro1">
          <table:table-cell office:value-type="float" office:value="3.20022" calcext:value-type="float">
            <text:p>3.20022</text:p>
          </table:table-cell>
          <table:table-cell office:value-type="float" office:value="0.790986" calcext:value-type="float">
            <text:p>0.790986</text:p>
          </table:table-cell>
        </table:table-row>
        <table:table-row table:style-name="ro1">
          <table:table-cell office:value-type="float" office:value="3.20229" calcext:value-type="float">
            <text:p>3.20229</text:p>
          </table:table-cell>
          <table:table-cell office:value-type="float" office:value="7.72668" calcext:value-type="float">
            <text:p>7.72668</text:p>
          </table:table-cell>
        </table:table-row>
        <table:table-row table:style-name="ro1">
          <table:table-cell office:value-type="float" office:value="3.20436" calcext:value-type="float">
            <text:p>3.20436</text:p>
          </table:table-cell>
          <table:table-cell office:value-type="float" office:value="-6.14763" calcext:value-type="float">
            <text:p>-6.14763</text:p>
          </table:table-cell>
        </table:table-row>
        <table:table-row table:style-name="ro1">
          <table:table-cell office:value-type="float" office:value="3.20643" calcext:value-type="float">
            <text:p>3.20643</text:p>
          </table:table-cell>
          <table:table-cell office:value-type="float" office:value="7.03071" calcext:value-type="float">
            <text:p>7.03071</text:p>
          </table:table-cell>
        </table:table-row>
        <table:table-row table:style-name="ro1">
          <table:table-cell office:value-type="float" office:value="3.2085" calcext:value-type="float">
            <text:p>3.2085</text:p>
          </table:table-cell>
          <table:table-cell office:value-type="float" office:value="7.03071" calcext:value-type="float">
            <text:p>7.03071</text:p>
          </table:table-cell>
        </table:table-row>
        <table:table-row table:style-name="ro1">
          <table:table-cell office:value-type="float" office:value="3.21057" calcext:value-type="float">
            <text:p>3.21057</text:p>
          </table:table-cell>
          <table:table-cell office:value-type="float" office:value="-5.45555" calcext:value-type="float">
            <text:p>-5.45555</text:p>
          </table:table-cell>
        </table:table-row>
        <table:table-row table:style-name="ro1">
          <table:table-cell office:value-type="float" office:value="3.21264" calcext:value-type="float">
            <text:p>3.21264</text:p>
          </table:table-cell>
          <table:table-cell office:value-type="float" office:value="1.48013" calcext:value-type="float">
            <text:p>1.48013</text:p>
          </table:table-cell>
        </table:table-row>
        <table:table-row table:style-name="ro1">
          <table:table-cell office:value-type="float" office:value="3.21471" calcext:value-type="float">
            <text:p>3.21471</text:p>
          </table:table-cell>
          <table:table-cell office:value-type="float" office:value="0.0920715" calcext:value-type="float">
            <text:p>0.0920715</text:p>
          </table:table-cell>
        </table:table-row>
        <table:table-row table:style-name="ro1">
          <table:table-cell office:value-type="float" office:value="3.21678" calcext:value-type="float">
            <text:p>3.21678</text:p>
          </table:table-cell>
          <table:table-cell office:value-type="float" office:value="-5.45861" calcext:value-type="float">
            <text:p>-5.45861</text:p>
          </table:table-cell>
        </table:table-row>
        <table:table-row table:style-name="ro1">
          <table:table-cell office:value-type="float" office:value="3.21885" calcext:value-type="float">
            <text:p>3.21885</text:p>
          </table:table-cell>
          <table:table-cell office:value-type="float" office:value="13.2696" calcext:value-type="float">
            <text:p>13.2696</text:p>
          </table:table-cell>
        </table:table-row>
        <table:table-row table:style-name="ro1">
          <table:table-cell office:value-type="float" office:value="3.22092" calcext:value-type="float">
            <text:p>3.22092</text:p>
          </table:table-cell>
          <table:table-cell office:value-type="float" office:value="-5.4594" calcext:value-type="float">
            <text:p>-5.4594</text:p>
          </table:table-cell>
        </table:table-row>
        <table:table-row table:style-name="ro1">
          <table:table-cell office:value-type="float" office:value="3.22299" calcext:value-type="float">
            <text:p>3.22299</text:p>
          </table:table-cell>
          <table:table-cell office:value-type="float" office:value="1.47628" calcext:value-type="float">
            <text:p>1.47628</text:p>
          </table:table-cell>
        </table:table-row>
        <table:table-row table:style-name="ro1">
          <table:table-cell office:value-type="float" office:value="3.22506" calcext:value-type="float">
            <text:p>3.22506</text:p>
          </table:table-cell>
          <table:table-cell office:value-type="float" office:value="0.0882103" calcext:value-type="float">
            <text:p>0.0882103</text:p>
          </table:table-cell>
        </table:table-row>
        <table:table-row table:style-name="ro1">
          <table:table-cell office:value-type="float" office:value="3.22713" calcext:value-type="float">
            <text:p>3.22713</text:p>
          </table:table-cell>
          <table:table-cell office:value-type="float" office:value="0.781053" calcext:value-type="float">
            <text:p>0.781053</text:p>
          </table:table-cell>
        </table:table-row>
        <table:table-row table:style-name="ro1">
          <table:table-cell office:value-type="float" office:value="3.2292" calcext:value-type="float">
            <text:p>3.2292</text:p>
          </table:table-cell>
          <table:table-cell office:value-type="float" office:value="0.780256" calcext:value-type="float">
            <text:p>0.780256</text:p>
          </table:table-cell>
        </table:table-row>
        <table:table-row table:style-name="ro1">
          <table:table-cell office:value-type="float" office:value="3.23127" calcext:value-type="float">
            <text:p>3.23127</text:p>
          </table:table-cell>
          <table:table-cell office:value-type="float" office:value="-4.77036" calcext:value-type="float">
            <text:p>-4.77036</text:p>
          </table:table-cell>
        </table:table-row>
        <table:table-row table:style-name="ro1">
          <table:table-cell office:value-type="float" office:value="3.23334" calcext:value-type="float">
            <text:p>3.23334</text:p>
          </table:table-cell>
          <table:table-cell office:value-type="float" office:value="12.5706" calcext:value-type="float">
            <text:p>12.5706</text:p>
          </table:table-cell>
        </table:table-row>
        <table:table-row table:style-name="ro1">
          <table:table-cell office:value-type="float" office:value="3.23541" calcext:value-type="float">
            <text:p>3.23541</text:p>
          </table:table-cell>
          <table:table-cell office:value-type="float" office:value="-5.4648" calcext:value-type="float">
            <text:p>-5.4648</text:p>
          </table:table-cell>
        </table:table-row>
        <table:table-row table:style-name="ro1">
          <table:table-cell office:value-type="float" office:value="3.23748" calcext:value-type="float">
            <text:p>3.23748</text:p>
          </table:table-cell>
          <table:table-cell office:value-type="float" office:value="0.777136" calcext:value-type="float">
            <text:p>0.777136</text:p>
          </table:table-cell>
        </table:table-row>
        <table:table-row table:style-name="ro1">
          <table:table-cell office:value-type="float" office:value="3.23955" calcext:value-type="float">
            <text:p>3.23955</text:p>
          </table:table-cell>
          <table:table-cell office:value-type="float" office:value="0.77633" calcext:value-type="float">
            <text:p>0.77633</text:p>
          </table:table-cell>
        </table:table-row>
        <table:table-row table:style-name="ro1">
          <table:table-cell office:value-type="float" office:value="3.24162" calcext:value-type="float">
            <text:p>3.24162</text:p>
          </table:table-cell>
          <table:table-cell office:value-type="float" office:value="1.46925" calcext:value-type="float">
            <text:p>1.46925</text:p>
          </table:table-cell>
        </table:table-row>
        <table:table-row table:style-name="ro1">
          <table:table-cell office:value-type="float" office:value="3.24369" calcext:value-type="float">
            <text:p>3.24369</text:p>
          </table:table-cell>
          <table:table-cell office:value-type="float" office:value="-6.16239" calcext:value-type="float">
            <text:p>-6.16239</text:p>
          </table:table-cell>
        </table:table-row>
        <table:table-row table:style-name="ro1">
          <table:table-cell office:value-type="float" office:value="3.24576" calcext:value-type="float">
            <text:p>3.24576</text:p>
          </table:table-cell>
          <table:table-cell office:value-type="float" office:value="7.01592" calcext:value-type="float">
            <text:p>7.01592</text:p>
          </table:table-cell>
        </table:table-row>
        <table:table-row table:style-name="ro1">
          <table:table-cell office:value-type="float" office:value="3.24783" calcext:value-type="float">
            <text:p>3.24783</text:p>
          </table:table-cell>
          <table:table-cell office:value-type="float" office:value="7.01592" calcext:value-type="float">
            <text:p>7.01592</text:p>
          </table:table-cell>
        </table:table-row>
        <table:table-row table:style-name="ro1">
          <table:table-cell office:value-type="float" office:value="3.2499" calcext:value-type="float">
            <text:p>3.2499</text:p>
          </table:table-cell>
          <table:table-cell office:value-type="float" office:value="-5.47039" calcext:value-type="float">
            <text:p>-5.47039</text:p>
          </table:table-cell>
        </table:table-row>
        <table:table-row table:style-name="ro1">
          <table:table-cell office:value-type="float" office:value="3.25197" calcext:value-type="float">
            <text:p>3.25197</text:p>
          </table:table-cell>
          <table:table-cell office:value-type="float" office:value="-4.77829" calcext:value-type="float">
            <text:p>-4.77829</text:p>
          </table:table-cell>
        </table:table-row>
        <table:table-row table:style-name="ro1">
          <table:table-cell office:value-type="float" office:value="3.25404" calcext:value-type="float">
            <text:p>3.25404</text:p>
          </table:table-cell>
          <table:table-cell office:value-type="float" office:value="12.5627" calcext:value-type="float">
            <text:p>12.5627</text:p>
          </table:table-cell>
        </table:table-row>
        <table:table-row table:style-name="ro1">
          <table:table-cell office:value-type="float" office:value="3.25611" calcext:value-type="float">
            <text:p>3.25611</text:p>
          </table:table-cell>
          <table:table-cell office:value-type="float" office:value="-5.47275" calcext:value-type="float">
            <text:p>-5.47275</text:p>
          </table:table-cell>
        </table:table-row>
        <table:table-row table:style-name="ro1">
          <table:table-cell office:value-type="float" office:value="3.25818" calcext:value-type="float">
            <text:p>3.25818</text:p>
          </table:table-cell>
          <table:table-cell office:value-type="float" office:value="0.769166" calcext:value-type="float">
            <text:p>0.769166</text:p>
          </table:table-cell>
        </table:table-row>
        <table:table-row table:style-name="ro1">
          <table:table-cell office:value-type="float" office:value="3.26025" calcext:value-type="float">
            <text:p>3.26025</text:p>
          </table:table-cell>
          <table:table-cell office:value-type="float" office:value="0.76834" calcext:value-type="float">
            <text:p>0.76834</text:p>
          </table:table-cell>
        </table:table-row>
        <table:table-row table:style-name="ro1">
          <table:table-cell office:value-type="float" office:value="3.26232" calcext:value-type="float">
            <text:p>3.26232</text:p>
          </table:table-cell>
          <table:table-cell office:value-type="float" office:value="1.46124" calcext:value-type="float">
            <text:p>1.46124</text:p>
          </table:table-cell>
        </table:table-row>
        <table:table-row table:style-name="ro1">
          <table:table-cell office:value-type="float" office:value="3.26439" calcext:value-type="float">
            <text:p>3.26439</text:p>
          </table:table-cell>
          <table:table-cell office:value-type="float" office:value="0.0731378" calcext:value-type="float">
            <text:p>0.0731378</text:p>
          </table:table-cell>
        </table:table-row>
        <table:table-row table:style-name="ro1">
          <table:table-cell office:value-type="float" office:value="3.26646" calcext:value-type="float">
            <text:p>3.26646</text:p>
          </table:table-cell>
          <table:table-cell office:value-type="float" office:value="0.765945" calcext:value-type="float">
            <text:p>0.765945</text:p>
          </table:table-cell>
        </table:table-row>
        <table:table-row table:style-name="ro1">
          <table:table-cell office:value-type="float" office:value="3.26853" calcext:value-type="float">
            <text:p>3.26853</text:p>
          </table:table-cell>
          <table:table-cell office:value-type="float" office:value="0.765112" calcext:value-type="float">
            <text:p>0.765112</text:p>
          </table:table-cell>
        </table:table-row>
        <table:table-row table:style-name="ro1">
          <table:table-cell office:value-type="float" office:value="3.2706" calcext:value-type="float">
            <text:p>3.2706</text:p>
          </table:table-cell>
          <table:table-cell office:value-type="float" office:value="0.764278" calcext:value-type="float">
            <text:p>0.764278</text:p>
          </table:table-cell>
        </table:table-row>
        <table:table-row table:style-name="ro1">
          <table:table-cell office:value-type="float" office:value="3.27267" calcext:value-type="float">
            <text:p>3.27267</text:p>
          </table:table-cell>
          <table:table-cell office:value-type="float" office:value="-4.78641" calcext:value-type="float">
            <text:p>-4.78641</text:p>
          </table:table-cell>
        </table:table-row>
        <table:table-row table:style-name="ro1">
          <table:table-cell office:value-type="float" office:value="3.27474" calcext:value-type="float">
            <text:p>3.27474</text:p>
          </table:table-cell>
          <table:table-cell office:value-type="float" office:value="6.31096" calcext:value-type="float">
            <text:p>6.31096</text:p>
          </table:table-cell>
        </table:table-row>
        <table:table-row table:style-name="ro1">
          <table:table-cell office:value-type="float" office:value="3.27681" calcext:value-type="float">
            <text:p>3.27681</text:p>
          </table:table-cell>
          <table:table-cell office:value-type="float" office:value="0.761014" calcext:value-type="float">
            <text:p>0.761014</text:p>
          </table:table-cell>
        </table:table-row>
        <table:table-row table:style-name="ro1">
          <table:table-cell office:value-type="float" office:value="3.27888" calcext:value-type="float">
            <text:p>3.27888</text:p>
          </table:table-cell>
          <table:table-cell office:value-type="float" office:value="7.00376" calcext:value-type="float">
            <text:p>7.00376</text:p>
          </table:table-cell>
        </table:table-row>
        <table:table-row table:style-name="ro1">
          <table:table-cell office:value-type="float" office:value="3.28095" calcext:value-type="float">
            <text:p>3.28095</text:p>
          </table:table-cell>
          <table:table-cell office:value-type="float" office:value="-11.0324" calcext:value-type="float">
            <text:p>-11.0324</text:p>
          </table:table-cell>
        </table:table-row>
        <table:table-row table:style-name="ro1">
          <table:table-cell office:value-type="float" office:value="3.28302" calcext:value-type="float">
            <text:p>3.28302</text:p>
          </table:table-cell>
          <table:table-cell office:value-type="float" office:value="6.30768" calcext:value-type="float">
            <text:p>6.30768</text:p>
          </table:table-cell>
        </table:table-row>
        <table:table-row table:style-name="ro1">
          <table:table-cell office:value-type="float" office:value="3.28509" calcext:value-type="float">
            <text:p>3.28509</text:p>
          </table:table-cell>
          <table:table-cell office:value-type="float" office:value="0.757721" calcext:value-type="float">
            <text:p>0.757721</text:p>
          </table:table-cell>
        </table:table-row>
        <table:table-row table:style-name="ro1">
          <table:table-cell office:value-type="float" office:value="3.28716" calcext:value-type="float">
            <text:p>3.28716</text:p>
          </table:table-cell>
          <table:table-cell office:value-type="float" office:value="0.75687" calcext:value-type="float">
            <text:p>0.75687</text:p>
          </table:table-cell>
        </table:table-row>
        <table:table-row table:style-name="ro1">
          <table:table-cell office:value-type="float" office:value="3.28923" calcext:value-type="float">
            <text:p>3.28923</text:p>
          </table:table-cell>
          <table:table-cell office:value-type="float" office:value="1.44975" calcext:value-type="float">
            <text:p>1.44975</text:p>
          </table:table-cell>
        </table:table-row>
        <table:table-row table:style-name="ro1">
          <table:table-cell office:value-type="float" office:value="3.2913" calcext:value-type="float">
            <text:p>3.2913</text:p>
          </table:table-cell>
          <table:table-cell office:value-type="float" office:value="0.0616191" calcext:value-type="float">
            <text:p>0.0616191</text:p>
          </table:table-cell>
        </table:table-row>
        <table:table-row table:style-name="ro1">
          <table:table-cell office:value-type="float" office:value="3.29337" calcext:value-type="float">
            <text:p>3.29337</text:p>
          </table:table-cell>
          <table:table-cell office:value-type="float" office:value="6.998" calcext:value-type="float">
            <text:p>6.998</text:p>
          </table:table-cell>
        </table:table-row>
        <table:table-row table:style-name="ro1">
          <table:table-cell office:value-type="float" office:value="3.29544" calcext:value-type="float">
            <text:p>3.29544</text:p>
          </table:table-cell>
          <table:table-cell office:value-type="float" office:value="-5.48834" calcext:value-type="float">
            <text:p>-5.48834</text:p>
          </table:table-cell>
        </table:table-row>
        <table:table-row table:style-name="ro1">
          <table:table-cell office:value-type="float" office:value="3.29751" calcext:value-type="float">
            <text:p>3.29751</text:p>
          </table:table-cell>
          <table:table-cell office:value-type="float" office:value="-5.49006" calcext:value-type="float">
            <text:p>-5.49006</text:p>
          </table:table-cell>
        </table:table-row>
        <table:table-row table:style-name="ro1">
          <table:table-cell office:value-type="float" office:value="3.29958" calcext:value-type="float">
            <text:p>3.29958</text:p>
          </table:table-cell>
          <table:table-cell office:value-type="float" office:value="7.6883" calcext:value-type="float">
            <text:p>7.6883</text:p>
          </table:table-cell>
        </table:table-row>
        <table:table-row table:style-name="ro1">
          <table:table-cell office:value-type="float" office:value="3.30165" calcext:value-type="float">
            <text:p>3.30165</text:p>
          </table:table-cell>
          <table:table-cell office:value-type="float" office:value="0.0574138" calcext:value-type="float">
            <text:p>0.0574138</text:p>
          </table:table-cell>
        </table:table-row>
        <table:table-row table:style-name="ro1">
          <table:table-cell office:value-type="float" office:value="3.30372" calcext:value-type="float">
            <text:p>3.30372</text:p>
          </table:table-cell>
          <table:table-cell office:value-type="float" office:value="0.750186" calcext:value-type="float">
            <text:p>0.750186</text:p>
          </table:table-cell>
        </table:table-row>
        <table:table-row table:style-name="ro1">
          <table:table-cell office:value-type="float" office:value="3.30579" calcext:value-type="float">
            <text:p>3.30579</text:p>
          </table:table-cell>
          <table:table-cell office:value-type="float" office:value="0.749319" calcext:value-type="float">
            <text:p>0.749319</text:p>
          </table:table-cell>
        </table:table-row>
        <table:table-row table:style-name="ro1">
          <table:table-cell office:value-type="float" office:value="3.30786" calcext:value-type="float">
            <text:p>3.30786</text:p>
          </table:table-cell>
          <table:table-cell office:value-type="float" office:value="6.99206" calcext:value-type="float">
            <text:p>6.99206</text:p>
          </table:table-cell>
        </table:table-row>
        <table:table-row table:style-name="ro1">
          <table:table-cell office:value-type="float" office:value="3.30993" calcext:value-type="float">
            <text:p>3.30993</text:p>
          </table:table-cell>
          <table:table-cell office:value-type="float" office:value="-5.49429" calcext:value-type="float">
            <text:p>-5.49429</text:p>
          </table:table-cell>
        </table:table-row>
        <table:table-row table:style-name="ro1">
          <table:table-cell office:value-type="float" office:value="3.312" calcext:value-type="float">
            <text:p>3.312</text:p>
          </table:table-cell>
          <table:table-cell office:value-type="float" office:value="-4.8023" calcext:value-type="float">
            <text:p>-4.8023</text:p>
          </table:table-cell>
        </table:table-row>
        <table:table-row table:style-name="ro1">
          <table:table-cell office:value-type="float" office:value="3.31407" calcext:value-type="float">
            <text:p>3.31407</text:p>
          </table:table-cell>
          <table:table-cell office:value-type="float" office:value="6.29503" calcext:value-type="float">
            <text:p>6.29503</text:p>
          </table:table-cell>
        </table:table-row>
        <table:table-row table:style-name="ro1">
          <table:table-cell office:value-type="float" office:value="3.31614" calcext:value-type="float">
            <text:p>3.31614</text:p>
          </table:table-cell>
          <table:table-cell office:value-type="float" office:value="0.745051" calcext:value-type="float">
            <text:p>0.745051</text:p>
          </table:table-cell>
        </table:table-row>
        <table:table-row table:style-name="ro1">
          <table:table-cell office:value-type="float" office:value="3.31821" calcext:value-type="float">
            <text:p>3.31821</text:p>
          </table:table-cell>
          <table:table-cell office:value-type="float" office:value="0.744173" calcext:value-type="float">
            <text:p>0.744173</text:p>
          </table:table-cell>
        </table:table-row>
        <table:table-row table:style-name="ro1">
          <table:table-cell office:value-type="float" office:value="3.32028" calcext:value-type="float">
            <text:p>3.32028</text:p>
          </table:table-cell>
          <table:table-cell office:value-type="float" office:value="1.43703" calcext:value-type="float">
            <text:p>1.43703</text:p>
          </table:table-cell>
        </table:table-row>
        <table:table-row table:style-name="ro1">
          <table:table-cell office:value-type="float" office:value="3.32235" calcext:value-type="float">
            <text:p>3.32235</text:p>
          </table:table-cell>
          <table:table-cell office:value-type="float" office:value="0.0488706" calcext:value-type="float">
            <text:p>0.0488706</text:p>
          </table:table-cell>
        </table:table-row>
        <table:table-row table:style-name="ro1">
          <table:table-cell office:value-type="float" office:value="3.32442" calcext:value-type="float">
            <text:p>3.32442</text:p>
          </table:table-cell>
          <table:table-cell office:value-type="float" office:value="0.741625" calcext:value-type="float">
            <text:p>0.741625</text:p>
          </table:table-cell>
        </table:table-row>
        <table:table-row table:style-name="ro1">
          <table:table-cell office:value-type="float" office:value="3.32649" calcext:value-type="float">
            <text:p>3.32649</text:p>
          </table:table-cell>
          <table:table-cell office:value-type="float" office:value="0.74074" calcext:value-type="float">
            <text:p>0.74074</text:p>
          </table:table-cell>
        </table:table-row>
        <table:table-row table:style-name="ro1">
          <table:table-cell office:value-type="float" office:value="3.32856" calcext:value-type="float">
            <text:p>3.32856</text:p>
          </table:table-cell>
          <table:table-cell office:value-type="float" office:value="1.43359" calcext:value-type="float">
            <text:p>1.43359</text:p>
          </table:table-cell>
        </table:table-row>
        <table:table-row table:style-name="ro1">
          <table:table-cell office:value-type="float" office:value="3.33063" calcext:value-type="float">
            <text:p>3.33063</text:p>
          </table:table-cell>
          <table:table-cell office:value-type="float" office:value="0.045424" calcext:value-type="float">
            <text:p>0.045424</text:p>
          </table:table-cell>
        </table:table-row>
        <table:table-row table:style-name="ro1">
          <table:table-cell office:value-type="float" office:value="3.3327" calcext:value-type="float">
            <text:p>3.3327</text:p>
          </table:table-cell>
          <table:table-cell office:value-type="float" office:value="0.738171" calcext:value-type="float">
            <text:p>0.738171</text:p>
          </table:table-cell>
        </table:table-row>
        <table:table-row table:style-name="ro1">
          <table:table-cell office:value-type="float" office:value="3.33477" calcext:value-type="float">
            <text:p>3.33477</text:p>
          </table:table-cell>
          <table:table-cell office:value-type="float" office:value="0.737279" calcext:value-type="float">
            <text:p>0.737279</text:p>
          </table:table-cell>
        </table:table-row>
        <table:table-row table:style-name="ro1">
          <table:table-cell office:value-type="float" office:value="3.33684" calcext:value-type="float">
            <text:p>3.33684</text:p>
          </table:table-cell>
          <table:table-cell office:value-type="float" office:value="0.736384" calcext:value-type="float">
            <text:p>0.736384</text:p>
          </table:table-cell>
        </table:table-row>
        <table:table-row table:style-name="ro1">
          <table:table-cell office:value-type="float" office:value="3.33891" calcext:value-type="float">
            <text:p>3.33891</text:p>
          </table:table-cell>
          <table:table-cell office:value-type="float" office:value="1.42923" calcext:value-type="float">
            <text:p>1.42923</text:p>
          </table:table-cell>
        </table:table-row>
        <table:table-row table:style-name="ro1">
          <table:table-cell office:value-type="float" office:value="3.34098" calcext:value-type="float">
            <text:p>3.34098</text:p>
          </table:table-cell>
          <table:table-cell office:value-type="float" office:value="0.0410519" calcext:value-type="float">
            <text:p>0.0410519</text:p>
          </table:table-cell>
        </table:table-row>
        <table:table-row table:style-name="ro1">
          <table:table-cell office:value-type="float" office:value="3.34305" calcext:value-type="float">
            <text:p>3.34305</text:p>
          </table:table-cell>
          <table:table-cell office:value-type="float" office:value="0.73379" calcext:value-type="float">
            <text:p>0.73379</text:p>
          </table:table-cell>
        </table:table-row>
        <table:table-row table:style-name="ro1">
          <table:table-cell office:value-type="float" office:value="3.34512" calcext:value-type="float">
            <text:p>3.34512</text:p>
          </table:table-cell>
          <table:table-cell office:value-type="float" office:value="0.732889" calcext:value-type="float">
            <text:p>0.732889</text:p>
          </table:table-cell>
        </table:table-row>
        <table:table-row table:style-name="ro1">
          <table:table-cell office:value-type="float" office:value="3.34719" calcext:value-type="float">
            <text:p>3.34719</text:p>
          </table:table-cell>
          <table:table-cell office:value-type="float" office:value="0.731986" calcext:value-type="float">
            <text:p>0.731986</text:p>
          </table:table-cell>
        </table:table-row>
        <table:table-row table:style-name="ro1">
          <table:table-cell office:value-type="float" office:value="3.34926" calcext:value-type="float">
            <text:p>3.34926</text:p>
          </table:table-cell>
          <table:table-cell office:value-type="float" office:value="1.42482" calcext:value-type="float">
            <text:p>1.42482</text:p>
          </table:table-cell>
        </table:table-row>
        <table:table-row table:style-name="ro1">
          <table:table-cell office:value-type="float" office:value="3.35133" calcext:value-type="float">
            <text:p>3.35133</text:p>
          </table:table-cell>
          <table:table-cell office:value-type="float" office:value="0.0366365" calcext:value-type="float">
            <text:p>0.0366365</text:p>
          </table:table-cell>
        </table:table-row>
        <table:table-row table:style-name="ro1">
          <table:table-cell office:value-type="float" office:value="3.3534" calcext:value-type="float">
            <text:p>3.3534</text:p>
          </table:table-cell>
          <table:table-cell office:value-type="float" office:value="0.729366" calcext:value-type="float">
            <text:p>0.729366</text:p>
          </table:table-cell>
        </table:table-row>
        <table:table-row table:style-name="ro1">
          <table:table-cell office:value-type="float" office:value="3.35547" calcext:value-type="float">
            <text:p>3.35547</text:p>
          </table:table-cell>
          <table:table-cell office:value-type="float" office:value="6.97211" calcext:value-type="float">
            <text:p>6.97211</text:p>
          </table:table-cell>
        </table:table-row>
        <table:table-row table:style-name="ro1">
          <table:table-cell office:value-type="float" office:value="3.35754" calcext:value-type="float">
            <text:p>3.35754</text:p>
          </table:table-cell>
          <table:table-cell office:value-type="float" office:value="-11.7579" calcext:value-type="float">
            <text:p>-11.7579</text:p>
          </table:table-cell>
        </table:table-row>
        <table:table-row table:style-name="ro1">
          <table:table-cell office:value-type="float" office:value="3.35961" calcext:value-type="float">
            <text:p>3.35961</text:p>
          </table:table-cell>
          <table:table-cell office:value-type="float" office:value="1.41945" calcext:value-type="float">
            <text:p>1.41945</text:p>
          </table:table-cell>
        </table:table-row>
        <table:table-row table:style-name="ro1">
          <table:table-cell office:value-type="float" office:value="3.36168" calcext:value-type="float">
            <text:p>3.36168</text:p>
          </table:table-cell>
          <table:table-cell office:value-type="float" office:value="6.274" calcext:value-type="float">
            <text:p>6.274</text:p>
          </table:table-cell>
        </table:table-row>
        <table:table-row table:style-name="ro1">
          <table:table-cell office:value-type="float" office:value="3.36375" calcext:value-type="float">
            <text:p>3.36375</text:p>
          </table:table-cell>
          <table:table-cell office:value-type="float" office:value="6.96764" calcext:value-type="float">
            <text:p>6.96764</text:p>
          </table:table-cell>
        </table:table-row>
        <table:table-row table:style-name="ro1">
          <table:table-cell office:value-type="float" office:value="3.36582" calcext:value-type="float">
            <text:p>3.36582</text:p>
          </table:table-cell>
          <table:table-cell office:value-type="float" office:value="-5.51876" calcext:value-type="float">
            <text:p>-5.51876</text:p>
          </table:table-cell>
        </table:table-row>
        <table:table-row table:style-name="ro1">
          <table:table-cell office:value-type="float" office:value="3.36789" calcext:value-type="float">
            <text:p>3.36789</text:p>
          </table:table-cell>
          <table:table-cell office:value-type="float" office:value="1.4168" calcext:value-type="float">
            <text:p>1.4168</text:p>
          </table:table-cell>
        </table:table-row>
        <table:table-row table:style-name="ro1">
          <table:table-cell office:value-type="float" office:value="3.36996" calcext:value-type="float">
            <text:p>3.36996</text:p>
          </table:table-cell>
          <table:table-cell office:value-type="float" office:value="0.028601" calcext:value-type="float">
            <text:p>0.028601</text:p>
          </table:table-cell>
        </table:table-row>
        <table:table-row table:style-name="ro1">
          <table:table-cell office:value-type="float" office:value="3.37203" calcext:value-type="float">
            <text:p>3.37203</text:p>
          </table:table-cell>
          <table:table-cell office:value-type="float" office:value="-5.52235" calcext:value-type="float">
            <text:p>-5.52235</text:p>
          </table:table-cell>
        </table:table-row>
        <table:table-row table:style-name="ro1">
          <table:table-cell office:value-type="float" office:value="3.3741" calcext:value-type="float">
            <text:p>3.3741</text:p>
          </table:table-cell>
          <table:table-cell office:value-type="float" office:value="13.2059" calcext:value-type="float">
            <text:p>13.2059</text:p>
          </table:table-cell>
        </table:table-row>
        <table:table-row table:style-name="ro1">
          <table:table-cell office:value-type="float" office:value="3.37617" calcext:value-type="float">
            <text:p>3.37617</text:p>
          </table:table-cell>
          <table:table-cell office:value-type="float" office:value="-11.0732" calcext:value-type="float">
            <text:p>-11.0732</text:p>
          </table:table-cell>
        </table:table-row>
        <table:table-row table:style-name="ro1">
          <table:table-cell office:value-type="float" office:value="3.37824" calcext:value-type="float">
            <text:p>3.37824</text:p>
          </table:table-cell>
          <table:table-cell office:value-type="float" office:value="6.26681" calcext:value-type="float">
            <text:p>6.26681</text:p>
          </table:table-cell>
        </table:table-row>
        <table:table-row table:style-name="ro1">
          <table:table-cell office:value-type="float" office:value="3.38031" calcext:value-type="float">
            <text:p>3.38031</text:p>
          </table:table-cell>
          <table:table-cell office:value-type="float" office:value="0.716771" calcext:value-type="float">
            <text:p>0.716771</text:p>
          </table:table-cell>
        </table:table-row>
        <table:table-row table:style-name="ro1">
          <table:table-cell office:value-type="float" office:value="3.38238" calcext:value-type="float">
            <text:p>3.38238</text:p>
          </table:table-cell>
          <table:table-cell office:value-type="float" office:value="0.715837" calcext:value-type="float">
            <text:p>0.715837</text:p>
          </table:table-cell>
        </table:table-row>
        <table:table-row table:style-name="ro1">
          <table:table-cell office:value-type="float" office:value="3.38445" calcext:value-type="float">
            <text:p>3.38445</text:p>
          </table:table-cell>
          <table:table-cell office:value-type="float" office:value="0.7149" calcext:value-type="float">
            <text:p>0.7149</text:p>
          </table:table-cell>
        </table:table-row>
        <table:table-row table:style-name="ro1">
          <table:table-cell office:value-type="float" office:value="3.38652" calcext:value-type="float">
            <text:p>3.38652</text:p>
          </table:table-cell>
          <table:table-cell office:value-type="float" office:value="1.4077" calcext:value-type="float">
            <text:p>1.4077</text:p>
          </table:table-cell>
        </table:table-row>
        <table:table-row table:style-name="ro1">
          <table:table-cell office:value-type="float" office:value="3.38859" calcext:value-type="float">
            <text:p>3.38859</text:p>
          </table:table-cell>
          <table:table-cell office:value-type="float" office:value="0.0194884" calcext:value-type="float">
            <text:p>0.0194884</text:p>
          </table:table-cell>
        </table:table-row>
        <table:table-row table:style-name="ro1">
          <table:table-cell office:value-type="float" office:value="3.39066" calcext:value-type="float">
            <text:p>3.39066</text:p>
          </table:table-cell>
          <table:table-cell office:value-type="float" office:value="0.712185" calcext:value-type="float">
            <text:p>0.712185</text:p>
          </table:table-cell>
        </table:table-row>
        <table:table-row table:style-name="ro1">
          <table:table-cell office:value-type="float" office:value="3.39273" calcext:value-type="float">
            <text:p>3.39273</text:p>
          </table:table-cell>
          <table:table-cell office:value-type="float" office:value="0.711242" calcext:value-type="float">
            <text:p>0.711242</text:p>
          </table:table-cell>
        </table:table-row>
        <table:table-row table:style-name="ro1">
          <table:table-cell office:value-type="float" office:value="3.3948" calcext:value-type="float">
            <text:p>3.3948</text:p>
          </table:table-cell>
          <table:table-cell office:value-type="float" office:value="0.710297" calcext:value-type="float">
            <text:p>0.710297</text:p>
          </table:table-cell>
        </table:table-row>
        <table:table-row table:style-name="ro1">
          <table:table-cell office:value-type="float" office:value="3.39687" calcext:value-type="float">
            <text:p>3.39687</text:p>
          </table:table-cell>
          <table:table-cell office:value-type="float" office:value="1.40309" calcext:value-type="float">
            <text:p>1.40309</text:p>
          </table:table-cell>
        </table:table-row>
        <table:table-row table:style-name="ro1">
          <table:table-cell office:value-type="float" office:value="3.39894" calcext:value-type="float">
            <text:p>3.39894</text:p>
          </table:table-cell>
          <table:table-cell office:value-type="float" office:value="0.0148689" calcext:value-type="float">
            <text:p>0.0148689</text:p>
          </table:table-cell>
        </table:table-row>
        <table:table-row table:style-name="ro1">
          <table:table-cell office:value-type="float" office:value="3.40101" calcext:value-type="float">
            <text:p>3.40101</text:p>
          </table:table-cell>
          <table:table-cell office:value-type="float" office:value="0.707557" calcext:value-type="float">
            <text:p>0.707557</text:p>
          </table:table-cell>
        </table:table-row>
        <table:table-row table:style-name="ro1">
          <table:table-cell office:value-type="float" office:value="3.40308" calcext:value-type="float">
            <text:p>3.40308</text:p>
          </table:table-cell>
          <table:table-cell office:value-type="float" office:value="0.706605" calcext:value-type="float">
            <text:p>0.706605</text:p>
          </table:table-cell>
        </table:table-row>
        <table:table-row table:style-name="ro1">
          <table:table-cell office:value-type="float" office:value="3.40515" calcext:value-type="float">
            <text:p>3.40515</text:p>
          </table:table-cell>
          <table:table-cell office:value-type="float" office:value="0.705652" calcext:value-type="float">
            <text:p>0.705652</text:p>
          </table:table-cell>
        </table:table-row>
        <table:table-row table:style-name="ro1">
          <table:table-cell office:value-type="float" office:value="3.40722" calcext:value-type="float">
            <text:p>3.40722</text:p>
          </table:table-cell>
          <table:table-cell office:value-type="float" office:value="1.39844" calcext:value-type="float">
            <text:p>1.39844</text:p>
          </table:table-cell>
        </table:table-row>
        <table:table-row table:style-name="ro1">
          <table:table-cell office:value-type="float" office:value="3.40929" calcext:value-type="float">
            <text:p>3.40929</text:p>
          </table:table-cell>
          <table:table-cell office:value-type="float" office:value="0.0102076" calcext:value-type="float">
            <text:p>0.0102076</text:p>
          </table:table-cell>
        </table:table-row>
        <table:table-row table:style-name="ro1">
          <table:table-cell office:value-type="float" office:value="3.41136" calcext:value-type="float">
            <text:p>3.41136</text:p>
          </table:table-cell>
          <table:table-cell office:value-type="float" office:value="0.702887" calcext:value-type="float">
            <text:p>0.702887</text:p>
          </table:table-cell>
        </table:table-row>
        <table:table-row table:style-name="ro1">
          <table:table-cell office:value-type="float" office:value="3.41343" calcext:value-type="float">
            <text:p>3.41343</text:p>
          </table:table-cell>
          <table:table-cell office:value-type="float" office:value="-4.84803" calcext:value-type="float">
            <text:p>-4.84803</text:p>
          </table:table-cell>
        </table:table-row>
        <table:table-row table:style-name="ro1">
          <table:table-cell office:value-type="float" office:value="3.4155" calcext:value-type="float">
            <text:p>3.4155</text:p>
          </table:table-cell>
          <table:table-cell office:value-type="float" office:value="12.4929" calcext:value-type="float">
            <text:p>12.4929</text:p>
          </table:table-cell>
        </table:table-row>
        <table:table-row table:style-name="ro1">
          <table:table-cell office:value-type="float" office:value="3.41757" calcext:value-type="float">
            <text:p>3.41757</text:p>
          </table:table-cell>
          <table:table-cell office:value-type="float" office:value="-11.7863" calcext:value-type="float">
            <text:p>-11.7863</text:p>
          </table:table-cell>
        </table:table-row>
        <table:table-row table:style-name="ro1">
          <table:table-cell office:value-type="float" office:value="3.41964" calcext:value-type="float">
            <text:p>3.41964</text:p>
          </table:table-cell>
          <table:table-cell office:value-type="float" office:value="13.1846" calcext:value-type="float">
            <text:p>13.1846</text:p>
          </table:table-cell>
        </table:table-row>
        <table:table-row table:style-name="ro1">
          <table:table-cell office:value-type="float" office:value="3.42171" calcext:value-type="float">
            <text:p>3.42171</text:p>
          </table:table-cell>
          <table:table-cell office:value-type="float" office:value="-5.54457" calcext:value-type="float">
            <text:p>-5.54457</text:p>
          </table:table-cell>
        </table:table-row>
        <table:table-row table:style-name="ro1">
          <table:table-cell office:value-type="float" office:value="3.42378" calcext:value-type="float">
            <text:p>3.42378</text:p>
          </table:table-cell>
          <table:table-cell office:value-type="float" office:value="0.697207" calcext:value-type="float">
            <text:p>0.697207</text:p>
          </table:table-cell>
        </table:table-row>
        <table:table-row table:style-name="ro1">
          <table:table-cell office:value-type="float" office:value="3.42585" calcext:value-type="float">
            <text:p>3.42585</text:p>
          </table:table-cell>
          <table:table-cell office:value-type="float" office:value="1.38998" calcext:value-type="float">
            <text:p>1.38998</text:p>
          </table:table-cell>
        </table:table-row>
        <table:table-row table:style-name="ro1">
          <table:table-cell office:value-type="float" office:value="3.42792" calcext:value-type="float">
            <text:p>3.42792</text:p>
          </table:table-cell>
          <table:table-cell office:value-type="float" office:value="0.00173449" calcext:value-type="float">
            <text:p>0.00173449</text:p>
          </table:table-cell>
        </table:table-row>
        <table:table-row table:style-name="ro1">
          <table:table-cell office:value-type="float" office:value="3.42999" calcext:value-type="float">
            <text:p>3.42999</text:p>
          </table:table-cell>
          <table:table-cell office:value-type="float" office:value="0.694399" calcext:value-type="float">
            <text:p>0.694399</text:p>
          </table:table-cell>
        </table:table-row>
        <table:table-row table:style-name="ro1">
          <table:table-cell office:value-type="float" office:value="3.43206" calcext:value-type="float">
            <text:p>3.43206</text:p>
          </table:table-cell>
          <table:table-cell office:value-type="float" office:value="0.693424" calcext:value-type="float">
            <text:p>0.693424</text:p>
          </table:table-cell>
        </table:table-row>
        <table:table-row table:style-name="ro1">
          <table:table-cell office:value-type="float" office:value="3.43413" calcext:value-type="float">
            <text:p>3.43413</text:p>
          </table:table-cell>
          <table:table-cell office:value-type="float" office:value="0.692446" calcext:value-type="float">
            <text:p>0.692446</text:p>
          </table:table-cell>
        </table:table-row>
        <table:table-row table:style-name="ro1">
          <table:table-cell office:value-type="float" office:value="3.4362" calcext:value-type="float">
            <text:p>3.4362</text:p>
          </table:table-cell>
          <table:table-cell office:value-type="float" office:value="1.38521" calcext:value-type="float">
            <text:p>1.38521</text:p>
          </table:table-cell>
        </table:table-row>
        <table:table-row table:style-name="ro1">
          <table:table-cell office:value-type="float" office:value="3.43827" calcext:value-type="float">
            <text:p>3.43827</text:p>
          </table:table-cell>
          <table:table-cell office:value-type="float" office:value="-0.00304213" calcext:value-type="float">
            <text:p>-0.00304213</text:p>
          </table:table-cell>
        </table:table-row>
        <table:table-row table:style-name="ro1">
          <table:table-cell office:value-type="float" office:value="3.44034" calcext:value-type="float">
            <text:p>3.44034</text:p>
          </table:table-cell>
          <table:table-cell office:value-type="float" office:value="0.689614" calcext:value-type="float">
            <text:p>0.689614</text:p>
          </table:table-cell>
        </table:table-row>
        <table:table-row table:style-name="ro1">
          <table:table-cell office:value-type="float" office:value="3.44241" calcext:value-type="float">
            <text:p>3.44241</text:p>
          </table:table-cell>
          <table:table-cell office:value-type="float" office:value="0.68863" calcext:value-type="float">
            <text:p>0.68863</text:p>
          </table:table-cell>
        </table:table-row>
        <table:table-row table:style-name="ro1">
          <table:table-cell office:value-type="float" office:value="3.44448" calcext:value-type="float">
            <text:p>3.44448</text:p>
          </table:table-cell>
          <table:table-cell office:value-type="float" office:value="-4.86234" calcext:value-type="float">
            <text:p>-4.86234</text:p>
          </table:table-cell>
        </table:table-row>
        <table:table-row table:style-name="ro1">
          <table:table-cell office:value-type="float" office:value="3.44655" calcext:value-type="float">
            <text:p>3.44655</text:p>
          </table:table-cell>
          <table:table-cell office:value-type="float" office:value="6.23488" calcext:value-type="float">
            <text:p>6.23488</text:p>
          </table:table-cell>
        </table:table-row>
        <table:table-row table:style-name="ro1">
          <table:table-cell office:value-type="float" office:value="3.44862" calcext:value-type="float">
            <text:p>3.44862</text:p>
          </table:table-cell>
          <table:table-cell office:value-type="float" office:value="0.684788" calcext:value-type="float">
            <text:p>0.684788</text:p>
          </table:table-cell>
        </table:table-row>
        <table:table-row table:style-name="ro1">
          <table:table-cell office:value-type="float" office:value="3.45069" calcext:value-type="float">
            <text:p>3.45069</text:p>
          </table:table-cell>
          <table:table-cell office:value-type="float" office:value="0.683796" calcext:value-type="float">
            <text:p>0.683796</text:p>
          </table:table-cell>
        </table:table-row>
        <table:table-row table:style-name="ro1">
          <table:table-cell office:value-type="float" office:value="3.45276" calcext:value-type="float">
            <text:p>3.45276</text:p>
          </table:table-cell>
          <table:table-cell office:value-type="float" office:value="0.682803" calcext:value-type="float">
            <text:p>0.682803</text:p>
          </table:table-cell>
        </table:table-row>
        <table:table-row table:style-name="ro1">
          <table:table-cell office:value-type="float" office:value="3.45483" calcext:value-type="float">
            <text:p>3.45483</text:p>
          </table:table-cell>
          <table:table-cell office:value-type="float" office:value="1.37556" calcext:value-type="float">
            <text:p>1.37556</text:p>
          </table:table-cell>
        </table:table-row>
        <table:table-row table:style-name="ro1">
          <table:table-cell office:value-type="float" office:value="3.4569" calcext:value-type="float">
            <text:p>3.4569</text:p>
          </table:table-cell>
          <table:table-cell office:value-type="float" office:value="-0.0127173" calcext:value-type="float">
            <text:p>-0.0127173</text:p>
          </table:table-cell>
        </table:table-row>
        <table:table-row table:style-name="ro1">
          <table:table-cell office:value-type="float" office:value="3.45897" calcext:value-type="float">
            <text:p>3.45897</text:p>
          </table:table-cell>
          <table:table-cell office:value-type="float" office:value="-5.56382" calcext:value-type="float">
            <text:p>-5.56382</text:p>
          </table:table-cell>
        </table:table-row>
        <table:table-row table:style-name="ro1">
          <table:table-cell office:value-type="float" office:value="3.46104" calcext:value-type="float">
            <text:p>3.46104</text:p>
          </table:table-cell>
          <table:table-cell office:value-type="float" office:value="1.37067" calcext:value-type="float">
            <text:p>1.37067</text:p>
          </table:table-cell>
        </table:table-row>
        <table:table-row table:style-name="ro1">
          <table:table-cell office:value-type="float" office:value="3.46311" calcext:value-type="float">
            <text:p>3.46311</text:p>
          </table:table-cell>
          <table:table-cell office:value-type="float" office:value="6.22513" calcext:value-type="float">
            <text:p>6.22513</text:p>
          </table:table-cell>
        </table:table-row>
        <table:table-row table:style-name="ro1">
          <table:table-cell office:value-type="float" office:value="3.46518" calcext:value-type="float">
            <text:p>3.46518</text:p>
          </table:table-cell>
          <table:table-cell office:value-type="float" office:value="0.675016" calcext:value-type="float">
            <text:p>0.675016</text:p>
          </table:table-cell>
        </table:table-row>
        <table:table-row table:style-name="ro1">
          <table:table-cell office:value-type="float" office:value="3.46725" calcext:value-type="float">
            <text:p>3.46725</text:p>
          </table:table-cell>
          <table:table-cell office:value-type="float" office:value="-4.876" calcext:value-type="float">
            <text:p>-4.876</text:p>
          </table:table-cell>
        </table:table-row>
        <table:table-row table:style-name="ro1">
          <table:table-cell office:value-type="float" office:value="3.46932" calcext:value-type="float">
            <text:p>3.46932</text:p>
          </table:table-cell>
          <table:table-cell office:value-type="float" office:value="6.2212" calcext:value-type="float">
            <text:p>6.2212</text:p>
          </table:table-cell>
        </table:table-row>
        <table:table-row table:style-name="ro1">
          <table:table-cell office:value-type="float" office:value="3.47139" calcext:value-type="float">
            <text:p>3.47139</text:p>
          </table:table-cell>
          <table:table-cell office:value-type="float" office:value="6.91484" calcext:value-type="float">
            <text:p>6.91484</text:p>
          </table:table-cell>
        </table:table-row>
        <table:table-row table:style-name="ro1">
          <table:table-cell office:value-type="float" office:value="3.47346" calcext:value-type="float">
            <text:p>3.47346</text:p>
          </table:table-cell>
          <table:table-cell office:value-type="float" office:value="-5.57166" calcext:value-type="float">
            <text:p>-5.57166</text:p>
          </table:table-cell>
        </table:table-row>
        <table:table-row table:style-name="ro1">
          <table:table-cell office:value-type="float" office:value="3.47553" calcext:value-type="float">
            <text:p>3.47553</text:p>
          </table:table-cell>
          <table:table-cell office:value-type="float" office:value="0.67007" calcext:value-type="float">
            <text:p>0.67007</text:p>
          </table:table-cell>
        </table:table-row>
        <table:table-row table:style-name="ro1">
          <table:table-cell office:value-type="float" office:value="3.4776" calcext:value-type="float">
            <text:p>3.4776</text:p>
          </table:table-cell>
          <table:table-cell office:value-type="float" office:value="0.669054" calcext:value-type="float">
            <text:p>0.669054</text:p>
          </table:table-cell>
        </table:table-row>
        <table:table-row table:style-name="ro1">
          <table:table-cell office:value-type="float" office:value="3.47967" calcext:value-type="float">
            <text:p>3.47967</text:p>
          </table:table-cell>
          <table:table-cell office:value-type="float" office:value="1.36179" calcext:value-type="float">
            <text:p>1.36179</text:p>
          </table:table-cell>
        </table:table-row>
        <table:table-row table:style-name="ro1">
          <table:table-cell office:value-type="float" office:value="3.48174" calcext:value-type="float">
            <text:p>3.48174</text:p>
          </table:table-cell>
          <table:table-cell office:value-type="float" office:value="-0.0265091" calcext:value-type="float">
            <text:p>-0.0265091</text:p>
          </table:table-cell>
        </table:table-row>
        <table:table-row table:style-name="ro1">
          <table:table-cell office:value-type="float" office:value="3.48381" calcext:value-type="float">
            <text:p>3.48381</text:p>
          </table:table-cell>
          <table:table-cell office:value-type="float" office:value="-5.57766" calcext:value-type="float">
            <text:p>-5.57766</text:p>
          </table:table-cell>
        </table:table-row>
        <table:table-row table:style-name="ro1">
          <table:table-cell office:value-type="float" office:value="3.48588" calcext:value-type="float">
            <text:p>3.48588</text:p>
          </table:table-cell>
          <table:table-cell office:value-type="float" office:value="13.1506" calcext:value-type="float">
            <text:p>13.1506</text:p>
          </table:table-cell>
        </table:table-row>
        <table:table-row table:style-name="ro1">
          <table:table-cell office:value-type="float" office:value="3.48795" calcext:value-type="float">
            <text:p>3.48795</text:p>
          </table:table-cell>
          <table:table-cell office:value-type="float" office:value="-5.57868" calcext:value-type="float">
            <text:p>-5.57868</text:p>
          </table:table-cell>
        </table:table-row>
        <table:table-row table:style-name="ro1">
          <table:table-cell office:value-type="float" office:value="3.49002" calcext:value-type="float">
            <text:p>3.49002</text:p>
          </table:table-cell>
          <table:table-cell office:value-type="float" office:value="1.35679" calcext:value-type="float">
            <text:p>1.35679</text:p>
          </table:table-cell>
        </table:table-row>
        <table:table-row table:style-name="ro1">
          <table:table-cell office:value-type="float" office:value="3.49209" calcext:value-type="float">
            <text:p>3.49209</text:p>
          </table:table-cell>
          <table:table-cell office:value-type="float" office:value="-0.0315178" calcext:value-type="float">
            <text:p>-0.0315178</text:p>
          </table:table-cell>
        </table:table-row>
        <table:table-row table:style-name="ro1">
          <table:table-cell office:value-type="float" office:value="3.49416" calcext:value-type="float">
            <text:p>3.49416</text:p>
          </table:table-cell>
          <table:table-cell office:value-type="float" office:value="0.661091" calcext:value-type="float">
            <text:p>0.661091</text:p>
          </table:table-cell>
        </table:table-row>
        <table:table-row table:style-name="ro1">
          <table:table-cell office:value-type="float" office:value="3.49623" calcext:value-type="float">
            <text:p>3.49623</text:p>
          </table:table-cell>
          <table:table-cell office:value-type="float" office:value="-5.58372" calcext:value-type="float">
            <text:p>-5.58372</text:p>
          </table:table-cell>
        </table:table-row>
        <table:table-row table:style-name="ro1">
          <table:table-cell office:value-type="float" office:value="3.4983" calcext:value-type="float">
            <text:p>3.4983</text:p>
          </table:table-cell>
          <table:table-cell office:value-type="float" office:value="7.59449" calcext:value-type="float">
            <text:p>7.59449</text:p>
          </table:table-cell>
        </table:table-row>
        <table:table-row table:style-name="ro1">
          <table:table-cell office:value-type="float" office:value="3.50037" calcext:value-type="float">
            <text:p>3.50037</text:p>
          </table:table-cell>
          <table:table-cell office:value-type="float" office:value="-0.0365655" calcext:value-type="float">
            <text:p>-0.0365655</text:p>
          </table:table-cell>
        </table:table-row>
        <table:table-row table:style-name="ro1">
          <table:table-cell office:value-type="float" office:value="3.50244" calcext:value-type="float">
            <text:p>3.50244</text:p>
          </table:table-cell>
          <table:table-cell office:value-type="float" office:value="0.656035" calcext:value-type="float">
            <text:p>0.656035</text:p>
          </table:table-cell>
        </table:table-row>
        <table:table-row table:style-name="ro1">
          <table:table-cell office:value-type="float" office:value="3.50451" calcext:value-type="float">
            <text:p>3.50451</text:p>
          </table:table-cell>
          <table:table-cell office:value-type="float" office:value="0.654997" calcext:value-type="float">
            <text:p>0.654997</text:p>
          </table:table-cell>
        </table:table-row>
        <table:table-row table:style-name="ro1">
          <table:table-cell office:value-type="float" office:value="3.50658" calcext:value-type="float">
            <text:p>3.50658</text:p>
          </table:table-cell>
          <table:table-cell office:value-type="float" office:value="1.34771" calcext:value-type="float">
            <text:p>1.34771</text:p>
          </table:table-cell>
        </table:table-row>
        <table:table-row table:style-name="ro1">
          <table:table-cell office:value-type="float" office:value="3.50865" calcext:value-type="float">
            <text:p>3.50865</text:p>
          </table:table-cell>
          <table:table-cell office:value-type="float" office:value="-0.0406084" calcext:value-type="float">
            <text:p>-0.0406084</text:p>
          </table:table-cell>
        </table:table-row>
        <table:table-row table:style-name="ro1">
          <table:table-cell office:value-type="float" office:value="3.51072" calcext:value-type="float">
            <text:p>3.51072</text:p>
          </table:table-cell>
          <table:table-cell office:value-type="float" office:value="0.651986" calcext:value-type="float">
            <text:p>0.651986</text:p>
          </table:table-cell>
        </table:table-row>
        <table:table-row table:style-name="ro1">
          <table:table-cell office:value-type="float" office:value="3.51279" calcext:value-type="float">
            <text:p>3.51279</text:p>
          </table:table-cell>
          <table:table-cell office:value-type="float" office:value="0.650941" calcext:value-type="float">
            <text:p>0.650941</text:p>
          </table:table-cell>
        </table:table-row>
        <table:table-row table:style-name="ro1">
          <table:table-cell office:value-type="float" office:value="3.51486" calcext:value-type="float">
            <text:p>3.51486</text:p>
          </table:table-cell>
          <table:table-cell office:value-type="float" office:value="-4.90014" calcext:value-type="float">
            <text:p>-4.90014</text:p>
          </table:table-cell>
        </table:table-row>
        <table:table-row table:style-name="ro1">
          <table:table-cell office:value-type="float" office:value="3.51693" calcext:value-type="float">
            <text:p>3.51693</text:p>
          </table:table-cell>
          <table:table-cell office:value-type="float" office:value="12.4408" calcext:value-type="float">
            <text:p>12.4408</text:p>
          </table:table-cell>
        </table:table-row>
        <table:table-row table:style-name="ro1">
          <table:table-cell office:value-type="float" office:value="3.519" calcext:value-type="float">
            <text:p>3.519</text:p>
          </table:table-cell>
          <table:table-cell office:value-type="float" office:value="-5.59483" calcext:value-type="float">
            <text:p>-5.59483</text:p>
          </table:table-cell>
        </table:table-row>
        <table:table-row table:style-name="ro1">
          <table:table-cell office:value-type="float" office:value="3.52107" calcext:value-type="float">
            <text:p>3.52107</text:p>
          </table:table-cell>
          <table:table-cell office:value-type="float" office:value="-5.59694" calcext:value-type="float">
            <text:p>-5.59694</text:p>
          </table:table-cell>
        </table:table-row>
        <table:table-row table:style-name="ro1">
          <table:table-cell office:value-type="float" office:value="3.52314" calcext:value-type="float">
            <text:p>3.52314</text:p>
          </table:table-cell>
          <table:table-cell office:value-type="float" office:value="6.8875" calcext:value-type="float">
            <text:p>6.8875</text:p>
          </table:table-cell>
        </table:table-row>
        <table:table-row table:style-name="ro1">
          <table:table-cell office:value-type="float" office:value="3.52521" calcext:value-type="float">
            <text:p>3.52521</text:p>
          </table:table-cell>
          <table:table-cell office:value-type="float" office:value="1.33745" calcext:value-type="float">
            <text:p>1.33745</text:p>
          </table:table-cell>
        </table:table-row>
        <table:table-row table:style-name="ro1">
          <table:table-cell office:value-type="float" office:value="3.52728" calcext:value-type="float">
            <text:p>3.52728</text:p>
          </table:table-cell>
          <table:table-cell office:value-type="float" office:value="-0.0508808" calcext:value-type="float">
            <text:p>-0.0508808</text:p>
          </table:table-cell>
        </table:table-row>
        <table:table-row table:style-name="ro1">
          <table:table-cell office:value-type="float" office:value="3.52935" calcext:value-type="float">
            <text:p>3.52935</text:p>
          </table:table-cell>
          <table:table-cell office:value-type="float" office:value="6.8855" calcext:value-type="float">
            <text:p>6.8855</text:p>
          </table:table-cell>
        </table:table-row>
        <table:table-row table:style-name="ro1">
          <table:table-cell office:value-type="float" office:value="3.53142" calcext:value-type="float">
            <text:p>3.53142</text:p>
          </table:table-cell>
          <table:table-cell office:value-type="float" office:value="-11.8449" calcext:value-type="float">
            <text:p>-11.8449</text:p>
          </table:table-cell>
        </table:table-row>
        <table:table-row table:style-name="ro1">
          <table:table-cell office:value-type="float" office:value="3.53349" calcext:value-type="float">
            <text:p>3.53349</text:p>
          </table:table-cell>
          <table:table-cell office:value-type="float" office:value="13.1261" calcext:value-type="float">
            <text:p>13.1261</text:p>
          </table:table-cell>
        </table:table-row>
        <table:table-row table:style-name="ro1">
          <table:table-cell office:value-type="float" office:value="3.53556" calcext:value-type="float">
            <text:p>3.53556</text:p>
          </table:table-cell>
          <table:table-cell office:value-type="float" office:value="-11.1532" calcext:value-type="float">
            <text:p>-11.1532</text:p>
          </table:table-cell>
        </table:table-row>
        <table:table-row table:style-name="ro1">
          <table:table-cell office:value-type="float" office:value="3.53763" calcext:value-type="float">
            <text:p>3.53763</text:p>
          </table:table-cell>
          <table:table-cell office:value-type="float" office:value="-0.0571408" calcext:value-type="float">
            <text:p>-0.0571408</text:p>
          </table:table-cell>
        </table:table-row>
        <table:table-row table:style-name="ro1">
          <table:table-cell office:value-type="float" office:value="3.5397" calcext:value-type="float">
            <text:p>3.5397</text:p>
          </table:table-cell>
          <table:table-cell office:value-type="float" office:value="13.122" calcext:value-type="float">
            <text:p>13.122</text:p>
          </table:table-cell>
        </table:table-row>
        <table:table-row table:style-name="ro1">
          <table:table-cell office:value-type="float" office:value="3.54177" calcext:value-type="float">
            <text:p>3.54177</text:p>
          </table:table-cell>
          <table:table-cell office:value-type="float" office:value="-5.60731" calcext:value-type="float">
            <text:p>-5.60731</text:p>
          </table:table-cell>
        </table:table-row>
        <table:table-row table:style-name="ro1">
          <table:table-cell office:value-type="float" office:value="3.54384" calcext:value-type="float">
            <text:p>3.54384</text:p>
          </table:table-cell>
          <table:table-cell office:value-type="float" office:value="1.32812" calcext:value-type="float">
            <text:p>1.32812</text:p>
          </table:table-cell>
        </table:table-row>
        <table:table-row table:style-name="ro1">
          <table:table-cell office:value-type="float" office:value="3.54591" calcext:value-type="float">
            <text:p>3.54591</text:p>
          </table:table-cell>
          <table:table-cell office:value-type="float" office:value="-0.0602318" calcext:value-type="float">
            <text:p>-0.0602318</text:p>
          </table:table-cell>
        </table:table-row>
        <table:table-row table:style-name="ro1">
          <table:table-cell office:value-type="float" office:value="3.54798" calcext:value-type="float">
            <text:p>3.54798</text:p>
          </table:table-cell>
          <table:table-cell office:value-type="float" office:value="0.632333" calcext:value-type="float">
            <text:p>0.632333</text:p>
          </table:table-cell>
        </table:table-row>
        <table:table-row table:style-name="ro1">
          <table:table-cell office:value-type="float" office:value="3.55005" calcext:value-type="float">
            <text:p>3.55005</text:p>
          </table:table-cell>
          <table:table-cell office:value-type="float" office:value="0.631259" calcext:value-type="float">
            <text:p>0.631259</text:p>
          </table:table-cell>
        </table:table-row>
        <table:table-row table:style-name="ro1">
          <table:table-cell office:value-type="float" office:value="3.55212" calcext:value-type="float">
            <text:p>3.55212</text:p>
          </table:table-cell>
          <table:table-cell office:value-type="float" office:value="0.630183" calcext:value-type="float">
            <text:p>0.630183</text:p>
          </table:table-cell>
        </table:table-row>
        <table:table-row table:style-name="ro1">
          <table:table-cell office:value-type="float" office:value="3.55419" calcext:value-type="float">
            <text:p>3.55419</text:p>
          </table:table-cell>
          <table:table-cell office:value-type="float" office:value="1.32286" calcext:value-type="float">
            <text:p>1.32286</text:p>
          </table:table-cell>
        </table:table-row>
        <table:table-row table:style-name="ro1">
          <table:table-cell office:value-type="float" office:value="3.55626" calcext:value-type="float">
            <text:p>3.55626</text:p>
          </table:table-cell>
          <table:table-cell office:value-type="float" office:value="-0.0654922" calcext:value-type="float">
            <text:p>-0.0654922</text:p>
          </table:table-cell>
        </table:table-row>
        <table:table-row table:style-name="ro1">
          <table:table-cell office:value-type="float" office:value="3.55833" calcext:value-type="float">
            <text:p>3.55833</text:p>
          </table:table-cell>
          <table:table-cell office:value-type="float" office:value="0.627065" calcext:value-type="float">
            <text:p>0.627065</text:p>
          </table:table-cell>
        </table:table-row>
        <table:table-row table:style-name="ro1">
          <table:table-cell office:value-type="float" office:value="3.5604" calcext:value-type="float">
            <text:p>3.5604</text:p>
          </table:table-cell>
          <table:table-cell office:value-type="float" office:value="0.625983" calcext:value-type="float">
            <text:p>0.625983</text:p>
          </table:table-cell>
        </table:table-row>
        <table:table-row table:style-name="ro1">
          <table:table-cell office:value-type="float" office:value="3.56247" calcext:value-type="float">
            <text:p>3.56247</text:p>
          </table:table-cell>
          <table:table-cell office:value-type="float" office:value="0.6249" calcext:value-type="float">
            <text:p>0.6249</text:p>
          </table:table-cell>
        </table:table-row>
        <table:table-row table:style-name="ro1">
          <table:table-cell office:value-type="float" office:value="3.56454" calcext:value-type="float">
            <text:p>3.56454</text:p>
          </table:table-cell>
          <table:table-cell office:value-type="float" office:value="1.31757" calcext:value-type="float">
            <text:p>1.31757</text:p>
          </table:table-cell>
        </table:table-row>
        <table:table-row table:style-name="ro1">
          <table:table-cell office:value-type="float" office:value="3.56661" calcext:value-type="float">
            <text:p>3.56661</text:p>
          </table:table-cell>
          <table:table-cell office:value-type="float" office:value="-0.0707898" calcext:value-type="float">
            <text:p>-0.0707898</text:p>
          </table:table-cell>
        </table:table-row>
        <table:table-row table:style-name="ro1">
          <table:table-cell office:value-type="float" office:value="3.56868" calcext:value-type="float">
            <text:p>3.56868</text:p>
          </table:table-cell>
          <table:table-cell office:value-type="float" office:value="0.62176" calcext:value-type="float">
            <text:p>0.62176</text:p>
          </table:table-cell>
        </table:table-row>
        <table:table-row table:style-name="ro1">
          <table:table-cell office:value-type="float" office:value="3.57075" calcext:value-type="float">
            <text:p>3.57075</text:p>
          </table:table-cell>
          <table:table-cell office:value-type="float" office:value="0.620671" calcext:value-type="float">
            <text:p>0.620671</text:p>
          </table:table-cell>
        </table:table-row>
        <table:table-row table:style-name="ro1">
          <table:table-cell office:value-type="float" office:value="3.57282" calcext:value-type="float">
            <text:p>3.57282</text:p>
          </table:table-cell>
          <table:table-cell office:value-type="float" office:value="0.619579" calcext:value-type="float">
            <text:p>0.619579</text:p>
          </table:table-cell>
        </table:table-row>
        <table:table-row table:style-name="ro1">
          <table:table-cell office:value-type="float" office:value="3.57489" calcext:value-type="float">
            <text:p>3.57489</text:p>
          </table:table-cell>
          <table:table-cell office:value-type="float" office:value="6.86232" calcext:value-type="float">
            <text:p>6.86232</text:p>
          </table:table-cell>
        </table:table-row>
        <table:table-row table:style-name="ro1">
          <table:table-cell office:value-type="float" office:value="3.57696" calcext:value-type="float">
            <text:p>3.57696</text:p>
          </table:table-cell>
          <table:table-cell office:value-type="float" office:value="-4.9305" calcext:value-type="float">
            <text:p>-4.9305</text:p>
          </table:table-cell>
        </table:table-row>
        <table:table-row table:style-name="ro1">
          <table:table-cell office:value-type="float" office:value="3.57903" calcext:value-type="float">
            <text:p>3.57903</text:p>
          </table:table-cell>
          <table:table-cell office:value-type="float" office:value="-0.076124" calcext:value-type="float">
            <text:p>-0.076124</text:p>
          </table:table-cell>
        </table:table-row>
        <table:table-row table:style-name="ro1">
          <table:table-cell office:value-type="float" office:value="3.5811" calcext:value-type="float">
            <text:p>3.5811</text:p>
          </table:table-cell>
          <table:table-cell office:value-type="float" office:value="-5.62742" calcext:value-type="float">
            <text:p>-5.62742</text:p>
          </table:table-cell>
        </table:table-row>
        <table:table-row table:style-name="ro1">
          <table:table-cell office:value-type="float" office:value="3.58317" calcext:value-type="float">
            <text:p>3.58317</text:p>
          </table:table-cell>
          <table:table-cell office:value-type="float" office:value="13.1008" calcext:value-type="float">
            <text:p>13.1008</text:p>
          </table:table-cell>
        </table:table-row>
        <table:table-row table:style-name="ro1">
          <table:table-cell office:value-type="float" office:value="3.58524" calcext:value-type="float">
            <text:p>3.58524</text:p>
          </table:table-cell>
          <table:table-cell office:value-type="float" office:value="-5.62852" calcext:value-type="float">
            <text:p>-5.62852</text:p>
          </table:table-cell>
        </table:table-row>
        <table:table-row table:style-name="ro1">
          <table:table-cell office:value-type="float" office:value="3.58731" calcext:value-type="float">
            <text:p>3.58731</text:p>
          </table:table-cell>
          <table:table-cell office:value-type="float" office:value="1.30688" calcext:value-type="float">
            <text:p>1.30688</text:p>
          </table:table-cell>
        </table:table-row>
        <table:table-row table:style-name="ro1">
          <table:table-cell office:value-type="float" office:value="3.58938" calcext:value-type="float">
            <text:p>3.58938</text:p>
          </table:table-cell>
          <table:table-cell office:value-type="float" office:value="-0.0814947" calcext:value-type="float">
            <text:p>-0.0814947</text:p>
          </table:table-cell>
        </table:table-row>
        <table:table-row table:style-name="ro1">
          <table:table-cell office:value-type="float" office:value="3.59145" calcext:value-type="float">
            <text:p>3.59145</text:p>
          </table:table-cell>
          <table:table-cell office:value-type="float" office:value="0.611041" calcext:value-type="float">
            <text:p>0.611041</text:p>
          </table:table-cell>
        </table:table-row>
        <table:table-row table:style-name="ro1">
          <table:table-cell office:value-type="float" office:value="3.59352" calcext:value-type="float">
            <text:p>3.59352</text:p>
          </table:table-cell>
          <table:table-cell office:value-type="float" office:value="0.609936" calcext:value-type="float">
            <text:p>0.609936</text:p>
          </table:table-cell>
        </table:table-row>
        <table:table-row table:style-name="ro1">
          <table:table-cell office:value-type="float" office:value="3.59559" calcext:value-type="float">
            <text:p>3.59559</text:p>
          </table:table-cell>
          <table:table-cell office:value-type="float" office:value="1.30259" calcext:value-type="float">
            <text:p>1.30259</text:p>
          </table:table-cell>
        </table:table-row>
        <table:table-row table:style-name="ro1">
          <table:table-cell office:value-type="float" office:value="3.59766" calcext:value-type="float">
            <text:p>3.59766</text:p>
          </table:table-cell>
          <table:table-cell office:value-type="float" office:value="-0.0857926" calcext:value-type="float">
            <text:p>-0.0857926</text:p>
          </table:table-cell>
        </table:table-row>
        <table:table-row table:style-name="ro1">
          <table:table-cell office:value-type="float" office:value="3.59973" calcext:value-type="float">
            <text:p>3.59973</text:p>
          </table:table-cell>
          <table:table-cell office:value-type="float" office:value="0.606737" calcext:value-type="float">
            <text:p>0.606737</text:p>
          </table:table-cell>
        </table:table-row>
        <table:table-row table:style-name="ro1">
          <table:table-cell office:value-type="float" office:value="3.6018" calcext:value-type="float">
            <text:p>3.6018</text:p>
          </table:table-cell>
          <table:table-cell office:value-type="float" office:value="-5.63823" calcext:value-type="float">
            <text:p>-5.63823</text:p>
          </table:table-cell>
        </table:table-row>
        <table:table-row table:style-name="ro1">
          <table:table-cell office:value-type="float" office:value="3.60387" calcext:value-type="float">
            <text:p>3.60387</text:p>
          </table:table-cell>
          <table:table-cell office:value-type="float" office:value="7.53991" calcext:value-type="float">
            <text:p>7.53991</text:p>
          </table:table-cell>
        </table:table-row>
        <table:table-row table:style-name="ro1">
          <table:table-cell office:value-type="float" office:value="3.60594" calcext:value-type="float">
            <text:p>3.60594</text:p>
          </table:table-cell>
          <table:table-cell office:value-type="float" office:value="-0.0912278" calcext:value-type="float">
            <text:p>-0.0912278</text:p>
          </table:table-cell>
        </table:table-row>
        <table:table-row table:style-name="ro1">
          <table:table-cell office:value-type="float" office:value="3.60801" calcext:value-type="float">
            <text:p>3.60801</text:p>
          </table:table-cell>
          <table:table-cell office:value-type="float" office:value="0.601294" calcext:value-type="float">
            <text:p>0.601294</text:p>
          </table:table-cell>
        </table:table-row>
        <table:table-row table:style-name="ro1">
          <table:table-cell office:value-type="float" office:value="3.61008" calcext:value-type="float">
            <text:p>3.61008</text:p>
          </table:table-cell>
          <table:table-cell office:value-type="float" office:value="0.600177" calcext:value-type="float">
            <text:p>0.600177</text:p>
          </table:table-cell>
        </table:table-row>
        <table:table-row table:style-name="ro1">
          <table:table-cell office:value-type="float" office:value="3.61215" calcext:value-type="float">
            <text:p>3.61215</text:p>
          </table:table-cell>
          <table:table-cell office:value-type="float" office:value="0.599057" calcext:value-type="float">
            <text:p>0.599057</text:p>
          </table:table-cell>
        </table:table-row>
        <table:table-row table:style-name="ro1">
          <table:table-cell office:value-type="float" office:value="3.61422" calcext:value-type="float">
            <text:p>3.61422</text:p>
          </table:table-cell>
          <table:table-cell office:value-type="float" office:value="1.2917" calcext:value-type="float">
            <text:p>1.2917</text:p>
          </table:table-cell>
        </table:table-row>
        <table:table-row table:style-name="ro1">
          <table:table-cell office:value-type="float" office:value="3.61629" calcext:value-type="float">
            <text:p>3.61629</text:p>
          </table:table-cell>
          <table:table-cell office:value-type="float" office:value="-0.0966986" calcext:value-type="float">
            <text:p>-0.0966986</text:p>
          </table:table-cell>
        </table:table-row>
        <table:table-row table:style-name="ro1">
          <table:table-cell office:value-type="float" office:value="3.61836" calcext:value-type="float">
            <text:p>3.61836</text:p>
          </table:table-cell>
          <table:table-cell office:value-type="float" office:value="0.595816" calcext:value-type="float">
            <text:p>0.595816</text:p>
          </table:table-cell>
        </table:table-row>
        <table:table-row table:style-name="ro1">
          <table:table-cell office:value-type="float" office:value="3.62043" calcext:value-type="float">
            <text:p>3.62043</text:p>
          </table:table-cell>
          <table:table-cell office:value-type="float" office:value="0.594691" calcext:value-type="float">
            <text:p>0.594691</text:p>
          </table:table-cell>
        </table:table-row>
        <table:table-row table:style-name="ro1">
          <table:table-cell office:value-type="float" office:value="3.6225" calcext:value-type="float">
            <text:p>3.6225</text:p>
          </table:table-cell>
          <table:table-cell office:value-type="float" office:value="0.593565" calcext:value-type="float">
            <text:p>0.593565</text:p>
          </table:table-cell>
        </table:table-row>
        <table:table-row table:style-name="ro1">
          <table:table-cell office:value-type="float" office:value="3.62457" calcext:value-type="float">
            <text:p>3.62457</text:p>
          </table:table-cell>
          <table:table-cell office:value-type="float" office:value="-4.95767" calcext:value-type="float">
            <text:p>-4.95767</text:p>
          </table:table-cell>
        </table:table-row>
        <table:table-row table:style-name="ro1">
          <table:table-cell office:value-type="float" office:value="3.62664" calcext:value-type="float">
            <text:p>3.62664</text:p>
          </table:table-cell>
          <table:table-cell office:value-type="float" office:value="6.13941" calcext:value-type="float">
            <text:p>6.13941</text:p>
          </table:table-cell>
        </table:table-row>
        <table:table-row table:style-name="ro1">
          <table:table-cell office:value-type="float" office:value="3.62871" calcext:value-type="float">
            <text:p>3.62871</text:p>
          </table:table-cell>
          <table:table-cell office:value-type="float" office:value="0.589171" calcext:value-type="float">
            <text:p>0.589171</text:p>
          </table:table-cell>
        </table:table-row>
        <table:table-row table:style-name="ro1">
          <table:table-cell office:value-type="float" office:value="3.63078" calcext:value-type="float">
            <text:p>3.63078</text:p>
          </table:table-cell>
          <table:table-cell office:value-type="float" office:value="0.588038" calcext:value-type="float">
            <text:p>0.588038</text:p>
          </table:table-cell>
        </table:table-row>
        <table:table-row table:style-name="ro1">
          <table:table-cell office:value-type="float" office:value="3.63285" calcext:value-type="float">
            <text:p>3.63285</text:p>
          </table:table-cell>
          <table:table-cell office:value-type="float" office:value="1.28067" calcext:value-type="float">
            <text:p>1.28067</text:p>
          </table:table-cell>
        </table:table-row>
        <table:table-row table:style-name="ro1">
          <table:table-cell office:value-type="float" office:value="3.63492" calcext:value-type="float">
            <text:p>3.63492</text:p>
          </table:table-cell>
          <table:table-cell office:value-type="float" office:value="-0.107745" calcext:value-type="float">
            <text:p>-0.107745</text:p>
          </table:table-cell>
        </table:table-row>
        <table:table-row table:style-name="ro1">
          <table:table-cell office:value-type="float" office:value="3.63699" calcext:value-type="float">
            <text:p>3.63699</text:p>
          </table:table-cell>
          <table:table-cell office:value-type="float" office:value="0.584755" calcext:value-type="float">
            <text:p>0.584755</text:p>
          </table:table-cell>
        </table:table-row>
        <table:table-row table:style-name="ro1">
          <table:table-cell office:value-type="float" office:value="3.63906" calcext:value-type="float">
            <text:p>3.63906</text:p>
          </table:table-cell>
          <table:table-cell office:value-type="float" office:value="0.583616" calcext:value-type="float">
            <text:p>0.583616</text:p>
          </table:table-cell>
        </table:table-row>
        <table:table-row table:style-name="ro1">
          <table:table-cell office:value-type="float" office:value="3.64113" calcext:value-type="float">
            <text:p>3.64113</text:p>
          </table:table-cell>
          <table:table-cell office:value-type="float" office:value="-4.96765" calcext:value-type="float">
            <text:p>-4.96765</text:p>
          </table:table-cell>
        </table:table-row>
        <table:table-row table:style-name="ro1">
          <table:table-cell office:value-type="float" office:value="3.6432" calcext:value-type="float">
            <text:p>3.6432</text:p>
          </table:table-cell>
          <table:table-cell office:value-type="float" office:value="12.3733" calcext:value-type="float">
            <text:p>12.3733</text:p>
          </table:table-cell>
        </table:table-row>
        <table:table-row table:style-name="ro1">
          <table:table-cell office:value-type="float" office:value="3.64527" calcext:value-type="float">
            <text:p>3.64527</text:p>
          </table:table-cell>
          <table:table-cell office:value-type="float" office:value="-5.66243" calcext:value-type="float">
            <text:p>-5.66243</text:p>
          </table:table-cell>
        </table:table-row>
        <table:table-row table:style-name="ro1">
          <table:table-cell office:value-type="float" office:value="3.64734" calcext:value-type="float">
            <text:p>3.64734</text:p>
          </table:table-cell>
          <table:table-cell office:value-type="float" office:value="0.579173" calcext:value-type="float">
            <text:p>0.579173</text:p>
          </table:table-cell>
        </table:table-row>
        <table:table-row table:style-name="ro1">
          <table:table-cell office:value-type="float" office:value="3.64941" calcext:value-type="float">
            <text:p>3.64941</text:p>
          </table:table-cell>
          <table:table-cell office:value-type="float" office:value="0.578027" calcext:value-type="float">
            <text:p>0.578027</text:p>
          </table:table-cell>
        </table:table-row>
        <table:table-row table:style-name="ro1">
          <table:table-cell office:value-type="float" office:value="3.65148" calcext:value-type="float">
            <text:p>3.65148</text:p>
          </table:table-cell>
          <table:table-cell office:value-type="float" office:value="1.27064" calcext:value-type="float">
            <text:p>1.27064</text:p>
          </table:table-cell>
        </table:table-row>
        <table:table-row table:style-name="ro1">
          <table:table-cell office:value-type="float" office:value="3.65355" calcext:value-type="float">
            <text:p>3.65355</text:p>
          </table:table-cell>
          <table:table-cell office:value-type="float" office:value="-0.11778" calcext:value-type="float">
            <text:p>-0.11778</text:p>
          </table:table-cell>
        </table:table-row>
        <table:table-row table:style-name="ro1">
          <table:table-cell office:value-type="float" office:value="3.65562" calcext:value-type="float">
            <text:p>3.65562</text:p>
          </table:table-cell>
          <table:table-cell office:value-type="float" office:value="0.574708" calcext:value-type="float">
            <text:p>0.574708</text:p>
          </table:table-cell>
        </table:table-row>
        <table:table-row table:style-name="ro1">
          <table:table-cell office:value-type="float" office:value="3.65769" calcext:value-type="float">
            <text:p>3.65769</text:p>
          </table:table-cell>
          <table:table-cell office:value-type="float" office:value="0.573556" calcext:value-type="float">
            <text:p>0.573556</text:p>
          </table:table-cell>
        </table:table-row>
        <table:table-row table:style-name="ro1">
          <table:table-cell office:value-type="float" office:value="3.65976" calcext:value-type="float">
            <text:p>3.65976</text:p>
          </table:table-cell>
          <table:table-cell office:value-type="float" office:value="0.572403" calcext:value-type="float">
            <text:p>0.572403</text:p>
          </table:table-cell>
        </table:table-row>
        <table:table-row table:style-name="ro1">
          <table:table-cell office:value-type="float" office:value="3.66183" calcext:value-type="float">
            <text:p>3.66183</text:p>
          </table:table-cell>
          <table:table-cell office:value-type="float" office:value="1.26502" calcext:value-type="float">
            <text:p>1.26502</text:p>
          </table:table-cell>
        </table:table-row>
        <table:table-row table:style-name="ro1">
          <table:table-cell office:value-type="float" office:value="3.6639" calcext:value-type="float">
            <text:p>3.6639</text:p>
          </table:table-cell>
          <table:table-cell office:value-type="float" office:value="-0.123417" calcext:value-type="float">
            <text:p>-0.123417</text:p>
          </table:table-cell>
        </table:table-row>
        <table:table-row table:style-name="ro1">
          <table:table-cell office:value-type="float" office:value="3.66597" calcext:value-type="float">
            <text:p>3.66597</text:p>
          </table:table-cell>
          <table:table-cell office:value-type="float" office:value="0.569064" calcext:value-type="float">
            <text:p>0.569064</text:p>
          </table:table-cell>
        </table:table-row>
        <table:table-row table:style-name="ro1">
          <table:table-cell office:value-type="float" office:value="3.66804" calcext:value-type="float">
            <text:p>3.66804</text:p>
          </table:table-cell>
          <table:table-cell office:value-type="float" office:value="0.567906" calcext:value-type="float">
            <text:p>0.567906</text:p>
          </table:table-cell>
        </table:table-row>
        <table:table-row table:style-name="ro1">
          <table:table-cell office:value-type="float" office:value="3.67011" calcext:value-type="float">
            <text:p>3.67011</text:p>
          </table:table-cell>
          <table:table-cell office:value-type="float" office:value="0.566746" calcext:value-type="float">
            <text:p>0.566746</text:p>
          </table:table-cell>
        </table:table-row>
        <table:table-row table:style-name="ro1">
          <table:table-cell office:value-type="float" office:value="3.67218" calcext:value-type="float">
            <text:p>3.67218</text:p>
          </table:table-cell>
          <table:table-cell office:value-type="float" office:value="1.25935" calcext:value-type="float">
            <text:p>1.25935</text:p>
          </table:table-cell>
        </table:table-row>
        <table:table-row table:style-name="ro1">
          <table:table-cell office:value-type="float" office:value="3.67425" calcext:value-type="float">
            <text:p>3.67425</text:p>
          </table:table-cell>
          <table:table-cell office:value-type="float" office:value="6.11482" calcext:value-type="float">
            <text:p>6.11482</text:p>
          </table:table-cell>
        </table:table-row>
        <table:table-row table:style-name="ro1">
          <table:table-cell office:value-type="float" office:value="3.67632" calcext:value-type="float">
            <text:p>3.67632</text:p>
          </table:table-cell>
          <table:table-cell office:value-type="float" office:value="-5.67819" calcext:value-type="float">
            <text:p>-5.67819</text:p>
          </table:table-cell>
        </table:table-row>
        <table:table-row table:style-name="ro1">
          <table:table-cell office:value-type="float" office:value="3.67839" calcext:value-type="float">
            <text:p>3.67839</text:p>
          </table:table-cell>
          <table:table-cell office:value-type="float" office:value="0.563387" calcext:value-type="float">
            <text:p>0.563387</text:p>
          </table:table-cell>
        </table:table-row>
        <table:table-row table:style-name="ro1">
          <table:table-cell office:value-type="float" office:value="3.68046" calcext:value-type="float">
            <text:p>3.68046</text:p>
          </table:table-cell>
          <table:table-cell office:value-type="float" office:value="0.562222" calcext:value-type="float">
            <text:p>0.562222</text:p>
          </table:table-cell>
        </table:table-row>
        <table:table-row table:style-name="ro1">
          <table:table-cell office:value-type="float" office:value="3.68253" calcext:value-type="float">
            <text:p>3.68253</text:p>
          </table:table-cell>
          <table:table-cell office:value-type="float" office:value="-4.98909" calcext:value-type="float">
            <text:p>-4.98909</text:p>
          </table:table-cell>
        </table:table-row>
        <table:table-row table:style-name="ro1">
          <table:table-cell office:value-type="float" office:value="3.6846" calcext:value-type="float">
            <text:p>3.6846</text:p>
          </table:table-cell>
          <table:table-cell office:value-type="float" office:value="6.10795" calcext:value-type="float">
            <text:p>6.10795</text:p>
          </table:table-cell>
        </table:table-row>
        <table:table-row table:style-name="ro1">
          <table:table-cell office:value-type="float" office:value="3.68667" calcext:value-type="float">
            <text:p>3.68667</text:p>
          </table:table-cell>
          <table:table-cell office:value-type="float" office:value="0.557677" calcext:value-type="float">
            <text:p>0.557677</text:p>
          </table:table-cell>
        </table:table-row>
        <table:table-row table:style-name="ro1">
          <table:table-cell office:value-type="float" office:value="3.68874" calcext:value-type="float">
            <text:p>3.68874</text:p>
          </table:table-cell>
          <table:table-cell office:value-type="float" office:value="0.556505" calcext:value-type="float">
            <text:p>0.556505</text:p>
          </table:table-cell>
        </table:table-row>
        <table:table-row table:style-name="ro1">
          <table:table-cell office:value-type="float" office:value="3.69081" calcext:value-type="float">
            <text:p>3.69081</text:p>
          </table:table-cell>
          <table:table-cell office:value-type="float" office:value="1.2491" calcext:value-type="float">
            <text:p>1.2491</text:p>
          </table:table-cell>
        </table:table-row>
        <table:table-row table:style-name="ro1">
          <table:table-cell office:value-type="float" office:value="3.69288" calcext:value-type="float">
            <text:p>3.69288</text:p>
          </table:table-cell>
          <table:table-cell office:value-type="float" office:value="-0.139351" calcext:value-type="float">
            <text:p>-0.139351</text:p>
          </table:table-cell>
        </table:table-row>
        <table:table-row table:style-name="ro1">
          <table:table-cell office:value-type="float" office:value="3.69495" calcext:value-type="float">
            <text:p>3.69495</text:p>
          </table:table-cell>
          <table:table-cell office:value-type="float" office:value="0.553111" calcext:value-type="float">
            <text:p>0.553111</text:p>
          </table:table-cell>
        </table:table-row>
        <table:table-row table:style-name="ro1">
          <table:table-cell office:value-type="float" office:value="3.69702" calcext:value-type="float">
            <text:p>3.69702</text:p>
          </table:table-cell>
          <table:table-cell office:value-type="float" office:value="0.551933" calcext:value-type="float">
            <text:p>0.551933</text:p>
          </table:table-cell>
        </table:table-row>
        <table:table-row table:style-name="ro1">
          <table:table-cell office:value-type="float" office:value="3.69909" calcext:value-type="float">
            <text:p>3.69909</text:p>
          </table:table-cell>
          <table:table-cell office:value-type="float" office:value="0.550755" calcext:value-type="float">
            <text:p>0.550755</text:p>
          </table:table-cell>
        </table:table-row>
        <table:table-row table:style-name="ro1">
          <table:table-cell office:value-type="float" office:value="3.70116" calcext:value-type="float">
            <text:p>3.70116</text:p>
          </table:table-cell>
          <table:table-cell office:value-type="float" office:value="1.24334" calcext:value-type="float">
            <text:p>1.24334</text:p>
          </table:table-cell>
        </table:table-row>
        <table:table-row table:style-name="ro1">
          <table:table-cell office:value-type="float" office:value="3.70323" calcext:value-type="float">
            <text:p>3.70323</text:p>
          </table:table-cell>
          <table:table-cell office:value-type="float" office:value="-0.145114" calcext:value-type="float">
            <text:p>-0.145114</text:p>
          </table:table-cell>
        </table:table-row>
        <table:table-row table:style-name="ro1">
          <table:table-cell office:value-type="float" office:value="3.7053" calcext:value-type="float">
            <text:p>3.7053</text:p>
          </table:table-cell>
          <table:table-cell office:value-type="float" office:value="0.547342" calcext:value-type="float">
            <text:p>0.547342</text:p>
          </table:table-cell>
        </table:table-row>
        <table:table-row table:style-name="ro1">
          <table:table-cell office:value-type="float" office:value="3.70737" calcext:value-type="float">
            <text:p>3.70737</text:p>
          </table:table-cell>
          <table:table-cell office:value-type="float" office:value="-5.69777" calcext:value-type="float">
            <text:p>-5.69777</text:p>
          </table:table-cell>
        </table:table-row>
        <table:table-row table:style-name="ro1">
          <table:table-cell office:value-type="float" office:value="3.70944" calcext:value-type="float">
            <text:p>3.70944</text:p>
          </table:table-cell>
          <table:table-cell office:value-type="float" office:value="13.0305" calcext:value-type="float">
            <text:p>13.0305</text:p>
          </table:table-cell>
        </table:table-row>
        <table:table-row table:style-name="ro1">
          <table:table-cell office:value-type="float" office:value="3.71151" calcext:value-type="float">
            <text:p>3.71151</text:p>
          </table:table-cell>
          <table:table-cell office:value-type="float" office:value="-11.2491" calcext:value-type="float">
            <text:p>-11.2491</text:p>
          </table:table-cell>
        </table:table-row>
        <table:table-row table:style-name="ro1">
          <table:table-cell office:value-type="float" office:value="3.71358" calcext:value-type="float">
            <text:p>3.71358</text:p>
          </table:table-cell>
          <table:table-cell office:value-type="float" office:value="12.3346" calcext:value-type="float">
            <text:p>12.3346</text:p>
          </table:table-cell>
        </table:table-row>
        <table:table-row table:style-name="ro1">
          <table:table-cell office:value-type="float" office:value="3.71565" calcext:value-type="float">
            <text:p>3.71565</text:p>
          </table:table-cell>
          <table:table-cell office:value-type="float" office:value="-5.7012" calcext:value-type="float">
            <text:p>-5.7012</text:p>
          </table:table-cell>
        </table:table-row>
        <table:table-row table:style-name="ro1">
          <table:table-cell office:value-type="float" office:value="3.71772" calcext:value-type="float">
            <text:p>3.71772</text:p>
          </table:table-cell>
          <table:table-cell office:value-type="float" office:value="-5.70359" calcext:value-type="float">
            <text:p>-5.70359</text:p>
          </table:table-cell>
        </table:table-row>
        <table:table-row table:style-name="ro1">
          <table:table-cell office:value-type="float" office:value="3.71979" calcext:value-type="float">
            <text:p>3.71979</text:p>
          </table:table-cell>
          <table:table-cell office:value-type="float" office:value="7.47448" calcext:value-type="float">
            <text:p>7.47448</text:p>
          </table:table-cell>
        </table:table-row>
        <table:table-row table:style-name="ro1">
          <table:table-cell office:value-type="float" office:value="3.72186" calcext:value-type="float">
            <text:p>3.72186</text:p>
          </table:table-cell>
          <table:table-cell office:value-type="float" office:value="-0.156735" calcext:value-type="float">
            <text:p>-0.156735</text:p>
          </table:table-cell>
        </table:table-row>
        <table:table-row table:style-name="ro1">
          <table:table-cell office:value-type="float" office:value="3.72393" calcext:value-type="float">
            <text:p>3.72393</text:p>
          </table:table-cell>
          <table:table-cell office:value-type="float" office:value="0.535707" calcext:value-type="float">
            <text:p>0.535707</text:p>
          </table:table-cell>
        </table:table-row>
        <table:table-row table:style-name="ro1">
          <table:table-cell office:value-type="float" office:value="3.726" calcext:value-type="float">
            <text:p>3.726</text:p>
          </table:table-cell>
          <table:table-cell office:value-type="float" office:value="0.53451" calcext:value-type="float">
            <text:p>0.53451</text:p>
          </table:table-cell>
        </table:table-row>
        <table:table-row table:style-name="ro1">
          <table:table-cell office:value-type="float" office:value="3.72807" calcext:value-type="float">
            <text:p>3.72807</text:p>
          </table:table-cell>
          <table:table-cell office:value-type="float" office:value="1.22708" calcext:value-type="float">
            <text:p>1.22708</text:p>
          </table:table-cell>
        </table:table-row>
        <table:table-row table:style-name="ro1">
          <table:table-cell office:value-type="float" office:value="3.73014" calcext:value-type="float">
            <text:p>3.73014</text:p>
          </table:table-cell>
          <table:table-cell office:value-type="float" office:value="-0.161393" calcext:value-type="float">
            <text:p>-0.161393</text:p>
          </table:table-cell>
        </table:table-row>
        <table:table-row table:style-name="ro1">
          <table:table-cell office:value-type="float" office:value="3.73221" calcext:value-type="float">
            <text:p>3.73221</text:p>
          </table:table-cell>
          <table:table-cell office:value-type="float" office:value="6.77499" calcext:value-type="float">
            <text:p>6.77499</text:p>
          </table:table-cell>
        </table:table-row>
        <table:table-row table:style-name="ro1">
          <table:table-cell office:value-type="float" office:value="3.73428" calcext:value-type="float">
            <text:p>3.73428</text:p>
          </table:table-cell>
          <table:table-cell office:value-type="float" office:value="-11.9556" calcext:value-type="float">
            <text:p>-11.9556</text:p>
          </table:table-cell>
        </table:table-row>
        <table:table-row table:style-name="ro1">
          <table:table-cell office:value-type="float" office:value="3.73635" calcext:value-type="float">
            <text:p>3.73635</text:p>
          </table:table-cell>
          <table:table-cell office:value-type="float" office:value="6.77138" calcext:value-type="float">
            <text:p>6.77138</text:p>
          </table:table-cell>
        </table:table-row>
        <table:table-row table:style-name="ro1">
          <table:table-cell office:value-type="float" office:value="3.73842" calcext:value-type="float">
            <text:p>3.73842</text:p>
          </table:table-cell>
          <table:table-cell office:value-type="float" office:value="1.22121" calcext:value-type="float">
            <text:p>1.22121</text:p>
          </table:table-cell>
        </table:table-row>
        <table:table-row table:style-name="ro1">
          <table:table-cell office:value-type="float" office:value="3.74049" calcext:value-type="float">
            <text:p>3.74049</text:p>
          </table:table-cell>
          <table:table-cell office:value-type="float" office:value="-0.167276" calcext:value-type="float">
            <text:p>-0.167276</text:p>
          </table:table-cell>
        </table:table-row>
        <table:table-row table:style-name="ro1">
          <table:table-cell office:value-type="float" office:value="3.74256" calcext:value-type="float">
            <text:p>3.74256</text:p>
          </table:table-cell>
          <table:table-cell office:value-type="float" office:value="0.525154" calcext:value-type="float">
            <text:p>0.525154</text:p>
          </table:table-cell>
        </table:table-row>
        <table:table-row table:style-name="ro1">
          <table:table-cell office:value-type="float" office:value="3.74463" calcext:value-type="float">
            <text:p>3.74463</text:p>
          </table:table-cell>
          <table:table-cell office:value-type="float" office:value="0.523946" calcext:value-type="float">
            <text:p>0.523946</text:p>
          </table:table-cell>
        </table:table-row>
        <table:table-row table:style-name="ro1">
          <table:table-cell office:value-type="float" office:value="3.7467" calcext:value-type="float">
            <text:p>3.7467</text:p>
          </table:table-cell>
          <table:table-cell office:value-type="float" office:value="0.522736" calcext:value-type="float">
            <text:p>0.522736</text:p>
          </table:table-cell>
        </table:table-row>
        <table:table-row table:style-name="ro1">
          <table:table-cell office:value-type="float" office:value="3.74877" calcext:value-type="float">
            <text:p>3.74877</text:p>
          </table:table-cell>
          <table:table-cell office:value-type="float" office:value="1.2153" calcext:value-type="float">
            <text:p>1.2153</text:p>
          </table:table-cell>
        </table:table-row>
        <table:table-row table:style-name="ro1">
          <table:table-cell office:value-type="float" office:value="3.75084" calcext:value-type="float">
            <text:p>3.75084</text:p>
          </table:table-cell>
          <table:table-cell office:value-type="float" office:value="-0.173191" calcext:value-type="float">
            <text:p>-0.173191</text:p>
          </table:table-cell>
        </table:table-row>
        <table:table-row table:style-name="ro1">
          <table:table-cell office:value-type="float" office:value="3.75291" calcext:value-type="float">
            <text:p>3.75291</text:p>
          </table:table-cell>
          <table:table-cell office:value-type="float" office:value="0.519234" calcext:value-type="float">
            <text:p>0.519234</text:p>
          </table:table-cell>
        </table:table-row>
        <table:table-row table:style-name="ro1">
          <table:table-cell office:value-type="float" office:value="3.75498" calcext:value-type="float">
            <text:p>3.75498</text:p>
          </table:table-cell>
          <table:table-cell office:value-type="float" office:value="0.518019" calcext:value-type="float">
            <text:p>0.518019</text:p>
          </table:table-cell>
        </table:table-row>
        <table:table-row table:style-name="ro1">
          <table:table-cell office:value-type="float" office:value="3.75705" calcext:value-type="float">
            <text:p>3.75705</text:p>
          </table:table-cell>
          <table:table-cell office:value-type="float" office:value="0.516803" calcext:value-type="float">
            <text:p>0.516803</text:p>
          </table:table-cell>
        </table:table-row>
        <table:table-row table:style-name="ro1">
          <table:table-cell office:value-type="float" office:value="3.75912" calcext:value-type="float">
            <text:p>3.75912</text:p>
          </table:table-cell>
          <table:table-cell office:value-type="float" office:value="1.20936" calcext:value-type="float">
            <text:p>1.20936</text:p>
          </table:table-cell>
        </table:table-row>
        <table:table-row table:style-name="ro1">
          <table:table-cell office:value-type="float" office:value="3.76119" calcext:value-type="float">
            <text:p>3.76119</text:p>
          </table:table-cell>
          <table:table-cell office:value-type="float" office:value="-0.179136" calcext:value-type="float">
            <text:p>-0.179136</text:p>
          </table:table-cell>
        </table:table-row>
        <table:table-row table:style-name="ro1">
          <table:table-cell office:value-type="float" office:value="3.76326" calcext:value-type="float">
            <text:p>3.76326</text:p>
          </table:table-cell>
          <table:table-cell office:value-type="float" office:value="0.513282" calcext:value-type="float">
            <text:p>0.513282</text:p>
          </table:table-cell>
        </table:table-row>
        <table:table-row table:style-name="ro1">
          <table:table-cell office:value-type="float" office:value="3.76533" calcext:value-type="float">
            <text:p>3.76533</text:p>
          </table:table-cell>
          <table:table-cell office:value-type="float" office:value="0.512061" calcext:value-type="float">
            <text:p>0.512061</text:p>
          </table:table-cell>
        </table:table-row>
        <table:table-row table:style-name="ro1">
          <table:table-cell office:value-type="float" office:value="3.7674" calcext:value-type="float">
            <text:p>3.7674</text:p>
          </table:table-cell>
          <table:table-cell office:value-type="float" office:value="-5.03935" calcext:value-type="float">
            <text:p>-5.03935</text:p>
          </table:table-cell>
        </table:table-row>
        <table:table-row table:style-name="ro1">
          <table:table-cell office:value-type="float" office:value="3.76947" calcext:value-type="float">
            <text:p>3.76947</text:p>
          </table:table-cell>
          <table:table-cell office:value-type="float" office:value="12.3016" calcext:value-type="float">
            <text:p>12.3016</text:p>
          </table:table-cell>
        </table:table-row>
        <table:table-row table:style-name="ro1">
          <table:table-cell office:value-type="float" office:value="3.77154" calcext:value-type="float">
            <text:p>3.77154</text:p>
          </table:table-cell>
          <table:table-cell office:value-type="float" office:value="-5.73422" calcext:value-type="float">
            <text:p>-5.73422</text:p>
          </table:table-cell>
        </table:table-row>
        <table:table-row table:style-name="ro1">
          <table:table-cell office:value-type="float" office:value="3.77361" calcext:value-type="float">
            <text:p>3.77361</text:p>
          </table:table-cell>
          <table:table-cell office:value-type="float" office:value="0.507301" calcext:value-type="float">
            <text:p>0.507301</text:p>
          </table:table-cell>
        </table:table-row>
        <table:table-row table:style-name="ro1">
          <table:table-cell office:value-type="float" office:value="3.77568" calcext:value-type="float">
            <text:p>3.77568</text:p>
          </table:table-cell>
          <table:table-cell office:value-type="float" office:value="0.506073" calcext:value-type="float">
            <text:p>0.506073</text:p>
          </table:table-cell>
        </table:table-row>
        <table:table-row table:style-name="ro1">
          <table:table-cell office:value-type="float" office:value="3.77775" calcext:value-type="float">
            <text:p>3.77775</text:p>
          </table:table-cell>
          <table:table-cell office:value-type="float" office:value="1.19862" calcext:value-type="float">
            <text:p>1.19862</text:p>
          </table:table-cell>
        </table:table-row>
        <table:table-row table:style-name="ro1">
          <table:table-cell office:value-type="float" office:value="3.77982" calcext:value-type="float">
            <text:p>3.77982</text:p>
          </table:table-cell>
          <table:table-cell office:value-type="float" office:value="-0.189886" calcext:value-type="float">
            <text:p>-0.189886</text:p>
          </table:table-cell>
        </table:table-row>
        <table:table-row table:style-name="ro1">
          <table:table-cell office:value-type="float" office:value="3.78189" calcext:value-type="float">
            <text:p>3.78189</text:p>
          </table:table-cell>
          <table:table-cell office:value-type="float" office:value="0.502521" calcext:value-type="float">
            <text:p>0.502521</text:p>
          </table:table-cell>
        </table:table-row>
        <table:table-row table:style-name="ro1">
          <table:table-cell office:value-type="float" office:value="3.78396" calcext:value-type="float">
            <text:p>3.78396</text:p>
          </table:table-cell>
          <table:table-cell office:value-type="float" office:value="0.501289" calcext:value-type="float">
            <text:p>0.501289</text:p>
          </table:table-cell>
        </table:table-row>
        <table:table-row table:style-name="ro1">
          <table:table-cell office:value-type="float" office:value="3.78603" calcext:value-type="float">
            <text:p>3.78603</text:p>
          </table:table-cell>
          <table:table-cell office:value-type="float" office:value="0.500056" calcext:value-type="float">
            <text:p>0.500056</text:p>
          </table:table-cell>
        </table:table-row>
        <table:table-row table:style-name="ro1">
          <table:table-cell office:value-type="float" office:value="3.7881" calcext:value-type="float">
            <text:p>3.7881</text:p>
          </table:table-cell>
          <table:table-cell office:value-type="float" office:value="1.1926" calcext:value-type="float">
            <text:p>1.1926</text:p>
          </table:table-cell>
        </table:table-row>
        <table:table-row table:style-name="ro1">
          <table:table-cell office:value-type="float" office:value="3.79017" calcext:value-type="float">
            <text:p>3.79017</text:p>
          </table:table-cell>
          <table:table-cell office:value-type="float" office:value="-0.195915" calcext:value-type="float">
            <text:p>-0.195915</text:p>
          </table:table-cell>
        </table:table-row>
        <table:table-row table:style-name="ro1">
          <table:table-cell office:value-type="float" office:value="3.79224" calcext:value-type="float">
            <text:p>3.79224</text:p>
          </table:table-cell>
          <table:table-cell office:value-type="float" office:value="0.496486" calcext:value-type="float">
            <text:p>0.496486</text:p>
          </table:table-cell>
        </table:table-row>
        <table:table-row table:style-name="ro1">
          <table:table-cell office:value-type="float" office:value="3.79431" calcext:value-type="float">
            <text:p>3.79431</text:p>
          </table:table-cell>
          <table:table-cell office:value-type="float" office:value="0.495248" calcext:value-type="float">
            <text:p>0.495248</text:p>
          </table:table-cell>
        </table:table-row>
        <table:table-row table:style-name="ro1">
          <table:table-cell office:value-type="float" office:value="3.79638" calcext:value-type="float">
            <text:p>3.79638</text:p>
          </table:table-cell>
          <table:table-cell office:value-type="float" office:value="0.494009" calcext:value-type="float">
            <text:p>0.494009</text:p>
          </table:table-cell>
        </table:table-row>
        <table:table-row table:style-name="ro1">
          <table:table-cell office:value-type="float" office:value="3.79845" calcext:value-type="float">
            <text:p>3.79845</text:p>
          </table:table-cell>
          <table:table-cell office:value-type="float" office:value="1.18654" calcext:value-type="float">
            <text:p>1.18654</text:p>
          </table:table-cell>
        </table:table-row>
        <table:table-row table:style-name="ro1">
          <table:table-cell office:value-type="float" office:value="3.80052" calcext:value-type="float">
            <text:p>3.80052</text:p>
          </table:table-cell>
          <table:table-cell office:value-type="float" office:value="-0.201974" calcext:value-type="float">
            <text:p>-0.201974</text:p>
          </table:table-cell>
        </table:table-row>
        <table:table-row table:style-name="ro1">
          <table:table-cell office:value-type="float" office:value="3.80259" calcext:value-type="float">
            <text:p>3.80259</text:p>
          </table:table-cell>
          <table:table-cell office:value-type="float" office:value="0.490421" calcext:value-type="float">
            <text:p>0.490421</text:p>
          </table:table-cell>
        </table:table-row>
        <table:table-row table:style-name="ro1">
          <table:table-cell office:value-type="float" office:value="3.80466" calcext:value-type="float">
            <text:p>3.80466</text:p>
          </table:table-cell>
          <table:table-cell office:value-type="float" office:value="0.489177" calcext:value-type="float">
            <text:p>0.489177</text:p>
          </table:table-cell>
        </table:table-row>
        <table:table-row table:style-name="ro1">
          <table:table-cell office:value-type="float" office:value="3.80673" calcext:value-type="float">
            <text:p>3.80673</text:p>
          </table:table-cell>
          <table:table-cell office:value-type="float" office:value="0.487932" calcext:value-type="float">
            <text:p>0.487932</text:p>
          </table:table-cell>
        </table:table-row>
        <table:table-row table:style-name="ro1">
          <table:table-cell office:value-type="float" office:value="3.8088" calcext:value-type="float">
            <text:p>3.8088</text:p>
          </table:table-cell>
          <table:table-cell office:value-type="float" office:value="1.18046" calcext:value-type="float">
            <text:p>1.18046</text:p>
          </table:table-cell>
        </table:table-row>
        <table:table-row table:style-name="ro1">
          <table:table-cell office:value-type="float" office:value="3.81087" calcext:value-type="float">
            <text:p>3.81087</text:p>
          </table:table-cell>
          <table:table-cell office:value-type="float" office:value="-0.208061" calcext:value-type="float">
            <text:p>-0.208061</text:p>
          </table:table-cell>
        </table:table-row>
        <table:table-row table:style-name="ro1">
          <table:table-cell office:value-type="float" office:value="3.81294" calcext:value-type="float">
            <text:p>3.81294</text:p>
          </table:table-cell>
          <table:table-cell office:value-type="float" office:value="0.484328" calcext:value-type="float">
            <text:p>0.484328</text:p>
          </table:table-cell>
        </table:table-row>
        <table:table-row table:style-name="ro1">
          <table:table-cell office:value-type="float" office:value="3.81501" calcext:value-type="float">
            <text:p>3.81501</text:p>
          </table:table-cell>
          <table:table-cell office:value-type="float" office:value="-5.76092" calcext:value-type="float">
            <text:p>-5.76092</text:p>
          </table:table-cell>
        </table:table-row>
        <table:table-row table:style-name="ro1">
          <table:table-cell office:value-type="float" office:value="3.81708" calcext:value-type="float">
            <text:p>3.81708</text:p>
          </table:table-cell>
          <table:table-cell office:value-type="float" office:value="12.9673" calcext:value-type="float">
            <text:p>12.9673</text:p>
          </table:table-cell>
        </table:table-row>
        <table:table-row table:style-name="ro1">
          <table:table-cell office:value-type="float" office:value="3.81915" calcext:value-type="float">
            <text:p>3.81915</text:p>
          </table:table-cell>
          <table:table-cell office:value-type="float" office:value="-5.06839" calcext:value-type="float">
            <text:p>-5.06839</text:p>
          </table:table-cell>
        </table:table-row>
        <table:table-row table:style-name="ro1">
          <table:table-cell office:value-type="float" office:value="3.82122" calcext:value-type="float">
            <text:p>3.82122</text:p>
          </table:table-cell>
          <table:table-cell office:value-type="float" office:value="-6.45818" calcext:value-type="float">
            <text:p>-6.45818</text:p>
          </table:table-cell>
        </table:table-row>
        <table:table-row table:style-name="ro1">
          <table:table-cell office:value-type="float" office:value="3.82329" calcext:value-type="float">
            <text:p>3.82329</text:p>
          </table:table-cell>
          <table:table-cell office:value-type="float" office:value="6.71969" calcext:value-type="float">
            <text:p>6.71969</text:p>
          </table:table-cell>
        </table:table-row>
        <table:table-row table:style-name="ro1">
          <table:table-cell office:value-type="float" office:value="3.82536" calcext:value-type="float">
            <text:p>3.82536</text:p>
          </table:table-cell>
          <table:table-cell office:value-type="float" office:value="1.16947" calcext:value-type="float">
            <text:p>1.16947</text:p>
          </table:table-cell>
        </table:table-row>
        <table:table-row table:style-name="ro1">
          <table:table-cell office:value-type="float" office:value="3.82743" calcext:value-type="float">
            <text:p>3.82743</text:p>
          </table:table-cell>
          <table:table-cell office:value-type="float" office:value="-0.219063" calcext:value-type="float">
            <text:p>-0.219063</text:p>
          </table:table-cell>
        </table:table-row>
        <table:table-row table:style-name="ro1">
          <table:table-cell office:value-type="float" office:value="3.8295" calcext:value-type="float">
            <text:p>3.8295</text:p>
          </table:table-cell>
          <table:table-cell office:value-type="float" office:value="0.473316" calcext:value-type="float">
            <text:p>0.473316</text:p>
          </table:table-cell>
        </table:table-row>
        <table:table-row table:style-name="ro1">
          <table:table-cell office:value-type="float" office:value="3.83157" calcext:value-type="float">
            <text:p>3.83157</text:p>
          </table:table-cell>
          <table:table-cell office:value-type="float" office:value="0.472056" calcext:value-type="float">
            <text:p>0.472056</text:p>
          </table:table-cell>
        </table:table-row>
        <table:table-row table:style-name="ro1">
          <table:table-cell office:value-type="float" office:value="3.83364" calcext:value-type="float">
            <text:p>3.83364</text:p>
          </table:table-cell>
          <table:table-cell office:value-type="float" office:value="0.470795" calcext:value-type="float">
            <text:p>0.470795</text:p>
          </table:table-cell>
        </table:table-row>
        <table:table-row table:style-name="ro1">
          <table:table-cell office:value-type="float" office:value="3.83571" calcext:value-type="float">
            <text:p>3.83571</text:p>
          </table:table-cell>
          <table:table-cell office:value-type="float" office:value="1.16331" calcext:value-type="float">
            <text:p>1.16331</text:p>
          </table:table-cell>
        </table:table-row>
        <table:table-row table:style-name="ro1">
          <table:table-cell office:value-type="float" office:value="3.83778" calcext:value-type="float">
            <text:p>3.83778</text:p>
          </table:table-cell>
          <table:table-cell office:value-type="float" office:value="-0.225229" calcext:value-type="float">
            <text:p>-0.225229</text:p>
          </table:table-cell>
        </table:table-row>
        <table:table-row table:style-name="ro1">
          <table:table-cell office:value-type="float" office:value="3.83985" calcext:value-type="float">
            <text:p>3.83985</text:p>
          </table:table-cell>
          <table:table-cell office:value-type="float" office:value="6.71115" calcext:value-type="float">
            <text:p>6.71115</text:p>
          </table:table-cell>
        </table:table-row>
        <table:table-row table:style-name="ro1">
          <table:table-cell office:value-type="float" office:value="3.84192" calcext:value-type="float">
            <text:p>3.84192</text:p>
          </table:table-cell>
          <table:table-cell office:value-type="float" office:value="-12.0196" calcext:value-type="float">
            <text:p>-12.0196</text:p>
          </table:table-cell>
        </table:table-row>
        <table:table-row table:style-name="ro1">
          <table:table-cell office:value-type="float" office:value="3.84399" calcext:value-type="float">
            <text:p>3.84399</text:p>
          </table:table-cell>
          <table:table-cell office:value-type="float" office:value="6.70735" calcext:value-type="float">
            <text:p>6.70735</text:p>
          </table:table-cell>
        </table:table-row>
        <table:table-row table:style-name="ro1">
          <table:table-cell office:value-type="float" office:value="3.84606" calcext:value-type="float">
            <text:p>3.84606</text:p>
          </table:table-cell>
          <table:table-cell office:value-type="float" office:value="1.15712" calcext:value-type="float">
            <text:p>1.15712</text:p>
          </table:table-cell>
        </table:table-row>
        <table:table-row table:style-name="ro1">
          <table:table-cell office:value-type="float" office:value="3.84813" calcext:value-type="float">
            <text:p>3.84813</text:p>
          </table:table-cell>
          <table:table-cell office:value-type="float" office:value="-0.231424" calcext:value-type="float">
            <text:p>-0.231424</text:p>
          </table:table-cell>
        </table:table-row>
        <table:table-row table:style-name="ro1">
          <table:table-cell office:value-type="float" office:value="3.8502" calcext:value-type="float">
            <text:p>3.8502</text:p>
          </table:table-cell>
          <table:table-cell office:value-type="float" office:value="0.460944" calcext:value-type="float">
            <text:p>0.460944</text:p>
          </table:table-cell>
        </table:table-row>
        <table:table-row table:style-name="ro1">
          <table:table-cell office:value-type="float" office:value="3.85227" calcext:value-type="float">
            <text:p>3.85227</text:p>
          </table:table-cell>
          <table:table-cell office:value-type="float" office:value="0.459673" calcext:value-type="float">
            <text:p>0.459673</text:p>
          </table:table-cell>
        </table:table-row>
        <table:table-row table:style-name="ro1">
          <table:table-cell office:value-type="float" office:value="3.85434" calcext:value-type="float">
            <text:p>3.85434</text:p>
          </table:table-cell>
          <table:table-cell office:value-type="float" office:value="0.4584" calcext:value-type="float">
            <text:p>0.4584</text:p>
          </table:table-cell>
        </table:table-row>
        <table:table-row table:style-name="ro1">
          <table:table-cell office:value-type="float" office:value="3.85641" calcext:value-type="float">
            <text:p>3.85641</text:p>
          </table:table-cell>
          <table:table-cell office:value-type="float" office:value="1.15091" calcext:value-type="float">
            <text:p>1.15091</text:p>
          </table:table-cell>
        </table:table-row>
        <table:table-row table:style-name="ro1">
          <table:table-cell office:value-type="float" office:value="3.85848" calcext:value-type="float">
            <text:p>3.85848</text:p>
          </table:table-cell>
          <table:table-cell office:value-type="float" office:value="-0.237645" calcext:value-type="float">
            <text:p>-0.237645</text:p>
          </table:table-cell>
        </table:table-row>
        <table:table-row table:style-name="ro1">
          <table:table-cell office:value-type="float" office:value="3.86055" calcext:value-type="float">
            <text:p>3.86055</text:p>
          </table:table-cell>
          <table:table-cell office:value-type="float" office:value="0.454717" calcext:value-type="float">
            <text:p>0.454717</text:p>
          </table:table-cell>
        </table:table-row>
        <table:table-row table:style-name="ro1">
          <table:table-cell office:value-type="float" office:value="3.86262" calcext:value-type="float">
            <text:p>3.86262</text:p>
          </table:table-cell>
          <table:table-cell office:value-type="float" office:value="0.45344" calcext:value-type="float">
            <text:p>0.45344</text:p>
          </table:table-cell>
        </table:table-row>
        <table:table-row table:style-name="ro1">
          <table:table-cell office:value-type="float" office:value="3.86469" calcext:value-type="float">
            <text:p>3.86469</text:p>
          </table:table-cell>
          <table:table-cell office:value-type="float" office:value="0.452162" calcext:value-type="float">
            <text:p>0.452162</text:p>
          </table:table-cell>
        </table:table-row>
        <table:table-row table:style-name="ro1">
          <table:table-cell office:value-type="float" office:value="3.86676" calcext:value-type="float">
            <text:p>3.86676</text:p>
          </table:table-cell>
          <table:table-cell office:value-type="float" office:value="1.14466" calcext:value-type="float">
            <text:p>1.14466</text:p>
          </table:table-cell>
        </table:table-row>
        <table:table-row table:style-name="ro1">
          <table:table-cell office:value-type="float" office:value="3.86883" calcext:value-type="float">
            <text:p>3.86883</text:p>
          </table:table-cell>
          <table:table-cell office:value-type="float" office:value="-0.243893" calcext:value-type="float">
            <text:p>-0.243893</text:p>
          </table:table-cell>
        </table:table-row>
        <table:table-row table:style-name="ro1">
          <table:table-cell office:value-type="float" office:value="3.8709" calcext:value-type="float">
            <text:p>3.8709</text:p>
          </table:table-cell>
          <table:table-cell office:value-type="float" office:value="-5.79556" calcext:value-type="float">
            <text:p>-5.79556</text:p>
          </table:table-cell>
        </table:table-row>
        <table:table-row table:style-name="ro1">
          <table:table-cell office:value-type="float" office:value="3.87297" calcext:value-type="float">
            <text:p>3.87297</text:p>
          </table:table-cell>
          <table:table-cell office:value-type="float" office:value="7.38242" calcext:value-type="float">
            <text:p>7.38242</text:p>
          </table:table-cell>
        </table:table-row>
        <table:table-row table:style-name="ro1">
          <table:table-cell office:value-type="float" office:value="3.87504" calcext:value-type="float">
            <text:p>3.87504</text:p>
          </table:table-cell>
          <table:table-cell office:value-type="float" office:value="-0.248883" calcext:value-type="float">
            <text:p>-0.248883</text:p>
          </table:table-cell>
        </table:table-row>
        <table:table-row table:style-name="ro1">
          <table:table-cell office:value-type="float" office:value="3.87711" calcext:value-type="float">
            <text:p>3.87711</text:p>
          </table:table-cell>
          <table:table-cell office:value-type="float" office:value="6.6875" calcext:value-type="float">
            <text:p>6.6875</text:p>
          </table:table-cell>
        </table:table-row>
        <table:table-row table:style-name="ro1">
          <table:table-cell office:value-type="float" office:value="3.87918" calcext:value-type="float">
            <text:p>3.87918</text:p>
          </table:table-cell>
          <table:table-cell office:value-type="float" office:value="-5.79927" calcext:value-type="float">
            <text:p>-5.79927</text:p>
          </table:table-cell>
        </table:table-row>
        <table:table-row table:style-name="ro1">
          <table:table-cell office:value-type="float" office:value="3.88125" calcext:value-type="float">
            <text:p>3.88125</text:p>
          </table:table-cell>
          <table:table-cell office:value-type="float" office:value="0.442183" calcext:value-type="float">
            <text:p>0.442183</text:p>
          </table:table-cell>
        </table:table-row>
        <table:table-row table:style-name="ro1">
          <table:table-cell office:value-type="float" office:value="3.88332" calcext:value-type="float">
            <text:p>3.88332</text:p>
          </table:table-cell>
          <table:table-cell office:value-type="float" office:value="-5.10936" calcext:value-type="float">
            <text:p>-5.10936</text:p>
          </table:table-cell>
        </table:table-row>
        <table:table-row table:style-name="ro1">
          <table:table-cell office:value-type="float" office:value="3.88539" calcext:value-type="float">
            <text:p>3.88539</text:p>
          </table:table-cell>
          <table:table-cell office:value-type="float" office:value="12.2316" calcext:value-type="float">
            <text:p>12.2316</text:p>
          </table:table-cell>
        </table:table-row>
        <table:table-row table:style-name="ro1">
          <table:table-cell office:value-type="float" office:value="3.88746" calcext:value-type="float">
            <text:p>3.88746</text:p>
          </table:table-cell>
          <table:table-cell office:value-type="float" office:value="-5.80428" calcext:value-type="float">
            <text:p>-5.80428</text:p>
          </table:table-cell>
        </table:table-row>
        <table:table-row table:style-name="ro1">
          <table:table-cell office:value-type="float" office:value="3.88953" calcext:value-type="float">
            <text:p>3.88953</text:p>
          </table:table-cell>
          <table:table-cell office:value-type="float" office:value="0.437169" calcext:value-type="float">
            <text:p>0.437169</text:p>
          </table:table-cell>
        </table:table-row>
        <table:table-row table:style-name="ro1">
          <table:table-cell office:value-type="float" office:value="3.8916" calcext:value-type="float">
            <text:p>3.8916</text:p>
          </table:table-cell>
          <table:table-cell office:value-type="float" office:value="0.435877" calcext:value-type="float">
            <text:p>0.435877</text:p>
          </table:table-cell>
        </table:table-row>
        <table:table-row table:style-name="ro1">
          <table:table-cell office:value-type="float" office:value="3.89367" calcext:value-type="float">
            <text:p>3.89367</text:p>
          </table:table-cell>
          <table:table-cell office:value-type="float" office:value="-5.11567" calcext:value-type="float">
            <text:p>-5.11567</text:p>
          </table:table-cell>
        </table:table-row>
        <table:table-row table:style-name="ro1">
          <table:table-cell office:value-type="float" office:value="3.89574" calcext:value-type="float">
            <text:p>3.89574</text:p>
          </table:table-cell>
          <table:table-cell office:value-type="float" office:value="12.2253" calcext:value-type="float">
            <text:p>12.2253</text:p>
          </table:table-cell>
        </table:table-row>
        <table:table-row table:style-name="ro1">
          <table:table-cell office:value-type="float" office:value="3.89781" calcext:value-type="float">
            <text:p>3.89781</text:p>
          </table:table-cell>
          <table:table-cell office:value-type="float" office:value="-5.81061" calcext:value-type="float">
            <text:p>-5.81061</text:p>
          </table:table-cell>
        </table:table-row>
        <table:table-row table:style-name="ro1">
          <table:table-cell office:value-type="float" office:value="3.89988" calcext:value-type="float">
            <text:p>3.89988</text:p>
          </table:table-cell>
          <table:table-cell office:value-type="float" office:value="0.430842" calcext:value-type="float">
            <text:p>0.430842</text:p>
          </table:table-cell>
        </table:table-row>
        <table:table-row table:style-name="ro1">
          <table:table-cell office:value-type="float" office:value="3.90195" calcext:value-type="float">
            <text:p>3.90195</text:p>
          </table:table-cell>
          <table:table-cell office:value-type="float" office:value="0.429545" calcext:value-type="float">
            <text:p>0.429545</text:p>
          </table:table-cell>
        </table:table-row>
        <table:table-row table:style-name="ro1">
          <table:table-cell office:value-type="float" office:value="3.90402" calcext:value-type="float">
            <text:p>3.90402</text:p>
          </table:table-cell>
          <table:table-cell office:value-type="float" office:value="0.428246" calcext:value-type="float">
            <text:p>0.428246</text:p>
          </table:table-cell>
        </table:table-row>
        <table:table-row table:style-name="ro1">
          <table:table-cell office:value-type="float" office:value="3.90609" calcext:value-type="float">
            <text:p>3.90609</text:p>
          </table:table-cell>
          <table:table-cell office:value-type="float" office:value="-5.12331" calcext:value-type="float">
            <text:p>-5.12331</text:p>
          </table:table-cell>
        </table:table-row>
        <table:table-row table:style-name="ro1">
          <table:table-cell office:value-type="float" office:value="3.90816" calcext:value-type="float">
            <text:p>3.90816</text:p>
          </table:table-cell>
          <table:table-cell office:value-type="float" office:value="12.2176" calcext:value-type="float">
            <text:p>12.2176</text:p>
          </table:table-cell>
        </table:table-row>
        <table:table-row table:style-name="ro1">
          <table:table-cell office:value-type="float" office:value="3.91023" calcext:value-type="float">
            <text:p>3.91023</text:p>
          </table:table-cell>
          <table:table-cell office:value-type="float" office:value="-5.81825" calcext:value-type="float">
            <text:p>-5.81825</text:p>
          </table:table-cell>
        </table:table-row>
        <table:table-row table:style-name="ro1">
          <table:table-cell office:value-type="float" office:value="3.9123" calcext:value-type="float">
            <text:p>3.9123</text:p>
          </table:table-cell>
          <table:table-cell office:value-type="float" office:value="-5.12708" calcext:value-type="float">
            <text:p>-5.12708</text:p>
          </table:table-cell>
        </table:table-row>
        <table:table-row table:style-name="ro1">
          <table:table-cell office:value-type="float" office:value="3.91437" calcext:value-type="float">
            <text:p>3.91437</text:p>
          </table:table-cell>
          <table:table-cell office:value-type="float" office:value="12.2139" calcext:value-type="float">
            <text:p>12.2139</text:p>
          </table:table-cell>
        </table:table-row>
        <table:table-row table:style-name="ro1">
          <table:table-cell office:value-type="float" office:value="3.91644" calcext:value-type="float">
            <text:p>3.91644</text:p>
          </table:table-cell>
          <table:table-cell office:value-type="float" office:value="-12.0661" calcext:value-type="float">
            <text:p>-12.0661</text:p>
          </table:table-cell>
        </table:table-row>
        <table:table-row table:style-name="ro1">
          <table:table-cell office:value-type="float" office:value="3.91851" calcext:value-type="float">
            <text:p>3.91851</text:p>
          </table:table-cell>
          <table:table-cell office:value-type="float" office:value="12.9049" calcext:value-type="float">
            <text:p>12.9049</text:p>
          </table:table-cell>
        </table:table-row>
        <table:table-row table:style-name="ro1">
          <table:table-cell office:value-type="float" office:value="3.92058" calcext:value-type="float">
            <text:p>3.92058</text:p>
          </table:table-cell>
          <table:table-cell office:value-type="float" office:value="-5.82463" calcext:value-type="float">
            <text:p>-5.82463</text:p>
          </table:table-cell>
        </table:table-row>
        <table:table-row table:style-name="ro1">
          <table:table-cell office:value-type="float" office:value="3.92265" calcext:value-type="float">
            <text:p>3.92265</text:p>
          </table:table-cell>
          <table:table-cell office:value-type="float" office:value="0.416805" calcext:value-type="float">
            <text:p>0.416805</text:p>
          </table:table-cell>
        </table:table-row>
        <table:table-row table:style-name="ro1">
          <table:table-cell office:value-type="float" office:value="3.92472" calcext:value-type="float">
            <text:p>3.92472</text:p>
          </table:table-cell>
          <table:table-cell office:value-type="float" office:value="1.10928" calcext:value-type="float">
            <text:p>1.10928</text:p>
          </table:table-cell>
        </table:table-row>
        <table:table-row table:style-name="ro1">
          <table:table-cell office:value-type="float" office:value="3.92679" calcext:value-type="float">
            <text:p>3.92679</text:p>
          </table:table-cell>
          <table:table-cell office:value-type="float" office:value="-6.52336" calcext:value-type="float">
            <text:p>-6.52336</text:p>
          </table:table-cell>
        </table:table-row>
        <table:table-row table:style-name="ro1">
          <table:table-cell office:value-type="float" office:value="3.92886" calcext:value-type="float">
            <text:p>3.92886</text:p>
          </table:table-cell>
          <table:table-cell office:value-type="float" office:value="12.8985" calcext:value-type="float">
            <text:p>12.8985</text:p>
          </table:table-cell>
        </table:table-row>
        <table:table-row table:style-name="ro1">
          <table:table-cell office:value-type="float" office:value="3.93093" calcext:value-type="float">
            <text:p>3.93093</text:p>
          </table:table-cell>
          <table:table-cell office:value-type="float" office:value="-12.0751" calcext:value-type="float">
            <text:p>-12.0751</text:p>
          </table:table-cell>
        </table:table-row>
        <table:table-row table:style-name="ro1">
          <table:table-cell office:value-type="float" office:value="3.933" calcext:value-type="float">
            <text:p>3.933</text:p>
          </table:table-cell>
          <table:table-cell office:value-type="float" office:value="7.34561" calcext:value-type="float">
            <text:p>7.34561</text:p>
          </table:table-cell>
        </table:table-row>
        <table:table-row table:style-name="ro1">
          <table:table-cell office:value-type="float" office:value="3.93507" calcext:value-type="float">
            <text:p>3.93507</text:p>
          </table:table-cell>
          <table:table-cell office:value-type="float" office:value="-0.285722" calcext:value-type="float">
            <text:p>-0.285722</text:p>
          </table:table-cell>
        </table:table-row>
        <table:table-row table:style-name="ro1">
          <table:table-cell office:value-type="float" office:value="3.93714" calcext:value-type="float">
            <text:p>3.93714</text:p>
          </table:table-cell>
          <table:table-cell office:value-type="float" office:value="0.406601" calcext:value-type="float">
            <text:p>0.406601</text:p>
          </table:table-cell>
        </table:table-row>
        <table:table-row table:style-name="ro1">
          <table:table-cell office:value-type="float" office:value="3.93921" calcext:value-type="float">
            <text:p>3.93921</text:p>
          </table:table-cell>
          <table:table-cell office:value-type="float" office:value="0.405284" calcext:value-type="float">
            <text:p>0.405284</text:p>
          </table:table-cell>
        </table:table-row>
        <table:table-row table:style-name="ro1">
          <table:table-cell office:value-type="float" office:value="3.94128" calcext:value-type="float">
            <text:p>3.94128</text:p>
          </table:table-cell>
          <table:table-cell office:value-type="float" office:value="-5.14631" calcext:value-type="float">
            <text:p>-5.14631</text:p>
          </table:table-cell>
        </table:table-row>
        <table:table-row table:style-name="ro1">
          <table:table-cell office:value-type="float" office:value="3.94335" calcext:value-type="float">
            <text:p>3.94335</text:p>
          </table:table-cell>
          <table:table-cell office:value-type="float" office:value="12.1946" calcext:value-type="float">
            <text:p>12.1946</text:p>
          </table:table-cell>
        </table:table-row>
        <table:table-row table:style-name="ro1">
          <table:table-cell office:value-type="float" office:value="3.94542" calcext:value-type="float">
            <text:p>3.94542</text:p>
          </table:table-cell>
          <table:table-cell office:value-type="float" office:value="-5.84127" calcext:value-type="float">
            <text:p>-5.84127</text:p>
          </table:table-cell>
        </table:table-row>
        <table:table-row table:style-name="ro1">
          <table:table-cell office:value-type="float" office:value="3.94749" calcext:value-type="float">
            <text:p>3.94749</text:p>
          </table:table-cell>
          <table:table-cell office:value-type="float" office:value="0.400156" calcext:value-type="float">
            <text:p>0.400156</text:p>
          </table:table-cell>
        </table:table-row>
        <table:table-row table:style-name="ro1">
          <table:table-cell office:value-type="float" office:value="3.94956" calcext:value-type="float">
            <text:p>3.94956</text:p>
          </table:table-cell>
          <table:table-cell office:value-type="float" office:value="-5.84523" calcext:value-type="float">
            <text:p>-5.84523</text:p>
          </table:table-cell>
        </table:table-row>
        <table:table-row table:style-name="ro1">
          <table:table-cell office:value-type="float" office:value="3.95163" calcext:value-type="float">
            <text:p>3.95163</text:p>
          </table:table-cell>
          <table:table-cell office:value-type="float" office:value="7.33272" calcext:value-type="float">
            <text:p>7.33272</text:p>
          </table:table-cell>
        </table:table-row>
        <table:table-row table:style-name="ro1">
          <table:table-cell office:value-type="float" office:value="3.9537" calcext:value-type="float">
            <text:p>3.9537</text:p>
          </table:table-cell>
          <table:table-cell office:value-type="float" office:value="-0.298626" calcext:value-type="float">
            <text:p>-0.298626</text:p>
          </table:table-cell>
        </table:table-row>
        <table:table-row table:style-name="ro1">
          <table:table-cell office:value-type="float" office:value="3.95577" calcext:value-type="float">
            <text:p>3.95577</text:p>
          </table:table-cell>
          <table:table-cell office:value-type="float" office:value="0.393687" calcext:value-type="float">
            <text:p>0.393687</text:p>
          </table:table-cell>
        </table:table-row>
        <table:table-row table:style-name="ro1">
          <table:table-cell office:value-type="float" office:value="3.95784" calcext:value-type="float">
            <text:p>3.95784</text:p>
          </table:table-cell>
          <table:table-cell office:value-type="float" office:value="6.63643" calcext:value-type="float">
            <text:p>6.63643</text:p>
          </table:table-cell>
        </table:table-row>
        <table:table-row table:style-name="ro1">
          <table:table-cell office:value-type="float" office:value="3.95991" calcext:value-type="float">
            <text:p>3.95991</text:p>
          </table:table-cell>
          <table:table-cell office:value-type="float" office:value="-5.85038" calcext:value-type="float">
            <text:p>-5.85038</text:p>
          </table:table-cell>
        </table:table-row>
        <table:table-row table:style-name="ro1">
          <table:table-cell office:value-type="float" office:value="3.96198" calcext:value-type="float">
            <text:p>3.96198</text:p>
          </table:table-cell>
          <table:table-cell office:value-type="float" office:value="-5.15925" calcext:value-type="float">
            <text:p>-5.15925</text:p>
          </table:table-cell>
        </table:table-row>
        <table:table-row table:style-name="ro1">
          <table:table-cell office:value-type="float" office:value="3.96405" calcext:value-type="float">
            <text:p>3.96405</text:p>
          </table:table-cell>
          <table:table-cell office:value-type="float" office:value="5.93763" calcext:value-type="float">
            <text:p>5.93763</text:p>
          </table:table-cell>
        </table:table-row>
        <table:table-row table:style-name="ro1">
          <table:table-cell office:value-type="float" office:value="3.96612" calcext:value-type="float">
            <text:p>3.96612</text:p>
          </table:table-cell>
          <table:table-cell office:value-type="float" office:value="0.387195" calcext:value-type="float">
            <text:p>0.387195</text:p>
          </table:table-cell>
        </table:table-row>
        <table:table-row table:style-name="ro1">
          <table:table-cell office:value-type="float" office:value="3.96819" calcext:value-type="float">
            <text:p>3.96819</text:p>
          </table:table-cell>
          <table:table-cell office:value-type="float" office:value="0.385864" calcext:value-type="float">
            <text:p>0.385864</text:p>
          </table:table-cell>
        </table:table-row>
        <table:table-row table:style-name="ro1">
          <table:table-cell office:value-type="float" office:value="3.97026" calcext:value-type="float">
            <text:p>3.97026</text:p>
          </table:table-cell>
          <table:table-cell office:value-type="float" office:value="6.62861" calcext:value-type="float">
            <text:p>6.62861</text:p>
          </table:table-cell>
        </table:table-row>
        <table:table-row table:style-name="ro1">
          <table:table-cell office:value-type="float" office:value="3.97233" calcext:value-type="float">
            <text:p>3.97233</text:p>
          </table:table-cell>
          <table:table-cell office:value-type="float" office:value="-5.16443" calcext:value-type="float">
            <text:p>-5.16443</text:p>
          </table:table-cell>
        </table:table-row>
        <table:table-row table:style-name="ro1">
          <table:table-cell office:value-type="float" office:value="3.9744" calcext:value-type="float">
            <text:p>3.9744</text:p>
          </table:table-cell>
          <table:table-cell office:value-type="float" office:value="-0.310291" calcext:value-type="float">
            <text:p>-0.310291</text:p>
          </table:table-cell>
        </table:table-row>
        <table:table-row table:style-name="ro1">
          <table:table-cell office:value-type="float" office:value="3.97647" calcext:value-type="float">
            <text:p>3.97647</text:p>
          </table:table-cell>
          <table:table-cell office:value-type="float" office:value="0.382014" calcext:value-type="float">
            <text:p>0.382014</text:p>
          </table:table-cell>
        </table:table-row>
        <table:table-row table:style-name="ro1">
          <table:table-cell office:value-type="float" office:value="3.97854" calcext:value-type="float">
            <text:p>3.97854</text:p>
          </table:table-cell>
          <table:table-cell office:value-type="float" office:value="0.38068" calcext:value-type="float">
            <text:p>0.38068</text:p>
          </table:table-cell>
        </table:table-row>
        <table:table-row table:style-name="ro1">
          <table:table-cell office:value-type="float" office:value="3.98061" calcext:value-type="float">
            <text:p>3.98061</text:p>
          </table:table-cell>
          <table:table-cell office:value-type="float" office:value="0.379344" calcext:value-type="float">
            <text:p>0.379344</text:p>
          </table:table-cell>
        </table:table-row>
        <table:table-row table:style-name="ro1">
          <table:table-cell office:value-type="float" office:value="3.98268" calcext:value-type="float">
            <text:p>3.98268</text:p>
          </table:table-cell>
          <table:table-cell office:value-type="float" office:value="-5.17229" calcext:value-type="float">
            <text:p>-5.17229</text:p>
          </table:table-cell>
        </table:table-row>
        <table:table-row table:style-name="ro1">
          <table:table-cell office:value-type="float" office:value="3.98475" calcext:value-type="float">
            <text:p>3.98475</text:p>
          </table:table-cell>
          <table:table-cell office:value-type="float" office:value="5.92459" calcext:value-type="float">
            <text:p>5.92459</text:p>
          </table:table-cell>
        </table:table-row>
        <table:table-row table:style-name="ro1">
          <table:table-cell office:value-type="float" office:value="3.98682" calcext:value-type="float">
            <text:p>3.98682</text:p>
          </table:table-cell>
          <table:table-cell office:value-type="float" office:value="6.61823" calcext:value-type="float">
            <text:p>6.61823</text:p>
          </table:table-cell>
        </table:table-row>
        <table:table-row table:style-name="ro1">
          <table:table-cell office:value-type="float" office:value="3.98889" calcext:value-type="float">
            <text:p>3.98889</text:p>
          </table:table-cell>
          <table:table-cell office:value-type="float" office:value="-5.8686" calcext:value-type="float">
            <text:p>-5.8686</text:p>
          </table:table-cell>
        </table:table-row>
        <table:table-row table:style-name="ro1">
          <table:table-cell office:value-type="float" office:value="3.99096" calcext:value-type="float">
            <text:p>3.99096</text:p>
          </table:table-cell>
          <table:table-cell office:value-type="float" office:value="0.372802" calcext:value-type="float">
            <text:p>0.372802</text:p>
          </table:table-cell>
        </table:table-row>
        <table:table-row table:style-name="ro1">
          <table:table-cell office:value-type="float" office:value="3.99303" calcext:value-type="float">
            <text:p>3.99303</text:p>
          </table:table-cell>
          <table:table-cell office:value-type="float" office:value="-5.17884" calcext:value-type="float">
            <text:p>-5.17884</text:p>
          </table:table-cell>
        </table:table-row>
        <table:table-row table:style-name="ro1">
          <table:table-cell office:value-type="float" office:value="3.9951" calcext:value-type="float">
            <text:p>3.9951</text:p>
          </table:table-cell>
          <table:table-cell office:value-type="float" office:value="5.91803" calcext:value-type="float">
            <text:p>5.91803</text:p>
          </table:table-cell>
        </table:table-row>
        <table:table-row table:style-name="ro1">
          <table:table-cell office:value-type="float" office:value="3.99717" calcext:value-type="float">
            <text:p>3.99717</text:p>
          </table:table-cell>
          <table:table-cell office:value-type="float" office:value="6.61167" calcext:value-type="float">
            <text:p>6.61167</text:p>
          </table:table-cell>
        </table:table-row>
        <table:table-row table:style-name="ro1">
          <table:table-cell office:value-type="float" office:value="3.99924" calcext:value-type="float">
            <text:p>3.99924</text:p>
          </table:table-cell>
          <table:table-cell office:value-type="float" office:value="-5.87516" calcext:value-type="float">
            <text:p>-5.87516</text:p>
          </table:table-cell>
        </table:table-row>
        <table:table-row table:style-name="ro1">
          <table:table-cell office:value-type="float" office:value="4.00131" calcext:value-type="float">
            <text:p>4.00131</text:p>
          </table:table-cell>
          <table:table-cell office:value-type="float" office:value="-5.18406" calcext:value-type="float">
            <text:p>-5.18406</text:p>
          </table:table-cell>
        </table:table-row>
        <table:table-row table:style-name="ro1">
          <table:table-cell office:value-type="float" office:value="4.00338" calcext:value-type="float">
            <text:p>4.00338</text:p>
          </table:table-cell>
          <table:table-cell office:value-type="float" office:value="5.9128" calcext:value-type="float">
            <text:p>5.9128</text:p>
          </table:table-cell>
        </table:table-row>
        <table:table-row table:style-name="ro1">
          <table:table-cell office:value-type="float" office:value="4.00545" calcext:value-type="float">
            <text:p>4.00545</text:p>
          </table:table-cell>
          <table:table-cell office:value-type="float" office:value="6.60644" calcext:value-type="float">
            <text:p>6.60644</text:p>
          </table:table-cell>
        </table:table-row>
        <table:table-row table:style-name="ro1">
          <table:table-cell office:value-type="float" office:value="4.00752" calcext:value-type="float">
            <text:p>4.00752</text:p>
          </table:table-cell>
          <table:table-cell office:value-type="float" office:value="-5.88039" calcext:value-type="float">
            <text:p>-5.88039</text:p>
          </table:table-cell>
        </table:table-row>
        <table:table-row table:style-name="ro1">
          <table:table-cell office:value-type="float" office:value="4.00959" calcext:value-type="float">
            <text:p>4.00959</text:p>
          </table:table-cell>
          <table:table-cell office:value-type="float" office:value="-5.1893" calcext:value-type="float">
            <text:p>-5.1893</text:p>
          </table:table-cell>
        </table:table-row>
        <table:table-row table:style-name="ro1">
          <table:table-cell office:value-type="float" office:value="4.01166" calcext:value-type="float">
            <text:p>4.01166</text:p>
          </table:table-cell>
          <table:table-cell office:value-type="float" office:value="5.90756" calcext:value-type="float">
            <text:p>5.90756</text:p>
          </table:table-cell>
        </table:table-row>
        <table:table-row table:style-name="ro1">
          <table:table-cell office:value-type="float" office:value="4.01373" calcext:value-type="float">
            <text:p>4.01373</text:p>
          </table:table-cell>
          <table:table-cell office:value-type="float" office:value="0.357103" calcext:value-type="float">
            <text:p>0.357103</text:p>
          </table:table-cell>
        </table:table-row>
        <table:table-row table:style-name="ro1">
          <table:table-cell office:value-type="float" office:value="4.0158" calcext:value-type="float">
            <text:p>4.0158</text:p>
          </table:table-cell>
          <table:table-cell office:value-type="float" office:value="0.355752" calcext:value-type="float">
            <text:p>0.355752</text:p>
          </table:table-cell>
        </table:table-row>
        <table:table-row table:style-name="ro1">
          <table:table-cell office:value-type="float" office:value="4.01787" calcext:value-type="float">
            <text:p>4.01787</text:p>
          </table:table-cell>
          <table:table-cell office:value-type="float" office:value="-23.9282" calcext:value-type="float">
            <text:p>-23.9282</text:p>
          </table:table-cell>
        </table:table-row>
        <table:table-row table:style-name="ro1">
          <table:table-cell office:value-type="float" office:value="4.01994" calcext:value-type="float">
            <text:p>4.01994</text:p>
          </table:table-cell>
          <table:table-cell office:value-type="float" office:value="19.0748" calcext:value-type="float">
            <text:p>19.0748</text:p>
          </table:table-cell>
        </table:table-row>
        <table:table-row table:style-name="ro1">
          <table:table-cell office:value-type="float" office:value="4.02201" calcext:value-type="float">
            <text:p>4.02201</text:p>
          </table:table-cell>
          <table:table-cell office:value-type="float" office:value="5.89432" calcext:value-type="float">
            <text:p>5.89432</text:p>
          </table:table-cell>
        </table:table-row>
        <table:table-row table:style-name="ro1">
          <table:table-cell office:value-type="float" office:value="4.02408" calcext:value-type="float">
            <text:p>4.02408</text:p>
          </table:table-cell>
          <table:table-cell office:value-type="float" office:value="0.343853" calcext:value-type="float">
            <text:p>0.343853</text:p>
          </table:table-cell>
        </table:table-row>
        <table:table-row table:style-name="ro1">
          <table:table-cell office:value-type="float" office:value="4.02615" calcext:value-type="float">
            <text:p>4.02615</text:p>
          </table:table-cell>
          <table:table-cell office:value-type="float" office:value="0.342493" calcext:value-type="float">
            <text:p>0.342493</text:p>
          </table:table-cell>
        </table:table-row>
        <table:table-row table:style-name="ro1">
          <table:table-cell office:value-type="float" office:value="4.02822" calcext:value-type="float">
            <text:p>4.02822</text:p>
          </table:table-cell>
          <table:table-cell office:value-type="float" office:value="6.58524" calcext:value-type="float">
            <text:p>6.58524</text:p>
          </table:table-cell>
        </table:table-row>
        <table:table-row table:style-name="ro1">
          <table:table-cell office:value-type="float" office:value="4.03029" calcext:value-type="float">
            <text:p>4.03029</text:p>
          </table:table-cell>
          <table:table-cell office:value-type="float" office:value="-11.4519" calcext:value-type="float">
            <text:p>-11.4519</text:p>
          </table:table-cell>
        </table:table-row>
        <table:table-row table:style-name="ro1">
          <table:table-cell office:value-type="float" office:value="4.03236" calcext:value-type="float">
            <text:p>4.03236</text:p>
          </table:table-cell>
          <table:table-cell office:value-type="float" office:value="5.88767" calcext:value-type="float">
            <text:p>5.88767</text:p>
          </table:table-cell>
        </table:table-row>
        <table:table-row table:style-name="ro1">
          <table:table-cell office:value-type="float" office:value="4.03443" calcext:value-type="float">
            <text:p>4.03443</text:p>
          </table:table-cell>
          <table:table-cell office:value-type="float" office:value="0.337197" calcext:value-type="float">
            <text:p>0.337197</text:p>
          </table:table-cell>
        </table:table-row>
        <table:table-row table:style-name="ro1">
          <table:table-cell office:value-type="float" office:value="4.0365" calcext:value-type="float">
            <text:p>4.0365</text:p>
          </table:table-cell>
          <table:table-cell office:value-type="float" office:value="6.57994" calcext:value-type="float">
            <text:p>6.57994</text:p>
          </table:table-cell>
        </table:table-row>
        <table:table-row table:style-name="ro1">
          <table:table-cell office:value-type="float" office:value="4.03857" calcext:value-type="float">
            <text:p>4.03857</text:p>
          </table:table-cell>
          <table:table-cell office:value-type="float" office:value="-12.151" calcext:value-type="float">
            <text:p>-12.151</text:p>
          </table:table-cell>
        </table:table-row>
        <table:table-row table:style-name="ro1">
          <table:table-cell office:value-type="float" office:value="4.04064" calcext:value-type="float">
            <text:p>4.04064</text:p>
          </table:table-cell>
          <table:table-cell office:value-type="float" office:value="7.26964" calcext:value-type="float">
            <text:p>7.26964</text:p>
          </table:table-cell>
        </table:table-row>
        <table:table-row table:style-name="ro1">
          <table:table-cell office:value-type="float" office:value="4.04271" calcext:value-type="float">
            <text:p>4.04271</text:p>
          </table:table-cell>
          <table:table-cell office:value-type="float" office:value="-0.36175" calcext:value-type="float">
            <text:p>-0.36175</text:p>
          </table:table-cell>
        </table:table-row>
        <table:table-row table:style-name="ro1">
          <table:table-cell office:value-type="float" office:value="4.04478" calcext:value-type="float">
            <text:p>4.04478</text:p>
          </table:table-cell>
          <table:table-cell office:value-type="float" office:value="0.330521" calcext:value-type="float">
            <text:p>0.330521</text:p>
          </table:table-cell>
        </table:table-row>
        <table:table-row table:style-name="ro1">
          <table:table-cell office:value-type="float" office:value="4.04685" calcext:value-type="float">
            <text:p>4.04685</text:p>
          </table:table-cell>
          <table:table-cell office:value-type="float" office:value="0.329153" calcext:value-type="float">
            <text:p>0.329153</text:p>
          </table:table-cell>
        </table:table-row>
        <table:table-row table:style-name="ro1">
          <table:table-cell office:value-type="float" office:value="4.04892" calcext:value-type="float">
            <text:p>4.04892</text:p>
          </table:table-cell>
          <table:table-cell office:value-type="float" office:value="1.02158" calcext:value-type="float">
            <text:p>1.02158</text:p>
          </table:table-cell>
        </table:table-row>
        <table:table-row table:style-name="ro1">
          <table:table-cell office:value-type="float" office:value="4.05099" calcext:value-type="float">
            <text:p>4.05099</text:p>
          </table:table-cell>
          <table:table-cell office:value-type="float" office:value="-0.367071" calcext:value-type="float">
            <text:p>-0.367071</text:p>
          </table:table-cell>
        </table:table-row>
        <table:table-row table:style-name="ro1">
          <table:table-cell office:value-type="float" office:value="4.05306" calcext:value-type="float">
            <text:p>4.05306</text:p>
          </table:table-cell>
          <table:table-cell office:value-type="float" office:value="0.325197" calcext:value-type="float">
            <text:p>0.325197</text:p>
          </table:table-cell>
        </table:table-row>
        <table:table-row table:style-name="ro1">
          <table:table-cell office:value-type="float" office:value="4.05513" calcext:value-type="float">
            <text:p>4.05513</text:p>
          </table:table-cell>
          <table:table-cell office:value-type="float" office:value="0.323826" calcext:value-type="float">
            <text:p>0.323826</text:p>
          </table:table-cell>
        </table:table-row>
        <table:table-row table:style-name="ro1">
          <table:table-cell office:value-type="float" office:value="4.0572" calcext:value-type="float">
            <text:p>4.0572</text:p>
          </table:table-cell>
          <table:table-cell office:value-type="float" office:value="0.322454" calcext:value-type="float">
            <text:p>0.322454</text:p>
          </table:table-cell>
        </table:table-row>
        <table:table-row table:style-name="ro1">
          <table:table-cell office:value-type="float" office:value="4.05927" calcext:value-type="float">
            <text:p>4.05927</text:p>
          </table:table-cell>
          <table:table-cell office:value-type="float" office:value="1.01487" calcext:value-type="float">
            <text:p>1.01487</text:p>
          </table:table-cell>
        </table:table-row>
        <table:table-row table:style-name="ro1">
          <table:table-cell office:value-type="float" office:value="4.06134" calcext:value-type="float">
            <text:p>4.06134</text:p>
          </table:table-cell>
          <table:table-cell office:value-type="float" office:value="-0.373777" calcext:value-type="float">
            <text:p>-0.373777</text:p>
          </table:table-cell>
        </table:table-row>
        <table:table-row table:style-name="ro1">
          <table:table-cell office:value-type="float" office:value="4.06341" calcext:value-type="float">
            <text:p>4.06341</text:p>
          </table:table-cell>
          <table:table-cell office:value-type="float" office:value="0.318487" calcext:value-type="float">
            <text:p>0.318487</text:p>
          </table:table-cell>
        </table:table-row>
        <table:table-row table:style-name="ro1">
          <table:table-cell office:value-type="float" office:value="4.06548" calcext:value-type="float">
            <text:p>4.06548</text:p>
          </table:table-cell>
          <table:table-cell office:value-type="float" office:value="6.56123" calcext:value-type="float">
            <text:p>6.56123</text:p>
          </table:table-cell>
        </table:table-row>
        <table:table-row table:style-name="ro1">
          <table:table-cell office:value-type="float" office:value="4.06755" calcext:value-type="float">
            <text:p>4.06755</text:p>
          </table:table-cell>
          <table:table-cell office:value-type="float" office:value="-5.92563" calcext:value-type="float">
            <text:p>-5.92563</text:p>
          </table:table-cell>
        </table:table-row>
        <table:table-row table:style-name="ro1">
          <table:table-cell office:value-type="float" office:value="4.06962" calcext:value-type="float">
            <text:p>4.06962</text:p>
          </table:table-cell>
          <table:table-cell office:value-type="float" office:value="0.315736" calcext:value-type="float">
            <text:p>0.315736</text:p>
          </table:table-cell>
        </table:table-row>
        <table:table-row table:style-name="ro1">
          <table:table-cell office:value-type="float" office:value="4.07169" calcext:value-type="float">
            <text:p>4.07169</text:p>
          </table:table-cell>
          <table:table-cell office:value-type="float" office:value="-5.23597" calcext:value-type="float">
            <text:p>-5.23597</text:p>
          </table:table-cell>
        </table:table-row>
        <table:table-row table:style-name="ro1">
          <table:table-cell office:value-type="float" office:value="4.07376" calcext:value-type="float">
            <text:p>4.07376</text:p>
          </table:table-cell>
          <table:table-cell office:value-type="float" office:value="12.105" calcext:value-type="float">
            <text:p>12.105</text:p>
          </table:table-cell>
        </table:table-row>
        <table:table-row table:style-name="ro1">
          <table:table-cell office:value-type="float" office:value="4.07583" calcext:value-type="float">
            <text:p>4.07583</text:p>
          </table:table-cell>
          <table:table-cell office:value-type="float" office:value="-12.1751" calcext:value-type="float">
            <text:p>-12.1751</text:p>
          </table:table-cell>
        </table:table-row>
        <table:table-row table:style-name="ro1">
          <table:table-cell office:value-type="float" office:value="4.0779" calcext:value-type="float">
            <text:p>4.0779</text:p>
          </table:table-cell>
          <table:table-cell office:value-type="float" office:value="6.55174" calcext:value-type="float">
            <text:p>6.55174</text:p>
          </table:table-cell>
        </table:table-row>
        <table:table-row table:style-name="ro1">
          <table:table-cell office:value-type="float" office:value="4.07997" calcext:value-type="float">
            <text:p>4.07997</text:p>
          </table:table-cell>
          <table:table-cell office:value-type="float" office:value="1.00141" calcext:value-type="float">
            <text:p>1.00141</text:p>
          </table:table-cell>
        </table:table-row>
        <table:table-row table:style-name="ro1">
          <table:table-cell office:value-type="float" office:value="4.08204" calcext:value-type="float">
            <text:p>4.08204</text:p>
          </table:table-cell>
          <table:table-cell office:value-type="float" office:value="-0.387246" calcext:value-type="float">
            <text:p>-0.387246</text:p>
          </table:table-cell>
        </table:table-row>
        <table:table-row table:style-name="ro1">
          <table:table-cell office:value-type="float" office:value="4.08411" calcext:value-type="float">
            <text:p>4.08411</text:p>
          </table:table-cell>
          <table:table-cell office:value-type="float" office:value="0.30501" calcext:value-type="float">
            <text:p>0.30501</text:p>
          </table:table-cell>
        </table:table-row>
        <table:table-row table:style-name="ro1">
          <table:table-cell office:value-type="float" office:value="4.08618" calcext:value-type="float">
            <text:p>4.08618</text:p>
          </table:table-cell>
          <table:table-cell office:value-type="float" office:value="0.303628" calcext:value-type="float">
            <text:p>0.303628</text:p>
          </table:table-cell>
        </table:table-row>
        <table:table-row table:style-name="ro1">
          <table:table-cell office:value-type="float" office:value="4.08825" calcext:value-type="float">
            <text:p>4.08825</text:p>
          </table:table-cell>
          <table:table-cell office:value-type="float" office:value="0.996037" calcext:value-type="float">
            <text:p>0.996037</text:p>
          </table:table-cell>
        </table:table-row>
        <table:table-row table:style-name="ro1">
          <table:table-cell office:value-type="float" office:value="4.09032" calcext:value-type="float">
            <text:p>4.09032</text:p>
          </table:table-cell>
          <table:table-cell office:value-type="float" office:value="-0.392624" calcext:value-type="float">
            <text:p>-0.392624</text:p>
          </table:table-cell>
        </table:table-row>
        <table:table-row table:style-name="ro1">
          <table:table-cell office:value-type="float" office:value="4.09239" calcext:value-type="float">
            <text:p>4.09239</text:p>
          </table:table-cell>
          <table:table-cell office:value-type="float" office:value="0.29963" calcext:value-type="float">
            <text:p>0.29963</text:p>
          </table:table-cell>
        </table:table-row>
        <table:table-row table:style-name="ro1">
          <table:table-cell office:value-type="float" office:value="4.09446" calcext:value-type="float">
            <text:p>4.09446</text:p>
          </table:table-cell>
          <table:table-cell office:value-type="float" office:value="0.298245" calcext:value-type="float">
            <text:p>0.298245</text:p>
          </table:table-cell>
        </table:table-row>
        <table:table-row table:style-name="ro1">
          <table:table-cell office:value-type="float" office:value="4.09653" calcext:value-type="float">
            <text:p>4.09653</text:p>
          </table:table-cell>
          <table:table-cell office:value-type="float" office:value="0.296859" calcext:value-type="float">
            <text:p>0.296859</text:p>
          </table:table-cell>
        </table:table-row>
        <table:table-row table:style-name="ro1">
          <table:table-cell office:value-type="float" office:value="4.0986" calcext:value-type="float">
            <text:p>4.0986</text:p>
          </table:table-cell>
          <table:table-cell office:value-type="float" office:value="-5.25487" calcext:value-type="float">
            <text:p>-5.25487</text:p>
          </table:table-cell>
        </table:table-row>
        <table:table-row table:style-name="ro1">
          <table:table-cell office:value-type="float" office:value="4.10067" calcext:value-type="float">
            <text:p>4.10067</text:p>
          </table:table-cell>
          <table:table-cell office:value-type="float" office:value="5.84196" calcext:value-type="float">
            <text:p>5.84196</text:p>
          </table:table-cell>
        </table:table-row>
        <table:table-row table:style-name="ro1">
          <table:table-cell office:value-type="float" office:value="4.10274" calcext:value-type="float">
            <text:p>4.10274</text:p>
          </table:table-cell>
          <table:table-cell office:value-type="float" office:value="0.291462" calcext:value-type="float">
            <text:p>0.291462</text:p>
          </table:table-cell>
        </table:table-row>
        <table:table-row table:style-name="ro1">
          <table:table-cell office:value-type="float" office:value="4.10481" calcext:value-type="float">
            <text:p>4.10481</text:p>
          </table:table-cell>
          <table:table-cell office:value-type="float" office:value="6.53421" calcext:value-type="float">
            <text:p>6.53421</text:p>
          </table:table-cell>
        </table:table-row>
        <table:table-row table:style-name="ro1">
          <table:table-cell office:value-type="float" office:value="4.10688" calcext:value-type="float">
            <text:p>4.10688</text:p>
          </table:table-cell>
          <table:table-cell office:value-type="float" office:value="-5.95267" calcext:value-type="float">
            <text:p>-5.95267</text:p>
          </table:table-cell>
        </table:table-row>
        <table:table-row table:style-name="ro1">
          <table:table-cell office:value-type="float" office:value="4.10895" calcext:value-type="float">
            <text:p>4.10895</text:p>
          </table:table-cell>
          <table:table-cell office:value-type="float" office:value="0.982475" calcext:value-type="float">
            <text:p>0.982475</text:p>
          </table:table-cell>
        </table:table-row>
        <table:table-row table:style-name="ro1">
          <table:table-cell office:value-type="float" office:value="4.11102" calcext:value-type="float">
            <text:p>4.11102</text:p>
          </table:table-cell>
          <table:table-cell office:value-type="float" office:value="-0.406193" calcext:value-type="float">
            <text:p>-0.406193</text:p>
          </table:table-cell>
        </table:table-row>
        <table:table-row table:style-name="ro1">
          <table:table-cell office:value-type="float" office:value="4.11309" calcext:value-type="float">
            <text:p>4.11309</text:p>
          </table:table-cell>
          <table:table-cell office:value-type="float" office:value="-5.95808" calcext:value-type="float">
            <text:p>-5.95808</text:p>
          </table:table-cell>
        </table:table-row>
        <table:table-row table:style-name="ro1">
          <table:table-cell office:value-type="float" office:value="4.11516" calcext:value-type="float">
            <text:p>4.11516</text:p>
          </table:table-cell>
          <table:table-cell office:value-type="float" office:value="6.52601" calcext:value-type="float">
            <text:p>6.52601</text:p>
          </table:table-cell>
        </table:table-row>
        <table:table-row table:style-name="ro1">
          <table:table-cell office:value-type="float" office:value="4.11723" calcext:value-type="float">
            <text:p>4.11723</text:p>
          </table:table-cell>
          <table:table-cell office:value-type="float" office:value="0.975668" calcext:value-type="float">
            <text:p>0.975668</text:p>
          </table:table-cell>
        </table:table-row>
        <table:table-row table:style-name="ro1">
          <table:table-cell office:value-type="float" office:value="4.1193" calcext:value-type="float">
            <text:p>4.1193</text:p>
          </table:table-cell>
          <table:table-cell office:value-type="float" office:value="-0.413003" calcext:value-type="float">
            <text:p>-0.413003</text:p>
          </table:table-cell>
        </table:table-row>
        <table:table-row table:style-name="ro1">
          <table:table-cell office:value-type="float" office:value="4.12137" calcext:value-type="float">
            <text:p>4.12137</text:p>
          </table:table-cell>
          <table:table-cell office:value-type="float" office:value="0.27924" calcext:value-type="float">
            <text:p>0.27924</text:p>
          </table:table-cell>
        </table:table-row>
        <table:table-row table:style-name="ro1">
          <table:table-cell office:value-type="float" office:value="4.12344" calcext:value-type="float">
            <text:p>4.12344</text:p>
          </table:table-cell>
          <table:table-cell office:value-type="float" office:value="6.52198" calcext:value-type="float">
            <text:p>6.52198</text:p>
          </table:table-cell>
        </table:table-row>
        <table:table-row table:style-name="ro1">
          <table:table-cell office:value-type="float" office:value="4.12551" calcext:value-type="float">
            <text:p>4.12551</text:p>
          </table:table-cell>
          <table:table-cell office:value-type="float" office:value="-5.9649" calcext:value-type="float">
            <text:p>-5.9649</text:p>
          </table:table-cell>
        </table:table-row>
        <table:table-row table:style-name="ro1">
          <table:table-cell office:value-type="float" office:value="4.12758" calcext:value-type="float">
            <text:p>4.12758</text:p>
          </table:table-cell>
          <table:table-cell office:value-type="float" office:value="0.276448" calcext:value-type="float">
            <text:p>0.276448</text:p>
          </table:table-cell>
        </table:table-row>
        <table:table-row table:style-name="ro1">
          <table:table-cell office:value-type="float" office:value="4.12965" calcext:value-type="float">
            <text:p>4.12965</text:p>
          </table:table-cell>
          <table:table-cell office:value-type="float" office:value="-5.2753" calcext:value-type="float">
            <text:p>-5.2753</text:p>
          </table:table-cell>
        </table:table-row>
        <table:table-row table:style-name="ro1">
          <table:table-cell office:value-type="float" office:value="4.13172" calcext:value-type="float">
            <text:p>4.13172</text:p>
          </table:table-cell>
          <table:table-cell office:value-type="float" office:value="5.82152" calcext:value-type="float">
            <text:p>5.82152</text:p>
          </table:table-cell>
        </table:table-row>
        <table:table-row table:style-name="ro1">
          <table:table-cell office:value-type="float" office:value="4.13379" calcext:value-type="float">
            <text:p>4.13379</text:p>
          </table:table-cell>
          <table:table-cell office:value-type="float" office:value="0.271011" calcext:value-type="float">
            <text:p>0.271011</text:p>
          </table:table-cell>
        </table:table-row>
        <table:table-row table:style-name="ro1">
          <table:table-cell office:value-type="float" office:value="4.13586" calcext:value-type="float">
            <text:p>4.13586</text:p>
          </table:table-cell>
          <table:table-cell office:value-type="float" office:value="6.51375" calcext:value-type="float">
            <text:p>6.51375</text:p>
          </table:table-cell>
        </table:table-row>
        <table:table-row table:style-name="ro1">
          <table:table-cell office:value-type="float" office:value="4.13793" calcext:value-type="float">
            <text:p>4.13793</text:p>
          </table:table-cell>
          <table:table-cell office:value-type="float" office:value="-5.27934" calcext:value-type="float">
            <text:p>-5.27934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-0.425272" calcext:value-type="float">
            <text:p>-0.425272</text:p>
          </table:table-cell>
        </table:table-row>
        <table:table-row table:style-name="ro1">
          <table:table-cell office:value-type="float" office:value="4.14207" calcext:value-type="float">
            <text:p>4.14207</text:p>
          </table:table-cell>
          <table:table-cell office:value-type="float" office:value="0.266965" calcext:value-type="float">
            <text:p>0.266965</text:p>
          </table:table-cell>
        </table:table-row>
        <table:table-row table:style-name="ro1">
          <table:table-cell office:value-type="float" office:value="4.14414" calcext:value-type="float">
            <text:p>4.14414</text:p>
          </table:table-cell>
          <table:table-cell office:value-type="float" office:value="0.265564" calcext:value-type="float">
            <text:p>0.265564</text:p>
          </table:table-cell>
        </table:table-row>
        <table:table-row table:style-name="ro1">
          <table:table-cell office:value-type="float" office:value="4.14621" calcext:value-type="float">
            <text:p>4.14621</text:p>
          </table:table-cell>
          <table:table-cell office:value-type="float" office:value="0.264162" calcext:value-type="float">
            <text:p>0.264162</text:p>
          </table:table-cell>
        </table:table-row>
        <table:table-row table:style-name="ro1">
          <table:table-cell office:value-type="float" office:value="4.14828" calcext:value-type="float">
            <text:p>4.14828</text:p>
          </table:table-cell>
          <table:table-cell office:value-type="float" office:value="0.956553" calcext:value-type="float">
            <text:p>0.956553</text:p>
          </table:table-cell>
        </table:table-row>
        <table:table-row table:style-name="ro1">
          <table:table-cell office:value-type="float" office:value="4.15035" calcext:value-type="float">
            <text:p>4.15035</text:p>
          </table:table-cell>
          <table:table-cell office:value-type="float" office:value="-0.432127" calcext:value-type="float">
            <text:p>-0.432127</text:p>
          </table:table-cell>
        </table:table-row>
        <table:table-row table:style-name="ro1">
          <table:table-cell office:value-type="float" office:value="4.15242" calcext:value-type="float">
            <text:p>4.15242</text:p>
          </table:table-cell>
          <table:table-cell office:value-type="float" office:value="0.260107" calcext:value-type="float">
            <text:p>0.260107</text:p>
          </table:table-cell>
        </table:table-row>
        <table:table-row table:style-name="ro1">
          <table:table-cell office:value-type="float" office:value="4.15449" calcext:value-type="float">
            <text:p>4.15449</text:p>
          </table:table-cell>
          <table:table-cell office:value-type="float" office:value="0.258702" calcext:value-type="float">
            <text:p>0.258702</text:p>
          </table:table-cell>
        </table:table-row>
        <table:table-row table:style-name="ro1">
          <table:table-cell office:value-type="float" office:value="4.15656" calcext:value-type="float">
            <text:p>4.15656</text:p>
          </table:table-cell>
          <table:table-cell office:value-type="float" office:value="0.257297" calcext:value-type="float">
            <text:p>0.257297</text:p>
          </table:table-cell>
        </table:table-row>
        <table:table-row table:style-name="ro1">
          <table:table-cell office:value-type="float" office:value="4.15863" calcext:value-type="float">
            <text:p>4.15863</text:p>
          </table:table-cell>
          <table:table-cell office:value-type="float" office:value="0.949685" calcext:value-type="float">
            <text:p>0.949685</text:p>
          </table:table-cell>
        </table:table-row>
        <table:table-row table:style-name="ro1">
          <table:table-cell office:value-type="float" office:value="4.1607" calcext:value-type="float">
            <text:p>4.1607</text:p>
          </table:table-cell>
          <table:table-cell office:value-type="float" office:value="-6.68315" calcext:value-type="float">
            <text:p>-6.68315</text:p>
          </table:table-cell>
        </table:table-row>
        <table:table-row table:style-name="ro1">
          <table:table-cell office:value-type="float" office:value="4.16277" calcext:value-type="float">
            <text:p>4.16277</text:p>
          </table:table-cell>
          <table:table-cell office:value-type="float" office:value="12.7387" calcext:value-type="float">
            <text:p>12.7387</text:p>
          </table:table-cell>
        </table:table-row>
        <table:table-row table:style-name="ro1">
          <table:table-cell office:value-type="float" office:value="4.16484" calcext:value-type="float">
            <text:p>4.16484</text:p>
          </table:table-cell>
          <table:table-cell office:value-type="float" office:value="-5.99092" calcext:value-type="float">
            <text:p>-5.99092</text:p>
          </table:table-cell>
        </table:table-row>
        <table:table-row table:style-name="ro1">
          <table:table-cell office:value-type="float" office:value="4.16691" calcext:value-type="float">
            <text:p>4.16691</text:p>
          </table:table-cell>
          <table:table-cell office:value-type="float" office:value="0.250416" calcext:value-type="float">
            <text:p>0.250416</text:p>
          </table:table-cell>
        </table:table-row>
        <table:table-row table:style-name="ro1">
          <table:table-cell office:value-type="float" office:value="4.16898" calcext:value-type="float">
            <text:p>4.16898</text:p>
          </table:table-cell>
          <table:table-cell office:value-type="float" office:value="0.942802" calcext:value-type="float">
            <text:p>0.942802</text:p>
          </table:table-cell>
        </table:table-row>
        <table:table-row table:style-name="ro1">
          <table:table-cell office:value-type="float" office:value="4.17105" calcext:value-type="float">
            <text:p>4.17105</text:p>
          </table:table-cell>
          <table:table-cell office:value-type="float" office:value="-6.69004" calcext:value-type="float">
            <text:p>-6.69004</text:p>
          </table:table-cell>
        </table:table-row>
        <table:table-row table:style-name="ro1">
          <table:table-cell office:value-type="float" office:value="4.17312" calcext:value-type="float">
            <text:p>4.17312</text:p>
          </table:table-cell>
          <table:table-cell office:value-type="float" office:value="6.48768" calcext:value-type="float">
            <text:p>6.48768</text:p>
          </table:table-cell>
        </table:table-row>
        <table:table-row table:style-name="ro1">
          <table:table-cell office:value-type="float" office:value="4.17519" calcext:value-type="float">
            <text:p>4.17519</text:p>
          </table:table-cell>
          <table:table-cell office:value-type="float" office:value="-5.30684" calcext:value-type="float">
            <text:p>-5.30684</text:p>
          </table:table-cell>
        </table:table-row>
        <table:table-row table:style-name="ro1">
          <table:table-cell office:value-type="float" office:value="4.17726" calcext:value-type="float">
            <text:p>4.17726</text:p>
          </table:table-cell>
          <table:table-cell office:value-type="float" office:value="12.0341" calcext:value-type="float">
            <text:p>12.0341</text:p>
          </table:table-cell>
        </table:table-row>
        <table:table-row table:style-name="ro1">
          <table:table-cell office:value-type="float" office:value="4.17933" calcext:value-type="float">
            <text:p>4.17933</text:p>
          </table:table-cell>
          <table:table-cell office:value-type="float" office:value="-6.00189" calcext:value-type="float">
            <text:p>-6.00189</text:p>
          </table:table-cell>
        </table:table-row>
        <table:table-row table:style-name="ro1">
          <table:table-cell office:value-type="float" office:value="4.1814" calcext:value-type="float">
            <text:p>4.1814</text:p>
          </table:table-cell>
          <table:table-cell office:value-type="float" office:value="0.23944" calcext:value-type="float">
            <text:p>0.23944</text:p>
          </table:table-cell>
        </table:table-row>
        <table:table-row table:style-name="ro1">
          <table:table-cell office:value-type="float" office:value="4.18347" calcext:value-type="float">
            <text:p>4.18347</text:p>
          </table:table-cell>
          <table:table-cell office:value-type="float" office:value="0.238027" calcext:value-type="float">
            <text:p>0.238027</text:p>
          </table:table-cell>
        </table:table-row>
        <table:table-row table:style-name="ro1">
          <table:table-cell office:value-type="float" office:value="4.18554" calcext:value-type="float">
            <text:p>4.18554</text:p>
          </table:table-cell>
          <table:table-cell office:value-type="float" office:value="-5.31375" calcext:value-type="float">
            <text:p>-5.31375</text:p>
          </table:table-cell>
        </table:table-row>
        <table:table-row table:style-name="ro1">
          <table:table-cell office:value-type="float" office:value="4.18761" calcext:value-type="float">
            <text:p>4.18761</text:p>
          </table:table-cell>
          <table:table-cell office:value-type="float" office:value="12.0272" calcext:value-type="float">
            <text:p>12.0272</text:p>
          </table:table-cell>
        </table:table-row>
        <table:table-row table:style-name="ro1">
          <table:table-cell office:value-type="float" office:value="4.18968" calcext:value-type="float">
            <text:p>4.18968</text:p>
          </table:table-cell>
          <table:table-cell office:value-type="float" office:value="-6.0088" calcext:value-type="float">
            <text:p>-6.0088</text:p>
          </table:table-cell>
        </table:table-row>
        <table:table-row table:style-name="ro1">
          <table:table-cell office:value-type="float" office:value="4.19175" calcext:value-type="float">
            <text:p>4.19175</text:p>
          </table:table-cell>
          <table:table-cell office:value-type="float" office:value="-6.01164" calcext:value-type="float">
            <text:p>-6.01164</text:p>
          </table:table-cell>
        </table:table-row>
        <table:table-row table:style-name="ro1">
          <table:table-cell office:value-type="float" office:value="4.19382" calcext:value-type="float">
            <text:p>4.19382</text:p>
          </table:table-cell>
          <table:table-cell office:value-type="float" office:value="7.16623" calcext:value-type="float">
            <text:p>7.16623</text:p>
          </table:table-cell>
        </table:table-row>
        <table:table-row table:style-name="ro1">
          <table:table-cell office:value-type="float" office:value="4.19589" calcext:value-type="float">
            <text:p>4.19589</text:p>
          </table:table-cell>
          <table:table-cell office:value-type="float" office:value="-0.46521" calcext:value-type="float">
            <text:p>-0.46521</text:p>
          </table:table-cell>
        </table:table-row>
        <table:table-row table:style-name="ro1">
          <table:table-cell office:value-type="float" office:value="4.19796" calcext:value-type="float">
            <text:p>4.19796</text:p>
          </table:table-cell>
          <table:table-cell office:value-type="float" office:value="6.47117" calcext:value-type="float">
            <text:p>6.47117</text:p>
          </table:table-cell>
        </table:table-row>
        <table:table-row table:style-name="ro1">
          <table:table-cell office:value-type="float" office:value="4.20003" calcext:value-type="float">
            <text:p>4.20003</text:p>
          </table:table-cell>
          <table:table-cell office:value-type="float" office:value="-6.01573" calcext:value-type="float">
            <text:p>-6.01573</text:p>
          </table:table-cell>
        </table:table-row>
        <table:table-row table:style-name="ro1">
          <table:table-cell office:value-type="float" office:value="4.2021" calcext:value-type="float">
            <text:p>4.2021</text:p>
          </table:table-cell>
          <table:table-cell office:value-type="float" office:value="0.225591" calcext:value-type="float">
            <text:p>0.225591</text:p>
          </table:table-cell>
        </table:table-row>
        <table:table-row table:style-name="ro1">
          <table:table-cell office:value-type="float" office:value="4.20417" calcext:value-type="float">
            <text:p>4.20417</text:p>
          </table:table-cell>
          <table:table-cell office:value-type="float" office:value="0.224172" calcext:value-type="float">
            <text:p>0.224172</text:p>
          </table:table-cell>
        </table:table-row>
        <table:table-row table:style-name="ro1">
          <table:table-cell office:value-type="float" office:value="4.20624" calcext:value-type="float">
            <text:p>4.20624</text:p>
          </table:table-cell>
          <table:table-cell office:value-type="float" office:value="0.916548" calcext:value-type="float">
            <text:p>0.916548</text:p>
          </table:table-cell>
        </table:table-row>
        <table:table-row table:style-name="ro1">
          <table:table-cell office:value-type="float" office:value="4.20831" calcext:value-type="float">
            <text:p>4.20831</text:p>
          </table:table-cell>
          <table:table-cell office:value-type="float" office:value="-0.472149" calcext:value-type="float">
            <text:p>-0.472149</text:p>
          </table:table-cell>
        </table:table-row>
        <table:table-row table:style-name="ro1">
          <table:table-cell office:value-type="float" office:value="4.21038" calcext:value-type="float">
            <text:p>4.21038</text:p>
          </table:table-cell>
          <table:table-cell office:value-type="float" office:value="0.220068" calcext:value-type="float">
            <text:p>0.220068</text:p>
          </table:table-cell>
        </table:table-row>
        <table:table-row table:style-name="ro1">
          <table:table-cell office:value-type="float" office:value="4.21245" calcext:value-type="float">
            <text:p>4.21245</text:p>
          </table:table-cell>
          <table:table-cell office:value-type="float" office:value="0.218647" calcext:value-type="float">
            <text:p>0.218647</text:p>
          </table:table-cell>
        </table:table-row>
        <table:table-row table:style-name="ro1">
          <table:table-cell office:value-type="float" office:value="4.21452" calcext:value-type="float">
            <text:p>4.21452</text:p>
          </table:table-cell>
          <table:table-cell office:value-type="float" office:value="6.46139" calcext:value-type="float">
            <text:p>6.46139</text:p>
          </table:table-cell>
        </table:table-row>
        <table:table-row table:style-name="ro1">
          <table:table-cell office:value-type="float" office:value="4.21659" calcext:value-type="float">
            <text:p>4.21659</text:p>
          </table:table-cell>
          <table:table-cell office:value-type="float" office:value="-11.5759" calcext:value-type="float">
            <text:p>-11.5759</text:p>
          </table:table-cell>
        </table:table-row>
        <table:table-row table:style-name="ro1">
          <table:table-cell office:value-type="float" office:value="4.21866" calcext:value-type="float">
            <text:p>4.21866</text:p>
          </table:table-cell>
          <table:table-cell office:value-type="float" office:value="5.76364" calcext:value-type="float">
            <text:p>5.76364</text:p>
          </table:table-cell>
        </table:table-row>
        <table:table-row table:style-name="ro1">
          <table:table-cell office:value-type="float" office:value="4.22073" calcext:value-type="float">
            <text:p>4.22073</text:p>
          </table:table-cell>
          <table:table-cell office:value-type="float" office:value="0.213113" calcext:value-type="float">
            <text:p>0.213113</text:p>
          </table:table-cell>
        </table:table-row>
        <table:table-row table:style-name="ro1">
          <table:table-cell office:value-type="float" office:value="4.2228" calcext:value-type="float">
            <text:p>4.2228</text:p>
          </table:table-cell>
          <table:table-cell office:value-type="float" office:value="0.211689" calcext:value-type="float">
            <text:p>0.211689</text:p>
          </table:table-cell>
        </table:table-row>
        <table:table-row table:style-name="ro1">
          <table:table-cell office:value-type="float" office:value="4.22487" calcext:value-type="float">
            <text:p>4.22487</text:p>
          </table:table-cell>
          <table:table-cell office:value-type="float" office:value="0.210265" calcext:value-type="float">
            <text:p>0.210265</text:p>
          </table:table-cell>
        </table:table-row>
        <table:table-row table:style-name="ro1">
          <table:table-cell office:value-type="float" office:value="4.22694" calcext:value-type="float">
            <text:p>4.22694</text:p>
          </table:table-cell>
          <table:table-cell office:value-type="float" office:value="0.902636" calcext:value-type="float">
            <text:p>0.902636</text:p>
          </table:table-cell>
        </table:table-row>
        <table:table-row table:style-name="ro1">
          <table:table-cell office:value-type="float" office:value="4.22901" calcext:value-type="float">
            <text:p>4.22901</text:p>
          </table:table-cell>
          <table:table-cell office:value-type="float" office:value="-0.486066" calcext:value-type="float">
            <text:p>-0.486066</text:p>
          </table:table-cell>
        </table:table-row>
        <table:table-row table:style-name="ro1">
          <table:table-cell office:value-type="float" office:value="4.23108" calcext:value-type="float">
            <text:p>4.23108</text:p>
          </table:table-cell>
          <table:table-cell office:value-type="float" office:value="0.206146" calcext:value-type="float">
            <text:p>0.206146</text:p>
          </table:table-cell>
        </table:table-row>
        <table:table-row table:style-name="ro1">
          <table:table-cell office:value-type="float" office:value="4.23315" calcext:value-type="float">
            <text:p>4.23315</text:p>
          </table:table-cell>
          <table:table-cell office:value-type="float" office:value="0.204719" calcext:value-type="float">
            <text:p>0.204719</text:p>
          </table:table-cell>
        </table:table-row>
        <table:table-row table:style-name="ro1">
          <table:table-cell office:value-type="float" office:value="4.23522" calcext:value-type="float">
            <text:p>4.23522</text:p>
          </table:table-cell>
          <table:table-cell office:value-type="float" office:value="0.897089" calcext:value-type="float">
            <text:p>0.897089</text:p>
          </table:table-cell>
        </table:table-row>
        <table:table-row table:style-name="ro1">
          <table:table-cell office:value-type="float" office:value="4.23729" calcext:value-type="float">
            <text:p>4.23729</text:p>
          </table:table-cell>
          <table:table-cell office:value-type="float" office:value="-0.491615" calcext:value-type="float">
            <text:p>-0.491615</text:p>
          </table:table-cell>
        </table:table-row>
        <table:table-row table:style-name="ro1">
          <table:table-cell office:value-type="float" office:value="4.23936" calcext:value-type="float">
            <text:p>4.23936</text:p>
          </table:table-cell>
          <table:table-cell office:value-type="float" office:value="0.200595" calcext:value-type="float">
            <text:p>0.200595</text:p>
          </table:table-cell>
        </table:table-row>
        <table:table-row table:style-name="ro1">
          <table:table-cell office:value-type="float" office:value="4.24143" calcext:value-type="float">
            <text:p>4.24143</text:p>
          </table:table-cell>
          <table:table-cell office:value-type="float" office:value="0.199166" calcext:value-type="float">
            <text:p>0.199166</text:p>
          </table:table-cell>
        </table:table-row>
        <table:table-row table:style-name="ro1">
          <table:table-cell office:value-type="float" office:value="4.2435" calcext:value-type="float">
            <text:p>4.2435</text:p>
          </table:table-cell>
          <table:table-cell office:value-type="float" office:value="0.197737" calcext:value-type="float">
            <text:p>0.197737</text:p>
          </table:table-cell>
        </table:table-row>
        <table:table-row table:style-name="ro1">
          <table:table-cell office:value-type="float" office:value="4.24557" calcext:value-type="float">
            <text:p>4.24557</text:p>
          </table:table-cell>
          <table:table-cell office:value-type="float" office:value="-5.35407" calcext:value-type="float">
            <text:p>-5.35407</text:p>
          </table:table-cell>
        </table:table-row>
        <table:table-row table:style-name="ro1">
          <table:table-cell office:value-type="float" office:value="4.24764" calcext:value-type="float">
            <text:p>4.24764</text:p>
          </table:table-cell>
          <table:table-cell office:value-type="float" office:value="5.74271" calcext:value-type="float">
            <text:p>5.74271</text:p>
          </table:table-cell>
        </table:table-row>
        <table:table-row table:style-name="ro1">
          <table:table-cell office:value-type="float" office:value="4.24971" calcext:value-type="float">
            <text:p>4.24971</text:p>
          </table:table-cell>
          <table:table-cell office:value-type="float" office:value="-6.052" calcext:value-type="float">
            <text:p>-6.052</text:p>
          </table:table-cell>
        </table:table-row>
        <table:table-row table:style-name="ro1">
          <table:table-cell office:value-type="float" office:value="4.25178" calcext:value-type="float">
            <text:p>4.25178</text:p>
          </table:table-cell>
          <table:table-cell office:value-type="float" office:value="12.6762" calcext:value-type="float">
            <text:p>12.6762</text:p>
          </table:table-cell>
        </table:table-row>
        <table:table-row table:style-name="ro1">
          <table:table-cell office:value-type="float" office:value="4.25385" calcext:value-type="float">
            <text:p>4.25385</text:p>
          </table:table-cell>
          <table:table-cell office:value-type="float" office:value="-5.35963" calcext:value-type="float">
            <text:p>-5.35963</text:p>
          </table:table-cell>
        </table:table-row>
        <table:table-row table:style-name="ro1">
          <table:table-cell office:value-type="float" office:value="4.25592" calcext:value-type="float">
            <text:p>4.25592</text:p>
          </table:table-cell>
          <table:table-cell office:value-type="float" office:value="-0.5056" calcext:value-type="float">
            <text:p>-0.5056</text:p>
          </table:table-cell>
        </table:table-row>
        <table:table-row table:style-name="ro1">
          <table:table-cell office:value-type="float" office:value="4.25799" calcext:value-type="float">
            <text:p>4.25799</text:p>
          </table:table-cell>
          <table:table-cell office:value-type="float" office:value="-6.05757" calcext:value-type="float">
            <text:p>-6.05757</text:p>
          </table:table-cell>
        </table:table-row>
        <table:table-row table:style-name="ro1">
          <table:table-cell office:value-type="float" office:value="4.26006" calcext:value-type="float">
            <text:p>4.26006</text:p>
          </table:table-cell>
          <table:table-cell office:value-type="float" office:value="6.42648" calcext:value-type="float">
            <text:p>6.42648</text:p>
          </table:table-cell>
        </table:table-row>
        <table:table-row table:style-name="ro1">
          <table:table-cell office:value-type="float" office:value="4.26213" calcext:value-type="float">
            <text:p>4.26213</text:p>
          </table:table-cell>
          <table:table-cell office:value-type="float" office:value="6.42648" calcext:value-type="float">
            <text:p>6.42648</text:p>
          </table:table-cell>
        </table:table-row>
        <table:table-row table:style-name="ro1">
          <table:table-cell office:value-type="float" office:value="4.2642" calcext:value-type="float">
            <text:p>4.2642</text:p>
          </table:table-cell>
          <table:table-cell office:value-type="float" office:value="-5.36664" calcext:value-type="float">
            <text:p>-5.36664</text:p>
          </table:table-cell>
        </table:table-row>
        <table:table-row table:style-name="ro1">
          <table:table-cell office:value-type="float" office:value="4.26627" calcext:value-type="float">
            <text:p>4.26627</text:p>
          </table:table-cell>
          <table:table-cell office:value-type="float" office:value="-0.512609" calcext:value-type="float">
            <text:p>-0.512609</text:p>
          </table:table-cell>
        </table:table-row>
        <table:table-row table:style-name="ro1">
          <table:table-cell office:value-type="float" office:value="4.26834" calcext:value-type="float">
            <text:p>4.26834</text:p>
          </table:table-cell>
          <table:table-cell office:value-type="float" office:value="0.179594" calcext:value-type="float">
            <text:p>0.179594</text:p>
          </table:table-cell>
        </table:table-row>
        <table:table-row table:style-name="ro1">
          <table:table-cell office:value-type="float" office:value="4.27041" calcext:value-type="float">
            <text:p>4.27041</text:p>
          </table:table-cell>
          <table:table-cell office:value-type="float" office:value="0.178159" calcext:value-type="float">
            <text:p>0.178159</text:p>
          </table:table-cell>
        </table:table-row>
        <table:table-row table:style-name="ro1">
          <table:table-cell office:value-type="float" office:value="4.27248" calcext:value-type="float">
            <text:p>4.27248</text:p>
          </table:table-cell>
          <table:table-cell office:value-type="float" office:value="-5.37366" calcext:value-type="float">
            <text:p>-5.37366</text:p>
          </table:table-cell>
        </table:table-row>
        <table:table-row table:style-name="ro1">
          <table:table-cell office:value-type="float" office:value="4.27455" calcext:value-type="float">
            <text:p>4.27455</text:p>
          </table:table-cell>
          <table:table-cell office:value-type="float" office:value="11.9673" calcext:value-type="float">
            <text:p>11.9673</text:p>
          </table:table-cell>
        </table:table-row>
        <table:table-row table:style-name="ro1">
          <table:table-cell office:value-type="float" office:value="4.27662" calcext:value-type="float">
            <text:p>4.27662</text:p>
          </table:table-cell>
          <table:table-cell office:value-type="float" office:value="-6.06873" calcext:value-type="float">
            <text:p>-6.06873</text:p>
          </table:table-cell>
        </table:table-row>
        <table:table-row table:style-name="ro1">
          <table:table-cell office:value-type="float" office:value="4.27869" calcext:value-type="float">
            <text:p>4.27869</text:p>
          </table:table-cell>
          <table:table-cell office:value-type="float" office:value="0.172572" calcext:value-type="float">
            <text:p>0.172572</text:p>
          </table:table-cell>
        </table:table-row>
        <table:table-row table:style-name="ro1">
          <table:table-cell office:value-type="float" office:value="4.28076" calcext:value-type="float">
            <text:p>4.28076</text:p>
          </table:table-cell>
          <table:table-cell office:value-type="float" office:value="0.171135" calcext:value-type="float">
            <text:p>0.171135</text:p>
          </table:table-cell>
        </table:table-row>
        <table:table-row table:style-name="ro1">
          <table:table-cell office:value-type="float" office:value="4.28283" calcext:value-type="float">
            <text:p>4.28283</text:p>
          </table:table-cell>
          <table:table-cell office:value-type="float" office:value="0.863495" calcext:value-type="float">
            <text:p>0.863495</text:p>
          </table:table-cell>
        </table:table-row>
        <table:table-row table:style-name="ro1">
          <table:table-cell office:value-type="float" office:value="4.2849" calcext:value-type="float">
            <text:p>4.2849</text:p>
          </table:table-cell>
          <table:table-cell office:value-type="float" office:value="-0.52522" calcext:value-type="float">
            <text:p>-0.52522</text:p>
          </table:table-cell>
        </table:table-row>
        <table:table-row table:style-name="ro1">
          <table:table-cell office:value-type="float" office:value="4.28697" calcext:value-type="float">
            <text:p>4.28697</text:p>
          </table:table-cell>
          <table:table-cell office:value-type="float" office:value="0.166979" calcext:value-type="float">
            <text:p>0.166979</text:p>
          </table:table-cell>
        </table:table-row>
        <table:table-row table:style-name="ro1">
          <table:table-cell office:value-type="float" office:value="4.28904" calcext:value-type="float">
            <text:p>4.28904</text:p>
          </table:table-cell>
          <table:table-cell office:value-type="float" office:value="0.16554" calcext:value-type="float">
            <text:p>0.16554</text:p>
          </table:table-cell>
        </table:table-row>
        <table:table-row table:style-name="ro1">
          <table:table-cell office:value-type="float" office:value="4.29111" calcext:value-type="float">
            <text:p>4.29111</text:p>
          </table:table-cell>
          <table:table-cell office:value-type="float" office:value="0.1641" calcext:value-type="float">
            <text:p>0.1641</text:p>
          </table:table-cell>
        </table:table-row>
        <table:table-row table:style-name="ro1">
          <table:table-cell office:value-type="float" office:value="4.29318" calcext:value-type="float">
            <text:p>4.29318</text:p>
          </table:table-cell>
          <table:table-cell office:value-type="float" office:value="0.856459" calcext:value-type="float">
            <text:p>0.856459</text:p>
          </table:table-cell>
        </table:table-row>
        <table:table-row table:style-name="ro1">
          <table:table-cell office:value-type="float" office:value="4.29525" calcext:value-type="float">
            <text:p>4.29525</text:p>
          </table:table-cell>
          <table:table-cell office:value-type="float" office:value="-0.532258" calcext:value-type="float">
            <text:p>-0.532258</text:p>
          </table:table-cell>
        </table:table-row>
        <table:table-row table:style-name="ro1">
          <table:table-cell office:value-type="float" office:value="4.29732" calcext:value-type="float">
            <text:p>4.29732</text:p>
          </table:table-cell>
          <table:table-cell office:value-type="float" office:value="0.159939" calcext:value-type="float">
            <text:p>0.159939</text:p>
          </table:table-cell>
        </table:table-row>
        <table:table-row table:style-name="ro1">
          <table:table-cell office:value-type="float" office:value="4.29939" calcext:value-type="float">
            <text:p>4.29939</text:p>
          </table:table-cell>
          <table:table-cell office:value-type="float" office:value="6.40268" calcext:value-type="float">
            <text:p>6.40268</text:p>
          </table:table-cell>
        </table:table-row>
        <table:table-row table:style-name="ro1">
          <table:table-cell office:value-type="float" office:value="4.30146" calcext:value-type="float">
            <text:p>4.30146</text:p>
          </table:table-cell>
          <table:table-cell office:value-type="float" office:value="-6.08425" calcext:value-type="float">
            <text:p>-6.08425</text:p>
          </table:table-cell>
        </table:table-row>
        <table:table-row table:style-name="ro1">
          <table:table-cell office:value-type="float" office:value="4.30353" calcext:value-type="float">
            <text:p>4.30353</text:p>
          </table:table-cell>
          <table:table-cell office:value-type="float" office:value="-5.39333" calcext:value-type="float">
            <text:p>-5.39333</text:p>
          </table:table-cell>
        </table:table-row>
        <table:table-row table:style-name="ro1">
          <table:table-cell office:value-type="float" office:value="4.3056" calcext:value-type="float">
            <text:p>4.3056</text:p>
          </table:table-cell>
          <table:table-cell office:value-type="float" office:value="5.70344" calcext:value-type="float">
            <text:p>5.70344</text:p>
          </table:table-cell>
        </table:table-row>
        <table:table-row table:style-name="ro1">
          <table:table-cell office:value-type="float" office:value="4.30767" calcext:value-type="float">
            <text:p>4.30767</text:p>
          </table:table-cell>
          <table:table-cell office:value-type="float" office:value="0.15289" calcext:value-type="float">
            <text:p>0.15289</text:p>
          </table:table-cell>
        </table:table-row>
        <table:table-row table:style-name="ro1">
          <table:table-cell office:value-type="float" office:value="4.30974" calcext:value-type="float">
            <text:p>4.30974</text:p>
          </table:table-cell>
          <table:table-cell office:value-type="float" office:value="0.151447" calcext:value-type="float">
            <text:p>0.151447</text:p>
          </table:table-cell>
        </table:table-row>
        <table:table-row table:style-name="ro1">
          <table:table-cell office:value-type="float" office:value="4.31181" calcext:value-type="float">
            <text:p>4.31181</text:p>
          </table:table-cell>
          <table:table-cell office:value-type="float" office:value="0.150003" calcext:value-type="float">
            <text:p>0.150003</text:p>
          </table:table-cell>
        </table:table-row>
        <table:table-row table:style-name="ro1">
          <table:table-cell office:value-type="float" office:value="4.31388" calcext:value-type="float">
            <text:p>4.31388</text:p>
          </table:table-cell>
          <table:table-cell office:value-type="float" office:value="0.842358" calcext:value-type="float">
            <text:p>0.842358</text:p>
          </table:table-cell>
        </table:table-row>
        <table:table-row table:style-name="ro1">
          <table:table-cell office:value-type="float" office:value="4.31595" calcext:value-type="float">
            <text:p>4.31595</text:p>
          </table:table-cell>
          <table:table-cell office:value-type="float" office:value="-0.546362" calcext:value-type="float">
            <text:p>-0.546362</text:p>
          </table:table-cell>
        </table:table-row>
        <table:table-row table:style-name="ro1">
          <table:table-cell office:value-type="float" office:value="4.31802" calcext:value-type="float">
            <text:p>4.31802</text:p>
          </table:table-cell>
          <table:table-cell office:value-type="float" office:value="0.145831" calcext:value-type="float">
            <text:p>0.145831</text:p>
          </table:table-cell>
        </table:table-row>
        <table:table-row table:style-name="ro1">
          <table:table-cell office:value-type="float" office:value="4.32009" calcext:value-type="float">
            <text:p>4.32009</text:p>
          </table:table-cell>
          <table:table-cell office:value-type="float" office:value="0.144386" calcext:value-type="float">
            <text:p>0.144386</text:p>
          </table:table-cell>
        </table:table-row>
        <table:table-row table:style-name="ro1">
          <table:table-cell office:value-type="float" office:value="4.32216" calcext:value-type="float">
            <text:p>4.32216</text:p>
          </table:table-cell>
          <table:table-cell office:value-type="float" office:value="0.83674" calcext:value-type="float">
            <text:p>0.83674</text:p>
          </table:table-cell>
        </table:table-row>
        <table:table-row table:style-name="ro1">
          <table:table-cell office:value-type="float" office:value="4.32423" calcext:value-type="float">
            <text:p>4.32423</text:p>
          </table:table-cell>
          <table:table-cell office:value-type="float" office:value="-0.551982" calcext:value-type="float">
            <text:p>-0.551982</text:p>
          </table:table-cell>
        </table:table-row>
        <table:table-row table:style-name="ro1">
          <table:table-cell office:value-type="float" office:value="4.3263" calcext:value-type="float">
            <text:p>4.3263</text:p>
          </table:table-cell>
          <table:table-cell office:value-type="float" office:value="0.14021" calcext:value-type="float">
            <text:p>0.14021</text:p>
          </table:table-cell>
        </table:table-row>
        <table:table-row table:style-name="ro1">
          <table:table-cell office:value-type="float" office:value="4.32837" calcext:value-type="float">
            <text:p>4.32837</text:p>
          </table:table-cell>
          <table:table-cell office:value-type="float" office:value="0.138764" calcext:value-type="float">
            <text:p>0.138764</text:p>
          </table:table-cell>
        </table:table-row>
        <table:table-row table:style-name="ro1">
          <table:table-cell office:value-type="float" office:value="4.33044" calcext:value-type="float">
            <text:p>4.33044</text:p>
          </table:table-cell>
          <table:table-cell office:value-type="float" office:value="0.137318" calcext:value-type="float">
            <text:p>0.137318</text:p>
          </table:table-cell>
        </table:table-row>
        <table:table-row table:style-name="ro1">
          <table:table-cell office:value-type="float" office:value="4.33251" calcext:value-type="float">
            <text:p>4.33251</text:p>
          </table:table-cell>
          <table:table-cell office:value-type="float" office:value="0.82967" calcext:value-type="float">
            <text:p>0.82967</text:p>
          </table:table-cell>
        </table:table-row>
        <table:table-row table:style-name="ro1">
          <table:table-cell office:value-type="float" office:value="4.33458" calcext:value-type="float">
            <text:p>4.33458</text:p>
          </table:table-cell>
          <table:table-cell office:value-type="float" office:value="-6.80325" calcext:value-type="float">
            <text:p>-6.80325</text:p>
          </table:table-cell>
        </table:table-row>
        <table:table-row table:style-name="ro1">
          <table:table-cell office:value-type="float" office:value="4.33665" calcext:value-type="float">
            <text:p>4.33665</text:p>
          </table:table-cell>
          <table:table-cell office:value-type="float" office:value="12.6186" calcext:value-type="float">
            <text:p>12.6186</text:p>
          </table:table-cell>
        </table:table-row>
        <table:table-row table:style-name="ro1">
          <table:table-cell office:value-type="float" office:value="4.33872" calcext:value-type="float">
            <text:p>4.33872</text:p>
          </table:table-cell>
          <table:table-cell office:value-type="float" office:value="-6.11105" calcext:value-type="float">
            <text:p>-6.11105</text:p>
          </table:table-cell>
        </table:table-row>
        <table:table-row table:style-name="ro1">
          <table:table-cell office:value-type="float" office:value="4.34079" calcext:value-type="float">
            <text:p>4.34079</text:p>
          </table:table-cell>
          <table:table-cell office:value-type="float" office:value="-5.42015" calcext:value-type="float">
            <text:p>-5.42015</text:p>
          </table:table-cell>
        </table:table-row>
        <table:table-row table:style-name="ro1">
          <table:table-cell office:value-type="float" office:value="4.34286" calcext:value-type="float">
            <text:p>4.34286</text:p>
          </table:table-cell>
          <table:table-cell office:value-type="float" office:value="5.67661" calcext:value-type="float">
            <text:p>5.67661</text:p>
          </table:table-cell>
        </table:table-row>
        <table:table-row table:style-name="ro1">
          <table:table-cell office:value-type="float" office:value="4.34493" calcext:value-type="float">
            <text:p>4.34493</text:p>
          </table:table-cell>
          <table:table-cell office:value-type="float" office:value="0.126055" calcext:value-type="float">
            <text:p>0.126055</text:p>
          </table:table-cell>
        </table:table-row>
        <table:table-row table:style-name="ro1">
          <table:table-cell office:value-type="float" office:value="4.347" calcext:value-type="float">
            <text:p>4.347</text:p>
          </table:table-cell>
          <table:table-cell office:value-type="float" office:value="0.124606" calcext:value-type="float">
            <text:p>0.124606</text:p>
          </table:table-cell>
        </table:table-row>
        <table:table-row table:style-name="ro1">
          <table:table-cell office:value-type="float" office:value="4.34907" calcext:value-type="float">
            <text:p>4.34907</text:p>
          </table:table-cell>
          <table:table-cell office:value-type="float" office:value="0.123156" calcext:value-type="float">
            <text:p>0.123156</text:p>
          </table:table-cell>
        </table:table-row>
        <table:table-row table:style-name="ro1">
          <table:table-cell office:value-type="float" office:value="4.35114" calcext:value-type="float">
            <text:p>4.35114</text:p>
          </table:table-cell>
          <table:table-cell office:value-type="float" office:value="0.815506" calcext:value-type="float">
            <text:p>0.815506</text:p>
          </table:table-cell>
        </table:table-row>
        <table:table-row table:style-name="ro1">
          <table:table-cell office:value-type="float" office:value="4.35321" calcext:value-type="float">
            <text:p>4.35321</text:p>
          </table:table-cell>
          <table:table-cell office:value-type="float" office:value="-0.573221" calcext:value-type="float">
            <text:p>-0.573221</text:p>
          </table:table-cell>
        </table:table-row>
        <table:table-row table:style-name="ro1">
          <table:table-cell office:value-type="float" office:value="4.35528" calcext:value-type="float">
            <text:p>4.35528</text:p>
          </table:table-cell>
          <table:table-cell office:value-type="float" office:value="0.118967" calcext:value-type="float">
            <text:p>0.118967</text:p>
          </table:table-cell>
        </table:table-row>
        <table:table-row table:style-name="ro1">
          <table:table-cell office:value-type="float" office:value="4.35735" calcext:value-type="float">
            <text:p>4.35735</text:p>
          </table:table-cell>
          <table:table-cell office:value-type="float" office:value="0.117516" calcext:value-type="float">
            <text:p>0.117516</text:p>
          </table:table-cell>
        </table:table-row>
        <table:table-row table:style-name="ro1">
          <table:table-cell office:value-type="float" office:value="4.35942" calcext:value-type="float">
            <text:p>4.35942</text:p>
          </table:table-cell>
          <table:table-cell office:value-type="float" office:value="0.116064" calcext:value-type="float">
            <text:p>0.116064</text:p>
          </table:table-cell>
        </table:table-row>
        <table:table-row table:style-name="ro1">
          <table:table-cell office:value-type="float" office:value="4.36149" calcext:value-type="float">
            <text:p>4.36149</text:p>
          </table:table-cell>
          <table:table-cell office:value-type="float" office:value="0.808413" calcext:value-type="float">
            <text:p>0.808413</text:p>
          </table:table-cell>
        </table:table-row>
        <table:table-row table:style-name="ro1">
          <table:table-cell office:value-type="float" office:value="4.36356" calcext:value-type="float">
            <text:p>4.36356</text:p>
          </table:table-cell>
          <table:table-cell office:value-type="float" office:value="-0.580316" calcext:value-type="float">
            <text:p>-0.580316</text:p>
          </table:table-cell>
        </table:table-row>
        <table:table-row table:style-name="ro1">
          <table:table-cell office:value-type="float" office:value="4.36563" calcext:value-type="float">
            <text:p>4.36563</text:p>
          </table:table-cell>
          <table:table-cell office:value-type="float" office:value="0.111871" calcext:value-type="float">
            <text:p>0.111871</text:p>
          </table:table-cell>
        </table:table-row>
        <table:table-row table:style-name="ro1">
          <table:table-cell office:value-type="float" office:value="4.3677" calcext:value-type="float">
            <text:p>4.3677</text:p>
          </table:table-cell>
          <table:table-cell office:value-type="float" office:value="0.110418" calcext:value-type="float">
            <text:p>0.110418</text:p>
          </table:table-cell>
        </table:table-row>
        <table:table-row table:style-name="ro1">
          <table:table-cell office:value-type="float" office:value="4.36977" calcext:value-type="float">
            <text:p>4.36977</text:p>
          </table:table-cell>
          <table:table-cell office:value-type="float" office:value="0.802765" calcext:value-type="float">
            <text:p>0.802765</text:p>
          </table:table-cell>
        </table:table-row>
        <table:table-row table:style-name="ro1">
          <table:table-cell office:value-type="float" office:value="4.37184" calcext:value-type="float">
            <text:p>4.37184</text:p>
          </table:table-cell>
          <table:table-cell office:value-type="float" office:value="-0.585964" calcext:value-type="float">
            <text:p>-0.585964</text:p>
          </table:table-cell>
        </table:table-row>
        <table:table-row table:style-name="ro1">
          <table:table-cell office:value-type="float" office:value="4.37391" calcext:value-type="float">
            <text:p>4.37391</text:p>
          </table:table-cell>
          <table:table-cell office:value-type="float" office:value="0.106221" calcext:value-type="float">
            <text:p>0.106221</text:p>
          </table:table-cell>
        </table:table-row>
        <table:table-row table:style-name="ro1">
          <table:table-cell office:value-type="float" office:value="4.37598" calcext:value-type="float">
            <text:p>4.37598</text:p>
          </table:table-cell>
          <table:table-cell office:value-type="float" office:value="0.104768" calcext:value-type="float">
            <text:p>0.104768</text:p>
          </table:table-cell>
        </table:table-row>
        <table:table-row table:style-name="ro1">
          <table:table-cell office:value-type="float" office:value="4.37805" calcext:value-type="float">
            <text:p>4.37805</text:p>
          </table:table-cell>
          <table:table-cell office:value-type="float" office:value="0.103315" calcext:value-type="float">
            <text:p>0.103315</text:p>
          </table:table-cell>
        </table:table-row>
        <table:table-row table:style-name="ro1">
          <table:table-cell office:value-type="float" office:value="4.38012" calcext:value-type="float">
            <text:p>4.38012</text:p>
          </table:table-cell>
          <table:table-cell office:value-type="float" office:value="0.795661" calcext:value-type="float">
            <text:p>0.795661</text:p>
          </table:table-cell>
        </table:table-row>
        <table:table-row table:style-name="ro1">
          <table:table-cell office:value-type="float" office:value="4.38219" calcext:value-type="float">
            <text:p>4.38219</text:p>
          </table:table-cell>
          <table:table-cell office:value-type="float" office:value="-0.59307" calcext:value-type="float">
            <text:p>-0.59307</text:p>
          </table:table-cell>
        </table:table-row>
        <table:table-row table:style-name="ro1">
          <table:table-cell office:value-type="float" office:value="4.38426" calcext:value-type="float">
            <text:p>4.38426</text:p>
          </table:table-cell>
          <table:table-cell office:value-type="float" office:value="6.34331" calcext:value-type="float">
            <text:p>6.34331</text:p>
          </table:table-cell>
        </table:table-row>
        <table:table-row table:style-name="ro1">
          <table:table-cell office:value-type="float" office:value="4.38633" calcext:value-type="float">
            <text:p>4.38633</text:p>
          </table:table-cell>
          <table:table-cell office:value-type="float" office:value="-12.3878" calcext:value-type="float">
            <text:p>-12.3878</text:p>
          </table:table-cell>
        </table:table-row>
        <table:table-row table:style-name="ro1">
          <table:table-cell office:value-type="float" office:value="4.3884" calcext:value-type="float">
            <text:p>4.3884</text:p>
          </table:table-cell>
          <table:table-cell office:value-type="float" office:value="6.33895" calcext:value-type="float">
            <text:p>6.33895</text:p>
          </table:table-cell>
        </table:table-row>
        <table:table-row table:style-name="ro1">
          <table:table-cell office:value-type="float" office:value="4.39047" calcext:value-type="float">
            <text:p>4.39047</text:p>
          </table:table-cell>
          <table:table-cell office:value-type="float" office:value="0.78855" calcext:value-type="float">
            <text:p>0.78855</text:p>
          </table:table-cell>
        </table:table-row>
        <table:table-row table:style-name="ro1">
          <table:table-cell office:value-type="float" office:value="4.39254" calcext:value-type="float">
            <text:p>4.39254</text:p>
          </table:table-cell>
          <table:table-cell office:value-type="float" office:value="-0.600182" calcext:value-type="float">
            <text:p>-0.600182</text:p>
          </table:table-cell>
        </table:table-row>
        <table:table-row table:style-name="ro1">
          <table:table-cell office:value-type="float" office:value="4.39461" calcext:value-type="float">
            <text:p>4.39461</text:p>
          </table:table-cell>
          <table:table-cell office:value-type="float" office:value="0.0920007" calcext:value-type="float">
            <text:p>0.0920007</text:p>
          </table:table-cell>
        </table:table-row>
        <table:table-row table:style-name="ro1">
          <table:table-cell office:value-type="float" office:value="4.39668" calcext:value-type="float">
            <text:p>4.39668</text:p>
          </table:table-cell>
          <table:table-cell office:value-type="float" office:value="0.0905451" calcext:value-type="float">
            <text:p>0.0905451</text:p>
          </table:table-cell>
        </table:table-row>
        <table:table-row table:style-name="ro1">
          <table:table-cell office:value-type="float" office:value="4.39875" calcext:value-type="float">
            <text:p>4.39875</text:p>
          </table:table-cell>
          <table:table-cell office:value-type="float" office:value="0.0890892" calcext:value-type="float">
            <text:p>0.0890892</text:p>
          </table:table-cell>
        </table:table-row>
        <table:table-row table:style-name="ro1">
          <table:table-cell office:value-type="float" office:value="4.40082" calcext:value-type="float">
            <text:p>4.40082</text:p>
          </table:table-cell>
          <table:table-cell office:value-type="float" office:value="0.781433" calcext:value-type="float">
            <text:p>0.781433</text:p>
          </table:table-cell>
        </table:table-row>
        <table:table-row table:style-name="ro1">
          <table:table-cell office:value-type="float" office:value="4.40289" calcext:value-type="float">
            <text:p>4.40289</text:p>
          </table:table-cell>
          <table:table-cell office:value-type="float" office:value="-0.6073" calcext:value-type="float">
            <text:p>-0.6073</text:p>
          </table:table-cell>
        </table:table-row>
        <table:table-row table:style-name="ro1">
          <table:table-cell office:value-type="float" office:value="4.40496" calcext:value-type="float">
            <text:p>4.40496</text:p>
          </table:table-cell>
          <table:table-cell office:value-type="float" office:value="0.084882" calcext:value-type="float">
            <text:p>0.084882</text:p>
          </table:table-cell>
        </table:table-row>
        <table:table-row table:style-name="ro1">
          <table:table-cell office:value-type="float" office:value="4.40703" calcext:value-type="float">
            <text:p>4.40703</text:p>
          </table:table-cell>
          <table:table-cell office:value-type="float" office:value="0.0834253" calcext:value-type="float">
            <text:p>0.0834253</text:p>
          </table:table-cell>
        </table:table-row>
        <table:table-row table:style-name="ro1">
          <table:table-cell office:value-type="float" office:value="4.4091" calcext:value-type="float">
            <text:p>4.4091</text:p>
          </table:table-cell>
          <table:table-cell office:value-type="float" office:value="0.0819684" calcext:value-type="float">
            <text:p>0.0819684</text:p>
          </table:table-cell>
        </table:table-row>
        <table:table-row table:style-name="ro1">
          <table:table-cell office:value-type="float" office:value="4.41117" calcext:value-type="float">
            <text:p>4.41117</text:p>
          </table:table-cell>
          <table:table-cell office:value-type="float" office:value="0.774311" calcext:value-type="float">
            <text:p>0.774311</text:p>
          </table:table-cell>
        </table:table-row>
        <table:table-row table:style-name="ro1">
          <table:table-cell office:value-type="float" office:value="4.41324" calcext:value-type="float">
            <text:p>4.41324</text:p>
          </table:table-cell>
          <table:table-cell office:value-type="float" office:value="-0.614422" calcext:value-type="float">
            <text:p>-0.614422</text:p>
          </table:table-cell>
        </table:table-row>
        <table:table-row table:style-name="ro1">
          <table:table-cell office:value-type="float" office:value="4.41531" calcext:value-type="float">
            <text:p>4.41531</text:p>
          </table:table-cell>
          <table:table-cell office:value-type="float" office:value="-6.16644" calcext:value-type="float">
            <text:p>-6.16644</text:p>
          </table:table-cell>
        </table:table-row>
        <table:table-row table:style-name="ro1">
          <table:table-cell office:value-type="float" office:value="4.41738" calcext:value-type="float">
            <text:p>4.41738</text:p>
          </table:table-cell>
          <table:table-cell office:value-type="float" office:value="12.5618" calcext:value-type="float">
            <text:p>12.5618</text:p>
          </table:table-cell>
        </table:table-row>
        <table:table-row table:style-name="ro1">
          <table:table-cell office:value-type="float" office:value="4.41945" calcext:value-type="float">
            <text:p>4.41945</text:p>
          </table:table-cell>
          <table:table-cell office:value-type="float" office:value="-5.4741" calcext:value-type="float">
            <text:p>-5.4741</text:p>
          </table:table-cell>
        </table:table-row>
        <table:table-row table:style-name="ro1">
          <table:table-cell office:value-type="float" office:value="4.42152" calcext:value-type="float">
            <text:p>4.42152</text:p>
          </table:table-cell>
          <table:table-cell office:value-type="float" office:value="-0.620092" calcext:value-type="float">
            <text:p>-0.620092</text:p>
          </table:table-cell>
        </table:table-row>
        <table:table-row table:style-name="ro1">
          <table:table-cell office:value-type="float" office:value="4.42359" calcext:value-type="float">
            <text:p>4.42359</text:p>
          </table:table-cell>
          <table:table-cell office:value-type="float" office:value="0.0720884" calcext:value-type="float">
            <text:p>0.0720884</text:p>
          </table:table-cell>
        </table:table-row>
        <table:table-row table:style-name="ro1">
          <table:table-cell office:value-type="float" office:value="4.42566" calcext:value-type="float">
            <text:p>4.42566</text:p>
          </table:table-cell>
          <table:table-cell office:value-type="float" office:value="0.07063" calcext:value-type="float">
            <text:p>0.07063</text:p>
          </table:table-cell>
        </table:table-row>
        <table:table-row table:style-name="ro1">
          <table:table-cell office:value-type="float" office:value="4.42773" calcext:value-type="float">
            <text:p>4.42773</text:p>
          </table:table-cell>
          <table:table-cell office:value-type="float" office:value="0.0691714" calcext:value-type="float">
            <text:p>0.0691714</text:p>
          </table:table-cell>
        </table:table-row>
        <table:table-row table:style-name="ro1">
          <table:table-cell office:value-type="float" office:value="4.4298" calcext:value-type="float">
            <text:p>4.4298</text:p>
          </table:table-cell>
          <table:table-cell office:value-type="float" office:value="0.761513" calcext:value-type="float">
            <text:p>0.761513</text:p>
          </table:table-cell>
        </table:table-row>
        <table:table-row table:style-name="ro1">
          <table:table-cell office:value-type="float" office:value="4.43187" calcext:value-type="float">
            <text:p>4.43187</text:p>
          </table:table-cell>
          <table:table-cell office:value-type="float" office:value="-6.87143" calcext:value-type="float">
            <text:p>-6.87143</text:p>
          </table:table-cell>
        </table:table-row>
        <table:table-row table:style-name="ro1">
          <table:table-cell office:value-type="float" office:value="4.43394" calcext:value-type="float">
            <text:p>4.43394</text:p>
          </table:table-cell>
          <table:table-cell office:value-type="float" office:value="6.30624" calcext:value-type="float">
            <text:p>6.30624</text:p>
          </table:table-cell>
        </table:table-row>
        <table:table-row table:style-name="ro1">
          <table:table-cell office:value-type="float" office:value="4.43601" calcext:value-type="float">
            <text:p>4.43601</text:p>
          </table:table-cell>
          <table:table-cell office:value-type="float" office:value="0.0620382" calcext:value-type="float">
            <text:p>0.0620382</text:p>
          </table:table-cell>
        </table:table-row>
        <table:table-row table:style-name="ro1">
          <table:table-cell office:value-type="float" office:value="4.43808" calcext:value-type="float">
            <text:p>4.43808</text:p>
          </table:table-cell>
          <table:table-cell office:value-type="float" office:value="0.754379" calcext:value-type="float">
            <text:p>0.754379</text:p>
          </table:table-cell>
        </table:table-row>
        <table:table-row table:style-name="ro1">
          <table:table-cell office:value-type="float" office:value="4.44015" calcext:value-type="float">
            <text:p>4.44015</text:p>
          </table:table-cell>
          <table:table-cell office:value-type="float" office:value="-0.634357" calcext:value-type="float">
            <text:p>-0.634357</text:p>
          </table:table-cell>
        </table:table-row>
        <table:table-row table:style-name="ro1">
          <table:table-cell office:value-type="float" office:value="4.44222" calcext:value-type="float">
            <text:p>4.44222</text:p>
          </table:table-cell>
          <table:table-cell office:value-type="float" office:value="0.0578213" calcext:value-type="float">
            <text:p>0.0578213</text:p>
          </table:table-cell>
        </table:table-row>
        <table:table-row table:style-name="ro1">
          <table:table-cell office:value-type="float" office:value="4.44429" calcext:value-type="float">
            <text:p>4.44429</text:p>
          </table:table-cell>
          <table:table-cell office:value-type="float" office:value="0.0563613" calcext:value-type="float">
            <text:p>0.0563613</text:p>
          </table:table-cell>
        </table:table-row>
        <table:table-row table:style-name="ro1">
          <table:table-cell office:value-type="float" office:value="4.44636" calcext:value-type="float">
            <text:p>4.44636</text:p>
          </table:table-cell>
          <table:table-cell office:value-type="float" office:value="0.0549012" calcext:value-type="float">
            <text:p>0.0549012</text:p>
          </table:table-cell>
        </table:table-row>
        <table:table-row table:style-name="ro1">
          <table:table-cell office:value-type="float" office:value="4.44843" calcext:value-type="float">
            <text:p>4.44843</text:p>
          </table:table-cell>
          <table:table-cell office:value-type="float" office:value="0.747241" calcext:value-type="float">
            <text:p>0.747241</text:p>
          </table:table-cell>
        </table:table-row>
        <table:table-row table:style-name="ro1">
          <table:table-cell office:value-type="float" office:value="4.4505" calcext:value-type="float">
            <text:p>4.4505</text:p>
          </table:table-cell>
          <table:table-cell office:value-type="float" office:value="-0.641495" calcext:value-type="float">
            <text:p>-0.641495</text:p>
          </table:table-cell>
        </table:table-row>
        <table:table-row table:style-name="ro1">
          <table:table-cell office:value-type="float" office:value="4.45257" calcext:value-type="float">
            <text:p>4.45257</text:p>
          </table:table-cell>
          <table:table-cell office:value-type="float" office:value="0.0506824" calcext:value-type="float">
            <text:p>0.0506824</text:p>
          </table:table-cell>
        </table:table-row>
        <table:table-row table:style-name="ro1">
          <table:table-cell office:value-type="float" office:value="4.45464" calcext:value-type="float">
            <text:p>4.45464</text:p>
          </table:table-cell>
          <table:table-cell office:value-type="float" office:value="0.0492218" calcext:value-type="float">
            <text:p>0.0492218</text:p>
          </table:table-cell>
        </table:table-row>
        <table:table-row table:style-name="ro1">
          <table:table-cell office:value-type="float" office:value="4.45671" calcext:value-type="float">
            <text:p>4.45671</text:p>
          </table:table-cell>
          <table:table-cell office:value-type="float" office:value="0.741562" calcext:value-type="float">
            <text:p>0.741562</text:p>
          </table:table-cell>
        </table:table-row>
        <table:table-row table:style-name="ro1">
          <table:table-cell office:value-type="float" office:value="4.45878" calcext:value-type="float">
            <text:p>4.45878</text:p>
          </table:table-cell>
          <table:table-cell office:value-type="float" office:value="-0.647176" calcext:value-type="float">
            <text:p>-0.647176</text:p>
          </table:table-cell>
        </table:table-row>
        <table:table-row table:style-name="ro1">
          <table:table-cell office:value-type="float" office:value="4.46085" calcext:value-type="float">
            <text:p>4.46085</text:p>
          </table:table-cell>
          <table:table-cell office:value-type="float" office:value="0.0450016" calcext:value-type="float">
            <text:p>0.0450016</text:p>
          </table:table-cell>
        </table:table-row>
        <table:table-row table:style-name="ro1">
          <table:table-cell office:value-type="float" office:value="4.46292" calcext:value-type="float">
            <text:p>4.46292</text:p>
          </table:table-cell>
          <table:table-cell office:value-type="float" office:value="0.0435405" calcext:value-type="float">
            <text:p>0.0435405</text:p>
          </table:table-cell>
        </table:table-row>
        <table:table-row table:style-name="ro1">
          <table:table-cell office:value-type="float" office:value="4.46499" calcext:value-type="float">
            <text:p>4.46499</text:p>
          </table:table-cell>
          <table:table-cell office:value-type="float" office:value="0.0420794" calcext:value-type="float">
            <text:p>0.0420794</text:p>
          </table:table-cell>
        </table:table-row>
        <table:table-row table:style-name="ro1">
          <table:table-cell office:value-type="float" office:value="4.46706" calcext:value-type="float">
            <text:p>4.46706</text:p>
          </table:table-cell>
          <table:table-cell office:value-type="float" office:value="0.734419" calcext:value-type="float">
            <text:p>0.734419</text:p>
          </table:table-cell>
        </table:table-row>
        <table:table-row table:style-name="ro1">
          <table:table-cell office:value-type="float" office:value="4.46913" calcext:value-type="float">
            <text:p>4.46913</text:p>
          </table:table-cell>
          <table:table-cell office:value-type="float" office:value="-0.654319" calcext:value-type="float">
            <text:p>-0.654319</text:p>
          </table:table-cell>
        </table:table-row>
        <table:table-row table:style-name="ro1">
          <table:table-cell office:value-type="float" office:value="4.4712" calcext:value-type="float">
            <text:p>4.4712</text:p>
          </table:table-cell>
          <table:table-cell office:value-type="float" office:value="0.0378576" calcext:value-type="float">
            <text:p>0.0378576</text:p>
          </table:table-cell>
        </table:table-row>
        <table:table-row table:style-name="ro1">
          <table:table-cell office:value-type="float" office:value="4.47327" calcext:value-type="float">
            <text:p>4.47327</text:p>
          </table:table-cell>
          <table:table-cell office:value-type="float" office:value="-6.20781" calcext:value-type="float">
            <text:p>-6.20781</text:p>
          </table:table-cell>
        </table:table-row>
        <table:table-row table:style-name="ro1">
          <table:table-cell office:value-type="float" office:value="4.47534" calcext:value-type="float">
            <text:p>4.47534</text:p>
          </table:table-cell>
          <table:table-cell office:value-type="float" office:value="12.5204" calcext:value-type="float">
            <text:p>12.5204</text:p>
          </table:table-cell>
        </table:table-row>
        <table:table-row table:style-name="ro1">
          <table:table-cell office:value-type="float" office:value="4.47741" calcext:value-type="float">
            <text:p>4.47741</text:p>
          </table:table-cell>
          <table:table-cell office:value-type="float" office:value="-11.7597" calcext:value-type="float">
            <text:p>-11.7597</text:p>
          </table:table-cell>
        </table:table-row>
        <table:table-row table:style-name="ro1">
          <table:table-cell office:value-type="float" office:value="4.47948" calcext:value-type="float">
            <text:p>4.47948</text:p>
          </table:table-cell>
          <table:table-cell office:value-type="float" office:value="11.824" calcext:value-type="float">
            <text:p>11.824</text:p>
          </table:table-cell>
        </table:table-row>
        <table:table-row table:style-name="ro1">
          <table:table-cell office:value-type="float" office:value="4.48155" calcext:value-type="float">
            <text:p>4.48155</text:p>
          </table:table-cell>
          <table:table-cell office:value-type="float" office:value="-6.21203" calcext:value-type="float">
            <text:p>-6.21203</text:p>
          </table:table-cell>
        </table:table-row>
        <table:table-row table:style-name="ro1">
          <table:table-cell office:value-type="float" office:value="4.48362" calcext:value-type="float">
            <text:p>4.48362</text:p>
          </table:table-cell>
          <table:table-cell office:value-type="float" office:value="0.0292495" calcext:value-type="float">
            <text:p>0.0292495</text:p>
          </table:table-cell>
        </table:table-row>
        <table:table-row table:style-name="ro1">
          <table:table-cell office:value-type="float" office:value="4.48569" calcext:value-type="float">
            <text:p>4.48569</text:p>
          </table:table-cell>
          <table:table-cell office:value-type="float" office:value="0.0277875" calcext:value-type="float">
            <text:p>0.0277875</text:p>
          </table:table-cell>
        </table:table-row>
        <table:table-row table:style-name="ro1">
          <table:table-cell office:value-type="float" office:value="4.48776" calcext:value-type="float">
            <text:p>4.48776</text:p>
          </table:table-cell>
          <table:table-cell office:value-type="float" office:value="-5.52408" calcext:value-type="float">
            <text:p>-5.52408</text:p>
          </table:table-cell>
        </table:table-row>
        <table:table-row table:style-name="ro1">
          <table:table-cell office:value-type="float" office:value="4.48983" calcext:value-type="float">
            <text:p>4.48983</text:p>
          </table:table-cell>
          <table:table-cell office:value-type="float" office:value="11.8169" calcext:value-type="float">
            <text:p>11.8169</text:p>
          </table:table-cell>
        </table:table-row>
        <table:table-row table:style-name="ro1">
          <table:table-cell office:value-type="float" office:value="4.4919" calcext:value-type="float">
            <text:p>4.4919</text:p>
          </table:table-cell>
          <table:table-cell office:value-type="float" office:value="-12.4634" calcext:value-type="float">
            <text:p>-12.4634</text:p>
          </table:table-cell>
        </table:table-row>
        <table:table-row table:style-name="ro1">
          <table:table-cell office:value-type="float" office:value="4.49397" calcext:value-type="float">
            <text:p>4.49397</text:p>
          </table:table-cell>
          <table:table-cell office:value-type="float" office:value="12.5076" calcext:value-type="float">
            <text:p>12.5076</text:p>
          </table:table-cell>
        </table:table-row>
        <table:table-row table:style-name="ro1">
          <table:table-cell office:value-type="float" office:value="4.49604" calcext:value-type="float">
            <text:p>4.49604</text:p>
          </table:table-cell>
          <table:table-cell office:value-type="float" office:value="-6.2221" calcext:value-type="float">
            <text:p>-6.2221</text:p>
          </table:table-cell>
        </table:table-row>
        <table:table-row table:style-name="ro1">
          <table:table-cell office:value-type="float" office:value="4.49811" calcext:value-type="float">
            <text:p>4.49811</text:p>
          </table:table-cell>
          <table:table-cell office:value-type="float" office:value="0.712977" calcext:value-type="float">
            <text:p>0.712977</text:p>
          </table:table-cell>
        </table:table-row>
        <table:table-row table:style-name="ro1">
          <table:table-cell office:value-type="float" office:value="4.50018" calcext:value-type="float">
            <text:p>4.50018</text:p>
          </table:table-cell>
          <table:table-cell office:value-type="float" office:value="-0.675762" calcext:value-type="float">
            <text:p>-0.675762</text:p>
          </table:table-cell>
        </table:table-row>
        <table:table-row table:style-name="ro1">
          <table:table-cell office:value-type="float" office:value="4.50225" calcext:value-type="float">
            <text:p>4.50225</text:p>
          </table:table-cell>
          <table:table-cell office:value-type="float" office:value="0.0164141" calcext:value-type="float">
            <text:p>0.0164141</text:p>
          </table:table-cell>
        </table:table-row>
        <table:table-row table:style-name="ro1">
          <table:table-cell office:value-type="float" office:value="4.50432" calcext:value-type="float">
            <text:p>4.50432</text:p>
          </table:table-cell>
          <table:table-cell office:value-type="float" office:value="0.0149516" calcext:value-type="float">
            <text:p>0.0149516</text:p>
          </table:table-cell>
        </table:table-row>
        <table:table-row table:style-name="ro1">
          <table:table-cell office:value-type="float" office:value="4.50639" calcext:value-type="float">
            <text:p>4.50639</text:p>
          </table:table-cell>
          <table:table-cell office:value-type="float" office:value="0.70729" calcext:value-type="float">
            <text:p>0.70729</text:p>
          </table:table-cell>
        </table:table-row>
        <table:table-row table:style-name="ro1">
          <table:table-cell office:value-type="float" office:value="4.50846" calcext:value-type="float">
            <text:p>4.50846</text:p>
          </table:table-cell>
          <table:table-cell office:value-type="float" office:value="-0.681449" calcext:value-type="float">
            <text:p>-0.681449</text:p>
          </table:table-cell>
        </table:table-row>
        <table:table-row table:style-name="ro1">
          <table:table-cell office:value-type="float" office:value="4.51053" calcext:value-type="float">
            <text:p>4.51053</text:p>
          </table:table-cell>
          <table:table-cell office:value-type="float" office:value="0.0107263" calcext:value-type="float">
            <text:p>0.0107263</text:p>
          </table:table-cell>
        </table:table-row>
        <table:table-row table:style-name="ro1">
          <table:table-cell office:value-type="float" office:value="4.5126" calcext:value-type="float">
            <text:p>4.5126</text:p>
          </table:table-cell>
          <table:table-cell office:value-type="float" office:value="0.00926371" calcext:value-type="float">
            <text:p>0.00926371</text:p>
          </table:table-cell>
        </table:table-row>
        <table:table-row table:style-name="ro1">
          <table:table-cell office:value-type="float" office:value="4.51467" calcext:value-type="float">
            <text:p>4.51467</text:p>
          </table:table-cell>
          <table:table-cell office:value-type="float" office:value="-5.5426" calcext:value-type="float">
            <text:p>-5.5426</text:p>
          </table:table-cell>
        </table:table-row>
        <table:table-row table:style-name="ro1">
          <table:table-cell office:value-type="float" office:value="4.51674" calcext:value-type="float">
            <text:p>4.51674</text:p>
          </table:table-cell>
          <table:table-cell office:value-type="float" office:value="5.55414" calcext:value-type="float">
            <text:p>5.55414</text:p>
          </table:table-cell>
        </table:table-row>
        <table:table-row table:style-name="ro1">
          <table:table-cell office:value-type="float" office:value="4.51881" calcext:value-type="float">
            <text:p>4.51881</text:p>
          </table:table-cell>
          <table:table-cell office:value-type="float" office:value="0.00357552" calcext:value-type="float">
            <text:p>0.00357552</text:p>
          </table:table-cell>
        </table:table-row>
        <table:table-row table:style-name="ro1">
          <table:table-cell office:value-type="float" office:value="4.52088" calcext:value-type="float">
            <text:p>4.52088</text:p>
          </table:table-cell>
          <table:table-cell office:value-type="float" office:value="0.00211281" calcext:value-type="float">
            <text:p>0.00211281</text:p>
          </table:table-cell>
        </table:table-row>
        <table:table-row table:style-name="ro1">
          <table:table-cell office:value-type="float" office:value="4.52295" calcext:value-type="float">
            <text:p>4.52295</text:p>
          </table:table-cell>
          <table:table-cell office:value-type="float" office:value="0.000650096" calcext:value-type="float">
            <text:p>0.000650096</text:p>
          </table:table-cell>
        </table:table-row>
        <table:table-row table:style-name="ro1">
          <table:table-cell office:value-type="float" office:value="4.52502" calcext:value-type="float">
            <text:p>4.52502</text:p>
          </table:table-cell>
          <table:table-cell office:value-type="float" office:value="0.692988" calcext:value-type="float">
            <text:p>0.692988</text:p>
          </table:table-cell>
        </table:table-row>
        <table:table-row table:style-name="ro1">
          <table:table-cell office:value-type="float" office:value="4.52709" calcext:value-type="float">
            <text:p>4.52709</text:p>
          </table:table-cell>
          <table:table-cell office:value-type="float" office:value="-0.695751" calcext:value-type="float">
            <text:p>-0.695751</text:p>
          </table:table-cell>
        </table:table-row>
        <table:table-row table:style-name="ro1">
          <table:table-cell office:value-type="float" office:value="4.52916" calcext:value-type="float">
            <text:p>4.52916</text:p>
          </table:table-cell>
          <table:table-cell office:value-type="float" office:value="-0.00357552" calcext:value-type="float">
            <text:p>-0.00357552</text:p>
          </table:table-cell>
        </table:table-row>
        <table:table-row table:style-name="ro1">
          <table:table-cell office:value-type="float" office:value="4.53123" calcext:value-type="float">
            <text:p>4.53123</text:p>
          </table:table-cell>
          <table:table-cell office:value-type="float" office:value="-0.00503822" calcext:value-type="float">
            <text:p>-0.00503822</text:p>
          </table:table-cell>
        </table:table-row>
        <table:table-row table:style-name="ro1">
          <table:table-cell office:value-type="float" office:value="4.5333" calcext:value-type="float">
            <text:p>4.5333</text:p>
          </table:table-cell>
          <table:table-cell office:value-type="float" office:value="-0.0065009" calcext:value-type="float">
            <text:p>-0.0065009</text:p>
          </table:table-cell>
        </table:table-row>
        <table:table-row table:style-name="ro1">
          <table:table-cell office:value-type="float" office:value="4.53537" calcext:value-type="float">
            <text:p>4.53537</text:p>
          </table:table-cell>
          <table:table-cell office:value-type="float" office:value="0.685837" calcext:value-type="float">
            <text:p>0.685837</text:p>
          </table:table-cell>
        </table:table-row>
        <table:table-row table:style-name="ro1">
          <table:table-cell office:value-type="float" office:value="4.53744" calcext:value-type="float">
            <text:p>4.53744</text:p>
          </table:table-cell>
          <table:table-cell office:value-type="float" office:value="-0.702902" calcext:value-type="float">
            <text:p>-0.702902</text:p>
          </table:table-cell>
        </table:table-row>
        <table:table-row table:style-name="ro1">
          <table:table-cell office:value-type="float" office:value="4.53951" calcext:value-type="float">
            <text:p>4.53951</text:p>
          </table:table-cell>
          <table:table-cell office:value-type="float" office:value="6.23348" calcext:value-type="float">
            <text:p>6.23348</text:p>
          </table:table-cell>
        </table:table-row>
        <table:table-row table:style-name="ro1">
          <table:table-cell office:value-type="float" office:value="4.54158" calcext:value-type="float">
            <text:p>4.54158</text:p>
          </table:table-cell>
          <table:table-cell office:value-type="float" office:value="-6.25347" calcext:value-type="float">
            <text:p>-6.25347</text:p>
          </table:table-cell>
        </table:table-row>
        <table:table-row table:style-name="ro1">
          <table:table-cell office:value-type="float" office:value="4.54365" calcext:value-type="float">
            <text:p>4.54365</text:p>
          </table:table-cell>
          <table:table-cell office:value-type="float" office:value="-0.0121889" calcext:value-type="float">
            <text:p>-0.0121889</text:p>
          </table:table-cell>
        </table:table-row>
        <table:table-row table:style-name="ro1">
          <table:table-cell office:value-type="float" office:value="4.54572" calcext:value-type="float">
            <text:p>4.54572</text:p>
          </table:table-cell>
          <table:table-cell office:value-type="float" office:value="-0.0136515" calcext:value-type="float">
            <text:p>-0.0136515</text:p>
          </table:table-cell>
        </table:table-row>
        <table:table-row table:style-name="ro1">
          <table:table-cell office:value-type="float" office:value="4.54779" calcext:value-type="float">
            <text:p>4.54779</text:p>
          </table:table-cell>
          <table:table-cell office:value-type="float" office:value="0.678687" calcext:value-type="float">
            <text:p>0.678687</text:p>
          </table:table-cell>
        </table:table-row>
        <table:table-row table:style-name="ro1">
          <table:table-cell office:value-type="float" office:value="4.54986" calcext:value-type="float">
            <text:p>4.54986</text:p>
          </table:table-cell>
          <table:table-cell office:value-type="float" office:value="-6.95426" calcext:value-type="float">
            <text:p>-6.95426</text:p>
          </table:table-cell>
        </table:table-row>
        <table:table-row table:style-name="ro1">
          <table:table-cell office:value-type="float" office:value="4.55193" calcext:value-type="float">
            <text:p>4.55193</text:p>
          </table:table-cell>
          <table:table-cell office:value-type="float" office:value="12.4676" calcext:value-type="float">
            <text:p>12.4676</text:p>
          </table:table-cell>
        </table:table-row>
        <table:table-row table:style-name="ro1">
          <table:table-cell office:value-type="float" office:value="4.554" calcext:value-type="float">
            <text:p>4.554</text:p>
          </table:table-cell>
          <table:table-cell office:value-type="float" office:value="-6.26208" calcext:value-type="float">
            <text:p>-6.26208</text:p>
          </table:table-cell>
        </table:table-row>
        <table:table-row table:style-name="ro1">
          <table:table-cell office:value-type="float" office:value="4.55607" calcext:value-type="float">
            <text:p>4.55607</text:p>
          </table:table-cell>
          <table:table-cell office:value-type="float" office:value="0.672999" calcext:value-type="float">
            <text:p>0.672999</text:p>
          </table:table-cell>
        </table:table-row>
        <table:table-row table:style-name="ro1">
          <table:table-cell office:value-type="float" office:value="4.55814" calcext:value-type="float">
            <text:p>4.55814</text:p>
          </table:table-cell>
          <table:table-cell office:value-type="float" office:value="-0.715739" calcext:value-type="float">
            <text:p>-0.715739</text:p>
          </table:table-cell>
        </table:table-row>
        <table:table-row table:style-name="ro1">
          <table:table-cell office:value-type="float" office:value="4.56021" calcext:value-type="float">
            <text:p>4.56021</text:p>
          </table:table-cell>
          <table:table-cell office:value-type="float" office:value="-0.0235635" calcext:value-type="float">
            <text:p>-0.0235635</text:p>
          </table:table-cell>
        </table:table-row>
        <table:table-row table:style-name="ro1">
          <table:table-cell office:value-type="float" office:value="4.56228" calcext:value-type="float">
            <text:p>4.56228</text:p>
          </table:table-cell>
          <table:table-cell office:value-type="float" office:value="-0.0250257" calcext:value-type="float">
            <text:p>-0.0250257</text:p>
          </table:table-cell>
        </table:table-row>
        <table:table-row table:style-name="ro1">
          <table:table-cell office:value-type="float" office:value="4.56435" calcext:value-type="float">
            <text:p>4.56435</text:p>
          </table:table-cell>
          <table:table-cell office:value-type="float" office:value="-0.0264878" calcext:value-type="float">
            <text:p>-0.0264878</text:p>
          </table:table-cell>
        </table:table-row>
        <table:table-row table:style-name="ro1">
          <table:table-cell office:value-type="float" office:value="4.56642" calcext:value-type="float">
            <text:p>4.56642</text:p>
          </table:table-cell>
          <table:table-cell office:value-type="float" office:value="0.665851" calcext:value-type="float">
            <text:p>0.665851</text:p>
          </table:table-cell>
        </table:table-row>
        <table:table-row table:style-name="ro1">
          <table:table-cell office:value-type="float" office:value="4.56849" calcext:value-type="float">
            <text:p>4.56849</text:p>
          </table:table-cell>
          <table:table-cell office:value-type="float" office:value="-0.722888" calcext:value-type="float">
            <text:p>-0.722888</text:p>
          </table:table-cell>
        </table:table-row>
        <table:table-row table:style-name="ro1">
          <table:table-cell office:value-type="float" office:value="4.57056" calcext:value-type="float">
            <text:p>4.57056</text:p>
          </table:table-cell>
          <table:table-cell office:value-type="float" office:value="-0.0307114" calcext:value-type="float">
            <text:p>-0.0307114</text:p>
          </table:table-cell>
        </table:table-row>
        <table:table-row table:style-name="ro1">
          <table:table-cell office:value-type="float" office:value="4.57263" calcext:value-type="float">
            <text:p>4.57263</text:p>
          </table:table-cell>
          <table:table-cell office:value-type="float" office:value="-0.0321733" calcext:value-type="float">
            <text:p>-0.0321733</text:p>
          </table:table-cell>
        </table:table-row>
        <table:table-row table:style-name="ro1">
          <table:table-cell office:value-type="float" office:value="4.5747" calcext:value-type="float">
            <text:p>4.5747</text:p>
          </table:table-cell>
          <table:table-cell office:value-type="float" office:value="-0.0336351" calcext:value-type="float">
            <text:p>-0.0336351</text:p>
          </table:table-cell>
        </table:table-row>
        <table:table-row table:style-name="ro1">
          <table:table-cell office:value-type="float" office:value="4.57677" calcext:value-type="float">
            <text:p>4.57677</text:p>
          </table:table-cell>
          <table:table-cell office:value-type="float" office:value="0.658704" calcext:value-type="float">
            <text:p>0.658704</text:p>
          </table:table-cell>
        </table:table-row>
        <table:table-row table:style-name="ro1">
          <table:table-cell office:value-type="float" office:value="4.57884" calcext:value-type="float">
            <text:p>4.57884</text:p>
          </table:table-cell>
          <table:table-cell office:value-type="float" office:value="-0.730034" calcext:value-type="float">
            <text:p>-0.730034</text:p>
          </table:table-cell>
        </table:table-row>
        <table:table-row table:style-name="ro1">
          <table:table-cell office:value-type="float" office:value="4.58091" calcext:value-type="float">
            <text:p>4.58091</text:p>
          </table:table-cell>
          <table:table-cell office:value-type="float" office:value="-0.0378576" calcext:value-type="float">
            <text:p>-0.0378576</text:p>
          </table:table-cell>
        </table:table-row>
        <table:table-row table:style-name="ro1">
          <table:table-cell office:value-type="float" office:value="4.58298" calcext:value-type="float">
            <text:p>4.58298</text:p>
          </table:table-cell>
          <table:table-cell office:value-type="float" office:value="6.20489" calcext:value-type="float">
            <text:p>6.20489</text:p>
          </table:table-cell>
        </table:table-row>
        <table:table-row table:style-name="ro1">
          <table:table-cell office:value-type="float" office:value="4.58505" calcext:value-type="float">
            <text:p>4.58505</text:p>
          </table:table-cell>
          <table:table-cell office:value-type="float" office:value="-12.5263" calcext:value-type="float">
            <text:p>-12.5263</text:p>
          </table:table-cell>
        </table:table-row>
        <table:table-row table:style-name="ro1">
          <table:table-cell office:value-type="float" office:value="4.58712" calcext:value-type="float">
            <text:p>4.58712</text:p>
          </table:table-cell>
          <table:table-cell office:value-type="float" office:value="12.4447" calcext:value-type="float">
            <text:p>12.4447</text:p>
          </table:table-cell>
        </table:table-row>
        <table:table-row table:style-name="ro1">
          <table:table-cell office:value-type="float" office:value="4.58919" calcext:value-type="float">
            <text:p>4.58919</text:p>
          </table:table-cell>
          <table:table-cell office:value-type="float" office:value="-5.59118" calcext:value-type="float">
            <text:p>-5.59118</text:p>
          </table:table-cell>
        </table:table-row>
        <table:table-row table:style-name="ro1">
          <table:table-cell office:value-type="float" office:value="4.59126" calcext:value-type="float">
            <text:p>4.59126</text:p>
          </table:table-cell>
          <table:table-cell office:value-type="float" office:value="-0.737179" calcext:value-type="float">
            <text:p>-0.737179</text:p>
          </table:table-cell>
        </table:table-row>
        <table:table-row table:style-name="ro1">
          <table:table-cell office:value-type="float" office:value="4.59333" calcext:value-type="float">
            <text:p>4.59333</text:p>
          </table:table-cell>
          <table:table-cell office:value-type="float" office:value="-0.0450016" calcext:value-type="float">
            <text:p>-0.0450016</text:p>
          </table:table-cell>
        </table:table-row>
        <table:table-row table:style-name="ro1">
          <table:table-cell office:value-type="float" office:value="4.5954" calcext:value-type="float">
            <text:p>4.5954</text:p>
          </table:table-cell>
          <table:table-cell office:value-type="float" office:value="-0.0464625" calcext:value-type="float">
            <text:p>-0.0464625</text:p>
          </table:table-cell>
        </table:table-row>
        <table:table-row table:style-name="ro1">
          <table:table-cell office:value-type="float" office:value="4.59747" calcext:value-type="float">
            <text:p>4.59747</text:p>
          </table:table-cell>
          <table:table-cell office:value-type="float" office:value="-0.0479234" calcext:value-type="float">
            <text:p>-0.0479234</text:p>
          </table:table-cell>
        </table:table-row>
        <table:table-row table:style-name="ro1">
          <table:table-cell office:value-type="float" office:value="4.59954" calcext:value-type="float">
            <text:p>4.59954</text:p>
          </table:table-cell>
          <table:table-cell office:value-type="float" office:value="0.644416" calcext:value-type="float">
            <text:p>0.644416</text:p>
          </table:table-cell>
        </table:table-row>
        <table:table-row table:style-name="ro1">
          <table:table-cell office:value-type="float" office:value="4.60161" calcext:value-type="float">
            <text:p>4.60161</text:p>
          </table:table-cell>
          <table:table-cell office:value-type="float" office:value="5.49988" calcext:value-type="float">
            <text:p>5.49988</text:p>
          </table:table-cell>
        </table:table-row>
        <table:table-row table:style-name="ro1">
          <table:table-cell office:value-type="float" office:value="4.60368" calcext:value-type="float">
            <text:p>4.60368</text:p>
          </table:table-cell>
          <table:table-cell office:value-type="float" office:value="-6.29343" calcext:value-type="float">
            <text:p>-6.29343</text:p>
          </table:table-cell>
        </table:table-row>
        <table:table-row table:style-name="ro1">
          <table:table-cell office:value-type="float" office:value="4.60575" calcext:value-type="float">
            <text:p>4.60575</text:p>
          </table:table-cell>
          <table:table-cell office:value-type="float" office:value="-6.29635" calcext:value-type="float">
            <text:p>-6.29635</text:p>
          </table:table-cell>
        </table:table-row>
        <table:table-row table:style-name="ro1">
          <table:table-cell office:value-type="float" office:value="4.60782" calcext:value-type="float">
            <text:p>4.60782</text:p>
          </table:table-cell>
          <table:table-cell office:value-type="float" office:value="12.4319" calcext:value-type="float">
            <text:p>12.4319</text:p>
          </table:table-cell>
        </table:table-row>
        <table:table-row table:style-name="ro1">
          <table:table-cell office:value-type="float" office:value="4.60989" calcext:value-type="float">
            <text:p>4.60989</text:p>
          </table:table-cell>
          <table:table-cell office:value-type="float" office:value="-5.60401" calcext:value-type="float">
            <text:p>-5.60401</text:p>
          </table:table-cell>
        </table:table-row>
        <table:table-row table:style-name="ro1">
          <table:table-cell office:value-type="float" office:value="4.61196" calcext:value-type="float">
            <text:p>4.61196</text:p>
          </table:table-cell>
          <table:table-cell office:value-type="float" office:value="-0.75" calcext:value-type="float">
            <text:p>-0.75</text:p>
          </table:table-cell>
        </table:table-row>
        <table:table-row table:style-name="ro1">
          <table:table-cell office:value-type="float" office:value="4.61403" calcext:value-type="float">
            <text:p>4.61403</text:p>
          </table:table-cell>
          <table:table-cell office:value-type="float" office:value="-0.0578213" calcext:value-type="float">
            <text:p>-0.0578213</text:p>
          </table:table-cell>
        </table:table-row>
        <table:table-row table:style-name="ro1">
          <table:table-cell office:value-type="float" office:value="4.6161" calcext:value-type="float">
            <text:p>4.6161</text:p>
          </table:table-cell>
          <table:table-cell office:value-type="float" office:value="-0.0592811" calcext:value-type="float">
            <text:p>-0.0592811</text:p>
          </table:table-cell>
        </table:table-row>
        <table:table-row table:style-name="ro1">
          <table:table-cell office:value-type="float" office:value="4.61817" calcext:value-type="float">
            <text:p>4.61817</text:p>
          </table:table-cell>
          <table:table-cell office:value-type="float" office:value="-0.0607408" calcext:value-type="float">
            <text:p>-0.0607408</text:p>
          </table:table-cell>
        </table:table-row>
        <table:table-row table:style-name="ro1">
          <table:table-cell office:value-type="float" office:value="4.62024" calcext:value-type="float">
            <text:p>4.62024</text:p>
          </table:table-cell>
          <table:table-cell office:value-type="float" office:value="6.182" calcext:value-type="float">
            <text:p>6.182</text:p>
          </table:table-cell>
        </table:table-row>
        <table:table-row table:style-name="ro1">
          <table:table-cell office:value-type="float" office:value="4.62231" calcext:value-type="float">
            <text:p>4.62231</text:p>
          </table:table-cell>
          <table:table-cell office:value-type="float" office:value="-5.61114" calcext:value-type="float">
            <text:p>-5.61114</text:p>
          </table:table-cell>
        </table:table-row>
        <table:table-row table:style-name="ro1">
          <table:table-cell office:value-type="float" office:value="4.62438" calcext:value-type="float">
            <text:p>4.62438</text:p>
          </table:table-cell>
          <table:table-cell office:value-type="float" office:value="-7.00134" calcext:value-type="float">
            <text:p>-7.00134</text:p>
          </table:table-cell>
        </table:table-row>
        <table:table-row table:style-name="ro1">
          <table:table-cell office:value-type="float" office:value="4.62645" calcext:value-type="float">
            <text:p>4.62645</text:p>
          </table:table-cell>
          <table:table-cell office:value-type="float" office:value="6.17633" calcext:value-type="float">
            <text:p>6.17633</text:p>
          </table:table-cell>
        </table:table-row>
        <table:table-row table:style-name="ro1">
          <table:table-cell office:value-type="float" office:value="4.62852" calcext:value-type="float">
            <text:p>4.62852</text:p>
          </table:table-cell>
          <table:table-cell office:value-type="float" office:value="-0.0678748" calcext:value-type="float">
            <text:p>-0.0678748</text:p>
          </table:table-cell>
        </table:table-row>
        <table:table-row table:style-name="ro1">
          <table:table-cell office:value-type="float" office:value="4.63059" calcext:value-type="float">
            <text:p>4.63059</text:p>
          </table:table-cell>
          <table:table-cell office:value-type="float" office:value="0.624467" calcext:value-type="float">
            <text:p>0.624467</text:p>
          </table:table-cell>
        </table:table-row>
        <table:table-row table:style-name="ro1">
          <table:table-cell office:value-type="float" office:value="4.63266" calcext:value-type="float">
            <text:p>4.63266</text:p>
          </table:table-cell>
          <table:table-cell office:value-type="float" office:value="-0.764268" calcext:value-type="float">
            <text:p>-0.764268</text:p>
          </table:table-cell>
        </table:table-row>
        <table:table-row table:style-name="ro1">
          <table:table-cell office:value-type="float" office:value="4.63473" calcext:value-type="float">
            <text:p>4.63473</text:p>
          </table:table-cell>
          <table:table-cell office:value-type="float" office:value="-0.0720884" calcext:value-type="float">
            <text:p>-0.0720884</text:p>
          </table:table-cell>
        </table:table-row>
        <table:table-row table:style-name="ro1">
          <table:table-cell office:value-type="float" office:value="4.6368" calcext:value-type="float">
            <text:p>4.6368</text:p>
          </table:table-cell>
          <table:table-cell office:value-type="float" office:value="-0.0735467" calcext:value-type="float">
            <text:p>-0.0735467</text:p>
          </table:table-cell>
        </table:table-row>
        <table:table-row table:style-name="ro1">
          <table:table-cell office:value-type="float" office:value="4.63887" calcext:value-type="float">
            <text:p>4.63887</text:p>
          </table:table-cell>
          <table:table-cell office:value-type="float" office:value="-0.0750047" calcext:value-type="float">
            <text:p>-0.0750047</text:p>
          </table:table-cell>
        </table:table-row>
        <table:table-row table:style-name="ro1">
          <table:table-cell office:value-type="float" office:value="4.64094" calcext:value-type="float">
            <text:p>4.64094</text:p>
          </table:table-cell>
          <table:table-cell office:value-type="float" office:value="0.617338" calcext:value-type="float">
            <text:p>0.617338</text:p>
          </table:table-cell>
        </table:table-row>
        <table:table-row table:style-name="ro1">
          <table:table-cell office:value-type="float" office:value="4.64301" calcext:value-type="float">
            <text:p>4.64301</text:p>
          </table:table-cell>
          <table:table-cell office:value-type="float" office:value="-0.771397" calcext:value-type="float">
            <text:p>-0.771397</text:p>
          </table:table-cell>
        </table:table-row>
        <table:table-row table:style-name="ro1">
          <table:table-cell office:value-type="float" office:value="4.64508" calcext:value-type="float">
            <text:p>4.64508</text:p>
          </table:table-cell>
          <table:table-cell office:value-type="float" office:value="-0.0792158" calcext:value-type="float">
            <text:p>-0.0792158</text:p>
          </table:table-cell>
        </table:table-row>
        <table:table-row table:style-name="ro1">
          <table:table-cell office:value-type="float" office:value="4.64715" calcext:value-type="float">
            <text:p>4.64715</text:p>
          </table:table-cell>
          <table:table-cell office:value-type="float" office:value="-5.63107" calcext:value-type="float">
            <text:p>-5.63107</text:p>
          </table:table-cell>
        </table:table-row>
        <table:table-row table:style-name="ro1">
          <table:table-cell office:value-type="float" office:value="4.64922" calcext:value-type="float">
            <text:p>4.64922</text:p>
          </table:table-cell>
          <table:table-cell office:value-type="float" office:value="5.46568" calcext:value-type="float">
            <text:p>5.46568</text:p>
          </table:table-cell>
        </table:table-row>
        <table:table-row table:style-name="ro1">
          <table:table-cell office:value-type="float" office:value="4.65129" calcext:value-type="float">
            <text:p>4.65129</text:p>
          </table:table-cell>
          <table:table-cell office:value-type="float" office:value="-0.084882" calcext:value-type="float">
            <text:p>-0.084882</text:p>
          </table:table-cell>
        </table:table-row>
        <table:table-row table:style-name="ro1">
          <table:table-cell office:value-type="float" office:value="4.65336" calcext:value-type="float">
            <text:p>4.65336</text:p>
          </table:table-cell>
          <table:table-cell office:value-type="float" office:value="6.15786" calcext:value-type="float">
            <text:p>6.15786</text:p>
          </table:table-cell>
        </table:table-row>
        <table:table-row table:style-name="ro1">
          <table:table-cell office:value-type="float" office:value="4.65543" calcext:value-type="float">
            <text:p>4.65543</text:p>
          </table:table-cell>
          <table:table-cell office:value-type="float" office:value="-12.5733" calcext:value-type="float">
            <text:p>-12.5733</text:p>
          </table:table-cell>
        </table:table-row>
        <table:table-row table:style-name="ro1">
          <table:table-cell office:value-type="float" office:value="4.6575" calcext:value-type="float">
            <text:p>4.6575</text:p>
          </table:table-cell>
          <table:table-cell office:value-type="float" office:value="6.84729" calcext:value-type="float">
            <text:p>6.84729</text:p>
          </table:table-cell>
        </table:table-row>
        <table:table-row table:style-name="ro1">
          <table:table-cell office:value-type="float" office:value="4.65957" calcext:value-type="float">
            <text:p>4.65957</text:p>
          </table:table-cell>
          <table:table-cell office:value-type="float" office:value="5.46002" calcext:value-type="float">
            <text:p>5.46002</text:p>
          </table:table-cell>
        </table:table-row>
        <table:table-row table:style-name="ro1">
          <table:table-cell office:value-type="float" office:value="4.66164" calcext:value-type="float">
            <text:p>4.66164</text:p>
          </table:table-cell>
          <table:table-cell office:value-type="float" office:value="-12.5775" calcext:value-type="float">
            <text:p>-12.5775</text:p>
          </table:table-cell>
        </table:table-row>
        <table:table-row table:style-name="ro1">
          <table:table-cell office:value-type="float" office:value="4.66371" calcext:value-type="float">
            <text:p>4.66371</text:p>
          </table:table-cell>
          <table:table-cell office:value-type="float" office:value="6.14929" calcext:value-type="float">
            <text:p>6.14929</text:p>
          </table:table-cell>
        </table:table-row>
        <table:table-row table:style-name="ro1">
          <table:table-cell office:value-type="float" office:value="4.66578" calcext:value-type="float">
            <text:p>4.66578</text:p>
          </table:table-cell>
          <table:table-cell office:value-type="float" office:value="-0.0949114" calcext:value-type="float">
            <text:p>-0.0949114</text:p>
          </table:table-cell>
        </table:table-row>
        <table:table-row table:style-name="ro1">
          <table:table-cell office:value-type="float" office:value="4.66785" calcext:value-type="float">
            <text:p>4.66785</text:p>
          </table:table-cell>
          <table:table-cell office:value-type="float" office:value="6.14783" calcext:value-type="float">
            <text:p>6.14783</text:p>
          </table:table-cell>
        </table:table-row>
        <table:table-row table:style-name="ro1">
          <table:table-cell office:value-type="float" office:value="4.66992" calcext:value-type="float">
            <text:p>4.66992</text:p>
          </table:table-cell>
          <table:table-cell office:value-type="float" office:value="-11.8895" calcext:value-type="float">
            <text:p>-11.8895</text:p>
          </table:table-cell>
        </table:table-row>
        <table:table-row table:style-name="ro1">
          <table:table-cell office:value-type="float" office:value="4.67199" calcext:value-type="float">
            <text:p>4.67199</text:p>
          </table:table-cell>
          <table:table-cell office:value-type="float" office:value="5.44999" calcext:value-type="float">
            <text:p>5.44999</text:p>
          </table:table-cell>
        </table:table-row>
        <table:table-row table:style-name="ro1">
          <table:table-cell office:value-type="float" office:value="4.67406" calcext:value-type="float">
            <text:p>4.67406</text:p>
          </table:table-cell>
          <table:table-cell office:value-type="float" office:value="-6.34477" calcext:value-type="float">
            <text:p>-6.34477</text:p>
          </table:table-cell>
        </table:table-row>
        <table:table-row table:style-name="ro1">
          <table:table-cell office:value-type="float" office:value="4.67613" calcext:value-type="float">
            <text:p>4.67613</text:p>
          </table:table-cell>
          <table:table-cell office:value-type="float" office:value="6.83307" calcext:value-type="float">
            <text:p>6.83307</text:p>
          </table:table-cell>
        </table:table-row>
        <table:table-row table:style-name="ro1">
          <table:table-cell office:value-type="float" office:value="4.6782" calcext:value-type="float">
            <text:p>4.6782</text:p>
          </table:table-cell>
          <table:table-cell office:value-type="float" office:value="-0.798406" calcext:value-type="float">
            <text:p>-0.798406</text:p>
          </table:table-cell>
        </table:table-row>
        <table:table-row table:style-name="ro1">
          <table:table-cell office:value-type="float" office:value="4.68027" calcext:value-type="float">
            <text:p>4.68027</text:p>
          </table:table-cell>
          <table:table-cell office:value-type="float" office:value="-0.106221" calcext:value-type="float">
            <text:p>-0.106221</text:p>
          </table:table-cell>
        </table:table-row>
        <table:table-row table:style-name="ro1">
          <table:table-cell office:value-type="float" office:value="4.68234" calcext:value-type="float">
            <text:p>4.68234</text:p>
          </table:table-cell>
          <table:table-cell office:value-type="float" office:value="-0.107674" calcext:value-type="float">
            <text:p>-0.107674</text:p>
          </table:table-cell>
        </table:table-row>
        <table:table-row table:style-name="ro1">
          <table:table-cell office:value-type="float" office:value="4.68441" calcext:value-type="float">
            <text:p>4.68441</text:p>
          </table:table-cell>
          <table:table-cell office:value-type="float" office:value="-0.109127" calcext:value-type="float">
            <text:p>-0.109127</text:p>
          </table:table-cell>
        </table:table-row>
        <table:table-row table:style-name="ro1">
          <table:table-cell office:value-type="float" office:value="4.68648" calcext:value-type="float">
            <text:p>4.68648</text:p>
          </table:table-cell>
          <table:table-cell office:value-type="float" office:value="0.58322" calcext:value-type="float">
            <text:p>0.58322</text:p>
          </table:table-cell>
        </table:table-row>
        <table:table-row table:style-name="ro1">
          <table:table-cell office:value-type="float" office:value="4.68855" calcext:value-type="float">
            <text:p>4.68855</text:p>
          </table:table-cell>
          <table:table-cell office:value-type="float" office:value="-0.805509" calcext:value-type="float">
            <text:p>-0.805509</text:p>
          </table:table-cell>
        </table:table-row>
        <table:table-row table:style-name="ro1">
          <table:table-cell office:value-type="float" office:value="4.69062" calcext:value-type="float">
            <text:p>4.69062</text:p>
          </table:table-cell>
          <table:table-cell office:value-type="float" office:value="-6.35752" calcext:value-type="float">
            <text:p>-6.35752</text:p>
          </table:table-cell>
        </table:table-row>
        <table:table-row table:style-name="ro1">
          <table:table-cell office:value-type="float" office:value="4.69269" calcext:value-type="float">
            <text:p>4.69269</text:p>
          </table:table-cell>
          <table:table-cell office:value-type="float" office:value="6.82032" calcext:value-type="float">
            <text:p>6.82032</text:p>
          </table:table-cell>
        </table:table-row>
        <table:table-row table:style-name="ro1">
          <table:table-cell office:value-type="float" office:value="4.69476" calcext:value-type="float">
            <text:p>4.69476</text:p>
          </table:table-cell>
          <table:table-cell office:value-type="float" office:value="-0.811154" calcext:value-type="float">
            <text:p>-0.811154</text:p>
          </table:table-cell>
        </table:table-row>
        <table:table-row table:style-name="ro1">
          <table:table-cell office:value-type="float" office:value="4.69683" calcext:value-type="float">
            <text:p>4.69683</text:p>
          </table:table-cell>
          <table:table-cell office:value-type="float" office:value="-0.118967" calcext:value-type="float">
            <text:p>-0.118967</text:p>
          </table:table-cell>
        </table:table-row>
        <table:table-row table:style-name="ro1">
          <table:table-cell office:value-type="float" office:value="4.6989" calcext:value-type="float">
            <text:p>4.6989</text:p>
          </table:table-cell>
          <table:table-cell office:value-type="float" office:value="-0.120417" calcext:value-type="float">
            <text:p>-0.120417</text:p>
          </table:table-cell>
        </table:table-row>
        <table:table-row table:style-name="ro1">
          <table:table-cell office:value-type="float" office:value="4.70097" calcext:value-type="float">
            <text:p>4.70097</text:p>
          </table:table-cell>
          <table:table-cell office:value-type="float" office:value="-0.121867" calcext:value-type="float">
            <text:p>-0.121867</text:p>
          </table:table-cell>
        </table:table-row>
        <table:table-row table:style-name="ro1">
          <table:table-cell office:value-type="float" office:value="4.70304" calcext:value-type="float">
            <text:p>4.70304</text:p>
          </table:table-cell>
          <table:table-cell office:value-type="float" office:value="0.570482" calcext:value-type="float">
            <text:p>0.570482</text:p>
          </table:table-cell>
        </table:table-row>
        <table:table-row table:style-name="ro1">
          <table:table-cell office:value-type="float" office:value="4.70511" calcext:value-type="float">
            <text:p>4.70511</text:p>
          </table:table-cell>
          <table:table-cell office:value-type="float" office:value="-0.818244" calcext:value-type="float">
            <text:p>-0.818244</text:p>
          </table:table-cell>
        </table:table-row>
        <table:table-row table:style-name="ro1">
          <table:table-cell office:value-type="float" office:value="4.70718" calcext:value-type="float">
            <text:p>4.70718</text:p>
          </table:table-cell>
          <table:table-cell office:value-type="float" office:value="-0.126055" calcext:value-type="float">
            <text:p>-0.126055</text:p>
          </table:table-cell>
        </table:table-row>
        <table:table-row table:style-name="ro1">
          <table:table-cell office:value-type="float" office:value="4.70925" calcext:value-type="float">
            <text:p>4.70925</text:p>
          </table:table-cell>
          <table:table-cell office:value-type="float" office:value="-0.127504" calcext:value-type="float">
            <text:p>-0.127504</text:p>
          </table:table-cell>
        </table:table-row>
        <table:table-row table:style-name="ro1">
          <table:table-cell office:value-type="float" office:value="4.71132" calcext:value-type="float">
            <text:p>4.71132</text:p>
          </table:table-cell>
          <table:table-cell office:value-type="float" office:value="-0.128953" calcext:value-type="float">
            <text:p>-0.128953</text:p>
          </table:table-cell>
        </table:table-row>
        <table:table-row table:style-name="ro1">
          <table:table-cell office:value-type="float" office:value="4.71339" calcext:value-type="float">
            <text:p>4.71339</text:p>
          </table:table-cell>
          <table:table-cell office:value-type="float" office:value="0.563397" calcext:value-type="float">
            <text:p>0.563397</text:p>
          </table:table-cell>
        </table:table-row>
        <table:table-row table:style-name="ro1">
          <table:table-cell office:value-type="float" office:value="4.71546" calcext:value-type="float">
            <text:p>4.71546</text:p>
          </table:table-cell>
          <table:table-cell office:value-type="float" office:value="-7.06952" calcext:value-type="float">
            <text:p>-7.06952</text:p>
          </table:table-cell>
        </table:table-row>
        <table:table-row table:style-name="ro1">
          <table:table-cell office:value-type="float" office:value="4.71753" calcext:value-type="float">
            <text:p>4.71753</text:p>
          </table:table-cell>
          <table:table-cell office:value-type="float" office:value="6.10816" calcext:value-type="float">
            <text:p>6.10816</text:p>
          </table:table-cell>
        </table:table-row>
        <table:table-row table:style-name="ro1">
          <table:table-cell office:value-type="float" office:value="4.7196" calcext:value-type="float">
            <text:p>4.7196</text:p>
          </table:table-cell>
          <table:table-cell office:value-type="float" office:value="6.10816" calcext:value-type="float">
            <text:p>6.10816</text:p>
          </table:table-cell>
        </table:table-row>
        <table:table-row table:style-name="ro1">
          <table:table-cell office:value-type="float" office:value="4.72167" calcext:value-type="float">
            <text:p>4.72167</text:p>
          </table:table-cell>
          <table:table-cell office:value-type="float" office:value="-11.9292" calcext:value-type="float">
            <text:p>-11.9292</text:p>
          </table:table-cell>
        </table:table-row>
        <table:table-row table:style-name="ro1">
          <table:table-cell office:value-type="float" office:value="4.72374" calcext:value-type="float">
            <text:p>4.72374</text:p>
          </table:table-cell>
          <table:table-cell office:value-type="float" office:value="5.41034" calcext:value-type="float">
            <text:p>5.41034</text:p>
          </table:table-cell>
        </table:table-row>
        <table:table-row table:style-name="ro1">
          <table:table-cell office:value-type="float" office:value="4.72581" calcext:value-type="float">
            <text:p>4.72581</text:p>
          </table:table-cell>
          <table:table-cell office:value-type="float" office:value="-0.14021" calcext:value-type="float">
            <text:p>-0.14021</text:p>
          </table:table-cell>
        </table:table-row>
        <table:table-row table:style-name="ro1">
          <table:table-cell office:value-type="float" office:value="4.72788" calcext:value-type="float">
            <text:p>4.72788</text:p>
          </table:table-cell>
          <table:table-cell office:value-type="float" office:value="-0.141656" calcext:value-type="float">
            <text:p>-0.141656</text:p>
          </table:table-cell>
        </table:table-row>
        <table:table-row table:style-name="ro1">
          <table:table-cell office:value-type="float" office:value="4.72995" calcext:value-type="float">
            <text:p>4.72995</text:p>
          </table:table-cell>
          <table:table-cell office:value-type="float" office:value="-0.143102" calcext:value-type="float">
            <text:p>-0.143102</text:p>
          </table:table-cell>
        </table:table-row>
        <table:table-row table:style-name="ro1">
          <table:table-cell office:value-type="float" office:value="4.73202" calcext:value-type="float">
            <text:p>4.73202</text:p>
          </table:table-cell>
          <table:table-cell office:value-type="float" office:value="0.549252" calcext:value-type="float">
            <text:p>0.549252</text:p>
          </table:table-cell>
        </table:table-row>
        <table:table-row table:style-name="ro1">
          <table:table-cell office:value-type="float" office:value="4.73409" calcext:value-type="float">
            <text:p>4.73409</text:p>
          </table:table-cell>
          <table:table-cell office:value-type="float" office:value="-7.08366" calcext:value-type="float">
            <text:p>-7.08366</text:p>
          </table:table-cell>
        </table:table-row>
        <table:table-row table:style-name="ro1">
          <table:table-cell office:value-type="float" office:value="4.73616" calcext:value-type="float">
            <text:p>4.73616</text:p>
          </table:table-cell>
          <table:table-cell office:value-type="float" office:value="6.09402" calcext:value-type="float">
            <text:p>6.09402</text:p>
          </table:table-cell>
        </table:table-row>
        <table:table-row table:style-name="ro1">
          <table:table-cell office:value-type="float" office:value="4.73823" calcext:value-type="float">
            <text:p>4.73823</text:p>
          </table:table-cell>
          <table:table-cell office:value-type="float" office:value="6.09402" calcext:value-type="float">
            <text:p>6.09402</text:p>
          </table:table-cell>
        </table:table-row>
        <table:table-row table:style-name="ro1">
          <table:table-cell office:value-type="float" office:value="4.7403" calcext:value-type="float">
            <text:p>4.7403</text:p>
          </table:table-cell>
          <table:table-cell office:value-type="float" office:value="-11.9433" calcext:value-type="float">
            <text:p>-11.9433</text:p>
          </table:table-cell>
        </table:table-row>
        <table:table-row table:style-name="ro1">
          <table:table-cell office:value-type="float" office:value="4.74237" calcext:value-type="float">
            <text:p>4.74237</text:p>
          </table:table-cell>
          <table:table-cell office:value-type="float" office:value="11.6404" calcext:value-type="float">
            <text:p>11.6404</text:p>
          </table:table-cell>
        </table:table-row>
        <table:table-row table:style-name="ro1">
          <table:table-cell office:value-type="float" office:value="4.74444" calcext:value-type="float">
            <text:p>4.74444</text:p>
          </table:table-cell>
          <table:table-cell office:value-type="float" office:value="-12.6398" calcext:value-type="float">
            <text:p>-12.6398</text:p>
          </table:table-cell>
        </table:table-row>
        <table:table-row table:style-name="ro1">
          <table:table-cell office:value-type="float" office:value="4.74651" calcext:value-type="float">
            <text:p>4.74651</text:p>
          </table:table-cell>
          <table:table-cell office:value-type="float" office:value="6.08697" calcext:value-type="float">
            <text:p>6.08697</text:p>
          </table:table-cell>
        </table:table-row>
        <table:table-row table:style-name="ro1">
          <table:table-cell office:value-type="float" office:value="4.74858" calcext:value-type="float">
            <text:p>4.74858</text:p>
          </table:table-cell>
          <table:table-cell office:value-type="float" office:value="0.536582" calcext:value-type="float">
            <text:p>0.536582</text:p>
          </table:table-cell>
        </table:table-row>
        <table:table-row table:style-name="ro1">
          <table:table-cell office:value-type="float" office:value="4.75065" calcext:value-type="float">
            <text:p>4.75065</text:p>
          </table:table-cell>
          <table:table-cell office:value-type="float" office:value="-0.852136" calcext:value-type="float">
            <text:p>-0.852136</text:p>
          </table:table-cell>
        </table:table-row>
        <table:table-row table:style-name="ro1">
          <table:table-cell office:value-type="float" office:value="4.75272" calcext:value-type="float">
            <text:p>4.75272</text:p>
          </table:table-cell>
          <table:table-cell office:value-type="float" office:value="-0.159939" calcext:value-type="float">
            <text:p>-0.159939</text:p>
          </table:table-cell>
        </table:table-row>
        <table:table-row table:style-name="ro1">
          <table:table-cell office:value-type="float" office:value="4.75479" calcext:value-type="float">
            <text:p>4.75479</text:p>
          </table:table-cell>
          <table:table-cell office:value-type="float" office:value="-0.16138" calcext:value-type="float">
            <text:p>-0.16138</text:p>
          </table:table-cell>
        </table:table-row>
        <table:table-row table:style-name="ro1">
          <table:table-cell office:value-type="float" office:value="4.75686" calcext:value-type="float">
            <text:p>4.75686</text:p>
          </table:table-cell>
          <table:table-cell office:value-type="float" office:value="-0.16282" calcext:value-type="float">
            <text:p>-0.16282</text:p>
          </table:table-cell>
        </table:table-row>
        <table:table-row table:style-name="ro1">
          <table:table-cell office:value-type="float" office:value="4.75893" calcext:value-type="float">
            <text:p>4.75893</text:p>
          </table:table-cell>
          <table:table-cell office:value-type="float" office:value="0.529538" calcext:value-type="float">
            <text:p>0.529538</text:p>
          </table:table-cell>
        </table:table-row>
        <table:table-row table:style-name="ro1">
          <table:table-cell office:value-type="float" office:value="4.761" calcext:value-type="float">
            <text:p>4.761</text:p>
          </table:table-cell>
          <table:table-cell office:value-type="float" office:value="-0.859178" calcext:value-type="float">
            <text:p>-0.859178</text:p>
          </table:table-cell>
        </table:table-row>
        <table:table-row table:style-name="ro1">
          <table:table-cell office:value-type="float" office:value="4.76307" calcext:value-type="float">
            <text:p>4.76307</text:p>
          </table:table-cell>
          <table:table-cell office:value-type="float" office:value="-0.166979" calcext:value-type="float">
            <text:p>-0.166979</text:p>
          </table:table-cell>
        </table:table-row>
        <table:table-row table:style-name="ro1">
          <table:table-cell office:value-type="float" office:value="4.76514" calcext:value-type="float">
            <text:p>4.76514</text:p>
          </table:table-cell>
          <table:table-cell office:value-type="float" office:value="-0.168418" calcext:value-type="float">
            <text:p>-0.168418</text:p>
          </table:table-cell>
        </table:table-row>
        <table:table-row table:style-name="ro1">
          <table:table-cell office:value-type="float" office:value="4.76721" calcext:value-type="float">
            <text:p>4.76721</text:p>
          </table:table-cell>
          <table:table-cell office:value-type="float" office:value="-0.169856" calcext:value-type="float">
            <text:p>-0.169856</text:p>
          </table:table-cell>
        </table:table-row>
        <table:table-row table:style-name="ro1">
          <table:table-cell office:value-type="float" office:value="4.76928" calcext:value-type="float">
            <text:p>4.76928</text:p>
          </table:table-cell>
          <table:table-cell office:value-type="float" office:value="0.522504" calcext:value-type="float">
            <text:p>0.522504</text:p>
          </table:table-cell>
        </table:table-row>
        <table:table-row table:style-name="ro1">
          <table:table-cell office:value-type="float" office:value="4.77135" calcext:value-type="float">
            <text:p>4.77135</text:p>
          </table:table-cell>
          <table:table-cell office:value-type="float" office:value="-0.86621" calcext:value-type="float">
            <text:p>-0.86621</text:p>
          </table:table-cell>
        </table:table-row>
        <table:table-row table:style-name="ro1">
          <table:table-cell office:value-type="float" office:value="4.77342" calcext:value-type="float">
            <text:p>4.77342</text:p>
          </table:table-cell>
          <table:table-cell office:value-type="float" office:value="-0.174009" calcext:value-type="float">
            <text:p>-0.174009</text:p>
          </table:table-cell>
        </table:table-row>
        <table:table-row table:style-name="ro1">
          <table:table-cell office:value-type="float" office:value="4.77549" calcext:value-type="float">
            <text:p>4.77549</text:p>
          </table:table-cell>
          <table:table-cell office:value-type="float" office:value="-0.175446" calcext:value-type="float">
            <text:p>-0.175446</text:p>
          </table:table-cell>
        </table:table-row>
        <table:table-row table:style-name="ro1">
          <table:table-cell office:value-type="float" office:value="4.77756" calcext:value-type="float">
            <text:p>4.77756</text:p>
          </table:table-cell>
          <table:table-cell office:value-type="float" office:value="-0.176882" calcext:value-type="float">
            <text:p>-0.176882</text:p>
          </table:table-cell>
        </table:table-row>
        <table:table-row table:style-name="ro1">
          <table:table-cell office:value-type="float" office:value="4.77963" calcext:value-type="float">
            <text:p>4.77963</text:p>
          </table:table-cell>
          <table:table-cell office:value-type="float" office:value="0.51548" calcext:value-type="float">
            <text:p>0.51548</text:p>
          </table:table-cell>
        </table:table-row>
        <table:table-row table:style-name="ro1">
          <table:table-cell office:value-type="float" office:value="4.7817" calcext:value-type="float">
            <text:p>4.7817</text:p>
          </table:table-cell>
          <table:table-cell office:value-type="float" office:value="-7.11741" calcext:value-type="float">
            <text:p>-7.11741</text:p>
          </table:table-cell>
        </table:table-row>
        <table:table-row table:style-name="ro1">
          <table:table-cell office:value-type="float" office:value="4.78377" calcext:value-type="float">
            <text:p>4.78377</text:p>
          </table:table-cell>
          <table:table-cell office:value-type="float" office:value="12.3045" calcext:value-type="float">
            <text:p>12.3045</text:p>
          </table:table-cell>
        </table:table-row>
        <table:table-row table:style-name="ro1">
          <table:table-cell office:value-type="float" office:value="4.78584" calcext:value-type="float">
            <text:p>4.78584</text:p>
          </table:table-cell>
          <table:table-cell office:value-type="float" office:value="-6.42521" calcext:value-type="float">
            <text:p>-6.42521</text:p>
          </table:table-cell>
        </table:table-row>
        <table:table-row table:style-name="ro1">
          <table:table-cell office:value-type="float" office:value="4.78791" calcext:value-type="float">
            <text:p>4.78791</text:p>
          </table:table-cell>
          <table:table-cell office:value-type="float" office:value="0.5099" calcext:value-type="float">
            <text:p>0.5099</text:p>
          </table:table-cell>
        </table:table-row>
        <table:table-row table:style-name="ro1">
          <table:table-cell office:value-type="float" office:value="4.78998" calcext:value-type="float">
            <text:p>4.78998</text:p>
          </table:table-cell>
          <table:table-cell office:value-type="float" office:value="-13.3672" calcext:value-type="float">
            <text:p>-13.3672</text:p>
          </table:table-cell>
        </table:table-row>
        <table:table-row table:style-name="ro1">
          <table:table-cell office:value-type="float" office:value="4.79205" calcext:value-type="float">
            <text:p>4.79205</text:p>
          </table:table-cell>
          <table:table-cell office:value-type="float" office:value="12.296" calcext:value-type="float">
            <text:p>12.296</text:p>
          </table:table-cell>
        </table:table-row>
        <table:table-row table:style-name="ro1">
          <table:table-cell office:value-type="float" office:value="4.79412" calcext:value-type="float">
            <text:p>4.79412</text:p>
          </table:table-cell>
          <table:table-cell office:value-type="float" office:value="0.502895" calcext:value-type="float">
            <text:p>0.502895</text:p>
          </table:table-cell>
        </table:table-row>
        <table:table-row table:style-name="ro1">
          <table:table-cell office:value-type="float" office:value="4.79619" calcext:value-type="float">
            <text:p>4.79619</text:p>
          </table:table-cell>
          <table:table-cell office:value-type="float" office:value="-0.885813" calcext:value-type="float">
            <text:p>-0.885813</text:p>
          </table:table-cell>
        </table:table-row>
        <table:table-row table:style-name="ro1">
          <table:table-cell office:value-type="float" office:value="4.79826" calcext:value-type="float">
            <text:p>4.79826</text:p>
          </table:table-cell>
          <table:table-cell office:value-type="float" office:value="-0.193606" calcext:value-type="float">
            <text:p>-0.193606</text:p>
          </table:table-cell>
        </table:table-row>
        <table:table-row table:style-name="ro1">
          <table:table-cell office:value-type="float" office:value="4.80033" calcext:value-type="float">
            <text:p>4.80033</text:p>
          </table:table-cell>
          <table:table-cell office:value-type="float" office:value="-0.195037" calcext:value-type="float">
            <text:p>-0.195037</text:p>
          </table:table-cell>
        </table:table-row>
        <table:table-row table:style-name="ro1">
          <table:table-cell office:value-type="float" office:value="4.8024" calcext:value-type="float">
            <text:p>4.8024</text:p>
          </table:table-cell>
          <table:table-cell office:value-type="float" office:value="-0.196467" calcext:value-type="float">
            <text:p>-0.196467</text:p>
          </table:table-cell>
        </table:table-row>
        <table:table-row table:style-name="ro1">
          <table:table-cell office:value-type="float" office:value="4.80447" calcext:value-type="float">
            <text:p>4.80447</text:p>
          </table:table-cell>
          <table:table-cell office:value-type="float" office:value="0.495901" calcext:value-type="float">
            <text:p>0.495901</text:p>
          </table:table-cell>
        </table:table-row>
        <table:table-row table:style-name="ro1">
          <table:table-cell office:value-type="float" office:value="4.80654" calcext:value-type="float">
            <text:p>4.80654</text:p>
          </table:table-cell>
          <table:table-cell office:value-type="float" office:value="-0.892805" calcext:value-type="float">
            <text:p>-0.892805</text:p>
          </table:table-cell>
        </table:table-row>
        <table:table-row table:style-name="ro1">
          <table:table-cell office:value-type="float" office:value="4.80861" calcext:value-type="float">
            <text:p>4.80861</text:p>
          </table:table-cell>
          <table:table-cell office:value-type="float" office:value="-0.200595" calcext:value-type="float">
            <text:p>-0.200595</text:p>
          </table:table-cell>
        </table:table-row>
        <table:table-row table:style-name="ro1">
          <table:table-cell office:value-type="float" office:value="4.81068" calcext:value-type="float">
            <text:p>4.81068</text:p>
          </table:table-cell>
          <table:table-cell office:value-type="float" office:value="6.04215" calcext:value-type="float">
            <text:p>6.04215</text:p>
          </table:table-cell>
        </table:table-row>
        <table:table-row table:style-name="ro1">
          <table:table-cell office:value-type="float" office:value="4.81275" calcext:value-type="float">
            <text:p>4.81275</text:p>
          </table:table-cell>
          <table:table-cell office:value-type="float" office:value="-6.44477" calcext:value-type="float">
            <text:p>-6.44477</text:p>
          </table:table-cell>
        </table:table-row>
        <table:table-row table:style-name="ro1">
          <table:table-cell office:value-type="float" office:value="4.81482" calcext:value-type="float">
            <text:p>4.81482</text:p>
          </table:table-cell>
          <table:table-cell office:value-type="float" office:value="-0.203451" calcext:value-type="float">
            <text:p>-0.203451</text:p>
          </table:table-cell>
        </table:table-row>
        <table:table-row table:style-name="ro1">
          <table:table-cell office:value-type="float" office:value="4.81689" calcext:value-type="float">
            <text:p>4.81689</text:p>
          </table:table-cell>
          <table:table-cell office:value-type="float" office:value="0.488919" calcext:value-type="float">
            <text:p>0.488919</text:p>
          </table:table-cell>
        </table:table-row>
        <table:table-row table:style-name="ro1">
          <table:table-cell office:value-type="float" office:value="4.81896" calcext:value-type="float">
            <text:p>4.81896</text:p>
          </table:table-cell>
          <table:table-cell office:value-type="float" office:value="-0.899784" calcext:value-type="float">
            <text:p>-0.899784</text:p>
          </table:table-cell>
        </table:table-row>
        <table:table-row table:style-name="ro1">
          <table:table-cell office:value-type="float" office:value="4.82103" calcext:value-type="float">
            <text:p>4.82103</text:p>
          </table:table-cell>
          <table:table-cell office:value-type="float" office:value="-6.45174" calcext:value-type="float">
            <text:p>-6.45174</text:p>
          </table:table-cell>
        </table:table-row>
        <table:table-row table:style-name="ro1">
          <table:table-cell office:value-type="float" office:value="4.8231" calcext:value-type="float">
            <text:p>4.8231</text:p>
          </table:table-cell>
          <table:table-cell office:value-type="float" office:value="12.2765" calcext:value-type="float">
            <text:p>12.2765</text:p>
          </table:table-cell>
        </table:table-row>
        <table:table-row table:style-name="ro1">
          <table:table-cell office:value-type="float" office:value="4.82517" calcext:value-type="float">
            <text:p>4.82517</text:p>
          </table:table-cell>
          <table:table-cell office:value-type="float" office:value="-5.75937" calcext:value-type="float">
            <text:p>-5.75937</text:p>
          </table:table-cell>
        </table:table-row>
        <table:table-row table:style-name="ro1">
          <table:table-cell office:value-type="float" office:value="4.82724" calcext:value-type="float">
            <text:p>4.82724</text:p>
          </table:table-cell>
          <table:table-cell office:value-type="float" office:value="-0.905328" calcext:value-type="float">
            <text:p>-0.905328</text:p>
          </table:table-cell>
        </table:table-row>
        <table:table-row table:style-name="ro1">
          <table:table-cell office:value-type="float" office:value="4.82931" calcext:value-type="float">
            <text:p>4.82931</text:p>
          </table:table-cell>
          <table:table-cell office:value-type="float" office:value="-0.213113" calcext:value-type="float">
            <text:p>-0.213113</text:p>
          </table:table-cell>
        </table:table-row>
        <table:table-row table:style-name="ro1">
          <table:table-cell office:value-type="float" office:value="4.83138" calcext:value-type="float">
            <text:p>4.83138</text:p>
          </table:table-cell>
          <table:table-cell office:value-type="float" office:value="-6.4587" calcext:value-type="float">
            <text:p>-6.4587</text:p>
          </table:table-cell>
        </table:table-row>
        <table:table-row table:style-name="ro1">
          <table:table-cell office:value-type="float" office:value="4.83345" calcext:value-type="float">
            <text:p>4.83345</text:p>
          </table:table-cell>
          <table:table-cell office:value-type="float" office:value="12.2695" calcext:value-type="float">
            <text:p>12.2695</text:p>
          </table:table-cell>
        </table:table-row>
        <table:table-row table:style-name="ro1">
          <table:table-cell office:value-type="float" office:value="4.83552" calcext:value-type="float">
            <text:p>4.83552</text:p>
          </table:table-cell>
          <table:table-cell office:value-type="float" office:value="-12.0105" calcext:value-type="float">
            <text:p>-12.0105</text:p>
          </table:table-cell>
        </table:table-row>
        <table:table-row table:style-name="ro1">
          <table:table-cell office:value-type="float" office:value="4.83759" calcext:value-type="float">
            <text:p>4.83759</text:p>
          </table:table-cell>
          <table:table-cell office:value-type="float" office:value="11.5732" calcext:value-type="float">
            <text:p>11.5732</text:p>
          </table:table-cell>
        </table:table-row>
        <table:table-row table:style-name="ro1">
          <table:table-cell office:value-type="float" office:value="4.83966" calcext:value-type="float">
            <text:p>4.83966</text:p>
          </table:table-cell>
          <table:table-cell office:value-type="float" office:value="-6.46281" calcext:value-type="float">
            <text:p>-6.46281</text:p>
          </table:table-cell>
        </table:table-row>
        <table:table-row table:style-name="ro1">
          <table:table-cell office:value-type="float" office:value="4.84173" calcext:value-type="float">
            <text:p>4.84173</text:p>
          </table:table-cell>
          <table:table-cell office:value-type="float" office:value="-0.221489" calcext:value-type="float">
            <text:p>-0.221489</text:p>
          </table:table-cell>
        </table:table-row>
        <table:table-row table:style-name="ro1">
          <table:table-cell office:value-type="float" office:value="4.8438" calcext:value-type="float">
            <text:p>4.8438</text:p>
          </table:table-cell>
          <table:table-cell office:value-type="float" office:value="-0.22291" calcext:value-type="float">
            <text:p>-0.22291</text:p>
          </table:table-cell>
        </table:table-row>
        <table:table-row table:style-name="ro1">
          <table:table-cell office:value-type="float" office:value="4.84587" calcext:value-type="float">
            <text:p>4.84587</text:p>
          </table:table-cell>
          <table:table-cell office:value-type="float" office:value="0.469466" calcext:value-type="float">
            <text:p>0.469466</text:p>
          </table:table-cell>
        </table:table-row>
        <table:table-row table:style-name="ro1">
          <table:table-cell office:value-type="float" office:value="4.84794" calcext:value-type="float">
            <text:p>4.84794</text:p>
          </table:table-cell>
          <table:table-cell office:value-type="float" office:value="-0.91923" calcext:value-type="float">
            <text:p>-0.91923</text:p>
          </table:table-cell>
        </table:table-row>
        <table:table-row table:style-name="ro1">
          <table:table-cell office:value-type="float" office:value="4.85001" calcext:value-type="float">
            <text:p>4.85001</text:p>
          </table:table-cell>
          <table:table-cell office:value-type="float" office:value="-0.22701" calcext:value-type="float">
            <text:p>-0.22701</text:p>
          </table:table-cell>
        </table:table-row>
        <table:table-row table:style-name="ro1">
          <table:table-cell office:value-type="float" office:value="4.85208" calcext:value-type="float">
            <text:p>4.85208</text:p>
          </table:table-cell>
          <table:table-cell office:value-type="float" office:value="-0.228429" calcext:value-type="float">
            <text:p>-0.228429</text:p>
          </table:table-cell>
        </table:table-row>
        <table:table-row table:style-name="ro1">
          <table:table-cell office:value-type="float" office:value="4.85415" calcext:value-type="float">
            <text:p>4.85415</text:p>
          </table:table-cell>
          <table:table-cell office:value-type="float" office:value="6.01432" calcext:value-type="float">
            <text:p>6.01432</text:p>
          </table:table-cell>
        </table:table-row>
        <table:table-row table:style-name="ro1">
          <table:table-cell office:value-type="float" office:value="4.85622" calcext:value-type="float">
            <text:p>4.85622</text:p>
          </table:table-cell>
          <table:table-cell office:value-type="float" office:value="-12.023" calcext:value-type="float">
            <text:p>-12.023</text:p>
          </table:table-cell>
        </table:table-row>
        <table:table-row table:style-name="ro1">
          <table:table-cell office:value-type="float" office:value="4.85829" calcext:value-type="float">
            <text:p>4.85829</text:p>
          </table:table-cell>
          <table:table-cell office:value-type="float" office:value="5.31658" calcext:value-type="float">
            <text:p>5.31658</text:p>
          </table:table-cell>
        </table:table-row>
        <table:table-row table:style-name="ro1">
          <table:table-cell office:value-type="float" office:value="4.86036" calcext:value-type="float">
            <text:p>4.86036</text:p>
          </table:table-cell>
          <table:table-cell office:value-type="float" office:value="-0.233939" calcext:value-type="float">
            <text:p>-0.233939</text:p>
          </table:table-cell>
        </table:table-row>
        <table:table-row table:style-name="ro1">
          <table:table-cell office:value-type="float" office:value="4.86243" calcext:value-type="float">
            <text:p>4.86243</text:p>
          </table:table-cell>
          <table:table-cell office:value-type="float" office:value="-0.235354" calcext:value-type="float">
            <text:p>-0.235354</text:p>
          </table:table-cell>
        </table:table-row>
        <table:table-row table:style-name="ro1">
          <table:table-cell office:value-type="float" office:value="4.8645" calcext:value-type="float">
            <text:p>4.8645</text:p>
          </table:table-cell>
          <table:table-cell office:value-type="float" office:value="6.00739" calcext:value-type="float">
            <text:p>6.00739</text:p>
          </table:table-cell>
        </table:table-row>
        <table:table-row table:style-name="ro1">
          <table:table-cell office:value-type="float" office:value="4.86657" calcext:value-type="float">
            <text:p>4.86657</text:p>
          </table:table-cell>
          <table:table-cell office:value-type="float" office:value="-12.0299" calcext:value-type="float">
            <text:p>-12.0299</text:p>
          </table:table-cell>
        </table:table-row>
        <table:table-row table:style-name="ro1">
          <table:table-cell office:value-type="float" office:value="4.86864" calcext:value-type="float">
            <text:p>4.86864</text:p>
          </table:table-cell>
          <table:table-cell office:value-type="float" office:value="11.5538" calcext:value-type="float">
            <text:p>11.5538</text:p>
          </table:table-cell>
        </table:table-row>
        <table:table-row table:style-name="ro1">
          <table:table-cell office:value-type="float" office:value="4.87071" calcext:value-type="float">
            <text:p>4.87071</text:p>
          </table:table-cell>
          <table:table-cell office:value-type="float" office:value="-6.48218" calcext:value-type="float">
            <text:p>-6.48218</text:p>
          </table:table-cell>
        </table:table-row>
        <table:table-row table:style-name="ro1">
          <table:table-cell office:value-type="float" office:value="4.87278" calcext:value-type="float">
            <text:p>4.87278</text:p>
          </table:table-cell>
          <table:table-cell office:value-type="float" office:value="-0.240854" calcext:value-type="float">
            <text:p>-0.240854</text:p>
          </table:table-cell>
        </table:table-row>
        <table:table-row table:style-name="ro1">
          <table:table-cell office:value-type="float" office:value="4.87485" calcext:value-type="float">
            <text:p>4.87485</text:p>
          </table:table-cell>
          <table:table-cell office:value-type="float" office:value="-0.242266" calcext:value-type="float">
            <text:p>-0.242266</text:p>
          </table:table-cell>
        </table:table-row>
        <table:table-row table:style-name="ro1">
          <table:table-cell office:value-type="float" office:value="4.87692" calcext:value-type="float">
            <text:p>4.87692</text:p>
          </table:table-cell>
          <table:table-cell office:value-type="float" office:value="-5.79404" calcext:value-type="float">
            <text:p>-5.79404</text:p>
          </table:table-cell>
        </table:table-row>
        <table:table-row table:style-name="ro1">
          <table:table-cell office:value-type="float" office:value="4.87899" calcext:value-type="float">
            <text:p>4.87899</text:p>
          </table:table-cell>
          <table:table-cell office:value-type="float" office:value="11.5469" calcext:value-type="float">
            <text:p>11.5469</text:p>
          </table:table-cell>
        </table:table-row>
        <table:table-row table:style-name="ro1">
          <table:table-cell office:value-type="float" office:value="4.88106" calcext:value-type="float">
            <text:p>4.88106</text:p>
          </table:table-cell>
          <table:table-cell office:value-type="float" office:value="-6.48909" calcext:value-type="float">
            <text:p>-6.48909</text:p>
          </table:table-cell>
        </table:table-row>
        <table:table-row table:style-name="ro1">
          <table:table-cell office:value-type="float" office:value="4.88313" calcext:value-type="float">
            <text:p>4.88313</text:p>
          </table:table-cell>
          <table:table-cell office:value-type="float" office:value="-0.247754" calcext:value-type="float">
            <text:p>-0.247754</text:p>
          </table:table-cell>
        </table:table-row>
        <table:table-row table:style-name="ro1">
          <table:table-cell office:value-type="float" office:value="4.8852" calcext:value-type="float">
            <text:p>4.8852</text:p>
          </table:table-cell>
          <table:table-cell office:value-type="float" office:value="-0.249164" calcext:value-type="float">
            <text:p>-0.249164</text:p>
          </table:table-cell>
        </table:table-row>
        <table:table-row table:style-name="ro1">
          <table:table-cell office:value-type="float" office:value="4.88727" calcext:value-type="float">
            <text:p>4.88727</text:p>
          </table:table-cell>
          <table:table-cell office:value-type="float" office:value="0.443222" calcext:value-type="float">
            <text:p>0.443222</text:p>
          </table:table-cell>
        </table:table-row>
        <table:table-row table:style-name="ro1">
          <table:table-cell office:value-type="float" office:value="4.88934" calcext:value-type="float">
            <text:p>4.88934</text:p>
          </table:table-cell>
          <table:table-cell office:value-type="float" office:value="-0.945463" calcext:value-type="float">
            <text:p>-0.945463</text:p>
          </table:table-cell>
        </table:table-row>
        <table:table-row table:style-name="ro1">
          <table:table-cell office:value-type="float" office:value="4.89141" calcext:value-type="float">
            <text:p>4.89141</text:p>
          </table:table-cell>
          <table:table-cell office:value-type="float" office:value="-0.253233" calcext:value-type="float">
            <text:p>-0.253233</text:p>
          </table:table-cell>
        </table:table-row>
        <table:table-row table:style-name="ro1">
          <table:table-cell office:value-type="float" office:value="4.89348" calcext:value-type="float">
            <text:p>4.89348</text:p>
          </table:table-cell>
          <table:table-cell office:value-type="float" office:value="-0.25464" calcext:value-type="float">
            <text:p>-0.25464</text:p>
          </table:table-cell>
        </table:table-row>
        <table:table-row table:style-name="ro1">
          <table:table-cell office:value-type="float" office:value="4.89555" calcext:value-type="float">
            <text:p>4.89555</text:p>
          </table:table-cell>
          <table:table-cell office:value-type="float" office:value="-0.256047" calcext:value-type="float">
            <text:p>-0.256047</text:p>
          </table:table-cell>
        </table:table-row>
        <table:table-row table:style-name="ro1">
          <table:table-cell office:value-type="float" office:value="4.89762" calcext:value-type="float">
            <text:p>4.89762</text:p>
          </table:table-cell>
          <table:table-cell office:value-type="float" office:value="0.436342" calcext:value-type="float">
            <text:p>0.436342</text:p>
          </table:table-cell>
        </table:table-row>
        <table:table-row table:style-name="ro1">
          <table:table-cell office:value-type="float" office:value="4.89969" calcext:value-type="float">
            <text:p>4.89969</text:p>
          </table:table-cell>
          <table:table-cell office:value-type="float" office:value="-0.95234" calcext:value-type="float">
            <text:p>-0.95234</text:p>
          </table:table-cell>
        </table:table-row>
        <table:table-row table:style-name="ro1">
          <table:table-cell office:value-type="float" office:value="4.90176" calcext:value-type="float">
            <text:p>4.90176</text:p>
          </table:table-cell>
          <table:table-cell office:value-type="float" office:value="-0.260107" calcext:value-type="float">
            <text:p>-0.260107</text:p>
          </table:table-cell>
        </table:table-row>
        <table:table-row table:style-name="ro1">
          <table:table-cell office:value-type="float" office:value="4.90383" calcext:value-type="float">
            <text:p>4.90383</text:p>
          </table:table-cell>
          <table:table-cell office:value-type="float" office:value="-0.261511" calcext:value-type="float">
            <text:p>-0.261511</text:p>
          </table:table-cell>
        </table:table-row>
        <table:table-row table:style-name="ro1">
          <table:table-cell office:value-type="float" office:value="4.9059" calcext:value-type="float">
            <text:p>4.9059</text:p>
          </table:table-cell>
          <table:table-cell office:value-type="float" office:value="5.98123" calcext:value-type="float">
            <text:p>5.98123</text:p>
          </table:table-cell>
        </table:table-row>
        <table:table-row table:style-name="ro1">
          <table:table-cell office:value-type="float" office:value="4.90797" calcext:value-type="float">
            <text:p>4.90797</text:p>
          </table:table-cell>
          <table:table-cell office:value-type="float" office:value="-6.50566" calcext:value-type="float">
            <text:p>-6.50566</text:p>
          </table:table-cell>
        </table:table-row>
        <table:table-row table:style-name="ro1">
          <table:table-cell office:value-type="float" office:value="4.91004" calcext:value-type="float">
            <text:p>4.91004</text:p>
          </table:table-cell>
          <table:table-cell office:value-type="float" office:value="-5.81467" calcext:value-type="float">
            <text:p>-5.81467</text:p>
          </table:table-cell>
        </table:table-row>
        <table:table-row table:style-name="ro1">
          <table:table-cell office:value-type="float" office:value="4.91211" calcext:value-type="float">
            <text:p>4.91211</text:p>
          </table:table-cell>
          <table:table-cell office:value-type="float" office:value="5.28214" calcext:value-type="float">
            <text:p>5.28214</text:p>
          </table:table-cell>
        </table:table-row>
        <table:table-row table:style-name="ro1">
          <table:table-cell office:value-type="float" office:value="4.91418" calcext:value-type="float">
            <text:p>4.91418</text:p>
          </table:table-cell>
          <table:table-cell office:value-type="float" office:value="5.97578" calcext:value-type="float">
            <text:p>5.97578</text:p>
          </table:table-cell>
        </table:table-row>
        <table:table-row table:style-name="ro1">
          <table:table-cell office:value-type="float" office:value="4.91625" calcext:value-type="float">
            <text:p>4.91625</text:p>
          </table:table-cell>
          <table:table-cell office:value-type="float" office:value="-6.51111" calcext:value-type="float">
            <text:p>-6.51111</text:p>
          </table:table-cell>
        </table:table-row>
        <table:table-row table:style-name="ro1">
          <table:table-cell office:value-type="float" office:value="4.91832" calcext:value-type="float">
            <text:p>4.91832</text:p>
          </table:table-cell>
          <table:table-cell office:value-type="float" office:value="-0.269767" calcext:value-type="float">
            <text:p>-0.269767</text:p>
          </table:table-cell>
        </table:table-row>
        <table:table-row table:style-name="ro1">
          <table:table-cell office:value-type="float" office:value="4.92039" calcext:value-type="float">
            <text:p>4.92039</text:p>
          </table:table-cell>
          <table:table-cell office:value-type="float" office:value="0.422627" calcext:value-type="float">
            <text:p>0.422627</text:p>
          </table:table-cell>
        </table:table-row>
        <table:table-row table:style-name="ro1">
          <table:table-cell office:value-type="float" office:value="4.92246" calcext:value-type="float">
            <text:p>4.92246</text:p>
          </table:table-cell>
          <table:table-cell office:value-type="float" office:value="-0.966048" calcext:value-type="float">
            <text:p>-0.966048</text:p>
          </table:table-cell>
        </table:table-row>
        <table:table-row table:style-name="ro1">
          <table:table-cell office:value-type="float" office:value="4.92453" calcext:value-type="float">
            <text:p>4.92453</text:p>
          </table:table-cell>
          <table:table-cell office:value-type="float" office:value="-0.273808" calcext:value-type="float">
            <text:p>-0.273808</text:p>
          </table:table-cell>
        </table:table-row>
        <table:table-row table:style-name="ro1">
          <table:table-cell office:value-type="float" office:value="4.9266" calcext:value-type="float">
            <text:p>4.9266</text:p>
          </table:table-cell>
          <table:table-cell office:value-type="float" office:value="-0.275206" calcext:value-type="float">
            <text:p>-0.275206</text:p>
          </table:table-cell>
        </table:table-row>
        <table:table-row table:style-name="ro1">
          <table:table-cell office:value-type="float" office:value="4.92867" calcext:value-type="float">
            <text:p>4.92867</text:p>
          </table:table-cell>
          <table:table-cell office:value-type="float" office:value="0.41719" calcext:value-type="float">
            <text:p>0.41719</text:p>
          </table:table-cell>
        </table:table-row>
        <table:table-row table:style-name="ro1">
          <table:table-cell office:value-type="float" office:value="4.93074" calcext:value-type="float">
            <text:p>4.93074</text:p>
          </table:table-cell>
          <table:table-cell office:value-type="float" office:value="-0.971483" calcext:value-type="float">
            <text:p>-0.971483</text:p>
          </table:table-cell>
        </table:table-row>
        <table:table-row table:style-name="ro1">
          <table:table-cell office:value-type="float" office:value="4.93281" calcext:value-type="float">
            <text:p>4.93281</text:p>
          </table:table-cell>
          <table:table-cell office:value-type="float" office:value="-0.27924" calcext:value-type="float">
            <text:p>-0.27924</text:p>
          </table:table-cell>
        </table:table-row>
        <table:table-row table:style-name="ro1">
          <table:table-cell office:value-type="float" office:value="4.93488" calcext:value-type="float">
            <text:p>4.93488</text:p>
          </table:table-cell>
          <table:table-cell office:value-type="float" office:value="-0.280635" calcext:value-type="float">
            <text:p>-0.280635</text:p>
          </table:table-cell>
        </table:table-row>
        <table:table-row table:style-name="ro1">
          <table:table-cell office:value-type="float" office:value="4.93695" calcext:value-type="float">
            <text:p>4.93695</text:p>
          </table:table-cell>
          <table:table-cell office:value-type="float" office:value="-0.28203" calcext:value-type="float">
            <text:p>-0.28203</text:p>
          </table:table-cell>
        </table:table-row>
        <table:table-row table:style-name="ro1">
          <table:table-cell office:value-type="float" office:value="4.93902" calcext:value-type="float">
            <text:p>4.93902</text:p>
          </table:table-cell>
          <table:table-cell office:value-type="float" office:value="-5.83377" calcext:value-type="float">
            <text:p>-5.83377</text:p>
          </table:table-cell>
        </table:table-row>
        <table:table-row table:style-name="ro1">
          <table:table-cell office:value-type="float" office:value="4.94109" calcext:value-type="float">
            <text:p>4.94109</text:p>
          </table:table-cell>
          <table:table-cell office:value-type="float" office:value="5.26305" calcext:value-type="float">
            <text:p>5.26305</text:p>
          </table:table-cell>
        </table:table-row>
        <table:table-row table:style-name="ro1">
          <table:table-cell office:value-type="float" office:value="4.94316" calcext:value-type="float">
            <text:p>4.94316</text:p>
          </table:table-cell>
          <table:table-cell office:value-type="float" office:value="5.95669" calcext:value-type="float">
            <text:p>5.95669</text:p>
          </table:table-cell>
        </table:table-row>
        <table:table-row table:style-name="ro1">
          <table:table-cell office:value-type="float" office:value="4.94523" calcext:value-type="float">
            <text:p>4.94523</text:p>
          </table:table-cell>
          <table:table-cell office:value-type="float" office:value="-6.53019" calcext:value-type="float">
            <text:p>-6.53019</text:p>
          </table:table-cell>
        </table:table-row>
        <table:table-row table:style-name="ro1">
          <table:table-cell office:value-type="float" office:value="4.9473" calcext:value-type="float">
            <text:p>4.9473</text:p>
          </table:table-cell>
          <table:table-cell office:value-type="float" office:value="-0.288836" calcext:value-type="float">
            <text:p>-0.288836</text:p>
          </table:table-cell>
        </table:table-row>
        <table:table-row table:style-name="ro1">
          <table:table-cell office:value-type="float" office:value="4.94937" calcext:value-type="float">
            <text:p>4.94937</text:p>
          </table:table-cell>
          <table:table-cell office:value-type="float" office:value="0.403566" calcext:value-type="float">
            <text:p>0.403566</text:p>
          </table:table-cell>
        </table:table-row>
        <table:table-row table:style-name="ro1">
          <table:table-cell office:value-type="float" office:value="4.95144" calcext:value-type="float">
            <text:p>4.95144</text:p>
          </table:table-cell>
          <table:table-cell office:value-type="float" office:value="-0.9851" calcext:value-type="float">
            <text:p>-0.9851</text:p>
          </table:table-cell>
        </table:table-row>
        <table:table-row table:style-name="ro1">
          <table:table-cell office:value-type="float" office:value="4.95351" calcext:value-type="float">
            <text:p>4.95351</text:p>
          </table:table-cell>
          <table:table-cell office:value-type="float" office:value="-0.292851" calcext:value-type="float">
            <text:p>-0.292851</text:p>
          </table:table-cell>
        </table:table-row>
        <table:table-row table:style-name="ro1">
          <table:table-cell office:value-type="float" office:value="4.95558" calcext:value-type="float">
            <text:p>4.95558</text:p>
          </table:table-cell>
          <table:table-cell office:value-type="float" office:value="-0.294239" calcext:value-type="float">
            <text:p>-0.294239</text:p>
          </table:table-cell>
        </table:table-row>
        <table:table-row table:style-name="ro1">
          <table:table-cell office:value-type="float" office:value="4.95765" calcext:value-type="float">
            <text:p>4.95765</text:p>
          </table:table-cell>
          <table:table-cell office:value-type="float" office:value="-0.295626" calcext:value-type="float">
            <text:p>-0.295626</text:p>
          </table:table-cell>
        </table:table-row>
        <table:table-row table:style-name="ro1">
          <table:table-cell office:value-type="float" office:value="4.95972" calcext:value-type="float">
            <text:p>4.95972</text:p>
          </table:table-cell>
          <table:table-cell office:value-type="float" office:value="0.396779" calcext:value-type="float">
            <text:p>0.396779</text:p>
          </table:table-cell>
        </table:table-row>
        <table:table-row table:style-name="ro1">
          <table:table-cell office:value-type="float" office:value="4.96179" calcext:value-type="float">
            <text:p>4.96179</text:p>
          </table:table-cell>
          <table:table-cell office:value-type="float" office:value="-0.991883" calcext:value-type="float">
            <text:p>-0.991883</text:p>
          </table:table-cell>
        </table:table-row>
        <table:table-row table:style-name="ro1">
          <table:table-cell office:value-type="float" office:value="4.96386" calcext:value-type="float">
            <text:p>4.96386</text:p>
          </table:table-cell>
          <table:table-cell office:value-type="float" office:value="-0.29963" calcext:value-type="float">
            <text:p>-0.29963</text:p>
          </table:table-cell>
        </table:table-row>
        <table:table-row table:style-name="ro1">
          <table:table-cell office:value-type="float" office:value="4.96593" calcext:value-type="float">
            <text:p>4.96593</text:p>
          </table:table-cell>
          <table:table-cell office:value-type="float" office:value="-0.301015" calcext:value-type="float">
            <text:p>-0.301015</text:p>
          </table:table-cell>
        </table:table-row>
        <table:table-row table:style-name="ro1">
          <table:table-cell office:value-type="float" office:value="4.968" calcext:value-type="float">
            <text:p>4.968</text:p>
          </table:table-cell>
          <table:table-cell office:value-type="float" office:value="-0.302398" calcext:value-type="float">
            <text:p>-0.302398</text:p>
          </table:table-cell>
        </table:table-row>
        <table:table-row table:style-name="ro1">
          <table:table-cell office:value-type="float" office:value="4.97007" calcext:value-type="float">
            <text:p>4.97007</text:p>
          </table:table-cell>
          <table:table-cell office:value-type="float" office:value="0.39001" calcext:value-type="float">
            <text:p>0.39001</text:p>
          </table:table-cell>
        </table:table-row>
        <table:table-row table:style-name="ro1">
          <table:table-cell office:value-type="float" office:value="4.97214" calcext:value-type="float">
            <text:p>4.97214</text:p>
          </table:table-cell>
          <table:table-cell office:value-type="float" office:value="-0.998648" calcext:value-type="float">
            <text:p>-0.998648</text:p>
          </table:table-cell>
        </table:table-row>
        <table:table-row table:style-name="ro1">
          <table:table-cell office:value-type="float" office:value="4.97421" calcext:value-type="float">
            <text:p>4.97421</text:p>
          </table:table-cell>
          <table:table-cell office:value-type="float" office:value="-0.306392" calcext:value-type="float">
            <text:p>-0.306392</text:p>
          </table:table-cell>
        </table:table-row>
        <table:table-row table:style-name="ro1">
          <table:table-cell office:value-type="float" office:value="4.97628" calcext:value-type="float">
            <text:p>4.97628</text:p>
          </table:table-cell>
          <table:table-cell office:value-type="float" office:value="-0.307773" calcext:value-type="float">
            <text:p>-0.307773</text:p>
          </table:table-cell>
        </table:table-row>
        <table:table-row table:style-name="ro1">
          <table:table-cell office:value-type="float" office:value="4.97835" calcext:value-type="float">
            <text:p>4.97835</text:p>
          </table:table-cell>
          <table:table-cell office:value-type="float" office:value="5.93497" calcext:value-type="float">
            <text:p>5.93497</text:p>
          </table:table-cell>
        </table:table-row>
        <table:table-row table:style-name="ro1">
          <table:table-cell office:value-type="float" office:value="4.98042" calcext:value-type="float">
            <text:p>4.98042</text:p>
          </table:table-cell>
          <table:table-cell office:value-type="float" office:value="-12.1022" calcext:value-type="float">
            <text:p>-12.1022</text:p>
          </table:table-cell>
        </table:table-row>
        <table:table-row table:style-name="ro1">
          <table:table-cell office:value-type="float" office:value="4.98249" calcext:value-type="float">
            <text:p>4.98249</text:p>
          </table:table-cell>
          <table:table-cell office:value-type="float" office:value="5.23735" calcext:value-type="float">
            <text:p>5.23735</text:p>
          </table:table-cell>
        </table:table-row>
        <table:table-row table:style-name="ro1">
          <table:table-cell office:value-type="float" office:value="4.98456" calcext:value-type="float">
            <text:p>4.98456</text:p>
          </table:table-cell>
          <table:table-cell office:value-type="float" office:value="-0.313136" calcext:value-type="float">
            <text:p>-0.313136</text:p>
          </table:table-cell>
        </table:table-row>
        <table:table-row table:style-name="ro1">
          <table:table-cell office:value-type="float" office:value="4.98663" calcext:value-type="float">
            <text:p>4.98663</text:p>
          </table:table-cell>
          <table:table-cell office:value-type="float" office:value="-0.314513" calcext:value-type="float">
            <text:p>-0.314513</text:p>
          </table:table-cell>
        </table:table-row>
        <table:table-row table:style-name="ro1">
          <table:table-cell office:value-type="float" office:value="4.9887" calcext:value-type="float">
            <text:p>4.9887</text:p>
          </table:table-cell>
          <table:table-cell office:value-type="float" office:value="0.377902" calcext:value-type="float">
            <text:p>0.377902</text:p>
          </table:table-cell>
        </table:table-row>
        <table:table-row table:style-name="ro1">
          <table:table-cell office:value-type="float" office:value="4.99077" calcext:value-type="float">
            <text:p>4.99077</text:p>
          </table:table-cell>
          <table:table-cell office:value-type="float" office:value="-1.01075" calcext:value-type="float">
            <text:p>-1.01075</text:p>
          </table:table-cell>
        </table:table-row>
        <table:table-row table:style-name="ro1">
          <table:table-cell office:value-type="float" office:value="4.99284" calcext:value-type="float">
            <text:p>4.99284</text:p>
          </table:table-cell>
          <table:table-cell office:value-type="float" office:value="-0.318487" calcext:value-type="float">
            <text:p>-0.318487</text:p>
          </table:table-cell>
        </table:table-row>
        <table:table-row table:style-name="ro1">
          <table:table-cell office:value-type="float" office:value="4.99491" calcext:value-type="float">
            <text:p>4.99491</text:p>
          </table:table-cell>
          <table:table-cell office:value-type="float" office:value="-0.319861" calcext:value-type="float">
            <text:p>-0.319861</text:p>
          </table:table-cell>
        </table:table-row>
        <table:table-row table:style-name="ro1">
          <table:table-cell office:value-type="float" office:value="4.99698" calcext:value-type="float">
            <text:p>4.99698</text:p>
          </table:table-cell>
          <table:table-cell office:value-type="float" office:value="-0.321234" calcext:value-type="float">
            <text:p>-0.321234</text:p>
          </table:table-cell>
        </table:table-row>
        <table:table-row table:style-name="ro1">
          <table:table-cell office:value-type="float" office:value="4.99905" calcext:value-type="float">
            <text:p>4.99905</text:p>
          </table:table-cell>
          <table:table-cell office:value-type="float" office:value="0.371184" calcext:value-type="float">
            <text:p>0.371184</text:p>
          </table:table-cell>
        </table:table-row>
        <table:table-row table:style-name="ro1">
          <table:table-cell office:value-type="float" office:value="5.00112" calcext:value-type="float">
            <text:p>5.00112</text:p>
          </table:table-cell>
          <table:table-cell office:value-type="float" office:value="-1.01746" calcext:value-type="float">
            <text:p>-1.01746</text:p>
          </table:table-cell>
        </table:table-row>
        <table:table-row table:style-name="ro1">
          <table:table-cell office:value-type="float" office:value="5.00319" calcext:value-type="float">
            <text:p>5.00319</text:p>
          </table:table-cell>
          <table:table-cell office:value-type="float" office:value="-0.325197" calcext:value-type="float">
            <text:p>-0.325197</text:p>
          </table:table-cell>
        </table:table-row>
        <table:table-row table:style-name="ro1">
          <table:table-cell office:value-type="float" office:value="5.00526" calcext:value-type="float">
            <text:p>5.00526</text:p>
          </table:table-cell>
          <table:table-cell office:value-type="float" office:value="5.91755" calcext:value-type="float">
            <text:p>5.91755</text:p>
          </table:table-cell>
        </table:table-row>
        <table:table-row table:style-name="ro1">
          <table:table-cell office:value-type="float" office:value="5.00733" calcext:value-type="float">
            <text:p>5.00733</text:p>
          </table:table-cell>
          <table:table-cell office:value-type="float" office:value="-6.56931" calcext:value-type="float">
            <text:p>-6.56931</text:p>
          </table:table-cell>
        </table:table-row>
        <table:table-row table:style-name="ro1">
          <table:table-cell office:value-type="float" office:value="5.0094" calcext:value-type="float">
            <text:p>5.0094</text:p>
          </table:table-cell>
          <table:table-cell office:value-type="float" office:value="-0.327937" calcext:value-type="float">
            <text:p>-0.327937</text:p>
          </table:table-cell>
        </table:table-row>
        <table:table-row table:style-name="ro1">
          <table:table-cell office:value-type="float" office:value="5.01147" calcext:value-type="float">
            <text:p>5.01147</text:p>
          </table:table-cell>
          <table:table-cell office:value-type="float" office:value="0.364485" calcext:value-type="float">
            <text:p>0.364485</text:p>
          </table:table-cell>
        </table:table-row>
        <table:table-row table:style-name="ro1">
          <table:table-cell office:value-type="float" office:value="5.01354" calcext:value-type="float">
            <text:p>5.01354</text:p>
          </table:table-cell>
          <table:table-cell office:value-type="float" office:value="-7.26827" calcext:value-type="float">
            <text:p>-7.26827</text:p>
          </table:table-cell>
        </table:table-row>
        <table:table-row table:style-name="ro1">
          <table:table-cell office:value-type="float" office:value="5.01561" calcext:value-type="float">
            <text:p>5.01561</text:p>
          </table:table-cell>
          <table:table-cell office:value-type="float" office:value="5.90949" calcext:value-type="float">
            <text:p>5.90949</text:p>
          </table:table-cell>
        </table:table-row>
        <table:table-row table:style-name="ro1">
          <table:table-cell office:value-type="float" office:value="5.01768" calcext:value-type="float">
            <text:p>5.01768</text:p>
          </table:table-cell>
          <table:table-cell office:value-type="float" office:value="0.35917" calcext:value-type="float">
            <text:p>0.35917</text:p>
          </table:table-cell>
        </table:table-row>
        <table:table-row table:style-name="ro1">
          <table:table-cell office:value-type="float" office:value="5.01975" calcext:value-type="float">
            <text:p>5.01975</text:p>
          </table:table-cell>
          <table:table-cell office:value-type="float" office:value="5.21464" calcext:value-type="float">
            <text:p>5.21464</text:p>
          </table:table-cell>
        </table:table-row>
        <table:table-row table:style-name="ro1">
          <table:table-cell office:value-type="float" office:value="5.02182" calcext:value-type="float">
            <text:p>5.02182</text:p>
          </table:table-cell>
          <table:table-cell office:value-type="float" office:value="-6.57858" calcext:value-type="float">
            <text:p>-6.57858</text:p>
          </table:table-cell>
        </table:table-row>
        <table:table-row table:style-name="ro1">
          <table:table-cell office:value-type="float" office:value="5.02389" calcext:value-type="float">
            <text:p>5.02389</text:p>
          </table:table-cell>
          <table:table-cell office:value-type="float" office:value="-6.5813" calcext:value-type="float">
            <text:p>-6.5813</text:p>
          </table:table-cell>
        </table:table-row>
        <table:table-row table:style-name="ro1">
          <table:table-cell office:value-type="float" office:value="5.02596" calcext:value-type="float">
            <text:p>5.02596</text:p>
          </table:table-cell>
          <table:table-cell office:value-type="float" office:value="5.90282" calcext:value-type="float">
            <text:p>5.90282</text:p>
          </table:table-cell>
        </table:table-row>
        <table:table-row table:style-name="ro1">
          <table:table-cell office:value-type="float" office:value="5.02803" calcext:value-type="float">
            <text:p>5.02803</text:p>
          </table:table-cell>
          <table:table-cell office:value-type="float" office:value="5.90282" calcext:value-type="float">
            <text:p>5.90282</text:p>
          </table:table-cell>
        </table:table-row>
        <table:table-row table:style-name="ro1">
          <table:table-cell office:value-type="float" office:value="5.0301" calcext:value-type="float">
            <text:p>5.0301</text:p>
          </table:table-cell>
          <table:table-cell office:value-type="float" office:value="-5.89024" calcext:value-type="float">
            <text:p>-5.89024</text:p>
          </table:table-cell>
        </table:table-row>
        <table:table-row table:style-name="ro1">
          <table:table-cell office:value-type="float" office:value="5.03217" calcext:value-type="float">
            <text:p>5.03217</text:p>
          </table:table-cell>
          <table:table-cell office:value-type="float" office:value="-7.28023" calcext:value-type="float">
            <text:p>-7.28023</text:p>
          </table:table-cell>
        </table:table-row>
        <table:table-row table:style-name="ro1">
          <table:table-cell office:value-type="float" office:value="5.03424" calcext:value-type="float">
            <text:p>5.03424</text:p>
          </table:table-cell>
          <table:table-cell office:value-type="float" office:value="12.1416" calcext:value-type="float">
            <text:p>12.1416</text:p>
          </table:table-cell>
        </table:table-row>
        <table:table-row table:style-name="ro1">
          <table:table-cell office:value-type="float" office:value="5.03631" calcext:value-type="float">
            <text:p>5.03631</text:p>
          </table:table-cell>
          <table:table-cell office:value-type="float" office:value="-18.3824" calcext:value-type="float">
            <text:p>-18.3824</text:p>
          </table:table-cell>
        </table:table-row>
        <table:table-row table:style-name="ro1">
          <table:table-cell office:value-type="float" office:value="5.03838" calcext:value-type="float">
            <text:p>5.03838</text:p>
          </table:table-cell>
          <table:table-cell office:value-type="float" office:value="11.4427" calcext:value-type="float">
            <text:p>11.4427</text:p>
          </table:table-cell>
        </table:table-row>
        <table:table-row table:style-name="ro1">
          <table:table-cell office:value-type="float" office:value="5.04045" calcext:value-type="float">
            <text:p>5.04045</text:p>
          </table:table-cell>
          <table:table-cell office:value-type="float" office:value="-0.350488" calcext:value-type="float">
            <text:p>-0.350488</text:p>
          </table:table-cell>
        </table:table-row>
        <table:table-row table:style-name="ro1">
          <table:table-cell office:value-type="float" office:value="5.04252" calcext:value-type="float">
            <text:p>5.04252</text:p>
          </table:table-cell>
          <table:table-cell office:value-type="float" office:value="-0.351843" calcext:value-type="float">
            <text:p>-0.351843</text:p>
          </table:table-cell>
        </table:table-row>
        <table:table-row table:style-name="ro1">
          <table:table-cell office:value-type="float" office:value="5.04459" calcext:value-type="float">
            <text:p>5.04459</text:p>
          </table:table-cell>
          <table:table-cell office:value-type="float" office:value="-0.353197" calcext:value-type="float">
            <text:p>-0.353197</text:p>
          </table:table-cell>
        </table:table-row>
        <table:table-row table:style-name="ro1">
          <table:table-cell office:value-type="float" office:value="5.04666" calcext:value-type="float">
            <text:p>5.04666</text:p>
          </table:table-cell>
          <table:table-cell office:value-type="float" office:value="5.88955" calcext:value-type="float">
            <text:p>5.88955</text:p>
          </table:table-cell>
        </table:table-row>
        <table:table-row table:style-name="ro1">
          <table:table-cell office:value-type="float" office:value="5.04873" calcext:value-type="float">
            <text:p>5.04873</text:p>
          </table:table-cell>
          <table:table-cell office:value-type="float" office:value="-5.9035" calcext:value-type="float">
            <text:p>-5.9035</text:p>
          </table:table-cell>
        </table:table-row>
        <table:table-row table:style-name="ro1">
          <table:table-cell office:value-type="float" office:value="5.0508" calcext:value-type="float">
            <text:p>5.0508</text:p>
          </table:table-cell>
          <table:table-cell office:value-type="float" office:value="-7.29348" calcext:value-type="float">
            <text:p>-7.29348</text:p>
          </table:table-cell>
        </table:table-row>
        <table:table-row table:style-name="ro1">
          <table:table-cell office:value-type="float" office:value="5.05287" calcext:value-type="float">
            <text:p>5.05287</text:p>
          </table:table-cell>
          <table:table-cell office:value-type="float" office:value="12.1284" calcext:value-type="float">
            <text:p>12.1284</text:p>
          </table:table-cell>
        </table:table-row>
        <table:table-row table:style-name="ro1">
          <table:table-cell office:value-type="float" office:value="5.05494" calcext:value-type="float">
            <text:p>5.05494</text:p>
          </table:table-cell>
          <table:table-cell office:value-type="float" office:value="-12.8453" calcext:value-type="float">
            <text:p>-12.8453</text:p>
          </table:table-cell>
        </table:table-row>
        <table:table-row table:style-name="ro1">
          <table:table-cell office:value-type="float" office:value="5.05701" calcext:value-type="float">
            <text:p>5.05701</text:p>
          </table:table-cell>
          <table:table-cell office:value-type="float" office:value="6.57538" calcext:value-type="float">
            <text:p>6.57538</text:p>
          </table:table-cell>
        </table:table-row>
        <table:table-row table:style-name="ro1">
          <table:table-cell office:value-type="float" office:value="5.05908" calcext:value-type="float">
            <text:p>5.05908</text:p>
          </table:table-cell>
          <table:table-cell office:value-type="float" office:value="5.1881" calcext:value-type="float">
            <text:p>5.1881</text:p>
          </table:table-cell>
        </table:table-row>
        <table:table-row table:style-name="ro1">
          <table:table-cell office:value-type="float" office:value="5.06115" calcext:value-type="float">
            <text:p>5.06115</text:p>
          </table:table-cell>
          <table:table-cell office:value-type="float" office:value="-6.60509" calcext:value-type="float">
            <text:p>-6.60509</text:p>
          </table:table-cell>
        </table:table-row>
        <table:table-row table:style-name="ro1">
          <table:table-cell office:value-type="float" office:value="5.06322" calcext:value-type="float">
            <text:p>5.06322</text:p>
          </table:table-cell>
          <table:table-cell office:value-type="float" office:value="-0.363697" calcext:value-type="float">
            <text:p>-0.363697</text:p>
          </table:table-cell>
        </table:table-row>
        <table:table-row table:style-name="ro1">
          <table:table-cell office:value-type="float" office:value="5.06529" calcext:value-type="float">
            <text:p>5.06529</text:p>
          </table:table-cell>
          <table:table-cell office:value-type="float" office:value="-0.365043" calcext:value-type="float">
            <text:p>-0.365043</text:p>
          </table:table-cell>
        </table:table-row>
        <table:table-row table:style-name="ro1">
          <table:table-cell office:value-type="float" office:value="5.06736" calcext:value-type="float">
            <text:p>5.06736</text:p>
          </table:table-cell>
          <table:table-cell office:value-type="float" office:value="0.3274" calcext:value-type="float">
            <text:p>0.3274</text:p>
          </table:table-cell>
        </table:table-row>
        <table:table-row table:style-name="ro1">
          <table:table-cell office:value-type="float" office:value="5.06943" calcext:value-type="float">
            <text:p>5.06943</text:p>
          </table:table-cell>
          <table:table-cell office:value-type="float" office:value="-1.06122" calcext:value-type="float">
            <text:p>-1.06122</text:p>
          </table:table-cell>
        </table:table-row>
        <table:table-row table:style-name="ro1">
          <table:table-cell office:value-type="float" office:value="5.0715" calcext:value-type="float">
            <text:p>5.0715</text:p>
          </table:table-cell>
          <table:table-cell office:value-type="float" office:value="-6.61301" calcext:value-type="float">
            <text:p>-6.61301</text:p>
          </table:table-cell>
        </table:table-row>
        <table:table-row table:style-name="ro1">
          <table:table-cell office:value-type="float" office:value="5.07357" calcext:value-type="float">
            <text:p>5.07357</text:p>
          </table:table-cell>
          <table:table-cell office:value-type="float" office:value="12.1152" calcext:value-type="float">
            <text:p>12.1152</text:p>
          </table:table-cell>
        </table:table-row>
        <table:table-row table:style-name="ro1">
          <table:table-cell office:value-type="float" office:value="5.07564" calcext:value-type="float">
            <text:p>5.07564</text:p>
          </table:table-cell>
          <table:table-cell office:value-type="float" office:value="-6.61435" calcext:value-type="float">
            <text:p>-6.61435</text:p>
          </table:table-cell>
        </table:table-row>
        <table:table-row table:style-name="ro1">
          <table:table-cell office:value-type="float" office:value="5.07771" calcext:value-type="float">
            <text:p>5.07771</text:p>
          </table:table-cell>
          <table:table-cell office:value-type="float" office:value="0.320836" calcext:value-type="float">
            <text:p>0.320836</text:p>
          </table:table-cell>
        </table:table-row>
        <table:table-row table:style-name="ro1">
          <table:table-cell office:value-type="float" office:value="5.07978" calcext:value-type="float">
            <text:p>5.07978</text:p>
          </table:table-cell>
          <table:table-cell office:value-type="float" office:value="-1.06778" calcext:value-type="float">
            <text:p>-1.06778</text:p>
          </table:table-cell>
        </table:table-row>
        <table:table-row table:style-name="ro1">
          <table:table-cell office:value-type="float" office:value="5.08185" calcext:value-type="float">
            <text:p>5.08185</text:p>
          </table:table-cell>
          <table:table-cell office:value-type="float" office:value="-0.375481" calcext:value-type="float">
            <text:p>-0.375481</text:p>
          </table:table-cell>
        </table:table-row>
        <table:table-row table:style-name="ro1">
          <table:table-cell office:value-type="float" office:value="5.08392" calcext:value-type="float">
            <text:p>5.08392</text:p>
          </table:table-cell>
          <table:table-cell office:value-type="float" office:value="-0.376819" calcext:value-type="float">
            <text:p>-0.376819</text:p>
          </table:table-cell>
        </table:table-row>
        <table:table-row table:style-name="ro1">
          <table:table-cell office:value-type="float" office:value="5.08599" calcext:value-type="float">
            <text:p>5.08599</text:p>
          </table:table-cell>
          <table:table-cell office:value-type="float" office:value="-0.378157" calcext:value-type="float">
            <text:p>-0.378157</text:p>
          </table:table-cell>
        </table:table-row>
        <table:table-row table:style-name="ro1">
          <table:table-cell office:value-type="float" office:value="5.08806" calcext:value-type="float">
            <text:p>5.08806</text:p>
          </table:table-cell>
          <table:table-cell office:value-type="float" office:value="0.314294" calcext:value-type="float">
            <text:p>0.314294</text:p>
          </table:table-cell>
        </table:table-row>
        <table:table-row table:style-name="ro1">
          <table:table-cell office:value-type="float" office:value="5.09013" calcext:value-type="float">
            <text:p>5.09013</text:p>
          </table:table-cell>
          <table:table-cell office:value-type="float" office:value="5.16976" calcext:value-type="float">
            <text:p>5.16976</text:p>
          </table:table-cell>
        </table:table-row>
        <table:table-row table:style-name="ro1">
          <table:table-cell office:value-type="float" office:value="5.0922" calcext:value-type="float">
            <text:p>5.0922</text:p>
          </table:table-cell>
          <table:table-cell office:value-type="float" office:value="-12.8675" calcext:value-type="float">
            <text:p>-12.8675</text:p>
          </table:table-cell>
        </table:table-row>
        <table:table-row table:style-name="ro1">
          <table:table-cell office:value-type="float" office:value="5.09427" calcext:value-type="float">
            <text:p>5.09427</text:p>
          </table:table-cell>
          <table:table-cell office:value-type="float" office:value="12.1035" calcext:value-type="float">
            <text:p>12.1035</text:p>
          </table:table-cell>
        </table:table-row>
        <table:table-row table:style-name="ro1">
          <table:table-cell office:value-type="float" office:value="5.09634" calcext:value-type="float">
            <text:p>5.09634</text:p>
          </table:table-cell>
          <table:table-cell office:value-type="float" office:value="-12.8702" calcext:value-type="float">
            <text:p>-12.8702</text:p>
          </table:table-cell>
        </table:table-row>
        <table:table-row table:style-name="ro1">
          <table:table-cell office:value-type="float" office:value="5.09841" calcext:value-type="float">
            <text:p>5.09841</text:p>
          </table:table-cell>
          <table:table-cell office:value-type="float" office:value="6.55052" calcext:value-type="float">
            <text:p>6.55052</text:p>
          </table:table-cell>
        </table:table-row>
        <table:table-row table:style-name="ro1">
          <table:table-cell office:value-type="float" office:value="5.10048" calcext:value-type="float">
            <text:p>5.10048</text:p>
          </table:table-cell>
          <table:table-cell office:value-type="float" office:value="-1.08083" calcext:value-type="float">
            <text:p>-1.08083</text:p>
          </table:table-cell>
        </table:table-row>
        <table:table-row table:style-name="ro1">
          <table:table-cell office:value-type="float" office:value="5.10255" calcext:value-type="float">
            <text:p>5.10255</text:p>
          </table:table-cell>
          <table:table-cell office:value-type="float" office:value="-0.388524" calcext:value-type="float">
            <text:p>-0.388524</text:p>
          </table:table-cell>
        </table:table-row>
        <table:table-row table:style-name="ro1">
          <table:table-cell office:value-type="float" office:value="5.10462" calcext:value-type="float">
            <text:p>5.10462</text:p>
          </table:table-cell>
          <table:table-cell office:value-type="float" office:value="-0.389853" calcext:value-type="float">
            <text:p>-0.389853</text:p>
          </table:table-cell>
        </table:table-row>
        <table:table-row table:style-name="ro1">
          <table:table-cell office:value-type="float" office:value="5.10669" calcext:value-type="float">
            <text:p>5.10669</text:p>
          </table:table-cell>
          <table:table-cell office:value-type="float" office:value="-0.391181" calcext:value-type="float">
            <text:p>-0.391181</text:p>
          </table:table-cell>
        </table:table-row>
        <table:table-row table:style-name="ro1">
          <table:table-cell office:value-type="float" office:value="5.10876" calcext:value-type="float">
            <text:p>5.10876</text:p>
          </table:table-cell>
          <table:table-cell office:value-type="float" office:value="0.301278" calcext:value-type="float">
            <text:p>0.301278</text:p>
          </table:table-cell>
        </table:table-row>
        <table:table-row table:style-name="ro1">
          <table:table-cell office:value-type="float" office:value="5.11083" calcext:value-type="float">
            <text:p>5.11083</text:p>
          </table:table-cell>
          <table:table-cell office:value-type="float" office:value="-1.08732" calcext:value-type="float">
            <text:p>-1.08732</text:p>
          </table:table-cell>
        </table:table-row>
        <table:table-row table:style-name="ro1">
          <table:table-cell office:value-type="float" office:value="5.1129" calcext:value-type="float">
            <text:p>5.1129</text:p>
          </table:table-cell>
          <table:table-cell office:value-type="float" office:value="-0.395012" calcext:value-type="float">
            <text:p>-0.395012</text:p>
          </table:table-cell>
        </table:table-row>
        <table:table-row table:style-name="ro1">
          <table:table-cell office:value-type="float" office:value="5.11497" calcext:value-type="float">
            <text:p>5.11497</text:p>
          </table:table-cell>
          <table:table-cell office:value-type="float" office:value="-0.396336" calcext:value-type="float">
            <text:p>-0.396336</text:p>
          </table:table-cell>
        </table:table-row>
        <table:table-row table:style-name="ro1">
          <table:table-cell office:value-type="float" office:value="5.11704" calcext:value-type="float">
            <text:p>5.11704</text:p>
          </table:table-cell>
          <table:table-cell office:value-type="float" office:value="0.296126" calcext:value-type="float">
            <text:p>0.296126</text:p>
          </table:table-cell>
        </table:table-row>
        <table:table-row table:style-name="ro1">
          <table:table-cell office:value-type="float" office:value="5.11911" calcext:value-type="float">
            <text:p>5.11911</text:p>
          </table:table-cell>
          <table:table-cell office:value-type="float" office:value="-1.09247" calcext:value-type="float">
            <text:p>-1.09247</text:p>
          </table:table-cell>
        </table:table-row>
        <table:table-row table:style-name="ro1">
          <table:table-cell office:value-type="float" office:value="5.12118" calcext:value-type="float">
            <text:p>5.12118</text:p>
          </table:table-cell>
          <table:table-cell office:value-type="float" office:value="5.84391" calcext:value-type="float">
            <text:p>5.84391</text:p>
          </table:table-cell>
        </table:table-row>
        <table:table-row table:style-name="ro1">
          <table:table-cell office:value-type="float" office:value="5.12325" calcext:value-type="float">
            <text:p>5.12325</text:p>
          </table:table-cell>
          <table:table-cell office:value-type="float" office:value="-6.6429" calcext:value-type="float">
            <text:p>-6.6429</text:p>
          </table:table-cell>
        </table:table-row>
        <table:table-row table:style-name="ro1">
          <table:table-cell office:value-type="float" office:value="5.12532" calcext:value-type="float">
            <text:p>5.12532</text:p>
          </table:table-cell>
          <table:table-cell office:value-type="float" office:value="-6.64554" calcext:value-type="float">
            <text:p>-6.64554</text:p>
          </table:table-cell>
        </table:table-row>
        <table:table-row table:style-name="ro1">
          <table:table-cell office:value-type="float" office:value="5.12739" calcext:value-type="float">
            <text:p>5.12739</text:p>
          </table:table-cell>
          <table:table-cell office:value-type="float" office:value="6.53242" calcext:value-type="float">
            <text:p>6.53242</text:p>
          </table:table-cell>
        </table:table-row>
        <table:table-row table:style-name="ro1">
          <table:table-cell office:value-type="float" office:value="5.12946" calcext:value-type="float">
            <text:p>5.12946</text:p>
          </table:table-cell>
          <table:table-cell office:value-type="float" office:value="-1.09892" calcext:value-type="float">
            <text:p>-1.09892</text:p>
          </table:table-cell>
        </table:table-row>
        <table:table-row table:style-name="ro1">
          <table:table-cell office:value-type="float" office:value="5.13153" calcext:value-type="float">
            <text:p>5.13153</text:p>
          </table:table-cell>
          <table:table-cell office:value-type="float" office:value="-0.406601" calcext:value-type="float">
            <text:p>-0.406601</text:p>
          </table:table-cell>
        </table:table-row>
        <table:table-row table:style-name="ro1">
          <table:table-cell office:value-type="float" office:value="5.1336" calcext:value-type="float">
            <text:p>5.1336</text:p>
          </table:table-cell>
          <table:table-cell office:value-type="float" office:value="-0.407916" calcext:value-type="float">
            <text:p>-0.407916</text:p>
          </table:table-cell>
        </table:table-row>
        <table:table-row table:style-name="ro1">
          <table:table-cell office:value-type="float" office:value="5.13567" calcext:value-type="float">
            <text:p>5.13567</text:p>
          </table:table-cell>
          <table:table-cell office:value-type="float" office:value="-0.409231" calcext:value-type="float">
            <text:p>-0.409231</text:p>
          </table:table-cell>
        </table:table-row>
        <table:table-row table:style-name="ro1">
          <table:table-cell office:value-type="float" office:value="5.13774" calcext:value-type="float">
            <text:p>5.13774</text:p>
          </table:table-cell>
          <table:table-cell office:value-type="float" office:value="0.28324" calcext:value-type="float">
            <text:p>0.28324</text:p>
          </table:table-cell>
        </table:table-row>
        <table:table-row table:style-name="ro1">
          <table:table-cell office:value-type="float" office:value="5.13981" calcext:value-type="float">
            <text:p>5.13981</text:p>
          </table:table-cell>
          <table:table-cell office:value-type="float" office:value="5.13871" calcext:value-type="float">
            <text:p>5.13871</text:p>
          </table:table-cell>
        </table:table-row>
        <table:table-row table:style-name="ro1">
          <table:table-cell office:value-type="float" office:value="5.14188" calcext:value-type="float">
            <text:p>5.14188</text:p>
          </table:table-cell>
          <table:table-cell office:value-type="float" office:value="-6.65445" calcext:value-type="float">
            <text:p>-6.65445</text:p>
          </table:table-cell>
        </table:table-row>
        <table:table-row table:style-name="ro1">
          <table:table-cell office:value-type="float" office:value="5.14395" calcext:value-type="float">
            <text:p>5.14395</text:p>
          </table:table-cell>
          <table:table-cell office:value-type="float" office:value="-0.413022" calcext:value-type="float">
            <text:p>-0.413022</text:p>
          </table:table-cell>
        </table:table-row>
        <table:table-row table:style-name="ro1">
          <table:table-cell office:value-type="float" office:value="5.14602" calcext:value-type="float">
            <text:p>5.14602</text:p>
          </table:table-cell>
          <table:table-cell office:value-type="float" office:value="-0.414332" calcext:value-type="float">
            <text:p>-0.414332</text:p>
          </table:table-cell>
        </table:table-row>
        <table:table-row table:style-name="ro1">
          <table:table-cell office:value-type="float" office:value="5.14809" calcext:value-type="float">
            <text:p>5.14809</text:p>
          </table:table-cell>
          <table:table-cell office:value-type="float" office:value="-0.415642" calcext:value-type="float">
            <text:p>-0.415642</text:p>
          </table:table-cell>
        </table:table-row>
        <table:table-row table:style-name="ro1">
          <table:table-cell office:value-type="float" office:value="5.15016" calcext:value-type="float">
            <text:p>5.15016</text:p>
          </table:table-cell>
          <table:table-cell office:value-type="float" office:value="0.276833" calcext:value-type="float">
            <text:p>0.276833</text:p>
          </table:table-cell>
        </table:table-row>
        <table:table-row table:style-name="ro1">
          <table:table-cell office:value-type="float" office:value="5.15223" calcext:value-type="float">
            <text:p>5.15223</text:p>
          </table:table-cell>
          <table:table-cell office:value-type="float" office:value="-1.11175" calcext:value-type="float">
            <text:p>-1.11175</text:p>
          </table:table-cell>
        </table:table-row>
        <table:table-row table:style-name="ro1">
          <table:table-cell office:value-type="float" office:value="5.1543" calcext:value-type="float">
            <text:p>5.1543</text:p>
          </table:table-cell>
          <table:table-cell office:value-type="float" office:value="-0.419419" calcext:value-type="float">
            <text:p>-0.419419</text:p>
          </table:table-cell>
        </table:table-row>
        <table:table-row table:style-name="ro1">
          <table:table-cell office:value-type="float" office:value="5.15637" calcext:value-type="float">
            <text:p>5.15637</text:p>
          </table:table-cell>
          <table:table-cell office:value-type="float" office:value="-0.420724" calcext:value-type="float">
            <text:p>-0.420724</text:p>
          </table:table-cell>
        </table:table-row>
        <table:table-row table:style-name="ro1">
          <table:table-cell office:value-type="float" office:value="5.15844" calcext:value-type="float">
            <text:p>5.15844</text:p>
          </table:table-cell>
          <table:table-cell office:value-type="float" office:value="-0.422029" calcext:value-type="float">
            <text:p>-0.422029</text:p>
          </table:table-cell>
        </table:table-row>
        <table:table-row table:style-name="ro1">
          <table:table-cell office:value-type="float" office:value="5.16051" calcext:value-type="float">
            <text:p>5.16051</text:p>
          </table:table-cell>
          <table:table-cell office:value-type="float" office:value="0.270451" calcext:value-type="float">
            <text:p>0.270451</text:p>
          </table:table-cell>
        </table:table-row>
        <table:table-row table:style-name="ro1">
          <table:table-cell office:value-type="float" office:value="5.16258" calcext:value-type="float">
            <text:p>5.16258</text:p>
          </table:table-cell>
          <table:table-cell office:value-type="float" office:value="-1.11813" calcext:value-type="float">
            <text:p>-1.11813</text:p>
          </table:table-cell>
        </table:table-row>
        <table:table-row table:style-name="ro1">
          <table:table-cell office:value-type="float" office:value="5.16465" calcext:value-type="float">
            <text:p>5.16465</text:p>
          </table:table-cell>
          <table:table-cell office:value-type="float" office:value="-0.425791" calcext:value-type="float">
            <text:p>-0.425791</text:p>
          </table:table-cell>
        </table:table-row>
        <table:table-row table:style-name="ro1">
          <table:table-cell office:value-type="float" office:value="5.16672" calcext:value-type="float">
            <text:p>5.16672</text:p>
          </table:table-cell>
          <table:table-cell office:value-type="float" office:value="-0.427091" calcext:value-type="float">
            <text:p>-0.427091</text:p>
          </table:table-cell>
        </table:table-row>
        <table:table-row table:style-name="ro1">
          <table:table-cell office:value-type="float" office:value="5.16879" calcext:value-type="float">
            <text:p>5.16879</text:p>
          </table:table-cell>
          <table:table-cell office:value-type="float" office:value="0.265392" calcext:value-type="float">
            <text:p>0.265392</text:p>
          </table:table-cell>
        </table:table-row>
        <table:table-row table:style-name="ro1">
          <table:table-cell office:value-type="float" office:value="5.17086" calcext:value-type="float">
            <text:p>5.17086</text:p>
          </table:table-cell>
          <table:table-cell office:value-type="float" office:value="-1.12318" calcext:value-type="float">
            <text:p>-1.12318</text:p>
          </table:table-cell>
        </table:table-row>
        <table:table-row table:style-name="ro1">
          <table:table-cell office:value-type="float" office:value="5.17293" calcext:value-type="float">
            <text:p>5.17293</text:p>
          </table:table-cell>
          <table:table-cell office:value-type="float" office:value="-6.67488" calcext:value-type="float">
            <text:p>-6.67488</text:p>
          </table:table-cell>
        </table:table-row>
        <table:table-row table:style-name="ro1">
          <table:table-cell office:value-type="float" office:value="5.175" calcext:value-type="float">
            <text:p>5.175</text:p>
          </table:table-cell>
          <table:table-cell office:value-type="float" office:value="-5.98498" calcext:value-type="float">
            <text:p>-5.98498</text:p>
          </table:table-cell>
        </table:table-row>
        <table:table-row table:style-name="ro1">
          <table:table-cell office:value-type="float" office:value="5.17707" calcext:value-type="float">
            <text:p>5.17707</text:p>
          </table:table-cell>
          <table:table-cell office:value-type="float" office:value="11.3547" calcext:value-type="float">
            <text:p>11.3547</text:p>
          </table:table-cell>
        </table:table-row>
        <table:table-row table:style-name="ro1">
          <table:table-cell office:value-type="float" office:value="5.17914" calcext:value-type="float">
            <text:p>5.17914</text:p>
          </table:table-cell>
          <table:table-cell office:value-type="float" office:value="-0.43846" calcext:value-type="float">
            <text:p>-0.43846</text:p>
          </table:table-cell>
        </table:table-row>
        <table:table-row table:style-name="ro1">
          <table:table-cell office:value-type="float" office:value="5.18121" calcext:value-type="float">
            <text:p>5.18121</text:p>
          </table:table-cell>
          <table:table-cell office:value-type="float" office:value="5.80428" calcext:value-type="float">
            <text:p>5.80428</text:p>
          </table:table-cell>
        </table:table-row>
        <table:table-row table:style-name="ro1">
          <table:table-cell office:value-type="float" office:value="5.18328" calcext:value-type="float">
            <text:p>5.18328</text:p>
          </table:table-cell>
          <table:table-cell office:value-type="float" office:value="-6.68249" calcext:value-type="float">
            <text:p>-6.68249</text:p>
          </table:table-cell>
        </table:table-row>
        <table:table-row table:style-name="ro1">
          <table:table-cell office:value-type="float" office:value="5.18535" calcext:value-type="float">
            <text:p>5.18535</text:p>
          </table:table-cell>
          <table:table-cell office:value-type="float" office:value="0.252743" calcext:value-type="float">
            <text:p>0.252743</text:p>
          </table:table-cell>
        </table:table-row>
        <table:table-row table:style-name="ro1">
          <table:table-cell office:value-type="float" office:value="5.18742" calcext:value-type="float">
            <text:p>5.18742</text:p>
          </table:table-cell>
          <table:table-cell office:value-type="float" office:value="-1.13582" calcext:value-type="float">
            <text:p>-1.13582</text:p>
          </table:table-cell>
        </table:table-row>
        <table:table-row table:style-name="ro1">
          <table:table-cell office:value-type="float" office:value="5.18949" calcext:value-type="float">
            <text:p>5.18949</text:p>
          </table:table-cell>
          <table:table-cell office:value-type="float" office:value="-0.44347" calcext:value-type="float">
            <text:p>-0.44347</text:p>
          </table:table-cell>
        </table:table-row>
        <table:table-row table:style-name="ro1">
          <table:table-cell office:value-type="float" office:value="5.19156" calcext:value-type="float">
            <text:p>5.19156</text:p>
          </table:table-cell>
          <table:table-cell office:value-type="float" office:value="-6.68878" calcext:value-type="float">
            <text:p>-6.68878</text:p>
          </table:table-cell>
        </table:table-row>
        <table:table-row table:style-name="ro1">
          <table:table-cell office:value-type="float" office:value="5.19363" calcext:value-type="float">
            <text:p>5.19363</text:p>
          </table:table-cell>
          <table:table-cell office:value-type="float" office:value="12.0394" calcext:value-type="float">
            <text:p>12.0394</text:p>
          </table:table-cell>
        </table:table-row>
        <table:table-row table:style-name="ro1">
          <table:table-cell office:value-type="float" office:value="5.1957" calcext:value-type="float">
            <text:p>5.1957</text:p>
          </table:table-cell>
          <table:table-cell office:value-type="float" office:value="-5.99629" calcext:value-type="float">
            <text:p>-5.99629</text:p>
          </table:table-cell>
        </table:table-row>
        <table:table-row table:style-name="ro1">
          <table:table-cell office:value-type="float" office:value="5.19777" calcext:value-type="float">
            <text:p>5.19777</text:p>
          </table:table-cell>
          <table:table-cell office:value-type="float" office:value="-1.1421" calcext:value-type="float">
            <text:p>-1.1421</text:p>
          </table:table-cell>
        </table:table-row>
        <table:table-row table:style-name="ro1">
          <table:table-cell office:value-type="float" office:value="5.19984" calcext:value-type="float">
            <text:p>5.19984</text:p>
          </table:table-cell>
          <table:table-cell office:value-type="float" office:value="-0.449745" calcext:value-type="float">
            <text:p>-0.449745</text:p>
          </table:table-cell>
        </table:table-row>
        <table:table-row table:style-name="ro1">
          <table:table-cell office:value-type="float" office:value="5.20191" calcext:value-type="float">
            <text:p>5.20191</text:p>
          </table:table-cell>
          <table:table-cell office:value-type="float" office:value="-0.451025" calcext:value-type="float">
            <text:p>-0.451025</text:p>
          </table:table-cell>
        </table:table-row>
        <table:table-row table:style-name="ro1">
          <table:table-cell office:value-type="float" office:value="5.20398" calcext:value-type="float">
            <text:p>5.20398</text:p>
          </table:table-cell>
          <table:table-cell office:value-type="float" office:value="0.241476" calcext:value-type="float">
            <text:p>0.241476</text:p>
          </table:table-cell>
        </table:table-row>
        <table:table-row table:style-name="ro1">
          <table:table-cell office:value-type="float" office:value="5.20605" calcext:value-type="float">
            <text:p>5.20605</text:p>
          </table:table-cell>
          <table:table-cell office:value-type="float" office:value="-1.14708" calcext:value-type="float">
            <text:p>-1.14708</text:p>
          </table:table-cell>
        </table:table-row>
        <table:table-row table:style-name="ro1">
          <table:table-cell office:value-type="float" office:value="5.20812" calcext:value-type="float">
            <text:p>5.20812</text:p>
          </table:table-cell>
          <table:table-cell office:value-type="float" office:value="-0.454717" calcext:value-type="float">
            <text:p>-0.454717</text:p>
          </table:table-cell>
        </table:table-row>
        <table:table-row table:style-name="ro1">
          <table:table-cell office:value-type="float" office:value="5.21019" calcext:value-type="float">
            <text:p>5.21019</text:p>
          </table:table-cell>
          <table:table-cell office:value-type="float" office:value="-0.455993" calcext:value-type="float">
            <text:p>-0.455993</text:p>
          </table:table-cell>
        </table:table-row>
        <table:table-row table:style-name="ro1">
          <table:table-cell office:value-type="float" office:value="5.21226" calcext:value-type="float">
            <text:p>5.21226</text:p>
          </table:table-cell>
          <table:table-cell office:value-type="float" office:value="-0.457268" calcext:value-type="float">
            <text:p>-0.457268</text:p>
          </table:table-cell>
        </table:table-row>
        <table:table-row table:style-name="ro1">
          <table:table-cell office:value-type="float" office:value="5.21433" calcext:value-type="float">
            <text:p>5.21433</text:p>
          </table:table-cell>
          <table:table-cell office:value-type="float" office:value="0.235238" calcext:value-type="float">
            <text:p>0.235238</text:p>
          </table:table-cell>
        </table:table-row>
        <table:table-row table:style-name="ro1">
          <table:table-cell office:value-type="float" office:value="5.2164" calcext:value-type="float">
            <text:p>5.2164</text:p>
          </table:table-cell>
          <table:table-cell office:value-type="float" office:value="-1.15331" calcext:value-type="float">
            <text:p>-1.15331</text:p>
          </table:table-cell>
        </table:table-row>
        <table:table-row table:style-name="ro1">
          <table:table-cell office:value-type="float" office:value="5.21847" calcext:value-type="float">
            <text:p>5.21847</text:p>
          </table:table-cell>
          <table:table-cell office:value-type="float" office:value="-0.460944" calcext:value-type="float">
            <text:p>-0.460944</text:p>
          </table:table-cell>
        </table:table-row>
        <table:table-row table:style-name="ro1">
          <table:table-cell office:value-type="float" office:value="5.22054" calcext:value-type="float">
            <text:p>5.22054</text:p>
          </table:table-cell>
          <table:table-cell office:value-type="float" office:value="-0.462215" calcext:value-type="float">
            <text:p>-0.462215</text:p>
          </table:table-cell>
        </table:table-row>
        <table:table-row table:style-name="ro1">
          <table:table-cell office:value-type="float" office:value="5.22261" calcext:value-type="float">
            <text:p>5.22261</text:p>
          </table:table-cell>
          <table:table-cell office:value-type="float" office:value="-0.463484" calcext:value-type="float">
            <text:p>-0.463484</text:p>
          </table:table-cell>
        </table:table-row>
        <table:table-row table:style-name="ro1">
          <table:table-cell office:value-type="float" office:value="5.22468" calcext:value-type="float">
            <text:p>5.22468</text:p>
          </table:table-cell>
          <table:table-cell office:value-type="float" office:value="0.229027" calcext:value-type="float">
            <text:p>0.229027</text:p>
          </table:table-cell>
        </table:table-row>
        <table:table-row table:style-name="ro1">
          <table:table-cell office:value-type="float" office:value="5.22675" calcext:value-type="float">
            <text:p>5.22675</text:p>
          </table:table-cell>
          <table:table-cell office:value-type="float" office:value="-1.15952" calcext:value-type="float">
            <text:p>-1.15952</text:p>
          </table:table-cell>
        </table:table-row>
        <table:table-row table:style-name="ro1">
          <table:table-cell office:value-type="float" office:value="5.22882" calcext:value-type="float">
            <text:p>5.22882</text:p>
          </table:table-cell>
          <table:table-cell office:value-type="float" office:value="-0.467144" calcext:value-type="float">
            <text:p>-0.467144</text:p>
          </table:table-cell>
        </table:table-row>
        <table:table-row table:style-name="ro1">
          <table:table-cell office:value-type="float" office:value="5.23089" calcext:value-type="float">
            <text:p>5.23089</text:p>
          </table:table-cell>
          <table:table-cell office:value-type="float" office:value="-0.468409" calcext:value-type="float">
            <text:p>-0.468409</text:p>
          </table:table-cell>
        </table:table-row>
        <table:table-row table:style-name="ro1">
          <table:table-cell office:value-type="float" office:value="5.23296" calcext:value-type="float">
            <text:p>5.23296</text:p>
          </table:table-cell>
          <table:table-cell office:value-type="float" office:value="-0.469672" calcext:value-type="float">
            <text:p>-0.469672</text:p>
          </table:table-cell>
        </table:table-row>
        <table:table-row table:style-name="ro1">
          <table:table-cell office:value-type="float" office:value="5.23503" calcext:value-type="float">
            <text:p>5.23503</text:p>
          </table:table-cell>
          <table:table-cell office:value-type="float" office:value="0.222843" calcext:value-type="float">
            <text:p>0.222843</text:p>
          </table:table-cell>
        </table:table-row>
        <table:table-row table:style-name="ro1">
          <table:table-cell office:value-type="float" office:value="5.2371" calcext:value-type="float">
            <text:p>5.2371</text:p>
          </table:table-cell>
          <table:table-cell office:value-type="float" office:value="-1.16569" calcext:value-type="float">
            <text:p>-1.16569</text:p>
          </table:table-cell>
        </table:table-row>
        <table:table-row table:style-name="ro1">
          <table:table-cell office:value-type="float" office:value="5.23917" calcext:value-type="float">
            <text:p>5.23917</text:p>
          </table:table-cell>
          <table:table-cell office:value-type="float" office:value="-24.7555" calcext:value-type="float">
            <text:p>-24.7555</text:p>
          </table:table-cell>
        </table:table-row>
        <table:table-row table:style-name="ro1">
          <table:table-cell office:value-type="float" office:value="5.24124" calcext:value-type="float">
            <text:p>5.24124</text:p>
          </table:table-cell>
          <table:table-cell office:value-type="float" office:value="23.7979" calcext:value-type="float">
            <text:p>23.7979</text:p>
          </table:table-cell>
        </table:table-row>
        <table:table-row table:style-name="ro1">
          <table:table-cell office:value-type="float" office:value="5.24331" calcext:value-type="float">
            <text:p>5.24331</text:p>
          </table:table-cell>
          <table:table-cell office:value-type="float" office:value="-0.480714" calcext:value-type="float">
            <text:p>-0.480714</text:p>
          </table:table-cell>
        </table:table-row>
        <table:table-row table:style-name="ro1">
          <table:table-cell office:value-type="float" office:value="5.24538" calcext:value-type="float">
            <text:p>5.24538</text:p>
          </table:table-cell>
          <table:table-cell office:value-type="float" office:value="0.211811" calcext:value-type="float">
            <text:p>0.211811</text:p>
          </table:table-cell>
        </table:table-row>
        <table:table-row table:style-name="ro1">
          <table:table-cell office:value-type="float" office:value="5.24745" calcext:value-type="float">
            <text:p>5.24745</text:p>
          </table:table-cell>
          <table:table-cell office:value-type="float" office:value="5.06728" calcext:value-type="float">
            <text:p>5.06728</text:p>
          </table:table-cell>
        </table:table-row>
        <table:table-row table:style-name="ro1">
          <table:table-cell office:value-type="float" office:value="5.24952" calcext:value-type="float">
            <text:p>5.24952</text:p>
          </table:table-cell>
          <table:table-cell office:value-type="float" office:value="-12.9698" calcext:value-type="float">
            <text:p>-12.9698</text:p>
          </table:table-cell>
        </table:table-row>
        <table:table-row table:style-name="ro1">
          <table:table-cell office:value-type="float" office:value="5.25159" calcext:value-type="float">
            <text:p>5.25159</text:p>
          </table:table-cell>
          <table:table-cell office:value-type="float" office:value="5.75717" calcext:value-type="float">
            <text:p>5.75717</text:p>
          </table:table-cell>
        </table:table-row>
        <table:table-row table:style-name="ro1">
          <table:table-cell office:value-type="float" office:value="5.25366" calcext:value-type="float">
            <text:p>5.25366</text:p>
          </table:table-cell>
          <table:table-cell office:value-type="float" office:value="5.75717" calcext:value-type="float">
            <text:p>5.75717</text:p>
          </table:table-cell>
        </table:table-row>
        <table:table-row table:style-name="ro1">
          <table:table-cell office:value-type="float" office:value="5.25573" calcext:value-type="float">
            <text:p>5.25573</text:p>
          </table:table-cell>
          <table:table-cell office:value-type="float" office:value="-12.2798" calcext:value-type="float">
            <text:p>-12.2798</text:p>
          </table:table-cell>
        </table:table-row>
        <table:table-row table:style-name="ro1">
          <table:table-cell office:value-type="float" office:value="5.2578" calcext:value-type="float">
            <text:p>5.2578</text:p>
          </table:table-cell>
          <table:table-cell office:value-type="float" office:value="11.3039" calcext:value-type="float">
            <text:p>11.3039</text:p>
          </table:table-cell>
        </table:table-row>
        <table:table-row table:style-name="ro1">
          <table:table-cell office:value-type="float" office:value="5.25987" calcext:value-type="float">
            <text:p>5.25987</text:p>
          </table:table-cell>
          <table:table-cell office:value-type="float" office:value="-12.9759" calcext:value-type="float">
            <text:p>-12.9759</text:p>
          </table:table-cell>
        </table:table-row>
        <table:table-row table:style-name="ro1">
          <table:table-cell office:value-type="float" office:value="5.26194" calcext:value-type="float">
            <text:p>5.26194</text:p>
          </table:table-cell>
          <table:table-cell office:value-type="float" office:value="5.75108" calcext:value-type="float">
            <text:p>5.75108</text:p>
          </table:table-cell>
        </table:table-row>
        <table:table-row table:style-name="ro1">
          <table:table-cell office:value-type="float" office:value="5.26401" calcext:value-type="float">
            <text:p>5.26401</text:p>
          </table:table-cell>
          <table:table-cell office:value-type="float" office:value="-0.492906" calcext:value-type="float">
            <text:p>-0.492906</text:p>
          </table:table-cell>
        </table:table-row>
        <table:table-row table:style-name="ro1">
          <table:table-cell office:value-type="float" office:value="5.26608" calcext:value-type="float">
            <text:p>5.26608</text:p>
          </table:table-cell>
          <table:table-cell office:value-type="float" office:value="0.19963" calcext:value-type="float">
            <text:p>0.19963</text:p>
          </table:table-cell>
        </table:table-row>
        <table:table-row table:style-name="ro1">
          <table:table-cell office:value-type="float" office:value="5.26815" calcext:value-type="float">
            <text:p>5.26815</text:p>
          </table:table-cell>
          <table:table-cell office:value-type="float" office:value="5.0551" calcext:value-type="float">
            <text:p>5.0551</text:p>
          </table:table-cell>
        </table:table-row>
        <table:table-row table:style-name="ro1">
          <table:table-cell office:value-type="float" office:value="5.27022" calcext:value-type="float">
            <text:p>5.27022</text:p>
          </table:table-cell>
          <table:table-cell office:value-type="float" office:value="-6.73799" calcext:value-type="float">
            <text:p>-6.73799</text:p>
          </table:table-cell>
        </table:table-row>
        <table:table-row table:style-name="ro1">
          <table:table-cell office:value-type="float" office:value="5.27229" calcext:value-type="float">
            <text:p>5.27229</text:p>
          </table:table-cell>
          <table:table-cell office:value-type="float" office:value="-0.496486" calcext:value-type="float">
            <text:p>-0.496486</text:p>
          </table:table-cell>
        </table:table-row>
        <table:table-row table:style-name="ro1">
          <table:table-cell office:value-type="float" office:value="5.27436" calcext:value-type="float">
            <text:p>5.27436</text:p>
          </table:table-cell>
          <table:table-cell office:value-type="float" office:value="-0.497723" calcext:value-type="float">
            <text:p>-0.497723</text:p>
          </table:table-cell>
        </table:table-row>
        <table:table-row table:style-name="ro1">
          <table:table-cell office:value-type="float" office:value="5.27643" calcext:value-type="float">
            <text:p>5.27643</text:p>
          </table:table-cell>
          <table:table-cell office:value-type="float" office:value="-6.04916" calcext:value-type="float">
            <text:p>-6.04916</text:p>
          </table:table-cell>
        </table:table-row>
        <table:table-row table:style-name="ro1">
          <table:table-cell office:value-type="float" office:value="5.2785" calcext:value-type="float">
            <text:p>5.2785</text:p>
          </table:table-cell>
          <table:table-cell office:value-type="float" office:value="11.2918" calcext:value-type="float">
            <text:p>11.2918</text:p>
          </table:table-cell>
        </table:table-row>
        <table:table-row table:style-name="ro1">
          <table:table-cell office:value-type="float" office:value="5.28057" calcext:value-type="float">
            <text:p>5.28057</text:p>
          </table:table-cell>
          <table:table-cell office:value-type="float" office:value="-6.74403" calcext:value-type="float">
            <text:p>-6.74403</text:p>
          </table:table-cell>
        </table:table-row>
        <table:table-row table:style-name="ro1">
          <table:table-cell office:value-type="float" office:value="5.28264" calcext:value-type="float">
            <text:p>5.28264</text:p>
          </table:table-cell>
          <table:table-cell office:value-type="float" office:value="-0.502521" calcext:value-type="float">
            <text:p>-0.502521</text:p>
          </table:table-cell>
        </table:table-row>
        <table:table-row table:style-name="ro1">
          <table:table-cell office:value-type="float" office:value="5.28471" calcext:value-type="float">
            <text:p>5.28471</text:p>
          </table:table-cell>
          <table:table-cell office:value-type="float" office:value="-0.503752" calcext:value-type="float">
            <text:p>-0.503752</text:p>
          </table:table-cell>
        </table:table-row>
        <table:table-row table:style-name="ro1">
          <table:table-cell office:value-type="float" office:value="5.28678" calcext:value-type="float">
            <text:p>5.28678</text:p>
          </table:table-cell>
          <table:table-cell office:value-type="float" office:value="-0.504981" calcext:value-type="float">
            <text:p>-0.504981</text:p>
          </table:table-cell>
        </table:table-row>
        <table:table-row table:style-name="ro1">
          <table:table-cell office:value-type="float" office:value="5.28885" calcext:value-type="float">
            <text:p>5.28885</text:p>
          </table:table-cell>
          <table:table-cell office:value-type="float" office:value="5.73776" calcext:value-type="float">
            <text:p>5.73776</text:p>
          </table:table-cell>
        </table:table-row>
        <table:table-row table:style-name="ro1">
          <table:table-cell office:value-type="float" office:value="5.29092" calcext:value-type="float">
            <text:p>5.29092</text:p>
          </table:table-cell>
          <table:table-cell office:value-type="float" office:value="-12.2991" calcext:value-type="float">
            <text:p>-12.2991</text:p>
          </table:table-cell>
        </table:table-row>
        <table:table-row table:style-name="ro1">
          <table:table-cell office:value-type="float" office:value="5.29299" calcext:value-type="float">
            <text:p>5.29299</text:p>
          </table:table-cell>
          <table:table-cell office:value-type="float" office:value="5.04058" calcext:value-type="float">
            <text:p>5.04058</text:p>
          </table:table-cell>
        </table:table-row>
        <table:table-row table:style-name="ro1">
          <table:table-cell office:value-type="float" office:value="5.29506" calcext:value-type="float">
            <text:p>5.29506</text:p>
          </table:table-cell>
          <table:table-cell office:value-type="float" office:value="-0.509751" calcext:value-type="float">
            <text:p>-0.509751</text:p>
          </table:table-cell>
        </table:table-row>
        <table:table-row table:style-name="ro1">
          <table:table-cell office:value-type="float" office:value="5.29713" calcext:value-type="float">
            <text:p>5.29713</text:p>
          </table:table-cell>
          <table:table-cell office:value-type="float" office:value="0.182799" calcext:value-type="float">
            <text:p>0.182799</text:p>
          </table:table-cell>
        </table:table-row>
        <table:table-row table:style-name="ro1">
          <table:table-cell office:value-type="float" office:value="5.2992" calcext:value-type="float">
            <text:p>5.2992</text:p>
          </table:table-cell>
          <table:table-cell office:value-type="float" office:value="-1.2057" calcext:value-type="float">
            <text:p>-1.2057</text:p>
          </table:table-cell>
        </table:table-row>
        <table:table-row table:style-name="ro1">
          <table:table-cell office:value-type="float" office:value="5.30127" calcext:value-type="float">
            <text:p>5.30127</text:p>
          </table:table-cell>
          <table:table-cell office:value-type="float" office:value="-0.513282" calcext:value-type="float">
            <text:p>-0.513282</text:p>
          </table:table-cell>
        </table:table-row>
        <table:table-row table:style-name="ro1">
          <table:table-cell office:value-type="float" office:value="5.30334" calcext:value-type="float">
            <text:p>5.30334</text:p>
          </table:table-cell>
          <table:table-cell office:value-type="float" office:value="5.72946" calcext:value-type="float">
            <text:p>5.72946</text:p>
          </table:table-cell>
        </table:table-row>
        <table:table-row table:style-name="ro1">
          <table:table-cell office:value-type="float" office:value="5.30541" calcext:value-type="float">
            <text:p>5.30541</text:p>
          </table:table-cell>
          <table:table-cell office:value-type="float" office:value="-6.75725" calcext:value-type="float">
            <text:p>-6.75725</text:p>
          </table:table-cell>
        </table:table-row>
        <table:table-row table:style-name="ro1">
          <table:table-cell office:value-type="float" office:value="5.30748" calcext:value-type="float">
            <text:p>5.30748</text:p>
          </table:table-cell>
          <table:table-cell office:value-type="float" office:value="-0.515721" calcext:value-type="float">
            <text:p>-0.515721</text:p>
          </table:table-cell>
        </table:table-row>
        <table:table-row table:style-name="ro1">
          <table:table-cell office:value-type="float" office:value="5.30955" calcext:value-type="float">
            <text:p>5.30955</text:p>
          </table:table-cell>
          <table:table-cell office:value-type="float" office:value="0.176835" calcext:value-type="float">
            <text:p>0.176835</text:p>
          </table:table-cell>
        </table:table-row>
        <table:table-row table:style-name="ro1">
          <table:table-cell office:value-type="float" office:value="5.31162" calcext:value-type="float">
            <text:p>5.31162</text:p>
          </table:table-cell>
          <table:table-cell office:value-type="float" office:value="-7.45562" calcext:value-type="float">
            <text:p>-7.45562</text:p>
          </table:table-cell>
        </table:table-row>
        <table:table-row table:style-name="ro1">
          <table:table-cell office:value-type="float" office:value="5.31369" calcext:value-type="float">
            <text:p>5.31369</text:p>
          </table:table-cell>
          <table:table-cell office:value-type="float" office:value="11.9663" calcext:value-type="float">
            <text:p>11.9663</text:p>
          </table:table-cell>
        </table:table-row>
        <table:table-row table:style-name="ro1">
          <table:table-cell office:value-type="float" office:value="5.31576" calcext:value-type="float">
            <text:p>5.31576</text:p>
          </table:table-cell>
          <table:table-cell office:value-type="float" office:value="-13.0071" calcext:value-type="float">
            <text:p>-13.0071</text:p>
          </table:table-cell>
        </table:table-row>
        <table:table-row table:style-name="ro1">
          <table:table-cell office:value-type="float" office:value="5.31783" calcext:value-type="float">
            <text:p>5.31783</text:p>
          </table:table-cell>
          <table:table-cell office:value-type="float" office:value="11.9638" calcext:value-type="float">
            <text:p>11.9638</text:p>
          </table:table-cell>
        </table:table-row>
        <table:table-row table:style-name="ro1">
          <table:table-cell office:value-type="float" office:value="5.3199" calcext:value-type="float">
            <text:p>5.3199</text:p>
          </table:table-cell>
          <table:table-cell office:value-type="float" office:value="-6.07184" calcext:value-type="float">
            <text:p>-6.07184</text:p>
          </table:table-cell>
        </table:table-row>
        <table:table-row table:style-name="ro1">
          <table:table-cell office:value-type="float" office:value="5.32197" calcext:value-type="float">
            <text:p>5.32197</text:p>
          </table:table-cell>
          <table:table-cell office:value-type="float" office:value="-7.46154" calcext:value-type="float">
            <text:p>-7.46154</text:p>
          </table:table-cell>
        </table:table-row>
        <table:table-row table:style-name="ro1">
          <table:table-cell office:value-type="float" office:value="5.32404" calcext:value-type="float">
            <text:p>5.32404</text:p>
          </table:table-cell>
          <table:table-cell office:value-type="float" office:value="-0.527568" calcext:value-type="float">
            <text:p>-0.527568</text:p>
          </table:table-cell>
        </table:table-row>
        <table:table-row table:style-name="ro1">
          <table:table-cell office:value-type="float" office:value="5.32611" calcext:value-type="float">
            <text:p>5.32611</text:p>
          </table:table-cell>
          <table:table-cell office:value-type="float" office:value="11.9579" calcext:value-type="float">
            <text:p>11.9579</text:p>
          </table:table-cell>
        </table:table-row>
        <table:table-row table:style-name="ro1">
          <table:table-cell office:value-type="float" office:value="5.32818" calcext:value-type="float">
            <text:p>5.32818</text:p>
          </table:table-cell>
          <table:table-cell office:value-type="float" office:value="-12.3217" calcext:value-type="float">
            <text:p>-12.3217</text:p>
          </table:table-cell>
        </table:table-row>
        <table:table-row table:style-name="ro1">
          <table:table-cell office:value-type="float" office:value="5.33025" calcext:value-type="float">
            <text:p>5.33025</text:p>
          </table:table-cell>
          <table:table-cell office:value-type="float" office:value="5.01806" calcext:value-type="float">
            <text:p>5.01806</text:p>
          </table:table-cell>
        </table:table-row>
        <table:table-row table:style-name="ro1">
          <table:table-cell office:value-type="float" office:value="5.33232" calcext:value-type="float">
            <text:p>5.33232</text:p>
          </table:table-cell>
          <table:table-cell office:value-type="float" office:value="5.7117" calcext:value-type="float">
            <text:p>5.7117</text:p>
          </table:table-cell>
        </table:table-row>
        <table:table-row table:style-name="ro1">
          <table:table-cell office:value-type="float" office:value="5.33439" calcext:value-type="float">
            <text:p>5.33439</text:p>
          </table:table-cell>
          <table:table-cell office:value-type="float" office:value="-6.77499" calcext:value-type="float">
            <text:p>-6.77499</text:p>
          </table:table-cell>
        </table:table-row>
        <table:table-row table:style-name="ro1">
          <table:table-cell office:value-type="float" office:value="5.33646" calcext:value-type="float">
            <text:p>5.33646</text:p>
          </table:table-cell>
          <table:table-cell office:value-type="float" office:value="-0.533445" calcext:value-type="float">
            <text:p>-0.533445</text:p>
          </table:table-cell>
        </table:table-row>
        <table:table-row table:style-name="ro1">
          <table:table-cell office:value-type="float" office:value="5.33853" calcext:value-type="float">
            <text:p>5.33853</text:p>
          </table:table-cell>
          <table:table-cell office:value-type="float" office:value="0.159128" calcext:value-type="float">
            <text:p>0.159128</text:p>
          </table:table-cell>
        </table:table-row>
        <table:table-row table:style-name="ro1">
          <table:table-cell office:value-type="float" office:value="5.3406" calcext:value-type="float">
            <text:p>5.3406</text:p>
          </table:table-cell>
          <table:table-cell office:value-type="float" office:value="-1.22935" calcext:value-type="float">
            <text:p>-1.22935</text:p>
          </table:table-cell>
        </table:table-row>
        <table:table-row table:style-name="ro1">
          <table:table-cell office:value-type="float" office:value="5.34267" calcext:value-type="float">
            <text:p>5.34267</text:p>
          </table:table-cell>
          <table:table-cell office:value-type="float" office:value="-6.78084" calcext:value-type="float">
            <text:p>-6.78084</text:p>
          </table:table-cell>
        </table:table-row>
        <table:table-row table:style-name="ro1">
          <table:table-cell office:value-type="float" office:value="5.34474" calcext:value-type="float">
            <text:p>5.34474</text:p>
          </table:table-cell>
          <table:table-cell office:value-type="float" office:value="11.9474" calcext:value-type="float">
            <text:p>11.9474</text:p>
          </table:table-cell>
        </table:table-row>
        <table:table-row table:style-name="ro1">
          <table:table-cell office:value-type="float" office:value="5.34681" calcext:value-type="float">
            <text:p>5.34681</text:p>
          </table:table-cell>
          <table:table-cell office:value-type="float" office:value="-6.08826" calcext:value-type="float">
            <text:p>-6.08826</text:p>
          </table:table-cell>
        </table:table-row>
        <table:table-row table:style-name="ro1">
          <table:table-cell office:value-type="float" office:value="5.34888" calcext:value-type="float">
            <text:p>5.34888</text:p>
          </table:table-cell>
          <table:table-cell office:value-type="float" office:value="-1.23399" calcext:value-type="float">
            <text:p>-1.23399</text:p>
          </table:table-cell>
        </table:table-row>
        <table:table-row table:style-name="ro1">
          <table:table-cell office:value-type="float" office:value="5.35095" calcext:value-type="float">
            <text:p>5.35095</text:p>
          </table:table-cell>
          <table:table-cell office:value-type="float" office:value="-0.54154" calcext:value-type="float">
            <text:p>-0.54154</text:p>
          </table:table-cell>
        </table:table-row>
        <table:table-row table:style-name="ro1">
          <table:table-cell office:value-type="float" office:value="5.35302" calcext:value-type="float">
            <text:p>5.35302</text:p>
          </table:table-cell>
          <table:table-cell office:value-type="float" office:value="-0.54273" calcext:value-type="float">
            <text:p>-0.54273</text:p>
          </table:table-cell>
        </table:table-row>
        <table:table-row table:style-name="ro1">
          <table:table-cell office:value-type="float" office:value="5.35509" calcext:value-type="float">
            <text:p>5.35509</text:p>
          </table:table-cell>
          <table:table-cell office:value-type="float" office:value="-0.543918" calcext:value-type="float">
            <text:p>-0.543918</text:p>
          </table:table-cell>
        </table:table-row>
        <table:table-row table:style-name="ro1">
          <table:table-cell office:value-type="float" office:value="5.35716" calcext:value-type="float">
            <text:p>5.35716</text:p>
          </table:table-cell>
          <table:table-cell office:value-type="float" office:value="0.148666" calcext:value-type="float">
            <text:p>0.148666</text:p>
          </table:table-cell>
        </table:table-row>
        <table:table-row table:style-name="ro1">
          <table:table-cell office:value-type="float" office:value="5.35923" calcext:value-type="float">
            <text:p>5.35923</text:p>
          </table:table-cell>
          <table:table-cell office:value-type="float" office:value="-1.2398" calcext:value-type="float">
            <text:p>-1.2398</text:p>
          </table:table-cell>
        </table:table-row>
        <table:table-row table:style-name="ro1">
          <table:table-cell office:value-type="float" office:value="5.3613" calcext:value-type="float">
            <text:p>5.3613</text:p>
          </table:table-cell>
          <table:table-cell office:value-type="float" office:value="-0.547342" calcext:value-type="float">
            <text:p>-0.547342</text:p>
          </table:table-cell>
        </table:table-row>
        <table:table-row table:style-name="ro1">
          <table:table-cell office:value-type="float" office:value="5.36337" calcext:value-type="float">
            <text:p>5.36337</text:p>
          </table:table-cell>
          <table:table-cell office:value-type="float" office:value="-6.79245" calcext:value-type="float">
            <text:p>-6.79245</text:p>
          </table:table-cell>
        </table:table-row>
        <table:table-row table:style-name="ro1">
          <table:table-cell office:value-type="float" office:value="5.36544" calcext:value-type="float">
            <text:p>5.36544</text:p>
          </table:table-cell>
          <table:table-cell office:value-type="float" office:value="11.9358" calcext:value-type="float">
            <text:p>11.9358</text:p>
          </table:table-cell>
        </table:table-row>
        <table:table-row table:style-name="ro1">
          <table:table-cell office:value-type="float" office:value="5.36751" calcext:value-type="float">
            <text:p>5.36751</text:p>
          </table:table-cell>
          <table:table-cell office:value-type="float" office:value="-6.09986" calcext:value-type="float">
            <text:p>-6.09986</text:p>
          </table:table-cell>
        </table:table-row>
        <table:table-row table:style-name="ro1">
          <table:table-cell office:value-type="float" office:value="5.36958" calcext:value-type="float">
            <text:p>5.36958</text:p>
          </table:table-cell>
          <table:table-cell office:value-type="float" office:value="-1.24557" calcext:value-type="float">
            <text:p>-1.24557</text:p>
          </table:table-cell>
        </table:table-row>
        <table:table-row table:style-name="ro1">
          <table:table-cell office:value-type="float" office:value="5.37165" calcext:value-type="float">
            <text:p>5.37165</text:p>
          </table:table-cell>
          <table:table-cell office:value-type="float" office:value="-0.553111" calcext:value-type="float">
            <text:p>-0.553111</text:p>
          </table:table-cell>
        </table:table-row>
        <table:table-row table:style-name="ro1">
          <table:table-cell office:value-type="float" office:value="5.37372" calcext:value-type="float">
            <text:p>5.37372</text:p>
          </table:table-cell>
          <table:table-cell office:value-type="float" office:value="-0.554287" calcext:value-type="float">
            <text:p>-0.554287</text:p>
          </table:table-cell>
        </table:table-row>
        <table:table-row table:style-name="ro1">
          <table:table-cell office:value-type="float" office:value="5.37579" calcext:value-type="float">
            <text:p>5.37579</text:p>
          </table:table-cell>
          <table:table-cell office:value-type="float" office:value="-0.555462" calcext:value-type="float">
            <text:p>-0.555462</text:p>
          </table:table-cell>
        </table:table-row>
        <table:table-row table:style-name="ro1">
          <table:table-cell office:value-type="float" office:value="5.37786" calcext:value-type="float">
            <text:p>5.37786</text:p>
          </table:table-cell>
          <table:table-cell office:value-type="float" office:value="0.137134" calcext:value-type="float">
            <text:p>0.137134</text:p>
          </table:table-cell>
        </table:table-row>
        <table:table-row table:style-name="ro1">
          <table:table-cell office:value-type="float" office:value="5.37993" calcext:value-type="float">
            <text:p>5.37993</text:p>
          </table:table-cell>
          <table:table-cell office:value-type="float" office:value="-1.25131" calcext:value-type="float">
            <text:p>-1.25131</text:p>
          </table:table-cell>
        </table:table-row>
        <table:table-row table:style-name="ro1">
          <table:table-cell office:value-type="float" office:value="5.382" calcext:value-type="float">
            <text:p>5.382</text:p>
          </table:table-cell>
          <table:table-cell office:value-type="float" office:value="-0.558847" calcext:value-type="float">
            <text:p>-0.558847</text:p>
          </table:table-cell>
        </table:table-row>
        <table:table-row table:style-name="ro1">
          <table:table-cell office:value-type="float" office:value="5.38407" calcext:value-type="float">
            <text:p>5.38407</text:p>
          </table:table-cell>
          <table:table-cell office:value-type="float" office:value="-0.560017" calcext:value-type="float">
            <text:p>-0.560017</text:p>
          </table:table-cell>
        </table:table-row>
        <table:table-row table:style-name="ro1">
          <table:table-cell office:value-type="float" office:value="5.38614" calcext:value-type="float">
            <text:p>5.38614</text:p>
          </table:table-cell>
          <table:table-cell office:value-type="float" office:value="0.132583" calcext:value-type="float">
            <text:p>0.132583</text:p>
          </table:table-cell>
        </table:table-row>
        <table:table-row table:style-name="ro1">
          <table:table-cell office:value-type="float" office:value="5.38821" calcext:value-type="float">
            <text:p>5.38821</text:p>
          </table:table-cell>
          <table:table-cell office:value-type="float" office:value="-7.49977" calcext:value-type="float">
            <text:p>-7.49977</text:p>
          </table:table-cell>
        </table:table-row>
        <table:table-row table:style-name="ro1">
          <table:table-cell office:value-type="float" office:value="5.39028" calcext:value-type="float">
            <text:p>5.39028</text:p>
          </table:table-cell>
          <table:table-cell office:value-type="float" office:value="11.9221" calcext:value-type="float">
            <text:p>11.9221</text:p>
          </table:table-cell>
        </table:table-row>
        <table:table-row table:style-name="ro1">
          <table:table-cell office:value-type="float" office:value="5.39235" calcext:value-type="float">
            <text:p>5.39235</text:p>
          </table:table-cell>
          <table:table-cell office:value-type="float" office:value="-6.80729" calcext:value-type="float">
            <text:p>-6.80729</text:p>
          </table:table-cell>
        </table:table-row>
        <table:table-row table:style-name="ro1">
          <table:table-cell office:value-type="float" office:value="5.39442" calcext:value-type="float">
            <text:p>5.39442</text:p>
          </table:table-cell>
          <table:table-cell office:value-type="float" office:value="-6.11585" calcext:value-type="float">
            <text:p>-6.11585</text:p>
          </table:table-cell>
        </table:table-row>
        <table:table-row table:style-name="ro1">
          <table:table-cell office:value-type="float" office:value="5.39649" calcext:value-type="float">
            <text:p>5.39649</text:p>
          </table:table-cell>
          <table:table-cell office:value-type="float" office:value="4.9812" calcext:value-type="float">
            <text:p>4.9812</text:p>
          </table:table-cell>
        </table:table-row>
        <table:table-row table:style-name="ro1">
          <table:table-cell office:value-type="float" office:value="5.39856" calcext:value-type="float">
            <text:p>5.39856</text:p>
          </table:table-cell>
          <table:table-cell office:value-type="float" office:value="-6.81296" calcext:value-type="float">
            <text:p>-6.81296</text:p>
          </table:table-cell>
        </table:table-row>
        <table:table-row table:style-name="ro1">
          <table:table-cell office:value-type="float" office:value="5.40063" calcext:value-type="float">
            <text:p>5.40063</text:p>
          </table:table-cell>
          <table:table-cell office:value-type="float" office:value="11.9153" calcext:value-type="float">
            <text:p>11.9153</text:p>
          </table:table-cell>
        </table:table-row>
        <table:table-row table:style-name="ro1">
          <table:table-cell office:value-type="float" office:value="5.4027" calcext:value-type="float">
            <text:p>5.4027</text:p>
          </table:table-cell>
          <table:table-cell office:value-type="float" office:value="-6.81412" calcext:value-type="float">
            <text:p>-6.81412</text:p>
          </table:table-cell>
        </table:table-row>
        <table:table-row table:style-name="ro1">
          <table:table-cell office:value-type="float" office:value="5.40477" calcext:value-type="float">
            <text:p>5.40477</text:p>
          </table:table-cell>
          <table:table-cell office:value-type="float" office:value="0.121235" calcext:value-type="float">
            <text:p>0.121235</text:p>
          </table:table-cell>
        </table:table-row>
        <table:table-row table:style-name="ro1">
          <table:table-cell office:value-type="float" office:value="5.40684" calcext:value-type="float">
            <text:p>5.40684</text:p>
          </table:table-cell>
          <table:table-cell office:value-type="float" office:value="-1.26719" calcext:value-type="float">
            <text:p>-1.26719</text:p>
          </table:table-cell>
        </table:table-row>
        <table:table-row table:style-name="ro1">
          <table:table-cell office:value-type="float" office:value="5.40891" calcext:value-type="float">
            <text:p>5.40891</text:p>
          </table:table-cell>
          <table:table-cell office:value-type="float" office:value="-0.574708" calcext:value-type="float">
            <text:p>-0.574708</text:p>
          </table:table-cell>
        </table:table-row>
        <table:table-row table:style-name="ro1">
          <table:table-cell office:value-type="float" office:value="5.41098" calcext:value-type="float">
            <text:p>5.41098</text:p>
          </table:table-cell>
          <table:table-cell office:value-type="float" office:value="-0.575858" calcext:value-type="float">
            <text:p>-0.575858</text:p>
          </table:table-cell>
        </table:table-row>
        <table:table-row table:style-name="ro1">
          <table:table-cell office:value-type="float" office:value="5.41305" calcext:value-type="float">
            <text:p>5.41305</text:p>
          </table:table-cell>
          <table:table-cell office:value-type="float" office:value="-0.577007" calcext:value-type="float">
            <text:p>-0.577007</text:p>
          </table:table-cell>
        </table:table-row>
        <table:table-row table:style-name="ro1">
          <table:table-cell office:value-type="float" office:value="5.41512" calcext:value-type="float">
            <text:p>5.41512</text:p>
          </table:table-cell>
          <table:table-cell office:value-type="float" office:value="0.115612" calcext:value-type="float">
            <text:p>0.115612</text:p>
          </table:table-cell>
        </table:table-row>
        <table:table-row table:style-name="ro1">
          <table:table-cell office:value-type="float" office:value="5.41719" calcext:value-type="float">
            <text:p>5.41719</text:p>
          </table:table-cell>
          <table:table-cell office:value-type="float" office:value="-1.27281" calcext:value-type="float">
            <text:p>-1.27281</text:p>
          </table:table-cell>
        </table:table-row>
        <table:table-row table:style-name="ro1">
          <table:table-cell office:value-type="float" office:value="5.41926" calcext:value-type="float">
            <text:p>5.41926</text:p>
          </table:table-cell>
          <table:table-cell office:value-type="float" office:value="-13.0681" calcext:value-type="float">
            <text:p>-13.0681</text:p>
          </table:table-cell>
        </table:table-row>
        <table:table-row table:style-name="ro1">
          <table:table-cell office:value-type="float" office:value="5.42133" calcext:value-type="float">
            <text:p>5.42133</text:p>
          </table:table-cell>
          <table:table-cell office:value-type="float" office:value="18.1456" calcext:value-type="float">
            <text:p>18.1456</text:p>
          </table:table-cell>
        </table:table-row>
        <table:table-row table:style-name="ro1">
          <table:table-cell office:value-type="float" office:value="5.4234" calcext:value-type="float">
            <text:p>5.4234</text:p>
          </table:table-cell>
          <table:table-cell office:value-type="float" office:value="-12.3766" calcext:value-type="float">
            <text:p>-12.3766</text:p>
          </table:table-cell>
        </table:table-row>
        <table:table-row table:style-name="ro1">
          <table:table-cell office:value-type="float" office:value="5.42547" calcext:value-type="float">
            <text:p>5.42547</text:p>
          </table:table-cell>
          <table:table-cell office:value-type="float" office:value="4.96321" calcext:value-type="float">
            <text:p>4.96321</text:p>
          </table:table-cell>
        </table:table-row>
        <table:table-row table:style-name="ro1">
          <table:table-cell office:value-type="float" office:value="5.42754" calcext:value-type="float">
            <text:p>5.42754</text:p>
          </table:table-cell>
          <table:table-cell office:value-type="float" office:value="-0.587029" calcext:value-type="float">
            <text:p>-0.587029</text:p>
          </table:table-cell>
        </table:table-row>
        <table:table-row table:style-name="ro1">
          <table:table-cell office:value-type="float" office:value="5.42961" calcext:value-type="float">
            <text:p>5.42961</text:p>
          </table:table-cell>
          <table:table-cell office:value-type="float" office:value="0.105601" calcext:value-type="float">
            <text:p>0.105601</text:p>
          </table:table-cell>
        </table:table-row>
        <table:table-row table:style-name="ro1">
          <table:table-cell office:value-type="float" office:value="5.43168" calcext:value-type="float">
            <text:p>5.43168</text:p>
          </table:table-cell>
          <table:table-cell office:value-type="float" office:value="-1.28281" calcext:value-type="float">
            <text:p>-1.28281</text:p>
          </table:table-cell>
        </table:table-row>
        <table:table-row table:style-name="ro1">
          <table:table-cell office:value-type="float" office:value="5.43375" calcext:value-type="float">
            <text:p>5.43375</text:p>
          </table:table-cell>
          <table:table-cell office:value-type="float" office:value="-0.590303" calcext:value-type="float">
            <text:p>-0.590303</text:p>
          </table:table-cell>
        </table:table-row>
        <table:table-row table:style-name="ro1">
          <table:table-cell office:value-type="float" office:value="5.43582" calcext:value-type="float">
            <text:p>5.43582</text:p>
          </table:table-cell>
          <table:table-cell office:value-type="float" office:value="-0.591434" calcext:value-type="float">
            <text:p>-0.591434</text:p>
          </table:table-cell>
        </table:table-row>
        <table:table-row table:style-name="ro1">
          <table:table-cell office:value-type="float" office:value="5.43789" calcext:value-type="float">
            <text:p>5.43789</text:p>
          </table:table-cell>
          <table:table-cell office:value-type="float" office:value="-0.592563" calcext:value-type="float">
            <text:p>-0.592563</text:p>
          </table:table-cell>
        </table:table-row>
        <table:table-row table:style-name="ro1">
          <table:table-cell office:value-type="float" office:value="5.43996" calcext:value-type="float">
            <text:p>5.43996</text:p>
          </table:table-cell>
          <table:table-cell office:value-type="float" office:value="0.100073" calcext:value-type="float">
            <text:p>0.100073</text:p>
          </table:table-cell>
        </table:table-row>
        <table:table-row table:style-name="ro1">
          <table:table-cell office:value-type="float" office:value="5.44203" calcext:value-type="float">
            <text:p>5.44203</text:p>
          </table:table-cell>
          <table:table-cell office:value-type="float" office:value="-1.28833" calcext:value-type="float">
            <text:p>-1.28833</text:p>
          </table:table-cell>
        </table:table-row>
        <table:table-row table:style-name="ro1">
          <table:table-cell office:value-type="float" office:value="5.4441" calcext:value-type="float">
            <text:p>5.4441</text:p>
          </table:table-cell>
          <table:table-cell office:value-type="float" office:value="5.64805" calcext:value-type="float">
            <text:p>5.64805</text:p>
          </table:table-cell>
        </table:table-row>
        <table:table-row table:style-name="ro1">
          <table:table-cell office:value-type="float" office:value="5.44617" calcext:value-type="float">
            <text:p>5.44617</text:p>
          </table:table-cell>
          <table:table-cell office:value-type="float" office:value="-13.0824" calcext:value-type="float">
            <text:p>-13.0824</text:p>
          </table:table-cell>
        </table:table-row>
        <table:table-row table:style-name="ro1">
          <table:table-cell office:value-type="float" office:value="5.44824" calcext:value-type="float">
            <text:p>5.44824</text:p>
          </table:table-cell>
          <table:table-cell office:value-type="float" office:value="5.64468" calcext:value-type="float">
            <text:p>5.64468</text:p>
          </table:table-cell>
        </table:table-row>
        <table:table-row table:style-name="ro1">
          <table:table-cell office:value-type="float" office:value="5.45031" calcext:value-type="float">
            <text:p>5.45031</text:p>
          </table:table-cell>
          <table:table-cell office:value-type="float" office:value="0.0945807" calcext:value-type="float">
            <text:p>0.0945807</text:p>
          </table:table-cell>
        </table:table-row>
        <table:table-row table:style-name="ro1">
          <table:table-cell office:value-type="float" office:value="5.45238" calcext:value-type="float">
            <text:p>5.45238</text:p>
          </table:table-cell>
          <table:table-cell office:value-type="float" office:value="-1.29381" calcext:value-type="float">
            <text:p>-1.29381</text:p>
          </table:table-cell>
        </table:table-row>
        <table:table-row table:style-name="ro1">
          <table:table-cell office:value-type="float" office:value="5.45445" calcext:value-type="float">
            <text:p>5.45445</text:p>
          </table:table-cell>
          <table:table-cell office:value-type="float" office:value="-0.601294" calcext:value-type="float">
            <text:p>-0.601294</text:p>
          </table:table-cell>
        </table:table-row>
        <table:table-row table:style-name="ro1">
          <table:table-cell office:value-type="float" office:value="5.45652" calcext:value-type="float">
            <text:p>5.45652</text:p>
          </table:table-cell>
          <table:table-cell office:value-type="float" office:value="-0.60241" calcext:value-type="float">
            <text:p>-0.60241</text:p>
          </table:table-cell>
        </table:table-row>
        <table:table-row table:style-name="ro1">
          <table:table-cell office:value-type="float" office:value="5.45859" calcext:value-type="float">
            <text:p>5.45859</text:p>
          </table:table-cell>
          <table:table-cell office:value-type="float" office:value="-0.603525" calcext:value-type="float">
            <text:p>-0.603525</text:p>
          </table:table-cell>
        </table:table-row>
        <table:table-row table:style-name="ro1">
          <table:table-cell office:value-type="float" office:value="5.46066" calcext:value-type="float">
            <text:p>5.46066</text:p>
          </table:table-cell>
          <table:table-cell office:value-type="float" office:value="0.0891236" calcext:value-type="float">
            <text:p>0.0891236</text:p>
          </table:table-cell>
        </table:table-row>
        <table:table-row table:style-name="ro1">
          <table:table-cell office:value-type="float" office:value="5.46273" calcext:value-type="float">
            <text:p>5.46273</text:p>
          </table:table-cell>
          <table:table-cell office:value-type="float" office:value="4.94459" calcext:value-type="float">
            <text:p>4.94459</text:p>
          </table:table-cell>
        </table:table-row>
        <table:table-row table:style-name="ro1">
          <table:table-cell office:value-type="float" office:value="5.4648" calcext:value-type="float">
            <text:p>5.4648</text:p>
          </table:table-cell>
          <table:table-cell office:value-type="float" office:value="-6.84837" calcext:value-type="float">
            <text:p>-6.84837</text:p>
          </table:table-cell>
        </table:table-row>
        <table:table-row table:style-name="ro1">
          <table:table-cell office:value-type="float" office:value="5.46687" calcext:value-type="float">
            <text:p>5.46687</text:p>
          </table:table-cell>
          <table:table-cell office:value-type="float" office:value="-0.606737" calcext:value-type="float">
            <text:p>-0.606737</text:p>
          </table:table-cell>
        </table:table-row>
        <table:table-row table:style-name="ro1">
          <table:table-cell office:value-type="float" office:value="5.46894" calcext:value-type="float">
            <text:p>5.46894</text:p>
          </table:table-cell>
          <table:table-cell office:value-type="float" office:value="-6.8517" calcext:value-type="float">
            <text:p>-6.8517</text:p>
          </table:table-cell>
        </table:table-row>
        <table:table-row table:style-name="ro1">
          <table:table-cell office:value-type="float" office:value="5.47101" calcext:value-type="float">
            <text:p>5.47101</text:p>
          </table:table-cell>
          <table:table-cell office:value-type="float" office:value="6.32645" calcext:value-type="float">
            <text:p>6.32645</text:p>
          </table:table-cell>
        </table:table-row>
        <table:table-row table:style-name="ro1">
          <table:table-cell office:value-type="float" office:value="5.47308" calcext:value-type="float">
            <text:p>5.47308</text:p>
          </table:table-cell>
          <table:table-cell office:value-type="float" office:value="-1.30468" calcext:value-type="float">
            <text:p>-1.30468</text:p>
          </table:table-cell>
        </table:table-row>
        <table:table-row table:style-name="ro1">
          <table:table-cell office:value-type="float" office:value="5.47515" calcext:value-type="float">
            <text:p>5.47515</text:p>
          </table:table-cell>
          <table:table-cell office:value-type="float" office:value="-0.612144" calcext:value-type="float">
            <text:p>-0.612144</text:p>
          </table:table-cell>
        </table:table-row>
        <table:table-row table:style-name="ro1">
          <table:table-cell office:value-type="float" office:value="5.47722" calcext:value-type="float">
            <text:p>5.47722</text:p>
          </table:table-cell>
          <table:table-cell office:value-type="float" office:value="-0.613245" calcext:value-type="float">
            <text:p>-0.613245</text:p>
          </table:table-cell>
        </table:table-row>
        <table:table-row table:style-name="ro1">
          <table:table-cell office:value-type="float" office:value="5.47929" calcext:value-type="float">
            <text:p>5.47929</text:p>
          </table:table-cell>
          <table:table-cell office:value-type="float" office:value="0.0794153" calcext:value-type="float">
            <text:p>0.0794153</text:p>
          </table:table-cell>
        </table:table-row>
        <table:table-row table:style-name="ro1">
          <table:table-cell office:value-type="float" office:value="5.48136" calcext:value-type="float">
            <text:p>5.48136</text:p>
          </table:table-cell>
          <table:table-cell office:value-type="float" office:value="-1.30896" calcext:value-type="float">
            <text:p>-1.30896</text:p>
          </table:table-cell>
        </table:table-row>
        <table:table-row table:style-name="ro1">
          <table:table-cell office:value-type="float" office:value="5.48343" calcext:value-type="float">
            <text:p>5.48343</text:p>
          </table:table-cell>
          <table:table-cell office:value-type="float" office:value="-6.86026" calcext:value-type="float">
            <text:p>-6.86026</text:p>
          </table:table-cell>
        </table:table-row>
        <table:table-row table:style-name="ro1">
          <table:table-cell office:value-type="float" office:value="5.4855" calcext:value-type="float">
            <text:p>5.4855</text:p>
          </table:table-cell>
          <table:table-cell office:value-type="float" office:value="11.868" calcext:value-type="float">
            <text:p>11.868</text:p>
          </table:table-cell>
        </table:table-row>
        <table:table-row table:style-name="ro1">
          <table:table-cell office:value-type="float" office:value="5.48757" calcext:value-type="float">
            <text:p>5.48757</text:p>
          </table:table-cell>
          <table:table-cell office:value-type="float" office:value="-6.86135" calcext:value-type="float">
            <text:p>-6.86135</text:p>
          </table:table-cell>
        </table:table-row>
        <table:table-row table:style-name="ro1">
          <table:table-cell office:value-type="float" office:value="5.48964" calcext:value-type="float">
            <text:p>5.48964</text:p>
          </table:table-cell>
          <table:table-cell office:value-type="float" office:value="0.0740587" calcext:value-type="float">
            <text:p>0.0740587</text:p>
          </table:table-cell>
        </table:table-row>
        <table:table-row table:style-name="ro1">
          <table:table-cell office:value-type="float" office:value="5.49171" calcext:value-type="float">
            <text:p>5.49171</text:p>
          </table:table-cell>
          <table:table-cell office:value-type="float" office:value="-1.31431" calcext:value-type="float">
            <text:p>-1.31431</text:p>
          </table:table-cell>
        </table:table-row>
        <table:table-row table:style-name="ro1">
          <table:table-cell office:value-type="float" office:value="5.49378" calcext:value-type="float">
            <text:p>5.49378</text:p>
          </table:table-cell>
          <table:table-cell office:value-type="float" office:value="-0.62176" calcext:value-type="float">
            <text:p>-0.62176</text:p>
          </table:table-cell>
        </table:table-row>
        <table:table-row table:style-name="ro1">
          <table:table-cell office:value-type="float" office:value="5.49585" calcext:value-type="float">
            <text:p>5.49585</text:p>
          </table:table-cell>
          <table:table-cell office:value-type="float" office:value="-0.622848" calcext:value-type="float">
            <text:p>-0.622848</text:p>
          </table:table-cell>
        </table:table-row>
        <table:table-row table:style-name="ro1">
          <table:table-cell office:value-type="float" office:value="5.49792" calcext:value-type="float">
            <text:p>5.49792</text:p>
          </table:table-cell>
          <table:table-cell office:value-type="float" office:value="-0.623935" calcext:value-type="float">
            <text:p>-0.623935</text:p>
          </table:table-cell>
        </table:table-row>
        <table:table-row table:style-name="ro1">
          <table:table-cell office:value-type="float" office:value="5.49999" calcext:value-type="float">
            <text:p>5.49999</text:p>
          </table:table-cell>
          <table:table-cell office:value-type="float" office:value="0.0687386" calcext:value-type="float">
            <text:p>0.0687386</text:p>
          </table:table-cell>
        </table:table-row>
        <table:table-row table:style-name="ro1">
          <table:table-cell office:value-type="float" office:value="5.50206" calcext:value-type="float">
            <text:p>5.50206</text:p>
          </table:table-cell>
          <table:table-cell office:value-type="float" office:value="-1.31962" calcext:value-type="float">
            <text:p>-1.31962</text:p>
          </table:table-cell>
        </table:table-row>
        <table:table-row table:style-name="ro1">
          <table:table-cell office:value-type="float" office:value="5.50413" calcext:value-type="float">
            <text:p>5.50413</text:p>
          </table:table-cell>
          <table:table-cell office:value-type="float" office:value="-0.627065" calcext:value-type="float">
            <text:p>-0.627065</text:p>
          </table:table-cell>
        </table:table-row>
        <table:table-row table:style-name="ro1">
          <table:table-cell office:value-type="float" office:value="5.5062" calcext:value-type="float">
            <text:p>5.5062</text:p>
          </table:table-cell>
          <table:table-cell office:value-type="float" office:value="-0.628146" calcext:value-type="float">
            <text:p>-0.628146</text:p>
          </table:table-cell>
        </table:table-row>
        <table:table-row table:style-name="ro1">
          <table:table-cell office:value-type="float" office:value="5.50827" calcext:value-type="float">
            <text:p>5.50827</text:p>
          </table:table-cell>
          <table:table-cell office:value-type="float" office:value="-0.629225" calcext:value-type="float">
            <text:p>-0.629225</text:p>
          </table:table-cell>
        </table:table-row>
        <table:table-row table:style-name="ro1">
          <table:table-cell office:value-type="float" office:value="5.51034" calcext:value-type="float">
            <text:p>5.51034</text:p>
          </table:table-cell>
          <table:table-cell office:value-type="float" office:value="0.0634554" calcext:value-type="float">
            <text:p>0.0634554</text:p>
          </table:table-cell>
        </table:table-row>
        <table:table-row table:style-name="ro1">
          <table:table-cell office:value-type="float" office:value="5.51241" calcext:value-type="float">
            <text:p>5.51241</text:p>
          </table:table-cell>
          <table:table-cell office:value-type="float" office:value="-1.3249" calcext:value-type="float">
            <text:p>-1.3249</text:p>
          </table:table-cell>
        </table:table-row>
        <table:table-row table:style-name="ro1">
          <table:table-cell office:value-type="float" office:value="5.51448" calcext:value-type="float">
            <text:p>5.51448</text:p>
          </table:table-cell>
          <table:table-cell office:value-type="float" office:value="-0.632333" calcext:value-type="float">
            <text:p>-0.632333</text:p>
          </table:table-cell>
        </table:table-row>
        <table:table-row table:style-name="ro1">
          <table:table-cell office:value-type="float" office:value="5.51655" calcext:value-type="float">
            <text:p>5.51655</text:p>
          </table:table-cell>
          <table:table-cell office:value-type="float" office:value="5.61041" calcext:value-type="float">
            <text:p>5.61041</text:p>
          </table:table-cell>
        </table:table-row>
        <table:table-row table:style-name="ro1">
          <table:table-cell office:value-type="float" office:value="5.51862" calcext:value-type="float">
            <text:p>5.51862</text:p>
          </table:table-cell>
          <table:table-cell office:value-type="float" office:value="-13.12" calcext:value-type="float">
            <text:p>-13.12</text:p>
          </table:table-cell>
        </table:table-row>
        <table:table-row table:style-name="ro1">
          <table:table-cell office:value-type="float" office:value="5.52069" calcext:value-type="float">
            <text:p>5.52069</text:p>
          </table:table-cell>
          <table:table-cell office:value-type="float" office:value="6.30095" calcext:value-type="float">
            <text:p>6.30095</text:p>
          </table:table-cell>
        </table:table-row>
        <table:table-row table:style-name="ro1">
          <table:table-cell office:value-type="float" office:value="5.52276" calcext:value-type="float">
            <text:p>5.52276</text:p>
          </table:table-cell>
          <table:table-cell office:value-type="float" office:value="-1.33014" calcext:value-type="float">
            <text:p>-1.33014</text:p>
          </table:table-cell>
        </table:table-row>
        <table:table-row table:style-name="ro1">
          <table:table-cell office:value-type="float" office:value="5.52483" calcext:value-type="float">
            <text:p>5.52483</text:p>
          </table:table-cell>
          <table:table-cell office:value-type="float" office:value="-0.637564" calcext:value-type="float">
            <text:p>-0.637564</text:p>
          </table:table-cell>
        </table:table-row>
        <table:table-row table:style-name="ro1">
          <table:table-cell office:value-type="float" office:value="5.5269" calcext:value-type="float">
            <text:p>5.5269</text:p>
          </table:table-cell>
          <table:table-cell office:value-type="float" office:value="-0.63863" calcext:value-type="float">
            <text:p>-0.63863</text:p>
          </table:table-cell>
        </table:table-row>
        <table:table-row table:style-name="ro1">
          <table:table-cell office:value-type="float" office:value="5.52897" calcext:value-type="float">
            <text:p>5.52897</text:p>
          </table:table-cell>
          <table:table-cell office:value-type="float" office:value="0.054063" calcext:value-type="float">
            <text:p>0.054063</text:p>
          </table:table-cell>
        </table:table-row>
        <table:table-row table:style-name="ro1">
          <table:table-cell office:value-type="float" office:value="5.53104" calcext:value-type="float">
            <text:p>5.53104</text:p>
          </table:table-cell>
          <table:table-cell office:value-type="float" office:value="-1.33428" calcext:value-type="float">
            <text:p>-1.33428</text:p>
          </table:table-cell>
        </table:table-row>
        <table:table-row table:style-name="ro1">
          <table:table-cell office:value-type="float" office:value="5.53311" calcext:value-type="float">
            <text:p>5.53311</text:p>
          </table:table-cell>
          <table:table-cell office:value-type="float" office:value="5.60211" calcext:value-type="float">
            <text:p>5.60211</text:p>
          </table:table-cell>
        </table:table-row>
        <table:table-row table:style-name="ro1">
          <table:table-cell office:value-type="float" office:value="5.53518" calcext:value-type="float">
            <text:p>5.53518</text:p>
          </table:table-cell>
          <table:table-cell office:value-type="float" office:value="-6.88444" calcext:value-type="float">
            <text:p>-6.88444</text:p>
          </table:table-cell>
        </table:table-row>
        <table:table-row table:style-name="ro1">
          <table:table-cell office:value-type="float" office:value="5.53725" calcext:value-type="float">
            <text:p>5.53725</text:p>
          </table:table-cell>
          <table:table-cell office:value-type="float" office:value="-0.642757" calcext:value-type="float">
            <text:p>-0.642757</text:p>
          </table:table-cell>
        </table:table-row>
        <table:table-row table:style-name="ro1">
          <table:table-cell office:value-type="float" office:value="5.53932" calcext:value-type="float">
            <text:p>5.53932</text:p>
          </table:table-cell>
          <table:table-cell office:value-type="float" office:value="-0.643815" calcext:value-type="float">
            <text:p>-0.643815</text:p>
          </table:table-cell>
        </table:table-row>
        <table:table-row table:style-name="ro1">
          <table:table-cell office:value-type="float" office:value="5.54139" calcext:value-type="float">
            <text:p>5.54139</text:p>
          </table:table-cell>
          <table:table-cell office:value-type="float" office:value="0.0488844" calcext:value-type="float">
            <text:p>0.0488844</text:p>
          </table:table-cell>
        </table:table-row>
        <table:table-row table:style-name="ro1">
          <table:table-cell office:value-type="float" office:value="5.54346" calcext:value-type="float">
            <text:p>5.54346</text:p>
          </table:table-cell>
          <table:table-cell office:value-type="float" office:value="-1.33945" calcext:value-type="float">
            <text:p>-1.33945</text:p>
          </table:table-cell>
        </table:table-row>
        <table:table-row table:style-name="ro1">
          <table:table-cell office:value-type="float" office:value="5.54553" calcext:value-type="float">
            <text:p>5.54553</text:p>
          </table:table-cell>
          <table:table-cell office:value-type="float" office:value="-0.646861" calcext:value-type="float">
            <text:p>-0.646861</text:p>
          </table:table-cell>
        </table:table-row>
        <table:table-row table:style-name="ro1">
          <table:table-cell office:value-type="float" office:value="5.5476" calcext:value-type="float">
            <text:p>5.5476</text:p>
          </table:table-cell>
          <table:table-cell office:value-type="float" office:value="-0.647913" calcext:value-type="float">
            <text:p>-0.647913</text:p>
          </table:table-cell>
        </table:table-row>
        <table:table-row table:style-name="ro1">
          <table:table-cell office:value-type="float" office:value="5.54967" calcext:value-type="float">
            <text:p>5.54967</text:p>
          </table:table-cell>
          <table:table-cell office:value-type="float" office:value="-0.648963" calcext:value-type="float">
            <text:p>-0.648963</text:p>
          </table:table-cell>
        </table:table-row>
        <table:table-row table:style-name="ro1">
          <table:table-cell office:value-type="float" office:value="5.55174" calcext:value-type="float">
            <text:p>5.55174</text:p>
          </table:table-cell>
          <table:table-cell office:value-type="float" office:value="0.0437439" calcext:value-type="float">
            <text:p>0.0437439</text:p>
          </table:table-cell>
        </table:table-row>
        <table:table-row table:style-name="ro1">
          <table:table-cell office:value-type="float" office:value="5.55381" calcext:value-type="float">
            <text:p>5.55381</text:p>
          </table:table-cell>
          <table:table-cell office:value-type="float" office:value="-1.34458" calcext:value-type="float">
            <text:p>-1.34458</text:p>
          </table:table-cell>
        </table:table-row>
        <table:table-row table:style-name="ro1">
          <table:table-cell office:value-type="float" office:value="5.55588" calcext:value-type="float">
            <text:p>5.55588</text:p>
          </table:table-cell>
          <table:table-cell office:value-type="float" office:value="-0.651986" calcext:value-type="float">
            <text:p>-0.651986</text:p>
          </table:table-cell>
        </table:table-row>
        <table:table-row table:style-name="ro1">
          <table:table-cell office:value-type="float" office:value="5.55795" calcext:value-type="float">
            <text:p>5.55795</text:p>
          </table:table-cell>
          <table:table-cell office:value-type="float" office:value="-0.65303" calcext:value-type="float">
            <text:p>-0.65303</text:p>
          </table:table-cell>
        </table:table-row>
        <table:table-row table:style-name="ro1">
          <table:table-cell office:value-type="float" office:value="5.56002" calcext:value-type="float">
            <text:p>5.56002</text:p>
          </table:table-cell>
          <table:table-cell office:value-type="float" office:value="-0.654072" calcext:value-type="float">
            <text:p>-0.654072</text:p>
          </table:table-cell>
        </table:table-row>
        <table:table-row table:style-name="ro1">
          <table:table-cell office:value-type="float" office:value="5.56209" calcext:value-type="float">
            <text:p>5.56209</text:p>
          </table:table-cell>
          <table:table-cell office:value-type="float" office:value="0.0386417" calcext:value-type="float">
            <text:p>0.0386417</text:p>
          </table:table-cell>
        </table:table-row>
        <table:table-row table:style-name="ro1">
          <table:table-cell office:value-type="float" office:value="5.56416" calcext:value-type="float">
            <text:p>5.56416</text:p>
          </table:table-cell>
          <table:table-cell office:value-type="float" office:value="-1.34967" calcext:value-type="float">
            <text:p>-1.34967</text:p>
          </table:table-cell>
        </table:table-row>
        <table:table-row table:style-name="ro1">
          <table:table-cell office:value-type="float" office:value="5.56623" calcext:value-type="float">
            <text:p>5.56623</text:p>
          </table:table-cell>
          <table:table-cell office:value-type="float" office:value="-6.90085" calcext:value-type="float">
            <text:p>-6.90085</text:p>
          </table:table-cell>
        </table:table-row>
        <table:table-row table:style-name="ro1">
          <table:table-cell office:value-type="float" office:value="5.5683" calcext:value-type="float">
            <text:p>5.5683</text:p>
          </table:table-cell>
          <table:table-cell office:value-type="float" office:value="6.27735" calcext:value-type="float">
            <text:p>6.27735</text:p>
          </table:table-cell>
        </table:table-row>
        <table:table-row table:style-name="ro1">
          <table:table-cell office:value-type="float" office:value="5.57037" calcext:value-type="float">
            <text:p>5.57037</text:p>
          </table:table-cell>
          <table:table-cell office:value-type="float" office:value="4.89008" calcext:value-type="float">
            <text:p>4.89008</text:p>
          </table:table-cell>
        </table:table-row>
        <table:table-row table:style-name="ro1">
          <table:table-cell office:value-type="float" office:value="5.57244" calcext:value-type="float">
            <text:p>5.57244</text:p>
          </table:table-cell>
          <table:table-cell office:value-type="float" office:value="-13.1466" calcext:value-type="float">
            <text:p>-13.1466</text:p>
          </table:table-cell>
        </table:table-row>
        <table:table-row table:style-name="ro1">
          <table:table-cell office:value-type="float" office:value="5.57451" calcext:value-type="float">
            <text:p>5.57451</text:p>
          </table:table-cell>
          <table:table-cell office:value-type="float" office:value="5.58062" calcext:value-type="float">
            <text:p>5.58062</text:p>
          </table:table-cell>
        </table:table-row>
        <table:table-row table:style-name="ro1">
          <table:table-cell office:value-type="float" office:value="5.57658" calcext:value-type="float">
            <text:p>5.57658</text:p>
          </table:table-cell>
          <table:table-cell office:value-type="float" office:value="5.58062" calcext:value-type="float">
            <text:p>5.58062</text:p>
          </table:table-cell>
        </table:table-row>
        <table:table-row table:style-name="ro1">
          <table:table-cell office:value-type="float" office:value="5.57865" calcext:value-type="float">
            <text:p>5.57865</text:p>
          </table:table-cell>
          <table:table-cell office:value-type="float" office:value="-6.90589" calcext:value-type="float">
            <text:p>-6.90589</text:p>
          </table:table-cell>
        </table:table-row>
        <table:table-row table:style-name="ro1">
          <table:table-cell office:value-type="float" office:value="5.58072" calcext:value-type="float">
            <text:p>5.58072</text:p>
          </table:table-cell>
          <table:table-cell office:value-type="float" office:value="-6.21419" calcext:value-type="float">
            <text:p>-6.21419</text:p>
          </table:table-cell>
        </table:table-row>
        <table:table-row table:style-name="ro1">
          <table:table-cell office:value-type="float" office:value="5.58279" calcext:value-type="float">
            <text:p>5.58279</text:p>
          </table:table-cell>
          <table:table-cell office:value-type="float" office:value="4.883" calcext:value-type="float">
            <text:p>4.883</text:p>
          </table:table-cell>
        </table:table-row>
        <table:table-row table:style-name="ro1">
          <table:table-cell office:value-type="float" office:value="5.58486" calcext:value-type="float">
            <text:p>5.58486</text:p>
          </table:table-cell>
          <table:table-cell office:value-type="float" office:value="5.57664" calcext:value-type="float">
            <text:p>5.57664</text:p>
          </table:table-cell>
        </table:table-row>
        <table:table-row table:style-name="ro1">
          <table:table-cell office:value-type="float" office:value="5.58693" calcext:value-type="float">
            <text:p>5.58693</text:p>
          </table:table-cell>
          <table:table-cell office:value-type="float" office:value="-6.90987" calcext:value-type="float">
            <text:p>-6.90987</text:p>
          </table:table-cell>
        </table:table-row>
        <table:table-row table:style-name="ro1">
          <table:table-cell office:value-type="float" office:value="5.589" calcext:value-type="float">
            <text:p>5.589</text:p>
          </table:table-cell>
          <table:table-cell office:value-type="float" office:value="-0.668149" calcext:value-type="float">
            <text:p>-0.668149</text:p>
          </table:table-cell>
        </table:table-row>
        <table:table-row table:style-name="ro1">
          <table:table-cell office:value-type="float" office:value="5.59107" calcext:value-type="float">
            <text:p>5.59107</text:p>
          </table:table-cell>
          <table:table-cell office:value-type="float" office:value="0.0245845" calcext:value-type="float">
            <text:p>0.0245845</text:p>
          </table:table-cell>
        </table:table-row>
        <table:table-row table:style-name="ro1">
          <table:table-cell office:value-type="float" office:value="5.59314" calcext:value-type="float">
            <text:p>5.59314</text:p>
          </table:table-cell>
          <table:table-cell office:value-type="float" office:value="-7.60747" calcext:value-type="float">
            <text:p>-7.60747</text:p>
          </table:table-cell>
        </table:table-row>
        <table:table-row table:style-name="ro1">
          <table:table-cell office:value-type="float" office:value="5.59521" calcext:value-type="float">
            <text:p>5.59521</text:p>
          </table:table-cell>
          <table:table-cell office:value-type="float" office:value="5.57065" calcext:value-type="float">
            <text:p>5.57065</text:p>
          </table:table-cell>
        </table:table-row>
        <table:table-row table:style-name="ro1">
          <table:table-cell office:value-type="float" office:value="5.59728" calcext:value-type="float">
            <text:p>5.59728</text:p>
          </table:table-cell>
          <table:table-cell office:value-type="float" office:value="-0.67311" calcext:value-type="float">
            <text:p>-0.67311</text:p>
          </table:table-cell>
        </table:table-row>
        <table:table-row table:style-name="ro1">
          <table:table-cell office:value-type="float" office:value="5.59935" calcext:value-type="float">
            <text:p>5.59935</text:p>
          </table:table-cell>
          <table:table-cell office:value-type="float" office:value="5.56963" calcext:value-type="float">
            <text:p>5.56963</text:p>
          </table:table-cell>
        </table:table-row>
        <table:table-row table:style-name="ro1">
          <table:table-cell office:value-type="float" office:value="5.60142" calcext:value-type="float">
            <text:p>5.60142</text:p>
          </table:table-cell>
          <table:table-cell office:value-type="float" office:value="-12.4669" calcext:value-type="float">
            <text:p>-12.4669</text:p>
          </table:table-cell>
        </table:table-row>
        <table:table-row table:style-name="ro1">
          <table:table-cell office:value-type="float" office:value="5.60349" calcext:value-type="float">
            <text:p>5.60349</text:p>
          </table:table-cell>
          <table:table-cell office:value-type="float" office:value="4.87308" calcext:value-type="float">
            <text:p>4.87308</text:p>
          </table:table-cell>
        </table:table-row>
        <table:table-row table:style-name="ro1">
          <table:table-cell office:value-type="float" office:value="5.60556" calcext:value-type="float">
            <text:p>5.60556</text:p>
          </table:table-cell>
          <table:table-cell office:value-type="float" office:value="5.56672" calcext:value-type="float">
            <text:p>5.56672</text:p>
          </table:table-cell>
        </table:table-row>
        <table:table-row table:style-name="ro1">
          <table:table-cell office:value-type="float" office:value="5.60763" calcext:value-type="float">
            <text:p>5.60763</text:p>
          </table:table-cell>
          <table:table-cell office:value-type="float" office:value="-13.1635" calcext:value-type="float">
            <text:p>-13.1635</text:p>
          </table:table-cell>
        </table:table-row>
        <table:table-row table:style-name="ro1">
          <table:table-cell office:value-type="float" office:value="5.6097" calcext:value-type="float">
            <text:p>5.6097</text:p>
          </table:table-cell>
          <table:table-cell office:value-type="float" office:value="6.25746" calcext:value-type="float">
            <text:p>6.25746</text:p>
          </table:table-cell>
        </table:table-row>
        <table:table-row table:style-name="ro1">
          <table:table-cell office:value-type="float" office:value="5.61177" calcext:value-type="float">
            <text:p>5.61177</text:p>
          </table:table-cell>
          <table:table-cell office:value-type="float" office:value="-7.6173" calcext:value-type="float">
            <text:p>-7.6173</text:p>
          </table:table-cell>
        </table:table-row>
        <table:table-row table:style-name="ro1">
          <table:table-cell office:value-type="float" office:value="5.61384" calcext:value-type="float">
            <text:p>5.61384</text:p>
          </table:table-cell>
          <table:table-cell office:value-type="float" office:value="11.8046" calcext:value-type="float">
            <text:p>11.8046</text:p>
          </table:table-cell>
        </table:table-row>
        <table:table-row table:style-name="ro1">
          <table:table-cell office:value-type="float" office:value="5.61591" calcext:value-type="float">
            <text:p>5.61591</text:p>
          </table:table-cell>
          <table:table-cell office:value-type="float" office:value="-6.92466" calcext:value-type="float">
            <text:p>-6.92466</text:p>
          </table:table-cell>
        </table:table-row>
        <table:table-row table:style-name="ro1">
          <table:table-cell office:value-type="float" office:value="5.61798" calcext:value-type="float">
            <text:p>5.61798</text:p>
          </table:table-cell>
          <table:table-cell office:value-type="float" office:value="0.0108356" calcext:value-type="float">
            <text:p>0.0108356</text:p>
          </table:table-cell>
        </table:table-row>
        <table:table-row table:style-name="ro1">
          <table:table-cell office:value-type="float" office:value="5.62005" calcext:value-type="float">
            <text:p>5.62005</text:p>
          </table:table-cell>
          <table:table-cell office:value-type="float" office:value="-1.37743" calcext:value-type="float">
            <text:p>-1.37743</text:p>
          </table:table-cell>
        </table:table-row>
        <table:table-row table:style-name="ro1">
          <table:table-cell office:value-type="float" office:value="5.62212" calcext:value-type="float">
            <text:p>5.62212</text:p>
          </table:table-cell>
          <table:table-cell office:value-type="float" office:value="-0.684788" calcext:value-type="float">
            <text:p>-0.684788</text:p>
          </table:table-cell>
        </table:table-row>
        <table:table-row table:style-name="ro1">
          <table:table-cell office:value-type="float" office:value="5.62419" calcext:value-type="float">
            <text:p>5.62419</text:p>
          </table:table-cell>
          <table:table-cell office:value-type="float" office:value="-0.685779" calcext:value-type="float">
            <text:p>-0.685779</text:p>
          </table:table-cell>
        </table:table-row>
        <table:table-row table:style-name="ro1">
          <table:table-cell office:value-type="float" office:value="5.62626" calcext:value-type="float">
            <text:p>5.62626</text:p>
          </table:table-cell>
          <table:table-cell office:value-type="float" office:value="-0.686767" calcext:value-type="float">
            <text:p>-0.686767</text:p>
          </table:table-cell>
        </table:table-row>
        <table:table-row table:style-name="ro1">
          <table:table-cell office:value-type="float" office:value="5.62833" calcext:value-type="float">
            <text:p>5.62833</text:p>
          </table:table-cell>
          <table:table-cell office:value-type="float" office:value="0.00599342" calcext:value-type="float">
            <text:p>0.00599342</text:p>
          </table:table-cell>
        </table:table-row>
        <table:table-row table:style-name="ro1">
          <table:table-cell office:value-type="float" office:value="5.6304" calcext:value-type="float">
            <text:p>5.6304</text:p>
          </table:table-cell>
          <table:table-cell office:value-type="float" office:value="-1.38227" calcext:value-type="float">
            <text:p>-1.38227</text:p>
          </table:table-cell>
        </table:table-row>
        <table:table-row table:style-name="ro1">
          <table:table-cell office:value-type="float" office:value="5.63247" calcext:value-type="float">
            <text:p>5.63247</text:p>
          </table:table-cell>
          <table:table-cell office:value-type="float" office:value="-0.689614" calcext:value-type="float">
            <text:p>-0.689614</text:p>
          </table:table-cell>
        </table:table-row>
        <table:table-row table:style-name="ro1">
          <table:table-cell office:value-type="float" office:value="5.63454" calcext:value-type="float">
            <text:p>5.63454</text:p>
          </table:table-cell>
          <table:table-cell office:value-type="float" office:value="-0.690596" calcext:value-type="float">
            <text:p>-0.690596</text:p>
          </table:table-cell>
        </table:table-row>
        <table:table-row table:style-name="ro1">
          <table:table-cell office:value-type="float" office:value="5.63661" calcext:value-type="float">
            <text:p>5.63661</text:p>
          </table:table-cell>
          <table:table-cell office:value-type="float" office:value="-0.691576" calcext:value-type="float">
            <text:p>-0.691576</text:p>
          </table:table-cell>
        </table:table-row>
        <table:table-row table:style-name="ro1">
          <table:table-cell office:value-type="float" office:value="5.63868" calcext:value-type="float">
            <text:p>5.63868</text:p>
          </table:table-cell>
          <table:table-cell office:value-type="float" office:value="-6.24253" calcext:value-type="float">
            <text:p>-6.24253</text:p>
          </table:table-cell>
        </table:table-row>
        <table:table-row table:style-name="ro1">
          <table:table-cell office:value-type="float" office:value="5.64075" calcext:value-type="float">
            <text:p>5.64075</text:p>
          </table:table-cell>
          <table:table-cell office:value-type="float" office:value="11.0984" calcext:value-type="float">
            <text:p>11.0984</text:p>
          </table:table-cell>
        </table:table-row>
        <table:table-row table:style-name="ro1">
          <table:table-cell office:value-type="float" office:value="5.64282" calcext:value-type="float">
            <text:p>5.64282</text:p>
          </table:table-cell>
          <table:table-cell office:value-type="float" office:value="-13.1809" calcext:value-type="float">
            <text:p>-13.1809</text:p>
          </table:table-cell>
        </table:table-row>
        <table:table-row table:style-name="ro1">
          <table:table-cell office:value-type="float" office:value="5.64489" calcext:value-type="float">
            <text:p>5.64489</text:p>
          </table:table-cell>
          <table:table-cell office:value-type="float" office:value="5.5464" calcext:value-type="float">
            <text:p>5.5464</text:p>
          </table:table-cell>
        </table:table-row>
        <table:table-row table:style-name="ro1">
          <table:table-cell office:value-type="float" office:value="5.64696" calcext:value-type="float">
            <text:p>5.64696</text:p>
          </table:table-cell>
          <table:table-cell office:value-type="float" office:value="-0.00356904" calcext:value-type="float">
            <text:p>-0.00356904</text:p>
          </table:table-cell>
        </table:table-row>
        <table:table-row table:style-name="ro1">
          <table:table-cell office:value-type="float" office:value="5.64903" calcext:value-type="float">
            <text:p>5.64903</text:p>
          </table:table-cell>
          <table:table-cell office:value-type="float" office:value="-1.39181" calcext:value-type="float">
            <text:p>-1.39181</text:p>
          </table:table-cell>
        </table:table-row>
        <table:table-row table:style-name="ro1">
          <table:table-cell office:value-type="float" office:value="5.6511" calcext:value-type="float">
            <text:p>5.6511</text:p>
          </table:table-cell>
          <table:table-cell office:value-type="float" office:value="-0.699143" calcext:value-type="float">
            <text:p>-0.699143</text:p>
          </table:table-cell>
        </table:table-row>
        <table:table-row table:style-name="ro1">
          <table:table-cell office:value-type="float" office:value="5.65317" calcext:value-type="float">
            <text:p>5.65317</text:p>
          </table:table-cell>
          <table:table-cell office:value-type="float" office:value="-0.700108" calcext:value-type="float">
            <text:p>-0.700108</text:p>
          </table:table-cell>
        </table:table-row>
        <table:table-row table:style-name="ro1">
          <table:table-cell office:value-type="float" office:value="5.65524" calcext:value-type="float">
            <text:p>5.65524</text:p>
          </table:table-cell>
          <table:table-cell office:value-type="float" office:value="-0.701072" calcext:value-type="float">
            <text:p>-0.701072</text:p>
          </table:table-cell>
        </table:table-row>
        <table:table-row table:style-name="ro1">
          <table:table-cell office:value-type="float" office:value="5.65731" calcext:value-type="float">
            <text:p>5.65731</text:p>
          </table:table-cell>
          <table:table-cell office:value-type="float" office:value="-0.00828873" calcext:value-type="float">
            <text:p>-0.00828873</text:p>
          </table:table-cell>
        </table:table-row>
        <table:table-row table:style-name="ro1">
          <table:table-cell office:value-type="float" office:value="5.65938" calcext:value-type="float">
            <text:p>5.65938</text:p>
          </table:table-cell>
          <table:table-cell office:value-type="float" office:value="-1.39653" calcext:value-type="float">
            <text:p>-1.39653</text:p>
          </table:table-cell>
        </table:table-row>
        <table:table-row table:style-name="ro1">
          <table:table-cell office:value-type="float" office:value="5.66145" calcext:value-type="float">
            <text:p>5.66145</text:p>
          </table:table-cell>
          <table:table-cell office:value-type="float" office:value="-0.703846" calcext:value-type="float">
            <text:p>-0.703846</text:p>
          </table:table-cell>
        </table:table-row>
        <table:table-row table:style-name="ro1">
          <table:table-cell office:value-type="float" office:value="5.66352" calcext:value-type="float">
            <text:p>5.66352</text:p>
          </table:table-cell>
          <table:table-cell office:value-type="float" office:value="-0.704803" calcext:value-type="float">
            <text:p>-0.704803</text:p>
          </table:table-cell>
        </table:table-row>
        <table:table-row table:style-name="ro1">
          <table:table-cell office:value-type="float" office:value="5.66559" calcext:value-type="float">
            <text:p>5.66559</text:p>
          </table:table-cell>
          <table:table-cell office:value-type="float" office:value="5.53794" calcext:value-type="float">
            <text:p>5.53794</text:p>
          </table:table-cell>
        </table:table-row>
        <table:table-row table:style-name="ro1">
          <table:table-cell office:value-type="float" office:value="5.66766" calcext:value-type="float">
            <text:p>5.66766</text:p>
          </table:table-cell>
          <table:table-cell office:value-type="float" office:value="-6.25476" calcext:value-type="float">
            <text:p>-6.25476</text:p>
          </table:table-cell>
        </table:table-row>
        <table:table-row table:style-name="ro1">
          <table:table-cell office:value-type="float" office:value="5.66973" calcext:value-type="float">
            <text:p>5.66973</text:p>
          </table:table-cell>
          <table:table-cell office:value-type="float" office:value="-7.64394" calcext:value-type="float">
            <text:p>-7.64394</text:p>
          </table:table-cell>
        </table:table-row>
        <table:table-row table:style-name="ro1">
          <table:table-cell office:value-type="float" office:value="5.6718" calcext:value-type="float">
            <text:p>5.6718</text:p>
          </table:table-cell>
          <table:table-cell office:value-type="float" office:value="5.53424" calcext:value-type="float">
            <text:p>5.53424</text:p>
          </table:table-cell>
        </table:table-row>
        <table:table-row table:style-name="ro1">
          <table:table-cell office:value-type="float" office:value="5.67387" calcext:value-type="float">
            <text:p>5.67387</text:p>
          </table:table-cell>
          <table:table-cell office:value-type="float" office:value="-0.709455" calcext:value-type="float">
            <text:p>-0.709455</text:p>
          </table:table-cell>
        </table:table-row>
        <table:table-row table:style-name="ro1">
          <table:table-cell office:value-type="float" office:value="5.67594" calcext:value-type="float">
            <text:p>5.67594</text:p>
          </table:table-cell>
          <table:table-cell office:value-type="float" office:value="5.53329" calcext:value-type="float">
            <text:p>5.53329</text:p>
          </table:table-cell>
        </table:table-row>
        <table:table-row table:style-name="ro1">
          <table:table-cell office:value-type="float" office:value="5.67801" calcext:value-type="float">
            <text:p>5.67801</text:p>
          </table:table-cell>
          <table:table-cell office:value-type="float" office:value="-6.2594" calcext:value-type="float">
            <text:p>-6.2594</text:p>
          </table:table-cell>
        </table:table-row>
        <table:table-row table:style-name="ro1">
          <table:table-cell office:value-type="float" office:value="5.68008" calcext:value-type="float">
            <text:p>5.68008</text:p>
          </table:table-cell>
          <table:table-cell office:value-type="float" office:value="-1.40488" calcext:value-type="float">
            <text:p>-1.40488</text:p>
          </table:table-cell>
        </table:table-row>
        <table:table-row table:style-name="ro1">
          <table:table-cell office:value-type="float" office:value="5.68215" calcext:value-type="float">
            <text:p>5.68215</text:p>
          </table:table-cell>
          <table:table-cell office:value-type="float" office:value="-0.712185" calcext:value-type="float">
            <text:p>-0.712185</text:p>
          </table:table-cell>
        </table:table-row>
        <table:table-row table:style-name="ro1">
          <table:table-cell office:value-type="float" office:value="5.68422" calcext:value-type="float">
            <text:p>5.68422</text:p>
          </table:table-cell>
          <table:table-cell office:value-type="float" office:value="-0.713127" calcext:value-type="float">
            <text:p>-0.713127</text:p>
          </table:table-cell>
        </table:table-row>
        <table:table-row table:style-name="ro1">
          <table:table-cell office:value-type="float" office:value="5.68629" calcext:value-type="float">
            <text:p>5.68629</text:p>
          </table:table-cell>
          <table:table-cell office:value-type="float" office:value="-6.26401" calcext:value-type="float">
            <text:p>-6.26401</text:p>
          </table:table-cell>
        </table:table-row>
        <table:table-row table:style-name="ro1">
          <table:table-cell office:value-type="float" office:value="5.68836" calcext:value-type="float">
            <text:p>5.68836</text:p>
          </table:table-cell>
          <table:table-cell office:value-type="float" office:value="4.83327" calcext:value-type="float">
            <text:p>4.83327</text:p>
          </table:table-cell>
        </table:table-row>
        <table:table-row table:style-name="ro1">
          <table:table-cell office:value-type="float" office:value="5.69043" calcext:value-type="float">
            <text:p>5.69043</text:p>
          </table:table-cell>
          <table:table-cell office:value-type="float" office:value="5.52691" calcext:value-type="float">
            <text:p>5.52691</text:p>
          </table:table-cell>
        </table:table-row>
        <table:table-row table:style-name="ro1">
          <table:table-cell office:value-type="float" office:value="5.6925" calcext:value-type="float">
            <text:p>5.6925</text:p>
          </table:table-cell>
          <table:table-cell office:value-type="float" office:value="-6.95951" calcext:value-type="float">
            <text:p>-6.95951</text:p>
          </table:table-cell>
        </table:table-row>
        <table:table-row table:style-name="ro1">
          <table:table-cell office:value-type="float" office:value="5.69457" calcext:value-type="float">
            <text:p>5.69457</text:p>
          </table:table-cell>
          <table:table-cell office:value-type="float" office:value="-6.96138" calcext:value-type="float">
            <text:p>-6.96138</text:p>
          </table:table-cell>
        </table:table-row>
        <table:table-row table:style-name="ro1">
          <table:table-cell office:value-type="float" office:value="5.69664" calcext:value-type="float">
            <text:p>5.69664</text:p>
          </table:table-cell>
          <table:table-cell office:value-type="float" office:value="11.7669" calcext:value-type="float">
            <text:p>11.7669</text:p>
          </table:table-cell>
        </table:table-row>
        <table:table-row table:style-name="ro1">
          <table:table-cell office:value-type="float" office:value="5.69871" calcext:value-type="float">
            <text:p>5.69871</text:p>
          </table:table-cell>
          <table:table-cell office:value-type="float" office:value="-6.26857" calcext:value-type="float">
            <text:p>-6.26857</text:p>
          </table:table-cell>
        </table:table-row>
        <table:table-row table:style-name="ro1">
          <table:table-cell office:value-type="float" office:value="5.70078" calcext:value-type="float">
            <text:p>5.70078</text:p>
          </table:table-cell>
          <table:table-cell office:value-type="float" office:value="-1.41403" calcext:value-type="float">
            <text:p>-1.41403</text:p>
          </table:table-cell>
        </table:table-row>
        <table:table-row table:style-name="ro1">
          <table:table-cell office:value-type="float" office:value="5.70285" calcext:value-type="float">
            <text:p>5.70285</text:p>
          </table:table-cell>
          <table:table-cell office:value-type="float" office:value="-0.721315" calcext:value-type="float">
            <text:p>-0.721315</text:p>
          </table:table-cell>
        </table:table-row>
        <table:table-row table:style-name="ro1">
          <table:table-cell office:value-type="float" office:value="5.70492" calcext:value-type="float">
            <text:p>5.70492</text:p>
          </table:table-cell>
          <table:table-cell office:value-type="float" office:value="-0.722239" calcext:value-type="float">
            <text:p>-0.722239</text:p>
          </table:table-cell>
        </table:table-row>
        <table:table-row table:style-name="ro1">
          <table:table-cell office:value-type="float" office:value="5.70699" calcext:value-type="float">
            <text:p>5.70699</text:p>
          </table:table-cell>
          <table:table-cell office:value-type="float" office:value="-0.723162" calcext:value-type="float">
            <text:p>-0.723162</text:p>
          </table:table-cell>
        </table:table-row>
        <table:table-row table:style-name="ro1">
          <table:table-cell office:value-type="float" office:value="5.70906" calcext:value-type="float">
            <text:p>5.70906</text:p>
          </table:table-cell>
          <table:table-cell office:value-type="float" office:value="-0.0303418" calcext:value-type="float">
            <text:p>-0.0303418</text:p>
          </table:table-cell>
        </table:table-row>
        <table:table-row table:style-name="ro1">
          <table:table-cell office:value-type="float" office:value="5.71113" calcext:value-type="float">
            <text:p>5.71113</text:p>
          </table:table-cell>
          <table:table-cell office:value-type="float" office:value="-1.41854" calcext:value-type="float">
            <text:p>-1.41854</text:p>
          </table:table-cell>
        </table:table-row>
        <table:table-row table:style-name="ro1">
          <table:table-cell office:value-type="float" office:value="5.7132" calcext:value-type="float">
            <text:p>5.7132</text:p>
          </table:table-cell>
          <table:table-cell office:value-type="float" office:value="-0.725816" calcext:value-type="float">
            <text:p>-0.725816</text:p>
          </table:table-cell>
        </table:table-row>
        <table:table-row table:style-name="ro1">
          <table:table-cell office:value-type="float" office:value="5.71527" calcext:value-type="float">
            <text:p>5.71527</text:p>
          </table:table-cell>
          <table:table-cell office:value-type="float" office:value="-0.726732" calcext:value-type="float">
            <text:p>-0.726732</text:p>
          </table:table-cell>
        </table:table-row>
        <table:table-row table:style-name="ro1">
          <table:table-cell office:value-type="float" office:value="5.71734" calcext:value-type="float">
            <text:p>5.71734</text:p>
          </table:table-cell>
          <table:table-cell office:value-type="float" office:value="-0.0339057" calcext:value-type="float">
            <text:p>-0.0339057</text:p>
          </table:table-cell>
        </table:table-row>
        <table:table-row table:style-name="ro1">
          <table:table-cell office:value-type="float" office:value="5.71941" calcext:value-type="float">
            <text:p>5.71941</text:p>
          </table:table-cell>
          <table:table-cell office:value-type="float" office:value="-1.42209" calcext:value-type="float">
            <text:p>-1.42209</text:p>
          </table:table-cell>
        </table:table-row>
        <table:table-row table:style-name="ro1">
          <table:table-cell office:value-type="float" office:value="5.72148" calcext:value-type="float">
            <text:p>5.72148</text:p>
          </table:table-cell>
          <table:table-cell office:value-type="float" office:value="-0.729366" calcext:value-type="float">
            <text:p>-0.729366</text:p>
          </table:table-cell>
        </table:table-row>
        <table:table-row table:style-name="ro1">
          <table:table-cell office:value-type="float" office:value="5.72355" calcext:value-type="float">
            <text:p>5.72355</text:p>
          </table:table-cell>
          <table:table-cell office:value-type="float" office:value="-0.730275" calcext:value-type="float">
            <text:p>-0.730275</text:p>
          </table:table-cell>
        </table:table-row>
        <table:table-row table:style-name="ro1">
          <table:table-cell office:value-type="float" office:value="5.72562" calcext:value-type="float">
            <text:p>5.72562</text:p>
          </table:table-cell>
          <table:table-cell office:value-type="float" office:value="-0.731181" calcext:value-type="float">
            <text:p>-0.731181</text:p>
          </table:table-cell>
        </table:table-row>
        <table:table-row table:style-name="ro1">
          <table:table-cell office:value-type="float" office:value="5.72769" calcext:value-type="float">
            <text:p>5.72769</text:p>
          </table:table-cell>
          <table:table-cell office:value-type="float" office:value="-0.0383476" calcext:value-type="float">
            <text:p>-0.0383476</text:p>
          </table:table-cell>
        </table:table-row>
        <table:table-row table:style-name="ro1">
          <table:table-cell office:value-type="float" office:value="5.72976" calcext:value-type="float">
            <text:p>5.72976</text:p>
          </table:table-cell>
          <table:table-cell office:value-type="float" office:value="-1.42653" calcext:value-type="float">
            <text:p>-1.42653</text:p>
          </table:table-cell>
        </table:table-row>
        <table:table-row table:style-name="ro1">
          <table:table-cell office:value-type="float" office:value="5.73183" calcext:value-type="float">
            <text:p>5.73183</text:p>
          </table:table-cell>
          <table:table-cell office:value-type="float" office:value="5.50985" calcext:value-type="float">
            <text:p>5.50985</text:p>
          </table:table-cell>
        </table:table-row>
        <table:table-row table:style-name="ro1">
          <table:table-cell office:value-type="float" office:value="5.7339" calcext:value-type="float">
            <text:p>5.7339</text:p>
          </table:table-cell>
          <table:table-cell office:value-type="float" office:value="-13.2202" calcext:value-type="float">
            <text:p>-13.2202</text:p>
          </table:table-cell>
        </table:table-row>
        <table:table-row table:style-name="ro1">
          <table:table-cell office:value-type="float" office:value="5.73597" calcext:value-type="float">
            <text:p>5.73597</text:p>
          </table:table-cell>
          <table:table-cell office:value-type="float" office:value="11.7508" calcext:value-type="float">
            <text:p>11.7508</text:p>
          </table:table-cell>
        </table:table-row>
        <table:table-row table:style-name="ro1">
          <table:table-cell office:value-type="float" office:value="5.73804" calcext:value-type="float">
            <text:p>5.73804</text:p>
          </table:table-cell>
          <table:table-cell office:value-type="float" office:value="-6.97833" calcext:value-type="float">
            <text:p>-6.97833</text:p>
          </table:table-cell>
        </table:table-row>
        <table:table-row table:style-name="ro1">
          <table:table-cell office:value-type="float" office:value="5.74011" calcext:value-type="float">
            <text:p>5.74011</text:p>
          </table:table-cell>
          <table:table-cell office:value-type="float" office:value="-6.28638" calcext:value-type="float">
            <text:p>-6.28638</text:p>
          </table:table-cell>
        </table:table-row>
        <table:table-row table:style-name="ro1">
          <table:table-cell office:value-type="float" office:value="5.74218" calcext:value-type="float">
            <text:p>5.74218</text:p>
          </table:table-cell>
          <table:table-cell office:value-type="float" office:value="4.81093" calcext:value-type="float">
            <text:p>4.81093</text:p>
          </table:table-cell>
        </table:table-row>
        <table:table-row table:style-name="ro1">
          <table:table-cell office:value-type="float" office:value="5.74425" calcext:value-type="float">
            <text:p>5.74425</text:p>
          </table:table-cell>
          <table:table-cell office:value-type="float" office:value="-0.739062" calcext:value-type="float">
            <text:p>-0.739062</text:p>
          </table:table-cell>
        </table:table-row>
        <table:table-row table:style-name="ro1">
          <table:table-cell office:value-type="float" office:value="5.74632" calcext:value-type="float">
            <text:p>5.74632</text:p>
          </table:table-cell>
          <table:table-cell office:value-type="float" office:value="-0.739951" calcext:value-type="float">
            <text:p>-0.739951</text:p>
          </table:table-cell>
        </table:table-row>
        <table:table-row table:style-name="ro1">
          <table:table-cell office:value-type="float" office:value="5.74839" calcext:value-type="float">
            <text:p>5.74839</text:p>
          </table:table-cell>
          <table:table-cell office:value-type="float" office:value="5.50279" calcext:value-type="float">
            <text:p>5.50279</text:p>
          </table:table-cell>
        </table:table-row>
        <table:table-row table:style-name="ro1">
          <table:table-cell office:value-type="float" office:value="5.75046" calcext:value-type="float">
            <text:p>5.75046</text:p>
          </table:table-cell>
          <table:table-cell office:value-type="float" office:value="-6.28985" calcext:value-type="float">
            <text:p>-6.28985</text:p>
          </table:table-cell>
        </table:table-row>
        <table:table-row table:style-name="ro1">
          <table:table-cell office:value-type="float" office:value="5.75253" calcext:value-type="float">
            <text:p>5.75253</text:p>
          </table:table-cell>
          <table:table-cell office:value-type="float" office:value="-1.43526" calcext:value-type="float">
            <text:p>-1.43526</text:p>
          </table:table-cell>
        </table:table-row>
        <table:table-row table:style-name="ro1">
          <table:table-cell office:value-type="float" office:value="5.7546" calcext:value-type="float">
            <text:p>5.7546</text:p>
          </table:table-cell>
          <table:table-cell office:value-type="float" office:value="-0.742509" calcext:value-type="float">
            <text:p>-0.742509</text:p>
          </table:table-cell>
        </table:table-row>
        <table:table-row table:style-name="ro1">
          <table:table-cell office:value-type="float" office:value="5.75667" calcext:value-type="float">
            <text:p>5.75667</text:p>
          </table:table-cell>
          <table:table-cell office:value-type="float" office:value="-0.743391" calcext:value-type="float">
            <text:p>-0.743391</text:p>
          </table:table-cell>
        </table:table-row>
        <table:table-row table:style-name="ro1">
          <table:table-cell office:value-type="float" office:value="5.75874" calcext:value-type="float">
            <text:p>5.75874</text:p>
          </table:table-cell>
          <table:table-cell office:value-type="float" office:value="-0.0505347" calcext:value-type="float">
            <text:p>-0.0505347</text:p>
          </table:table-cell>
        </table:table-row>
        <table:table-row table:style-name="ro1">
          <table:table-cell office:value-type="float" office:value="5.76081" calcext:value-type="float">
            <text:p>5.76081</text:p>
          </table:table-cell>
          <table:table-cell office:value-type="float" office:value="-7.68231" calcext:value-type="float">
            <text:p>-7.68231</text:p>
          </table:table-cell>
        </table:table-row>
        <table:table-row table:style-name="ro1">
          <table:table-cell office:value-type="float" office:value="5.76288" calcext:value-type="float">
            <text:p>5.76288</text:p>
          </table:table-cell>
          <table:table-cell office:value-type="float" office:value="5.49594" calcext:value-type="float">
            <text:p>5.49594</text:p>
          </table:table-cell>
        </table:table-row>
        <table:table-row table:style-name="ro1">
          <table:table-cell office:value-type="float" office:value="5.76495" calcext:value-type="float">
            <text:p>5.76495</text:p>
          </table:table-cell>
          <table:table-cell office:value-type="float" office:value="5.49594" calcext:value-type="float">
            <text:p>5.49594</text:p>
          </table:table-cell>
        </table:table-row>
        <table:table-row table:style-name="ro1">
          <table:table-cell office:value-type="float" office:value="5.76702" calcext:value-type="float">
            <text:p>5.76702</text:p>
          </table:table-cell>
          <table:table-cell office:value-type="float" office:value="-6.99042" calcext:value-type="float">
            <text:p>-6.99042</text:p>
          </table:table-cell>
        </table:table-row>
        <table:table-row table:style-name="ro1">
          <table:table-cell office:value-type="float" office:value="5.76909" calcext:value-type="float">
            <text:p>5.76909</text:p>
          </table:table-cell>
          <table:table-cell office:value-type="float" office:value="-0.0548114" calcext:value-type="float">
            <text:p>-0.0548114</text:p>
          </table:table-cell>
        </table:table-row>
        <table:table-row table:style-name="ro1">
          <table:table-cell office:value-type="float" office:value="5.77116" calcext:value-type="float">
            <text:p>5.77116</text:p>
          </table:table-cell>
          <table:table-cell office:value-type="float" office:value="-1.44296" calcext:value-type="float">
            <text:p>-1.44296</text:p>
          </table:table-cell>
        </table:table-row>
        <table:table-row table:style-name="ro1">
          <table:table-cell office:value-type="float" office:value="5.77323" calcext:value-type="float">
            <text:p>5.77323</text:p>
          </table:table-cell>
          <table:table-cell office:value-type="float" office:value="-0.750186" calcext:value-type="float">
            <text:p>-0.750186</text:p>
          </table:table-cell>
        </table:table-row>
        <table:table-row table:style-name="ro1">
          <table:table-cell office:value-type="float" office:value="5.7753" calcext:value-type="float">
            <text:p>5.7753</text:p>
          </table:table-cell>
          <table:table-cell office:value-type="float" office:value="-0.751052" calcext:value-type="float">
            <text:p>-0.751052</text:p>
          </table:table-cell>
        </table:table-row>
        <table:table-row table:style-name="ro1">
          <table:table-cell office:value-type="float" office:value="5.77737" calcext:value-type="float">
            <text:p>5.77737</text:p>
          </table:table-cell>
          <table:table-cell office:value-type="float" office:value="-0.751916" calcext:value-type="float">
            <text:p>-0.751916</text:p>
          </table:table-cell>
        </table:table-row>
        <table:table-row table:style-name="ro1">
          <table:table-cell office:value-type="float" office:value="5.77944" calcext:value-type="float">
            <text:p>5.77944</text:p>
          </table:table-cell>
          <table:table-cell office:value-type="float" office:value="-0.0590439" calcext:value-type="float">
            <text:p>-0.0590439</text:p>
          </table:table-cell>
        </table:table-row>
        <table:table-row table:style-name="ro1">
          <table:table-cell office:value-type="float" office:value="5.78151" calcext:value-type="float">
            <text:p>5.78151</text:p>
          </table:table-cell>
          <table:table-cell office:value-type="float" office:value="-1.44718" calcext:value-type="float">
            <text:p>-1.44718</text:p>
          </table:table-cell>
        </table:table-row>
        <table:table-row table:style-name="ro1">
          <table:table-cell office:value-type="float" office:value="5.78358" calcext:value-type="float">
            <text:p>5.78358</text:p>
          </table:table-cell>
          <table:table-cell office:value-type="float" office:value="-0.754401" calcext:value-type="float">
            <text:p>-0.754401</text:p>
          </table:table-cell>
        </table:table-row>
        <table:table-row table:style-name="ro1">
          <table:table-cell office:value-type="float" office:value="5.78565" calcext:value-type="float">
            <text:p>5.78565</text:p>
          </table:table-cell>
          <table:table-cell office:value-type="float" office:value="-0.755257" calcext:value-type="float">
            <text:p>-0.755257</text:p>
          </table:table-cell>
        </table:table-row>
        <table:table-row table:style-name="ro1">
          <table:table-cell office:value-type="float" office:value="5.78772" calcext:value-type="float">
            <text:p>5.78772</text:p>
          </table:table-cell>
          <table:table-cell office:value-type="float" office:value="-0.756112" calcext:value-type="float">
            <text:p>-0.756112</text:p>
          </table:table-cell>
        </table:table-row>
        <table:table-row table:style-name="ro1">
          <table:table-cell office:value-type="float" office:value="5.78979" calcext:value-type="float">
            <text:p>5.78979</text:p>
          </table:table-cell>
          <table:table-cell office:value-type="float" office:value="-0.063232" calcext:value-type="float">
            <text:p>-0.063232</text:p>
          </table:table-cell>
        </table:table-row>
        <table:table-row table:style-name="ro1">
          <table:table-cell office:value-type="float" office:value="5.79186" calcext:value-type="float">
            <text:p>5.79186</text:p>
          </table:table-cell>
          <table:table-cell office:value-type="float" office:value="-1.45136" calcext:value-type="float">
            <text:p>-1.45136</text:p>
          </table:table-cell>
        </table:table-row>
        <table:table-row table:style-name="ro1">
          <table:table-cell office:value-type="float" office:value="5.79393" calcext:value-type="float">
            <text:p>5.79393</text:p>
          </table:table-cell>
          <table:table-cell office:value-type="float" office:value="-0.758571" calcext:value-type="float">
            <text:p>-0.758571</text:p>
          </table:table-cell>
        </table:table-row>
        <table:table-row table:style-name="ro1">
          <table:table-cell office:value-type="float" office:value="5.796" calcext:value-type="float">
            <text:p>5.796</text:p>
          </table:table-cell>
          <table:table-cell office:value-type="float" office:value="-0.759418" calcext:value-type="float">
            <text:p>-0.759418</text:p>
          </table:table-cell>
        </table:table-row>
        <table:table-row table:style-name="ro1">
          <table:table-cell office:value-type="float" office:value="5.79807" calcext:value-type="float">
            <text:p>5.79807</text:p>
          </table:table-cell>
          <table:table-cell office:value-type="float" office:value="-0.760264" calcext:value-type="float">
            <text:p>-0.760264</text:p>
          </table:table-cell>
        </table:table-row>
        <table:table-row table:style-name="ro1">
          <table:table-cell office:value-type="float" office:value="5.80014" calcext:value-type="float">
            <text:p>5.80014</text:p>
          </table:table-cell>
          <table:table-cell office:value-type="float" office:value="-0.0673755" calcext:value-type="float">
            <text:p>-0.0673755</text:p>
          </table:table-cell>
        </table:table-row>
        <table:table-row table:style-name="ro1">
          <table:table-cell office:value-type="float" office:value="5.80221" calcext:value-type="float">
            <text:p>5.80221</text:p>
          </table:table-cell>
          <table:table-cell office:value-type="float" office:value="-1.45549" calcext:value-type="float">
            <text:p>-1.45549</text:p>
          </table:table-cell>
        </table:table-row>
        <table:table-row table:style-name="ro1">
          <table:table-cell office:value-type="float" office:value="5.80428" calcext:value-type="float">
            <text:p>5.80428</text:p>
          </table:table-cell>
          <table:table-cell office:value-type="float" office:value="-0.762696" calcext:value-type="float">
            <text:p>-0.762696</text:p>
          </table:table-cell>
        </table:table-row>
        <table:table-row table:style-name="ro1">
          <table:table-cell office:value-type="float" office:value="5.80635" calcext:value-type="float">
            <text:p>5.80635</text:p>
          </table:table-cell>
          <table:table-cell office:value-type="float" office:value="-0.763534" calcext:value-type="float">
            <text:p>-0.763534</text:p>
          </table:table-cell>
        </table:table-row>
        <table:table-row table:style-name="ro1">
          <table:table-cell office:value-type="float" office:value="5.80842" calcext:value-type="float">
            <text:p>5.80842</text:p>
          </table:table-cell>
          <table:table-cell office:value-type="float" office:value="-0.0706394" calcext:value-type="float">
            <text:p>-0.0706394</text:p>
          </table:table-cell>
        </table:table-row>
        <table:table-row table:style-name="ro1">
          <table:table-cell office:value-type="float" office:value="5.81049" calcext:value-type="float">
            <text:p>5.81049</text:p>
          </table:table-cell>
          <table:table-cell office:value-type="float" office:value="-1.45875" calcext:value-type="float">
            <text:p>-1.45875</text:p>
          </table:table-cell>
        </table:table-row>
        <table:table-row table:style-name="ro1">
          <table:table-cell office:value-type="float" office:value="5.81256" calcext:value-type="float">
            <text:p>5.81256</text:p>
          </table:table-cell>
          <table:table-cell office:value-type="float" office:value="-0.765945" calcext:value-type="float">
            <text:p>-0.765945</text:p>
          </table:table-cell>
        </table:table-row>
        <table:table-row table:style-name="ro1">
          <table:table-cell office:value-type="float" office:value="5.81463" calcext:value-type="float">
            <text:p>5.81463</text:p>
          </table:table-cell>
          <table:table-cell office:value-type="float" office:value="-0.766776" calcext:value-type="float">
            <text:p>-0.766776</text:p>
          </table:table-cell>
        </table:table-row>
        <table:table-row table:style-name="ro1">
          <table:table-cell office:value-type="float" office:value="5.8167" calcext:value-type="float">
            <text:p>5.8167</text:p>
          </table:table-cell>
          <table:table-cell office:value-type="float" office:value="-0.767605" calcext:value-type="float">
            <text:p>-0.767605</text:p>
          </table:table-cell>
        </table:table-row>
        <table:table-row table:style-name="ro1">
          <table:table-cell office:value-type="float" office:value="5.81877" calcext:value-type="float">
            <text:p>5.81877</text:p>
          </table:table-cell>
          <table:table-cell office:value-type="float" office:value="-0.0747021" calcext:value-type="float">
            <text:p>-0.0747021</text:p>
          </table:table-cell>
        </table:table-row>
        <table:table-row table:style-name="ro1">
          <table:table-cell office:value-type="float" office:value="5.82084" calcext:value-type="float">
            <text:p>5.82084</text:p>
          </table:table-cell>
          <table:table-cell office:value-type="float" office:value="-1.4628" calcext:value-type="float">
            <text:p>-1.4628</text:p>
          </table:table-cell>
        </table:table-row>
        <table:table-row table:style-name="ro1">
          <table:table-cell office:value-type="float" office:value="5.82291" calcext:value-type="float">
            <text:p>5.82291</text:p>
          </table:table-cell>
          <table:table-cell office:value-type="float" office:value="-0.769989" calcext:value-type="float">
            <text:p>-0.769989</text:p>
          </table:table-cell>
        </table:table-row>
        <table:table-row table:style-name="ro1">
          <table:table-cell office:value-type="float" office:value="5.82498" calcext:value-type="float">
            <text:p>5.82498</text:p>
          </table:table-cell>
          <table:table-cell office:value-type="float" office:value="5.47275" calcext:value-type="float">
            <text:p>5.47275</text:p>
          </table:table-cell>
        </table:table-row>
        <table:table-row table:style-name="ro1">
          <table:table-cell office:value-type="float" office:value="5.82705" calcext:value-type="float">
            <text:p>5.82705</text:p>
          </table:table-cell>
          <table:table-cell office:value-type="float" office:value="-13.2571" calcext:value-type="float">
            <text:p>-13.2571</text:p>
          </table:table-cell>
        </table:table-row>
        <table:table-row table:style-name="ro1">
          <table:table-cell office:value-type="float" office:value="5.82912" calcext:value-type="float">
            <text:p>5.82912</text:p>
          </table:table-cell>
          <table:table-cell office:value-type="float" office:value="6.16402" calcext:value-type="float">
            <text:p>6.16402</text:p>
          </table:table-cell>
        </table:table-row>
        <table:table-row table:style-name="ro1">
          <table:table-cell office:value-type="float" office:value="5.83119" calcext:value-type="float">
            <text:p>5.83119</text:p>
          </table:table-cell>
          <table:table-cell office:value-type="float" office:value="-1.46681" calcext:value-type="float">
            <text:p>-1.46681</text:p>
          </table:table-cell>
        </table:table-row>
        <table:table-row table:style-name="ro1">
          <table:table-cell office:value-type="float" office:value="5.83326" calcext:value-type="float">
            <text:p>5.83326</text:p>
          </table:table-cell>
          <table:table-cell office:value-type="float" office:value="-0.773988" calcext:value-type="float">
            <text:p>-0.773988</text:p>
          </table:table-cell>
        </table:table-row>
        <table:table-row table:style-name="ro1">
          <table:table-cell office:value-type="float" office:value="5.83533" calcext:value-type="float">
            <text:p>5.83533</text:p>
          </table:table-cell>
          <table:table-cell office:value-type="float" office:value="-0.7748" calcext:value-type="float">
            <text:p>-0.7748</text:p>
          </table:table-cell>
        </table:table-row>
        <table:table-row table:style-name="ro1">
          <table:table-cell office:value-type="float" office:value="5.8374" calcext:value-type="float">
            <text:p>5.8374</text:p>
          </table:table-cell>
          <table:table-cell office:value-type="float" office:value="-0.775611" calcext:value-type="float">
            <text:p>-0.775611</text:p>
          </table:table-cell>
        </table:table-row>
        <table:table-row table:style-name="ro1">
          <table:table-cell office:value-type="float" office:value="5.83947" calcext:value-type="float">
            <text:p>5.83947</text:p>
          </table:table-cell>
          <table:table-cell office:value-type="float" office:value="-0.0826914" calcext:value-type="float">
            <text:p>-0.0826914</text:p>
          </table:table-cell>
        </table:table-row>
        <table:table-row table:style-name="ro1">
          <table:table-cell office:value-type="float" office:value="5.84154" calcext:value-type="float">
            <text:p>5.84154</text:p>
          </table:table-cell>
          <table:table-cell office:value-type="float" office:value="-1.47077" calcext:value-type="float">
            <text:p>-1.47077</text:p>
          </table:table-cell>
        </table:table-row>
        <table:table-row table:style-name="ro1">
          <table:table-cell office:value-type="float" office:value="5.84361" calcext:value-type="float">
            <text:p>5.84361</text:p>
          </table:table-cell>
          <table:table-cell office:value-type="float" office:value="-0.777941" calcext:value-type="float">
            <text:p>-0.777941</text:p>
          </table:table-cell>
        </table:table-row>
        <table:table-row table:style-name="ro1">
          <table:table-cell office:value-type="float" office:value="5.84568" calcext:value-type="float">
            <text:p>5.84568</text:p>
          </table:table-cell>
          <table:table-cell office:value-type="float" office:value="-0.778744" calcext:value-type="float">
            <text:p>-0.778744</text:p>
          </table:table-cell>
        </table:table-row>
        <table:table-row table:style-name="ro1">
          <table:table-cell office:value-type="float" office:value="5.84775" calcext:value-type="float">
            <text:p>5.84775</text:p>
          </table:table-cell>
          <table:table-cell office:value-type="float" office:value="-0.779545" calcext:value-type="float">
            <text:p>-0.779545</text:p>
          </table:table-cell>
        </table:table-row>
        <table:table-row table:style-name="ro1">
          <table:table-cell office:value-type="float" office:value="5.84982" calcext:value-type="float">
            <text:p>5.84982</text:p>
          </table:table-cell>
          <table:table-cell office:value-type="float" office:value="-0.0866174" calcext:value-type="float">
            <text:p>-0.0866174</text:p>
          </table:table-cell>
        </table:table-row>
        <table:table-row table:style-name="ro1">
          <table:table-cell office:value-type="float" office:value="5.85189" calcext:value-type="float">
            <text:p>5.85189</text:p>
          </table:table-cell>
          <table:table-cell office:value-type="float" office:value="-1.47469" calcext:value-type="float">
            <text:p>-1.47469</text:p>
          </table:table-cell>
        </table:table-row>
        <table:table-row table:style-name="ro1">
          <table:table-cell office:value-type="float" office:value="5.85396" calcext:value-type="float">
            <text:p>5.85396</text:p>
          </table:table-cell>
          <table:table-cell office:value-type="float" office:value="-0.781849" calcext:value-type="float">
            <text:p>-0.781849</text:p>
          </table:table-cell>
        </table:table-row>
        <table:table-row table:style-name="ro1">
          <table:table-cell office:value-type="float" office:value="5.85603" calcext:value-type="float">
            <text:p>5.85603</text:p>
          </table:table-cell>
          <table:table-cell office:value-type="float" office:value="-0.782642" calcext:value-type="float">
            <text:p>-0.782642</text:p>
          </table:table-cell>
        </table:table-row>
        <table:table-row table:style-name="ro1">
          <table:table-cell office:value-type="float" office:value="5.8581" calcext:value-type="float">
            <text:p>5.8581</text:p>
          </table:table-cell>
          <table:table-cell office:value-type="float" office:value="-0.0897076" calcext:value-type="float">
            <text:p>-0.0897076</text:p>
          </table:table-cell>
        </table:table-row>
        <table:table-row table:style-name="ro1">
          <table:table-cell office:value-type="float" office:value="5.86017" calcext:value-type="float">
            <text:p>5.86017</text:p>
          </table:table-cell>
          <table:table-cell office:value-type="float" office:value="-1.47777" calcext:value-type="float">
            <text:p>-1.47777</text:p>
          </table:table-cell>
        </table:table-row>
        <table:table-row table:style-name="ro1">
          <table:table-cell office:value-type="float" office:value="5.86224" calcext:value-type="float">
            <text:p>5.86224</text:p>
          </table:table-cell>
          <table:table-cell office:value-type="float" office:value="-0.784924" calcext:value-type="float">
            <text:p>-0.784924</text:p>
          </table:table-cell>
        </table:table-row>
        <table:table-row table:style-name="ro1">
          <table:table-cell office:value-type="float" office:value="5.86431" calcext:value-type="float">
            <text:p>5.86431</text:p>
          </table:table-cell>
          <table:table-cell office:value-type="float" office:value="-0.78571" calcext:value-type="float">
            <text:p>-0.78571</text:p>
          </table:table-cell>
        </table:table-row>
        <table:table-row table:style-name="ro1">
          <table:table-cell office:value-type="float" office:value="5.86638" calcext:value-type="float">
            <text:p>5.86638</text:p>
          </table:table-cell>
          <table:table-cell office:value-type="float" office:value="-0.786494" calcext:value-type="float">
            <text:p>-0.786494</text:p>
          </table:table-cell>
        </table:table-row>
        <table:table-row table:style-name="ro1">
          <table:table-cell office:value-type="float" office:value="5.86845" calcext:value-type="float">
            <text:p>5.86845</text:p>
          </table:table-cell>
          <table:table-cell office:value-type="float" office:value="-0.0935509" calcext:value-type="float">
            <text:p>-0.0935509</text:p>
          </table:table-cell>
        </table:table-row>
        <table:table-row table:style-name="ro1">
          <table:table-cell office:value-type="float" office:value="5.87052" calcext:value-type="float">
            <text:p>5.87052</text:p>
          </table:table-cell>
          <table:table-cell office:value-type="float" office:value="-1.48161" calcext:value-type="float">
            <text:p>-1.48161</text:p>
          </table:table-cell>
        </table:table-row>
        <table:table-row table:style-name="ro1">
          <table:table-cell office:value-type="float" office:value="5.87259" calcext:value-type="float">
            <text:p>5.87259</text:p>
          </table:table-cell>
          <table:table-cell office:value-type="float" office:value="-0.788748" calcext:value-type="float">
            <text:p>-0.788748</text:p>
          </table:table-cell>
        </table:table-row>
        <table:table-row table:style-name="ro1">
          <table:table-cell office:value-type="float" office:value="5.87466" calcext:value-type="float">
            <text:p>5.87466</text:p>
          </table:table-cell>
          <table:table-cell office:value-type="float" office:value="-0.789525" calcext:value-type="float">
            <text:p>-0.789525</text:p>
          </table:table-cell>
        </table:table-row>
        <table:table-row table:style-name="ro1">
          <table:table-cell office:value-type="float" office:value="5.87673" calcext:value-type="float">
            <text:p>5.87673</text:p>
          </table:table-cell>
          <table:table-cell office:value-type="float" office:value="-0.790299" calcext:value-type="float">
            <text:p>-0.790299</text:p>
          </table:table-cell>
        </table:table-row>
        <table:table-row table:style-name="ro1">
          <table:table-cell office:value-type="float" office:value="5.8788" calcext:value-type="float">
            <text:p>5.8788</text:p>
          </table:table-cell>
          <table:table-cell office:value-type="float" office:value="-6.34086" calcext:value-type="float">
            <text:p>-6.34086</text:p>
          </table:table-cell>
        </table:table-row>
        <table:table-row table:style-name="ro1">
          <table:table-cell office:value-type="float" office:value="5.88087" calcext:value-type="float">
            <text:p>5.88087</text:p>
          </table:table-cell>
          <table:table-cell office:value-type="float" office:value="4.75658" calcext:value-type="float">
            <text:p>4.75658</text:p>
          </table:table-cell>
        </table:table-row>
        <table:table-row table:style-name="ro1">
          <table:table-cell office:value-type="float" office:value="5.88294" calcext:value-type="float">
            <text:p>5.88294</text:p>
          </table:table-cell>
          <table:table-cell office:value-type="float" office:value="5.45022" calcext:value-type="float">
            <text:p>5.45022</text:p>
          </table:table-cell>
        </table:table-row>
        <table:table-row table:style-name="ro1">
          <table:table-cell office:value-type="float" office:value="5.88501" calcext:value-type="float">
            <text:p>5.88501</text:p>
          </table:table-cell>
          <table:table-cell office:value-type="float" office:value="-13.2795" calcext:value-type="float">
            <text:p>-13.2795</text:p>
          </table:table-cell>
        </table:table-row>
        <table:table-row table:style-name="ro1">
          <table:table-cell office:value-type="float" office:value="5.88708" calcext:value-type="float">
            <text:p>5.88708</text:p>
          </table:table-cell>
          <table:table-cell office:value-type="float" office:value="6.14165" calcext:value-type="float">
            <text:p>6.14165</text:p>
          </table:table-cell>
        </table:table-row>
        <table:table-row table:style-name="ro1">
          <table:table-cell office:value-type="float" office:value="5.88915" calcext:value-type="float">
            <text:p>5.88915</text:p>
          </table:table-cell>
          <table:table-cell office:value-type="float" office:value="-1.48914" calcext:value-type="float">
            <text:p>-1.48914</text:p>
          </table:table-cell>
        </table:table-row>
        <table:table-row table:style-name="ro1">
          <table:table-cell office:value-type="float" office:value="5.89122" calcext:value-type="float">
            <text:p>5.89122</text:p>
          </table:table-cell>
          <table:table-cell office:value-type="float" office:value="5.44725" calcext:value-type="float">
            <text:p>5.44725</text:p>
          </table:table-cell>
        </table:table-row>
        <table:table-row table:style-name="ro1">
          <table:table-cell office:value-type="float" office:value="5.89329" calcext:value-type="float">
            <text:p>5.89329</text:p>
          </table:table-cell>
          <table:table-cell office:value-type="float" office:value="-7.039" calcext:value-type="float">
            <text:p>-7.039</text:p>
          </table:table-cell>
        </table:table-row>
        <table:table-row table:style-name="ro1">
          <table:table-cell office:value-type="float" office:value="5.89536" calcext:value-type="float">
            <text:p>5.89536</text:p>
          </table:table-cell>
          <table:table-cell office:value-type="float" office:value="-7.04051" calcext:value-type="float">
            <text:p>-7.04051</text:p>
          </table:table-cell>
        </table:table-row>
        <table:table-row table:style-name="ro1">
          <table:table-cell office:value-type="float" office:value="5.89743" calcext:value-type="float">
            <text:p>5.89743</text:p>
          </table:table-cell>
          <table:table-cell office:value-type="float" office:value="6.13794" calcext:value-type="float">
            <text:p>6.13794</text:p>
          </table:table-cell>
        </table:table-row>
        <table:table-row table:style-name="ro1">
          <table:table-cell office:value-type="float" office:value="5.8995" calcext:value-type="float">
            <text:p>5.8995</text:p>
          </table:table-cell>
          <table:table-cell office:value-type="float" office:value="-1.49283" calcext:value-type="float">
            <text:p>-1.49283</text:p>
          </table:table-cell>
        </table:table-row>
        <table:table-row table:style-name="ro1">
          <table:table-cell office:value-type="float" office:value="5.90157" calcext:value-type="float">
            <text:p>5.90157</text:p>
          </table:table-cell>
          <table:table-cell office:value-type="float" office:value="-0.799941" calcext:value-type="float">
            <text:p>-0.799941</text:p>
          </table:table-cell>
        </table:table-row>
        <table:table-row table:style-name="ro1">
          <table:table-cell office:value-type="float" office:value="5.90364" calcext:value-type="float">
            <text:p>5.90364</text:p>
          </table:table-cell>
          <table:table-cell office:value-type="float" office:value="-0.800689" calcext:value-type="float">
            <text:p>-0.800689</text:p>
          </table:table-cell>
        </table:table-row>
        <table:table-row table:style-name="ro1">
          <table:table-cell office:value-type="float" office:value="5.90571" calcext:value-type="float">
            <text:p>5.90571</text:p>
          </table:table-cell>
          <table:table-cell office:value-type="float" office:value="-0.107714" calcext:value-type="float">
            <text:p>-0.107714</text:p>
          </table:table-cell>
        </table:table-row>
        <table:table-row table:style-name="ro1">
          <table:table-cell office:value-type="float" office:value="5.90778" calcext:value-type="float">
            <text:p>5.90778</text:p>
          </table:table-cell>
          <table:table-cell office:value-type="float" office:value="-1.49573" calcext:value-type="float">
            <text:p>-1.49573</text:p>
          </table:table-cell>
        </table:table-row>
        <table:table-row table:style-name="ro1">
          <table:table-cell office:value-type="float" office:value="5.90985" calcext:value-type="float">
            <text:p>5.90985</text:p>
          </table:table-cell>
          <table:table-cell office:value-type="float" office:value="-0.802838" calcext:value-type="float">
            <text:p>-0.802838</text:p>
          </table:table-cell>
        </table:table-row>
        <table:table-row table:style-name="ro1">
          <table:table-cell office:value-type="float" office:value="5.91192" calcext:value-type="float">
            <text:p>5.91192</text:p>
          </table:table-cell>
          <table:table-cell office:value-type="float" office:value="-0.803578" calcext:value-type="float">
            <text:p>-0.803578</text:p>
          </table:table-cell>
        </table:table-row>
        <table:table-row table:style-name="ro1">
          <table:table-cell office:value-type="float" office:value="5.91399" calcext:value-type="float">
            <text:p>5.91399</text:p>
          </table:table-cell>
          <table:table-cell office:value-type="float" office:value="5.43917" calcext:value-type="float">
            <text:p>5.43917</text:p>
          </table:table-cell>
        </table:table-row>
        <table:table-row table:style-name="ro1">
          <table:table-cell office:value-type="float" office:value="5.91606" calcext:value-type="float">
            <text:p>5.91606</text:p>
          </table:table-cell>
          <table:table-cell office:value-type="float" office:value="-12.5968" calcext:value-type="float">
            <text:p>-12.5968</text:p>
          </table:table-cell>
        </table:table-row>
        <table:table-row table:style-name="ro1">
          <table:table-cell office:value-type="float" office:value="5.91813" calcext:value-type="float">
            <text:p>5.91813</text:p>
          </table:table-cell>
          <table:table-cell office:value-type="float" office:value="4.7434" calcext:value-type="float">
            <text:p>4.7434</text:p>
          </table:table-cell>
        </table:table-row>
        <table:table-row table:style-name="ro1">
          <table:table-cell office:value-type="float" office:value="5.9202" calcext:value-type="float">
            <text:p>5.9202</text:p>
          </table:table-cell>
          <table:table-cell office:value-type="float" office:value="-0.806437" calcext:value-type="float">
            <text:p>-0.806437</text:p>
          </table:table-cell>
        </table:table-row>
        <table:table-row table:style-name="ro1">
          <table:table-cell office:value-type="float" office:value="5.92227" calcext:value-type="float">
            <text:p>5.92227</text:p>
          </table:table-cell>
          <table:table-cell office:value-type="float" office:value="-0.807168" calcext:value-type="float">
            <text:p>-0.807168</text:p>
          </table:table-cell>
        </table:table-row>
        <table:table-row table:style-name="ro1">
          <table:table-cell office:value-type="float" office:value="5.92434" calcext:value-type="float">
            <text:p>5.92434</text:p>
          </table:table-cell>
          <table:table-cell office:value-type="float" office:value="-0.807896" calcext:value-type="float">
            <text:p>-0.807896</text:p>
          </table:table-cell>
        </table:table-row>
        <table:table-row table:style-name="ro1">
          <table:table-cell office:value-type="float" office:value="5.92641" calcext:value-type="float">
            <text:p>5.92641</text:p>
          </table:table-cell>
          <table:table-cell office:value-type="float" office:value="-0.114903" calcext:value-type="float">
            <text:p>-0.114903</text:p>
          </table:table-cell>
        </table:table-row>
        <table:table-row table:style-name="ro1">
          <table:table-cell office:value-type="float" office:value="5.92848" calcext:value-type="float">
            <text:p>5.92848</text:p>
          </table:table-cell>
          <table:table-cell office:value-type="float" office:value="4.74056" calcext:value-type="float">
            <text:p>4.74056</text:p>
          </table:table-cell>
        </table:table-row>
        <table:table-row table:style-name="ro1">
          <table:table-cell office:value-type="float" office:value="5.93055" calcext:value-type="float">
            <text:p>5.93055</text:p>
          </table:table-cell>
          <table:table-cell office:value-type="float" office:value="-13.2955" calcext:value-type="float">
            <text:p>-13.2955</text:p>
          </table:table-cell>
        </table:table-row>
        <table:table-row table:style-name="ro1">
          <table:table-cell office:value-type="float" office:value="5.93262" calcext:value-type="float">
            <text:p>5.93262</text:p>
          </table:table-cell>
          <table:table-cell office:value-type="float" office:value="5.43203" calcext:value-type="float">
            <text:p>5.43203</text:p>
          </table:table-cell>
        </table:table-row>
        <table:table-row table:style-name="ro1">
          <table:table-cell office:value-type="float" office:value="5.93469" calcext:value-type="float">
            <text:p>5.93469</text:p>
          </table:table-cell>
          <table:table-cell office:value-type="float" office:value="-0.811428" calcext:value-type="float">
            <text:p>-0.811428</text:p>
          </table:table-cell>
        </table:table-row>
        <table:table-row table:style-name="ro1">
          <table:table-cell office:value-type="float" office:value="5.93676" calcext:value-type="float">
            <text:p>5.93676</text:p>
          </table:table-cell>
          <table:table-cell office:value-type="float" office:value="-0.118427" calcext:value-type="float">
            <text:p>-0.118427</text:p>
          </table:table-cell>
        </table:table-row>
        <table:table-row table:style-name="ro1">
          <table:table-cell office:value-type="float" office:value="5.93883" calcext:value-type="float">
            <text:p>5.93883</text:p>
          </table:table-cell>
          <table:table-cell office:value-type="float" office:value="-1.50642" calcext:value-type="float">
            <text:p>-1.50642</text:p>
          </table:table-cell>
        </table:table-row>
        <table:table-row table:style-name="ro1">
          <table:table-cell office:value-type="float" office:value="5.9409" calcext:value-type="float">
            <text:p>5.9409</text:p>
          </table:table-cell>
          <table:table-cell office:value-type="float" office:value="-0.813493" calcext:value-type="float">
            <text:p>-0.813493</text:p>
          </table:table-cell>
        </table:table-row>
        <table:table-row table:style-name="ro1">
          <table:table-cell office:value-type="float" office:value="5.94297" calcext:value-type="float">
            <text:p>5.94297</text:p>
          </table:table-cell>
          <table:table-cell office:value-type="float" office:value="-0.814204" calcext:value-type="float">
            <text:p>-0.814204</text:p>
          </table:table-cell>
        </table:table-row>
        <table:table-row table:style-name="ro1">
          <table:table-cell office:value-type="float" office:value="5.94504" calcext:value-type="float">
            <text:p>5.94504</text:p>
          </table:table-cell>
          <table:table-cell office:value-type="float" office:value="5.42854" calcext:value-type="float">
            <text:p>5.42854</text:p>
          </table:table-cell>
        </table:table-row>
        <table:table-row table:style-name="ro1">
          <table:table-cell office:value-type="float" office:value="5.94711" calcext:value-type="float">
            <text:p>5.94711</text:p>
          </table:table-cell>
          <table:table-cell office:value-type="float" office:value="-12.6074" calcext:value-type="float">
            <text:p>-12.6074</text:p>
          </table:table-cell>
        </table:table-row>
        <table:table-row table:style-name="ro1">
          <table:table-cell office:value-type="float" office:value="5.94918" calcext:value-type="float">
            <text:p>5.94918</text:p>
          </table:table-cell>
          <table:table-cell office:value-type="float" office:value="4.73286" calcext:value-type="float">
            <text:p>4.73286</text:p>
          </table:table-cell>
        </table:table-row>
        <table:table-row table:style-name="ro1">
          <table:table-cell office:value-type="float" office:value="5.95125" calcext:value-type="float">
            <text:p>5.95125</text:p>
          </table:table-cell>
          <table:table-cell office:value-type="float" office:value="-0.816949" calcext:value-type="float">
            <text:p>-0.816949</text:p>
          </table:table-cell>
        </table:table-row>
        <table:table-row table:style-name="ro1">
          <table:table-cell office:value-type="float" office:value="5.95332" calcext:value-type="float">
            <text:p>5.95332</text:p>
          </table:table-cell>
          <table:table-cell office:value-type="float" office:value="-0.81765" calcext:value-type="float">
            <text:p>-0.81765</text:p>
          </table:table-cell>
        </table:table-row>
        <table:table-row table:style-name="ro1">
          <table:table-cell office:value-type="float" office:value="5.95539" calcext:value-type="float">
            <text:p>5.95539</text:p>
          </table:table-cell>
          <table:table-cell office:value-type="float" office:value="-0.124633" calcext:value-type="float">
            <text:p>-0.124633</text:p>
          </table:table-cell>
        </table:table-row>
        <table:table-row table:style-name="ro1">
          <table:table-cell office:value-type="float" office:value="5.95746" calcext:value-type="float">
            <text:p>5.95746</text:p>
          </table:table-cell>
          <table:table-cell office:value-type="float" office:value="-1.51261" calcext:value-type="float">
            <text:p>-1.51261</text:p>
          </table:table-cell>
        </table:table-row>
        <table:table-row table:style-name="ro1">
          <table:table-cell office:value-type="float" office:value="5.95953" calcext:value-type="float">
            <text:p>5.95953</text:p>
          </table:table-cell>
          <table:table-cell office:value-type="float" office:value="-0.819663" calcext:value-type="float">
            <text:p>-0.819663</text:p>
          </table:table-cell>
        </table:table-row>
        <table:table-row table:style-name="ro1">
          <table:table-cell office:value-type="float" office:value="5.9616" calcext:value-type="float">
            <text:p>5.9616</text:p>
          </table:table-cell>
          <table:table-cell office:value-type="float" office:value="-0.820357" calcext:value-type="float">
            <text:p>-0.820357</text:p>
          </table:table-cell>
        </table:table-row>
        <table:table-row table:style-name="ro1">
          <table:table-cell office:value-type="float" office:value="5.96367" calcext:value-type="float">
            <text:p>5.96367</text:p>
          </table:table-cell>
          <table:table-cell office:value-type="float" office:value="-0.821048" calcext:value-type="float">
            <text:p>-0.821048</text:p>
          </table:table-cell>
        </table:table-row>
        <table:table-row table:style-name="ro1">
          <table:table-cell office:value-type="float" office:value="5.96574" calcext:value-type="float">
            <text:p>5.96574</text:p>
          </table:table-cell>
          <table:table-cell office:value-type="float" office:value="-0.128022" calcext:value-type="float">
            <text:p>-0.128022</text:p>
          </table:table-cell>
        </table:table-row>
        <table:table-row table:style-name="ro1">
          <table:table-cell office:value-type="float" office:value="5.96781" calcext:value-type="float">
            <text:p>5.96781</text:p>
          </table:table-cell>
          <table:table-cell office:value-type="float" office:value="-1.51599" calcext:value-type="float">
            <text:p>-1.51599</text:p>
          </table:table-cell>
        </table:table-row>
        <table:table-row table:style-name="ro1">
          <table:table-cell office:value-type="float" office:value="5.96988" calcext:value-type="float">
            <text:p>5.96988</text:p>
          </table:table-cell>
          <table:table-cell office:value-type="float" office:value="-0.823033" calcext:value-type="float">
            <text:p>-0.823033</text:p>
          </table:table-cell>
        </table:table-row>
        <table:table-row table:style-name="ro1">
          <table:table-cell office:value-type="float" office:value="5.97195" calcext:value-type="float">
            <text:p>5.97195</text:p>
          </table:table-cell>
          <table:table-cell office:value-type="float" office:value="-0.823716" calcext:value-type="float">
            <text:p>-0.823716</text:p>
          </table:table-cell>
        </table:table-row>
        <table:table-row table:style-name="ro1">
          <table:table-cell office:value-type="float" office:value="5.97402" calcext:value-type="float">
            <text:p>5.97402</text:p>
          </table:table-cell>
          <table:table-cell office:value-type="float" office:value="-0.824397" calcext:value-type="float">
            <text:p>-0.824397</text:p>
          </table:table-cell>
        </table:table-row>
        <table:table-row table:style-name="ro1">
          <table:table-cell office:value-type="float" office:value="5.97609" calcext:value-type="float">
            <text:p>5.97609</text:p>
          </table:table-cell>
          <table:table-cell office:value-type="float" office:value="-0.131363" calcext:value-type="float">
            <text:p>-0.131363</text:p>
          </table:table-cell>
        </table:table-row>
        <table:table-row table:style-name="ro1">
          <table:table-cell office:value-type="float" office:value="5.97816" calcext:value-type="float">
            <text:p>5.97816</text:p>
          </table:table-cell>
          <table:table-cell office:value-type="float" office:value="-1.51932" calcext:value-type="float">
            <text:p>-1.51932</text:p>
          </table:table-cell>
        </table:table-row>
        <table:table-row table:style-name="ro1">
          <table:table-cell office:value-type="float" office:value="5.98023" calcext:value-type="float">
            <text:p>5.98023</text:p>
          </table:table-cell>
          <table:table-cell office:value-type="float" office:value="-0.826354" calcext:value-type="float">
            <text:p>-0.826354</text:p>
          </table:table-cell>
        </table:table-row>
        <table:table-row table:style-name="ro1">
          <table:table-cell office:value-type="float" office:value="5.9823" calcext:value-type="float">
            <text:p>5.9823</text:p>
          </table:table-cell>
          <table:table-cell office:value-type="float" office:value="-0.827027" calcext:value-type="float">
            <text:p>-0.827027</text:p>
          </table:table-cell>
        </table:table-row>
        <table:table-row table:style-name="ro1">
          <table:table-cell office:value-type="float" office:value="5.98437" calcext:value-type="float">
            <text:p>5.98437</text:p>
          </table:table-cell>
          <table:table-cell office:value-type="float" office:value="-0.827698" calcext:value-type="float">
            <text:p>-0.827698</text:p>
          </table:table-cell>
        </table:table-row>
        <table:table-row table:style-name="ro1">
          <table:table-cell office:value-type="float" office:value="5.98644" calcext:value-type="float">
            <text:p>5.98644</text:p>
          </table:table-cell>
          <table:table-cell office:value-type="float" office:value="5.41505" calcext:value-type="float">
            <text:p>5.41505</text:p>
          </table:table-cell>
        </table:table-row>
        <table:table-row table:style-name="ro1">
          <table:table-cell office:value-type="float" office:value="5.98851" calcext:value-type="float">
            <text:p>5.98851</text:p>
          </table:table-cell>
          <table:table-cell office:value-type="float" office:value="-12.6208" calcext:value-type="float">
            <text:p>-12.6208</text:p>
          </table:table-cell>
        </table:table-row>
        <table:table-row table:style-name="ro1">
          <table:table-cell office:value-type="float" office:value="5.99058" calcext:value-type="float">
            <text:p>5.99058</text:p>
          </table:table-cell>
          <table:table-cell office:value-type="float" office:value="4.71948" calcext:value-type="float">
            <text:p>4.71948</text:p>
          </table:table-cell>
        </table:table-row>
        <table:table-row table:style-name="ro1">
          <table:table-cell office:value-type="float" office:value="5.99265" calcext:value-type="float">
            <text:p>5.99265</text:p>
          </table:table-cell>
          <table:table-cell office:value-type="float" office:value="-0.830289" calcext:value-type="float">
            <text:p>-0.830289</text:p>
          </table:table-cell>
        </table:table-row>
        <table:table-row table:style-name="ro1">
          <table:table-cell office:value-type="float" office:value="5.99472" calcext:value-type="float">
            <text:p>5.99472</text:p>
          </table:table-cell>
          <table:table-cell office:value-type="float" office:value="-0.137239" calcext:value-type="float">
            <text:p>-0.137239</text:p>
          </table:table-cell>
        </table:table-row>
        <table:table-row table:style-name="ro1">
          <table:table-cell office:value-type="float" office:value="5.99679" calcext:value-type="float">
            <text:p>5.99679</text:p>
          </table:table-cell>
          <table:table-cell office:value-type="float" office:value="-1.52517" calcext:value-type="float">
            <text:p>-1.52517</text:p>
          </table:table-cell>
        </table:table-row>
        <table:table-row table:style-name="ro1">
          <table:table-cell office:value-type="float" office:value="5.99886" calcext:value-type="float">
            <text:p>5.99886</text:p>
          </table:table-cell>
          <table:table-cell office:value-type="float" office:value="5.41121" calcext:value-type="float">
            <text:p>5.41121</text:p>
          </table:table-cell>
        </table:table-row>
        <table:table-row table:style-name="ro1">
          <table:table-cell office:value-type="float" office:value="6.00093" calcext:value-type="float">
            <text:p>6.00093</text:p>
          </table:table-cell>
          <table:table-cell office:value-type="float" office:value="-13.3183" calcext:value-type="float">
            <text:p>-13.3183</text:p>
          </table:table-cell>
        </table:table-row>
        <table:table-row table:style-name="ro1">
          <table:table-cell office:value-type="float" office:value="6.003" calcext:value-type="float">
            <text:p>6.003</text:p>
          </table:table-cell>
          <table:table-cell office:value-type="float" office:value="11.6526" calcext:value-type="float">
            <text:p>11.6526</text:p>
          </table:table-cell>
        </table:table-row>
        <table:table-row table:style-name="ro1">
          <table:table-cell office:value-type="float" office:value="6.00507" calcext:value-type="float">
            <text:p>6.00507</text:p>
          </table:table-cell>
          <table:table-cell office:value-type="float" office:value="-7.07625" calcext:value-type="float">
            <text:p>-7.07625</text:p>
          </table:table-cell>
        </table:table-row>
        <table:table-row table:style-name="ro1">
          <table:table-cell office:value-type="float" office:value="6.00714" calcext:value-type="float">
            <text:p>6.00714</text:p>
          </table:table-cell>
          <table:table-cell office:value-type="float" office:value="-6.38384" calcext:value-type="float">
            <text:p>-6.38384</text:p>
          </table:table-cell>
        </table:table-row>
        <table:table-row table:style-name="ro1">
          <table:table-cell office:value-type="float" office:value="6.00921" calcext:value-type="float">
            <text:p>6.00921</text:p>
          </table:table-cell>
          <table:table-cell office:value-type="float" office:value="10.9571" calcext:value-type="float">
            <text:p>10.9571</text:p>
          </table:table-cell>
        </table:table-row>
        <table:table-row table:style-name="ro1">
          <table:table-cell office:value-type="float" office:value="6.01128" calcext:value-type="float">
            <text:p>6.01128</text:p>
          </table:table-cell>
          <table:table-cell office:value-type="float" office:value="-13.3215" calcext:value-type="float">
            <text:p>-13.3215</text:p>
          </table:table-cell>
        </table:table-row>
        <table:table-row table:style-name="ro1">
          <table:table-cell office:value-type="float" office:value="6.01335" calcext:value-type="float">
            <text:p>6.01335</text:p>
          </table:table-cell>
          <table:table-cell office:value-type="float" office:value="11.6495" calcext:value-type="float">
            <text:p>11.6495</text:p>
          </table:table-cell>
        </table:table-row>
        <table:table-row table:style-name="ro1">
          <table:table-cell office:value-type="float" office:value="6.01542" calcext:value-type="float">
            <text:p>6.01542</text:p>
          </table:table-cell>
          <table:table-cell office:value-type="float" office:value="-7.07941" calcext:value-type="float">
            <text:p>-7.07941</text:p>
          </table:table-cell>
        </table:table-row>
        <table:table-row table:style-name="ro1">
          <table:table-cell office:value-type="float" office:value="6.01749" calcext:value-type="float">
            <text:p>6.01749</text:p>
          </table:table-cell>
          <table:table-cell office:value-type="float" office:value="-0.143598" calcext:value-type="float">
            <text:p>-0.143598</text:p>
          </table:table-cell>
        </table:table-row>
        <table:table-row table:style-name="ro1">
          <table:table-cell office:value-type="float" office:value="6.01956" calcext:value-type="float">
            <text:p>6.01956</text:p>
          </table:table-cell>
          <table:table-cell office:value-type="float" office:value="-7.77489" calcext:value-type="float">
            <text:p>-7.77489</text:p>
          </table:table-cell>
        </table:table-row>
        <table:table-row table:style-name="ro1">
          <table:table-cell office:value-type="float" office:value="6.02163" calcext:value-type="float">
            <text:p>6.02163</text:p>
          </table:table-cell>
          <table:table-cell office:value-type="float" office:value="17.8904" calcext:value-type="float">
            <text:p>17.8904</text:p>
          </table:table-cell>
        </table:table-row>
        <table:table-row table:style-name="ro1">
          <table:table-cell office:value-type="float" office:value="6.0237" calcext:value-type="float">
            <text:p>6.0237</text:p>
          </table:table-cell>
          <table:table-cell office:value-type="float" office:value="-25.8108" calcext:value-type="float">
            <text:p>-25.8108</text:p>
          </table:table-cell>
        </table:table-row>
        <table:table-row table:style-name="ro1">
          <table:table-cell office:value-type="float" office:value="6.02577" calcext:value-type="float">
            <text:p>6.02577</text:p>
          </table:table-cell>
          <table:table-cell office:value-type="float" office:value="12.3388" calcext:value-type="float">
            <text:p>12.3388</text:p>
          </table:table-cell>
        </table:table-row>
        <table:table-row table:style-name="ro1">
          <table:table-cell office:value-type="float" office:value="6.02784" calcext:value-type="float">
            <text:p>6.02784</text:p>
          </table:table-cell>
          <table:table-cell office:value-type="float" office:value="4.70876" calcext:value-type="float">
            <text:p>4.70876</text:p>
          </table:table-cell>
        </table:table-row>
        <table:table-row table:style-name="ro1">
          <table:table-cell office:value-type="float" office:value="6.02991" calcext:value-type="float">
            <text:p>6.02991</text:p>
          </table:table-cell>
          <table:table-cell office:value-type="float" office:value="-7.08371" calcext:value-type="float">
            <text:p>-7.08371</text:p>
          </table:table-cell>
        </table:table-row>
        <table:table-row table:style-name="ro1">
          <table:table-cell office:value-type="float" office:value="6.03198" calcext:value-type="float">
            <text:p>6.03198</text:p>
          </table:table-cell>
          <table:table-cell office:value-type="float" office:value="-0.841598" calcext:value-type="float">
            <text:p>-0.841598</text:p>
          </table:table-cell>
        </table:table-row>
        <table:table-row table:style-name="ro1">
          <table:table-cell office:value-type="float" office:value="6.03405" calcext:value-type="float">
            <text:p>6.03405</text:p>
          </table:table-cell>
          <table:table-cell office:value-type="float" office:value="-7.08559" calcext:value-type="float">
            <text:p>-7.08559</text:p>
          </table:table-cell>
        </table:table-row>
        <table:table-row table:style-name="ro1">
          <table:table-cell office:value-type="float" office:value="6.03612" calcext:value-type="float">
            <text:p>6.03612</text:p>
          </table:table-cell>
          <table:table-cell office:value-type="float" office:value="11.6426" calcext:value-type="float">
            <text:p>11.6426</text:p>
          </table:table-cell>
        </table:table-row>
        <table:table-row table:style-name="ro1">
          <table:table-cell office:value-type="float" office:value="6.03819" calcext:value-type="float">
            <text:p>6.03819</text:p>
          </table:table-cell>
          <table:table-cell office:value-type="float" office:value="-6.3925" calcext:value-type="float">
            <text:p>-6.3925</text:p>
          </table:table-cell>
        </table:table-row>
        <table:table-row table:style-name="ro1">
          <table:table-cell office:value-type="float" office:value="6.04026" calcext:value-type="float">
            <text:p>6.04026</text:p>
          </table:table-cell>
          <table:table-cell office:value-type="float" office:value="-7.78102" calcext:value-type="float">
            <text:p>-7.78102</text:p>
          </table:table-cell>
        </table:table-row>
        <table:table-row table:style-name="ro1">
          <table:table-cell office:value-type="float" office:value="6.04233" calcext:value-type="float">
            <text:p>6.04233</text:p>
          </table:table-cell>
          <table:table-cell office:value-type="float" office:value="5.3975" calcext:value-type="float">
            <text:p>5.3975</text:p>
          </table:table-cell>
        </table:table-row>
        <table:table-row table:style-name="ro1">
          <table:table-cell office:value-type="float" office:value="6.0444" calcext:value-type="float">
            <text:p>6.0444</text:p>
          </table:table-cell>
          <table:table-cell office:value-type="float" office:value="-0.152155" calcext:value-type="float">
            <text:p>-0.152155</text:p>
          </table:table-cell>
        </table:table-row>
        <table:table-row table:style-name="ro1">
          <table:table-cell office:value-type="float" office:value="6.04647" calcext:value-type="float">
            <text:p>6.04647</text:p>
          </table:table-cell>
          <table:table-cell office:value-type="float" office:value="-1.54004" calcext:value-type="float">
            <text:p>-1.54004</text:p>
          </table:table-cell>
        </table:table-row>
        <table:table-row table:style-name="ro1">
          <table:table-cell office:value-type="float" office:value="6.04854" calcext:value-type="float">
            <text:p>6.04854</text:p>
          </table:table-cell>
          <table:table-cell office:value-type="float" office:value="-0.847013" calcext:value-type="float">
            <text:p>-0.847013</text:p>
          </table:table-cell>
        </table:table-row>
        <table:table-row table:style-name="ro1">
          <table:table-cell office:value-type="float" office:value="6.05061" calcext:value-type="float">
            <text:p>6.05061</text:p>
          </table:table-cell>
          <table:table-cell office:value-type="float" office:value="-0.847619" calcext:value-type="float">
            <text:p>-0.847619</text:p>
          </table:table-cell>
        </table:table-row>
        <table:table-row table:style-name="ro1">
          <table:table-cell office:value-type="float" office:value="6.05268" calcext:value-type="float">
            <text:p>6.05268</text:p>
          </table:table-cell>
          <table:table-cell office:value-type="float" office:value="-0.848224" calcext:value-type="float">
            <text:p>-0.848224</text:p>
          </table:table-cell>
        </table:table-row>
        <table:table-row table:style-name="ro1">
          <table:table-cell office:value-type="float" office:value="6.05475" calcext:value-type="float">
            <text:p>6.05475</text:p>
          </table:table-cell>
          <table:table-cell office:value-type="float" office:value="-0.155121" calcext:value-type="float">
            <text:p>-0.155121</text:p>
          </table:table-cell>
        </table:table-row>
        <table:table-row table:style-name="ro1">
          <table:table-cell office:value-type="float" office:value="6.05682" calcext:value-type="float">
            <text:p>6.05682</text:p>
          </table:table-cell>
          <table:table-cell office:value-type="float" office:value="-1.543" calcext:value-type="float">
            <text:p>-1.543</text:p>
          </table:table-cell>
        </table:table-row>
        <table:table-row table:style-name="ro1">
          <table:table-cell office:value-type="float" office:value="6.05889" calcext:value-type="float">
            <text:p>6.05889</text:p>
          </table:table-cell>
          <table:table-cell office:value-type="float" office:value="-0.849959" calcext:value-type="float">
            <text:p>-0.849959</text:p>
          </table:table-cell>
        </table:table-row>
        <table:table-row table:style-name="ro1">
          <table:table-cell office:value-type="float" office:value="6.06096" calcext:value-type="float">
            <text:p>6.06096</text:p>
          </table:table-cell>
          <table:table-cell office:value-type="float" office:value="-0.850555" calcext:value-type="float">
            <text:p>-0.850555</text:p>
          </table:table-cell>
        </table:table-row>
        <table:table-row table:style-name="ro1">
          <table:table-cell office:value-type="float" office:value="6.06303" calcext:value-type="float">
            <text:p>6.06303</text:p>
          </table:table-cell>
          <table:table-cell office:value-type="float" office:value="-6.40078" calcext:value-type="float">
            <text:p>-6.40078</text:p>
          </table:table-cell>
        </table:table-row>
        <table:table-row table:style-name="ro1">
          <table:table-cell office:value-type="float" office:value="6.0651" calcext:value-type="float">
            <text:p>6.0651</text:p>
          </table:table-cell>
          <table:table-cell office:value-type="float" office:value="10.9402" calcext:value-type="float">
            <text:p>10.9402</text:p>
          </table:table-cell>
        </table:table-row>
        <table:table-row table:style-name="ro1">
          <table:table-cell office:value-type="float" office:value="6.06717" calcext:value-type="float">
            <text:p>6.06717</text:p>
          </table:table-cell>
          <table:table-cell office:value-type="float" office:value="-7.09501" calcext:value-type="float">
            <text:p>-7.09501</text:p>
          </table:table-cell>
        </table:table-row>
        <table:table-row table:style-name="ro1">
          <table:table-cell office:value-type="float" office:value="6.06924" calcext:value-type="float">
            <text:p>6.06924</text:p>
          </table:table-cell>
          <table:table-cell office:value-type="float" office:value="-0.852855" calcext:value-type="float">
            <text:p>-0.852855</text:p>
          </table:table-cell>
        </table:table-row>
        <table:table-row table:style-name="ro1">
          <table:table-cell office:value-type="float" office:value="6.07131" calcext:value-type="float">
            <text:p>6.07131</text:p>
          </table:table-cell>
          <table:table-cell office:value-type="float" office:value="-0.853441" calcext:value-type="float">
            <text:p>-0.853441</text:p>
          </table:table-cell>
        </table:table-row>
        <table:table-row table:style-name="ro1">
          <table:table-cell office:value-type="float" office:value="6.07338" calcext:value-type="float">
            <text:p>6.07338</text:p>
          </table:table-cell>
          <table:table-cell office:value-type="float" office:value="-6.40365" calcext:value-type="float">
            <text:p>-6.40365</text:p>
          </table:table-cell>
        </table:table-row>
        <table:table-row table:style-name="ro1">
          <table:table-cell office:value-type="float" office:value="6.07545" calcext:value-type="float">
            <text:p>6.07545</text:p>
          </table:table-cell>
          <table:table-cell office:value-type="float" office:value="4.69398" calcext:value-type="float">
            <text:p>4.69398</text:p>
          </table:table-cell>
        </table:table-row>
        <table:table-row table:style-name="ro1">
          <table:table-cell office:value-type="float" office:value="6.07752" calcext:value-type="float">
            <text:p>6.07752</text:p>
          </table:table-cell>
          <table:table-cell office:value-type="float" office:value="-0.855701" calcext:value-type="float">
            <text:p>-0.855701</text:p>
          </table:table-cell>
        </table:table-row>
        <table:table-row table:style-name="ro1">
          <table:table-cell office:value-type="float" office:value="6.07959" calcext:value-type="float">
            <text:p>6.07959</text:p>
          </table:table-cell>
          <table:table-cell office:value-type="float" office:value="-0.856276" calcext:value-type="float">
            <text:p>-0.856276</text:p>
          </table:table-cell>
        </table:table-row>
        <table:table-row table:style-name="ro1">
          <table:table-cell office:value-type="float" office:value="6.08166" calcext:value-type="float">
            <text:p>6.08166</text:p>
          </table:table-cell>
          <table:table-cell office:value-type="float" office:value="-0.85685" calcext:value-type="float">
            <text:p>-0.85685</text:p>
          </table:table-cell>
        </table:table-row>
        <table:table-row table:style-name="ro1">
          <table:table-cell office:value-type="float" office:value="6.08373" calcext:value-type="float">
            <text:p>6.08373</text:p>
          </table:table-cell>
          <table:table-cell office:value-type="float" office:value="-0.16372" calcext:value-type="float">
            <text:p>-0.16372</text:p>
          </table:table-cell>
        </table:table-row>
        <table:table-row table:style-name="ro1">
          <table:table-cell office:value-type="float" office:value="6.0858" calcext:value-type="float">
            <text:p>6.0858</text:p>
          </table:table-cell>
          <table:table-cell office:value-type="float" office:value="-1.55157" calcext:value-type="float">
            <text:p>-1.55157</text:p>
          </table:table-cell>
        </table:table-row>
        <table:table-row table:style-name="ro1">
          <table:table-cell office:value-type="float" office:value="6.08787" calcext:value-type="float">
            <text:p>6.08787</text:p>
          </table:table-cell>
          <table:table-cell office:value-type="float" office:value="-0.858496" calcext:value-type="float">
            <text:p>-0.858496</text:p>
          </table:table-cell>
        </table:table-row>
        <table:table-row table:style-name="ro1">
          <table:table-cell office:value-type="float" office:value="6.08994" calcext:value-type="float">
            <text:p>6.08994</text:p>
          </table:table-cell>
          <table:table-cell office:value-type="float" office:value="-0.859061" calcext:value-type="float">
            <text:p>-0.859061</text:p>
          </table:table-cell>
        </table:table-row>
        <table:table-row table:style-name="ro1">
          <table:table-cell office:value-type="float" office:value="6.09201" calcext:value-type="float">
            <text:p>6.09201</text:p>
          </table:table-cell>
          <table:table-cell office:value-type="float" office:value="-0.165924" calcext:value-type="float">
            <text:p>-0.165924</text:p>
          </table:table-cell>
        </table:table-row>
        <table:table-row table:style-name="ro1">
          <table:table-cell office:value-type="float" office:value="6.09408" calcext:value-type="float">
            <text:p>6.09408</text:p>
          </table:table-cell>
          <table:table-cell office:value-type="float" office:value="-1.55376" calcext:value-type="float">
            <text:p>-1.55376</text:p>
          </table:table-cell>
        </table:table-row>
        <table:table-row table:style-name="ro1">
          <table:table-cell office:value-type="float" office:value="6.09615" calcext:value-type="float">
            <text:p>6.09615</text:p>
          </table:table-cell>
          <table:table-cell office:value-type="float" office:value="-0.860683" calcext:value-type="float">
            <text:p>-0.860683</text:p>
          </table:table-cell>
        </table:table-row>
        <table:table-row table:style-name="ro1">
          <table:table-cell office:value-type="float" office:value="6.09822" calcext:value-type="float">
            <text:p>6.09822</text:p>
          </table:table-cell>
          <table:table-cell office:value-type="float" office:value="-0.861241" calcext:value-type="float">
            <text:p>-0.861241</text:p>
          </table:table-cell>
        </table:table-row>
        <table:table-row table:style-name="ro1">
          <table:table-cell office:value-type="float" office:value="6.10029" calcext:value-type="float">
            <text:p>6.10029</text:p>
          </table:table-cell>
          <table:table-cell office:value-type="float" office:value="-0.861796" calcext:value-type="float">
            <text:p>-0.861796</text:p>
          </table:table-cell>
        </table:table-row>
        <table:table-row table:style-name="ro1">
          <table:table-cell office:value-type="float" office:value="6.10236" calcext:value-type="float">
            <text:p>6.10236</text:p>
          </table:table-cell>
          <table:table-cell office:value-type="float" office:value="5.38095" calcext:value-type="float">
            <text:p>5.38095</text:p>
          </table:table-cell>
        </table:table-row>
        <table:table-row table:style-name="ro1">
          <table:table-cell office:value-type="float" office:value="6.10443" calcext:value-type="float">
            <text:p>6.10443</text:p>
          </table:table-cell>
          <table:table-cell office:value-type="float" office:value="-12.6547" calcext:value-type="float">
            <text:p>-12.6547</text:p>
          </table:table-cell>
        </table:table-row>
        <table:table-row table:style-name="ro1">
          <table:table-cell office:value-type="float" office:value="6.1065" calcext:value-type="float">
            <text:p>6.1065</text:p>
          </table:table-cell>
          <table:table-cell office:value-type="float" office:value="4.68572" calcext:value-type="float">
            <text:p>4.68572</text:p>
          </table:table-cell>
        </table:table-row>
        <table:table-row table:style-name="ro1">
          <table:table-cell office:value-type="float" office:value="6.10857" calcext:value-type="float">
            <text:p>6.10857</text:p>
          </table:table-cell>
          <table:table-cell office:value-type="float" office:value="-0.863934" calcext:value-type="float">
            <text:p>-0.863934</text:p>
          </table:table-cell>
        </table:table-row>
        <table:table-row table:style-name="ro1">
          <table:table-cell office:value-type="float" office:value="6.11064" calcext:value-type="float">
            <text:p>6.11064</text:p>
          </table:table-cell>
          <table:table-cell office:value-type="float" office:value="-0.864479" calcext:value-type="float">
            <text:p>-0.864479</text:p>
          </table:table-cell>
        </table:table-row>
        <table:table-row table:style-name="ro1">
          <table:table-cell office:value-type="float" office:value="6.11271" calcext:value-type="float">
            <text:p>6.11271</text:p>
          </table:table-cell>
          <table:table-cell office:value-type="float" office:value="5.37826" calcext:value-type="float">
            <text:p>5.37826</text:p>
          </table:table-cell>
        </table:table-row>
        <table:table-row table:style-name="ro1">
          <table:table-cell office:value-type="float" office:value="6.11478" calcext:value-type="float">
            <text:p>6.11478</text:p>
          </table:table-cell>
          <table:table-cell office:value-type="float" office:value="-6.41407" calcext:value-type="float">
            <text:p>-6.41407</text:p>
          </table:table-cell>
        </table:table-row>
        <table:table-row table:style-name="ro1">
          <table:table-cell office:value-type="float" office:value="6.11685" calcext:value-type="float">
            <text:p>6.11685</text:p>
          </table:table-cell>
          <table:table-cell office:value-type="float" office:value="-1.55914" calcext:value-type="float">
            <text:p>-1.55914</text:p>
          </table:table-cell>
        </table:table-row>
        <table:table-row table:style-name="ro1">
          <table:table-cell office:value-type="float" office:value="6.11892" calcext:value-type="float">
            <text:p>6.11892</text:p>
          </table:table-cell>
          <table:table-cell office:value-type="float" office:value="-7.10932" calcext:value-type="float">
            <text:p>-7.10932</text:p>
          </table:table-cell>
        </table:table-row>
        <table:table-row table:style-name="ro1">
          <table:table-cell office:value-type="float" office:value="6.12099" calcext:value-type="float">
            <text:p>6.12099</text:p>
          </table:table-cell>
          <table:table-cell office:value-type="float" office:value="5.37563" calcext:value-type="float">
            <text:p>5.37563</text:p>
          </table:table-cell>
        </table:table-row>
        <table:table-row table:style-name="ro1">
          <table:table-cell office:value-type="float" office:value="6.12306" calcext:value-type="float">
            <text:p>6.12306</text:p>
          </table:table-cell>
          <table:table-cell office:value-type="float" office:value="-0.173947" calcext:value-type="float">
            <text:p>-0.173947</text:p>
          </table:table-cell>
        </table:table-row>
        <table:table-row table:style-name="ro1">
          <table:table-cell office:value-type="float" office:value="6.12513" calcext:value-type="float">
            <text:p>6.12513</text:p>
          </table:table-cell>
          <table:table-cell office:value-type="float" office:value="-1.56175" calcext:value-type="float">
            <text:p>-1.56175</text:p>
          </table:table-cell>
        </table:table-row>
        <table:table-row table:style-name="ro1">
          <table:table-cell office:value-type="float" office:value="6.1272" calcext:value-type="float">
            <text:p>6.1272</text:p>
          </table:table-cell>
          <table:table-cell office:value-type="float" office:value="-0.868643" calcext:value-type="float">
            <text:p>-0.868643</text:p>
          </table:table-cell>
        </table:table-row>
        <table:table-row table:style-name="ro1">
          <table:table-cell office:value-type="float" office:value="6.12927" calcext:value-type="float">
            <text:p>6.12927</text:p>
          </table:table-cell>
          <table:table-cell office:value-type="float" office:value="-0.869169" calcext:value-type="float">
            <text:p>-0.869169</text:p>
          </table:table-cell>
        </table:table-row>
        <table:table-row table:style-name="ro1">
          <table:table-cell office:value-type="float" office:value="6.13134" calcext:value-type="float">
            <text:p>6.13134</text:p>
          </table:table-cell>
          <table:table-cell office:value-type="float" office:value="-0.175997" calcext:value-type="float">
            <text:p>-0.175997</text:p>
          </table:table-cell>
        </table:table-row>
        <table:table-row table:style-name="ro1">
          <table:table-cell office:value-type="float" office:value="6.13341" calcext:value-type="float">
            <text:p>6.13341</text:p>
          </table:table-cell>
          <table:table-cell office:value-type="float" office:value="-1.56379" calcext:value-type="float">
            <text:p>-1.56379</text:p>
          </table:table-cell>
        </table:table-row>
        <table:table-row table:style-name="ro1">
          <table:table-cell office:value-type="float" office:value="6.13548" calcext:value-type="float">
            <text:p>6.13548</text:p>
          </table:table-cell>
          <table:table-cell office:value-type="float" office:value="-0.870677" calcext:value-type="float">
            <text:p>-0.870677</text:p>
          </table:table-cell>
        </table:table-row>
        <table:table-row table:style-name="ro1">
          <table:table-cell office:value-type="float" office:value="6.13755" calcext:value-type="float">
            <text:p>6.13755</text:p>
          </table:table-cell>
          <table:table-cell office:value-type="float" office:value="-0.871194" calcext:value-type="float">
            <text:p>-0.871194</text:p>
          </table:table-cell>
        </table:table-row>
        <table:table-row table:style-name="ro1">
          <table:table-cell office:value-type="float" office:value="6.13962" calcext:value-type="float">
            <text:p>6.13962</text:p>
          </table:table-cell>
          <table:table-cell office:value-type="float" office:value="-0.87171" calcext:value-type="float">
            <text:p>-0.87171</text:p>
          </table:table-cell>
        </table:table-row>
        <table:table-row table:style-name="ro1">
          <table:table-cell office:value-type="float" office:value="6.14169" calcext:value-type="float">
            <text:p>6.14169</text:p>
          </table:table-cell>
          <table:table-cell office:value-type="float" office:value="-0.178528" calcext:value-type="float">
            <text:p>-0.178528</text:p>
          </table:table-cell>
        </table:table-row>
        <table:table-row table:style-name="ro1">
          <table:table-cell office:value-type="float" office:value="6.14376" calcext:value-type="float">
            <text:p>6.14376</text:p>
          </table:table-cell>
          <table:table-cell office:value-type="float" office:value="4.67694" calcext:value-type="float">
            <text:p>4.67694</text:p>
          </table:table-cell>
        </table:table-row>
        <table:table-row table:style-name="ro1">
          <table:table-cell office:value-type="float" office:value="6.14583" calcext:value-type="float">
            <text:p>6.14583</text:p>
          </table:table-cell>
          <table:table-cell office:value-type="float" office:value="-7.11542" calcext:value-type="float">
            <text:p>-7.11542</text:p>
          </table:table-cell>
        </table:table-row>
        <table:table-row table:style-name="ro1">
          <table:table-cell office:value-type="float" office:value="6.1479" calcext:value-type="float">
            <text:p>6.1479</text:p>
          </table:table-cell>
          <table:table-cell office:value-type="float" office:value="-0.873187" calcext:value-type="float">
            <text:p>-0.873187</text:p>
          </table:table-cell>
        </table:table-row>
        <table:table-row table:style-name="ro1">
          <table:table-cell office:value-type="float" office:value="6.14997" calcext:value-type="float">
            <text:p>6.14997</text:p>
          </table:table-cell>
          <table:table-cell office:value-type="float" office:value="-0.873694" calcext:value-type="float">
            <text:p>-0.873694</text:p>
          </table:table-cell>
        </table:table-row>
        <table:table-row table:style-name="ro1">
          <table:table-cell office:value-type="float" office:value="6.15204" calcext:value-type="float">
            <text:p>6.15204</text:p>
          </table:table-cell>
          <table:table-cell office:value-type="float" office:value="-6.42375" calcext:value-type="float">
            <text:p>-6.42375</text:p>
          </table:table-cell>
        </table:table-row>
        <table:table-row table:style-name="ro1">
          <table:table-cell office:value-type="float" office:value="6.15411" calcext:value-type="float">
            <text:p>6.15411</text:p>
          </table:table-cell>
          <table:table-cell office:value-type="float" office:value="4.67396" calcext:value-type="float">
            <text:p>4.67396</text:p>
          </table:table-cell>
        </table:table-row>
        <table:table-row table:style-name="ro1">
          <table:table-cell office:value-type="float" office:value="6.15618" calcext:value-type="float">
            <text:p>6.15618</text:p>
          </table:table-cell>
          <table:table-cell office:value-type="float" office:value="5.3676" calcext:value-type="float">
            <text:p>5.3676</text:p>
          </table:table-cell>
        </table:table-row>
        <table:table-row table:style-name="ro1">
          <table:table-cell office:value-type="float" office:value="6.15825" calcext:value-type="float">
            <text:p>6.15825</text:p>
          </table:table-cell>
          <table:table-cell office:value-type="float" office:value="-13.3616" calcext:value-type="float">
            <text:p>-13.3616</text:p>
          </table:table-cell>
        </table:table-row>
        <table:table-row table:style-name="ro1">
          <table:table-cell office:value-type="float" office:value="6.16032" calcext:value-type="float">
            <text:p>6.16032</text:p>
          </table:table-cell>
          <table:table-cell office:value-type="float" office:value="11.6093" calcext:value-type="float">
            <text:p>11.6093</text:p>
          </table:table-cell>
        </table:table-row>
        <table:table-row table:style-name="ro1">
          <table:table-cell office:value-type="float" office:value="6.16239" calcext:value-type="float">
            <text:p>6.16239</text:p>
          </table:table-cell>
          <table:table-cell office:value-type="float" office:value="-7.11938" calcext:value-type="float">
            <text:p>-7.11938</text:p>
          </table:table-cell>
        </table:table-row>
        <table:table-row table:style-name="ro1">
          <table:table-cell office:value-type="float" office:value="6.16446" calcext:value-type="float">
            <text:p>6.16446</text:p>
          </table:table-cell>
          <table:table-cell office:value-type="float" office:value="-6.42667" calcext:value-type="float">
            <text:p>-6.42667</text:p>
          </table:table-cell>
        </table:table-row>
        <table:table-row table:style-name="ro1">
          <table:table-cell office:value-type="float" office:value="6.16653" calcext:value-type="float">
            <text:p>6.16653</text:p>
          </table:table-cell>
          <table:table-cell office:value-type="float" office:value="10.9143" calcext:value-type="float">
            <text:p>10.9143</text:p>
          </table:table-cell>
        </table:table-row>
        <table:table-row table:style-name="ro1">
          <table:table-cell office:value-type="float" office:value="6.1686" calcext:value-type="float">
            <text:p>6.1686</text:p>
          </table:table-cell>
          <table:table-cell office:value-type="float" office:value="-7.1208" calcext:value-type="float">
            <text:p>-7.1208</text:p>
          </table:table-cell>
        </table:table-row>
        <table:table-row table:style-name="ro1">
          <table:table-cell office:value-type="float" office:value="6.17067" calcext:value-type="float">
            <text:p>6.17067</text:p>
          </table:table-cell>
          <table:table-cell office:value-type="float" office:value="-7.12177" calcext:value-type="float">
            <text:p>-7.12177</text:p>
          </table:table-cell>
        </table:table-row>
        <table:table-row table:style-name="ro1">
          <table:table-cell office:value-type="float" office:value="6.17274" calcext:value-type="float">
            <text:p>6.17274</text:p>
          </table:table-cell>
          <table:table-cell office:value-type="float" office:value="11.6065" calcext:value-type="float">
            <text:p>11.6065</text:p>
          </table:table-cell>
        </table:table-row>
        <table:table-row table:style-name="ro1">
          <table:table-cell office:value-type="float" office:value="6.17481" calcext:value-type="float">
            <text:p>6.17481</text:p>
          </table:table-cell>
          <table:table-cell office:value-type="float" office:value="-6.42856" calcext:value-type="float">
            <text:p>-6.42856</text:p>
          </table:table-cell>
        </table:table-row>
        <table:table-row table:style-name="ro1">
          <table:table-cell office:value-type="float" office:value="6.17688" calcext:value-type="float">
            <text:p>6.17688</text:p>
          </table:table-cell>
          <table:table-cell office:value-type="float" office:value="-1.57357" calcext:value-type="float">
            <text:p>-1.57357</text:p>
          </table:table-cell>
        </table:table-row>
        <table:table-row table:style-name="ro1">
          <table:table-cell office:value-type="float" office:value="6.17895" calcext:value-type="float">
            <text:p>6.17895</text:p>
          </table:table-cell>
          <table:table-cell office:value-type="float" office:value="-0.880408" calcext:value-type="float">
            <text:p>-0.880408</text:p>
          </table:table-cell>
        </table:table-row>
        <table:table-row table:style-name="ro1">
          <table:table-cell office:value-type="float" office:value="6.18102" calcext:value-type="float">
            <text:p>6.18102</text:p>
          </table:table-cell>
          <table:table-cell office:value-type="float" office:value="-0.880883" calcext:value-type="float">
            <text:p>-0.880883</text:p>
          </table:table-cell>
        </table:table-row>
        <table:table-row table:style-name="ro1">
          <table:table-cell office:value-type="float" office:value="6.18309" calcext:value-type="float">
            <text:p>6.18309</text:p>
          </table:table-cell>
          <table:table-cell office:value-type="float" office:value="-6.43088" calcext:value-type="float">
            <text:p>-6.43088</text:p>
          </table:table-cell>
        </table:table-row>
        <table:table-row table:style-name="ro1">
          <table:table-cell office:value-type="float" office:value="6.18516" calcext:value-type="float">
            <text:p>6.18516</text:p>
          </table:table-cell>
          <table:table-cell office:value-type="float" office:value="10.9101" calcext:value-type="float">
            <text:p>10.9101</text:p>
          </table:table-cell>
        </table:table-row>
        <table:table-row table:style-name="ro1">
          <table:table-cell office:value-type="float" office:value="6.18723" calcext:value-type="float">
            <text:p>6.18723</text:p>
          </table:table-cell>
          <table:table-cell office:value-type="float" office:value="-7.12499" calcext:value-type="float">
            <text:p>-7.12499</text:p>
          </table:table-cell>
        </table:table-row>
        <table:table-row table:style-name="ro1">
          <table:table-cell office:value-type="float" office:value="6.1893" calcext:value-type="float">
            <text:p>6.1893</text:p>
          </table:table-cell>
          <table:table-cell office:value-type="float" office:value="-0.882711" calcext:value-type="float">
            <text:p>-0.882711</text:p>
          </table:table-cell>
        </table:table-row>
        <table:table-row table:style-name="ro1">
          <table:table-cell office:value-type="float" office:value="6.19137" calcext:value-type="float">
            <text:p>6.19137</text:p>
          </table:table-cell>
          <table:table-cell office:value-type="float" office:value="-0.883176" calcext:value-type="float">
            <text:p>-0.883176</text:p>
          </table:table-cell>
        </table:table-row>
        <table:table-row table:style-name="ro1">
          <table:table-cell office:value-type="float" office:value="6.19344" calcext:value-type="float">
            <text:p>6.19344</text:p>
          </table:table-cell>
          <table:table-cell office:value-type="float" office:value="-0.189949" calcext:value-type="float">
            <text:p>-0.189949</text:p>
          </table:table-cell>
        </table:table-row>
        <table:table-row table:style-name="ro1">
          <table:table-cell office:value-type="float" office:value="6.19551" calcext:value-type="float">
            <text:p>6.19551</text:p>
          </table:table-cell>
          <table:table-cell office:value-type="float" office:value="-1.57769" calcext:value-type="float">
            <text:p>-1.57769</text:p>
          </table:table-cell>
        </table:table-row>
        <table:table-row table:style-name="ro1">
          <table:table-cell office:value-type="float" office:value="6.19758" calcext:value-type="float">
            <text:p>6.19758</text:p>
          </table:table-cell>
          <table:table-cell office:value-type="float" office:value="-7.12771" calcext:value-type="float">
            <text:p>-7.12771</text:p>
          </table:table-cell>
        </table:table-row>
        <table:table-row table:style-name="ro1">
          <table:table-cell office:value-type="float" office:value="6.19965" calcext:value-type="float">
            <text:p>6.19965</text:p>
          </table:table-cell>
          <table:table-cell office:value-type="float" office:value="11.6005" calcext:value-type="float">
            <text:p>11.6005</text:p>
          </table:table-cell>
        </table:table-row>
        <table:table-row table:style-name="ro1">
          <table:table-cell office:value-type="float" office:value="6.20172" calcext:value-type="float">
            <text:p>6.20172</text:p>
          </table:table-cell>
          <table:table-cell office:value-type="float" office:value="-7.12816" calcext:value-type="float">
            <text:p>-7.12816</text:p>
          </table:table-cell>
        </table:table-row>
        <table:table-row table:style-name="ro1">
          <table:table-cell office:value-type="float" office:value="6.20379" calcext:value-type="float">
            <text:p>6.20379</text:p>
          </table:table-cell>
          <table:table-cell office:value-type="float" office:value="-0.19218" calcext:value-type="float">
            <text:p>-0.19218</text:p>
          </table:table-cell>
        </table:table-row>
        <table:table-row table:style-name="ro1">
          <table:table-cell office:value-type="float" office:value="6.20586" calcext:value-type="float">
            <text:p>6.20586</text:p>
          </table:table-cell>
          <table:table-cell office:value-type="float" office:value="-1.57991" calcext:value-type="float">
            <text:p>-1.57991</text:p>
          </table:table-cell>
        </table:table-row>
        <table:table-row table:style-name="ro1">
          <table:table-cell office:value-type="float" office:value="6.20793" calcext:value-type="float">
            <text:p>6.20793</text:p>
          </table:table-cell>
          <table:table-cell office:value-type="float" office:value="-0.886716" calcext:value-type="float">
            <text:p>-0.886716</text:p>
          </table:table-cell>
        </table:table-row>
        <table:table-row table:style-name="ro1">
          <table:table-cell office:value-type="float" office:value="6.21" calcext:value-type="float">
            <text:p>6.21</text:p>
          </table:table-cell>
          <table:table-cell office:value-type="float" office:value="-0.887162" calcext:value-type="float">
            <text:p>-0.887162</text:p>
          </table:table-cell>
        </table:table-row>
        <table:table-row table:style-name="ro1">
          <table:table-cell office:value-type="float" office:value="6.21207" calcext:value-type="float">
            <text:p>6.21207</text:p>
          </table:table-cell>
          <table:table-cell office:value-type="float" office:value="-0.887605" calcext:value-type="float">
            <text:p>-0.887605</text:p>
          </table:table-cell>
        </table:table-row>
        <table:table-row table:style-name="ro1">
          <table:table-cell office:value-type="float" office:value="6.21414" calcext:value-type="float">
            <text:p>6.21414</text:p>
          </table:table-cell>
          <table:table-cell office:value-type="float" office:value="-0.194359" calcext:value-type="float">
            <text:p>-0.194359</text:p>
          </table:table-cell>
        </table:table-row>
        <table:table-row table:style-name="ro1">
          <table:table-cell office:value-type="float" office:value="6.21621" calcext:value-type="float">
            <text:p>6.21621</text:p>
          </table:table-cell>
          <table:table-cell office:value-type="float" office:value="-1.58207" calcext:value-type="float">
            <text:p>-1.58207</text:p>
          </table:table-cell>
        </table:table-row>
        <table:table-row table:style-name="ro1">
          <table:table-cell office:value-type="float" office:value="6.21828" calcext:value-type="float">
            <text:p>6.21828</text:p>
          </table:table-cell>
          <table:table-cell office:value-type="float" office:value="-0.888873" calcext:value-type="float">
            <text:p>-0.888873</text:p>
          </table:table-cell>
        </table:table-row>
        <table:table-row table:style-name="ro1">
          <table:table-cell office:value-type="float" office:value="6.22035" calcext:value-type="float">
            <text:p>6.22035</text:p>
          </table:table-cell>
          <table:table-cell office:value-type="float" office:value="-0.889308" calcext:value-type="float">
            <text:p>-0.889308</text:p>
          </table:table-cell>
        </table:table-row>
        <table:table-row table:style-name="ro1">
          <table:table-cell office:value-type="float" office:value="6.22242" calcext:value-type="float">
            <text:p>6.22242</text:p>
          </table:table-cell>
          <table:table-cell office:value-type="float" office:value="-0.889741" calcext:value-type="float">
            <text:p>-0.889741</text:p>
          </table:table-cell>
        </table:table-row>
        <table:table-row table:style-name="ro1">
          <table:table-cell office:value-type="float" office:value="6.22449" calcext:value-type="float">
            <text:p>6.22449</text:p>
          </table:table-cell>
          <table:table-cell office:value-type="float" office:value="-0.196486" calcext:value-type="float">
            <text:p>-0.196486</text:p>
          </table:table-cell>
        </table:table-row>
        <table:table-row table:style-name="ro1">
          <table:table-cell office:value-type="float" office:value="6.22656" calcext:value-type="float">
            <text:p>6.22656</text:p>
          </table:table-cell>
          <table:table-cell office:value-type="float" office:value="-1.58419" calcext:value-type="float">
            <text:p>-1.58419</text:p>
          </table:table-cell>
        </table:table-row>
        <table:table-row table:style-name="ro1">
          <table:table-cell office:value-type="float" office:value="6.22863" calcext:value-type="float">
            <text:p>6.22863</text:p>
          </table:table-cell>
          <table:table-cell office:value-type="float" office:value="-0.890979" calcext:value-type="float">
            <text:p>-0.890979</text:p>
          </table:table-cell>
        </table:table-row>
        <table:table-row table:style-name="ro1">
          <table:table-cell office:value-type="float" office:value="6.2307" calcext:value-type="float">
            <text:p>6.2307</text:p>
          </table:table-cell>
          <table:table-cell office:value-type="float" office:value="-0.891403" calcext:value-type="float">
            <text:p>-0.891403</text:p>
          </table:table-cell>
        </table:table-row>
        <table:table-row table:style-name="ro1">
          <table:table-cell office:value-type="float" office:value="6.23277" calcext:value-type="float">
            <text:p>6.23277</text:p>
          </table:table-cell>
          <table:table-cell office:value-type="float" office:value="-0.19814" calcext:value-type="float">
            <text:p>-0.19814</text:p>
          </table:table-cell>
        </table:table-row>
        <table:table-row table:style-name="ro1">
          <table:table-cell office:value-type="float" office:value="6.23484" calcext:value-type="float">
            <text:p>6.23484</text:p>
          </table:table-cell>
          <table:table-cell office:value-type="float" office:value="-1.58584" calcext:value-type="float">
            <text:p>-1.58584</text:p>
          </table:table-cell>
        </table:table-row>
        <table:table-row table:style-name="ro1">
          <table:table-cell office:value-type="float" office:value="6.23691" calcext:value-type="float">
            <text:p>6.23691</text:p>
          </table:table-cell>
          <table:table-cell office:value-type="float" office:value="-0.892616" calcext:value-type="float">
            <text:p>-0.892616</text:p>
          </table:table-cell>
        </table:table-row>
        <table:table-row table:style-name="ro1">
          <table:table-cell office:value-type="float" office:value="6.23898" calcext:value-type="float">
            <text:p>6.23898</text:p>
          </table:table-cell>
          <table:table-cell office:value-type="float" office:value="-0.893031" calcext:value-type="float">
            <text:p>-0.893031</text:p>
          </table:table-cell>
        </table:table-row>
        <table:table-row table:style-name="ro1">
          <table:table-cell office:value-type="float" office:value="6.24105" calcext:value-type="float">
            <text:p>6.24105</text:p>
          </table:table-cell>
          <table:table-cell office:value-type="float" office:value="-0.893444" calcext:value-type="float">
            <text:p>-0.893444</text:p>
          </table:table-cell>
        </table:table-row>
        <table:table-row table:style-name="ro1">
          <table:table-cell office:value-type="float" office:value="6.24312" calcext:value-type="float">
            <text:p>6.24312</text:p>
          </table:table-cell>
          <table:table-cell office:value-type="float" office:value="-6.44332" calcext:value-type="float">
            <text:p>-6.44332</text:p>
          </table:table-cell>
        </table:table-row>
        <table:table-row table:style-name="ro1">
          <table:table-cell office:value-type="float" office:value="6.24519" calcext:value-type="float">
            <text:p>6.24519</text:p>
          </table:table-cell>
          <table:table-cell office:value-type="float" office:value="4.65448" calcext:value-type="float">
            <text:p>4.65448</text:p>
          </table:table-cell>
        </table:table-row>
        <table:table-row table:style-name="ro1">
          <table:table-cell office:value-type="float" office:value="6.24726" calcext:value-type="float">
            <text:p>6.24726</text:p>
          </table:table-cell>
          <table:table-cell office:value-type="float" office:value="5.34812" calcext:value-type="float">
            <text:p>5.34812</text:p>
          </table:table-cell>
        </table:table-row>
        <table:table-row table:style-name="ro1">
          <table:table-cell office:value-type="float" office:value="6.24933" calcext:value-type="float">
            <text:p>6.24933</text:p>
          </table:table-cell>
          <table:table-cell office:value-type="float" office:value="-13.3809" calcext:value-type="float">
            <text:p>-13.3809</text:p>
          </table:table-cell>
        </table:table-row>
        <table:table-row table:style-name="ro1">
          <table:table-cell office:value-type="float" office:value="6.2514" calcext:value-type="float">
            <text:p>6.2514</text:p>
          </table:table-cell>
          <table:table-cell office:value-type="float" office:value="-0.20255" calcext:value-type="float">
            <text:p>-0.20255</text:p>
          </table:table-cell>
        </table:table-row>
        <table:table-row table:style-name="ro1">
          <table:table-cell office:value-type="float" office:value="6.25347" calcext:value-type="float">
            <text:p>6.25347</text:p>
          </table:table-cell>
          <table:table-cell office:value-type="float" office:value="4.65252" calcext:value-type="float">
            <text:p>4.65252</text:p>
          </table:table-cell>
        </table:table-row>
        <table:table-row table:style-name="ro1">
          <table:table-cell office:value-type="float" office:value="6.25554" calcext:value-type="float">
            <text:p>6.25554</text:p>
          </table:table-cell>
          <table:table-cell office:value-type="float" office:value="-0.896978" calcext:value-type="float">
            <text:p>-0.896978</text:p>
          </table:table-cell>
        </table:table-row>
        <table:table-row table:style-name="ro1">
          <table:table-cell office:value-type="float" office:value="6.25761" calcext:value-type="float">
            <text:p>6.25761</text:p>
          </table:table-cell>
          <table:table-cell office:value-type="float" office:value="-0.89737" calcext:value-type="float">
            <text:p>-0.89737</text:p>
          </table:table-cell>
        </table:table-row>
        <table:table-row table:style-name="ro1">
          <table:table-cell office:value-type="float" office:value="6.25968" calcext:value-type="float">
            <text:p>6.25968</text:p>
          </table:table-cell>
          <table:table-cell office:value-type="float" office:value="-0.204078" calcext:value-type="float">
            <text:p>-0.204078</text:p>
          </table:table-cell>
        </table:table-row>
        <table:table-row table:style-name="ro1">
          <table:table-cell office:value-type="float" office:value="6.26175" calcext:value-type="float">
            <text:p>6.26175</text:p>
          </table:table-cell>
          <table:table-cell office:value-type="float" office:value="4.65139" calcext:value-type="float">
            <text:p>4.65139</text:p>
          </table:table-cell>
        </table:table-row>
        <table:table-row table:style-name="ro1">
          <table:table-cell office:value-type="float" office:value="6.26382" calcext:value-type="float">
            <text:p>6.26382</text:p>
          </table:table-cell>
          <table:table-cell office:value-type="float" office:value="-13.384" calcext:value-type="float">
            <text:p>-13.384</text:p>
          </table:table-cell>
        </table:table-row>
        <table:table-row table:style-name="ro1">
          <table:table-cell office:value-type="float" office:value="6.26589" calcext:value-type="float">
            <text:p>6.26589</text:p>
          </table:table-cell>
          <table:table-cell office:value-type="float" office:value="11.587" calcext:value-type="float">
            <text:p>11.587</text:p>
          </table:table-cell>
        </table:table-row>
        <table:table-row table:style-name="ro1">
          <table:table-cell office:value-type="float" office:value="6.26796" calcext:value-type="float">
            <text:p>6.26796</text:p>
          </table:table-cell>
          <table:table-cell office:value-type="float" office:value="-7.14162" calcext:value-type="float">
            <text:p>-7.14162</text:p>
          </table:table-cell>
        </table:table-row>
        <table:table-row table:style-name="ro1">
          <table:table-cell office:value-type="float" office:value="6.27003" calcext:value-type="float">
            <text:p>6.27003</text:p>
          </table:table-cell>
          <table:table-cell office:value-type="float" office:value="-6.4487" calcext:value-type="float">
            <text:p>-6.4487</text:p>
          </table:table-cell>
        </table:table-row>
        <table:table-row table:style-name="ro1">
          <table:table-cell office:value-type="float" office:value="6.2721" calcext:value-type="float">
            <text:p>6.2721</text:p>
          </table:table-cell>
          <table:table-cell office:value-type="float" office:value="4.64914" calcext:value-type="float">
            <text:p>4.64914</text:p>
          </table:table-cell>
        </table:table-row>
        <table:table-row table:style-name="ro1">
          <table:table-cell office:value-type="float" office:value="6.27417" calcext:value-type="float">
            <text:p>6.27417</text:p>
          </table:table-cell>
          <table:table-cell office:value-type="float" office:value="5.34278" calcext:value-type="float">
            <text:p>5.34278</text:p>
          </table:table-cell>
        </table:table-row>
        <table:table-row table:style-name="ro1">
          <table:table-cell office:value-type="float" office:value="6.27624" calcext:value-type="float">
            <text:p>6.27624</text:p>
          </table:table-cell>
          <table:table-cell office:value-type="float" office:value="-7.14308" calcext:value-type="float">
            <text:p>-7.14308</text:p>
          </table:table-cell>
        </table:table-row>
        <table:table-row table:style-name="ro1">
          <table:table-cell office:value-type="float" office:value="6.27831" calcext:value-type="float">
            <text:p>6.27831</text:p>
          </table:table-cell>
          <table:table-cell office:value-type="float" office:value="-6.45015" calcext:value-type="float">
            <text:p>-6.45015</text:p>
          </table:table-cell>
        </table:table-row>
        <table:table-row table:style-name="ro1">
          <table:table-cell office:value-type="float" office:value="6.28038" calcext:value-type="float">
            <text:p>6.28038</text:p>
          </table:table-cell>
          <table:table-cell office:value-type="float" office:value="4.6477" calcext:value-type="float">
            <text:p>4.6477</text:p>
          </table:table-cell>
        </table:table-row>
        <table:table-row table:style-name="ro1">
          <table:table-cell office:value-type="float" office:value="6.28245" calcext:value-type="float">
            <text:p>6.28245</text:p>
          </table:table-cell>
          <table:table-cell office:value-type="float" office:value="-0.901776" calcext:value-type="float">
            <text:p>-0.901776</text:p>
          </table:table-cell>
        </table:table-row>
        <table:table-row table:style-name="ro1">
          <table:table-cell office:value-type="float" office:value="6.28452" calcext:value-type="float">
            <text:p>6.28452</text:p>
          </table:table-cell>
          <table:table-cell office:value-type="float" office:value="-0.90214" calcext:value-type="float">
            <text:p>-0.90214</text:p>
          </table:table-cell>
        </table:table-row>
        <table:table-row table:style-name="ro1">
          <table:table-cell office:value-type="float" office:value="6.28659" calcext:value-type="float">
            <text:p>6.28659</text:p>
          </table:table-cell>
          <table:table-cell office:value-type="float" office:value="5.3406" calcext:value-type="float">
            <text:p>5.3406</text:p>
          </table:table-cell>
        </table:table-row>
        <table:table-row table:style-name="ro1">
          <table:table-cell office:value-type="float" office:value="6.28866" calcext:value-type="float">
            <text:p>6.28866</text:p>
          </table:table-cell>
          <table:table-cell office:value-type="float" office:value="-7.14525" calcext:value-type="float">
            <text:p>-7.14525</text:p>
          </table:table-cell>
        </table:table-row>
        <table:table-row table:style-name="ro1">
          <table:table-cell office:value-type="float" office:value="6.29073" calcext:value-type="float">
            <text:p>6.29073</text:p>
          </table:table-cell>
          <table:table-cell office:value-type="float" office:value="-0.209183" calcext:value-type="float">
            <text:p>-0.209183</text:p>
          </table:table-cell>
        </table:table-row>
        <table:table-row table:style-name="ro1">
          <table:table-cell office:value-type="float" office:value="6.2928" calcext:value-type="float">
            <text:p>6.2928</text:p>
          </table:table-cell>
          <table:table-cell office:value-type="float" office:value="-7.83991" calcext:value-type="float">
            <text:p>-7.83991</text:p>
          </table:table-cell>
        </table:table-row>
        <table:table-row table:style-name="ro1">
          <table:table-cell office:value-type="float" office:value="6.29487" calcext:value-type="float">
            <text:p>6.29487</text:p>
          </table:table-cell>
          <table:table-cell office:value-type="float" office:value="5.33886" calcext:value-type="float">
            <text:p>5.33886</text:p>
          </table:table-cell>
        </table:table-row>
        <table:table-row table:style-name="ro1">
          <table:table-cell office:value-type="float" office:value="6.29694" calcext:value-type="float">
            <text:p>6.29694</text:p>
          </table:table-cell>
          <table:table-cell office:value-type="float" office:value="-0.904236" calcext:value-type="float">
            <text:p>-0.904236</text:p>
          </table:table-cell>
        </table:table-row>
        <table:table-row table:style-name="ro1">
          <table:table-cell office:value-type="float" office:value="6.29901" calcext:value-type="float">
            <text:p>6.29901</text:p>
          </table:table-cell>
          <table:table-cell office:value-type="float" office:value="-0.210908" calcext:value-type="float">
            <text:p>-0.210908</text:p>
          </table:table-cell>
        </table:table-row>
        <table:table-row table:style-name="ro1">
          <table:table-cell office:value-type="float" office:value="6.30108" calcext:value-type="float">
            <text:p>6.30108</text:p>
          </table:table-cell>
          <table:table-cell office:value-type="float" office:value="-7.84162" calcext:value-type="float">
            <text:p>-7.84162</text:p>
          </table:table-cell>
        </table:table-row>
        <table:table-row table:style-name="ro1">
          <table:table-cell office:value-type="float" office:value="6.30315" calcext:value-type="float">
            <text:p>6.30315</text:p>
          </table:table-cell>
          <table:table-cell office:value-type="float" office:value="11.5803" calcext:value-type="float">
            <text:p>11.5803</text:p>
          </table:table-cell>
        </table:table-row>
        <table:table-row table:style-name="ro1">
          <table:table-cell office:value-type="float" office:value="6.30522" calcext:value-type="float">
            <text:p>6.30522</text:p>
          </table:table-cell>
          <table:table-cell office:value-type="float" office:value="-13.3914" calcext:value-type="float">
            <text:p>-13.3914</text:p>
          </table:table-cell>
        </table:table-row>
        <table:table-row table:style-name="ro1">
          <table:table-cell office:value-type="float" office:value="6.30729" calcext:value-type="float">
            <text:p>6.30729</text:p>
          </table:table-cell>
          <table:table-cell office:value-type="float" office:value="11.5796" calcext:value-type="float">
            <text:p>11.5796</text:p>
          </table:table-cell>
        </table:table-row>
        <table:table-row table:style-name="ro1">
          <table:table-cell office:value-type="float" office:value="6.30936" calcext:value-type="float">
            <text:p>6.30936</text:p>
          </table:table-cell>
          <table:table-cell office:value-type="float" office:value="-12.6984" calcext:value-type="float">
            <text:p>-12.6984</text:p>
          </table:table-cell>
        </table:table-row>
        <table:table-row table:style-name="ro1">
          <table:table-cell office:value-type="float" office:value="6.31143" calcext:value-type="float">
            <text:p>6.31143</text:p>
          </table:table-cell>
          <table:table-cell office:value-type="float" office:value="4.64222" calcext:value-type="float">
            <text:p>4.64222</text:p>
          </table:table-cell>
        </table:table-row>
        <table:table-row table:style-name="ro1">
          <table:table-cell office:value-type="float" office:value="6.3135" calcext:value-type="float">
            <text:p>6.3135</text:p>
          </table:table-cell>
          <table:table-cell office:value-type="float" office:value="-0.907217" calcext:value-type="float">
            <text:p>-0.907217</text:p>
          </table:table-cell>
        </table:table-row>
        <table:table-row table:style-name="ro1">
          <table:table-cell office:value-type="float" office:value="6.31557" calcext:value-type="float">
            <text:p>6.31557</text:p>
          </table:table-cell>
          <table:table-cell office:value-type="float" office:value="5.33553" calcext:value-type="float">
            <text:p>5.33553</text:p>
          </table:table-cell>
        </table:table-row>
        <table:table-row table:style-name="ro1">
          <table:table-cell office:value-type="float" office:value="6.31764" calcext:value-type="float">
            <text:p>6.31764</text:p>
          </table:table-cell>
          <table:table-cell office:value-type="float" office:value="-6.45662" calcext:value-type="float">
            <text:p>-6.45662</text:p>
          </table:table-cell>
        </table:table-row>
        <table:table-row table:style-name="ro1">
          <table:table-cell office:value-type="float" office:value="6.31971" calcext:value-type="float">
            <text:p>6.31971</text:p>
          </table:table-cell>
          <table:table-cell office:value-type="float" office:value="-1.60147" calcext:value-type="float">
            <text:p>-1.60147</text:p>
          </table:table-cell>
        </table:table-row>
        <table:table-row table:style-name="ro1">
          <table:table-cell office:value-type="float" office:value="6.32178" calcext:value-type="float">
            <text:p>6.32178</text:p>
          </table:table-cell>
          <table:table-cell office:value-type="float" office:value="-7.15123" calcext:value-type="float">
            <text:p>-7.15123</text:p>
          </table:table-cell>
        </table:table-row>
        <table:table-row table:style-name="ro1">
          <table:table-cell office:value-type="float" office:value="6.32385" calcext:value-type="float">
            <text:p>6.32385</text:p>
          </table:table-cell>
          <table:table-cell office:value-type="float" office:value="5.33394" calcext:value-type="float">
            <text:p>5.33394</text:p>
          </table:table-cell>
        </table:table-row>
        <table:table-row table:style-name="ro1">
          <table:table-cell office:value-type="float" office:value="6.32592" calcext:value-type="float">
            <text:p>6.32592</text:p>
          </table:table-cell>
          <table:table-cell office:value-type="float" office:value="5.33394" calcext:value-type="float">
            <text:p>5.33394</text:p>
          </table:table-cell>
        </table:table-row>
        <table:table-row table:style-name="ro1">
          <table:table-cell office:value-type="float" office:value="6.32799" calcext:value-type="float">
            <text:p>6.32799</text:p>
          </table:table-cell>
          <table:table-cell office:value-type="float" office:value="-12.7013" calcext:value-type="float">
            <text:p>-12.7013</text:p>
          </table:table-cell>
        </table:table-row>
        <table:table-row table:style-name="ro1">
          <table:table-cell office:value-type="float" office:value="6.33006" calcext:value-type="float">
            <text:p>6.33006</text:p>
          </table:table-cell>
          <table:table-cell office:value-type="float" office:value="10.8824" calcext:value-type="float">
            <text:p>10.8824</text:p>
          </table:table-cell>
        </table:table-row>
        <table:table-row table:style-name="ro1">
          <table:table-cell office:value-type="float" office:value="6.33213" calcext:value-type="float">
            <text:p>6.33213</text:p>
          </table:table-cell>
          <table:table-cell office:value-type="float" office:value="-13.3955" calcext:value-type="float">
            <text:p>-13.3955</text:p>
          </table:table-cell>
        </table:table-row>
        <table:table-row table:style-name="ro1">
          <table:table-cell office:value-type="float" office:value="6.3342" calcext:value-type="float">
            <text:p>6.3342</text:p>
          </table:table-cell>
          <table:table-cell office:value-type="float" office:value="5.33241" calcext:value-type="float">
            <text:p>5.33241</text:p>
          </table:table-cell>
        </table:table-row>
        <table:table-row table:style-name="ro1">
          <table:table-cell office:value-type="float" office:value="6.33627" calcext:value-type="float">
            <text:p>6.33627</text:p>
          </table:table-cell>
          <table:table-cell office:value-type="float" office:value="-0.216969" calcext:value-type="float">
            <text:p>-0.216969</text:p>
          </table:table-cell>
        </table:table-row>
        <table:table-row table:style-name="ro1">
          <table:table-cell office:value-type="float" office:value="6.33834" calcext:value-type="float">
            <text:p>6.33834</text:p>
          </table:table-cell>
          <table:table-cell office:value-type="float" office:value="-1.60455" calcext:value-type="float">
            <text:p>-1.60455</text:p>
          </table:table-cell>
        </table:table-row>
        <table:table-row table:style-name="ro1">
          <table:table-cell office:value-type="float" office:value="6.34041" calcext:value-type="float">
            <text:p>6.34041</text:p>
          </table:table-cell>
          <table:table-cell office:value-type="float" office:value="-0.911215" calcext:value-type="float">
            <text:p>-0.911215</text:p>
          </table:table-cell>
        </table:table-row>
        <table:table-row table:style-name="ro1">
          <table:table-cell office:value-type="float" office:value="6.34248" calcext:value-type="float">
            <text:p>6.34248</text:p>
          </table:table-cell>
          <table:table-cell office:value-type="float" office:value="-0.911515" calcext:value-type="float">
            <text:p>-0.911515</text:p>
          </table:table-cell>
        </table:table-row>
        <table:table-row table:style-name="ro1">
          <table:table-cell office:value-type="float" office:value="6.34455" calcext:value-type="float">
            <text:p>6.34455</text:p>
          </table:table-cell>
          <table:table-cell office:value-type="float" office:value="-0.911813" calcext:value-type="float">
            <text:p>-0.911813</text:p>
          </table:table-cell>
        </table:table-row>
        <table:table-row table:style-name="ro1">
          <table:table-cell office:value-type="float" office:value="6.34662" calcext:value-type="float">
            <text:p>6.34662</text:p>
          </table:table-cell>
          <table:table-cell office:value-type="float" office:value="-6.46148" calcext:value-type="float">
            <text:p>-6.46148</text:p>
          </table:table-cell>
        </table:table-row>
        <table:table-row table:style-name="ro1">
          <table:table-cell office:value-type="float" office:value="6.34869" calcext:value-type="float">
            <text:p>6.34869</text:p>
          </table:table-cell>
          <table:table-cell office:value-type="float" office:value="4.63644" calcext:value-type="float">
            <text:p>4.63644</text:p>
          </table:table-cell>
        </table:table-row>
        <table:table-row table:style-name="ro1">
          <table:table-cell office:value-type="float" office:value="6.35076" calcext:value-type="float">
            <text:p>6.35076</text:p>
          </table:table-cell>
          <table:table-cell office:value-type="float" office:value="-0.91295" calcext:value-type="float">
            <text:p>-0.91295</text:p>
          </table:table-cell>
        </table:table-row>
        <table:table-row table:style-name="ro1">
          <table:table-cell office:value-type="float" office:value="6.35283" calcext:value-type="float">
            <text:p>6.35283</text:p>
          </table:table-cell>
          <table:table-cell office:value-type="float" office:value="5.32979" calcext:value-type="float">
            <text:p>5.32979</text:p>
          </table:table-cell>
        </table:table-row>
        <table:table-row table:style-name="ro1">
          <table:table-cell office:value-type="float" office:value="6.3549" calcext:value-type="float">
            <text:p>6.3549</text:p>
          </table:table-cell>
          <table:table-cell office:value-type="float" office:value="-7.15598" calcext:value-type="float">
            <text:p>-7.15598</text:p>
          </table:table-cell>
        </table:table-row>
        <table:table-row table:style-name="ro1">
          <table:table-cell office:value-type="float" office:value="6.35697" calcext:value-type="float">
            <text:p>6.35697</text:p>
          </table:table-cell>
          <table:table-cell office:value-type="float" office:value="-0.219852" calcext:value-type="float">
            <text:p>-0.219852</text:p>
          </table:table-cell>
        </table:table-row>
        <table:table-row table:style-name="ro1">
          <table:table-cell office:value-type="float" office:value="6.35904" calcext:value-type="float">
            <text:p>6.35904</text:p>
          </table:table-cell>
          <table:table-cell office:value-type="float" office:value="-1.60741" calcext:value-type="float">
            <text:p>-1.60741</text:p>
          </table:table-cell>
        </table:table-row>
        <table:table-row table:style-name="ro1">
          <table:table-cell office:value-type="float" office:value="6.36111" calcext:value-type="float">
            <text:p>6.36111</text:p>
          </table:table-cell>
          <table:table-cell office:value-type="float" office:value="-0.914054" calcext:value-type="float">
            <text:p>-0.914054</text:p>
          </table:table-cell>
        </table:table-row>
        <table:table-row table:style-name="ro1">
          <table:table-cell office:value-type="float" office:value="6.36318" calcext:value-type="float">
            <text:p>6.36318</text:p>
          </table:table-cell>
          <table:table-cell office:value-type="float" office:value="-0.914332" calcext:value-type="float">
            <text:p>-0.914332</text:p>
          </table:table-cell>
        </table:table-row>
        <table:table-row table:style-name="ro1">
          <table:table-cell office:value-type="float" office:value="6.36525" calcext:value-type="float">
            <text:p>6.36525</text:p>
          </table:table-cell>
          <table:table-cell office:value-type="float" office:value="-0.220939" calcext:value-type="float">
            <text:p>-0.220939</text:p>
          </table:table-cell>
        </table:table-row>
        <table:table-row table:style-name="ro1">
          <table:table-cell office:value-type="float" office:value="6.36732" calcext:value-type="float">
            <text:p>6.36732</text:p>
          </table:table-cell>
          <table:table-cell office:value-type="float" office:value="-1.60849" calcext:value-type="float">
            <text:p>-1.60849</text:p>
          </table:table-cell>
        </table:table-row>
        <table:table-row table:style-name="ro1">
          <table:table-cell office:value-type="float" office:value="6.36939" calcext:value-type="float">
            <text:p>6.36939</text:p>
          </table:table-cell>
          <table:table-cell office:value-type="float" office:value="-0.915123" calcext:value-type="float">
            <text:p>-0.915123</text:p>
          </table:table-cell>
        </table:table-row>
        <table:table-row table:style-name="ro1">
          <table:table-cell office:value-type="float" office:value="6.37146" calcext:value-type="float">
            <text:p>6.37146</text:p>
          </table:table-cell>
          <table:table-cell office:value-type="float" office:value="-0.915393" calcext:value-type="float">
            <text:p>-0.915393</text:p>
          </table:table-cell>
        </table:table-row>
        <table:table-row table:style-name="ro1">
          <table:table-cell office:value-type="float" office:value="6.37353" calcext:value-type="float">
            <text:p>6.37353</text:p>
          </table:table-cell>
          <table:table-cell office:value-type="float" office:value="5.32735" calcext:value-type="float">
            <text:p>5.32735</text:p>
          </table:table-cell>
        </table:table-row>
        <table:table-row table:style-name="ro1">
          <table:table-cell office:value-type="float" office:value="6.3756" calcext:value-type="float">
            <text:p>6.3756</text:p>
          </table:table-cell>
          <table:table-cell office:value-type="float" office:value="-7.1584" calcext:value-type="float">
            <text:p>-7.1584</text:p>
          </table:table-cell>
        </table:table-row>
        <table:table-row table:style-name="ro1">
          <table:table-cell office:value-type="float" office:value="6.37767" calcext:value-type="float">
            <text:p>6.37767</text:p>
          </table:table-cell>
          <table:table-cell office:value-type="float" office:value="-6.46526" calcext:value-type="float">
            <text:p>-6.46526</text:p>
          </table:table-cell>
        </table:table-row>
        <table:table-row table:style-name="ro1">
          <table:table-cell office:value-type="float" office:value="6.37974" calcext:value-type="float">
            <text:p>6.37974</text:p>
          </table:table-cell>
          <table:table-cell office:value-type="float" office:value="4.63269" calcext:value-type="float">
            <text:p>4.63269</text:p>
          </table:table-cell>
        </table:table-row>
        <table:table-row table:style-name="ro1">
          <table:table-cell office:value-type="float" office:value="6.38181" calcext:value-type="float">
            <text:p>6.38181</text:p>
          </table:table-cell>
          <table:table-cell office:value-type="float" office:value="-0.916677" calcext:value-type="float">
            <text:p>-0.916677</text:p>
          </table:table-cell>
        </table:table-row>
        <table:table-row table:style-name="ro1">
          <table:table-cell office:value-type="float" office:value="6.38388" calcext:value-type="float">
            <text:p>6.38388</text:p>
          </table:table-cell>
          <table:table-cell office:value-type="float" office:value="-0.916933" calcext:value-type="float">
            <text:p>-0.916933</text:p>
          </table:table-cell>
        </table:table-row>
        <table:table-row table:style-name="ro1">
          <table:table-cell office:value-type="float" office:value="6.38595" calcext:value-type="float">
            <text:p>6.38595</text:p>
          </table:table-cell>
          <table:table-cell office:value-type="float" office:value="-0.223521" calcext:value-type="float">
            <text:p>-0.223521</text:p>
          </table:table-cell>
        </table:table-row>
        <table:table-row table:style-name="ro1">
          <table:table-cell office:value-type="float" office:value="6.38802" calcext:value-type="float">
            <text:p>6.38802</text:p>
          </table:table-cell>
          <table:table-cell office:value-type="float" office:value="-1.61105" calcext:value-type="float">
            <text:p>-1.61105</text:p>
          </table:table-cell>
        </table:table-row>
        <table:table-row table:style-name="ro1">
          <table:table-cell office:value-type="float" office:value="6.39009" calcext:value-type="float">
            <text:p>6.39009</text:p>
          </table:table-cell>
          <table:table-cell office:value-type="float" office:value="-0.917661" calcext:value-type="float">
            <text:p>-0.917661</text:p>
          </table:table-cell>
        </table:table-row>
        <table:table-row table:style-name="ro1">
          <table:table-cell office:value-type="float" office:value="6.39216" calcext:value-type="float">
            <text:p>6.39216</text:p>
          </table:table-cell>
          <table:table-cell office:value-type="float" office:value="-0.917908" calcext:value-type="float">
            <text:p>-0.917908</text:p>
          </table:table-cell>
        </table:table-row>
        <table:table-row table:style-name="ro1">
          <table:table-cell office:value-type="float" office:value="6.39423" calcext:value-type="float">
            <text:p>6.39423</text:p>
          </table:table-cell>
          <table:table-cell office:value-type="float" office:value="-0.918153" calcext:value-type="float">
            <text:p>-0.918153</text:p>
          </table:table-cell>
        </table:table-row>
        <table:table-row table:style-name="ro1">
          <table:table-cell office:value-type="float" office:value="6.3963" calcext:value-type="float">
            <text:p>6.3963</text:p>
          </table:table-cell>
          <table:table-cell office:value-type="float" office:value="-0.224731" calcext:value-type="float">
            <text:p>-0.224731</text:p>
          </table:table-cell>
        </table:table-row>
        <table:table-row table:style-name="ro1">
          <table:table-cell office:value-type="float" office:value="6.39837" calcext:value-type="float">
            <text:p>6.39837</text:p>
          </table:table-cell>
          <table:table-cell office:value-type="float" office:value="-1.61225" calcext:value-type="float">
            <text:p>-1.61225</text:p>
          </table:table-cell>
        </table:table-row>
        <table:table-row table:style-name="ro1">
          <table:table-cell office:value-type="float" office:value="6.40044" calcext:value-type="float">
            <text:p>6.40044</text:p>
          </table:table-cell>
          <table:table-cell office:value-type="float" office:value="-0.918848" calcext:value-type="float">
            <text:p>-0.918848</text:p>
          </table:table-cell>
        </table:table-row>
        <table:table-row table:style-name="ro1">
          <table:table-cell office:value-type="float" office:value="6.40251" calcext:value-type="float">
            <text:p>6.40251</text:p>
          </table:table-cell>
          <table:table-cell office:value-type="float" office:value="-0.919085" calcext:value-type="float">
            <text:p>-0.919085</text:p>
          </table:table-cell>
        </table:table-row>
        <table:table-row table:style-name="ro1">
          <table:table-cell office:value-type="float" office:value="6.40458" calcext:value-type="float">
            <text:p>6.40458</text:p>
          </table:table-cell>
          <table:table-cell office:value-type="float" office:value="-0.919319" calcext:value-type="float">
            <text:p>-0.919319</text:p>
          </table:table-cell>
        </table:table-row>
        <table:table-row table:style-name="ro1">
          <table:table-cell office:value-type="float" office:value="6.40665" calcext:value-type="float">
            <text:p>6.40665</text:p>
          </table:table-cell>
          <table:table-cell office:value-type="float" office:value="-0.225886" calcext:value-type="float">
            <text:p>-0.225886</text:p>
          </table:table-cell>
        </table:table-row>
        <table:table-row table:style-name="ro1">
          <table:table-cell office:value-type="float" office:value="6.40872" calcext:value-type="float">
            <text:p>6.40872</text:p>
          </table:table-cell>
          <table:table-cell office:value-type="float" office:value="4.62958" calcext:value-type="float">
            <text:p>4.62958</text:p>
          </table:table-cell>
        </table:table-row>
        <table:table-row table:style-name="ro1">
          <table:table-cell office:value-type="float" office:value="6.41079" calcext:value-type="float">
            <text:p>6.41079</text:p>
          </table:table-cell>
          <table:table-cell office:value-type="float" office:value="-7.1625" calcext:value-type="float">
            <text:p>-7.1625</text:p>
          </table:table-cell>
        </table:table-row>
        <table:table-row table:style-name="ro1">
          <table:table-cell office:value-type="float" office:value="6.41286" calcext:value-type="float">
            <text:p>6.41286</text:p>
          </table:table-cell>
          <table:table-cell office:value-type="float" office:value="-7.16295" calcext:value-type="float">
            <text:p>-7.16295</text:p>
          </table:table-cell>
        </table:table-row>
        <table:table-row table:style-name="ro1">
          <table:table-cell office:value-type="float" office:value="6.41493" calcext:value-type="float">
            <text:p>6.41493</text:p>
          </table:table-cell>
          <table:table-cell office:value-type="float" office:value="6.01598" calcext:value-type="float">
            <text:p>6.01598</text:p>
          </table:table-cell>
        </table:table-row>
        <table:table-row table:style-name="ro1">
          <table:table-cell office:value-type="float" office:value="6.417" calcext:value-type="float">
            <text:p>6.417</text:p>
          </table:table-cell>
          <table:table-cell office:value-type="float" office:value="-1.61426" calcext:value-type="float">
            <text:p>-1.61426</text:p>
          </table:table-cell>
        </table:table-row>
        <table:table-row table:style-name="ro1">
          <table:table-cell office:value-type="float" office:value="6.41907" calcext:value-type="float">
            <text:p>6.41907</text:p>
          </table:table-cell>
          <table:table-cell office:value-type="float" office:value="5.32212" calcext:value-type="float">
            <text:p>5.32212</text:p>
          </table:table-cell>
        </table:table-row>
        <table:table-row table:style-name="ro1">
          <table:table-cell office:value-type="float" office:value="6.42114" calcext:value-type="float">
            <text:p>6.42114</text:p>
          </table:table-cell>
          <table:table-cell office:value-type="float" office:value="-13.4065" calcext:value-type="float">
            <text:p>-13.4065</text:p>
          </table:table-cell>
        </table:table-row>
        <table:table-row table:style-name="ro1">
          <table:table-cell office:value-type="float" office:value="6.42321" calcext:value-type="float">
            <text:p>6.42321</text:p>
          </table:table-cell>
          <table:table-cell office:value-type="float" office:value="5.32147" calcext:value-type="float">
            <text:p>5.32147</text:p>
          </table:table-cell>
        </table:table-row>
        <table:table-row table:style-name="ro1">
          <table:table-cell office:value-type="float" office:value="6.42528" calcext:value-type="float">
            <text:p>6.42528</text:p>
          </table:table-cell>
          <table:table-cell office:value-type="float" office:value="-0.227825" calcext:value-type="float">
            <text:p>-0.227825</text:p>
          </table:table-cell>
        </table:table-row>
        <table:table-row table:style-name="ro1">
          <table:table-cell office:value-type="float" office:value="6.42735" calcext:value-type="float">
            <text:p>6.42735</text:p>
          </table:table-cell>
          <table:table-cell office:value-type="float" office:value="-1.61531" calcext:value-type="float">
            <text:p>-1.61531</text:p>
          </table:table-cell>
        </table:table-row>
        <table:table-row table:style-name="ro1">
          <table:table-cell office:value-type="float" office:value="6.42942" calcext:value-type="float">
            <text:p>6.42942</text:p>
          </table:table-cell>
          <table:table-cell office:value-type="float" office:value="-0.921881" calcext:value-type="float">
            <text:p>-0.921881</text:p>
          </table:table-cell>
        </table:table-row>
        <table:table-row table:style-name="ro1">
          <table:table-cell office:value-type="float" office:value="6.43149" calcext:value-type="float">
            <text:p>6.43149</text:p>
          </table:table-cell>
          <table:table-cell office:value-type="float" office:value="-0.922086" calcext:value-type="float">
            <text:p>-0.922086</text:p>
          </table:table-cell>
        </table:table-row>
        <table:table-row table:style-name="ro1">
          <table:table-cell office:value-type="float" office:value="6.43356" calcext:value-type="float">
            <text:p>6.43356</text:p>
          </table:table-cell>
          <table:table-cell office:value-type="float" office:value="-0.922289" calcext:value-type="float">
            <text:p>-0.922289</text:p>
          </table:table-cell>
        </table:table-row>
        <table:table-row table:style-name="ro1">
          <table:table-cell office:value-type="float" office:value="6.43563" calcext:value-type="float">
            <text:p>6.43563</text:p>
          </table:table-cell>
          <table:table-cell office:value-type="float" office:value="-0.228829" calcext:value-type="float">
            <text:p>-0.228829</text:p>
          </table:table-cell>
        </table:table-row>
        <table:table-row table:style-name="ro1">
          <table:table-cell office:value-type="float" office:value="6.4377" calcext:value-type="float">
            <text:p>6.4377</text:p>
          </table:table-cell>
          <table:table-cell office:value-type="float" office:value="-1.6163" calcext:value-type="float">
            <text:p>-1.6163</text:p>
          </table:table-cell>
        </table:table-row>
        <table:table-row table:style-name="ro1">
          <table:table-cell office:value-type="float" office:value="6.43977" calcext:value-type="float">
            <text:p>6.43977</text:p>
          </table:table-cell>
          <table:table-cell office:value-type="float" office:value="-0.922862" calcext:value-type="float">
            <text:p>-0.922862</text:p>
          </table:table-cell>
        </table:table-row>
        <table:table-row table:style-name="ro1">
          <table:table-cell office:value-type="float" office:value="6.44184" calcext:value-type="float">
            <text:p>6.44184</text:p>
          </table:table-cell>
          <table:table-cell office:value-type="float" office:value="-0.923056" calcext:value-type="float">
            <text:p>-0.923056</text:p>
          </table:table-cell>
        </table:table-row>
        <table:table-row table:style-name="ro1">
          <table:table-cell office:value-type="float" office:value="6.44391" calcext:value-type="float">
            <text:p>6.44391</text:p>
          </table:table-cell>
          <table:table-cell office:value-type="float" office:value="-6.47252" calcext:value-type="float">
            <text:p>-6.47252</text:p>
          </table:table-cell>
        </table:table-row>
        <table:table-row table:style-name="ro1">
          <table:table-cell office:value-type="float" office:value="6.44598" calcext:value-type="float">
            <text:p>6.44598</text:p>
          </table:table-cell>
          <table:table-cell office:value-type="float" office:value="10.8684" calcext:value-type="float">
            <text:p>10.8684</text:p>
          </table:table-cell>
        </table:table-row>
        <table:table-row table:style-name="ro1">
          <table:table-cell office:value-type="float" office:value="6.44805" calcext:value-type="float">
            <text:p>6.44805</text:p>
          </table:table-cell>
          <table:table-cell office:value-type="float" office:value="-7.16635" calcext:value-type="float">
            <text:p>-7.16635</text:p>
          </table:table-cell>
        </table:table-row>
        <table:table-row table:style-name="ro1">
          <table:table-cell office:value-type="float" office:value="6.45012" calcext:value-type="float">
            <text:p>6.45012</text:p>
          </table:table-cell>
          <table:table-cell office:value-type="float" office:value="-7.16672" calcext:value-type="float">
            <text:p>-7.16672</text:p>
          </table:table-cell>
        </table:table-row>
        <table:table-row table:style-name="ro1">
          <table:table-cell office:value-type="float" office:value="6.45219" calcext:value-type="float">
            <text:p>6.45219</text:p>
          </table:table-cell>
          <table:table-cell office:value-type="float" office:value="5.31859" calcext:value-type="float">
            <text:p>5.31859</text:p>
          </table:table-cell>
        </table:table-row>
        <table:table-row table:style-name="ro1">
          <table:table-cell office:value-type="float" office:value="6.45426" calcext:value-type="float">
            <text:p>6.45426</text:p>
          </table:table-cell>
          <table:table-cell office:value-type="float" office:value="-0.230674" calcext:value-type="float">
            <text:p>-0.230674</text:p>
          </table:table-cell>
        </table:table-row>
        <table:table-row table:style-name="ro1">
          <table:table-cell office:value-type="float" office:value="6.45633" calcext:value-type="float">
            <text:p>6.45633</text:p>
          </table:table-cell>
          <table:table-cell office:value-type="float" office:value="4.62479" calcext:value-type="float">
            <text:p>4.62479</text:p>
          </table:table-cell>
        </table:table-row>
        <table:table-row table:style-name="ro1">
          <table:table-cell office:value-type="float" office:value="6.4584" calcext:value-type="float">
            <text:p>6.4584</text:p>
          </table:table-cell>
          <table:table-cell office:value-type="float" office:value="-13.4101" calcext:value-type="float">
            <text:p>-13.4101</text:p>
          </table:table-cell>
        </table:table-row>
        <table:table-row table:style-name="ro1">
          <table:table-cell office:value-type="float" office:value="6.46047" calcext:value-type="float">
            <text:p>6.46047</text:p>
          </table:table-cell>
          <table:table-cell office:value-type="float" office:value="11.5608" calcext:value-type="float">
            <text:p>11.5608</text:p>
          </table:table-cell>
        </table:table-row>
        <table:table-row table:style-name="ro1">
          <table:table-cell office:value-type="float" office:value="6.46254" calcext:value-type="float">
            <text:p>6.46254</text:p>
          </table:table-cell>
          <table:table-cell office:value-type="float" office:value="-12.7168" calcext:value-type="float">
            <text:p>-12.7168</text:p>
          </table:table-cell>
        </table:table-row>
        <table:table-row table:style-name="ro1">
          <table:table-cell office:value-type="float" office:value="6.46461" calcext:value-type="float">
            <text:p>6.46461</text:p>
          </table:table-cell>
          <table:table-cell office:value-type="float" office:value="4.62395" calcext:value-type="float">
            <text:p>4.62395</text:p>
          </table:table-cell>
        </table:table-row>
        <table:table-row table:style-name="ro1">
          <table:table-cell office:value-type="float" office:value="6.46668" calcext:value-type="float">
            <text:p>6.46668</text:p>
          </table:table-cell>
          <table:table-cell office:value-type="float" office:value="-0.925317" calcext:value-type="float">
            <text:p>-0.925317</text:p>
          </table:table-cell>
        </table:table-row>
        <table:table-row table:style-name="ro1">
          <table:table-cell office:value-type="float" office:value="6.46875" calcext:value-type="float">
            <text:p>6.46875</text:p>
          </table:table-cell>
          <table:table-cell office:value-type="float" office:value="-0.92548" calcext:value-type="float">
            <text:p>-0.92548</text:p>
          </table:table-cell>
        </table:table-row>
        <table:table-row table:style-name="ro1">
          <table:table-cell office:value-type="float" office:value="6.47082" calcext:value-type="float">
            <text:p>6.47082</text:p>
          </table:table-cell>
          <table:table-cell office:value-type="float" office:value="-0.925641" calcext:value-type="float">
            <text:p>-0.925641</text:p>
          </table:table-cell>
        </table:table-row>
        <table:table-row table:style-name="ro1">
          <table:table-cell office:value-type="float" office:value="6.47289" calcext:value-type="float">
            <text:p>6.47289</text:p>
          </table:table-cell>
          <table:table-cell office:value-type="float" office:value="-0.232144" calcext:value-type="float">
            <text:p>-0.232144</text:p>
          </table:table-cell>
        </table:table-row>
        <table:table-row table:style-name="ro1">
          <table:table-cell office:value-type="float" office:value="6.47496" calcext:value-type="float">
            <text:p>6.47496</text:p>
          </table:table-cell>
          <table:table-cell office:value-type="float" office:value="-1.61958" calcext:value-type="float">
            <text:p>-1.61958</text:p>
          </table:table-cell>
        </table:table-row>
        <table:table-row table:style-name="ro1">
          <table:table-cell office:value-type="float" office:value="6.47703" calcext:value-type="float">
            <text:p>6.47703</text:p>
          </table:table-cell>
          <table:table-cell office:value-type="float" office:value="-0.926092" calcext:value-type="float">
            <text:p>-0.926092</text:p>
          </table:table-cell>
        </table:table-row>
        <table:table-row table:style-name="ro1">
          <table:table-cell office:value-type="float" office:value="6.4791" calcext:value-type="float">
            <text:p>6.4791</text:p>
          </table:table-cell>
          <table:table-cell office:value-type="float" office:value="-0.926244" calcext:value-type="float">
            <text:p>-0.926244</text:p>
          </table:table-cell>
        </table:table-row>
        <table:table-row table:style-name="ro1">
          <table:table-cell office:value-type="float" office:value="6.48117" calcext:value-type="float">
            <text:p>6.48117</text:p>
          </table:table-cell>
          <table:table-cell office:value-type="float" office:value="-0.926393" calcext:value-type="float">
            <text:p>-0.926393</text:p>
          </table:table-cell>
        </table:table-row>
        <table:table-row table:style-name="ro1">
          <table:table-cell office:value-type="float" office:value="6.48324" calcext:value-type="float">
            <text:p>6.48324</text:p>
          </table:table-cell>
          <table:table-cell office:value-type="float" office:value="-0.232886" calcext:value-type="float">
            <text:p>-0.232886</text:p>
          </table:table-cell>
        </table:table-row>
        <table:table-row table:style-name="ro1">
          <table:table-cell office:value-type="float" office:value="6.48531" calcext:value-type="float">
            <text:p>6.48531</text:p>
          </table:table-cell>
          <table:table-cell office:value-type="float" office:value="-1.62031" calcext:value-type="float">
            <text:p>-1.62031</text:p>
          </table:table-cell>
        </table:table-row>
        <table:table-row table:style-name="ro1">
          <table:table-cell office:value-type="float" office:value="6.48738" calcext:value-type="float">
            <text:p>6.48738</text:p>
          </table:table-cell>
          <table:table-cell office:value-type="float" office:value="-0.926812" calcext:value-type="float">
            <text:p>-0.926812</text:p>
          </table:table-cell>
        </table:table-row>
        <table:table-row table:style-name="ro1">
          <table:table-cell office:value-type="float" office:value="6.48945" calcext:value-type="float">
            <text:p>6.48945</text:p>
          </table:table-cell>
          <table:table-cell office:value-type="float" office:value="-7.16984" calcext:value-type="float">
            <text:p>-7.16984</text:p>
          </table:table-cell>
        </table:table-row>
        <table:table-row table:style-name="ro1">
          <table:table-cell office:value-type="float" office:value="6.49152" calcext:value-type="float">
            <text:p>6.49152</text:p>
          </table:table-cell>
          <table:table-cell office:value-type="float" office:value="11.5584" calcext:value-type="float">
            <text:p>11.5584</text:p>
          </table:table-cell>
        </table:table-row>
        <table:table-row table:style-name="ro1">
          <table:table-cell office:value-type="float" office:value="6.49359" calcext:value-type="float">
            <text:p>6.49359</text:p>
          </table:table-cell>
          <table:table-cell office:value-type="float" office:value="-12.7192" calcext:value-type="float">
            <text:p>-12.7192</text:p>
          </table:table-cell>
        </table:table-row>
        <table:table-row table:style-name="ro1">
          <table:table-cell office:value-type="float" office:value="6.49566" calcext:value-type="float">
            <text:p>6.49566</text:p>
          </table:table-cell>
          <table:table-cell office:value-type="float" office:value="4.62163" calcext:value-type="float">
            <text:p>4.62163</text:p>
          </table:table-cell>
        </table:table-row>
        <table:table-row table:style-name="ro1">
          <table:table-cell office:value-type="float" office:value="6.49773" calcext:value-type="float">
            <text:p>6.49773</text:p>
          </table:table-cell>
          <table:table-cell office:value-type="float" office:value="5.31527" calcext:value-type="float">
            <text:p>5.31527</text:p>
          </table:table-cell>
        </table:table-row>
        <table:table-row table:style-name="ro1">
          <table:table-cell office:value-type="float" office:value="6.4998" calcext:value-type="float">
            <text:p>6.4998</text:p>
          </table:table-cell>
          <table:table-cell office:value-type="float" office:value="-12.7196" calcext:value-type="float">
            <text:p>-12.7196</text:p>
          </table:table-cell>
        </table:table-row>
        <table:table-row table:style-name="ro1">
          <table:table-cell office:value-type="float" office:value="6.50187" calcext:value-type="float">
            <text:p>6.50187</text:p>
          </table:table-cell>
          <table:table-cell office:value-type="float" office:value="10.8641" calcext:value-type="float">
            <text:p>10.8641</text:p>
          </table:table-cell>
        </table:table-row>
        <table:table-row table:style-name="ro1">
          <table:table-cell office:value-type="float" office:value="6.50394" calcext:value-type="float">
            <text:p>6.50394</text:p>
          </table:table-cell>
          <table:table-cell office:value-type="float" office:value="-13.4135" calcext:value-type="float">
            <text:p>-13.4135</text:p>
          </table:table-cell>
        </table:table-row>
        <table:table-row table:style-name="ro1">
          <table:table-cell office:value-type="float" office:value="6.50601" calcext:value-type="float">
            <text:p>6.50601</text:p>
          </table:table-cell>
          <table:table-cell office:value-type="float" office:value="5.31465" calcext:value-type="float">
            <text:p>5.31465</text:p>
          </table:table-cell>
        </table:table-row>
        <table:table-row table:style-name="ro1">
          <table:table-cell office:value-type="float" office:value="6.50808" calcext:value-type="float">
            <text:p>6.50808</text:p>
          </table:table-cell>
          <table:table-cell office:value-type="float" office:value="-0.928207" calcext:value-type="float">
            <text:p>-0.928207</text:p>
          </table:table-cell>
        </table:table-row>
        <table:table-row table:style-name="ro1">
          <table:table-cell office:value-type="float" office:value="6.51015" calcext:value-type="float">
            <text:p>6.51015</text:p>
          </table:table-cell>
          <table:table-cell office:value-type="float" office:value="-0.234672" calcext:value-type="float">
            <text:p>-0.234672</text:p>
          </table:table-cell>
        </table:table-row>
        <table:table-row table:style-name="ro1">
          <table:table-cell office:value-type="float" office:value="6.51222" calcext:value-type="float">
            <text:p>6.51222</text:p>
          </table:table-cell>
          <table:table-cell office:value-type="float" office:value="-1.62206" calcext:value-type="float">
            <text:p>-1.62206</text:p>
          </table:table-cell>
        </table:table-row>
        <table:table-row table:style-name="ro1">
          <table:table-cell office:value-type="float" office:value="6.51429" calcext:value-type="float">
            <text:p>6.51429</text:p>
          </table:table-cell>
          <table:table-cell office:value-type="float" office:value="-0.928536" calcext:value-type="float">
            <text:p>-0.928536</text:p>
          </table:table-cell>
        </table:table-row>
        <table:table-row table:style-name="ro1">
          <table:table-cell office:value-type="float" office:value="6.51636" calcext:value-type="float">
            <text:p>6.51636</text:p>
          </table:table-cell>
          <table:table-cell office:value-type="float" office:value="-0.928645" calcext:value-type="float">
            <text:p>-0.928645</text:p>
          </table:table-cell>
        </table:table-row>
        <table:table-row table:style-name="ro1">
          <table:table-cell office:value-type="float" office:value="6.51843" calcext:value-type="float">
            <text:p>6.51843</text:p>
          </table:table-cell>
          <table:table-cell office:value-type="float" office:value="-0.928752" calcext:value-type="float">
            <text:p>-0.928752</text:p>
          </table:table-cell>
        </table:table-row>
        <table:table-row table:style-name="ro1">
          <table:table-cell office:value-type="float" office:value="6.5205" calcext:value-type="float">
            <text:p>6.5205</text:p>
          </table:table-cell>
          <table:table-cell office:value-type="float" office:value="-0.235207" calcext:value-type="float">
            <text:p>-0.235207</text:p>
          </table:table-cell>
        </table:table-row>
        <table:table-row table:style-name="ro1">
          <table:table-cell office:value-type="float" office:value="6.52257" calcext:value-type="float">
            <text:p>6.52257</text:p>
          </table:table-cell>
          <table:table-cell office:value-type="float" office:value="-1.62259" calcext:value-type="float">
            <text:p>-1.62259</text:p>
          </table:table-cell>
        </table:table-row>
        <table:table-row table:style-name="ro1">
          <table:table-cell office:value-type="float" office:value="6.52464" calcext:value-type="float">
            <text:p>6.52464</text:p>
          </table:table-cell>
          <table:table-cell office:value-type="float" office:value="-0.929048" calcext:value-type="float">
            <text:p>-0.929048</text:p>
          </table:table-cell>
        </table:table-row>
        <table:table-row table:style-name="ro1">
          <table:table-cell office:value-type="float" office:value="6.52671" calcext:value-type="float">
            <text:p>6.52671</text:p>
          </table:table-cell>
          <table:table-cell office:value-type="float" office:value="-0.929146" calcext:value-type="float">
            <text:p>-0.929146</text:p>
          </table:table-cell>
        </table:table-row>
        <table:table-row table:style-name="ro1">
          <table:table-cell office:value-type="float" office:value="6.52878" calcext:value-type="float">
            <text:p>6.52878</text:p>
          </table:table-cell>
          <table:table-cell office:value-type="float" office:value="-0.929242" calcext:value-type="float">
            <text:p>-0.929242</text:p>
          </table:table-cell>
        </table:table-row>
        <table:table-row table:style-name="ro1">
          <table:table-cell office:value-type="float" office:value="6.53085" calcext:value-type="float">
            <text:p>6.53085</text:p>
          </table:table-cell>
          <table:table-cell office:value-type="float" office:value="-0.235687" calcext:value-type="float">
            <text:p>-0.235687</text:p>
          </table:table-cell>
        </table:table-row>
        <table:table-row table:style-name="ro1">
          <table:table-cell office:value-type="float" office:value="6.53292" calcext:value-type="float">
            <text:p>6.53292</text:p>
          </table:table-cell>
          <table:table-cell office:value-type="float" office:value="-1.62305" calcext:value-type="float">
            <text:p>-1.62305</text:p>
          </table:table-cell>
        </table:table-row>
        <table:table-row table:style-name="ro1">
          <table:table-cell office:value-type="float" office:value="6.53499" calcext:value-type="float">
            <text:p>6.53499</text:p>
          </table:table-cell>
          <table:table-cell office:value-type="float" office:value="-0.929506" calcext:value-type="float">
            <text:p>-0.929506</text:p>
          </table:table-cell>
        </table:table-row>
        <table:table-row table:style-name="ro1">
          <table:table-cell office:value-type="float" office:value="6.53706" calcext:value-type="float">
            <text:p>6.53706</text:p>
          </table:table-cell>
          <table:table-cell office:value-type="float" office:value="-0.929593" calcext:value-type="float">
            <text:p>-0.929593</text:p>
          </table:table-cell>
        </table:table-row>
        <table:table-row table:style-name="ro1">
          <table:table-cell office:value-type="float" office:value="6.53913" calcext:value-type="float">
            <text:p>6.53913</text:p>
          </table:table-cell>
          <table:table-cell office:value-type="float" office:value="-0.929677" calcext:value-type="float">
            <text:p>-0.929677</text:p>
          </table:table-cell>
        </table:table-row>
        <table:table-row table:style-name="ro1">
          <table:table-cell office:value-type="float" office:value="6.5412" calcext:value-type="float">
            <text:p>6.5412</text:p>
          </table:table-cell>
          <table:table-cell office:value-type="float" office:value="-0.236112" calcext:value-type="float">
            <text:p>-0.236112</text:p>
          </table:table-cell>
        </table:table-row>
        <table:table-row table:style-name="ro1">
          <table:table-cell office:value-type="float" office:value="6.54327" calcext:value-type="float">
            <text:p>6.54327</text:p>
          </table:table-cell>
          <table:table-cell office:value-type="float" office:value="-1.62347" calcext:value-type="float">
            <text:p>-1.62347</text:p>
          </table:table-cell>
        </table:table-row>
        <table:table-row table:style-name="ro1">
          <table:table-cell office:value-type="float" office:value="6.54534" calcext:value-type="float">
            <text:p>6.54534</text:p>
          </table:table-cell>
          <table:table-cell office:value-type="float" office:value="5.31291" calcext:value-type="float">
            <text:p>5.31291</text:p>
          </table:table-cell>
        </table:table-row>
        <table:table-row table:style-name="ro1">
          <table:table-cell office:value-type="float" office:value="6.54741" calcext:value-type="float">
            <text:p>6.54741</text:p>
          </table:table-cell>
          <table:table-cell office:value-type="float" office:value="-0.929831" calcext:value-type="float">
            <text:p>-0.929831</text:p>
          </table:table-cell>
        </table:table-row>
        <table:table-row table:style-name="ro1">
          <table:table-cell office:value-type="float" office:value="6.54948" calcext:value-type="float">
            <text:p>6.54948</text:p>
          </table:table-cell>
          <table:table-cell office:value-type="float" office:value="-7.17265" calcext:value-type="float">
            <text:p>-7.17265</text:p>
          </table:table-cell>
        </table:table-row>
        <table:table-row table:style-name="ro1">
          <table:table-cell office:value-type="float" office:value="6.55155" calcext:value-type="float">
            <text:p>6.55155</text:p>
          </table:table-cell>
          <table:table-cell office:value-type="float" office:value="11.5557" calcext:value-type="float">
            <text:p>11.5557</text:p>
          </table:table-cell>
        </table:table-row>
        <table:table-row table:style-name="ro1">
          <table:table-cell office:value-type="float" office:value="6.55362" calcext:value-type="float">
            <text:p>6.55362</text:p>
          </table:table-cell>
          <table:table-cell office:value-type="float" office:value="-13.4154" calcext:value-type="float">
            <text:p>-13.4154</text:p>
          </table:table-cell>
        </table:table-row>
        <table:table-row table:style-name="ro1">
          <table:table-cell office:value-type="float" office:value="6.55569" calcext:value-type="float">
            <text:p>6.55569</text:p>
          </table:table-cell>
          <table:table-cell office:value-type="float" office:value="5.31284" calcext:value-type="float">
            <text:p>5.31284</text:p>
          </table:table-cell>
        </table:table-row>
        <table:table-row table:style-name="ro1">
          <table:table-cell office:value-type="float" office:value="6.55776" calcext:value-type="float">
            <text:p>6.55776</text:p>
          </table:table-cell>
          <table:table-cell office:value-type="float" office:value="5.31291" calcext:value-type="float">
            <text:p>5.31291</text:p>
          </table:table-cell>
        </table:table-row>
        <table:table-row table:style-name="ro1">
          <table:table-cell office:value-type="float" office:value="6.55983" calcext:value-type="float">
            <text:p>6.55983</text:p>
          </table:table-cell>
          <table:table-cell office:value-type="float" office:value="-13.4154" calcext:value-type="float">
            <text:p>-13.4154</text:p>
          </table:table-cell>
        </table:table-row>
        <table:table-row table:style-name="ro1">
          <table:table-cell office:value-type="float" office:value="6.5619" calcext:value-type="float">
            <text:p>6.5619</text:p>
          </table:table-cell>
          <table:table-cell office:value-type="float" office:value="5.31284" calcext:value-type="float">
            <text:p>5.31284</text:p>
          </table:table-cell>
        </table:table-row>
        <table:table-row table:style-name="ro1">
          <table:table-cell office:value-type="float" office:value="6.56397" calcext:value-type="float">
            <text:p>6.56397</text:p>
          </table:table-cell>
          <table:table-cell office:value-type="float" office:value="-0.929909" calcext:value-type="float">
            <text:p>-0.929909</text:p>
          </table:table-cell>
        </table:table-row>
        <table:table-row table:style-name="ro1">
          <table:table-cell office:value-type="float" office:value="6.56604" calcext:value-type="float">
            <text:p>6.56604</text:p>
          </table:table-cell>
          <table:table-cell office:value-type="float" office:value="-0.929909" calcext:value-type="float">
            <text:p>-0.929909</text:p>
          </table:table-cell>
        </table:table-row>
        <table:table-row table:style-name="ro1">
          <table:table-cell office:value-type="float" office:value="6.56811" calcext:value-type="float">
            <text:p>6.56811</text:p>
          </table:table-cell>
          <table:table-cell office:value-type="float" office:value="-0.929909" calcext:value-type="float">
            <text:p>-0.929909</text:p>
          </table:table-cell>
        </table:table-row>
        <table:table-row table:style-name="ro1">
          <table:table-cell office:value-type="float" office:value="6.57018" calcext:value-type="float">
            <text:p>6.57018</text:p>
          </table:table-cell>
          <table:table-cell office:value-type="float" office:value="5.31291" calcext:value-type="float">
            <text:p>5.31291</text:p>
          </table:table-cell>
        </table:table-row>
        <table:table-row table:style-name="ro1">
          <table:table-cell office:value-type="float" office:value="6.57225" calcext:value-type="float">
            <text:p>6.57225</text:p>
          </table:table-cell>
          <table:table-cell office:value-type="float" office:value="-7.17257" calcext:value-type="float">
            <text:p>-7.17257</text:p>
          </table:table-cell>
        </table:table-row>
        <table:table-row table:style-name="ro1">
          <table:table-cell office:value-type="float" office:value="6.57432" calcext:value-type="float">
            <text:p>6.57432</text:p>
          </table:table-cell>
          <table:table-cell office:value-type="float" office:value="-0.929831" calcext:value-type="float">
            <text:p>-0.929831</text:p>
          </table:table-cell>
        </table:table-row>
        <table:table-row table:style-name="ro1">
          <table:table-cell office:value-type="float" office:value="6.57639" calcext:value-type="float">
            <text:p>6.57639</text:p>
          </table:table-cell>
          <table:table-cell office:value-type="float" office:value="-7.17265" calcext:value-type="float">
            <text:p>-7.17265</text:p>
          </table:table-cell>
        </table:table-row>
        <table:table-row table:style-name="ro1">
          <table:table-cell office:value-type="float" office:value="6.57846" calcext:value-type="float">
            <text:p>6.57846</text:p>
          </table:table-cell>
          <table:table-cell office:value-type="float" office:value="11.5557" calcext:value-type="float">
            <text:p>11.5557</text:p>
          </table:table-cell>
        </table:table-row>
        <table:table-row table:style-name="ro1">
          <table:table-cell office:value-type="float" office:value="6.58053" calcext:value-type="float">
            <text:p>6.58053</text:p>
          </table:table-cell>
          <table:table-cell office:value-type="float" office:value="-7.17257" calcext:value-type="float">
            <text:p>-7.17257</text:p>
          </table:table-cell>
        </table:table-row>
        <table:table-row table:style-name="ro1">
          <table:table-cell office:value-type="float" office:value="6.5826" calcext:value-type="float">
            <text:p>6.5826</text:p>
          </table:table-cell>
          <table:table-cell office:value-type="float" office:value="-0.929831" calcext:value-type="float">
            <text:p>-0.929831</text:p>
          </table:table-cell>
        </table:table-row>
        <table:table-row table:style-name="ro1">
          <table:table-cell office:value-type="float" office:value="6.58467" calcext:value-type="float">
            <text:p>6.58467</text:p>
          </table:table-cell>
          <table:table-cell office:value-type="float" office:value="-0.929831" calcext:value-type="float">
            <text:p>-0.929831</text:p>
          </table:table-cell>
        </table:table-row>
        <table:table-row table:style-name="ro1">
          <table:table-cell office:value-type="float" office:value="6.58674" calcext:value-type="float">
            <text:p>6.58674</text:p>
          </table:table-cell>
          <table:table-cell office:value-type="float" office:value="-0.929831" calcext:value-type="float">
            <text:p>-0.929831</text:p>
          </table:table-cell>
        </table:table-row>
        <table:table-row table:style-name="ro1">
          <table:table-cell office:value-type="float" office:value="6.58881" calcext:value-type="float">
            <text:p>6.58881</text:p>
          </table:table-cell>
          <table:table-cell office:value-type="float" office:value="-0.929831" calcext:value-type="float">
            <text:p>-0.929831</text:p>
          </table:table-cell>
        </table:table-row>
        <table:table-row table:style-name="ro1">
          <table:table-cell office:value-type="float" office:value="6.59088" calcext:value-type="float">
            <text:p>6.59088</text:p>
          </table:table-cell>
          <table:table-cell office:value-type="float" office:value="-0.929831" calcext:value-type="float">
            <text:p>-0.929831</text:p>
          </table:table-cell>
        </table:table-row>
        <table:table-row table:style-name="ro1">
          <table:table-cell office:value-type="float" office:value="6.59295" calcext:value-type="float">
            <text:p>6.59295</text:p>
          </table:table-cell>
          <table:table-cell office:value-type="float" office:value="5.31299" calcext:value-type="float">
            <text:p>5.31299</text:p>
          </table:table-cell>
        </table:table-row>
        <table:table-row table:style-name="ro1">
          <table:table-cell office:value-type="float" office:value="6.59502" calcext:value-type="float">
            <text:p>6.59502</text:p>
          </table:table-cell>
          <table:table-cell office:value-type="float" office:value="-7.17249" calcext:value-type="float">
            <text:p>-7.17249</text:p>
          </table:table-cell>
        </table:table-row>
        <table:table-row table:style-name="ro1">
          <table:table-cell office:value-type="float" office:value="6.59709" calcext:value-type="float">
            <text:p>6.59709</text:p>
          </table:table-cell>
          <table:table-cell office:value-type="float" office:value="4.61943" calcext:value-type="float">
            <text:p>4.61943</text:p>
          </table:table-cell>
        </table:table-row>
        <table:table-row table:style-name="ro1">
          <table:table-cell office:value-type="float" office:value="6.59916" calcext:value-type="float">
            <text:p>6.59916</text:p>
          </table:table-cell>
          <table:table-cell office:value-type="float" office:value="-6.47878" calcext:value-type="float">
            <text:p>-6.47878</text:p>
          </table:table-cell>
        </table:table-row>
        <table:table-row table:style-name="ro1">
          <table:table-cell office:value-type="float" office:value="6.60123" calcext:value-type="float">
            <text:p>6.60123</text:p>
          </table:table-cell>
          <table:table-cell office:value-type="float" office:value="-0.929677" calcext:value-type="float">
            <text:p>-0.929677</text:p>
          </table:table-cell>
        </table:table-row>
        <table:table-row table:style-name="ro1">
          <table:table-cell office:value-type="float" office:value="6.6033" calcext:value-type="float">
            <text:p>6.6033</text:p>
          </table:table-cell>
          <table:table-cell office:value-type="float" office:value="-0.929677" calcext:value-type="float">
            <text:p>-0.929677</text:p>
          </table:table-cell>
        </table:table-row>
        <table:table-row table:style-name="ro1">
          <table:table-cell office:value-type="float" office:value="6.60537" calcext:value-type="float">
            <text:p>6.60537</text:p>
          </table:table-cell>
          <table:table-cell office:value-type="float" office:value="-0.929677" calcext:value-type="float">
            <text:p>-0.929677</text:p>
          </table:table-cell>
        </table:table-row>
        <table:table-row table:style-name="ro1">
          <table:table-cell office:value-type="float" office:value="6.60744" calcext:value-type="float">
            <text:p>6.60744</text:p>
          </table:table-cell>
          <table:table-cell office:value-type="float" office:value="5.31315" calcext:value-type="float">
            <text:p>5.31315</text:p>
          </table:table-cell>
        </table:table-row>
        <table:table-row table:style-name="ro1">
          <table:table-cell office:value-type="float" office:value="6.60951" calcext:value-type="float">
            <text:p>6.60951</text:p>
          </table:table-cell>
          <table:table-cell office:value-type="float" office:value="-7.17234" calcext:value-type="float">
            <text:p>-7.17234</text:p>
          </table:table-cell>
        </table:table-row>
        <table:table-row table:style-name="ro1">
          <table:table-cell office:value-type="float" office:value="6.61158" calcext:value-type="float">
            <text:p>6.61158</text:p>
          </table:table-cell>
          <table:table-cell office:value-type="float" office:value="-0.929593" calcext:value-type="float">
            <text:p>-0.929593</text:p>
          </table:table-cell>
        </table:table-row>
        <table:table-row table:style-name="ro1">
          <table:table-cell office:value-type="float" office:value="6.61365" calcext:value-type="float">
            <text:p>6.61365</text:p>
          </table:table-cell>
          <table:table-cell office:value-type="float" office:value="5.31324" calcext:value-type="float">
            <text:p>5.31324</text:p>
          </table:table-cell>
        </table:table-row>
        <table:table-row table:style-name="ro1">
          <table:table-cell office:value-type="float" office:value="6.61572" calcext:value-type="float">
            <text:p>6.61572</text:p>
          </table:table-cell>
          <table:table-cell office:value-type="float" office:value="-0.929417" calcext:value-type="float">
            <text:p>-0.929417</text:p>
          </table:table-cell>
        </table:table-row>
        <table:table-row table:style-name="ro1">
          <table:table-cell office:value-type="float" office:value="6.61779" calcext:value-type="float">
            <text:p>6.61779</text:p>
          </table:table-cell>
          <table:table-cell office:value-type="float" office:value="-0.929325" calcext:value-type="float">
            <text:p>-0.929325</text:p>
          </table:table-cell>
        </table:table-row>
        <table:table-row table:style-name="ro1">
          <table:table-cell office:value-type="float" office:value="6.61986" calcext:value-type="float">
            <text:p>6.61986</text:p>
          </table:table-cell>
          <table:table-cell office:value-type="float" office:value="-1.62288" calcext:value-type="float">
            <text:p>-1.62288</text:p>
          </table:table-cell>
        </table:table-row>
        <table:table-row table:style-name="ro1">
          <table:table-cell office:value-type="float" office:value="6.62193" calcext:value-type="float">
            <text:p>6.62193</text:p>
          </table:table-cell>
          <table:table-cell office:value-type="float" office:value="-0.235508" calcext:value-type="float">
            <text:p>-0.235508</text:p>
          </table:table-cell>
        </table:table-row>
        <table:table-row table:style-name="ro1">
          <table:table-cell office:value-type="float" office:value="6.624" calcext:value-type="float">
            <text:p>6.624</text:p>
          </table:table-cell>
          <table:table-cell office:value-type="float" office:value="-7.17189" calcext:value-type="float">
            <text:p>-7.17189</text:p>
          </table:table-cell>
        </table:table-row>
        <table:table-row table:style-name="ro1">
          <table:table-cell office:value-type="float" office:value="6.62607" calcext:value-type="float">
            <text:p>6.62607</text:p>
          </table:table-cell>
          <table:table-cell office:value-type="float" office:value="5.3137" calcext:value-type="float">
            <text:p>5.3137</text:p>
          </table:table-cell>
        </table:table-row>
        <table:table-row table:style-name="ro1">
          <table:table-cell office:value-type="float" office:value="6.62814" calcext:value-type="float">
            <text:p>6.62814</text:p>
          </table:table-cell>
          <table:table-cell office:value-type="float" office:value="-7.17179" calcext:value-type="float">
            <text:p>-7.17179</text:p>
          </table:table-cell>
        </table:table-row>
        <table:table-row table:style-name="ro1">
          <table:table-cell office:value-type="float" office:value="6.63021" calcext:value-type="float">
            <text:p>6.63021</text:p>
          </table:table-cell>
          <table:table-cell office:value-type="float" office:value="5.3138" calcext:value-type="float">
            <text:p>5.3138</text:p>
          </table:table-cell>
        </table:table-row>
        <table:table-row table:style-name="ro1">
          <table:table-cell office:value-type="float" office:value="6.63228" calcext:value-type="float">
            <text:p>6.63228</text:p>
          </table:table-cell>
          <table:table-cell office:value-type="float" office:value="-0.928845" calcext:value-type="float">
            <text:p>-0.928845</text:p>
          </table:table-cell>
        </table:table-row>
        <table:table-row table:style-name="ro1">
          <table:table-cell office:value-type="float" office:value="6.63435" calcext:value-type="float">
            <text:p>6.63435</text:p>
          </table:table-cell>
          <table:table-cell office:value-type="float" office:value="-7.17159" calcext:value-type="float">
            <text:p>-7.17159</text:p>
          </table:table-cell>
        </table:table-row>
        <table:table-row table:style-name="ro1">
          <table:table-cell office:value-type="float" office:value="6.63642" calcext:value-type="float">
            <text:p>6.63642</text:p>
          </table:table-cell>
          <table:table-cell office:value-type="float" office:value="-0.928845" calcext:value-type="float">
            <text:p>-0.928845</text:p>
          </table:table-cell>
        </table:table-row>
        <table:table-row table:style-name="ro1">
          <table:table-cell office:value-type="float" office:value="6.63849" calcext:value-type="float">
            <text:p>6.63849</text:p>
          </table:table-cell>
          <table:table-cell office:value-type="float" office:value="-0.928845" calcext:value-type="float">
            <text:p>-0.928845</text:p>
          </table:table-cell>
        </table:table-row>
        <table:table-row table:style-name="ro1">
          <table:table-cell office:value-type="float" office:value="6.64056" calcext:value-type="float">
            <text:p>6.64056</text:p>
          </table:table-cell>
          <table:table-cell office:value-type="float" office:value="-0.928845" calcext:value-type="float">
            <text:p>-0.928845</text:p>
          </table:table-cell>
        </table:table-row>
        <table:table-row table:style-name="ro1">
          <table:table-cell office:value-type="float" office:value="6.64263" calcext:value-type="float">
            <text:p>6.64263</text:p>
          </table:table-cell>
          <table:table-cell office:value-type="float" office:value="4.62035" calcext:value-type="float">
            <text:p>4.62035</text:p>
          </table:table-cell>
        </table:table-row>
        <table:table-row table:style-name="ro1">
          <table:table-cell office:value-type="float" office:value="6.6447" calcext:value-type="float">
            <text:p>6.6447</text:p>
          </table:table-cell>
          <table:table-cell office:value-type="float" office:value="-6.47786" calcext:value-type="float">
            <text:p>-6.47786</text:p>
          </table:table-cell>
        </table:table-row>
        <table:table-row table:style-name="ro1">
          <table:table-cell office:value-type="float" office:value="6.64677" calcext:value-type="float">
            <text:p>6.64677</text:p>
          </table:table-cell>
          <table:table-cell office:value-type="float" office:value="-0.928752" calcext:value-type="float">
            <text:p>-0.928752</text:p>
          </table:table-cell>
        </table:table-row>
        <table:table-row table:style-name="ro1">
          <table:table-cell office:value-type="float" office:value="6.64884" calcext:value-type="float">
            <text:p>6.64884</text:p>
          </table:table-cell>
          <table:table-cell office:value-type="float" office:value="-0.928752" calcext:value-type="float">
            <text:p>-0.928752</text:p>
          </table:table-cell>
        </table:table-row>
        <table:table-row table:style-name="ro1">
          <table:table-cell office:value-type="float" office:value="6.65091" calcext:value-type="float">
            <text:p>6.65091</text:p>
          </table:table-cell>
          <table:table-cell office:value-type="float" office:value="5.3141" calcext:value-type="float">
            <text:p>5.3141</text:p>
          </table:table-cell>
        </table:table-row>
        <table:table-row table:style-name="ro1">
          <table:table-cell office:value-type="float" office:value="6.65298" calcext:value-type="float">
            <text:p>6.65298</text:p>
          </table:table-cell>
          <table:table-cell office:value-type="float" office:value="-7.17139" calcext:value-type="float">
            <text:p>-7.17139</text:p>
          </table:table-cell>
        </table:table-row>
        <table:table-row table:style-name="ro1">
          <table:table-cell office:value-type="float" office:value="6.65505" calcext:value-type="float">
            <text:p>6.65505</text:p>
          </table:table-cell>
          <table:table-cell office:value-type="float" office:value="-7.1715" calcext:value-type="float">
            <text:p>-7.1715</text:p>
          </table:table-cell>
        </table:table-row>
        <table:table-row table:style-name="ro1">
          <table:table-cell office:value-type="float" office:value="6.65712" calcext:value-type="float">
            <text:p>6.65712</text:p>
          </table:table-cell>
          <table:table-cell office:value-type="float" office:value="11.5568" calcext:value-type="float">
            <text:p>11.5568</text:p>
          </table:table-cell>
        </table:table-row>
        <table:table-row table:style-name="ro1">
          <table:table-cell office:value-type="float" office:value="6.65919" calcext:value-type="float">
            <text:p>6.65919</text:p>
          </table:table-cell>
          <table:table-cell office:value-type="float" office:value="-7.17139" calcext:value-type="float">
            <text:p>-7.17139</text:p>
          </table:table-cell>
        </table:table-row>
        <table:table-row table:style-name="ro1">
          <table:table-cell office:value-type="float" office:value="6.66126" calcext:value-type="float">
            <text:p>6.66126</text:p>
          </table:table-cell>
          <table:table-cell office:value-type="float" office:value="-0.928645" calcext:value-type="float">
            <text:p>-0.928645</text:p>
          </table:table-cell>
        </table:table-row>
        <table:table-row table:style-name="ro1">
          <table:table-cell office:value-type="float" office:value="6.66333" calcext:value-type="float">
            <text:p>6.66333</text:p>
          </table:table-cell>
          <table:table-cell office:value-type="float" office:value="-0.928645" calcext:value-type="float">
            <text:p>-0.928645</text:p>
          </table:table-cell>
        </table:table-row>
        <table:table-row table:style-name="ro1">
          <table:table-cell office:value-type="float" office:value="6.6654" calcext:value-type="float">
            <text:p>6.6654</text:p>
          </table:table-cell>
          <table:table-cell office:value-type="float" office:value="-0.928645" calcext:value-type="float">
            <text:p>-0.928645</text:p>
          </table:table-cell>
        </table:table-row>
        <table:table-row table:style-name="ro1">
          <table:table-cell office:value-type="float" office:value="6.66747" calcext:value-type="float">
            <text:p>6.66747</text:p>
          </table:table-cell>
          <table:table-cell office:value-type="float" office:value="-0.928645" calcext:value-type="float">
            <text:p>-0.928645</text:p>
          </table:table-cell>
        </table:table-row>
        <table:table-row table:style-name="ro1">
          <table:table-cell office:value-type="float" office:value="6.66954" calcext:value-type="float">
            <text:p>6.66954</text:p>
          </table:table-cell>
          <table:table-cell office:value-type="float" office:value="-0.928645" calcext:value-type="float">
            <text:p>-0.928645</text:p>
          </table:table-cell>
        </table:table-row>
        <table:table-row table:style-name="ro1">
          <table:table-cell office:value-type="float" office:value="6.67161" calcext:value-type="float">
            <text:p>6.67161</text:p>
          </table:table-cell>
          <table:table-cell office:value-type="float" office:value="-0.928645" calcext:value-type="float">
            <text:p>-0.928645</text:p>
          </table:table-cell>
        </table:table-row>
        <table:table-row table:style-name="ro1">
          <table:table-cell office:value-type="float" office:value="6.67368" calcext:value-type="float">
            <text:p>6.67368</text:p>
          </table:table-cell>
          <table:table-cell office:value-type="float" office:value="-0.928645" calcext:value-type="float">
            <text:p>-0.928645</text:p>
          </table:table-cell>
        </table:table-row>
        <table:table-row table:style-name="ro1">
          <table:table-cell office:value-type="float" office:value="6.67575" calcext:value-type="float">
            <text:p>6.67575</text:p>
          </table:table-cell>
          <table:table-cell office:value-type="float" office:value="-0.928645" calcext:value-type="float">
            <text:p>-0.928645</text:p>
          </table:table-cell>
        </table:table-row>
        <table:table-row table:style-name="ro1">
          <table:table-cell office:value-type="float" office:value="6.67782" calcext:value-type="float">
            <text:p>6.67782</text:p>
          </table:table-cell>
          <table:table-cell office:value-type="float" office:value="5.31421" calcext:value-type="float">
            <text:p>5.31421</text:p>
          </table:table-cell>
        </table:table-row>
        <table:table-row table:style-name="ro1">
          <table:table-cell office:value-type="float" office:value="6.67989" calcext:value-type="float">
            <text:p>6.67989</text:p>
          </table:table-cell>
          <table:table-cell office:value-type="float" office:value="-13.4141" calcext:value-type="float">
            <text:p>-13.4141</text:p>
          </table:table-cell>
        </table:table-row>
        <table:table-row table:style-name="ro1">
          <table:table-cell office:value-type="float" office:value="6.68196" calcext:value-type="float">
            <text:p>6.68196</text:p>
          </table:table-cell>
          <table:table-cell office:value-type="float" office:value="11.557" calcext:value-type="float">
            <text:p>11.557</text:p>
          </table:table-cell>
        </table:table-row>
        <table:table-row table:style-name="ro1">
          <table:table-cell office:value-type="float" office:value="6.68403" calcext:value-type="float">
            <text:p>6.68403</text:p>
          </table:table-cell>
          <table:table-cell office:value-type="float" office:value="-13.4141" calcext:value-type="float">
            <text:p>-13.4141</text:p>
          </table:table-cell>
        </table:table-row>
        <table:table-row table:style-name="ro1">
          <table:table-cell office:value-type="float" office:value="6.6861" calcext:value-type="float">
            <text:p>6.6861</text:p>
          </table:table-cell>
          <table:table-cell office:value-type="float" office:value="5.3141" calcext:value-type="float">
            <text:p>5.3141</text:p>
          </table:table-cell>
        </table:table-row>
        <table:table-row table:style-name="ro1">
          <table:table-cell office:value-type="float" office:value="6.68817" calcext:value-type="float">
            <text:p>6.68817</text:p>
          </table:table-cell>
          <table:table-cell office:value-type="float" office:value="-0.928645" calcext:value-type="float">
            <text:p>-0.928645</text:p>
          </table:table-cell>
        </table:table-row>
        <table:table-row table:style-name="ro1">
          <table:table-cell office:value-type="float" office:value="6.69024" calcext:value-type="float">
            <text:p>6.69024</text:p>
          </table:table-cell>
          <table:table-cell office:value-type="float" office:value="-0.928645" calcext:value-type="float">
            <text:p>-0.928645</text:p>
          </table:table-cell>
        </table:table-row>
        <table:table-row table:style-name="ro1">
          <table:table-cell office:value-type="float" office:value="6.69231" calcext:value-type="float">
            <text:p>6.69231</text:p>
          </table:table-cell>
          <table:table-cell office:value-type="float" office:value="-0.928645" calcext:value-type="float">
            <text:p>-0.928645</text:p>
          </table:table-cell>
        </table:table-row>
        <table:table-row table:style-name="ro1">
          <table:table-cell office:value-type="float" office:value="6.69438" calcext:value-type="float">
            <text:p>6.69438</text:p>
          </table:table-cell>
          <table:table-cell office:value-type="float" office:value="-0.928645" calcext:value-type="float">
            <text:p>-0.928645</text:p>
          </table:table-cell>
        </table:table-row>
        <table:table-row table:style-name="ro1">
          <table:table-cell office:value-type="float" office:value="6.69645" calcext:value-type="float">
            <text:p>6.69645</text:p>
          </table:table-cell>
          <table:table-cell office:value-type="float" office:value="-0.928645" calcext:value-type="float">
            <text:p>-0.928645</text:p>
          </table:table-cell>
        </table:table-row>
        <table:table-row table:style-name="ro1">
          <table:table-cell office:value-type="float" office:value="6.69852" calcext:value-type="float">
            <text:p>6.69852</text:p>
          </table:table-cell>
          <table:table-cell office:value-type="float" office:value="-0.928645" calcext:value-type="float">
            <text:p>-0.928645</text:p>
          </table:table-cell>
        </table:table-row>
        <table:table-row table:style-name="ro1">
          <table:table-cell office:value-type="float" office:value="6.70059" calcext:value-type="float">
            <text:p>6.70059</text:p>
          </table:table-cell>
          <table:table-cell office:value-type="float" office:value="-0.928645" calcext:value-type="float">
            <text:p>-0.928645</text:p>
          </table:table-cell>
        </table:table-row>
        <table:table-row table:style-name="ro1">
          <table:table-cell office:value-type="float" office:value="6.70266" calcext:value-type="float">
            <text:p>6.70266</text:p>
          </table:table-cell>
          <table:table-cell office:value-type="float" office:value="-0.928645" calcext:value-type="float">
            <text:p>-0.928645</text:p>
          </table:table-cell>
        </table:table-row>
        <table:table-row table:style-name="ro1">
          <table:table-cell office:value-type="float" office:value="6.70473" calcext:value-type="float">
            <text:p>6.70473</text:p>
          </table:table-cell>
          <table:table-cell office:value-type="float" office:value="5.31421" calcext:value-type="float">
            <text:p>5.31421</text:p>
          </table:table-cell>
        </table:table-row>
        <table:table-row table:style-name="ro1">
          <table:table-cell office:value-type="float" office:value="6.7068" calcext:value-type="float">
            <text:p>6.7068</text:p>
          </table:table-cell>
          <table:table-cell office:value-type="float" office:value="-13.4141" calcext:value-type="float">
            <text:p>-13.4141</text:p>
          </table:table-cell>
        </table:table-row>
        <table:table-row table:style-name="ro1">
          <table:table-cell office:value-type="float" office:value="6.70887" calcext:value-type="float">
            <text:p>6.70887</text:p>
          </table:table-cell>
          <table:table-cell office:value-type="float" office:value="11.557" calcext:value-type="float">
            <text:p>11.557</text:p>
          </table:table-cell>
        </table:table-row>
        <table:table-row table:style-name="ro1">
          <table:table-cell office:value-type="float" office:value="6.71094" calcext:value-type="float">
            <text:p>6.71094</text:p>
          </table:table-cell>
          <table:table-cell office:value-type="float" office:value="-13.4141" calcext:value-type="float">
            <text:p>-13.4141</text:p>
          </table:table-cell>
        </table:table-row>
        <table:table-row table:style-name="ro1">
          <table:table-cell office:value-type="float" office:value="6.71301" calcext:value-type="float">
            <text:p>6.71301</text:p>
          </table:table-cell>
          <table:table-cell office:value-type="float" office:value="5.3141" calcext:value-type="float">
            <text:p>5.3141</text:p>
          </table:table-cell>
        </table:table-row>
        <table:table-row table:style-name="ro1">
          <table:table-cell office:value-type="float" office:value="6.71508" calcext:value-type="float">
            <text:p>6.71508</text:p>
          </table:table-cell>
          <table:table-cell office:value-type="float" office:value="5.31421" calcext:value-type="float">
            <text:p>5.31421</text:p>
          </table:table-cell>
        </table:table-row>
        <table:table-row table:style-name="ro1">
          <table:table-cell office:value-type="float" office:value="6.71715" calcext:value-type="float">
            <text:p>6.71715</text:p>
          </table:table-cell>
          <table:table-cell office:value-type="float" office:value="-13.4141" calcext:value-type="float">
            <text:p>-13.4141</text:p>
          </table:table-cell>
        </table:table-row>
        <table:table-row table:style-name="ro1">
          <table:table-cell office:value-type="float" office:value="6.71922" calcext:value-type="float">
            <text:p>6.71922</text:p>
          </table:table-cell>
          <table:table-cell office:value-type="float" office:value="5.3141" calcext:value-type="float">
            <text:p>5.3141</text:p>
          </table:table-cell>
        </table:table-row>
        <table:table-row table:style-name="ro1">
          <table:table-cell office:value-type="float" office:value="6.72129" calcext:value-type="float">
            <text:p>6.72129</text:p>
          </table:table-cell>
          <table:table-cell office:value-type="float" office:value="-0.928645" calcext:value-type="float">
            <text:p>-0.928645</text:p>
          </table:table-cell>
        </table:table-row>
        <table:table-row table:style-name="ro1">
          <table:table-cell office:value-type="float" office:value="6.72336" calcext:value-type="float">
            <text:p>6.72336</text:p>
          </table:table-cell>
          <table:table-cell office:value-type="float" office:value="-0.928645" calcext:value-type="float">
            <text:p>-0.928645</text:p>
          </table:table-cell>
        </table:table-row>
        <table:table-row table:style-name="ro1">
          <table:table-cell office:value-type="float" office:value="6.72543" calcext:value-type="float">
            <text:p>6.72543</text:p>
          </table:table-cell>
          <table:table-cell office:value-type="float" office:value="-0.928645" calcext:value-type="float">
            <text:p>-0.928645</text:p>
          </table:table-cell>
        </table:table-row>
        <table:table-row table:style-name="ro1">
          <table:table-cell office:value-type="float" office:value="6.7275" calcext:value-type="float">
            <text:p>6.7275</text:p>
          </table:table-cell>
          <table:table-cell office:value-type="float" office:value="5.31421" calcext:value-type="float">
            <text:p>5.31421</text:p>
          </table:table-cell>
        </table:table-row>
        <table:table-row table:style-name="ro1">
          <table:table-cell office:value-type="float" office:value="6.72957" calcext:value-type="float">
            <text:p>6.72957</text:p>
          </table:table-cell>
          <table:table-cell office:value-type="float" office:value="-13.4141" calcext:value-type="float">
            <text:p>-13.4141</text:p>
          </table:table-cell>
        </table:table-row>
        <table:table-row table:style-name="ro1">
          <table:table-cell office:value-type="float" office:value="6.73164" calcext:value-type="float">
            <text:p>6.73164</text:p>
          </table:table-cell>
          <table:table-cell office:value-type="float" office:value="5.3141" calcext:value-type="float">
            <text:p>5.3141</text:p>
          </table:table-cell>
        </table:table-row>
        <table:table-row table:style-name="ro1">
          <table:table-cell office:value-type="float" office:value="6.73371" calcext:value-type="float">
            <text:p>6.73371</text:p>
          </table:table-cell>
          <table:table-cell office:value-type="float" office:value="-0.928645" calcext:value-type="float">
            <text:p>-0.928645</text:p>
          </table:table-cell>
        </table:table-row>
        <table:table-row table:style-name="ro1">
          <table:table-cell office:value-type="float" office:value="6.73578" calcext:value-type="float">
            <text:p>6.73578</text:p>
          </table:table-cell>
          <table:table-cell office:value-type="float" office:value="5.31421" calcext:value-type="float">
            <text:p>5.31421</text:p>
          </table:table-cell>
        </table:table-row>
        <table:table-row table:style-name="ro1">
          <table:table-cell office:value-type="float" office:value="6.73785" calcext:value-type="float">
            <text:p>6.73785</text:p>
          </table:table-cell>
          <table:table-cell office:value-type="float" office:value="-13.4141" calcext:value-type="float">
            <text:p>-13.4141</text:p>
          </table:table-cell>
        </table:table-row>
        <table:table-row table:style-name="ro1">
          <table:table-cell office:value-type="float" office:value="6.73992" calcext:value-type="float">
            <text:p>6.73992</text:p>
          </table:table-cell>
          <table:table-cell office:value-type="float" office:value="11.557" calcext:value-type="float">
            <text:p>11.557</text:p>
          </table:table-cell>
        </table:table-row>
        <table:table-row table:style-name="ro1">
          <table:table-cell office:value-type="float" office:value="6.74199" calcext:value-type="float">
            <text:p>6.74199</text:p>
          </table:table-cell>
          <table:table-cell office:value-type="float" office:value="-7.17128" calcext:value-type="float">
            <text:p>-7.17128</text:p>
          </table:table-cell>
        </table:table-row>
        <table:table-row table:style-name="ro1">
          <table:table-cell office:value-type="float" office:value="6.74406" calcext:value-type="float">
            <text:p>6.74406</text:p>
          </table:table-cell>
          <table:table-cell office:value-type="float" office:value="-0.928536" calcext:value-type="float">
            <text:p>-0.928536</text:p>
          </table:table-cell>
        </table:table-row>
        <table:table-row table:style-name="ro1">
          <table:table-cell office:value-type="float" office:value="6.74613" calcext:value-type="float">
            <text:p>6.74613</text:p>
          </table:table-cell>
          <table:table-cell office:value-type="float" office:value="-0.928536" calcext:value-type="float">
            <text:p>-0.928536</text:p>
          </table:table-cell>
        </table:table-row>
        <table:table-row table:style-name="ro1">
          <table:table-cell office:value-type="float" office:value="6.7482" calcext:value-type="float">
            <text:p>6.7482</text:p>
          </table:table-cell>
          <table:table-cell office:value-type="float" office:value="-7.17139" calcext:value-type="float">
            <text:p>-7.17139</text:p>
          </table:table-cell>
        </table:table-row>
        <table:table-row table:style-name="ro1">
          <table:table-cell office:value-type="float" office:value="6.75027" calcext:value-type="float">
            <text:p>6.75027</text:p>
          </table:table-cell>
          <table:table-cell office:value-type="float" office:value="5.3141" calcext:value-type="float">
            <text:p>5.3141</text:p>
          </table:table-cell>
        </table:table-row>
        <table:table-row table:style-name="ro1">
          <table:table-cell office:value-type="float" office:value="6.75234" calcext:value-type="float">
            <text:p>6.75234</text:p>
          </table:table-cell>
          <table:table-cell office:value-type="float" office:value="-0.928645" calcext:value-type="float">
            <text:p>-0.928645</text:p>
          </table:table-cell>
        </table:table-row>
        <table:table-row table:style-name="ro1">
          <table:table-cell office:value-type="float" office:value="6.75441" calcext:value-type="float">
            <text:p>6.75441</text:p>
          </table:table-cell>
          <table:table-cell office:value-type="float" office:value="-0.928645" calcext:value-type="float">
            <text:p>-0.928645</text:p>
          </table:table-cell>
        </table:table-row>
        <table:table-row table:style-name="ro1">
          <table:table-cell office:value-type="float" office:value="6.75648" calcext:value-type="float">
            <text:p>6.75648</text:p>
          </table:table-cell>
          <table:table-cell office:value-type="float" office:value="-0.928645" calcext:value-type="float">
            <text:p>-0.928645</text:p>
          </table:table-cell>
        </table:table-row>
        <table:table-row table:style-name="ro1">
          <table:table-cell office:value-type="float" office:value="6.75855" calcext:value-type="float">
            <text:p>6.75855</text:p>
          </table:table-cell>
          <table:table-cell office:value-type="float" office:value="-0.928645" calcext:value-type="float">
            <text:p>-0.928645</text:p>
          </table:table-cell>
        </table:table-row>
        <table:table-row table:style-name="ro1">
          <table:table-cell office:value-type="float" office:value="6.76062" calcext:value-type="float">
            <text:p>6.76062</text:p>
          </table:table-cell>
          <table:table-cell office:value-type="float" office:value="5.31421" calcext:value-type="float">
            <text:p>5.31421</text:p>
          </table:table-cell>
        </table:table-row>
        <table:table-row table:style-name="ro1">
          <table:table-cell office:value-type="float" office:value="6.76269" calcext:value-type="float">
            <text:p>6.76269</text:p>
          </table:table-cell>
          <table:table-cell office:value-type="float" office:value="-13.4141" calcext:value-type="float">
            <text:p>-13.4141</text:p>
          </table:table-cell>
        </table:table-row>
        <table:table-row table:style-name="ro1">
          <table:table-cell office:value-type="float" office:value="6.76476" calcext:value-type="float">
            <text:p>6.76476</text:p>
          </table:table-cell>
          <table:table-cell office:value-type="float" office:value="5.3141" calcext:value-type="float">
            <text:p>5.3141</text:p>
          </table:table-cell>
        </table:table-row>
        <table:table-row table:style-name="ro1">
          <table:table-cell office:value-type="float" office:value="6.76683" calcext:value-type="float">
            <text:p>6.76683</text:p>
          </table:table-cell>
          <table:table-cell office:value-type="float" office:value="5.31421" calcext:value-type="float">
            <text:p>5.31421</text:p>
          </table:table-cell>
        </table:table-row>
        <table:table-row table:style-name="ro1">
          <table:table-cell office:value-type="float" office:value="6.7689" calcext:value-type="float">
            <text:p>6.7689</text:p>
          </table:table-cell>
          <table:table-cell office:value-type="float" office:value="-13.4141" calcext:value-type="float">
            <text:p>-13.4141</text:p>
          </table:table-cell>
        </table:table-row>
        <table:table-row table:style-name="ro1">
          <table:table-cell office:value-type="float" office:value="6.77097" calcext:value-type="float">
            <text:p>6.77097</text:p>
          </table:table-cell>
          <table:table-cell office:value-type="float" office:value="5.3141" calcext:value-type="float">
            <text:p>5.3141</text:p>
          </table:table-cell>
        </table:table-row>
        <table:table-row table:style-name="ro1">
          <table:table-cell office:value-type="float" office:value="6.77304" calcext:value-type="float">
            <text:p>6.77304</text:p>
          </table:table-cell>
          <table:table-cell office:value-type="float" office:value="5.31421" calcext:value-type="float">
            <text:p>5.31421</text:p>
          </table:table-cell>
        </table:table-row>
        <table:table-row table:style-name="ro1">
          <table:table-cell office:value-type="float" office:value="6.77511" calcext:value-type="float">
            <text:p>6.77511</text:p>
          </table:table-cell>
          <table:table-cell office:value-type="float" office:value="-13.4141" calcext:value-type="float">
            <text:p>-13.4141</text:p>
          </table:table-cell>
        </table:table-row>
        <table:table-row table:style-name="ro1">
          <table:table-cell office:value-type="float" office:value="6.77718" calcext:value-type="float">
            <text:p>6.77718</text:p>
          </table:table-cell>
          <table:table-cell office:value-type="float" office:value="11.557" calcext:value-type="float">
            <text:p>11.557</text:p>
          </table:table-cell>
        </table:table-row>
        <table:table-row table:style-name="ro1">
          <table:table-cell office:value-type="float" office:value="6.77925" calcext:value-type="float">
            <text:p>6.77925</text:p>
          </table:table-cell>
          <table:table-cell office:value-type="float" office:value="-7.17128" calcext:value-type="float">
            <text:p>-7.17128</text:p>
          </table:table-cell>
        </table:table-row>
        <table:table-row table:style-name="ro1">
          <table:table-cell office:value-type="float" office:value="6.78132" calcext:value-type="float">
            <text:p>6.78132</text:p>
          </table:table-cell>
          <table:table-cell office:value-type="float" office:value="-0.928536" calcext:value-type="float">
            <text:p>-0.928536</text:p>
          </table:table-cell>
        </table:table-row>
        <table:table-row table:style-name="ro1">
          <table:table-cell office:value-type="float" office:value="6.78339" calcext:value-type="float">
            <text:p>6.78339</text:p>
          </table:table-cell>
          <table:table-cell office:value-type="float" office:value="-0.928536" calcext:value-type="float">
            <text:p>-0.928536</text:p>
          </table:table-cell>
        </table:table-row>
        <table:table-row table:style-name="ro1">
          <table:table-cell office:value-type="float" office:value="6.78546" calcext:value-type="float">
            <text:p>6.78546</text:p>
          </table:table-cell>
          <table:table-cell office:value-type="float" office:value="-7.17139" calcext:value-type="float">
            <text:p>-7.17139</text:p>
          </table:table-cell>
        </table:table-row>
        <table:table-row table:style-name="ro1">
          <table:table-cell office:value-type="float" office:value="6.78753" calcext:value-type="float">
            <text:p>6.78753</text:p>
          </table:table-cell>
          <table:table-cell office:value-type="float" office:value="11.557" calcext:value-type="float">
            <text:p>11.557</text:p>
          </table:table-cell>
        </table:table-row>
        <table:table-row table:style-name="ro1">
          <table:table-cell office:value-type="float" office:value="6.7896" calcext:value-type="float">
            <text:p>6.7896</text:p>
          </table:table-cell>
          <table:table-cell office:value-type="float" office:value="-13.4141" calcext:value-type="float">
            <text:p>-13.4141</text:p>
          </table:table-cell>
        </table:table-row>
        <table:table-row table:style-name="ro1">
          <table:table-cell office:value-type="float" office:value="6.79167" calcext:value-type="float">
            <text:p>6.79167</text:p>
          </table:table-cell>
          <table:table-cell office:value-type="float" office:value="11.557" calcext:value-type="float">
            <text:p>11.557</text:p>
          </table:table-cell>
        </table:table-row>
        <table:table-row table:style-name="ro1">
          <table:table-cell office:value-type="float" office:value="6.79374" calcext:value-type="float">
            <text:p>6.79374</text:p>
          </table:table-cell>
          <table:table-cell office:value-type="float" office:value="-7.17128" calcext:value-type="float">
            <text:p>-7.17128</text:p>
          </table:table-cell>
        </table:table-row>
        <table:table-row table:style-name="ro1">
          <table:table-cell office:value-type="float" office:value="6.79581" calcext:value-type="float">
            <text:p>6.79581</text:p>
          </table:table-cell>
          <table:table-cell office:value-type="float" office:value="-0.928536" calcext:value-type="float">
            <text:p>-0.928536</text:p>
          </table:table-cell>
        </table:table-row>
        <table:table-row table:style-name="ro1">
          <table:table-cell office:value-type="float" office:value="6.79788" calcext:value-type="float">
            <text:p>6.79788</text:p>
          </table:table-cell>
          <table:table-cell office:value-type="float" office:value="-7.17139" calcext:value-type="float">
            <text:p>-7.17139</text:p>
          </table:table-cell>
        </table:table-row>
        <table:table-row table:style-name="ro1">
          <table:table-cell office:value-type="float" office:value="6.79995" calcext:value-type="float">
            <text:p>6.79995</text:p>
          </table:table-cell>
          <table:table-cell office:value-type="float" office:value="11.557" calcext:value-type="float">
            <text:p>11.557</text:p>
          </table:table-cell>
        </table:table-row>
        <table:table-row table:style-name="ro1">
          <table:table-cell office:value-type="float" office:value="6.80202" calcext:value-type="float">
            <text:p>6.80202</text:p>
          </table:table-cell>
          <table:table-cell office:value-type="float" office:value="-13.4141" calcext:value-type="float">
            <text:p>-13.4141</text:p>
          </table:table-cell>
        </table:table-row>
        <table:table-row table:style-name="ro1">
          <table:table-cell office:value-type="float" office:value="6.80409" calcext:value-type="float">
            <text:p>6.80409</text:p>
          </table:table-cell>
          <table:table-cell office:value-type="float" office:value="5.3141" calcext:value-type="float">
            <text:p>5.3141</text:p>
          </table:table-cell>
        </table:table-row>
        <table:table-row table:style-name="ro1">
          <table:table-cell office:value-type="float" office:value="6.80616" calcext:value-type="float">
            <text:p>6.80616</text:p>
          </table:table-cell>
          <table:table-cell office:value-type="float" office:value="-0.928645" calcext:value-type="float">
            <text:p>-0.928645</text:p>
          </table:table-cell>
        </table:table-row>
        <table:table-row table:style-name="ro1">
          <table:table-cell office:value-type="float" office:value="6.80823" calcext:value-type="float">
            <text:p>6.80823</text:p>
          </table:table-cell>
          <table:table-cell office:value-type="float" office:value="-0.928645" calcext:value-type="float">
            <text:p>-0.928645</text:p>
          </table:table-cell>
        </table:table-row>
        <table:table-row table:style-name="ro1">
          <table:table-cell office:value-type="float" office:value="6.8103" calcext:value-type="float">
            <text:p>6.8103</text:p>
          </table:table-cell>
          <table:table-cell office:value-type="float" office:value="-0.928645" calcext:value-type="float">
            <text:p>-0.928645</text:p>
          </table:table-cell>
        </table:table-row>
        <table:table-row table:style-name="ro1">
          <table:table-cell office:value-type="float" office:value="6.81237" calcext:value-type="float">
            <text:p>6.81237</text:p>
          </table:table-cell>
          <table:table-cell office:value-type="float" office:value="-0.928645" calcext:value-type="float">
            <text:p>-0.928645</text:p>
          </table:table-cell>
        </table:table-row>
        <table:table-row table:style-name="ro1">
          <table:table-cell office:value-type="float" office:value="6.81444" calcext:value-type="float">
            <text:p>6.81444</text:p>
          </table:table-cell>
          <table:table-cell office:value-type="float" office:value="-0.928645" calcext:value-type="float">
            <text:p>-0.928645</text:p>
          </table:table-cell>
        </table:table-row>
        <table:table-row table:style-name="ro1">
          <table:table-cell office:value-type="float" office:value="6.81651" calcext:value-type="float">
            <text:p>6.81651</text:p>
          </table:table-cell>
          <table:table-cell office:value-type="float" office:value="-0.928645" calcext:value-type="float">
            <text:p>-0.928645</text:p>
          </table:table-cell>
        </table:table-row>
        <table:table-row table:style-name="ro1">
          <table:table-cell office:value-type="float" office:value="6.81858" calcext:value-type="float">
            <text:p>6.81858</text:p>
          </table:table-cell>
          <table:table-cell office:value-type="float" office:value="-0.928645" calcext:value-type="float">
            <text:p>-0.928645</text:p>
          </table:table-cell>
        </table:table-row>
        <table:table-row table:style-name="ro1">
          <table:table-cell office:value-type="float" office:value="6.82065" calcext:value-type="float">
            <text:p>6.82065</text:p>
          </table:table-cell>
          <table:table-cell office:value-type="float" office:value="-0.928645" calcext:value-type="float">
            <text:p>-0.928645</text:p>
          </table:table-cell>
        </table:table-row>
        <table:table-row table:style-name="ro1">
          <table:table-cell office:value-type="float" office:value="6.82272" calcext:value-type="float">
            <text:p>6.82272</text:p>
          </table:table-cell>
          <table:table-cell office:value-type="float" office:value="-0.928645" calcext:value-type="float">
            <text:p>-0.928645</text:p>
          </table:table-cell>
        </table:table-row>
        <table:table-row table:style-name="ro1">
          <table:table-cell office:value-type="float" office:value="6.82479" calcext:value-type="float">
            <text:p>6.82479</text:p>
          </table:table-cell>
          <table:table-cell office:value-type="float" office:value="-0.928645" calcext:value-type="float">
            <text:p>-0.928645</text:p>
          </table:table-cell>
        </table:table-row>
        <table:table-row table:style-name="ro1">
          <table:table-cell office:value-type="float" office:value="6.82686" calcext:value-type="float">
            <text:p>6.82686</text:p>
          </table:table-cell>
          <table:table-cell office:value-type="float" office:value="5.31421" calcext:value-type="float">
            <text:p>5.31421</text:p>
          </table:table-cell>
        </table:table-row>
        <table:table-row table:style-name="ro1">
          <table:table-cell office:value-type="float" office:value="6.82893" calcext:value-type="float">
            <text:p>6.82893</text:p>
          </table:table-cell>
          <table:table-cell office:value-type="float" office:value="-13.4141" calcext:value-type="float">
            <text:p>-13.4141</text:p>
          </table:table-cell>
        </table:table-row>
        <table:table-row table:style-name="ro1">
          <table:table-cell office:value-type="float" office:value="6.831" calcext:value-type="float">
            <text:p>6.831</text:p>
          </table:table-cell>
          <table:table-cell office:value-type="float" office:value="11.557" calcext:value-type="float">
            <text:p>11.557</text:p>
          </table:table-cell>
        </table:table-row>
        <table:table-row table:style-name="ro1">
          <table:table-cell office:value-type="float" office:value="6.83307" calcext:value-type="float">
            <text:p>6.83307</text:p>
          </table:table-cell>
          <table:table-cell office:value-type="float" office:value="-13.4141" calcext:value-type="float">
            <text:p>-13.4141</text:p>
          </table:table-cell>
        </table:table-row>
        <table:table-row table:style-name="ro1">
          <table:table-cell office:value-type="float" office:value="6.83514" calcext:value-type="float">
            <text:p>6.83514</text:p>
          </table:table-cell>
          <table:table-cell office:value-type="float" office:value="5.3141" calcext:value-type="float">
            <text:p>5.3141</text:p>
          </table:table-cell>
        </table:table-row>
        <table:table-row table:style-name="ro1">
          <table:table-cell office:value-type="float" office:value="6.83721" calcext:value-type="float">
            <text:p>6.83721</text:p>
          </table:table-cell>
          <table:table-cell office:value-type="float" office:value="-0.928645" calcext:value-type="float">
            <text:p>-0.928645</text:p>
          </table:table-cell>
        </table:table-row>
        <table:table-row table:style-name="ro1">
          <table:table-cell office:value-type="float" office:value="6.83928" calcext:value-type="float">
            <text:p>6.83928</text:p>
          </table:table-cell>
          <table:table-cell office:value-type="float" office:value="-0.928645" calcext:value-type="float">
            <text:p>-0.928645</text:p>
          </table:table-cell>
        </table:table-row>
        <table:table-row table:style-name="ro1">
          <table:table-cell office:value-type="float" office:value="6.84135" calcext:value-type="float">
            <text:p>6.84135</text:p>
          </table:table-cell>
          <table:table-cell office:value-type="float" office:value="-0.928645" calcext:value-type="float">
            <text:p>-0.928645</text:p>
          </table:table-cell>
        </table:table-row>
        <table:table-row table:style-name="ro1">
          <table:table-cell office:value-type="float" office:value="6.84342" calcext:value-type="float">
            <text:p>6.84342</text:p>
          </table:table-cell>
          <table:table-cell office:value-type="float" office:value="-0.928645" calcext:value-type="float">
            <text:p>-0.928645</text:p>
          </table:table-cell>
        </table:table-row>
        <table:table-row table:style-name="ro1">
          <table:table-cell office:value-type="float" office:value="6.84549" calcext:value-type="float">
            <text:p>6.84549</text:p>
          </table:table-cell>
          <table:table-cell office:value-type="float" office:value="5.31421" calcext:value-type="float">
            <text:p>5.31421</text:p>
          </table:table-cell>
        </table:table-row>
        <table:table-row table:style-name="ro1">
          <table:table-cell office:value-type="float" office:value="6.84756" calcext:value-type="float">
            <text:p>6.84756</text:p>
          </table:table-cell>
          <table:table-cell office:value-type="float" office:value="-7.17128" calcext:value-type="float">
            <text:p>-7.17128</text:p>
          </table:table-cell>
        </table:table-row>
        <table:table-row table:style-name="ro1">
          <table:table-cell office:value-type="float" office:value="6.84963" calcext:value-type="float">
            <text:p>6.84963</text:p>
          </table:table-cell>
          <table:table-cell office:value-type="float" office:value="-7.17139" calcext:value-type="float">
            <text:p>-7.17139</text:p>
          </table:table-cell>
        </table:table-row>
        <table:table-row table:style-name="ro1">
          <table:table-cell office:value-type="float" office:value="6.8517" calcext:value-type="float">
            <text:p>6.8517</text:p>
          </table:table-cell>
          <table:table-cell office:value-type="float" office:value="5.3141" calcext:value-type="float">
            <text:p>5.3141</text:p>
          </table:table-cell>
        </table:table-row>
        <table:table-row table:style-name="ro1">
          <table:table-cell office:value-type="float" office:value="6.85377" calcext:value-type="float">
            <text:p>6.85377</text:p>
          </table:table-cell>
          <table:table-cell office:value-type="float" office:value="-0.928645" calcext:value-type="float">
            <text:p>-0.928645</text:p>
          </table:table-cell>
        </table:table-row>
        <table:table-row table:style-name="ro1">
          <table:table-cell office:value-type="float" office:value="6.85584" calcext:value-type="float">
            <text:p>6.85584</text:p>
          </table:table-cell>
          <table:table-cell office:value-type="float" office:value="-0.928645" calcext:value-type="float">
            <text:p>-0.928645</text:p>
          </table:table-cell>
        </table:table-row>
        <table:table-row table:style-name="ro1">
          <table:table-cell office:value-type="float" office:value="6.85791" calcext:value-type="float">
            <text:p>6.85791</text:p>
          </table:table-cell>
          <table:table-cell office:value-type="float" office:value="-0.928645" calcext:value-type="float">
            <text:p>-0.928645</text:p>
          </table:table-cell>
        </table:table-row>
        <table:table-row table:style-name="ro1">
          <table:table-cell office:value-type="float" office:value="6.85998" calcext:value-type="float">
            <text:p>6.85998</text:p>
          </table:table-cell>
          <table:table-cell office:value-type="float" office:value="5.31421" calcext:value-type="float">
            <text:p>5.31421</text:p>
          </table:table-cell>
        </table:table-row>
        <table:table-row table:style-name="ro1">
          <table:table-cell office:value-type="float" office:value="6.86205" calcext:value-type="float">
            <text:p>6.86205</text:p>
          </table:table-cell>
          <table:table-cell office:value-type="float" office:value="-13.4141" calcext:value-type="float">
            <text:p>-13.4141</text:p>
          </table:table-cell>
        </table:table-row>
        <table:table-row table:style-name="ro1">
          <table:table-cell office:value-type="float" office:value="6.86412" calcext:value-type="float">
            <text:p>6.86412</text:p>
          </table:table-cell>
          <table:table-cell office:value-type="float" office:value="5.3141" calcext:value-type="float">
            <text:p>5.3141</text:p>
          </table:table-cell>
        </table:table-row>
        <table:table-row table:style-name="ro1">
          <table:table-cell office:value-type="float" office:value="6.86619" calcext:value-type="float">
            <text:p>6.86619</text:p>
          </table:table-cell>
          <table:table-cell office:value-type="float" office:value="-0.928645" calcext:value-type="float">
            <text:p>-0.928645</text:p>
          </table:table-cell>
        </table:table-row>
        <table:table-row table:style-name="ro1">
          <table:table-cell office:value-type="float" office:value="6.86826" calcext:value-type="float">
            <text:p>6.86826</text:p>
          </table:table-cell>
          <table:table-cell office:value-type="float" office:value="5.31421" calcext:value-type="float">
            <text:p>5.31421</text:p>
          </table:table-cell>
        </table:table-row>
        <table:table-row table:style-name="ro1">
          <table:table-cell office:value-type="float" office:value="6.87033" calcext:value-type="float">
            <text:p>6.87033</text:p>
          </table:table-cell>
          <table:table-cell office:value-type="float" office:value="-13.4141" calcext:value-type="float">
            <text:p>-13.4141</text:p>
          </table:table-cell>
        </table:table-row>
        <table:table-row table:style-name="ro1">
          <table:table-cell office:value-type="float" office:value="6.8724" calcext:value-type="float">
            <text:p>6.8724</text:p>
          </table:table-cell>
          <table:table-cell office:value-type="float" office:value="5.3141" calcext:value-type="float">
            <text:p>5.3141</text:p>
          </table:table-cell>
        </table:table-row>
        <table:table-row table:style-name="ro1">
          <table:table-cell office:value-type="float" office:value="6.87447" calcext:value-type="float">
            <text:p>6.87447</text:p>
          </table:table-cell>
          <table:table-cell office:value-type="float" office:value="-0.928645" calcext:value-type="float">
            <text:p>-0.928645</text:p>
          </table:table-cell>
        </table:table-row>
        <table:table-row table:style-name="ro1">
          <table:table-cell office:value-type="float" office:value="6.87654" calcext:value-type="float">
            <text:p>6.87654</text:p>
          </table:table-cell>
          <table:table-cell office:value-type="float" office:value="-0.928645" calcext:value-type="float">
            <text:p>-0.928645</text:p>
          </table:table-cell>
        </table:table-row>
        <table:table-row table:style-name="ro1">
          <table:table-cell office:value-type="float" office:value="6.87861" calcext:value-type="float">
            <text:p>6.87861</text:p>
          </table:table-cell>
          <table:table-cell office:value-type="float" office:value="5.31421" calcext:value-type="float">
            <text:p>5.31421</text:p>
          </table:table-cell>
        </table:table-row>
        <table:table-row table:style-name="ro1">
          <table:table-cell office:value-type="float" office:value="6.88068" calcext:value-type="float">
            <text:p>6.88068</text:p>
          </table:table-cell>
          <table:table-cell office:value-type="float" office:value="-13.4141" calcext:value-type="float">
            <text:p>-13.4141</text:p>
          </table:table-cell>
        </table:table-row>
        <table:table-row table:style-name="ro1">
          <table:table-cell office:value-type="float" office:value="6.88275" calcext:value-type="float">
            <text:p>6.88275</text:p>
          </table:table-cell>
          <table:table-cell office:value-type="float" office:value="5.3141" calcext:value-type="float">
            <text:p>5.3141</text:p>
          </table:table-cell>
        </table:table-row>
        <table:table-row table:style-name="ro1">
          <table:table-cell office:value-type="float" office:value="6.88482" calcext:value-type="float">
            <text:p>6.88482</text:p>
          </table:table-cell>
          <table:table-cell office:value-type="float" office:value="-0.928645" calcext:value-type="float">
            <text:p>-0.928645</text:p>
          </table:table-cell>
        </table:table-row>
        <table:table-row table:style-name="ro1">
          <table:table-cell office:value-type="float" office:value="6.88689" calcext:value-type="float">
            <text:p>6.88689</text:p>
          </table:table-cell>
          <table:table-cell office:value-type="float" office:value="5.31421" calcext:value-type="float">
            <text:p>5.31421</text:p>
          </table:table-cell>
        </table:table-row>
        <table:table-row table:style-name="ro1">
          <table:table-cell office:value-type="float" office:value="6.88896" calcext:value-type="float">
            <text:p>6.88896</text:p>
          </table:table-cell>
          <table:table-cell office:value-type="float" office:value="-13.4141" calcext:value-type="float">
            <text:p>-13.4141</text:p>
          </table:table-cell>
        </table:table-row>
        <table:table-row table:style-name="ro1">
          <table:table-cell office:value-type="float" office:value="6.89103" calcext:value-type="float">
            <text:p>6.89103</text:p>
          </table:table-cell>
          <table:table-cell office:value-type="float" office:value="11.557" calcext:value-type="float">
            <text:p>11.557</text:p>
          </table:table-cell>
        </table:table-row>
        <table:table-row table:style-name="ro1">
          <table:table-cell office:value-type="float" office:value="6.8931" calcext:value-type="float">
            <text:p>6.8931</text:p>
          </table:table-cell>
          <table:table-cell office:value-type="float" office:value="-13.4141" calcext:value-type="float">
            <text:p>-13.4141</text:p>
          </table:table-cell>
        </table:table-row>
        <table:table-row table:style-name="ro1">
          <table:table-cell office:value-type="float" office:value="6.89517" calcext:value-type="float">
            <text:p>6.89517</text:p>
          </table:table-cell>
          <table:table-cell office:value-type="float" office:value="5.3141" calcext:value-type="float">
            <text:p>5.3141</text:p>
          </table:table-cell>
        </table:table-row>
        <table:table-row table:style-name="ro1">
          <table:table-cell office:value-type="float" office:value="6.89724" calcext:value-type="float">
            <text:p>6.89724</text:p>
          </table:table-cell>
          <table:table-cell office:value-type="float" office:value="5.31421" calcext:value-type="float">
            <text:p>5.31421</text:p>
          </table:table-cell>
        </table:table-row>
        <table:table-row table:style-name="ro1">
          <table:table-cell office:value-type="float" office:value="6.89931" calcext:value-type="float">
            <text:p>6.89931</text:p>
          </table:table-cell>
          <table:table-cell office:value-type="float" office:value="-7.17128" calcext:value-type="float">
            <text:p>-7.17128</text:p>
          </table:table-cell>
        </table:table-row>
        <table:table-row table:style-name="ro1">
          <table:table-cell office:value-type="float" office:value="6.90138" calcext:value-type="float">
            <text:p>6.90138</text:p>
          </table:table-cell>
          <table:table-cell office:value-type="float" office:value="-7.17139" calcext:value-type="float">
            <text:p>-7.17139</text:p>
          </table:table-cell>
        </table:table-row>
        <table:table-row table:style-name="ro1">
          <table:table-cell office:value-type="float" office:value="6.90345" calcext:value-type="float">
            <text:p>6.90345</text:p>
          </table:table-cell>
          <table:table-cell office:value-type="float" office:value="5.3141" calcext:value-type="float">
            <text:p>5.3141</text:p>
          </table:table-cell>
        </table:table-row>
        <table:table-row table:style-name="ro1">
          <table:table-cell office:value-type="float" office:value="6.90552" calcext:value-type="float">
            <text:p>6.90552</text:p>
          </table:table-cell>
          <table:table-cell office:value-type="float" office:value="-0.928645" calcext:value-type="float">
            <text:p>-0.928645</text:p>
          </table:table-cell>
        </table:table-row>
        <table:table-row table:style-name="ro1">
          <table:table-cell office:value-type="float" office:value="6.90759" calcext:value-type="float">
            <text:p>6.90759</text:p>
          </table:table-cell>
          <table:table-cell office:value-type="float" office:value="-0.928645" calcext:value-type="float">
            <text:p>-0.928645</text:p>
          </table:table-cell>
        </table:table-row>
        <table:table-row table:style-name="ro1">
          <table:table-cell office:value-type="float" office:value="6.90966" calcext:value-type="float">
            <text:p>6.90966</text:p>
          </table:table-cell>
          <table:table-cell office:value-type="float" office:value="-0.928645" calcext:value-type="float">
            <text:p>-0.928645</text:p>
          </table:table-cell>
        </table:table-row>
        <table:table-row table:style-name="ro1">
          <table:table-cell office:value-type="float" office:value="6.91173" calcext:value-type="float">
            <text:p>6.91173</text:p>
          </table:table-cell>
          <table:table-cell office:value-type="float" office:value="5.31421" calcext:value-type="float">
            <text:p>5.31421</text:p>
          </table:table-cell>
        </table:table-row>
        <table:table-row table:style-name="ro1">
          <table:table-cell office:value-type="float" office:value="6.9138" calcext:value-type="float">
            <text:p>6.9138</text:p>
          </table:table-cell>
          <table:table-cell office:value-type="float" office:value="-7.17128" calcext:value-type="float">
            <text:p>-7.17128</text:p>
          </table:table-cell>
        </table:table-row>
        <table:table-row table:style-name="ro1">
          <table:table-cell office:value-type="float" office:value="6.91587" calcext:value-type="float">
            <text:p>6.91587</text:p>
          </table:table-cell>
          <table:table-cell office:value-type="float" office:value="-0.928536" calcext:value-type="float">
            <text:p>-0.928536</text:p>
          </table:table-cell>
        </table:table-row>
        <table:table-row table:style-name="ro1">
          <table:table-cell office:value-type="float" office:value="6.91794" calcext:value-type="float">
            <text:p>6.91794</text:p>
          </table:table-cell>
          <table:table-cell office:value-type="float" office:value="-7.17139" calcext:value-type="float">
            <text:p>-7.17139</text:p>
          </table:table-cell>
        </table:table-row>
        <table:table-row table:style-name="ro1">
          <table:table-cell office:value-type="float" office:value="6.92001" calcext:value-type="float">
            <text:p>6.92001</text:p>
          </table:table-cell>
          <table:table-cell office:value-type="float" office:value="5.3141" calcext:value-type="float">
            <text:p>5.3141</text:p>
          </table:table-cell>
        </table:table-row>
        <table:table-row table:style-name="ro1">
          <table:table-cell office:value-type="float" office:value="6.92208" calcext:value-type="float">
            <text:p>6.92208</text:p>
          </table:table-cell>
          <table:table-cell office:value-type="float" office:value="-0.928645" calcext:value-type="float">
            <text:p>-0.928645</text:p>
          </table:table-cell>
        </table:table-row>
        <table:table-row table:style-name="ro1">
          <table:table-cell office:value-type="float" office:value="6.92415" calcext:value-type="float">
            <text:p>6.92415</text:p>
          </table:table-cell>
          <table:table-cell office:value-type="float" office:value="-0.928645" calcext:value-type="float">
            <text:p>-0.928645</text:p>
          </table:table-cell>
        </table:table-row>
        <table:table-row table:style-name="ro1">
          <table:table-cell office:value-type="float" office:value="6.92622" calcext:value-type="float">
            <text:p>6.92622</text:p>
          </table:table-cell>
          <table:table-cell office:value-type="float" office:value="-0.928645" calcext:value-type="float">
            <text:p>-0.928645</text:p>
          </table:table-cell>
        </table:table-row>
        <table:table-row table:style-name="ro1">
          <table:table-cell office:value-type="float" office:value="6.92829" calcext:value-type="float">
            <text:p>6.92829</text:p>
          </table:table-cell>
          <table:table-cell office:value-type="float" office:value="5.31421" calcext:value-type="float">
            <text:p>5.31421</text:p>
          </table:table-cell>
        </table:table-row>
        <table:table-row table:style-name="ro1">
          <table:table-cell office:value-type="float" office:value="6.93036" calcext:value-type="float">
            <text:p>6.93036</text:p>
          </table:table-cell>
          <table:table-cell office:value-type="float" office:value="-7.17128" calcext:value-type="float">
            <text:p>-7.17128</text:p>
          </table:table-cell>
        </table:table-row>
        <table:table-row table:style-name="ro1">
          <table:table-cell office:value-type="float" office:value="6.93243" calcext:value-type="float">
            <text:p>6.93243</text:p>
          </table:table-cell>
          <table:table-cell office:value-type="float" office:value="-7.17139" calcext:value-type="float">
            <text:p>-7.17139</text:p>
          </table:table-cell>
        </table:table-row>
        <table:table-row table:style-name="ro1">
          <table:table-cell office:value-type="float" office:value="6.9345" calcext:value-type="float">
            <text:p>6.9345</text:p>
          </table:table-cell>
          <table:table-cell office:value-type="float" office:value="5.3141" calcext:value-type="float">
            <text:p>5.3141</text:p>
          </table:table-cell>
        </table:table-row>
        <table:table-row table:style-name="ro1">
          <table:table-cell office:value-type="float" office:value="6.93657" calcext:value-type="float">
            <text:p>6.93657</text:p>
          </table:table-cell>
          <table:table-cell office:value-type="float" office:value="5.31421" calcext:value-type="float">
            <text:p>5.31421</text:p>
          </table:table-cell>
        </table:table-row>
        <table:table-row table:style-name="ro1">
          <table:table-cell office:value-type="float" office:value="6.93864" calcext:value-type="float">
            <text:p>6.93864</text:p>
          </table:table-cell>
          <table:table-cell office:value-type="float" office:value="-7.17128" calcext:value-type="float">
            <text:p>-7.17128</text:p>
          </table:table-cell>
        </table:table-row>
        <table:table-row table:style-name="ro1">
          <table:table-cell office:value-type="float" office:value="6.94071" calcext:value-type="float">
            <text:p>6.94071</text:p>
          </table:table-cell>
          <table:table-cell office:value-type="float" office:value="-0.928536" calcext:value-type="float">
            <text:p>-0.928536</text:p>
          </table:table-cell>
        </table:table-row>
        <table:table-row table:style-name="ro1">
          <table:table-cell office:value-type="float" office:value="6.94278" calcext:value-type="float">
            <text:p>6.94278</text:p>
          </table:table-cell>
          <table:table-cell office:value-type="float" office:value="-7.17139" calcext:value-type="float">
            <text:p>-7.17139</text:p>
          </table:table-cell>
        </table:table-row>
        <table:table-row table:style-name="ro1">
          <table:table-cell office:value-type="float" office:value="6.94485" calcext:value-type="float">
            <text:p>6.94485</text:p>
          </table:table-cell>
          <table:table-cell office:value-type="float" office:value="5.3141" calcext:value-type="float">
            <text:p>5.3141</text:p>
          </table:table-cell>
        </table:table-row>
        <table:table-row table:style-name="ro1">
          <table:table-cell office:value-type="float" office:value="6.94692" calcext:value-type="float">
            <text:p>6.94692</text:p>
          </table:table-cell>
          <table:table-cell office:value-type="float" office:value="-0.928645" calcext:value-type="float">
            <text:p>-0.928645</text:p>
          </table:table-cell>
        </table:table-row>
        <table:table-row table:style-name="ro1">
          <table:table-cell office:value-type="float" office:value="6.94899" calcext:value-type="float">
            <text:p>6.94899</text:p>
          </table:table-cell>
          <table:table-cell office:value-type="float" office:value="-0.928645" calcext:value-type="float">
            <text:p>-0.928645</text:p>
          </table:table-cell>
        </table:table-row>
        <table:table-row table:style-name="ro1">
          <table:table-cell office:value-type="float" office:value="6.95106" calcext:value-type="float">
            <text:p>6.95106</text:p>
          </table:table-cell>
          <table:table-cell office:value-type="float" office:value="-0.928645" calcext:value-type="float">
            <text:p>-0.928645</text:p>
          </table:table-cell>
        </table:table-row>
        <table:table-row table:style-name="ro1">
          <table:table-cell office:value-type="float" office:value="6.95313" calcext:value-type="float">
            <text:p>6.95313</text:p>
          </table:table-cell>
          <table:table-cell office:value-type="float" office:value="5.31421" calcext:value-type="float">
            <text:p>5.31421</text:p>
          </table:table-cell>
        </table:table-row>
        <table:table-row table:style-name="ro1">
          <table:table-cell office:value-type="float" office:value="6.9552" calcext:value-type="float">
            <text:p>6.9552</text:p>
          </table:table-cell>
          <table:table-cell office:value-type="float" office:value="-13.4141" calcext:value-type="float">
            <text:p>-13.4141</text:p>
          </table:table-cell>
        </table:table-row>
        <table:table-row table:style-name="ro1">
          <table:table-cell office:value-type="float" office:value="6.95727" calcext:value-type="float">
            <text:p>6.95727</text:p>
          </table:table-cell>
          <table:table-cell office:value-type="float" office:value="5.3141" calcext:value-type="float">
            <text:p>5.3141</text:p>
          </table:table-cell>
        </table:table-row>
        <table:table-row table:style-name="ro1">
          <table:table-cell office:value-type="float" office:value="6.95934" calcext:value-type="float">
            <text:p>6.95934</text:p>
          </table:table-cell>
          <table:table-cell office:value-type="float" office:value="-0.928645" calcext:value-type="float">
            <text:p>-0.928645</text:p>
          </table:table-cell>
        </table:table-row>
        <table:table-row table:style-name="ro1">
          <table:table-cell office:value-type="float" office:value="6.96141" calcext:value-type="float">
            <text:p>6.96141</text:p>
          </table:table-cell>
          <table:table-cell office:value-type="float" office:value="-0.928645" calcext:value-type="float">
            <text:p>-0.928645</text:p>
          </table:table-cell>
        </table:table-row>
        <table:table-row table:style-name="ro1">
          <table:table-cell office:value-type="float" office:value="6.96348" calcext:value-type="float">
            <text:p>6.96348</text:p>
          </table:table-cell>
          <table:table-cell office:value-type="float" office:value="5.31421" calcext:value-type="float">
            <text:p>5.31421</text:p>
          </table:table-cell>
        </table:table-row>
        <table:table-row table:style-name="ro1">
          <table:table-cell office:value-type="float" office:value="6.96555" calcext:value-type="float">
            <text:p>6.96555</text:p>
          </table:table-cell>
          <table:table-cell office:value-type="float" office:value="-13.4141" calcext:value-type="float">
            <text:p>-13.4141</text:p>
          </table:table-cell>
        </table:table-row>
        <table:table-row table:style-name="ro1">
          <table:table-cell office:value-type="float" office:value="6.96762" calcext:value-type="float">
            <text:p>6.96762</text:p>
          </table:table-cell>
          <table:table-cell office:value-type="float" office:value="11.557" calcext:value-type="float">
            <text:p>11.557</text:p>
          </table:table-cell>
        </table:table-row>
        <table:table-row table:style-name="ro1">
          <table:table-cell office:value-type="float" office:value="6.96969" calcext:value-type="float">
            <text:p>6.96969</text:p>
          </table:table-cell>
          <table:table-cell office:value-type="float" office:value="-13.4141" calcext:value-type="float">
            <text:p>-13.4141</text:p>
          </table:table-cell>
        </table:table-row>
        <table:table-row table:style-name="ro1">
          <table:table-cell office:value-type="float" office:value="6.97176" calcext:value-type="float">
            <text:p>6.97176</text:p>
          </table:table-cell>
          <table:table-cell office:value-type="float" office:value="5.3141" calcext:value-type="float">
            <text:p>5.3141</text:p>
          </table:table-cell>
        </table:table-row>
        <table:table-row table:style-name="ro1">
          <table:table-cell office:value-type="float" office:value="6.97383" calcext:value-type="float">
            <text:p>6.97383</text:p>
          </table:table-cell>
          <table:table-cell office:value-type="float" office:value="-0.928645" calcext:value-type="float">
            <text:p>-0.928645</text:p>
          </table:table-cell>
        </table:table-row>
        <table:table-row table:style-name="ro1">
          <table:table-cell office:value-type="float" office:value="6.9759" calcext:value-type="float">
            <text:p>6.9759</text:p>
          </table:table-cell>
          <table:table-cell office:value-type="float" office:value="-0.928645" calcext:value-type="float">
            <text:p>-0.928645</text:p>
          </table:table-cell>
        </table:table-row>
        <table:table-row table:style-name="ro1">
          <table:table-cell office:value-type="float" office:value="6.97797" calcext:value-type="float">
            <text:p>6.97797</text:p>
          </table:table-cell>
          <table:table-cell office:value-type="float" office:value="-0.928645" calcext:value-type="float">
            <text:p>-0.928645</text:p>
          </table:table-cell>
        </table:table-row>
        <table:table-row table:style-name="ro1">
          <table:table-cell office:value-type="float" office:value="6.98004" calcext:value-type="float">
            <text:p>6.98004</text:p>
          </table:table-cell>
          <table:table-cell office:value-type="float" office:value="5.31421" calcext:value-type="float">
            <text:p>5.31421</text:p>
          </table:table-cell>
        </table:table-row>
        <table:table-row table:style-name="ro1">
          <table:table-cell office:value-type="float" office:value="6.98211" calcext:value-type="float">
            <text:p>6.98211</text:p>
          </table:table-cell>
          <table:table-cell office:value-type="float" office:value="-7.17128" calcext:value-type="float">
            <text:p>-7.17128</text:p>
          </table:table-cell>
        </table:table-row>
        <table:table-row table:style-name="ro1">
          <table:table-cell office:value-type="float" office:value="6.98418" calcext:value-type="float">
            <text:p>6.98418</text:p>
          </table:table-cell>
          <table:table-cell office:value-type="float" office:value="-7.17139" calcext:value-type="float">
            <text:p>-7.17139</text:p>
          </table:table-cell>
        </table:table-row>
        <table:table-row table:style-name="ro1">
          <table:table-cell office:value-type="float" office:value="6.98625" calcext:value-type="float">
            <text:p>6.98625</text:p>
          </table:table-cell>
          <table:table-cell office:value-type="float" office:value="5.3141" calcext:value-type="float">
            <text:p>5.3141</text:p>
          </table:table-cell>
        </table:table-row>
        <table:table-row table:style-name="ro1">
          <table:table-cell office:value-type="float" office:value="6.98832" calcext:value-type="float">
            <text:p>6.98832</text:p>
          </table:table-cell>
          <table:table-cell office:value-type="float" office:value="-0.928645" calcext:value-type="float">
            <text:p>-0.928645</text:p>
          </table:table-cell>
        </table:table-row>
        <table:table-row table:style-name="ro1">
          <table:table-cell office:value-type="float" office:value="6.99039" calcext:value-type="float">
            <text:p>6.99039</text:p>
          </table:table-cell>
          <table:table-cell office:value-type="float" office:value="5.31421" calcext:value-type="float">
            <text:p>5.31421</text:p>
          </table:table-cell>
        </table:table-row>
        <table:table-row table:style-name="ro1">
          <table:table-cell office:value-type="float" office:value="6.99246" calcext:value-type="float">
            <text:p>6.99246</text:p>
          </table:table-cell>
          <table:table-cell office:value-type="float" office:value="-7.17128" calcext:value-type="float">
            <text:p>-7.17128</text:p>
          </table:table-cell>
        </table:table-row>
        <table:table-row table:style-name="ro1">
          <table:table-cell office:value-type="float" office:value="6.99453" calcext:value-type="float">
            <text:p>6.99453</text:p>
          </table:table-cell>
          <table:table-cell office:value-type="float" office:value="-7.17139" calcext:value-type="float">
            <text:p>-7.17139</text:p>
          </table:table-cell>
        </table:table-row>
        <table:table-row table:style-name="ro1">
          <table:table-cell office:value-type="float" office:value="6.9966" calcext:value-type="float">
            <text:p>6.9966</text:p>
          </table:table-cell>
          <table:table-cell office:value-type="float" office:value="5.3141" calcext:value-type="float">
            <text:p>5.3141</text:p>
          </table:table-cell>
        </table:table-row>
        <table:table-row table:style-name="ro1">
          <table:table-cell office:value-type="float" office:value="6.99867" calcext:value-type="float">
            <text:p>6.99867</text:p>
          </table:table-cell>
          <table:table-cell office:value-type="float" office:value="5.31421" calcext:value-type="float">
            <text:p>5.31421</text:p>
          </table:table-cell>
        </table:table-row>
        <table:table-row table:style-name="ro1">
          <table:table-cell office:value-type="float" office:value="7.00074" calcext:value-type="float">
            <text:p>7.00074</text:p>
          </table:table-cell>
          <table:table-cell office:value-type="float" office:value="-13.4141" calcext:value-type="float">
            <text:p>-13.4141</text:p>
          </table:table-cell>
        </table:table-row>
        <table:table-row table:style-name="ro1">
          <table:table-cell office:value-type="float" office:value="7.00281" calcext:value-type="float">
            <text:p>7.00281</text:p>
          </table:table-cell>
          <table:table-cell office:value-type="float" office:value="11.557" calcext:value-type="float">
            <text:p>11.557</text:p>
          </table:table-cell>
        </table:table-row>
        <table:table-row table:style-name="ro1">
          <table:table-cell office:value-type="float" office:value="7.00488" calcext:value-type="float">
            <text:p>7.00488</text:p>
          </table:table-cell>
          <table:table-cell office:value-type="float" office:value="-13.4141" calcext:value-type="float">
            <text:p>-13.4141</text:p>
          </table:table-cell>
        </table:table-row>
        <table:table-row table:style-name="ro1">
          <table:table-cell office:value-type="float" office:value="7.00695" calcext:value-type="float">
            <text:p>7.00695</text:p>
          </table:table-cell>
          <table:table-cell office:value-type="float" office:value="5.3141" calcext:value-type="float">
            <text:p>5.3141</text:p>
          </table:table-cell>
        </table:table-row>
        <table:table-row table:style-name="ro1">
          <table:table-cell office:value-type="float" office:value="7.00902" calcext:value-type="float">
            <text:p>7.00902</text:p>
          </table:table-cell>
          <table:table-cell office:value-type="float" office:value="5.31421" calcext:value-type="float">
            <text:p>5.31421</text:p>
          </table:table-cell>
        </table:table-row>
        <table:table-row table:style-name="ro1">
          <table:table-cell office:value-type="float" office:value="7.01109" calcext:value-type="float">
            <text:p>7.01109</text:p>
          </table:table-cell>
          <table:table-cell office:value-type="float" office:value="-13.4141" calcext:value-type="float">
            <text:p>-13.4141</text:p>
          </table:table-cell>
        </table:table-row>
        <table:table-row table:style-name="ro1">
          <table:table-cell office:value-type="float" office:value="7.01316" calcext:value-type="float">
            <text:p>7.01316</text:p>
          </table:table-cell>
          <table:table-cell office:value-type="float" office:value="5.3141" calcext:value-type="float">
            <text:p>5.3141</text:p>
          </table:table-cell>
        </table:table-row>
        <table:table-row table:style-name="ro1">
          <table:table-cell office:value-type="float" office:value="7.01523" calcext:value-type="float">
            <text:p>7.01523</text:p>
          </table:table-cell>
          <table:table-cell office:value-type="float" office:value="-0.928645" calcext:value-type="float">
            <text:p>-0.928645</text:p>
          </table:table-cell>
        </table:table-row>
        <table:table-row table:style-name="ro1">
          <table:table-cell office:value-type="float" office:value="7.0173" calcext:value-type="float">
            <text:p>7.0173</text:p>
          </table:table-cell>
          <table:table-cell office:value-type="float" office:value="5.31421" calcext:value-type="float">
            <text:p>5.31421</text:p>
          </table:table-cell>
        </table:table-row>
        <table:table-row table:style-name="ro1">
          <table:table-cell office:value-type="float" office:value="7.01937" calcext:value-type="float">
            <text:p>7.01937</text:p>
          </table:table-cell>
          <table:table-cell office:value-type="float" office:value="-7.17128" calcext:value-type="float">
            <text:p>-7.17128</text:p>
          </table:table-cell>
        </table:table-row>
        <table:table-row table:style-name="ro1">
          <table:table-cell office:value-type="float" office:value="7.02144" calcext:value-type="float">
            <text:p>7.02144</text:p>
          </table:table-cell>
          <table:table-cell office:value-type="float" office:value="-7.17139" calcext:value-type="float">
            <text:p>-7.17139</text:p>
          </table:table-cell>
        </table:table-row>
        <table:table-row table:style-name="ro1">
          <table:table-cell office:value-type="float" office:value="7.02351" calcext:value-type="float">
            <text:p>7.02351</text:p>
          </table:table-cell>
          <table:table-cell office:value-type="float" office:value="11.557" calcext:value-type="float">
            <text:p>11.5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4-13T16:53:38.486953880</dc:date>
    <meta:editing-duration>PT27M31S</meta:editing-duration>
    <meta:editing-cycles>1</meta:editing-cycles>
    <meta:document-statistic meta:table-count="1" meta:cell-count="67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883cm" svg:height="20.082cm" xlink:href=".." xlink:type="simple" chart:class="chart:line" chart:style-name="ch1">
        <chart:legend chart:legend-position="end" svg:x="30.031cm" svg:y="9.742cm" style:legend-expansion="high" chart:style-name="ch2"/>
        <chart:plot-area chart:style-name="ch3" table:cell-range-address="torque.A1:torque.B3394" chart:data-source-has-labels="column" svg:x="0.657cm" svg:y="0.401cm" svg:width="28.717cm" svg:height="19.28cm">
          <chartooo:coordinate-region svg:x="1.611cm" svg:y="0.6cm" svg:width="27.763cm" svg:height="18.882cm"/>
          <chart:axis chart:dimension="x" chart:name="primary-x" chart:style-name="ch4" chartooo:axis-type="auto">
            <chartooo:date-scale/>
            <chart:categories table:cell-range-address="torque.A1:torque.A339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orque.B1:torque.B3394" chart:class="chart:line">
            <chart:data-point chart:repeated="339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orque.A1:torque.A3394</svg:desc>
                </draw:g>
              </table:table-cell>
              <table:table-cell office:value-type="float" office:value="-0.0221012">
                <text:p>-0.0221012</text:p>
                <draw:g>
                  <svg:desc>torque.B1:torque.B3394</svg:desc>
                </draw:g>
              </table:table-cell>
            </table:table-row>
            <table:table-row>
              <table:table-cell office:value-type="float" office:value="0.00207">
                <text:p>0.00207</text:p>
              </table:table-cell>
              <table:table-cell office:value-type="float" office:value="-0.0221012">
                <text:p>-0.0221012</text:p>
              </table:table-cell>
            </table:table-row>
            <table:table-row>
              <table:table-cell office:value-type="float" office:value="0.00414">
                <text:p>0.00414</text:p>
              </table:table-cell>
              <table:table-cell office:value-type="float" office:value="-0.0221012">
                <text:p>-0.0221012</text:p>
              </table:table-cell>
            </table:table-row>
            <table:table-row>
              <table:table-cell office:value-type="float" office:value="0.00621">
                <text:p>0.00621</text:p>
              </table:table-cell>
              <table:table-cell office:value-type="float" office:value="-0.0221012">
                <text:p>-0.0221012</text:p>
              </table:table-cell>
            </table:table-row>
            <table:table-row>
              <table:table-cell office:value-type="float" office:value="0.00828">
                <text:p>0.00828</text:p>
              </table:table-cell>
              <table:table-cell office:value-type="float" office:value="-0.0221012">
                <text:p>-0.0221012</text:p>
              </table:table-cell>
            </table:table-row>
            <table:table-row>
              <table:table-cell office:value-type="float" office:value="0.01035">
                <text:p>0.01035</text:p>
              </table:table-cell>
              <table:table-cell office:value-type="float" office:value="-0.0221012">
                <text:p>-0.0221012</text:p>
              </table:table-cell>
            </table:table-row>
            <table:table-row>
              <table:table-cell office:value-type="float" office:value="0.01242">
                <text:p>0.01242</text:p>
              </table:table-cell>
              <table:table-cell office:value-type="float" office:value="-0.0221012">
                <text:p>-0.0221012</text:p>
              </table:table-cell>
            </table:table-row>
            <table:table-row>
              <table:table-cell office:value-type="float" office:value="0.01449">
                <text:p>0.01449</text:p>
              </table:table-cell>
              <table:table-cell office:value-type="float" office:value="-0.0221012">
                <text:p>-0.0221012</text:p>
              </table:table-cell>
            </table:table-row>
            <table:table-row>
              <table:table-cell office:value-type="float" office:value="0.01656">
                <text:p>0.01656</text:p>
              </table:table-cell>
              <table:table-cell office:value-type="float" office:value="-0.0221012">
                <text:p>-0.0221012</text:p>
              </table:table-cell>
            </table:table-row>
            <table:table-row>
              <table:table-cell office:value-type="float" office:value="0.01863">
                <text:p>0.01863</text:p>
              </table:table-cell>
              <table:table-cell office:value-type="float" office:value="-0.0221012">
                <text:p>-0.0221012</text:p>
              </table:table-cell>
            </table:table-row>
            <table:table-row>
              <table:table-cell office:value-type="float" office:value="0.0207">
                <text:p>0.0207</text:p>
              </table:table-cell>
              <table:table-cell office:value-type="float" office:value="6.2221">
                <text:p>6.2221</text:p>
              </table:table-cell>
            </table:table-row>
            <table:table-row>
              <table:table-cell office:value-type="float" office:value="0.02277">
                <text:p>0.02277</text:p>
              </table:table-cell>
              <table:table-cell office:value-type="float" office:value="-12.5076">
                <text:p>-12.5076</text:p>
              </table:table-cell>
            </table:table-row>
            <table:table-row>
              <table:table-cell office:value-type="float" office:value="0.02484">
                <text:p>0.02484</text:p>
              </table:table-cell>
              <table:table-cell office:value-type="float" office:value="6.22064">
                <text:p>6.22064</text:p>
              </table:table-cell>
            </table:table-row>
            <table:table-row>
              <table:table-cell office:value-type="float" office:value="0.02691">
                <text:p>0.02691</text:p>
              </table:table-cell>
              <table:table-cell office:value-type="float" office:value="-0.0221012">
                <text:p>-0.0221012</text:p>
              </table:table-cell>
            </table:table-row>
            <table:table-row>
              <table:table-cell office:value-type="float" office:value="0.02898">
                <text:p>0.02898</text:p>
              </table:table-cell>
              <table:table-cell office:value-type="float" office:value="-0.0221012">
                <text:p>-0.0221012</text:p>
              </table:table-cell>
            </table:table-row>
            <table:table-row>
              <table:table-cell office:value-type="float" office:value="0.03105">
                <text:p>0.03105</text:p>
              </table:table-cell>
              <table:table-cell office:value-type="float" office:value="6.2221">
                <text:p>6.2221</text:p>
              </table:table-cell>
            </table:table-row>
            <table:table-row>
              <table:table-cell office:value-type="float" office:value="0.03312">
                <text:p>0.03312</text:p>
              </table:table-cell>
              <table:table-cell office:value-type="float" office:value="-12.5076">
                <text:p>-12.5076</text:p>
              </table:table-cell>
            </table:table-row>
            <table:table-row>
              <table:table-cell office:value-type="float" office:value="0.03519">
                <text:p>0.03519</text:p>
              </table:table-cell>
              <table:table-cell office:value-type="float" office:value="6.22064">
                <text:p>6.22064</text:p>
              </table:table-cell>
            </table:table-row>
            <table:table-row>
              <table:table-cell office:value-type="float" office:value="0.03726">
                <text:p>0.03726</text:p>
              </table:table-cell>
              <table:table-cell office:value-type="float" office:value="6.2221">
                <text:p>6.2221</text:p>
              </table:table-cell>
            </table:table-row>
            <table:table-row>
              <table:table-cell office:value-type="float" office:value="0.03933">
                <text:p>0.03933</text:p>
              </table:table-cell>
              <table:table-cell office:value-type="float" office:value="-12.5076">
                <text:p>-12.5076</text:p>
              </table:table-cell>
            </table:table-row>
            <table:table-row>
              <table:table-cell office:value-type="float" office:value="0.0414">
                <text:p>0.0414</text:p>
              </table:table-cell>
              <table:table-cell office:value-type="float" office:value="6.22064">
                <text:p>6.22064</text:p>
              </table:table-cell>
            </table:table-row>
            <table:table-row>
              <table:table-cell office:value-type="float" office:value="0.04347">
                <text:p>0.04347</text:p>
              </table:table-cell>
              <table:table-cell office:value-type="float" office:value="-0.0221012">
                <text:p>-0.0221012</text:p>
              </table:table-cell>
            </table:table-row>
            <table:table-row>
              <table:table-cell office:value-type="float" office:value="0.04554">
                <text:p>0.04554</text:p>
              </table:table-cell>
              <table:table-cell office:value-type="float" office:value="-0.0221012">
                <text:p>-0.0221012</text:p>
              </table:table-cell>
            </table:table-row>
            <table:table-row>
              <table:table-cell office:value-type="float" office:value="0.04761">
                <text:p>0.04761</text:p>
              </table:table-cell>
              <table:table-cell office:value-type="float" office:value="-0.0221012">
                <text:p>-0.0221012</text:p>
              </table:table-cell>
            </table:table-row>
            <table:table-row>
              <table:table-cell office:value-type="float" office:value="0.04968">
                <text:p>0.04968</text:p>
              </table:table-cell>
              <table:table-cell office:value-type="float" office:value="-0.0221012">
                <text:p>-0.0221012</text:p>
              </table:table-cell>
            </table:table-row>
            <table:table-row>
              <table:table-cell office:value-type="float" office:value="0.05175">
                <text:p>0.05175</text:p>
              </table:table-cell>
              <table:table-cell office:value-type="float" office:value="-0.0221012">
                <text:p>-0.0221012</text:p>
              </table:table-cell>
            </table:table-row>
            <table:table-row>
              <table:table-cell office:value-type="float" office:value="0.05382">
                <text:p>0.05382</text:p>
              </table:table-cell>
              <table:table-cell office:value-type="float" office:value="6.2221">
                <text:p>6.2221</text:p>
              </table:table-cell>
            </table:table-row>
            <table:table-row>
              <table:table-cell office:value-type="float" office:value="0.05589">
                <text:p>0.05589</text:p>
              </table:table-cell>
              <table:table-cell office:value-type="float" office:value="-6.26338">
                <text:p>-6.26338</text:p>
              </table:table-cell>
            </table:table-row>
            <table:table-row>
              <table:table-cell office:value-type="float" office:value="0.05796">
                <text:p>0.05796</text:p>
              </table:table-cell>
              <table:table-cell office:value-type="float" office:value="-6.26484">
                <text:p>-6.26484</text:p>
              </table:table-cell>
            </table:table-row>
            <table:table-row>
              <table:table-cell office:value-type="float" office:value="0.06003">
                <text:p>0.06003</text:p>
              </table:table-cell>
              <table:table-cell office:value-type="float" office:value="6.22064">
                <text:p>6.22064</text:p>
              </table:table-cell>
            </table:table-row>
            <table:table-row>
              <table:table-cell office:value-type="float" office:value="0.0621">
                <text:p>0.0621</text:p>
              </table:table-cell>
              <table:table-cell office:value-type="float" office:value="-0.0221012">
                <text:p>-0.0221012</text:p>
              </table:table-cell>
            </table:table-row>
            <table:table-row>
              <table:table-cell office:value-type="float" office:value="0.06417">
                <text:p>0.06417</text:p>
              </table:table-cell>
              <table:table-cell office:value-type="float" office:value="-0.0221012">
                <text:p>-0.0221012</text:p>
              </table:table-cell>
            </table:table-row>
            <table:table-row>
              <table:table-cell office:value-type="float" office:value="0.06624">
                <text:p>0.06624</text:p>
              </table:table-cell>
              <table:table-cell office:value-type="float" office:value="6.2221">
                <text:p>6.2221</text:p>
              </table:table-cell>
            </table:table-row>
            <table:table-row>
              <table:table-cell office:value-type="float" office:value="0.06831">
                <text:p>0.06831</text:p>
              </table:table-cell>
              <table:table-cell office:value-type="float" office:value="-6.26338">
                <text:p>-6.26338</text:p>
              </table:table-cell>
            </table:table-row>
            <table:table-row>
              <table:table-cell office:value-type="float" office:value="0.07038">
                <text:p>0.07038</text:p>
              </table:table-cell>
              <table:table-cell office:value-type="float" office:value="-6.26484">
                <text:p>-6.26484</text:p>
              </table:table-cell>
            </table:table-row>
            <table:table-row>
              <table:table-cell office:value-type="float" office:value="0.07245">
                <text:p>0.07245</text:p>
              </table:table-cell>
              <table:table-cell office:value-type="float" office:value="6.22064">
                <text:p>6.22064</text:p>
              </table:table-cell>
            </table:table-row>
            <table:table-row>
              <table:table-cell office:value-type="float" office:value="0.07452">
                <text:p>0.07452</text:p>
              </table:table-cell>
              <table:table-cell office:value-type="float" office:value="6.2221">
                <text:p>6.2221</text:p>
              </table:table-cell>
            </table:table-row>
            <table:table-row>
              <table:table-cell office:value-type="float" office:value="0.07659">
                <text:p>0.07659</text:p>
              </table:table-cell>
              <table:table-cell office:value-type="float" office:value="-12.5076">
                <text:p>-12.5076</text:p>
              </table:table-cell>
            </table:table-row>
            <table:table-row>
              <table:table-cell office:value-type="float" office:value="0.07866">
                <text:p>0.07866</text:p>
              </table:table-cell>
              <table:table-cell office:value-type="float" office:value="12.4648">
                <text:p>12.4648</text:p>
              </table:table-cell>
            </table:table-row>
            <table:table-row>
              <table:table-cell office:value-type="float" office:value="0.08073">
                <text:p>0.08073</text:p>
              </table:table-cell>
              <table:table-cell office:value-type="float" office:value="-6.26338">
                <text:p>-6.26338</text:p>
              </table:table-cell>
            </table:table-row>
            <table:table-row>
              <table:table-cell office:value-type="float" office:value="0.0828">
                <text:p>0.0828</text:p>
              </table:table-cell>
              <table:table-cell office:value-type="float" office:value="-0.0206388">
                <text:p>-0.0206388</text:p>
              </table:table-cell>
            </table:table-row>
            <table:table-row>
              <table:table-cell office:value-type="float" office:value="0.08487">
                <text:p>0.08487</text:p>
              </table:table-cell>
              <table:table-cell office:value-type="float" office:value="-6.26484">
                <text:p>-6.26484</text:p>
              </table:table-cell>
            </table:table-row>
            <table:table-row>
              <table:table-cell office:value-type="float" office:value="0.08694">
                <text:p>0.08694</text:p>
              </table:table-cell>
              <table:table-cell office:value-type="float" office:value="12.4648">
                <text:p>12.4648</text:p>
              </table:table-cell>
            </table:table-row>
            <table:table-row>
              <table:table-cell office:value-type="float" office:value="0.08901">
                <text:p>0.08901</text:p>
              </table:table-cell>
              <table:table-cell office:value-type="float" office:value="-12.5076">
                <text:p>-12.5076</text:p>
              </table:table-cell>
            </table:table-row>
            <table:table-row>
              <table:table-cell office:value-type="float" office:value="0.09108">
                <text:p>0.09108</text:p>
              </table:table-cell>
              <table:table-cell office:value-type="float" office:value="12.4648">
                <text:p>12.4648</text:p>
              </table:table-cell>
            </table:table-row>
            <table:table-row>
              <table:table-cell office:value-type="float" office:value="0.09315">
                <text:p>0.09315</text:p>
              </table:table-cell>
              <table:table-cell office:value-type="float" office:value="-12.5076">
                <text:p>-12.5076</text:p>
              </table:table-cell>
            </table:table-row>
            <table:table-row>
              <table:table-cell office:value-type="float" office:value="0.09522">
                <text:p>0.09522</text:p>
              </table:table-cell>
              <table:table-cell office:value-type="float" office:value="6.22064">
                <text:p>6.22064</text:p>
              </table:table-cell>
            </table:table-row>
            <table:table-row>
              <table:table-cell office:value-type="float" office:value="0.09729">
                <text:p>0.09729</text:p>
              </table:table-cell>
              <table:table-cell office:value-type="float" office:value="-0.0221012">
                <text:p>-0.0221012</text:p>
              </table:table-cell>
            </table:table-row>
            <table:table-row>
              <table:table-cell office:value-type="float" office:value="0.09936">
                <text:p>0.09936</text:p>
              </table:table-cell>
              <table:table-cell office:value-type="float" office:value="6.2221">
                <text:p>6.2221</text:p>
              </table:table-cell>
            </table:table-row>
            <table:table-row>
              <table:table-cell office:value-type="float" office:value="0.10143">
                <text:p>0.10143</text:p>
              </table:table-cell>
              <table:table-cell office:value-type="float" office:value="-12.5076">
                <text:p>-12.5076</text:p>
              </table:table-cell>
            </table:table-row>
            <table:table-row>
              <table:table-cell office:value-type="float" office:value="0.1035">
                <text:p>0.1035</text:p>
              </table:table-cell>
              <table:table-cell office:value-type="float" office:value="12.4648">
                <text:p>12.4648</text:p>
              </table:table-cell>
            </table:table-row>
            <table:table-row>
              <table:table-cell office:value-type="float" office:value="0.10557">
                <text:p>0.10557</text:p>
              </table:table-cell>
              <table:table-cell office:value-type="float" office:value="-12.5076">
                <text:p>-12.5076</text:p>
              </table:table-cell>
            </table:table-row>
            <table:table-row>
              <table:table-cell office:value-type="float" office:value="0.10764">
                <text:p>0.10764</text:p>
              </table:table-cell>
              <table:table-cell office:value-type="float" office:value="12.4648">
                <text:p>12.4648</text:p>
              </table:table-cell>
            </table:table-row>
            <table:table-row>
              <table:table-cell office:value-type="float" office:value="0.10971">
                <text:p>0.10971</text:p>
              </table:table-cell>
              <table:table-cell office:value-type="float" office:value="-12.5076">
                <text:p>-12.5076</text:p>
              </table:table-cell>
            </table:table-row>
            <table:table-row>
              <table:table-cell office:value-type="float" office:value="0.11178">
                <text:p>0.11178</text:p>
              </table:table-cell>
              <table:table-cell office:value-type="float" office:value="6.22064">
                <text:p>6.22064</text:p>
              </table:table-cell>
            </table:table-row>
            <table:table-row>
              <table:table-cell office:value-type="float" office:value="0.11385">
                <text:p>0.11385</text:p>
              </table:table-cell>
              <table:table-cell office:value-type="float" office:value="-0.0221012">
                <text:p>-0.0221012</text:p>
              </table:table-cell>
            </table:table-row>
            <table:table-row>
              <table:table-cell office:value-type="float" office:value="0.11592">
                <text:p>0.11592</text:p>
              </table:table-cell>
              <table:table-cell office:value-type="float" office:value="6.2221">
                <text:p>6.2221</text:p>
              </table:table-cell>
            </table:table-row>
            <table:table-row>
              <table:table-cell office:value-type="float" office:value="0.11799">
                <text:p>0.11799</text:p>
              </table:table-cell>
              <table:table-cell office:value-type="float" office:value="-12.5076">
                <text:p>-12.5076</text:p>
              </table:table-cell>
            </table:table-row>
            <table:table-row>
              <table:table-cell office:value-type="float" office:value="0.12006">
                <text:p>0.12006</text:p>
              </table:table-cell>
              <table:table-cell office:value-type="float" office:value="6.22064">
                <text:p>6.22064</text:p>
              </table:table-cell>
            </table:table-row>
            <table:table-row>
              <table:table-cell office:value-type="float" office:value="0.12213">
                <text:p>0.12213</text:p>
              </table:table-cell>
              <table:table-cell office:value-type="float" office:value="6.2221">
                <text:p>6.2221</text:p>
              </table:table-cell>
            </table:table-row>
            <table:table-row>
              <table:table-cell office:value-type="float" office:value="0.1242">
                <text:p>0.1242</text:p>
              </table:table-cell>
              <table:table-cell office:value-type="float" office:value="-6.26338">
                <text:p>-6.26338</text:p>
              </table:table-cell>
            </table:table-row>
            <table:table-row>
              <table:table-cell office:value-type="float" office:value="0.12627">
                <text:p>0.12627</text:p>
              </table:table-cell>
              <table:table-cell office:value-type="float" office:value="-0.0206388">
                <text:p>-0.0206388</text:p>
              </table:table-cell>
            </table:table-row>
            <table:table-row>
              <table:table-cell office:value-type="float" office:value="0.12834">
                <text:p>0.12834</text:p>
              </table:table-cell>
              <table:table-cell office:value-type="float" office:value="-6.26484">
                <text:p>-6.26484</text:p>
              </table:table-cell>
            </table:table-row>
            <table:table-row>
              <table:table-cell office:value-type="float" office:value="0.13041">
                <text:p>0.13041</text:p>
              </table:table-cell>
              <table:table-cell office:value-type="float" office:value="6.22064">
                <text:p>6.22064</text:p>
              </table:table-cell>
            </table:table-row>
            <table:table-row>
              <table:table-cell office:value-type="float" office:value="0.13248">
                <text:p>0.13248</text:p>
              </table:table-cell>
              <table:table-cell office:value-type="float" office:value="-0.0221012">
                <text:p>-0.0221012</text:p>
              </table:table-cell>
            </table:table-row>
            <table:table-row>
              <table:table-cell office:value-type="float" office:value="0.13455">
                <text:p>0.13455</text:p>
              </table:table-cell>
              <table:table-cell office:value-type="float" office:value="-0.0221012">
                <text:p>-0.0221012</text:p>
              </table:table-cell>
            </table:table-row>
            <table:table-row>
              <table:table-cell office:value-type="float" office:value="0.13662">
                <text:p>0.13662</text:p>
              </table:table-cell>
              <table:table-cell office:value-type="float" office:value="-0.0221012">
                <text:p>-0.0221012</text:p>
              </table:table-cell>
            </table:table-row>
            <table:table-row>
              <table:table-cell office:value-type="float" office:value="0.13869">
                <text:p>0.13869</text:p>
              </table:table-cell>
              <table:table-cell office:value-type="float" office:value="-0.0221012">
                <text:p>-0.0221012</text:p>
              </table:table-cell>
            </table:table-row>
            <table:table-row>
              <table:table-cell office:value-type="float" office:value="0.14076">
                <text:p>0.14076</text:p>
              </table:table-cell>
              <table:table-cell office:value-type="float" office:value="-0.0221012">
                <text:p>-0.0221012</text:p>
              </table:table-cell>
            </table:table-row>
            <table:table-row>
              <table:table-cell office:value-type="float" office:value="0.14283">
                <text:p>0.14283</text:p>
              </table:table-cell>
              <table:table-cell office:value-type="float" office:value="-0.0221012">
                <text:p>-0.0221012</text:p>
              </table:table-cell>
            </table:table-row>
            <table:table-row>
              <table:table-cell office:value-type="float" office:value="0.1449">
                <text:p>0.1449</text:p>
              </table:table-cell>
              <table:table-cell office:value-type="float" office:value="-0.0221012">
                <text:p>-0.0221012</text:p>
              </table:table-cell>
            </table:table-row>
            <table:table-row>
              <table:table-cell office:value-type="float" office:value="0.14697">
                <text:p>0.14697</text:p>
              </table:table-cell>
              <table:table-cell office:value-type="float" office:value="6.2221">
                <text:p>6.2221</text:p>
              </table:table-cell>
            </table:table-row>
            <table:table-row>
              <table:table-cell office:value-type="float" office:value="0.14904">
                <text:p>0.14904</text:p>
              </table:table-cell>
              <table:table-cell office:value-type="float" office:value="-6.26338">
                <text:p>-6.26338</text:p>
              </table:table-cell>
            </table:table-row>
            <table:table-row>
              <table:table-cell office:value-type="float" office:value="0.15111">
                <text:p>0.15111</text:p>
              </table:table-cell>
              <table:table-cell office:value-type="float" office:value="-6.26484">
                <text:p>-6.26484</text:p>
              </table:table-cell>
            </table:table-row>
            <table:table-row>
              <table:table-cell office:value-type="float" office:value="0.15318">
                <text:p>0.15318</text:p>
              </table:table-cell>
              <table:table-cell office:value-type="float" office:value="6.22064">
                <text:p>6.22064</text:p>
              </table:table-cell>
            </table:table-row>
            <table:table-row>
              <table:table-cell office:value-type="float" office:value="0.15525">
                <text:p>0.15525</text:p>
              </table:table-cell>
              <table:table-cell office:value-type="float" office:value="-0.0221012">
                <text:p>-0.0221012</text:p>
              </table:table-cell>
            </table:table-row>
            <table:table-row>
              <table:table-cell office:value-type="float" office:value="0.15732">
                <text:p>0.15732</text:p>
              </table:table-cell>
              <table:table-cell office:value-type="float" office:value="6.2221">
                <text:p>6.2221</text:p>
              </table:table-cell>
            </table:table-row>
            <table:table-row>
              <table:table-cell office:value-type="float" office:value="0.15939">
                <text:p>0.15939</text:p>
              </table:table-cell>
              <table:table-cell office:value-type="float" office:value="-12.5076">
                <text:p>-12.5076</text:p>
              </table:table-cell>
            </table:table-row>
            <table:table-row>
              <table:table-cell office:value-type="float" office:value="0.16146">
                <text:p>0.16146</text:p>
              </table:table-cell>
              <table:table-cell office:value-type="float" office:value="6.22064">
                <text:p>6.22064</text:p>
              </table:table-cell>
            </table:table-row>
            <table:table-row>
              <table:table-cell office:value-type="float" office:value="0.16353">
                <text:p>0.16353</text:p>
              </table:table-cell>
              <table:table-cell office:value-type="float" office:value="-0.0221012">
                <text:p>-0.0221012</text:p>
              </table:table-cell>
            </table:table-row>
            <table:table-row>
              <table:table-cell office:value-type="float" office:value="0.1656">
                <text:p>0.1656</text:p>
              </table:table-cell>
              <table:table-cell office:value-type="float" office:value="-0.0221012">
                <text:p>-0.0221012</text:p>
              </table:table-cell>
            </table:table-row>
            <table:table-row>
              <table:table-cell office:value-type="float" office:value="0.16767">
                <text:p>0.16767</text:p>
              </table:table-cell>
              <table:table-cell office:value-type="float" office:value="6.2221">
                <text:p>6.2221</text:p>
              </table:table-cell>
            </table:table-row>
            <table:table-row>
              <table:table-cell office:value-type="float" office:value="0.16974">
                <text:p>0.16974</text:p>
              </table:table-cell>
              <table:table-cell office:value-type="float" office:value="-6.26338">
                <text:p>-6.26338</text:p>
              </table:table-cell>
            </table:table-row>
            <table:table-row>
              <table:table-cell office:value-type="float" office:value="0.17181">
                <text:p>0.17181</text:p>
              </table:table-cell>
              <table:table-cell office:value-type="float" office:value="-0.0206388">
                <text:p>-0.0206388</text:p>
              </table:table-cell>
            </table:table-row>
            <table:table-row>
              <table:table-cell office:value-type="float" office:value="0.17388">
                <text:p>0.17388</text:p>
              </table:table-cell>
              <table:table-cell office:value-type="float" office:value="-0.0206388">
                <text:p>-0.0206388</text:p>
              </table:table-cell>
            </table:table-row>
            <table:table-row>
              <table:table-cell office:value-type="float" office:value="0.17595">
                <text:p>0.17595</text:p>
              </table:table-cell>
              <table:table-cell office:value-type="float" office:value="-6.26484">
                <text:p>-6.26484</text:p>
              </table:table-cell>
            </table:table-row>
            <table:table-row>
              <table:table-cell office:value-type="float" office:value="0.17802">
                <text:p>0.17802</text:p>
              </table:table-cell>
              <table:table-cell office:value-type="float" office:value="6.22064">
                <text:p>6.22064</text:p>
              </table:table-cell>
            </table:table-row>
            <table:table-row>
              <table:table-cell office:value-type="float" office:value="0.18009">
                <text:p>0.18009</text:p>
              </table:table-cell>
              <table:table-cell office:value-type="float" office:value="-0.0221012">
                <text:p>-0.0221012</text:p>
              </table:table-cell>
            </table:table-row>
            <table:table-row>
              <table:table-cell office:value-type="float" office:value="0.18216">
                <text:p>0.18216</text:p>
              </table:table-cell>
              <table:table-cell office:value-type="float" office:value="6.2221">
                <text:p>6.2221</text:p>
              </table:table-cell>
            </table:table-row>
            <table:table-row>
              <table:table-cell office:value-type="float" office:value="0.18423">
                <text:p>0.18423</text:p>
              </table:table-cell>
              <table:table-cell office:value-type="float" office:value="-6.26338">
                <text:p>-6.26338</text:p>
              </table:table-cell>
            </table:table-row>
            <table:table-row>
              <table:table-cell office:value-type="float" office:value="0.1863">
                <text:p>0.1863</text:p>
              </table:table-cell>
              <table:table-cell office:value-type="float" office:value="-6.26484">
                <text:p>-6.26484</text:p>
              </table:table-cell>
            </table:table-row>
            <table:table-row>
              <table:table-cell office:value-type="float" office:value="0.18837">
                <text:p>0.18837</text:p>
              </table:table-cell>
              <table:table-cell office:value-type="float" office:value="12.4648">
                <text:p>12.4648</text:p>
              </table:table-cell>
            </table:table-row>
            <table:table-row>
              <table:table-cell office:value-type="float" office:value="0.19044">
                <text:p>0.19044</text:p>
              </table:table-cell>
              <table:table-cell office:value-type="float" office:value="-6.26338">
                <text:p>-6.26338</text:p>
              </table:table-cell>
            </table:table-row>
            <table:table-row>
              <table:table-cell office:value-type="float" office:value="0.19251">
                <text:p>0.19251</text:p>
              </table:table-cell>
              <table:table-cell office:value-type="float" office:value="-6.26484">
                <text:p>-6.26484</text:p>
              </table:table-cell>
            </table:table-row>
            <table:table-row>
              <table:table-cell office:value-type="float" office:value="0.19458">
                <text:p>0.19458</text:p>
              </table:table-cell>
              <table:table-cell office:value-type="float" office:value="6.22064">
                <text:p>6.22064</text:p>
              </table:table-cell>
            </table:table-row>
            <table:table-row>
              <table:table-cell office:value-type="float" office:value="0.19665">
                <text:p>0.19665</text:p>
              </table:table-cell>
              <table:table-cell office:value-type="float" office:value="6.2221">
                <text:p>6.2221</text:p>
              </table:table-cell>
            </table:table-row>
            <table:table-row>
              <table:table-cell office:value-type="float" office:value="0.19872">
                <text:p>0.19872</text:p>
              </table:table-cell>
              <table:table-cell office:value-type="float" office:value="-12.5076">
                <text:p>-12.5076</text:p>
              </table:table-cell>
            </table:table-row>
            <table:table-row>
              <table:table-cell office:value-type="float" office:value="0.20079">
                <text:p>0.20079</text:p>
              </table:table-cell>
              <table:table-cell office:value-type="float" office:value="12.4648">
                <text:p>12.4648</text:p>
              </table:table-cell>
            </table:table-row>
            <table:table-row>
              <table:table-cell office:value-type="float" office:value="0.20286">
                <text:p>0.20286</text:p>
              </table:table-cell>
              <table:table-cell office:value-type="float" office:value="-12.5076">
                <text:p>-12.5076</text:p>
              </table:table-cell>
            </table:table-row>
            <table:table-row>
              <table:table-cell office:value-type="float" office:value="0.20493">
                <text:p>0.20493</text:p>
              </table:table-cell>
              <table:table-cell office:value-type="float" office:value="6.22064">
                <text:p>6.22064</text:p>
              </table:table-cell>
            </table:table-row>
            <table:table-row>
              <table:table-cell office:value-type="float" office:value="0.207">
                <text:p>0.207</text:p>
              </table:table-cell>
              <table:table-cell office:value-type="float" office:value="6.2221">
                <text:p>6.2221</text:p>
              </table:table-cell>
            </table:table-row>
            <table:table-row>
              <table:table-cell office:value-type="float" office:value="0.20907">
                <text:p>0.20907</text:p>
              </table:table-cell>
              <table:table-cell office:value-type="float" office:value="-12.5076">
                <text:p>-12.5076</text:p>
              </table:table-cell>
            </table:table-row>
            <table:table-row>
              <table:table-cell office:value-type="float" office:value="0.21114">
                <text:p>0.21114</text:p>
              </table:table-cell>
              <table:table-cell office:value-type="float" office:value="12.4648">
                <text:p>12.4648</text:p>
              </table:table-cell>
            </table:table-row>
            <table:table-row>
              <table:table-cell office:value-type="float" office:value="0.21321">
                <text:p>0.21321</text:p>
              </table:table-cell>
              <table:table-cell office:value-type="float" office:value="-6.26338">
                <text:p>-6.26338</text:p>
              </table:table-cell>
            </table:table-row>
            <table:table-row>
              <table:table-cell office:value-type="float" office:value="0.21528">
                <text:p>0.21528</text:p>
              </table:table-cell>
              <table:table-cell office:value-type="float" office:value="-6.26484">
                <text:p>-6.26484</text:p>
              </table:table-cell>
            </table:table-row>
            <table:table-row>
              <table:table-cell office:value-type="float" office:value="0.21735">
                <text:p>0.21735</text:p>
              </table:table-cell>
              <table:table-cell office:value-type="float" office:value="6.22064">
                <text:p>6.22064</text:p>
              </table:table-cell>
            </table:table-row>
            <table:table-row>
              <table:table-cell office:value-type="float" office:value="0.21942">
                <text:p>0.21942</text:p>
              </table:table-cell>
              <table:table-cell office:value-type="float" office:value="6.2221">
                <text:p>6.2221</text:p>
              </table:table-cell>
            </table:table-row>
            <table:table-row>
              <table:table-cell office:value-type="float" office:value="0.22149">
                <text:p>0.22149</text:p>
              </table:table-cell>
              <table:table-cell office:value-type="float" office:value="-12.5076">
                <text:p>-12.5076</text:p>
              </table:table-cell>
            </table:table-row>
            <table:table-row>
              <table:table-cell office:value-type="float" office:value="0.22356">
                <text:p>0.22356</text:p>
              </table:table-cell>
              <table:table-cell office:value-type="float" office:value="6.22064">
                <text:p>6.22064</text:p>
              </table:table-cell>
            </table:table-row>
            <table:table-row>
              <table:table-cell office:value-type="float" office:value="0.22563">
                <text:p>0.22563</text:p>
              </table:table-cell>
              <table:table-cell office:value-type="float" office:value="-0.0221012">
                <text:p>-0.0221012</text:p>
              </table:table-cell>
            </table:table-row>
            <table:table-row>
              <table:table-cell office:value-type="float" office:value="0.2277">
                <text:p>0.2277</text:p>
              </table:table-cell>
              <table:table-cell office:value-type="float" office:value="-0.0221012">
                <text:p>-0.0221012</text:p>
              </table:table-cell>
            </table:table-row>
            <table:table-row>
              <table:table-cell office:value-type="float" office:value="0.22977">
                <text:p>0.22977</text:p>
              </table:table-cell>
              <table:table-cell office:value-type="float" office:value="6.2221">
                <text:p>6.2221</text:p>
              </table:table-cell>
            </table:table-row>
            <table:table-row>
              <table:table-cell office:value-type="float" office:value="0.23184">
                <text:p>0.23184</text:p>
              </table:table-cell>
              <table:table-cell office:value-type="float" office:value="-12.5076">
                <text:p>-12.5076</text:p>
              </table:table-cell>
            </table:table-row>
            <table:table-row>
              <table:table-cell office:value-type="float" office:value="0.23391">
                <text:p>0.23391</text:p>
              </table:table-cell>
              <table:table-cell office:value-type="float" office:value="12.4648">
                <text:p>12.4648</text:p>
              </table:table-cell>
            </table:table-row>
            <table:table-row>
              <table:table-cell office:value-type="float" office:value="0.23598">
                <text:p>0.23598</text:p>
              </table:table-cell>
              <table:table-cell office:value-type="float" office:value="-12.5076">
                <text:p>-12.5076</text:p>
              </table:table-cell>
            </table:table-row>
            <table:table-row>
              <table:table-cell office:value-type="float" office:value="0.23805">
                <text:p>0.23805</text:p>
              </table:table-cell>
              <table:table-cell office:value-type="float" office:value="6.22064">
                <text:p>6.22064</text:p>
              </table:table-cell>
            </table:table-row>
            <table:table-row>
              <table:table-cell office:value-type="float" office:value="0.24012">
                <text:p>0.24012</text:p>
              </table:table-cell>
              <table:table-cell office:value-type="float" office:value="-0.0221012">
                <text:p>-0.0221012</text:p>
              </table:table-cell>
            </table:table-row>
            <table:table-row>
              <table:table-cell office:value-type="float" office:value="0.24219">
                <text:p>0.24219</text:p>
              </table:table-cell>
              <table:table-cell office:value-type="float" office:value="-0.0221012">
                <text:p>-0.0221012</text:p>
              </table:table-cell>
            </table:table-row>
            <table:table-row>
              <table:table-cell office:value-type="float" office:value="0.24426">
                <text:p>0.24426</text:p>
              </table:table-cell>
              <table:table-cell office:value-type="float" office:value="-0.0221012">
                <text:p>-0.0221012</text:p>
              </table:table-cell>
            </table:table-row>
            <table:table-row>
              <table:table-cell office:value-type="float" office:value="0.24633">
                <text:p>0.24633</text:p>
              </table:table-cell>
              <table:table-cell office:value-type="float" office:value="-0.0221012">
                <text:p>-0.0221012</text:p>
              </table:table-cell>
            </table:table-row>
            <table:table-row>
              <table:table-cell office:value-type="float" office:value="0.2484">
                <text:p>0.2484</text:p>
              </table:table-cell>
              <table:table-cell office:value-type="float" office:value="-0.0221012">
                <text:p>-0.0221012</text:p>
              </table:table-cell>
            </table:table-row>
            <table:table-row>
              <table:table-cell office:value-type="float" office:value="0.25047">
                <text:p>0.25047</text:p>
              </table:table-cell>
              <table:table-cell office:value-type="float" office:value="-0.0221012">
                <text:p>-0.0221012</text:p>
              </table:table-cell>
            </table:table-row>
            <table:table-row>
              <table:table-cell office:value-type="float" office:value="0.25254">
                <text:p>0.25254</text:p>
              </table:table-cell>
              <table:table-cell office:value-type="float" office:value="-0.0221012">
                <text:p>-0.0221012</text:p>
              </table:table-cell>
            </table:table-row>
            <table:table-row>
              <table:table-cell office:value-type="float" office:value="0.25461">
                <text:p>0.25461</text:p>
              </table:table-cell>
              <table:table-cell office:value-type="float" office:value="-0.0221012">
                <text:p>-0.0221012</text:p>
              </table:table-cell>
            </table:table-row>
            <table:table-row>
              <table:table-cell office:value-type="float" office:value="0.25668">
                <text:p>0.25668</text:p>
              </table:table-cell>
              <table:table-cell office:value-type="float" office:value="-0.0221012">
                <text:p>-0.0221012</text:p>
              </table:table-cell>
            </table:table-row>
            <table:table-row>
              <table:table-cell office:value-type="float" office:value="0.25875">
                <text:p>0.25875</text:p>
              </table:table-cell>
              <table:table-cell office:value-type="float" office:value="-0.0221012">
                <text:p>-0.0221012</text:p>
              </table:table-cell>
            </table:table-row>
            <table:table-row>
              <table:table-cell office:value-type="float" office:value="0.26082">
                <text:p>0.26082</text:p>
              </table:table-cell>
              <table:table-cell office:value-type="float" office:value="-0.0221012">
                <text:p>-0.0221012</text:p>
              </table:table-cell>
            </table:table-row>
            <table:table-row>
              <table:table-cell office:value-type="float" office:value="0.26289">
                <text:p>0.26289</text:p>
              </table:table-cell>
              <table:table-cell office:value-type="float" office:value="6.2221">
                <text:p>6.2221</text:p>
              </table:table-cell>
            </table:table-row>
            <table:table-row>
              <table:table-cell office:value-type="float" office:value="0.26496">
                <text:p>0.26496</text:p>
              </table:table-cell>
              <table:table-cell office:value-type="float" office:value="-12.5076">
                <text:p>-12.5076</text:p>
              </table:table-cell>
            </table:table-row>
            <table:table-row>
              <table:table-cell office:value-type="float" office:value="0.26703">
                <text:p>0.26703</text:p>
              </table:table-cell>
              <table:table-cell office:value-type="float" office:value="12.4648">
                <text:p>12.4648</text:p>
              </table:table-cell>
            </table:table-row>
            <table:table-row>
              <table:table-cell office:value-type="float" office:value="0.2691">
                <text:p>0.2691</text:p>
              </table:table-cell>
              <table:table-cell office:value-type="float" office:value="-6.26338">
                <text:p>-6.26338</text:p>
              </table:table-cell>
            </table:table-row>
            <table:table-row>
              <table:table-cell office:value-type="float" office:value="0.27117">
                <text:p>0.27117</text:p>
              </table:table-cell>
              <table:table-cell office:value-type="float" office:value="-6.26484">
                <text:p>-6.26484</text:p>
              </table:table-cell>
            </table:table-row>
            <table:table-row>
              <table:table-cell office:value-type="float" office:value="0.27324">
                <text:p>0.27324</text:p>
              </table:table-cell>
              <table:table-cell office:value-type="float" office:value="6.22064">
                <text:p>6.22064</text:p>
              </table:table-cell>
            </table:table-row>
            <table:table-row>
              <table:table-cell office:value-type="float" office:value="0.27531">
                <text:p>0.27531</text:p>
              </table:table-cell>
              <table:table-cell office:value-type="float" office:value="6.2221">
                <text:p>6.2221</text:p>
              </table:table-cell>
            </table:table-row>
            <table:table-row>
              <table:table-cell office:value-type="float" office:value="0.27738">
                <text:p>0.27738</text:p>
              </table:table-cell>
              <table:table-cell office:value-type="float" office:value="-12.5076">
                <text:p>-12.5076</text:p>
              </table:table-cell>
            </table:table-row>
            <table:table-row>
              <table:table-cell office:value-type="float" office:value="0.27945">
                <text:p>0.27945</text:p>
              </table:table-cell>
              <table:table-cell office:value-type="float" office:value="12.4648">
                <text:p>12.4648</text:p>
              </table:table-cell>
            </table:table-row>
            <table:table-row>
              <table:table-cell office:value-type="float" office:value="0.28152">
                <text:p>0.28152</text:p>
              </table:table-cell>
              <table:table-cell office:value-type="float" office:value="-12.5076">
                <text:p>-12.5076</text:p>
              </table:table-cell>
            </table:table-row>
            <table:table-row>
              <table:table-cell office:value-type="float" office:value="0.28359">
                <text:p>0.28359</text:p>
              </table:table-cell>
              <table:table-cell office:value-type="float" office:value="6.22064">
                <text:p>6.22064</text:p>
              </table:table-cell>
            </table:table-row>
            <table:table-row>
              <table:table-cell office:value-type="float" office:value="0.28566">
                <text:p>0.28566</text:p>
              </table:table-cell>
              <table:table-cell office:value-type="float" office:value="6.2221">
                <text:p>6.2221</text:p>
              </table:table-cell>
            </table:table-row>
            <table:table-row>
              <table:table-cell office:value-type="float" office:value="0.28773">
                <text:p>0.28773</text:p>
              </table:table-cell>
              <table:table-cell office:value-type="float" office:value="-12.5076">
                <text:p>-12.5076</text:p>
              </table:table-cell>
            </table:table-row>
            <table:table-row>
              <table:table-cell office:value-type="float" office:value="0.2898">
                <text:p>0.2898</text:p>
              </table:table-cell>
              <table:table-cell office:value-type="float" office:value="12.4648">
                <text:p>12.4648</text:p>
              </table:table-cell>
            </table:table-row>
            <table:table-row>
              <table:table-cell office:value-type="float" office:value="0.29187">
                <text:p>0.29187</text:p>
              </table:table-cell>
              <table:table-cell office:value-type="float" office:value="-6.26338">
                <text:p>-6.26338</text:p>
              </table:table-cell>
            </table:table-row>
            <table:table-row>
              <table:table-cell office:value-type="float" office:value="0.29394">
                <text:p>0.29394</text:p>
              </table:table-cell>
              <table:table-cell office:value-type="float" office:value="-6.26484">
                <text:p>-6.26484</text:p>
              </table:table-cell>
            </table:table-row>
            <table:table-row>
              <table:table-cell office:value-type="float" office:value="0.29601">
                <text:p>0.29601</text:p>
              </table:table-cell>
              <table:table-cell office:value-type="float" office:value="6.22064">
                <text:p>6.22064</text:p>
              </table:table-cell>
            </table:table-row>
            <table:table-row>
              <table:table-cell office:value-type="float" office:value="0.29808">
                <text:p>0.29808</text:p>
              </table:table-cell>
              <table:table-cell office:value-type="float" office:value="-0.0221012">
                <text:p>-0.0221012</text:p>
              </table:table-cell>
            </table:table-row>
            <table:table-row>
              <table:table-cell office:value-type="float" office:value="0.30015">
                <text:p>0.30015</text:p>
              </table:table-cell>
              <table:table-cell office:value-type="float" office:value="-0.0221012">
                <text:p>-0.0221012</text:p>
              </table:table-cell>
            </table:table-row>
            <table:table-row>
              <table:table-cell office:value-type="float" office:value="0.30222">
                <text:p>0.30222</text:p>
              </table:table-cell>
              <table:table-cell office:value-type="float" office:value="-0.0221012">
                <text:p>-0.0221012</text:p>
              </table:table-cell>
            </table:table-row>
            <table:table-row>
              <table:table-cell office:value-type="float" office:value="0.30429">
                <text:p>0.30429</text:p>
              </table:table-cell>
              <table:table-cell office:value-type="float" office:value="6.2221">
                <text:p>6.2221</text:p>
              </table:table-cell>
            </table:table-row>
            <table:table-row>
              <table:table-cell office:value-type="float" office:value="0.30636">
                <text:p>0.30636</text:p>
              </table:table-cell>
              <table:table-cell office:value-type="float" office:value="-6.26338">
                <text:p>-6.26338</text:p>
              </table:table-cell>
            </table:table-row>
            <table:table-row>
              <table:table-cell office:value-type="float" office:value="0.30843">
                <text:p>0.30843</text:p>
              </table:table-cell>
              <table:table-cell office:value-type="float" office:value="-6.26484">
                <text:p>-6.26484</text:p>
              </table:table-cell>
            </table:table-row>
            <table:table-row>
              <table:table-cell office:value-type="float" office:value="0.3105">
                <text:p>0.3105</text:p>
              </table:table-cell>
              <table:table-cell office:value-type="float" office:value="6.22064">
                <text:p>6.22064</text:p>
              </table:table-cell>
            </table:table-row>
            <table:table-row>
              <table:table-cell office:value-type="float" office:value="0.31257">
                <text:p>0.31257</text:p>
              </table:table-cell>
              <table:table-cell office:value-type="float" office:value="6.2221">
                <text:p>6.2221</text:p>
              </table:table-cell>
            </table:table-row>
            <table:table-row>
              <table:table-cell office:value-type="float" office:value="0.31464">
                <text:p>0.31464</text:p>
              </table:table-cell>
              <table:table-cell office:value-type="float" office:value="-12.5076">
                <text:p>-12.5076</text:p>
              </table:table-cell>
            </table:table-row>
            <table:table-row>
              <table:table-cell office:value-type="float" office:value="0.31671">
                <text:p>0.31671</text:p>
              </table:table-cell>
              <table:table-cell office:value-type="float" office:value="12.4648">
                <text:p>12.4648</text:p>
              </table:table-cell>
            </table:table-row>
            <table:table-row>
              <table:table-cell office:value-type="float" office:value="0.31878">
                <text:p>0.31878</text:p>
              </table:table-cell>
              <table:table-cell office:value-type="float" office:value="-12.5076">
                <text:p>-12.5076</text:p>
              </table:table-cell>
            </table:table-row>
            <table:table-row>
              <table:table-cell office:value-type="float" office:value="0.32085">
                <text:p>0.32085</text:p>
              </table:table-cell>
              <table:table-cell office:value-type="float" office:value="12.4648">
                <text:p>12.4648</text:p>
              </table:table-cell>
            </table:table-row>
            <table:table-row>
              <table:table-cell office:value-type="float" office:value="0.32292">
                <text:p>0.32292</text:p>
              </table:table-cell>
              <table:table-cell office:value-type="float" office:value="-12.5076">
                <text:p>-12.5076</text:p>
              </table:table-cell>
            </table:table-row>
            <table:table-row>
              <table:table-cell office:value-type="float" office:value="0.32499">
                <text:p>0.32499</text:p>
              </table:table-cell>
              <table:table-cell office:value-type="float" office:value="6.22064">
                <text:p>6.22064</text:p>
              </table:table-cell>
            </table:table-row>
            <table:table-row>
              <table:table-cell office:value-type="float" office:value="0.32706">
                <text:p>0.32706</text:p>
              </table:table-cell>
              <table:table-cell office:value-type="float" office:value="6.2221">
                <text:p>6.2221</text:p>
              </table:table-cell>
            </table:table-row>
            <table:table-row>
              <table:table-cell office:value-type="float" office:value="0.32913">
                <text:p>0.32913</text:p>
              </table:table-cell>
              <table:table-cell office:value-type="float" office:value="-12.5076">
                <text:p>-12.5076</text:p>
              </table:table-cell>
            </table:table-row>
            <table:table-row>
              <table:table-cell office:value-type="float" office:value="0.3312">
                <text:p>0.3312</text:p>
              </table:table-cell>
              <table:table-cell office:value-type="float" office:value="12.4648">
                <text:p>12.4648</text:p>
              </table:table-cell>
            </table:table-row>
            <table:table-row>
              <table:table-cell office:value-type="float" office:value="0.33327">
                <text:p>0.33327</text:p>
              </table:table-cell>
              <table:table-cell office:value-type="float" office:value="-12.5076">
                <text:p>-12.5076</text:p>
              </table:table-cell>
            </table:table-row>
            <table:table-row>
              <table:table-cell office:value-type="float" office:value="0.33534">
                <text:p>0.33534</text:p>
              </table:table-cell>
              <table:table-cell office:value-type="float" office:value="12.4648">
                <text:p>12.4648</text:p>
              </table:table-cell>
            </table:table-row>
            <table:table-row>
              <table:table-cell office:value-type="float" office:value="0.33741">
                <text:p>0.33741</text:p>
              </table:table-cell>
              <table:table-cell office:value-type="float" office:value="-6.26338">
                <text:p>-6.26338</text:p>
              </table:table-cell>
            </table:table-row>
            <table:table-row>
              <table:table-cell office:value-type="float" office:value="0.33948">
                <text:p>0.33948</text:p>
              </table:table-cell>
              <table:table-cell office:value-type="float" office:value="-6.26484">
                <text:p>-6.26484</text:p>
              </table:table-cell>
            </table:table-row>
            <table:table-row>
              <table:table-cell office:value-type="float" office:value="0.34155">
                <text:p>0.34155</text:p>
              </table:table-cell>
              <table:table-cell office:value-type="float" office:value="6.22064">
                <text:p>6.22064</text:p>
              </table:table-cell>
            </table:table-row>
            <table:table-row>
              <table:table-cell office:value-type="float" office:value="0.34362">
                <text:p>0.34362</text:p>
              </table:table-cell>
              <table:table-cell office:value-type="float" office:value="-0.0221012">
                <text:p>-0.0221012</text:p>
              </table:table-cell>
            </table:table-row>
            <table:table-row>
              <table:table-cell office:value-type="float" office:value="0.34569">
                <text:p>0.34569</text:p>
              </table:table-cell>
              <table:table-cell office:value-type="float" office:value="6.2221">
                <text:p>6.2221</text:p>
              </table:table-cell>
            </table:table-row>
            <table:table-row>
              <table:table-cell office:value-type="float" office:value="0.34776">
                <text:p>0.34776</text:p>
              </table:table-cell>
              <table:table-cell office:value-type="float" office:value="-12.5076">
                <text:p>-12.5076</text:p>
              </table:table-cell>
            </table:table-row>
            <table:table-row>
              <table:table-cell office:value-type="float" office:value="0.34983">
                <text:p>0.34983</text:p>
              </table:table-cell>
              <table:table-cell office:value-type="float" office:value="6.22064">
                <text:p>6.22064</text:p>
              </table:table-cell>
            </table:table-row>
            <table:table-row>
              <table:table-cell office:value-type="float" office:value="0.3519">
                <text:p>0.3519</text:p>
              </table:table-cell>
              <table:table-cell office:value-type="float" office:value="6.2221">
                <text:p>6.2221</text:p>
              </table:table-cell>
            </table:table-row>
            <table:table-row>
              <table:table-cell office:value-type="float" office:value="0.35397">
                <text:p>0.35397</text:p>
              </table:table-cell>
              <table:table-cell office:value-type="float" office:value="-12.5076">
                <text:p>-12.5076</text:p>
              </table:table-cell>
            </table:table-row>
            <table:table-row>
              <table:table-cell office:value-type="float" office:value="0.35604">
                <text:p>0.35604</text:p>
              </table:table-cell>
              <table:table-cell office:value-type="float" office:value="12.4648">
                <text:p>12.4648</text:p>
              </table:table-cell>
            </table:table-row>
            <table:table-row>
              <table:table-cell office:value-type="float" office:value="0.35811">
                <text:p>0.35811</text:p>
              </table:table-cell>
              <table:table-cell office:value-type="float" office:value="-6.26338">
                <text:p>-6.26338</text:p>
              </table:table-cell>
            </table:table-row>
            <table:table-row>
              <table:table-cell office:value-type="float" office:value="0.36018">
                <text:p>0.36018</text:p>
              </table:table-cell>
              <table:table-cell office:value-type="float" office:value="-0.0206388">
                <text:p>-0.0206388</text:p>
              </table:table-cell>
            </table:table-row>
            <table:table-row>
              <table:table-cell office:value-type="float" office:value="0.36225">
                <text:p>0.36225</text:p>
              </table:table-cell>
              <table:table-cell office:value-type="float" office:value="-0.0206388">
                <text:p>-0.0206388</text:p>
              </table:table-cell>
            </table:table-row>
            <table:table-row>
              <table:table-cell office:value-type="float" office:value="0.36432">
                <text:p>0.36432</text:p>
              </table:table-cell>
              <table:table-cell office:value-type="float" office:value="-0.0206388">
                <text:p>-0.0206388</text:p>
              </table:table-cell>
            </table:table-row>
            <table:table-row>
              <table:table-cell office:value-type="float" office:value="0.36639">
                <text:p>0.36639</text:p>
              </table:table-cell>
              <table:table-cell office:value-type="float" office:value="-6.26484">
                <text:p>-6.26484</text:p>
              </table:table-cell>
            </table:table-row>
            <table:table-row>
              <table:table-cell office:value-type="float" office:value="0.36846">
                <text:p>0.36846</text:p>
              </table:table-cell>
              <table:table-cell office:value-type="float" office:value="12.4648">
                <text:p>12.4648</text:p>
              </table:table-cell>
            </table:table-row>
            <table:table-row>
              <table:table-cell office:value-type="float" office:value="0.37053">
                <text:p>0.37053</text:p>
              </table:table-cell>
              <table:table-cell office:value-type="float" office:value="-6.26338">
                <text:p>-6.26338</text:p>
              </table:table-cell>
            </table:table-row>
            <table:table-row>
              <table:table-cell office:value-type="float" office:value="0.3726">
                <text:p>0.3726</text:p>
              </table:table-cell>
              <table:table-cell office:value-type="float" office:value="-6.26484">
                <text:p>-6.26484</text:p>
              </table:table-cell>
            </table:table-row>
            <table:table-row>
              <table:table-cell office:value-type="float" office:value="0.37467">
                <text:p>0.37467</text:p>
              </table:table-cell>
              <table:table-cell office:value-type="float" office:value="6.22064">
                <text:p>6.22064</text:p>
              </table:table-cell>
            </table:table-row>
            <table:table-row>
              <table:table-cell office:value-type="float" office:value="0.37674">
                <text:p>0.37674</text:p>
              </table:table-cell>
              <table:table-cell office:value-type="float" office:value="-0.0221012">
                <text:p>-0.0221012</text:p>
              </table:table-cell>
            </table:table-row>
            <table:table-row>
              <table:table-cell office:value-type="float" office:value="0.37881">
                <text:p>0.37881</text:p>
              </table:table-cell>
              <table:table-cell office:value-type="float" office:value="-0.0221012">
                <text:p>-0.0221012</text:p>
              </table:table-cell>
            </table:table-row>
            <table:table-row>
              <table:table-cell office:value-type="float" office:value="0.38088">
                <text:p>0.38088</text:p>
              </table:table-cell>
              <table:table-cell office:value-type="float" office:value="6.2221">
                <text:p>6.2221</text:p>
              </table:table-cell>
            </table:table-row>
            <table:table-row>
              <table:table-cell office:value-type="float" office:value="0.38295">
                <text:p>0.38295</text:p>
              </table:table-cell>
              <table:table-cell office:value-type="float" office:value="-6.26338">
                <text:p>-6.26338</text:p>
              </table:table-cell>
            </table:table-row>
            <table:table-row>
              <table:table-cell office:value-type="float" office:value="0.38502">
                <text:p>0.38502</text:p>
              </table:table-cell>
              <table:table-cell office:value-type="float" office:value="-6.26484">
                <text:p>-6.26484</text:p>
              </table:table-cell>
            </table:table-row>
            <table:table-row>
              <table:table-cell office:value-type="float" office:value="0.38709">
                <text:p>0.38709</text:p>
              </table:table-cell>
              <table:table-cell office:value-type="float" office:value="12.4648">
                <text:p>12.4648</text:p>
              </table:table-cell>
            </table:table-row>
            <table:table-row>
              <table:table-cell office:value-type="float" office:value="0.38916">
                <text:p>0.38916</text:p>
              </table:table-cell>
              <table:table-cell office:value-type="float" office:value="-6.26338">
                <text:p>-6.26338</text:p>
              </table:table-cell>
            </table:table-row>
            <table:table-row>
              <table:table-cell office:value-type="float" office:value="0.39123">
                <text:p>0.39123</text:p>
              </table:table-cell>
              <table:table-cell office:value-type="float" office:value="-0.0206388">
                <text:p>-0.0206388</text:p>
              </table:table-cell>
            </table:table-row>
            <table:table-row>
              <table:table-cell office:value-type="float" office:value="0.3933">
                <text:p>0.3933</text:p>
              </table:table-cell>
              <table:table-cell office:value-type="float" office:value="-0.0206388">
                <text:p>-0.0206388</text:p>
              </table:table-cell>
            </table:table-row>
            <table:table-row>
              <table:table-cell office:value-type="float" office:value="0.39537">
                <text:p>0.39537</text:p>
              </table:table-cell>
              <table:table-cell office:value-type="float" office:value="-0.0206388">
                <text:p>-0.0206388</text:p>
              </table:table-cell>
            </table:table-row>
            <table:table-row>
              <table:table-cell office:value-type="float" office:value="0.39744">
                <text:p>0.39744</text:p>
              </table:table-cell>
              <table:table-cell office:value-type="float" office:value="-6.26484">
                <text:p>-6.26484</text:p>
              </table:table-cell>
            </table:table-row>
            <table:table-row>
              <table:table-cell office:value-type="float" office:value="0.39951">
                <text:p>0.39951</text:p>
              </table:table-cell>
              <table:table-cell office:value-type="float" office:value="6.22064">
                <text:p>6.22064</text:p>
              </table:table-cell>
            </table:table-row>
            <table:table-row>
              <table:table-cell office:value-type="float" office:value="0.40158">
                <text:p>0.40158</text:p>
              </table:table-cell>
              <table:table-cell office:value-type="float" office:value="6.2221">
                <text:p>6.2221</text:p>
              </table:table-cell>
            </table:table-row>
            <table:table-row>
              <table:table-cell office:value-type="float" office:value="0.40365">
                <text:p>0.40365</text:p>
              </table:table-cell>
              <table:table-cell office:value-type="float" office:value="-6.26338">
                <text:p>-6.26338</text:p>
              </table:table-cell>
            </table:table-row>
            <table:table-row>
              <table:table-cell office:value-type="float" office:value="0.40572">
                <text:p>0.40572</text:p>
              </table:table-cell>
              <table:table-cell office:value-type="float" office:value="-6.26484">
                <text:p>-6.26484</text:p>
              </table:table-cell>
            </table:table-row>
            <table:table-row>
              <table:table-cell office:value-type="float" office:value="0.40779">
                <text:p>0.40779</text:p>
              </table:table-cell>
              <table:table-cell office:value-type="float" office:value="6.22064">
                <text:p>6.22064</text:p>
              </table:table-cell>
            </table:table-row>
            <table:table-row>
              <table:table-cell office:value-type="float" office:value="0.40986">
                <text:p>0.40986</text:p>
              </table:table-cell>
              <table:table-cell office:value-type="float" office:value="6.2221">
                <text:p>6.2221</text:p>
              </table:table-cell>
            </table:table-row>
            <table:table-row>
              <table:table-cell office:value-type="float" office:value="0.41193">
                <text:p>0.41193</text:p>
              </table:table-cell>
              <table:table-cell office:value-type="float" office:value="-12.5076">
                <text:p>-12.5076</text:p>
              </table:table-cell>
            </table:table-row>
            <table:table-row>
              <table:table-cell office:value-type="float" office:value="0.414">
                <text:p>0.414</text:p>
              </table:table-cell>
              <table:table-cell office:value-type="float" office:value="12.4648">
                <text:p>12.4648</text:p>
              </table:table-cell>
            </table:table-row>
            <table:table-row>
              <table:table-cell office:value-type="float" office:value="0.41607">
                <text:p>0.41607</text:p>
              </table:table-cell>
              <table:table-cell office:value-type="float" office:value="-12.5076">
                <text:p>-12.5076</text:p>
              </table:table-cell>
            </table:table-row>
            <table:table-row>
              <table:table-cell office:value-type="float" office:value="0.41814">
                <text:p>0.41814</text:p>
              </table:table-cell>
              <table:table-cell office:value-type="float" office:value="6.22064">
                <text:p>6.22064</text:p>
              </table:table-cell>
            </table:table-row>
            <table:table-row>
              <table:table-cell office:value-type="float" office:value="0.42021">
                <text:p>0.42021</text:p>
              </table:table-cell>
              <table:table-cell office:value-type="float" office:value="6.2221">
                <text:p>6.2221</text:p>
              </table:table-cell>
            </table:table-row>
            <table:table-row>
              <table:table-cell office:value-type="float" office:value="0.42228">
                <text:p>0.42228</text:p>
              </table:table-cell>
              <table:table-cell office:value-type="float" office:value="-12.5076">
                <text:p>-12.5076</text:p>
              </table:table-cell>
            </table:table-row>
            <table:table-row>
              <table:table-cell office:value-type="float" office:value="0.42435">
                <text:p>0.42435</text:p>
              </table:table-cell>
              <table:table-cell office:value-type="float" office:value="12.4648">
                <text:p>12.4648</text:p>
              </table:table-cell>
            </table:table-row>
            <table:table-row>
              <table:table-cell office:value-type="float" office:value="0.42642">
                <text:p>0.42642</text:p>
              </table:table-cell>
              <table:table-cell office:value-type="float" office:value="-6.26338">
                <text:p>-6.26338</text:p>
              </table:table-cell>
            </table:table-row>
            <table:table-row>
              <table:table-cell office:value-type="float" office:value="0.42849">
                <text:p>0.42849</text:p>
              </table:table-cell>
              <table:table-cell office:value-type="float" office:value="-0.0206388">
                <text:p>-0.0206388</text:p>
              </table:table-cell>
            </table:table-row>
            <table:table-row>
              <table:table-cell office:value-type="float" office:value="0.43056">
                <text:p>0.43056</text:p>
              </table:table-cell>
              <table:table-cell office:value-type="float" office:value="-6.26484">
                <text:p>-6.26484</text:p>
              </table:table-cell>
            </table:table-row>
            <table:table-row>
              <table:table-cell office:value-type="float" office:value="0.43263">
                <text:p>0.43263</text:p>
              </table:table-cell>
              <table:table-cell office:value-type="float" office:value="12.4648">
                <text:p>12.4648</text:p>
              </table:table-cell>
            </table:table-row>
            <table:table-row>
              <table:table-cell office:value-type="float" office:value="0.4347">
                <text:p>0.4347</text:p>
              </table:table-cell>
              <table:table-cell office:value-type="float" office:value="-6.26338">
                <text:p>-6.26338</text:p>
              </table:table-cell>
            </table:table-row>
            <table:table-row>
              <table:table-cell office:value-type="float" office:value="0.43677">
                <text:p>0.43677</text:p>
              </table:table-cell>
              <table:table-cell office:value-type="float" office:value="-6.26484">
                <text:p>-6.26484</text:p>
              </table:table-cell>
            </table:table-row>
            <table:table-row>
              <table:table-cell office:value-type="float" office:value="0.43884">
                <text:p>0.43884</text:p>
              </table:table-cell>
              <table:table-cell office:value-type="float" office:value="12.4648">
                <text:p>12.4648</text:p>
              </table:table-cell>
            </table:table-row>
            <table:table-row>
              <table:table-cell office:value-type="float" office:value="0.44091">
                <text:p>0.44091</text:p>
              </table:table-cell>
              <table:table-cell office:value-type="float" office:value="-6.26338">
                <text:p>-6.26338</text:p>
              </table:table-cell>
            </table:table-row>
            <table:table-row>
              <table:table-cell office:value-type="float" office:value="0.44298">
                <text:p>0.44298</text:p>
              </table:table-cell>
              <table:table-cell office:value-type="float" office:value="-0.0206388">
                <text:p>-0.0206388</text:p>
              </table:table-cell>
            </table:table-row>
            <table:table-row>
              <table:table-cell office:value-type="float" office:value="0.44505">
                <text:p>0.44505</text:p>
              </table:table-cell>
              <table:table-cell office:value-type="float" office:value="-0.0206388">
                <text:p>-0.0206388</text:p>
              </table:table-cell>
            </table:table-row>
            <table:table-row>
              <table:table-cell office:value-type="float" office:value="0.44712">
                <text:p>0.44712</text:p>
              </table:table-cell>
              <table:table-cell office:value-type="float" office:value="-0.0206388">
                <text:p>-0.0206388</text:p>
              </table:table-cell>
            </table:table-row>
            <table:table-row>
              <table:table-cell office:value-type="float" office:value="0.44919">
                <text:p>0.44919</text:p>
              </table:table-cell>
              <table:table-cell office:value-type="float" office:value="5.52977">
                <text:p>5.52977</text:p>
              </table:table-cell>
            </table:table-row>
            <table:table-row>
              <table:table-cell office:value-type="float" office:value="0.45126">
                <text:p>0.45126</text:p>
              </table:table-cell>
              <table:table-cell office:value-type="float" office:value="-5.56844">
                <text:p>-5.56844</text:p>
              </table:table-cell>
            </table:table-row>
            <table:table-row>
              <table:table-cell office:value-type="float" office:value="0.45333">
                <text:p>0.45333</text:p>
              </table:table-cell>
              <table:table-cell office:value-type="float" office:value="6.22487">
                <text:p>6.22487</text:p>
              </table:table-cell>
            </table:table-row>
            <table:table-row>
              <table:table-cell office:value-type="float" office:value="0.4554">
                <text:p>0.4554</text:p>
              </table:table-cell>
              <table:table-cell office:value-type="float" office:value="-6.26062">
                <text:p>-6.26062</text:p>
              </table:table-cell>
            </table:table-row>
            <table:table-row>
              <table:table-cell office:value-type="float" office:value="0.45747">
                <text:p>0.45747</text:p>
              </table:table-cell>
              <table:table-cell office:value-type="float" office:value="-0.0178765">
                <text:p>-0.0178765</text:p>
              </table:table-cell>
            </table:table-row>
            <table:table-row>
              <table:table-cell office:value-type="float" office:value="0.45954">
                <text:p>0.45954</text:p>
              </table:table-cell>
              <table:table-cell office:value-type="float" office:value="6.22633">
                <text:p>6.22633</text:p>
              </table:table-cell>
            </table:table-row>
            <table:table-row>
              <table:table-cell office:value-type="float" office:value="0.46161">
                <text:p>0.46161</text:p>
              </table:table-cell>
              <table:table-cell office:value-type="float" office:value="-0.0149516">
                <text:p>-0.0149516</text:p>
              </table:table-cell>
            </table:table-row>
            <table:table-row>
              <table:table-cell office:value-type="float" office:value="0.46368">
                <text:p>0.46368</text:p>
              </table:table-cell>
              <table:table-cell office:value-type="float" office:value="-0.70729">
                <text:p>-0.70729</text:p>
              </table:table-cell>
            </table:table-row>
            <table:table-row>
              <table:table-cell office:value-type="float" office:value="0.46575">
                <text:p>0.46575</text:p>
              </table:table-cell>
              <table:table-cell office:value-type="float" office:value="0.681449">
                <text:p>0.681449</text:p>
              </table:table-cell>
            </table:table-row>
            <table:table-row>
              <table:table-cell office:value-type="float" office:value="0.46782">
                <text:p>0.46782</text:p>
              </table:table-cell>
              <table:table-cell office:value-type="float" office:value="-0.0107263">
                <text:p>-0.0107263</text:p>
              </table:table-cell>
            </table:table-row>
            <table:table-row>
              <table:table-cell office:value-type="float" office:value="0.46989">
                <text:p>0.46989</text:p>
              </table:table-cell>
              <table:table-cell office:value-type="float" office:value="-0.00926371">
                <text:p>-0.00926371</text:p>
              </table:table-cell>
            </table:table-row>
            <table:table-row>
              <table:table-cell office:value-type="float" office:value="0.47196">
                <text:p>0.47196</text:p>
              </table:table-cell>
              <table:table-cell office:value-type="float" office:value="-6.25201">
                <text:p>-6.25201</text:p>
              </table:table-cell>
            </table:table-row>
            <table:table-row>
              <table:table-cell office:value-type="float" office:value="0.47403">
                <text:p>0.47403</text:p>
              </table:table-cell>
              <table:table-cell office:value-type="float" office:value="6.23494">
                <text:p>6.23494</text:p>
              </table:table-cell>
            </table:table-row>
            <table:table-row>
              <table:table-cell office:value-type="float" office:value="0.4761">
                <text:p>0.4761</text:p>
              </table:table-cell>
              <table:table-cell office:value-type="float" office:value="-0.700139">
                <text:p>-0.700139</text:p>
              </table:table-cell>
            </table:table-row>
            <table:table-row>
              <table:table-cell office:value-type="float" office:value="0.47817">
                <text:p>0.47817</text:p>
              </table:table-cell>
              <table:table-cell office:value-type="float" office:value="-5.55561">
                <text:p>-5.55561</text:p>
              </table:table-cell>
            </table:table-row>
            <table:table-row>
              <table:table-cell office:value-type="float" office:value="0.48024">
                <text:p>0.48024</text:p>
              </table:table-cell>
              <table:table-cell office:value-type="float" office:value="12.4819">
                <text:p>12.4819</text:p>
              </table:table-cell>
            </table:table-row>
            <table:table-row>
              <table:table-cell office:value-type="float" office:value="0.48231">
                <text:p>0.48231</text:p>
              </table:table-cell>
              <table:table-cell office:value-type="float" office:value="-12.4891">
                <text:p>-12.4891</text:p>
              </table:table-cell>
            </table:table-row>
            <table:table-row>
              <table:table-cell office:value-type="float" office:value="0.48438">
                <text:p>0.48438</text:p>
              </table:table-cell>
              <table:table-cell office:value-type="float" office:value="6.24063">
                <text:p>6.24063</text:p>
              </table:table-cell>
            </table:table-row>
            <table:table-row>
              <table:table-cell office:value-type="float" office:value="0.48645">
                <text:p>0.48645</text:p>
              </table:table-cell>
              <table:table-cell office:value-type="float" office:value="-0.000650096">
                <text:p>-0.000650096</text:p>
              </table:table-cell>
            </table:table-row>
            <table:table-row>
              <table:table-cell office:value-type="float" office:value="0.48852">
                <text:p>0.48852</text:p>
              </table:table-cell>
              <table:table-cell office:value-type="float" office:value="-0.692988">
                <text:p>-0.692988</text:p>
              </table:table-cell>
            </table:table-row>
            <table:table-row>
              <table:table-cell office:value-type="float" office:value="0.49059">
                <text:p>0.49059</text:p>
              </table:table-cell>
              <table:table-cell office:value-type="float" office:value="0.695751">
                <text:p>0.695751</text:p>
              </table:table-cell>
            </table:table-row>
            <table:table-row>
              <table:table-cell office:value-type="float" office:value="0.49266">
                <text:p>0.49266</text:p>
              </table:table-cell>
              <table:table-cell office:value-type="float" office:value="0.00357552">
                <text:p>0.00357552</text:p>
              </table:table-cell>
            </table:table-row>
            <table:table-row>
              <table:table-cell office:value-type="float" office:value="0.49473">
                <text:p>0.49473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4968">
                <text:p>0.4968</text:p>
              </table:table-cell>
              <table:table-cell office:value-type="float" office:value="-6.23771">
                <text:p>-6.23771</text:p>
              </table:table-cell>
            </table:table-row>
            <table:table-row>
              <table:table-cell office:value-type="float" office:value="0.49887">
                <text:p>0.49887</text:p>
              </table:table-cell>
              <table:table-cell office:value-type="float" office:value="6.24924">
                <text:p>6.24924</text:p>
              </table:table-cell>
            </table:table-row>
            <table:table-row>
              <table:table-cell office:value-type="float" office:value="0.50094">
                <text:p>0.50094</text:p>
              </table:table-cell>
              <table:table-cell office:value-type="float" office:value="-0.685837">
                <text:p>-0.685837</text:p>
              </table:table-cell>
            </table:table-row>
            <table:table-row>
              <table:table-cell office:value-type="float" office:value="0.50301">
                <text:p>0.50301</text:p>
              </table:table-cell>
              <table:table-cell office:value-type="float" office:value="0.702902">
                <text:p>0.702902</text:p>
              </table:table-cell>
            </table:table-row>
            <table:table-row>
              <table:table-cell office:value-type="float" office:value="0.50508">
                <text:p>0.50508</text:p>
              </table:table-cell>
              <table:table-cell office:value-type="float" office:value="0.0107263">
                <text:p>0.0107263</text:p>
              </table:table-cell>
            </table:table-row>
            <table:table-row>
              <table:table-cell office:value-type="float" office:value="0.50715">
                <text:p>0.50715</text:p>
              </table:table-cell>
              <table:table-cell office:value-type="float" office:value="0.0121889">
                <text:p>0.0121889</text:p>
              </table:table-cell>
            </table:table-row>
            <table:table-row>
              <table:table-cell office:value-type="float" office:value="0.50922">
                <text:p>0.50922</text:p>
              </table:table-cell>
              <table:table-cell office:value-type="float" office:value="0.0136515">
                <text:p>0.0136515</text:p>
              </table:table-cell>
            </table:table-row>
            <table:table-row>
              <table:table-cell office:value-type="float" office:value="0.51129">
                <text:p>0.51129</text:p>
              </table:table-cell>
              <table:table-cell office:value-type="float" office:value="-0.678687">
                <text:p>-0.678687</text:p>
              </table:table-cell>
            </table:table-row>
            <table:table-row>
              <table:table-cell office:value-type="float" office:value="0.51336">
                <text:p>0.51336</text:p>
              </table:table-cell>
              <table:table-cell office:value-type="float" office:value="6.95426">
                <text:p>6.95426</text:p>
              </table:table-cell>
            </table:table-row>
            <table:table-row>
              <table:table-cell office:value-type="float" office:value="0.51543">
                <text:p>0.51543</text:p>
              </table:table-cell>
              <table:table-cell office:value-type="float" office:value="-6.2234">
                <text:p>-6.2234</text:p>
              </table:table-cell>
            </table:table-row>
            <table:table-row>
              <table:table-cell office:value-type="float" office:value="0.5175">
                <text:p>0.5175</text:p>
              </table:table-cell>
              <table:table-cell office:value-type="float" office:value="-0.672999">
                <text:p>-0.672999</text:p>
              </table:table-cell>
            </table:table-row>
            <table:table-row>
              <table:table-cell office:value-type="float" office:value="0.51957">
                <text:p>0.51957</text:p>
              </table:table-cell>
              <table:table-cell office:value-type="float" office:value="0.715739">
                <text:p>0.715739</text:p>
              </table:table-cell>
            </table:table-row>
            <table:table-row>
              <table:table-cell office:value-type="float" office:value="0.52164">
                <text:p>0.52164</text:p>
              </table:table-cell>
              <table:table-cell office:value-type="float" office:value="0.0235635">
                <text:p>0.0235635</text:p>
              </table:table-cell>
            </table:table-row>
            <table:table-row>
              <table:table-cell office:value-type="float" office:value="0.52371">
                <text:p>0.52371</text:p>
              </table:table-cell>
              <table:table-cell office:value-type="float" office:value="0.0250257">
                <text:p>0.0250257</text:p>
              </table:table-cell>
            </table:table-row>
            <table:table-row>
              <table:table-cell office:value-type="float" office:value="0.52578">
                <text:p>0.52578</text:p>
              </table:table-cell>
              <table:table-cell office:value-type="float" office:value="5.57689">
                <text:p>5.57689</text:p>
              </table:table-cell>
            </table:table-row>
            <table:table-row>
              <table:table-cell office:value-type="float" office:value="0.52785">
                <text:p>0.52785</text:p>
              </table:table-cell>
              <table:table-cell office:value-type="float" office:value="-5.51986">
                <text:p>-5.51986</text:p>
              </table:table-cell>
            </table:table-row>
            <table:table-row>
              <table:table-cell office:value-type="float" office:value="0.52992">
                <text:p>0.52992</text:p>
              </table:table-cell>
              <table:table-cell office:value-type="float" office:value="0.0307114">
                <text:p>0.0307114</text:p>
              </table:table-cell>
            </table:table-row>
            <table:table-row>
              <table:table-cell office:value-type="float" office:value="0.53199">
                <text:p>0.53199</text:p>
              </table:table-cell>
              <table:table-cell office:value-type="float" office:value="0.0321733">
                <text:p>0.0321733</text:p>
              </table:table-cell>
            </table:table-row>
            <table:table-row>
              <table:table-cell office:value-type="float" office:value="0.53406">
                <text:p>0.53406</text:p>
              </table:table-cell>
              <table:table-cell office:value-type="float" office:value="5.58404">
                <text:p>5.58404</text:p>
              </table:table-cell>
            </table:table-row>
            <table:table-row>
              <table:table-cell office:value-type="float" office:value="0.53613">
                <text:p>0.53613</text:p>
              </table:table-cell>
              <table:table-cell office:value-type="float" office:value="0.731496">
                <text:p>0.731496</text:p>
              </table:table-cell>
            </table:table-row>
            <table:table-row>
              <table:table-cell office:value-type="float" office:value="0.5382">
                <text:p>0.5382</text:p>
              </table:table-cell>
              <table:table-cell office:value-type="float" office:value="-6.20342">
                <text:p>-6.20342</text:p>
              </table:table-cell>
            </table:table-row>
            <table:table-row>
              <table:table-cell office:value-type="float" office:value="0.54027">
                <text:p>0.54027</text:p>
              </table:table-cell>
              <table:table-cell office:value-type="float" office:value="0.0407805">
                <text:p>0.0407805</text:p>
              </table:table-cell>
            </table:table-row>
            <table:table-row>
              <table:table-cell office:value-type="float" office:value="0.54234">
                <text:p>0.54234</text:p>
              </table:table-cell>
              <table:table-cell office:value-type="float" office:value="-0.651559">
                <text:p>-0.651559</text:p>
              </table:table-cell>
            </table:table-row>
            <table:table-row>
              <table:table-cell office:value-type="float" office:value="0.54441">
                <text:p>0.54441</text:p>
              </table:table-cell>
              <table:table-cell office:value-type="float" office:value="13.2256">
                <text:p>13.2256</text:p>
              </table:table-cell>
            </table:table-row>
            <table:table-row>
              <table:table-cell office:value-type="float" office:value="0.54648">
                <text:p>0.54648</text:p>
              </table:table-cell>
              <table:table-cell office:value-type="float" office:value="-12.4376">
                <text:p>-12.4376</text:p>
              </table:table-cell>
            </table:table-row>
            <table:table-row>
              <table:table-cell office:value-type="float" office:value="0.54855">
                <text:p>0.54855</text:p>
              </table:table-cell>
              <table:table-cell office:value-type="float" office:value="5.59979">
                <text:p>5.59979</text:p>
              </table:table-cell>
            </table:table-row>
            <table:table-row>
              <table:table-cell office:value-type="float" office:value="0.55062">
                <text:p>0.55062</text:p>
              </table:table-cell>
              <table:table-cell office:value-type="float" office:value="-5.49696">
                <text:p>-5.49696</text:p>
              </table:table-cell>
            </table:table-row>
            <table:table-row>
              <table:table-cell office:value-type="float" office:value="0.55269">
                <text:p>0.55269</text:p>
              </table:table-cell>
              <table:table-cell office:value-type="float" office:value="0.0536032">
                <text:p>0.0536032</text:p>
              </table:table-cell>
            </table:table-row>
            <table:table-row>
              <table:table-cell office:value-type="float" office:value="0.55476">
                <text:p>0.55476</text:p>
              </table:table-cell>
              <table:table-cell office:value-type="float" office:value="-0.638737">
                <text:p>-0.638737</text:p>
              </table:table-cell>
            </table:table-row>
            <table:table-row>
              <table:table-cell office:value-type="float" office:value="0.55683">
                <text:p>0.55683</text:p>
              </table:table-cell>
              <table:table-cell office:value-type="float" office:value="6.9942">
                <text:p>6.9942</text:p>
              </table:table-cell>
            </table:table-row>
            <table:table-row>
              <table:table-cell office:value-type="float" office:value="0.5589">
                <text:p>0.5589</text:p>
              </table:table-cell>
              <table:table-cell office:value-type="float" office:value="-6.18346">
                <text:p>-6.18346</text:p>
              </table:table-cell>
            </table:table-row>
            <table:table-row>
              <table:table-cell office:value-type="float" office:value="0.56097">
                <text:p>0.56097</text:p>
              </table:table-cell>
              <table:table-cell office:value-type="float" office:value="5.61114">
                <text:p>5.61114</text:p>
              </table:table-cell>
            </table:table-row>
            <table:table-row>
              <table:table-cell office:value-type="float" office:value="0.56304">
                <text:p>0.56304</text:p>
              </table:table-cell>
              <table:table-cell office:value-type="float" office:value="-5.48561">
                <text:p>-5.48561</text:p>
              </table:table-cell>
            </table:table-row>
            <table:table-row>
              <table:table-cell office:value-type="float" office:value="0.56511">
                <text:p>0.56511</text:p>
              </table:table-cell>
              <table:table-cell office:value-type="float" office:value="0.0649568">
                <text:p>0.0649568</text:p>
              </table:table-cell>
            </table:table-row>
            <table:table-row>
              <table:table-cell office:value-type="float" office:value="0.56718">
                <text:p>0.56718</text:p>
              </table:table-cell>
              <table:table-cell office:value-type="float" office:value="0.0664158">
                <text:p>0.0664158</text:p>
              </table:table-cell>
            </table:table-row>
            <table:table-row>
              <table:table-cell office:value-type="float" office:value="0.56925">
                <text:p>0.56925</text:p>
              </table:table-cell>
              <table:table-cell office:value-type="float" office:value="5.61828">
                <text:p>5.61828</text:p>
              </table:table-cell>
            </table:table-row>
            <table:table-row>
              <table:table-cell office:value-type="float" office:value="0.57132">
                <text:p>0.57132</text:p>
              </table:table-cell>
              <table:table-cell office:value-type="float" office:value="0.765727">
                <text:p>0.765727</text:p>
              </table:table-cell>
            </table:table-row>
            <table:table-row>
              <table:table-cell office:value-type="float" office:value="0.57339">
                <text:p>0.57339</text:p>
              </table:table-cell>
              <table:table-cell office:value-type="float" office:value="-6.1692">
                <text:p>-6.1692</text:p>
              </table:table-cell>
            </table:table-row>
            <table:table-row>
              <table:table-cell office:value-type="float" office:value="0.57546">
                <text:p>0.57546</text:p>
              </table:table-cell>
              <table:table-cell office:value-type="float" office:value="0.0750047">
                <text:p>0.0750047</text:p>
              </table:table-cell>
            </table:table-row>
            <table:table-row>
              <table:table-cell office:value-type="float" office:value="0.57753">
                <text:p>0.57753</text:p>
              </table:table-cell>
              <table:table-cell office:value-type="float" office:value="5.62686">
                <text:p>5.62686</text:p>
              </table:table-cell>
            </table:table-row>
            <table:table-row>
              <table:table-cell office:value-type="float" office:value="0.5796">
                <text:p>0.5796</text:p>
              </table:table-cell>
              <table:table-cell office:value-type="float" office:value="-5.46989">
                <text:p>-5.46989</text:p>
              </table:table-cell>
            </table:table-row>
            <table:table-row>
              <table:table-cell office:value-type="float" office:value="0.58167">
                <text:p>0.58167</text:p>
              </table:table-cell>
              <table:table-cell office:value-type="float" office:value="0.0806731">
                <text:p>0.0806731</text:p>
              </table:table-cell>
            </table:table-row>
            <table:table-row>
              <table:table-cell office:value-type="float" office:value="0.58374">
                <text:p>0.58374</text:p>
              </table:table-cell>
              <table:table-cell office:value-type="float" office:value="-0.61167">
                <text:p>-0.61167</text:p>
              </table:table-cell>
            </table:table-row>
            <table:table-row>
              <table:table-cell office:value-type="float" office:value="0.58581">
                <text:p>0.58581</text:p>
              </table:table-cell>
              <table:table-cell office:value-type="float" office:value="13.2655">
                <text:p>13.2655</text:p>
              </table:table-cell>
            </table:table-row>
            <table:table-row>
              <table:table-cell office:value-type="float" office:value="0.58788">
                <text:p>0.58788</text:p>
              </table:table-cell>
              <table:table-cell office:value-type="float" office:value="-12.3977">
                <text:p>-12.3977</text:p>
              </table:table-cell>
            </table:table-row>
            <table:table-row>
              <table:table-cell office:value-type="float" office:value="0.58995">
                <text:p>0.58995</text:p>
              </table:table-cell>
              <table:table-cell office:value-type="float" office:value="5.63965">
                <text:p>5.63965</text:p>
              </table:table-cell>
            </table:table-row>
            <table:table-row>
              <table:table-cell office:value-type="float" office:value="0.59202">
                <text:p>0.59202</text:p>
              </table:table-cell>
              <table:table-cell office:value-type="float" office:value="-5.4571">
                <text:p>-5.4571</text:p>
              </table:table-cell>
            </table:table-row>
            <table:table-row>
              <table:table-cell office:value-type="float" office:value="0.59409">
                <text:p>0.59409</text:p>
              </table:table-cell>
              <table:table-cell office:value-type="float" office:value="6.33766">
                <text:p>6.33766</text:p>
              </table:table-cell>
            </table:table-row>
            <table:table-row>
              <table:table-cell office:value-type="float" office:value="0.59616">
                <text:p>0.59616</text:p>
              </table:table-cell>
              <table:table-cell office:value-type="float" office:value="-6.84018">
                <text:p>-6.84018</text:p>
              </table:table-cell>
            </table:table-row>
            <table:table-row>
              <table:table-cell office:value-type="float" office:value="0.59823">
                <text:p>0.59823</text:p>
              </table:table-cell>
              <table:table-cell office:value-type="float" office:value="0.791298">
                <text:p>0.791298</text:p>
              </table:table-cell>
            </table:table-row>
            <table:table-row>
              <table:table-cell office:value-type="float" office:value="0.6003">
                <text:p>0.6003</text:p>
              </table:table-cell>
              <table:table-cell office:value-type="float" office:value="0.099114">
                <text:p>0.099114</text:p>
              </table:table-cell>
            </table:table-row>
            <table:table-row>
              <table:table-cell office:value-type="float" office:value="0.60237">
                <text:p>0.60237</text:p>
              </table:table-cell>
              <table:table-cell office:value-type="float" office:value="6.34477">
                <text:p>6.34477</text:p>
              </table:table-cell>
            </table:table-row>
            <table:table-row>
              <table:table-cell office:value-type="float" office:value="0.60444">
                <text:p>0.60444</text:p>
              </table:table-cell>
              <table:table-cell office:value-type="float" office:value="-6.83307">
                <text:p>-6.83307</text:p>
              </table:table-cell>
            </table:table-row>
            <table:table-row>
              <table:table-cell office:value-type="float" office:value="0.60651">
                <text:p>0.60651</text:p>
              </table:table-cell>
              <table:table-cell office:value-type="float" office:value="0.798406">
                <text:p>0.798406</text:p>
              </table:table-cell>
            </table:table-row>
            <table:table-row>
              <table:table-cell office:value-type="float" office:value="0.60858">
                <text:p>0.60858</text:p>
              </table:table-cell>
              <table:table-cell office:value-type="float" office:value="6.35042">
                <text:p>6.35042</text:p>
              </table:table-cell>
            </table:table-row>
            <table:table-row>
              <table:table-cell office:value-type="float" office:value="0.61065">
                <text:p>0.61065</text:p>
              </table:table-cell>
              <table:table-cell office:value-type="float" office:value="-12.3778">
                <text:p>-12.3778</text:p>
              </table:table-cell>
            </table:table-row>
            <table:table-row>
              <table:table-cell office:value-type="float" office:value="0.61272">
                <text:p>0.61272</text:p>
              </table:table-cell>
              <table:table-cell office:value-type="float" office:value="11.9023">
                <text:p>11.9023</text:p>
              </table:table-cell>
            </table:table-row>
            <table:table-row>
              <table:table-cell office:value-type="float" office:value="0.61479">
                <text:p>0.61479</text:p>
              </table:table-cell>
              <table:table-cell office:value-type="float" office:value="-5.43723">
                <text:p>-5.43723</text:p>
              </table:table-cell>
            </table:table-row>
            <table:table-row>
              <table:table-cell office:value-type="float" office:value="0.61686">
                <text:p>0.61686</text:p>
              </table:table-cell>
              <table:table-cell office:value-type="float" office:value="0.113323">
                <text:p>0.113323</text:p>
              </table:table-cell>
            </table:table-row>
            <table:table-row>
              <table:table-cell office:value-type="float" office:value="0.61893">
                <text:p>0.61893</text:p>
              </table:table-cell>
              <table:table-cell office:value-type="float" office:value="5.66517">
                <text:p>5.66517</text:p>
              </table:table-cell>
            </table:table-row>
            <table:table-row>
              <table:table-cell office:value-type="float" office:value="0.621">
                <text:p>0.621</text:p>
              </table:table-cell>
              <table:table-cell office:value-type="float" office:value="-5.43159">
                <text:p>-5.43159</text:p>
              </table:table-cell>
            </table:table-row>
            <table:table-row>
              <table:table-cell office:value-type="float" office:value="0.62307">
                <text:p>0.62307</text:p>
              </table:table-cell>
              <table:table-cell office:value-type="float" office:value="0.118967">
                <text:p>0.118967</text:p>
              </table:table-cell>
            </table:table-row>
            <table:table-row>
              <table:table-cell office:value-type="float" office:value="0.62514">
                <text:p>0.62514</text:p>
              </table:table-cell>
              <table:table-cell office:value-type="float" office:value="0.120417">
                <text:p>0.120417</text:p>
              </table:table-cell>
            </table:table-row>
            <table:table-row>
              <table:table-cell office:value-type="float" office:value="0.62721">
                <text:p>0.62721</text:p>
              </table:table-cell>
              <table:table-cell office:value-type="float" office:value="0.121867">
                <text:p>0.121867</text:p>
              </table:table-cell>
            </table:table-row>
            <table:table-row>
              <table:table-cell office:value-type="float" office:value="0.62928">
                <text:p>0.62928</text:p>
              </table:table-cell>
              <table:table-cell office:value-type="float" office:value="-0.570482">
                <text:p>-0.570482</text:p>
              </table:table-cell>
            </table:table-row>
            <table:table-row>
              <table:table-cell office:value-type="float" office:value="0.63135">
                <text:p>0.63135</text:p>
              </table:table-cell>
              <table:table-cell office:value-type="float" office:value="7.06244">
                <text:p>7.06244</text:p>
              </table:table-cell>
            </table:table-row>
            <table:table-row>
              <table:table-cell office:value-type="float" office:value="0.63342">
                <text:p>0.63342</text:p>
              </table:table-cell>
              <table:table-cell office:value-type="float" office:value="-12.3594">
                <text:p>-12.3594</text:p>
              </table:table-cell>
            </table:table-row>
            <table:table-row>
              <table:table-cell office:value-type="float" office:value="0.63549">
                <text:p>0.63549</text:p>
              </table:table-cell>
              <table:table-cell office:value-type="float" office:value="12.6144">
                <text:p>12.6144</text:p>
              </table:table-cell>
            </table:table-row>
            <table:table-row>
              <table:table-cell office:value-type="float" office:value="0.63756">
                <text:p>0.63756</text:p>
              </table:table-cell>
              <table:table-cell office:value-type="float" office:value="-6.80614">
                <text:p>-6.80614</text:p>
              </table:table-cell>
            </table:table-row>
            <table:table-row>
              <table:table-cell office:value-type="float" office:value="0.63963">
                <text:p>0.63963</text:p>
              </table:table-cell>
              <table:table-cell office:value-type="float" office:value="0.825327">
                <text:p>0.825327</text:p>
              </table:table-cell>
            </table:table-row>
            <table:table-row>
              <table:table-cell office:value-type="float" office:value="0.6417">
                <text:p>0.6417</text:p>
              </table:table-cell>
              <table:table-cell office:value-type="float" office:value="0.133137">
                <text:p>0.133137</text:p>
              </table:table-cell>
            </table:table-row>
            <table:table-row>
              <table:table-cell office:value-type="float" office:value="0.64377">
                <text:p>0.64377</text:p>
              </table:table-cell>
              <table:table-cell office:value-type="float" office:value="0.134584">
                <text:p>0.134584</text:p>
              </table:table-cell>
            </table:table-row>
            <table:table-row>
              <table:table-cell office:value-type="float" office:value="0.64584">
                <text:p>0.64584</text:p>
              </table:table-cell>
              <table:table-cell office:value-type="float" office:value="-6.10816">
                <text:p>-6.10816</text:p>
              </table:table-cell>
            </table:table-row>
            <table:table-row>
              <table:table-cell office:value-type="float" office:value="0.64791">
                <text:p>0.64791</text:p>
              </table:table-cell>
              <table:table-cell office:value-type="float" office:value="6.37878">
                <text:p>6.37878</text:p>
              </table:table-cell>
            </table:table-row>
            <table:table-row>
              <table:table-cell office:value-type="float" office:value="0.64998">
                <text:p>0.64998</text:p>
              </table:table-cell>
              <table:table-cell office:value-type="float" office:value="5.68787">
                <text:p>5.68787</text:p>
              </table:table-cell>
            </table:table-row>
            <table:table-row>
              <table:table-cell office:value-type="float" office:value="0.65205">
                <text:p>0.65205</text:p>
              </table:table-cell>
              <table:table-cell office:value-type="float" office:value="-5.4089">
                <text:p>-5.4089</text:p>
              </table:table-cell>
            </table:table-row>
            <table:table-row>
              <table:table-cell office:value-type="float" office:value="0.65412">
                <text:p>0.65412</text:p>
              </table:table-cell>
              <table:table-cell office:value-type="float" office:value="0.141656">
                <text:p>0.141656</text:p>
              </table:table-cell>
            </table:table-row>
            <table:table-row>
              <table:table-cell office:value-type="float" office:value="0.65619">
                <text:p>0.65619</text:p>
              </table:table-cell>
              <table:table-cell office:value-type="float" office:value="0.143102">
                <text:p>0.143102</text:p>
              </table:table-cell>
            </table:table-row>
            <table:table-row>
              <table:table-cell office:value-type="float" office:value="0.65826">
                <text:p>0.65826</text:p>
              </table:table-cell>
              <table:table-cell office:value-type="float" office:value="-6.09964">
                <text:p>-6.09964</text:p>
              </table:table-cell>
            </table:table-row>
            <table:table-row>
              <table:table-cell office:value-type="float" office:value="0.66033">
                <text:p>0.66033</text:p>
              </table:table-cell>
              <table:table-cell office:value-type="float" office:value="5.69349">
                <text:p>5.69349</text:p>
              </table:table-cell>
            </table:table-row>
            <table:table-row>
              <table:table-cell office:value-type="float" office:value="0.6624">
                <text:p>0.6624</text:p>
              </table:table-cell>
              <table:table-cell office:value-type="float" office:value="7.08366">
                <text:p>7.08366</text:p>
              </table:table-cell>
            </table:table-row>
            <table:table-row>
              <table:table-cell office:value-type="float" office:value="0.66447">
                <text:p>0.66447</text:p>
              </table:table-cell>
              <table:table-cell office:value-type="float" office:value="-6.09402">
                <text:p>-6.09402</text:p>
              </table:table-cell>
            </table:table-row>
            <table:table-row>
              <table:table-cell office:value-type="float" office:value="0.66654">
                <text:p>0.66654</text:p>
              </table:table-cell>
              <table:table-cell office:value-type="float" office:value="5.70055">
                <text:p>5.70055</text:p>
              </table:table-cell>
            </table:table-row>
            <table:table-row>
              <table:table-cell office:value-type="float" office:value="0.66861">
                <text:p>0.66861</text:p>
              </table:table-cell>
              <table:table-cell office:value-type="float" office:value="-11.6404">
                <text:p>-11.6404</text:p>
              </table:table-cell>
            </table:table-row>
            <table:table-row>
              <table:table-cell office:value-type="float" office:value="0.67068">
                <text:p>0.67068</text:p>
              </table:table-cell>
              <table:table-cell office:value-type="float" office:value="6.39563">
                <text:p>6.39563</text:p>
              </table:table-cell>
            </table:table-row>
            <table:table-row>
              <table:table-cell office:value-type="float" office:value="0.67275">
                <text:p>0.67275</text:p>
              </table:table-cell>
              <table:table-cell office:value-type="float" office:value="0.154332">
                <text:p>0.154332</text:p>
              </table:table-cell>
            </table:table-row>
            <table:table-row>
              <table:table-cell office:value-type="float" office:value="0.67482">
                <text:p>0.67482</text:p>
              </table:table-cell>
              <table:table-cell office:value-type="float" office:value="0.155775">
                <text:p>0.155775</text:p>
              </table:table-cell>
            </table:table-row>
            <table:table-row>
              <table:table-cell office:value-type="float" office:value="0.67689">
                <text:p>0.67689</text:p>
              </table:table-cell>
              <table:table-cell office:value-type="float" office:value="-0.536582">
                <text:p>-0.536582</text:p>
              </table:table-cell>
            </table:table-row>
            <table:table-row>
              <table:table-cell office:value-type="float" office:value="0.67896">
                <text:p>0.67896</text:p>
              </table:table-cell>
              <table:table-cell office:value-type="float" office:value="0.852136">
                <text:p>0.852136</text:p>
              </table:table-cell>
            </table:table-row>
            <table:table-row>
              <table:table-cell office:value-type="float" office:value="0.68103">
                <text:p>0.68103</text:p>
              </table:table-cell>
              <table:table-cell office:value-type="float" office:value="0.159939">
                <text:p>0.159939</text:p>
              </table:table-cell>
            </table:table-row>
            <table:table-row>
              <table:table-cell office:value-type="float" office:value="0.6831">
                <text:p>0.6831</text:p>
              </table:table-cell>
              <table:table-cell office:value-type="float" office:value="0.16138">
                <text:p>0.16138</text:p>
              </table:table-cell>
            </table:table-row>
            <table:table-row>
              <table:table-cell office:value-type="float" office:value="0.68517">
                <text:p>0.68517</text:p>
              </table:table-cell>
              <table:table-cell office:value-type="float" office:value="0.16282">
                <text:p>0.16282</text:p>
              </table:table-cell>
            </table:table-row>
            <table:table-row>
              <table:table-cell office:value-type="float" office:value="0.68724">
                <text:p>0.68724</text:p>
              </table:table-cell>
              <table:table-cell office:value-type="float" office:value="-0.529538">
                <text:p>-0.529538</text:p>
              </table:table-cell>
            </table:table-row>
            <table:table-row>
              <table:table-cell office:value-type="float" office:value="0.68931">
                <text:p>0.68931</text:p>
              </table:table-cell>
              <table:table-cell office:value-type="float" office:value="7.10336">
                <text:p>7.10336</text:p>
              </table:table-cell>
            </table:table-row>
            <table:table-row>
              <table:table-cell office:value-type="float" office:value="0.69138">
                <text:p>0.69138</text:p>
              </table:table-cell>
              <table:table-cell office:value-type="float" office:value="-12.3185">
                <text:p>-12.3185</text:p>
              </table:table-cell>
            </table:table-row>
            <table:table-row>
              <table:table-cell office:value-type="float" office:value="0.69345">
                <text:p>0.69345</text:p>
              </table:table-cell>
              <table:table-cell office:value-type="float" office:value="6.41116">
                <text:p>6.41116</text:p>
              </table:table-cell>
            </table:table-row>
            <table:table-row>
              <table:table-cell office:value-type="float" office:value="0.69552">
                <text:p>0.69552</text:p>
              </table:table-cell>
              <table:table-cell office:value-type="float" office:value="0.169856">
                <text:p>0.169856</text:p>
              </table:table-cell>
            </table:table-row>
            <table:table-row>
              <table:table-cell office:value-type="float" office:value="0.69759">
                <text:p>0.69759</text:p>
              </table:table-cell>
              <table:table-cell office:value-type="float" office:value="-0.522504">
                <text:p>-0.522504</text:p>
              </table:table-cell>
            </table:table-row>
            <table:table-row>
              <table:table-cell office:value-type="float" office:value="0.69966">
                <text:p>0.69966</text:p>
              </table:table-cell>
              <table:table-cell office:value-type="float" office:value="0.86621">
                <text:p>0.86621</text:p>
              </table:table-cell>
            </table:table-row>
            <table:table-row>
              <table:table-cell office:value-type="float" office:value="0.70173">
                <text:p>0.70173</text:p>
              </table:table-cell>
              <table:table-cell office:value-type="float" office:value="6.41819">
                <text:p>6.41819</text:p>
              </table:table-cell>
            </table:table-row>
            <table:table-row>
              <table:table-cell office:value-type="float" office:value="0.7038">
                <text:p>0.7038</text:p>
              </table:table-cell>
              <table:table-cell office:value-type="float" office:value="-12.31">
                <text:p>-12.31</text:p>
              </table:table-cell>
            </table:table-row>
            <table:table-row>
              <table:table-cell office:value-type="float" office:value="0.70587">
                <text:p>0.70587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0.70794">
                <text:p>0.70794</text:p>
              </table:table-cell>
              <table:table-cell office:value-type="float" office:value="-5.36951">
                <text:p>-5.36951</text:p>
              </table:table-cell>
            </table:table-row>
            <table:table-row>
              <table:table-cell office:value-type="float" office:value="0.71001">
                <text:p>0.71001</text:p>
              </table:table-cell>
              <table:table-cell office:value-type="float" office:value="0.181029">
                <text:p>0.181029</text:p>
              </table:table-cell>
            </table:table-row>
            <table:table-row>
              <table:table-cell office:value-type="float" office:value="0.71208">
                <text:p>0.71208</text:p>
              </table:table-cell>
              <table:table-cell office:value-type="float" office:value="0.182464">
                <text:p>0.182464</text:p>
              </table:table-cell>
            </table:table-row>
            <table:table-row>
              <table:table-cell office:value-type="float" office:value="0.71415">
                <text:p>0.71415</text:p>
              </table:table-cell>
              <table:table-cell office:value-type="float" office:value="-0.5099">
                <text:p>-0.5099</text:p>
              </table:table-cell>
            </table:table-row>
            <table:table-row>
              <table:table-cell office:value-type="float" office:value="0.71622">
                <text:p>0.71622</text:p>
              </table:table-cell>
              <table:table-cell office:value-type="float" office:value="0.878811">
                <text:p>0.878811</text:p>
              </table:table-cell>
            </table:table-row>
            <table:table-row>
              <table:table-cell office:value-type="float" office:value="0.71829">
                <text:p>0.71829</text:p>
              </table:table-cell>
              <table:table-cell office:value-type="float" office:value="0.186606">
                <text:p>0.186606</text:p>
              </table:table-cell>
            </table:table-row>
            <table:table-row>
              <table:table-cell office:value-type="float" office:value="0.72036">
                <text:p>0.72036</text:p>
              </table:table-cell>
              <table:table-cell office:value-type="float" office:value="0.188038">
                <text:p>0.188038</text:p>
              </table:table-cell>
            </table:table-row>
            <table:table-row>
              <table:table-cell office:value-type="float" office:value="0.72243">
                <text:p>0.72243</text:p>
              </table:table-cell>
              <table:table-cell office:value-type="float" office:value="0.189471">
                <text:p>0.189471</text:p>
              </table:table-cell>
            </table:table-row>
            <table:table-row>
              <table:table-cell office:value-type="float" office:value="0.7245">
                <text:p>0.7245</text:p>
              </table:table-cell>
              <table:table-cell office:value-type="float" office:value="-0.502895">
                <text:p>-0.502895</text:p>
              </table:table-cell>
            </table:table-row>
            <table:table-row>
              <table:table-cell office:value-type="float" office:value="0.72657">
                <text:p>0.72657</text:p>
              </table:table-cell>
              <table:table-cell office:value-type="float" office:value="0.885813">
                <text:p>0.885813</text:p>
              </table:table-cell>
            </table:table-row>
            <table:table-row>
              <table:table-cell office:value-type="float" office:value="0.72864">
                <text:p>0.72864</text:p>
              </table:table-cell>
              <table:table-cell office:value-type="float" office:value="0.193606">
                <text:p>0.193606</text:p>
              </table:table-cell>
            </table:table-row>
            <table:table-row>
              <table:table-cell office:value-type="float" office:value="0.73071">
                <text:p>0.73071</text:p>
              </table:table-cell>
              <table:table-cell office:value-type="float" office:value="0.195037">
                <text:p>0.195037</text:p>
              </table:table-cell>
            </table:table-row>
            <table:table-row>
              <table:table-cell office:value-type="float" office:value="0.73278">
                <text:p>0.73278</text:p>
              </table:table-cell>
              <table:table-cell office:value-type="float" office:value="0.196467">
                <text:p>0.196467</text:p>
              </table:table-cell>
            </table:table-row>
            <table:table-row>
              <table:table-cell office:value-type="float" office:value="0.73485">
                <text:p>0.73485</text:p>
              </table:table-cell>
              <table:table-cell office:value-type="float" office:value="-0.495901">
                <text:p>-0.495901</text:p>
              </table:table-cell>
            </table:table-row>
            <table:table-row>
              <table:table-cell office:value-type="float" office:value="0.73692">
                <text:p>0.73692</text:p>
              </table:table-cell>
              <table:table-cell office:value-type="float" office:value="0.892805">
                <text:p>0.892805</text:p>
              </table:table-cell>
            </table:table-row>
            <table:table-row>
              <table:table-cell office:value-type="float" office:value="0.73899">
                <text:p>0.73899</text:p>
              </table:table-cell>
              <table:table-cell office:value-type="float" office:value="-6.04358">
                <text:p>-6.04358</text:p>
              </table:table-cell>
            </table:table-row>
            <table:table-row>
              <table:table-cell office:value-type="float" office:value="0.74106">
                <text:p>0.74106</text:p>
              </table:table-cell>
              <table:table-cell office:value-type="float" office:value="6.44334">
                <text:p>6.44334</text:p>
              </table:table-cell>
            </table:table-row>
            <table:table-row>
              <table:table-cell office:value-type="float" office:value="0.74313">
                <text:p>0.74313</text:p>
              </table:table-cell>
              <table:table-cell office:value-type="float" office:value="0.202023">
                <text:p>0.202023</text:p>
              </table:table-cell>
            </table:table-row>
            <table:table-row>
              <table:table-cell office:value-type="float" office:value="0.7452">
                <text:p>0.7452</text:p>
              </table:table-cell>
              <table:table-cell office:value-type="float" office:value="0.203451">
                <text:p>0.203451</text:p>
              </table:table-cell>
            </table:table-row>
            <table:table-row>
              <table:table-cell office:value-type="float" office:value="0.74727">
                <text:p>0.74727</text:p>
              </table:table-cell>
              <table:table-cell office:value-type="float" office:value="-0.488919">
                <text:p>-0.488919</text:p>
              </table:table-cell>
            </table:table-row>
            <table:table-row>
              <table:table-cell office:value-type="float" office:value="0.74934">
                <text:p>0.74934</text:p>
              </table:table-cell>
              <table:table-cell office:value-type="float" office:value="0.899784">
                <text:p>0.899784</text:p>
              </table:table-cell>
            </table:table-row>
            <table:table-row>
              <table:table-cell office:value-type="float" office:value="0.75141">
                <text:p>0.75141</text:p>
              </table:table-cell>
              <table:table-cell office:value-type="float" office:value="0.207572">
                <text:p>0.207572</text:p>
              </table:table-cell>
            </table:table-row>
            <table:table-row>
              <table:table-cell office:value-type="float" office:value="0.75348">
                <text:p>0.75348</text:p>
              </table:table-cell>
              <table:table-cell office:value-type="float" office:value="0.208998">
                <text:p>0.208998</text:p>
              </table:table-cell>
            </table:table-row>
            <table:table-row>
              <table:table-cell office:value-type="float" office:value="0.75555">
                <text:p>0.75555</text:p>
              </table:table-cell>
              <table:table-cell office:value-type="float" office:value="-0.483374">
                <text:p>-0.483374</text:p>
              </table:table-cell>
            </table:table-row>
            <table:table-row>
              <table:table-cell office:value-type="float" office:value="0.75762">
                <text:p>0.75762</text:p>
              </table:table-cell>
              <table:table-cell office:value-type="float" office:value="0.905328">
                <text:p>0.905328</text:p>
              </table:table-cell>
            </table:table-row>
            <table:table-row>
              <table:table-cell office:value-type="float" office:value="0.75969">
                <text:p>0.75969</text:p>
              </table:table-cell>
              <table:table-cell office:value-type="float" office:value="0.213113">
                <text:p>0.213113</text:p>
              </table:table-cell>
            </table:table-row>
            <table:table-row>
              <table:table-cell office:value-type="float" office:value="0.76176">
                <text:p>0.76176</text:p>
              </table:table-cell>
              <table:table-cell office:value-type="float" office:value="-6.02963">
                <text:p>-6.02963</text:p>
              </table:table-cell>
            </table:table-row>
            <table:table-row>
              <table:table-cell office:value-type="float" office:value="0.76383">
                <text:p>0.76383</text:p>
              </table:table-cell>
              <table:table-cell office:value-type="float" office:value="12.7014">
                <text:p>12.7014</text:p>
              </table:table-cell>
            </table:table-row>
            <table:table-row>
              <table:table-cell office:value-type="float" office:value="0.7659">
                <text:p>0.7659</text:p>
              </table:table-cell>
              <table:table-cell office:value-type="float" office:value="-6.71916">
                <text:p>-6.71916</text:p>
              </table:table-cell>
            </table:table-row>
            <table:table-row>
              <table:table-cell office:value-type="float" office:value="0.76797">
                <text:p>0.76797</text:p>
              </table:table-cell>
              <table:table-cell office:value-type="float" office:value="0.912285">
                <text:p>0.912285</text:p>
              </table:table-cell>
            </table:table-row>
            <table:table-row>
              <table:table-cell office:value-type="float" office:value="0.77004">
                <text:p>0.77004</text:p>
              </table:table-cell>
              <table:table-cell office:value-type="float" office:value="0.220068">
                <text:p>0.220068</text:p>
              </table:table-cell>
            </table:table-row>
            <table:table-row>
              <table:table-cell office:value-type="float" office:value="0.77211">
                <text:p>0.77211</text:p>
              </table:table-cell>
              <table:table-cell office:value-type="float" office:value="0.221489">
                <text:p>0.221489</text:p>
              </table:table-cell>
            </table:table-row>
            <table:table-row>
              <table:table-cell office:value-type="float" office:value="0.77418">
                <text:p>0.77418</text:p>
              </table:table-cell>
              <table:table-cell office:value-type="float" office:value="-6.02125">
                <text:p>-6.02125</text:p>
              </table:table-cell>
            </table:table-row>
            <table:table-row>
              <table:table-cell office:value-type="float" office:value="0.77625">
                <text:p>0.77625</text:p>
              </table:table-cell>
              <table:table-cell office:value-type="float" office:value="6.46565">
                <text:p>6.46565</text:p>
              </table:table-cell>
            </table:table-row>
            <table:table-row>
              <table:table-cell office:value-type="float" office:value="0.77832">
                <text:p>0.77832</text:p>
              </table:table-cell>
              <table:table-cell office:value-type="float" office:value="5.7747">
                <text:p>5.7747</text:p>
              </table:table-cell>
            </table:table-row>
            <table:table-row>
              <table:table-cell office:value-type="float" office:value="0.78039">
                <text:p>0.78039</text:p>
              </table:table-cell>
              <table:table-cell office:value-type="float" office:value="-11.5663">
                <text:p>-11.5663</text:p>
              </table:table-cell>
            </table:table-row>
            <table:table-row>
              <table:table-cell office:value-type="float" office:value="0.78246">
                <text:p>0.78246</text:p>
              </table:table-cell>
              <table:table-cell office:value-type="float" office:value="12.7139">
                <text:p>12.7139</text:p>
              </table:table-cell>
            </table:table-row>
            <table:table-row>
              <table:table-cell office:value-type="float" office:value="0.78453">
                <text:p>0.78453</text:p>
              </table:table-cell>
              <table:table-cell office:value-type="float" office:value="-12.2571">
                <text:p>-12.2571</text:p>
              </table:table-cell>
            </table:table-row>
            <table:table-row>
              <table:table-cell office:value-type="float" office:value="0.7866">
                <text:p>0.7866</text:p>
              </table:table-cell>
              <table:table-cell office:value-type="float" office:value="12.023">
                <text:p>12.023</text:p>
              </table:table-cell>
            </table:table-row>
            <table:table-row>
              <table:table-cell office:value-type="float" office:value="0.78867">
                <text:p>0.78867</text:p>
              </table:table-cell>
              <table:table-cell office:value-type="float" office:value="-11.5607">
                <text:p>-11.5607</text:p>
              </table:table-cell>
            </table:table-row>
            <table:table-row>
              <table:table-cell office:value-type="float" office:value="0.79074">
                <text:p>0.79074</text:p>
              </table:table-cell>
              <table:table-cell office:value-type="float" office:value="6.47527">
                <text:p>6.47527</text:p>
              </table:table-cell>
            </table:table-row>
            <table:table-row>
              <table:table-cell office:value-type="float" office:value="0.79281">
                <text:p>0.79281</text:p>
              </table:table-cell>
              <table:table-cell office:value-type="float" office:value="0.233939">
                <text:p>0.233939</text:p>
              </table:table-cell>
            </table:table-row>
            <table:table-row>
              <table:table-cell office:value-type="float" office:value="0.79488">
                <text:p>0.79488</text:p>
              </table:table-cell>
              <table:table-cell office:value-type="float" office:value="0.235354">
                <text:p>0.235354</text:p>
              </table:table-cell>
            </table:table-row>
            <table:table-row>
              <table:table-cell office:value-type="float" office:value="0.79695">
                <text:p>0.79695</text:p>
              </table:table-cell>
              <table:table-cell office:value-type="float" office:value="5.78713">
                <text:p>5.78713</text:p>
              </table:table-cell>
            </table:table-row>
            <table:table-row>
              <table:table-cell office:value-type="float" office:value="0.79902">
                <text:p>0.79902</text:p>
              </table:table-cell>
              <table:table-cell office:value-type="float" office:value="-11.5538">
                <text:p>-11.5538</text:p>
              </table:table-cell>
            </table:table-row>
            <table:table-row>
              <table:table-cell office:value-type="float" office:value="0.80109">
                <text:p>0.80109</text:p>
              </table:table-cell>
              <table:table-cell office:value-type="float" office:value="12.7263">
                <text:p>12.7263</text:p>
              </table:table-cell>
            </table:table-row>
            <table:table-row>
              <table:table-cell office:value-type="float" office:value="0.80316">
                <text:p>0.80316</text:p>
              </table:table-cell>
              <table:table-cell office:value-type="float" office:value="-6.00048">
                <text:p>-6.00048</text:p>
              </table:table-cell>
            </table:table-row>
            <table:table-row>
              <table:table-cell office:value-type="float" office:value="0.80523">
                <text:p>0.80523</text:p>
              </table:table-cell>
              <table:table-cell office:value-type="float" office:value="-0.450117">
                <text:p>-0.450117</text:p>
              </table:table-cell>
            </table:table-row>
            <table:table-row>
              <table:table-cell office:value-type="float" office:value="0.8073">
                <text:p>0.8073</text:p>
              </table:table-cell>
              <table:table-cell office:value-type="float" office:value="-5.30558">
                <text:p>-5.30558</text:p>
              </table:table-cell>
            </table:table-row>
            <table:table-row>
              <table:table-cell office:value-type="float" office:value="0.80937">
                <text:p>0.80937</text:p>
              </table:table-cell>
              <table:table-cell office:value-type="float" office:value="12.7318">
                <text:p>12.7318</text:p>
              </table:table-cell>
            </table:table-row>
            <table:table-row>
              <table:table-cell office:value-type="float" office:value="0.81144">
                <text:p>0.81144</text:p>
              </table:table-cell>
              <table:table-cell office:value-type="float" office:value="-5.99499">
                <text:p>-5.99499</text:p>
              </table:table-cell>
            </table:table-row>
            <table:table-row>
              <table:table-cell office:value-type="float" office:value="0.81351">
                <text:p>0.81351</text:p>
              </table:table-cell>
              <table:table-cell office:value-type="float" office:value="0.249164">
                <text:p>0.249164</text:p>
              </table:table-cell>
            </table:table-row>
            <table:table-row>
              <table:table-cell office:value-type="float" office:value="0.81558">
                <text:p>0.81558</text:p>
              </table:table-cell>
              <table:table-cell office:value-type="float" office:value="-0.443222">
                <text:p>-0.443222</text:p>
              </table:table-cell>
            </table:table-row>
            <table:table-row>
              <table:table-cell office:value-type="float" office:value="0.81765">
                <text:p>0.81765</text:p>
              </table:table-cell>
              <table:table-cell office:value-type="float" office:value="-5.29869">
                <text:p>-5.29869</text:p>
              </table:table-cell>
            </table:table-row>
            <table:table-row>
              <table:table-cell office:value-type="float" office:value="0.81972">
                <text:p>0.81972</text:p>
              </table:table-cell>
              <table:table-cell office:value-type="float" office:value="6.49457">
                <text:p>6.49457</text:p>
              </table:table-cell>
            </table:table-row>
            <table:table-row>
              <table:table-cell office:value-type="float" office:value="0.82179">
                <text:p>0.82179</text:p>
              </table:table-cell>
              <table:table-cell office:value-type="float" office:value="0.253233">
                <text:p>0.253233</text:p>
              </table:table-cell>
            </table:table-row>
            <table:table-row>
              <table:table-cell office:value-type="float" office:value="0.82386">
                <text:p>0.82386</text:p>
              </table:table-cell>
              <table:table-cell office:value-type="float" office:value="0.25464">
                <text:p>0.25464</text:p>
              </table:table-cell>
            </table:table-row>
            <table:table-row>
              <table:table-cell office:value-type="float" office:value="0.82593">
                <text:p>0.82593</text:p>
              </table:table-cell>
              <table:table-cell office:value-type="float" office:value="0.256047">
                <text:p>0.256047</text:p>
              </table:table-cell>
            </table:table-row>
            <table:table-row>
              <table:table-cell office:value-type="float" office:value="0.828">
                <text:p>0.828</text:p>
              </table:table-cell>
              <table:table-cell office:value-type="float" office:value="-0.436342">
                <text:p>-0.436342</text:p>
              </table:table-cell>
            </table:table-row>
            <table:table-row>
              <table:table-cell office:value-type="float" office:value="0.83007">
                <text:p>0.83007</text:p>
              </table:table-cell>
              <table:table-cell office:value-type="float" office:value="0.95234">
                <text:p>0.95234</text:p>
              </table:table-cell>
            </table:table-row>
            <table:table-row>
              <table:table-cell office:value-type="float" office:value="0.83214">
                <text:p>0.83214</text:p>
              </table:table-cell>
              <table:table-cell office:value-type="float" office:value="0.260107">
                <text:p>0.260107</text:p>
              </table:table-cell>
            </table:table-row>
            <table:table-row>
              <table:table-cell office:value-type="float" office:value="0.83421">
                <text:p>0.83421</text:p>
              </table:table-cell>
              <table:table-cell office:value-type="float" office:value="0.261511">
                <text:p>0.261511</text:p>
              </table:table-cell>
            </table:table-row>
            <table:table-row>
              <table:table-cell office:value-type="float" office:value="0.83628">
                <text:p>0.83628</text:p>
              </table:table-cell>
              <table:table-cell office:value-type="float" office:value="0.262915">
                <text:p>0.262915</text:p>
              </table:table-cell>
            </table:table-row>
            <table:table-row>
              <table:table-cell office:value-type="float" office:value="0.83835">
                <text:p>0.83835</text:p>
              </table:table-cell>
              <table:table-cell office:value-type="float" office:value="-0.429477">
                <text:p>-0.429477</text:p>
              </table:table-cell>
            </table:table-row>
            <table:table-row>
              <table:table-cell office:value-type="float" office:value="0.84042">
                <text:p>0.84042</text:p>
              </table:table-cell>
              <table:table-cell office:value-type="float" office:value="0.959202">
                <text:p>0.959202</text:p>
              </table:table-cell>
            </table:table-row>
            <table:table-row>
              <table:table-cell office:value-type="float" office:value="0.84249">
                <text:p>0.84249</text:p>
              </table:table-cell>
              <table:table-cell office:value-type="float" office:value="0.266965">
                <text:p>0.266965</text:p>
              </table:table-cell>
            </table:table-row>
            <table:table-row>
              <table:table-cell office:value-type="float" office:value="0.84456">
                <text:p>0.84456</text:p>
              </table:table-cell>
              <table:table-cell office:value-type="float" office:value="0.268366">
                <text:p>0.268366</text:p>
              </table:table-cell>
            </table:table-row>
            <table:table-row>
              <table:table-cell office:value-type="float" office:value="0.84663">
                <text:p>0.84663</text:p>
              </table:table-cell>
              <table:table-cell office:value-type="float" office:value="0.269767">
                <text:p>0.269767</text:p>
              </table:table-cell>
            </table:table-row>
            <table:table-row>
              <table:table-cell office:value-type="float" office:value="0.8487">
                <text:p>0.8487</text:p>
              </table:table-cell>
              <table:table-cell office:value-type="float" office:value="-0.422627">
                <text:p>-0.422627</text:p>
              </table:table-cell>
            </table:table-row>
            <table:table-row>
              <table:table-cell office:value-type="float" office:value="0.85077">
                <text:p>0.85077</text:p>
              </table:table-cell>
              <table:table-cell office:value-type="float" office:value="0.966048">
                <text:p>0.966048</text:p>
              </table:table-cell>
            </table:table-row>
            <table:table-row>
              <table:table-cell office:value-type="float" office:value="0.85284">
                <text:p>0.85284</text:p>
              </table:table-cell>
              <table:table-cell office:value-type="float" office:value="0.273808">
                <text:p>0.273808</text:p>
              </table:table-cell>
            </table:table-row>
            <table:table-row>
              <table:table-cell office:value-type="float" office:value="0.85491">
                <text:p>0.85491</text:p>
              </table:table-cell>
              <table:table-cell office:value-type="float" office:value="0.275206">
                <text:p>0.275206</text:p>
              </table:table-cell>
            </table:table-row>
            <table:table-row>
              <table:table-cell office:value-type="float" office:value="0.85698">
                <text:p>0.85698</text:p>
              </table:table-cell>
              <table:table-cell office:value-type="float" office:value="-0.41719">
                <text:p>-0.41719</text:p>
              </table:table-cell>
            </table:table-row>
            <table:table-row>
              <table:table-cell office:value-type="float" office:value="0.85905">
                <text:p>0.85905</text:p>
              </table:table-cell>
              <table:table-cell office:value-type="float" office:value="0.971483">
                <text:p>0.971483</text:p>
              </table:table-cell>
            </table:table-row>
            <table:table-row>
              <table:table-cell office:value-type="float" office:value="0.86112">
                <text:p>0.86112</text:p>
              </table:table-cell>
              <table:table-cell office:value-type="float" office:value="0.27924">
                <text:p>0.27924</text:p>
              </table:table-cell>
            </table:table-row>
            <table:table-row>
              <table:table-cell office:value-type="float" office:value="0.86319">
                <text:p>0.86319</text:p>
              </table:table-cell>
              <table:table-cell office:value-type="float" office:value="0.280635">
                <text:p>0.280635</text:p>
              </table:table-cell>
            </table:table-row>
            <table:table-row>
              <table:table-cell office:value-type="float" office:value="0.86526">
                <text:p>0.86526</text:p>
              </table:table-cell>
              <table:table-cell office:value-type="float" office:value="0.28203">
                <text:p>0.28203</text:p>
              </table:table-cell>
            </table:table-row>
            <table:table-row>
              <table:table-cell office:value-type="float" office:value="0.86733">
                <text:p>0.86733</text:p>
              </table:table-cell>
              <table:table-cell office:value-type="float" office:value="-0.41037">
                <text:p>-0.41037</text:p>
              </table:table-cell>
            </table:table-row>
            <table:table-row>
              <table:table-cell office:value-type="float" office:value="0.8694">
                <text:p>0.8694</text:p>
              </table:table-cell>
              <table:table-cell office:value-type="float" office:value="-5.26584">
                <text:p>-5.26584</text:p>
              </table:table-cell>
            </table:table-row>
            <table:table-row>
              <table:table-cell office:value-type="float" office:value="0.87147">
                <text:p>0.87147</text:p>
              </table:table-cell>
              <table:table-cell office:value-type="float" office:value="12.7715">
                <text:p>12.7715</text:p>
              </table:table-cell>
            </table:table-row>
            <table:table-row>
              <table:table-cell office:value-type="float" office:value="0.87354">
                <text:p>0.87354</text:p>
              </table:table-cell>
              <table:table-cell office:value-type="float" office:value="-5.9553">
                <text:p>-5.9553</text:p>
              </table:table-cell>
            </table:table-row>
            <table:table-row>
              <table:table-cell office:value-type="float" office:value="0.87561">
                <text:p>0.87561</text:p>
              </table:table-cell>
              <table:table-cell office:value-type="float" office:value="0.288836">
                <text:p>0.288836</text:p>
              </table:table-cell>
            </table:table-row>
            <table:table-row>
              <table:table-cell office:value-type="float" office:value="0.87768">
                <text:p>0.87768</text:p>
              </table:table-cell>
              <table:table-cell office:value-type="float" office:value="-0.403566">
                <text:p>-0.403566</text:p>
              </table:table-cell>
            </table:table-row>
            <table:table-row>
              <table:table-cell office:value-type="float" office:value="0.87975">
                <text:p>0.87975</text:p>
              </table:table-cell>
              <table:table-cell office:value-type="float" office:value="-5.25903">
                <text:p>-5.25903</text:p>
              </table:table-cell>
            </table:table-row>
            <table:table-row>
              <table:table-cell office:value-type="float" office:value="0.88182">
                <text:p>0.88182</text:p>
              </table:table-cell>
              <table:table-cell office:value-type="float" office:value="6.53421">
                <text:p>6.53421</text:p>
              </table:table-cell>
            </table:table-row>
            <table:table-row>
              <table:table-cell office:value-type="float" office:value="0.88389">
                <text:p>0.88389</text:p>
              </table:table-cell>
              <table:table-cell office:value-type="float" office:value="0.292851">
                <text:p>0.292851</text:p>
              </table:table-cell>
            </table:table-row>
            <table:table-row>
              <table:table-cell office:value-type="float" office:value="0.88596">
                <text:p>0.88596</text:p>
              </table:table-cell>
              <table:table-cell office:value-type="float" office:value="0.294239">
                <text:p>0.294239</text:p>
              </table:table-cell>
            </table:table-row>
            <table:table-row>
              <table:table-cell office:value-type="float" office:value="0.88803">
                <text:p>0.88803</text:p>
              </table:table-cell>
              <table:table-cell office:value-type="float" office:value="0.295626">
                <text:p>0.295626</text:p>
              </table:table-cell>
            </table:table-row>
            <table:table-row>
              <table:table-cell office:value-type="float" office:value="0.8901">
                <text:p>0.8901</text:p>
              </table:table-cell>
              <table:table-cell office:value-type="float" office:value="-0.396779">
                <text:p>-0.396779</text:p>
              </table:table-cell>
            </table:table-row>
            <table:table-row>
              <table:table-cell office:value-type="float" office:value="0.89217">
                <text:p>0.89217</text:p>
              </table:table-cell>
              <table:table-cell office:value-type="float" office:value="0.991883">
                <text:p>0.991883</text:p>
              </table:table-cell>
            </table:table-row>
            <table:table-row>
              <table:table-cell office:value-type="float" office:value="0.89424">
                <text:p>0.89424</text:p>
              </table:table-cell>
              <table:table-cell office:value-type="float" office:value="0.29963">
                <text:p>0.29963</text:p>
              </table:table-cell>
            </table:table-row>
            <table:table-row>
              <table:table-cell office:value-type="float" office:value="0.89631">
                <text:p>0.89631</text:p>
              </table:table-cell>
              <table:table-cell office:value-type="float" office:value="0.301015">
                <text:p>0.301015</text:p>
              </table:table-cell>
            </table:table-row>
            <table:table-row>
              <table:table-cell office:value-type="float" office:value="0.89838">
                <text:p>0.89838</text:p>
              </table:table-cell>
              <table:table-cell office:value-type="float" office:value="0.302398">
                <text:p>0.302398</text:p>
              </table:table-cell>
            </table:table-row>
            <table:table-row>
              <table:table-cell office:value-type="float" office:value="0.90045">
                <text:p>0.90045</text:p>
              </table:table-cell>
              <table:table-cell office:value-type="float" office:value="-0.39001">
                <text:p>-0.39001</text:p>
              </table:table-cell>
            </table:table-row>
            <table:table-row>
              <table:table-cell office:value-type="float" office:value="0.90252">
                <text:p>0.90252</text:p>
              </table:table-cell>
              <table:table-cell office:value-type="float" office:value="7.24277">
                <text:p>7.24277</text:p>
              </table:table-cell>
            </table:table-row>
            <table:table-row>
              <table:table-cell office:value-type="float" office:value="0.90459">
                <text:p>0.90459</text:p>
              </table:table-cell>
              <table:table-cell office:value-type="float" office:value="-12.1791">
                <text:p>-12.1791</text:p>
              </table:table-cell>
            </table:table-row>
            <table:table-row>
              <table:table-cell office:value-type="float" office:value="0.90666">
                <text:p>0.90666</text:p>
              </table:table-cell>
              <table:table-cell office:value-type="float" office:value="6.55052">
                <text:p>6.55052</text:p>
              </table:table-cell>
            </table:table-row>
            <table:table-row>
              <table:table-cell office:value-type="float" office:value="0.90873">
                <text:p>0.90873</text:p>
              </table:table-cell>
              <table:table-cell office:value-type="float" office:value="-0.384639">
                <text:p>-0.384639</text:p>
              </table:table-cell>
            </table:table-row>
            <table:table-row>
              <table:table-cell office:value-type="float" office:value="0.9108">
                <text:p>0.9108</text:p>
              </table:table-cell>
              <table:table-cell office:value-type="float" office:value="1.00402">
                <text:p>1.00402</text:p>
              </table:table-cell>
            </table:table-row>
            <table:table-row>
              <table:table-cell office:value-type="float" office:value="0.91287">
                <text:p>0.91287</text:p>
              </table:table-cell>
              <table:table-cell office:value-type="float" office:value="0.311758">
                <text:p>0.311758</text:p>
              </table:table-cell>
            </table:table-row>
            <table:table-row>
              <table:table-cell office:value-type="float" office:value="0.91494">
                <text:p>0.91494</text:p>
              </table:table-cell>
              <table:table-cell office:value-type="float" office:value="0.313136">
                <text:p>0.313136</text:p>
              </table:table-cell>
            </table:table-row>
            <table:table-row>
              <table:table-cell office:value-type="float" office:value="0.91701">
                <text:p>0.91701</text:p>
              </table:table-cell>
              <table:table-cell office:value-type="float" office:value="0.314513">
                <text:p>0.314513</text:p>
              </table:table-cell>
            </table:table-row>
            <table:table-row>
              <table:table-cell office:value-type="float" office:value="0.91908">
                <text:p>0.91908</text:p>
              </table:table-cell>
              <table:table-cell office:value-type="float" office:value="-0.377902">
                <text:p>-0.377902</text:p>
              </table:table-cell>
            </table:table-row>
            <table:table-row>
              <table:table-cell office:value-type="float" office:value="0.92115">
                <text:p>0.92115</text:p>
              </table:table-cell>
              <table:table-cell office:value-type="float" office:value="1.01075">
                <text:p>1.01075</text:p>
              </table:table-cell>
            </table:table-row>
            <table:table-row>
              <table:table-cell office:value-type="float" office:value="0.92322">
                <text:p>0.92322</text:p>
              </table:table-cell>
              <table:table-cell office:value-type="float" office:value="0.318487">
                <text:p>0.318487</text:p>
              </table:table-cell>
            </table:table-row>
            <table:table-row>
              <table:table-cell office:value-type="float" office:value="0.92529">
                <text:p>0.92529</text:p>
              </table:table-cell>
              <table:table-cell office:value-type="float" office:value="0.319861">
                <text:p>0.319861</text:p>
              </table:table-cell>
            </table:table-row>
            <table:table-row>
              <table:table-cell office:value-type="float" office:value="0.92736">
                <text:p>0.92736</text:p>
              </table:table-cell>
              <table:table-cell office:value-type="float" office:value="0.321234">
                <text:p>0.321234</text:p>
              </table:table-cell>
            </table:table-row>
            <table:table-row>
              <table:table-cell office:value-type="float" office:value="0.92943">
                <text:p>0.92943</text:p>
              </table:table-cell>
              <table:table-cell office:value-type="float" office:value="-0.371184">
                <text:p>-0.371184</text:p>
              </table:table-cell>
            </table:table-row>
            <table:table-row>
              <table:table-cell office:value-type="float" office:value="0.9315">
                <text:p>0.9315</text:p>
              </table:table-cell>
              <table:table-cell office:value-type="float" office:value="1.01746">
                <text:p>1.01746</text:p>
              </table:table-cell>
            </table:table-row>
            <table:table-row>
              <table:table-cell office:value-type="float" office:value="0.93357">
                <text:p>0.93357</text:p>
              </table:table-cell>
              <table:table-cell office:value-type="float" office:value="-5.91892">
                <text:p>-5.91892</text:p>
              </table:table-cell>
            </table:table-row>
            <table:table-row>
              <table:table-cell office:value-type="float" office:value="0.93564">
                <text:p>0.93564</text:p>
              </table:table-cell>
              <table:table-cell office:value-type="float" office:value="6.56794">
                <text:p>6.56794</text:p>
              </table:table-cell>
            </table:table-row>
            <table:table-row>
              <table:table-cell office:value-type="float" office:value="0.93771">
                <text:p>0.93771</text:p>
              </table:table-cell>
              <table:table-cell office:value-type="float" office:value="6.57068">
                <text:p>6.57068</text:p>
              </table:table-cell>
            </table:table-row>
            <table:table-row>
              <table:table-cell office:value-type="float" office:value="0.93978">
                <text:p>0.93978</text:p>
              </table:table-cell>
              <table:table-cell office:value-type="float" office:value="-12.1576">
                <text:p>-12.1576</text:p>
              </table:table-cell>
            </table:table-row>
            <table:table-row>
              <table:table-cell office:value-type="float" office:value="0.94185">
                <text:p>0.94185</text:p>
              </table:table-cell>
              <table:table-cell office:value-type="float" office:value="5.87826">
                <text:p>5.87826</text:p>
              </table:table-cell>
            </table:table-row>
            <table:table-row>
              <table:table-cell office:value-type="float" office:value="0.94392">
                <text:p>0.94392</text:p>
              </table:table-cell>
              <table:table-cell office:value-type="float" office:value="1.02416">
                <text:p>1.02416</text:p>
              </table:table-cell>
            </table:table-row>
            <table:table-row>
              <table:table-cell office:value-type="float" office:value="0.94599">
                <text:p>0.94599</text:p>
              </table:table-cell>
              <table:table-cell office:value-type="float" office:value="0.331888">
                <text:p>0.331888</text:p>
              </table:table-cell>
            </table:table-row>
            <table:table-row>
              <table:table-cell office:value-type="float" office:value="0.94806">
                <text:p>0.94806</text:p>
              </table:table-cell>
              <table:table-cell office:value-type="float" office:value="0.333255">
                <text:p>0.333255</text:p>
              </table:table-cell>
            </table:table-row>
            <table:table-row>
              <table:table-cell office:value-type="float" office:value="0.95013">
                <text:p>0.95013</text:p>
              </table:table-cell>
              <table:table-cell office:value-type="float" office:value="-0.35917">
                <text:p>-0.35917</text:p>
              </table:table-cell>
            </table:table-row>
            <table:table-row>
              <table:table-cell office:value-type="float" office:value="0.9522">
                <text:p>0.9522</text:p>
              </table:table-cell>
              <table:table-cell office:value-type="float" office:value="7.27358">
                <text:p>7.27358</text:p>
              </table:table-cell>
            </table:table-row>
            <table:table-row>
              <table:table-cell office:value-type="float" office:value="0.95427">
                <text:p>0.95427</text:p>
              </table:table-cell>
              <table:table-cell office:value-type="float" office:value="-12.1483">
                <text:p>-12.1483</text:p>
              </table:table-cell>
            </table:table-row>
            <table:table-row>
              <table:table-cell office:value-type="float" office:value="0.95634">
                <text:p>0.95634</text:p>
              </table:table-cell>
              <table:table-cell office:value-type="float" office:value="6.5813">
                <text:p>6.5813</text:p>
              </table:table-cell>
            </table:table-row>
            <table:table-row>
              <table:table-cell office:value-type="float" office:value="0.95841">
                <text:p>0.95841</text:p>
              </table:table-cell>
              <table:table-cell office:value-type="float" office:value="5.89024">
                <text:p>5.89024</text:p>
              </table:table-cell>
            </table:table-row>
            <table:table-row>
              <table:table-cell office:value-type="float" office:value="0.96048">
                <text:p>0.96048</text:p>
              </table:table-cell>
              <table:table-cell office:value-type="float" office:value="-11.4507">
                <text:p>-11.4507</text:p>
              </table:table-cell>
            </table:table-row>
            <table:table-row>
              <table:table-cell office:value-type="float" office:value="0.96255">
                <text:p>0.96255</text:p>
              </table:table-cell>
              <table:table-cell office:value-type="float" office:value="6.58524">
                <text:p>6.58524</text:p>
              </table:table-cell>
            </table:table-row>
            <table:table-row>
              <table:table-cell office:value-type="float" office:value="0.96462">
                <text:p>0.96462</text:p>
              </table:table-cell>
              <table:table-cell office:value-type="float" office:value="0.343853">
                <text:p>0.343853</text:p>
              </table:table-cell>
            </table:table-row>
            <table:table-row>
              <table:table-cell office:value-type="float" office:value="0.96669">
                <text:p>0.96669</text:p>
              </table:table-cell>
              <table:table-cell office:value-type="float" office:value="0.345212">
                <text:p>0.345212</text:p>
              </table:table-cell>
            </table:table-row>
            <table:table-row>
              <table:table-cell office:value-type="float" office:value="0.96876">
                <text:p>0.96876</text:p>
              </table:table-cell>
              <table:table-cell office:value-type="float" office:value="0.34657">
                <text:p>0.34657</text:p>
              </table:table-cell>
            </table:table-row>
            <table:table-row>
              <table:table-cell office:value-type="float" office:value="0.97083">
                <text:p>0.97083</text:p>
              </table:table-cell>
              <table:table-cell office:value-type="float" office:value="-0.345862">
                <text:p>-0.345862</text:p>
              </table:table-cell>
            </table:table-row>
            <table:table-row>
              <table:table-cell office:value-type="float" office:value="0.9729">
                <text:p>0.9729</text:p>
              </table:table-cell>
              <table:table-cell office:value-type="float" office:value="1.04277">
                <text:p>1.04277</text:p>
              </table:table-cell>
            </table:table-row>
            <table:table-row>
              <table:table-cell office:value-type="float" office:value="0.97497">
                <text:p>0.97497</text:p>
              </table:table-cell>
              <table:table-cell office:value-type="float" office:value="0.350488">
                <text:p>0.350488</text:p>
              </table:table-cell>
            </table:table-row>
            <table:table-row>
              <table:table-cell office:value-type="float" office:value="0.97704">
                <text:p>0.97704</text:p>
              </table:table-cell>
              <table:table-cell office:value-type="float" office:value="0.351843">
                <text:p>0.351843</text:p>
              </table:table-cell>
            </table:table-row>
            <table:table-row>
              <table:table-cell office:value-type="float" office:value="0.97911">
                <text:p>0.97911</text:p>
              </table:table-cell>
              <table:table-cell office:value-type="float" office:value="0.353197">
                <text:p>0.353197</text:p>
              </table:table-cell>
            </table:table-row>
            <table:table-row>
              <table:table-cell office:value-type="float" office:value="0.98118">
                <text:p>0.98118</text:p>
              </table:table-cell>
              <table:table-cell office:value-type="float" office:value="-0.339239">
                <text:p>-0.339239</text:p>
              </table:table-cell>
            </table:table-row>
            <table:table-row>
              <table:table-cell office:value-type="float" office:value="0.98325">
                <text:p>0.98325</text:p>
              </table:table-cell>
              <table:table-cell office:value-type="float" office:value="1.04939">
                <text:p>1.04939</text:p>
              </table:table-cell>
            </table:table-row>
            <table:table-row>
              <table:table-cell office:value-type="float" office:value="0.98532">
                <text:p>0.98532</text:p>
              </table:table-cell>
              <table:table-cell office:value-type="float" office:value="0.357103">
                <text:p>0.357103</text:p>
              </table:table-cell>
            </table:table-row>
            <table:table-row>
              <table:table-cell office:value-type="float" office:value="0.98739">
                <text:p>0.98739</text:p>
              </table:table-cell>
              <table:table-cell office:value-type="float" office:value="0.358453">
                <text:p>0.358453</text:p>
              </table:table-cell>
            </table:table-row>
            <table:table-row>
              <table:table-cell office:value-type="float" office:value="0.98946">
                <text:p>0.98946</text:p>
              </table:table-cell>
              <table:table-cell office:value-type="float" office:value="-5.88429">
                <text:p>-5.88429</text:p>
              </table:table-cell>
            </table:table-row>
            <table:table-row>
              <table:table-cell office:value-type="float" office:value="0.99153">
                <text:p>0.99153</text:p>
              </table:table-cell>
              <table:table-cell office:value-type="float" office:value="12.1529">
                <text:p>12.1529</text:p>
              </table:table-cell>
            </table:table-row>
            <table:table-row>
              <table:table-cell office:value-type="float" office:value="0.9936">
                <text:p>0.9936</text:p>
              </table:table-cell>
              <table:table-cell office:value-type="float" office:value="-5.18676">
                <text:p>-5.18676</text:p>
              </table:table-cell>
            </table:table-row>
            <table:table-row>
              <table:table-cell office:value-type="float" office:value="0.99567">
                <text:p>0.99567</text:p>
              </table:table-cell>
              <table:table-cell office:value-type="float" office:value="0.363697">
                <text:p>0.363697</text:p>
              </table:table-cell>
            </table:table-row>
            <table:table-row>
              <table:table-cell office:value-type="float" office:value="0.99774">
                <text:p>0.99774</text:p>
              </table:table-cell>
              <table:table-cell office:value-type="float" office:value="0.365043">
                <text:p>0.365043</text:p>
              </table:table-cell>
            </table:table-row>
            <table:table-row>
              <table:table-cell office:value-type="float" office:value="0.99981">
                <text:p>0.99981</text:p>
              </table:table-cell>
              <table:table-cell office:value-type="float" office:value="-0.3274">
                <text:p>-0.3274</text:p>
              </table:table-cell>
            </table:table-row>
            <table:table-row>
              <table:table-cell office:value-type="float" office:value="1.00188">
                <text:p>1.00188</text:p>
              </table:table-cell>
              <table:table-cell office:value-type="float" office:value="1.06122">
                <text:p>1.06122</text:p>
              </table:table-cell>
            </table:table-row>
            <table:table-row>
              <table:table-cell office:value-type="float" office:value="1.00395">
                <text:p>1.00395</text:p>
              </table:table-cell>
              <table:table-cell office:value-type="float" office:value="0.368926">
                <text:p>0.368926</text:p>
              </table:table-cell>
            </table:table-row>
            <table:table-row>
              <table:table-cell office:value-type="float" office:value="1.00602">
                <text:p>1.00602</text:p>
              </table:table-cell>
              <table:table-cell office:value-type="float" office:value="-5.87382">
                <text:p>-5.87382</text:p>
              </table:table-cell>
            </table:table-row>
            <table:table-row>
              <table:table-cell office:value-type="float" office:value="1.00809">
                <text:p>1.00809</text:p>
              </table:table-cell>
              <table:table-cell office:value-type="float" office:value="12.8571">
                <text:p>12.8571</text:p>
              </table:table-cell>
            </table:table-row>
            <table:table-row>
              <table:table-cell office:value-type="float" office:value="1.01016">
                <text:p>1.01016</text:p>
              </table:table-cell>
              <table:table-cell office:value-type="float" office:value="-12.1139">
                <text:p>-12.1139</text:p>
              </table:table-cell>
            </table:table-row>
            <table:table-row>
              <table:table-cell office:value-type="float" office:value="1.01223">
                <text:p>1.01223</text:p>
              </table:table-cell>
              <table:table-cell office:value-type="float" office:value="12.166">
                <text:p>12.166</text:p>
              </table:table-cell>
            </table:table-row>
            <table:table-row>
              <table:table-cell office:value-type="float" office:value="1.0143">
                <text:p>1.0143</text:p>
              </table:table-cell>
              <table:table-cell office:value-type="float" office:value="-5.17362">
                <text:p>-5.17362</text:p>
              </table:table-cell>
            </table:table-row>
            <table:table-row>
              <table:table-cell office:value-type="float" office:value="1.01637">
                <text:p>1.01637</text:p>
              </table:table-cell>
              <table:table-cell office:value-type="float" office:value="-5.86726">
                <text:p>-5.86726</text:p>
              </table:table-cell>
            </table:table-row>
            <table:table-row>
              <table:table-cell office:value-type="float" office:value="1.01844">
                <text:p>1.01844</text:p>
              </table:table-cell>
              <table:table-cell office:value-type="float" office:value="6.61956">
                <text:p>6.61956</text:p>
              </table:table-cell>
            </table:table-row>
            <table:table-row>
              <table:table-cell office:value-type="float" office:value="1.02051">
                <text:p>1.02051</text:p>
              </table:table-cell>
              <table:table-cell office:value-type="float" office:value="0.378157">
                <text:p>0.378157</text:p>
              </table:table-cell>
            </table:table-row>
            <table:table-row>
              <table:table-cell office:value-type="float" office:value="1.02258">
                <text:p>1.02258</text:p>
              </table:table-cell>
              <table:table-cell office:value-type="float" office:value="-0.314294">
                <text:p>-0.314294</text:p>
              </table:table-cell>
            </table:table-row>
            <table:table-row>
              <table:table-cell office:value-type="float" office:value="1.02465">
                <text:p>1.02465</text:p>
              </table:table-cell>
              <table:table-cell office:value-type="float" office:value="1.07432">
                <text:p>1.07432</text:p>
              </table:table-cell>
            </table:table-row>
            <table:table-row>
              <table:table-cell office:value-type="float" office:value="1.02672">
                <text:p>1.02672</text:p>
              </table:table-cell>
              <table:table-cell office:value-type="float" office:value="0.382014">
                <text:p>0.382014</text:p>
              </table:table-cell>
            </table:table-row>
            <table:table-row>
              <table:table-cell office:value-type="float" office:value="1.02879">
                <text:p>1.02879</text:p>
              </table:table-cell>
              <table:table-cell office:value-type="float" office:value="0.383348">
                <text:p>0.383348</text:p>
              </table:table-cell>
            </table:table-row>
            <table:table-row>
              <table:table-cell office:value-type="float" office:value="1.03086">
                <text:p>1.03086</text:p>
              </table:table-cell>
              <table:table-cell office:value-type="float" office:value="0.38468">
                <text:p>0.38468</text:p>
              </table:table-cell>
            </table:table-row>
            <table:table-row>
              <table:table-cell office:value-type="float" office:value="1.03293">
                <text:p>1.03293</text:p>
              </table:table-cell>
              <table:table-cell office:value-type="float" office:value="-0.307774">
                <text:p>-0.307774</text:p>
              </table:table-cell>
            </table:table-row>
            <table:table-row>
              <table:table-cell office:value-type="float" office:value="1.035">
                <text:p>1.035</text:p>
              </table:table-cell>
              <table:table-cell office:value-type="float" office:value="1.08083">
                <text:p>1.08083</text:p>
              </table:table-cell>
            </table:table-row>
            <table:table-row>
              <table:table-cell office:value-type="float" office:value="1.03707">
                <text:p>1.03707</text:p>
              </table:table-cell>
              <table:table-cell office:value-type="float" office:value="0.388524">
                <text:p>0.388524</text:p>
              </table:table-cell>
            </table:table-row>
            <table:table-row>
              <table:table-cell office:value-type="float" office:value="1.03914">
                <text:p>1.03914</text:p>
              </table:table-cell>
              <table:table-cell office:value-type="float" office:value="0.389853">
                <text:p>0.389853</text:p>
              </table:table-cell>
            </table:table-row>
            <table:table-row>
              <table:table-cell office:value-type="float" office:value="1.04121">
                <text:p>1.04121</text:p>
              </table:table-cell>
              <table:table-cell office:value-type="float" office:value="5.94147">
                <text:p>5.94147</text:p>
              </table:table-cell>
            </table:table-row>
            <table:table-row>
              <table:table-cell office:value-type="float" office:value="1.04328">
                <text:p>1.04328</text:p>
              </table:table-cell>
              <table:table-cell office:value-type="float" office:value="-11.3995">
                <text:p>-11.3995</text:p>
              </table:table-cell>
            </table:table-row>
            <table:table-row>
              <table:table-cell office:value-type="float" office:value="1.04535">
                <text:p>1.04535</text:p>
              </table:table-cell>
              <table:table-cell office:value-type="float" office:value="6.63643">
                <text:p>6.63643</text:p>
              </table:table-cell>
            </table:table-row>
            <table:table-row>
              <table:table-cell office:value-type="float" office:value="1.04742">
                <text:p>1.04742</text:p>
              </table:table-cell>
              <table:table-cell office:value-type="float" office:value="0.395012">
                <text:p>0.395012</text:p>
              </table:table-cell>
            </table:table-row>
            <table:table-row>
              <table:table-cell office:value-type="float" office:value="1.04949">
                <text:p>1.04949</text:p>
              </table:table-cell>
              <table:table-cell office:value-type="float" office:value="0.396336">
                <text:p>0.396336</text:p>
              </table:table-cell>
            </table:table-row>
            <table:table-row>
              <table:table-cell office:value-type="float" office:value="1.05156">
                <text:p>1.05156</text:p>
              </table:table-cell>
              <table:table-cell office:value-type="float" office:value="-0.296126">
                <text:p>-0.296126</text:p>
              </table:table-cell>
            </table:table-row>
            <table:table-row>
              <table:table-cell office:value-type="float" office:value="1.05363">
                <text:p>1.05363</text:p>
              </table:table-cell>
              <table:table-cell office:value-type="float" office:value="1.09247">
                <text:p>1.09247</text:p>
              </table:table-cell>
            </table:table-row>
            <table:table-row>
              <table:table-cell office:value-type="float" office:value="1.0557">
                <text:p>1.0557</text:p>
              </table:table-cell>
              <table:table-cell office:value-type="float" office:value="0.400156">
                <text:p>0.400156</text:p>
              </table:table-cell>
            </table:table-row>
            <table:table-row>
              <table:table-cell office:value-type="float" office:value="1.05777">
                <text:p>1.05777</text:p>
              </table:table-cell>
              <table:table-cell office:value-type="float" office:value="0.401476">
                <text:p>0.401476</text:p>
              </table:table-cell>
            </table:table-row>
            <table:table-row>
              <table:table-cell office:value-type="float" office:value="1.05984">
                <text:p>1.05984</text:p>
              </table:table-cell>
              <table:table-cell office:value-type="float" office:value="0.402795">
                <text:p>0.402795</text:p>
              </table:table-cell>
            </table:table-row>
            <table:table-row>
              <table:table-cell office:value-type="float" office:value="1.06191">
                <text:p>1.06191</text:p>
              </table:table-cell>
              <table:table-cell office:value-type="float" office:value="-0.289671">
                <text:p>-0.289671</text:p>
              </table:table-cell>
            </table:table-row>
            <table:table-row>
              <table:table-cell office:value-type="float" office:value="1.06398">
                <text:p>1.06398</text:p>
              </table:table-cell>
              <table:table-cell office:value-type="float" office:value="1.09892">
                <text:p>1.09892</text:p>
              </table:table-cell>
            </table:table-row>
            <table:table-row>
              <table:table-cell office:value-type="float" office:value="1.06605">
                <text:p>1.06605</text:p>
              </table:table-cell>
              <table:table-cell office:value-type="float" office:value="0.406601">
                <text:p>0.406601</text:p>
              </table:table-cell>
            </table:table-row>
            <table:table-row>
              <table:table-cell office:value-type="float" office:value="1.06812">
                <text:p>1.06812</text:p>
              </table:table-cell>
              <table:table-cell office:value-type="float" office:value="0.407916">
                <text:p>0.407916</text:p>
              </table:table-cell>
            </table:table-row>
            <table:table-row>
              <table:table-cell office:value-type="float" office:value="1.07019">
                <text:p>1.07019</text:p>
              </table:table-cell>
              <table:table-cell office:value-type="float" office:value="-5.83483">
                <text:p>-5.83483</text:p>
              </table:table-cell>
            </table:table-row>
            <table:table-row>
              <table:table-cell office:value-type="float" office:value="1.07226">
                <text:p>1.07226</text:p>
              </table:table-cell>
              <table:table-cell office:value-type="float" office:value="12.2022">
                <text:p>12.2022</text:p>
              </table:table-cell>
            </table:table-row>
            <table:table-row>
              <table:table-cell office:value-type="float" office:value="1.07433">
                <text:p>1.07433</text:p>
              </table:table-cell>
              <table:table-cell office:value-type="float" office:value="-5.1374">
                <text:p>-5.1374</text:p>
              </table:table-cell>
            </table:table-row>
            <table:table-row>
              <table:table-cell office:value-type="float" office:value="1.0764">
                <text:p>1.0764</text:p>
              </table:table-cell>
              <table:table-cell office:value-type="float" office:value="0.413022">
                <text:p>0.413022</text:p>
              </table:table-cell>
            </table:table-row>
            <table:table-row>
              <table:table-cell office:value-type="float" office:value="1.07847">
                <text:p>1.07847</text:p>
              </table:table-cell>
              <table:table-cell office:value-type="float" office:value="0.414332">
                <text:p>0.414332</text:p>
              </table:table-cell>
            </table:table-row>
            <table:table-row>
              <table:table-cell office:value-type="float" office:value="1.08054">
                <text:p>1.08054</text:p>
              </table:table-cell>
              <table:table-cell office:value-type="float" office:value="0.415642">
                <text:p>0.415642</text:p>
              </table:table-cell>
            </table:table-row>
            <table:table-row>
              <table:table-cell office:value-type="float" office:value="1.08261">
                <text:p>1.08261</text:p>
              </table:table-cell>
              <table:table-cell office:value-type="float" office:value="-0.276833">
                <text:p>-0.276833</text:p>
              </table:table-cell>
            </table:table-row>
            <table:table-row>
              <table:table-cell office:value-type="float" office:value="1.08468">
                <text:p>1.08468</text:p>
              </table:table-cell>
              <table:table-cell office:value-type="float" office:value="1.11175">
                <text:p>1.11175</text:p>
              </table:table-cell>
            </table:table-row>
            <table:table-row>
              <table:table-cell office:value-type="float" office:value="1.08675">
                <text:p>1.08675</text:p>
              </table:table-cell>
              <table:table-cell office:value-type="float" office:value="0.419419">
                <text:p>0.419419</text:p>
              </table:table-cell>
            </table:table-row>
            <table:table-row>
              <table:table-cell office:value-type="float" office:value="1.08882">
                <text:p>1.08882</text:p>
              </table:table-cell>
              <table:table-cell office:value-type="float" office:value="0.420724">
                <text:p>0.420724</text:p>
              </table:table-cell>
            </table:table-row>
            <table:table-row>
              <table:table-cell office:value-type="float" office:value="1.09089">
                <text:p>1.09089</text:p>
              </table:table-cell>
              <table:table-cell office:value-type="float" office:value="-5.82202">
                <text:p>-5.82202</text:p>
              </table:table-cell>
            </table:table-row>
            <table:table-row>
              <table:table-cell office:value-type="float" office:value="1.09296">
                <text:p>1.09296</text:p>
              </table:table-cell>
              <table:table-cell office:value-type="float" office:value="12.215">
                <text:p>12.215</text:p>
              </table:table-cell>
            </table:table-row>
            <table:table-row>
              <table:table-cell office:value-type="float" office:value="1.09503">
                <text:p>1.09503</text:p>
              </table:table-cell>
              <table:table-cell office:value-type="float" office:value="-11.3687">
                <text:p>-11.3687</text:p>
              </table:table-cell>
            </table:table-row>
            <table:table-row>
              <table:table-cell office:value-type="float" office:value="1.0971">
                <text:p>1.0971</text:p>
              </table:table-cell>
              <table:table-cell office:value-type="float" office:value="12.9113">
                <text:p>12.9113</text:p>
              </table:table-cell>
            </table:table-row>
            <table:table-row>
              <table:table-cell office:value-type="float" office:value="1.09917">
                <text:p>1.09917</text:p>
              </table:table-cell>
              <table:table-cell office:value-type="float" office:value="-5.81565">
                <text:p>-5.81565</text:p>
              </table:table-cell>
            </table:table-row>
            <table:table-row>
              <table:table-cell office:value-type="float" office:value="1.10124">
                <text:p>1.10124</text:p>
              </table:table-cell>
              <table:table-cell office:value-type="float" office:value="-0.265392">
                <text:p>-0.265392</text:p>
              </table:table-cell>
            </table:table-row>
            <table:table-row>
              <table:table-cell office:value-type="float" office:value="1.10331">
                <text:p>1.10331</text:p>
              </table:table-cell>
              <table:table-cell office:value-type="float" office:value="1.12318">
                <text:p>1.12318</text:p>
              </table:table-cell>
            </table:table-row>
            <table:table-row>
              <table:table-cell office:value-type="float" office:value="1.10538">
                <text:p>1.10538</text:p>
              </table:table-cell>
              <table:table-cell office:value-type="float" office:value="-5.8132">
                <text:p>-5.8132</text:p>
              </table:table-cell>
            </table:table-row>
            <table:table-row>
              <table:table-cell office:value-type="float" office:value="1.10745">
                <text:p>1.10745</text:p>
              </table:table-cell>
              <table:table-cell office:value-type="float" office:value="6.67359">
                <text:p>6.67359</text:p>
              </table:table-cell>
            </table:table-row>
            <table:table-row>
              <table:table-cell office:value-type="float" office:value="1.10952">
                <text:p>1.10952</text:p>
              </table:table-cell>
              <table:table-cell office:value-type="float" office:value="0.432138">
                <text:p>0.432138</text:p>
              </table:table-cell>
            </table:table-row>
            <table:table-row>
              <table:table-cell office:value-type="float" office:value="1.11159">
                <text:p>1.11159</text:p>
              </table:table-cell>
              <table:table-cell office:value-type="float" office:value="0.433433">
                <text:p>0.433433</text:p>
              </table:table-cell>
            </table:table-row>
            <table:table-row>
              <table:table-cell office:value-type="float" office:value="1.11366">
                <text:p>1.11366</text:p>
              </table:table-cell>
              <table:table-cell office:value-type="float" office:value="-0.259055">
                <text:p>-0.259055</text:p>
              </table:table-cell>
            </table:table-row>
            <table:table-row>
              <table:table-cell office:value-type="float" office:value="1.11573">
                <text:p>1.11573</text:p>
              </table:table-cell>
              <table:table-cell office:value-type="float" office:value="1.12951">
                <text:p>1.12951</text:p>
              </table:table-cell>
            </table:table-row>
            <table:table-row>
              <table:table-cell office:value-type="float" office:value="1.1178">
                <text:p>1.1178</text:p>
              </table:table-cell>
              <table:table-cell office:value-type="float" office:value="0.437169">
                <text:p>0.437169</text:p>
              </table:table-cell>
            </table:table-row>
            <table:table-row>
              <table:table-cell office:value-type="float" office:value="1.11987">
                <text:p>1.11987</text:p>
              </table:table-cell>
              <table:table-cell office:value-type="float" office:value="0.43846">
                <text:p>0.43846</text:p>
              </table:table-cell>
            </table:table-row>
            <table:table-row>
              <table:table-cell office:value-type="float" office:value="1.12194">
                <text:p>1.12194</text:p>
              </table:table-cell>
              <table:table-cell office:value-type="float" office:value="0.43975">
                <text:p>0.43975</text:p>
              </table:table-cell>
            </table:table-row>
            <table:table-row>
              <table:table-cell office:value-type="float" office:value="1.12401">
                <text:p>1.12401</text:p>
              </table:table-cell>
              <table:table-cell office:value-type="float" office:value="-0.252743">
                <text:p>-0.252743</text:p>
              </table:table-cell>
            </table:table-row>
            <table:table-row>
              <table:table-cell office:value-type="float" office:value="1.12608">
                <text:p>1.12608</text:p>
              </table:table-cell>
              <table:table-cell office:value-type="float" office:value="1.13582">
                <text:p>1.13582</text:p>
              </table:table-cell>
            </table:table-row>
            <table:table-row>
              <table:table-cell office:value-type="float" office:value="1.12815">
                <text:p>1.12815</text:p>
              </table:table-cell>
              <table:table-cell office:value-type="float" office:value="0.44347">
                <text:p>0.44347</text:p>
              </table:table-cell>
            </table:table-row>
            <table:table-row>
              <table:table-cell office:value-type="float" office:value="1.13022">
                <text:p>1.13022</text:p>
              </table:table-cell>
              <table:table-cell office:value-type="float" office:value="-5.79927">
                <text:p>-5.79927</text:p>
              </table:table-cell>
            </table:table-row>
            <table:table-row>
              <table:table-cell office:value-type="float" office:value="1.13229">
                <text:p>1.13229</text:p>
              </table:table-cell>
              <table:table-cell office:value-type="float" office:value="12.9315">
                <text:p>12.9315</text:p>
              </table:table-cell>
            </table:table-row>
            <table:table-row>
              <table:table-cell office:value-type="float" office:value="1.13436">
                <text:p>1.13436</text:p>
              </table:table-cell>
              <table:table-cell office:value-type="float" office:value="-6.4892">
                <text:p>-6.4892</text:p>
              </table:table-cell>
            </table:table-row>
            <table:table-row>
              <table:table-cell office:value-type="float" office:value="1.13643">
                <text:p>1.13643</text:p>
              </table:table-cell>
              <table:table-cell office:value-type="float" office:value="1.1421">
                <text:p>1.1421</text:p>
              </table:table-cell>
            </table:table-row>
            <table:table-row>
              <table:table-cell office:value-type="float" office:value="1.1385">
                <text:p>1.1385</text:p>
              </table:table-cell>
              <table:table-cell office:value-type="float" office:value="-5.79428">
                <text:p>-5.79428</text:p>
              </table:table-cell>
            </table:table-row>
            <table:table-row>
              <table:table-cell office:value-type="float" office:value="1.14057">
                <text:p>1.14057</text:p>
              </table:table-cell>
              <table:table-cell office:value-type="float" office:value="6.69249">
                <text:p>6.69249</text:p>
              </table:table-cell>
            </table:table-row>
            <table:table-row>
              <table:table-cell office:value-type="float" office:value="1.14264">
                <text:p>1.14264</text:p>
              </table:table-cell>
              <table:table-cell office:value-type="float" office:value="6.00127">
                <text:p>6.00127</text:p>
              </table:table-cell>
            </table:table-row>
            <table:table-row>
              <table:table-cell office:value-type="float" office:value="1.14471">
                <text:p>1.14471</text:p>
              </table:table-cell>
              <table:table-cell office:value-type="float" office:value="-5.09567">
                <text:p>-5.09567</text:p>
              </table:table-cell>
            </table:table-row>
            <table:table-row>
              <table:table-cell office:value-type="float" office:value="1.14678">
                <text:p>1.14678</text:p>
              </table:table-cell>
              <table:table-cell office:value-type="float" office:value="-5.7893">
                <text:p>-5.7893</text:p>
              </table:table-cell>
            </table:table-row>
            <table:table-row>
              <table:table-cell office:value-type="float" office:value="1.14885">
                <text:p>1.14885</text:p>
              </table:table-cell>
              <table:table-cell office:value-type="float" office:value="12.9415">
                <text:p>12.9415</text:p>
              </table:table-cell>
            </table:table-row>
            <table:table-row>
              <table:table-cell office:value-type="float" office:value="1.15092">
                <text:p>1.15092</text:p>
              </table:table-cell>
              <table:table-cell office:value-type="float" office:value="-12.0295">
                <text:p>-12.0295</text:p>
              </table:table-cell>
            </table:table-row>
            <table:table-row>
              <table:table-cell office:value-type="float" office:value="1.15299">
                <text:p>1.15299</text:p>
              </table:table-cell>
              <table:table-cell office:value-type="float" office:value="6.70001">
                <text:p>6.70001</text:p>
              </table:table-cell>
            </table:table-row>
            <table:table-row>
              <table:table-cell office:value-type="float" office:value="1.15506">
                <text:p>1.15506</text:p>
              </table:table-cell>
              <table:table-cell office:value-type="float" office:value="-0.235238">
                <text:p>-0.235238</text:p>
              </table:table-cell>
            </table:table-row>
            <table:table-row>
              <table:table-cell office:value-type="float" office:value="1.15713">
                <text:p>1.15713</text:p>
              </table:table-cell>
              <table:table-cell office:value-type="float" office:value="-5.09071">
                <text:p>-5.09071</text:p>
              </table:table-cell>
            </table:table-row>
            <table:table-row>
              <table:table-cell office:value-type="float" office:value="1.1592">
                <text:p>1.1592</text:p>
              </table:table-cell>
              <table:table-cell office:value-type="float" office:value="12.9464">
                <text:p>12.9464</text:p>
              </table:table-cell>
            </table:table-row>
            <table:table-row>
              <table:table-cell office:value-type="float" office:value="1.16127">
                <text:p>1.16127</text:p>
              </table:table-cell>
              <table:table-cell office:value-type="float" office:value="-5.78053">
                <text:p>-5.78053</text:p>
              </table:table-cell>
            </table:table-row>
            <table:table-row>
              <table:table-cell office:value-type="float" office:value="1.16334">
                <text:p>1.16334</text:p>
              </table:table-cell>
              <table:table-cell office:value-type="float" office:value="0.463484">
                <text:p>0.463484</text:p>
              </table:table-cell>
            </table:table-row>
            <table:table-row>
              <table:table-cell office:value-type="float" office:value="1.16541">
                <text:p>1.16541</text:p>
              </table:table-cell>
              <table:table-cell office:value-type="float" office:value="-0.229027">
                <text:p>-0.229027</text:p>
              </table:table-cell>
            </table:table-row>
            <table:table-row>
              <table:table-cell office:value-type="float" office:value="1.16748">
                <text:p>1.16748</text:p>
              </table:table-cell>
              <table:table-cell office:value-type="float" office:value="1.15952">
                <text:p>1.15952</text:p>
              </table:table-cell>
            </table:table-row>
            <table:table-row>
              <table:table-cell office:value-type="float" office:value="1.16955">
                <text:p>1.16955</text:p>
              </table:table-cell>
              <table:table-cell office:value-type="float" office:value="-5.77687">
                <text:p>-5.77687</text:p>
              </table:table-cell>
            </table:table-row>
            <table:table-row>
              <table:table-cell office:value-type="float" office:value="1.17162">
                <text:p>1.17162</text:p>
              </table:table-cell>
              <table:table-cell office:value-type="float" office:value="6.70989">
                <text:p>6.70989</text:p>
              </table:table-cell>
            </table:table-row>
            <table:table-row>
              <table:table-cell office:value-type="float" office:value="1.17369">
                <text:p>1.17369</text:p>
              </table:table-cell>
              <table:table-cell office:value-type="float" office:value="0.468409">
                <text:p>0.468409</text:p>
              </table:table-cell>
            </table:table-row>
            <table:table-row>
              <table:table-cell office:value-type="float" office:value="1.17576">
                <text:p>1.17576</text:p>
              </table:table-cell>
              <table:table-cell office:value-type="float" office:value="6.0199">
                <text:p>6.0199</text:p>
              </table:table-cell>
            </table:table-row>
            <table:table-row>
              <table:table-cell office:value-type="float" office:value="1.17783">
                <text:p>1.17783</text:p>
              </table:table-cell>
              <table:table-cell office:value-type="float" office:value="-11.3211">
                <text:p>-11.3211</text:p>
              </table:table-cell>
            </table:table-row>
            <table:table-row>
              <table:table-cell office:value-type="float" office:value="1.1799">
                <text:p>1.1799</text:p>
              </table:table-cell>
              <table:table-cell office:value-type="float" office:value="12.9588">
                <text:p>12.9588</text:p>
              </table:table-cell>
            </table:table-row>
            <table:table-row>
              <table:table-cell office:value-type="float" office:value="1.18197">
                <text:p>1.18197</text:p>
              </table:table-cell>
              <table:table-cell office:value-type="float" office:value="-12.0122">
                <text:p>-12.0122</text:p>
              </table:table-cell>
            </table:table-row>
            <table:table-row>
              <table:table-cell office:value-type="float" office:value="1.18404">
                <text:p>1.18404</text:p>
              </table:table-cell>
              <table:table-cell office:value-type="float" office:value="6.71732">
                <text:p>6.71732</text:p>
              </table:table-cell>
            </table:table-row>
            <table:table-row>
              <table:table-cell office:value-type="float" office:value="1.18611">
                <text:p>1.18611</text:p>
              </table:table-cell>
              <table:table-cell office:value-type="float" office:value="6.02606">
                <text:p>6.02606</text:p>
              </table:table-cell>
            </table:table-row>
            <table:table-row>
              <table:table-cell office:value-type="float" office:value="1.18818">
                <text:p>1.18818</text:p>
              </table:table-cell>
              <table:table-cell office:value-type="float" office:value="-11.3149">
                <text:p>-11.3149</text:p>
              </table:table-cell>
            </table:table-row>
            <table:table-row>
              <table:table-cell office:value-type="float" office:value="1.19025">
                <text:p>1.19025</text:p>
              </table:table-cell>
              <table:table-cell office:value-type="float" office:value="6.72095">
                <text:p>6.72095</text:p>
              </table:table-cell>
            </table:table-row>
            <table:table-row>
              <table:table-cell office:value-type="float" office:value="1.19232">
                <text:p>1.19232</text:p>
              </table:table-cell>
              <table:table-cell office:value-type="float" office:value="0.479461">
                <text:p>0.479461</text:p>
              </table:table-cell>
            </table:table-row>
            <table:table-row>
              <table:table-cell office:value-type="float" office:value="1.19439">
                <text:p>1.19439</text:p>
              </table:table-cell>
              <table:table-cell office:value-type="float" office:value="6.03093">
                <text:p>6.03093</text:p>
              </table:table-cell>
            </table:table-row>
            <table:table-row>
              <table:table-cell office:value-type="float" office:value="1.19646">
                <text:p>1.19646</text:p>
              </table:table-cell>
              <table:table-cell office:value-type="float" office:value="-11.31">
                <text:p>-11.31</text:p>
              </table:table-cell>
            </table:table-row>
            <table:table-row>
              <table:table-cell office:value-type="float" office:value="1.19853">
                <text:p>1.19853</text:p>
              </table:table-cell>
              <table:table-cell office:value-type="float" office:value="6.72582">
                <text:p>6.72582</text:p>
              </table:table-cell>
            </table:table-row>
            <table:table-row>
              <table:table-cell office:value-type="float" office:value="1.2006">
                <text:p>1.2006</text:p>
              </table:table-cell>
              <table:table-cell office:value-type="float" office:value="0.484328">
                <text:p>0.484328</text:p>
              </table:table-cell>
            </table:table-row>
            <table:table-row>
              <table:table-cell office:value-type="float" office:value="1.20267">
                <text:p>1.20267</text:p>
              </table:table-cell>
              <table:table-cell office:value-type="float" office:value="0.485577">
                <text:p>0.485577</text:p>
              </table:table-cell>
            </table:table-row>
            <table:table-row>
              <table:table-cell office:value-type="float" office:value="1.20474">
                <text:p>1.20474</text:p>
              </table:table-cell>
              <table:table-cell office:value-type="float" office:value="0.486824">
                <text:p>0.486824</text:p>
              </table:table-cell>
            </table:table-row>
            <table:table-row>
              <table:table-cell office:value-type="float" office:value="1.20681">
                <text:p>1.20681</text:p>
              </table:table-cell>
              <table:table-cell office:value-type="float" office:value="-0.205706">
                <text:p>-0.205706</text:p>
              </table:table-cell>
            </table:table-row>
            <table:table-row>
              <table:table-cell office:value-type="float" office:value="1.20888">
                <text:p>1.20888</text:p>
              </table:table-cell>
              <table:table-cell office:value-type="float" office:value="1.18282">
                <text:p>1.18282</text:p>
              </table:table-cell>
            </table:table-row>
            <table:table-row>
              <table:table-cell office:value-type="float" office:value="1.21095">
                <text:p>1.21095</text:p>
              </table:table-cell>
              <table:table-cell office:value-type="float" office:value="6.73441">
                <text:p>6.73441</text:p>
              </table:table-cell>
            </table:table-row>
            <table:table-row>
              <table:table-cell office:value-type="float" office:value="1.21302">
                <text:p>1.21302</text:p>
              </table:table-cell>
              <table:table-cell office:value-type="float" office:value="-11.9938">
                <text:p>-11.9938</text:p>
              </table:table-cell>
            </table:table-row>
            <table:table-row>
              <table:table-cell office:value-type="float" office:value="1.21509">
                <text:p>1.21509</text:p>
              </table:table-cell>
              <table:table-cell office:value-type="float" office:value="12.2859">
                <text:p>12.2859</text:p>
              </table:table-cell>
            </table:table-row>
            <table:table-row>
              <table:table-cell office:value-type="float" office:value="1.21716">
                <text:p>1.21716</text:p>
              </table:table-cell>
              <table:table-cell office:value-type="float" office:value="-5.05386">
                <text:p>-5.05386</text:p>
              </table:table-cell>
            </table:table-row>
            <table:table-row>
              <table:table-cell office:value-type="float" office:value="1.21923">
                <text:p>1.21923</text:p>
              </table:table-cell>
              <table:table-cell office:value-type="float" office:value="0.496486">
                <text:p>0.496486</text:p>
              </table:table-cell>
            </table:table-row>
            <table:table-row>
              <table:table-cell office:value-type="float" office:value="1.2213">
                <text:p>1.2213</text:p>
              </table:table-cell>
              <table:table-cell office:value-type="float" office:value="-5.74626">
                <text:p>-5.74626</text:p>
              </table:table-cell>
            </table:table-row>
            <table:table-row>
              <table:table-cell office:value-type="float" office:value="1.22337">
                <text:p>1.22337</text:p>
              </table:table-cell>
              <table:table-cell office:value-type="float" office:value="6.74047">
                <text:p>6.74047</text:p>
              </table:table-cell>
            </table:table-row>
            <table:table-row>
              <table:table-cell office:value-type="float" office:value="1.22544">
                <text:p>1.22544</text:p>
              </table:table-cell>
              <table:table-cell office:value-type="float" office:value="0.498958">
                <text:p>0.498958</text:p>
              </table:table-cell>
            </table:table-row>
            <table:table-row>
              <table:table-cell office:value-type="float" office:value="1.22751">
                <text:p>1.22751</text:p>
              </table:table-cell>
              <table:table-cell office:value-type="float" office:value="-0.193582">
                <text:p>-0.193582</text:p>
              </table:table-cell>
            </table:table-row>
            <table:table-row>
              <table:table-cell office:value-type="float" office:value="1.22958">
                <text:p>1.22958</text:p>
              </table:table-cell>
              <table:table-cell office:value-type="float" office:value="1.19493">
                <text:p>1.19493</text:p>
              </table:table-cell>
            </table:table-row>
            <table:table-row>
              <table:table-cell office:value-type="float" office:value="1.23165">
                <text:p>1.23165</text:p>
              </table:table-cell>
              <table:table-cell office:value-type="float" office:value="0.502521">
                <text:p>0.502521</text:p>
              </table:table-cell>
            </table:table-row>
            <table:table-row>
              <table:table-cell office:value-type="float" office:value="1.23372">
                <text:p>1.23372</text:p>
              </table:table-cell>
              <table:table-cell office:value-type="float" office:value="0.503752">
                <text:p>0.503752</text:p>
              </table:table-cell>
            </table:table-row>
            <table:table-row>
              <table:table-cell office:value-type="float" office:value="1.23579">
                <text:p>1.23579</text:p>
              </table:table-cell>
              <table:table-cell office:value-type="float" office:value="0.504981">
                <text:p>0.504981</text:p>
              </table:table-cell>
            </table:table-row>
            <table:table-row>
              <table:table-cell office:value-type="float" office:value="1.23786">
                <text:p>1.23786</text:p>
              </table:table-cell>
              <table:table-cell office:value-type="float" office:value="-0.187565">
                <text:p>-0.187565</text:p>
              </table:table-cell>
            </table:table-row>
            <table:table-row>
              <table:table-cell office:value-type="float" office:value="1.23993">
                <text:p>1.23993</text:p>
              </table:table-cell>
              <table:table-cell office:value-type="float" office:value="1.20094">
                <text:p>1.20094</text:p>
              </table:table-cell>
            </table:table-row>
            <table:table-row>
              <table:table-cell office:value-type="float" office:value="1.242">
                <text:p>1.242</text:p>
              </table:table-cell>
              <table:table-cell office:value-type="float" office:value="0.508527">
                <text:p>0.508527</text:p>
              </table:table-cell>
            </table:table-row>
            <table:table-row>
              <table:table-cell office:value-type="float" office:value="1.24407">
                <text:p>1.24407</text:p>
              </table:table-cell>
              <table:table-cell office:value-type="float" office:value="0.509751">
                <text:p>0.509751</text:p>
              </table:table-cell>
            </table:table-row>
            <table:table-row>
              <table:table-cell office:value-type="float" office:value="1.24614">
                <text:p>1.24614</text:p>
              </table:table-cell>
              <table:table-cell office:value-type="float" office:value="-0.182799">
                <text:p>-0.182799</text:p>
              </table:table-cell>
            </table:table-row>
            <table:table-row>
              <table:table-cell office:value-type="float" office:value="1.24821">
                <text:p>1.24821</text:p>
              </table:table-cell>
              <table:table-cell office:value-type="float" office:value="1.2057">
                <text:p>1.2057</text:p>
              </table:table-cell>
            </table:table-row>
            <table:table-row>
              <table:table-cell office:value-type="float" office:value="1.25028">
                <text:p>1.25028</text:p>
              </table:table-cell>
              <table:table-cell office:value-type="float" office:value="0.513282">
                <text:p>0.513282</text:p>
              </table:table-cell>
            </table:table-row>
            <table:table-row>
              <table:table-cell office:value-type="float" office:value="1.25235">
                <text:p>1.25235</text:p>
              </table:table-cell>
              <table:table-cell office:value-type="float" office:value="0.514502">
                <text:p>0.514502</text:p>
              </table:table-cell>
            </table:table-row>
            <table:table-row>
              <table:table-cell office:value-type="float" office:value="1.25442">
                <text:p>1.25442</text:p>
              </table:table-cell>
              <table:table-cell office:value-type="float" office:value="0.515721">
                <text:p>0.515721</text:p>
              </table:table-cell>
            </table:table-row>
            <table:table-row>
              <table:table-cell office:value-type="float" office:value="1.25649">
                <text:p>1.25649</text:p>
              </table:table-cell>
              <table:table-cell office:value-type="float" office:value="-0.176835">
                <text:p>-0.176835</text:p>
              </table:table-cell>
            </table:table-row>
            <table:table-row>
              <table:table-cell office:value-type="float" office:value="1.25856">
                <text:p>1.25856</text:p>
              </table:table-cell>
              <table:table-cell office:value-type="float" office:value="1.21166">
                <text:p>1.21166</text:p>
              </table:table-cell>
            </table:table-row>
            <table:table-row>
              <table:table-cell office:value-type="float" office:value="1.26063">
                <text:p>1.26063</text:p>
              </table:table-cell>
              <table:table-cell office:value-type="float" office:value="-5.72472">
                <text:p>-5.72472</text:p>
              </table:table-cell>
            </table:table-row>
            <table:table-row>
              <table:table-cell office:value-type="float" office:value="1.2627">
                <text:p>1.2627</text:p>
              </table:table-cell>
              <table:table-cell office:value-type="float" office:value="6.76198">
                <text:p>6.76198</text:p>
              </table:table-cell>
            </table:table-row>
            <table:table-row>
              <table:table-cell office:value-type="float" office:value="1.26477">
                <text:p>1.26477</text:p>
              </table:table-cell>
              <table:table-cell office:value-type="float" office:value="6.7644">
                <text:p>6.7644</text:p>
              </table:table-cell>
            </table:table-row>
            <table:table-row>
              <table:table-cell office:value-type="float" office:value="1.26684">
                <text:p>1.26684</text:p>
              </table:table-cell>
              <table:table-cell office:value-type="float" office:value="-6.41365">
                <text:p>-6.41365</text:p>
              </table:table-cell>
            </table:table-row>
            <table:table-row>
              <table:table-cell office:value-type="float" office:value="1.26891">
                <text:p>1.26891</text:p>
              </table:table-cell>
              <table:table-cell office:value-type="float" office:value="1.21758">
                <text:p>1.21758</text:p>
              </table:table-cell>
            </table:table-row>
            <table:table-row>
              <table:table-cell office:value-type="float" office:value="1.27098">
                <text:p>1.27098</text:p>
              </table:table-cell>
              <table:table-cell office:value-type="float" office:value="0.525154">
                <text:p>0.525154</text:p>
              </table:table-cell>
            </table:table-row>
            <table:table-row>
              <table:table-cell office:value-type="float" office:value="1.27305">
                <text:p>1.27305</text:p>
              </table:table-cell>
              <table:table-cell office:value-type="float" office:value="-5.71759">
                <text:p>-5.71759</text:p>
              </table:table-cell>
            </table:table-row>
            <table:table-row>
              <table:table-cell office:value-type="float" office:value="1.27512">
                <text:p>1.27512</text:p>
              </table:table-cell>
              <table:table-cell office:value-type="float" office:value="6.76911">
                <text:p>6.76911</text:p>
              </table:table-cell>
            </table:table-row>
            <table:table-row>
              <table:table-cell office:value-type="float" office:value="1.27719">
                <text:p>1.27719</text:p>
              </table:table-cell>
              <table:table-cell office:value-type="float" office:value="0.527568">
                <text:p>0.527568</text:p>
              </table:table-cell>
            </table:table-row>
            <table:table-row>
              <table:table-cell office:value-type="float" office:value="1.27926">
                <text:p>1.27926</text:p>
              </table:table-cell>
              <table:table-cell office:value-type="float" office:value="6.07895">
                <text:p>6.07895</text:p>
              </table:table-cell>
            </table:table-row>
            <table:table-row>
              <table:table-cell office:value-type="float" office:value="1.28133">
                <text:p>1.28133</text:p>
              </table:table-cell>
              <table:table-cell office:value-type="float" office:value="-11.262">
                <text:p>-11.262</text:p>
              </table:table-cell>
            </table:table-row>
            <table:table-row>
              <table:table-cell office:value-type="float" office:value="1.2834">
                <text:p>1.2834</text:p>
              </table:table-cell>
              <table:table-cell office:value-type="float" office:value="6.77379">
                <text:p>6.77379</text:p>
              </table:table-cell>
            </table:table-row>
            <table:table-row>
              <table:table-cell office:value-type="float" office:value="1.28547">
                <text:p>1.28547</text:p>
              </table:table-cell>
              <table:table-cell office:value-type="float" office:value="0.532245">
                <text:p>0.532245</text:p>
              </table:table-cell>
            </table:table-row>
            <table:table-row>
              <table:table-cell office:value-type="float" office:value="1.28754">
                <text:p>1.28754</text:p>
              </table:table-cell>
              <table:table-cell office:value-type="float" office:value="0.533445">
                <text:p>0.533445</text:p>
              </table:table-cell>
            </table:table-row>
            <table:table-row>
              <table:table-cell office:value-type="float" office:value="1.28961">
                <text:p>1.28961</text:p>
              </table:table-cell>
              <table:table-cell office:value-type="float" office:value="-0.159128">
                <text:p>-0.159128</text:p>
              </table:table-cell>
            </table:table-row>
            <table:table-row>
              <table:table-cell office:value-type="float" office:value="1.29168">
                <text:p>1.29168</text:p>
              </table:table-cell>
              <table:table-cell office:value-type="float" office:value="1.22935">
                <text:p>1.22935</text:p>
              </table:table-cell>
            </table:table-row>
            <table:table-row>
              <table:table-cell office:value-type="float" office:value="1.29375">
                <text:p>1.29375</text:p>
              </table:table-cell>
              <table:table-cell office:value-type="float" office:value="6.78084">
                <text:p>6.78084</text:p>
              </table:table-cell>
            </table:table-row>
            <table:table-row>
              <table:table-cell office:value-type="float" office:value="1.29582">
                <text:p>1.29582</text:p>
              </table:table-cell>
              <table:table-cell office:value-type="float" office:value="-6.39722">
                <text:p>-6.39722</text:p>
              </table:table-cell>
            </table:table-row>
            <table:table-row>
              <table:table-cell office:value-type="float" office:value="1.29789">
                <text:p>1.29789</text:p>
              </table:table-cell>
              <table:table-cell office:value-type="float" office:value="1.23399">
                <text:p>1.23399</text:p>
              </table:table-cell>
            </table:table-row>
            <table:table-row>
              <table:table-cell office:value-type="float" office:value="1.29996">
                <text:p>1.29996</text:p>
              </table:table-cell>
              <table:table-cell office:value-type="float" office:value="0.54154">
                <text:p>0.54154</text:p>
              </table:table-cell>
            </table:table-row>
            <table:table-row>
              <table:table-cell office:value-type="float" office:value="1.30203">
                <text:p>1.30203</text:p>
              </table:table-cell>
              <table:table-cell office:value-type="float" office:value="-5.7012">
                <text:p>-5.7012</text:p>
              </table:table-cell>
            </table:table-row>
            <table:table-row>
              <table:table-cell office:value-type="float" office:value="1.3041">
                <text:p>1.3041</text:p>
              </table:table-cell>
              <table:table-cell office:value-type="float" office:value="6.78547">
                <text:p>6.78547</text:p>
              </table:table-cell>
            </table:table-row>
            <table:table-row>
              <table:table-cell office:value-type="float" office:value="1.30617">
                <text:p>1.30617</text:p>
              </table:table-cell>
              <table:table-cell office:value-type="float" office:value="0.543918">
                <text:p>0.543918</text:p>
              </table:table-cell>
            </table:table-row>
            <table:table-row>
              <table:table-cell office:value-type="float" office:value="1.30824">
                <text:p>1.30824</text:p>
              </table:table-cell>
              <table:table-cell office:value-type="float" office:value="-0.148666">
                <text:p>-0.148666</text:p>
              </table:table-cell>
            </table:table-row>
            <table:table-row>
              <table:table-cell office:value-type="float" office:value="1.31031">
                <text:p>1.31031</text:p>
              </table:table-cell>
              <table:table-cell office:value-type="float" office:value="1.2398">
                <text:p>1.2398</text:p>
              </table:table-cell>
            </table:table-row>
            <table:table-row>
              <table:table-cell office:value-type="float" office:value="1.31238">
                <text:p>1.31238</text:p>
              </table:table-cell>
              <table:table-cell office:value-type="float" office:value="0.547342">
                <text:p>0.547342</text:p>
              </table:table-cell>
            </table:table-row>
            <table:table-row>
              <table:table-cell office:value-type="float" office:value="1.31445">
                <text:p>1.31445</text:p>
              </table:table-cell>
              <table:table-cell office:value-type="float" office:value="0.548524">
                <text:p>0.548524</text:p>
              </table:table-cell>
            </table:table-row>
            <table:table-row>
              <table:table-cell office:value-type="float" office:value="1.31652">
                <text:p>1.31652</text:p>
              </table:table-cell>
              <table:table-cell office:value-type="float" office:value="0.549706">
                <text:p>0.549706</text:p>
              </table:table-cell>
            </table:table-row>
            <table:table-row>
              <table:table-cell office:value-type="float" office:value="1.31859">
                <text:p>1.31859</text:p>
              </table:table-cell>
              <table:table-cell office:value-type="float" office:value="-0.142883">
                <text:p>-0.142883</text:p>
              </table:table-cell>
            </table:table-row>
            <table:table-row>
              <table:table-cell office:value-type="float" office:value="1.32066">
                <text:p>1.32066</text:p>
              </table:table-cell>
              <table:table-cell office:value-type="float" office:value="1.24557">
                <text:p>1.24557</text:p>
              </table:table-cell>
            </table:table-row>
            <table:table-row>
              <table:table-cell office:value-type="float" office:value="1.32273">
                <text:p>1.32273</text:p>
              </table:table-cell>
              <table:table-cell office:value-type="float" office:value="0.553111">
                <text:p>0.553111</text:p>
              </table:table-cell>
            </table:table-row>
            <table:table-row>
              <table:table-cell office:value-type="float" office:value="1.3248">
                <text:p>1.3248</text:p>
              </table:table-cell>
              <table:table-cell office:value-type="float" office:value="0.554287">
                <text:p>0.554287</text:p>
              </table:table-cell>
            </table:table-row>
            <table:table-row>
              <table:table-cell office:value-type="float" office:value="1.32687">
                <text:p>1.32687</text:p>
              </table:table-cell>
              <table:table-cell office:value-type="float" office:value="0.555462">
                <text:p>0.555462</text:p>
              </table:table-cell>
            </table:table-row>
            <table:table-row>
              <table:table-cell office:value-type="float" office:value="1.32894">
                <text:p>1.32894</text:p>
              </table:table-cell>
              <table:table-cell office:value-type="float" office:value="-0.137134">
                <text:p>-0.137134</text:p>
              </table:table-cell>
            </table:table-row>
            <table:table-row>
              <table:table-cell office:value-type="float" office:value="1.33101">
                <text:p>1.33101</text:p>
              </table:table-cell>
              <table:table-cell office:value-type="float" office:value="1.25131">
                <text:p>1.25131</text:p>
              </table:table-cell>
            </table:table-row>
            <table:table-row>
              <table:table-cell office:value-type="float" office:value="1.33308">
                <text:p>1.33308</text:p>
              </table:table-cell>
              <table:table-cell office:value-type="float" office:value="0.558847">
                <text:p>0.558847</text:p>
              </table:table-cell>
            </table:table-row>
            <table:table-row>
              <table:table-cell office:value-type="float" office:value="1.33515">
                <text:p>1.33515</text:p>
              </table:table-cell>
              <table:table-cell office:value-type="float" office:value="0.560017">
                <text:p>0.560017</text:p>
              </table:table-cell>
            </table:table-row>
            <table:table-row>
              <table:table-cell office:value-type="float" office:value="1.33722">
                <text:p>1.33722</text:p>
              </table:table-cell>
              <table:table-cell office:value-type="float" office:value="-0.132583">
                <text:p>-0.132583</text:p>
              </table:table-cell>
            </table:table-row>
            <table:table-row>
              <table:table-cell office:value-type="float" office:value="1.33929">
                <text:p>1.33929</text:p>
              </table:table-cell>
              <table:table-cell office:value-type="float" office:value="1.25586">
                <text:p>1.25586</text:p>
              </table:table-cell>
            </table:table-row>
            <table:table-row>
              <table:table-cell office:value-type="float" office:value="1.34136">
                <text:p>1.34136</text:p>
              </table:table-cell>
              <table:table-cell office:value-type="float" office:value="0.563387">
                <text:p>0.563387</text:p>
              </table:table-cell>
            </table:table-row>
            <table:table-row>
              <table:table-cell office:value-type="float" office:value="1.34343">
                <text:p>1.34343</text:p>
              </table:table-cell>
              <table:table-cell office:value-type="float" office:value="0.564551">
                <text:p>0.564551</text:p>
              </table:table-cell>
            </table:table-row>
            <table:table-row>
              <table:table-cell office:value-type="float" office:value="1.3455">
                <text:p>1.3455</text:p>
              </table:table-cell>
              <table:table-cell office:value-type="float" office:value="0.565714">
                <text:p>0.565714</text:p>
              </table:table-cell>
            </table:table-row>
            <table:table-row>
              <table:table-cell office:value-type="float" office:value="1.34757">
                <text:p>1.34757</text:p>
              </table:table-cell>
              <table:table-cell office:value-type="float" office:value="-0.126892">
                <text:p>-0.126892</text:p>
              </table:table-cell>
            </table:table-row>
            <table:table-row>
              <table:table-cell office:value-type="float" office:value="1.34964">
                <text:p>1.34964</text:p>
              </table:table-cell>
              <table:table-cell office:value-type="float" office:value="1.26154">
                <text:p>1.26154</text:p>
              </table:table-cell>
            </table:table-row>
            <table:table-row>
              <table:table-cell office:value-type="float" office:value="1.35171">
                <text:p>1.35171</text:p>
              </table:table-cell>
              <table:table-cell office:value-type="float" office:value="0.569064">
                <text:p>0.569064</text:p>
              </table:table-cell>
            </table:table-row>
            <table:table-row>
              <table:table-cell office:value-type="float" office:value="1.35378">
                <text:p>1.35378</text:p>
              </table:table-cell>
              <table:table-cell office:value-type="float" office:value="-5.67368">
                <text:p>-5.67368</text:p>
              </table:table-cell>
            </table:table-row>
            <table:table-row>
              <table:table-cell office:value-type="float" office:value="1.35585">
                <text:p>1.35585</text:p>
              </table:table-cell>
              <table:table-cell office:value-type="float" office:value="13.0569">
                <text:p>13.0569</text:p>
              </table:table-cell>
            </table:table-row>
            <table:table-row>
              <table:table-cell office:value-type="float" office:value="1.35792">
                <text:p>1.35792</text:p>
              </table:table-cell>
              <table:table-cell office:value-type="float" office:value="-6.36398">
                <text:p>-6.36398</text:p>
              </table:table-cell>
            </table:table-row>
            <table:table-row>
              <table:table-cell office:value-type="float" office:value="1.35999">
                <text:p>1.35999</text:p>
              </table:table-cell>
              <table:table-cell office:value-type="float" office:value="1.26719">
                <text:p>1.26719</text:p>
              </table:table-cell>
            </table:table-row>
            <table:table-row>
              <table:table-cell office:value-type="float" office:value="1.36206">
                <text:p>1.36206</text:p>
              </table:table-cell>
              <table:table-cell office:value-type="float" office:value="-5.66919">
                <text:p>-5.66919</text:p>
              </table:table-cell>
            </table:table-row>
            <table:table-row>
              <table:table-cell office:value-type="float" office:value="1.36413">
                <text:p>1.36413</text:p>
              </table:table-cell>
              <table:table-cell office:value-type="float" office:value="6.81745">
                <text:p>6.81745</text:p>
              </table:table-cell>
            </table:table-row>
            <table:table-row>
              <table:table-cell office:value-type="float" office:value="1.3662">
                <text:p>1.3662</text:p>
              </table:table-cell>
              <table:table-cell office:value-type="float" office:value="0.575858">
                <text:p>0.575858</text:p>
              </table:table-cell>
            </table:table-row>
            <table:table-row>
              <table:table-cell office:value-type="float" office:value="1.36827">
                <text:p>1.36827</text:p>
              </table:table-cell>
              <table:table-cell office:value-type="float" office:value="6.12713">
                <text:p>6.12713</text:p>
              </table:table-cell>
            </table:table-row>
            <table:table-row>
              <table:table-cell office:value-type="float" office:value="1.37034">
                <text:p>1.37034</text:p>
              </table:table-cell>
              <table:table-cell office:value-type="float" office:value="-11.2138">
                <text:p>-11.2138</text:p>
              </table:table-cell>
            </table:table-row>
            <table:table-row>
              <table:table-cell office:value-type="float" office:value="1.37241">
                <text:p>1.37241</text:p>
              </table:table-cell>
              <table:table-cell office:value-type="float" office:value="13.0658">
                <text:p>13.0658</text:p>
              </table:table-cell>
            </table:table-row>
            <table:table-row>
              <table:table-cell office:value-type="float" office:value="1.37448">
                <text:p>1.37448</text:p>
              </table:table-cell>
              <table:table-cell office:value-type="float" office:value="-11.9052">
                <text:p>-11.9052</text:p>
              </table:table-cell>
            </table:table-row>
            <table:table-row>
              <table:table-cell office:value-type="float" office:value="1.37655">
                <text:p>1.37655</text:p>
              </table:table-cell>
              <table:table-cell office:value-type="float" office:value="6.8242">
                <text:p>6.8242</text:p>
              </table:table-cell>
            </table:table-row>
            <table:table-row>
              <table:table-cell office:value-type="float" office:value="1.37862">
                <text:p>1.37862</text:p>
              </table:table-cell>
              <table:table-cell office:value-type="float" office:value="0.582602">
                <text:p>0.582602</text:p>
              </table:table-cell>
            </table:table-row>
            <table:table-row>
              <table:table-cell office:value-type="float" office:value="1.38069">
                <text:p>1.38069</text:p>
              </table:table-cell>
              <table:table-cell office:value-type="float" office:value="-0.110022">
                <text:p>-0.110022</text:p>
              </table:table-cell>
            </table:table-row>
            <table:table-row>
              <table:table-cell office:value-type="float" office:value="1.38276">
                <text:p>1.38276</text:p>
              </table:table-cell>
              <table:table-cell office:value-type="float" office:value="1.27839">
                <text:p>1.27839</text:p>
              </table:table-cell>
            </table:table-row>
            <table:table-row>
              <table:table-cell office:value-type="float" office:value="1.38483">
                <text:p>1.38483</text:p>
              </table:table-cell>
              <table:table-cell office:value-type="float" office:value="0.585893">
                <text:p>0.585893</text:p>
              </table:table-cell>
            </table:table-row>
            <table:table-row>
              <table:table-cell office:value-type="float" office:value="1.3869">
                <text:p>1.3869</text:p>
              </table:table-cell>
              <table:table-cell office:value-type="float" office:value="0.587029">
                <text:p>0.587029</text:p>
              </table:table-cell>
            </table:table-row>
            <table:table-row>
              <table:table-cell office:value-type="float" office:value="1.38897">
                <text:p>1.38897</text:p>
              </table:table-cell>
              <table:table-cell office:value-type="float" office:value="-0.105601">
                <text:p>-0.105601</text:p>
              </table:table-cell>
            </table:table-row>
            <table:table-row>
              <table:table-cell office:value-type="float" office:value="1.39104">
                <text:p>1.39104</text:p>
              </table:table-cell>
              <table:table-cell office:value-type="float" office:value="1.28281">
                <text:p>1.28281</text:p>
              </table:table-cell>
            </table:table-row>
            <table:table-row>
              <table:table-cell office:value-type="float" office:value="1.39311">
                <text:p>1.39311</text:p>
              </table:table-cell>
              <table:table-cell office:value-type="float" office:value="0.590303">
                <text:p>0.590303</text:p>
              </table:table-cell>
            </table:table-row>
            <table:table-row>
              <table:table-cell office:value-type="float" office:value="1.39518">
                <text:p>1.39518</text:p>
              </table:table-cell>
              <table:table-cell office:value-type="float" office:value="-5.65244">
                <text:p>-5.65244</text:p>
              </table:table-cell>
            </table:table-row>
            <table:table-row>
              <table:table-cell office:value-type="float" office:value="1.39725">
                <text:p>1.39725</text:p>
              </table:table-cell>
              <table:table-cell office:value-type="float" office:value="6.83418">
                <text:p>6.83418</text:p>
              </table:table-cell>
            </table:table-row>
            <table:table-row>
              <table:table-cell office:value-type="float" office:value="1.39932">
                <text:p>1.39932</text:p>
              </table:table-cell>
              <table:table-cell office:value-type="float" office:value="0.592563">
                <text:p>0.592563</text:p>
              </table:table-cell>
            </table:table-row>
            <table:table-row>
              <table:table-cell office:value-type="float" office:value="1.40139">
                <text:p>1.40139</text:p>
              </table:table-cell>
              <table:table-cell office:value-type="float" office:value="6.1438">
                <text:p>6.1438</text:p>
              </table:table-cell>
            </table:table-row>
            <table:table-row>
              <table:table-cell office:value-type="float" office:value="1.40346">
                <text:p>1.40346</text:p>
              </table:table-cell>
              <table:table-cell office:value-type="float" office:value="-11.1972">
                <text:p>-11.1972</text:p>
              </table:table-cell>
            </table:table-row>
            <table:table-row>
              <table:table-cell office:value-type="float" office:value="1.40553">
                <text:p>1.40553</text:p>
              </table:table-cell>
              <table:table-cell office:value-type="float" office:value="6.83856">
                <text:p>6.83856</text:p>
              </table:table-cell>
            </table:table-row>
            <table:table-row>
              <table:table-cell office:value-type="float" office:value="1.4076">
                <text:p>1.4076</text:p>
              </table:table-cell>
              <table:table-cell office:value-type="float" office:value="6.84081">
                <text:p>6.84081</text:p>
              </table:table-cell>
            </table:table-row>
            <table:table-row>
              <table:table-cell office:value-type="float" office:value="1.40967">
                <text:p>1.40967</text:p>
              </table:table-cell>
              <table:table-cell office:value-type="float" office:value="-11.8874">
                <text:p>-11.8874</text:p>
              </table:table-cell>
            </table:table-row>
            <table:table-row>
              <table:table-cell office:value-type="float" office:value="1.41174">
                <text:p>1.41174</text:p>
              </table:table-cell>
              <table:table-cell office:value-type="float" office:value="6.14816">
                <text:p>6.14816</text:p>
              </table:table-cell>
            </table:table-row>
            <table:table-row>
              <table:table-cell office:value-type="float" office:value="1.41381">
                <text:p>1.41381</text:p>
              </table:table-cell>
              <table:table-cell office:value-type="float" office:value="7.53768">
                <text:p>7.53768</text:p>
              </table:table-cell>
            </table:table-row>
            <table:table-row>
              <table:table-cell office:value-type="float" office:value="1.41588">
                <text:p>1.41588</text:p>
              </table:table-cell>
              <table:table-cell office:value-type="float" office:value="-11.8842">
                <text:p>-11.8842</text:p>
              </table:table-cell>
            </table:table-row>
            <table:table-row>
              <table:table-cell office:value-type="float" office:value="1.41795">
                <text:p>1.41795</text:p>
              </table:table-cell>
              <table:table-cell office:value-type="float" office:value="6.84515">
                <text:p>6.84515</text:p>
              </table:table-cell>
            </table:table-row>
            <table:table-row>
              <table:table-cell office:value-type="float" office:value="1.42002">
                <text:p>1.42002</text:p>
              </table:table-cell>
              <table:table-cell office:value-type="float" office:value="0.603525">
                <text:p>0.603525</text:p>
              </table:table-cell>
            </table:table-row>
            <table:table-row>
              <table:table-cell office:value-type="float" office:value="1.42209">
                <text:p>1.42209</text:p>
              </table:table-cell>
              <table:table-cell office:value-type="float" office:value="6.15473">
                <text:p>6.15473</text:p>
              </table:table-cell>
            </table:table-row>
            <table:table-row>
              <table:table-cell office:value-type="float" office:value="1.42416">
                <text:p>1.42416</text:p>
              </table:table-cell>
              <table:table-cell office:value-type="float" office:value="-4.94237">
                <text:p>-4.94237</text:p>
              </table:table-cell>
            </table:table-row>
            <table:table-row>
              <table:table-cell office:value-type="float" office:value="1.42623">
                <text:p>1.42623</text:p>
              </table:table-cell>
              <table:table-cell office:value-type="float" office:value="0.607846">
                <text:p>0.607846</text:p>
              </table:table-cell>
            </table:table-row>
            <table:table-row>
              <table:table-cell office:value-type="float" office:value="1.4283">
                <text:p>1.4283</text:p>
              </table:table-cell>
              <table:table-cell office:value-type="float" office:value="0.608953">
                <text:p>0.608953</text:p>
              </table:table-cell>
            </table:table-row>
            <table:table-row>
              <table:table-cell office:value-type="float" office:value="1.43037">
                <text:p>1.43037</text:p>
              </table:table-cell>
              <table:table-cell office:value-type="float" office:value="-0.0837022">
                <text:p>-0.0837022</text:p>
              </table:table-cell>
            </table:table-row>
            <table:table-row>
              <table:table-cell office:value-type="float" office:value="1.43244">
                <text:p>1.43244</text:p>
              </table:table-cell>
              <table:table-cell office:value-type="float" office:value="1.30468">
                <text:p>1.30468</text:p>
              </table:table-cell>
            </table:table-row>
            <table:table-row>
              <table:table-cell office:value-type="float" office:value="1.43451">
                <text:p>1.43451</text:p>
              </table:table-cell>
              <table:table-cell office:value-type="float" office:value="0.612144">
                <text:p>0.612144</text:p>
              </table:table-cell>
            </table:table-row>
            <table:table-row>
              <table:table-cell office:value-type="float" office:value="1.43658">
                <text:p>1.43658</text:p>
              </table:table-cell>
              <table:table-cell office:value-type="float" office:value="0.613245">
                <text:p>0.613245</text:p>
              </table:table-cell>
            </table:table-row>
            <table:table-row>
              <table:table-cell office:value-type="float" office:value="1.43865">
                <text:p>1.43865</text:p>
              </table:table-cell>
              <table:table-cell office:value-type="float" office:value="-0.0794153">
                <text:p>-0.0794153</text:p>
              </table:table-cell>
            </table:table-row>
            <table:table-row>
              <table:table-cell office:value-type="float" office:value="1.44072">
                <text:p>1.44072</text:p>
              </table:table-cell>
              <table:table-cell office:value-type="float" office:value="1.30896">
                <text:p>1.30896</text:p>
              </table:table-cell>
            </table:table-row>
            <table:table-row>
              <table:table-cell office:value-type="float" office:value="1.44279">
                <text:p>1.44279</text:p>
              </table:table-cell>
              <table:table-cell office:value-type="float" office:value="-5.62742">
                <text:p>-5.62742</text:p>
              </table:table-cell>
            </table:table-row>
            <table:table-row>
              <table:table-cell office:value-type="float" office:value="1.44486">
                <text:p>1.44486</text:p>
              </table:table-cell>
              <table:table-cell office:value-type="float" office:value="13.103">
                <text:p>13.103</text:p>
              </table:table-cell>
            </table:table-row>
            <table:table-row>
              <table:table-cell office:value-type="float" office:value="1.44693">
                <text:p>1.44693</text:p>
              </table:table-cell>
              <table:table-cell office:value-type="float" office:value="-5.62414">
                <text:p>-5.62414</text:p>
              </table:table-cell>
            </table:table-row>
            <table:table-row>
              <table:table-cell office:value-type="float" office:value="1.449">
                <text:p>1.449</text:p>
              </table:table-cell>
              <table:table-cell office:value-type="float" office:value="-0.0740587">
                <text:p>-0.0740587</text:p>
              </table:table-cell>
            </table:table-row>
            <table:table-row>
              <table:table-cell office:value-type="float" office:value="1.45107">
                <text:p>1.45107</text:p>
              </table:table-cell>
              <table:table-cell office:value-type="float" office:value="1.31431">
                <text:p>1.31431</text:p>
              </table:table-cell>
            </table:table-row>
            <table:table-row>
              <table:table-cell office:value-type="float" office:value="1.45314">
                <text:p>1.45314</text:p>
              </table:table-cell>
              <table:table-cell office:value-type="float" office:value="0.62176">
                <text:p>0.62176</text:p>
              </table:table-cell>
            </table:table-row>
            <table:table-row>
              <table:table-cell office:value-type="float" office:value="1.45521">
                <text:p>1.45521</text:p>
              </table:table-cell>
              <table:table-cell office:value-type="float" office:value="0.622848">
                <text:p>0.622848</text:p>
              </table:table-cell>
            </table:table-row>
            <table:table-row>
              <table:table-cell office:value-type="float" office:value="1.45728">
                <text:p>1.45728</text:p>
              </table:table-cell>
              <table:table-cell office:value-type="float" office:value="0.623935">
                <text:p>0.623935</text:p>
              </table:table-cell>
            </table:table-row>
            <table:table-row>
              <table:table-cell office:value-type="float" office:value="1.45935">
                <text:p>1.45935</text:p>
              </table:table-cell>
              <table:table-cell office:value-type="float" office:value="-0.0687386">
                <text:p>-0.0687386</text:p>
              </table:table-cell>
            </table:table-row>
            <table:table-row>
              <table:table-cell office:value-type="float" office:value="1.46142">
                <text:p>1.46142</text:p>
              </table:table-cell>
              <table:table-cell office:value-type="float" office:value="1.31962">
                <text:p>1.31962</text:p>
              </table:table-cell>
            </table:table-row>
            <table:table-row>
              <table:table-cell office:value-type="float" office:value="1.46349">
                <text:p>1.46349</text:p>
              </table:table-cell>
              <table:table-cell office:value-type="float" office:value="0.627065">
                <text:p>0.627065</text:p>
              </table:table-cell>
            </table:table-row>
            <table:table-row>
              <table:table-cell office:value-type="float" office:value="1.46556">
                <text:p>1.46556</text:p>
              </table:table-cell>
              <table:table-cell office:value-type="float" office:value="0.628146">
                <text:p>0.628146</text:p>
              </table:table-cell>
            </table:table-row>
            <table:table-row>
              <table:table-cell office:value-type="float" office:value="1.46763">
                <text:p>1.46763</text:p>
              </table:table-cell>
              <table:table-cell office:value-type="float" office:value="6.17929">
                <text:p>6.17929</text:p>
              </table:table-cell>
            </table:table-row>
            <table:table-row>
              <table:table-cell office:value-type="float" office:value="1.4697">
                <text:p>1.4697</text:p>
              </table:table-cell>
              <table:table-cell office:value-type="float" office:value="-4.91785">
                <text:p>-4.91785</text:p>
              </table:table-cell>
            </table:table-row>
            <table:table-row>
              <table:table-cell office:value-type="float" office:value="1.47177">
                <text:p>1.47177</text:p>
              </table:table-cell>
              <table:table-cell office:value-type="float" office:value="0.632333">
                <text:p>0.632333</text:p>
              </table:table-cell>
            </table:table-row>
            <table:table-row>
              <table:table-cell office:value-type="float" office:value="1.47384">
                <text:p>1.47384</text:p>
              </table:table-cell>
              <table:table-cell office:value-type="float" office:value="0.633406">
                <text:p>0.633406</text:p>
              </table:table-cell>
            </table:table-row>
            <table:table-row>
              <table:table-cell office:value-type="float" office:value="1.47591">
                <text:p>1.47591</text:p>
              </table:table-cell>
              <table:table-cell office:value-type="float" office:value="0.634478">
                <text:p>0.634478</text:p>
              </table:table-cell>
            </table:table-row>
            <table:table-row>
              <table:table-cell office:value-type="float" office:value="1.47798">
                <text:p>1.47798</text:p>
              </table:table-cell>
              <table:table-cell office:value-type="float" office:value="-0.0582093">
                <text:p>-0.0582093</text:p>
              </table:table-cell>
            </table:table-row>
            <table:table-row>
              <table:table-cell office:value-type="float" office:value="1.48005">
                <text:p>1.48005</text:p>
              </table:table-cell>
              <table:table-cell office:value-type="float" office:value="-4.91368">
                <text:p>-4.91368</text:p>
              </table:table-cell>
            </table:table-row>
            <table:table-row>
              <table:table-cell office:value-type="float" office:value="1.48212">
                <text:p>1.48212</text:p>
              </table:table-cell>
              <table:table-cell office:value-type="float" office:value="13.1231">
                <text:p>13.1231</text:p>
              </table:table-cell>
            </table:table-row>
            <table:table-row>
              <table:table-cell office:value-type="float" office:value="1.48419">
                <text:p>1.48419</text:p>
              </table:table-cell>
              <table:table-cell office:value-type="float" office:value="-5.60411">
                <text:p>-5.60411</text:p>
              </table:table-cell>
            </table:table-row>
            <table:table-row>
              <table:table-cell office:value-type="float" office:value="1.48626">
                <text:p>1.48626</text:p>
              </table:table-cell>
              <table:table-cell office:value-type="float" office:value="-5.60411">
                <text:p>-5.60411</text:p>
              </table:table-cell>
            </table:table-row>
            <table:table-row>
              <table:table-cell office:value-type="float" office:value="1.48833">
                <text:p>1.48833</text:p>
              </table:table-cell>
              <table:table-cell office:value-type="float" office:value="12.4325">
                <text:p>12.4325</text:p>
              </table:table-cell>
            </table:table-row>
            <table:table-row>
              <table:table-cell office:value-type="float" office:value="1.4904">
                <text:p>1.4904</text:p>
              </table:table-cell>
              <table:table-cell office:value-type="float" office:value="-11.1512">
                <text:p>-11.1512</text:p>
              </table:table-cell>
            </table:table-row>
            <table:table-row>
              <table:table-cell office:value-type="float" office:value="1.49247">
                <text:p>1.49247</text:p>
              </table:table-cell>
              <table:table-cell office:value-type="float" office:value="13.1282">
                <text:p>13.1282</text:p>
              </table:table-cell>
            </table:table-row>
            <table:table-row>
              <table:table-cell office:value-type="float" office:value="1.49454">
                <text:p>1.49454</text:p>
              </table:table-cell>
              <table:table-cell office:value-type="float" office:value="-11.8427">
                <text:p>-11.8427</text:p>
              </table:table-cell>
            </table:table-row>
            <table:table-row>
              <table:table-cell office:value-type="float" office:value="1.49661">
                <text:p>1.49661</text:p>
              </table:table-cell>
              <table:table-cell office:value-type="float" office:value="6.88656">
                <text:p>6.88656</text:p>
              </table:table-cell>
            </table:table-row>
            <table:table-row>
              <table:table-cell office:value-type="float" office:value="1.49868">
                <text:p>1.49868</text:p>
              </table:table-cell>
              <table:table-cell office:value-type="float" office:value="-0.0488844">
                <text:p>-0.0488844</text:p>
              </table:table-cell>
            </table:table-row>
            <table:table-row>
              <table:table-cell office:value-type="float" office:value="1.50075">
                <text:p>1.50075</text:p>
              </table:table-cell>
              <table:table-cell office:value-type="float" office:value="1.33945">
                <text:p>1.33945</text:p>
              </table:table-cell>
            </table:table-row>
            <table:table-row>
              <table:table-cell office:value-type="float" office:value="1.50282">
                <text:p>1.50282</text:p>
              </table:table-cell>
              <table:table-cell office:value-type="float" office:value="0.646861">
                <text:p>0.646861</text:p>
              </table:table-cell>
            </table:table-row>
            <table:table-row>
              <table:table-cell office:value-type="float" office:value="1.50489">
                <text:p>1.50489</text:p>
              </table:table-cell>
              <table:table-cell office:value-type="float" office:value="6.89171">
                <text:p>6.89171</text:p>
              </table:table-cell>
            </table:table-row>
            <table:table-row>
              <table:table-cell office:value-type="float" office:value="1.50696">
                <text:p>1.50696</text:p>
              </table:table-cell>
              <table:table-cell office:value-type="float" office:value="-11.8365">
                <text:p>-11.8365</text:p>
              </table:table-cell>
            </table:table-row>
            <table:table-row>
              <table:table-cell office:value-type="float" office:value="1.50903">
                <text:p>1.50903</text:p>
              </table:table-cell>
              <table:table-cell office:value-type="float" office:value="12.4428">
                <text:p>12.4428</text:p>
              </table:table-cell>
            </table:table-row>
            <table:table-row>
              <table:table-cell office:value-type="float" office:value="1.5111">
                <text:p>1.5111</text:p>
              </table:table-cell>
              <table:table-cell office:value-type="float" office:value="-11.1409">
                <text:p>-11.1409</text:p>
              </table:table-cell>
            </table:table-row>
            <table:table-row>
              <table:table-cell office:value-type="float" office:value="1.51317">
                <text:p>1.51317</text:p>
              </table:table-cell>
              <table:table-cell office:value-type="float" office:value="13.1385">
                <text:p>13.1385</text:p>
              </table:table-cell>
            </table:table-row>
            <table:table-row>
              <table:table-cell office:value-type="float" office:value="1.51524">
                <text:p>1.51524</text:p>
              </table:table-cell>
              <table:table-cell office:value-type="float" office:value="-5.58867">
                <text:p>-5.58867</text:p>
              </table:table-cell>
            </table:table-row>
            <table:table-row>
              <table:table-cell office:value-type="float" office:value="1.51731">
                <text:p>1.51731</text:p>
              </table:table-cell>
              <table:table-cell office:value-type="float" office:value="-5.58867">
                <text:p>-5.58867</text:p>
              </table:table-cell>
            </table:table-row>
            <table:table-row>
              <table:table-cell office:value-type="float" office:value="1.51938">
                <text:p>1.51938</text:p>
              </table:table-cell>
              <table:table-cell office:value-type="float" office:value="12.4479">
                <text:p>12.4479</text:p>
              </table:table-cell>
            </table:table-row>
            <table:table-row>
              <table:table-cell office:value-type="float" office:value="1.52145">
                <text:p>1.52145</text:p>
              </table:table-cell>
              <table:table-cell office:value-type="float" office:value="-4.89203">
                <text:p>-4.89203</text:p>
              </table:table-cell>
            </table:table-row>
            <table:table-row>
              <table:table-cell office:value-type="float" office:value="1.52352">
                <text:p>1.52352</text:p>
              </table:table-cell>
              <table:table-cell office:value-type="float" office:value="0.658108">
                <text:p>0.658108</text:p>
              </table:table-cell>
            </table:table-row>
            <table:table-row>
              <table:table-cell office:value-type="float" office:value="1.52559">
                <text:p>1.52559</text:p>
              </table:table-cell>
              <table:table-cell office:value-type="float" office:value="-5.58464">
                <text:p>-5.58464</text:p>
              </table:table-cell>
            </table:table-row>
            <table:table-row>
              <table:table-cell office:value-type="float" office:value="1.52766">
                <text:p>1.52766</text:p>
              </table:table-cell>
              <table:table-cell office:value-type="float" office:value="6.20813">
                <text:p>6.20813</text:p>
              </table:table-cell>
            </table:table-row>
            <table:table-row>
              <table:table-cell office:value-type="float" office:value="1.52973">
                <text:p>1.52973</text:p>
              </table:table-cell>
              <table:table-cell office:value-type="float" office:value="7.59747">
                <text:p>7.59747</text:p>
              </table:table-cell>
            </table:table-row>
            <table:table-row>
              <table:table-cell office:value-type="float" office:value="1.5318">
                <text:p>1.5318</text:p>
              </table:table-cell>
              <table:table-cell office:value-type="float" office:value="-5.58062">
                <text:p>-5.58062</text:p>
              </table:table-cell>
            </table:table-row>
            <table:table-row>
              <table:table-cell office:value-type="float" office:value="1.53387">
                <text:p>1.53387</text:p>
              </table:table-cell>
              <table:table-cell office:value-type="float" office:value="-5.58062">
                <text:p>-5.58062</text:p>
              </table:table-cell>
            </table:table-row>
            <table:table-row>
              <table:table-cell office:value-type="float" office:value="1.53594">
                <text:p>1.53594</text:p>
              </table:table-cell>
              <table:table-cell office:value-type="float" office:value="6.90589">
                <text:p>6.90589</text:p>
              </table:table-cell>
            </table:table-row>
            <table:table-row>
              <table:table-cell office:value-type="float" office:value="1.53801">
                <text:p>1.53801</text:p>
              </table:table-cell>
              <table:table-cell office:value-type="float" office:value="-0.029578">
                <text:p>-0.029578</text:p>
              </table:table-cell>
            </table:table-row>
            <table:table-row>
              <table:table-cell office:value-type="float" office:value="1.54008">
                <text:p>1.54008</text:p>
              </table:table-cell>
              <table:table-cell office:value-type="float" office:value="1.35872">
                <text:p>1.35872</text:p>
              </table:table-cell>
            </table:table-row>
            <table:table-row>
              <table:table-cell office:value-type="float" office:value="1.54215">
                <text:p>1.54215</text:p>
              </table:table-cell>
              <table:table-cell office:value-type="float" office:value="0.666108">
                <text:p>0.666108</text:p>
              </table:table-cell>
            </table:table-row>
            <table:table-row>
              <table:table-cell office:value-type="float" office:value="1.54422">
                <text:p>1.54422</text:p>
              </table:table-cell>
              <table:table-cell office:value-type="float" office:value="0.667129">
                <text:p>0.667129</text:p>
              </table:table-cell>
            </table:table-row>
            <table:table-row>
              <table:table-cell office:value-type="float" office:value="1.54629">
                <text:p>1.54629</text:p>
              </table:table-cell>
              <table:table-cell office:value-type="float" office:value="0.668149">
                <text:p>0.668149</text:p>
              </table:table-cell>
            </table:table-row>
            <table:table-row>
              <table:table-cell office:value-type="float" office:value="1.54836">
                <text:p>1.54836</text:p>
              </table:table-cell>
              <table:table-cell office:value-type="float" office:value="-0.0245845">
                <text:p>-0.0245845</text:p>
              </table:table-cell>
            </table:table-row>
            <table:table-row>
              <table:table-cell office:value-type="float" office:value="1.55043">
                <text:p>1.55043</text:p>
              </table:table-cell>
              <table:table-cell office:value-type="float" office:value="1.36371">
                <text:p>1.36371</text:p>
              </table:table-cell>
            </table:table-row>
            <table:table-row>
              <table:table-cell office:value-type="float" office:value="1.5525">
                <text:p>1.5525</text:p>
              </table:table-cell>
              <table:table-cell office:value-type="float" office:value="0.671085">
                <text:p>0.671085</text:p>
              </table:table-cell>
            </table:table-row>
            <table:table-row>
              <table:table-cell office:value-type="float" office:value="1.55457">
                <text:p>1.55457</text:p>
              </table:table-cell>
              <table:table-cell office:value-type="float" office:value="0.672098">
                <text:p>0.672098</text:p>
              </table:table-cell>
            </table:table-row>
            <table:table-row>
              <table:table-cell office:value-type="float" office:value="1.55664">
                <text:p>1.55664</text:p>
              </table:table-cell>
              <table:table-cell office:value-type="float" office:value="0.67311">
                <text:p>0.67311</text:p>
              </table:table-cell>
            </table:table-row>
            <table:table-row>
              <table:table-cell office:value-type="float" office:value="1.55871">
                <text:p>1.55871</text:p>
              </table:table-cell>
              <table:table-cell office:value-type="float" office:value="-0.0196304">
                <text:p>-0.0196304</text:p>
              </table:table-cell>
            </table:table-row>
            <table:table-row>
              <table:table-cell office:value-type="float" office:value="1.56078">
                <text:p>1.56078</text:p>
              </table:table-cell>
              <table:table-cell office:value-type="float" office:value="1.36865">
                <text:p>1.36865</text:p>
              </table:table-cell>
            </table:table-row>
            <table:table-row>
              <table:table-cell office:value-type="float" office:value="1.56285">
                <text:p>1.56285</text:p>
              </table:table-cell>
              <table:table-cell office:value-type="float" office:value="6.91977">
                <text:p>6.91977</text:p>
              </table:table-cell>
            </table:table-row>
            <table:table-row>
              <table:table-cell office:value-type="float" office:value="1.56492">
                <text:p>1.56492</text:p>
              </table:table-cell>
              <table:table-cell office:value-type="float" office:value="-11.8085">
                <text:p>-11.8085</text:p>
              </table:table-cell>
            </table:table-row>
            <table:table-row>
              <table:table-cell office:value-type="float" office:value="1.56699">
                <text:p>1.56699</text:p>
              </table:table-cell>
              <table:table-cell office:value-type="float" office:value="6.92078">
                <text:p>6.92078</text:p>
              </table:table-cell>
            </table:table-row>
            <table:table-row>
              <table:table-cell office:value-type="float" office:value="1.56906">
                <text:p>1.56906</text:p>
              </table:table-cell>
              <table:table-cell office:value-type="float" office:value="-0.0147161">
                <text:p>-0.0147161</text:p>
              </table:table-cell>
            </table:table-row>
            <table:table-row>
              <table:table-cell office:value-type="float" office:value="1.57113">
                <text:p>1.57113</text:p>
              </table:table-cell>
              <table:table-cell office:value-type="float" office:value="1.37356">
                <text:p>1.37356</text:p>
              </table:table-cell>
            </table:table-row>
            <table:table-row>
              <table:table-cell office:value-type="float" office:value="1.5732">
                <text:p>1.5732</text:p>
              </table:table-cell>
              <table:table-cell office:value-type="float" office:value="0.680921">
                <text:p>0.680921</text:p>
              </table:table-cell>
            </table:table-row>
            <table:table-row>
              <table:table-cell office:value-type="float" office:value="1.57527">
                <text:p>1.57527</text:p>
              </table:table-cell>
              <table:table-cell office:value-type="float" office:value="0.681918">
                <text:p>0.681918</text:p>
              </table:table-cell>
            </table:table-row>
            <table:table-row>
              <table:table-cell office:value-type="float" office:value="1.57734">
                <text:p>1.57734</text:p>
              </table:table-cell>
              <table:table-cell office:value-type="float" office:value="-0.0108356">
                <text:p>-0.0108356</text:p>
              </table:table-cell>
            </table:table-row>
            <table:table-row>
              <table:table-cell office:value-type="float" office:value="1.57941">
                <text:p>1.57941</text:p>
              </table:table-cell>
              <table:table-cell office:value-type="float" office:value="1.37743">
                <text:p>1.37743</text:p>
              </table:table-cell>
            </table:table-row>
            <table:table-row>
              <table:table-cell office:value-type="float" office:value="1.58148">
                <text:p>1.58148</text:p>
              </table:table-cell>
              <table:table-cell office:value-type="float" office:value="0.684788">
                <text:p>0.684788</text:p>
              </table:table-cell>
            </table:table-row>
            <table:table-row>
              <table:table-cell office:value-type="float" office:value="1.58355">
                <text:p>1.58355</text:p>
              </table:table-cell>
              <table:table-cell office:value-type="float" office:value="-5.55796">
                <text:p>-5.55796</text:p>
              </table:table-cell>
            </table:table-row>
            <table:table-row>
              <table:table-cell office:value-type="float" office:value="1.58562">
                <text:p>1.58562</text:p>
              </table:table-cell>
              <table:table-cell office:value-type="float" office:value="6.92852">
                <text:p>6.92852</text:p>
              </table:table-cell>
            </table:table-row>
            <table:table-row>
              <table:table-cell office:value-type="float" office:value="1.58769">
                <text:p>1.58769</text:p>
              </table:table-cell>
              <table:table-cell office:value-type="float" office:value="6.23675">
                <text:p>6.23675</text:p>
              </table:table-cell>
            </table:table-row>
            <table:table-row>
              <table:table-cell office:value-type="float" office:value="1.58976">
                <text:p>1.58976</text:p>
              </table:table-cell>
              <table:table-cell office:value-type="float" office:value="-4.86048">
                <text:p>-4.86048</text:p>
              </table:table-cell>
            </table:table-row>
            <table:table-row>
              <table:table-cell office:value-type="float" office:value="1.59183">
                <text:p>1.59183</text:p>
              </table:table-cell>
              <table:table-cell office:value-type="float" office:value="-5.55411">
                <text:p>-5.55411</text:p>
              </table:table-cell>
            </table:table-row>
            <table:table-row>
              <table:table-cell office:value-type="float" office:value="1.5939">
                <text:p>1.5939</text:p>
              </table:table-cell>
              <table:table-cell office:value-type="float" office:value="13.1761">
                <text:p>13.1761</text:p>
              </table:table-cell>
            </table:table-row>
            <table:table-row>
              <table:table-cell office:value-type="float" office:value="1.59597">
                <text:p>1.59597</text:p>
              </table:table-cell>
              <table:table-cell office:value-type="float" office:value="-5.55117">
                <text:p>-5.55117</text:p>
              </table:table-cell>
            </table:table-row>
            <table:table-row>
              <table:table-cell office:value-type="float" office:value="1.59804">
                <text:p>1.59804</text:p>
              </table:table-cell>
              <table:table-cell office:value-type="float" office:value="-5.55117">
                <text:p>-5.55117</text:p>
              </table:table-cell>
            </table:table-row>
            <table:table-row>
              <table:table-cell office:value-type="float" office:value="1.60011">
                <text:p>1.60011</text:p>
              </table:table-cell>
              <table:table-cell office:value-type="float" office:value="6.24155">
                <text:p>6.24155</text:p>
              </table:table-cell>
            </table:table-row>
            <table:table-row>
              <table:table-cell office:value-type="float" office:value="1.60218">
                <text:p>1.60218</text:p>
              </table:table-cell>
              <table:table-cell office:value-type="float" office:value="1.38706">
                <text:p>1.38706</text:p>
              </table:table-cell>
            </table:table-row>
            <table:table-row>
              <table:table-cell office:value-type="float" office:value="1.60425">
                <text:p>1.60425</text:p>
              </table:table-cell>
              <table:table-cell office:value-type="float" office:value="0.694399">
                <text:p>0.694399</text:p>
              </table:table-cell>
            </table:table-row>
            <table:table-row>
              <table:table-cell office:value-type="float" office:value="1.60632">
                <text:p>1.60632</text:p>
              </table:table-cell>
              <table:table-cell office:value-type="float" office:value="0.695373">
                <text:p>0.695373</text:p>
              </table:table-cell>
            </table:table-row>
            <table:table-row>
              <table:table-cell office:value-type="float" office:value="1.60839">
                <text:p>1.60839</text:p>
              </table:table-cell>
              <table:table-cell office:value-type="float" office:value="0.696345">
                <text:p>0.696345</text:p>
              </table:table-cell>
            </table:table-row>
            <table:table-row>
              <table:table-cell office:value-type="float" office:value="1.61046">
                <text:p>1.61046</text:p>
              </table:table-cell>
              <table:table-cell office:value-type="float" office:value="0.00356904">
                <text:p>0.00356904</text:p>
              </table:table-cell>
            </table:table-row>
            <table:table-row>
              <table:table-cell office:value-type="float" office:value="1.61253">
                <text:p>1.61253</text:p>
              </table:table-cell>
              <table:table-cell office:value-type="float" office:value="1.39181">
                <text:p>1.39181</text:p>
              </table:table-cell>
            </table:table-row>
            <table:table-row>
              <table:table-cell office:value-type="float" office:value="1.6146">
                <text:p>1.6146</text:p>
              </table:table-cell>
              <table:table-cell office:value-type="float" office:value="0.699143">
                <text:p>0.699143</text:p>
              </table:table-cell>
            </table:table-row>
            <table:table-row>
              <table:table-cell office:value-type="float" office:value="1.61667">
                <text:p>1.61667</text:p>
              </table:table-cell>
              <table:table-cell office:value-type="float" office:value="0.700108">
                <text:p>0.700108</text:p>
              </table:table-cell>
            </table:table-row>
            <table:table-row>
              <table:table-cell office:value-type="float" office:value="1.61874">
                <text:p>1.61874</text:p>
              </table:table-cell>
              <table:table-cell office:value-type="float" office:value="0.701072">
                <text:p>0.701072</text:p>
              </table:table-cell>
            </table:table-row>
            <table:table-row>
              <table:table-cell office:value-type="float" office:value="1.62081">
                <text:p>1.62081</text:p>
              </table:table-cell>
              <table:table-cell office:value-type="float" office:value="0.00828873">
                <text:p>0.00828873</text:p>
              </table:table-cell>
            </table:table-row>
            <table:table-row>
              <table:table-cell office:value-type="float" office:value="1.62288">
                <text:p>1.62288</text:p>
              </table:table-cell>
              <table:table-cell office:value-type="float" office:value="-4.84718">
                <text:p>-4.84718</text:p>
              </table:table-cell>
            </table:table-row>
            <table:table-row>
              <table:table-cell office:value-type="float" office:value="1.62495">
                <text:p>1.62495</text:p>
              </table:table-cell>
              <table:table-cell office:value-type="float" office:value="13.1893">
                <text:p>13.1893</text:p>
              </table:table-cell>
            </table:table-row>
            <table:table-row>
              <table:table-cell office:value-type="float" office:value="1.62702">
                <text:p>1.62702</text:p>
              </table:table-cell>
              <table:table-cell office:value-type="float" office:value="-5.53794">
                <text:p>-5.53794</text:p>
              </table:table-cell>
            </table:table-row>
            <table:table-row>
              <table:table-cell office:value-type="float" office:value="1.62909">
                <text:p>1.62909</text:p>
              </table:table-cell>
              <table:table-cell office:value-type="float" office:value="-5.53794">
                <text:p>-5.53794</text:p>
              </table:table-cell>
            </table:table-row>
            <table:table-row>
              <table:table-cell office:value-type="float" office:value="1.63116">
                <text:p>1.63116</text:p>
              </table:table-cell>
              <table:table-cell office:value-type="float" office:value="6.25476">
                <text:p>6.25476</text:p>
              </table:table-cell>
            </table:table-row>
            <table:table-row>
              <table:table-cell office:value-type="float" office:value="1.63323">
                <text:p>1.63323</text:p>
              </table:table-cell>
              <table:table-cell office:value-type="float" office:value="1.40024">
                <text:p>1.40024</text:p>
              </table:table-cell>
            </table:table-row>
            <table:table-row>
              <table:table-cell office:value-type="float" office:value="1.6353">
                <text:p>1.6353</text:p>
              </table:table-cell>
              <table:table-cell office:value-type="float" office:value="0.707557">
                <text:p>0.707557</text:p>
              </table:table-cell>
            </table:table-row>
            <table:table-row>
              <table:table-cell office:value-type="float" office:value="1.63737">
                <text:p>1.63737</text:p>
              </table:table-cell>
              <table:table-cell office:value-type="float" office:value="0.708507">
                <text:p>0.708507</text:p>
              </table:table-cell>
            </table:table-row>
            <table:table-row>
              <table:table-cell office:value-type="float" office:value="1.63944">
                <text:p>1.63944</text:p>
              </table:table-cell>
              <table:table-cell office:value-type="float" office:value="0.709455">
                <text:p>0.709455</text:p>
              </table:table-cell>
            </table:table-row>
            <table:table-row>
              <table:table-cell office:value-type="float" office:value="1.64151">
                <text:p>1.64151</text:p>
              </table:table-cell>
              <table:table-cell office:value-type="float" office:value="0.0166587">
                <text:p>0.0166587</text:p>
              </table:table-cell>
            </table:table-row>
            <table:table-row>
              <table:table-cell office:value-type="float" office:value="1.64358">
                <text:p>1.64358</text:p>
              </table:table-cell>
              <table:table-cell office:value-type="float" office:value="1.40488">
                <text:p>1.40488</text:p>
              </table:table-cell>
            </table:table-row>
            <table:table-row>
              <table:table-cell office:value-type="float" office:value="1.64565">
                <text:p>1.64565</text:p>
              </table:table-cell>
              <table:table-cell office:value-type="float" office:value="0.712185">
                <text:p>0.712185</text:p>
              </table:table-cell>
            </table:table-row>
            <table:table-row>
              <table:table-cell office:value-type="float" office:value="1.64772">
                <text:p>1.64772</text:p>
              </table:table-cell>
              <table:table-cell office:value-type="float" office:value="-5.53056">
                <text:p>-5.53056</text:p>
              </table:table-cell>
            </table:table-row>
            <table:table-row>
              <table:table-cell office:value-type="float" office:value="1.64979">
                <text:p>1.64979</text:p>
              </table:table-cell>
              <table:table-cell office:value-type="float" office:value="6.95587">
                <text:p>6.95587</text:p>
              </table:table-cell>
            </table:table-row>
            <table:table-row>
              <table:table-cell office:value-type="float" office:value="1.65186">
                <text:p>1.65186</text:p>
              </table:table-cell>
              <table:table-cell office:value-type="float" office:value="0.714066">
                <text:p>0.714066</text:p>
              </table:table-cell>
            </table:table-row>
            <table:table-row>
              <table:table-cell office:value-type="float" office:value="1.65393">
                <text:p>1.65393</text:p>
              </table:table-cell>
              <table:table-cell office:value-type="float" office:value="0.021262">
                <text:p>0.021262</text:p>
              </table:table-cell>
            </table:table-row>
            <table:table-row>
              <table:table-cell office:value-type="float" office:value="1.656">
                <text:p>1.656</text:p>
              </table:table-cell>
              <table:table-cell office:value-type="float" office:value="7.65315">
                <text:p>7.65315</text:p>
              </table:table-cell>
            </table:table-row>
            <table:table-row>
              <table:table-cell office:value-type="float" office:value="1.65807">
                <text:p>1.65807</text:p>
              </table:table-cell>
              <table:table-cell office:value-type="float" office:value="-5.52504">
                <text:p>-5.52504</text:p>
              </table:table-cell>
            </table:table-row>
            <table:table-row>
              <table:table-cell office:value-type="float" office:value="1.66014">
                <text:p>1.66014</text:p>
              </table:table-cell>
              <table:table-cell office:value-type="float" office:value="0.718635">
                <text:p>0.718635</text:p>
              </table:table-cell>
            </table:table-row>
            <table:table-row>
              <table:table-cell office:value-type="float" office:value="1.66221">
                <text:p>1.66221</text:p>
              </table:table-cell>
              <table:table-cell office:value-type="float" office:value="0.0258231">
                <text:p>0.0258231</text:p>
              </table:table-cell>
            </table:table-row>
            <table:table-row>
              <table:table-cell office:value-type="float" office:value="1.66428">
                <text:p>1.66428</text:p>
              </table:table-cell>
              <table:table-cell office:value-type="float" office:value="1.41403">
                <text:p>1.41403</text:p>
              </table:table-cell>
            </table:table-row>
            <table:table-row>
              <table:table-cell office:value-type="float" office:value="1.66635">
                <text:p>1.66635</text:p>
              </table:table-cell>
              <table:table-cell office:value-type="float" office:value="0.721315">
                <text:p>0.721315</text:p>
              </table:table-cell>
            </table:table-row>
            <table:table-row>
              <table:table-cell office:value-type="float" office:value="1.66842">
                <text:p>1.66842</text:p>
              </table:table-cell>
              <table:table-cell office:value-type="float" office:value="0.722239">
                <text:p>0.722239</text:p>
              </table:table-cell>
            </table:table-row>
            <table:table-row>
              <table:table-cell office:value-type="float" office:value="1.67049">
                <text:p>1.67049</text:p>
              </table:table-cell>
              <table:table-cell office:value-type="float" office:value="0.723162">
                <text:p>0.723162</text:p>
              </table:table-cell>
            </table:table-row>
            <table:table-row>
              <table:table-cell office:value-type="float" office:value="1.67256">
                <text:p>1.67256</text:p>
              </table:table-cell>
              <table:table-cell office:value-type="float" office:value="0.0303418">
                <text:p>0.0303418</text:p>
              </table:table-cell>
            </table:table-row>
            <table:table-row>
              <table:table-cell office:value-type="float" office:value="1.67463">
                <text:p>1.67463</text:p>
              </table:table-cell>
              <table:table-cell office:value-type="float" office:value="1.41854">
                <text:p>1.41854</text:p>
              </table:table-cell>
            </table:table-row>
            <table:table-row>
              <table:table-cell office:value-type="float" office:value="1.6767">
                <text:p>1.6767</text:p>
              </table:table-cell>
              <table:table-cell office:value-type="float" office:value="0.725816">
                <text:p>0.725816</text:p>
              </table:table-cell>
            </table:table-row>
            <table:table-row>
              <table:table-cell office:value-type="float" office:value="1.67877">
                <text:p>1.67877</text:p>
              </table:table-cell>
              <table:table-cell office:value-type="float" office:value="0.726732">
                <text:p>0.726732</text:p>
              </table:table-cell>
            </table:table-row>
            <table:table-row>
              <table:table-cell office:value-type="float" office:value="1.68084">
                <text:p>1.68084</text:p>
              </table:table-cell>
              <table:table-cell office:value-type="float" office:value="0.0339057">
                <text:p>0.0339057</text:p>
              </table:table-cell>
            </table:table-row>
            <table:table-row>
              <table:table-cell office:value-type="float" office:value="1.68291">
                <text:p>1.68291</text:p>
              </table:table-cell>
              <table:table-cell office:value-type="float" office:value="1.42209">
                <text:p>1.42209</text:p>
              </table:table-cell>
            </table:table-row>
            <table:table-row>
              <table:table-cell office:value-type="float" office:value="1.68498">
                <text:p>1.68498</text:p>
              </table:table-cell>
              <table:table-cell office:value-type="float" office:value="0.729366">
                <text:p>0.729366</text:p>
              </table:table-cell>
            </table:table-row>
            <table:table-row>
              <table:table-cell office:value-type="float" office:value="1.68705">
                <text:p>1.68705</text:p>
              </table:table-cell>
              <table:table-cell office:value-type="float" office:value="0.730275">
                <text:p>0.730275</text:p>
              </table:table-cell>
            </table:table-row>
            <table:table-row>
              <table:table-cell office:value-type="float" office:value="1.68912">
                <text:p>1.68912</text:p>
              </table:table-cell>
              <table:table-cell office:value-type="float" office:value="0.731181">
                <text:p>0.731181</text:p>
              </table:table-cell>
            </table:table-row>
            <table:table-row>
              <table:table-cell office:value-type="float" office:value="1.69119">
                <text:p>1.69119</text:p>
              </table:table-cell>
              <table:table-cell office:value-type="float" office:value="-5.51156">
                <text:p>-5.51156</text:p>
              </table:table-cell>
            </table:table-row>
            <table:table-row>
              <table:table-cell office:value-type="float" office:value="1.69326">
                <text:p>1.69326</text:p>
              </table:table-cell>
              <table:table-cell office:value-type="float" office:value="12.5247">
                <text:p>12.5247</text:p>
              </table:table-cell>
            </table:table-row>
            <table:table-row>
              <table:table-cell office:value-type="float" office:value="1.69533">
                <text:p>1.69533</text:p>
              </table:table-cell>
              <table:table-cell office:value-type="float" office:value="-4.81532">
                <text:p>-4.81532</text:p>
              </table:table-cell>
            </table:table-row>
            <table:table-row>
              <table:table-cell office:value-type="float" office:value="1.6974">
                <text:p>1.6974</text:p>
              </table:table-cell>
              <table:table-cell office:value-type="float" office:value="0.73469">
                <text:p>0.73469</text:p>
              </table:table-cell>
            </table:table-row>
            <table:table-row>
              <table:table-cell office:value-type="float" office:value="1.69947">
                <text:p>1.69947</text:p>
              </table:table-cell>
              <table:table-cell office:value-type="float" office:value="0.735588">
                <text:p>0.735588</text:p>
              </table:table-cell>
            </table:table-row>
            <table:table-row>
              <table:table-cell office:value-type="float" office:value="1.70154">
                <text:p>1.70154</text:p>
              </table:table-cell>
              <table:table-cell office:value-type="float" office:value="0.0427462">
                <text:p>0.0427462</text:p>
              </table:table-cell>
            </table:table-row>
            <table:table-row>
              <table:table-cell office:value-type="float" office:value="1.70361">
                <text:p>1.70361</text:p>
              </table:table-cell>
              <table:table-cell office:value-type="float" office:value="1.43092">
                <text:p>1.43092</text:p>
              </table:table-cell>
            </table:table-row>
            <table:table-row>
              <table:table-cell office:value-type="float" office:value="1.70568">
                <text:p>1.70568</text:p>
              </table:table-cell>
              <table:table-cell office:value-type="float" office:value="0.738171">
                <text:p>0.738171</text:p>
              </table:table-cell>
            </table:table-row>
            <table:table-row>
              <table:table-cell office:value-type="float" office:value="1.70775">
                <text:p>1.70775</text:p>
              </table:table-cell>
              <table:table-cell office:value-type="float" office:value="0.739062">
                <text:p>0.739062</text:p>
              </table:table-cell>
            </table:table-row>
            <table:table-row>
              <table:table-cell office:value-type="float" office:value="1.70982">
                <text:p>1.70982</text:p>
              </table:table-cell>
              <table:table-cell office:value-type="float" office:value="0.739951">
                <text:p>0.739951</text:p>
              </table:table-cell>
            </table:table-row>
            <table:table-row>
              <table:table-cell office:value-type="float" office:value="1.71189">
                <text:p>1.71189</text:p>
              </table:table-cell>
              <table:table-cell office:value-type="float" office:value="6.29073">
                <text:p>6.29073</text:p>
              </table:table-cell>
            </table:table-row>
            <table:table-row>
              <table:table-cell office:value-type="float" office:value="1.71396">
                <text:p>1.71396</text:p>
              </table:table-cell>
              <table:table-cell office:value-type="float" office:value="-11.0502">
                <text:p>-11.0502</text:p>
              </table:table-cell>
            </table:table-row>
            <table:table-row>
              <table:table-cell office:value-type="float" office:value="1.71603">
                <text:p>1.71603</text:p>
              </table:table-cell>
              <table:table-cell office:value-type="float" office:value="13.2289">
                <text:p>13.2289</text:p>
              </table:table-cell>
            </table:table-row>
            <table:table-row>
              <table:table-cell office:value-type="float" office:value="1.7181">
                <text:p>1.7181</text:p>
              </table:table-cell>
              <table:table-cell office:value-type="float" office:value="-11.7421">
                <text:p>-11.7421</text:p>
              </table:table-cell>
            </table:table-row>
            <table:table-row>
              <table:table-cell office:value-type="float" office:value="1.72017">
                <text:p>1.72017</text:p>
              </table:table-cell>
              <table:table-cell office:value-type="float" office:value="12.5369">
                <text:p>12.5369</text:p>
              </table:table-cell>
            </table:table-row>
            <table:table-row>
              <table:table-cell office:value-type="float" office:value="1.72224">
                <text:p>1.72224</text:p>
              </table:table-cell>
              <table:table-cell office:value-type="float" office:value="-11.0468">
                <text:p>-11.0468</text:p>
              </table:table-cell>
            </table:table-row>
            <table:table-row>
              <table:table-cell office:value-type="float" office:value="1.72431">
                <text:p>1.72431</text:p>
              </table:table-cell>
              <table:table-cell office:value-type="float" office:value="6.98867">
                <text:p>6.98867</text:p>
              </table:table-cell>
            </table:table-row>
            <table:table-row>
              <table:table-cell office:value-type="float" office:value="1.72638">
                <text:p>1.72638</text:p>
              </table:table-cell>
              <table:table-cell office:value-type="float" office:value="6.99042">
                <text:p>6.99042</text:p>
              </table:table-cell>
            </table:table-row>
            <table:table-row>
              <table:table-cell office:value-type="float" office:value="1.72845">
                <text:p>1.72845</text:p>
              </table:table-cell>
              <table:table-cell office:value-type="float" office:value="-11.7378">
                <text:p>-11.7378</text:p>
              </table:table-cell>
            </table:table-row>
            <table:table-row>
              <table:table-cell office:value-type="float" office:value="1.73052">
                <text:p>1.73052</text:p>
              </table:table-cell>
              <table:table-cell office:value-type="float" office:value="12.5412">
                <text:p>12.5412</text:p>
              </table:table-cell>
            </table:table-row>
            <table:table-row>
              <table:table-cell office:value-type="float" office:value="1.73259">
                <text:p>1.73259</text:p>
              </table:table-cell>
              <table:table-cell office:value-type="float" office:value="-11.0425">
                <text:p>-11.0425</text:p>
              </table:table-cell>
            </table:table-row>
            <table:table-row>
              <table:table-cell office:value-type="float" office:value="1.73466">
                <text:p>1.73466</text:p>
              </table:table-cell>
              <table:table-cell office:value-type="float" office:value="6.99293">
                <text:p>6.99293</text:p>
              </table:table-cell>
            </table:table-row>
            <table:table-row>
              <table:table-cell office:value-type="float" office:value="1.73673">
                <text:p>1.73673</text:p>
              </table:table-cell>
              <table:table-cell office:value-type="float" office:value="0.751052">
                <text:p>0.751052</text:p>
              </table:table-cell>
            </table:table-row>
            <table:table-row>
              <table:table-cell office:value-type="float" office:value="1.7388">
                <text:p>1.7388</text:p>
              </table:table-cell>
              <table:table-cell office:value-type="float" office:value="6.30179">
                <text:p>6.30179</text:p>
              </table:table-cell>
            </table:table-row>
            <table:table-row>
              <table:table-cell office:value-type="float" office:value="1.74087">
                <text:p>1.74087</text:p>
              </table:table-cell>
              <table:table-cell office:value-type="float" office:value="-4.79556">
                <text:p>-4.79556</text:p>
              </table:table-cell>
            </table:table-row>
            <table:table-row>
              <table:table-cell office:value-type="float" office:value="1.74294">
                <text:p>1.74294</text:p>
              </table:table-cell>
              <table:table-cell office:value-type="float" office:value="0.754401">
                <text:p>0.754401</text:p>
              </table:table-cell>
            </table:table-row>
            <table:table-row>
              <table:table-cell office:value-type="float" office:value="1.74501">
                <text:p>1.74501</text:p>
              </table:table-cell>
              <table:table-cell office:value-type="float" office:value="0.755257">
                <text:p>0.755257</text:p>
              </table:table-cell>
            </table:table-row>
            <table:table-row>
              <table:table-cell office:value-type="float" office:value="1.74708">
                <text:p>1.74708</text:p>
              </table:table-cell>
              <table:table-cell office:value-type="float" office:value="-5.48749">
                <text:p>-5.48749</text:p>
              </table:table-cell>
            </table:table-row>
            <table:table-row>
              <table:table-cell office:value-type="float" office:value="1.74915">
                <text:p>1.74915</text:p>
              </table:table-cell>
              <table:table-cell office:value-type="float" office:value="12.5487">
                <text:p>12.5487</text:p>
              </table:table-cell>
            </table:table-row>
            <table:table-row>
              <table:table-cell office:value-type="float" office:value="1.75122">
                <text:p>1.75122</text:p>
              </table:table-cell>
              <table:table-cell office:value-type="float" office:value="-11.035">
                <text:p>-11.035</text:p>
              </table:table-cell>
            </table:table-row>
            <table:table-row>
              <table:table-cell office:value-type="float" office:value="1.75329">
                <text:p>1.75329</text:p>
              </table:table-cell>
              <table:table-cell office:value-type="float" office:value="13.2441">
                <text:p>13.2441</text:p>
              </table:table-cell>
            </table:table-row>
            <table:table-row>
              <table:table-cell office:value-type="float" office:value="1.75536">
                <text:p>1.75536</text:p>
              </table:table-cell>
              <table:table-cell office:value-type="float" office:value="-5.48333">
                <text:p>-5.48333</text:p>
              </table:table-cell>
            </table:table-row>
            <table:table-row>
              <table:table-cell office:value-type="float" office:value="1.75743">
                <text:p>1.75743</text:p>
              </table:table-cell>
              <table:table-cell office:value-type="float" office:value="0.760264">
                <text:p>0.760264</text:p>
              </table:table-cell>
            </table:table-row>
            <table:table-row>
              <table:table-cell office:value-type="float" office:value="1.7595">
                <text:p>1.7595</text:p>
              </table:table-cell>
              <table:table-cell office:value-type="float" office:value="0.0673755">
                <text:p>0.0673755</text:p>
              </table:table-cell>
            </table:table-row>
            <table:table-row>
              <table:table-cell office:value-type="float" office:value="1.76157">
                <text:p>1.76157</text:p>
              </table:table-cell>
              <table:table-cell office:value-type="float" office:value="1.45549">
                <text:p>1.45549</text:p>
              </table:table-cell>
            </table:table-row>
            <table:table-row>
              <table:table-cell office:value-type="float" office:value="1.76364">
                <text:p>1.76364</text:p>
              </table:table-cell>
              <table:table-cell office:value-type="float" office:value="0.762696">
                <text:p>0.762696</text:p>
              </table:table-cell>
            </table:table-row>
            <table:table-row>
              <table:table-cell office:value-type="float" office:value="1.76571">
                <text:p>1.76571</text:p>
              </table:table-cell>
              <table:table-cell office:value-type="float" office:value="0.763534">
                <text:p>0.763534</text:p>
              </table:table-cell>
            </table:table-row>
            <table:table-row>
              <table:table-cell office:value-type="float" office:value="1.76778">
                <text:p>1.76778</text:p>
              </table:table-cell>
              <table:table-cell office:value-type="float" office:value="0.0706394">
                <text:p>0.0706394</text:p>
              </table:table-cell>
            </table:table-row>
            <table:table-row>
              <table:table-cell office:value-type="float" office:value="1.76985">
                <text:p>1.76985</text:p>
              </table:table-cell>
              <table:table-cell office:value-type="float" office:value="1.45875">
                <text:p>1.45875</text:p>
              </table:table-cell>
            </table:table-row>
            <table:table-row>
              <table:table-cell office:value-type="float" office:value="1.77192">
                <text:p>1.77192</text:p>
              </table:table-cell>
              <table:table-cell office:value-type="float" office:value="0.765945">
                <text:p>0.765945</text:p>
              </table:table-cell>
            </table:table-row>
            <table:table-row>
              <table:table-cell office:value-type="float" office:value="1.77399">
                <text:p>1.77399</text:p>
              </table:table-cell>
              <table:table-cell office:value-type="float" office:value="-5.4768">
                <text:p>-5.4768</text:p>
              </table:table-cell>
            </table:table-row>
            <table:table-row>
              <table:table-cell office:value-type="float" office:value="1.77606">
                <text:p>1.77606</text:p>
              </table:table-cell>
              <table:table-cell office:value-type="float" office:value="13.2531">
                <text:p>13.2531</text:p>
              </table:table-cell>
            </table:table-row>
            <table:table-row>
              <table:table-cell office:value-type="float" office:value="1.77813">
                <text:p>1.77813</text:p>
              </table:table-cell>
              <table:table-cell office:value-type="float" office:value="-11.7179">
                <text:p>-11.7179</text:p>
              </table:table-cell>
            </table:table-row>
            <table:table-row>
              <table:table-cell office:value-type="float" office:value="1.7802">
                <text:p>1.7802</text:p>
              </table:table-cell>
              <table:table-cell office:value-type="float" office:value="6.31745">
                <text:p>6.31745</text:p>
              </table:table-cell>
            </table:table-row>
            <table:table-row>
              <table:table-cell office:value-type="float" office:value="1.78227">
                <text:p>1.78227</text:p>
              </table:table-cell>
              <table:table-cell office:value-type="float" office:value="1.4628">
                <text:p>1.4628</text:p>
              </table:table-cell>
            </table:table-row>
            <table:table-row>
              <table:table-cell office:value-type="float" office:value="1.78434">
                <text:p>1.78434</text:p>
              </table:table-cell>
              <table:table-cell office:value-type="float" office:value="0.769989">
                <text:p>0.769989</text:p>
              </table:table-cell>
            </table:table-row>
            <table:table-row>
              <table:table-cell office:value-type="float" office:value="1.78641">
                <text:p>1.78641</text:p>
              </table:table-cell>
              <table:table-cell office:value-type="float" office:value="0.770811">
                <text:p>0.770811</text:p>
              </table:table-cell>
            </table:table-row>
            <table:table-row>
              <table:table-cell office:value-type="float" office:value="1.78848">
                <text:p>1.78848</text:p>
              </table:table-cell>
              <table:table-cell office:value-type="float" office:value="0.771631">
                <text:p>0.771631</text:p>
              </table:table-cell>
            </table:table-row>
            <table:table-row>
              <table:table-cell office:value-type="float" office:value="1.79055">
                <text:p>1.79055</text:p>
              </table:table-cell>
              <table:table-cell office:value-type="float" office:value="0.0787195">
                <text:p>0.0787195</text:p>
              </table:table-cell>
            </table:table-row>
            <table:table-row>
              <table:table-cell office:value-type="float" office:value="1.79262">
                <text:p>1.79262</text:p>
              </table:table-cell>
              <table:table-cell office:value-type="float" office:value="1.46681">
                <text:p>1.46681</text:p>
              </table:table-cell>
            </table:table-row>
            <table:table-row>
              <table:table-cell office:value-type="float" office:value="1.79469">
                <text:p>1.79469</text:p>
              </table:table-cell>
              <table:table-cell office:value-type="float" office:value="0.773988">
                <text:p>0.773988</text:p>
              </table:table-cell>
            </table:table-row>
            <table:table-row>
              <table:table-cell office:value-type="float" office:value="1.79676">
                <text:p>1.79676</text:p>
              </table:table-cell>
              <table:table-cell office:value-type="float" office:value="0.7748">
                <text:p>0.7748</text:p>
              </table:table-cell>
            </table:table-row>
            <table:table-row>
              <table:table-cell office:value-type="float" office:value="1.79883">
                <text:p>1.79883</text:p>
              </table:table-cell>
              <table:table-cell office:value-type="float" office:value="0.775611">
                <text:p>0.775611</text:p>
              </table:table-cell>
            </table:table-row>
            <table:table-row>
              <table:table-cell office:value-type="float" office:value="1.8009">
                <text:p>1.8009</text:p>
              </table:table-cell>
              <table:table-cell office:value-type="float" office:value="0.0826914">
                <text:p>0.0826914</text:p>
              </table:table-cell>
            </table:table-row>
            <table:table-row>
              <table:table-cell office:value-type="float" office:value="1.80297">
                <text:p>1.80297</text:p>
              </table:table-cell>
              <table:table-cell office:value-type="float" office:value="1.47077">
                <text:p>1.47077</text:p>
              </table:table-cell>
            </table:table-row>
            <table:table-row>
              <table:table-cell office:value-type="float" office:value="1.80504">
                <text:p>1.80504</text:p>
              </table:table-cell>
              <table:table-cell office:value-type="float" office:value="0.777941">
                <text:p>0.777941</text:p>
              </table:table-cell>
            </table:table-row>
            <table:table-row>
              <table:table-cell office:value-type="float" office:value="1.80711">
                <text:p>1.80711</text:p>
              </table:table-cell>
              <table:table-cell office:value-type="float" office:value="0.778744">
                <text:p>0.778744</text:p>
              </table:table-cell>
            </table:table-row>
            <table:table-row>
              <table:table-cell office:value-type="float" office:value="1.80918">
                <text:p>1.80918</text:p>
              </table:table-cell>
              <table:table-cell office:value-type="float" office:value="0.779545">
                <text:p>0.779545</text:p>
              </table:table-cell>
            </table:table-row>
            <table:table-row>
              <table:table-cell office:value-type="float" office:value="1.81125">
                <text:p>1.81125</text:p>
              </table:table-cell>
              <table:table-cell office:value-type="float" office:value="0.0866174">
                <text:p>0.0866174</text:p>
              </table:table-cell>
            </table:table-row>
            <table:table-row>
              <table:table-cell office:value-type="float" office:value="1.81332">
                <text:p>1.81332</text:p>
              </table:table-cell>
              <table:table-cell office:value-type="float" office:value="1.47469">
                <text:p>1.47469</text:p>
              </table:table-cell>
            </table:table-row>
            <table:table-row>
              <table:table-cell office:value-type="float" office:value="1.81539">
                <text:p>1.81539</text:p>
              </table:table-cell>
              <table:table-cell office:value-type="float" office:value="0.781849">
                <text:p>0.781849</text:p>
              </table:table-cell>
            </table:table-row>
            <table:table-row>
              <table:table-cell office:value-type="float" office:value="1.81746">
                <text:p>1.81746</text:p>
              </table:table-cell>
              <table:table-cell office:value-type="float" office:value="0.782642">
                <text:p>0.782642</text:p>
              </table:table-cell>
            </table:table-row>
            <table:table-row>
              <table:table-cell office:value-type="float" office:value="1.81953">
                <text:p>1.81953</text:p>
              </table:table-cell>
              <table:table-cell office:value-type="float" office:value="0.0897076">
                <text:p>0.0897076</text:p>
              </table:table-cell>
            </table:table-row>
            <table:table-row>
              <table:table-cell office:value-type="float" office:value="1.8216">
                <text:p>1.8216</text:p>
              </table:table-cell>
              <table:table-cell office:value-type="float" office:value="1.47777">
                <text:p>1.47777</text:p>
              </table:table-cell>
            </table:table-row>
            <table:table-row>
              <table:table-cell office:value-type="float" office:value="1.82367">
                <text:p>1.82367</text:p>
              </table:table-cell>
              <table:table-cell office:value-type="float" office:value="0.784924">
                <text:p>0.784924</text:p>
              </table:table-cell>
            </table:table-row>
            <table:table-row>
              <table:table-cell office:value-type="float" office:value="1.82574">
                <text:p>1.82574</text:p>
              </table:table-cell>
              <table:table-cell office:value-type="float" office:value="0.78571">
                <text:p>0.78571</text:p>
              </table:table-cell>
            </table:table-row>
            <table:table-row>
              <table:table-cell office:value-type="float" office:value="1.82781">
                <text:p>1.82781</text:p>
              </table:table-cell>
              <table:table-cell office:value-type="float" office:value="0.786494">
                <text:p>0.786494</text:p>
              </table:table-cell>
            </table:table-row>
            <table:table-row>
              <table:table-cell office:value-type="float" office:value="1.82988">
                <text:p>1.82988</text:p>
              </table:table-cell>
              <table:table-cell office:value-type="float" office:value="0.0935509">
                <text:p>0.0935509</text:p>
              </table:table-cell>
            </table:table-row>
            <table:table-row>
              <table:table-cell office:value-type="float" office:value="1.83195">
                <text:p>1.83195</text:p>
              </table:table-cell>
              <table:table-cell office:value-type="float" office:value="1.48161">
                <text:p>1.48161</text:p>
              </table:table-cell>
            </table:table-row>
            <table:table-row>
              <table:table-cell office:value-type="float" office:value="1.83402">
                <text:p>1.83402</text:p>
              </table:table-cell>
              <table:table-cell office:value-type="float" office:value="0.788748">
                <text:p>0.788748</text:p>
              </table:table-cell>
            </table:table-row>
            <table:table-row>
              <table:table-cell office:value-type="float" office:value="1.83609">
                <text:p>1.83609</text:p>
              </table:table-cell>
              <table:table-cell office:value-type="float" office:value="0.789525">
                <text:p>0.789525</text:p>
              </table:table-cell>
            </table:table-row>
            <table:table-row>
              <table:table-cell office:value-type="float" office:value="1.83816">
                <text:p>1.83816</text:p>
              </table:table-cell>
              <table:table-cell office:value-type="float" office:value="0.790299">
                <text:p>0.790299</text:p>
              </table:table-cell>
            </table:table-row>
            <table:table-row>
              <table:table-cell office:value-type="float" office:value="1.84023">
                <text:p>1.84023</text:p>
              </table:table-cell>
              <table:table-cell office:value-type="float" office:value="0.0973478">
                <text:p>0.0973478</text:p>
              </table:table-cell>
            </table:table-row>
            <table:table-row>
              <table:table-cell office:value-type="float" office:value="1.8423">
                <text:p>1.8423</text:p>
              </table:table-cell>
              <table:table-cell office:value-type="float" office:value="7.72891">
                <text:p>7.72891</text:p>
              </table:table-cell>
            </table:table-row>
            <table:table-row>
              <table:table-cell office:value-type="float" office:value="1.84437">
                <text:p>1.84437</text:p>
              </table:table-cell>
              <table:table-cell office:value-type="float" office:value="-5.44945">
                <text:p>-5.44945</text:p>
              </table:table-cell>
            </table:table-row>
            <table:table-row>
              <table:table-cell office:value-type="float" office:value="1.84644">
                <text:p>1.84644</text:p>
              </table:table-cell>
              <table:table-cell office:value-type="float" office:value="-5.44945">
                <text:p>-5.44945</text:p>
              </table:table-cell>
            </table:table-row>
            <table:table-row>
              <table:table-cell office:value-type="float" office:value="1.84851">
                <text:p>1.84851</text:p>
              </table:table-cell>
              <table:table-cell office:value-type="float" office:value="7.0368">
                <text:p>7.0368</text:p>
              </table:table-cell>
            </table:table-row>
            <table:table-row>
              <table:table-cell office:value-type="float" office:value="1.85058">
                <text:p>1.85058</text:p>
              </table:table-cell>
              <table:table-cell office:value-type="float" office:value="0.101098">
                <text:p>0.101098</text:p>
              </table:table-cell>
            </table:table-row>
            <table:table-row>
              <table:table-cell office:value-type="float" office:value="1.85265">
                <text:p>1.85265</text:p>
              </table:table-cell>
              <table:table-cell office:value-type="float" office:value="7.73264">
                <text:p>7.73264</text:p>
              </table:table-cell>
            </table:table-row>
            <table:table-row>
              <table:table-cell office:value-type="float" office:value="1.85472">
                <text:p>1.85472</text:p>
              </table:table-cell>
              <table:table-cell office:value-type="float" office:value="-11.6892">
                <text:p>-11.6892</text:p>
              </table:table-cell>
            </table:table-row>
            <table:table-row>
              <table:table-cell office:value-type="float" office:value="1.85679">
                <text:p>1.85679</text:p>
              </table:table-cell>
              <table:table-cell office:value-type="float" office:value="7.03976">
                <text:p>7.03976</text:p>
              </table:table-cell>
            </table:table-row>
            <table:table-row>
              <table:table-cell office:value-type="float" office:value="1.85886">
                <text:p>1.85886</text:p>
              </table:table-cell>
              <table:table-cell office:value-type="float" office:value="6.34755">
                <text:p>6.34755</text:p>
              </table:table-cell>
            </table:table-row>
            <table:table-row>
              <table:table-cell office:value-type="float" office:value="1.86093">
                <text:p>1.86093</text:p>
              </table:table-cell>
              <table:table-cell office:value-type="float" office:value="-10.9934">
                <text:p>-10.9934</text:p>
              </table:table-cell>
            </table:table-row>
            <table:table-row>
              <table:table-cell office:value-type="float" office:value="1.863">
                <text:p>1.863</text:p>
              </table:table-cell>
              <table:table-cell office:value-type="float" office:value="7.04194">
                <text:p>7.04194</text:p>
              </table:table-cell>
            </table:table-row>
            <table:table-row>
              <table:table-cell office:value-type="float" office:value="1.86507">
                <text:p>1.86507</text:p>
              </table:table-cell>
              <table:table-cell office:value-type="float" office:value="0.799941">
                <text:p>0.799941</text:p>
              </table:table-cell>
            </table:table-row>
            <table:table-row>
              <table:table-cell office:value-type="float" office:value="1.86714">
                <text:p>1.86714</text:p>
              </table:table-cell>
              <table:table-cell office:value-type="float" office:value="0.800689">
                <text:p>0.800689</text:p>
              </table:table-cell>
            </table:table-row>
            <table:table-row>
              <table:table-cell office:value-type="float" office:value="1.86921">
                <text:p>1.86921</text:p>
              </table:table-cell>
              <table:table-cell office:value-type="float" office:value="0.107714">
                <text:p>0.107714</text:p>
              </table:table-cell>
            </table:table-row>
            <table:table-row>
              <table:table-cell office:value-type="float" office:value="1.87128">
                <text:p>1.87128</text:p>
              </table:table-cell>
              <table:table-cell office:value-type="float" office:value="1.49573">
                <text:p>1.49573</text:p>
              </table:table-cell>
            </table:table-row>
            <table:table-row>
              <table:table-cell office:value-type="float" office:value="1.87335">
                <text:p>1.87335</text:p>
              </table:table-cell>
              <table:table-cell office:value-type="float" office:value="0.802838">
                <text:p>0.802838</text:p>
              </table:table-cell>
            </table:table-row>
            <table:table-row>
              <table:table-cell office:value-type="float" office:value="1.87542">
                <text:p>1.87542</text:p>
              </table:table-cell>
              <table:table-cell office:value-type="float" office:value="0.803578">
                <text:p>0.803578</text:p>
              </table:table-cell>
            </table:table-row>
            <table:table-row>
              <table:table-cell office:value-type="float" office:value="1.87749">
                <text:p>1.87749</text:p>
              </table:table-cell>
              <table:table-cell office:value-type="float" office:value="0.804316">
                <text:p>0.804316</text:p>
              </table:table-cell>
            </table:table-row>
            <table:table-row>
              <table:table-cell office:value-type="float" office:value="1.87956">
                <text:p>1.87956</text:p>
              </table:table-cell>
              <table:table-cell office:value-type="float" office:value="0.111332">
                <text:p>0.111332</text:p>
              </table:table-cell>
            </table:table-row>
            <table:table-row>
              <table:table-cell office:value-type="float" office:value="1.88163">
                <text:p>1.88163</text:p>
              </table:table-cell>
              <table:table-cell office:value-type="float" office:value="1.49934">
                <text:p>1.49934</text:p>
              </table:table-cell>
            </table:table-row>
            <table:table-row>
              <table:table-cell office:value-type="float" office:value="1.8837">
                <text:p>1.8837</text:p>
              </table:table-cell>
              <table:table-cell office:value-type="float" office:value="0.806437">
                <text:p>0.806437</text:p>
              </table:table-cell>
            </table:table-row>
            <table:table-row>
              <table:table-cell office:value-type="float" office:value="1.88577">
                <text:p>1.88577</text:p>
              </table:table-cell>
              <table:table-cell office:value-type="float" office:value="0.807168">
                <text:p>0.807168</text:p>
              </table:table-cell>
            </table:table-row>
            <table:table-row>
              <table:table-cell office:value-type="float" office:value="1.88784">
                <text:p>1.88784</text:p>
              </table:table-cell>
              <table:table-cell office:value-type="float" office:value="0.807896">
                <text:p>0.807896</text:p>
              </table:table-cell>
            </table:table-row>
            <table:table-row>
              <table:table-cell office:value-type="float" office:value="1.88991">
                <text:p>1.88991</text:p>
              </table:table-cell>
              <table:table-cell office:value-type="float" office:value="6.35837">
                <text:p>6.35837</text:p>
              </table:table-cell>
            </table:table-row>
            <table:table-row>
              <table:table-cell office:value-type="float" office:value="1.89198">
                <text:p>1.89198</text:p>
              </table:table-cell>
              <table:table-cell office:value-type="float" office:value="-4.73912">
                <text:p>-4.73912</text:p>
              </table:table-cell>
            </table:table-row>
            <table:table-row>
              <table:table-cell office:value-type="float" office:value="1.89405">
                <text:p>1.89405</text:p>
              </table:table-cell>
              <table:table-cell office:value-type="float" office:value="-5.43275">
                <text:p>-5.43275</text:p>
              </table:table-cell>
            </table:table-row>
            <table:table-row>
              <table:table-cell office:value-type="float" office:value="1.89612">
                <text:p>1.89612</text:p>
              </table:table-cell>
              <table:table-cell office:value-type="float" office:value="7.05345">
                <text:p>7.05345</text:p>
              </table:table-cell>
            </table:table-row>
            <table:table-row>
              <table:table-cell office:value-type="float" office:value="1.89819">
                <text:p>1.89819</text:p>
              </table:table-cell>
              <table:table-cell office:value-type="float" office:value="0.811428">
                <text:p>0.811428</text:p>
              </table:table-cell>
            </table:table-row>
            <table:table-row>
              <table:table-cell office:value-type="float" office:value="1.90026">
                <text:p>1.90026</text:p>
              </table:table-cell>
              <table:table-cell office:value-type="float" office:value="0.118427">
                <text:p>0.118427</text:p>
              </table:table-cell>
            </table:table-row>
            <table:table-row>
              <table:table-cell office:value-type="float" office:value="1.90233">
                <text:p>1.90233</text:p>
              </table:table-cell>
              <table:table-cell office:value-type="float" office:value="1.50642">
                <text:p>1.50642</text:p>
              </table:table-cell>
            </table:table-row>
            <table:table-row>
              <table:table-cell office:value-type="float" office:value="1.9044">
                <text:p>1.9044</text:p>
              </table:table-cell>
              <table:table-cell office:value-type="float" office:value="0.813493">
                <text:p>0.813493</text:p>
              </table:table-cell>
            </table:table-row>
            <table:table-row>
              <table:table-cell office:value-type="float" office:value="1.90647">
                <text:p>1.90647</text:p>
              </table:table-cell>
              <table:table-cell office:value-type="float" office:value="0.814204">
                <text:p>0.814204</text:p>
              </table:table-cell>
            </table:table-row>
            <table:table-row>
              <table:table-cell office:value-type="float" office:value="1.90854">
                <text:p>1.90854</text:p>
              </table:table-cell>
              <table:table-cell office:value-type="float" office:value="0.121196">
                <text:p>0.121196</text:p>
              </table:table-cell>
            </table:table-row>
            <table:table-row>
              <table:table-cell office:value-type="float" office:value="1.91061">
                <text:p>1.91061</text:p>
              </table:table-cell>
              <table:table-cell office:value-type="float" office:value="1.50918">
                <text:p>1.50918</text:p>
              </table:table-cell>
            </table:table-row>
            <table:table-row>
              <table:table-cell office:value-type="float" office:value="1.91268">
                <text:p>1.91268</text:p>
              </table:table-cell>
              <table:table-cell office:value-type="float" office:value="0.816246">
                <text:p>0.816246</text:p>
              </table:table-cell>
            </table:table-row>
            <table:table-row>
              <table:table-cell office:value-type="float" office:value="1.91475">
                <text:p>1.91475</text:p>
              </table:table-cell>
              <table:table-cell office:value-type="float" office:value="-5.4265">
                <text:p>-5.4265</text:p>
              </table:table-cell>
            </table:table-row>
            <table:table-row>
              <table:table-cell office:value-type="float" office:value="1.91682">
                <text:p>1.91682</text:p>
              </table:table-cell>
              <table:table-cell office:value-type="float" office:value="13.3031">
                <text:p>13.3031</text:p>
              </table:table-cell>
            </table:table-row>
            <table:table-row>
              <table:table-cell office:value-type="float" office:value="1.91889">
                <text:p>1.91889</text:p>
              </table:table-cell>
              <table:table-cell office:value-type="float" office:value="-6.11811">
                <text:p>-6.11811</text:p>
              </table:table-cell>
            </table:table-row>
            <table:table-row>
              <table:table-cell office:value-type="float" office:value="1.92096">
                <text:p>1.92096</text:p>
              </table:table-cell>
              <table:table-cell office:value-type="float" office:value="1.51261">
                <text:p>1.51261</text:p>
              </table:table-cell>
            </table:table-row>
            <table:table-row>
              <table:table-cell office:value-type="float" office:value="1.92303">
                <text:p>1.92303</text:p>
              </table:table-cell>
              <table:table-cell office:value-type="float" office:value="0.819663">
                <text:p>0.819663</text:p>
              </table:table-cell>
            </table:table-row>
            <table:table-row>
              <table:table-cell office:value-type="float" office:value="1.9251">
                <text:p>1.9251</text:p>
              </table:table-cell>
              <table:table-cell office:value-type="float" office:value="0.820357">
                <text:p>0.820357</text:p>
              </table:table-cell>
            </table:table-row>
            <table:table-row>
              <table:table-cell office:value-type="float" office:value="1.92717">
                <text:p>1.92717</text:p>
              </table:table-cell>
              <table:table-cell office:value-type="float" office:value="0.821048">
                <text:p>0.821048</text:p>
              </table:table-cell>
            </table:table-row>
            <table:table-row>
              <table:table-cell office:value-type="float" office:value="1.92924">
                <text:p>1.92924</text:p>
              </table:table-cell>
              <table:table-cell office:value-type="float" office:value="0.128022">
                <text:p>0.128022</text:p>
              </table:table-cell>
            </table:table-row>
            <table:table-row>
              <table:table-cell office:value-type="float" office:value="1.93131">
                <text:p>1.93131</text:p>
              </table:table-cell>
              <table:table-cell office:value-type="float" office:value="1.51599">
                <text:p>1.51599</text:p>
              </table:table-cell>
            </table:table-row>
            <table:table-row>
              <table:table-cell office:value-type="float" office:value="1.93338">
                <text:p>1.93338</text:p>
              </table:table-cell>
              <table:table-cell office:value-type="float" office:value="0.823033">
                <text:p>0.823033</text:p>
              </table:table-cell>
            </table:table-row>
            <table:table-row>
              <table:table-cell office:value-type="float" office:value="1.93545">
                <text:p>1.93545</text:p>
              </table:table-cell>
              <table:table-cell office:value-type="float" office:value="0.823716">
                <text:p>0.823716</text:p>
              </table:table-cell>
            </table:table-row>
            <table:table-row>
              <table:table-cell office:value-type="float" office:value="1.93752">
                <text:p>1.93752</text:p>
              </table:table-cell>
              <table:table-cell office:value-type="float" office:value="0.824397">
                <text:p>0.824397</text:p>
              </table:table-cell>
            </table:table-row>
            <table:table-row>
              <table:table-cell office:value-type="float" office:value="1.93959">
                <text:p>1.93959</text:p>
              </table:table-cell>
              <table:table-cell office:value-type="float" office:value="0.131363">
                <text:p>0.131363</text:p>
              </table:table-cell>
            </table:table-row>
            <table:table-row>
              <table:table-cell office:value-type="float" office:value="1.94166">
                <text:p>1.94166</text:p>
              </table:table-cell>
              <table:table-cell office:value-type="float" office:value="7.76274">
                <text:p>7.76274</text:p>
              </table:table-cell>
            </table:table-row>
            <table:table-row>
              <table:table-cell office:value-type="float" office:value="1.94373">
                <text:p>1.94373</text:p>
              </table:table-cell>
              <table:table-cell office:value-type="float" office:value="-11.6591">
                <text:p>-11.6591</text:p>
              </table:table-cell>
            </table:table-row>
            <table:table-row>
              <table:table-cell office:value-type="float" office:value="1.9458">
                <text:p>1.9458</text:p>
              </table:table-cell>
              <table:table-cell office:value-type="float" office:value="7.06977">
                <text:p>7.06977</text:p>
              </table:table-cell>
            </table:table-row>
            <table:table-row>
              <table:table-cell office:value-type="float" office:value="1.94787">
                <text:p>1.94787</text:p>
              </table:table-cell>
              <table:table-cell office:value-type="float" office:value="6.3774">
                <text:p>6.3774</text:p>
              </table:table-cell>
            </table:table-row>
            <table:table-row>
              <table:table-cell office:value-type="float" office:value="1.94994">
                <text:p>1.94994</text:p>
              </table:table-cell>
              <table:table-cell office:value-type="float" office:value="-4.72015">
                <text:p>-4.72015</text:p>
              </table:table-cell>
            </table:table-row>
            <table:table-row>
              <table:table-cell office:value-type="float" office:value="1.95201">
                <text:p>1.95201</text:p>
              </table:table-cell>
              <table:table-cell office:value-type="float" office:value="0.829626">
                <text:p>0.829626</text:p>
              </table:table-cell>
            </table:table-row>
            <table:table-row>
              <table:table-cell office:value-type="float" office:value="1.95408">
                <text:p>1.95408</text:p>
              </table:table-cell>
              <table:table-cell office:value-type="float" office:value="-5.41312">
                <text:p>-5.41312</text:p>
              </table:table-cell>
            </table:table-row>
            <table:table-row>
              <table:table-cell office:value-type="float" office:value="1.95615">
                <text:p>1.95615</text:p>
              </table:table-cell>
              <table:table-cell office:value-type="float" office:value="12.6227">
                <text:p>12.6227</text:p>
              </table:table-cell>
            </table:table-row>
            <table:table-row>
              <table:table-cell office:value-type="float" office:value="1.95822">
                <text:p>1.95822</text:p>
              </table:table-cell>
              <table:table-cell office:value-type="float" office:value="-10.961">
                <text:p>-10.961</text:p>
              </table:table-cell>
            </table:table-row>
            <table:table-row>
              <table:table-cell office:value-type="float" office:value="1.96029">
                <text:p>1.96029</text:p>
              </table:table-cell>
              <table:table-cell office:value-type="float" office:value="13.3177">
                <text:p>13.3177</text:p>
              </table:table-cell>
            </table:table-row>
            <table:table-row>
              <table:table-cell office:value-type="float" office:value="1.96236">
                <text:p>1.96236</text:p>
              </table:table-cell>
              <table:table-cell office:value-type="float" office:value="-11.6533">
                <text:p>-11.6533</text:p>
              </table:table-cell>
            </table:table-row>
            <table:table-row>
              <table:table-cell office:value-type="float" office:value="1.96443">
                <text:p>1.96443</text:p>
              </table:table-cell>
              <table:table-cell office:value-type="float" office:value="13.319">
                <text:p>13.319</text:p>
              </table:table-cell>
            </table:table-row>
            <table:table-row>
              <table:table-cell office:value-type="float" office:value="1.9665">
                <text:p>1.9665</text:p>
              </table:table-cell>
              <table:table-cell office:value-type="float" office:value="-11.652">
                <text:p>-11.652</text:p>
              </table:table-cell>
            </table:table-row>
            <table:table-row>
              <table:table-cell office:value-type="float" office:value="1.96857">
                <text:p>1.96857</text:p>
              </table:table-cell>
              <table:table-cell office:value-type="float" office:value="6.38319">
                <text:p>6.38319</text:p>
              </table:table-cell>
            </table:table-row>
            <table:table-row>
              <table:table-cell office:value-type="float" office:value="1.97064">
                <text:p>1.97064</text:p>
              </table:table-cell>
              <table:table-cell office:value-type="float" office:value="7.77176">
                <text:p>7.77176</text:p>
              </table:table-cell>
            </table:table-row>
            <table:table-row>
              <table:table-cell office:value-type="float" office:value="1.97271">
                <text:p>1.97271</text:p>
              </table:table-cell>
              <table:table-cell office:value-type="float" office:value="-11.6501">
                <text:p>-11.6501</text:p>
              </table:table-cell>
            </table:table-row>
            <table:table-row>
              <table:table-cell office:value-type="float" office:value="1.97478">
                <text:p>1.97478</text:p>
              </table:table-cell>
              <table:table-cell office:value-type="float" office:value="37.602">
                <text:p>37.602</text:p>
              </table:table-cell>
            </table:table-row>
            <table:table-row>
              <table:table-cell office:value-type="float" office:value="1.97685">
                <text:p>1.97685</text:p>
              </table:table-cell>
              <table:table-cell office:value-type="float" office:value="-29.6803">
                <text:p>-29.6803</text:p>
              </table:table-cell>
            </table:table-row>
            <table:table-row>
              <table:table-cell office:value-type="float" office:value="1.97892">
                <text:p>1.97892</text:p>
              </table:table-cell>
              <table:table-cell office:value-type="float" office:value="6.39008">
                <text:p>6.39008</text:p>
              </table:table-cell>
            </table:table-row>
            <table:table-row>
              <table:table-cell office:value-type="float" office:value="1.98099">
                <text:p>1.98099</text:p>
              </table:table-cell>
              <table:table-cell office:value-type="float" office:value="-4.70751">
                <text:p>-4.70751</text:p>
              </table:table-cell>
            </table:table-row>
            <table:table-row>
              <table:table-cell office:value-type="float" office:value="1.98306">
                <text:p>1.98306</text:p>
              </table:table-cell>
              <table:table-cell office:value-type="float" office:value="-5.40115">
                <text:p>-5.40115</text:p>
              </table:table-cell>
            </table:table-row>
            <table:table-row>
              <table:table-cell office:value-type="float" office:value="1.98513">
                <text:p>1.98513</text:p>
              </table:table-cell>
              <table:table-cell office:value-type="float" office:value="13.3283">
                <text:p>13.3283</text:p>
              </table:table-cell>
            </table:table-row>
            <table:table-row>
              <table:table-cell office:value-type="float" office:value="1.9872">
                <text:p>1.9872</text:p>
              </table:table-cell>
              <table:table-cell office:value-type="float" office:value="-6.09298">
                <text:p>-6.09298</text:p>
              </table:table-cell>
            </table:table-row>
            <table:table-row>
              <table:table-cell office:value-type="float" office:value="1.98927">
                <text:p>1.98927</text:p>
              </table:table-cell>
              <table:table-cell office:value-type="float" office:value="-4.70571">
                <text:p>-4.70571</text:p>
              </table:table-cell>
            </table:table-row>
            <table:table-row>
              <table:table-cell office:value-type="float" office:value="1.99134">
                <text:p>1.99134</text:p>
              </table:table-cell>
              <table:table-cell office:value-type="float" office:value="7.08676">
                <text:p>7.08676</text:p>
              </table:table-cell>
            </table:table-row>
            <table:table-row>
              <table:table-cell office:value-type="float" office:value="1.99341">
                <text:p>1.99341</text:p>
              </table:table-cell>
              <table:table-cell office:value-type="float" office:value="0.844633">
                <text:p>0.844633</text:p>
              </table:table-cell>
            </table:table-row>
            <table:table-row>
              <table:table-cell office:value-type="float" office:value="1.99548">
                <text:p>1.99548</text:p>
              </table:table-cell>
              <table:table-cell office:value-type="float" office:value="0.845248">
                <text:p>0.845248</text:p>
              </table:table-cell>
            </table:table-row>
            <table:table-row>
              <table:table-cell office:value-type="float" office:value="1.99755">
                <text:p>1.99755</text:p>
              </table:table-cell>
              <table:table-cell office:value-type="float" office:value="0.152155">
                <text:p>0.152155</text:p>
              </table:table-cell>
            </table:table-row>
            <table:table-row>
              <table:table-cell office:value-type="float" office:value="1.99962">
                <text:p>1.99962</text:p>
              </table:table-cell>
              <table:table-cell office:value-type="float" office:value="1.54004">
                <text:p>1.54004</text:p>
              </table:table-cell>
            </table:table-row>
            <table:table-row>
              <table:table-cell office:value-type="float" office:value="2.00169">
                <text:p>2.00169</text:p>
              </table:table-cell>
              <table:table-cell office:value-type="float" office:value="0.847013">
                <text:p>0.847013</text:p>
              </table:table-cell>
            </table:table-row>
            <table:table-row>
              <table:table-cell office:value-type="float" office:value="2.00376">
                <text:p>2.00376</text:p>
              </table:table-cell>
              <table:table-cell office:value-type="float" office:value="0.847619">
                <text:p>0.847619</text:p>
              </table:table-cell>
            </table:table-row>
            <table:table-row>
              <table:table-cell office:value-type="float" office:value="2.00583">
                <text:p>2.00583</text:p>
              </table:table-cell>
              <table:table-cell office:value-type="float" office:value="0.848224">
                <text:p>0.848224</text:p>
              </table:table-cell>
            </table:table-row>
            <table:table-row>
              <table:table-cell office:value-type="float" office:value="2.0079">
                <text:p>2.0079</text:p>
              </table:table-cell>
              <table:table-cell office:value-type="float" office:value="0.155121">
                <text:p>0.155121</text:p>
              </table:table-cell>
            </table:table-row>
            <table:table-row>
              <table:table-cell office:value-type="float" office:value="2.00997">
                <text:p>2.00997</text:p>
              </table:table-cell>
              <table:table-cell office:value-type="float" office:value="1.543">
                <text:p>1.543</text:p>
              </table:table-cell>
            </table:table-row>
            <table:table-row>
              <table:table-cell office:value-type="float" office:value="2.01204">
                <text:p>2.01204</text:p>
              </table:table-cell>
              <table:table-cell office:value-type="float" office:value="0.849959">
                <text:p>0.849959</text:p>
              </table:table-cell>
            </table:table-row>
            <table:table-row>
              <table:table-cell office:value-type="float" office:value="2.01411">
                <text:p>2.01411</text:p>
              </table:table-cell>
              <table:table-cell office:value-type="float" office:value="7.09389">
                <text:p>7.09389</text:p>
              </table:table-cell>
            </table:table-row>
            <table:table-row>
              <table:table-cell office:value-type="float" office:value="2.01618">
                <text:p>2.01618</text:p>
              </table:table-cell>
              <table:table-cell office:value-type="float" office:value="-11.6343">
                <text:p>-11.6343</text:p>
              </table:table-cell>
            </table:table-row>
            <table:table-row>
              <table:table-cell office:value-type="float" office:value="2.01825">
                <text:p>2.01825</text:p>
              </table:table-cell>
              <table:table-cell office:value-type="float" office:value="6.40078">
                <text:p>6.40078</text:p>
              </table:table-cell>
            </table:table-row>
            <table:table-row>
              <table:table-cell office:value-type="float" office:value="2.02032">
                <text:p>2.02032</text:p>
              </table:table-cell>
              <table:table-cell office:value-type="float" office:value="1.5459">
                <text:p>1.5459</text:p>
              </table:table-cell>
            </table:table-row>
            <table:table-row>
              <table:table-cell office:value-type="float" office:value="2.02239">
                <text:p>2.02239</text:p>
              </table:table-cell>
              <table:table-cell office:value-type="float" office:value="7.09618">
                <text:p>7.09618</text:p>
              </table:table-cell>
            </table:table-row>
            <table:table-row>
              <table:table-cell office:value-type="float" office:value="2.02446">
                <text:p>2.02446</text:p>
              </table:table-cell>
              <table:table-cell office:value-type="float" office:value="-11.632">
                <text:p>-11.632</text:p>
              </table:table-cell>
            </table:table-row>
            <table:table-row>
              <table:table-cell office:value-type="float" office:value="2.02653">
                <text:p>2.02653</text:p>
              </table:table-cell>
              <table:table-cell office:value-type="float" office:value="7.09677">
                <text:p>7.09677</text:p>
              </table:table-cell>
            </table:table-row>
            <table:table-row>
              <table:table-cell office:value-type="float" office:value="2.0286">
                <text:p>2.0286</text:p>
              </table:table-cell>
              <table:table-cell office:value-type="float" office:value="0.160904">
                <text:p>0.160904</text:p>
              </table:table-cell>
            </table:table-row>
            <table:table-row>
              <table:table-cell office:value-type="float" office:value="2.03067">
                <text:p>2.03067</text:p>
              </table:table-cell>
              <table:table-cell office:value-type="float" office:value="1.54876">
                <text:p>1.54876</text:p>
              </table:table-cell>
            </table:table-row>
            <table:table-row>
              <table:table-cell office:value-type="float" office:value="2.03274">
                <text:p>2.03274</text:p>
              </table:table-cell>
              <table:table-cell office:value-type="float" office:value="0.855701">
                <text:p>0.855701</text:p>
              </table:table-cell>
            </table:table-row>
            <table:table-row>
              <table:table-cell office:value-type="float" office:value="2.03481">
                <text:p>2.03481</text:p>
              </table:table-cell>
              <table:table-cell office:value-type="float" office:value="0.856276">
                <text:p>0.856276</text:p>
              </table:table-cell>
            </table:table-row>
            <table:table-row>
              <table:table-cell office:value-type="float" office:value="2.03688">
                <text:p>2.03688</text:p>
              </table:table-cell>
              <table:table-cell office:value-type="float" office:value="0.85685">
                <text:p>0.85685</text:p>
              </table:table-cell>
            </table:table-row>
            <table:table-row>
              <table:table-cell office:value-type="float" office:value="2.03895">
                <text:p>2.03895</text:p>
              </table:table-cell>
              <table:table-cell office:value-type="float" office:value="0.16372">
                <text:p>0.16372</text:p>
              </table:table-cell>
            </table:table-row>
            <table:table-row>
              <table:table-cell office:value-type="float" office:value="2.04102">
                <text:p>2.04102</text:p>
              </table:table-cell>
              <table:table-cell office:value-type="float" office:value="1.55157">
                <text:p>1.55157</text:p>
              </table:table-cell>
            </table:table-row>
            <table:table-row>
              <table:table-cell office:value-type="float" office:value="2.04309">
                <text:p>2.04309</text:p>
              </table:table-cell>
              <table:table-cell office:value-type="float" office:value="0.858496">
                <text:p>0.858496</text:p>
              </table:table-cell>
            </table:table-row>
            <table:table-row>
              <table:table-cell office:value-type="float" office:value="2.04516">
                <text:p>2.04516</text:p>
              </table:table-cell>
              <table:table-cell office:value-type="float" office:value="0.859061">
                <text:p>0.859061</text:p>
              </table:table-cell>
            </table:table-row>
            <table:table-row>
              <table:table-cell office:value-type="float" office:value="2.04723">
                <text:p>2.04723</text:p>
              </table:table-cell>
              <table:table-cell office:value-type="float" office:value="0.165924">
                <text:p>0.165924</text:p>
              </table:table-cell>
            </table:table-row>
            <table:table-row>
              <table:table-cell office:value-type="float" office:value="2.0493">
                <text:p>2.0493</text:p>
              </table:table-cell>
              <table:table-cell office:value-type="float" office:value="1.55376">
                <text:p>1.55376</text:p>
              </table:table-cell>
            </table:table-row>
            <table:table-row>
              <table:table-cell office:value-type="float" office:value="2.05137">
                <text:p>2.05137</text:p>
              </table:table-cell>
              <table:table-cell office:value-type="float" office:value="0.860683">
                <text:p>0.860683</text:p>
              </table:table-cell>
            </table:table-row>
            <table:table-row>
              <table:table-cell office:value-type="float" office:value="2.05344">
                <text:p>2.05344</text:p>
              </table:table-cell>
              <table:table-cell office:value-type="float" office:value="0.861241">
                <text:p>0.861241</text:p>
              </table:table-cell>
            </table:table-row>
            <table:table-row>
              <table:table-cell office:value-type="float" office:value="2.05551">
                <text:p>2.05551</text:p>
              </table:table-cell>
              <table:table-cell office:value-type="float" office:value="0.861796">
                <text:p>0.861796</text:p>
              </table:table-cell>
            </table:table-row>
            <table:table-row>
              <table:table-cell office:value-type="float" office:value="2.05758">
                <text:p>2.05758</text:p>
              </table:table-cell>
              <table:table-cell office:value-type="float" office:value="0.168649">
                <text:p>0.168649</text:p>
              </table:table-cell>
            </table:table-row>
            <table:table-row>
              <table:table-cell office:value-type="float" office:value="2.05965">
                <text:p>2.05965</text:p>
              </table:table-cell>
              <table:table-cell office:value-type="float" office:value="1.55648">
                <text:p>1.55648</text:p>
              </table:table-cell>
            </table:table-row>
            <table:table-row>
              <table:table-cell office:value-type="float" office:value="2.06172">
                <text:p>2.06172</text:p>
              </table:table-cell>
              <table:table-cell office:value-type="float" office:value="0.863388">
                <text:p>0.863388</text:p>
              </table:table-cell>
            </table:table-row>
            <table:table-row>
              <table:table-cell office:value-type="float" office:value="2.06379">
                <text:p>2.06379</text:p>
              </table:table-cell>
              <table:table-cell office:value-type="float" office:value="-5.37936">
                <text:p>-5.37936</text:p>
              </table:table-cell>
            </table:table-row>
            <table:table-row>
              <table:table-cell office:value-type="float" office:value="2.06586">
                <text:p>2.06586</text:p>
              </table:table-cell>
              <table:table-cell office:value-type="float" office:value="13.35">
                <text:p>13.35</text:p>
              </table:table-cell>
            </table:table-row>
            <table:table-row>
              <table:table-cell office:value-type="float" office:value="2.06793">
                <text:p>2.06793</text:p>
              </table:table-cell>
              <table:table-cell office:value-type="float" office:value="-6.07142">
                <text:p>-6.07142</text:p>
              </table:table-cell>
            </table:table-row>
            <table:table-row>
              <table:table-cell office:value-type="float" office:value="2.07">
                <text:p>2.07</text:p>
              </table:table-cell>
              <table:table-cell office:value-type="float" office:value="1.55914">
                <text:p>1.55914</text:p>
              </table:table-cell>
            </table:table-row>
            <table:table-row>
              <table:table-cell office:value-type="float" office:value="2.07207">
                <text:p>2.07207</text:p>
              </table:table-cell>
              <table:table-cell office:value-type="float" office:value="0.866041">
                <text:p>0.866041</text:p>
              </table:table-cell>
            </table:table-row>
            <table:table-row>
              <table:table-cell office:value-type="float" office:value="2.07414">
                <text:p>2.07414</text:p>
              </table:table-cell>
              <table:table-cell office:value-type="float" office:value="0.866577">
                <text:p>0.866577</text:p>
              </table:table-cell>
            </table:table-row>
            <table:table-row>
              <table:table-cell office:value-type="float" office:value="2.07621">
                <text:p>2.07621</text:p>
              </table:table-cell>
              <table:table-cell office:value-type="float" office:value="0.867112">
                <text:p>0.867112</text:p>
              </table:table-cell>
            </table:table-row>
            <table:table-row>
              <table:table-cell office:value-type="float" office:value="2.07828">
                <text:p>2.07828</text:p>
              </table:table-cell>
              <table:table-cell office:value-type="float" office:value="0.173947">
                <text:p>0.173947</text:p>
              </table:table-cell>
            </table:table-row>
            <table:table-row>
              <table:table-cell office:value-type="float" office:value="2.08035">
                <text:p>2.08035</text:p>
              </table:table-cell>
              <table:table-cell office:value-type="float" office:value="1.56175">
                <text:p>1.56175</text:p>
              </table:table-cell>
            </table:table-row>
            <table:table-row>
              <table:table-cell office:value-type="float" office:value="2.08242">
                <text:p>2.08242</text:p>
              </table:table-cell>
              <table:table-cell office:value-type="float" office:value="0.868643">
                <text:p>0.868643</text:p>
              </table:table-cell>
            </table:table-row>
            <table:table-row>
              <table:table-cell office:value-type="float" office:value="2.08449">
                <text:p>2.08449</text:p>
              </table:table-cell>
              <table:table-cell office:value-type="float" office:value="0.869169">
                <text:p>0.869169</text:p>
              </table:table-cell>
            </table:table-row>
            <table:table-row>
              <table:table-cell office:value-type="float" office:value="2.08656">
                <text:p>2.08656</text:p>
              </table:table-cell>
              <table:table-cell office:value-type="float" office:value="0.175997">
                <text:p>0.175997</text:p>
              </table:table-cell>
            </table:table-row>
            <table:table-row>
              <table:table-cell office:value-type="float" office:value="2.08863">
                <text:p>2.08863</text:p>
              </table:table-cell>
              <table:table-cell office:value-type="float" office:value="1.56379">
                <text:p>1.56379</text:p>
              </table:table-cell>
            </table:table-row>
            <table:table-row>
              <table:table-cell office:value-type="float" office:value="2.0907">
                <text:p>2.0907</text:p>
              </table:table-cell>
              <table:table-cell office:value-type="float" office:value="-5.37259">
                <text:p>-5.37259</text:p>
              </table:table-cell>
            </table:table-row>
            <table:table-row>
              <table:table-cell office:value-type="float" office:value="2.09277">
                <text:p>2.09277</text:p>
              </table:table-cell>
              <table:table-cell office:value-type="float" office:value="13.3567">
                <text:p>13.3567</text:p>
              </table:table-cell>
            </table:table-row>
            <table:table-row>
              <table:table-cell office:value-type="float" office:value="2.09484">
                <text:p>2.09484</text:p>
              </table:table-cell>
              <table:table-cell office:value-type="float" office:value="-5.37103">
                <text:p>-5.37103</text:p>
              </table:table-cell>
            </table:table-row>
            <table:table-row>
              <table:table-cell office:value-type="float" office:value="2.09691">
                <text:p>2.09691</text:p>
              </table:table-cell>
              <table:table-cell office:value-type="float" office:value="-5.37103">
                <text:p>-5.37103</text:p>
              </table:table-cell>
            </table:table-row>
            <table:table-row>
              <table:table-cell office:value-type="float" office:value="2.09898">
                <text:p>2.09898</text:p>
              </table:table-cell>
              <table:table-cell office:value-type="float" office:value="12.6645">
                <text:p>12.6645</text:p>
              </table:table-cell>
            </table:table-row>
            <table:table-row>
              <table:table-cell office:value-type="float" office:value="2.10105">
                <text:p>2.10105</text:p>
              </table:table-cell>
              <table:table-cell office:value-type="float" office:value="-4.67592">
                <text:p>-4.67592</text:p>
              </table:table-cell>
            </table:table-row>
            <table:table-row>
              <table:table-cell office:value-type="float" office:value="2.10312">
                <text:p>2.10312</text:p>
              </table:table-cell>
              <table:table-cell office:value-type="float" office:value="-5.36956">
                <text:p>-5.36956</text:p>
              </table:table-cell>
            </table:table-row>
            <table:table-row>
              <table:table-cell office:value-type="float" office:value="2.10519">
                <text:p>2.10519</text:p>
              </table:table-cell>
              <table:table-cell office:value-type="float" office:value="13.3597">
                <text:p>13.3597</text:p>
              </table:table-cell>
            </table:table-row>
            <table:table-row>
              <table:table-cell office:value-type="float" office:value="2.10726">
                <text:p>2.10726</text:p>
              </table:table-cell>
              <table:table-cell office:value-type="float" office:value="-6.06174">
                <text:p>-6.06174</text:p>
              </table:table-cell>
            </table:table-row>
            <table:table-row>
              <table:table-cell office:value-type="float" office:value="2.10933">
                <text:p>2.10933</text:p>
              </table:table-cell>
              <table:table-cell office:value-type="float" office:value="1.56878">
                <text:p>1.56878</text:p>
              </table:table-cell>
            </table:table-row>
            <table:table-row>
              <table:table-cell office:value-type="float" office:value="2.1114">
                <text:p>2.1114</text:p>
              </table:table-cell>
              <table:table-cell office:value-type="float" office:value="-5.3676">
                <text:p>-5.3676</text:p>
              </table:table-cell>
            </table:table-row>
            <table:table-row>
              <table:table-cell office:value-type="float" office:value="2.11347">
                <text:p>2.11347</text:p>
              </table:table-cell>
              <table:table-cell office:value-type="float" office:value="13.3616">
                <text:p>13.3616</text:p>
              </table:table-cell>
            </table:table-row>
            <table:table-row>
              <table:table-cell office:value-type="float" office:value="2.11554">
                <text:p>2.11554</text:p>
              </table:table-cell>
              <table:table-cell office:value-type="float" office:value="-5.36611">
                <text:p>-5.36611</text:p>
              </table:table-cell>
            </table:table-row>
            <table:table-row>
              <table:table-cell office:value-type="float" office:value="2.11761">
                <text:p>2.11761</text:p>
              </table:table-cell>
              <table:table-cell office:value-type="float" office:value="0.183436">
                <text:p>0.183436</text:p>
              </table:table-cell>
            </table:table-row>
            <table:table-row>
              <table:table-cell office:value-type="float" office:value="2.11968">
                <text:p>2.11968</text:p>
              </table:table-cell>
              <table:table-cell office:value-type="float" office:value="1.5712">
                <text:p>1.5712</text:p>
              </table:table-cell>
            </table:table-row>
            <table:table-row>
              <table:table-cell office:value-type="float" office:value="2.12175">
                <text:p>2.12175</text:p>
              </table:table-cell>
              <table:table-cell office:value-type="float" office:value="0.878053">
                <text:p>0.878053</text:p>
              </table:table-cell>
            </table:table-row>
            <table:table-row>
              <table:table-cell office:value-type="float" office:value="2.12382">
                <text:p>2.12382</text:p>
              </table:table-cell>
              <table:table-cell office:value-type="float" office:value="0.878538">
                <text:p>0.878538</text:p>
              </table:table-cell>
            </table:table-row>
            <table:table-row>
              <table:table-cell office:value-type="float" office:value="2.12589">
                <text:p>2.12589</text:p>
              </table:table-cell>
              <table:table-cell office:value-type="float" office:value="0.879022">
                <text:p>0.879022</text:p>
              </table:table-cell>
            </table:table-row>
            <table:table-row>
              <table:table-cell office:value-type="float" office:value="2.12796">
                <text:p>2.12796</text:p>
              </table:table-cell>
              <table:table-cell office:value-type="float" office:value="0.185812">
                <text:p>0.185812</text:p>
              </table:table-cell>
            </table:table-row>
            <table:table-row>
              <table:table-cell office:value-type="float" office:value="2.13003">
                <text:p>2.13003</text:p>
              </table:table-cell>
              <table:table-cell office:value-type="float" office:value="1.57357">
                <text:p>1.57357</text:p>
              </table:table-cell>
            </table:table-row>
            <table:table-row>
              <table:table-cell office:value-type="float" office:value="2.1321">
                <text:p>2.1321</text:p>
              </table:table-cell>
              <table:table-cell office:value-type="float" office:value="0.880408">
                <text:p>0.880408</text:p>
              </table:table-cell>
            </table:table-row>
            <table:table-row>
              <table:table-cell office:value-type="float" office:value="2.13417">
                <text:p>2.13417</text:p>
              </table:table-cell>
              <table:table-cell office:value-type="float" office:value="-5.36234">
                <text:p>-5.36234</text:p>
              </table:table-cell>
            </table:table-row>
            <table:table-row>
              <table:table-cell office:value-type="float" office:value="2.13624">
                <text:p>2.13624</text:p>
              </table:table-cell>
              <table:table-cell office:value-type="float" office:value="12.6732">
                <text:p>12.6732</text:p>
              </table:table-cell>
            </table:table-row>
            <table:table-row>
              <table:table-cell office:value-type="float" office:value="2.13831">
                <text:p>2.13831</text:p>
              </table:table-cell>
              <table:table-cell office:value-type="float" office:value="-4.66733">
                <text:p>-4.66733</text:p>
              </table:table-cell>
            </table:table-row>
            <table:table-row>
              <table:table-cell office:value-type="float" office:value="2.14038">
                <text:p>2.14038</text:p>
              </table:table-cell>
              <table:table-cell office:value-type="float" office:value="0.882244">
                <text:p>0.882244</text:p>
              </table:table-cell>
            </table:table-row>
            <table:table-row>
              <table:table-cell office:value-type="float" office:value="2.14245">
                <text:p>2.14245</text:p>
              </table:table-cell>
              <table:table-cell office:value-type="float" office:value="0.882711">
                <text:p>0.882711</text:p>
              </table:table-cell>
            </table:table-row>
            <table:table-row>
              <table:table-cell office:value-type="float" office:value="2.14452">
                <text:p>2.14452</text:p>
              </table:table-cell>
              <table:table-cell office:value-type="float" office:value="-5.36003">
                <text:p>-5.36003</text:p>
              </table:table-cell>
            </table:table-row>
            <table:table-row>
              <table:table-cell office:value-type="float" office:value="2.14659">
                <text:p>2.14659</text:p>
              </table:table-cell>
              <table:table-cell office:value-type="float" office:value="12.6754">
                <text:p>12.6754</text:p>
              </table:table-cell>
            </table:table-row>
            <table:table-row>
              <table:table-cell office:value-type="float" office:value="2.14866">
                <text:p>2.14866</text:p>
              </table:table-cell>
              <table:table-cell office:value-type="float" office:value="-10.9083">
                <text:p>-10.9083</text:p>
              </table:table-cell>
            </table:table-row>
            <table:table-row>
              <table:table-cell office:value-type="float" office:value="2.15073">
                <text:p>2.15073</text:p>
              </table:table-cell>
              <table:table-cell office:value-type="float" office:value="7.12679">
                <text:p>7.12679</text:p>
              </table:table-cell>
            </table:table-row>
            <table:table-row>
              <table:table-cell office:value-type="float" office:value="2.1528">
                <text:p>2.1528</text:p>
              </table:table-cell>
              <table:table-cell office:value-type="float" office:value="7.12771">
                <text:p>7.12771</text:p>
              </table:table-cell>
            </table:table-row>
            <table:table-row>
              <table:table-cell office:value-type="float" office:value="2.15487">
                <text:p>2.15487</text:p>
              </table:table-cell>
              <table:table-cell office:value-type="float" office:value="-11.6005">
                <text:p>-11.6005</text:p>
              </table:table-cell>
            </table:table-row>
            <table:table-row>
              <table:table-cell office:value-type="float" office:value="2.15694">
                <text:p>2.15694</text:p>
              </table:table-cell>
              <table:table-cell office:value-type="float" office:value="7.12816">
                <text:p>7.12816</text:p>
              </table:table-cell>
            </table:table-row>
            <table:table-row>
              <table:table-cell office:value-type="float" office:value="2.15901">
                <text:p>2.15901</text:p>
              </table:table-cell>
              <table:table-cell office:value-type="float" office:value="6.43537">
                <text:p>6.43537</text:p>
              </table:table-cell>
            </table:table-row>
            <table:table-row>
              <table:table-cell office:value-type="float" office:value="2.16108">
                <text:p>2.16108</text:p>
              </table:table-cell>
              <table:table-cell office:value-type="float" office:value="-4.66239">
                <text:p>-4.66239</text:p>
              </table:table-cell>
            </table:table-row>
            <table:table-row>
              <table:table-cell office:value-type="float" office:value="2.16315">
                <text:p>2.16315</text:p>
              </table:table-cell>
              <table:table-cell office:value-type="float" office:value="0.887162">
                <text:p>0.887162</text:p>
              </table:table-cell>
            </table:table-row>
            <table:table-row>
              <table:table-cell office:value-type="float" office:value="2.16522">
                <text:p>2.16522</text:p>
              </table:table-cell>
              <table:table-cell office:value-type="float" office:value="0.887605">
                <text:p>0.887605</text:p>
              </table:table-cell>
            </table:table-row>
            <table:table-row>
              <table:table-cell office:value-type="float" office:value="2.16729">
                <text:p>2.16729</text:p>
              </table:table-cell>
              <table:table-cell office:value-type="float" office:value="0.194359">
                <text:p>0.194359</text:p>
              </table:table-cell>
            </table:table-row>
            <table:table-row>
              <table:table-cell office:value-type="float" office:value="2.16936">
                <text:p>2.16936</text:p>
              </table:table-cell>
              <table:table-cell office:value-type="float" office:value="1.58207">
                <text:p>1.58207</text:p>
              </table:table-cell>
            </table:table-row>
            <table:table-row>
              <table:table-cell office:value-type="float" office:value="2.17143">
                <text:p>2.17143</text:p>
              </table:table-cell>
              <table:table-cell office:value-type="float" office:value="7.13205">
                <text:p>7.13205</text:p>
              </table:table-cell>
            </table:table-row>
            <table:table-row>
              <table:table-cell office:value-type="float" office:value="2.1735">
                <text:p>2.1735</text:p>
              </table:table-cell>
              <table:table-cell office:value-type="float" office:value="-11.5962">
                <text:p>-11.5962</text:p>
              </table:table-cell>
            </table:table-row>
            <table:table-row>
              <table:table-cell office:value-type="float" office:value="2.17557">
                <text:p>2.17557</text:p>
              </table:table-cell>
              <table:table-cell office:value-type="float" office:value="12.682">
                <text:p>12.682</text:p>
              </table:table-cell>
            </table:table-row>
            <table:table-row>
              <table:table-cell office:value-type="float" office:value="2.17764">
                <text:p>2.17764</text:p>
              </table:table-cell>
              <table:table-cell office:value-type="float" office:value="-4.65855">
                <text:p>-4.65855</text:p>
              </table:table-cell>
            </table:table-row>
            <table:table-row>
              <table:table-cell office:value-type="float" office:value="2.17971">
                <text:p>2.17971</text:p>
              </table:table-cell>
              <table:table-cell office:value-type="float" office:value="-5.35219">
                <text:p>-5.35219</text:p>
              </table:table-cell>
            </table:table-row>
            <table:table-row>
              <table:table-cell office:value-type="float" office:value="2.18178">
                <text:p>2.18178</text:p>
              </table:table-cell>
              <table:table-cell office:value-type="float" office:value="25.1695">
                <text:p>25.1695</text:p>
              </table:table-cell>
            </table:table-row>
            <table:table-row>
              <table:table-cell office:value-type="float" office:value="2.18385">
                <text:p>2.18385</text:p>
              </table:table-cell>
              <table:table-cell office:value-type="float" office:value="-17.142">
                <text:p>-17.142</text:p>
              </table:table-cell>
            </table:table-row>
            <table:table-row>
              <table:table-cell office:value-type="float" office:value="2.18592">
                <text:p>2.18592</text:p>
              </table:table-cell>
              <table:table-cell office:value-type="float" office:value="0.893031">
                <text:p>0.893031</text:p>
              </table:table-cell>
            </table:table-row>
            <table:table-row>
              <table:table-cell office:value-type="float" office:value="2.18799">
                <text:p>2.18799</text:p>
              </table:table-cell>
              <table:table-cell office:value-type="float" office:value="0.893444">
                <text:p>0.893444</text:p>
              </table:table-cell>
            </table:table-row>
            <table:table-row>
              <table:table-cell office:value-type="float" office:value="2.19006">
                <text:p>2.19006</text:p>
              </table:table-cell>
              <table:table-cell office:value-type="float" office:value="0.200172">
                <text:p>0.200172</text:p>
              </table:table-cell>
            </table:table-row>
            <table:table-row>
              <table:table-cell office:value-type="float" office:value="2.19213">
                <text:p>2.19213</text:p>
              </table:table-cell>
              <table:table-cell office:value-type="float" office:value="1.58786">
                <text:p>1.58786</text:p>
              </table:table-cell>
            </table:table-row>
            <table:table-row>
              <table:table-cell office:value-type="float" office:value="2.1942">
                <text:p>2.1942</text:p>
              </table:table-cell>
              <table:table-cell office:value-type="float" office:value="0.894626">
                <text:p>0.894626</text:p>
              </table:table-cell>
            </table:table-row>
            <table:table-row>
              <table:table-cell office:value-type="float" office:value="2.19627">
                <text:p>2.19627</text:p>
              </table:table-cell>
              <table:table-cell office:value-type="float" office:value="0.895031">
                <text:p>0.895031</text:p>
              </table:table-cell>
            </table:table-row>
            <table:table-row>
              <table:table-cell office:value-type="float" office:value="2.19834">
                <text:p>2.19834</text:p>
              </table:table-cell>
              <table:table-cell office:value-type="float" office:value="6.4449">
                <text:p>6.4449</text:p>
              </table:table-cell>
            </table:table-row>
            <table:table-row>
              <table:table-cell office:value-type="float" office:value="2.20041">
                <text:p>2.20041</text:p>
              </table:table-cell>
              <table:table-cell office:value-type="float" office:value="-10.8961">
                <text:p>-10.8961</text:p>
              </table:table-cell>
            </table:table-row>
            <table:table-row>
              <table:table-cell office:value-type="float" office:value="2.20248">
                <text:p>2.20248</text:p>
              </table:table-cell>
              <table:table-cell office:value-type="float" office:value="7.13893">
                <text:p>7.13893</text:p>
              </table:table-cell>
            </table:table-row>
            <table:table-row>
              <table:table-cell office:value-type="float" office:value="2.20455">
                <text:p>2.20455</text:p>
              </table:table-cell>
              <table:table-cell office:value-type="float" office:value="0.896584">
                <text:p>0.896584</text:p>
              </table:table-cell>
            </table:table-row>
            <table:table-row>
              <table:table-cell office:value-type="float" office:value="2.20662">
                <text:p>2.20662</text:p>
              </table:table-cell>
              <table:table-cell office:value-type="float" office:value="7.14011">
                <text:p>7.14011</text:p>
              </table:table-cell>
            </table:table-row>
            <table:table-row>
              <table:table-cell office:value-type="float" office:value="2.20869">
                <text:p>2.20869</text:p>
              </table:table-cell>
              <table:table-cell office:value-type="float" office:value="-11.5881">
                <text:p>-11.5881</text:p>
              </table:table-cell>
            </table:table-row>
            <table:table-row>
              <table:table-cell office:value-type="float" office:value="2.21076">
                <text:p>2.21076</text:p>
              </table:table-cell>
              <table:table-cell office:value-type="float" office:value="6.44682">
                <text:p>6.44682</text:p>
              </table:table-cell>
            </table:table-row>
            <table:table-row>
              <table:table-cell office:value-type="float" office:value="2.21283">
                <text:p>2.21283</text:p>
              </table:table-cell>
              <table:table-cell office:value-type="float" office:value="1.59174">
                <text:p>1.59174</text:p>
              </table:table-cell>
            </table:table-row>
            <table:table-row>
              <table:table-cell office:value-type="float" office:value="2.2149">
                <text:p>2.2149</text:p>
              </table:table-cell>
              <table:table-cell office:value-type="float" office:value="0.898489">
                <text:p>0.898489</text:p>
              </table:table-cell>
            </table:table-row>
            <table:table-row>
              <table:table-cell office:value-type="float" office:value="2.21697">
                <text:p>2.21697</text:p>
              </table:table-cell>
              <table:table-cell office:value-type="float" office:value="-5.34425">
                <text:p>-5.34425</text:p>
              </table:table-cell>
            </table:table-row>
            <table:table-row>
              <table:table-cell office:value-type="float" office:value="2.21904">
                <text:p>2.21904</text:p>
              </table:table-cell>
              <table:table-cell office:value-type="float" office:value="13.3847">
                <text:p>13.3847</text:p>
              </table:table-cell>
            </table:table-row>
            <table:table-row>
              <table:table-cell office:value-type="float" office:value="2.22111">
                <text:p>2.22111</text:p>
              </table:table-cell>
              <table:table-cell office:value-type="float" office:value="-11.5862">
                <text:p>-11.5862</text:p>
              </table:table-cell>
            </table:table-row>
            <table:table-row>
              <table:table-cell office:value-type="float" office:value="2.22318">
                <text:p>2.22318</text:p>
              </table:table-cell>
              <table:table-cell office:value-type="float" office:value="12.6918">
                <text:p>12.6918</text:p>
              </table:table-cell>
            </table:table-row>
            <table:table-row>
              <table:table-cell office:value-type="float" office:value="2.22525">
                <text:p>2.22525</text:p>
              </table:table-cell>
              <table:table-cell office:value-type="float" office:value="-4.64876">
                <text:p>-4.64876</text:p>
              </table:table-cell>
            </table:table-row>
            <table:table-row>
              <table:table-cell office:value-type="float" office:value="2.22732">
                <text:p>2.22732</text:p>
              </table:table-cell>
              <table:table-cell office:value-type="float" office:value="0.900713">
                <text:p>0.900713</text:p>
              </table:table-cell>
            </table:table-row>
            <table:table-row>
              <table:table-cell office:value-type="float" office:value="2.22939">
                <text:p>2.22939</text:p>
              </table:table-cell>
              <table:table-cell office:value-type="float" office:value="-5.34203">
                <text:p>-5.34203</text:p>
              </table:table-cell>
            </table:table-row>
            <table:table-row>
              <table:table-cell office:value-type="float" office:value="2.23146">
                <text:p>2.23146</text:p>
              </table:table-cell>
              <table:table-cell office:value-type="float" office:value="12.6933">
                <text:p>12.6933</text:p>
              </table:table-cell>
            </table:table-row>
            <table:table-row>
              <table:table-cell office:value-type="float" office:value="2.23353">
                <text:p>2.23353</text:p>
              </table:table-cell>
              <table:table-cell office:value-type="float" office:value="-10.8904">
                <text:p>-10.8904</text:p>
              </table:table-cell>
            </table:table-row>
            <table:table-row>
              <table:table-cell office:value-type="float" office:value="2.2356">
                <text:p>2.2356</text:p>
              </table:table-cell>
              <table:table-cell office:value-type="float" office:value="7.14452">
                <text:p>7.14452</text:p>
              </table:table-cell>
            </table:table-row>
            <table:table-row>
              <table:table-cell office:value-type="float" office:value="2.23767">
                <text:p>2.23767</text:p>
              </table:table-cell>
              <table:table-cell office:value-type="float" office:value="0.90214">
                <text:p>0.90214</text:p>
              </table:table-cell>
            </table:table-row>
            <table:table-row>
              <table:table-cell office:value-type="float" office:value="2.23974">
                <text:p>2.23974</text:p>
              </table:table-cell>
              <table:table-cell office:value-type="float" office:value="0.902501">
                <text:p>0.902501</text:p>
              </table:table-cell>
            </table:table-row>
            <table:table-row>
              <table:table-cell office:value-type="float" office:value="2.24181">
                <text:p>2.24181</text:p>
              </table:table-cell>
              <table:table-cell office:value-type="float" office:value="0.209183">
                <text:p>0.209183</text:p>
              </table:table-cell>
            </table:table-row>
            <table:table-row>
              <table:table-cell office:value-type="float" office:value="2.24388">
                <text:p>2.24388</text:p>
              </table:table-cell>
              <table:table-cell office:value-type="float" office:value="1.59682">
                <text:p>1.59682</text:p>
              </table:table-cell>
            </table:table-row>
            <table:table-row>
              <table:table-cell office:value-type="float" office:value="2.24595">
                <text:p>2.24595</text:p>
              </table:table-cell>
              <table:table-cell office:value-type="float" office:value="0.903533">
                <text:p>0.903533</text:p>
              </table:table-cell>
            </table:table-row>
            <table:table-row>
              <table:table-cell office:value-type="float" office:value="2.24802">
                <text:p>2.24802</text:p>
              </table:table-cell>
              <table:table-cell office:value-type="float" office:value="0.903886">
                <text:p>0.903886</text:p>
              </table:table-cell>
            </table:table-row>
            <table:table-row>
              <table:table-cell office:value-type="float" office:value="2.25009">
                <text:p>2.25009</text:p>
              </table:table-cell>
              <table:table-cell office:value-type="float" office:value="0.904236">
                <text:p>0.904236</text:p>
              </table:table-cell>
            </table:table-row>
            <table:table-row>
              <table:table-cell office:value-type="float" office:value="2.25216">
                <text:p>2.25216</text:p>
              </table:table-cell>
              <table:table-cell office:value-type="float" office:value="0.210908">
                <text:p>0.210908</text:p>
              </table:table-cell>
            </table:table-row>
            <table:table-row>
              <table:table-cell office:value-type="float" office:value="2.25423">
                <text:p>2.25423</text:p>
              </table:table-cell>
              <table:table-cell office:value-type="float" office:value="1.59853">
                <text:p>1.59853</text:p>
              </table:table-cell>
            </table:table-row>
            <table:table-row>
              <table:table-cell office:value-type="float" office:value="2.2563">
                <text:p>2.2563</text:p>
              </table:table-cell>
              <table:table-cell office:value-type="float" office:value="-5.33785">
                <text:p>-5.33785</text:p>
              </table:table-cell>
            </table:table-row>
            <table:table-row>
              <table:table-cell office:value-type="float" office:value="2.25837">
                <text:p>2.25837</text:p>
              </table:table-cell>
              <table:table-cell office:value-type="float" office:value="7.14798">
                <text:p>7.14798</text:p>
              </table:table-cell>
            </table:table-row>
            <table:table-row>
              <table:table-cell office:value-type="float" office:value="2.26044">
                <text:p>2.26044</text:p>
              </table:table-cell>
              <table:table-cell office:value-type="float" office:value="7.14866">
                <text:p>7.14866</text:p>
              </table:table-cell>
            </table:table-row>
            <table:table-row>
              <table:table-cell office:value-type="float" office:value="2.26251">
                <text:p>2.26251</text:p>
              </table:table-cell>
              <table:table-cell office:value-type="float" office:value="-11.5796">
                <text:p>-11.5796</text:p>
              </table:table-cell>
            </table:table-row>
            <table:table-row>
              <table:table-cell office:value-type="float" office:value="2.26458">
                <text:p>2.26458</text:p>
              </table:table-cell>
              <table:table-cell office:value-type="float" office:value="6.45532">
                <text:p>6.45532</text:p>
              </table:table-cell>
            </table:table-row>
            <table:table-row>
              <table:table-cell office:value-type="float" office:value="2.26665">
                <text:p>2.26665</text:p>
              </table:table-cell>
              <table:table-cell office:value-type="float" office:value="1.60019">
                <text:p>1.60019</text:p>
              </table:table-cell>
            </table:table-row>
            <table:table-row>
              <table:table-cell office:value-type="float" office:value="2.26872">
                <text:p>2.26872</text:p>
              </table:table-cell>
              <table:table-cell office:value-type="float" office:value="-5.33619">
                <text:p>-5.33619</text:p>
              </table:table-cell>
            </table:table-row>
            <table:table-row>
              <table:table-cell office:value-type="float" office:value="2.27079">
                <text:p>2.27079</text:p>
              </table:table-cell>
              <table:table-cell office:value-type="float" office:value="7.14963">
                <text:p>7.14963</text:p>
              </table:table-cell>
            </table:table-row>
            <table:table-row>
              <table:table-cell office:value-type="float" office:value="2.27286">
                <text:p>2.27286</text:p>
              </table:table-cell>
              <table:table-cell office:value-type="float" office:value="6.45662">
                <text:p>6.45662</text:p>
              </table:table-cell>
            </table:table-row>
            <table:table-row>
              <table:table-cell office:value-type="float" office:value="2.27493">
                <text:p>2.27493</text:p>
              </table:table-cell>
              <table:table-cell office:value-type="float" office:value="-10.8843">
                <text:p>-10.8843</text:p>
              </table:table-cell>
            </table:table-row>
            <table:table-row>
              <table:table-cell office:value-type="float" office:value="2.277">
                <text:p>2.277</text:p>
              </table:table-cell>
              <table:table-cell office:value-type="float" office:value="13.3936">
                <text:p>13.3936</text:p>
              </table:table-cell>
            </table:table-row>
            <table:table-row>
              <table:table-cell office:value-type="float" office:value="2.27907">
                <text:p>2.27907</text:p>
              </table:table-cell>
              <table:table-cell office:value-type="float" office:value="-11.5773">
                <text:p>-11.5773</text:p>
              </table:table-cell>
            </table:table-row>
            <table:table-row>
              <table:table-cell office:value-type="float" office:value="2.28114">
                <text:p>2.28114</text:p>
              </table:table-cell>
              <table:table-cell office:value-type="float" office:value="13.3943">
                <text:p>13.3943</text:p>
              </table:table-cell>
            </table:table-row>
            <table:table-row>
              <table:table-cell office:value-type="float" office:value="2.28321">
                <text:p>2.28321</text:p>
              </table:table-cell>
              <table:table-cell office:value-type="float" office:value="-6.0273">
                <text:p>-6.0273</text:p>
              </table:table-cell>
            </table:table-row>
            <table:table-row>
              <table:table-cell office:value-type="float" office:value="2.28528">
                <text:p>2.28528</text:p>
              </table:table-cell>
              <table:table-cell office:value-type="float" office:value="-4.64002">
                <text:p>-4.64002</text:p>
              </table:table-cell>
            </table:table-row>
            <table:table-row>
              <table:table-cell office:value-type="float" office:value="2.28735">
                <text:p>2.28735</text:p>
              </table:table-cell>
              <table:table-cell office:value-type="float" office:value="7.15214">
                <text:p>7.15214</text:p>
              </table:table-cell>
            </table:table-row>
            <table:table-row>
              <table:table-cell office:value-type="float" office:value="2.28942">
                <text:p>2.28942</text:p>
              </table:table-cell>
              <table:table-cell office:value-type="float" office:value="7.15277">
                <text:p>7.15277</text:p>
              </table:table-cell>
            </table:table-row>
            <table:table-row>
              <table:table-cell office:value-type="float" office:value="2.29149">
                <text:p>2.29149</text:p>
              </table:table-cell>
              <table:table-cell office:value-type="float" office:value="-11.5755">
                <text:p>-11.5755</text:p>
              </table:table-cell>
            </table:table-row>
            <table:table-row>
              <table:table-cell office:value-type="float" office:value="2.29356">
                <text:p>2.29356</text:p>
              </table:table-cell>
              <table:table-cell office:value-type="float" office:value="7.15308">
                <text:p>7.15308</text:p>
              </table:table-cell>
            </table:table-row>
            <table:table-row>
              <table:table-cell office:value-type="float" office:value="2.29563">
                <text:p>2.29563</text:p>
              </table:table-cell>
              <table:table-cell office:value-type="float" office:value="0.216969">
                <text:p>0.216969</text:p>
              </table:table-cell>
            </table:table-row>
            <table:table-row>
              <table:table-cell office:value-type="float" office:value="2.2977">
                <text:p>2.2977</text:p>
              </table:table-cell>
              <table:table-cell office:value-type="float" office:value="7.8476">
                <text:p>7.8476</text:p>
              </table:table-cell>
            </table:table-row>
            <table:table-row>
              <table:table-cell office:value-type="float" office:value="2.29977">
                <text:p>2.29977</text:p>
              </table:table-cell>
              <table:table-cell office:value-type="float" office:value="-5.33123">
                <text:p>-5.33123</text:p>
              </table:table-cell>
            </table:table-row>
            <table:table-row>
              <table:table-cell office:value-type="float" office:value="2.30184">
                <text:p>2.30184</text:p>
              </table:table-cell>
              <table:table-cell office:value-type="float" office:value="-5.33123">
                <text:p>-5.33123</text:p>
              </table:table-cell>
            </table:table-row>
            <table:table-row>
              <table:table-cell office:value-type="float" office:value="2.30391">
                <text:p>2.30391</text:p>
              </table:table-cell>
              <table:table-cell office:value-type="float" office:value="12.7039">
                <text:p>12.7039</text:p>
              </table:table-cell>
            </table:table-row>
            <table:table-row>
              <table:table-cell office:value-type="float" office:value="2.30598">
                <text:p>2.30598</text:p>
              </table:table-cell>
              <table:table-cell office:value-type="float" office:value="-10.8798">
                <text:p>-10.8798</text:p>
              </table:table-cell>
            </table:table-row>
            <table:table-row>
              <table:table-cell office:value-type="float" office:value="2.30805">
                <text:p>2.30805</text:p>
              </table:table-cell>
              <table:table-cell office:value-type="float" office:value="13.3981">
                <text:p>13.3981</text:p>
              </table:table-cell>
            </table:table-row>
            <table:table-row>
              <table:table-cell office:value-type="float" office:value="2.31012">
                <text:p>2.31012</text:p>
              </table:table-cell>
              <table:table-cell office:value-type="float" office:value="-5.32979">
                <text:p>-5.32979</text:p>
              </table:table-cell>
            </table:table-row>
            <table:table-row>
              <table:table-cell office:value-type="float" office:value="2.31219">
                <text:p>2.31219</text:p>
              </table:table-cell>
              <table:table-cell office:value-type="float" office:value="0.913237">
                <text:p>0.913237</text:p>
              </table:table-cell>
            </table:table-row>
            <table:table-row>
              <table:table-cell office:value-type="float" office:value="2.31426">
                <text:p>2.31426</text:p>
              </table:table-cell>
              <table:table-cell office:value-type="float" office:value="0.219852">
                <text:p>0.219852</text:p>
              </table:table-cell>
            </table:table-row>
            <table:table-row>
              <table:table-cell office:value-type="float" office:value="2.31633">
                <text:p>2.31633</text:p>
              </table:table-cell>
              <table:table-cell office:value-type="float" office:value="1.60741">
                <text:p>1.60741</text:p>
              </table:table-cell>
            </table:table-row>
            <table:table-row>
              <table:table-cell office:value-type="float" office:value="2.3184">
                <text:p>2.3184</text:p>
              </table:table-cell>
              <table:table-cell office:value-type="float" office:value="0.914054">
                <text:p>0.914054</text:p>
              </table:table-cell>
            </table:table-row>
            <table:table-row>
              <table:table-cell office:value-type="float" office:value="2.32047">
                <text:p>2.32047</text:p>
              </table:table-cell>
              <table:table-cell office:value-type="float" office:value="0.914332">
                <text:p>0.914332</text:p>
              </table:table-cell>
            </table:table-row>
            <table:table-row>
              <table:table-cell office:value-type="float" office:value="2.32254">
                <text:p>2.32254</text:p>
              </table:table-cell>
              <table:table-cell office:value-type="float" office:value="0.220939">
                <text:p>0.220939</text:p>
              </table:table-cell>
            </table:table-row>
            <table:table-row>
              <table:table-cell office:value-type="float" office:value="2.32461">
                <text:p>2.32461</text:p>
              </table:table-cell>
              <table:table-cell office:value-type="float" office:value="1.60849">
                <text:p>1.60849</text:p>
              </table:table-cell>
            </table:table-row>
            <table:table-row>
              <table:table-cell office:value-type="float" office:value="2.32668">
                <text:p>2.32668</text:p>
              </table:table-cell>
              <table:table-cell office:value-type="float" office:value="0.915123">
                <text:p>0.915123</text:p>
              </table:table-cell>
            </table:table-row>
            <table:table-row>
              <table:table-cell office:value-type="float" office:value="2.32875">
                <text:p>2.32875</text:p>
              </table:table-cell>
              <table:table-cell office:value-type="float" office:value="0.915393">
                <text:p>0.915393</text:p>
              </table:table-cell>
            </table:table-row>
            <table:table-row>
              <table:table-cell office:value-type="float" office:value="2.33082">
                <text:p>2.33082</text:p>
              </table:table-cell>
              <table:table-cell office:value-type="float" office:value="0.91566">
                <text:p>0.91566</text:p>
              </table:table-cell>
            </table:table-row>
            <table:table-row>
              <table:table-cell office:value-type="float" office:value="2.33289">
                <text:p>2.33289</text:p>
              </table:table-cell>
              <table:table-cell office:value-type="float" office:value="0.222257">
                <text:p>0.222257</text:p>
              </table:table-cell>
            </table:table-row>
            <table:table-row>
              <table:table-cell office:value-type="float" office:value="2.33496">
                <text:p>2.33496</text:p>
              </table:table-cell>
              <table:table-cell office:value-type="float" office:value="1.6098">
                <text:p>1.6098</text:p>
              </table:table-cell>
            </table:table-row>
            <table:table-row>
              <table:table-cell office:value-type="float" office:value="2.33703">
                <text:p>2.33703</text:p>
              </table:table-cell>
              <table:table-cell office:value-type="float" office:value="0.916419">
                <text:p>0.916419</text:p>
              </table:table-cell>
            </table:table-row>
            <table:table-row>
              <table:table-cell office:value-type="float" office:value="2.3391">
                <text:p>2.3391</text:p>
              </table:table-cell>
              <table:table-cell office:value-type="float" office:value="0.916677">
                <text:p>0.916677</text:p>
              </table:table-cell>
            </table:table-row>
            <table:table-row>
              <table:table-cell office:value-type="float" office:value="2.34117">
                <text:p>2.34117</text:p>
              </table:table-cell>
              <table:table-cell office:value-type="float" office:value="6.46626">
                <text:p>6.46626</text:p>
              </table:table-cell>
            </table:table-row>
            <table:table-row>
              <table:table-cell office:value-type="float" office:value="2.34324">
                <text:p>2.34324</text:p>
              </table:table-cell>
              <table:table-cell office:value-type="float" office:value="-10.8747">
                <text:p>-10.8747</text:p>
              </table:table-cell>
            </table:table-row>
            <table:table-row>
              <table:table-cell office:value-type="float" office:value="2.34531">
                <text:p>2.34531</text:p>
              </table:table-cell>
              <table:table-cell office:value-type="float" office:value="13.4031">
                <text:p>13.4031</text:p>
              </table:table-cell>
            </table:table-row>
            <table:table-row>
              <table:table-cell office:value-type="float" office:value="2.34738">
                <text:p>2.34738</text:p>
              </table:table-cell>
              <table:table-cell office:value-type="float" office:value="-5.32484">
                <text:p>-5.32484</text:p>
              </table:table-cell>
            </table:table-row>
            <table:table-row>
              <table:table-cell office:value-type="float" office:value="2.34945">
                <text:p>2.34945</text:p>
              </table:table-cell>
              <table:table-cell office:value-type="float" office:value="0.918153">
                <text:p>0.918153</text:p>
              </table:table-cell>
            </table:table-row>
            <table:table-row>
              <table:table-cell office:value-type="float" office:value="2.35152">
                <text:p>2.35152</text:p>
              </table:table-cell>
              <table:table-cell office:value-type="float" office:value="0.224731">
                <text:p>0.224731</text:p>
              </table:table-cell>
            </table:table-row>
            <table:table-row>
              <table:table-cell office:value-type="float" office:value="2.35359">
                <text:p>2.35359</text:p>
              </table:table-cell>
              <table:table-cell office:value-type="float" office:value="1.61225">
                <text:p>1.61225</text:p>
              </table:table-cell>
            </table:table-row>
            <table:table-row>
              <table:table-cell office:value-type="float" office:value="2.35566">
                <text:p>2.35566</text:p>
              </table:table-cell>
              <table:table-cell office:value-type="float" office:value="0.918848">
                <text:p>0.918848</text:p>
              </table:table-cell>
            </table:table-row>
            <table:table-row>
              <table:table-cell office:value-type="float" office:value="2.35773">
                <text:p>2.35773</text:p>
              </table:table-cell>
              <table:table-cell office:value-type="float" office:value="0.919085">
                <text:p>0.919085</text:p>
              </table:table-cell>
            </table:table-row>
            <table:table-row>
              <table:table-cell office:value-type="float" office:value="2.3598">
                <text:p>2.3598</text:p>
              </table:table-cell>
              <table:table-cell office:value-type="float" office:value="0.919319">
                <text:p>0.919319</text:p>
              </table:table-cell>
            </table:table-row>
            <table:table-row>
              <table:table-cell office:value-type="float" office:value="2.36187">
                <text:p>2.36187</text:p>
              </table:table-cell>
              <table:table-cell office:value-type="float" office:value="0.225886">
                <text:p>0.225886</text:p>
              </table:table-cell>
            </table:table-row>
            <table:table-row>
              <table:table-cell office:value-type="float" office:value="2.36394">
                <text:p>2.36394</text:p>
              </table:table-cell>
              <table:table-cell office:value-type="float" office:value="1.61339">
                <text:p>1.61339</text:p>
              </table:table-cell>
            </table:table-row>
            <table:table-row>
              <table:table-cell office:value-type="float" office:value="2.36601">
                <text:p>2.36601</text:p>
              </table:table-cell>
              <table:table-cell office:value-type="float" office:value="-5.32299">
                <text:p>-5.32299</text:p>
              </table:table-cell>
            </table:table-row>
            <table:table-row>
              <table:table-cell office:value-type="float" office:value="2.36808">
                <text:p>2.36808</text:p>
              </table:table-cell>
              <table:table-cell office:value-type="float" office:value="13.4057">
                <text:p>13.4057</text:p>
              </table:table-cell>
            </table:table-row>
            <table:table-row>
              <table:table-cell office:value-type="float" office:value="2.37015">
                <text:p>2.37015</text:p>
              </table:table-cell>
              <table:table-cell office:value-type="float" office:value="-6.01598">
                <text:p>-6.01598</text:p>
              </table:table-cell>
            </table:table-row>
            <table:table-row>
              <table:table-cell office:value-type="float" office:value="2.37222">
                <text:p>2.37222</text:p>
              </table:table-cell>
              <table:table-cell office:value-type="float" office:value="1.61426">
                <text:p>1.61426</text:p>
              </table:table-cell>
            </table:table-row>
            <table:table-row>
              <table:table-cell office:value-type="float" office:value="2.37429">
                <text:p>2.37429</text:p>
              </table:table-cell>
              <table:table-cell office:value-type="float" office:value="0.920845">
                <text:p>0.920845</text:p>
              </table:table-cell>
            </table:table-row>
            <table:table-row>
              <table:table-cell office:value-type="float" office:value="2.37636">
                <text:p>2.37636</text:p>
              </table:table-cell>
              <table:table-cell office:value-type="float" office:value="0.921061">
                <text:p>0.921061</text:p>
              </table:table-cell>
            </table:table-row>
            <table:table-row>
              <table:table-cell office:value-type="float" office:value="2.37843">
                <text:p>2.37843</text:p>
              </table:table-cell>
              <table:table-cell office:value-type="float" office:value="0.921275">
                <text:p>0.921275</text:p>
              </table:table-cell>
            </table:table-row>
            <table:table-row>
              <table:table-cell office:value-type="float" office:value="2.3805">
                <text:p>2.3805</text:p>
              </table:table-cell>
              <table:table-cell office:value-type="float" office:value="0.227825">
                <text:p>0.227825</text:p>
              </table:table-cell>
            </table:table-row>
            <table:table-row>
              <table:table-cell office:value-type="float" office:value="2.38257">
                <text:p>2.38257</text:p>
              </table:table-cell>
              <table:table-cell office:value-type="float" office:value="1.61531">
                <text:p>1.61531</text:p>
              </table:table-cell>
            </table:table-row>
            <table:table-row>
              <table:table-cell office:value-type="float" office:value="2.38464">
                <text:p>2.38464</text:p>
              </table:table-cell>
              <table:table-cell office:value-type="float" office:value="0.921881">
                <text:p>0.921881</text:p>
              </table:table-cell>
            </table:table-row>
            <table:table-row>
              <table:table-cell office:value-type="float" office:value="2.38671">
                <text:p>2.38671</text:p>
              </table:table-cell>
              <table:table-cell office:value-type="float" office:value="0.922086">
                <text:p>0.922086</text:p>
              </table:table-cell>
            </table:table-row>
            <table:table-row>
              <table:table-cell office:value-type="float" office:value="2.38878">
                <text:p>2.38878</text:p>
              </table:table-cell>
              <table:table-cell office:value-type="float" office:value="0.922289">
                <text:p>0.922289</text:p>
              </table:table-cell>
            </table:table-row>
            <table:table-row>
              <table:table-cell office:value-type="float" office:value="2.39085">
                <text:p>2.39085</text:p>
              </table:table-cell>
              <table:table-cell office:value-type="float" office:value="0.228829">
                <text:p>0.228829</text:p>
              </table:table-cell>
            </table:table-row>
            <table:table-row>
              <table:table-cell office:value-type="float" office:value="2.39292">
                <text:p>2.39292</text:p>
              </table:table-cell>
              <table:table-cell office:value-type="float" office:value="1.6163">
                <text:p>1.6163</text:p>
              </table:table-cell>
            </table:table-row>
            <table:table-row>
              <table:table-cell office:value-type="float" office:value="2.39499">
                <text:p>2.39499</text:p>
              </table:table-cell>
              <table:table-cell office:value-type="float" office:value="0.922862">
                <text:p>0.922862</text:p>
              </table:table-cell>
            </table:table-row>
            <table:table-row>
              <table:table-cell office:value-type="float" office:value="2.39706">
                <text:p>2.39706</text:p>
              </table:table-cell>
              <table:table-cell office:value-type="float" office:value="0.923056">
                <text:p>0.923056</text:p>
              </table:table-cell>
            </table:table-row>
            <table:table-row>
              <table:table-cell office:value-type="float" office:value="2.39913">
                <text:p>2.39913</text:p>
              </table:table-cell>
              <table:table-cell office:value-type="float" office:value="0.923248">
                <text:p>0.923248</text:p>
              </table:table-cell>
            </table:table-row>
            <table:table-row>
              <table:table-cell office:value-type="float" office:value="2.4012">
                <text:p>2.4012</text:p>
              </table:table-cell>
              <table:table-cell office:value-type="float" office:value="0.229779">
                <text:p>0.229779</text:p>
              </table:table-cell>
            </table:table-row>
            <table:table-row>
              <table:table-cell office:value-type="float" office:value="2.40327">
                <text:p>2.40327</text:p>
              </table:table-cell>
              <table:table-cell office:value-type="float" office:value="1.61724">
                <text:p>1.61724</text:p>
              </table:table-cell>
            </table:table-row>
            <table:table-row>
              <table:table-cell office:value-type="float" office:value="2.40534">
                <text:p>2.40534</text:p>
              </table:table-cell>
              <table:table-cell office:value-type="float" office:value="0.923789">
                <text:p>0.923789</text:p>
              </table:table-cell>
            </table:table-row>
            <table:table-row>
              <table:table-cell office:value-type="float" office:value="2.40741">
                <text:p>2.40741</text:p>
              </table:table-cell>
              <table:table-cell office:value-type="float" office:value="0.923972">
                <text:p>0.923972</text:p>
              </table:table-cell>
            </table:table-row>
            <table:table-row>
              <table:table-cell office:value-type="float" office:value="2.40948">
                <text:p>2.40948</text:p>
              </table:table-cell>
              <table:table-cell office:value-type="float" office:value="0.924153">
                <text:p>0.924153</text:p>
              </table:table-cell>
            </table:table-row>
            <table:table-row>
              <table:table-cell office:value-type="float" office:value="2.41155">
                <text:p>2.41155</text:p>
              </table:table-cell>
              <table:table-cell office:value-type="float" office:value="0.230674">
                <text:p>0.230674</text:p>
              </table:table-cell>
            </table:table-row>
            <table:table-row>
              <table:table-cell office:value-type="float" office:value="2.41362">
                <text:p>2.41362</text:p>
              </table:table-cell>
              <table:table-cell office:value-type="float" office:value="1.61813">
                <text:p>1.61813</text:p>
              </table:table-cell>
            </table:table-row>
            <table:table-row>
              <table:table-cell office:value-type="float" office:value="2.41569">
                <text:p>2.41569</text:p>
              </table:table-cell>
              <table:table-cell office:value-type="float" office:value="-5.31826">
                <text:p>-5.31826</text:p>
              </table:table-cell>
            </table:table-row>
            <table:table-row>
              <table:table-cell office:value-type="float" office:value="2.41776">
                <text:p>2.41776</text:p>
              </table:table-cell>
              <table:table-cell office:value-type="float" office:value="13.4103">
                <text:p>13.4103</text:p>
              </table:table-cell>
            </table:table-row>
            <table:table-row>
              <table:table-cell office:value-type="float" office:value="2.41983">
                <text:p>2.41983</text:p>
              </table:table-cell>
              <table:table-cell office:value-type="float" office:value="-6.0114">
                <text:p>-6.0114</text:p>
              </table:table-cell>
            </table:table-row>
            <table:table-row>
              <table:table-cell office:value-type="float" office:value="2.4219">
                <text:p>2.4219</text:p>
              </table:table-cell>
              <table:table-cell office:value-type="float" office:value="1.61879">
                <text:p>1.61879</text:p>
              </table:table-cell>
            </table:table-row>
            <table:table-row>
              <table:table-cell office:value-type="float" office:value="2.42397">
                <text:p>2.42397</text:p>
              </table:table-cell>
              <table:table-cell office:value-type="float" office:value="0.925317">
                <text:p>0.925317</text:p>
              </table:table-cell>
            </table:table-row>
            <table:table-row>
              <table:table-cell office:value-type="float" office:value="2.42604">
                <text:p>2.42604</text:p>
              </table:table-cell>
              <table:table-cell office:value-type="float" office:value="0.92548">
                <text:p>0.92548</text:p>
              </table:table-cell>
            </table:table-row>
            <table:table-row>
              <table:table-cell office:value-type="float" office:value="2.42811">
                <text:p>2.42811</text:p>
              </table:table-cell>
              <table:table-cell office:value-type="float" office:value="0.925641">
                <text:p>0.925641</text:p>
              </table:table-cell>
            </table:table-row>
            <table:table-row>
              <table:table-cell office:value-type="float" office:value="2.43018">
                <text:p>2.43018</text:p>
              </table:table-cell>
              <table:table-cell office:value-type="float" office:value="0.232144">
                <text:p>0.232144</text:p>
              </table:table-cell>
            </table:table-row>
            <table:table-row>
              <table:table-cell office:value-type="float" office:value="2.43225">
                <text:p>2.43225</text:p>
              </table:table-cell>
              <table:table-cell office:value-type="float" office:value="1.61958">
                <text:p>1.61958</text:p>
              </table:table-cell>
            </table:table-row>
            <table:table-row>
              <table:table-cell office:value-type="float" office:value="2.43432">
                <text:p>2.43432</text:p>
              </table:table-cell>
              <table:table-cell office:value-type="float" office:value="0.926092">
                <text:p>0.926092</text:p>
              </table:table-cell>
            </table:table-row>
            <table:table-row>
              <table:table-cell office:value-type="float" office:value="2.43639">
                <text:p>2.43639</text:p>
              </table:table-cell>
              <table:table-cell office:value-type="float" office:value="0.926244">
                <text:p>0.926244</text:p>
              </table:table-cell>
            </table:table-row>
            <table:table-row>
              <table:table-cell office:value-type="float" office:value="2.43846">
                <text:p>2.43846</text:p>
              </table:table-cell>
              <table:table-cell office:value-type="float" office:value="0.926393">
                <text:p>0.926393</text:p>
              </table:table-cell>
            </table:table-row>
            <table:table-row>
              <table:table-cell office:value-type="float" office:value="2.44053">
                <text:p>2.44053</text:p>
              </table:table-cell>
              <table:table-cell office:value-type="float" office:value="0.232886">
                <text:p>0.232886</text:p>
              </table:table-cell>
            </table:table-row>
            <table:table-row>
              <table:table-cell office:value-type="float" office:value="2.4426">
                <text:p>2.4426</text:p>
              </table:table-cell>
              <table:table-cell office:value-type="float" office:value="1.62031">
                <text:p>1.62031</text:p>
              </table:table-cell>
            </table:table-row>
            <table:table-row>
              <table:table-cell office:value-type="float" office:value="2.44467">
                <text:p>2.44467</text:p>
              </table:table-cell>
              <table:table-cell office:value-type="float" office:value="0.926812">
                <text:p>0.926812</text:p>
              </table:table-cell>
            </table:table-row>
            <table:table-row>
              <table:table-cell office:value-type="float" office:value="2.44674">
                <text:p>2.44674</text:p>
              </table:table-cell>
              <table:table-cell office:value-type="float" office:value="0.926953">
                <text:p>0.926953</text:p>
              </table:table-cell>
            </table:table-row>
            <table:table-row>
              <table:table-cell office:value-type="float" office:value="2.44881">
                <text:p>2.44881</text:p>
              </table:table-cell>
              <table:table-cell office:value-type="float" office:value="0.927091">
                <text:p>0.927091</text:p>
              </table:table-cell>
            </table:table-row>
            <table:table-row>
              <table:table-cell office:value-type="float" office:value="2.45088">
                <text:p>2.45088</text:p>
              </table:table-cell>
              <table:table-cell office:value-type="float" office:value="0.233574">
                <text:p>0.233574</text:p>
              </table:table-cell>
            </table:table-row>
            <table:table-row>
              <table:table-cell office:value-type="float" office:value="2.45295">
                <text:p>2.45295</text:p>
              </table:table-cell>
              <table:table-cell office:value-type="float" office:value="1.62098">
                <text:p>1.62098</text:p>
              </table:table-cell>
            </table:table-row>
            <table:table-row>
              <table:table-cell office:value-type="float" office:value="2.45502">
                <text:p>2.45502</text:p>
              </table:table-cell>
              <table:table-cell office:value-type="float" office:value="0.927478">
                <text:p>0.927478</text:p>
              </table:table-cell>
            </table:table-row>
            <table:table-row>
              <table:table-cell office:value-type="float" office:value="2.45709">
                <text:p>2.45709</text:p>
              </table:table-cell>
              <table:table-cell office:value-type="float" office:value="0.927607">
                <text:p>0.927607</text:p>
              </table:table-cell>
            </table:table-row>
            <table:table-row>
              <table:table-cell office:value-type="float" office:value="2.45916">
                <text:p>2.45916</text:p>
              </table:table-cell>
              <table:table-cell office:value-type="float" office:value="0.234082">
                <text:p>0.234082</text:p>
              </table:table-cell>
            </table:table-row>
            <table:table-row>
              <table:table-cell office:value-type="float" office:value="2.46123">
                <text:p>2.46123</text:p>
              </table:table-cell>
              <table:table-cell office:value-type="float" office:value="1.62148">
                <text:p>1.62148</text:p>
              </table:table-cell>
            </table:table-row>
            <table:table-row>
              <table:table-cell office:value-type="float" office:value="2.4633">
                <text:p>2.4633</text:p>
              </table:table-cell>
              <table:table-cell office:value-type="float" office:value="0.927968">
                <text:p>0.927968</text:p>
              </table:table-cell>
            </table:table-row>
            <table:table-row>
              <table:table-cell office:value-type="float" office:value="2.46537">
                <text:p>2.46537</text:p>
              </table:table-cell>
              <table:table-cell office:value-type="float" office:value="0.928089">
                <text:p>0.928089</text:p>
              </table:table-cell>
            </table:table-row>
            <table:table-row>
              <table:table-cell office:value-type="float" office:value="2.46744">
                <text:p>2.46744</text:p>
              </table:table-cell>
              <table:table-cell office:value-type="float" office:value="0.928207">
                <text:p>0.928207</text:p>
              </table:table-cell>
            </table:table-row>
            <table:table-row>
              <table:table-cell office:value-type="float" office:value="2.46951">
                <text:p>2.46951</text:p>
              </table:table-cell>
              <table:table-cell office:value-type="float" office:value="0.234672">
                <text:p>0.234672</text:p>
              </table:table-cell>
            </table:table-row>
            <table:table-row>
              <table:table-cell office:value-type="float" office:value="2.47158">
                <text:p>2.47158</text:p>
              </table:table-cell>
              <table:table-cell office:value-type="float" office:value="1.62206">
                <text:p>1.62206</text:p>
              </table:table-cell>
            </table:table-row>
            <table:table-row>
              <table:table-cell office:value-type="float" office:value="2.47365">
                <text:p>2.47365</text:p>
              </table:table-cell>
              <table:table-cell office:value-type="float" office:value="7.17139">
                <text:p>7.17139</text:p>
              </table:table-cell>
            </table:table-row>
            <table:table-row>
              <table:table-cell office:value-type="float" office:value="2.47572">
                <text:p>2.47572</text:p>
              </table:table-cell>
              <table:table-cell office:value-type="float" office:value="-11.5568">
                <text:p>-11.5568</text:p>
              </table:table-cell>
            </table:table-row>
            <table:table-row>
              <table:table-cell office:value-type="float" office:value="2.47779">
                <text:p>2.47779</text:p>
              </table:table-cell>
              <table:table-cell office:value-type="float" office:value="7.1715">
                <text:p>7.1715</text:p>
              </table:table-cell>
            </table:table-row>
            <table:table-row>
              <table:table-cell office:value-type="float" office:value="2.47986">
                <text:p>2.47986</text:p>
              </table:table-cell>
              <table:table-cell office:value-type="float" office:value="-5.31399">
                <text:p>-5.31399</text:p>
              </table:table-cell>
            </table:table-row>
            <table:table-row>
              <table:table-cell office:value-type="float" office:value="2.48193">
                <text:p>2.48193</text:p>
              </table:table-cell>
              <table:table-cell office:value-type="float" office:value="6.47795">
                <text:p>6.47795</text:p>
              </table:table-cell>
            </table:table-row>
            <table:table-row>
              <table:table-cell office:value-type="float" office:value="2.484">
                <text:p>2.484</text:p>
              </table:table-cell>
              <table:table-cell office:value-type="float" office:value="-4.62026">
                <text:p>-4.62026</text:p>
              </table:table-cell>
            </table:table-row>
            <table:table-row>
              <table:table-cell office:value-type="float" office:value="2.48607">
                <text:p>2.48607</text:p>
              </table:table-cell>
              <table:table-cell office:value-type="float" office:value="7.17169">
                <text:p>7.17169</text:p>
              </table:table-cell>
            </table:table-row>
            <table:table-row>
              <table:table-cell office:value-type="float" office:value="2.48814">
                <text:p>2.48814</text:p>
              </table:table-cell>
              <table:table-cell office:value-type="float" office:value="-5.3138">
                <text:p>-5.3138</text:p>
              </table:table-cell>
            </table:table-row>
            <table:table-row>
              <table:table-cell office:value-type="float" office:value="2.49021">
                <text:p>2.49021</text:p>
              </table:table-cell>
              <table:table-cell office:value-type="float" office:value="0.928948">
                <text:p>0.928948</text:p>
              </table:table-cell>
            </table:table-row>
            <table:table-row>
              <table:table-cell office:value-type="float" office:value="2.49228">
                <text:p>2.49228</text:p>
              </table:table-cell>
              <table:table-cell office:value-type="float" office:value="0.928948">
                <text:p>0.928948</text:p>
              </table:table-cell>
            </table:table-row>
            <table:table-row>
              <table:table-cell office:value-type="float" office:value="2.49435">
                <text:p>2.49435</text:p>
              </table:table-cell>
              <table:table-cell office:value-type="float" office:value="0.928948">
                <text:p>0.928948</text:p>
              </table:table-cell>
            </table:table-row>
            <table:table-row>
              <table:table-cell office:value-type="float" office:value="2.49642">
                <text:p>2.49642</text:p>
              </table:table-cell>
              <table:table-cell office:value-type="float" office:value="0.928948">
                <text:p>0.928948</text:p>
              </table:table-cell>
            </table:table-row>
            <table:table-row>
              <table:table-cell office:value-type="float" office:value="2.49849">
                <text:p>2.49849</text:p>
              </table:table-cell>
              <table:table-cell office:value-type="float" office:value="7.17179">
                <text:p>7.17179</text:p>
              </table:table-cell>
            </table:table-row>
            <table:table-row>
              <table:table-cell office:value-type="float" office:value="2.50056">
                <text:p>2.50056</text:p>
              </table:table-cell>
              <table:table-cell office:value-type="float" office:value="-5.3137">
                <text:p>-5.3137</text:p>
              </table:table-cell>
            </table:table-row>
            <table:table-row>
              <table:table-cell office:value-type="float" office:value="2.50263">
                <text:p>2.50263</text:p>
              </table:table-cell>
              <table:table-cell office:value-type="float" office:value="0.929048">
                <text:p>0.929048</text:p>
              </table:table-cell>
            </table:table-row>
            <table:table-row>
              <table:table-cell office:value-type="float" office:value="2.5047">
                <text:p>2.5047</text:p>
              </table:table-cell>
              <table:table-cell office:value-type="float" office:value="0.929048">
                <text:p>0.929048</text:p>
              </table:table-cell>
            </table:table-row>
            <table:table-row>
              <table:table-cell office:value-type="float" office:value="2.50677">
                <text:p>2.50677</text:p>
              </table:table-cell>
              <table:table-cell office:value-type="float" office:value="0.929048">
                <text:p>0.929048</text:p>
              </table:table-cell>
            </table:table-row>
            <table:table-row>
              <table:table-cell office:value-type="float" office:value="2.50884">
                <text:p>2.50884</text:p>
              </table:table-cell>
              <table:table-cell office:value-type="float" office:value="7.17189">
                <text:p>7.17189</text:p>
              </table:table-cell>
            </table:table-row>
            <table:table-row>
              <table:table-cell office:value-type="float" office:value="2.51091">
                <text:p>2.51091</text:p>
              </table:table-cell>
              <table:table-cell office:value-type="float" office:value="-11.5564">
                <text:p>-11.5564</text:p>
              </table:table-cell>
            </table:table-row>
            <table:table-row>
              <table:table-cell office:value-type="float" office:value="2.51298">
                <text:p>2.51298</text:p>
              </table:table-cell>
              <table:table-cell office:value-type="float" office:value="13.4146">
                <text:p>13.4146</text:p>
              </table:table-cell>
            </table:table-row>
            <table:table-row>
              <table:table-cell office:value-type="float" office:value="2.51505">
                <text:p>2.51505</text:p>
              </table:table-cell>
              <table:table-cell office:value-type="float" office:value="-11.5564">
                <text:p>-11.5564</text:p>
              </table:table-cell>
            </table:table-row>
            <table:table-row>
              <table:table-cell office:value-type="float" office:value="2.51712">
                <text:p>2.51712</text:p>
              </table:table-cell>
              <table:table-cell office:value-type="float" office:value="7.17179">
                <text:p>7.17179</text:p>
              </table:table-cell>
            </table:table-row>
            <table:table-row>
              <table:table-cell office:value-type="float" office:value="2.51919">
                <text:p>2.51919</text:p>
              </table:table-cell>
              <table:table-cell office:value-type="float" office:value="0.929048">
                <text:p>0.929048</text:p>
              </table:table-cell>
            </table:table-row>
            <table:table-row>
              <table:table-cell office:value-type="float" office:value="2.52126">
                <text:p>2.52126</text:p>
              </table:table-cell>
              <table:table-cell office:value-type="float" office:value="0.929048">
                <text:p>0.929048</text:p>
              </table:table-cell>
            </table:table-row>
            <table:table-row>
              <table:table-cell office:value-type="float" office:value="2.52333">
                <text:p>2.52333</text:p>
              </table:table-cell>
              <table:table-cell office:value-type="float" office:value="0.929048">
                <text:p>0.929048</text:p>
              </table:table-cell>
            </table:table-row>
            <table:table-row>
              <table:table-cell office:value-type="float" office:value="2.5254">
                <text:p>2.5254</text:p>
              </table:table-cell>
              <table:table-cell office:value-type="float" office:value="0.929048">
                <text:p>0.929048</text:p>
              </table:table-cell>
            </table:table-row>
            <table:table-row>
              <table:table-cell office:value-type="float" office:value="2.52747">
                <text:p>2.52747</text:p>
              </table:table-cell>
              <table:table-cell office:value-type="float" office:value="0.929048">
                <text:p>0.929048</text:p>
              </table:table-cell>
            </table:table-row>
            <table:table-row>
              <table:table-cell office:value-type="float" office:value="2.52954">
                <text:p>2.52954</text:p>
              </table:table-cell>
              <table:table-cell office:value-type="float" office:value="-5.3138">
                <text:p>-5.3138</text:p>
              </table:table-cell>
            </table:table-row>
            <table:table-row>
              <table:table-cell office:value-type="float" office:value="2.53161">
                <text:p>2.53161</text:p>
              </table:table-cell>
              <table:table-cell office:value-type="float" office:value="7.17169">
                <text:p>7.17169</text:p>
              </table:table-cell>
            </table:table-row>
            <table:table-row>
              <table:table-cell office:value-type="float" office:value="2.53368">
                <text:p>2.53368</text:p>
              </table:table-cell>
              <table:table-cell office:value-type="float" office:value="0.928948">
                <text:p>0.928948</text:p>
              </table:table-cell>
            </table:table-row>
            <table:table-row>
              <table:table-cell office:value-type="float" office:value="2.53575">
                <text:p>2.53575</text:p>
              </table:table-cell>
              <table:table-cell office:value-type="float" office:value="0.928948">
                <text:p>0.928948</text:p>
              </table:table-cell>
            </table:table-row>
            <table:table-row>
              <table:table-cell office:value-type="float" office:value="2.53782">
                <text:p>2.53782</text:p>
              </table:table-cell>
              <table:table-cell office:value-type="float" office:value="0.928948">
                <text:p>0.928948</text:p>
              </table:table-cell>
            </table:table-row>
            <table:table-row>
              <table:table-cell office:value-type="float" office:value="2.53989">
                <text:p>2.53989</text:p>
              </table:table-cell>
              <table:table-cell office:value-type="float" office:value="0.928948">
                <text:p>0.928948</text:p>
              </table:table-cell>
            </table:table-row>
            <table:table-row>
              <table:table-cell office:value-type="float" office:value="2.54196">
                <text:p>2.54196</text:p>
              </table:table-cell>
              <table:table-cell office:value-type="float" office:value="0.928948">
                <text:p>0.928948</text:p>
              </table:table-cell>
            </table:table-row>
            <table:table-row>
              <table:table-cell office:value-type="float" office:value="2.54403">
                <text:p>2.54403</text:p>
              </table:table-cell>
              <table:table-cell office:value-type="float" office:value="0.928948">
                <text:p>0.928948</text:p>
              </table:table-cell>
            </table:table-row>
            <table:table-row>
              <table:table-cell office:value-type="float" office:value="2.5461">
                <text:p>2.5461</text:p>
              </table:table-cell>
              <table:table-cell office:value-type="float" office:value="0.928948">
                <text:p>0.928948</text:p>
              </table:table-cell>
            </table:table-row>
            <table:table-row>
              <table:table-cell office:value-type="float" office:value="2.54817">
                <text:p>2.54817</text:p>
              </table:table-cell>
              <table:table-cell office:value-type="float" office:value="0.928948">
                <text:p>0.928948</text:p>
              </table:table-cell>
            </table:table-row>
            <table:table-row>
              <table:table-cell office:value-type="float" office:value="2.55024">
                <text:p>2.55024</text:p>
              </table:table-cell>
              <table:table-cell office:value-type="float" office:value="0.928948">
                <text:p>0.928948</text:p>
              </table:table-cell>
            </table:table-row>
            <table:table-row>
              <table:table-cell office:value-type="float" office:value="2.55231">
                <text:p>2.55231</text:p>
              </table:table-cell>
              <table:table-cell office:value-type="float" office:value="-5.3139">
                <text:p>-5.3139</text:p>
              </table:table-cell>
            </table:table-row>
            <table:table-row>
              <table:table-cell office:value-type="float" office:value="2.55438">
                <text:p>2.55438</text:p>
              </table:table-cell>
              <table:table-cell office:value-type="float" office:value="7.17159">
                <text:p>7.17159</text:p>
              </table:table-cell>
            </table:table-row>
            <table:table-row>
              <table:table-cell office:value-type="float" office:value="2.55645">
                <text:p>2.55645</text:p>
              </table:table-cell>
              <table:table-cell office:value-type="float" office:value="0.928845">
                <text:p>0.928845</text:p>
              </table:table-cell>
            </table:table-row>
            <table:table-row>
              <table:table-cell office:value-type="float" office:value="2.55852">
                <text:p>2.55852</text:p>
              </table:table-cell>
              <table:table-cell office:value-type="float" office:value="0.928845">
                <text:p>0.928845</text:p>
              </table:table-cell>
            </table:table-row>
            <table:table-row>
              <table:table-cell office:value-type="float" office:value="2.56059">
                <text:p>2.56059</text:p>
              </table:table-cell>
              <table:table-cell office:value-type="float" office:value="0.928845">
                <text:p>0.928845</text:p>
              </table:table-cell>
            </table:table-row>
            <table:table-row>
              <table:table-cell office:value-type="float" office:value="2.56266">
                <text:p>2.56266</text:p>
              </table:table-cell>
              <table:table-cell office:value-type="float" office:value="0.928845">
                <text:p>0.928845</text:p>
              </table:table-cell>
            </table:table-row>
            <table:table-row>
              <table:table-cell office:value-type="float" office:value="2.56473">
                <text:p>2.56473</text:p>
              </table:table-cell>
              <table:table-cell office:value-type="float" office:value="0.928845">
                <text:p>0.928845</text:p>
              </table:table-cell>
            </table:table-row>
            <table:table-row>
              <table:table-cell office:value-type="float" office:value="2.5668">
                <text:p>2.5668</text:p>
              </table:table-cell>
              <table:table-cell office:value-type="float" office:value="0.928845">
                <text:p>0.928845</text:p>
              </table:table-cell>
            </table:table-row>
            <table:table-row>
              <table:table-cell office:value-type="float" office:value="2.56887">
                <text:p>2.56887</text:p>
              </table:table-cell>
              <table:table-cell office:value-type="float" office:value="0.928845">
                <text:p>0.928845</text:p>
              </table:table-cell>
            </table:table-row>
            <table:table-row>
              <table:table-cell office:value-type="float" office:value="2.57094">
                <text:p>2.57094</text:p>
              </table:table-cell>
              <table:table-cell office:value-type="float" office:value="-4.62035">
                <text:p>-4.62035</text:p>
              </table:table-cell>
            </table:table-row>
            <table:table-row>
              <table:table-cell office:value-type="float" office:value="2.57301">
                <text:p>2.57301</text:p>
              </table:table-cell>
              <table:table-cell office:value-type="float" office:value="6.47786">
                <text:p>6.47786</text:p>
              </table:table-cell>
            </table:table-row>
            <table:table-row>
              <table:table-cell office:value-type="float" office:value="2.57508">
                <text:p>2.57508</text:p>
              </table:table-cell>
              <table:table-cell office:value-type="float" office:value="0.928752">
                <text:p>0.928752</text:p>
              </table:table-cell>
            </table:table-row>
            <table:table-row>
              <table:table-cell office:value-type="float" office:value="2.57715">
                <text:p>2.57715</text:p>
              </table:table-cell>
              <table:table-cell office:value-type="float" office:value="0.928752">
                <text:p>0.928752</text:p>
              </table:table-cell>
            </table:table-row>
            <table:table-row>
              <table:table-cell office:value-type="float" office:value="2.57922">
                <text:p>2.57922</text:p>
              </table:table-cell>
              <table:table-cell office:value-type="float" office:value="-5.3141">
                <text:p>-5.3141</text:p>
              </table:table-cell>
            </table:table-row>
            <table:table-row>
              <table:table-cell office:value-type="float" office:value="2.58129">
                <text:p>2.58129</text:p>
              </table:table-cell>
              <table:table-cell office:value-type="float" office:value="7.17139">
                <text:p>7.17139</text:p>
              </table:table-cell>
            </table:table-row>
            <table:table-row>
              <table:table-cell office:value-type="float" office:value="2.58336">
                <text:p>2.58336</text:p>
              </table:table-cell>
              <table:table-cell office:value-type="float" office:value="-5.31421">
                <text:p>-5.31421</text:p>
              </table:table-cell>
            </table:table-row>
            <table:table-row>
              <table:table-cell office:value-type="float" office:value="2.58543">
                <text:p>2.58543</text:p>
              </table:table-cell>
              <table:table-cell office:value-type="float" office:value="0.928424">
                <text:p>0.928424</text:p>
              </table:table-cell>
            </table:table-row>
            <table:table-row>
              <table:table-cell office:value-type="float" office:value="2.5875">
                <text:p>2.5875</text:p>
              </table:table-cell>
              <table:table-cell office:value-type="float" office:value="7.17117">
                <text:p>7.17117</text:p>
              </table:table-cell>
            </table:table-row>
            <table:table-row>
              <table:table-cell office:value-type="float" office:value="2.58957">
                <text:p>2.58957</text:p>
              </table:table-cell>
              <table:table-cell office:value-type="float" office:value="-5.31443">
                <text:p>-5.31443</text:p>
              </table:table-cell>
            </table:table-row>
            <table:table-row>
              <table:table-cell office:value-type="float" office:value="2.59164">
                <text:p>2.59164</text:p>
              </table:table-cell>
              <table:table-cell office:value-type="float" office:value="-4.62102">
                <text:p>-4.62102</text:p>
              </table:table-cell>
            </table:table-row>
            <table:table-row>
              <table:table-cell office:value-type="float" office:value="2.59371">
                <text:p>2.59371</text:p>
              </table:table-cell>
              <table:table-cell office:value-type="float" office:value="12.7199">
                <text:p>12.7199</text:p>
              </table:table-cell>
            </table:table-row>
            <table:table-row>
              <table:table-cell office:value-type="float" office:value="2.59578">
                <text:p>2.59578</text:p>
              </table:table-cell>
              <table:table-cell office:value-type="float" office:value="-11.5576">
                <text:p>-11.5576</text:p>
              </table:table-cell>
            </table:table-row>
            <table:table-row>
              <table:table-cell office:value-type="float" office:value="2.59785">
                <text:p>2.59785</text:p>
              </table:table-cell>
              <table:table-cell office:value-type="float" office:value="7.17046">
                <text:p>7.17046</text:p>
              </table:table-cell>
            </table:table-row>
            <table:table-row>
              <table:table-cell office:value-type="float" office:value="2.59992">
                <text:p>2.59992</text:p>
              </table:table-cell>
              <table:table-cell office:value-type="float" office:value="1.62125">
                <text:p>1.62125</text:p>
              </table:table-cell>
            </table:table-row>
            <table:table-row>
              <table:table-cell office:value-type="float" office:value="2.60199">
                <text:p>2.60199</text:p>
              </table:table-cell>
              <table:table-cell office:value-type="float" office:value="0.23384">
                <text:p>0.23384</text:p>
              </table:table-cell>
            </table:table-row>
            <table:table-row>
              <table:table-cell office:value-type="float" office:value="2.60406">
                <text:p>2.60406</text:p>
              </table:table-cell>
              <table:table-cell office:value-type="float" office:value="0.927346">
                <text:p>0.927346</text:p>
              </table:table-cell>
            </table:table-row>
            <table:table-row>
              <table:table-cell office:value-type="float" office:value="2.60613">
                <text:p>2.60613</text:p>
              </table:table-cell>
              <table:table-cell office:value-type="float" office:value="0.927212">
                <text:p>0.927212</text:p>
              </table:table-cell>
            </table:table-row>
            <table:table-row>
              <table:table-cell office:value-type="float" office:value="2.6082">
                <text:p>2.6082</text:p>
              </table:table-cell>
              <table:table-cell office:value-type="float" office:value="-4.62215">
                <text:p>-4.62215</text:p>
              </table:table-cell>
            </table:table-row>
            <table:table-row>
              <table:table-cell office:value-type="float" office:value="2.61027">
                <text:p>2.61027</text:p>
              </table:table-cell>
              <table:table-cell office:value-type="float" office:value="6.47592">
                <text:p>6.47592</text:p>
              </table:table-cell>
            </table:table-row>
            <table:table-row>
              <table:table-cell office:value-type="float" office:value="2.61234">
                <text:p>2.61234</text:p>
              </table:table-cell>
              <table:table-cell office:value-type="float" office:value="0.92667">
                <text:p>0.92667</text:p>
              </table:table-cell>
            </table:table-row>
            <table:table-row>
              <table:table-cell office:value-type="float" office:value="2.61441">
                <text:p>2.61441</text:p>
              </table:table-cell>
              <table:table-cell office:value-type="float" office:value="-4.62271">
                <text:p>-4.62271</text:p>
              </table:table-cell>
            </table:table-row>
            <table:table-row>
              <table:table-cell office:value-type="float" office:value="2.61648">
                <text:p>2.61648</text:p>
              </table:table-cell>
              <table:table-cell office:value-type="float" office:value="6.47535">
                <text:p>6.47535</text:p>
              </table:table-cell>
            </table:table-row>
            <table:table-row>
              <table:table-cell office:value-type="float" office:value="2.61855">
                <text:p>2.61855</text:p>
              </table:table-cell>
              <table:table-cell office:value-type="float" office:value="0.926092">
                <text:p>0.926092</text:p>
              </table:table-cell>
            </table:table-row>
            <table:table-row>
              <table:table-cell office:value-type="float" office:value="2.62062">
                <text:p>2.62062</text:p>
              </table:table-cell>
              <table:table-cell office:value-type="float" office:value="0.925938">
                <text:p>0.925938</text:p>
              </table:table-cell>
            </table:table-row>
            <table:table-row>
              <table:table-cell office:value-type="float" office:value="2.62269">
                <text:p>2.62269</text:p>
              </table:table-cell>
              <table:table-cell office:value-type="float" office:value="-4.62346">
                <text:p>-4.62346</text:p>
              </table:table-cell>
            </table:table-row>
            <table:table-row>
              <table:table-cell office:value-type="float" office:value="2.62476">
                <text:p>2.62476</text:p>
              </table:table-cell>
              <table:table-cell office:value-type="float" office:value="6.47459">
                <text:p>6.47459</text:p>
              </table:table-cell>
            </table:table-row>
            <table:table-row>
              <table:table-cell office:value-type="float" office:value="2.62683">
                <text:p>2.62683</text:p>
              </table:table-cell>
              <table:table-cell office:value-type="float" office:value="-5.31759">
                <text:p>-5.31759</text:p>
              </table:table-cell>
            </table:table-row>
            <table:table-row>
              <table:table-cell office:value-type="float" office:value="2.6289">
                <text:p>2.6289</text:p>
              </table:table-cell>
              <table:table-cell office:value-type="float" office:value="7.16773">
                <text:p>7.16773</text:p>
              </table:table-cell>
            </table:table-row>
            <table:table-row>
              <table:table-cell office:value-type="float" office:value="2.63097">
                <text:p>2.63097</text:p>
              </table:table-cell>
              <table:table-cell office:value-type="float" office:value="1.61847">
                <text:p>1.61847</text:p>
              </table:table-cell>
            </table:table-row>
            <table:table-row>
              <table:table-cell office:value-type="float" office:value="2.63304">
                <text:p>2.63304</text:p>
              </table:table-cell>
              <table:table-cell office:value-type="float" office:value="-6.01189">
                <text:p>-6.01189</text:p>
              </table:table-cell>
            </table:table-row>
            <table:table-row>
              <table:table-cell office:value-type="float" office:value="2.63511">
                <text:p>2.63511</text:p>
              </table:table-cell>
              <table:table-cell office:value-type="float" office:value="7.16706">
                <text:p>7.16706</text:p>
              </table:table-cell>
            </table:table-row>
            <table:table-row>
              <table:table-cell office:value-type="float" office:value="2.63718">
                <text:p>2.63718</text:p>
              </table:table-cell>
              <table:table-cell office:value-type="float" office:value="1.61779">
                <text:p>1.61779</text:p>
              </table:table-cell>
            </table:table-row>
            <table:table-row>
              <table:table-cell office:value-type="float" office:value="2.63925">
                <text:p>2.63925</text:p>
              </table:table-cell>
              <table:table-cell office:value-type="float" office:value="0.230334">
                <text:p>0.230334</text:p>
              </table:table-cell>
            </table:table-row>
            <table:table-row>
              <table:table-cell office:value-type="float" office:value="2.64132">
                <text:p>2.64132</text:p>
              </table:table-cell>
              <table:table-cell office:value-type="float" office:value="-5.31914">
                <text:p>-5.31914</text:p>
              </table:table-cell>
            </table:table-row>
            <table:table-row>
              <table:table-cell office:value-type="float" office:value="2.64339">
                <text:p>2.64339</text:p>
              </table:table-cell>
              <table:table-cell office:value-type="float" office:value="7.16616">
                <text:p>7.16616</text:p>
              </table:table-cell>
            </table:table-row>
            <table:table-row>
              <table:table-cell office:value-type="float" office:value="2.64546">
                <text:p>2.64546</text:p>
              </table:table-cell>
              <table:table-cell office:value-type="float" office:value="1.61689">
                <text:p>1.61689</text:p>
              </table:table-cell>
            </table:table-row>
            <table:table-row>
              <table:table-cell office:value-type="float" office:value="2.64753">
                <text:p>2.64753</text:p>
              </table:table-cell>
              <table:table-cell office:value-type="float" office:value="0.229418">
                <text:p>0.229418</text:p>
              </table:table-cell>
            </table:table-row>
            <table:table-row>
              <table:table-cell office:value-type="float" office:value="2.6496">
                <text:p>2.6496</text:p>
              </table:table-cell>
              <table:table-cell office:value-type="float" office:value="0.922862">
                <text:p>0.922862</text:p>
              </table:table-cell>
            </table:table-row>
            <table:table-row>
              <table:table-cell office:value-type="float" office:value="2.65167">
                <text:p>2.65167</text:p>
              </table:table-cell>
              <table:table-cell office:value-type="float" office:value="0.922666">
                <text:p>0.922666</text:p>
              </table:table-cell>
            </table:table-row>
            <table:table-row>
              <table:table-cell office:value-type="float" office:value="2.65374">
                <text:p>2.65374</text:p>
              </table:table-cell>
              <table:table-cell office:value-type="float" office:value="0.922467">
                <text:p>0.922467</text:p>
              </table:table-cell>
            </table:table-row>
            <table:table-row>
              <table:table-cell office:value-type="float" office:value="2.65581">
                <text:p>2.65581</text:p>
              </table:table-cell>
              <table:table-cell office:value-type="float" office:value="1.61593">
                <text:p>1.61593</text:p>
              </table:table-cell>
            </table:table-row>
            <table:table-row>
              <table:table-cell office:value-type="float" office:value="2.65788">
                <text:p>2.65788</text:p>
              </table:table-cell>
              <table:table-cell office:value-type="float" office:value="0.228448">
                <text:p>0.228448</text:p>
              </table:table-cell>
            </table:table-row>
            <table:table-row>
              <table:table-cell office:value-type="float" office:value="2.65995">
                <text:p>2.65995</text:p>
              </table:table-cell>
              <table:table-cell office:value-type="float" office:value="0.921881">
                <text:p>0.921881</text:p>
              </table:table-cell>
            </table:table-row>
            <table:table-row>
              <table:table-cell office:value-type="float" office:value="2.66202">
                <text:p>2.66202</text:p>
              </table:table-cell>
              <table:table-cell office:value-type="float" office:value="0.921673">
                <text:p>0.921673</text:p>
              </table:table-cell>
            </table:table-row>
            <table:table-row>
              <table:table-cell office:value-type="float" office:value="2.66409">
                <text:p>2.66409</text:p>
              </table:table-cell>
              <table:table-cell office:value-type="float" office:value="0.921463">
                <text:p>0.921463</text:p>
              </table:table-cell>
            </table:table-row>
            <table:table-row>
              <table:table-cell office:value-type="float" office:value="2.66616">
                <text:p>2.66616</text:p>
              </table:table-cell>
              <table:table-cell office:value-type="float" office:value="1.61491">
                <text:p>1.61491</text:p>
              </table:table-cell>
            </table:table-row>
            <table:table-row>
              <table:table-cell office:value-type="float" office:value="2.66823">
                <text:p>2.66823</text:p>
              </table:table-cell>
              <table:table-cell office:value-type="float" office:value="6.47038">
                <text:p>6.47038</text:p>
              </table:table-cell>
            </table:table-row>
            <table:table-row>
              <table:table-cell office:value-type="float" office:value="2.6703">
                <text:p>2.6703</text:p>
              </table:table-cell>
              <table:table-cell office:value-type="float" office:value="-5.32168">
                <text:p>-5.32168</text:p>
              </table:table-cell>
            </table:table-row>
            <table:table-row>
              <table:table-cell office:value-type="float" office:value="2.67237">
                <text:p>2.67237</text:p>
              </table:table-cell>
              <table:table-cell office:value-type="float" office:value="0.920845">
                <text:p>0.920845</text:p>
              </table:table-cell>
            </table:table-row>
            <table:table-row>
              <table:table-cell office:value-type="float" office:value="2.67444">
                <text:p>2.67444</text:p>
              </table:table-cell>
              <table:table-cell office:value-type="float" office:value="0.920626">
                <text:p>0.920626</text:p>
              </table:table-cell>
            </table:table-row>
            <table:table-row>
              <table:table-cell office:value-type="float" office:value="2.67651">
                <text:p>2.67651</text:p>
              </table:table-cell>
              <table:table-cell office:value-type="float" office:value="0.920405">
                <text:p>0.920405</text:p>
              </table:table-cell>
            </table:table-row>
            <table:table-row>
              <table:table-cell office:value-type="float" office:value="2.67858">
                <text:p>2.67858</text:p>
              </table:table-cell>
              <table:table-cell office:value-type="float" office:value="1.61385">
                <text:p>1.61385</text:p>
              </table:table-cell>
            </table:table-row>
            <table:table-row>
              <table:table-cell office:value-type="float" office:value="2.68065">
                <text:p>2.68065</text:p>
              </table:table-cell>
              <table:table-cell office:value-type="float" office:value="6.46931">
                <text:p>6.46931</text:p>
              </table:table-cell>
            </table:table-row>
            <table:table-row>
              <table:table-cell office:value-type="float" office:value="2.68272">
                <text:p>2.68272</text:p>
              </table:table-cell>
              <table:table-cell office:value-type="float" office:value="-5.32276">
                <text:p>-5.32276</text:p>
              </table:table-cell>
            </table:table-row>
            <table:table-row>
              <table:table-cell office:value-type="float" office:value="2.68479">
                <text:p>2.68479</text:p>
              </table:table-cell>
              <table:table-cell office:value-type="float" office:value="0.919754">
                <text:p>0.919754</text:p>
              </table:table-cell>
            </table:table-row>
            <table:table-row>
              <table:table-cell office:value-type="float" office:value="2.68686">
                <text:p>2.68686</text:p>
              </table:table-cell>
              <table:table-cell office:value-type="float" office:value="0.919525">
                <text:p>0.919525</text:p>
              </table:table-cell>
            </table:table-row>
            <table:table-row>
              <table:table-cell office:value-type="float" office:value="2.68893">
                <text:p>2.68893</text:p>
              </table:table-cell>
              <table:table-cell office:value-type="float" office:value="7.16227">
                <text:p>7.16227</text:p>
              </table:table-cell>
            </table:table-row>
            <table:table-row>
              <table:table-cell office:value-type="float" office:value="2.691">
                <text:p>2.691</text:p>
              </table:table-cell>
              <table:table-cell office:value-type="float" office:value="-4.62979">
                <text:p>-4.62979</text:p>
              </table:table-cell>
            </table:table-row>
            <table:table-row>
              <table:table-cell office:value-type="float" office:value="2.69307">
                <text:p>2.69307</text:p>
              </table:table-cell>
              <table:table-cell office:value-type="float" office:value="0.225446">
                <text:p>0.225446</text:p>
              </table:table-cell>
            </table:table-row>
            <table:table-row>
              <table:table-cell office:value-type="float" office:value="2.69514">
                <text:p>2.69514</text:p>
              </table:table-cell>
              <table:table-cell office:value-type="float" office:value="0.918848">
                <text:p>0.918848</text:p>
              </table:table-cell>
            </table:table-row>
            <table:table-row>
              <table:table-cell office:value-type="float" office:value="2.69721">
                <text:p>2.69721</text:p>
              </table:table-cell>
              <table:table-cell office:value-type="float" office:value="0.91861">
                <text:p>0.91861</text:p>
              </table:table-cell>
            </table:table-row>
            <table:table-row>
              <table:table-cell office:value-type="float" office:value="2.69928">
                <text:p>2.69928</text:p>
              </table:table-cell>
              <table:table-cell office:value-type="float" office:value="0.918369">
                <text:p>0.918369</text:p>
              </table:table-cell>
            </table:table-row>
            <table:table-row>
              <table:table-cell office:value-type="float" office:value="2.70135">
                <text:p>2.70135</text:p>
              </table:table-cell>
              <table:table-cell office:value-type="float" office:value="1.61179">
                <text:p>1.61179</text:p>
              </table:table-cell>
            </table:table-row>
            <table:table-row>
              <table:table-cell office:value-type="float" office:value="2.70342">
                <text:p>2.70342</text:p>
              </table:table-cell>
              <table:table-cell office:value-type="float" office:value="0.22427">
                <text:p>0.22427</text:p>
              </table:table-cell>
            </table:table-row>
            <table:table-row>
              <table:table-cell office:value-type="float" office:value="2.70549">
                <text:p>2.70549</text:p>
              </table:table-cell>
              <table:table-cell office:value-type="float" office:value="0.917661">
                <text:p>0.917661</text:p>
              </table:table-cell>
            </table:table-row>
            <table:table-row>
              <table:table-cell office:value-type="float" office:value="2.70756">
                <text:p>2.70756</text:p>
              </table:table-cell>
              <table:table-cell office:value-type="float" office:value="0.917411">
                <text:p>0.917411</text:p>
              </table:table-cell>
            </table:table-row>
            <table:table-row>
              <table:table-cell office:value-type="float" office:value="2.70963">
                <text:p>2.70963</text:p>
              </table:table-cell>
              <table:table-cell office:value-type="float" office:value="0.917159">
                <text:p>0.917159</text:p>
              </table:table-cell>
            </table:table-row>
            <table:table-row>
              <table:table-cell office:value-type="float" office:value="2.7117">
                <text:p>2.7117</text:p>
              </table:table-cell>
              <table:table-cell office:value-type="float" office:value="-4.63243">
                <text:p>-4.63243</text:p>
              </table:table-cell>
            </table:table-row>
            <table:table-row>
              <table:table-cell office:value-type="float" office:value="2.71377">
                <text:p>2.71377</text:p>
              </table:table-cell>
              <table:table-cell office:value-type="float" office:value="6.46552">
                <text:p>6.46552</text:p>
              </table:table-cell>
            </table:table-row>
            <table:table-row>
              <table:table-cell office:value-type="float" office:value="2.71584">
                <text:p>2.71584</text:p>
              </table:table-cell>
              <table:table-cell office:value-type="float" office:value="0.916158">
                <text:p>0.916158</text:p>
              </table:table-cell>
            </table:table-row>
            <table:table-row>
              <table:table-cell office:value-type="float" office:value="2.71791">
                <text:p>2.71791</text:p>
              </table:table-cell>
              <table:table-cell office:value-type="float" office:value="0.915895">
                <text:p>0.915895</text:p>
              </table:table-cell>
            </table:table-row>
            <table:table-row>
              <table:table-cell office:value-type="float" office:value="2.71998">
                <text:p>2.71998</text:p>
              </table:table-cell>
              <table:table-cell office:value-type="float" office:value="1.6093">
                <text:p>1.6093</text:p>
              </table:table-cell>
            </table:table-row>
            <table:table-row>
              <table:table-cell office:value-type="float" office:value="2.72205">
                <text:p>2.72205</text:p>
              </table:table-cell>
              <table:table-cell office:value-type="float" office:value="-6.02126">
                <text:p>-6.02126</text:p>
              </table:table-cell>
            </table:table-row>
            <table:table-row>
              <table:table-cell office:value-type="float" office:value="2.72412">
                <text:p>2.72412</text:p>
              </table:table-cell>
              <table:table-cell office:value-type="float" office:value="7.1576">
                <text:p>7.1576</text:p>
              </table:table-cell>
            </table:table-row>
            <table:table-row>
              <table:table-cell office:value-type="float" office:value="2.72619">
                <text:p>2.72619</text:p>
              </table:table-cell>
              <table:table-cell office:value-type="float" office:value="0.914577">
                <text:p>0.914577</text:p>
              </table:table-cell>
            </table:table-row>
            <table:table-row>
              <table:table-cell office:value-type="float" office:value="2.72826">
                <text:p>2.72826</text:p>
              </table:table-cell>
              <table:table-cell office:value-type="float" office:value="1.60797">
                <text:p>1.60797</text:p>
              </table:table-cell>
            </table:table-row>
            <table:table-row>
              <table:table-cell office:value-type="float" office:value="2.73033">
                <text:p>2.73033</text:p>
              </table:table-cell>
              <table:table-cell office:value-type="float" office:value="0.220416">
                <text:p>0.220416</text:p>
              </table:table-cell>
            </table:table-row>
            <table:table-row>
              <table:table-cell office:value-type="float" office:value="2.7324">
                <text:p>2.7324</text:p>
              </table:table-cell>
              <table:table-cell office:value-type="float" office:value="0.913773">
                <text:p>0.913773</text:p>
              </table:table-cell>
            </table:table-row>
            <table:table-row>
              <table:table-cell office:value-type="float" office:value="2.73447">
                <text:p>2.73447</text:p>
              </table:table-cell>
              <table:table-cell office:value-type="float" office:value="0.913491">
                <text:p>0.913491</text:p>
              </table:table-cell>
            </table:table-row>
            <table:table-row>
              <table:table-cell office:value-type="float" office:value="2.73654">
                <text:p>2.73654</text:p>
              </table:table-cell>
              <table:table-cell office:value-type="float" office:value="-4.63616">
                <text:p>-4.63616</text:p>
              </table:table-cell>
            </table:table-row>
            <table:table-row>
              <table:table-cell office:value-type="float" office:value="2.73861">
                <text:p>2.73861</text:p>
              </table:table-cell>
              <table:table-cell office:value-type="float" office:value="6.46177">
                <text:p>6.46177</text:p>
              </table:table-cell>
            </table:table-row>
            <table:table-row>
              <table:table-cell office:value-type="float" office:value="2.74068">
                <text:p>2.74068</text:p>
              </table:table-cell>
              <table:table-cell office:value-type="float" office:value="7.1554">
                <text:p>7.1554</text:p>
              </table:table-cell>
            </table:table-row>
            <table:table-row>
              <table:table-cell office:value-type="float" office:value="2.74275">
                <text:p>2.74275</text:p>
              </table:table-cell>
              <table:table-cell office:value-type="float" office:value="-5.33037">
                <text:p>-5.33037</text:p>
              </table:table-cell>
            </table:table-row>
            <table:table-row>
              <table:table-cell office:value-type="float" office:value="2.74482">
                <text:p>2.74482</text:p>
              </table:table-cell>
              <table:table-cell office:value-type="float" office:value="-4.63729">
                <text:p>-4.63729</text:p>
              </table:table-cell>
            </table:table-row>
            <table:table-row>
              <table:table-cell office:value-type="float" office:value="2.74689">
                <text:p>2.74689</text:p>
              </table:table-cell>
              <table:table-cell office:value-type="float" office:value="0.217576">
                <text:p>0.217576</text:p>
              </table:table-cell>
            </table:table-row>
            <table:table-row>
              <table:table-cell office:value-type="float" office:value="2.74896">
                <text:p>2.74896</text:p>
              </table:table-cell>
              <table:table-cell office:value-type="float" office:value="7.15366">
                <text:p>7.15366</text:p>
              </table:table-cell>
            </table:table-row>
            <table:table-row>
              <table:table-cell office:value-type="float" office:value="2.75103">
                <text:p>2.75103</text:p>
              </table:table-cell>
              <table:table-cell office:value-type="float" office:value="0.910607">
                <text:p>0.910607</text:p>
              </table:table-cell>
            </table:table-row>
            <table:table-row>
              <table:table-cell office:value-type="float" office:value="2.7531">
                <text:p>2.7531</text:p>
              </table:table-cell>
              <table:table-cell office:value-type="float" office:value="1.60397">
                <text:p>1.60397</text:p>
              </table:table-cell>
            </table:table-row>
            <table:table-row>
              <table:table-cell office:value-type="float" office:value="2.75517">
                <text:p>2.75517</text:p>
              </table:table-cell>
              <table:table-cell office:value-type="float" office:value="0.216387">
                <text:p>0.216387</text:p>
              </table:table-cell>
            </table:table-row>
            <table:table-row>
              <table:table-cell office:value-type="float" office:value="2.75724">
                <text:p>2.75724</text:p>
              </table:table-cell>
              <table:table-cell office:value-type="float" office:value="0.909714">
                <text:p>0.909714</text:p>
              </table:table-cell>
            </table:table-row>
            <table:table-row>
              <table:table-cell office:value-type="float" office:value="2.75931">
                <text:p>2.75931</text:p>
              </table:table-cell>
              <table:table-cell office:value-type="float" office:value="0.909401">
                <text:p>0.909401</text:p>
              </table:table-cell>
            </table:table-row>
            <table:table-row>
              <table:table-cell office:value-type="float" office:value="2.76138">
                <text:p>2.76138</text:p>
              </table:table-cell>
              <table:table-cell office:value-type="float" office:value="0.909085">
                <text:p>0.909085</text:p>
              </table:table-cell>
            </table:table-row>
            <table:table-row>
              <table:table-cell office:value-type="float" office:value="2.76345">
                <text:p>2.76345</text:p>
              </table:table-cell>
              <table:table-cell office:value-type="float" office:value="1.60244">
                <text:p>1.60244</text:p>
              </table:table-cell>
            </table:table-row>
            <table:table-row>
              <table:table-cell office:value-type="float" office:value="2.76552">
                <text:p>2.76552</text:p>
              </table:table-cell>
              <table:table-cell office:value-type="float" office:value="0.214845">
                <text:p>0.214845</text:p>
              </table:table-cell>
            </table:table-row>
            <table:table-row>
              <table:table-cell office:value-type="float" office:value="2.76759">
                <text:p>2.76759</text:p>
              </table:table-cell>
              <table:table-cell office:value-type="float" office:value="0.908161">
                <text:p>0.908161</text:p>
              </table:table-cell>
            </table:table-row>
            <table:table-row>
              <table:table-cell office:value-type="float" office:value="2.76966">
                <text:p>2.76966</text:p>
              </table:table-cell>
              <table:table-cell office:value-type="float" office:value="0.907836">
                <text:p>0.907836</text:p>
              </table:table-cell>
            </table:table-row>
            <table:table-row>
              <table:table-cell office:value-type="float" office:value="2.77173">
                <text:p>2.77173</text:p>
              </table:table-cell>
              <table:table-cell office:value-type="float" office:value="7.15058">
                <text:p>7.15058</text:p>
              </table:table-cell>
            </table:table-row>
            <table:table-row>
              <table:table-cell office:value-type="float" office:value="2.7738">
                <text:p>2.7738</text:p>
              </table:table-cell>
              <table:table-cell office:value-type="float" office:value="-5.33523">
                <text:p>-5.33523</text:p>
              </table:table-cell>
            </table:table-row>
            <table:table-row>
              <table:table-cell office:value-type="float" office:value="2.77587">
                <text:p>2.77587</text:p>
              </table:table-cell>
              <table:table-cell office:value-type="float" office:value="1.60086">
                <text:p>1.60086</text:p>
              </table:table-cell>
            </table:table-row>
            <table:table-row>
              <table:table-cell office:value-type="float" office:value="2.77794">
                <text:p>2.77794</text:p>
              </table:table-cell>
              <table:table-cell office:value-type="float" office:value="0.213248">
                <text:p>0.213248</text:p>
              </table:table-cell>
            </table:table-row>
            <table:table-row>
              <table:table-cell office:value-type="float" office:value="2.78001">
                <text:p>2.78001</text:p>
              </table:table-cell>
              <table:table-cell office:value-type="float" office:value="0.906553">
                <text:p>0.906553</text:p>
              </table:table-cell>
            </table:table-row>
            <table:table-row>
              <table:table-cell office:value-type="float" office:value="2.78208">
                <text:p>2.78208</text:p>
              </table:table-cell>
              <table:table-cell office:value-type="float" office:value="0.906218">
                <text:p>0.906218</text:p>
              </table:table-cell>
            </table:table-row>
            <table:table-row>
              <table:table-cell office:value-type="float" office:value="2.78415">
                <text:p>2.78415</text:p>
              </table:table-cell>
              <table:table-cell office:value-type="float" office:value="1.59956">
                <text:p>1.59956</text:p>
              </table:table-cell>
            </table:table-row>
            <table:table-row>
              <table:table-cell office:value-type="float" office:value="2.78622">
                <text:p>2.78622</text:p>
              </table:table-cell>
              <table:table-cell office:value-type="float" office:value="0.21194">
                <text:p>0.21194</text:p>
              </table:table-cell>
            </table:table-row>
            <table:table-row>
              <table:table-cell office:value-type="float" office:value="2.78829">
                <text:p>2.78829</text:p>
              </table:table-cell>
              <table:table-cell office:value-type="float" office:value="0.905236">
                <text:p>0.905236</text:p>
              </table:table-cell>
            </table:table-row>
            <table:table-row>
              <table:table-cell office:value-type="float" office:value="2.79036">
                <text:p>2.79036</text:p>
              </table:table-cell>
              <table:table-cell office:value-type="float" office:value="0.904892">
                <text:p>0.904892</text:p>
              </table:table-cell>
            </table:table-row>
            <table:table-row>
              <table:table-cell office:value-type="float" office:value="2.79243">
                <text:p>2.79243</text:p>
              </table:table-cell>
              <table:table-cell office:value-type="float" office:value="0.904546">
                <text:p>0.904546</text:p>
              </table:table-cell>
            </table:table-row>
            <table:table-row>
              <table:table-cell office:value-type="float" office:value="2.7945">
                <text:p>2.7945</text:p>
              </table:table-cell>
              <table:table-cell office:value-type="float" office:value="1.59787">
                <text:p>1.59787</text:p>
              </table:table-cell>
            </table:table-row>
            <table:table-row>
              <table:table-cell office:value-type="float" office:value="2.79657">
                <text:p>2.79657</text:p>
              </table:table-cell>
              <table:table-cell office:value-type="float" office:value="-6.03285">
                <text:p>-6.03285</text:p>
              </table:table-cell>
            </table:table-row>
            <table:table-row>
              <table:table-cell office:value-type="float" office:value="2.79864">
                <text:p>2.79864</text:p>
              </table:table-cell>
              <table:table-cell office:value-type="float" office:value="13.389">
                <text:p>13.389</text:p>
              </table:table-cell>
            </table:table-row>
            <table:table-row>
              <table:table-cell office:value-type="float" office:value="2.80071">
                <text:p>2.80071</text:p>
              </table:table-cell>
              <table:table-cell office:value-type="float" office:value="-5.33957">
                <text:p>-5.33957</text:p>
              </table:table-cell>
            </table:table-row>
            <table:table-row>
              <table:table-cell office:value-type="float" office:value="2.80278">
                <text:p>2.80278</text:p>
              </table:table-cell>
              <table:table-cell office:value-type="float" office:value="0.902821">
                <text:p>0.902821</text:p>
              </table:table-cell>
            </table:table-row>
            <table:table-row>
              <table:table-cell office:value-type="float" office:value="2.80485">
                <text:p>2.80485</text:p>
              </table:table-cell>
              <table:table-cell office:value-type="float" office:value="1.59614">
                <text:p>1.59614</text:p>
              </table:table-cell>
            </table:table-row>
            <table:table-row>
              <table:table-cell office:value-type="float" office:value="2.80692">
                <text:p>2.80692</text:p>
              </table:table-cell>
              <table:table-cell office:value-type="float" office:value="0.208502">
                <text:p>0.208502</text:p>
              </table:table-cell>
            </table:table-row>
            <table:table-row>
              <table:table-cell office:value-type="float" office:value="2.80899">
                <text:p>2.80899</text:p>
              </table:table-cell>
              <table:table-cell office:value-type="float" office:value="0.901776">
                <text:p>0.901776</text:p>
              </table:table-cell>
            </table:table-row>
            <table:table-row>
              <table:table-cell office:value-type="float" office:value="2.81106">
                <text:p>2.81106</text:p>
              </table:table-cell>
              <table:table-cell office:value-type="float" office:value="0.901411">
                <text:p>0.901411</text:p>
              </table:table-cell>
            </table:table-row>
            <table:table-row>
              <table:table-cell office:value-type="float" office:value="2.81313">
                <text:p>2.81313</text:p>
              </table:table-cell>
              <table:table-cell office:value-type="float" office:value="0.901042">
                <text:p>0.901042</text:p>
              </table:table-cell>
            </table:table-row>
            <table:table-row>
              <table:table-cell office:value-type="float" office:value="2.8152">
                <text:p>2.8152</text:p>
              </table:table-cell>
              <table:table-cell office:value-type="float" office:value="1.59435">
                <text:p>1.59435</text:p>
              </table:table-cell>
            </table:table-row>
            <table:table-row>
              <table:table-cell office:value-type="float" office:value="2.81727">
                <text:p>2.81727</text:p>
              </table:table-cell>
              <table:table-cell office:value-type="float" office:value="-17.829">
                <text:p>-17.829</text:p>
              </table:table-cell>
            </table:table-row>
            <table:table-row>
              <table:table-cell office:value-type="float" office:value="2.81934">
                <text:p>2.81934</text:p>
              </table:table-cell>
              <table:table-cell office:value-type="float" office:value="25.1766">
                <text:p>25.1766</text:p>
              </table:table-cell>
            </table:table-row>
            <table:table-row>
              <table:table-cell office:value-type="float" office:value="2.82141">
                <text:p>2.82141</text:p>
              </table:table-cell>
              <table:table-cell office:value-type="float" office:value="-11.587">
                <text:p>-11.587</text:p>
              </table:table-cell>
            </table:table-row>
            <table:table-row>
              <table:table-cell office:value-type="float" office:value="2.82348">
                <text:p>2.82348</text:p>
              </table:table-cell>
              <table:table-cell office:value-type="float" office:value="7.14085">
                <text:p>7.14085</text:p>
              </table:table-cell>
            </table:table-row>
            <table:table-row>
              <table:table-cell office:value-type="float" office:value="2.82555">
                <text:p>2.82555</text:p>
              </table:table-cell>
              <table:table-cell office:value-type="float" office:value="0.897716">
                <text:p>0.897716</text:p>
              </table:table-cell>
            </table:table-row>
            <table:table-row>
              <table:table-cell office:value-type="float" office:value="2.82762">
                <text:p>2.82762</text:p>
              </table:table-cell>
              <table:table-cell office:value-type="float" office:value="1.59101">
                <text:p>1.59101</text:p>
              </table:table-cell>
            </table:table-row>
            <table:table-row>
              <table:table-cell office:value-type="float" office:value="2.82969">
                <text:p>2.82969</text:p>
              </table:table-cell>
              <table:table-cell office:value-type="float" office:value="-6.0398">
                <text:p>-6.0398</text:p>
              </table:table-cell>
            </table:table-row>
            <table:table-row>
              <table:table-cell office:value-type="float" office:value="2.83176">
                <text:p>2.83176</text:p>
              </table:table-cell>
              <table:table-cell office:value-type="float" office:value="7.13893">
                <text:p>7.13893</text:p>
              </table:table-cell>
            </table:table-row>
            <table:table-row>
              <table:table-cell office:value-type="float" office:value="2.83383">
                <text:p>2.83383</text:p>
              </table:table-cell>
              <table:table-cell office:value-type="float" office:value="0.895789">
                <text:p>0.895789</text:p>
              </table:table-cell>
            </table:table-row>
            <table:table-row>
              <table:table-cell office:value-type="float" office:value="2.8359">
                <text:p>2.8359</text:p>
              </table:table-cell>
              <table:table-cell office:value-type="float" office:value="1.58907">
                <text:p>1.58907</text:p>
              </table:table-cell>
            </table:table-row>
            <table:table-row>
              <table:table-cell office:value-type="float" office:value="2.83797">
                <text:p>2.83797</text:p>
              </table:table-cell>
              <table:table-cell office:value-type="float" office:value="0.201393">
                <text:p>0.201393</text:p>
              </table:table-cell>
            </table:table-row>
            <table:table-row>
              <table:table-cell office:value-type="float" office:value="2.84004">
                <text:p>2.84004</text:p>
              </table:table-cell>
              <table:table-cell office:value-type="float" office:value="0.894626">
                <text:p>0.894626</text:p>
              </table:table-cell>
            </table:table-row>
            <table:table-row>
              <table:table-cell office:value-type="float" office:value="2.84211">
                <text:p>2.84211</text:p>
              </table:table-cell>
              <table:table-cell office:value-type="float" office:value="0.894219">
                <text:p>0.894219</text:p>
              </table:table-cell>
            </table:table-row>
            <table:table-row>
              <table:table-cell office:value-type="float" office:value="2.84418">
                <text:p>2.84418</text:p>
              </table:table-cell>
              <table:table-cell office:value-type="float" office:value="0.89381">
                <text:p>0.89381</text:p>
              </table:table-cell>
            </table:table-row>
            <table:table-row>
              <table:table-cell office:value-type="float" office:value="2.84625">
                <text:p>2.84625</text:p>
              </table:table-cell>
              <table:table-cell office:value-type="float" office:value="1.58708">
                <text:p>1.58708</text:p>
              </table:table-cell>
            </table:table-row>
            <table:table-row>
              <table:table-cell office:value-type="float" office:value="2.84832">
                <text:p>2.84832</text:p>
              </table:table-cell>
              <table:table-cell office:value-type="float" office:value="0.199393">
                <text:p>0.199393</text:p>
              </table:table-cell>
            </table:table-row>
            <table:table-row>
              <table:table-cell office:value-type="float" office:value="2.85039">
                <text:p>2.85039</text:p>
              </table:table-cell>
              <table:table-cell office:value-type="float" office:value="7.13577">
                <text:p>7.13577</text:p>
              </table:table-cell>
            </table:table-row>
            <table:table-row>
              <table:table-cell office:value-type="float" office:value="2.85246">
                <text:p>2.85246</text:p>
              </table:table-cell>
              <table:table-cell office:value-type="float" office:value="-5.35013">
                <text:p>-5.35013</text:p>
              </table:table-cell>
            </table:table-row>
            <table:table-row>
              <table:table-cell office:value-type="float" office:value="2.85453">
                <text:p>2.85453</text:p>
              </table:table-cell>
              <table:table-cell office:value-type="float" office:value="0.892198">
                <text:p>0.892198</text:p>
              </table:table-cell>
            </table:table-row>
            <table:table-row>
              <table:table-cell office:value-type="float" office:value="2.8566">
                <text:p>2.8566</text:p>
              </table:table-cell>
              <table:table-cell office:value-type="float" office:value="0.891778">
                <text:p>0.891778</text:p>
              </table:table-cell>
            </table:table-row>
            <table:table-row>
              <table:table-cell office:value-type="float" office:value="2.85867">
                <text:p>2.85867</text:p>
              </table:table-cell>
              <table:table-cell office:value-type="float" office:value="1.58504">
                <text:p>1.58504</text:p>
              </table:table-cell>
            </table:table-row>
            <table:table-row>
              <table:table-cell office:value-type="float" office:value="2.86074">
                <text:p>2.86074</text:p>
              </table:table-cell>
              <table:table-cell office:value-type="float" office:value="-6.04583">
                <text:p>-6.04583</text:p>
              </table:table-cell>
            </table:table-row>
            <table:table-row>
              <table:table-cell office:value-type="float" office:value="2.86281">
                <text:p>2.86281</text:p>
              </table:table-cell>
              <table:table-cell office:value-type="float" office:value="7.13287">
                <text:p>7.13287</text:p>
              </table:table-cell>
            </table:table-row>
            <table:table-row>
              <table:table-cell office:value-type="float" office:value="2.86488">
                <text:p>2.86488</text:p>
              </table:table-cell>
              <table:table-cell office:value-type="float" office:value="1.58338">
                <text:p>1.58338</text:p>
              </table:table-cell>
            </table:table-row>
            <table:table-row>
              <table:table-cell office:value-type="float" office:value="2.86695">
                <text:p>2.86695</text:p>
              </table:table-cell>
              <table:table-cell office:value-type="float" office:value="0.19567">
                <text:p>0.19567</text:p>
              </table:table-cell>
            </table:table-row>
            <table:table-row>
              <table:table-cell office:value-type="float" office:value="2.86902">
                <text:p>2.86902</text:p>
              </table:table-cell>
              <table:table-cell office:value-type="float" office:value="7.13205">
                <text:p>7.13205</text:p>
              </table:table-cell>
            </table:table-row>
            <table:table-row>
              <table:table-cell office:value-type="float" office:value="2.87109">
                <text:p>2.87109</text:p>
              </table:table-cell>
              <table:table-cell office:value-type="float" office:value="-11.5971">
                <text:p>-11.5971</text:p>
              </table:table-cell>
            </table:table-row>
            <table:table-row>
              <table:table-cell office:value-type="float" office:value="2.87316">
                <text:p>2.87316</text:p>
              </table:table-cell>
              <table:table-cell office:value-type="float" office:value="7.13074">
                <text:p>7.13074</text:p>
              </table:table-cell>
            </table:table-row>
            <table:table-row>
              <table:table-cell office:value-type="float" office:value="2.87523">
                <text:p>2.87523</text:p>
              </table:table-cell>
              <table:table-cell office:value-type="float" office:value="1.58124">
                <text:p>1.58124</text:p>
              </table:table-cell>
            </table:table-row>
            <table:table-row>
              <table:table-cell office:value-type="float" office:value="2.8773">
                <text:p>2.8773</text:p>
              </table:table-cell>
              <table:table-cell office:value-type="float" office:value="0.193523">
                <text:p>0.193523</text:p>
              </table:table-cell>
            </table:table-row>
            <table:table-row>
              <table:table-cell office:value-type="float" office:value="2.87937">
                <text:p>2.87937</text:p>
              </table:table-cell>
              <table:table-cell office:value-type="float" office:value="0.886716">
                <text:p>0.886716</text:p>
              </table:table-cell>
            </table:table-row>
            <table:table-row>
              <table:table-cell office:value-type="float" office:value="2.88144">
                <text:p>2.88144</text:p>
              </table:table-cell>
              <table:table-cell office:value-type="float" office:value="0.886268">
                <text:p>0.886268</text:p>
              </table:table-cell>
            </table:table-row>
            <table:table-row>
              <table:table-cell office:value-type="float" office:value="2.88351">
                <text:p>2.88351</text:p>
              </table:table-cell>
              <table:table-cell office:value-type="float" office:value="0.885818">
                <text:p>0.885818</text:p>
              </table:table-cell>
            </table:table-row>
            <table:table-row>
              <table:table-cell office:value-type="float" office:value="2.88558">
                <text:p>2.88558</text:p>
              </table:table-cell>
              <table:table-cell office:value-type="float" office:value="1.57905">
                <text:p>1.57905</text:p>
              </table:table-cell>
            </table:table-row>
            <table:table-row>
              <table:table-cell office:value-type="float" office:value="2.88765">
                <text:p>2.88765</text:p>
              </table:table-cell>
              <table:table-cell office:value-type="float" office:value="0.191324">
                <text:p>0.191324</text:p>
              </table:table-cell>
            </table:table-row>
            <table:table-row>
              <table:table-cell office:value-type="float" office:value="2.88972">
                <text:p>2.88972</text:p>
              </table:table-cell>
              <table:table-cell office:value-type="float" office:value="7.12771">
                <text:p>7.12771</text:p>
              </table:table-cell>
            </table:table-row>
            <table:table-row>
              <table:table-cell office:value-type="float" office:value="2.89179">
                <text:p>2.89179</text:p>
              </table:table-cell>
              <table:table-cell office:value-type="float" office:value="-11.6014">
                <text:p>-11.6014</text:p>
              </table:table-cell>
            </table:table-row>
            <table:table-row>
              <table:table-cell office:value-type="float" office:value="2.89386">
                <text:p>2.89386</text:p>
              </table:table-cell>
              <table:table-cell office:value-type="float" office:value="13.3695">
                <text:p>13.3695</text:p>
              </table:table-cell>
            </table:table-row>
            <table:table-row>
              <table:table-cell office:value-type="float" office:value="2.89593">
                <text:p>2.89593</text:p>
              </table:table-cell>
              <table:table-cell office:value-type="float" office:value="-5.35916">
                <text:p>-5.35916</text:p>
              </table:table-cell>
            </table:table-row>
            <table:table-row>
              <table:table-cell office:value-type="float" office:value="2.898">
                <text:p>2.898</text:p>
              </table:table-cell>
              <table:table-cell office:value-type="float" office:value="1.57681">
                <text:p>1.57681</text:p>
              </table:table-cell>
            </table:table-row>
            <table:table-row>
              <table:table-cell office:value-type="float" office:value="2.90007">
                <text:p>2.90007</text:p>
              </table:table-cell>
              <table:table-cell office:value-type="float" office:value="0.189073">
                <text:p>0.189073</text:p>
              </table:table-cell>
            </table:table-row>
            <table:table-row>
              <table:table-cell office:value-type="float" office:value="2.90214">
                <text:p>2.90214</text:p>
              </table:table-cell>
              <table:table-cell office:value-type="float" office:value="0.882244">
                <text:p>0.882244</text:p>
              </table:table-cell>
            </table:table-row>
            <table:table-row>
              <table:table-cell office:value-type="float" office:value="2.90421">
                <text:p>2.90421</text:p>
              </table:table-cell>
              <table:table-cell office:value-type="float" office:value="-5.36144">
                <text:p>-5.36144</text:p>
              </table:table-cell>
            </table:table-row>
            <table:table-row>
              <table:table-cell office:value-type="float" office:value="2.90628">
                <text:p>2.90628</text:p>
              </table:table-cell>
              <table:table-cell office:value-type="float" office:value="7.81727">
                <text:p>7.81727</text:p>
              </table:table-cell>
            </table:table-row>
            <table:table-row>
              <table:table-cell office:value-type="float" office:value="2.90835">
                <text:p>2.90835</text:p>
              </table:table-cell>
              <table:table-cell office:value-type="float" office:value="0.18677">
                <text:p>0.18677</text:p>
              </table:table-cell>
            </table:table-row>
            <table:table-row>
              <table:table-cell office:value-type="float" office:value="2.91042">
                <text:p>2.91042</text:p>
              </table:table-cell>
              <table:table-cell office:value-type="float" office:value="0.87993">
                <text:p>0.87993</text:p>
              </table:table-cell>
            </table:table-row>
            <table:table-row>
              <table:table-cell office:value-type="float" office:value="2.91249">
                <text:p>2.91249</text:p>
              </table:table-cell>
              <table:table-cell office:value-type="float" office:value="0.879451">
                <text:p>0.879451</text:p>
              </table:table-cell>
            </table:table-row>
            <table:table-row>
              <table:table-cell office:value-type="float" office:value="2.91456">
                <text:p>2.91456</text:p>
              </table:table-cell>
              <table:table-cell office:value-type="float" office:value="1.57266">
                <text:p>1.57266</text:p>
              </table:table-cell>
            </table:table-row>
            <table:table-row>
              <table:table-cell office:value-type="float" office:value="2.91663">
                <text:p>2.91663</text:p>
              </table:table-cell>
              <table:table-cell office:value-type="float" office:value="-6.05833">
                <text:p>-6.05833</text:p>
              </table:table-cell>
            </table:table-row>
            <table:table-row>
              <table:table-cell office:value-type="float" office:value="2.9187">
                <text:p>2.9187</text:p>
              </table:table-cell>
              <table:table-cell office:value-type="float" office:value="7.12031">
                <text:p>7.12031</text:p>
              </table:table-cell>
            </table:table-row>
            <table:table-row>
              <table:table-cell office:value-type="float" office:value="2.92077">
                <text:p>2.92077</text:p>
              </table:table-cell>
              <table:table-cell office:value-type="float" office:value="7.12031">
                <text:p>7.12031</text:p>
              </table:table-cell>
            </table:table-row>
            <table:table-row>
              <table:table-cell office:value-type="float" office:value="2.92284">
                <text:p>2.92284</text:p>
              </table:table-cell>
              <table:table-cell office:value-type="float" office:value="-5.36567">
                <text:p>-5.36567</text:p>
              </table:table-cell>
            </table:table-row>
            <table:table-row>
              <table:table-cell office:value-type="float" office:value="2.92491">
                <text:p>2.92491</text:p>
              </table:table-cell>
              <table:table-cell office:value-type="float" office:value="-4.67296">
                <text:p>-4.67296</text:p>
              </table:table-cell>
            </table:table-row>
            <table:table-row>
              <table:table-cell office:value-type="float" office:value="2.92698">
                <text:p>2.92698</text:p>
              </table:table-cell>
              <table:table-cell office:value-type="float" office:value="12.668">
                <text:p>12.668</text:p>
              </table:table-cell>
            </table:table-row>
            <table:table-row>
              <table:table-cell office:value-type="float" office:value="2.92905">
                <text:p>2.92905</text:p>
              </table:table-cell>
              <table:table-cell office:value-type="float" office:value="-11.6103">
                <text:p>-11.6103</text:p>
              </table:table-cell>
            </table:table-row>
            <table:table-row>
              <table:table-cell office:value-type="float" office:value="2.93112">
                <text:p>2.93112</text:p>
              </table:table-cell>
              <table:table-cell office:value-type="float" office:value="13.3606">
                <text:p>13.3606</text:p>
              </table:table-cell>
            </table:table-row>
            <table:table-row>
              <table:table-cell office:value-type="float" office:value="2.93319">
                <text:p>2.93319</text:p>
              </table:table-cell>
              <table:table-cell office:value-type="float" office:value="-10.9177">
                <text:p>-10.9177</text:p>
              </table:table-cell>
            </table:table-row>
            <table:table-row>
              <table:table-cell office:value-type="float" office:value="2.93526">
                <text:p>2.93526</text:p>
              </table:table-cell>
              <table:table-cell office:value-type="float" office:value="6.4228">
                <text:p>6.4228</text:p>
              </table:table-cell>
            </table:table-row>
            <table:table-row>
              <table:table-cell office:value-type="float" office:value="2.93733">
                <text:p>2.93733</text:p>
              </table:table-cell>
              <table:table-cell office:value-type="float" office:value="0.873187">
                <text:p>0.873187</text:p>
              </table:table-cell>
            </table:table-row>
            <table:table-row>
              <table:table-cell office:value-type="float" office:value="2.9394">
                <text:p>2.9394</text:p>
              </table:table-cell>
              <table:table-cell office:value-type="float" office:value="7.11593">
                <text:p>7.11593</text:p>
              </table:table-cell>
            </table:table-row>
            <table:table-row>
              <table:table-cell office:value-type="float" office:value="2.94147">
                <text:p>2.94147</text:p>
              </table:table-cell>
              <table:table-cell office:value-type="float" office:value="-5.37007">
                <text:p>-5.37007</text:p>
              </table:table-cell>
            </table:table-row>
            <table:table-row>
              <table:table-cell office:value-type="float" office:value="2.94354">
                <text:p>2.94354</text:p>
              </table:table-cell>
              <table:table-cell office:value-type="float" office:value="0.872166">
                <text:p>0.872166</text:p>
              </table:table-cell>
            </table:table-row>
            <table:table-row>
              <table:table-cell office:value-type="float" office:value="2.94561">
                <text:p>2.94561</text:p>
              </table:table-cell>
              <table:table-cell office:value-type="float" office:value="1.56535">
                <text:p>1.56535</text:p>
              </table:table-cell>
            </table:table-row>
            <table:table-row>
              <table:table-cell office:value-type="float" office:value="2.94768">
                <text:p>2.94768</text:p>
              </table:table-cell>
              <table:table-cell office:value-type="float" office:value="-6.06571">
                <text:p>-6.06571</text:p>
              </table:table-cell>
            </table:table-row>
            <table:table-row>
              <table:table-cell office:value-type="float" office:value="2.94975">
                <text:p>2.94975</text:p>
              </table:table-cell>
              <table:table-cell office:value-type="float" office:value="7.1129">
                <text:p>7.1129</text:p>
              </table:table-cell>
            </table:table-row>
            <table:table-row>
              <table:table-cell office:value-type="float" office:value="2.95182">
                <text:p>2.95182</text:p>
              </table:table-cell>
              <table:table-cell office:value-type="float" office:value="7.1129">
                <text:p>7.1129</text:p>
              </table:table-cell>
            </table:table-row>
            <table:table-row>
              <table:table-cell office:value-type="float" office:value="2.95389">
                <text:p>2.95389</text:p>
              </table:table-cell>
              <table:table-cell office:value-type="float" office:value="-5.37311">
                <text:p>-5.37311</text:p>
              </table:table-cell>
            </table:table-row>
            <table:table-row>
              <table:table-cell office:value-type="float" office:value="2.95596">
                <text:p>2.95596</text:p>
              </table:table-cell>
              <table:table-cell office:value-type="float" office:value="1.56281">
                <text:p>1.56281</text:p>
              </table:table-cell>
            </table:table-row>
            <table:table-row>
              <table:table-cell office:value-type="float" office:value="2.95803">
                <text:p>2.95803</text:p>
              </table:table-cell>
              <table:table-cell office:value-type="float" office:value="-6.06827">
                <text:p>-6.06827</text:p>
              </table:table-cell>
            </table:table-row>
            <table:table-row>
              <table:table-cell office:value-type="float" office:value="2.9601">
                <text:p>2.9601</text:p>
              </table:table-cell>
              <table:table-cell office:value-type="float" office:value="7.11033">
                <text:p>7.11033</text:p>
              </table:table-cell>
            </table:table-row>
            <table:table-row>
              <table:table-cell office:value-type="float" office:value="2.96217">
                <text:p>2.96217</text:p>
              </table:table-cell>
              <table:table-cell office:value-type="float" office:value="7.11033">
                <text:p>7.11033</text:p>
              </table:table-cell>
            </table:table-row>
            <table:table-row>
              <table:table-cell office:value-type="float" office:value="2.96424">
                <text:p>2.96424</text:p>
              </table:table-cell>
              <table:table-cell office:value-type="float" office:value="-4.68199">
                <text:p>-4.68199</text:p>
              </table:table-cell>
            </table:table-row>
            <table:table-row>
              <table:table-cell office:value-type="float" office:value="2.96631">
                <text:p>2.96631</text:p>
              </table:table-cell>
              <table:table-cell office:value-type="float" office:value="0.172939">
                <text:p>0.172939</text:p>
              </table:table-cell>
            </table:table-row>
            <table:table-row>
              <table:table-cell office:value-type="float" office:value="2.96838">
                <text:p>2.96838</text:p>
              </table:table-cell>
              <table:table-cell office:value-type="float" office:value="0.866041">
                <text:p>0.866041</text:p>
              </table:table-cell>
            </table:table-row>
            <table:table-row>
              <table:table-cell office:value-type="float" office:value="2.97045">
                <text:p>2.97045</text:p>
              </table:table-cell>
              <table:table-cell office:value-type="float" office:value="-5.37778">
                <text:p>-5.37778</text:p>
              </table:table-cell>
            </table:table-row>
            <table:table-row>
              <table:table-cell office:value-type="float" office:value="2.97252">
                <text:p>2.97252</text:p>
              </table:table-cell>
              <table:table-cell office:value-type="float" office:value="13.3504">
                <text:p>13.3504</text:p>
              </table:table-cell>
            </table:table-row>
            <table:table-row>
              <table:table-cell office:value-type="float" office:value="2.97459">
                <text:p>2.97459</text:p>
              </table:table-cell>
              <table:table-cell office:value-type="float" office:value="-4.68463">
                <text:p>-4.68463</text:p>
              </table:table-cell>
            </table:table-row>
            <table:table-row>
              <table:table-cell office:value-type="float" office:value="2.97666">
                <text:p>2.97666</text:p>
              </table:table-cell>
              <table:table-cell office:value-type="float" office:value="0.170296">
                <text:p>0.170296</text:p>
              </table:table-cell>
            </table:table-row>
            <table:table-row>
              <table:table-cell office:value-type="float" office:value="2.97873">
                <text:p>2.97873</text:p>
              </table:table-cell>
              <table:table-cell office:value-type="float" office:value="0.863388">
                <text:p>0.863388</text:p>
              </table:table-cell>
            </table:table-row>
            <table:table-row>
              <table:table-cell office:value-type="float" office:value="2.9808">
                <text:p>2.9808</text:p>
              </table:table-cell>
              <table:table-cell office:value-type="float" office:value="-5.38046">
                <text:p>-5.38046</text:p>
              </table:table-cell>
            </table:table-row>
            <table:table-row>
              <table:table-cell office:value-type="float" office:value="2.98287">
                <text:p>2.98287</text:p>
              </table:table-cell>
              <table:table-cell office:value-type="float" office:value="13.3478">
                <text:p>13.3478</text:p>
              </table:table-cell>
            </table:table-row>
            <table:table-row>
              <table:table-cell office:value-type="float" office:value="2.98494">
                <text:p>2.98494</text:p>
              </table:table-cell>
              <table:table-cell office:value-type="float" office:value="-4.68731">
                <text:p>-4.68731</text:p>
              </table:table-cell>
            </table:table-row>
            <table:table-row>
              <table:table-cell office:value-type="float" office:value="2.98701">
                <text:p>2.98701</text:p>
              </table:table-cell>
              <table:table-cell office:value-type="float" office:value="0.167602">
                <text:p>0.167602</text:p>
              </table:table-cell>
            </table:table-row>
            <table:table-row>
              <table:table-cell office:value-type="float" office:value="2.98908">
                <text:p>2.98908</text:p>
              </table:table-cell>
              <table:table-cell office:value-type="float" office:value="-5.38262">
                <text:p>-5.38262</text:p>
              </table:table-cell>
            </table:table-row>
            <table:table-row>
              <table:table-cell office:value-type="float" office:value="2.99115">
                <text:p>2.99115</text:p>
              </table:table-cell>
              <table:table-cell office:value-type="float" office:value="7.10231">
                <text:p>7.10231</text:p>
              </table:table-cell>
            </table:table-row>
            <table:table-row>
              <table:table-cell office:value-type="float" office:value="2.99322">
                <text:p>2.99322</text:p>
              </table:table-cell>
              <table:table-cell office:value-type="float" office:value="1.5527">
                <text:p>1.5527</text:p>
              </table:table-cell>
            </table:table-row>
            <table:table-row>
              <table:table-cell office:value-type="float" office:value="2.99529">
                <text:p>2.99529</text:p>
              </table:table-cell>
              <table:table-cell office:value-type="float" office:value="0.164858">
                <text:p>0.164858</text:p>
              </table:table-cell>
            </table:table-row>
            <table:table-row>
              <table:table-cell office:value-type="float" office:value="2.99736">
                <text:p>2.99736</text:p>
              </table:table-cell>
              <table:table-cell office:value-type="float" office:value="0.857928">
                <text:p>0.857928</text:p>
              </table:table-cell>
            </table:table-row>
            <table:table-row>
              <table:table-cell office:value-type="float" office:value="2.99943">
                <text:p>2.99943</text:p>
              </table:table-cell>
              <table:table-cell office:value-type="float" office:value="-4.69226">
                <text:p>-4.69226</text:p>
              </table:table-cell>
            </table:table-row>
            <table:table-row>
              <table:table-cell office:value-type="float" office:value="3.0015">
                <text:p>3.0015</text:p>
              </table:table-cell>
              <table:table-cell office:value-type="float" office:value="6.40538">
                <text:p>6.40538</text:p>
              </table:table-cell>
            </table:table-row>
            <table:table-row>
              <table:table-cell office:value-type="float" office:value="3.00357">
                <text:p>3.00357</text:p>
              </table:table-cell>
              <table:table-cell office:value-type="float" office:value="0.855701">
                <text:p>0.855701</text:p>
              </table:table-cell>
            </table:table-row>
            <table:table-row>
              <table:table-cell office:value-type="float" office:value="3.00564">
                <text:p>3.00564</text:p>
              </table:table-cell>
              <table:table-cell office:value-type="float" office:value="0.855123">
                <text:p>0.855123</text:p>
              </table:table-cell>
            </table:table-row>
            <table:table-row>
              <table:table-cell office:value-type="float" office:value="3.00771">
                <text:p>3.00771</text:p>
              </table:table-cell>
              <table:table-cell office:value-type="float" office:value="0.854543">
                <text:p>0.854543</text:p>
              </table:table-cell>
            </table:table-row>
            <table:table-row>
              <table:table-cell office:value-type="float" office:value="3.00978">
                <text:p>3.00978</text:p>
              </table:table-cell>
              <table:table-cell office:value-type="float" office:value="1.54766">
                <text:p>1.54766</text:p>
              </table:table-cell>
            </table:table-row>
            <table:table-row>
              <table:table-cell office:value-type="float" office:value="3.01185">
                <text:p>3.01185</text:p>
              </table:table-cell>
              <table:table-cell office:value-type="float" office:value="0.159803">
                <text:p>0.159803</text:p>
              </table:table-cell>
            </table:table-row>
            <table:table-row>
              <table:table-cell office:value-type="float" office:value="3.01392">
                <text:p>3.01392</text:p>
              </table:table-cell>
              <table:table-cell office:value-type="float" office:value="-5.39048">
                <text:p>-5.39048</text:p>
              </table:table-cell>
            </table:table-row>
            <table:table-row>
              <table:table-cell office:value-type="float" office:value="3.01599">
                <text:p>3.01599</text:p>
              </table:table-cell>
              <table:table-cell office:value-type="float" office:value="13.3378">
                <text:p>13.3378</text:p>
              </table:table-cell>
            </table:table-row>
            <table:table-row>
              <table:table-cell office:value-type="float" office:value="3.01806">
                <text:p>3.01806</text:p>
              </table:table-cell>
              <table:table-cell office:value-type="float" office:value="-10.9407">
                <text:p>-10.9407</text:p>
              </table:table-cell>
            </table:table-row>
            <table:table-row>
              <table:table-cell office:value-type="float" office:value="3.02013">
                <text:p>3.02013</text:p>
              </table:table-cell>
              <table:table-cell office:value-type="float" office:value="12.643">
                <text:p>12.643</text:p>
              </table:table-cell>
            </table:table-row>
            <table:table-row>
              <table:table-cell office:value-type="float" office:value="3.0222">
                <text:p>3.0222</text:p>
              </table:table-cell>
              <table:table-cell office:value-type="float" office:value="-5.39219">
                <text:p>-5.39219</text:p>
              </table:table-cell>
            </table:table-row>
            <table:table-row>
              <table:table-cell office:value-type="float" office:value="3.02427">
                <text:p>3.02427</text:p>
              </table:table-cell>
              <table:table-cell office:value-type="float" office:value="-5.39338">
                <text:p>-5.39338</text:p>
              </table:table-cell>
            </table:table-row>
            <table:table-row>
              <table:table-cell office:value-type="float" office:value="3.02634">
                <text:p>3.02634</text:p>
              </table:table-cell>
              <table:table-cell office:value-type="float" office:value="13.3348">
                <text:p>13.3348</text:p>
              </table:table-cell>
            </table:table-row>
            <table:table-row>
              <table:table-cell office:value-type="float" office:value="3.02841">
                <text:p>3.02841</text:p>
              </table:table-cell>
              <table:table-cell office:value-type="float" office:value="-5.39398">
                <text:p>-5.39398</text:p>
              </table:table-cell>
            </table:table-row>
            <table:table-row>
              <table:table-cell office:value-type="float" office:value="3.03048">
                <text:p>3.03048</text:p>
              </table:table-cell>
              <table:table-cell office:value-type="float" office:value="-4.70149">
                <text:p>-4.70149</text:p>
              </table:table-cell>
            </table:table-row>
            <table:table-row>
              <table:table-cell office:value-type="float" office:value="3.03255">
                <text:p>3.03255</text:p>
              </table:table-cell>
              <table:table-cell office:value-type="float" office:value="6.39612">
                <text:p>6.39612</text:p>
              </table:table-cell>
            </table:table-row>
            <table:table-row>
              <table:table-cell office:value-type="float" office:value="3.03462">
                <text:p>3.03462</text:p>
              </table:table-cell>
              <table:table-cell office:value-type="float" office:value="0.846404">
                <text:p>0.846404</text:p>
              </table:table-cell>
            </table:table-row>
            <table:table-row>
              <table:table-cell office:value-type="float" office:value="3.03669">
                <text:p>3.03669</text:p>
              </table:table-cell>
              <table:table-cell office:value-type="float" office:value="0.845793">
                <text:p>0.845793</text:p>
              </table:table-cell>
            </table:table-row>
            <table:table-row>
              <table:table-cell office:value-type="float" office:value="3.03876">
                <text:p>3.03876</text:p>
              </table:table-cell>
              <table:table-cell office:value-type="float" office:value="1.53889">
                <text:p>1.53889</text:p>
              </table:table-cell>
            </table:table-row>
            <table:table-row>
              <table:table-cell office:value-type="float" office:value="3.04083">
                <text:p>3.04083</text:p>
              </table:table-cell>
              <table:table-cell office:value-type="float" office:value="0.150995">
                <text:p>0.150995</text:p>
              </table:table-cell>
            </table:table-row>
            <table:table-row>
              <table:table-cell office:value-type="float" office:value="3.0429">
                <text:p>3.0429</text:p>
              </table:table-cell>
              <table:table-cell office:value-type="float" office:value="0.844017">
                <text:p>0.844017</text:p>
              </table:table-cell>
            </table:table-row>
            <table:table-row>
              <table:table-cell office:value-type="float" office:value="3.04497">
                <text:p>3.04497</text:p>
              </table:table-cell>
              <table:table-cell office:value-type="float" office:value="0.843398">
                <text:p>0.843398</text:p>
              </table:table-cell>
            </table:table-row>
            <table:table-row>
              <table:table-cell office:value-type="float" office:value="3.04704">
                <text:p>3.04704</text:p>
              </table:table-cell>
              <table:table-cell office:value-type="float" office:value="1.53648">
                <text:p>1.53648</text:p>
              </table:table-cell>
            </table:table-row>
            <table:table-row>
              <table:table-cell office:value-type="float" office:value="3.04911">
                <text:p>3.04911</text:p>
              </table:table-cell>
              <table:table-cell office:value-type="float" office:value="0.148585">
                <text:p>0.148585</text:p>
              </table:table-cell>
            </table:table-row>
            <table:table-row>
              <table:table-cell office:value-type="float" office:value="3.05118">
                <text:p>3.05118</text:p>
              </table:table-cell>
              <table:table-cell office:value-type="float" office:value="0.841598">
                <text:p>0.841598</text:p>
              </table:table-cell>
            </table:table-row>
            <table:table-row>
              <table:table-cell office:value-type="float" office:value="3.05325">
                <text:p>3.05325</text:p>
              </table:table-cell>
              <table:table-cell office:value-type="float" office:value="0.840971">
                <text:p>0.840971</text:p>
              </table:table-cell>
            </table:table-row>
            <table:table-row>
              <table:table-cell office:value-type="float" office:value="3.05532">
                <text:p>3.05532</text:p>
              </table:table-cell>
              <table:table-cell office:value-type="float" office:value="7.08371">
                <text:p>7.08371</text:p>
              </table:table-cell>
            </table:table-row>
            <table:table-row>
              <table:table-cell office:value-type="float" office:value="3.05739">
                <text:p>3.05739</text:p>
              </table:table-cell>
              <table:table-cell office:value-type="float" office:value="-10.9521">
                <text:p>-10.9521</text:p>
              </table:table-cell>
            </table:table-row>
            <table:table-row>
              <table:table-cell office:value-type="float" office:value="3.05946">
                <text:p>3.05946</text:p>
              </table:table-cell>
              <table:table-cell office:value-type="float" office:value="12.6316">
                <text:p>12.6316</text:p>
              </table:table-cell>
            </table:table-row>
            <table:table-row>
              <table:table-cell office:value-type="float" office:value="3.06153">
                <text:p>3.06153</text:p>
              </table:table-cell>
              <table:table-cell office:value-type="float" office:value="-11.647">
                <text:p>-11.647</text:p>
              </table:table-cell>
            </table:table-row>
            <table:table-row>
              <table:table-cell office:value-type="float" office:value="3.0636">
                <text:p>3.0636</text:p>
              </table:table-cell>
              <table:table-cell office:value-type="float" office:value="7.08062">
                <text:p>7.08062</text:p>
              </table:table-cell>
            </table:table-row>
            <table:table-row>
              <table:table-cell office:value-type="float" office:value="3.06567">
                <text:p>3.06567</text:p>
              </table:table-cell>
              <table:table-cell office:value-type="float" office:value="7.08062">
                <text:p>7.08062</text:p>
              </table:table-cell>
            </table:table-row>
            <table:table-row>
              <table:table-cell office:value-type="float" office:value="3.06774">
                <text:p>3.06774</text:p>
              </table:table-cell>
              <table:table-cell office:value-type="float" office:value="-5.40551">
                <text:p>-5.40551</text:p>
              </table:table-cell>
            </table:table-row>
            <table:table-row>
              <table:table-cell office:value-type="float" office:value="3.06981">
                <text:p>3.06981</text:p>
              </table:table-cell>
              <table:table-cell office:value-type="float" office:value="1.5303">
                <text:p>1.5303</text:p>
              </table:table-cell>
            </table:table-row>
            <table:table-row>
              <table:table-cell office:value-type="float" office:value="3.07188">
                <text:p>3.07188</text:p>
              </table:table-cell>
              <table:table-cell office:value-type="float" office:value="-6.101">
                <text:p>-6.101</text:p>
              </table:table-cell>
            </table:table-row>
            <table:table-row>
              <table:table-cell office:value-type="float" office:value="3.07395">
                <text:p>3.07395</text:p>
              </table:table-cell>
              <table:table-cell office:value-type="float" office:value="13.3209">
                <text:p>13.3209</text:p>
              </table:table-cell>
            </table:table-row>
            <table:table-row>
              <table:table-cell office:value-type="float" office:value="3.07602">
                <text:p>3.07602</text:p>
              </table:table-cell>
              <table:table-cell office:value-type="float" office:value="-11.6514">
                <text:p>-11.6514</text:p>
              </table:table-cell>
            </table:table-row>
            <table:table-row>
              <table:table-cell office:value-type="float" office:value="3.07809">
                <text:p>3.07809</text:p>
              </table:table-cell>
              <table:table-cell office:value-type="float" office:value="7.76988">
                <text:p>7.76988</text:p>
              </table:table-cell>
            </table:table-row>
            <table:table-row>
              <table:table-cell office:value-type="float" office:value="3.08016">
                <text:p>3.08016</text:p>
              </table:table-cell>
              <table:table-cell office:value-type="float" office:value="6.38261">
                <text:p>6.38261</text:p>
              </table:table-cell>
            </table:table-row>
            <table:table-row>
              <table:table-cell office:value-type="float" office:value="3.08223">
                <text:p>3.08223</text:p>
              </table:table-cell>
              <table:table-cell office:value-type="float" office:value="-5.40989">
                <text:p>-5.40989</text:p>
              </table:table-cell>
            </table:table-row>
            <table:table-row>
              <table:table-cell office:value-type="float" office:value="3.0843">
                <text:p>3.0843</text:p>
              </table:table-cell>
              <table:table-cell office:value-type="float" office:value="-5.41121">
                <text:p>-5.41121</text:p>
              </table:table-cell>
            </table:table-row>
            <table:table-row>
              <table:table-cell office:value-type="float" office:value="3.08637">
                <text:p>3.08637</text:p>
              </table:table-cell>
              <table:table-cell office:value-type="float" office:value="13.317">
                <text:p>13.317</text:p>
              </table:table-cell>
            </table:table-row>
            <table:table-row>
              <table:table-cell office:value-type="float" office:value="3.08844">
                <text:p>3.08844</text:p>
              </table:table-cell>
              <table:table-cell office:value-type="float" office:value="-10.9616">
                <text:p>-10.9616</text:p>
              </table:table-cell>
            </table:table-row>
            <table:table-row>
              <table:table-cell office:value-type="float" office:value="3.09051">
                <text:p>3.09051</text:p>
              </table:table-cell>
              <table:table-cell office:value-type="float" office:value="6.37873">
                <text:p>6.37873</text:p>
              </table:table-cell>
            </table:table-row>
            <table:table-row>
              <table:table-cell office:value-type="float" office:value="3.09258">
                <text:p>3.09258</text:p>
              </table:table-cell>
              <table:table-cell office:value-type="float" office:value="0.82896">
                <text:p>0.82896</text:p>
              </table:table-cell>
            </table:table-row>
            <table:table-row>
              <table:table-cell office:value-type="float" office:value="3.09465">
                <text:p>3.09465</text:p>
              </table:table-cell>
              <table:table-cell office:value-type="float" office:value="7.0717">
                <text:p>7.0717</text:p>
              </table:table-cell>
            </table:table-row>
            <table:table-row>
              <table:table-cell office:value-type="float" office:value="3.09672">
                <text:p>3.09672</text:p>
              </table:table-cell>
              <table:table-cell office:value-type="float" office:value="-10.9642">
                <text:p>-10.9642</text:p>
              </table:table-cell>
            </table:table-row>
            <table:table-row>
              <table:table-cell office:value-type="float" office:value="3.09879">
                <text:p>3.09879</text:p>
              </table:table-cell>
              <table:table-cell office:value-type="float" office:value="12.6195">
                <text:p>12.6195</text:p>
              </table:table-cell>
            </table:table-row>
            <table:table-row>
              <table:table-cell office:value-type="float" office:value="3.10086">
                <text:p>3.10086</text:p>
              </table:table-cell>
              <table:table-cell office:value-type="float" office:value="-5.41572">
                <text:p>-5.41572</text:p>
              </table:table-cell>
            </table:table-row>
            <table:table-row>
              <table:table-cell office:value-type="float" office:value="3.10293">
                <text:p>3.10293</text:p>
              </table:table-cell>
              <table:table-cell office:value-type="float" office:value="0.826354">
                <text:p>0.826354</text:p>
              </table:table-cell>
            </table:table-row>
            <table:table-row>
              <table:table-cell office:value-type="float" office:value="3.105">
                <text:p>3.105</text:p>
              </table:table-cell>
              <table:table-cell office:value-type="float" office:value="0.825678">
                <text:p>0.825678</text:p>
              </table:table-cell>
            </table:table-row>
            <table:table-row>
              <table:table-cell office:value-type="float" office:value="3.10707">
                <text:p>3.10707</text:p>
              </table:table-cell>
              <table:table-cell office:value-type="float" office:value="0.825001">
                <text:p>0.825001</text:p>
              </table:table-cell>
            </table:table-row>
            <table:table-row>
              <table:table-cell office:value-type="float" office:value="3.10914">
                <text:p>3.10914</text:p>
              </table:table-cell>
              <table:table-cell office:value-type="float" office:value="1.51804">
                <text:p>1.51804</text:p>
              </table:table-cell>
            </table:table-row>
            <table:table-row>
              <table:table-cell office:value-type="float" office:value="3.11121">
                <text:p>3.11121</text:p>
              </table:table-cell>
              <table:table-cell office:value-type="float" office:value="-6.11335">
                <text:p>-6.11335</text:p>
              </table:table-cell>
            </table:table-row>
            <table:table-row>
              <table:table-cell office:value-type="float" office:value="3.11328">
                <text:p>3.11328</text:p>
              </table:table-cell>
              <table:table-cell office:value-type="float" office:value="7.06509">
                <text:p>7.06509</text:p>
              </table:table-cell>
            </table:table-row>
            <table:table-row>
              <table:table-cell office:value-type="float" office:value="3.11535">
                <text:p>3.11535</text:p>
              </table:table-cell>
              <table:table-cell office:value-type="float" office:value="0.82166">
                <text:p>0.82166</text:p>
              </table:table-cell>
            </table:table-row>
            <table:table-row>
              <table:table-cell office:value-type="float" office:value="3.11742">
                <text:p>3.11742</text:p>
              </table:table-cell>
              <table:table-cell office:value-type="float" office:value="1.51469">
                <text:p>1.51469</text:p>
              </table:table-cell>
            </table:table-row>
            <table:table-row>
              <table:table-cell office:value-type="float" office:value="3.11949">
                <text:p>3.11949</text:p>
              </table:table-cell>
              <table:table-cell office:value-type="float" office:value="0.126718">
                <text:p>0.126718</text:p>
              </table:table-cell>
            </table:table-row>
            <table:table-row>
              <table:table-cell office:value-type="float" office:value="3.12156">
                <text:p>3.12156</text:p>
              </table:table-cell>
              <table:table-cell office:value-type="float" office:value="0.819663">
                <text:p>0.819663</text:p>
              </table:table-cell>
            </table:table-row>
            <table:table-row>
              <table:table-cell office:value-type="float" office:value="3.12363">
                <text:p>3.12363</text:p>
              </table:table-cell>
              <table:table-cell office:value-type="float" office:value="0.818968">
                <text:p>0.818968</text:p>
              </table:table-cell>
            </table:table-row>
            <table:table-row>
              <table:table-cell office:value-type="float" office:value="3.1257">
                <text:p>3.1257</text:p>
              </table:table-cell>
              <table:table-cell office:value-type="float" office:value="0.818271">
                <text:p>0.818271</text:p>
              </table:table-cell>
            </table:table-row>
            <table:table-row>
              <table:table-cell office:value-type="float" office:value="3.12777">
                <text:p>3.12777</text:p>
              </table:table-cell>
              <table:table-cell office:value-type="float" office:value="1.51129">
                <text:p>1.51129</text:p>
              </table:table-cell>
            </table:table-row>
            <table:table-row>
              <table:table-cell office:value-type="float" office:value="3.12984">
                <text:p>3.12984</text:p>
              </table:table-cell>
              <table:table-cell office:value-type="float" office:value="0.123311">
                <text:p>0.123311</text:p>
              </table:table-cell>
            </table:table-row>
            <table:table-row>
              <table:table-cell office:value-type="float" office:value="3.13191">
                <text:p>3.13191</text:p>
              </table:table-cell>
              <table:table-cell office:value-type="float" office:value="-5.4272">
                <text:p>-5.4272</text:p>
              </table:table-cell>
            </table:table-row>
            <table:table-row>
              <table:table-cell office:value-type="float" office:value="3.13398">
                <text:p>3.13398</text:p>
              </table:table-cell>
              <table:table-cell office:value-type="float" office:value="13.301">
                <text:p>13.301</text:p>
              </table:table-cell>
            </table:table-row>
            <table:table-row>
              <table:table-cell office:value-type="float" office:value="3.13605">
                <text:p>3.13605</text:p>
              </table:table-cell>
              <table:table-cell office:value-type="float" office:value="-10.9776">
                <text:p>-10.9776</text:p>
              </table:table-cell>
            </table:table-row>
            <table:table-row>
              <table:table-cell office:value-type="float" office:value="3.13812">
                <text:p>3.13812</text:p>
              </table:table-cell>
              <table:table-cell office:value-type="float" office:value="6.3626">
                <text:p>6.3626</text:p>
              </table:table-cell>
            </table:table-row>
            <table:table-row>
              <table:table-cell office:value-type="float" office:value="3.14019">
                <text:p>3.14019</text:p>
              </table:table-cell>
              <table:table-cell office:value-type="float" office:value="7.05624">
                <text:p>7.05624</text:p>
              </table:table-cell>
            </table:table-row>
            <table:table-row>
              <table:table-cell office:value-type="float" office:value="3.14226">
                <text:p>3.14226</text:p>
              </table:table-cell>
              <table:table-cell office:value-type="float" office:value="-5.42996">
                <text:p>-5.42996</text:p>
              </table:table-cell>
            </table:table-row>
            <table:table-row>
              <table:table-cell office:value-type="float" office:value="3.14433">
                <text:p>3.14433</text:p>
              </table:table-cell>
              <table:table-cell office:value-type="float" office:value="0.812065">
                <text:p>0.812065</text:p>
              </table:table-cell>
            </table:table-row>
            <table:table-row>
              <table:table-cell office:value-type="float" office:value="3.1464">
                <text:p>3.1464</text:p>
              </table:table-cell>
              <table:table-cell office:value-type="float" office:value="1.50507">
                <text:p>1.50507</text:p>
              </table:table-cell>
            </table:table-row>
            <table:table-row>
              <table:table-cell office:value-type="float" office:value="3.14847">
                <text:p>3.14847</text:p>
              </table:table-cell>
              <table:table-cell office:value-type="float" office:value="0.117071">
                <text:p>0.117071</text:p>
              </table:table-cell>
            </table:table-row>
            <table:table-row>
              <table:table-cell office:value-type="float" office:value="3.15054">
                <text:p>3.15054</text:p>
              </table:table-cell>
              <table:table-cell office:value-type="float" office:value="0.809989">
                <text:p>0.809989</text:p>
              </table:table-cell>
            </table:table-row>
            <table:table-row>
              <table:table-cell office:value-type="float" office:value="3.15261">
                <text:p>3.15261</text:p>
              </table:table-cell>
              <table:table-cell office:value-type="float" office:value="0.809266">
                <text:p>0.809266</text:p>
              </table:table-cell>
            </table:table-row>
            <table:table-row>
              <table:table-cell office:value-type="float" office:value="3.15468">
                <text:p>3.15468</text:p>
              </table:table-cell>
              <table:table-cell office:value-type="float" office:value="0.808542">
                <text:p>0.808542</text:p>
              </table:table-cell>
            </table:table-row>
            <table:table-row>
              <table:table-cell office:value-type="float" office:value="3.15675">
                <text:p>3.15675</text:p>
              </table:table-cell>
              <table:table-cell office:value-type="float" office:value="-4.74194">
                <text:p>-4.74194</text:p>
              </table:table-cell>
            </table:table-row>
            <table:table-row>
              <table:table-cell office:value-type="float" office:value="3.15882">
                <text:p>3.15882</text:p>
              </table:table-cell>
              <table:table-cell office:value-type="float" office:value="12.599">
                <text:p>12.599</text:p>
              </table:table-cell>
            </table:table-row>
            <table:table-row>
              <table:table-cell office:value-type="float" office:value="3.16089">
                <text:p>3.16089</text:p>
              </table:table-cell>
              <table:table-cell office:value-type="float" office:value="-11.6798">
                <text:p>-11.6798</text:p>
              </table:table-cell>
            </table:table-row>
            <table:table-row>
              <table:table-cell office:value-type="float" office:value="3.16296">
                <text:p>3.16296</text:p>
              </table:table-cell>
              <table:table-cell office:value-type="float" office:value="13.2912">
                <text:p>13.2912</text:p>
              </table:table-cell>
            </table:table-row>
            <table:table-row>
              <table:table-cell office:value-type="float" office:value="3.16503">
                <text:p>3.16503</text:p>
              </table:table-cell>
              <table:table-cell office:value-type="float" office:value="-10.9875">
                <text:p>-10.9875</text:p>
              </table:table-cell>
            </table:table-row>
            <table:table-row>
              <table:table-cell office:value-type="float" office:value="3.1671">
                <text:p>3.1671</text:p>
              </table:table-cell>
              <table:table-cell office:value-type="float" office:value="6.35268">
                <text:p>6.35268</text:p>
              </table:table-cell>
            </table:table-row>
            <table:table-row>
              <table:table-cell office:value-type="float" office:value="3.16917">
                <text:p>3.16917</text:p>
              </table:table-cell>
              <table:table-cell office:value-type="float" office:value="0.802838">
                <text:p>0.802838</text:p>
              </table:table-cell>
            </table:table-row>
            <table:table-row>
              <table:table-cell office:value-type="float" office:value="3.17124">
                <text:p>3.17124</text:p>
              </table:table-cell>
              <table:table-cell office:value-type="float" office:value="7.04558">
                <text:p>7.04558</text:p>
              </table:table-cell>
            </table:table-row>
            <table:table-row>
              <table:table-cell office:value-type="float" office:value="3.17331">
                <text:p>3.17331</text:p>
              </table:table-cell>
              <table:table-cell office:value-type="float" office:value="-5.44065">
                <text:p>-5.44065</text:p>
              </table:table-cell>
            </table:table-row>
            <table:table-row>
              <table:table-cell office:value-type="float" office:value="3.17538">
                <text:p>3.17538</text:p>
              </table:table-cell>
              <table:table-cell office:value-type="float" office:value="0.801352">
                <text:p>0.801352</text:p>
              </table:table-cell>
            </table:table-row>
            <table:table-row>
              <table:table-cell office:value-type="float" office:value="3.17745">
                <text:p>3.17745</text:p>
              </table:table-cell>
              <table:table-cell office:value-type="float" office:value="1.49433">
                <text:p>1.49433</text:p>
              </table:table-cell>
            </table:table-row>
            <table:table-row>
              <table:table-cell office:value-type="float" office:value="3.17952">
                <text:p>3.17952</text:p>
              </table:table-cell>
              <table:table-cell office:value-type="float" office:value="0.106303">
                <text:p>0.106303</text:p>
              </table:table-cell>
            </table:table-row>
            <table:table-row>
              <table:table-cell office:value-type="float" office:value="3.18159">
                <text:p>3.18159</text:p>
              </table:table-cell>
              <table:table-cell office:value-type="float" office:value="0.799191">
                <text:p>0.799191</text:p>
              </table:table-cell>
            </table:table-row>
            <table:table-row>
              <table:table-cell office:value-type="float" office:value="3.18366">
                <text:p>3.18366</text:p>
              </table:table-cell>
              <table:table-cell office:value-type="float" office:value="0.79844">
                <text:p>0.79844</text:p>
              </table:table-cell>
            </table:table-row>
            <table:table-row>
              <table:table-cell office:value-type="float" office:value="3.18573">
                <text:p>3.18573</text:p>
              </table:table-cell>
              <table:table-cell office:value-type="float" office:value="1.49141">
                <text:p>1.49141</text:p>
              </table:table-cell>
            </table:table-row>
            <table:table-row>
              <table:table-cell office:value-type="float" office:value="3.1878">
                <text:p>3.1878</text:p>
              </table:table-cell>
              <table:table-cell office:value-type="float" office:value="0.103376">
                <text:p>0.103376</text:p>
              </table:table-cell>
            </table:table-row>
            <table:table-row>
              <table:table-cell office:value-type="float" office:value="3.18987">
                <text:p>3.18987</text:p>
              </table:table-cell>
              <table:table-cell office:value-type="float" office:value="0.796257">
                <text:p>0.796257</text:p>
              </table:table-cell>
            </table:table-row>
            <table:table-row>
              <table:table-cell office:value-type="float" office:value="3.19194">
                <text:p>3.19194</text:p>
              </table:table-cell>
              <table:table-cell office:value-type="float" office:value="0.795498">
                <text:p>0.795498</text:p>
              </table:table-cell>
            </table:table-row>
            <table:table-row>
              <table:table-cell office:value-type="float" office:value="3.19401">
                <text:p>3.19401</text:p>
              </table:table-cell>
              <table:table-cell office:value-type="float" office:value="0.794736">
                <text:p>0.794736</text:p>
              </table:table-cell>
            </table:table-row>
            <table:table-row>
              <table:table-cell office:value-type="float" office:value="3.19608">
                <text:p>3.19608</text:p>
              </table:table-cell>
              <table:table-cell office:value-type="float" office:value="1.4877">
                <text:p>1.4877</text:p>
              </table:table-cell>
            </table:table-row>
            <table:table-row>
              <table:table-cell office:value-type="float" office:value="3.19815">
                <text:p>3.19815</text:p>
              </table:table-cell>
              <table:table-cell office:value-type="float" office:value="-6.14386">
                <text:p>-6.14386</text:p>
              </table:table-cell>
            </table:table-row>
            <table:table-row>
              <table:table-cell office:value-type="float" office:value="3.20022">
                <text:p>3.20022</text:p>
              </table:table-cell>
              <table:table-cell office:value-type="float" office:value="0.790986">
                <text:p>0.790986</text:p>
              </table:table-cell>
            </table:table-row>
            <table:table-row>
              <table:table-cell office:value-type="float" office:value="3.20229">
                <text:p>3.20229</text:p>
              </table:table-cell>
              <table:table-cell office:value-type="float" office:value="7.72668">
                <text:p>7.72668</text:p>
              </table:table-cell>
            </table:table-row>
            <table:table-row>
              <table:table-cell office:value-type="float" office:value="3.20436">
                <text:p>3.20436</text:p>
              </table:table-cell>
              <table:table-cell office:value-type="float" office:value="-6.14763">
                <text:p>-6.14763</text:p>
              </table:table-cell>
            </table:table-row>
            <table:table-row>
              <table:table-cell office:value-type="float" office:value="3.20643">
                <text:p>3.20643</text:p>
              </table:table-cell>
              <table:table-cell office:value-type="float" office:value="7.03071">
                <text:p>7.03071</text:p>
              </table:table-cell>
            </table:table-row>
            <table:table-row>
              <table:table-cell office:value-type="float" office:value="3.2085">
                <text:p>3.2085</text:p>
              </table:table-cell>
              <table:table-cell office:value-type="float" office:value="7.03071">
                <text:p>7.03071</text:p>
              </table:table-cell>
            </table:table-row>
            <table:table-row>
              <table:table-cell office:value-type="float" office:value="3.21057">
                <text:p>3.21057</text:p>
              </table:table-cell>
              <table:table-cell office:value-type="float" office:value="-5.45555">
                <text:p>-5.45555</text:p>
              </table:table-cell>
            </table:table-row>
            <table:table-row>
              <table:table-cell office:value-type="float" office:value="3.21264">
                <text:p>3.21264</text:p>
              </table:table-cell>
              <table:table-cell office:value-type="float" office:value="1.48013">
                <text:p>1.48013</text:p>
              </table:table-cell>
            </table:table-row>
            <table:table-row>
              <table:table-cell office:value-type="float" office:value="3.21471">
                <text:p>3.21471</text:p>
              </table:table-cell>
              <table:table-cell office:value-type="float" office:value="0.0920715">
                <text:p>0.0920715</text:p>
              </table:table-cell>
            </table:table-row>
            <table:table-row>
              <table:table-cell office:value-type="float" office:value="3.21678">
                <text:p>3.21678</text:p>
              </table:table-cell>
              <table:table-cell office:value-type="float" office:value="-5.45861">
                <text:p>-5.45861</text:p>
              </table:table-cell>
            </table:table-row>
            <table:table-row>
              <table:table-cell office:value-type="float" office:value="3.21885">
                <text:p>3.21885</text:p>
              </table:table-cell>
              <table:table-cell office:value-type="float" office:value="13.2696">
                <text:p>13.2696</text:p>
              </table:table-cell>
            </table:table-row>
            <table:table-row>
              <table:table-cell office:value-type="float" office:value="3.22092">
                <text:p>3.22092</text:p>
              </table:table-cell>
              <table:table-cell office:value-type="float" office:value="-5.4594">
                <text:p>-5.4594</text:p>
              </table:table-cell>
            </table:table-row>
            <table:table-row>
              <table:table-cell office:value-type="float" office:value="3.22299">
                <text:p>3.22299</text:p>
              </table:table-cell>
              <table:table-cell office:value-type="float" office:value="1.47628">
                <text:p>1.47628</text:p>
              </table:table-cell>
            </table:table-row>
            <table:table-row>
              <table:table-cell office:value-type="float" office:value="3.22506">
                <text:p>3.22506</text:p>
              </table:table-cell>
              <table:table-cell office:value-type="float" office:value="0.0882103">
                <text:p>0.0882103</text:p>
              </table:table-cell>
            </table:table-row>
            <table:table-row>
              <table:table-cell office:value-type="float" office:value="3.22713">
                <text:p>3.22713</text:p>
              </table:table-cell>
              <table:table-cell office:value-type="float" office:value="0.781053">
                <text:p>0.781053</text:p>
              </table:table-cell>
            </table:table-row>
            <table:table-row>
              <table:table-cell office:value-type="float" office:value="3.2292">
                <text:p>3.2292</text:p>
              </table:table-cell>
              <table:table-cell office:value-type="float" office:value="0.780256">
                <text:p>0.780256</text:p>
              </table:table-cell>
            </table:table-row>
            <table:table-row>
              <table:table-cell office:value-type="float" office:value="3.23127">
                <text:p>3.23127</text:p>
              </table:table-cell>
              <table:table-cell office:value-type="float" office:value="-4.77036">
                <text:p>-4.77036</text:p>
              </table:table-cell>
            </table:table-row>
            <table:table-row>
              <table:table-cell office:value-type="float" office:value="3.23334">
                <text:p>3.23334</text:p>
              </table:table-cell>
              <table:table-cell office:value-type="float" office:value="12.5706">
                <text:p>12.5706</text:p>
              </table:table-cell>
            </table:table-row>
            <table:table-row>
              <table:table-cell office:value-type="float" office:value="3.23541">
                <text:p>3.23541</text:p>
              </table:table-cell>
              <table:table-cell office:value-type="float" office:value="-5.4648">
                <text:p>-5.4648</text:p>
              </table:table-cell>
            </table:table-row>
            <table:table-row>
              <table:table-cell office:value-type="float" office:value="3.23748">
                <text:p>3.23748</text:p>
              </table:table-cell>
              <table:table-cell office:value-type="float" office:value="0.777136">
                <text:p>0.777136</text:p>
              </table:table-cell>
            </table:table-row>
            <table:table-row>
              <table:table-cell office:value-type="float" office:value="3.23955">
                <text:p>3.23955</text:p>
              </table:table-cell>
              <table:table-cell office:value-type="float" office:value="0.77633">
                <text:p>0.77633</text:p>
              </table:table-cell>
            </table:table-row>
            <table:table-row>
              <table:table-cell office:value-type="float" office:value="3.24162">
                <text:p>3.24162</text:p>
              </table:table-cell>
              <table:table-cell office:value-type="float" office:value="1.46925">
                <text:p>1.46925</text:p>
              </table:table-cell>
            </table:table-row>
            <table:table-row>
              <table:table-cell office:value-type="float" office:value="3.24369">
                <text:p>3.24369</text:p>
              </table:table-cell>
              <table:table-cell office:value-type="float" office:value="-6.16239">
                <text:p>-6.16239</text:p>
              </table:table-cell>
            </table:table-row>
            <table:table-row>
              <table:table-cell office:value-type="float" office:value="3.24576">
                <text:p>3.24576</text:p>
              </table:table-cell>
              <table:table-cell office:value-type="float" office:value="7.01592">
                <text:p>7.01592</text:p>
              </table:table-cell>
            </table:table-row>
            <table:table-row>
              <table:table-cell office:value-type="float" office:value="3.24783">
                <text:p>3.24783</text:p>
              </table:table-cell>
              <table:table-cell office:value-type="float" office:value="7.01592">
                <text:p>7.01592</text:p>
              </table:table-cell>
            </table:table-row>
            <table:table-row>
              <table:table-cell office:value-type="float" office:value="3.2499">
                <text:p>3.2499</text:p>
              </table:table-cell>
              <table:table-cell office:value-type="float" office:value="-5.47039">
                <text:p>-5.47039</text:p>
              </table:table-cell>
            </table:table-row>
            <table:table-row>
              <table:table-cell office:value-type="float" office:value="3.25197">
                <text:p>3.25197</text:p>
              </table:table-cell>
              <table:table-cell office:value-type="float" office:value="-4.77829">
                <text:p>-4.77829</text:p>
              </table:table-cell>
            </table:table-row>
            <table:table-row>
              <table:table-cell office:value-type="float" office:value="3.25404">
                <text:p>3.25404</text:p>
              </table:table-cell>
              <table:table-cell office:value-type="float" office:value="12.5627">
                <text:p>12.5627</text:p>
              </table:table-cell>
            </table:table-row>
            <table:table-row>
              <table:table-cell office:value-type="float" office:value="3.25611">
                <text:p>3.25611</text:p>
              </table:table-cell>
              <table:table-cell office:value-type="float" office:value="-5.47275">
                <text:p>-5.47275</text:p>
              </table:table-cell>
            </table:table-row>
            <table:table-row>
              <table:table-cell office:value-type="float" office:value="3.25818">
                <text:p>3.25818</text:p>
              </table:table-cell>
              <table:table-cell office:value-type="float" office:value="0.769166">
                <text:p>0.769166</text:p>
              </table:table-cell>
            </table:table-row>
            <table:table-row>
              <table:table-cell office:value-type="float" office:value="3.26025">
                <text:p>3.26025</text:p>
              </table:table-cell>
              <table:table-cell office:value-type="float" office:value="0.76834">
                <text:p>0.76834</text:p>
              </table:table-cell>
            </table:table-row>
            <table:table-row>
              <table:table-cell office:value-type="float" office:value="3.26232">
                <text:p>3.26232</text:p>
              </table:table-cell>
              <table:table-cell office:value-type="float" office:value="1.46124">
                <text:p>1.46124</text:p>
              </table:table-cell>
            </table:table-row>
            <table:table-row>
              <table:table-cell office:value-type="float" office:value="3.26439">
                <text:p>3.26439</text:p>
              </table:table-cell>
              <table:table-cell office:value-type="float" office:value="0.0731378">
                <text:p>0.0731378</text:p>
              </table:table-cell>
            </table:table-row>
            <table:table-row>
              <table:table-cell office:value-type="float" office:value="3.26646">
                <text:p>3.26646</text:p>
              </table:table-cell>
              <table:table-cell office:value-type="float" office:value="0.765945">
                <text:p>0.765945</text:p>
              </table:table-cell>
            </table:table-row>
            <table:table-row>
              <table:table-cell office:value-type="float" office:value="3.26853">
                <text:p>3.26853</text:p>
              </table:table-cell>
              <table:table-cell office:value-type="float" office:value="0.765112">
                <text:p>0.765112</text:p>
              </table:table-cell>
            </table:table-row>
            <table:table-row>
              <table:table-cell office:value-type="float" office:value="3.2706">
                <text:p>3.2706</text:p>
              </table:table-cell>
              <table:table-cell office:value-type="float" office:value="0.764278">
                <text:p>0.764278</text:p>
              </table:table-cell>
            </table:table-row>
            <table:table-row>
              <table:table-cell office:value-type="float" office:value="3.27267">
                <text:p>3.27267</text:p>
              </table:table-cell>
              <table:table-cell office:value-type="float" office:value="-4.78641">
                <text:p>-4.78641</text:p>
              </table:table-cell>
            </table:table-row>
            <table:table-row>
              <table:table-cell office:value-type="float" office:value="3.27474">
                <text:p>3.27474</text:p>
              </table:table-cell>
              <table:table-cell office:value-type="float" office:value="6.31096">
                <text:p>6.31096</text:p>
              </table:table-cell>
            </table:table-row>
            <table:table-row>
              <table:table-cell office:value-type="float" office:value="3.27681">
                <text:p>3.27681</text:p>
              </table:table-cell>
              <table:table-cell office:value-type="float" office:value="0.761014">
                <text:p>0.761014</text:p>
              </table:table-cell>
            </table:table-row>
            <table:table-row>
              <table:table-cell office:value-type="float" office:value="3.27888">
                <text:p>3.27888</text:p>
              </table:table-cell>
              <table:table-cell office:value-type="float" office:value="7.00376">
                <text:p>7.00376</text:p>
              </table:table-cell>
            </table:table-row>
            <table:table-row>
              <table:table-cell office:value-type="float" office:value="3.28095">
                <text:p>3.28095</text:p>
              </table:table-cell>
              <table:table-cell office:value-type="float" office:value="-11.0324">
                <text:p>-11.0324</text:p>
              </table:table-cell>
            </table:table-row>
            <table:table-row>
              <table:table-cell office:value-type="float" office:value="3.28302">
                <text:p>3.28302</text:p>
              </table:table-cell>
              <table:table-cell office:value-type="float" office:value="6.30768">
                <text:p>6.30768</text:p>
              </table:table-cell>
            </table:table-row>
            <table:table-row>
              <table:table-cell office:value-type="float" office:value="3.28509">
                <text:p>3.28509</text:p>
              </table:table-cell>
              <table:table-cell office:value-type="float" office:value="0.757721">
                <text:p>0.757721</text:p>
              </table:table-cell>
            </table:table-row>
            <table:table-row>
              <table:table-cell office:value-type="float" office:value="3.28716">
                <text:p>3.28716</text:p>
              </table:table-cell>
              <table:table-cell office:value-type="float" office:value="0.75687">
                <text:p>0.75687</text:p>
              </table:table-cell>
            </table:table-row>
            <table:table-row>
              <table:table-cell office:value-type="float" office:value="3.28923">
                <text:p>3.28923</text:p>
              </table:table-cell>
              <table:table-cell office:value-type="float" office:value="1.44975">
                <text:p>1.44975</text:p>
              </table:table-cell>
            </table:table-row>
            <table:table-row>
              <table:table-cell office:value-type="float" office:value="3.2913">
                <text:p>3.2913</text:p>
              </table:table-cell>
              <table:table-cell office:value-type="float" office:value="0.0616191">
                <text:p>0.0616191</text:p>
              </table:table-cell>
            </table:table-row>
            <table:table-row>
              <table:table-cell office:value-type="float" office:value="3.29337">
                <text:p>3.29337</text:p>
              </table:table-cell>
              <table:table-cell office:value-type="float" office:value="6.998">
                <text:p>6.998</text:p>
              </table:table-cell>
            </table:table-row>
            <table:table-row>
              <table:table-cell office:value-type="float" office:value="3.29544">
                <text:p>3.29544</text:p>
              </table:table-cell>
              <table:table-cell office:value-type="float" office:value="-5.48834">
                <text:p>-5.48834</text:p>
              </table:table-cell>
            </table:table-row>
            <table:table-row>
              <table:table-cell office:value-type="float" office:value="3.29751">
                <text:p>3.29751</text:p>
              </table:table-cell>
              <table:table-cell office:value-type="float" office:value="-5.49006">
                <text:p>-5.49006</text:p>
              </table:table-cell>
            </table:table-row>
            <table:table-row>
              <table:table-cell office:value-type="float" office:value="3.29958">
                <text:p>3.29958</text:p>
              </table:table-cell>
              <table:table-cell office:value-type="float" office:value="7.6883">
                <text:p>7.6883</text:p>
              </table:table-cell>
            </table:table-row>
            <table:table-row>
              <table:table-cell office:value-type="float" office:value="3.30165">
                <text:p>3.30165</text:p>
              </table:table-cell>
              <table:table-cell office:value-type="float" office:value="0.0574138">
                <text:p>0.0574138</text:p>
              </table:table-cell>
            </table:table-row>
            <table:table-row>
              <table:table-cell office:value-type="float" office:value="3.30372">
                <text:p>3.30372</text:p>
              </table:table-cell>
              <table:table-cell office:value-type="float" office:value="0.750186">
                <text:p>0.750186</text:p>
              </table:table-cell>
            </table:table-row>
            <table:table-row>
              <table:table-cell office:value-type="float" office:value="3.30579">
                <text:p>3.30579</text:p>
              </table:table-cell>
              <table:table-cell office:value-type="float" office:value="0.749319">
                <text:p>0.749319</text:p>
              </table:table-cell>
            </table:table-row>
            <table:table-row>
              <table:table-cell office:value-type="float" office:value="3.30786">
                <text:p>3.30786</text:p>
              </table:table-cell>
              <table:table-cell office:value-type="float" office:value="6.99206">
                <text:p>6.99206</text:p>
              </table:table-cell>
            </table:table-row>
            <table:table-row>
              <table:table-cell office:value-type="float" office:value="3.30993">
                <text:p>3.30993</text:p>
              </table:table-cell>
              <table:table-cell office:value-type="float" office:value="-5.49429">
                <text:p>-5.49429</text:p>
              </table:table-cell>
            </table:table-row>
            <table:table-row>
              <table:table-cell office:value-type="float" office:value="3.312">
                <text:p>3.312</text:p>
              </table:table-cell>
              <table:table-cell office:value-type="float" office:value="-4.8023">
                <text:p>-4.8023</text:p>
              </table:table-cell>
            </table:table-row>
            <table:table-row>
              <table:table-cell office:value-type="float" office:value="3.31407">
                <text:p>3.31407</text:p>
              </table:table-cell>
              <table:table-cell office:value-type="float" office:value="6.29503">
                <text:p>6.29503</text:p>
              </table:table-cell>
            </table:table-row>
            <table:table-row>
              <table:table-cell office:value-type="float" office:value="3.31614">
                <text:p>3.31614</text:p>
              </table:table-cell>
              <table:table-cell office:value-type="float" office:value="0.745051">
                <text:p>0.745051</text:p>
              </table:table-cell>
            </table:table-row>
            <table:table-row>
              <table:table-cell office:value-type="float" office:value="3.31821">
                <text:p>3.31821</text:p>
              </table:table-cell>
              <table:table-cell office:value-type="float" office:value="0.744173">
                <text:p>0.744173</text:p>
              </table:table-cell>
            </table:table-row>
            <table:table-row>
              <table:table-cell office:value-type="float" office:value="3.32028">
                <text:p>3.32028</text:p>
              </table:table-cell>
              <table:table-cell office:value-type="float" office:value="1.43703">
                <text:p>1.43703</text:p>
              </table:table-cell>
            </table:table-row>
            <table:table-row>
              <table:table-cell office:value-type="float" office:value="3.32235">
                <text:p>3.32235</text:p>
              </table:table-cell>
              <table:table-cell office:value-type="float" office:value="0.0488706">
                <text:p>0.0488706</text:p>
              </table:table-cell>
            </table:table-row>
            <table:table-row>
              <table:table-cell office:value-type="float" office:value="3.32442">
                <text:p>3.32442</text:p>
              </table:table-cell>
              <table:table-cell office:value-type="float" office:value="0.741625">
                <text:p>0.741625</text:p>
              </table:table-cell>
            </table:table-row>
            <table:table-row>
              <table:table-cell office:value-type="float" office:value="3.32649">
                <text:p>3.32649</text:p>
              </table:table-cell>
              <table:table-cell office:value-type="float" office:value="0.74074">
                <text:p>0.74074</text:p>
              </table:table-cell>
            </table:table-row>
            <table:table-row>
              <table:table-cell office:value-type="float" office:value="3.32856">
                <text:p>3.32856</text:p>
              </table:table-cell>
              <table:table-cell office:value-type="float" office:value="1.43359">
                <text:p>1.43359</text:p>
              </table:table-cell>
            </table:table-row>
            <table:table-row>
              <table:table-cell office:value-type="float" office:value="3.33063">
                <text:p>3.33063</text:p>
              </table:table-cell>
              <table:table-cell office:value-type="float" office:value="0.045424">
                <text:p>0.045424</text:p>
              </table:table-cell>
            </table:table-row>
            <table:table-row>
              <table:table-cell office:value-type="float" office:value="3.3327">
                <text:p>3.3327</text:p>
              </table:table-cell>
              <table:table-cell office:value-type="float" office:value="0.738171">
                <text:p>0.738171</text:p>
              </table:table-cell>
            </table:table-row>
            <table:table-row>
              <table:table-cell office:value-type="float" office:value="3.33477">
                <text:p>3.33477</text:p>
              </table:table-cell>
              <table:table-cell office:value-type="float" office:value="0.737279">
                <text:p>0.737279</text:p>
              </table:table-cell>
            </table:table-row>
            <table:table-row>
              <table:table-cell office:value-type="float" office:value="3.33684">
                <text:p>3.33684</text:p>
              </table:table-cell>
              <table:table-cell office:value-type="float" office:value="0.736384">
                <text:p>0.736384</text:p>
              </table:table-cell>
            </table:table-row>
            <table:table-row>
              <table:table-cell office:value-type="float" office:value="3.33891">
                <text:p>3.33891</text:p>
              </table:table-cell>
              <table:table-cell office:value-type="float" office:value="1.42923">
                <text:p>1.42923</text:p>
              </table:table-cell>
            </table:table-row>
            <table:table-row>
              <table:table-cell office:value-type="float" office:value="3.34098">
                <text:p>3.34098</text:p>
              </table:table-cell>
              <table:table-cell office:value-type="float" office:value="0.0410519">
                <text:p>0.0410519</text:p>
              </table:table-cell>
            </table:table-row>
            <table:table-row>
              <table:table-cell office:value-type="float" office:value="3.34305">
                <text:p>3.34305</text:p>
              </table:table-cell>
              <table:table-cell office:value-type="float" office:value="0.73379">
                <text:p>0.73379</text:p>
              </table:table-cell>
            </table:table-row>
            <table:table-row>
              <table:table-cell office:value-type="float" office:value="3.34512">
                <text:p>3.34512</text:p>
              </table:table-cell>
              <table:table-cell office:value-type="float" office:value="0.732889">
                <text:p>0.732889</text:p>
              </table:table-cell>
            </table:table-row>
            <table:table-row>
              <table:table-cell office:value-type="float" office:value="3.34719">
                <text:p>3.34719</text:p>
              </table:table-cell>
              <table:table-cell office:value-type="float" office:value="0.731986">
                <text:p>0.731986</text:p>
              </table:table-cell>
            </table:table-row>
            <table:table-row>
              <table:table-cell office:value-type="float" office:value="3.34926">
                <text:p>3.34926</text:p>
              </table:table-cell>
              <table:table-cell office:value-type="float" office:value="1.42482">
                <text:p>1.42482</text:p>
              </table:table-cell>
            </table:table-row>
            <table:table-row>
              <table:table-cell office:value-type="float" office:value="3.35133">
                <text:p>3.35133</text:p>
              </table:table-cell>
              <table:table-cell office:value-type="float" office:value="0.0366365">
                <text:p>0.0366365</text:p>
              </table:table-cell>
            </table:table-row>
            <table:table-row>
              <table:table-cell office:value-type="float" office:value="3.3534">
                <text:p>3.3534</text:p>
              </table:table-cell>
              <table:table-cell office:value-type="float" office:value="0.729366">
                <text:p>0.729366</text:p>
              </table:table-cell>
            </table:table-row>
            <table:table-row>
              <table:table-cell office:value-type="float" office:value="3.35547">
                <text:p>3.35547</text:p>
              </table:table-cell>
              <table:table-cell office:value-type="float" office:value="6.97211">
                <text:p>6.97211</text:p>
              </table:table-cell>
            </table:table-row>
            <table:table-row>
              <table:table-cell office:value-type="float" office:value="3.35754">
                <text:p>3.35754</text:p>
              </table:table-cell>
              <table:table-cell office:value-type="float" office:value="-11.7579">
                <text:p>-11.7579</text:p>
              </table:table-cell>
            </table:table-row>
            <table:table-row>
              <table:table-cell office:value-type="float" office:value="3.35961">
                <text:p>3.35961</text:p>
              </table:table-cell>
              <table:table-cell office:value-type="float" office:value="1.41945">
                <text:p>1.41945</text:p>
              </table:table-cell>
            </table:table-row>
            <table:table-row>
              <table:table-cell office:value-type="float" office:value="3.36168">
                <text:p>3.36168</text:p>
              </table:table-cell>
              <table:table-cell office:value-type="float" office:value="6.274">
                <text:p>6.274</text:p>
              </table:table-cell>
            </table:table-row>
            <table:table-row>
              <table:table-cell office:value-type="float" office:value="3.36375">
                <text:p>3.36375</text:p>
              </table:table-cell>
              <table:table-cell office:value-type="float" office:value="6.96764">
                <text:p>6.96764</text:p>
              </table:table-cell>
            </table:table-row>
            <table:table-row>
              <table:table-cell office:value-type="float" office:value="3.36582">
                <text:p>3.36582</text:p>
              </table:table-cell>
              <table:table-cell office:value-type="float" office:value="-5.51876">
                <text:p>-5.51876</text:p>
              </table:table-cell>
            </table:table-row>
            <table:table-row>
              <table:table-cell office:value-type="float" office:value="3.36789">
                <text:p>3.36789</text:p>
              </table:table-cell>
              <table:table-cell office:value-type="float" office:value="1.4168">
                <text:p>1.4168</text:p>
              </table:table-cell>
            </table:table-row>
            <table:table-row>
              <table:table-cell office:value-type="float" office:value="3.36996">
                <text:p>3.36996</text:p>
              </table:table-cell>
              <table:table-cell office:value-type="float" office:value="0.028601">
                <text:p>0.028601</text:p>
              </table:table-cell>
            </table:table-row>
            <table:table-row>
              <table:table-cell office:value-type="float" office:value="3.37203">
                <text:p>3.37203</text:p>
              </table:table-cell>
              <table:table-cell office:value-type="float" office:value="-5.52235">
                <text:p>-5.52235</text:p>
              </table:table-cell>
            </table:table-row>
            <table:table-row>
              <table:table-cell office:value-type="float" office:value="3.3741">
                <text:p>3.3741</text:p>
              </table:table-cell>
              <table:table-cell office:value-type="float" office:value="13.2059">
                <text:p>13.2059</text:p>
              </table:table-cell>
            </table:table-row>
            <table:table-row>
              <table:table-cell office:value-type="float" office:value="3.37617">
                <text:p>3.37617</text:p>
              </table:table-cell>
              <table:table-cell office:value-type="float" office:value="-11.0732">
                <text:p>-11.0732</text:p>
              </table:table-cell>
            </table:table-row>
            <table:table-row>
              <table:table-cell office:value-type="float" office:value="3.37824">
                <text:p>3.37824</text:p>
              </table:table-cell>
              <table:table-cell office:value-type="float" office:value="6.26681">
                <text:p>6.26681</text:p>
              </table:table-cell>
            </table:table-row>
            <table:table-row>
              <table:table-cell office:value-type="float" office:value="3.38031">
                <text:p>3.38031</text:p>
              </table:table-cell>
              <table:table-cell office:value-type="float" office:value="0.716771">
                <text:p>0.716771</text:p>
              </table:table-cell>
            </table:table-row>
            <table:table-row>
              <table:table-cell office:value-type="float" office:value="3.38238">
                <text:p>3.38238</text:p>
              </table:table-cell>
              <table:table-cell office:value-type="float" office:value="0.715837">
                <text:p>0.715837</text:p>
              </table:table-cell>
            </table:table-row>
            <table:table-row>
              <table:table-cell office:value-type="float" office:value="3.38445">
                <text:p>3.38445</text:p>
              </table:table-cell>
              <table:table-cell office:value-type="float" office:value="0.7149">
                <text:p>0.7149</text:p>
              </table:table-cell>
            </table:table-row>
            <table:table-row>
              <table:table-cell office:value-type="float" office:value="3.38652">
                <text:p>3.38652</text:p>
              </table:table-cell>
              <table:table-cell office:value-type="float" office:value="1.4077">
                <text:p>1.4077</text:p>
              </table:table-cell>
            </table:table-row>
            <table:table-row>
              <table:table-cell office:value-type="float" office:value="3.38859">
                <text:p>3.38859</text:p>
              </table:table-cell>
              <table:table-cell office:value-type="float" office:value="0.0194884">
                <text:p>0.0194884</text:p>
              </table:table-cell>
            </table:table-row>
            <table:table-row>
              <table:table-cell office:value-type="float" office:value="3.39066">
                <text:p>3.39066</text:p>
              </table:table-cell>
              <table:table-cell office:value-type="float" office:value="0.712185">
                <text:p>0.712185</text:p>
              </table:table-cell>
            </table:table-row>
            <table:table-row>
              <table:table-cell office:value-type="float" office:value="3.39273">
                <text:p>3.39273</text:p>
              </table:table-cell>
              <table:table-cell office:value-type="float" office:value="0.711242">
                <text:p>0.711242</text:p>
              </table:table-cell>
            </table:table-row>
            <table:table-row>
              <table:table-cell office:value-type="float" office:value="3.3948">
                <text:p>3.3948</text:p>
              </table:table-cell>
              <table:table-cell office:value-type="float" office:value="0.710297">
                <text:p>0.710297</text:p>
              </table:table-cell>
            </table:table-row>
            <table:table-row>
              <table:table-cell office:value-type="float" office:value="3.39687">
                <text:p>3.39687</text:p>
              </table:table-cell>
              <table:table-cell office:value-type="float" office:value="1.40309">
                <text:p>1.40309</text:p>
              </table:table-cell>
            </table:table-row>
            <table:table-row>
              <table:table-cell office:value-type="float" office:value="3.39894">
                <text:p>3.39894</text:p>
              </table:table-cell>
              <table:table-cell office:value-type="float" office:value="0.0148689">
                <text:p>0.0148689</text:p>
              </table:table-cell>
            </table:table-row>
            <table:table-row>
              <table:table-cell office:value-type="float" office:value="3.40101">
                <text:p>3.40101</text:p>
              </table:table-cell>
              <table:table-cell office:value-type="float" office:value="0.707557">
                <text:p>0.707557</text:p>
              </table:table-cell>
            </table:table-row>
            <table:table-row>
              <table:table-cell office:value-type="float" office:value="3.40308">
                <text:p>3.40308</text:p>
              </table:table-cell>
              <table:table-cell office:value-type="float" office:value="0.706605">
                <text:p>0.706605</text:p>
              </table:table-cell>
            </table:table-row>
            <table:table-row>
              <table:table-cell office:value-type="float" office:value="3.40515">
                <text:p>3.40515</text:p>
              </table:table-cell>
              <table:table-cell office:value-type="float" office:value="0.705652">
                <text:p>0.705652</text:p>
              </table:table-cell>
            </table:table-row>
            <table:table-row>
              <table:table-cell office:value-type="float" office:value="3.40722">
                <text:p>3.40722</text:p>
              </table:table-cell>
              <table:table-cell office:value-type="float" office:value="1.39844">
                <text:p>1.39844</text:p>
              </table:table-cell>
            </table:table-row>
            <table:table-row>
              <table:table-cell office:value-type="float" office:value="3.40929">
                <text:p>3.40929</text:p>
              </table:table-cell>
              <table:table-cell office:value-type="float" office:value="0.0102076">
                <text:p>0.0102076</text:p>
              </table:table-cell>
            </table:table-row>
            <table:table-row>
              <table:table-cell office:value-type="float" office:value="3.41136">
                <text:p>3.41136</text:p>
              </table:table-cell>
              <table:table-cell office:value-type="float" office:value="0.702887">
                <text:p>0.702887</text:p>
              </table:table-cell>
            </table:table-row>
            <table:table-row>
              <table:table-cell office:value-type="float" office:value="3.41343">
                <text:p>3.41343</text:p>
              </table:table-cell>
              <table:table-cell office:value-type="float" office:value="-4.84803">
                <text:p>-4.84803</text:p>
              </table:table-cell>
            </table:table-row>
            <table:table-row>
              <table:table-cell office:value-type="float" office:value="3.4155">
                <text:p>3.4155</text:p>
              </table:table-cell>
              <table:table-cell office:value-type="float" office:value="12.4929">
                <text:p>12.4929</text:p>
              </table:table-cell>
            </table:table-row>
            <table:table-row>
              <table:table-cell office:value-type="float" office:value="3.41757">
                <text:p>3.41757</text:p>
              </table:table-cell>
              <table:table-cell office:value-type="float" office:value="-11.7863">
                <text:p>-11.7863</text:p>
              </table:table-cell>
            </table:table-row>
            <table:table-row>
              <table:table-cell office:value-type="float" office:value="3.41964">
                <text:p>3.41964</text:p>
              </table:table-cell>
              <table:table-cell office:value-type="float" office:value="13.1846">
                <text:p>13.1846</text:p>
              </table:table-cell>
            </table:table-row>
            <table:table-row>
              <table:table-cell office:value-type="float" office:value="3.42171">
                <text:p>3.42171</text:p>
              </table:table-cell>
              <table:table-cell office:value-type="float" office:value="-5.54457">
                <text:p>-5.54457</text:p>
              </table:table-cell>
            </table:table-row>
            <table:table-row>
              <table:table-cell office:value-type="float" office:value="3.42378">
                <text:p>3.42378</text:p>
              </table:table-cell>
              <table:table-cell office:value-type="float" office:value="0.697207">
                <text:p>0.697207</text:p>
              </table:table-cell>
            </table:table-row>
            <table:table-row>
              <table:table-cell office:value-type="float" office:value="3.42585">
                <text:p>3.42585</text:p>
              </table:table-cell>
              <table:table-cell office:value-type="float" office:value="1.38998">
                <text:p>1.38998</text:p>
              </table:table-cell>
            </table:table-row>
            <table:table-row>
              <table:table-cell office:value-type="float" office:value="3.42792">
                <text:p>3.42792</text:p>
              </table:table-cell>
              <table:table-cell office:value-type="float" office:value="0.00173449">
                <text:p>0.00173449</text:p>
              </table:table-cell>
            </table:table-row>
            <table:table-row>
              <table:table-cell office:value-type="float" office:value="3.42999">
                <text:p>3.42999</text:p>
              </table:table-cell>
              <table:table-cell office:value-type="float" office:value="0.694399">
                <text:p>0.694399</text:p>
              </table:table-cell>
            </table:table-row>
            <table:table-row>
              <table:table-cell office:value-type="float" office:value="3.43206">
                <text:p>3.43206</text:p>
              </table:table-cell>
              <table:table-cell office:value-type="float" office:value="0.693424">
                <text:p>0.693424</text:p>
              </table:table-cell>
            </table:table-row>
            <table:table-row>
              <table:table-cell office:value-type="float" office:value="3.43413">
                <text:p>3.43413</text:p>
              </table:table-cell>
              <table:table-cell office:value-type="float" office:value="0.692446">
                <text:p>0.692446</text:p>
              </table:table-cell>
            </table:table-row>
            <table:table-row>
              <table:table-cell office:value-type="float" office:value="3.4362">
                <text:p>3.4362</text:p>
              </table:table-cell>
              <table:table-cell office:value-type="float" office:value="1.38521">
                <text:p>1.38521</text:p>
              </table:table-cell>
            </table:table-row>
            <table:table-row>
              <table:table-cell office:value-type="float" office:value="3.43827">
                <text:p>3.43827</text:p>
              </table:table-cell>
              <table:table-cell office:value-type="float" office:value="-0.00304213">
                <text:p>-0.00304213</text:p>
              </table:table-cell>
            </table:table-row>
            <table:table-row>
              <table:table-cell office:value-type="float" office:value="3.44034">
                <text:p>3.44034</text:p>
              </table:table-cell>
              <table:table-cell office:value-type="float" office:value="0.689614">
                <text:p>0.689614</text:p>
              </table:table-cell>
            </table:table-row>
            <table:table-row>
              <table:table-cell office:value-type="float" office:value="3.44241">
                <text:p>3.44241</text:p>
              </table:table-cell>
              <table:table-cell office:value-type="float" office:value="0.68863">
                <text:p>0.68863</text:p>
              </table:table-cell>
            </table:table-row>
            <table:table-row>
              <table:table-cell office:value-type="float" office:value="3.44448">
                <text:p>3.44448</text:p>
              </table:table-cell>
              <table:table-cell office:value-type="float" office:value="-4.86234">
                <text:p>-4.86234</text:p>
              </table:table-cell>
            </table:table-row>
            <table:table-row>
              <table:table-cell office:value-type="float" office:value="3.44655">
                <text:p>3.44655</text:p>
              </table:table-cell>
              <table:table-cell office:value-type="float" office:value="6.23488">
                <text:p>6.23488</text:p>
              </table:table-cell>
            </table:table-row>
            <table:table-row>
              <table:table-cell office:value-type="float" office:value="3.44862">
                <text:p>3.44862</text:p>
              </table:table-cell>
              <table:table-cell office:value-type="float" office:value="0.684788">
                <text:p>0.684788</text:p>
              </table:table-cell>
            </table:table-row>
            <table:table-row>
              <table:table-cell office:value-type="float" office:value="3.45069">
                <text:p>3.45069</text:p>
              </table:table-cell>
              <table:table-cell office:value-type="float" office:value="0.683796">
                <text:p>0.683796</text:p>
              </table:table-cell>
            </table:table-row>
            <table:table-row>
              <table:table-cell office:value-type="float" office:value="3.45276">
                <text:p>3.45276</text:p>
              </table:table-cell>
              <table:table-cell office:value-type="float" office:value="0.682803">
                <text:p>0.682803</text:p>
              </table:table-cell>
            </table:table-row>
            <table:table-row>
              <table:table-cell office:value-type="float" office:value="3.45483">
                <text:p>3.45483</text:p>
              </table:table-cell>
              <table:table-cell office:value-type="float" office:value="1.37556">
                <text:p>1.37556</text:p>
              </table:table-cell>
            </table:table-row>
            <table:table-row>
              <table:table-cell office:value-type="float" office:value="3.4569">
                <text:p>3.4569</text:p>
              </table:table-cell>
              <table:table-cell office:value-type="float" office:value="-0.0127173">
                <text:p>-0.0127173</text:p>
              </table:table-cell>
            </table:table-row>
            <table:table-row>
              <table:table-cell office:value-type="float" office:value="3.45897">
                <text:p>3.45897</text:p>
              </table:table-cell>
              <table:table-cell office:value-type="float" office:value="-5.56382">
                <text:p>-5.56382</text:p>
              </table:table-cell>
            </table:table-row>
            <table:table-row>
              <table:table-cell office:value-type="float" office:value="3.46104">
                <text:p>3.46104</text:p>
              </table:table-cell>
              <table:table-cell office:value-type="float" office:value="1.37067">
                <text:p>1.37067</text:p>
              </table:table-cell>
            </table:table-row>
            <table:table-row>
              <table:table-cell office:value-type="float" office:value="3.46311">
                <text:p>3.46311</text:p>
              </table:table-cell>
              <table:table-cell office:value-type="float" office:value="6.22513">
                <text:p>6.22513</text:p>
              </table:table-cell>
            </table:table-row>
            <table:table-row>
              <table:table-cell office:value-type="float" office:value="3.46518">
                <text:p>3.46518</text:p>
              </table:table-cell>
              <table:table-cell office:value-type="float" office:value="0.675016">
                <text:p>0.675016</text:p>
              </table:table-cell>
            </table:table-row>
            <table:table-row>
              <table:table-cell office:value-type="float" office:value="3.46725">
                <text:p>3.46725</text:p>
              </table:table-cell>
              <table:table-cell office:value-type="float" office:value="-4.876">
                <text:p>-4.876</text:p>
              </table:table-cell>
            </table:table-row>
            <table:table-row>
              <table:table-cell office:value-type="float" office:value="3.46932">
                <text:p>3.46932</text:p>
              </table:table-cell>
              <table:table-cell office:value-type="float" office:value="6.2212">
                <text:p>6.2212</text:p>
              </table:table-cell>
            </table:table-row>
            <table:table-row>
              <table:table-cell office:value-type="float" office:value="3.47139">
                <text:p>3.47139</text:p>
              </table:table-cell>
              <table:table-cell office:value-type="float" office:value="6.91484">
                <text:p>6.91484</text:p>
              </table:table-cell>
            </table:table-row>
            <table:table-row>
              <table:table-cell office:value-type="float" office:value="3.47346">
                <text:p>3.47346</text:p>
              </table:table-cell>
              <table:table-cell office:value-type="float" office:value="-5.57166">
                <text:p>-5.57166</text:p>
              </table:table-cell>
            </table:table-row>
            <table:table-row>
              <table:table-cell office:value-type="float" office:value="3.47553">
                <text:p>3.47553</text:p>
              </table:table-cell>
              <table:table-cell office:value-type="float" office:value="0.67007">
                <text:p>0.67007</text:p>
              </table:table-cell>
            </table:table-row>
            <table:table-row>
              <table:table-cell office:value-type="float" office:value="3.4776">
                <text:p>3.4776</text:p>
              </table:table-cell>
              <table:table-cell office:value-type="float" office:value="0.669054">
                <text:p>0.669054</text:p>
              </table:table-cell>
            </table:table-row>
            <table:table-row>
              <table:table-cell office:value-type="float" office:value="3.47967">
                <text:p>3.47967</text:p>
              </table:table-cell>
              <table:table-cell office:value-type="float" office:value="1.36179">
                <text:p>1.36179</text:p>
              </table:table-cell>
            </table:table-row>
            <table:table-row>
              <table:table-cell office:value-type="float" office:value="3.48174">
                <text:p>3.48174</text:p>
              </table:table-cell>
              <table:table-cell office:value-type="float" office:value="-0.0265091">
                <text:p>-0.0265091</text:p>
              </table:table-cell>
            </table:table-row>
            <table:table-row>
              <table:table-cell office:value-type="float" office:value="3.48381">
                <text:p>3.48381</text:p>
              </table:table-cell>
              <table:table-cell office:value-type="float" office:value="-5.57766">
                <text:p>-5.57766</text:p>
              </table:table-cell>
            </table:table-row>
            <table:table-row>
              <table:table-cell office:value-type="float" office:value="3.48588">
                <text:p>3.48588</text:p>
              </table:table-cell>
              <table:table-cell office:value-type="float" office:value="13.1506">
                <text:p>13.1506</text:p>
              </table:table-cell>
            </table:table-row>
            <table:table-row>
              <table:table-cell office:value-type="float" office:value="3.48795">
                <text:p>3.48795</text:p>
              </table:table-cell>
              <table:table-cell office:value-type="float" office:value="-5.57868">
                <text:p>-5.57868</text:p>
              </table:table-cell>
            </table:table-row>
            <table:table-row>
              <table:table-cell office:value-type="float" office:value="3.49002">
                <text:p>3.49002</text:p>
              </table:table-cell>
              <table:table-cell office:value-type="float" office:value="1.35679">
                <text:p>1.35679</text:p>
              </table:table-cell>
            </table:table-row>
            <table:table-row>
              <table:table-cell office:value-type="float" office:value="3.49209">
                <text:p>3.49209</text:p>
              </table:table-cell>
              <table:table-cell office:value-type="float" office:value="-0.0315178">
                <text:p>-0.0315178</text:p>
              </table:table-cell>
            </table:table-row>
            <table:table-row>
              <table:table-cell office:value-type="float" office:value="3.49416">
                <text:p>3.49416</text:p>
              </table:table-cell>
              <table:table-cell office:value-type="float" office:value="0.661091">
                <text:p>0.661091</text:p>
              </table:table-cell>
            </table:table-row>
            <table:table-row>
              <table:table-cell office:value-type="float" office:value="3.49623">
                <text:p>3.49623</text:p>
              </table:table-cell>
              <table:table-cell office:value-type="float" office:value="-5.58372">
                <text:p>-5.58372</text:p>
              </table:table-cell>
            </table:table-row>
            <table:table-row>
              <table:table-cell office:value-type="float" office:value="3.4983">
                <text:p>3.4983</text:p>
              </table:table-cell>
              <table:table-cell office:value-type="float" office:value="7.59449">
                <text:p>7.59449</text:p>
              </table:table-cell>
            </table:table-row>
            <table:table-row>
              <table:table-cell office:value-type="float" office:value="3.50037">
                <text:p>3.50037</text:p>
              </table:table-cell>
              <table:table-cell office:value-type="float" office:value="-0.0365655">
                <text:p>-0.0365655</text:p>
              </table:table-cell>
            </table:table-row>
            <table:table-row>
              <table:table-cell office:value-type="float" office:value="3.50244">
                <text:p>3.50244</text:p>
              </table:table-cell>
              <table:table-cell office:value-type="float" office:value="0.656035">
                <text:p>0.656035</text:p>
              </table:table-cell>
            </table:table-row>
            <table:table-row>
              <table:table-cell office:value-type="float" office:value="3.50451">
                <text:p>3.50451</text:p>
              </table:table-cell>
              <table:table-cell office:value-type="float" office:value="0.654997">
                <text:p>0.654997</text:p>
              </table:table-cell>
            </table:table-row>
            <table:table-row>
              <table:table-cell office:value-type="float" office:value="3.50658">
                <text:p>3.50658</text:p>
              </table:table-cell>
              <table:table-cell office:value-type="float" office:value="1.34771">
                <text:p>1.34771</text:p>
              </table:table-cell>
            </table:table-row>
            <table:table-row>
              <table:table-cell office:value-type="float" office:value="3.50865">
                <text:p>3.50865</text:p>
              </table:table-cell>
              <table:table-cell office:value-type="float" office:value="-0.0406084">
                <text:p>-0.0406084</text:p>
              </table:table-cell>
            </table:table-row>
            <table:table-row>
              <table:table-cell office:value-type="float" office:value="3.51072">
                <text:p>3.51072</text:p>
              </table:table-cell>
              <table:table-cell office:value-type="float" office:value="0.651986">
                <text:p>0.651986</text:p>
              </table:table-cell>
            </table:table-row>
            <table:table-row>
              <table:table-cell office:value-type="float" office:value="3.51279">
                <text:p>3.51279</text:p>
              </table:table-cell>
              <table:table-cell office:value-type="float" office:value="0.650941">
                <text:p>0.650941</text:p>
              </table:table-cell>
            </table:table-row>
            <table:table-row>
              <table:table-cell office:value-type="float" office:value="3.51486">
                <text:p>3.51486</text:p>
              </table:table-cell>
              <table:table-cell office:value-type="float" office:value="-4.90014">
                <text:p>-4.90014</text:p>
              </table:table-cell>
            </table:table-row>
            <table:table-row>
              <table:table-cell office:value-type="float" office:value="3.51693">
                <text:p>3.51693</text:p>
              </table:table-cell>
              <table:table-cell office:value-type="float" office:value="12.4408">
                <text:p>12.4408</text:p>
              </table:table-cell>
            </table:table-row>
            <table:table-row>
              <table:table-cell office:value-type="float" office:value="3.519">
                <text:p>3.519</text:p>
              </table:table-cell>
              <table:table-cell office:value-type="float" office:value="-5.59483">
                <text:p>-5.59483</text:p>
              </table:table-cell>
            </table:table-row>
            <table:table-row>
              <table:table-cell office:value-type="float" office:value="3.52107">
                <text:p>3.52107</text:p>
              </table:table-cell>
              <table:table-cell office:value-type="float" office:value="-5.59694">
                <text:p>-5.59694</text:p>
              </table:table-cell>
            </table:table-row>
            <table:table-row>
              <table:table-cell office:value-type="float" office:value="3.52314">
                <text:p>3.52314</text:p>
              </table:table-cell>
              <table:table-cell office:value-type="float" office:value="6.8875">
                <text:p>6.8875</text:p>
              </table:table-cell>
            </table:table-row>
            <table:table-row>
              <table:table-cell office:value-type="float" office:value="3.52521">
                <text:p>3.52521</text:p>
              </table:table-cell>
              <table:table-cell office:value-type="float" office:value="1.33745">
                <text:p>1.33745</text:p>
              </table:table-cell>
            </table:table-row>
            <table:table-row>
              <table:table-cell office:value-type="float" office:value="3.52728">
                <text:p>3.52728</text:p>
              </table:table-cell>
              <table:table-cell office:value-type="float" office:value="-0.0508808">
                <text:p>-0.0508808</text:p>
              </table:table-cell>
            </table:table-row>
            <table:table-row>
              <table:table-cell office:value-type="float" office:value="3.52935">
                <text:p>3.52935</text:p>
              </table:table-cell>
              <table:table-cell office:value-type="float" office:value="6.8855">
                <text:p>6.8855</text:p>
              </table:table-cell>
            </table:table-row>
            <table:table-row>
              <table:table-cell office:value-type="float" office:value="3.53142">
                <text:p>3.53142</text:p>
              </table:table-cell>
              <table:table-cell office:value-type="float" office:value="-11.8449">
                <text:p>-11.8449</text:p>
              </table:table-cell>
            </table:table-row>
            <table:table-row>
              <table:table-cell office:value-type="float" office:value="3.53349">
                <text:p>3.53349</text:p>
              </table:table-cell>
              <table:table-cell office:value-type="float" office:value="13.1261">
                <text:p>13.1261</text:p>
              </table:table-cell>
            </table:table-row>
            <table:table-row>
              <table:table-cell office:value-type="float" office:value="3.53556">
                <text:p>3.53556</text:p>
              </table:table-cell>
              <table:table-cell office:value-type="float" office:value="-11.1532">
                <text:p>-11.1532</text:p>
              </table:table-cell>
            </table:table-row>
            <table:table-row>
              <table:table-cell office:value-type="float" office:value="3.53763">
                <text:p>3.53763</text:p>
              </table:table-cell>
              <table:table-cell office:value-type="float" office:value="-0.0571408">
                <text:p>-0.0571408</text:p>
              </table:table-cell>
            </table:table-row>
            <table:table-row>
              <table:table-cell office:value-type="float" office:value="3.5397">
                <text:p>3.5397</text:p>
              </table:table-cell>
              <table:table-cell office:value-type="float" office:value="13.122">
                <text:p>13.122</text:p>
              </table:table-cell>
            </table:table-row>
            <table:table-row>
              <table:table-cell office:value-type="float" office:value="3.54177">
                <text:p>3.54177</text:p>
              </table:table-cell>
              <table:table-cell office:value-type="float" office:value="-5.60731">
                <text:p>-5.60731</text:p>
              </table:table-cell>
            </table:table-row>
            <table:table-row>
              <table:table-cell office:value-type="float" office:value="3.54384">
                <text:p>3.54384</text:p>
              </table:table-cell>
              <table:table-cell office:value-type="float" office:value="1.32812">
                <text:p>1.32812</text:p>
              </table:table-cell>
            </table:table-row>
            <table:table-row>
              <table:table-cell office:value-type="float" office:value="3.54591">
                <text:p>3.54591</text:p>
              </table:table-cell>
              <table:table-cell office:value-type="float" office:value="-0.0602318">
                <text:p>-0.0602318</text:p>
              </table:table-cell>
            </table:table-row>
            <table:table-row>
              <table:table-cell office:value-type="float" office:value="3.54798">
                <text:p>3.54798</text:p>
              </table:table-cell>
              <table:table-cell office:value-type="float" office:value="0.632333">
                <text:p>0.632333</text:p>
              </table:table-cell>
            </table:table-row>
            <table:table-row>
              <table:table-cell office:value-type="float" office:value="3.55005">
                <text:p>3.55005</text:p>
              </table:table-cell>
              <table:table-cell office:value-type="float" office:value="0.631259">
                <text:p>0.631259</text:p>
              </table:table-cell>
            </table:table-row>
            <table:table-row>
              <table:table-cell office:value-type="float" office:value="3.55212">
                <text:p>3.55212</text:p>
              </table:table-cell>
              <table:table-cell office:value-type="float" office:value="0.630183">
                <text:p>0.630183</text:p>
              </table:table-cell>
            </table:table-row>
            <table:table-row>
              <table:table-cell office:value-type="float" office:value="3.55419">
                <text:p>3.55419</text:p>
              </table:table-cell>
              <table:table-cell office:value-type="float" office:value="1.32286">
                <text:p>1.32286</text:p>
              </table:table-cell>
            </table:table-row>
            <table:table-row>
              <table:table-cell office:value-type="float" office:value="3.55626">
                <text:p>3.55626</text:p>
              </table:table-cell>
              <table:table-cell office:value-type="float" office:value="-0.0654922">
                <text:p>-0.0654922</text:p>
              </table:table-cell>
            </table:table-row>
            <table:table-row>
              <table:table-cell office:value-type="float" office:value="3.55833">
                <text:p>3.55833</text:p>
              </table:table-cell>
              <table:table-cell office:value-type="float" office:value="0.627065">
                <text:p>0.627065</text:p>
              </table:table-cell>
            </table:table-row>
            <table:table-row>
              <table:table-cell office:value-type="float" office:value="3.5604">
                <text:p>3.5604</text:p>
              </table:table-cell>
              <table:table-cell office:value-type="float" office:value="0.625983">
                <text:p>0.625983</text:p>
              </table:table-cell>
            </table:table-row>
            <table:table-row>
              <table:table-cell office:value-type="float" office:value="3.56247">
                <text:p>3.56247</text:p>
              </table:table-cell>
              <table:table-cell office:value-type="float" office:value="0.6249">
                <text:p>0.6249</text:p>
              </table:table-cell>
            </table:table-row>
            <table:table-row>
              <table:table-cell office:value-type="float" office:value="3.56454">
                <text:p>3.56454</text:p>
              </table:table-cell>
              <table:table-cell office:value-type="float" office:value="1.31757">
                <text:p>1.31757</text:p>
              </table:table-cell>
            </table:table-row>
            <table:table-row>
              <table:table-cell office:value-type="float" office:value="3.56661">
                <text:p>3.56661</text:p>
              </table:table-cell>
              <table:table-cell office:value-type="float" office:value="-0.0707898">
                <text:p>-0.0707898</text:p>
              </table:table-cell>
            </table:table-row>
            <table:table-row>
              <table:table-cell office:value-type="float" office:value="3.56868">
                <text:p>3.56868</text:p>
              </table:table-cell>
              <table:table-cell office:value-type="float" office:value="0.62176">
                <text:p>0.62176</text:p>
              </table:table-cell>
            </table:table-row>
            <table:table-row>
              <table:table-cell office:value-type="float" office:value="3.57075">
                <text:p>3.57075</text:p>
              </table:table-cell>
              <table:table-cell office:value-type="float" office:value="0.620671">
                <text:p>0.620671</text:p>
              </table:table-cell>
            </table:table-row>
            <table:table-row>
              <table:table-cell office:value-type="float" office:value="3.57282">
                <text:p>3.57282</text:p>
              </table:table-cell>
              <table:table-cell office:value-type="float" office:value="0.619579">
                <text:p>0.619579</text:p>
              </table:table-cell>
            </table:table-row>
            <table:table-row>
              <table:table-cell office:value-type="float" office:value="3.57489">
                <text:p>3.57489</text:p>
              </table:table-cell>
              <table:table-cell office:value-type="float" office:value="6.86232">
                <text:p>6.86232</text:p>
              </table:table-cell>
            </table:table-row>
            <table:table-row>
              <table:table-cell office:value-type="float" office:value="3.57696">
                <text:p>3.57696</text:p>
              </table:table-cell>
              <table:table-cell office:value-type="float" office:value="-4.9305">
                <text:p>-4.9305</text:p>
              </table:table-cell>
            </table:table-row>
            <table:table-row>
              <table:table-cell office:value-type="float" office:value="3.57903">
                <text:p>3.57903</text:p>
              </table:table-cell>
              <table:table-cell office:value-type="float" office:value="-0.076124">
                <text:p>-0.076124</text:p>
              </table:table-cell>
            </table:table-row>
            <table:table-row>
              <table:table-cell office:value-type="float" office:value="3.5811">
                <text:p>3.5811</text:p>
              </table:table-cell>
              <table:table-cell office:value-type="float" office:value="-5.62742">
                <text:p>-5.62742</text:p>
              </table:table-cell>
            </table:table-row>
            <table:table-row>
              <table:table-cell office:value-type="float" office:value="3.58317">
                <text:p>3.58317</text:p>
              </table:table-cell>
              <table:table-cell office:value-type="float" office:value="13.1008">
                <text:p>13.1008</text:p>
              </table:table-cell>
            </table:table-row>
            <table:table-row>
              <table:table-cell office:value-type="float" office:value="3.58524">
                <text:p>3.58524</text:p>
              </table:table-cell>
              <table:table-cell office:value-type="float" office:value="-5.62852">
                <text:p>-5.62852</text:p>
              </table:table-cell>
            </table:table-row>
            <table:table-row>
              <table:table-cell office:value-type="float" office:value="3.58731">
                <text:p>3.58731</text:p>
              </table:table-cell>
              <table:table-cell office:value-type="float" office:value="1.30688">
                <text:p>1.30688</text:p>
              </table:table-cell>
            </table:table-row>
            <table:table-row>
              <table:table-cell office:value-type="float" office:value="3.58938">
                <text:p>3.58938</text:p>
              </table:table-cell>
              <table:table-cell office:value-type="float" office:value="-0.0814947">
                <text:p>-0.0814947</text:p>
              </table:table-cell>
            </table:table-row>
            <table:table-row>
              <table:table-cell office:value-type="float" office:value="3.59145">
                <text:p>3.59145</text:p>
              </table:table-cell>
              <table:table-cell office:value-type="float" office:value="0.611041">
                <text:p>0.611041</text:p>
              </table:table-cell>
            </table:table-row>
            <table:table-row>
              <table:table-cell office:value-type="float" office:value="3.59352">
                <text:p>3.59352</text:p>
              </table:table-cell>
              <table:table-cell office:value-type="float" office:value="0.609936">
                <text:p>0.609936</text:p>
              </table:table-cell>
            </table:table-row>
            <table:table-row>
              <table:table-cell office:value-type="float" office:value="3.59559">
                <text:p>3.59559</text:p>
              </table:table-cell>
              <table:table-cell office:value-type="float" office:value="1.30259">
                <text:p>1.30259</text:p>
              </table:table-cell>
            </table:table-row>
            <table:table-row>
              <table:table-cell office:value-type="float" office:value="3.59766">
                <text:p>3.59766</text:p>
              </table:table-cell>
              <table:table-cell office:value-type="float" office:value="-0.0857926">
                <text:p>-0.0857926</text:p>
              </table:table-cell>
            </table:table-row>
            <table:table-row>
              <table:table-cell office:value-type="float" office:value="3.59973">
                <text:p>3.59973</text:p>
              </table:table-cell>
              <table:table-cell office:value-type="float" office:value="0.606737">
                <text:p>0.606737</text:p>
              </table:table-cell>
            </table:table-row>
            <table:table-row>
              <table:table-cell office:value-type="float" office:value="3.6018">
                <text:p>3.6018</text:p>
              </table:table-cell>
              <table:table-cell office:value-type="float" office:value="-5.63823">
                <text:p>-5.63823</text:p>
              </table:table-cell>
            </table:table-row>
            <table:table-row>
              <table:table-cell office:value-type="float" office:value="3.60387">
                <text:p>3.60387</text:p>
              </table:table-cell>
              <table:table-cell office:value-type="float" office:value="7.53991">
                <text:p>7.53991</text:p>
              </table:table-cell>
            </table:table-row>
            <table:table-row>
              <table:table-cell office:value-type="float" office:value="3.60594">
                <text:p>3.60594</text:p>
              </table:table-cell>
              <table:table-cell office:value-type="float" office:value="-0.0912278">
                <text:p>-0.0912278</text:p>
              </table:table-cell>
            </table:table-row>
            <table:table-row>
              <table:table-cell office:value-type="float" office:value="3.60801">
                <text:p>3.60801</text:p>
              </table:table-cell>
              <table:table-cell office:value-type="float" office:value="0.601294">
                <text:p>0.601294</text:p>
              </table:table-cell>
            </table:table-row>
            <table:table-row>
              <table:table-cell office:value-type="float" office:value="3.61008">
                <text:p>3.61008</text:p>
              </table:table-cell>
              <table:table-cell office:value-type="float" office:value="0.600177">
                <text:p>0.600177</text:p>
              </table:table-cell>
            </table:table-row>
            <table:table-row>
              <table:table-cell office:value-type="float" office:value="3.61215">
                <text:p>3.61215</text:p>
              </table:table-cell>
              <table:table-cell office:value-type="float" office:value="0.599057">
                <text:p>0.599057</text:p>
              </table:table-cell>
            </table:table-row>
            <table:table-row>
              <table:table-cell office:value-type="float" office:value="3.61422">
                <text:p>3.61422</text:p>
              </table:table-cell>
              <table:table-cell office:value-type="float" office:value="1.2917">
                <text:p>1.2917</text:p>
              </table:table-cell>
            </table:table-row>
            <table:table-row>
              <table:table-cell office:value-type="float" office:value="3.61629">
                <text:p>3.61629</text:p>
              </table:table-cell>
              <table:table-cell office:value-type="float" office:value="-0.0966986">
                <text:p>-0.0966986</text:p>
              </table:table-cell>
            </table:table-row>
            <table:table-row>
              <table:table-cell office:value-type="float" office:value="3.61836">
                <text:p>3.61836</text:p>
              </table:table-cell>
              <table:table-cell office:value-type="float" office:value="0.595816">
                <text:p>0.595816</text:p>
              </table:table-cell>
            </table:table-row>
            <table:table-row>
              <table:table-cell office:value-type="float" office:value="3.62043">
                <text:p>3.62043</text:p>
              </table:table-cell>
              <table:table-cell office:value-type="float" office:value="0.594691">
                <text:p>0.594691</text:p>
              </table:table-cell>
            </table:table-row>
            <table:table-row>
              <table:table-cell office:value-type="float" office:value="3.6225">
                <text:p>3.6225</text:p>
              </table:table-cell>
              <table:table-cell office:value-type="float" office:value="0.593565">
                <text:p>0.593565</text:p>
              </table:table-cell>
            </table:table-row>
            <table:table-row>
              <table:table-cell office:value-type="float" office:value="3.62457">
                <text:p>3.62457</text:p>
              </table:table-cell>
              <table:table-cell office:value-type="float" office:value="-4.95767">
                <text:p>-4.95767</text:p>
              </table:table-cell>
            </table:table-row>
            <table:table-row>
              <table:table-cell office:value-type="float" office:value="3.62664">
                <text:p>3.62664</text:p>
              </table:table-cell>
              <table:table-cell office:value-type="float" office:value="6.13941">
                <text:p>6.13941</text:p>
              </table:table-cell>
            </table:table-row>
            <table:table-row>
              <table:table-cell office:value-type="float" office:value="3.62871">
                <text:p>3.62871</text:p>
              </table:table-cell>
              <table:table-cell office:value-type="float" office:value="0.589171">
                <text:p>0.589171</text:p>
              </table:table-cell>
            </table:table-row>
            <table:table-row>
              <table:table-cell office:value-type="float" office:value="3.63078">
                <text:p>3.63078</text:p>
              </table:table-cell>
              <table:table-cell office:value-type="float" office:value="0.588038">
                <text:p>0.588038</text:p>
              </table:table-cell>
            </table:table-row>
            <table:table-row>
              <table:table-cell office:value-type="float" office:value="3.63285">
                <text:p>3.63285</text:p>
              </table:table-cell>
              <table:table-cell office:value-type="float" office:value="1.28067">
                <text:p>1.28067</text:p>
              </table:table-cell>
            </table:table-row>
            <table:table-row>
              <table:table-cell office:value-type="float" office:value="3.63492">
                <text:p>3.63492</text:p>
              </table:table-cell>
              <table:table-cell office:value-type="float" office:value="-0.107745">
                <text:p>-0.107745</text:p>
              </table:table-cell>
            </table:table-row>
            <table:table-row>
              <table:table-cell office:value-type="float" office:value="3.63699">
                <text:p>3.63699</text:p>
              </table:table-cell>
              <table:table-cell office:value-type="float" office:value="0.584755">
                <text:p>0.584755</text:p>
              </table:table-cell>
            </table:table-row>
            <table:table-row>
              <table:table-cell office:value-type="float" office:value="3.63906">
                <text:p>3.63906</text:p>
              </table:table-cell>
              <table:table-cell office:value-type="float" office:value="0.583616">
                <text:p>0.583616</text:p>
              </table:table-cell>
            </table:table-row>
            <table:table-row>
              <table:table-cell office:value-type="float" office:value="3.64113">
                <text:p>3.64113</text:p>
              </table:table-cell>
              <table:table-cell office:value-type="float" office:value="-4.96765">
                <text:p>-4.96765</text:p>
              </table:table-cell>
            </table:table-row>
            <table:table-row>
              <table:table-cell office:value-type="float" office:value="3.6432">
                <text:p>3.6432</text:p>
              </table:table-cell>
              <table:table-cell office:value-type="float" office:value="12.3733">
                <text:p>12.3733</text:p>
              </table:table-cell>
            </table:table-row>
            <table:table-row>
              <table:table-cell office:value-type="float" office:value="3.64527">
                <text:p>3.64527</text:p>
              </table:table-cell>
              <table:table-cell office:value-type="float" office:value="-5.66243">
                <text:p>-5.66243</text:p>
              </table:table-cell>
            </table:table-row>
            <table:table-row>
              <table:table-cell office:value-type="float" office:value="3.64734">
                <text:p>3.64734</text:p>
              </table:table-cell>
              <table:table-cell office:value-type="float" office:value="0.579173">
                <text:p>0.579173</text:p>
              </table:table-cell>
            </table:table-row>
            <table:table-row>
              <table:table-cell office:value-type="float" office:value="3.64941">
                <text:p>3.64941</text:p>
              </table:table-cell>
              <table:table-cell office:value-type="float" office:value="0.578027">
                <text:p>0.578027</text:p>
              </table:table-cell>
            </table:table-row>
            <table:table-row>
              <table:table-cell office:value-type="float" office:value="3.65148">
                <text:p>3.65148</text:p>
              </table:table-cell>
              <table:table-cell office:value-type="float" office:value="1.27064">
                <text:p>1.27064</text:p>
              </table:table-cell>
            </table:table-row>
            <table:table-row>
              <table:table-cell office:value-type="float" office:value="3.65355">
                <text:p>3.65355</text:p>
              </table:table-cell>
              <table:table-cell office:value-type="float" office:value="-0.11778">
                <text:p>-0.11778</text:p>
              </table:table-cell>
            </table:table-row>
            <table:table-row>
              <table:table-cell office:value-type="float" office:value="3.65562">
                <text:p>3.65562</text:p>
              </table:table-cell>
              <table:table-cell office:value-type="float" office:value="0.574708">
                <text:p>0.574708</text:p>
              </table:table-cell>
            </table:table-row>
            <table:table-row>
              <table:table-cell office:value-type="float" office:value="3.65769">
                <text:p>3.65769</text:p>
              </table:table-cell>
              <table:table-cell office:value-type="float" office:value="0.573556">
                <text:p>0.573556</text:p>
              </table:table-cell>
            </table:table-row>
            <table:table-row>
              <table:table-cell office:value-type="float" office:value="3.65976">
                <text:p>3.65976</text:p>
              </table:table-cell>
              <table:table-cell office:value-type="float" office:value="0.572403">
                <text:p>0.572403</text:p>
              </table:table-cell>
            </table:table-row>
            <table:table-row>
              <table:table-cell office:value-type="float" office:value="3.66183">
                <text:p>3.66183</text:p>
              </table:table-cell>
              <table:table-cell office:value-type="float" office:value="1.26502">
                <text:p>1.26502</text:p>
              </table:table-cell>
            </table:table-row>
            <table:table-row>
              <table:table-cell office:value-type="float" office:value="3.6639">
                <text:p>3.6639</text:p>
              </table:table-cell>
              <table:table-cell office:value-type="float" office:value="-0.123417">
                <text:p>-0.123417</text:p>
              </table:table-cell>
            </table:table-row>
            <table:table-row>
              <table:table-cell office:value-type="float" office:value="3.66597">
                <text:p>3.66597</text:p>
              </table:table-cell>
              <table:table-cell office:value-type="float" office:value="0.569064">
                <text:p>0.569064</text:p>
              </table:table-cell>
            </table:table-row>
            <table:table-row>
              <table:table-cell office:value-type="float" office:value="3.66804">
                <text:p>3.66804</text:p>
              </table:table-cell>
              <table:table-cell office:value-type="float" office:value="0.567906">
                <text:p>0.567906</text:p>
              </table:table-cell>
            </table:table-row>
            <table:table-row>
              <table:table-cell office:value-type="float" office:value="3.67011">
                <text:p>3.67011</text:p>
              </table:table-cell>
              <table:table-cell office:value-type="float" office:value="0.566746">
                <text:p>0.566746</text:p>
              </table:table-cell>
            </table:table-row>
            <table:table-row>
              <table:table-cell office:value-type="float" office:value="3.67218">
                <text:p>3.67218</text:p>
              </table:table-cell>
              <table:table-cell office:value-type="float" office:value="1.25935">
                <text:p>1.25935</text:p>
              </table:table-cell>
            </table:table-row>
            <table:table-row>
              <table:table-cell office:value-type="float" office:value="3.67425">
                <text:p>3.67425</text:p>
              </table:table-cell>
              <table:table-cell office:value-type="float" office:value="6.11482">
                <text:p>6.11482</text:p>
              </table:table-cell>
            </table:table-row>
            <table:table-row>
              <table:table-cell office:value-type="float" office:value="3.67632">
                <text:p>3.67632</text:p>
              </table:table-cell>
              <table:table-cell office:value-type="float" office:value="-5.67819">
                <text:p>-5.67819</text:p>
              </table:table-cell>
            </table:table-row>
            <table:table-row>
              <table:table-cell office:value-type="float" office:value="3.67839">
                <text:p>3.67839</text:p>
              </table:table-cell>
              <table:table-cell office:value-type="float" office:value="0.563387">
                <text:p>0.563387</text:p>
              </table:table-cell>
            </table:table-row>
            <table:table-row>
              <table:table-cell office:value-type="float" office:value="3.68046">
                <text:p>3.68046</text:p>
              </table:table-cell>
              <table:table-cell office:value-type="float" office:value="0.562222">
                <text:p>0.562222</text:p>
              </table:table-cell>
            </table:table-row>
            <table:table-row>
              <table:table-cell office:value-type="float" office:value="3.68253">
                <text:p>3.68253</text:p>
              </table:table-cell>
              <table:table-cell office:value-type="float" office:value="-4.98909">
                <text:p>-4.98909</text:p>
              </table:table-cell>
            </table:table-row>
            <table:table-row>
              <table:table-cell office:value-type="float" office:value="3.6846">
                <text:p>3.6846</text:p>
              </table:table-cell>
              <table:table-cell office:value-type="float" office:value="6.10795">
                <text:p>6.10795</text:p>
              </table:table-cell>
            </table:table-row>
            <table:table-row>
              <table:table-cell office:value-type="float" office:value="3.68667">
                <text:p>3.68667</text:p>
              </table:table-cell>
              <table:table-cell office:value-type="float" office:value="0.557677">
                <text:p>0.557677</text:p>
              </table:table-cell>
            </table:table-row>
            <table:table-row>
              <table:table-cell office:value-type="float" office:value="3.68874">
                <text:p>3.68874</text:p>
              </table:table-cell>
              <table:table-cell office:value-type="float" office:value="0.556505">
                <text:p>0.556505</text:p>
              </table:table-cell>
            </table:table-row>
            <table:table-row>
              <table:table-cell office:value-type="float" office:value="3.69081">
                <text:p>3.69081</text:p>
              </table:table-cell>
              <table:table-cell office:value-type="float" office:value="1.2491">
                <text:p>1.2491</text:p>
              </table:table-cell>
            </table:table-row>
            <table:table-row>
              <table:table-cell office:value-type="float" office:value="3.69288">
                <text:p>3.69288</text:p>
              </table:table-cell>
              <table:table-cell office:value-type="float" office:value="-0.139351">
                <text:p>-0.139351</text:p>
              </table:table-cell>
            </table:table-row>
            <table:table-row>
              <table:table-cell office:value-type="float" office:value="3.69495">
                <text:p>3.69495</text:p>
              </table:table-cell>
              <table:table-cell office:value-type="float" office:value="0.553111">
                <text:p>0.553111</text:p>
              </table:table-cell>
            </table:table-row>
            <table:table-row>
              <table:table-cell office:value-type="float" office:value="3.69702">
                <text:p>3.69702</text:p>
              </table:table-cell>
              <table:table-cell office:value-type="float" office:value="0.551933">
                <text:p>0.551933</text:p>
              </table:table-cell>
            </table:table-row>
            <table:table-row>
              <table:table-cell office:value-type="float" office:value="3.69909">
                <text:p>3.69909</text:p>
              </table:table-cell>
              <table:table-cell office:value-type="float" office:value="0.550755">
                <text:p>0.550755</text:p>
              </table:table-cell>
            </table:table-row>
            <table:table-row>
              <table:table-cell office:value-type="float" office:value="3.70116">
                <text:p>3.70116</text:p>
              </table:table-cell>
              <table:table-cell office:value-type="float" office:value="1.24334">
                <text:p>1.24334</text:p>
              </table:table-cell>
            </table:table-row>
            <table:table-row>
              <table:table-cell office:value-type="float" office:value="3.70323">
                <text:p>3.70323</text:p>
              </table:table-cell>
              <table:table-cell office:value-type="float" office:value="-0.145114">
                <text:p>-0.145114</text:p>
              </table:table-cell>
            </table:table-row>
            <table:table-row>
              <table:table-cell office:value-type="float" office:value="3.7053">
                <text:p>3.7053</text:p>
              </table:table-cell>
              <table:table-cell office:value-type="float" office:value="0.547342">
                <text:p>0.547342</text:p>
              </table:table-cell>
            </table:table-row>
            <table:table-row>
              <table:table-cell office:value-type="float" office:value="3.70737">
                <text:p>3.70737</text:p>
              </table:table-cell>
              <table:table-cell office:value-type="float" office:value="-5.69777">
                <text:p>-5.69777</text:p>
              </table:table-cell>
            </table:table-row>
            <table:table-row>
              <table:table-cell office:value-type="float" office:value="3.70944">
                <text:p>3.70944</text:p>
              </table:table-cell>
              <table:table-cell office:value-type="float" office:value="13.0305">
                <text:p>13.0305</text:p>
              </table:table-cell>
            </table:table-row>
            <table:table-row>
              <table:table-cell office:value-type="float" office:value="3.71151">
                <text:p>3.71151</text:p>
              </table:table-cell>
              <table:table-cell office:value-type="float" office:value="-11.2491">
                <text:p>-11.2491</text:p>
              </table:table-cell>
            </table:table-row>
            <table:table-row>
              <table:table-cell office:value-type="float" office:value="3.71358">
                <text:p>3.71358</text:p>
              </table:table-cell>
              <table:table-cell office:value-type="float" office:value="12.3346">
                <text:p>12.3346</text:p>
              </table:table-cell>
            </table:table-row>
            <table:table-row>
              <table:table-cell office:value-type="float" office:value="3.71565">
                <text:p>3.71565</text:p>
              </table:table-cell>
              <table:table-cell office:value-type="float" office:value="-5.7012">
                <text:p>-5.7012</text:p>
              </table:table-cell>
            </table:table-row>
            <table:table-row>
              <table:table-cell office:value-type="float" office:value="3.71772">
                <text:p>3.71772</text:p>
              </table:table-cell>
              <table:table-cell office:value-type="float" office:value="-5.70359">
                <text:p>-5.70359</text:p>
              </table:table-cell>
            </table:table-row>
            <table:table-row>
              <table:table-cell office:value-type="float" office:value="3.71979">
                <text:p>3.71979</text:p>
              </table:table-cell>
              <table:table-cell office:value-type="float" office:value="7.47448">
                <text:p>7.47448</text:p>
              </table:table-cell>
            </table:table-row>
            <table:table-row>
              <table:table-cell office:value-type="float" office:value="3.72186">
                <text:p>3.72186</text:p>
              </table:table-cell>
              <table:table-cell office:value-type="float" office:value="-0.156735">
                <text:p>-0.156735</text:p>
              </table:table-cell>
            </table:table-row>
            <table:table-row>
              <table:table-cell office:value-type="float" office:value="3.72393">
                <text:p>3.72393</text:p>
              </table:table-cell>
              <table:table-cell office:value-type="float" office:value="0.535707">
                <text:p>0.535707</text:p>
              </table:table-cell>
            </table:table-row>
            <table:table-row>
              <table:table-cell office:value-type="float" office:value="3.726">
                <text:p>3.726</text:p>
              </table:table-cell>
              <table:table-cell office:value-type="float" office:value="0.53451">
                <text:p>0.53451</text:p>
              </table:table-cell>
            </table:table-row>
            <table:table-row>
              <table:table-cell office:value-type="float" office:value="3.72807">
                <text:p>3.72807</text:p>
              </table:table-cell>
              <table:table-cell office:value-type="float" office:value="1.22708">
                <text:p>1.22708</text:p>
              </table:table-cell>
            </table:table-row>
            <table:table-row>
              <table:table-cell office:value-type="float" office:value="3.73014">
                <text:p>3.73014</text:p>
              </table:table-cell>
              <table:table-cell office:value-type="float" office:value="-0.161393">
                <text:p>-0.161393</text:p>
              </table:table-cell>
            </table:table-row>
            <table:table-row>
              <table:table-cell office:value-type="float" office:value="3.73221">
                <text:p>3.73221</text:p>
              </table:table-cell>
              <table:table-cell office:value-type="float" office:value="6.77499">
                <text:p>6.77499</text:p>
              </table:table-cell>
            </table:table-row>
            <table:table-row>
              <table:table-cell office:value-type="float" office:value="3.73428">
                <text:p>3.73428</text:p>
              </table:table-cell>
              <table:table-cell office:value-type="float" office:value="-11.9556">
                <text:p>-11.9556</text:p>
              </table:table-cell>
            </table:table-row>
            <table:table-row>
              <table:table-cell office:value-type="float" office:value="3.73635">
                <text:p>3.73635</text:p>
              </table:table-cell>
              <table:table-cell office:value-type="float" office:value="6.77138">
                <text:p>6.77138</text:p>
              </table:table-cell>
            </table:table-row>
            <table:table-row>
              <table:table-cell office:value-type="float" office:value="3.73842">
                <text:p>3.73842</text:p>
              </table:table-cell>
              <table:table-cell office:value-type="float" office:value="1.22121">
                <text:p>1.22121</text:p>
              </table:table-cell>
            </table:table-row>
            <table:table-row>
              <table:table-cell office:value-type="float" office:value="3.74049">
                <text:p>3.74049</text:p>
              </table:table-cell>
              <table:table-cell office:value-type="float" office:value="-0.167276">
                <text:p>-0.167276</text:p>
              </table:table-cell>
            </table:table-row>
            <table:table-row>
              <table:table-cell office:value-type="float" office:value="3.74256">
                <text:p>3.74256</text:p>
              </table:table-cell>
              <table:table-cell office:value-type="float" office:value="0.525154">
                <text:p>0.525154</text:p>
              </table:table-cell>
            </table:table-row>
            <table:table-row>
              <table:table-cell office:value-type="float" office:value="3.74463">
                <text:p>3.74463</text:p>
              </table:table-cell>
              <table:table-cell office:value-type="float" office:value="0.523946">
                <text:p>0.523946</text:p>
              </table:table-cell>
            </table:table-row>
            <table:table-row>
              <table:table-cell office:value-type="float" office:value="3.7467">
                <text:p>3.7467</text:p>
              </table:table-cell>
              <table:table-cell office:value-type="float" office:value="0.522736">
                <text:p>0.522736</text:p>
              </table:table-cell>
            </table:table-row>
            <table:table-row>
              <table:table-cell office:value-type="float" office:value="3.74877">
                <text:p>3.74877</text:p>
              </table:table-cell>
              <table:table-cell office:value-type="float" office:value="1.2153">
                <text:p>1.2153</text:p>
              </table:table-cell>
            </table:table-row>
            <table:table-row>
              <table:table-cell office:value-type="float" office:value="3.75084">
                <text:p>3.75084</text:p>
              </table:table-cell>
              <table:table-cell office:value-type="float" office:value="-0.173191">
                <text:p>-0.173191</text:p>
              </table:table-cell>
            </table:table-row>
            <table:table-row>
              <table:table-cell office:value-type="float" office:value="3.75291">
                <text:p>3.75291</text:p>
              </table:table-cell>
              <table:table-cell office:value-type="float" office:value="0.519234">
                <text:p>0.519234</text:p>
              </table:table-cell>
            </table:table-row>
            <table:table-row>
              <table:table-cell office:value-type="float" office:value="3.75498">
                <text:p>3.75498</text:p>
              </table:table-cell>
              <table:table-cell office:value-type="float" office:value="0.518019">
                <text:p>0.518019</text:p>
              </table:table-cell>
            </table:table-row>
            <table:table-row>
              <table:table-cell office:value-type="float" office:value="3.75705">
                <text:p>3.75705</text:p>
              </table:table-cell>
              <table:table-cell office:value-type="float" office:value="0.516803">
                <text:p>0.516803</text:p>
              </table:table-cell>
            </table:table-row>
            <table:table-row>
              <table:table-cell office:value-type="float" office:value="3.75912">
                <text:p>3.75912</text:p>
              </table:table-cell>
              <table:table-cell office:value-type="float" office:value="1.20936">
                <text:p>1.20936</text:p>
              </table:table-cell>
            </table:table-row>
            <table:table-row>
              <table:table-cell office:value-type="float" office:value="3.76119">
                <text:p>3.76119</text:p>
              </table:table-cell>
              <table:table-cell office:value-type="float" office:value="-0.179136">
                <text:p>-0.179136</text:p>
              </table:table-cell>
            </table:table-row>
            <table:table-row>
              <table:table-cell office:value-type="float" office:value="3.76326">
                <text:p>3.76326</text:p>
              </table:table-cell>
              <table:table-cell office:value-type="float" office:value="0.513282">
                <text:p>0.513282</text:p>
              </table:table-cell>
            </table:table-row>
            <table:table-row>
              <table:table-cell office:value-type="float" office:value="3.76533">
                <text:p>3.76533</text:p>
              </table:table-cell>
              <table:table-cell office:value-type="float" office:value="0.512061">
                <text:p>0.512061</text:p>
              </table:table-cell>
            </table:table-row>
            <table:table-row>
              <table:table-cell office:value-type="float" office:value="3.7674">
                <text:p>3.7674</text:p>
              </table:table-cell>
              <table:table-cell office:value-type="float" office:value="-5.03935">
                <text:p>-5.03935</text:p>
              </table:table-cell>
            </table:table-row>
            <table:table-row>
              <table:table-cell office:value-type="float" office:value="3.76947">
                <text:p>3.76947</text:p>
              </table:table-cell>
              <table:table-cell office:value-type="float" office:value="12.3016">
                <text:p>12.3016</text:p>
              </table:table-cell>
            </table:table-row>
            <table:table-row>
              <table:table-cell office:value-type="float" office:value="3.77154">
                <text:p>3.77154</text:p>
              </table:table-cell>
              <table:table-cell office:value-type="float" office:value="-5.73422">
                <text:p>-5.73422</text:p>
              </table:table-cell>
            </table:table-row>
            <table:table-row>
              <table:table-cell office:value-type="float" office:value="3.77361">
                <text:p>3.77361</text:p>
              </table:table-cell>
              <table:table-cell office:value-type="float" office:value="0.507301">
                <text:p>0.507301</text:p>
              </table:table-cell>
            </table:table-row>
            <table:table-row>
              <table:table-cell office:value-type="float" office:value="3.77568">
                <text:p>3.77568</text:p>
              </table:table-cell>
              <table:table-cell office:value-type="float" office:value="0.506073">
                <text:p>0.506073</text:p>
              </table:table-cell>
            </table:table-row>
            <table:table-row>
              <table:table-cell office:value-type="float" office:value="3.77775">
                <text:p>3.77775</text:p>
              </table:table-cell>
              <table:table-cell office:value-type="float" office:value="1.19862">
                <text:p>1.19862</text:p>
              </table:table-cell>
            </table:table-row>
            <table:table-row>
              <table:table-cell office:value-type="float" office:value="3.77982">
                <text:p>3.77982</text:p>
              </table:table-cell>
              <table:table-cell office:value-type="float" office:value="-0.189886">
                <text:p>-0.189886</text:p>
              </table:table-cell>
            </table:table-row>
            <table:table-row>
              <table:table-cell office:value-type="float" office:value="3.78189">
                <text:p>3.78189</text:p>
              </table:table-cell>
              <table:table-cell office:value-type="float" office:value="0.502521">
                <text:p>0.502521</text:p>
              </table:table-cell>
            </table:table-row>
            <table:table-row>
              <table:table-cell office:value-type="float" office:value="3.78396">
                <text:p>3.78396</text:p>
              </table:table-cell>
              <table:table-cell office:value-type="float" office:value="0.501289">
                <text:p>0.501289</text:p>
              </table:table-cell>
            </table:table-row>
            <table:table-row>
              <table:table-cell office:value-type="float" office:value="3.78603">
                <text:p>3.78603</text:p>
              </table:table-cell>
              <table:table-cell office:value-type="float" office:value="0.500056">
                <text:p>0.500056</text:p>
              </table:table-cell>
            </table:table-row>
            <table:table-row>
              <table:table-cell office:value-type="float" office:value="3.7881">
                <text:p>3.7881</text:p>
              </table:table-cell>
              <table:table-cell office:value-type="float" office:value="1.1926">
                <text:p>1.1926</text:p>
              </table:table-cell>
            </table:table-row>
            <table:table-row>
              <table:table-cell office:value-type="float" office:value="3.79017">
                <text:p>3.79017</text:p>
              </table:table-cell>
              <table:table-cell office:value-type="float" office:value="-0.195915">
                <text:p>-0.195915</text:p>
              </table:table-cell>
            </table:table-row>
            <table:table-row>
              <table:table-cell office:value-type="float" office:value="3.79224">
                <text:p>3.79224</text:p>
              </table:table-cell>
              <table:table-cell office:value-type="float" office:value="0.496486">
                <text:p>0.496486</text:p>
              </table:table-cell>
            </table:table-row>
            <table:table-row>
              <table:table-cell office:value-type="float" office:value="3.79431">
                <text:p>3.79431</text:p>
              </table:table-cell>
              <table:table-cell office:value-type="float" office:value="0.495248">
                <text:p>0.495248</text:p>
              </table:table-cell>
            </table:table-row>
            <table:table-row>
              <table:table-cell office:value-type="float" office:value="3.79638">
                <text:p>3.79638</text:p>
              </table:table-cell>
              <table:table-cell office:value-type="float" office:value="0.494009">
                <text:p>0.494009</text:p>
              </table:table-cell>
            </table:table-row>
            <table:table-row>
              <table:table-cell office:value-type="float" office:value="3.79845">
                <text:p>3.79845</text:p>
              </table:table-cell>
              <table:table-cell office:value-type="float" office:value="1.18654">
                <text:p>1.18654</text:p>
              </table:table-cell>
            </table:table-row>
            <table:table-row>
              <table:table-cell office:value-type="float" office:value="3.80052">
                <text:p>3.80052</text:p>
              </table:table-cell>
              <table:table-cell office:value-type="float" office:value="-0.201974">
                <text:p>-0.201974</text:p>
              </table:table-cell>
            </table:table-row>
            <table:table-row>
              <table:table-cell office:value-type="float" office:value="3.80259">
                <text:p>3.80259</text:p>
              </table:table-cell>
              <table:table-cell office:value-type="float" office:value="0.490421">
                <text:p>0.490421</text:p>
              </table:table-cell>
            </table:table-row>
            <table:table-row>
              <table:table-cell office:value-type="float" office:value="3.80466">
                <text:p>3.80466</text:p>
              </table:table-cell>
              <table:table-cell office:value-type="float" office:value="0.489177">
                <text:p>0.489177</text:p>
              </table:table-cell>
            </table:table-row>
            <table:table-row>
              <table:table-cell office:value-type="float" office:value="3.80673">
                <text:p>3.80673</text:p>
              </table:table-cell>
              <table:table-cell office:value-type="float" office:value="0.487932">
                <text:p>0.487932</text:p>
              </table:table-cell>
            </table:table-row>
            <table:table-row>
              <table:table-cell office:value-type="float" office:value="3.8088">
                <text:p>3.8088</text:p>
              </table:table-cell>
              <table:table-cell office:value-type="float" office:value="1.18046">
                <text:p>1.18046</text:p>
              </table:table-cell>
            </table:table-row>
            <table:table-row>
              <table:table-cell office:value-type="float" office:value="3.81087">
                <text:p>3.81087</text:p>
              </table:table-cell>
              <table:table-cell office:value-type="float" office:value="-0.208061">
                <text:p>-0.208061</text:p>
              </table:table-cell>
            </table:table-row>
            <table:table-row>
              <table:table-cell office:value-type="float" office:value="3.81294">
                <text:p>3.81294</text:p>
              </table:table-cell>
              <table:table-cell office:value-type="float" office:value="0.484328">
                <text:p>0.484328</text:p>
              </table:table-cell>
            </table:table-row>
            <table:table-row>
              <table:table-cell office:value-type="float" office:value="3.81501">
                <text:p>3.81501</text:p>
              </table:table-cell>
              <table:table-cell office:value-type="float" office:value="-5.76092">
                <text:p>-5.76092</text:p>
              </table:table-cell>
            </table:table-row>
            <table:table-row>
              <table:table-cell office:value-type="float" office:value="3.81708">
                <text:p>3.81708</text:p>
              </table:table-cell>
              <table:table-cell office:value-type="float" office:value="12.9673">
                <text:p>12.9673</text:p>
              </table:table-cell>
            </table:table-row>
            <table:table-row>
              <table:table-cell office:value-type="float" office:value="3.81915">
                <text:p>3.81915</text:p>
              </table:table-cell>
              <table:table-cell office:value-type="float" office:value="-5.06839">
                <text:p>-5.06839</text:p>
              </table:table-cell>
            </table:table-row>
            <table:table-row>
              <table:table-cell office:value-type="float" office:value="3.82122">
                <text:p>3.82122</text:p>
              </table:table-cell>
              <table:table-cell office:value-type="float" office:value="-6.45818">
                <text:p>-6.45818</text:p>
              </table:table-cell>
            </table:table-row>
            <table:table-row>
              <table:table-cell office:value-type="float" office:value="3.82329">
                <text:p>3.82329</text:p>
              </table:table-cell>
              <table:table-cell office:value-type="float" office:value="6.71969">
                <text:p>6.71969</text:p>
              </table:table-cell>
            </table:table-row>
            <table:table-row>
              <table:table-cell office:value-type="float" office:value="3.82536">
                <text:p>3.82536</text:p>
              </table:table-cell>
              <table:table-cell office:value-type="float" office:value="1.16947">
                <text:p>1.16947</text:p>
              </table:table-cell>
            </table:table-row>
            <table:table-row>
              <table:table-cell office:value-type="float" office:value="3.82743">
                <text:p>3.82743</text:p>
              </table:table-cell>
              <table:table-cell office:value-type="float" office:value="-0.219063">
                <text:p>-0.219063</text:p>
              </table:table-cell>
            </table:table-row>
            <table:table-row>
              <table:table-cell office:value-type="float" office:value="3.8295">
                <text:p>3.8295</text:p>
              </table:table-cell>
              <table:table-cell office:value-type="float" office:value="0.473316">
                <text:p>0.473316</text:p>
              </table:table-cell>
            </table:table-row>
            <table:table-row>
              <table:table-cell office:value-type="float" office:value="3.83157">
                <text:p>3.83157</text:p>
              </table:table-cell>
              <table:table-cell office:value-type="float" office:value="0.472056">
                <text:p>0.472056</text:p>
              </table:table-cell>
            </table:table-row>
            <table:table-row>
              <table:table-cell office:value-type="float" office:value="3.83364">
                <text:p>3.83364</text:p>
              </table:table-cell>
              <table:table-cell office:value-type="float" office:value="0.470795">
                <text:p>0.470795</text:p>
              </table:table-cell>
            </table:table-row>
            <table:table-row>
              <table:table-cell office:value-type="float" office:value="3.83571">
                <text:p>3.83571</text:p>
              </table:table-cell>
              <table:table-cell office:value-type="float" office:value="1.16331">
                <text:p>1.16331</text:p>
              </table:table-cell>
            </table:table-row>
            <table:table-row>
              <table:table-cell office:value-type="float" office:value="3.83778">
                <text:p>3.83778</text:p>
              </table:table-cell>
              <table:table-cell office:value-type="float" office:value="-0.225229">
                <text:p>-0.225229</text:p>
              </table:table-cell>
            </table:table-row>
            <table:table-row>
              <table:table-cell office:value-type="float" office:value="3.83985">
                <text:p>3.83985</text:p>
              </table:table-cell>
              <table:table-cell office:value-type="float" office:value="6.71115">
                <text:p>6.71115</text:p>
              </table:table-cell>
            </table:table-row>
            <table:table-row>
              <table:table-cell office:value-type="float" office:value="3.84192">
                <text:p>3.84192</text:p>
              </table:table-cell>
              <table:table-cell office:value-type="float" office:value="-12.0196">
                <text:p>-12.0196</text:p>
              </table:table-cell>
            </table:table-row>
            <table:table-row>
              <table:table-cell office:value-type="float" office:value="3.84399">
                <text:p>3.84399</text:p>
              </table:table-cell>
              <table:table-cell office:value-type="float" office:value="6.70735">
                <text:p>6.70735</text:p>
              </table:table-cell>
            </table:table-row>
            <table:table-row>
              <table:table-cell office:value-type="float" office:value="3.84606">
                <text:p>3.84606</text:p>
              </table:table-cell>
              <table:table-cell office:value-type="float" office:value="1.15712">
                <text:p>1.15712</text:p>
              </table:table-cell>
            </table:table-row>
            <table:table-row>
              <table:table-cell office:value-type="float" office:value="3.84813">
                <text:p>3.84813</text:p>
              </table:table-cell>
              <table:table-cell office:value-type="float" office:value="-0.231424">
                <text:p>-0.231424</text:p>
              </table:table-cell>
            </table:table-row>
            <table:table-row>
              <table:table-cell office:value-type="float" office:value="3.8502">
                <text:p>3.8502</text:p>
              </table:table-cell>
              <table:table-cell office:value-type="float" office:value="0.460944">
                <text:p>0.460944</text:p>
              </table:table-cell>
            </table:table-row>
            <table:table-row>
              <table:table-cell office:value-type="float" office:value="3.85227">
                <text:p>3.85227</text:p>
              </table:table-cell>
              <table:table-cell office:value-type="float" office:value="0.459673">
                <text:p>0.459673</text:p>
              </table:table-cell>
            </table:table-row>
            <table:table-row>
              <table:table-cell office:value-type="float" office:value="3.85434">
                <text:p>3.85434</text:p>
              </table:table-cell>
              <table:table-cell office:value-type="float" office:value="0.4584">
                <text:p>0.4584</text:p>
              </table:table-cell>
            </table:table-row>
            <table:table-row>
              <table:table-cell office:value-type="float" office:value="3.85641">
                <text:p>3.85641</text:p>
              </table:table-cell>
              <table:table-cell office:value-type="float" office:value="1.15091">
                <text:p>1.15091</text:p>
              </table:table-cell>
            </table:table-row>
            <table:table-row>
              <table:table-cell office:value-type="float" office:value="3.85848">
                <text:p>3.85848</text:p>
              </table:table-cell>
              <table:table-cell office:value-type="float" office:value="-0.237645">
                <text:p>-0.237645</text:p>
              </table:table-cell>
            </table:table-row>
            <table:table-row>
              <table:table-cell office:value-type="float" office:value="3.86055">
                <text:p>3.86055</text:p>
              </table:table-cell>
              <table:table-cell office:value-type="float" office:value="0.454717">
                <text:p>0.454717</text:p>
              </table:table-cell>
            </table:table-row>
            <table:table-row>
              <table:table-cell office:value-type="float" office:value="3.86262">
                <text:p>3.86262</text:p>
              </table:table-cell>
              <table:table-cell office:value-type="float" office:value="0.45344">
                <text:p>0.45344</text:p>
              </table:table-cell>
            </table:table-row>
            <table:table-row>
              <table:table-cell office:value-type="float" office:value="3.86469">
                <text:p>3.86469</text:p>
              </table:table-cell>
              <table:table-cell office:value-type="float" office:value="0.452162">
                <text:p>0.452162</text:p>
              </table:table-cell>
            </table:table-row>
            <table:table-row>
              <table:table-cell office:value-type="float" office:value="3.86676">
                <text:p>3.86676</text:p>
              </table:table-cell>
              <table:table-cell office:value-type="float" office:value="1.14466">
                <text:p>1.14466</text:p>
              </table:table-cell>
            </table:table-row>
            <table:table-row>
              <table:table-cell office:value-type="float" office:value="3.86883">
                <text:p>3.86883</text:p>
              </table:table-cell>
              <table:table-cell office:value-type="float" office:value="-0.243893">
                <text:p>-0.243893</text:p>
              </table:table-cell>
            </table:table-row>
            <table:table-row>
              <table:table-cell office:value-type="float" office:value="3.8709">
                <text:p>3.8709</text:p>
              </table:table-cell>
              <table:table-cell office:value-type="float" office:value="-5.79556">
                <text:p>-5.79556</text:p>
              </table:table-cell>
            </table:table-row>
            <table:table-row>
              <table:table-cell office:value-type="float" office:value="3.87297">
                <text:p>3.87297</text:p>
              </table:table-cell>
              <table:table-cell office:value-type="float" office:value="7.38242">
                <text:p>7.38242</text:p>
              </table:table-cell>
            </table:table-row>
            <table:table-row>
              <table:table-cell office:value-type="float" office:value="3.87504">
                <text:p>3.87504</text:p>
              </table:table-cell>
              <table:table-cell office:value-type="float" office:value="-0.248883">
                <text:p>-0.248883</text:p>
              </table:table-cell>
            </table:table-row>
            <table:table-row>
              <table:table-cell office:value-type="float" office:value="3.87711">
                <text:p>3.87711</text:p>
              </table:table-cell>
              <table:table-cell office:value-type="float" office:value="6.6875">
                <text:p>6.6875</text:p>
              </table:table-cell>
            </table:table-row>
            <table:table-row>
              <table:table-cell office:value-type="float" office:value="3.87918">
                <text:p>3.87918</text:p>
              </table:table-cell>
              <table:table-cell office:value-type="float" office:value="-5.79927">
                <text:p>-5.79927</text:p>
              </table:table-cell>
            </table:table-row>
            <table:table-row>
              <table:table-cell office:value-type="float" office:value="3.88125">
                <text:p>3.88125</text:p>
              </table:table-cell>
              <table:table-cell office:value-type="float" office:value="0.442183">
                <text:p>0.442183</text:p>
              </table:table-cell>
            </table:table-row>
            <table:table-row>
              <table:table-cell office:value-type="float" office:value="3.88332">
                <text:p>3.88332</text:p>
              </table:table-cell>
              <table:table-cell office:value-type="float" office:value="-5.10936">
                <text:p>-5.10936</text:p>
              </table:table-cell>
            </table:table-row>
            <table:table-row>
              <table:table-cell office:value-type="float" office:value="3.88539">
                <text:p>3.88539</text:p>
              </table:table-cell>
              <table:table-cell office:value-type="float" office:value="12.2316">
                <text:p>12.2316</text:p>
              </table:table-cell>
            </table:table-row>
            <table:table-row>
              <table:table-cell office:value-type="float" office:value="3.88746">
                <text:p>3.88746</text:p>
              </table:table-cell>
              <table:table-cell office:value-type="float" office:value="-5.80428">
                <text:p>-5.80428</text:p>
              </table:table-cell>
            </table:table-row>
            <table:table-row>
              <table:table-cell office:value-type="float" office:value="3.88953">
                <text:p>3.88953</text:p>
              </table:table-cell>
              <table:table-cell office:value-type="float" office:value="0.437169">
                <text:p>0.437169</text:p>
              </table:table-cell>
            </table:table-row>
            <table:table-row>
              <table:table-cell office:value-type="float" office:value="3.8916">
                <text:p>3.8916</text:p>
              </table:table-cell>
              <table:table-cell office:value-type="float" office:value="0.435877">
                <text:p>0.435877</text:p>
              </table:table-cell>
            </table:table-row>
            <table:table-row>
              <table:table-cell office:value-type="float" office:value="3.89367">
                <text:p>3.89367</text:p>
              </table:table-cell>
              <table:table-cell office:value-type="float" office:value="-5.11567">
                <text:p>-5.11567</text:p>
              </table:table-cell>
            </table:table-row>
            <table:table-row>
              <table:table-cell office:value-type="float" office:value="3.89574">
                <text:p>3.89574</text:p>
              </table:table-cell>
              <table:table-cell office:value-type="float" office:value="12.2253">
                <text:p>12.2253</text:p>
              </table:table-cell>
            </table:table-row>
            <table:table-row>
              <table:table-cell office:value-type="float" office:value="3.89781">
                <text:p>3.89781</text:p>
              </table:table-cell>
              <table:table-cell office:value-type="float" office:value="-5.81061">
                <text:p>-5.81061</text:p>
              </table:table-cell>
            </table:table-row>
            <table:table-row>
              <table:table-cell office:value-type="float" office:value="3.89988">
                <text:p>3.89988</text:p>
              </table:table-cell>
              <table:table-cell office:value-type="float" office:value="0.430842">
                <text:p>0.430842</text:p>
              </table:table-cell>
            </table:table-row>
            <table:table-row>
              <table:table-cell office:value-type="float" office:value="3.90195">
                <text:p>3.90195</text:p>
              </table:table-cell>
              <table:table-cell office:value-type="float" office:value="0.429545">
                <text:p>0.429545</text:p>
              </table:table-cell>
            </table:table-row>
            <table:table-row>
              <table:table-cell office:value-type="float" office:value="3.90402">
                <text:p>3.90402</text:p>
              </table:table-cell>
              <table:table-cell office:value-type="float" office:value="0.428246">
                <text:p>0.428246</text:p>
              </table:table-cell>
            </table:table-row>
            <table:table-row>
              <table:table-cell office:value-type="float" office:value="3.90609">
                <text:p>3.90609</text:p>
              </table:table-cell>
              <table:table-cell office:value-type="float" office:value="-5.12331">
                <text:p>-5.12331</text:p>
              </table:table-cell>
            </table:table-row>
            <table:table-row>
              <table:table-cell office:value-type="float" office:value="3.90816">
                <text:p>3.90816</text:p>
              </table:table-cell>
              <table:table-cell office:value-type="float" office:value="12.2176">
                <text:p>12.2176</text:p>
              </table:table-cell>
            </table:table-row>
            <table:table-row>
              <table:table-cell office:value-type="float" office:value="3.91023">
                <text:p>3.91023</text:p>
              </table:table-cell>
              <table:table-cell office:value-type="float" office:value="-5.81825">
                <text:p>-5.81825</text:p>
              </table:table-cell>
            </table:table-row>
            <table:table-row>
              <table:table-cell office:value-type="float" office:value="3.9123">
                <text:p>3.9123</text:p>
              </table:table-cell>
              <table:table-cell office:value-type="float" office:value="-5.12708">
                <text:p>-5.12708</text:p>
              </table:table-cell>
            </table:table-row>
            <table:table-row>
              <table:table-cell office:value-type="float" office:value="3.91437">
                <text:p>3.91437</text:p>
              </table:table-cell>
              <table:table-cell office:value-type="float" office:value="12.2139">
                <text:p>12.2139</text:p>
              </table:table-cell>
            </table:table-row>
            <table:table-row>
              <table:table-cell office:value-type="float" office:value="3.91644">
                <text:p>3.91644</text:p>
              </table:table-cell>
              <table:table-cell office:value-type="float" office:value="-12.0661">
                <text:p>-12.0661</text:p>
              </table:table-cell>
            </table:table-row>
            <table:table-row>
              <table:table-cell office:value-type="float" office:value="3.91851">
                <text:p>3.91851</text:p>
              </table:table-cell>
              <table:table-cell office:value-type="float" office:value="12.9049">
                <text:p>12.9049</text:p>
              </table:table-cell>
            </table:table-row>
            <table:table-row>
              <table:table-cell office:value-type="float" office:value="3.92058">
                <text:p>3.92058</text:p>
              </table:table-cell>
              <table:table-cell office:value-type="float" office:value="-5.82463">
                <text:p>-5.82463</text:p>
              </table:table-cell>
            </table:table-row>
            <table:table-row>
              <table:table-cell office:value-type="float" office:value="3.92265">
                <text:p>3.92265</text:p>
              </table:table-cell>
              <table:table-cell office:value-type="float" office:value="0.416805">
                <text:p>0.416805</text:p>
              </table:table-cell>
            </table:table-row>
            <table:table-row>
              <table:table-cell office:value-type="float" office:value="3.92472">
                <text:p>3.92472</text:p>
              </table:table-cell>
              <table:table-cell office:value-type="float" office:value="1.10928">
                <text:p>1.10928</text:p>
              </table:table-cell>
            </table:table-row>
            <table:table-row>
              <table:table-cell office:value-type="float" office:value="3.92679">
                <text:p>3.92679</text:p>
              </table:table-cell>
              <table:table-cell office:value-type="float" office:value="-6.52336">
                <text:p>-6.52336</text:p>
              </table:table-cell>
            </table:table-row>
            <table:table-row>
              <table:table-cell office:value-type="float" office:value="3.92886">
                <text:p>3.92886</text:p>
              </table:table-cell>
              <table:table-cell office:value-type="float" office:value="12.8985">
                <text:p>12.8985</text:p>
              </table:table-cell>
            </table:table-row>
            <table:table-row>
              <table:table-cell office:value-type="float" office:value="3.93093">
                <text:p>3.93093</text:p>
              </table:table-cell>
              <table:table-cell office:value-type="float" office:value="-12.0751">
                <text:p>-12.0751</text:p>
              </table:table-cell>
            </table:table-row>
            <table:table-row>
              <table:table-cell office:value-type="float" office:value="3.933">
                <text:p>3.933</text:p>
              </table:table-cell>
              <table:table-cell office:value-type="float" office:value="7.34561">
                <text:p>7.34561</text:p>
              </table:table-cell>
            </table:table-row>
            <table:table-row>
              <table:table-cell office:value-type="float" office:value="3.93507">
                <text:p>3.93507</text:p>
              </table:table-cell>
              <table:table-cell office:value-type="float" office:value="-0.285722">
                <text:p>-0.285722</text:p>
              </table:table-cell>
            </table:table-row>
            <table:table-row>
              <table:table-cell office:value-type="float" office:value="3.93714">
                <text:p>3.93714</text:p>
              </table:table-cell>
              <table:table-cell office:value-type="float" office:value="0.406601">
                <text:p>0.406601</text:p>
              </table:table-cell>
            </table:table-row>
            <table:table-row>
              <table:table-cell office:value-type="float" office:value="3.93921">
                <text:p>3.93921</text:p>
              </table:table-cell>
              <table:table-cell office:value-type="float" office:value="0.405284">
                <text:p>0.405284</text:p>
              </table:table-cell>
            </table:table-row>
            <table:table-row>
              <table:table-cell office:value-type="float" office:value="3.94128">
                <text:p>3.94128</text:p>
              </table:table-cell>
              <table:table-cell office:value-type="float" office:value="-5.14631">
                <text:p>-5.14631</text:p>
              </table:table-cell>
            </table:table-row>
            <table:table-row>
              <table:table-cell office:value-type="float" office:value="3.94335">
                <text:p>3.94335</text:p>
              </table:table-cell>
              <table:table-cell office:value-type="float" office:value="12.1946">
                <text:p>12.1946</text:p>
              </table:table-cell>
            </table:table-row>
            <table:table-row>
              <table:table-cell office:value-type="float" office:value="3.94542">
                <text:p>3.94542</text:p>
              </table:table-cell>
              <table:table-cell office:value-type="float" office:value="-5.84127">
                <text:p>-5.84127</text:p>
              </table:table-cell>
            </table:table-row>
            <table:table-row>
              <table:table-cell office:value-type="float" office:value="3.94749">
                <text:p>3.94749</text:p>
              </table:table-cell>
              <table:table-cell office:value-type="float" office:value="0.400156">
                <text:p>0.400156</text:p>
              </table:table-cell>
            </table:table-row>
            <table:table-row>
              <table:table-cell office:value-type="float" office:value="3.94956">
                <text:p>3.94956</text:p>
              </table:table-cell>
              <table:table-cell office:value-type="float" office:value="-5.84523">
                <text:p>-5.84523</text:p>
              </table:table-cell>
            </table:table-row>
            <table:table-row>
              <table:table-cell office:value-type="float" office:value="3.95163">
                <text:p>3.95163</text:p>
              </table:table-cell>
              <table:table-cell office:value-type="float" office:value="7.33272">
                <text:p>7.33272</text:p>
              </table:table-cell>
            </table:table-row>
            <table:table-row>
              <table:table-cell office:value-type="float" office:value="3.9537">
                <text:p>3.9537</text:p>
              </table:table-cell>
              <table:table-cell office:value-type="float" office:value="-0.298626">
                <text:p>-0.298626</text:p>
              </table:table-cell>
            </table:table-row>
            <table:table-row>
              <table:table-cell office:value-type="float" office:value="3.95577">
                <text:p>3.95577</text:p>
              </table:table-cell>
              <table:table-cell office:value-type="float" office:value="0.393687">
                <text:p>0.393687</text:p>
              </table:table-cell>
            </table:table-row>
            <table:table-row>
              <table:table-cell office:value-type="float" office:value="3.95784">
                <text:p>3.95784</text:p>
              </table:table-cell>
              <table:table-cell office:value-type="float" office:value="6.63643">
                <text:p>6.63643</text:p>
              </table:table-cell>
            </table:table-row>
            <table:table-row>
              <table:table-cell office:value-type="float" office:value="3.95991">
                <text:p>3.95991</text:p>
              </table:table-cell>
              <table:table-cell office:value-type="float" office:value="-5.85038">
                <text:p>-5.85038</text:p>
              </table:table-cell>
            </table:table-row>
            <table:table-row>
              <table:table-cell office:value-type="float" office:value="3.96198">
                <text:p>3.96198</text:p>
              </table:table-cell>
              <table:table-cell office:value-type="float" office:value="-5.15925">
                <text:p>-5.15925</text:p>
              </table:table-cell>
            </table:table-row>
            <table:table-row>
              <table:table-cell office:value-type="float" office:value="3.96405">
                <text:p>3.96405</text:p>
              </table:table-cell>
              <table:table-cell office:value-type="float" office:value="5.93763">
                <text:p>5.93763</text:p>
              </table:table-cell>
            </table:table-row>
            <table:table-row>
              <table:table-cell office:value-type="float" office:value="3.96612">
                <text:p>3.96612</text:p>
              </table:table-cell>
              <table:table-cell office:value-type="float" office:value="0.387195">
                <text:p>0.387195</text:p>
              </table:table-cell>
            </table:table-row>
            <table:table-row>
              <table:table-cell office:value-type="float" office:value="3.96819">
                <text:p>3.96819</text:p>
              </table:table-cell>
              <table:table-cell office:value-type="float" office:value="0.385864">
                <text:p>0.385864</text:p>
              </table:table-cell>
            </table:table-row>
            <table:table-row>
              <table:table-cell office:value-type="float" office:value="3.97026">
                <text:p>3.97026</text:p>
              </table:table-cell>
              <table:table-cell office:value-type="float" office:value="6.62861">
                <text:p>6.62861</text:p>
              </table:table-cell>
            </table:table-row>
            <table:table-row>
              <table:table-cell office:value-type="float" office:value="3.97233">
                <text:p>3.97233</text:p>
              </table:table-cell>
              <table:table-cell office:value-type="float" office:value="-5.16443">
                <text:p>-5.16443</text:p>
              </table:table-cell>
            </table:table-row>
            <table:table-row>
              <table:table-cell office:value-type="float" office:value="3.9744">
                <text:p>3.9744</text:p>
              </table:table-cell>
              <table:table-cell office:value-type="float" office:value="-0.310291">
                <text:p>-0.310291</text:p>
              </table:table-cell>
            </table:table-row>
            <table:table-row>
              <table:table-cell office:value-type="float" office:value="3.97647">
                <text:p>3.97647</text:p>
              </table:table-cell>
              <table:table-cell office:value-type="float" office:value="0.382014">
                <text:p>0.382014</text:p>
              </table:table-cell>
            </table:table-row>
            <table:table-row>
              <table:table-cell office:value-type="float" office:value="3.97854">
                <text:p>3.97854</text:p>
              </table:table-cell>
              <table:table-cell office:value-type="float" office:value="0.38068">
                <text:p>0.38068</text:p>
              </table:table-cell>
            </table:table-row>
            <table:table-row>
              <table:table-cell office:value-type="float" office:value="3.98061">
                <text:p>3.98061</text:p>
              </table:table-cell>
              <table:table-cell office:value-type="float" office:value="0.379344">
                <text:p>0.379344</text:p>
              </table:table-cell>
            </table:table-row>
            <table:table-row>
              <table:table-cell office:value-type="float" office:value="3.98268">
                <text:p>3.98268</text:p>
              </table:table-cell>
              <table:table-cell office:value-type="float" office:value="-5.17229">
                <text:p>-5.17229</text:p>
              </table:table-cell>
            </table:table-row>
            <table:table-row>
              <table:table-cell office:value-type="float" office:value="3.98475">
                <text:p>3.98475</text:p>
              </table:table-cell>
              <table:table-cell office:value-type="float" office:value="5.92459">
                <text:p>5.92459</text:p>
              </table:table-cell>
            </table:table-row>
            <table:table-row>
              <table:table-cell office:value-type="float" office:value="3.98682">
                <text:p>3.98682</text:p>
              </table:table-cell>
              <table:table-cell office:value-type="float" office:value="6.61823">
                <text:p>6.61823</text:p>
              </table:table-cell>
            </table:table-row>
            <table:table-row>
              <table:table-cell office:value-type="float" office:value="3.98889">
                <text:p>3.98889</text:p>
              </table:table-cell>
              <table:table-cell office:value-type="float" office:value="-5.8686">
                <text:p>-5.8686</text:p>
              </table:table-cell>
            </table:table-row>
            <table:table-row>
              <table:table-cell office:value-type="float" office:value="3.99096">
                <text:p>3.99096</text:p>
              </table:table-cell>
              <table:table-cell office:value-type="float" office:value="0.372802">
                <text:p>0.372802</text:p>
              </table:table-cell>
            </table:table-row>
            <table:table-row>
              <table:table-cell office:value-type="float" office:value="3.99303">
                <text:p>3.99303</text:p>
              </table:table-cell>
              <table:table-cell office:value-type="float" office:value="-5.17884">
                <text:p>-5.17884</text:p>
              </table:table-cell>
            </table:table-row>
            <table:table-row>
              <table:table-cell office:value-type="float" office:value="3.9951">
                <text:p>3.9951</text:p>
              </table:table-cell>
              <table:table-cell office:value-type="float" office:value="5.91803">
                <text:p>5.91803</text:p>
              </table:table-cell>
            </table:table-row>
            <table:table-row>
              <table:table-cell office:value-type="float" office:value="3.99717">
                <text:p>3.99717</text:p>
              </table:table-cell>
              <table:table-cell office:value-type="float" office:value="6.61167">
                <text:p>6.61167</text:p>
              </table:table-cell>
            </table:table-row>
            <table:table-row>
              <table:table-cell office:value-type="float" office:value="3.99924">
                <text:p>3.99924</text:p>
              </table:table-cell>
              <table:table-cell office:value-type="float" office:value="-5.87516">
                <text:p>-5.87516</text:p>
              </table:table-cell>
            </table:table-row>
            <table:table-row>
              <table:table-cell office:value-type="float" office:value="4.00131">
                <text:p>4.00131</text:p>
              </table:table-cell>
              <table:table-cell office:value-type="float" office:value="-5.18406">
                <text:p>-5.18406</text:p>
              </table:table-cell>
            </table:table-row>
            <table:table-row>
              <table:table-cell office:value-type="float" office:value="4.00338">
                <text:p>4.00338</text:p>
              </table:table-cell>
              <table:table-cell office:value-type="float" office:value="5.9128">
                <text:p>5.9128</text:p>
              </table:table-cell>
            </table:table-row>
            <table:table-row>
              <table:table-cell office:value-type="float" office:value="4.00545">
                <text:p>4.00545</text:p>
              </table:table-cell>
              <table:table-cell office:value-type="float" office:value="6.60644">
                <text:p>6.60644</text:p>
              </table:table-cell>
            </table:table-row>
            <table:table-row>
              <table:table-cell office:value-type="float" office:value="4.00752">
                <text:p>4.00752</text:p>
              </table:table-cell>
              <table:table-cell office:value-type="float" office:value="-5.88039">
                <text:p>-5.88039</text:p>
              </table:table-cell>
            </table:table-row>
            <table:table-row>
              <table:table-cell office:value-type="float" office:value="4.00959">
                <text:p>4.00959</text:p>
              </table:table-cell>
              <table:table-cell office:value-type="float" office:value="-5.1893">
                <text:p>-5.1893</text:p>
              </table:table-cell>
            </table:table-row>
            <table:table-row>
              <table:table-cell office:value-type="float" office:value="4.01166">
                <text:p>4.01166</text:p>
              </table:table-cell>
              <table:table-cell office:value-type="float" office:value="5.90756">
                <text:p>5.90756</text:p>
              </table:table-cell>
            </table:table-row>
            <table:table-row>
              <table:table-cell office:value-type="float" office:value="4.01373">
                <text:p>4.01373</text:p>
              </table:table-cell>
              <table:table-cell office:value-type="float" office:value="0.357103">
                <text:p>0.357103</text:p>
              </table:table-cell>
            </table:table-row>
            <table:table-row>
              <table:table-cell office:value-type="float" office:value="4.0158">
                <text:p>4.0158</text:p>
              </table:table-cell>
              <table:table-cell office:value-type="float" office:value="0.355752">
                <text:p>0.355752</text:p>
              </table:table-cell>
            </table:table-row>
            <table:table-row>
              <table:table-cell office:value-type="float" office:value="4.01787">
                <text:p>4.01787</text:p>
              </table:table-cell>
              <table:table-cell office:value-type="float" office:value="-23.9282">
                <text:p>-23.9282</text:p>
              </table:table-cell>
            </table:table-row>
            <table:table-row>
              <table:table-cell office:value-type="float" office:value="4.01994">
                <text:p>4.01994</text:p>
              </table:table-cell>
              <table:table-cell office:value-type="float" office:value="19.0748">
                <text:p>19.0748</text:p>
              </table:table-cell>
            </table:table-row>
            <table:table-row>
              <table:table-cell office:value-type="float" office:value="4.02201">
                <text:p>4.02201</text:p>
              </table:table-cell>
              <table:table-cell office:value-type="float" office:value="5.89432">
                <text:p>5.89432</text:p>
              </table:table-cell>
            </table:table-row>
            <table:table-row>
              <table:table-cell office:value-type="float" office:value="4.02408">
                <text:p>4.02408</text:p>
              </table:table-cell>
              <table:table-cell office:value-type="float" office:value="0.343853">
                <text:p>0.343853</text:p>
              </table:table-cell>
            </table:table-row>
            <table:table-row>
              <table:table-cell office:value-type="float" office:value="4.02615">
                <text:p>4.02615</text:p>
              </table:table-cell>
              <table:table-cell office:value-type="float" office:value="0.342493">
                <text:p>0.342493</text:p>
              </table:table-cell>
            </table:table-row>
            <table:table-row>
              <table:table-cell office:value-type="float" office:value="4.02822">
                <text:p>4.02822</text:p>
              </table:table-cell>
              <table:table-cell office:value-type="float" office:value="6.58524">
                <text:p>6.58524</text:p>
              </table:table-cell>
            </table:table-row>
            <table:table-row>
              <table:table-cell office:value-type="float" office:value="4.03029">
                <text:p>4.03029</text:p>
              </table:table-cell>
              <table:table-cell office:value-type="float" office:value="-11.4519">
                <text:p>-11.4519</text:p>
              </table:table-cell>
            </table:table-row>
            <table:table-row>
              <table:table-cell office:value-type="float" office:value="4.03236">
                <text:p>4.03236</text:p>
              </table:table-cell>
              <table:table-cell office:value-type="float" office:value="5.88767">
                <text:p>5.88767</text:p>
              </table:table-cell>
            </table:table-row>
            <table:table-row>
              <table:table-cell office:value-type="float" office:value="4.03443">
                <text:p>4.03443</text:p>
              </table:table-cell>
              <table:table-cell office:value-type="float" office:value="0.337197">
                <text:p>0.337197</text:p>
              </table:table-cell>
            </table:table-row>
            <table:table-row>
              <table:table-cell office:value-type="float" office:value="4.0365">
                <text:p>4.0365</text:p>
              </table:table-cell>
              <table:table-cell office:value-type="float" office:value="6.57994">
                <text:p>6.57994</text:p>
              </table:table-cell>
            </table:table-row>
            <table:table-row>
              <table:table-cell office:value-type="float" office:value="4.03857">
                <text:p>4.03857</text:p>
              </table:table-cell>
              <table:table-cell office:value-type="float" office:value="-12.151">
                <text:p>-12.151</text:p>
              </table:table-cell>
            </table:table-row>
            <table:table-row>
              <table:table-cell office:value-type="float" office:value="4.04064">
                <text:p>4.04064</text:p>
              </table:table-cell>
              <table:table-cell office:value-type="float" office:value="7.26964">
                <text:p>7.26964</text:p>
              </table:table-cell>
            </table:table-row>
            <table:table-row>
              <table:table-cell office:value-type="float" office:value="4.04271">
                <text:p>4.04271</text:p>
              </table:table-cell>
              <table:table-cell office:value-type="float" office:value="-0.36175">
                <text:p>-0.36175</text:p>
              </table:table-cell>
            </table:table-row>
            <table:table-row>
              <table:table-cell office:value-type="float" office:value="4.04478">
                <text:p>4.04478</text:p>
              </table:table-cell>
              <table:table-cell office:value-type="float" office:value="0.330521">
                <text:p>0.330521</text:p>
              </table:table-cell>
            </table:table-row>
            <table:table-row>
              <table:table-cell office:value-type="float" office:value="4.04685">
                <text:p>4.04685</text:p>
              </table:table-cell>
              <table:table-cell office:value-type="float" office:value="0.329153">
                <text:p>0.329153</text:p>
              </table:table-cell>
            </table:table-row>
            <table:table-row>
              <table:table-cell office:value-type="float" office:value="4.04892">
                <text:p>4.04892</text:p>
              </table:table-cell>
              <table:table-cell office:value-type="float" office:value="1.02158">
                <text:p>1.02158</text:p>
              </table:table-cell>
            </table:table-row>
            <table:table-row>
              <table:table-cell office:value-type="float" office:value="4.05099">
                <text:p>4.05099</text:p>
              </table:table-cell>
              <table:table-cell office:value-type="float" office:value="-0.367071">
                <text:p>-0.367071</text:p>
              </table:table-cell>
            </table:table-row>
            <table:table-row>
              <table:table-cell office:value-type="float" office:value="4.05306">
                <text:p>4.05306</text:p>
              </table:table-cell>
              <table:table-cell office:value-type="float" office:value="0.325197">
                <text:p>0.325197</text:p>
              </table:table-cell>
            </table:table-row>
            <table:table-row>
              <table:table-cell office:value-type="float" office:value="4.05513">
                <text:p>4.05513</text:p>
              </table:table-cell>
              <table:table-cell office:value-type="float" office:value="0.323826">
                <text:p>0.323826</text:p>
              </table:table-cell>
            </table:table-row>
            <table:table-row>
              <table:table-cell office:value-type="float" office:value="4.0572">
                <text:p>4.0572</text:p>
              </table:table-cell>
              <table:table-cell office:value-type="float" office:value="0.322454">
                <text:p>0.322454</text:p>
              </table:table-cell>
            </table:table-row>
            <table:table-row>
              <table:table-cell office:value-type="float" office:value="4.05927">
                <text:p>4.05927</text:p>
              </table:table-cell>
              <table:table-cell office:value-type="float" office:value="1.01487">
                <text:p>1.01487</text:p>
              </table:table-cell>
            </table:table-row>
            <table:table-row>
              <table:table-cell office:value-type="float" office:value="4.06134">
                <text:p>4.06134</text:p>
              </table:table-cell>
              <table:table-cell office:value-type="float" office:value="-0.373777">
                <text:p>-0.373777</text:p>
              </table:table-cell>
            </table:table-row>
            <table:table-row>
              <table:table-cell office:value-type="float" office:value="4.06341">
                <text:p>4.06341</text:p>
              </table:table-cell>
              <table:table-cell office:value-type="float" office:value="0.318487">
                <text:p>0.318487</text:p>
              </table:table-cell>
            </table:table-row>
            <table:table-row>
              <table:table-cell office:value-type="float" office:value="4.06548">
                <text:p>4.06548</text:p>
              </table:table-cell>
              <table:table-cell office:value-type="float" office:value="6.56123">
                <text:p>6.56123</text:p>
              </table:table-cell>
            </table:table-row>
            <table:table-row>
              <table:table-cell office:value-type="float" office:value="4.06755">
                <text:p>4.06755</text:p>
              </table:table-cell>
              <table:table-cell office:value-type="float" office:value="-5.92563">
                <text:p>-5.92563</text:p>
              </table:table-cell>
            </table:table-row>
            <table:table-row>
              <table:table-cell office:value-type="float" office:value="4.06962">
                <text:p>4.06962</text:p>
              </table:table-cell>
              <table:table-cell office:value-type="float" office:value="0.315736">
                <text:p>0.315736</text:p>
              </table:table-cell>
            </table:table-row>
            <table:table-row>
              <table:table-cell office:value-type="float" office:value="4.07169">
                <text:p>4.07169</text:p>
              </table:table-cell>
              <table:table-cell office:value-type="float" office:value="-5.23597">
                <text:p>-5.23597</text:p>
              </table:table-cell>
            </table:table-row>
            <table:table-row>
              <table:table-cell office:value-type="float" office:value="4.07376">
                <text:p>4.07376</text:p>
              </table:table-cell>
              <table:table-cell office:value-type="float" office:value="12.105">
                <text:p>12.105</text:p>
              </table:table-cell>
            </table:table-row>
            <table:table-row>
              <table:table-cell office:value-type="float" office:value="4.07583">
                <text:p>4.07583</text:p>
              </table:table-cell>
              <table:table-cell office:value-type="float" office:value="-12.1751">
                <text:p>-12.1751</text:p>
              </table:table-cell>
            </table:table-row>
            <table:table-row>
              <table:table-cell office:value-type="float" office:value="4.0779">
                <text:p>4.0779</text:p>
              </table:table-cell>
              <table:table-cell office:value-type="float" office:value="6.55174">
                <text:p>6.55174</text:p>
              </table:table-cell>
            </table:table-row>
            <table:table-row>
              <table:table-cell office:value-type="float" office:value="4.07997">
                <text:p>4.07997</text:p>
              </table:table-cell>
              <table:table-cell office:value-type="float" office:value="1.00141">
                <text:p>1.00141</text:p>
              </table:table-cell>
            </table:table-row>
            <table:table-row>
              <table:table-cell office:value-type="float" office:value="4.08204">
                <text:p>4.08204</text:p>
              </table:table-cell>
              <table:table-cell office:value-type="float" office:value="-0.387246">
                <text:p>-0.387246</text:p>
              </table:table-cell>
            </table:table-row>
            <table:table-row>
              <table:table-cell office:value-type="float" office:value="4.08411">
                <text:p>4.08411</text:p>
              </table:table-cell>
              <table:table-cell office:value-type="float" office:value="0.30501">
                <text:p>0.30501</text:p>
              </table:table-cell>
            </table:table-row>
            <table:table-row>
              <table:table-cell office:value-type="float" office:value="4.08618">
                <text:p>4.08618</text:p>
              </table:table-cell>
              <table:table-cell office:value-type="float" office:value="0.303628">
                <text:p>0.303628</text:p>
              </table:table-cell>
            </table:table-row>
            <table:table-row>
              <table:table-cell office:value-type="float" office:value="4.08825">
                <text:p>4.08825</text:p>
              </table:table-cell>
              <table:table-cell office:value-type="float" office:value="0.996037">
                <text:p>0.996037</text:p>
              </table:table-cell>
            </table:table-row>
            <table:table-row>
              <table:table-cell office:value-type="float" office:value="4.09032">
                <text:p>4.09032</text:p>
              </table:table-cell>
              <table:table-cell office:value-type="float" office:value="-0.392624">
                <text:p>-0.392624</text:p>
              </table:table-cell>
            </table:table-row>
            <table:table-row>
              <table:table-cell office:value-type="float" office:value="4.09239">
                <text:p>4.09239</text:p>
              </table:table-cell>
              <table:table-cell office:value-type="float" office:value="0.29963">
                <text:p>0.29963</text:p>
              </table:table-cell>
            </table:table-row>
            <table:table-row>
              <table:table-cell office:value-type="float" office:value="4.09446">
                <text:p>4.09446</text:p>
              </table:table-cell>
              <table:table-cell office:value-type="float" office:value="0.298245">
                <text:p>0.298245</text:p>
              </table:table-cell>
            </table:table-row>
            <table:table-row>
              <table:table-cell office:value-type="float" office:value="4.09653">
                <text:p>4.09653</text:p>
              </table:table-cell>
              <table:table-cell office:value-type="float" office:value="0.296859">
                <text:p>0.296859</text:p>
              </table:table-cell>
            </table:table-row>
            <table:table-row>
              <table:table-cell office:value-type="float" office:value="4.0986">
                <text:p>4.0986</text:p>
              </table:table-cell>
              <table:table-cell office:value-type="float" office:value="-5.25487">
                <text:p>-5.25487</text:p>
              </table:table-cell>
            </table:table-row>
            <table:table-row>
              <table:table-cell office:value-type="float" office:value="4.10067">
                <text:p>4.10067</text:p>
              </table:table-cell>
              <table:table-cell office:value-type="float" office:value="5.84196">
                <text:p>5.84196</text:p>
              </table:table-cell>
            </table:table-row>
            <table:table-row>
              <table:table-cell office:value-type="float" office:value="4.10274">
                <text:p>4.10274</text:p>
              </table:table-cell>
              <table:table-cell office:value-type="float" office:value="0.291462">
                <text:p>0.291462</text:p>
              </table:table-cell>
            </table:table-row>
            <table:table-row>
              <table:table-cell office:value-type="float" office:value="4.10481">
                <text:p>4.10481</text:p>
              </table:table-cell>
              <table:table-cell office:value-type="float" office:value="6.53421">
                <text:p>6.53421</text:p>
              </table:table-cell>
            </table:table-row>
            <table:table-row>
              <table:table-cell office:value-type="float" office:value="4.10688">
                <text:p>4.10688</text:p>
              </table:table-cell>
              <table:table-cell office:value-type="float" office:value="-5.95267">
                <text:p>-5.95267</text:p>
              </table:table-cell>
            </table:table-row>
            <table:table-row>
              <table:table-cell office:value-type="float" office:value="4.10895">
                <text:p>4.10895</text:p>
              </table:table-cell>
              <table:table-cell office:value-type="float" office:value="0.982475">
                <text:p>0.982475</text:p>
              </table:table-cell>
            </table:table-row>
            <table:table-row>
              <table:table-cell office:value-type="float" office:value="4.11102">
                <text:p>4.11102</text:p>
              </table:table-cell>
              <table:table-cell office:value-type="float" office:value="-0.406193">
                <text:p>-0.406193</text:p>
              </table:table-cell>
            </table:table-row>
            <table:table-row>
              <table:table-cell office:value-type="float" office:value="4.11309">
                <text:p>4.11309</text:p>
              </table:table-cell>
              <table:table-cell office:value-type="float" office:value="-5.95808">
                <text:p>-5.95808</text:p>
              </table:table-cell>
            </table:table-row>
            <table:table-row>
              <table:table-cell office:value-type="float" office:value="4.11516">
                <text:p>4.11516</text:p>
              </table:table-cell>
              <table:table-cell office:value-type="float" office:value="6.52601">
                <text:p>6.52601</text:p>
              </table:table-cell>
            </table:table-row>
            <table:table-row>
              <table:table-cell office:value-type="float" office:value="4.11723">
                <text:p>4.11723</text:p>
              </table:table-cell>
              <table:table-cell office:value-type="float" office:value="0.975668">
                <text:p>0.975668</text:p>
              </table:table-cell>
            </table:table-row>
            <table:table-row>
              <table:table-cell office:value-type="float" office:value="4.1193">
                <text:p>4.1193</text:p>
              </table:table-cell>
              <table:table-cell office:value-type="float" office:value="-0.413003">
                <text:p>-0.413003</text:p>
              </table:table-cell>
            </table:table-row>
            <table:table-row>
              <table:table-cell office:value-type="float" office:value="4.12137">
                <text:p>4.12137</text:p>
              </table:table-cell>
              <table:table-cell office:value-type="float" office:value="0.27924">
                <text:p>0.27924</text:p>
              </table:table-cell>
            </table:table-row>
            <table:table-row>
              <table:table-cell office:value-type="float" office:value="4.12344">
                <text:p>4.12344</text:p>
              </table:table-cell>
              <table:table-cell office:value-type="float" office:value="6.52198">
                <text:p>6.52198</text:p>
              </table:table-cell>
            </table:table-row>
            <table:table-row>
              <table:table-cell office:value-type="float" office:value="4.12551">
                <text:p>4.12551</text:p>
              </table:table-cell>
              <table:table-cell office:value-type="float" office:value="-5.9649">
                <text:p>-5.9649</text:p>
              </table:table-cell>
            </table:table-row>
            <table:table-row>
              <table:table-cell office:value-type="float" office:value="4.12758">
                <text:p>4.12758</text:p>
              </table:table-cell>
              <table:table-cell office:value-type="float" office:value="0.276448">
                <text:p>0.276448</text:p>
              </table:table-cell>
            </table:table-row>
            <table:table-row>
              <table:table-cell office:value-type="float" office:value="4.12965">
                <text:p>4.12965</text:p>
              </table:table-cell>
              <table:table-cell office:value-type="float" office:value="-5.2753">
                <text:p>-5.2753</text:p>
              </table:table-cell>
            </table:table-row>
            <table:table-row>
              <table:table-cell office:value-type="float" office:value="4.13172">
                <text:p>4.13172</text:p>
              </table:table-cell>
              <table:table-cell office:value-type="float" office:value="5.82152">
                <text:p>5.82152</text:p>
              </table:table-cell>
            </table:table-row>
            <table:table-row>
              <table:table-cell office:value-type="float" office:value="4.13379">
                <text:p>4.13379</text:p>
              </table:table-cell>
              <table:table-cell office:value-type="float" office:value="0.271011">
                <text:p>0.271011</text:p>
              </table:table-cell>
            </table:table-row>
            <table:table-row>
              <table:table-cell office:value-type="float" office:value="4.13586">
                <text:p>4.13586</text:p>
              </table:table-cell>
              <table:table-cell office:value-type="float" office:value="6.51375">
                <text:p>6.51375</text:p>
              </table:table-cell>
            </table:table-row>
            <table:table-row>
              <table:table-cell office:value-type="float" office:value="4.13793">
                <text:p>4.13793</text:p>
              </table:table-cell>
              <table:table-cell office:value-type="float" office:value="-5.27934">
                <text:p>-5.27934</text:p>
              </table:table-cell>
            </table:table-row>
            <table:table-row>
              <table:table-cell office:value-type="float" office:value="4.14">
                <text:p>4.14</text:p>
              </table:table-cell>
              <table:table-cell office:value-type="float" office:value="-0.425272">
                <text:p>-0.425272</text:p>
              </table:table-cell>
            </table:table-row>
            <table:table-row>
              <table:table-cell office:value-type="float" office:value="4.14207">
                <text:p>4.14207</text:p>
              </table:table-cell>
              <table:table-cell office:value-type="float" office:value="0.266965">
                <text:p>0.266965</text:p>
              </table:table-cell>
            </table:table-row>
            <table:table-row>
              <table:table-cell office:value-type="float" office:value="4.14414">
                <text:p>4.14414</text:p>
              </table:table-cell>
              <table:table-cell office:value-type="float" office:value="0.265564">
                <text:p>0.265564</text:p>
              </table:table-cell>
            </table:table-row>
            <table:table-row>
              <table:table-cell office:value-type="float" office:value="4.14621">
                <text:p>4.14621</text:p>
              </table:table-cell>
              <table:table-cell office:value-type="float" office:value="0.264162">
                <text:p>0.264162</text:p>
              </table:table-cell>
            </table:table-row>
            <table:table-row>
              <table:table-cell office:value-type="float" office:value="4.14828">
                <text:p>4.14828</text:p>
              </table:table-cell>
              <table:table-cell office:value-type="float" office:value="0.956553">
                <text:p>0.956553</text:p>
              </table:table-cell>
            </table:table-row>
            <table:table-row>
              <table:table-cell office:value-type="float" office:value="4.15035">
                <text:p>4.15035</text:p>
              </table:table-cell>
              <table:table-cell office:value-type="float" office:value="-0.432127">
                <text:p>-0.432127</text:p>
              </table:table-cell>
            </table:table-row>
            <table:table-row>
              <table:table-cell office:value-type="float" office:value="4.15242">
                <text:p>4.15242</text:p>
              </table:table-cell>
              <table:table-cell office:value-type="float" office:value="0.260107">
                <text:p>0.260107</text:p>
              </table:table-cell>
            </table:table-row>
            <table:table-row>
              <table:table-cell office:value-type="float" office:value="4.15449">
                <text:p>4.15449</text:p>
              </table:table-cell>
              <table:table-cell office:value-type="float" office:value="0.258702">
                <text:p>0.258702</text:p>
              </table:table-cell>
            </table:table-row>
            <table:table-row>
              <table:table-cell office:value-type="float" office:value="4.15656">
                <text:p>4.15656</text:p>
              </table:table-cell>
              <table:table-cell office:value-type="float" office:value="0.257297">
                <text:p>0.257297</text:p>
              </table:table-cell>
            </table:table-row>
            <table:table-row>
              <table:table-cell office:value-type="float" office:value="4.15863">
                <text:p>4.15863</text:p>
              </table:table-cell>
              <table:table-cell office:value-type="float" office:value="0.949685">
                <text:p>0.949685</text:p>
              </table:table-cell>
            </table:table-row>
            <table:table-row>
              <table:table-cell office:value-type="float" office:value="4.1607">
                <text:p>4.1607</text:p>
              </table:table-cell>
              <table:table-cell office:value-type="float" office:value="-6.68315">
                <text:p>-6.68315</text:p>
              </table:table-cell>
            </table:table-row>
            <table:table-row>
              <table:table-cell office:value-type="float" office:value="4.16277">
                <text:p>4.16277</text:p>
              </table:table-cell>
              <table:table-cell office:value-type="float" office:value="12.7387">
                <text:p>12.7387</text:p>
              </table:table-cell>
            </table:table-row>
            <table:table-row>
              <table:table-cell office:value-type="float" office:value="4.16484">
                <text:p>4.16484</text:p>
              </table:table-cell>
              <table:table-cell office:value-type="float" office:value="-5.99092">
                <text:p>-5.99092</text:p>
              </table:table-cell>
            </table:table-row>
            <table:table-row>
              <table:table-cell office:value-type="float" office:value="4.16691">
                <text:p>4.16691</text:p>
              </table:table-cell>
              <table:table-cell office:value-type="float" office:value="0.250416">
                <text:p>0.250416</text:p>
              </table:table-cell>
            </table:table-row>
            <table:table-row>
              <table:table-cell office:value-type="float" office:value="4.16898">
                <text:p>4.16898</text:p>
              </table:table-cell>
              <table:table-cell office:value-type="float" office:value="0.942802">
                <text:p>0.942802</text:p>
              </table:table-cell>
            </table:table-row>
            <table:table-row>
              <table:table-cell office:value-type="float" office:value="4.17105">
                <text:p>4.17105</text:p>
              </table:table-cell>
              <table:table-cell office:value-type="float" office:value="-6.69004">
                <text:p>-6.69004</text:p>
              </table:table-cell>
            </table:table-row>
            <table:table-row>
              <table:table-cell office:value-type="float" office:value="4.17312">
                <text:p>4.17312</text:p>
              </table:table-cell>
              <table:table-cell office:value-type="float" office:value="6.48768">
                <text:p>6.48768</text:p>
              </table:table-cell>
            </table:table-row>
            <table:table-row>
              <table:table-cell office:value-type="float" office:value="4.17519">
                <text:p>4.17519</text:p>
              </table:table-cell>
              <table:table-cell office:value-type="float" office:value="-5.30684">
                <text:p>-5.30684</text:p>
              </table:table-cell>
            </table:table-row>
            <table:table-row>
              <table:table-cell office:value-type="float" office:value="4.17726">
                <text:p>4.17726</text:p>
              </table:table-cell>
              <table:table-cell office:value-type="float" office:value="12.0341">
                <text:p>12.0341</text:p>
              </table:table-cell>
            </table:table-row>
            <table:table-row>
              <table:table-cell office:value-type="float" office:value="4.17933">
                <text:p>4.17933</text:p>
              </table:table-cell>
              <table:table-cell office:value-type="float" office:value="-6.00189">
                <text:p>-6.00189</text:p>
              </table:table-cell>
            </table:table-row>
            <table:table-row>
              <table:table-cell office:value-type="float" office:value="4.1814">
                <text:p>4.1814</text:p>
              </table:table-cell>
              <table:table-cell office:value-type="float" office:value="0.23944">
                <text:p>0.23944</text:p>
              </table:table-cell>
            </table:table-row>
            <table:table-row>
              <table:table-cell office:value-type="float" office:value="4.18347">
                <text:p>4.18347</text:p>
              </table:table-cell>
              <table:table-cell office:value-type="float" office:value="0.238027">
                <text:p>0.238027</text:p>
              </table:table-cell>
            </table:table-row>
            <table:table-row>
              <table:table-cell office:value-type="float" office:value="4.18554">
                <text:p>4.18554</text:p>
              </table:table-cell>
              <table:table-cell office:value-type="float" office:value="-5.31375">
                <text:p>-5.31375</text:p>
              </table:table-cell>
            </table:table-row>
            <table:table-row>
              <table:table-cell office:value-type="float" office:value="4.18761">
                <text:p>4.18761</text:p>
              </table:table-cell>
              <table:table-cell office:value-type="float" office:value="12.0272">
                <text:p>12.0272</text:p>
              </table:table-cell>
            </table:table-row>
            <table:table-row>
              <table:table-cell office:value-type="float" office:value="4.18968">
                <text:p>4.18968</text:p>
              </table:table-cell>
              <table:table-cell office:value-type="float" office:value="-6.0088">
                <text:p>-6.0088</text:p>
              </table:table-cell>
            </table:table-row>
            <table:table-row>
              <table:table-cell office:value-type="float" office:value="4.19175">
                <text:p>4.19175</text:p>
              </table:table-cell>
              <table:table-cell office:value-type="float" office:value="-6.01164">
                <text:p>-6.01164</text:p>
              </table:table-cell>
            </table:table-row>
            <table:table-row>
              <table:table-cell office:value-type="float" office:value="4.19382">
                <text:p>4.19382</text:p>
              </table:table-cell>
              <table:table-cell office:value-type="float" office:value="7.16623">
                <text:p>7.16623</text:p>
              </table:table-cell>
            </table:table-row>
            <table:table-row>
              <table:table-cell office:value-type="float" office:value="4.19589">
                <text:p>4.19589</text:p>
              </table:table-cell>
              <table:table-cell office:value-type="float" office:value="-0.46521">
                <text:p>-0.46521</text:p>
              </table:table-cell>
            </table:table-row>
            <table:table-row>
              <table:table-cell office:value-type="float" office:value="4.19796">
                <text:p>4.19796</text:p>
              </table:table-cell>
              <table:table-cell office:value-type="float" office:value="6.47117">
                <text:p>6.47117</text:p>
              </table:table-cell>
            </table:table-row>
            <table:table-row>
              <table:table-cell office:value-type="float" office:value="4.20003">
                <text:p>4.20003</text:p>
              </table:table-cell>
              <table:table-cell office:value-type="float" office:value="-6.01573">
                <text:p>-6.01573</text:p>
              </table:table-cell>
            </table:table-row>
            <table:table-row>
              <table:table-cell office:value-type="float" office:value="4.2021">
                <text:p>4.2021</text:p>
              </table:table-cell>
              <table:table-cell office:value-type="float" office:value="0.225591">
                <text:p>0.225591</text:p>
              </table:table-cell>
            </table:table-row>
            <table:table-row>
              <table:table-cell office:value-type="float" office:value="4.20417">
                <text:p>4.20417</text:p>
              </table:table-cell>
              <table:table-cell office:value-type="float" office:value="0.224172">
                <text:p>0.224172</text:p>
              </table:table-cell>
            </table:table-row>
            <table:table-row>
              <table:table-cell office:value-type="float" office:value="4.20624">
                <text:p>4.20624</text:p>
              </table:table-cell>
              <table:table-cell office:value-type="float" office:value="0.916548">
                <text:p>0.916548</text:p>
              </table:table-cell>
            </table:table-row>
            <table:table-row>
              <table:table-cell office:value-type="float" office:value="4.20831">
                <text:p>4.20831</text:p>
              </table:table-cell>
              <table:table-cell office:value-type="float" office:value="-0.472149">
                <text:p>-0.472149</text:p>
              </table:table-cell>
            </table:table-row>
            <table:table-row>
              <table:table-cell office:value-type="float" office:value="4.21038">
                <text:p>4.21038</text:p>
              </table:table-cell>
              <table:table-cell office:value-type="float" office:value="0.220068">
                <text:p>0.220068</text:p>
              </table:table-cell>
            </table:table-row>
            <table:table-row>
              <table:table-cell office:value-type="float" office:value="4.21245">
                <text:p>4.21245</text:p>
              </table:table-cell>
              <table:table-cell office:value-type="float" office:value="0.218647">
                <text:p>0.218647</text:p>
              </table:table-cell>
            </table:table-row>
            <table:table-row>
              <table:table-cell office:value-type="float" office:value="4.21452">
                <text:p>4.21452</text:p>
              </table:table-cell>
              <table:table-cell office:value-type="float" office:value="6.46139">
                <text:p>6.46139</text:p>
              </table:table-cell>
            </table:table-row>
            <table:table-row>
              <table:table-cell office:value-type="float" office:value="4.21659">
                <text:p>4.21659</text:p>
              </table:table-cell>
              <table:table-cell office:value-type="float" office:value="-11.5759">
                <text:p>-11.5759</text:p>
              </table:table-cell>
            </table:table-row>
            <table:table-row>
              <table:table-cell office:value-type="float" office:value="4.21866">
                <text:p>4.21866</text:p>
              </table:table-cell>
              <table:table-cell office:value-type="float" office:value="5.76364">
                <text:p>5.76364</text:p>
              </table:table-cell>
            </table:table-row>
            <table:table-row>
              <table:table-cell office:value-type="float" office:value="4.22073">
                <text:p>4.22073</text:p>
              </table:table-cell>
              <table:table-cell office:value-type="float" office:value="0.213113">
                <text:p>0.213113</text:p>
              </table:table-cell>
            </table:table-row>
            <table:table-row>
              <table:table-cell office:value-type="float" office:value="4.2228">
                <text:p>4.2228</text:p>
              </table:table-cell>
              <table:table-cell office:value-type="float" office:value="0.211689">
                <text:p>0.211689</text:p>
              </table:table-cell>
            </table:table-row>
            <table:table-row>
              <table:table-cell office:value-type="float" office:value="4.22487">
                <text:p>4.22487</text:p>
              </table:table-cell>
              <table:table-cell office:value-type="float" office:value="0.210265">
                <text:p>0.210265</text:p>
              </table:table-cell>
            </table:table-row>
            <table:table-row>
              <table:table-cell office:value-type="float" office:value="4.22694">
                <text:p>4.22694</text:p>
              </table:table-cell>
              <table:table-cell office:value-type="float" office:value="0.902636">
                <text:p>0.902636</text:p>
              </table:table-cell>
            </table:table-row>
            <table:table-row>
              <table:table-cell office:value-type="float" office:value="4.22901">
                <text:p>4.22901</text:p>
              </table:table-cell>
              <table:table-cell office:value-type="float" office:value="-0.486066">
                <text:p>-0.486066</text:p>
              </table:table-cell>
            </table:table-row>
            <table:table-row>
              <table:table-cell office:value-type="float" office:value="4.23108">
                <text:p>4.23108</text:p>
              </table:table-cell>
              <table:table-cell office:value-type="float" office:value="0.206146">
                <text:p>0.206146</text:p>
              </table:table-cell>
            </table:table-row>
            <table:table-row>
              <table:table-cell office:value-type="float" office:value="4.23315">
                <text:p>4.23315</text:p>
              </table:table-cell>
              <table:table-cell office:value-type="float" office:value="0.204719">
                <text:p>0.204719</text:p>
              </table:table-cell>
            </table:table-row>
            <table:table-row>
              <table:table-cell office:value-type="float" office:value="4.23522">
                <text:p>4.23522</text:p>
              </table:table-cell>
              <table:table-cell office:value-type="float" office:value="0.897089">
                <text:p>0.897089</text:p>
              </table:table-cell>
            </table:table-row>
            <table:table-row>
              <table:table-cell office:value-type="float" office:value="4.23729">
                <text:p>4.23729</text:p>
              </table:table-cell>
              <table:table-cell office:value-type="float" office:value="-0.491615">
                <text:p>-0.491615</text:p>
              </table:table-cell>
            </table:table-row>
            <table:table-row>
              <table:table-cell office:value-type="float" office:value="4.23936">
                <text:p>4.23936</text:p>
              </table:table-cell>
              <table:table-cell office:value-type="float" office:value="0.200595">
                <text:p>0.200595</text:p>
              </table:table-cell>
            </table:table-row>
            <table:table-row>
              <table:table-cell office:value-type="float" office:value="4.24143">
                <text:p>4.24143</text:p>
              </table:table-cell>
              <table:table-cell office:value-type="float" office:value="0.199166">
                <text:p>0.199166</text:p>
              </table:table-cell>
            </table:table-row>
            <table:table-row>
              <table:table-cell office:value-type="float" office:value="4.2435">
                <text:p>4.2435</text:p>
              </table:table-cell>
              <table:table-cell office:value-type="float" office:value="0.197737">
                <text:p>0.197737</text:p>
              </table:table-cell>
            </table:table-row>
            <table:table-row>
              <table:table-cell office:value-type="float" office:value="4.24557">
                <text:p>4.24557</text:p>
              </table:table-cell>
              <table:table-cell office:value-type="float" office:value="-5.35407">
                <text:p>-5.35407</text:p>
              </table:table-cell>
            </table:table-row>
            <table:table-row>
              <table:table-cell office:value-type="float" office:value="4.24764">
                <text:p>4.24764</text:p>
              </table:table-cell>
              <table:table-cell office:value-type="float" office:value="5.74271">
                <text:p>5.74271</text:p>
              </table:table-cell>
            </table:table-row>
            <table:table-row>
              <table:table-cell office:value-type="float" office:value="4.24971">
                <text:p>4.24971</text:p>
              </table:table-cell>
              <table:table-cell office:value-type="float" office:value="-6.052">
                <text:p>-6.052</text:p>
              </table:table-cell>
            </table:table-row>
            <table:table-row>
              <table:table-cell office:value-type="float" office:value="4.25178">
                <text:p>4.25178</text:p>
              </table:table-cell>
              <table:table-cell office:value-type="float" office:value="12.6762">
                <text:p>12.6762</text:p>
              </table:table-cell>
            </table:table-row>
            <table:table-row>
              <table:table-cell office:value-type="float" office:value="4.25385">
                <text:p>4.25385</text:p>
              </table:table-cell>
              <table:table-cell office:value-type="float" office:value="-5.35963">
                <text:p>-5.35963</text:p>
              </table:table-cell>
            </table:table-row>
            <table:table-row>
              <table:table-cell office:value-type="float" office:value="4.25592">
                <text:p>4.25592</text:p>
              </table:table-cell>
              <table:table-cell office:value-type="float" office:value="-0.5056">
                <text:p>-0.5056</text:p>
              </table:table-cell>
            </table:table-row>
            <table:table-row>
              <table:table-cell office:value-type="float" office:value="4.25799">
                <text:p>4.25799</text:p>
              </table:table-cell>
              <table:table-cell office:value-type="float" office:value="-6.05757">
                <text:p>-6.05757</text:p>
              </table:table-cell>
            </table:table-row>
            <table:table-row>
              <table:table-cell office:value-type="float" office:value="4.26006">
                <text:p>4.26006</text:p>
              </table:table-cell>
              <table:table-cell office:value-type="float" office:value="6.42648">
                <text:p>6.42648</text:p>
              </table:table-cell>
            </table:table-row>
            <table:table-row>
              <table:table-cell office:value-type="float" office:value="4.26213">
                <text:p>4.26213</text:p>
              </table:table-cell>
              <table:table-cell office:value-type="float" office:value="6.42648">
                <text:p>6.42648</text:p>
              </table:table-cell>
            </table:table-row>
            <table:table-row>
              <table:table-cell office:value-type="float" office:value="4.2642">
                <text:p>4.2642</text:p>
              </table:table-cell>
              <table:table-cell office:value-type="float" office:value="-5.36664">
                <text:p>-5.36664</text:p>
              </table:table-cell>
            </table:table-row>
            <table:table-row>
              <table:table-cell office:value-type="float" office:value="4.26627">
                <text:p>4.26627</text:p>
              </table:table-cell>
              <table:table-cell office:value-type="float" office:value="-0.512609">
                <text:p>-0.512609</text:p>
              </table:table-cell>
            </table:table-row>
            <table:table-row>
              <table:table-cell office:value-type="float" office:value="4.26834">
                <text:p>4.26834</text:p>
              </table:table-cell>
              <table:table-cell office:value-type="float" office:value="0.179594">
                <text:p>0.179594</text:p>
              </table:table-cell>
            </table:table-row>
            <table:table-row>
              <table:table-cell office:value-type="float" office:value="4.27041">
                <text:p>4.27041</text:p>
              </table:table-cell>
              <table:table-cell office:value-type="float" office:value="0.178159">
                <text:p>0.178159</text:p>
              </table:table-cell>
            </table:table-row>
            <table:table-row>
              <table:table-cell office:value-type="float" office:value="4.27248">
                <text:p>4.27248</text:p>
              </table:table-cell>
              <table:table-cell office:value-type="float" office:value="-5.37366">
                <text:p>-5.37366</text:p>
              </table:table-cell>
            </table:table-row>
            <table:table-row>
              <table:table-cell office:value-type="float" office:value="4.27455">
                <text:p>4.27455</text:p>
              </table:table-cell>
              <table:table-cell office:value-type="float" office:value="11.9673">
                <text:p>11.9673</text:p>
              </table:table-cell>
            </table:table-row>
            <table:table-row>
              <table:table-cell office:value-type="float" office:value="4.27662">
                <text:p>4.27662</text:p>
              </table:table-cell>
              <table:table-cell office:value-type="float" office:value="-6.06873">
                <text:p>-6.06873</text:p>
              </table:table-cell>
            </table:table-row>
            <table:table-row>
              <table:table-cell office:value-type="float" office:value="4.27869">
                <text:p>4.27869</text:p>
              </table:table-cell>
              <table:table-cell office:value-type="float" office:value="0.172572">
                <text:p>0.172572</text:p>
              </table:table-cell>
            </table:table-row>
            <table:table-row>
              <table:table-cell office:value-type="float" office:value="4.28076">
                <text:p>4.28076</text:p>
              </table:table-cell>
              <table:table-cell office:value-type="float" office:value="0.171135">
                <text:p>0.171135</text:p>
              </table:table-cell>
            </table:table-row>
            <table:table-row>
              <table:table-cell office:value-type="float" office:value="4.28283">
                <text:p>4.28283</text:p>
              </table:table-cell>
              <table:table-cell office:value-type="float" office:value="0.863495">
                <text:p>0.863495</text:p>
              </table:table-cell>
            </table:table-row>
            <table:table-row>
              <table:table-cell office:value-type="float" office:value="4.2849">
                <text:p>4.2849</text:p>
              </table:table-cell>
              <table:table-cell office:value-type="float" office:value="-0.52522">
                <text:p>-0.52522</text:p>
              </table:table-cell>
            </table:table-row>
            <table:table-row>
              <table:table-cell office:value-type="float" office:value="4.28697">
                <text:p>4.28697</text:p>
              </table:table-cell>
              <table:table-cell office:value-type="float" office:value="0.166979">
                <text:p>0.166979</text:p>
              </table:table-cell>
            </table:table-row>
            <table:table-row>
              <table:table-cell office:value-type="float" office:value="4.28904">
                <text:p>4.28904</text:p>
              </table:table-cell>
              <table:table-cell office:value-type="float" office:value="0.16554">
                <text:p>0.16554</text:p>
              </table:table-cell>
            </table:table-row>
            <table:table-row>
              <table:table-cell office:value-type="float" office:value="4.29111">
                <text:p>4.29111</text:p>
              </table:table-cell>
              <table:table-cell office:value-type="float" office:value="0.1641">
                <text:p>0.1641</text:p>
              </table:table-cell>
            </table:table-row>
            <table:table-row>
              <table:table-cell office:value-type="float" office:value="4.29318">
                <text:p>4.29318</text:p>
              </table:table-cell>
              <table:table-cell office:value-type="float" office:value="0.856459">
                <text:p>0.856459</text:p>
              </table:table-cell>
            </table:table-row>
            <table:table-row>
              <table:table-cell office:value-type="float" office:value="4.29525">
                <text:p>4.29525</text:p>
              </table:table-cell>
              <table:table-cell office:value-type="float" office:value="-0.532258">
                <text:p>-0.532258</text:p>
              </table:table-cell>
            </table:table-row>
            <table:table-row>
              <table:table-cell office:value-type="float" office:value="4.29732">
                <text:p>4.29732</text:p>
              </table:table-cell>
              <table:table-cell office:value-type="float" office:value="0.159939">
                <text:p>0.159939</text:p>
              </table:table-cell>
            </table:table-row>
            <table:table-row>
              <table:table-cell office:value-type="float" office:value="4.29939">
                <text:p>4.29939</text:p>
              </table:table-cell>
              <table:table-cell office:value-type="float" office:value="6.40268">
                <text:p>6.40268</text:p>
              </table:table-cell>
            </table:table-row>
            <table:table-row>
              <table:table-cell office:value-type="float" office:value="4.30146">
                <text:p>4.30146</text:p>
              </table:table-cell>
              <table:table-cell office:value-type="float" office:value="-6.08425">
                <text:p>-6.08425</text:p>
              </table:table-cell>
            </table:table-row>
            <table:table-row>
              <table:table-cell office:value-type="float" office:value="4.30353">
                <text:p>4.30353</text:p>
              </table:table-cell>
              <table:table-cell office:value-type="float" office:value="-5.39333">
                <text:p>-5.39333</text:p>
              </table:table-cell>
            </table:table-row>
            <table:table-row>
              <table:table-cell office:value-type="float" office:value="4.3056">
                <text:p>4.3056</text:p>
              </table:table-cell>
              <table:table-cell office:value-type="float" office:value="5.70344">
                <text:p>5.70344</text:p>
              </table:table-cell>
            </table:table-row>
            <table:table-row>
              <table:table-cell office:value-type="float" office:value="4.30767">
                <text:p>4.30767</text:p>
              </table:table-cell>
              <table:table-cell office:value-type="float" office:value="0.15289">
                <text:p>0.15289</text:p>
              </table:table-cell>
            </table:table-row>
            <table:table-row>
              <table:table-cell office:value-type="float" office:value="4.30974">
                <text:p>4.30974</text:p>
              </table:table-cell>
              <table:table-cell office:value-type="float" office:value="0.151447">
                <text:p>0.151447</text:p>
              </table:table-cell>
            </table:table-row>
            <table:table-row>
              <table:table-cell office:value-type="float" office:value="4.31181">
                <text:p>4.31181</text:p>
              </table:table-cell>
              <table:table-cell office:value-type="float" office:value="0.150003">
                <text:p>0.150003</text:p>
              </table:table-cell>
            </table:table-row>
            <table:table-row>
              <table:table-cell office:value-type="float" office:value="4.31388">
                <text:p>4.31388</text:p>
              </table:table-cell>
              <table:table-cell office:value-type="float" office:value="0.842358">
                <text:p>0.842358</text:p>
              </table:table-cell>
            </table:table-row>
            <table:table-row>
              <table:table-cell office:value-type="float" office:value="4.31595">
                <text:p>4.31595</text:p>
              </table:table-cell>
              <table:table-cell office:value-type="float" office:value="-0.546362">
                <text:p>-0.546362</text:p>
              </table:table-cell>
            </table:table-row>
            <table:table-row>
              <table:table-cell office:value-type="float" office:value="4.31802">
                <text:p>4.31802</text:p>
              </table:table-cell>
              <table:table-cell office:value-type="float" office:value="0.145831">
                <text:p>0.145831</text:p>
              </table:table-cell>
            </table:table-row>
            <table:table-row>
              <table:table-cell office:value-type="float" office:value="4.32009">
                <text:p>4.32009</text:p>
              </table:table-cell>
              <table:table-cell office:value-type="float" office:value="0.144386">
                <text:p>0.144386</text:p>
              </table:table-cell>
            </table:table-row>
            <table:table-row>
              <table:table-cell office:value-type="float" office:value="4.32216">
                <text:p>4.32216</text:p>
              </table:table-cell>
              <table:table-cell office:value-type="float" office:value="0.83674">
                <text:p>0.83674</text:p>
              </table:table-cell>
            </table:table-row>
            <table:table-row>
              <table:table-cell office:value-type="float" office:value="4.32423">
                <text:p>4.32423</text:p>
              </table:table-cell>
              <table:table-cell office:value-type="float" office:value="-0.551982">
                <text:p>-0.551982</text:p>
              </table:table-cell>
            </table:table-row>
            <table:table-row>
              <table:table-cell office:value-type="float" office:value="4.3263">
                <text:p>4.3263</text:p>
              </table:table-cell>
              <table:table-cell office:value-type="float" office:value="0.14021">
                <text:p>0.14021</text:p>
              </table:table-cell>
            </table:table-row>
            <table:table-row>
              <table:table-cell office:value-type="float" office:value="4.32837">
                <text:p>4.32837</text:p>
              </table:table-cell>
              <table:table-cell office:value-type="float" office:value="0.138764">
                <text:p>0.138764</text:p>
              </table:table-cell>
            </table:table-row>
            <table:table-row>
              <table:table-cell office:value-type="float" office:value="4.33044">
                <text:p>4.33044</text:p>
              </table:table-cell>
              <table:table-cell office:value-type="float" office:value="0.137318">
                <text:p>0.137318</text:p>
              </table:table-cell>
            </table:table-row>
            <table:table-row>
              <table:table-cell office:value-type="float" office:value="4.33251">
                <text:p>4.33251</text:p>
              </table:table-cell>
              <table:table-cell office:value-type="float" office:value="0.82967">
                <text:p>0.82967</text:p>
              </table:table-cell>
            </table:table-row>
            <table:table-row>
              <table:table-cell office:value-type="float" office:value="4.33458">
                <text:p>4.33458</text:p>
              </table:table-cell>
              <table:table-cell office:value-type="float" office:value="-6.80325">
                <text:p>-6.80325</text:p>
              </table:table-cell>
            </table:table-row>
            <table:table-row>
              <table:table-cell office:value-type="float" office:value="4.33665">
                <text:p>4.33665</text:p>
              </table:table-cell>
              <table:table-cell office:value-type="float" office:value="12.6186">
                <text:p>12.6186</text:p>
              </table:table-cell>
            </table:table-row>
            <table:table-row>
              <table:table-cell office:value-type="float" office:value="4.33872">
                <text:p>4.33872</text:p>
              </table:table-cell>
              <table:table-cell office:value-type="float" office:value="-6.11105">
                <text:p>-6.11105</text:p>
              </table:table-cell>
            </table:table-row>
            <table:table-row>
              <table:table-cell office:value-type="float" office:value="4.34079">
                <text:p>4.34079</text:p>
              </table:table-cell>
              <table:table-cell office:value-type="float" office:value="-5.42015">
                <text:p>-5.42015</text:p>
              </table:table-cell>
            </table:table-row>
            <table:table-row>
              <table:table-cell office:value-type="float" office:value="4.34286">
                <text:p>4.34286</text:p>
              </table:table-cell>
              <table:table-cell office:value-type="float" office:value="5.67661">
                <text:p>5.67661</text:p>
              </table:table-cell>
            </table:table-row>
            <table:table-row>
              <table:table-cell office:value-type="float" office:value="4.34493">
                <text:p>4.34493</text:p>
              </table:table-cell>
              <table:table-cell office:value-type="float" office:value="0.126055">
                <text:p>0.126055</text:p>
              </table:table-cell>
            </table:table-row>
            <table:table-row>
              <table:table-cell office:value-type="float" office:value="4.347">
                <text:p>4.347</text:p>
              </table:table-cell>
              <table:table-cell office:value-type="float" office:value="0.124606">
                <text:p>0.124606</text:p>
              </table:table-cell>
            </table:table-row>
            <table:table-row>
              <table:table-cell office:value-type="float" office:value="4.34907">
                <text:p>4.34907</text:p>
              </table:table-cell>
              <table:table-cell office:value-type="float" office:value="0.123156">
                <text:p>0.123156</text:p>
              </table:table-cell>
            </table:table-row>
            <table:table-row>
              <table:table-cell office:value-type="float" office:value="4.35114">
                <text:p>4.35114</text:p>
              </table:table-cell>
              <table:table-cell office:value-type="float" office:value="0.815506">
                <text:p>0.815506</text:p>
              </table:table-cell>
            </table:table-row>
            <table:table-row>
              <table:table-cell office:value-type="float" office:value="4.35321">
                <text:p>4.35321</text:p>
              </table:table-cell>
              <table:table-cell office:value-type="float" office:value="-0.573221">
                <text:p>-0.573221</text:p>
              </table:table-cell>
            </table:table-row>
            <table:table-row>
              <table:table-cell office:value-type="float" office:value="4.35528">
                <text:p>4.35528</text:p>
              </table:table-cell>
              <table:table-cell office:value-type="float" office:value="0.118967">
                <text:p>0.118967</text:p>
              </table:table-cell>
            </table:table-row>
            <table:table-row>
              <table:table-cell office:value-type="float" office:value="4.35735">
                <text:p>4.35735</text:p>
              </table:table-cell>
              <table:table-cell office:value-type="float" office:value="0.117516">
                <text:p>0.117516</text:p>
              </table:table-cell>
            </table:table-row>
            <table:table-row>
              <table:table-cell office:value-type="float" office:value="4.35942">
                <text:p>4.35942</text:p>
              </table:table-cell>
              <table:table-cell office:value-type="float" office:value="0.116064">
                <text:p>0.116064</text:p>
              </table:table-cell>
            </table:table-row>
            <table:table-row>
              <table:table-cell office:value-type="float" office:value="4.36149">
                <text:p>4.36149</text:p>
              </table:table-cell>
              <table:table-cell office:value-type="float" office:value="0.808413">
                <text:p>0.808413</text:p>
              </table:table-cell>
            </table:table-row>
            <table:table-row>
              <table:table-cell office:value-type="float" office:value="4.36356">
                <text:p>4.36356</text:p>
              </table:table-cell>
              <table:table-cell office:value-type="float" office:value="-0.580316">
                <text:p>-0.580316</text:p>
              </table:table-cell>
            </table:table-row>
            <table:table-row>
              <table:table-cell office:value-type="float" office:value="4.36563">
                <text:p>4.36563</text:p>
              </table:table-cell>
              <table:table-cell office:value-type="float" office:value="0.111871">
                <text:p>0.111871</text:p>
              </table:table-cell>
            </table:table-row>
            <table:table-row>
              <table:table-cell office:value-type="float" office:value="4.3677">
                <text:p>4.3677</text:p>
              </table:table-cell>
              <table:table-cell office:value-type="float" office:value="0.110418">
                <text:p>0.110418</text:p>
              </table:table-cell>
            </table:table-row>
            <table:table-row>
              <table:table-cell office:value-type="float" office:value="4.36977">
                <text:p>4.36977</text:p>
              </table:table-cell>
              <table:table-cell office:value-type="float" office:value="0.802765">
                <text:p>0.802765</text:p>
              </table:table-cell>
            </table:table-row>
            <table:table-row>
              <table:table-cell office:value-type="float" office:value="4.37184">
                <text:p>4.37184</text:p>
              </table:table-cell>
              <table:table-cell office:value-type="float" office:value="-0.585964">
                <text:p>-0.585964</text:p>
              </table:table-cell>
            </table:table-row>
            <table:table-row>
              <table:table-cell office:value-type="float" office:value="4.37391">
                <text:p>4.37391</text:p>
              </table:table-cell>
              <table:table-cell office:value-type="float" office:value="0.106221">
                <text:p>0.106221</text:p>
              </table:table-cell>
            </table:table-row>
            <table:table-row>
              <table:table-cell office:value-type="float" office:value="4.37598">
                <text:p>4.37598</text:p>
              </table:table-cell>
              <table:table-cell office:value-type="float" office:value="0.104768">
                <text:p>0.104768</text:p>
              </table:table-cell>
            </table:table-row>
            <table:table-row>
              <table:table-cell office:value-type="float" office:value="4.37805">
                <text:p>4.37805</text:p>
              </table:table-cell>
              <table:table-cell office:value-type="float" office:value="0.103315">
                <text:p>0.103315</text:p>
              </table:table-cell>
            </table:table-row>
            <table:table-row>
              <table:table-cell office:value-type="float" office:value="4.38012">
                <text:p>4.38012</text:p>
              </table:table-cell>
              <table:table-cell office:value-type="float" office:value="0.795661">
                <text:p>0.795661</text:p>
              </table:table-cell>
            </table:table-row>
            <table:table-row>
              <table:table-cell office:value-type="float" office:value="4.38219">
                <text:p>4.38219</text:p>
              </table:table-cell>
              <table:table-cell office:value-type="float" office:value="-0.59307">
                <text:p>-0.59307</text:p>
              </table:table-cell>
            </table:table-row>
            <table:table-row>
              <table:table-cell office:value-type="float" office:value="4.38426">
                <text:p>4.38426</text:p>
              </table:table-cell>
              <table:table-cell office:value-type="float" office:value="6.34331">
                <text:p>6.34331</text:p>
              </table:table-cell>
            </table:table-row>
            <table:table-row>
              <table:table-cell office:value-type="float" office:value="4.38633">
                <text:p>4.38633</text:p>
              </table:table-cell>
              <table:table-cell office:value-type="float" office:value="-12.3878">
                <text:p>-12.3878</text:p>
              </table:table-cell>
            </table:table-row>
            <table:table-row>
              <table:table-cell office:value-type="float" office:value="4.3884">
                <text:p>4.3884</text:p>
              </table:table-cell>
              <table:table-cell office:value-type="float" office:value="6.33895">
                <text:p>6.33895</text:p>
              </table:table-cell>
            </table:table-row>
            <table:table-row>
              <table:table-cell office:value-type="float" office:value="4.39047">
                <text:p>4.39047</text:p>
              </table:table-cell>
              <table:table-cell office:value-type="float" office:value="0.78855">
                <text:p>0.78855</text:p>
              </table:table-cell>
            </table:table-row>
            <table:table-row>
              <table:table-cell office:value-type="float" office:value="4.39254">
                <text:p>4.39254</text:p>
              </table:table-cell>
              <table:table-cell office:value-type="float" office:value="-0.600182">
                <text:p>-0.600182</text:p>
              </table:table-cell>
            </table:table-row>
            <table:table-row>
              <table:table-cell office:value-type="float" office:value="4.39461">
                <text:p>4.39461</text:p>
              </table:table-cell>
              <table:table-cell office:value-type="float" office:value="0.0920007">
                <text:p>0.0920007</text:p>
              </table:table-cell>
            </table:table-row>
            <table:table-row>
              <table:table-cell office:value-type="float" office:value="4.39668">
                <text:p>4.39668</text:p>
              </table:table-cell>
              <table:table-cell office:value-type="float" office:value="0.0905451">
                <text:p>0.0905451</text:p>
              </table:table-cell>
            </table:table-row>
            <table:table-row>
              <table:table-cell office:value-type="float" office:value="4.39875">
                <text:p>4.39875</text:p>
              </table:table-cell>
              <table:table-cell office:value-type="float" office:value="0.0890892">
                <text:p>0.0890892</text:p>
              </table:table-cell>
            </table:table-row>
            <table:table-row>
              <table:table-cell office:value-type="float" office:value="4.40082">
                <text:p>4.40082</text:p>
              </table:table-cell>
              <table:table-cell office:value-type="float" office:value="0.781433">
                <text:p>0.781433</text:p>
              </table:table-cell>
            </table:table-row>
            <table:table-row>
              <table:table-cell office:value-type="float" office:value="4.40289">
                <text:p>4.40289</text:p>
              </table:table-cell>
              <table:table-cell office:value-type="float" office:value="-0.6073">
                <text:p>-0.6073</text:p>
              </table:table-cell>
            </table:table-row>
            <table:table-row>
              <table:table-cell office:value-type="float" office:value="4.40496">
                <text:p>4.40496</text:p>
              </table:table-cell>
              <table:table-cell office:value-type="float" office:value="0.084882">
                <text:p>0.084882</text:p>
              </table:table-cell>
            </table:table-row>
            <table:table-row>
              <table:table-cell office:value-type="float" office:value="4.40703">
                <text:p>4.40703</text:p>
              </table:table-cell>
              <table:table-cell office:value-type="float" office:value="0.0834253">
                <text:p>0.0834253</text:p>
              </table:table-cell>
            </table:table-row>
            <table:table-row>
              <table:table-cell office:value-type="float" office:value="4.4091">
                <text:p>4.4091</text:p>
              </table:table-cell>
              <table:table-cell office:value-type="float" office:value="0.0819684">
                <text:p>0.0819684</text:p>
              </table:table-cell>
            </table:table-row>
            <table:table-row>
              <table:table-cell office:value-type="float" office:value="4.41117">
                <text:p>4.41117</text:p>
              </table:table-cell>
              <table:table-cell office:value-type="float" office:value="0.774311">
                <text:p>0.774311</text:p>
              </table:table-cell>
            </table:table-row>
            <table:table-row>
              <table:table-cell office:value-type="float" office:value="4.41324">
                <text:p>4.41324</text:p>
              </table:table-cell>
              <table:table-cell office:value-type="float" office:value="-0.614422">
                <text:p>-0.614422</text:p>
              </table:table-cell>
            </table:table-row>
            <table:table-row>
              <table:table-cell office:value-type="float" office:value="4.41531">
                <text:p>4.41531</text:p>
              </table:table-cell>
              <table:table-cell office:value-type="float" office:value="-6.16644">
                <text:p>-6.16644</text:p>
              </table:table-cell>
            </table:table-row>
            <table:table-row>
              <table:table-cell office:value-type="float" office:value="4.41738">
                <text:p>4.41738</text:p>
              </table:table-cell>
              <table:table-cell office:value-type="float" office:value="12.5618">
                <text:p>12.5618</text:p>
              </table:table-cell>
            </table:table-row>
            <table:table-row>
              <table:table-cell office:value-type="float" office:value="4.41945">
                <text:p>4.41945</text:p>
              </table:table-cell>
              <table:table-cell office:value-type="float" office:value="-5.4741">
                <text:p>-5.4741</text:p>
              </table:table-cell>
            </table:table-row>
            <table:table-row>
              <table:table-cell office:value-type="float" office:value="4.42152">
                <text:p>4.42152</text:p>
              </table:table-cell>
              <table:table-cell office:value-type="float" office:value="-0.620092">
                <text:p>-0.620092</text:p>
              </table:table-cell>
            </table:table-row>
            <table:table-row>
              <table:table-cell office:value-type="float" office:value="4.42359">
                <text:p>4.42359</text:p>
              </table:table-cell>
              <table:table-cell office:value-type="float" office:value="0.0720884">
                <text:p>0.0720884</text:p>
              </table:table-cell>
            </table:table-row>
            <table:table-row>
              <table:table-cell office:value-type="float" office:value="4.42566">
                <text:p>4.42566</text:p>
              </table:table-cell>
              <table:table-cell office:value-type="float" office:value="0.07063">
                <text:p>0.07063</text:p>
              </table:table-cell>
            </table:table-row>
            <table:table-row>
              <table:table-cell office:value-type="float" office:value="4.42773">
                <text:p>4.42773</text:p>
              </table:table-cell>
              <table:table-cell office:value-type="float" office:value="0.0691714">
                <text:p>0.0691714</text:p>
              </table:table-cell>
            </table:table-row>
            <table:table-row>
              <table:table-cell office:value-type="float" office:value="4.4298">
                <text:p>4.4298</text:p>
              </table:table-cell>
              <table:table-cell office:value-type="float" office:value="0.761513">
                <text:p>0.761513</text:p>
              </table:table-cell>
            </table:table-row>
            <table:table-row>
              <table:table-cell office:value-type="float" office:value="4.43187">
                <text:p>4.43187</text:p>
              </table:table-cell>
              <table:table-cell office:value-type="float" office:value="-6.87143">
                <text:p>-6.87143</text:p>
              </table:table-cell>
            </table:table-row>
            <table:table-row>
              <table:table-cell office:value-type="float" office:value="4.43394">
                <text:p>4.43394</text:p>
              </table:table-cell>
              <table:table-cell office:value-type="float" office:value="6.30624">
                <text:p>6.30624</text:p>
              </table:table-cell>
            </table:table-row>
            <table:table-row>
              <table:table-cell office:value-type="float" office:value="4.43601">
                <text:p>4.43601</text:p>
              </table:table-cell>
              <table:table-cell office:value-type="float" office:value="0.0620382">
                <text:p>0.0620382</text:p>
              </table:table-cell>
            </table:table-row>
            <table:table-row>
              <table:table-cell office:value-type="float" office:value="4.43808">
                <text:p>4.43808</text:p>
              </table:table-cell>
              <table:table-cell office:value-type="float" office:value="0.754379">
                <text:p>0.754379</text:p>
              </table:table-cell>
            </table:table-row>
            <table:table-row>
              <table:table-cell office:value-type="float" office:value="4.44015">
                <text:p>4.44015</text:p>
              </table:table-cell>
              <table:table-cell office:value-type="float" office:value="-0.634357">
                <text:p>-0.634357</text:p>
              </table:table-cell>
            </table:table-row>
            <table:table-row>
              <table:table-cell office:value-type="float" office:value="4.44222">
                <text:p>4.44222</text:p>
              </table:table-cell>
              <table:table-cell office:value-type="float" office:value="0.0578213">
                <text:p>0.0578213</text:p>
              </table:table-cell>
            </table:table-row>
            <table:table-row>
              <table:table-cell office:value-type="float" office:value="4.44429">
                <text:p>4.44429</text:p>
              </table:table-cell>
              <table:table-cell office:value-type="float" office:value="0.0563613">
                <text:p>0.0563613</text:p>
              </table:table-cell>
            </table:table-row>
            <table:table-row>
              <table:table-cell office:value-type="float" office:value="4.44636">
                <text:p>4.44636</text:p>
              </table:table-cell>
              <table:table-cell office:value-type="float" office:value="0.0549012">
                <text:p>0.0549012</text:p>
              </table:table-cell>
            </table:table-row>
            <table:table-row>
              <table:table-cell office:value-type="float" office:value="4.44843">
                <text:p>4.44843</text:p>
              </table:table-cell>
              <table:table-cell office:value-type="float" office:value="0.747241">
                <text:p>0.747241</text:p>
              </table:table-cell>
            </table:table-row>
            <table:table-row>
              <table:table-cell office:value-type="float" office:value="4.4505">
                <text:p>4.4505</text:p>
              </table:table-cell>
              <table:table-cell office:value-type="float" office:value="-0.641495">
                <text:p>-0.641495</text:p>
              </table:table-cell>
            </table:table-row>
            <table:table-row>
              <table:table-cell office:value-type="float" office:value="4.45257">
                <text:p>4.45257</text:p>
              </table:table-cell>
              <table:table-cell office:value-type="float" office:value="0.0506824">
                <text:p>0.0506824</text:p>
              </table:table-cell>
            </table:table-row>
            <table:table-row>
              <table:table-cell office:value-type="float" office:value="4.45464">
                <text:p>4.45464</text:p>
              </table:table-cell>
              <table:table-cell office:value-type="float" office:value="0.0492218">
                <text:p>0.0492218</text:p>
              </table:table-cell>
            </table:table-row>
            <table:table-row>
              <table:table-cell office:value-type="float" office:value="4.45671">
                <text:p>4.45671</text:p>
              </table:table-cell>
              <table:table-cell office:value-type="float" office:value="0.741562">
                <text:p>0.741562</text:p>
              </table:table-cell>
            </table:table-row>
            <table:table-row>
              <table:table-cell office:value-type="float" office:value="4.45878">
                <text:p>4.45878</text:p>
              </table:table-cell>
              <table:table-cell office:value-type="float" office:value="-0.647176">
                <text:p>-0.647176</text:p>
              </table:table-cell>
            </table:table-row>
            <table:table-row>
              <table:table-cell office:value-type="float" office:value="4.46085">
                <text:p>4.46085</text:p>
              </table:table-cell>
              <table:table-cell office:value-type="float" office:value="0.0450016">
                <text:p>0.0450016</text:p>
              </table:table-cell>
            </table:table-row>
            <table:table-row>
              <table:table-cell office:value-type="float" office:value="4.46292">
                <text:p>4.46292</text:p>
              </table:table-cell>
              <table:table-cell office:value-type="float" office:value="0.0435405">
                <text:p>0.0435405</text:p>
              </table:table-cell>
            </table:table-row>
            <table:table-row>
              <table:table-cell office:value-type="float" office:value="4.46499">
                <text:p>4.46499</text:p>
              </table:table-cell>
              <table:table-cell office:value-type="float" office:value="0.0420794">
                <text:p>0.0420794</text:p>
              </table:table-cell>
            </table:table-row>
            <table:table-row>
              <table:table-cell office:value-type="float" office:value="4.46706">
                <text:p>4.46706</text:p>
              </table:table-cell>
              <table:table-cell office:value-type="float" office:value="0.734419">
                <text:p>0.734419</text:p>
              </table:table-cell>
            </table:table-row>
            <table:table-row>
              <table:table-cell office:value-type="float" office:value="4.46913">
                <text:p>4.46913</text:p>
              </table:table-cell>
              <table:table-cell office:value-type="float" office:value="-0.654319">
                <text:p>-0.654319</text:p>
              </table:table-cell>
            </table:table-row>
            <table:table-row>
              <table:table-cell office:value-type="float" office:value="4.4712">
                <text:p>4.4712</text:p>
              </table:table-cell>
              <table:table-cell office:value-type="float" office:value="0.0378576">
                <text:p>0.0378576</text:p>
              </table:table-cell>
            </table:table-row>
            <table:table-row>
              <table:table-cell office:value-type="float" office:value="4.47327">
                <text:p>4.47327</text:p>
              </table:table-cell>
              <table:table-cell office:value-type="float" office:value="-6.20781">
                <text:p>-6.20781</text:p>
              </table:table-cell>
            </table:table-row>
            <table:table-row>
              <table:table-cell office:value-type="float" office:value="4.47534">
                <text:p>4.47534</text:p>
              </table:table-cell>
              <table:table-cell office:value-type="float" office:value="12.5204">
                <text:p>12.5204</text:p>
              </table:table-cell>
            </table:table-row>
            <table:table-row>
              <table:table-cell office:value-type="float" office:value="4.47741">
                <text:p>4.47741</text:p>
              </table:table-cell>
              <table:table-cell office:value-type="float" office:value="-11.7597">
                <text:p>-11.7597</text:p>
              </table:table-cell>
            </table:table-row>
            <table:table-row>
              <table:table-cell office:value-type="float" office:value="4.47948">
                <text:p>4.47948</text:p>
              </table:table-cell>
              <table:table-cell office:value-type="float" office:value="11.824">
                <text:p>11.824</text:p>
              </table:table-cell>
            </table:table-row>
            <table:table-row>
              <table:table-cell office:value-type="float" office:value="4.48155">
                <text:p>4.48155</text:p>
              </table:table-cell>
              <table:table-cell office:value-type="float" office:value="-6.21203">
                <text:p>-6.21203</text:p>
              </table:table-cell>
            </table:table-row>
            <table:table-row>
              <table:table-cell office:value-type="float" office:value="4.48362">
                <text:p>4.48362</text:p>
              </table:table-cell>
              <table:table-cell office:value-type="float" office:value="0.0292495">
                <text:p>0.0292495</text:p>
              </table:table-cell>
            </table:table-row>
            <table:table-row>
              <table:table-cell office:value-type="float" office:value="4.48569">
                <text:p>4.48569</text:p>
              </table:table-cell>
              <table:table-cell office:value-type="float" office:value="0.0277875">
                <text:p>0.0277875</text:p>
              </table:table-cell>
            </table:table-row>
            <table:table-row>
              <table:table-cell office:value-type="float" office:value="4.48776">
                <text:p>4.48776</text:p>
              </table:table-cell>
              <table:table-cell office:value-type="float" office:value="-5.52408">
                <text:p>-5.52408</text:p>
              </table:table-cell>
            </table:table-row>
            <table:table-row>
              <table:table-cell office:value-type="float" office:value="4.48983">
                <text:p>4.48983</text:p>
              </table:table-cell>
              <table:table-cell office:value-type="float" office:value="11.8169">
                <text:p>11.8169</text:p>
              </table:table-cell>
            </table:table-row>
            <table:table-row>
              <table:table-cell office:value-type="float" office:value="4.4919">
                <text:p>4.4919</text:p>
              </table:table-cell>
              <table:table-cell office:value-type="float" office:value="-12.4634">
                <text:p>-12.4634</text:p>
              </table:table-cell>
            </table:table-row>
            <table:table-row>
              <table:table-cell office:value-type="float" office:value="4.49397">
                <text:p>4.49397</text:p>
              </table:table-cell>
              <table:table-cell office:value-type="float" office:value="12.5076">
                <text:p>12.5076</text:p>
              </table:table-cell>
            </table:table-row>
            <table:table-row>
              <table:table-cell office:value-type="float" office:value="4.49604">
                <text:p>4.49604</text:p>
              </table:table-cell>
              <table:table-cell office:value-type="float" office:value="-6.2221">
                <text:p>-6.2221</text:p>
              </table:table-cell>
            </table:table-row>
            <table:table-row>
              <table:table-cell office:value-type="float" office:value="4.49811">
                <text:p>4.49811</text:p>
              </table:table-cell>
              <table:table-cell office:value-type="float" office:value="0.712977">
                <text:p>0.712977</text:p>
              </table:table-cell>
            </table:table-row>
            <table:table-row>
              <table:table-cell office:value-type="float" office:value="4.50018">
                <text:p>4.50018</text:p>
              </table:table-cell>
              <table:table-cell office:value-type="float" office:value="-0.675762">
                <text:p>-0.675762</text:p>
              </table:table-cell>
            </table:table-row>
            <table:table-row>
              <table:table-cell office:value-type="float" office:value="4.50225">
                <text:p>4.50225</text:p>
              </table:table-cell>
              <table:table-cell office:value-type="float" office:value="0.0164141">
                <text:p>0.0164141</text:p>
              </table:table-cell>
            </table:table-row>
            <table:table-row>
              <table:table-cell office:value-type="float" office:value="4.50432">
                <text:p>4.50432</text:p>
              </table:table-cell>
              <table:table-cell office:value-type="float" office:value="0.0149516">
                <text:p>0.0149516</text:p>
              </table:table-cell>
            </table:table-row>
            <table:table-row>
              <table:table-cell office:value-type="float" office:value="4.50639">
                <text:p>4.50639</text:p>
              </table:table-cell>
              <table:table-cell office:value-type="float" office:value="0.70729">
                <text:p>0.70729</text:p>
              </table:table-cell>
            </table:table-row>
            <table:table-row>
              <table:table-cell office:value-type="float" office:value="4.50846">
                <text:p>4.50846</text:p>
              </table:table-cell>
              <table:table-cell office:value-type="float" office:value="-0.681449">
                <text:p>-0.681449</text:p>
              </table:table-cell>
            </table:table-row>
            <table:table-row>
              <table:table-cell office:value-type="float" office:value="4.51053">
                <text:p>4.51053</text:p>
              </table:table-cell>
              <table:table-cell office:value-type="float" office:value="0.0107263">
                <text:p>0.0107263</text:p>
              </table:table-cell>
            </table:table-row>
            <table:table-row>
              <table:table-cell office:value-type="float" office:value="4.5126">
                <text:p>4.5126</text:p>
              </table:table-cell>
              <table:table-cell office:value-type="float" office:value="0.00926371">
                <text:p>0.00926371</text:p>
              </table:table-cell>
            </table:table-row>
            <table:table-row>
              <table:table-cell office:value-type="float" office:value="4.51467">
                <text:p>4.51467</text:p>
              </table:table-cell>
              <table:table-cell office:value-type="float" office:value="-5.5426">
                <text:p>-5.5426</text:p>
              </table:table-cell>
            </table:table-row>
            <table:table-row>
              <table:table-cell office:value-type="float" office:value="4.51674">
                <text:p>4.51674</text:p>
              </table:table-cell>
              <table:table-cell office:value-type="float" office:value="5.55414">
                <text:p>5.55414</text:p>
              </table:table-cell>
            </table:table-row>
            <table:table-row>
              <table:table-cell office:value-type="float" office:value="4.51881">
                <text:p>4.51881</text:p>
              </table:table-cell>
              <table:table-cell office:value-type="float" office:value="0.00357552">
                <text:p>0.00357552</text:p>
              </table:table-cell>
            </table:table-row>
            <table:table-row>
              <table:table-cell office:value-type="float" office:value="4.52088">
                <text:p>4.52088</text:p>
              </table:table-cell>
              <table:table-cell office:value-type="float" office:value="0.00211281">
                <text:p>0.00211281</text:p>
              </table:table-cell>
            </table:table-row>
            <table:table-row>
              <table:table-cell office:value-type="float" office:value="4.52295">
                <text:p>4.52295</text:p>
              </table:table-cell>
              <table:table-cell office:value-type="float" office:value="0.000650096">
                <text:p>0.000650096</text:p>
              </table:table-cell>
            </table:table-row>
            <table:table-row>
              <table:table-cell office:value-type="float" office:value="4.52502">
                <text:p>4.52502</text:p>
              </table:table-cell>
              <table:table-cell office:value-type="float" office:value="0.692988">
                <text:p>0.692988</text:p>
              </table:table-cell>
            </table:table-row>
            <table:table-row>
              <table:table-cell office:value-type="float" office:value="4.52709">
                <text:p>4.52709</text:p>
              </table:table-cell>
              <table:table-cell office:value-type="float" office:value="-0.695751">
                <text:p>-0.695751</text:p>
              </table:table-cell>
            </table:table-row>
            <table:table-row>
              <table:table-cell office:value-type="float" office:value="4.52916">
                <text:p>4.52916</text:p>
              </table:table-cell>
              <table:table-cell office:value-type="float" office:value="-0.00357552">
                <text:p>-0.00357552</text:p>
              </table:table-cell>
            </table:table-row>
            <table:table-row>
              <table:table-cell office:value-type="float" office:value="4.53123">
                <text:p>4.53123</text:p>
              </table:table-cell>
              <table:table-cell office:value-type="float" office:value="-0.00503822">
                <text:p>-0.00503822</text:p>
              </table:table-cell>
            </table:table-row>
            <table:table-row>
              <table:table-cell office:value-type="float" office:value="4.5333">
                <text:p>4.5333</text:p>
              </table:table-cell>
              <table:table-cell office:value-type="float" office:value="-0.0065009">
                <text:p>-0.0065009</text:p>
              </table:table-cell>
            </table:table-row>
            <table:table-row>
              <table:table-cell office:value-type="float" office:value="4.53537">
                <text:p>4.53537</text:p>
              </table:table-cell>
              <table:table-cell office:value-type="float" office:value="0.685837">
                <text:p>0.685837</text:p>
              </table:table-cell>
            </table:table-row>
            <table:table-row>
              <table:table-cell office:value-type="float" office:value="4.53744">
                <text:p>4.53744</text:p>
              </table:table-cell>
              <table:table-cell office:value-type="float" office:value="-0.702902">
                <text:p>-0.702902</text:p>
              </table:table-cell>
            </table:table-row>
            <table:table-row>
              <table:table-cell office:value-type="float" office:value="4.53951">
                <text:p>4.53951</text:p>
              </table:table-cell>
              <table:table-cell office:value-type="float" office:value="6.23348">
                <text:p>6.23348</text:p>
              </table:table-cell>
            </table:table-row>
            <table:table-row>
              <table:table-cell office:value-type="float" office:value="4.54158">
                <text:p>4.54158</text:p>
              </table:table-cell>
              <table:table-cell office:value-type="float" office:value="-6.25347">
                <text:p>-6.25347</text:p>
              </table:table-cell>
            </table:table-row>
            <table:table-row>
              <table:table-cell office:value-type="float" office:value="4.54365">
                <text:p>4.54365</text:p>
              </table:table-cell>
              <table:table-cell office:value-type="float" office:value="-0.0121889">
                <text:p>-0.0121889</text:p>
              </table:table-cell>
            </table:table-row>
            <table:table-row>
              <table:table-cell office:value-type="float" office:value="4.54572">
                <text:p>4.54572</text:p>
              </table:table-cell>
              <table:table-cell office:value-type="float" office:value="-0.0136515">
                <text:p>-0.0136515</text:p>
              </table:table-cell>
            </table:table-row>
            <table:table-row>
              <table:table-cell office:value-type="float" office:value="4.54779">
                <text:p>4.54779</text:p>
              </table:table-cell>
              <table:table-cell office:value-type="float" office:value="0.678687">
                <text:p>0.678687</text:p>
              </table:table-cell>
            </table:table-row>
            <table:table-row>
              <table:table-cell office:value-type="float" office:value="4.54986">
                <text:p>4.54986</text:p>
              </table:table-cell>
              <table:table-cell office:value-type="float" office:value="-6.95426">
                <text:p>-6.95426</text:p>
              </table:table-cell>
            </table:table-row>
            <table:table-row>
              <table:table-cell office:value-type="float" office:value="4.55193">
                <text:p>4.55193</text:p>
              </table:table-cell>
              <table:table-cell office:value-type="float" office:value="12.4676">
                <text:p>12.4676</text:p>
              </table:table-cell>
            </table:table-row>
            <table:table-row>
              <table:table-cell office:value-type="float" office:value="4.554">
                <text:p>4.554</text:p>
              </table:table-cell>
              <table:table-cell office:value-type="float" office:value="-6.26208">
                <text:p>-6.26208</text:p>
              </table:table-cell>
            </table:table-row>
            <table:table-row>
              <table:table-cell office:value-type="float" office:value="4.55607">
                <text:p>4.55607</text:p>
              </table:table-cell>
              <table:table-cell office:value-type="float" office:value="0.672999">
                <text:p>0.672999</text:p>
              </table:table-cell>
            </table:table-row>
            <table:table-row>
              <table:table-cell office:value-type="float" office:value="4.55814">
                <text:p>4.55814</text:p>
              </table:table-cell>
              <table:table-cell office:value-type="float" office:value="-0.715739">
                <text:p>-0.715739</text:p>
              </table:table-cell>
            </table:table-row>
            <table:table-row>
              <table:table-cell office:value-type="float" office:value="4.56021">
                <text:p>4.56021</text:p>
              </table:table-cell>
              <table:table-cell office:value-type="float" office:value="-0.0235635">
                <text:p>-0.0235635</text:p>
              </table:table-cell>
            </table:table-row>
            <table:table-row>
              <table:table-cell office:value-type="float" office:value="4.56228">
                <text:p>4.56228</text:p>
              </table:table-cell>
              <table:table-cell office:value-type="float" office:value="-0.0250257">
                <text:p>-0.0250257</text:p>
              </table:table-cell>
            </table:table-row>
            <table:table-row>
              <table:table-cell office:value-type="float" office:value="4.56435">
                <text:p>4.56435</text:p>
              </table:table-cell>
              <table:table-cell office:value-type="float" office:value="-0.0264878">
                <text:p>-0.0264878</text:p>
              </table:table-cell>
            </table:table-row>
            <table:table-row>
              <table:table-cell office:value-type="float" office:value="4.56642">
                <text:p>4.56642</text:p>
              </table:table-cell>
              <table:table-cell office:value-type="float" office:value="0.665851">
                <text:p>0.665851</text:p>
              </table:table-cell>
            </table:table-row>
            <table:table-row>
              <table:table-cell office:value-type="float" office:value="4.56849">
                <text:p>4.56849</text:p>
              </table:table-cell>
              <table:table-cell office:value-type="float" office:value="-0.722888">
                <text:p>-0.722888</text:p>
              </table:table-cell>
            </table:table-row>
            <table:table-row>
              <table:table-cell office:value-type="float" office:value="4.57056">
                <text:p>4.57056</text:p>
              </table:table-cell>
              <table:table-cell office:value-type="float" office:value="-0.0307114">
                <text:p>-0.0307114</text:p>
              </table:table-cell>
            </table:table-row>
            <table:table-row>
              <table:table-cell office:value-type="float" office:value="4.57263">
                <text:p>4.57263</text:p>
              </table:table-cell>
              <table:table-cell office:value-type="float" office:value="-0.0321733">
                <text:p>-0.0321733</text:p>
              </table:table-cell>
            </table:table-row>
            <table:table-row>
              <table:table-cell office:value-type="float" office:value="4.5747">
                <text:p>4.5747</text:p>
              </table:table-cell>
              <table:table-cell office:value-type="float" office:value="-0.0336351">
                <text:p>-0.0336351</text:p>
              </table:table-cell>
            </table:table-row>
            <table:table-row>
              <table:table-cell office:value-type="float" office:value="4.57677">
                <text:p>4.57677</text:p>
              </table:table-cell>
              <table:table-cell office:value-type="float" office:value="0.658704">
                <text:p>0.658704</text:p>
              </table:table-cell>
            </table:table-row>
            <table:table-row>
              <table:table-cell office:value-type="float" office:value="4.57884">
                <text:p>4.57884</text:p>
              </table:table-cell>
              <table:table-cell office:value-type="float" office:value="-0.730034">
                <text:p>-0.730034</text:p>
              </table:table-cell>
            </table:table-row>
            <table:table-row>
              <table:table-cell office:value-type="float" office:value="4.58091">
                <text:p>4.58091</text:p>
              </table:table-cell>
              <table:table-cell office:value-type="float" office:value="-0.0378576">
                <text:p>-0.0378576</text:p>
              </table:table-cell>
            </table:table-row>
            <table:table-row>
              <table:table-cell office:value-type="float" office:value="4.58298">
                <text:p>4.58298</text:p>
              </table:table-cell>
              <table:table-cell office:value-type="float" office:value="6.20489">
                <text:p>6.20489</text:p>
              </table:table-cell>
            </table:table-row>
            <table:table-row>
              <table:table-cell office:value-type="float" office:value="4.58505">
                <text:p>4.58505</text:p>
              </table:table-cell>
              <table:table-cell office:value-type="float" office:value="-12.5263">
                <text:p>-12.5263</text:p>
              </table:table-cell>
            </table:table-row>
            <table:table-row>
              <table:table-cell office:value-type="float" office:value="4.58712">
                <text:p>4.58712</text:p>
              </table:table-cell>
              <table:table-cell office:value-type="float" office:value="12.4447">
                <text:p>12.4447</text:p>
              </table:table-cell>
            </table:table-row>
            <table:table-row>
              <table:table-cell office:value-type="float" office:value="4.58919">
                <text:p>4.58919</text:p>
              </table:table-cell>
              <table:table-cell office:value-type="float" office:value="-5.59118">
                <text:p>-5.59118</text:p>
              </table:table-cell>
            </table:table-row>
            <table:table-row>
              <table:table-cell office:value-type="float" office:value="4.59126">
                <text:p>4.59126</text:p>
              </table:table-cell>
              <table:table-cell office:value-type="float" office:value="-0.737179">
                <text:p>-0.737179</text:p>
              </table:table-cell>
            </table:table-row>
            <table:table-row>
              <table:table-cell office:value-type="float" office:value="4.59333">
                <text:p>4.59333</text:p>
              </table:table-cell>
              <table:table-cell office:value-type="float" office:value="-0.0450016">
                <text:p>-0.0450016</text:p>
              </table:table-cell>
            </table:table-row>
            <table:table-row>
              <table:table-cell office:value-type="float" office:value="4.5954">
                <text:p>4.5954</text:p>
              </table:table-cell>
              <table:table-cell office:value-type="float" office:value="-0.0464625">
                <text:p>-0.0464625</text:p>
              </table:table-cell>
            </table:table-row>
            <table:table-row>
              <table:table-cell office:value-type="float" office:value="4.59747">
                <text:p>4.59747</text:p>
              </table:table-cell>
              <table:table-cell office:value-type="float" office:value="-0.0479234">
                <text:p>-0.0479234</text:p>
              </table:table-cell>
            </table:table-row>
            <table:table-row>
              <table:table-cell office:value-type="float" office:value="4.59954">
                <text:p>4.59954</text:p>
              </table:table-cell>
              <table:table-cell office:value-type="float" office:value="0.644416">
                <text:p>0.644416</text:p>
              </table:table-cell>
            </table:table-row>
            <table:table-row>
              <table:table-cell office:value-type="float" office:value="4.60161">
                <text:p>4.60161</text:p>
              </table:table-cell>
              <table:table-cell office:value-type="float" office:value="5.49988">
                <text:p>5.49988</text:p>
              </table:table-cell>
            </table:table-row>
            <table:table-row>
              <table:table-cell office:value-type="float" office:value="4.60368">
                <text:p>4.60368</text:p>
              </table:table-cell>
              <table:table-cell office:value-type="float" office:value="-6.29343">
                <text:p>-6.29343</text:p>
              </table:table-cell>
            </table:table-row>
            <table:table-row>
              <table:table-cell office:value-type="float" office:value="4.60575">
                <text:p>4.60575</text:p>
              </table:table-cell>
              <table:table-cell office:value-type="float" office:value="-6.29635">
                <text:p>-6.29635</text:p>
              </table:table-cell>
            </table:table-row>
            <table:table-row>
              <table:table-cell office:value-type="float" office:value="4.60782">
                <text:p>4.60782</text:p>
              </table:table-cell>
              <table:table-cell office:value-type="float" office:value="12.4319">
                <text:p>12.4319</text:p>
              </table:table-cell>
            </table:table-row>
            <table:table-row>
              <table:table-cell office:value-type="float" office:value="4.60989">
                <text:p>4.60989</text:p>
              </table:table-cell>
              <table:table-cell office:value-type="float" office:value="-5.60401">
                <text:p>-5.60401</text:p>
              </table:table-cell>
            </table:table-row>
            <table:table-row>
              <table:table-cell office:value-type="float" office:value="4.61196">
                <text:p>4.61196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4.61403">
                <text:p>4.61403</text:p>
              </table:table-cell>
              <table:table-cell office:value-type="float" office:value="-0.0578213">
                <text:p>-0.0578213</text:p>
              </table:table-cell>
            </table:table-row>
            <table:table-row>
              <table:table-cell office:value-type="float" office:value="4.6161">
                <text:p>4.6161</text:p>
              </table:table-cell>
              <table:table-cell office:value-type="float" office:value="-0.0592811">
                <text:p>-0.0592811</text:p>
              </table:table-cell>
            </table:table-row>
            <table:table-row>
              <table:table-cell office:value-type="float" office:value="4.61817">
                <text:p>4.61817</text:p>
              </table:table-cell>
              <table:table-cell office:value-type="float" office:value="-0.0607408">
                <text:p>-0.0607408</text:p>
              </table:table-cell>
            </table:table-row>
            <table:table-row>
              <table:table-cell office:value-type="float" office:value="4.62024">
                <text:p>4.62024</text:p>
              </table:table-cell>
              <table:table-cell office:value-type="float" office:value="6.182">
                <text:p>6.182</text:p>
              </table:table-cell>
            </table:table-row>
            <table:table-row>
              <table:table-cell office:value-type="float" office:value="4.62231">
                <text:p>4.62231</text:p>
              </table:table-cell>
              <table:table-cell office:value-type="float" office:value="-5.61114">
                <text:p>-5.61114</text:p>
              </table:table-cell>
            </table:table-row>
            <table:table-row>
              <table:table-cell office:value-type="float" office:value="4.62438">
                <text:p>4.62438</text:p>
              </table:table-cell>
              <table:table-cell office:value-type="float" office:value="-7.00134">
                <text:p>-7.00134</text:p>
              </table:table-cell>
            </table:table-row>
            <table:table-row>
              <table:table-cell office:value-type="float" office:value="4.62645">
                <text:p>4.62645</text:p>
              </table:table-cell>
              <table:table-cell office:value-type="float" office:value="6.17633">
                <text:p>6.17633</text:p>
              </table:table-cell>
            </table:table-row>
            <table:table-row>
              <table:table-cell office:value-type="float" office:value="4.62852">
                <text:p>4.62852</text:p>
              </table:table-cell>
              <table:table-cell office:value-type="float" office:value="-0.0678748">
                <text:p>-0.0678748</text:p>
              </table:table-cell>
            </table:table-row>
            <table:table-row>
              <table:table-cell office:value-type="float" office:value="4.63059">
                <text:p>4.63059</text:p>
              </table:table-cell>
              <table:table-cell office:value-type="float" office:value="0.624467">
                <text:p>0.624467</text:p>
              </table:table-cell>
            </table:table-row>
            <table:table-row>
              <table:table-cell office:value-type="float" office:value="4.63266">
                <text:p>4.63266</text:p>
              </table:table-cell>
              <table:table-cell office:value-type="float" office:value="-0.764268">
                <text:p>-0.764268</text:p>
              </table:table-cell>
            </table:table-row>
            <table:table-row>
              <table:table-cell office:value-type="float" office:value="4.63473">
                <text:p>4.63473</text:p>
              </table:table-cell>
              <table:table-cell office:value-type="float" office:value="-0.0720884">
                <text:p>-0.0720884</text:p>
              </table:table-cell>
            </table:table-row>
            <table:table-row>
              <table:table-cell office:value-type="float" office:value="4.6368">
                <text:p>4.6368</text:p>
              </table:table-cell>
              <table:table-cell office:value-type="float" office:value="-0.0735467">
                <text:p>-0.0735467</text:p>
              </table:table-cell>
            </table:table-row>
            <table:table-row>
              <table:table-cell office:value-type="float" office:value="4.63887">
                <text:p>4.63887</text:p>
              </table:table-cell>
              <table:table-cell office:value-type="float" office:value="-0.0750047">
                <text:p>-0.0750047</text:p>
              </table:table-cell>
            </table:table-row>
            <table:table-row>
              <table:table-cell office:value-type="float" office:value="4.64094">
                <text:p>4.64094</text:p>
              </table:table-cell>
              <table:table-cell office:value-type="float" office:value="0.617338">
                <text:p>0.617338</text:p>
              </table:table-cell>
            </table:table-row>
            <table:table-row>
              <table:table-cell office:value-type="float" office:value="4.64301">
                <text:p>4.64301</text:p>
              </table:table-cell>
              <table:table-cell office:value-type="float" office:value="-0.771397">
                <text:p>-0.771397</text:p>
              </table:table-cell>
            </table:table-row>
            <table:table-row>
              <table:table-cell office:value-type="float" office:value="4.64508">
                <text:p>4.64508</text:p>
              </table:table-cell>
              <table:table-cell office:value-type="float" office:value="-0.0792158">
                <text:p>-0.0792158</text:p>
              </table:table-cell>
            </table:table-row>
            <table:table-row>
              <table:table-cell office:value-type="float" office:value="4.64715">
                <text:p>4.64715</text:p>
              </table:table-cell>
              <table:table-cell office:value-type="float" office:value="-5.63107">
                <text:p>-5.63107</text:p>
              </table:table-cell>
            </table:table-row>
            <table:table-row>
              <table:table-cell office:value-type="float" office:value="4.64922">
                <text:p>4.64922</text:p>
              </table:table-cell>
              <table:table-cell office:value-type="float" office:value="5.46568">
                <text:p>5.46568</text:p>
              </table:table-cell>
            </table:table-row>
            <table:table-row>
              <table:table-cell office:value-type="float" office:value="4.65129">
                <text:p>4.65129</text:p>
              </table:table-cell>
              <table:table-cell office:value-type="float" office:value="-0.084882">
                <text:p>-0.084882</text:p>
              </table:table-cell>
            </table:table-row>
            <table:table-row>
              <table:table-cell office:value-type="float" office:value="4.65336">
                <text:p>4.65336</text:p>
              </table:table-cell>
              <table:table-cell office:value-type="float" office:value="6.15786">
                <text:p>6.15786</text:p>
              </table:table-cell>
            </table:table-row>
            <table:table-row>
              <table:table-cell office:value-type="float" office:value="4.65543">
                <text:p>4.65543</text:p>
              </table:table-cell>
              <table:table-cell office:value-type="float" office:value="-12.5733">
                <text:p>-12.5733</text:p>
              </table:table-cell>
            </table:table-row>
            <table:table-row>
              <table:table-cell office:value-type="float" office:value="4.6575">
                <text:p>4.6575</text:p>
              </table:table-cell>
              <table:table-cell office:value-type="float" office:value="6.84729">
                <text:p>6.84729</text:p>
              </table:table-cell>
            </table:table-row>
            <table:table-row>
              <table:table-cell office:value-type="float" office:value="4.65957">
                <text:p>4.65957</text:p>
              </table:table-cell>
              <table:table-cell office:value-type="float" office:value="5.46002">
                <text:p>5.46002</text:p>
              </table:table-cell>
            </table:table-row>
            <table:table-row>
              <table:table-cell office:value-type="float" office:value="4.66164">
                <text:p>4.66164</text:p>
              </table:table-cell>
              <table:table-cell office:value-type="float" office:value="-12.5775">
                <text:p>-12.5775</text:p>
              </table:table-cell>
            </table:table-row>
            <table:table-row>
              <table:table-cell office:value-type="float" office:value="4.66371">
                <text:p>4.66371</text:p>
              </table:table-cell>
              <table:table-cell office:value-type="float" office:value="6.14929">
                <text:p>6.14929</text:p>
              </table:table-cell>
            </table:table-row>
            <table:table-row>
              <table:table-cell office:value-type="float" office:value="4.66578">
                <text:p>4.66578</text:p>
              </table:table-cell>
              <table:table-cell office:value-type="float" office:value="-0.0949114">
                <text:p>-0.0949114</text:p>
              </table:table-cell>
            </table:table-row>
            <table:table-row>
              <table:table-cell office:value-type="float" office:value="4.66785">
                <text:p>4.66785</text:p>
              </table:table-cell>
              <table:table-cell office:value-type="float" office:value="6.14783">
                <text:p>6.14783</text:p>
              </table:table-cell>
            </table:table-row>
            <table:table-row>
              <table:table-cell office:value-type="float" office:value="4.66992">
                <text:p>4.66992</text:p>
              </table:table-cell>
              <table:table-cell office:value-type="float" office:value="-11.8895">
                <text:p>-11.8895</text:p>
              </table:table-cell>
            </table:table-row>
            <table:table-row>
              <table:table-cell office:value-type="float" office:value="4.67199">
                <text:p>4.67199</text:p>
              </table:table-cell>
              <table:table-cell office:value-type="float" office:value="5.44999">
                <text:p>5.44999</text:p>
              </table:table-cell>
            </table:table-row>
            <table:table-row>
              <table:table-cell office:value-type="float" office:value="4.67406">
                <text:p>4.67406</text:p>
              </table:table-cell>
              <table:table-cell office:value-type="float" office:value="-6.34477">
                <text:p>-6.34477</text:p>
              </table:table-cell>
            </table:table-row>
            <table:table-row>
              <table:table-cell office:value-type="float" office:value="4.67613">
                <text:p>4.67613</text:p>
              </table:table-cell>
              <table:table-cell office:value-type="float" office:value="6.83307">
                <text:p>6.83307</text:p>
              </table:table-cell>
            </table:table-row>
            <table:table-row>
              <table:table-cell office:value-type="float" office:value="4.6782">
                <text:p>4.6782</text:p>
              </table:table-cell>
              <table:table-cell office:value-type="float" office:value="-0.798406">
                <text:p>-0.798406</text:p>
              </table:table-cell>
            </table:table-row>
            <table:table-row>
              <table:table-cell office:value-type="float" office:value="4.68027">
                <text:p>4.68027</text:p>
              </table:table-cell>
              <table:table-cell office:value-type="float" office:value="-0.106221">
                <text:p>-0.106221</text:p>
              </table:table-cell>
            </table:table-row>
            <table:table-row>
              <table:table-cell office:value-type="float" office:value="4.68234">
                <text:p>4.68234</text:p>
              </table:table-cell>
              <table:table-cell office:value-type="float" office:value="-0.107674">
                <text:p>-0.107674</text:p>
              </table:table-cell>
            </table:table-row>
            <table:table-row>
              <table:table-cell office:value-type="float" office:value="4.68441">
                <text:p>4.68441</text:p>
              </table:table-cell>
              <table:table-cell office:value-type="float" office:value="-0.109127">
                <text:p>-0.109127</text:p>
              </table:table-cell>
            </table:table-row>
            <table:table-row>
              <table:table-cell office:value-type="float" office:value="4.68648">
                <text:p>4.68648</text:p>
              </table:table-cell>
              <table:table-cell office:value-type="float" office:value="0.58322">
                <text:p>0.58322</text:p>
              </table:table-cell>
            </table:table-row>
            <table:table-row>
              <table:table-cell office:value-type="float" office:value="4.68855">
                <text:p>4.68855</text:p>
              </table:table-cell>
              <table:table-cell office:value-type="float" office:value="-0.805509">
                <text:p>-0.805509</text:p>
              </table:table-cell>
            </table:table-row>
            <table:table-row>
              <table:table-cell office:value-type="float" office:value="4.69062">
                <text:p>4.69062</text:p>
              </table:table-cell>
              <table:table-cell office:value-type="float" office:value="-6.35752">
                <text:p>-6.35752</text:p>
              </table:table-cell>
            </table:table-row>
            <table:table-row>
              <table:table-cell office:value-type="float" office:value="4.69269">
                <text:p>4.69269</text:p>
              </table:table-cell>
              <table:table-cell office:value-type="float" office:value="6.82032">
                <text:p>6.82032</text:p>
              </table:table-cell>
            </table:table-row>
            <table:table-row>
              <table:table-cell office:value-type="float" office:value="4.69476">
                <text:p>4.69476</text:p>
              </table:table-cell>
              <table:table-cell office:value-type="float" office:value="-0.811154">
                <text:p>-0.811154</text:p>
              </table:table-cell>
            </table:table-row>
            <table:table-row>
              <table:table-cell office:value-type="float" office:value="4.69683">
                <text:p>4.69683</text:p>
              </table:table-cell>
              <table:table-cell office:value-type="float" office:value="-0.118967">
                <text:p>-0.118967</text:p>
              </table:table-cell>
            </table:table-row>
            <table:table-row>
              <table:table-cell office:value-type="float" office:value="4.6989">
                <text:p>4.6989</text:p>
              </table:table-cell>
              <table:table-cell office:value-type="float" office:value="-0.120417">
                <text:p>-0.120417</text:p>
              </table:table-cell>
            </table:table-row>
            <table:table-row>
              <table:table-cell office:value-type="float" office:value="4.70097">
                <text:p>4.70097</text:p>
              </table:table-cell>
              <table:table-cell office:value-type="float" office:value="-0.121867">
                <text:p>-0.121867</text:p>
              </table:table-cell>
            </table:table-row>
            <table:table-row>
              <table:table-cell office:value-type="float" office:value="4.70304">
                <text:p>4.70304</text:p>
              </table:table-cell>
              <table:table-cell office:value-type="float" office:value="0.570482">
                <text:p>0.570482</text:p>
              </table:table-cell>
            </table:table-row>
            <table:table-row>
              <table:table-cell office:value-type="float" office:value="4.70511">
                <text:p>4.70511</text:p>
              </table:table-cell>
              <table:table-cell office:value-type="float" office:value="-0.818244">
                <text:p>-0.818244</text:p>
              </table:table-cell>
            </table:table-row>
            <table:table-row>
              <table:table-cell office:value-type="float" office:value="4.70718">
                <text:p>4.70718</text:p>
              </table:table-cell>
              <table:table-cell office:value-type="float" office:value="-0.126055">
                <text:p>-0.126055</text:p>
              </table:table-cell>
            </table:table-row>
            <table:table-row>
              <table:table-cell office:value-type="float" office:value="4.70925">
                <text:p>4.70925</text:p>
              </table:table-cell>
              <table:table-cell office:value-type="float" office:value="-0.127504">
                <text:p>-0.127504</text:p>
              </table:table-cell>
            </table:table-row>
            <table:table-row>
              <table:table-cell office:value-type="float" office:value="4.71132">
                <text:p>4.71132</text:p>
              </table:table-cell>
              <table:table-cell office:value-type="float" office:value="-0.128953">
                <text:p>-0.128953</text:p>
              </table:table-cell>
            </table:table-row>
            <table:table-row>
              <table:table-cell office:value-type="float" office:value="4.71339">
                <text:p>4.71339</text:p>
              </table:table-cell>
              <table:table-cell office:value-type="float" office:value="0.563397">
                <text:p>0.563397</text:p>
              </table:table-cell>
            </table:table-row>
            <table:table-row>
              <table:table-cell office:value-type="float" office:value="4.71546">
                <text:p>4.71546</text:p>
              </table:table-cell>
              <table:table-cell office:value-type="float" office:value="-7.06952">
                <text:p>-7.06952</text:p>
              </table:table-cell>
            </table:table-row>
            <table:table-row>
              <table:table-cell office:value-type="float" office:value="4.71753">
                <text:p>4.71753</text:p>
              </table:table-cell>
              <table:table-cell office:value-type="float" office:value="6.10816">
                <text:p>6.10816</text:p>
              </table:table-cell>
            </table:table-row>
            <table:table-row>
              <table:table-cell office:value-type="float" office:value="4.7196">
                <text:p>4.7196</text:p>
              </table:table-cell>
              <table:table-cell office:value-type="float" office:value="6.10816">
                <text:p>6.10816</text:p>
              </table:table-cell>
            </table:table-row>
            <table:table-row>
              <table:table-cell office:value-type="float" office:value="4.72167">
                <text:p>4.72167</text:p>
              </table:table-cell>
              <table:table-cell office:value-type="float" office:value="-11.9292">
                <text:p>-11.9292</text:p>
              </table:table-cell>
            </table:table-row>
            <table:table-row>
              <table:table-cell office:value-type="float" office:value="4.72374">
                <text:p>4.72374</text:p>
              </table:table-cell>
              <table:table-cell office:value-type="float" office:value="5.41034">
                <text:p>5.41034</text:p>
              </table:table-cell>
            </table:table-row>
            <table:table-row>
              <table:table-cell office:value-type="float" office:value="4.72581">
                <text:p>4.72581</text:p>
              </table:table-cell>
              <table:table-cell office:value-type="float" office:value="-0.14021">
                <text:p>-0.14021</text:p>
              </table:table-cell>
            </table:table-row>
            <table:table-row>
              <table:table-cell office:value-type="float" office:value="4.72788">
                <text:p>4.72788</text:p>
              </table:table-cell>
              <table:table-cell office:value-type="float" office:value="-0.141656">
                <text:p>-0.141656</text:p>
              </table:table-cell>
            </table:table-row>
            <table:table-row>
              <table:table-cell office:value-type="float" office:value="4.72995">
                <text:p>4.72995</text:p>
              </table:table-cell>
              <table:table-cell office:value-type="float" office:value="-0.143102">
                <text:p>-0.143102</text:p>
              </table:table-cell>
            </table:table-row>
            <table:table-row>
              <table:table-cell office:value-type="float" office:value="4.73202">
                <text:p>4.73202</text:p>
              </table:table-cell>
              <table:table-cell office:value-type="float" office:value="0.549252">
                <text:p>0.549252</text:p>
              </table:table-cell>
            </table:table-row>
            <table:table-row>
              <table:table-cell office:value-type="float" office:value="4.73409">
                <text:p>4.73409</text:p>
              </table:table-cell>
              <table:table-cell office:value-type="float" office:value="-7.08366">
                <text:p>-7.08366</text:p>
              </table:table-cell>
            </table:table-row>
            <table:table-row>
              <table:table-cell office:value-type="float" office:value="4.73616">
                <text:p>4.73616</text:p>
              </table:table-cell>
              <table:table-cell office:value-type="float" office:value="6.09402">
                <text:p>6.09402</text:p>
              </table:table-cell>
            </table:table-row>
            <table:table-row>
              <table:table-cell office:value-type="float" office:value="4.73823">
                <text:p>4.73823</text:p>
              </table:table-cell>
              <table:table-cell office:value-type="float" office:value="6.09402">
                <text:p>6.09402</text:p>
              </table:table-cell>
            </table:table-row>
            <table:table-row>
              <table:table-cell office:value-type="float" office:value="4.7403">
                <text:p>4.7403</text:p>
              </table:table-cell>
              <table:table-cell office:value-type="float" office:value="-11.9433">
                <text:p>-11.9433</text:p>
              </table:table-cell>
            </table:table-row>
            <table:table-row>
              <table:table-cell office:value-type="float" office:value="4.74237">
                <text:p>4.74237</text:p>
              </table:table-cell>
              <table:table-cell office:value-type="float" office:value="11.6404">
                <text:p>11.6404</text:p>
              </table:table-cell>
            </table:table-row>
            <table:table-row>
              <table:table-cell office:value-type="float" office:value="4.74444">
                <text:p>4.74444</text:p>
              </table:table-cell>
              <table:table-cell office:value-type="float" office:value="-12.6398">
                <text:p>-12.6398</text:p>
              </table:table-cell>
            </table:table-row>
            <table:table-row>
              <table:table-cell office:value-type="float" office:value="4.74651">
                <text:p>4.74651</text:p>
              </table:table-cell>
              <table:table-cell office:value-type="float" office:value="6.08697">
                <text:p>6.08697</text:p>
              </table:table-cell>
            </table:table-row>
            <table:table-row>
              <table:table-cell office:value-type="float" office:value="4.74858">
                <text:p>4.74858</text:p>
              </table:table-cell>
              <table:table-cell office:value-type="float" office:value="0.536582">
                <text:p>0.536582</text:p>
              </table:table-cell>
            </table:table-row>
            <table:table-row>
              <table:table-cell office:value-type="float" office:value="4.75065">
                <text:p>4.75065</text:p>
              </table:table-cell>
              <table:table-cell office:value-type="float" office:value="-0.852136">
                <text:p>-0.852136</text:p>
              </table:table-cell>
            </table:table-row>
            <table:table-row>
              <table:table-cell office:value-type="float" office:value="4.75272">
                <text:p>4.75272</text:p>
              </table:table-cell>
              <table:table-cell office:value-type="float" office:value="-0.159939">
                <text:p>-0.159939</text:p>
              </table:table-cell>
            </table:table-row>
            <table:table-row>
              <table:table-cell office:value-type="float" office:value="4.75479">
                <text:p>4.75479</text:p>
              </table:table-cell>
              <table:table-cell office:value-type="float" office:value="-0.16138">
                <text:p>-0.16138</text:p>
              </table:table-cell>
            </table:table-row>
            <table:table-row>
              <table:table-cell office:value-type="float" office:value="4.75686">
                <text:p>4.75686</text:p>
              </table:table-cell>
              <table:table-cell office:value-type="float" office:value="-0.16282">
                <text:p>-0.16282</text:p>
              </table:table-cell>
            </table:table-row>
            <table:table-row>
              <table:table-cell office:value-type="float" office:value="4.75893">
                <text:p>4.75893</text:p>
              </table:table-cell>
              <table:table-cell office:value-type="float" office:value="0.529538">
                <text:p>0.529538</text:p>
              </table:table-cell>
            </table:table-row>
            <table:table-row>
              <table:table-cell office:value-type="float" office:value="4.761">
                <text:p>4.761</text:p>
              </table:table-cell>
              <table:table-cell office:value-type="float" office:value="-0.859178">
                <text:p>-0.859178</text:p>
              </table:table-cell>
            </table:table-row>
            <table:table-row>
              <table:table-cell office:value-type="float" office:value="4.76307">
                <text:p>4.76307</text:p>
              </table:table-cell>
              <table:table-cell office:value-type="float" office:value="-0.166979">
                <text:p>-0.166979</text:p>
              </table:table-cell>
            </table:table-row>
            <table:table-row>
              <table:table-cell office:value-type="float" office:value="4.76514">
                <text:p>4.76514</text:p>
              </table:table-cell>
              <table:table-cell office:value-type="float" office:value="-0.168418">
                <text:p>-0.168418</text:p>
              </table:table-cell>
            </table:table-row>
            <table:table-row>
              <table:table-cell office:value-type="float" office:value="4.76721">
                <text:p>4.76721</text:p>
              </table:table-cell>
              <table:table-cell office:value-type="float" office:value="-0.169856">
                <text:p>-0.169856</text:p>
              </table:table-cell>
            </table:table-row>
            <table:table-row>
              <table:table-cell office:value-type="float" office:value="4.76928">
                <text:p>4.76928</text:p>
              </table:table-cell>
              <table:table-cell office:value-type="float" office:value="0.522504">
                <text:p>0.522504</text:p>
              </table:table-cell>
            </table:table-row>
            <table:table-row>
              <table:table-cell office:value-type="float" office:value="4.77135">
                <text:p>4.77135</text:p>
              </table:table-cell>
              <table:table-cell office:value-type="float" office:value="-0.86621">
                <text:p>-0.86621</text:p>
              </table:table-cell>
            </table:table-row>
            <table:table-row>
              <table:table-cell office:value-type="float" office:value="4.77342">
                <text:p>4.77342</text:p>
              </table:table-cell>
              <table:table-cell office:value-type="float" office:value="-0.174009">
                <text:p>-0.174009</text:p>
              </table:table-cell>
            </table:table-row>
            <table:table-row>
              <table:table-cell office:value-type="float" office:value="4.77549">
                <text:p>4.77549</text:p>
              </table:table-cell>
              <table:table-cell office:value-type="float" office:value="-0.175446">
                <text:p>-0.175446</text:p>
              </table:table-cell>
            </table:table-row>
            <table:table-row>
              <table:table-cell office:value-type="float" office:value="4.77756">
                <text:p>4.77756</text:p>
              </table:table-cell>
              <table:table-cell office:value-type="float" office:value="-0.176882">
                <text:p>-0.176882</text:p>
              </table:table-cell>
            </table:table-row>
            <table:table-row>
              <table:table-cell office:value-type="float" office:value="4.77963">
                <text:p>4.77963</text:p>
              </table:table-cell>
              <table:table-cell office:value-type="float" office:value="0.51548">
                <text:p>0.51548</text:p>
              </table:table-cell>
            </table:table-row>
            <table:table-row>
              <table:table-cell office:value-type="float" office:value="4.7817">
                <text:p>4.7817</text:p>
              </table:table-cell>
              <table:table-cell office:value-type="float" office:value="-7.11741">
                <text:p>-7.11741</text:p>
              </table:table-cell>
            </table:table-row>
            <table:table-row>
              <table:table-cell office:value-type="float" office:value="4.78377">
                <text:p>4.78377</text:p>
              </table:table-cell>
              <table:table-cell office:value-type="float" office:value="12.3045">
                <text:p>12.3045</text:p>
              </table:table-cell>
            </table:table-row>
            <table:table-row>
              <table:table-cell office:value-type="float" office:value="4.78584">
                <text:p>4.78584</text:p>
              </table:table-cell>
              <table:table-cell office:value-type="float" office:value="-6.42521">
                <text:p>-6.42521</text:p>
              </table:table-cell>
            </table:table-row>
            <table:table-row>
              <table:table-cell office:value-type="float" office:value="4.78791">
                <text:p>4.78791</text:p>
              </table:table-cell>
              <table:table-cell office:value-type="float" office:value="0.5099">
                <text:p>0.5099</text:p>
              </table:table-cell>
            </table:table-row>
            <table:table-row>
              <table:table-cell office:value-type="float" office:value="4.78998">
                <text:p>4.78998</text:p>
              </table:table-cell>
              <table:table-cell office:value-type="float" office:value="-13.3672">
                <text:p>-13.3672</text:p>
              </table:table-cell>
            </table:table-row>
            <table:table-row>
              <table:table-cell office:value-type="float" office:value="4.79205">
                <text:p>4.79205</text:p>
              </table:table-cell>
              <table:table-cell office:value-type="float" office:value="12.296">
                <text:p>12.296</text:p>
              </table:table-cell>
            </table:table-row>
            <table:table-row>
              <table:table-cell office:value-type="float" office:value="4.79412">
                <text:p>4.79412</text:p>
              </table:table-cell>
              <table:table-cell office:value-type="float" office:value="0.502895">
                <text:p>0.502895</text:p>
              </table:table-cell>
            </table:table-row>
            <table:table-row>
              <table:table-cell office:value-type="float" office:value="4.79619">
                <text:p>4.79619</text:p>
              </table:table-cell>
              <table:table-cell office:value-type="float" office:value="-0.885813">
                <text:p>-0.885813</text:p>
              </table:table-cell>
            </table:table-row>
            <table:table-row>
              <table:table-cell office:value-type="float" office:value="4.79826">
                <text:p>4.79826</text:p>
              </table:table-cell>
              <table:table-cell office:value-type="float" office:value="-0.193606">
                <text:p>-0.193606</text:p>
              </table:table-cell>
            </table:table-row>
            <table:table-row>
              <table:table-cell office:value-type="float" office:value="4.80033">
                <text:p>4.80033</text:p>
              </table:table-cell>
              <table:table-cell office:value-type="float" office:value="-0.195037">
                <text:p>-0.195037</text:p>
              </table:table-cell>
            </table:table-row>
            <table:table-row>
              <table:table-cell office:value-type="float" office:value="4.8024">
                <text:p>4.8024</text:p>
              </table:table-cell>
              <table:table-cell office:value-type="float" office:value="-0.196467">
                <text:p>-0.196467</text:p>
              </table:table-cell>
            </table:table-row>
            <table:table-row>
              <table:table-cell office:value-type="float" office:value="4.80447">
                <text:p>4.80447</text:p>
              </table:table-cell>
              <table:table-cell office:value-type="float" office:value="0.495901">
                <text:p>0.495901</text:p>
              </table:table-cell>
            </table:table-row>
            <table:table-row>
              <table:table-cell office:value-type="float" office:value="4.80654">
                <text:p>4.80654</text:p>
              </table:table-cell>
              <table:table-cell office:value-type="float" office:value="-0.892805">
                <text:p>-0.892805</text:p>
              </table:table-cell>
            </table:table-row>
            <table:table-row>
              <table:table-cell office:value-type="float" office:value="4.80861">
                <text:p>4.80861</text:p>
              </table:table-cell>
              <table:table-cell office:value-type="float" office:value="-0.200595">
                <text:p>-0.200595</text:p>
              </table:table-cell>
            </table:table-row>
            <table:table-row>
              <table:table-cell office:value-type="float" office:value="4.81068">
                <text:p>4.81068</text:p>
              </table:table-cell>
              <table:table-cell office:value-type="float" office:value="6.04215">
                <text:p>6.04215</text:p>
              </table:table-cell>
            </table:table-row>
            <table:table-row>
              <table:table-cell office:value-type="float" office:value="4.81275">
                <text:p>4.81275</text:p>
              </table:table-cell>
              <table:table-cell office:value-type="float" office:value="-6.44477">
                <text:p>-6.44477</text:p>
              </table:table-cell>
            </table:table-row>
            <table:table-row>
              <table:table-cell office:value-type="float" office:value="4.81482">
                <text:p>4.81482</text:p>
              </table:table-cell>
              <table:table-cell office:value-type="float" office:value="-0.203451">
                <text:p>-0.203451</text:p>
              </table:table-cell>
            </table:table-row>
            <table:table-row>
              <table:table-cell office:value-type="float" office:value="4.81689">
                <text:p>4.81689</text:p>
              </table:table-cell>
              <table:table-cell office:value-type="float" office:value="0.488919">
                <text:p>0.488919</text:p>
              </table:table-cell>
            </table:table-row>
            <table:table-row>
              <table:table-cell office:value-type="float" office:value="4.81896">
                <text:p>4.81896</text:p>
              </table:table-cell>
              <table:table-cell office:value-type="float" office:value="-0.899784">
                <text:p>-0.899784</text:p>
              </table:table-cell>
            </table:table-row>
            <table:table-row>
              <table:table-cell office:value-type="float" office:value="4.82103">
                <text:p>4.82103</text:p>
              </table:table-cell>
              <table:table-cell office:value-type="float" office:value="-6.45174">
                <text:p>-6.45174</text:p>
              </table:table-cell>
            </table:table-row>
            <table:table-row>
              <table:table-cell office:value-type="float" office:value="4.8231">
                <text:p>4.8231</text:p>
              </table:table-cell>
              <table:table-cell office:value-type="float" office:value="12.2765">
                <text:p>12.2765</text:p>
              </table:table-cell>
            </table:table-row>
            <table:table-row>
              <table:table-cell office:value-type="float" office:value="4.82517">
                <text:p>4.82517</text:p>
              </table:table-cell>
              <table:table-cell office:value-type="float" office:value="-5.75937">
                <text:p>-5.75937</text:p>
              </table:table-cell>
            </table:table-row>
            <table:table-row>
              <table:table-cell office:value-type="float" office:value="4.82724">
                <text:p>4.82724</text:p>
              </table:table-cell>
              <table:table-cell office:value-type="float" office:value="-0.905328">
                <text:p>-0.905328</text:p>
              </table:table-cell>
            </table:table-row>
            <table:table-row>
              <table:table-cell office:value-type="float" office:value="4.82931">
                <text:p>4.82931</text:p>
              </table:table-cell>
              <table:table-cell office:value-type="float" office:value="-0.213113">
                <text:p>-0.213113</text:p>
              </table:table-cell>
            </table:table-row>
            <table:table-row>
              <table:table-cell office:value-type="float" office:value="4.83138">
                <text:p>4.83138</text:p>
              </table:table-cell>
              <table:table-cell office:value-type="float" office:value="-6.4587">
                <text:p>-6.4587</text:p>
              </table:table-cell>
            </table:table-row>
            <table:table-row>
              <table:table-cell office:value-type="float" office:value="4.83345">
                <text:p>4.83345</text:p>
              </table:table-cell>
              <table:table-cell office:value-type="float" office:value="12.2695">
                <text:p>12.2695</text:p>
              </table:table-cell>
            </table:table-row>
            <table:table-row>
              <table:table-cell office:value-type="float" office:value="4.83552">
                <text:p>4.83552</text:p>
              </table:table-cell>
              <table:table-cell office:value-type="float" office:value="-12.0105">
                <text:p>-12.0105</text:p>
              </table:table-cell>
            </table:table-row>
            <table:table-row>
              <table:table-cell office:value-type="float" office:value="4.83759">
                <text:p>4.83759</text:p>
              </table:table-cell>
              <table:table-cell office:value-type="float" office:value="11.5732">
                <text:p>11.5732</text:p>
              </table:table-cell>
            </table:table-row>
            <table:table-row>
              <table:table-cell office:value-type="float" office:value="4.83966">
                <text:p>4.83966</text:p>
              </table:table-cell>
              <table:table-cell office:value-type="float" office:value="-6.46281">
                <text:p>-6.46281</text:p>
              </table:table-cell>
            </table:table-row>
            <table:table-row>
              <table:table-cell office:value-type="float" office:value="4.84173">
                <text:p>4.84173</text:p>
              </table:table-cell>
              <table:table-cell office:value-type="float" office:value="-0.221489">
                <text:p>-0.221489</text:p>
              </table:table-cell>
            </table:table-row>
            <table:table-row>
              <table:table-cell office:value-type="float" office:value="4.8438">
                <text:p>4.8438</text:p>
              </table:table-cell>
              <table:table-cell office:value-type="float" office:value="-0.22291">
                <text:p>-0.22291</text:p>
              </table:table-cell>
            </table:table-row>
            <table:table-row>
              <table:table-cell office:value-type="float" office:value="4.84587">
                <text:p>4.84587</text:p>
              </table:table-cell>
              <table:table-cell office:value-type="float" office:value="0.469466">
                <text:p>0.469466</text:p>
              </table:table-cell>
            </table:table-row>
            <table:table-row>
              <table:table-cell office:value-type="float" office:value="4.84794">
                <text:p>4.84794</text:p>
              </table:table-cell>
              <table:table-cell office:value-type="float" office:value="-0.91923">
                <text:p>-0.91923</text:p>
              </table:table-cell>
            </table:table-row>
            <table:table-row>
              <table:table-cell office:value-type="float" office:value="4.85001">
                <text:p>4.85001</text:p>
              </table:table-cell>
              <table:table-cell office:value-type="float" office:value="-0.22701">
                <text:p>-0.22701</text:p>
              </table:table-cell>
            </table:table-row>
            <table:table-row>
              <table:table-cell office:value-type="float" office:value="4.85208">
                <text:p>4.85208</text:p>
              </table:table-cell>
              <table:table-cell office:value-type="float" office:value="-0.228429">
                <text:p>-0.228429</text:p>
              </table:table-cell>
            </table:table-row>
            <table:table-row>
              <table:table-cell office:value-type="float" office:value="4.85415">
                <text:p>4.85415</text:p>
              </table:table-cell>
              <table:table-cell office:value-type="float" office:value="6.01432">
                <text:p>6.01432</text:p>
              </table:table-cell>
            </table:table-row>
            <table:table-row>
              <table:table-cell office:value-type="float" office:value="4.85622">
                <text:p>4.85622</text:p>
              </table:table-cell>
              <table:table-cell office:value-type="float" office:value="-12.023">
                <text:p>-12.023</text:p>
              </table:table-cell>
            </table:table-row>
            <table:table-row>
              <table:table-cell office:value-type="float" office:value="4.85829">
                <text:p>4.85829</text:p>
              </table:table-cell>
              <table:table-cell office:value-type="float" office:value="5.31658">
                <text:p>5.31658</text:p>
              </table:table-cell>
            </table:table-row>
            <table:table-row>
              <table:table-cell office:value-type="float" office:value="4.86036">
                <text:p>4.86036</text:p>
              </table:table-cell>
              <table:table-cell office:value-type="float" office:value="-0.233939">
                <text:p>-0.233939</text:p>
              </table:table-cell>
            </table:table-row>
            <table:table-row>
              <table:table-cell office:value-type="float" office:value="4.86243">
                <text:p>4.86243</text:p>
              </table:table-cell>
              <table:table-cell office:value-type="float" office:value="-0.235354">
                <text:p>-0.235354</text:p>
              </table:table-cell>
            </table:table-row>
            <table:table-row>
              <table:table-cell office:value-type="float" office:value="4.8645">
                <text:p>4.8645</text:p>
              </table:table-cell>
              <table:table-cell office:value-type="float" office:value="6.00739">
                <text:p>6.00739</text:p>
              </table:table-cell>
            </table:table-row>
            <table:table-row>
              <table:table-cell office:value-type="float" office:value="4.86657">
                <text:p>4.86657</text:p>
              </table:table-cell>
              <table:table-cell office:value-type="float" office:value="-12.0299">
                <text:p>-12.0299</text:p>
              </table:table-cell>
            </table:table-row>
            <table:table-row>
              <table:table-cell office:value-type="float" office:value="4.86864">
                <text:p>4.86864</text:p>
              </table:table-cell>
              <table:table-cell office:value-type="float" office:value="11.5538">
                <text:p>11.5538</text:p>
              </table:table-cell>
            </table:table-row>
            <table:table-row>
              <table:table-cell office:value-type="float" office:value="4.87071">
                <text:p>4.87071</text:p>
              </table:table-cell>
              <table:table-cell office:value-type="float" office:value="-6.48218">
                <text:p>-6.48218</text:p>
              </table:table-cell>
            </table:table-row>
            <table:table-row>
              <table:table-cell office:value-type="float" office:value="4.87278">
                <text:p>4.87278</text:p>
              </table:table-cell>
              <table:table-cell office:value-type="float" office:value="-0.240854">
                <text:p>-0.240854</text:p>
              </table:table-cell>
            </table:table-row>
            <table:table-row>
              <table:table-cell office:value-type="float" office:value="4.87485">
                <text:p>4.87485</text:p>
              </table:table-cell>
              <table:table-cell office:value-type="float" office:value="-0.242266">
                <text:p>-0.242266</text:p>
              </table:table-cell>
            </table:table-row>
            <table:table-row>
              <table:table-cell office:value-type="float" office:value="4.87692">
                <text:p>4.87692</text:p>
              </table:table-cell>
              <table:table-cell office:value-type="float" office:value="-5.79404">
                <text:p>-5.79404</text:p>
              </table:table-cell>
            </table:table-row>
            <table:table-row>
              <table:table-cell office:value-type="float" office:value="4.87899">
                <text:p>4.87899</text:p>
              </table:table-cell>
              <table:table-cell office:value-type="float" office:value="11.5469">
                <text:p>11.5469</text:p>
              </table:table-cell>
            </table:table-row>
            <table:table-row>
              <table:table-cell office:value-type="float" office:value="4.88106">
                <text:p>4.88106</text:p>
              </table:table-cell>
              <table:table-cell office:value-type="float" office:value="-6.48909">
                <text:p>-6.48909</text:p>
              </table:table-cell>
            </table:table-row>
            <table:table-row>
              <table:table-cell office:value-type="float" office:value="4.88313">
                <text:p>4.88313</text:p>
              </table:table-cell>
              <table:table-cell office:value-type="float" office:value="-0.247754">
                <text:p>-0.247754</text:p>
              </table:table-cell>
            </table:table-row>
            <table:table-row>
              <table:table-cell office:value-type="float" office:value="4.8852">
                <text:p>4.8852</text:p>
              </table:table-cell>
              <table:table-cell office:value-type="float" office:value="-0.249164">
                <text:p>-0.249164</text:p>
              </table:table-cell>
            </table:table-row>
            <table:table-row>
              <table:table-cell office:value-type="float" office:value="4.88727">
                <text:p>4.88727</text:p>
              </table:table-cell>
              <table:table-cell office:value-type="float" office:value="0.443222">
                <text:p>0.443222</text:p>
              </table:table-cell>
            </table:table-row>
            <table:table-row>
              <table:table-cell office:value-type="float" office:value="4.88934">
                <text:p>4.88934</text:p>
              </table:table-cell>
              <table:table-cell office:value-type="float" office:value="-0.945463">
                <text:p>-0.945463</text:p>
              </table:table-cell>
            </table:table-row>
            <table:table-row>
              <table:table-cell office:value-type="float" office:value="4.89141">
                <text:p>4.89141</text:p>
              </table:table-cell>
              <table:table-cell office:value-type="float" office:value="-0.253233">
                <text:p>-0.253233</text:p>
              </table:table-cell>
            </table:table-row>
            <table:table-row>
              <table:table-cell office:value-type="float" office:value="4.89348">
                <text:p>4.89348</text:p>
              </table:table-cell>
              <table:table-cell office:value-type="float" office:value="-0.25464">
                <text:p>-0.25464</text:p>
              </table:table-cell>
            </table:table-row>
            <table:table-row>
              <table:table-cell office:value-type="float" office:value="4.89555">
                <text:p>4.89555</text:p>
              </table:table-cell>
              <table:table-cell office:value-type="float" office:value="-0.256047">
                <text:p>-0.256047</text:p>
              </table:table-cell>
            </table:table-row>
            <table:table-row>
              <table:table-cell office:value-type="float" office:value="4.89762">
                <text:p>4.89762</text:p>
              </table:table-cell>
              <table:table-cell office:value-type="float" office:value="0.436342">
                <text:p>0.436342</text:p>
              </table:table-cell>
            </table:table-row>
            <table:table-row>
              <table:table-cell office:value-type="float" office:value="4.89969">
                <text:p>4.89969</text:p>
              </table:table-cell>
              <table:table-cell office:value-type="float" office:value="-0.95234">
                <text:p>-0.95234</text:p>
              </table:table-cell>
            </table:table-row>
            <table:table-row>
              <table:table-cell office:value-type="float" office:value="4.90176">
                <text:p>4.90176</text:p>
              </table:table-cell>
              <table:table-cell office:value-type="float" office:value="-0.260107">
                <text:p>-0.260107</text:p>
              </table:table-cell>
            </table:table-row>
            <table:table-row>
              <table:table-cell office:value-type="float" office:value="4.90383">
                <text:p>4.90383</text:p>
              </table:table-cell>
              <table:table-cell office:value-type="float" office:value="-0.261511">
                <text:p>-0.261511</text:p>
              </table:table-cell>
            </table:table-row>
            <table:table-row>
              <table:table-cell office:value-type="float" office:value="4.9059">
                <text:p>4.9059</text:p>
              </table:table-cell>
              <table:table-cell office:value-type="float" office:value="5.98123">
                <text:p>5.98123</text:p>
              </table:table-cell>
            </table:table-row>
            <table:table-row>
              <table:table-cell office:value-type="float" office:value="4.90797">
                <text:p>4.90797</text:p>
              </table:table-cell>
              <table:table-cell office:value-type="float" office:value="-6.50566">
                <text:p>-6.50566</text:p>
              </table:table-cell>
            </table:table-row>
            <table:table-row>
              <table:table-cell office:value-type="float" office:value="4.91004">
                <text:p>4.91004</text:p>
              </table:table-cell>
              <table:table-cell office:value-type="float" office:value="-5.81467">
                <text:p>-5.81467</text:p>
              </table:table-cell>
            </table:table-row>
            <table:table-row>
              <table:table-cell office:value-type="float" office:value="4.91211">
                <text:p>4.91211</text:p>
              </table:table-cell>
              <table:table-cell office:value-type="float" office:value="5.28214">
                <text:p>5.28214</text:p>
              </table:table-cell>
            </table:table-row>
            <table:table-row>
              <table:table-cell office:value-type="float" office:value="4.91418">
                <text:p>4.91418</text:p>
              </table:table-cell>
              <table:table-cell office:value-type="float" office:value="5.97578">
                <text:p>5.97578</text:p>
              </table:table-cell>
            </table:table-row>
            <table:table-row>
              <table:table-cell office:value-type="float" office:value="4.91625">
                <text:p>4.91625</text:p>
              </table:table-cell>
              <table:table-cell office:value-type="float" office:value="-6.51111">
                <text:p>-6.51111</text:p>
              </table:table-cell>
            </table:table-row>
            <table:table-row>
              <table:table-cell office:value-type="float" office:value="4.91832">
                <text:p>4.91832</text:p>
              </table:table-cell>
              <table:table-cell office:value-type="float" office:value="-0.269767">
                <text:p>-0.269767</text:p>
              </table:table-cell>
            </table:table-row>
            <table:table-row>
              <table:table-cell office:value-type="float" office:value="4.92039">
                <text:p>4.92039</text:p>
              </table:table-cell>
              <table:table-cell office:value-type="float" office:value="0.422627">
                <text:p>0.422627</text:p>
              </table:table-cell>
            </table:table-row>
            <table:table-row>
              <table:table-cell office:value-type="float" office:value="4.92246">
                <text:p>4.92246</text:p>
              </table:table-cell>
              <table:table-cell office:value-type="float" office:value="-0.966048">
                <text:p>-0.966048</text:p>
              </table:table-cell>
            </table:table-row>
            <table:table-row>
              <table:table-cell office:value-type="float" office:value="4.92453">
                <text:p>4.92453</text:p>
              </table:table-cell>
              <table:table-cell office:value-type="float" office:value="-0.273808">
                <text:p>-0.273808</text:p>
              </table:table-cell>
            </table:table-row>
            <table:table-row>
              <table:table-cell office:value-type="float" office:value="4.9266">
                <text:p>4.9266</text:p>
              </table:table-cell>
              <table:table-cell office:value-type="float" office:value="-0.275206">
                <text:p>-0.275206</text:p>
              </table:table-cell>
            </table:table-row>
            <table:table-row>
              <table:table-cell office:value-type="float" office:value="4.92867">
                <text:p>4.92867</text:p>
              </table:table-cell>
              <table:table-cell office:value-type="float" office:value="0.41719">
                <text:p>0.41719</text:p>
              </table:table-cell>
            </table:table-row>
            <table:table-row>
              <table:table-cell office:value-type="float" office:value="4.93074">
                <text:p>4.93074</text:p>
              </table:table-cell>
              <table:table-cell office:value-type="float" office:value="-0.971483">
                <text:p>-0.971483</text:p>
              </table:table-cell>
            </table:table-row>
            <table:table-row>
              <table:table-cell office:value-type="float" office:value="4.93281">
                <text:p>4.93281</text:p>
              </table:table-cell>
              <table:table-cell office:value-type="float" office:value="-0.27924">
                <text:p>-0.27924</text:p>
              </table:table-cell>
            </table:table-row>
            <table:table-row>
              <table:table-cell office:value-type="float" office:value="4.93488">
                <text:p>4.93488</text:p>
              </table:table-cell>
              <table:table-cell office:value-type="float" office:value="-0.280635">
                <text:p>-0.280635</text:p>
              </table:table-cell>
            </table:table-row>
            <table:table-row>
              <table:table-cell office:value-type="float" office:value="4.93695">
                <text:p>4.93695</text:p>
              </table:table-cell>
              <table:table-cell office:value-type="float" office:value="-0.28203">
                <text:p>-0.28203</text:p>
              </table:table-cell>
            </table:table-row>
            <table:table-row>
              <table:table-cell office:value-type="float" office:value="4.93902">
                <text:p>4.93902</text:p>
              </table:table-cell>
              <table:table-cell office:value-type="float" office:value="-5.83377">
                <text:p>-5.83377</text:p>
              </table:table-cell>
            </table:table-row>
            <table:table-row>
              <table:table-cell office:value-type="float" office:value="4.94109">
                <text:p>4.94109</text:p>
              </table:table-cell>
              <table:table-cell office:value-type="float" office:value="5.26305">
                <text:p>5.26305</text:p>
              </table:table-cell>
            </table:table-row>
            <table:table-row>
              <table:table-cell office:value-type="float" office:value="4.94316">
                <text:p>4.94316</text:p>
              </table:table-cell>
              <table:table-cell office:value-type="float" office:value="5.95669">
                <text:p>5.95669</text:p>
              </table:table-cell>
            </table:table-row>
            <table:table-row>
              <table:table-cell office:value-type="float" office:value="4.94523">
                <text:p>4.94523</text:p>
              </table:table-cell>
              <table:table-cell office:value-type="float" office:value="-6.53019">
                <text:p>-6.53019</text:p>
              </table:table-cell>
            </table:table-row>
            <table:table-row>
              <table:table-cell office:value-type="float" office:value="4.9473">
                <text:p>4.9473</text:p>
              </table:table-cell>
              <table:table-cell office:value-type="float" office:value="-0.288836">
                <text:p>-0.288836</text:p>
              </table:table-cell>
            </table:table-row>
            <table:table-row>
              <table:table-cell office:value-type="float" office:value="4.94937">
                <text:p>4.94937</text:p>
              </table:table-cell>
              <table:table-cell office:value-type="float" office:value="0.403566">
                <text:p>0.403566</text:p>
              </table:table-cell>
            </table:table-row>
            <table:table-row>
              <table:table-cell office:value-type="float" office:value="4.95144">
                <text:p>4.95144</text:p>
              </table:table-cell>
              <table:table-cell office:value-type="float" office:value="-0.9851">
                <text:p>-0.9851</text:p>
              </table:table-cell>
            </table:table-row>
            <table:table-row>
              <table:table-cell office:value-type="float" office:value="4.95351">
                <text:p>4.95351</text:p>
              </table:table-cell>
              <table:table-cell office:value-type="float" office:value="-0.292851">
                <text:p>-0.292851</text:p>
              </table:table-cell>
            </table:table-row>
            <table:table-row>
              <table:table-cell office:value-type="float" office:value="4.95558">
                <text:p>4.95558</text:p>
              </table:table-cell>
              <table:table-cell office:value-type="float" office:value="-0.294239">
                <text:p>-0.294239</text:p>
              </table:table-cell>
            </table:table-row>
            <table:table-row>
              <table:table-cell office:value-type="float" office:value="4.95765">
                <text:p>4.95765</text:p>
              </table:table-cell>
              <table:table-cell office:value-type="float" office:value="-0.295626">
                <text:p>-0.295626</text:p>
              </table:table-cell>
            </table:table-row>
            <table:table-row>
              <table:table-cell office:value-type="float" office:value="4.95972">
                <text:p>4.95972</text:p>
              </table:table-cell>
              <table:table-cell office:value-type="float" office:value="0.396779">
                <text:p>0.396779</text:p>
              </table:table-cell>
            </table:table-row>
            <table:table-row>
              <table:table-cell office:value-type="float" office:value="4.96179">
                <text:p>4.96179</text:p>
              </table:table-cell>
              <table:table-cell office:value-type="float" office:value="-0.991883">
                <text:p>-0.991883</text:p>
              </table:table-cell>
            </table:table-row>
            <table:table-row>
              <table:table-cell office:value-type="float" office:value="4.96386">
                <text:p>4.96386</text:p>
              </table:table-cell>
              <table:table-cell office:value-type="float" office:value="-0.29963">
                <text:p>-0.29963</text:p>
              </table:table-cell>
            </table:table-row>
            <table:table-row>
              <table:table-cell office:value-type="float" office:value="4.96593">
                <text:p>4.96593</text:p>
              </table:table-cell>
              <table:table-cell office:value-type="float" office:value="-0.301015">
                <text:p>-0.301015</text:p>
              </table:table-cell>
            </table:table-row>
            <table:table-row>
              <table:table-cell office:value-type="float" office:value="4.968">
                <text:p>4.968</text:p>
              </table:table-cell>
              <table:table-cell office:value-type="float" office:value="-0.302398">
                <text:p>-0.302398</text:p>
              </table:table-cell>
            </table:table-row>
            <table:table-row>
              <table:table-cell office:value-type="float" office:value="4.97007">
                <text:p>4.97007</text:p>
              </table:table-cell>
              <table:table-cell office:value-type="float" office:value="0.39001">
                <text:p>0.39001</text:p>
              </table:table-cell>
            </table:table-row>
            <table:table-row>
              <table:table-cell office:value-type="float" office:value="4.97214">
                <text:p>4.97214</text:p>
              </table:table-cell>
              <table:table-cell office:value-type="float" office:value="-0.998648">
                <text:p>-0.998648</text:p>
              </table:table-cell>
            </table:table-row>
            <table:table-row>
              <table:table-cell office:value-type="float" office:value="4.97421">
                <text:p>4.97421</text:p>
              </table:table-cell>
              <table:table-cell office:value-type="float" office:value="-0.306392">
                <text:p>-0.306392</text:p>
              </table:table-cell>
            </table:table-row>
            <table:table-row>
              <table:table-cell office:value-type="float" office:value="4.97628">
                <text:p>4.97628</text:p>
              </table:table-cell>
              <table:table-cell office:value-type="float" office:value="-0.307773">
                <text:p>-0.307773</text:p>
              </table:table-cell>
            </table:table-row>
            <table:table-row>
              <table:table-cell office:value-type="float" office:value="4.97835">
                <text:p>4.97835</text:p>
              </table:table-cell>
              <table:table-cell office:value-type="float" office:value="5.93497">
                <text:p>5.93497</text:p>
              </table:table-cell>
            </table:table-row>
            <table:table-row>
              <table:table-cell office:value-type="float" office:value="4.98042">
                <text:p>4.98042</text:p>
              </table:table-cell>
              <table:table-cell office:value-type="float" office:value="-12.1022">
                <text:p>-12.1022</text:p>
              </table:table-cell>
            </table:table-row>
            <table:table-row>
              <table:table-cell office:value-type="float" office:value="4.98249">
                <text:p>4.98249</text:p>
              </table:table-cell>
              <table:table-cell office:value-type="float" office:value="5.23735">
                <text:p>5.23735</text:p>
              </table:table-cell>
            </table:table-row>
            <table:table-row>
              <table:table-cell office:value-type="float" office:value="4.98456">
                <text:p>4.98456</text:p>
              </table:table-cell>
              <table:table-cell office:value-type="float" office:value="-0.313136">
                <text:p>-0.313136</text:p>
              </table:table-cell>
            </table:table-row>
            <table:table-row>
              <table:table-cell office:value-type="float" office:value="4.98663">
                <text:p>4.98663</text:p>
              </table:table-cell>
              <table:table-cell office:value-type="float" office:value="-0.314513">
                <text:p>-0.314513</text:p>
              </table:table-cell>
            </table:table-row>
            <table:table-row>
              <table:table-cell office:value-type="float" office:value="4.9887">
                <text:p>4.9887</text:p>
              </table:table-cell>
              <table:table-cell office:value-type="float" office:value="0.377902">
                <text:p>0.377902</text:p>
              </table:table-cell>
            </table:table-row>
            <table:table-row>
              <table:table-cell office:value-type="float" office:value="4.99077">
                <text:p>4.99077</text:p>
              </table:table-cell>
              <table:table-cell office:value-type="float" office:value="-1.01075">
                <text:p>-1.01075</text:p>
              </table:table-cell>
            </table:table-row>
            <table:table-row>
              <table:table-cell office:value-type="float" office:value="4.99284">
                <text:p>4.99284</text:p>
              </table:table-cell>
              <table:table-cell office:value-type="float" office:value="-0.318487">
                <text:p>-0.318487</text:p>
              </table:table-cell>
            </table:table-row>
            <table:table-row>
              <table:table-cell office:value-type="float" office:value="4.99491">
                <text:p>4.99491</text:p>
              </table:table-cell>
              <table:table-cell office:value-type="float" office:value="-0.319861">
                <text:p>-0.319861</text:p>
              </table:table-cell>
            </table:table-row>
            <table:table-row>
              <table:table-cell office:value-type="float" office:value="4.99698">
                <text:p>4.99698</text:p>
              </table:table-cell>
              <table:table-cell office:value-type="float" office:value="-0.321234">
                <text:p>-0.321234</text:p>
              </table:table-cell>
            </table:table-row>
            <table:table-row>
              <table:table-cell office:value-type="float" office:value="4.99905">
                <text:p>4.99905</text:p>
              </table:table-cell>
              <table:table-cell office:value-type="float" office:value="0.371184">
                <text:p>0.371184</text:p>
              </table:table-cell>
            </table:table-row>
            <table:table-row>
              <table:table-cell office:value-type="float" office:value="5.00112">
                <text:p>5.00112</text:p>
              </table:table-cell>
              <table:table-cell office:value-type="float" office:value="-1.01746">
                <text:p>-1.01746</text:p>
              </table:table-cell>
            </table:table-row>
            <table:table-row>
              <table:table-cell office:value-type="float" office:value="5.00319">
                <text:p>5.00319</text:p>
              </table:table-cell>
              <table:table-cell office:value-type="float" office:value="-0.325197">
                <text:p>-0.325197</text:p>
              </table:table-cell>
            </table:table-row>
            <table:table-row>
              <table:table-cell office:value-type="float" office:value="5.00526">
                <text:p>5.00526</text:p>
              </table:table-cell>
              <table:table-cell office:value-type="float" office:value="5.91755">
                <text:p>5.91755</text:p>
              </table:table-cell>
            </table:table-row>
            <table:table-row>
              <table:table-cell office:value-type="float" office:value="5.00733">
                <text:p>5.00733</text:p>
              </table:table-cell>
              <table:table-cell office:value-type="float" office:value="-6.56931">
                <text:p>-6.56931</text:p>
              </table:table-cell>
            </table:table-row>
            <table:table-row>
              <table:table-cell office:value-type="float" office:value="5.0094">
                <text:p>5.0094</text:p>
              </table:table-cell>
              <table:table-cell office:value-type="float" office:value="-0.327937">
                <text:p>-0.327937</text:p>
              </table:table-cell>
            </table:table-row>
            <table:table-row>
              <table:table-cell office:value-type="float" office:value="5.01147">
                <text:p>5.01147</text:p>
              </table:table-cell>
              <table:table-cell office:value-type="float" office:value="0.364485">
                <text:p>0.364485</text:p>
              </table:table-cell>
            </table:table-row>
            <table:table-row>
              <table:table-cell office:value-type="float" office:value="5.01354">
                <text:p>5.01354</text:p>
              </table:table-cell>
              <table:table-cell office:value-type="float" office:value="-7.26827">
                <text:p>-7.26827</text:p>
              </table:table-cell>
            </table:table-row>
            <table:table-row>
              <table:table-cell office:value-type="float" office:value="5.01561">
                <text:p>5.01561</text:p>
              </table:table-cell>
              <table:table-cell office:value-type="float" office:value="5.90949">
                <text:p>5.90949</text:p>
              </table:table-cell>
            </table:table-row>
            <table:table-row>
              <table:table-cell office:value-type="float" office:value="5.01768">
                <text:p>5.01768</text:p>
              </table:table-cell>
              <table:table-cell office:value-type="float" office:value="0.35917">
                <text:p>0.35917</text:p>
              </table:table-cell>
            </table:table-row>
            <table:table-row>
              <table:table-cell office:value-type="float" office:value="5.01975">
                <text:p>5.01975</text:p>
              </table:table-cell>
              <table:table-cell office:value-type="float" office:value="5.21464">
                <text:p>5.21464</text:p>
              </table:table-cell>
            </table:table-row>
            <table:table-row>
              <table:table-cell office:value-type="float" office:value="5.02182">
                <text:p>5.02182</text:p>
              </table:table-cell>
              <table:table-cell office:value-type="float" office:value="-6.57858">
                <text:p>-6.57858</text:p>
              </table:table-cell>
            </table:table-row>
            <table:table-row>
              <table:table-cell office:value-type="float" office:value="5.02389">
                <text:p>5.02389</text:p>
              </table:table-cell>
              <table:table-cell office:value-type="float" office:value="-6.5813">
                <text:p>-6.5813</text:p>
              </table:table-cell>
            </table:table-row>
            <table:table-row>
              <table:table-cell office:value-type="float" office:value="5.02596">
                <text:p>5.02596</text:p>
              </table:table-cell>
              <table:table-cell office:value-type="float" office:value="5.90282">
                <text:p>5.90282</text:p>
              </table:table-cell>
            </table:table-row>
            <table:table-row>
              <table:table-cell office:value-type="float" office:value="5.02803">
                <text:p>5.02803</text:p>
              </table:table-cell>
              <table:table-cell office:value-type="float" office:value="5.90282">
                <text:p>5.90282</text:p>
              </table:table-cell>
            </table:table-row>
            <table:table-row>
              <table:table-cell office:value-type="float" office:value="5.0301">
                <text:p>5.0301</text:p>
              </table:table-cell>
              <table:table-cell office:value-type="float" office:value="-5.89024">
                <text:p>-5.89024</text:p>
              </table:table-cell>
            </table:table-row>
            <table:table-row>
              <table:table-cell office:value-type="float" office:value="5.03217">
                <text:p>5.03217</text:p>
              </table:table-cell>
              <table:table-cell office:value-type="float" office:value="-7.28023">
                <text:p>-7.28023</text:p>
              </table:table-cell>
            </table:table-row>
            <table:table-row>
              <table:table-cell office:value-type="float" office:value="5.03424">
                <text:p>5.03424</text:p>
              </table:table-cell>
              <table:table-cell office:value-type="float" office:value="12.1416">
                <text:p>12.1416</text:p>
              </table:table-cell>
            </table:table-row>
            <table:table-row>
              <table:table-cell office:value-type="float" office:value="5.03631">
                <text:p>5.03631</text:p>
              </table:table-cell>
              <table:table-cell office:value-type="float" office:value="-18.3824">
                <text:p>-18.3824</text:p>
              </table:table-cell>
            </table:table-row>
            <table:table-row>
              <table:table-cell office:value-type="float" office:value="5.03838">
                <text:p>5.03838</text:p>
              </table:table-cell>
              <table:table-cell office:value-type="float" office:value="11.4427">
                <text:p>11.4427</text:p>
              </table:table-cell>
            </table:table-row>
            <table:table-row>
              <table:table-cell office:value-type="float" office:value="5.04045">
                <text:p>5.04045</text:p>
              </table:table-cell>
              <table:table-cell office:value-type="float" office:value="-0.350488">
                <text:p>-0.350488</text:p>
              </table:table-cell>
            </table:table-row>
            <table:table-row>
              <table:table-cell office:value-type="float" office:value="5.04252">
                <text:p>5.04252</text:p>
              </table:table-cell>
              <table:table-cell office:value-type="float" office:value="-0.351843">
                <text:p>-0.351843</text:p>
              </table:table-cell>
            </table:table-row>
            <table:table-row>
              <table:table-cell office:value-type="float" office:value="5.04459">
                <text:p>5.04459</text:p>
              </table:table-cell>
              <table:table-cell office:value-type="float" office:value="-0.353197">
                <text:p>-0.353197</text:p>
              </table:table-cell>
            </table:table-row>
            <table:table-row>
              <table:table-cell office:value-type="float" office:value="5.04666">
                <text:p>5.04666</text:p>
              </table:table-cell>
              <table:table-cell office:value-type="float" office:value="5.88955">
                <text:p>5.88955</text:p>
              </table:table-cell>
            </table:table-row>
            <table:table-row>
              <table:table-cell office:value-type="float" office:value="5.04873">
                <text:p>5.04873</text:p>
              </table:table-cell>
              <table:table-cell office:value-type="float" office:value="-5.9035">
                <text:p>-5.9035</text:p>
              </table:table-cell>
            </table:table-row>
            <table:table-row>
              <table:table-cell office:value-type="float" office:value="5.0508">
                <text:p>5.0508</text:p>
              </table:table-cell>
              <table:table-cell office:value-type="float" office:value="-7.29348">
                <text:p>-7.29348</text:p>
              </table:table-cell>
            </table:table-row>
            <table:table-row>
              <table:table-cell office:value-type="float" office:value="5.05287">
                <text:p>5.05287</text:p>
              </table:table-cell>
              <table:table-cell office:value-type="float" office:value="12.1284">
                <text:p>12.1284</text:p>
              </table:table-cell>
            </table:table-row>
            <table:table-row>
              <table:table-cell office:value-type="float" office:value="5.05494">
                <text:p>5.05494</text:p>
              </table:table-cell>
              <table:table-cell office:value-type="float" office:value="-12.8453">
                <text:p>-12.8453</text:p>
              </table:table-cell>
            </table:table-row>
            <table:table-row>
              <table:table-cell office:value-type="float" office:value="5.05701">
                <text:p>5.05701</text:p>
              </table:table-cell>
              <table:table-cell office:value-type="float" office:value="6.57538">
                <text:p>6.57538</text:p>
              </table:table-cell>
            </table:table-row>
            <table:table-row>
              <table:table-cell office:value-type="float" office:value="5.05908">
                <text:p>5.05908</text:p>
              </table:table-cell>
              <table:table-cell office:value-type="float" office:value="5.1881">
                <text:p>5.1881</text:p>
              </table:table-cell>
            </table:table-row>
            <table:table-row>
              <table:table-cell office:value-type="float" office:value="5.06115">
                <text:p>5.06115</text:p>
              </table:table-cell>
              <table:table-cell office:value-type="float" office:value="-6.60509">
                <text:p>-6.60509</text:p>
              </table:table-cell>
            </table:table-row>
            <table:table-row>
              <table:table-cell office:value-type="float" office:value="5.06322">
                <text:p>5.06322</text:p>
              </table:table-cell>
              <table:table-cell office:value-type="float" office:value="-0.363697">
                <text:p>-0.363697</text:p>
              </table:table-cell>
            </table:table-row>
            <table:table-row>
              <table:table-cell office:value-type="float" office:value="5.06529">
                <text:p>5.06529</text:p>
              </table:table-cell>
              <table:table-cell office:value-type="float" office:value="-0.365043">
                <text:p>-0.365043</text:p>
              </table:table-cell>
            </table:table-row>
            <table:table-row>
              <table:table-cell office:value-type="float" office:value="5.06736">
                <text:p>5.06736</text:p>
              </table:table-cell>
              <table:table-cell office:value-type="float" office:value="0.3274">
                <text:p>0.3274</text:p>
              </table:table-cell>
            </table:table-row>
            <table:table-row>
              <table:table-cell office:value-type="float" office:value="5.06943">
                <text:p>5.06943</text:p>
              </table:table-cell>
              <table:table-cell office:value-type="float" office:value="-1.06122">
                <text:p>-1.06122</text:p>
              </table:table-cell>
            </table:table-row>
            <table:table-row>
              <table:table-cell office:value-type="float" office:value="5.0715">
                <text:p>5.0715</text:p>
              </table:table-cell>
              <table:table-cell office:value-type="float" office:value="-6.61301">
                <text:p>-6.61301</text:p>
              </table:table-cell>
            </table:table-row>
            <table:table-row>
              <table:table-cell office:value-type="float" office:value="5.07357">
                <text:p>5.07357</text:p>
              </table:table-cell>
              <table:table-cell office:value-type="float" office:value="12.1152">
                <text:p>12.1152</text:p>
              </table:table-cell>
            </table:table-row>
            <table:table-row>
              <table:table-cell office:value-type="float" office:value="5.07564">
                <text:p>5.07564</text:p>
              </table:table-cell>
              <table:table-cell office:value-type="float" office:value="-6.61435">
                <text:p>-6.61435</text:p>
              </table:table-cell>
            </table:table-row>
            <table:table-row>
              <table:table-cell office:value-type="float" office:value="5.07771">
                <text:p>5.07771</text:p>
              </table:table-cell>
              <table:table-cell office:value-type="float" office:value="0.320836">
                <text:p>0.320836</text:p>
              </table:table-cell>
            </table:table-row>
            <table:table-row>
              <table:table-cell office:value-type="float" office:value="5.07978">
                <text:p>5.07978</text:p>
              </table:table-cell>
              <table:table-cell office:value-type="float" office:value="-1.06778">
                <text:p>-1.06778</text:p>
              </table:table-cell>
            </table:table-row>
            <table:table-row>
              <table:table-cell office:value-type="float" office:value="5.08185">
                <text:p>5.08185</text:p>
              </table:table-cell>
              <table:table-cell office:value-type="float" office:value="-0.375481">
                <text:p>-0.375481</text:p>
              </table:table-cell>
            </table:table-row>
            <table:table-row>
              <table:table-cell office:value-type="float" office:value="5.08392">
                <text:p>5.08392</text:p>
              </table:table-cell>
              <table:table-cell office:value-type="float" office:value="-0.376819">
                <text:p>-0.376819</text:p>
              </table:table-cell>
            </table:table-row>
            <table:table-row>
              <table:table-cell office:value-type="float" office:value="5.08599">
                <text:p>5.08599</text:p>
              </table:table-cell>
              <table:table-cell office:value-type="float" office:value="-0.378157">
                <text:p>-0.378157</text:p>
              </table:table-cell>
            </table:table-row>
            <table:table-row>
              <table:table-cell office:value-type="float" office:value="5.08806">
                <text:p>5.08806</text:p>
              </table:table-cell>
              <table:table-cell office:value-type="float" office:value="0.314294">
                <text:p>0.314294</text:p>
              </table:table-cell>
            </table:table-row>
            <table:table-row>
              <table:table-cell office:value-type="float" office:value="5.09013">
                <text:p>5.09013</text:p>
              </table:table-cell>
              <table:table-cell office:value-type="float" office:value="5.16976">
                <text:p>5.16976</text:p>
              </table:table-cell>
            </table:table-row>
            <table:table-row>
              <table:table-cell office:value-type="float" office:value="5.0922">
                <text:p>5.0922</text:p>
              </table:table-cell>
              <table:table-cell office:value-type="float" office:value="-12.8675">
                <text:p>-12.8675</text:p>
              </table:table-cell>
            </table:table-row>
            <table:table-row>
              <table:table-cell office:value-type="float" office:value="5.09427">
                <text:p>5.09427</text:p>
              </table:table-cell>
              <table:table-cell office:value-type="float" office:value="12.1035">
                <text:p>12.1035</text:p>
              </table:table-cell>
            </table:table-row>
            <table:table-row>
              <table:table-cell office:value-type="float" office:value="5.09634">
                <text:p>5.09634</text:p>
              </table:table-cell>
              <table:table-cell office:value-type="float" office:value="-12.8702">
                <text:p>-12.8702</text:p>
              </table:table-cell>
            </table:table-row>
            <table:table-row>
              <table:table-cell office:value-type="float" office:value="5.09841">
                <text:p>5.09841</text:p>
              </table:table-cell>
              <table:table-cell office:value-type="float" office:value="6.55052">
                <text:p>6.55052</text:p>
              </table:table-cell>
            </table:table-row>
            <table:table-row>
              <table:table-cell office:value-type="float" office:value="5.10048">
                <text:p>5.10048</text:p>
              </table:table-cell>
              <table:table-cell office:value-type="float" office:value="-1.08083">
                <text:p>-1.08083</text:p>
              </table:table-cell>
            </table:table-row>
            <table:table-row>
              <table:table-cell office:value-type="float" office:value="5.10255">
                <text:p>5.10255</text:p>
              </table:table-cell>
              <table:table-cell office:value-type="float" office:value="-0.388524">
                <text:p>-0.388524</text:p>
              </table:table-cell>
            </table:table-row>
            <table:table-row>
              <table:table-cell office:value-type="float" office:value="5.10462">
                <text:p>5.10462</text:p>
              </table:table-cell>
              <table:table-cell office:value-type="float" office:value="-0.389853">
                <text:p>-0.389853</text:p>
              </table:table-cell>
            </table:table-row>
            <table:table-row>
              <table:table-cell office:value-type="float" office:value="5.10669">
                <text:p>5.10669</text:p>
              </table:table-cell>
              <table:table-cell office:value-type="float" office:value="-0.391181">
                <text:p>-0.391181</text:p>
              </table:table-cell>
            </table:table-row>
            <table:table-row>
              <table:table-cell office:value-type="float" office:value="5.10876">
                <text:p>5.10876</text:p>
              </table:table-cell>
              <table:table-cell office:value-type="float" office:value="0.301278">
                <text:p>0.301278</text:p>
              </table:table-cell>
            </table:table-row>
            <table:table-row>
              <table:table-cell office:value-type="float" office:value="5.11083">
                <text:p>5.11083</text:p>
              </table:table-cell>
              <table:table-cell office:value-type="float" office:value="-1.08732">
                <text:p>-1.08732</text:p>
              </table:table-cell>
            </table:table-row>
            <table:table-row>
              <table:table-cell office:value-type="float" office:value="5.1129">
                <text:p>5.1129</text:p>
              </table:table-cell>
              <table:table-cell office:value-type="float" office:value="-0.395012">
                <text:p>-0.395012</text:p>
              </table:table-cell>
            </table:table-row>
            <table:table-row>
              <table:table-cell office:value-type="float" office:value="5.11497">
                <text:p>5.11497</text:p>
              </table:table-cell>
              <table:table-cell office:value-type="float" office:value="-0.396336">
                <text:p>-0.396336</text:p>
              </table:table-cell>
            </table:table-row>
            <table:table-row>
              <table:table-cell office:value-type="float" office:value="5.11704">
                <text:p>5.11704</text:p>
              </table:table-cell>
              <table:table-cell office:value-type="float" office:value="0.296126">
                <text:p>0.296126</text:p>
              </table:table-cell>
            </table:table-row>
            <table:table-row>
              <table:table-cell office:value-type="float" office:value="5.11911">
                <text:p>5.11911</text:p>
              </table:table-cell>
              <table:table-cell office:value-type="float" office:value="-1.09247">
                <text:p>-1.09247</text:p>
              </table:table-cell>
            </table:table-row>
            <table:table-row>
              <table:table-cell office:value-type="float" office:value="5.12118">
                <text:p>5.12118</text:p>
              </table:table-cell>
              <table:table-cell office:value-type="float" office:value="5.84391">
                <text:p>5.84391</text:p>
              </table:table-cell>
            </table:table-row>
            <table:table-row>
              <table:table-cell office:value-type="float" office:value="5.12325">
                <text:p>5.12325</text:p>
              </table:table-cell>
              <table:table-cell office:value-type="float" office:value="-6.6429">
                <text:p>-6.6429</text:p>
              </table:table-cell>
            </table:table-row>
            <table:table-row>
              <table:table-cell office:value-type="float" office:value="5.12532">
                <text:p>5.12532</text:p>
              </table:table-cell>
              <table:table-cell office:value-type="float" office:value="-6.64554">
                <text:p>-6.64554</text:p>
              </table:table-cell>
            </table:table-row>
            <table:table-row>
              <table:table-cell office:value-type="float" office:value="5.12739">
                <text:p>5.12739</text:p>
              </table:table-cell>
              <table:table-cell office:value-type="float" office:value="6.53242">
                <text:p>6.53242</text:p>
              </table:table-cell>
            </table:table-row>
            <table:table-row>
              <table:table-cell office:value-type="float" office:value="5.12946">
                <text:p>5.12946</text:p>
              </table:table-cell>
              <table:table-cell office:value-type="float" office:value="-1.09892">
                <text:p>-1.09892</text:p>
              </table:table-cell>
            </table:table-row>
            <table:table-row>
              <table:table-cell office:value-type="float" office:value="5.13153">
                <text:p>5.13153</text:p>
              </table:table-cell>
              <table:table-cell office:value-type="float" office:value="-0.406601">
                <text:p>-0.406601</text:p>
              </table:table-cell>
            </table:table-row>
            <table:table-row>
              <table:table-cell office:value-type="float" office:value="5.1336">
                <text:p>5.1336</text:p>
              </table:table-cell>
              <table:table-cell office:value-type="float" office:value="-0.407916">
                <text:p>-0.407916</text:p>
              </table:table-cell>
            </table:table-row>
            <table:table-row>
              <table:table-cell office:value-type="float" office:value="5.13567">
                <text:p>5.13567</text:p>
              </table:table-cell>
              <table:table-cell office:value-type="float" office:value="-0.409231">
                <text:p>-0.409231</text:p>
              </table:table-cell>
            </table:table-row>
            <table:table-row>
              <table:table-cell office:value-type="float" office:value="5.13774">
                <text:p>5.13774</text:p>
              </table:table-cell>
              <table:table-cell office:value-type="float" office:value="0.28324">
                <text:p>0.28324</text:p>
              </table:table-cell>
            </table:table-row>
            <table:table-row>
              <table:table-cell office:value-type="float" office:value="5.13981">
                <text:p>5.13981</text:p>
              </table:table-cell>
              <table:table-cell office:value-type="float" office:value="5.13871">
                <text:p>5.13871</text:p>
              </table:table-cell>
            </table:table-row>
            <table:table-row>
              <table:table-cell office:value-type="float" office:value="5.14188">
                <text:p>5.14188</text:p>
              </table:table-cell>
              <table:table-cell office:value-type="float" office:value="-6.65445">
                <text:p>-6.65445</text:p>
              </table:table-cell>
            </table:table-row>
            <table:table-row>
              <table:table-cell office:value-type="float" office:value="5.14395">
                <text:p>5.14395</text:p>
              </table:table-cell>
              <table:table-cell office:value-type="float" office:value="-0.413022">
                <text:p>-0.413022</text:p>
              </table:table-cell>
            </table:table-row>
            <table:table-row>
              <table:table-cell office:value-type="float" office:value="5.14602">
                <text:p>5.14602</text:p>
              </table:table-cell>
              <table:table-cell office:value-type="float" office:value="-0.414332">
                <text:p>-0.414332</text:p>
              </table:table-cell>
            </table:table-row>
            <table:table-row>
              <table:table-cell office:value-type="float" office:value="5.14809">
                <text:p>5.14809</text:p>
              </table:table-cell>
              <table:table-cell office:value-type="float" office:value="-0.415642">
                <text:p>-0.415642</text:p>
              </table:table-cell>
            </table:table-row>
            <table:table-row>
              <table:table-cell office:value-type="float" office:value="5.15016">
                <text:p>5.15016</text:p>
              </table:table-cell>
              <table:table-cell office:value-type="float" office:value="0.276833">
                <text:p>0.276833</text:p>
              </table:table-cell>
            </table:table-row>
            <table:table-row>
              <table:table-cell office:value-type="float" office:value="5.15223">
                <text:p>5.15223</text:p>
              </table:table-cell>
              <table:table-cell office:value-type="float" office:value="-1.11175">
                <text:p>-1.11175</text:p>
              </table:table-cell>
            </table:table-row>
            <table:table-row>
              <table:table-cell office:value-type="float" office:value="5.1543">
                <text:p>5.1543</text:p>
              </table:table-cell>
              <table:table-cell office:value-type="float" office:value="-0.419419">
                <text:p>-0.419419</text:p>
              </table:table-cell>
            </table:table-row>
            <table:table-row>
              <table:table-cell office:value-type="float" office:value="5.15637">
                <text:p>5.15637</text:p>
              </table:table-cell>
              <table:table-cell office:value-type="float" office:value="-0.420724">
                <text:p>-0.420724</text:p>
              </table:table-cell>
            </table:table-row>
            <table:table-row>
              <table:table-cell office:value-type="float" office:value="5.15844">
                <text:p>5.15844</text:p>
              </table:table-cell>
              <table:table-cell office:value-type="float" office:value="-0.422029">
                <text:p>-0.422029</text:p>
              </table:table-cell>
            </table:table-row>
            <table:table-row>
              <table:table-cell office:value-type="float" office:value="5.16051">
                <text:p>5.16051</text:p>
              </table:table-cell>
              <table:table-cell office:value-type="float" office:value="0.270451">
                <text:p>0.270451</text:p>
              </table:table-cell>
            </table:table-row>
            <table:table-row>
              <table:table-cell office:value-type="float" office:value="5.16258">
                <text:p>5.16258</text:p>
              </table:table-cell>
              <table:table-cell office:value-type="float" office:value="-1.11813">
                <text:p>-1.11813</text:p>
              </table:table-cell>
            </table:table-row>
            <table:table-row>
              <table:table-cell office:value-type="float" office:value="5.16465">
                <text:p>5.16465</text:p>
              </table:table-cell>
              <table:table-cell office:value-type="float" office:value="-0.425791">
                <text:p>-0.425791</text:p>
              </table:table-cell>
            </table:table-row>
            <table:table-row>
              <table:table-cell office:value-type="float" office:value="5.16672">
                <text:p>5.16672</text:p>
              </table:table-cell>
              <table:table-cell office:value-type="float" office:value="-0.427091">
                <text:p>-0.427091</text:p>
              </table:table-cell>
            </table:table-row>
            <table:table-row>
              <table:table-cell office:value-type="float" office:value="5.16879">
                <text:p>5.16879</text:p>
              </table:table-cell>
              <table:table-cell office:value-type="float" office:value="0.265392">
                <text:p>0.265392</text:p>
              </table:table-cell>
            </table:table-row>
            <table:table-row>
              <table:table-cell office:value-type="float" office:value="5.17086">
                <text:p>5.17086</text:p>
              </table:table-cell>
              <table:table-cell office:value-type="float" office:value="-1.12318">
                <text:p>-1.12318</text:p>
              </table:table-cell>
            </table:table-row>
            <table:table-row>
              <table:table-cell office:value-type="float" office:value="5.17293">
                <text:p>5.17293</text:p>
              </table:table-cell>
              <table:table-cell office:value-type="float" office:value="-6.67488">
                <text:p>-6.67488</text:p>
              </table:table-cell>
            </table:table-row>
            <table:table-row>
              <table:table-cell office:value-type="float" office:value="5.175">
                <text:p>5.175</text:p>
              </table:table-cell>
              <table:table-cell office:value-type="float" office:value="-5.98498">
                <text:p>-5.98498</text:p>
              </table:table-cell>
            </table:table-row>
            <table:table-row>
              <table:table-cell office:value-type="float" office:value="5.17707">
                <text:p>5.17707</text:p>
              </table:table-cell>
              <table:table-cell office:value-type="float" office:value="11.3547">
                <text:p>11.3547</text:p>
              </table:table-cell>
            </table:table-row>
            <table:table-row>
              <table:table-cell office:value-type="float" office:value="5.17914">
                <text:p>5.17914</text:p>
              </table:table-cell>
              <table:table-cell office:value-type="float" office:value="-0.43846">
                <text:p>-0.43846</text:p>
              </table:table-cell>
            </table:table-row>
            <table:table-row>
              <table:table-cell office:value-type="float" office:value="5.18121">
                <text:p>5.18121</text:p>
              </table:table-cell>
              <table:table-cell office:value-type="float" office:value="5.80428">
                <text:p>5.80428</text:p>
              </table:table-cell>
            </table:table-row>
            <table:table-row>
              <table:table-cell office:value-type="float" office:value="5.18328">
                <text:p>5.18328</text:p>
              </table:table-cell>
              <table:table-cell office:value-type="float" office:value="-6.68249">
                <text:p>-6.68249</text:p>
              </table:table-cell>
            </table:table-row>
            <table:table-row>
              <table:table-cell office:value-type="float" office:value="5.18535">
                <text:p>5.18535</text:p>
              </table:table-cell>
              <table:table-cell office:value-type="float" office:value="0.252743">
                <text:p>0.252743</text:p>
              </table:table-cell>
            </table:table-row>
            <table:table-row>
              <table:table-cell office:value-type="float" office:value="5.18742">
                <text:p>5.18742</text:p>
              </table:table-cell>
              <table:table-cell office:value-type="float" office:value="-1.13582">
                <text:p>-1.13582</text:p>
              </table:table-cell>
            </table:table-row>
            <table:table-row>
              <table:table-cell office:value-type="float" office:value="5.18949">
                <text:p>5.18949</text:p>
              </table:table-cell>
              <table:table-cell office:value-type="float" office:value="-0.44347">
                <text:p>-0.44347</text:p>
              </table:table-cell>
            </table:table-row>
            <table:table-row>
              <table:table-cell office:value-type="float" office:value="5.19156">
                <text:p>5.19156</text:p>
              </table:table-cell>
              <table:table-cell office:value-type="float" office:value="-6.68878">
                <text:p>-6.68878</text:p>
              </table:table-cell>
            </table:table-row>
            <table:table-row>
              <table:table-cell office:value-type="float" office:value="5.19363">
                <text:p>5.19363</text:p>
              </table:table-cell>
              <table:table-cell office:value-type="float" office:value="12.0394">
                <text:p>12.0394</text:p>
              </table:table-cell>
            </table:table-row>
            <table:table-row>
              <table:table-cell office:value-type="float" office:value="5.1957">
                <text:p>5.1957</text:p>
              </table:table-cell>
              <table:table-cell office:value-type="float" office:value="-5.99629">
                <text:p>-5.99629</text:p>
              </table:table-cell>
            </table:table-row>
            <table:table-row>
              <table:table-cell office:value-type="float" office:value="5.19777">
                <text:p>5.19777</text:p>
              </table:table-cell>
              <table:table-cell office:value-type="float" office:value="-1.1421">
                <text:p>-1.1421</text:p>
              </table:table-cell>
            </table:table-row>
            <table:table-row>
              <table:table-cell office:value-type="float" office:value="5.19984">
                <text:p>5.19984</text:p>
              </table:table-cell>
              <table:table-cell office:value-type="float" office:value="-0.449745">
                <text:p>-0.449745</text:p>
              </table:table-cell>
            </table:table-row>
            <table:table-row>
              <table:table-cell office:value-type="float" office:value="5.20191">
                <text:p>5.20191</text:p>
              </table:table-cell>
              <table:table-cell office:value-type="float" office:value="-0.451025">
                <text:p>-0.451025</text:p>
              </table:table-cell>
            </table:table-row>
            <table:table-row>
              <table:table-cell office:value-type="float" office:value="5.20398">
                <text:p>5.20398</text:p>
              </table:table-cell>
              <table:table-cell office:value-type="float" office:value="0.241476">
                <text:p>0.241476</text:p>
              </table:table-cell>
            </table:table-row>
            <table:table-row>
              <table:table-cell office:value-type="float" office:value="5.20605">
                <text:p>5.20605</text:p>
              </table:table-cell>
              <table:table-cell office:value-type="float" office:value="-1.14708">
                <text:p>-1.14708</text:p>
              </table:table-cell>
            </table:table-row>
            <table:table-row>
              <table:table-cell office:value-type="float" office:value="5.20812">
                <text:p>5.20812</text:p>
              </table:table-cell>
              <table:table-cell office:value-type="float" office:value="-0.454717">
                <text:p>-0.454717</text:p>
              </table:table-cell>
            </table:table-row>
            <table:table-row>
              <table:table-cell office:value-type="float" office:value="5.21019">
                <text:p>5.21019</text:p>
              </table:table-cell>
              <table:table-cell office:value-type="float" office:value="-0.455993">
                <text:p>-0.455993</text:p>
              </table:table-cell>
            </table:table-row>
            <table:table-row>
              <table:table-cell office:value-type="float" office:value="5.21226">
                <text:p>5.21226</text:p>
              </table:table-cell>
              <table:table-cell office:value-type="float" office:value="-0.457268">
                <text:p>-0.457268</text:p>
              </table:table-cell>
            </table:table-row>
            <table:table-row>
              <table:table-cell office:value-type="float" office:value="5.21433">
                <text:p>5.21433</text:p>
              </table:table-cell>
              <table:table-cell office:value-type="float" office:value="0.235238">
                <text:p>0.235238</text:p>
              </table:table-cell>
            </table:table-row>
            <table:table-row>
              <table:table-cell office:value-type="float" office:value="5.2164">
                <text:p>5.2164</text:p>
              </table:table-cell>
              <table:table-cell office:value-type="float" office:value="-1.15331">
                <text:p>-1.15331</text:p>
              </table:table-cell>
            </table:table-row>
            <table:table-row>
              <table:table-cell office:value-type="float" office:value="5.21847">
                <text:p>5.21847</text:p>
              </table:table-cell>
              <table:table-cell office:value-type="float" office:value="-0.460944">
                <text:p>-0.460944</text:p>
              </table:table-cell>
            </table:table-row>
            <table:table-row>
              <table:table-cell office:value-type="float" office:value="5.22054">
                <text:p>5.22054</text:p>
              </table:table-cell>
              <table:table-cell office:value-type="float" office:value="-0.462215">
                <text:p>-0.462215</text:p>
              </table:table-cell>
            </table:table-row>
            <table:table-row>
              <table:table-cell office:value-type="float" office:value="5.22261">
                <text:p>5.22261</text:p>
              </table:table-cell>
              <table:table-cell office:value-type="float" office:value="-0.463484">
                <text:p>-0.463484</text:p>
              </table:table-cell>
            </table:table-row>
            <table:table-row>
              <table:table-cell office:value-type="float" office:value="5.22468">
                <text:p>5.22468</text:p>
              </table:table-cell>
              <table:table-cell office:value-type="float" office:value="0.229027">
                <text:p>0.229027</text:p>
              </table:table-cell>
            </table:table-row>
            <table:table-row>
              <table:table-cell office:value-type="float" office:value="5.22675">
                <text:p>5.22675</text:p>
              </table:table-cell>
              <table:table-cell office:value-type="float" office:value="-1.15952">
                <text:p>-1.15952</text:p>
              </table:table-cell>
            </table:table-row>
            <table:table-row>
              <table:table-cell office:value-type="float" office:value="5.22882">
                <text:p>5.22882</text:p>
              </table:table-cell>
              <table:table-cell office:value-type="float" office:value="-0.467144">
                <text:p>-0.467144</text:p>
              </table:table-cell>
            </table:table-row>
            <table:table-row>
              <table:table-cell office:value-type="float" office:value="5.23089">
                <text:p>5.23089</text:p>
              </table:table-cell>
              <table:table-cell office:value-type="float" office:value="-0.468409">
                <text:p>-0.468409</text:p>
              </table:table-cell>
            </table:table-row>
            <table:table-row>
              <table:table-cell office:value-type="float" office:value="5.23296">
                <text:p>5.23296</text:p>
              </table:table-cell>
              <table:table-cell office:value-type="float" office:value="-0.469672">
                <text:p>-0.469672</text:p>
              </table:table-cell>
            </table:table-row>
            <table:table-row>
              <table:table-cell office:value-type="float" office:value="5.23503">
                <text:p>5.23503</text:p>
              </table:table-cell>
              <table:table-cell office:value-type="float" office:value="0.222843">
                <text:p>0.222843</text:p>
              </table:table-cell>
            </table:table-row>
            <table:table-row>
              <table:table-cell office:value-type="float" office:value="5.2371">
                <text:p>5.2371</text:p>
              </table:table-cell>
              <table:table-cell office:value-type="float" office:value="-1.16569">
                <text:p>-1.16569</text:p>
              </table:table-cell>
            </table:table-row>
            <table:table-row>
              <table:table-cell office:value-type="float" office:value="5.23917">
                <text:p>5.23917</text:p>
              </table:table-cell>
              <table:table-cell office:value-type="float" office:value="-24.7555">
                <text:p>-24.7555</text:p>
              </table:table-cell>
            </table:table-row>
            <table:table-row>
              <table:table-cell office:value-type="float" office:value="5.24124">
                <text:p>5.24124</text:p>
              </table:table-cell>
              <table:table-cell office:value-type="float" office:value="23.7979">
                <text:p>23.7979</text:p>
              </table:table-cell>
            </table:table-row>
            <table:table-row>
              <table:table-cell office:value-type="float" office:value="5.24331">
                <text:p>5.24331</text:p>
              </table:table-cell>
              <table:table-cell office:value-type="float" office:value="-0.480714">
                <text:p>-0.480714</text:p>
              </table:table-cell>
            </table:table-row>
            <table:table-row>
              <table:table-cell office:value-type="float" office:value="5.24538">
                <text:p>5.24538</text:p>
              </table:table-cell>
              <table:table-cell office:value-type="float" office:value="0.211811">
                <text:p>0.211811</text:p>
              </table:table-cell>
            </table:table-row>
            <table:table-row>
              <table:table-cell office:value-type="float" office:value="5.24745">
                <text:p>5.24745</text:p>
              </table:table-cell>
              <table:table-cell office:value-type="float" office:value="5.06728">
                <text:p>5.06728</text:p>
              </table:table-cell>
            </table:table-row>
            <table:table-row>
              <table:table-cell office:value-type="float" office:value="5.24952">
                <text:p>5.24952</text:p>
              </table:table-cell>
              <table:table-cell office:value-type="float" office:value="-12.9698">
                <text:p>-12.9698</text:p>
              </table:table-cell>
            </table:table-row>
            <table:table-row>
              <table:table-cell office:value-type="float" office:value="5.25159">
                <text:p>5.25159</text:p>
              </table:table-cell>
              <table:table-cell office:value-type="float" office:value="5.75717">
                <text:p>5.75717</text:p>
              </table:table-cell>
            </table:table-row>
            <table:table-row>
              <table:table-cell office:value-type="float" office:value="5.25366">
                <text:p>5.25366</text:p>
              </table:table-cell>
              <table:table-cell office:value-type="float" office:value="5.75717">
                <text:p>5.75717</text:p>
              </table:table-cell>
            </table:table-row>
            <table:table-row>
              <table:table-cell office:value-type="float" office:value="5.25573">
                <text:p>5.25573</text:p>
              </table:table-cell>
              <table:table-cell office:value-type="float" office:value="-12.2798">
                <text:p>-12.2798</text:p>
              </table:table-cell>
            </table:table-row>
            <table:table-row>
              <table:table-cell office:value-type="float" office:value="5.2578">
                <text:p>5.2578</text:p>
              </table:table-cell>
              <table:table-cell office:value-type="float" office:value="11.3039">
                <text:p>11.3039</text:p>
              </table:table-cell>
            </table:table-row>
            <table:table-row>
              <table:table-cell office:value-type="float" office:value="5.25987">
                <text:p>5.25987</text:p>
              </table:table-cell>
              <table:table-cell office:value-type="float" office:value="-12.9759">
                <text:p>-12.9759</text:p>
              </table:table-cell>
            </table:table-row>
            <table:table-row>
              <table:table-cell office:value-type="float" office:value="5.26194">
                <text:p>5.26194</text:p>
              </table:table-cell>
              <table:table-cell office:value-type="float" office:value="5.75108">
                <text:p>5.75108</text:p>
              </table:table-cell>
            </table:table-row>
            <table:table-row>
              <table:table-cell office:value-type="float" office:value="5.26401">
                <text:p>5.26401</text:p>
              </table:table-cell>
              <table:table-cell office:value-type="float" office:value="-0.492906">
                <text:p>-0.492906</text:p>
              </table:table-cell>
            </table:table-row>
            <table:table-row>
              <table:table-cell office:value-type="float" office:value="5.26608">
                <text:p>5.26608</text:p>
              </table:table-cell>
              <table:table-cell office:value-type="float" office:value="0.19963">
                <text:p>0.19963</text:p>
              </table:table-cell>
            </table:table-row>
            <table:table-row>
              <table:table-cell office:value-type="float" office:value="5.26815">
                <text:p>5.26815</text:p>
              </table:table-cell>
              <table:table-cell office:value-type="float" office:value="5.0551">
                <text:p>5.0551</text:p>
              </table:table-cell>
            </table:table-row>
            <table:table-row>
              <table:table-cell office:value-type="float" office:value="5.27022">
                <text:p>5.27022</text:p>
              </table:table-cell>
              <table:table-cell office:value-type="float" office:value="-6.73799">
                <text:p>-6.73799</text:p>
              </table:table-cell>
            </table:table-row>
            <table:table-row>
              <table:table-cell office:value-type="float" office:value="5.27229">
                <text:p>5.27229</text:p>
              </table:table-cell>
              <table:table-cell office:value-type="float" office:value="-0.496486">
                <text:p>-0.496486</text:p>
              </table:table-cell>
            </table:table-row>
            <table:table-row>
              <table:table-cell office:value-type="float" office:value="5.27436">
                <text:p>5.27436</text:p>
              </table:table-cell>
              <table:table-cell office:value-type="float" office:value="-0.497723">
                <text:p>-0.497723</text:p>
              </table:table-cell>
            </table:table-row>
            <table:table-row>
              <table:table-cell office:value-type="float" office:value="5.27643">
                <text:p>5.27643</text:p>
              </table:table-cell>
              <table:table-cell office:value-type="float" office:value="-6.04916">
                <text:p>-6.04916</text:p>
              </table:table-cell>
            </table:table-row>
            <table:table-row>
              <table:table-cell office:value-type="float" office:value="5.2785">
                <text:p>5.2785</text:p>
              </table:table-cell>
              <table:table-cell office:value-type="float" office:value="11.2918">
                <text:p>11.2918</text:p>
              </table:table-cell>
            </table:table-row>
            <table:table-row>
              <table:table-cell office:value-type="float" office:value="5.28057">
                <text:p>5.28057</text:p>
              </table:table-cell>
              <table:table-cell office:value-type="float" office:value="-6.74403">
                <text:p>-6.74403</text:p>
              </table:table-cell>
            </table:table-row>
            <table:table-row>
              <table:table-cell office:value-type="float" office:value="5.28264">
                <text:p>5.28264</text:p>
              </table:table-cell>
              <table:table-cell office:value-type="float" office:value="-0.502521">
                <text:p>-0.502521</text:p>
              </table:table-cell>
            </table:table-row>
            <table:table-row>
              <table:table-cell office:value-type="float" office:value="5.28471">
                <text:p>5.28471</text:p>
              </table:table-cell>
              <table:table-cell office:value-type="float" office:value="-0.503752">
                <text:p>-0.503752</text:p>
              </table:table-cell>
            </table:table-row>
            <table:table-row>
              <table:table-cell office:value-type="float" office:value="5.28678">
                <text:p>5.28678</text:p>
              </table:table-cell>
              <table:table-cell office:value-type="float" office:value="-0.504981">
                <text:p>-0.504981</text:p>
              </table:table-cell>
            </table:table-row>
            <table:table-row>
              <table:table-cell office:value-type="float" office:value="5.28885">
                <text:p>5.28885</text:p>
              </table:table-cell>
              <table:table-cell office:value-type="float" office:value="5.73776">
                <text:p>5.73776</text:p>
              </table:table-cell>
            </table:table-row>
            <table:table-row>
              <table:table-cell office:value-type="float" office:value="5.29092">
                <text:p>5.29092</text:p>
              </table:table-cell>
              <table:table-cell office:value-type="float" office:value="-12.2991">
                <text:p>-12.2991</text:p>
              </table:table-cell>
            </table:table-row>
            <table:table-row>
              <table:table-cell office:value-type="float" office:value="5.29299">
                <text:p>5.29299</text:p>
              </table:table-cell>
              <table:table-cell office:value-type="float" office:value="5.04058">
                <text:p>5.04058</text:p>
              </table:table-cell>
            </table:table-row>
            <table:table-row>
              <table:table-cell office:value-type="float" office:value="5.29506">
                <text:p>5.29506</text:p>
              </table:table-cell>
              <table:table-cell office:value-type="float" office:value="-0.509751">
                <text:p>-0.509751</text:p>
              </table:table-cell>
            </table:table-row>
            <table:table-row>
              <table:table-cell office:value-type="float" office:value="5.29713">
                <text:p>5.29713</text:p>
              </table:table-cell>
              <table:table-cell office:value-type="float" office:value="0.182799">
                <text:p>0.182799</text:p>
              </table:table-cell>
            </table:table-row>
            <table:table-row>
              <table:table-cell office:value-type="float" office:value="5.2992">
                <text:p>5.2992</text:p>
              </table:table-cell>
              <table:table-cell office:value-type="float" office:value="-1.2057">
                <text:p>-1.2057</text:p>
              </table:table-cell>
            </table:table-row>
            <table:table-row>
              <table:table-cell office:value-type="float" office:value="5.30127">
                <text:p>5.30127</text:p>
              </table:table-cell>
              <table:table-cell office:value-type="float" office:value="-0.513282">
                <text:p>-0.513282</text:p>
              </table:table-cell>
            </table:table-row>
            <table:table-row>
              <table:table-cell office:value-type="float" office:value="5.30334">
                <text:p>5.30334</text:p>
              </table:table-cell>
              <table:table-cell office:value-type="float" office:value="5.72946">
                <text:p>5.72946</text:p>
              </table:table-cell>
            </table:table-row>
            <table:table-row>
              <table:table-cell office:value-type="float" office:value="5.30541">
                <text:p>5.30541</text:p>
              </table:table-cell>
              <table:table-cell office:value-type="float" office:value="-6.75725">
                <text:p>-6.75725</text:p>
              </table:table-cell>
            </table:table-row>
            <table:table-row>
              <table:table-cell office:value-type="float" office:value="5.30748">
                <text:p>5.30748</text:p>
              </table:table-cell>
              <table:table-cell office:value-type="float" office:value="-0.515721">
                <text:p>-0.515721</text:p>
              </table:table-cell>
            </table:table-row>
            <table:table-row>
              <table:table-cell office:value-type="float" office:value="5.30955">
                <text:p>5.30955</text:p>
              </table:table-cell>
              <table:table-cell office:value-type="float" office:value="0.176835">
                <text:p>0.176835</text:p>
              </table:table-cell>
            </table:table-row>
            <table:table-row>
              <table:table-cell office:value-type="float" office:value="5.31162">
                <text:p>5.31162</text:p>
              </table:table-cell>
              <table:table-cell office:value-type="float" office:value="-7.45562">
                <text:p>-7.45562</text:p>
              </table:table-cell>
            </table:table-row>
            <table:table-row>
              <table:table-cell office:value-type="float" office:value="5.31369">
                <text:p>5.31369</text:p>
              </table:table-cell>
              <table:table-cell office:value-type="float" office:value="11.9663">
                <text:p>11.9663</text:p>
              </table:table-cell>
            </table:table-row>
            <table:table-row>
              <table:table-cell office:value-type="float" office:value="5.31576">
                <text:p>5.31576</text:p>
              </table:table-cell>
              <table:table-cell office:value-type="float" office:value="-13.0071">
                <text:p>-13.0071</text:p>
              </table:table-cell>
            </table:table-row>
            <table:table-row>
              <table:table-cell office:value-type="float" office:value="5.31783">
                <text:p>5.31783</text:p>
              </table:table-cell>
              <table:table-cell office:value-type="float" office:value="11.9638">
                <text:p>11.9638</text:p>
              </table:table-cell>
            </table:table-row>
            <table:table-row>
              <table:table-cell office:value-type="float" office:value="5.3199">
                <text:p>5.3199</text:p>
              </table:table-cell>
              <table:table-cell office:value-type="float" office:value="-6.07184">
                <text:p>-6.07184</text:p>
              </table:table-cell>
            </table:table-row>
            <table:table-row>
              <table:table-cell office:value-type="float" office:value="5.32197">
                <text:p>5.32197</text:p>
              </table:table-cell>
              <table:table-cell office:value-type="float" office:value="-7.46154">
                <text:p>-7.46154</text:p>
              </table:table-cell>
            </table:table-row>
            <table:table-row>
              <table:table-cell office:value-type="float" office:value="5.32404">
                <text:p>5.32404</text:p>
              </table:table-cell>
              <table:table-cell office:value-type="float" office:value="-0.527568">
                <text:p>-0.527568</text:p>
              </table:table-cell>
            </table:table-row>
            <table:table-row>
              <table:table-cell office:value-type="float" office:value="5.32611">
                <text:p>5.32611</text:p>
              </table:table-cell>
              <table:table-cell office:value-type="float" office:value="11.9579">
                <text:p>11.9579</text:p>
              </table:table-cell>
            </table:table-row>
            <table:table-row>
              <table:table-cell office:value-type="float" office:value="5.32818">
                <text:p>5.32818</text:p>
              </table:table-cell>
              <table:table-cell office:value-type="float" office:value="-12.3217">
                <text:p>-12.3217</text:p>
              </table:table-cell>
            </table:table-row>
            <table:table-row>
              <table:table-cell office:value-type="float" office:value="5.33025">
                <text:p>5.33025</text:p>
              </table:table-cell>
              <table:table-cell office:value-type="float" office:value="5.01806">
                <text:p>5.01806</text:p>
              </table:table-cell>
            </table:table-row>
            <table:table-row>
              <table:table-cell office:value-type="float" office:value="5.33232">
                <text:p>5.33232</text:p>
              </table:table-cell>
              <table:table-cell office:value-type="float" office:value="5.7117">
                <text:p>5.7117</text:p>
              </table:table-cell>
            </table:table-row>
            <table:table-row>
              <table:table-cell office:value-type="float" office:value="5.33439">
                <text:p>5.33439</text:p>
              </table:table-cell>
              <table:table-cell office:value-type="float" office:value="-6.77499">
                <text:p>-6.77499</text:p>
              </table:table-cell>
            </table:table-row>
            <table:table-row>
              <table:table-cell office:value-type="float" office:value="5.33646">
                <text:p>5.33646</text:p>
              </table:table-cell>
              <table:table-cell office:value-type="float" office:value="-0.533445">
                <text:p>-0.533445</text:p>
              </table:table-cell>
            </table:table-row>
            <table:table-row>
              <table:table-cell office:value-type="float" office:value="5.33853">
                <text:p>5.33853</text:p>
              </table:table-cell>
              <table:table-cell office:value-type="float" office:value="0.159128">
                <text:p>0.159128</text:p>
              </table:table-cell>
            </table:table-row>
            <table:table-row>
              <table:table-cell office:value-type="float" office:value="5.3406">
                <text:p>5.3406</text:p>
              </table:table-cell>
              <table:table-cell office:value-type="float" office:value="-1.22935">
                <text:p>-1.22935</text:p>
              </table:table-cell>
            </table:table-row>
            <table:table-row>
              <table:table-cell office:value-type="float" office:value="5.34267">
                <text:p>5.34267</text:p>
              </table:table-cell>
              <table:table-cell office:value-type="float" office:value="-6.78084">
                <text:p>-6.78084</text:p>
              </table:table-cell>
            </table:table-row>
            <table:table-row>
              <table:table-cell office:value-type="float" office:value="5.34474">
                <text:p>5.34474</text:p>
              </table:table-cell>
              <table:table-cell office:value-type="float" office:value="11.9474">
                <text:p>11.9474</text:p>
              </table:table-cell>
            </table:table-row>
            <table:table-row>
              <table:table-cell office:value-type="float" office:value="5.34681">
                <text:p>5.34681</text:p>
              </table:table-cell>
              <table:table-cell office:value-type="float" office:value="-6.08826">
                <text:p>-6.08826</text:p>
              </table:table-cell>
            </table:table-row>
            <table:table-row>
              <table:table-cell office:value-type="float" office:value="5.34888">
                <text:p>5.34888</text:p>
              </table:table-cell>
              <table:table-cell office:value-type="float" office:value="-1.23399">
                <text:p>-1.23399</text:p>
              </table:table-cell>
            </table:table-row>
            <table:table-row>
              <table:table-cell office:value-type="float" office:value="5.35095">
                <text:p>5.35095</text:p>
              </table:table-cell>
              <table:table-cell office:value-type="float" office:value="-0.54154">
                <text:p>-0.54154</text:p>
              </table:table-cell>
            </table:table-row>
            <table:table-row>
              <table:table-cell office:value-type="float" office:value="5.35302">
                <text:p>5.35302</text:p>
              </table:table-cell>
              <table:table-cell office:value-type="float" office:value="-0.54273">
                <text:p>-0.54273</text:p>
              </table:table-cell>
            </table:table-row>
            <table:table-row>
              <table:table-cell office:value-type="float" office:value="5.35509">
                <text:p>5.35509</text:p>
              </table:table-cell>
              <table:table-cell office:value-type="float" office:value="-0.543918">
                <text:p>-0.543918</text:p>
              </table:table-cell>
            </table:table-row>
            <table:table-row>
              <table:table-cell office:value-type="float" office:value="5.35716">
                <text:p>5.35716</text:p>
              </table:table-cell>
              <table:table-cell office:value-type="float" office:value="0.148666">
                <text:p>0.148666</text:p>
              </table:table-cell>
            </table:table-row>
            <table:table-row>
              <table:table-cell office:value-type="float" office:value="5.35923">
                <text:p>5.35923</text:p>
              </table:table-cell>
              <table:table-cell office:value-type="float" office:value="-1.2398">
                <text:p>-1.2398</text:p>
              </table:table-cell>
            </table:table-row>
            <table:table-row>
              <table:table-cell office:value-type="float" office:value="5.3613">
                <text:p>5.3613</text:p>
              </table:table-cell>
              <table:table-cell office:value-type="float" office:value="-0.547342">
                <text:p>-0.547342</text:p>
              </table:table-cell>
            </table:table-row>
            <table:table-row>
              <table:table-cell office:value-type="float" office:value="5.36337">
                <text:p>5.36337</text:p>
              </table:table-cell>
              <table:table-cell office:value-type="float" office:value="-6.79245">
                <text:p>-6.79245</text:p>
              </table:table-cell>
            </table:table-row>
            <table:table-row>
              <table:table-cell office:value-type="float" office:value="5.36544">
                <text:p>5.36544</text:p>
              </table:table-cell>
              <table:table-cell office:value-type="float" office:value="11.9358">
                <text:p>11.9358</text:p>
              </table:table-cell>
            </table:table-row>
            <table:table-row>
              <table:table-cell office:value-type="float" office:value="5.36751">
                <text:p>5.36751</text:p>
              </table:table-cell>
              <table:table-cell office:value-type="float" office:value="-6.09986">
                <text:p>-6.09986</text:p>
              </table:table-cell>
            </table:table-row>
            <table:table-row>
              <table:table-cell office:value-type="float" office:value="5.36958">
                <text:p>5.36958</text:p>
              </table:table-cell>
              <table:table-cell office:value-type="float" office:value="-1.24557">
                <text:p>-1.24557</text:p>
              </table:table-cell>
            </table:table-row>
            <table:table-row>
              <table:table-cell office:value-type="float" office:value="5.37165">
                <text:p>5.37165</text:p>
              </table:table-cell>
              <table:table-cell office:value-type="float" office:value="-0.553111">
                <text:p>-0.553111</text:p>
              </table:table-cell>
            </table:table-row>
            <table:table-row>
              <table:table-cell office:value-type="float" office:value="5.37372">
                <text:p>5.37372</text:p>
              </table:table-cell>
              <table:table-cell office:value-type="float" office:value="-0.554287">
                <text:p>-0.554287</text:p>
              </table:table-cell>
            </table:table-row>
            <table:table-row>
              <table:table-cell office:value-type="float" office:value="5.37579">
                <text:p>5.37579</text:p>
              </table:table-cell>
              <table:table-cell office:value-type="float" office:value="-0.555462">
                <text:p>-0.555462</text:p>
              </table:table-cell>
            </table:table-row>
            <table:table-row>
              <table:table-cell office:value-type="float" office:value="5.37786">
                <text:p>5.37786</text:p>
              </table:table-cell>
              <table:table-cell office:value-type="float" office:value="0.137134">
                <text:p>0.137134</text:p>
              </table:table-cell>
            </table:table-row>
            <table:table-row>
              <table:table-cell office:value-type="float" office:value="5.37993">
                <text:p>5.37993</text:p>
              </table:table-cell>
              <table:table-cell office:value-type="float" office:value="-1.25131">
                <text:p>-1.25131</text:p>
              </table:table-cell>
            </table:table-row>
            <table:table-row>
              <table:table-cell office:value-type="float" office:value="5.382">
                <text:p>5.382</text:p>
              </table:table-cell>
              <table:table-cell office:value-type="float" office:value="-0.558847">
                <text:p>-0.558847</text:p>
              </table:table-cell>
            </table:table-row>
            <table:table-row>
              <table:table-cell office:value-type="float" office:value="5.38407">
                <text:p>5.38407</text:p>
              </table:table-cell>
              <table:table-cell office:value-type="float" office:value="-0.560017">
                <text:p>-0.560017</text:p>
              </table:table-cell>
            </table:table-row>
            <table:table-row>
              <table:table-cell office:value-type="float" office:value="5.38614">
                <text:p>5.38614</text:p>
              </table:table-cell>
              <table:table-cell office:value-type="float" office:value="0.132583">
                <text:p>0.132583</text:p>
              </table:table-cell>
            </table:table-row>
            <table:table-row>
              <table:table-cell office:value-type="float" office:value="5.38821">
                <text:p>5.38821</text:p>
              </table:table-cell>
              <table:table-cell office:value-type="float" office:value="-7.49977">
                <text:p>-7.49977</text:p>
              </table:table-cell>
            </table:table-row>
            <table:table-row>
              <table:table-cell office:value-type="float" office:value="5.39028">
                <text:p>5.39028</text:p>
              </table:table-cell>
              <table:table-cell office:value-type="float" office:value="11.9221">
                <text:p>11.9221</text:p>
              </table:table-cell>
            </table:table-row>
            <table:table-row>
              <table:table-cell office:value-type="float" office:value="5.39235">
                <text:p>5.39235</text:p>
              </table:table-cell>
              <table:table-cell office:value-type="float" office:value="-6.80729">
                <text:p>-6.80729</text:p>
              </table:table-cell>
            </table:table-row>
            <table:table-row>
              <table:table-cell office:value-type="float" office:value="5.39442">
                <text:p>5.39442</text:p>
              </table:table-cell>
              <table:table-cell office:value-type="float" office:value="-6.11585">
                <text:p>-6.11585</text:p>
              </table:table-cell>
            </table:table-row>
            <table:table-row>
              <table:table-cell office:value-type="float" office:value="5.39649">
                <text:p>5.39649</text:p>
              </table:table-cell>
              <table:table-cell office:value-type="float" office:value="4.9812">
                <text:p>4.9812</text:p>
              </table:table-cell>
            </table:table-row>
            <table:table-row>
              <table:table-cell office:value-type="float" office:value="5.39856">
                <text:p>5.39856</text:p>
              </table:table-cell>
              <table:table-cell office:value-type="float" office:value="-6.81296">
                <text:p>-6.81296</text:p>
              </table:table-cell>
            </table:table-row>
            <table:table-row>
              <table:table-cell office:value-type="float" office:value="5.40063">
                <text:p>5.40063</text:p>
              </table:table-cell>
              <table:table-cell office:value-type="float" office:value="11.9153">
                <text:p>11.9153</text:p>
              </table:table-cell>
            </table:table-row>
            <table:table-row>
              <table:table-cell office:value-type="float" office:value="5.4027">
                <text:p>5.4027</text:p>
              </table:table-cell>
              <table:table-cell office:value-type="float" office:value="-6.81412">
                <text:p>-6.81412</text:p>
              </table:table-cell>
            </table:table-row>
            <table:table-row>
              <table:table-cell office:value-type="float" office:value="5.40477">
                <text:p>5.40477</text:p>
              </table:table-cell>
              <table:table-cell office:value-type="float" office:value="0.121235">
                <text:p>0.121235</text:p>
              </table:table-cell>
            </table:table-row>
            <table:table-row>
              <table:table-cell office:value-type="float" office:value="5.40684">
                <text:p>5.40684</text:p>
              </table:table-cell>
              <table:table-cell office:value-type="float" office:value="-1.26719">
                <text:p>-1.26719</text:p>
              </table:table-cell>
            </table:table-row>
            <table:table-row>
              <table:table-cell office:value-type="float" office:value="5.40891">
                <text:p>5.40891</text:p>
              </table:table-cell>
              <table:table-cell office:value-type="float" office:value="-0.574708">
                <text:p>-0.574708</text:p>
              </table:table-cell>
            </table:table-row>
            <table:table-row>
              <table:table-cell office:value-type="float" office:value="5.41098">
                <text:p>5.41098</text:p>
              </table:table-cell>
              <table:table-cell office:value-type="float" office:value="-0.575858">
                <text:p>-0.575858</text:p>
              </table:table-cell>
            </table:table-row>
            <table:table-row>
              <table:table-cell office:value-type="float" office:value="5.41305">
                <text:p>5.41305</text:p>
              </table:table-cell>
              <table:table-cell office:value-type="float" office:value="-0.577007">
                <text:p>-0.577007</text:p>
              </table:table-cell>
            </table:table-row>
            <table:table-row>
              <table:table-cell office:value-type="float" office:value="5.41512">
                <text:p>5.41512</text:p>
              </table:table-cell>
              <table:table-cell office:value-type="float" office:value="0.115612">
                <text:p>0.115612</text:p>
              </table:table-cell>
            </table:table-row>
            <table:table-row>
              <table:table-cell office:value-type="float" office:value="5.41719">
                <text:p>5.41719</text:p>
              </table:table-cell>
              <table:table-cell office:value-type="float" office:value="-1.27281">
                <text:p>-1.27281</text:p>
              </table:table-cell>
            </table:table-row>
            <table:table-row>
              <table:table-cell office:value-type="float" office:value="5.41926">
                <text:p>5.41926</text:p>
              </table:table-cell>
              <table:table-cell office:value-type="float" office:value="-13.0681">
                <text:p>-13.0681</text:p>
              </table:table-cell>
            </table:table-row>
            <table:table-row>
              <table:table-cell office:value-type="float" office:value="5.42133">
                <text:p>5.42133</text:p>
              </table:table-cell>
              <table:table-cell office:value-type="float" office:value="18.1456">
                <text:p>18.1456</text:p>
              </table:table-cell>
            </table:table-row>
            <table:table-row>
              <table:table-cell office:value-type="float" office:value="5.4234">
                <text:p>5.4234</text:p>
              </table:table-cell>
              <table:table-cell office:value-type="float" office:value="-12.3766">
                <text:p>-12.3766</text:p>
              </table:table-cell>
            </table:table-row>
            <table:table-row>
              <table:table-cell office:value-type="float" office:value="5.42547">
                <text:p>5.42547</text:p>
              </table:table-cell>
              <table:table-cell office:value-type="float" office:value="4.96321">
                <text:p>4.96321</text:p>
              </table:table-cell>
            </table:table-row>
            <table:table-row>
              <table:table-cell office:value-type="float" office:value="5.42754">
                <text:p>5.42754</text:p>
              </table:table-cell>
              <table:table-cell office:value-type="float" office:value="-0.587029">
                <text:p>-0.587029</text:p>
              </table:table-cell>
            </table:table-row>
            <table:table-row>
              <table:table-cell office:value-type="float" office:value="5.42961">
                <text:p>5.42961</text:p>
              </table:table-cell>
              <table:table-cell office:value-type="float" office:value="0.105601">
                <text:p>0.105601</text:p>
              </table:table-cell>
            </table:table-row>
            <table:table-row>
              <table:table-cell office:value-type="float" office:value="5.43168">
                <text:p>5.43168</text:p>
              </table:table-cell>
              <table:table-cell office:value-type="float" office:value="-1.28281">
                <text:p>-1.28281</text:p>
              </table:table-cell>
            </table:table-row>
            <table:table-row>
              <table:table-cell office:value-type="float" office:value="5.43375">
                <text:p>5.43375</text:p>
              </table:table-cell>
              <table:table-cell office:value-type="float" office:value="-0.590303">
                <text:p>-0.590303</text:p>
              </table:table-cell>
            </table:table-row>
            <table:table-row>
              <table:table-cell office:value-type="float" office:value="5.43582">
                <text:p>5.43582</text:p>
              </table:table-cell>
              <table:table-cell office:value-type="float" office:value="-0.591434">
                <text:p>-0.591434</text:p>
              </table:table-cell>
            </table:table-row>
            <table:table-row>
              <table:table-cell office:value-type="float" office:value="5.43789">
                <text:p>5.43789</text:p>
              </table:table-cell>
              <table:table-cell office:value-type="float" office:value="-0.592563">
                <text:p>-0.592563</text:p>
              </table:table-cell>
            </table:table-row>
            <table:table-row>
              <table:table-cell office:value-type="float" office:value="5.43996">
                <text:p>5.43996</text:p>
              </table:table-cell>
              <table:table-cell office:value-type="float" office:value="0.100073">
                <text:p>0.100073</text:p>
              </table:table-cell>
            </table:table-row>
            <table:table-row>
              <table:table-cell office:value-type="float" office:value="5.44203">
                <text:p>5.44203</text:p>
              </table:table-cell>
              <table:table-cell office:value-type="float" office:value="-1.28833">
                <text:p>-1.28833</text:p>
              </table:table-cell>
            </table:table-row>
            <table:table-row>
              <table:table-cell office:value-type="float" office:value="5.4441">
                <text:p>5.4441</text:p>
              </table:table-cell>
              <table:table-cell office:value-type="float" office:value="5.64805">
                <text:p>5.64805</text:p>
              </table:table-cell>
            </table:table-row>
            <table:table-row>
              <table:table-cell office:value-type="float" office:value="5.44617">
                <text:p>5.44617</text:p>
              </table:table-cell>
              <table:table-cell office:value-type="float" office:value="-13.0824">
                <text:p>-13.0824</text:p>
              </table:table-cell>
            </table:table-row>
            <table:table-row>
              <table:table-cell office:value-type="float" office:value="5.44824">
                <text:p>5.44824</text:p>
              </table:table-cell>
              <table:table-cell office:value-type="float" office:value="5.64468">
                <text:p>5.64468</text:p>
              </table:table-cell>
            </table:table-row>
            <table:table-row>
              <table:table-cell office:value-type="float" office:value="5.45031">
                <text:p>5.45031</text:p>
              </table:table-cell>
              <table:table-cell office:value-type="float" office:value="0.0945807">
                <text:p>0.0945807</text:p>
              </table:table-cell>
            </table:table-row>
            <table:table-row>
              <table:table-cell office:value-type="float" office:value="5.45238">
                <text:p>5.45238</text:p>
              </table:table-cell>
              <table:table-cell office:value-type="float" office:value="-1.29381">
                <text:p>-1.29381</text:p>
              </table:table-cell>
            </table:table-row>
            <table:table-row>
              <table:table-cell office:value-type="float" office:value="5.45445">
                <text:p>5.45445</text:p>
              </table:table-cell>
              <table:table-cell office:value-type="float" office:value="-0.601294">
                <text:p>-0.601294</text:p>
              </table:table-cell>
            </table:table-row>
            <table:table-row>
              <table:table-cell office:value-type="float" office:value="5.45652">
                <text:p>5.45652</text:p>
              </table:table-cell>
              <table:table-cell office:value-type="float" office:value="-0.60241">
                <text:p>-0.60241</text:p>
              </table:table-cell>
            </table:table-row>
            <table:table-row>
              <table:table-cell office:value-type="float" office:value="5.45859">
                <text:p>5.45859</text:p>
              </table:table-cell>
              <table:table-cell office:value-type="float" office:value="-0.603525">
                <text:p>-0.603525</text:p>
              </table:table-cell>
            </table:table-row>
            <table:table-row>
              <table:table-cell office:value-type="float" office:value="5.46066">
                <text:p>5.46066</text:p>
              </table:table-cell>
              <table:table-cell office:value-type="float" office:value="0.0891236">
                <text:p>0.0891236</text:p>
              </table:table-cell>
            </table:table-row>
            <table:table-row>
              <table:table-cell office:value-type="float" office:value="5.46273">
                <text:p>5.46273</text:p>
              </table:table-cell>
              <table:table-cell office:value-type="float" office:value="4.94459">
                <text:p>4.94459</text:p>
              </table:table-cell>
            </table:table-row>
            <table:table-row>
              <table:table-cell office:value-type="float" office:value="5.4648">
                <text:p>5.4648</text:p>
              </table:table-cell>
              <table:table-cell office:value-type="float" office:value="-6.84837">
                <text:p>-6.84837</text:p>
              </table:table-cell>
            </table:table-row>
            <table:table-row>
              <table:table-cell office:value-type="float" office:value="5.46687">
                <text:p>5.46687</text:p>
              </table:table-cell>
              <table:table-cell office:value-type="float" office:value="-0.606737">
                <text:p>-0.606737</text:p>
              </table:table-cell>
            </table:table-row>
            <table:table-row>
              <table:table-cell office:value-type="float" office:value="5.46894">
                <text:p>5.46894</text:p>
              </table:table-cell>
              <table:table-cell office:value-type="float" office:value="-6.8517">
                <text:p>-6.8517</text:p>
              </table:table-cell>
            </table:table-row>
            <table:table-row>
              <table:table-cell office:value-type="float" office:value="5.47101">
                <text:p>5.47101</text:p>
              </table:table-cell>
              <table:table-cell office:value-type="float" office:value="6.32645">
                <text:p>6.32645</text:p>
              </table:table-cell>
            </table:table-row>
            <table:table-row>
              <table:table-cell office:value-type="float" office:value="5.47308">
                <text:p>5.47308</text:p>
              </table:table-cell>
              <table:table-cell office:value-type="float" office:value="-1.30468">
                <text:p>-1.30468</text:p>
              </table:table-cell>
            </table:table-row>
            <table:table-row>
              <table:table-cell office:value-type="float" office:value="5.47515">
                <text:p>5.47515</text:p>
              </table:table-cell>
              <table:table-cell office:value-type="float" office:value="-0.612144">
                <text:p>-0.612144</text:p>
              </table:table-cell>
            </table:table-row>
            <table:table-row>
              <table:table-cell office:value-type="float" office:value="5.47722">
                <text:p>5.47722</text:p>
              </table:table-cell>
              <table:table-cell office:value-type="float" office:value="-0.613245">
                <text:p>-0.613245</text:p>
              </table:table-cell>
            </table:table-row>
            <table:table-row>
              <table:table-cell office:value-type="float" office:value="5.47929">
                <text:p>5.47929</text:p>
              </table:table-cell>
              <table:table-cell office:value-type="float" office:value="0.0794153">
                <text:p>0.0794153</text:p>
              </table:table-cell>
            </table:table-row>
            <table:table-row>
              <table:table-cell office:value-type="float" office:value="5.48136">
                <text:p>5.48136</text:p>
              </table:table-cell>
              <table:table-cell office:value-type="float" office:value="-1.30896">
                <text:p>-1.30896</text:p>
              </table:table-cell>
            </table:table-row>
            <table:table-row>
              <table:table-cell office:value-type="float" office:value="5.48343">
                <text:p>5.48343</text:p>
              </table:table-cell>
              <table:table-cell office:value-type="float" office:value="-6.86026">
                <text:p>-6.86026</text:p>
              </table:table-cell>
            </table:table-row>
            <table:table-row>
              <table:table-cell office:value-type="float" office:value="5.4855">
                <text:p>5.4855</text:p>
              </table:table-cell>
              <table:table-cell office:value-type="float" office:value="11.868">
                <text:p>11.868</text:p>
              </table:table-cell>
            </table:table-row>
            <table:table-row>
              <table:table-cell office:value-type="float" office:value="5.48757">
                <text:p>5.48757</text:p>
              </table:table-cell>
              <table:table-cell office:value-type="float" office:value="-6.86135">
                <text:p>-6.86135</text:p>
              </table:table-cell>
            </table:table-row>
            <table:table-row>
              <table:table-cell office:value-type="float" office:value="5.48964">
                <text:p>5.48964</text:p>
              </table:table-cell>
              <table:table-cell office:value-type="float" office:value="0.0740587">
                <text:p>0.0740587</text:p>
              </table:table-cell>
            </table:table-row>
            <table:table-row>
              <table:table-cell office:value-type="float" office:value="5.49171">
                <text:p>5.49171</text:p>
              </table:table-cell>
              <table:table-cell office:value-type="float" office:value="-1.31431">
                <text:p>-1.31431</text:p>
              </table:table-cell>
            </table:table-row>
            <table:table-row>
              <table:table-cell office:value-type="float" office:value="5.49378">
                <text:p>5.49378</text:p>
              </table:table-cell>
              <table:table-cell office:value-type="float" office:value="-0.62176">
                <text:p>-0.62176</text:p>
              </table:table-cell>
            </table:table-row>
            <table:table-row>
              <table:table-cell office:value-type="float" office:value="5.49585">
                <text:p>5.49585</text:p>
              </table:table-cell>
              <table:table-cell office:value-type="float" office:value="-0.622848">
                <text:p>-0.622848</text:p>
              </table:table-cell>
            </table:table-row>
            <table:table-row>
              <table:table-cell office:value-type="float" office:value="5.49792">
                <text:p>5.49792</text:p>
              </table:table-cell>
              <table:table-cell office:value-type="float" office:value="-0.623935">
                <text:p>-0.623935</text:p>
              </table:table-cell>
            </table:table-row>
            <table:table-row>
              <table:table-cell office:value-type="float" office:value="5.49999">
                <text:p>5.49999</text:p>
              </table:table-cell>
              <table:table-cell office:value-type="float" office:value="0.0687386">
                <text:p>0.0687386</text:p>
              </table:table-cell>
            </table:table-row>
            <table:table-row>
              <table:table-cell office:value-type="float" office:value="5.50206">
                <text:p>5.50206</text:p>
              </table:table-cell>
              <table:table-cell office:value-type="float" office:value="-1.31962">
                <text:p>-1.31962</text:p>
              </table:table-cell>
            </table:table-row>
            <table:table-row>
              <table:table-cell office:value-type="float" office:value="5.50413">
                <text:p>5.50413</text:p>
              </table:table-cell>
              <table:table-cell office:value-type="float" office:value="-0.627065">
                <text:p>-0.627065</text:p>
              </table:table-cell>
            </table:table-row>
            <table:table-row>
              <table:table-cell office:value-type="float" office:value="5.5062">
                <text:p>5.5062</text:p>
              </table:table-cell>
              <table:table-cell office:value-type="float" office:value="-0.628146">
                <text:p>-0.628146</text:p>
              </table:table-cell>
            </table:table-row>
            <table:table-row>
              <table:table-cell office:value-type="float" office:value="5.50827">
                <text:p>5.50827</text:p>
              </table:table-cell>
              <table:table-cell office:value-type="float" office:value="-0.629225">
                <text:p>-0.629225</text:p>
              </table:table-cell>
            </table:table-row>
            <table:table-row>
              <table:table-cell office:value-type="float" office:value="5.51034">
                <text:p>5.51034</text:p>
              </table:table-cell>
              <table:table-cell office:value-type="float" office:value="0.0634554">
                <text:p>0.0634554</text:p>
              </table:table-cell>
            </table:table-row>
            <table:table-row>
              <table:table-cell office:value-type="float" office:value="5.51241">
                <text:p>5.51241</text:p>
              </table:table-cell>
              <table:table-cell office:value-type="float" office:value="-1.3249">
                <text:p>-1.3249</text:p>
              </table:table-cell>
            </table:table-row>
            <table:table-row>
              <table:table-cell office:value-type="float" office:value="5.51448">
                <text:p>5.51448</text:p>
              </table:table-cell>
              <table:table-cell office:value-type="float" office:value="-0.632333">
                <text:p>-0.632333</text:p>
              </table:table-cell>
            </table:table-row>
            <table:table-row>
              <table:table-cell office:value-type="float" office:value="5.51655">
                <text:p>5.51655</text:p>
              </table:table-cell>
              <table:table-cell office:value-type="float" office:value="5.61041">
                <text:p>5.61041</text:p>
              </table:table-cell>
            </table:table-row>
            <table:table-row>
              <table:table-cell office:value-type="float" office:value="5.51862">
                <text:p>5.51862</text:p>
              </table:table-cell>
              <table:table-cell office:value-type="float" office:value="-13.12">
                <text:p>-13.12</text:p>
              </table:table-cell>
            </table:table-row>
            <table:table-row>
              <table:table-cell office:value-type="float" office:value="5.52069">
                <text:p>5.52069</text:p>
              </table:table-cell>
              <table:table-cell office:value-type="float" office:value="6.30095">
                <text:p>6.30095</text:p>
              </table:table-cell>
            </table:table-row>
            <table:table-row>
              <table:table-cell office:value-type="float" office:value="5.52276">
                <text:p>5.52276</text:p>
              </table:table-cell>
              <table:table-cell office:value-type="float" office:value="-1.33014">
                <text:p>-1.33014</text:p>
              </table:table-cell>
            </table:table-row>
            <table:table-row>
              <table:table-cell office:value-type="float" office:value="5.52483">
                <text:p>5.52483</text:p>
              </table:table-cell>
              <table:table-cell office:value-type="float" office:value="-0.637564">
                <text:p>-0.637564</text:p>
              </table:table-cell>
            </table:table-row>
            <table:table-row>
              <table:table-cell office:value-type="float" office:value="5.5269">
                <text:p>5.5269</text:p>
              </table:table-cell>
              <table:table-cell office:value-type="float" office:value="-0.63863">
                <text:p>-0.63863</text:p>
              </table:table-cell>
            </table:table-row>
            <table:table-row>
              <table:table-cell office:value-type="float" office:value="5.52897">
                <text:p>5.52897</text:p>
              </table:table-cell>
              <table:table-cell office:value-type="float" office:value="0.054063">
                <text:p>0.054063</text:p>
              </table:table-cell>
            </table:table-row>
            <table:table-row>
              <table:table-cell office:value-type="float" office:value="5.53104">
                <text:p>5.53104</text:p>
              </table:table-cell>
              <table:table-cell office:value-type="float" office:value="-1.33428">
                <text:p>-1.33428</text:p>
              </table:table-cell>
            </table:table-row>
            <table:table-row>
              <table:table-cell office:value-type="float" office:value="5.53311">
                <text:p>5.53311</text:p>
              </table:table-cell>
              <table:table-cell office:value-type="float" office:value="5.60211">
                <text:p>5.60211</text:p>
              </table:table-cell>
            </table:table-row>
            <table:table-row>
              <table:table-cell office:value-type="float" office:value="5.53518">
                <text:p>5.53518</text:p>
              </table:table-cell>
              <table:table-cell office:value-type="float" office:value="-6.88444">
                <text:p>-6.88444</text:p>
              </table:table-cell>
            </table:table-row>
            <table:table-row>
              <table:table-cell office:value-type="float" office:value="5.53725">
                <text:p>5.53725</text:p>
              </table:table-cell>
              <table:table-cell office:value-type="float" office:value="-0.642757">
                <text:p>-0.642757</text:p>
              </table:table-cell>
            </table:table-row>
            <table:table-row>
              <table:table-cell office:value-type="float" office:value="5.53932">
                <text:p>5.53932</text:p>
              </table:table-cell>
              <table:table-cell office:value-type="float" office:value="-0.643815">
                <text:p>-0.643815</text:p>
              </table:table-cell>
            </table:table-row>
            <table:table-row>
              <table:table-cell office:value-type="float" office:value="5.54139">
                <text:p>5.54139</text:p>
              </table:table-cell>
              <table:table-cell office:value-type="float" office:value="0.0488844">
                <text:p>0.0488844</text:p>
              </table:table-cell>
            </table:table-row>
            <table:table-row>
              <table:table-cell office:value-type="float" office:value="5.54346">
                <text:p>5.54346</text:p>
              </table:table-cell>
              <table:table-cell office:value-type="float" office:value="-1.33945">
                <text:p>-1.33945</text:p>
              </table:table-cell>
            </table:table-row>
            <table:table-row>
              <table:table-cell office:value-type="float" office:value="5.54553">
                <text:p>5.54553</text:p>
              </table:table-cell>
              <table:table-cell office:value-type="float" office:value="-0.646861">
                <text:p>-0.646861</text:p>
              </table:table-cell>
            </table:table-row>
            <table:table-row>
              <table:table-cell office:value-type="float" office:value="5.5476">
                <text:p>5.5476</text:p>
              </table:table-cell>
              <table:table-cell office:value-type="float" office:value="-0.647913">
                <text:p>-0.647913</text:p>
              </table:table-cell>
            </table:table-row>
            <table:table-row>
              <table:table-cell office:value-type="float" office:value="5.54967">
                <text:p>5.54967</text:p>
              </table:table-cell>
              <table:table-cell office:value-type="float" office:value="-0.648963">
                <text:p>-0.648963</text:p>
              </table:table-cell>
            </table:table-row>
            <table:table-row>
              <table:table-cell office:value-type="float" office:value="5.55174">
                <text:p>5.55174</text:p>
              </table:table-cell>
              <table:table-cell office:value-type="float" office:value="0.0437439">
                <text:p>0.0437439</text:p>
              </table:table-cell>
            </table:table-row>
            <table:table-row>
              <table:table-cell office:value-type="float" office:value="5.55381">
                <text:p>5.55381</text:p>
              </table:table-cell>
              <table:table-cell office:value-type="float" office:value="-1.34458">
                <text:p>-1.34458</text:p>
              </table:table-cell>
            </table:table-row>
            <table:table-row>
              <table:table-cell office:value-type="float" office:value="5.55588">
                <text:p>5.55588</text:p>
              </table:table-cell>
              <table:table-cell office:value-type="float" office:value="-0.651986">
                <text:p>-0.651986</text:p>
              </table:table-cell>
            </table:table-row>
            <table:table-row>
              <table:table-cell office:value-type="float" office:value="5.55795">
                <text:p>5.55795</text:p>
              </table:table-cell>
              <table:table-cell office:value-type="float" office:value="-0.65303">
                <text:p>-0.65303</text:p>
              </table:table-cell>
            </table:table-row>
            <table:table-row>
              <table:table-cell office:value-type="float" office:value="5.56002">
                <text:p>5.56002</text:p>
              </table:table-cell>
              <table:table-cell office:value-type="float" office:value="-0.654072">
                <text:p>-0.654072</text:p>
              </table:table-cell>
            </table:table-row>
            <table:table-row>
              <table:table-cell office:value-type="float" office:value="5.56209">
                <text:p>5.56209</text:p>
              </table:table-cell>
              <table:table-cell office:value-type="float" office:value="0.0386417">
                <text:p>0.0386417</text:p>
              </table:table-cell>
            </table:table-row>
            <table:table-row>
              <table:table-cell office:value-type="float" office:value="5.56416">
                <text:p>5.56416</text:p>
              </table:table-cell>
              <table:table-cell office:value-type="float" office:value="-1.34967">
                <text:p>-1.34967</text:p>
              </table:table-cell>
            </table:table-row>
            <table:table-row>
              <table:table-cell office:value-type="float" office:value="5.56623">
                <text:p>5.56623</text:p>
              </table:table-cell>
              <table:table-cell office:value-type="float" office:value="-6.90085">
                <text:p>-6.90085</text:p>
              </table:table-cell>
            </table:table-row>
            <table:table-row>
              <table:table-cell office:value-type="float" office:value="5.5683">
                <text:p>5.5683</text:p>
              </table:table-cell>
              <table:table-cell office:value-type="float" office:value="6.27735">
                <text:p>6.27735</text:p>
              </table:table-cell>
            </table:table-row>
            <table:table-row>
              <table:table-cell office:value-type="float" office:value="5.57037">
                <text:p>5.57037</text:p>
              </table:table-cell>
              <table:table-cell office:value-type="float" office:value="4.89008">
                <text:p>4.89008</text:p>
              </table:table-cell>
            </table:table-row>
            <table:table-row>
              <table:table-cell office:value-type="float" office:value="5.57244">
                <text:p>5.57244</text:p>
              </table:table-cell>
              <table:table-cell office:value-type="float" office:value="-13.1466">
                <text:p>-13.1466</text:p>
              </table:table-cell>
            </table:table-row>
            <table:table-row>
              <table:table-cell office:value-type="float" office:value="5.57451">
                <text:p>5.57451</text:p>
              </table:table-cell>
              <table:table-cell office:value-type="float" office:value="5.58062">
                <text:p>5.58062</text:p>
              </table:table-cell>
            </table:table-row>
            <table:table-row>
              <table:table-cell office:value-type="float" office:value="5.57658">
                <text:p>5.57658</text:p>
              </table:table-cell>
              <table:table-cell office:value-type="float" office:value="5.58062">
                <text:p>5.58062</text:p>
              </table:table-cell>
            </table:table-row>
            <table:table-row>
              <table:table-cell office:value-type="float" office:value="5.57865">
                <text:p>5.57865</text:p>
              </table:table-cell>
              <table:table-cell office:value-type="float" office:value="-6.90589">
                <text:p>-6.90589</text:p>
              </table:table-cell>
            </table:table-row>
            <table:table-row>
              <table:table-cell office:value-type="float" office:value="5.58072">
                <text:p>5.58072</text:p>
              </table:table-cell>
              <table:table-cell office:value-type="float" office:value="-6.21419">
                <text:p>-6.21419</text:p>
              </table:table-cell>
            </table:table-row>
            <table:table-row>
              <table:table-cell office:value-type="float" office:value="5.58279">
                <text:p>5.58279</text:p>
              </table:table-cell>
              <table:table-cell office:value-type="float" office:value="4.883">
                <text:p>4.883</text:p>
              </table:table-cell>
            </table:table-row>
            <table:table-row>
              <table:table-cell office:value-type="float" office:value="5.58486">
                <text:p>5.58486</text:p>
              </table:table-cell>
              <table:table-cell office:value-type="float" office:value="5.57664">
                <text:p>5.57664</text:p>
              </table:table-cell>
            </table:table-row>
            <table:table-row>
              <table:table-cell office:value-type="float" office:value="5.58693">
                <text:p>5.58693</text:p>
              </table:table-cell>
              <table:table-cell office:value-type="float" office:value="-6.90987">
                <text:p>-6.90987</text:p>
              </table:table-cell>
            </table:table-row>
            <table:table-row>
              <table:table-cell office:value-type="float" office:value="5.589">
                <text:p>5.589</text:p>
              </table:table-cell>
              <table:table-cell office:value-type="float" office:value="-0.668149">
                <text:p>-0.668149</text:p>
              </table:table-cell>
            </table:table-row>
            <table:table-row>
              <table:table-cell office:value-type="float" office:value="5.59107">
                <text:p>5.59107</text:p>
              </table:table-cell>
              <table:table-cell office:value-type="float" office:value="0.0245845">
                <text:p>0.0245845</text:p>
              </table:table-cell>
            </table:table-row>
            <table:table-row>
              <table:table-cell office:value-type="float" office:value="5.59314">
                <text:p>5.59314</text:p>
              </table:table-cell>
              <table:table-cell office:value-type="float" office:value="-7.60747">
                <text:p>-7.60747</text:p>
              </table:table-cell>
            </table:table-row>
            <table:table-row>
              <table:table-cell office:value-type="float" office:value="5.59521">
                <text:p>5.59521</text:p>
              </table:table-cell>
              <table:table-cell office:value-type="float" office:value="5.57065">
                <text:p>5.57065</text:p>
              </table:table-cell>
            </table:table-row>
            <table:table-row>
              <table:table-cell office:value-type="float" office:value="5.59728">
                <text:p>5.59728</text:p>
              </table:table-cell>
              <table:table-cell office:value-type="float" office:value="-0.67311">
                <text:p>-0.67311</text:p>
              </table:table-cell>
            </table:table-row>
            <table:table-row>
              <table:table-cell office:value-type="float" office:value="5.59935">
                <text:p>5.59935</text:p>
              </table:table-cell>
              <table:table-cell office:value-type="float" office:value="5.56963">
                <text:p>5.56963</text:p>
              </table:table-cell>
            </table:table-row>
            <table:table-row>
              <table:table-cell office:value-type="float" office:value="5.60142">
                <text:p>5.60142</text:p>
              </table:table-cell>
              <table:table-cell office:value-type="float" office:value="-12.4669">
                <text:p>-12.4669</text:p>
              </table:table-cell>
            </table:table-row>
            <table:table-row>
              <table:table-cell office:value-type="float" office:value="5.60349">
                <text:p>5.60349</text:p>
              </table:table-cell>
              <table:table-cell office:value-type="float" office:value="4.87308">
                <text:p>4.87308</text:p>
              </table:table-cell>
            </table:table-row>
            <table:table-row>
              <table:table-cell office:value-type="float" office:value="5.60556">
                <text:p>5.60556</text:p>
              </table:table-cell>
              <table:table-cell office:value-type="float" office:value="5.56672">
                <text:p>5.56672</text:p>
              </table:table-cell>
            </table:table-row>
            <table:table-row>
              <table:table-cell office:value-type="float" office:value="5.60763">
                <text:p>5.60763</text:p>
              </table:table-cell>
              <table:table-cell office:value-type="float" office:value="-13.1635">
                <text:p>-13.1635</text:p>
              </table:table-cell>
            </table:table-row>
            <table:table-row>
              <table:table-cell office:value-type="float" office:value="5.6097">
                <text:p>5.6097</text:p>
              </table:table-cell>
              <table:table-cell office:value-type="float" office:value="6.25746">
                <text:p>6.25746</text:p>
              </table:table-cell>
            </table:table-row>
            <table:table-row>
              <table:table-cell office:value-type="float" office:value="5.61177">
                <text:p>5.61177</text:p>
              </table:table-cell>
              <table:table-cell office:value-type="float" office:value="-7.6173">
                <text:p>-7.6173</text:p>
              </table:table-cell>
            </table:table-row>
            <table:table-row>
              <table:table-cell office:value-type="float" office:value="5.61384">
                <text:p>5.61384</text:p>
              </table:table-cell>
              <table:table-cell office:value-type="float" office:value="11.8046">
                <text:p>11.8046</text:p>
              </table:table-cell>
            </table:table-row>
            <table:table-row>
              <table:table-cell office:value-type="float" office:value="5.61591">
                <text:p>5.61591</text:p>
              </table:table-cell>
              <table:table-cell office:value-type="float" office:value="-6.92466">
                <text:p>-6.92466</text:p>
              </table:table-cell>
            </table:table-row>
            <table:table-row>
              <table:table-cell office:value-type="float" office:value="5.61798">
                <text:p>5.61798</text:p>
              </table:table-cell>
              <table:table-cell office:value-type="float" office:value="0.0108356">
                <text:p>0.0108356</text:p>
              </table:table-cell>
            </table:table-row>
            <table:table-row>
              <table:table-cell office:value-type="float" office:value="5.62005">
                <text:p>5.62005</text:p>
              </table:table-cell>
              <table:table-cell office:value-type="float" office:value="-1.37743">
                <text:p>-1.37743</text:p>
              </table:table-cell>
            </table:table-row>
            <table:table-row>
              <table:table-cell office:value-type="float" office:value="5.62212">
                <text:p>5.62212</text:p>
              </table:table-cell>
              <table:table-cell office:value-type="float" office:value="-0.684788">
                <text:p>-0.684788</text:p>
              </table:table-cell>
            </table:table-row>
            <table:table-row>
              <table:table-cell office:value-type="float" office:value="5.62419">
                <text:p>5.62419</text:p>
              </table:table-cell>
              <table:table-cell office:value-type="float" office:value="-0.685779">
                <text:p>-0.685779</text:p>
              </table:table-cell>
            </table:table-row>
            <table:table-row>
              <table:table-cell office:value-type="float" office:value="5.62626">
                <text:p>5.62626</text:p>
              </table:table-cell>
              <table:table-cell office:value-type="float" office:value="-0.686767">
                <text:p>-0.686767</text:p>
              </table:table-cell>
            </table:table-row>
            <table:table-row>
              <table:table-cell office:value-type="float" office:value="5.62833">
                <text:p>5.62833</text:p>
              </table:table-cell>
              <table:table-cell office:value-type="float" office:value="0.00599342">
                <text:p>0.00599342</text:p>
              </table:table-cell>
            </table:table-row>
            <table:table-row>
              <table:table-cell office:value-type="float" office:value="5.6304">
                <text:p>5.6304</text:p>
              </table:table-cell>
              <table:table-cell office:value-type="float" office:value="-1.38227">
                <text:p>-1.38227</text:p>
              </table:table-cell>
            </table:table-row>
            <table:table-row>
              <table:table-cell office:value-type="float" office:value="5.63247">
                <text:p>5.63247</text:p>
              </table:table-cell>
              <table:table-cell office:value-type="float" office:value="-0.689614">
                <text:p>-0.689614</text:p>
              </table:table-cell>
            </table:table-row>
            <table:table-row>
              <table:table-cell office:value-type="float" office:value="5.63454">
                <text:p>5.63454</text:p>
              </table:table-cell>
              <table:table-cell office:value-type="float" office:value="-0.690596">
                <text:p>-0.690596</text:p>
              </table:table-cell>
            </table:table-row>
            <table:table-row>
              <table:table-cell office:value-type="float" office:value="5.63661">
                <text:p>5.63661</text:p>
              </table:table-cell>
              <table:table-cell office:value-type="float" office:value="-0.691576">
                <text:p>-0.691576</text:p>
              </table:table-cell>
            </table:table-row>
            <table:table-row>
              <table:table-cell office:value-type="float" office:value="5.63868">
                <text:p>5.63868</text:p>
              </table:table-cell>
              <table:table-cell office:value-type="float" office:value="-6.24253">
                <text:p>-6.24253</text:p>
              </table:table-cell>
            </table:table-row>
            <table:table-row>
              <table:table-cell office:value-type="float" office:value="5.64075">
                <text:p>5.64075</text:p>
              </table:table-cell>
              <table:table-cell office:value-type="float" office:value="11.0984">
                <text:p>11.0984</text:p>
              </table:table-cell>
            </table:table-row>
            <table:table-row>
              <table:table-cell office:value-type="float" office:value="5.64282">
                <text:p>5.64282</text:p>
              </table:table-cell>
              <table:table-cell office:value-type="float" office:value="-13.1809">
                <text:p>-13.1809</text:p>
              </table:table-cell>
            </table:table-row>
            <table:table-row>
              <table:table-cell office:value-type="float" office:value="5.64489">
                <text:p>5.64489</text:p>
              </table:table-cell>
              <table:table-cell office:value-type="float" office:value="5.5464">
                <text:p>5.5464</text:p>
              </table:table-cell>
            </table:table-row>
            <table:table-row>
              <table:table-cell office:value-type="float" office:value="5.64696">
                <text:p>5.64696</text:p>
              </table:table-cell>
              <table:table-cell office:value-type="float" office:value="-0.00356904">
                <text:p>-0.00356904</text:p>
              </table:table-cell>
            </table:table-row>
            <table:table-row>
              <table:table-cell office:value-type="float" office:value="5.64903">
                <text:p>5.64903</text:p>
              </table:table-cell>
              <table:table-cell office:value-type="float" office:value="-1.39181">
                <text:p>-1.39181</text:p>
              </table:table-cell>
            </table:table-row>
            <table:table-row>
              <table:table-cell office:value-type="float" office:value="5.6511">
                <text:p>5.6511</text:p>
              </table:table-cell>
              <table:table-cell office:value-type="float" office:value="-0.699143">
                <text:p>-0.699143</text:p>
              </table:table-cell>
            </table:table-row>
            <table:table-row>
              <table:table-cell office:value-type="float" office:value="5.65317">
                <text:p>5.65317</text:p>
              </table:table-cell>
              <table:table-cell office:value-type="float" office:value="-0.700108">
                <text:p>-0.700108</text:p>
              </table:table-cell>
            </table:table-row>
            <table:table-row>
              <table:table-cell office:value-type="float" office:value="5.65524">
                <text:p>5.65524</text:p>
              </table:table-cell>
              <table:table-cell office:value-type="float" office:value="-0.701072">
                <text:p>-0.701072</text:p>
              </table:table-cell>
            </table:table-row>
            <table:table-row>
              <table:table-cell office:value-type="float" office:value="5.65731">
                <text:p>5.65731</text:p>
              </table:table-cell>
              <table:table-cell office:value-type="float" office:value="-0.00828873">
                <text:p>-0.00828873</text:p>
              </table:table-cell>
            </table:table-row>
            <table:table-row>
              <table:table-cell office:value-type="float" office:value="5.65938">
                <text:p>5.65938</text:p>
              </table:table-cell>
              <table:table-cell office:value-type="float" office:value="-1.39653">
                <text:p>-1.39653</text:p>
              </table:table-cell>
            </table:table-row>
            <table:table-row>
              <table:table-cell office:value-type="float" office:value="5.66145">
                <text:p>5.66145</text:p>
              </table:table-cell>
              <table:table-cell office:value-type="float" office:value="-0.703846">
                <text:p>-0.703846</text:p>
              </table:table-cell>
            </table:table-row>
            <table:table-row>
              <table:table-cell office:value-type="float" office:value="5.66352">
                <text:p>5.66352</text:p>
              </table:table-cell>
              <table:table-cell office:value-type="float" office:value="-0.704803">
                <text:p>-0.704803</text:p>
              </table:table-cell>
            </table:table-row>
            <table:table-row>
              <table:table-cell office:value-type="float" office:value="5.66559">
                <text:p>5.66559</text:p>
              </table:table-cell>
              <table:table-cell office:value-type="float" office:value="5.53794">
                <text:p>5.53794</text:p>
              </table:table-cell>
            </table:table-row>
            <table:table-row>
              <table:table-cell office:value-type="float" office:value="5.66766">
                <text:p>5.66766</text:p>
              </table:table-cell>
              <table:table-cell office:value-type="float" office:value="-6.25476">
                <text:p>-6.25476</text:p>
              </table:table-cell>
            </table:table-row>
            <table:table-row>
              <table:table-cell office:value-type="float" office:value="5.66973">
                <text:p>5.66973</text:p>
              </table:table-cell>
              <table:table-cell office:value-type="float" office:value="-7.64394">
                <text:p>-7.64394</text:p>
              </table:table-cell>
            </table:table-row>
            <table:table-row>
              <table:table-cell office:value-type="float" office:value="5.6718">
                <text:p>5.6718</text:p>
              </table:table-cell>
              <table:table-cell office:value-type="float" office:value="5.53424">
                <text:p>5.53424</text:p>
              </table:table-cell>
            </table:table-row>
            <table:table-row>
              <table:table-cell office:value-type="float" office:value="5.67387">
                <text:p>5.67387</text:p>
              </table:table-cell>
              <table:table-cell office:value-type="float" office:value="-0.709455">
                <text:p>-0.709455</text:p>
              </table:table-cell>
            </table:table-row>
            <table:table-row>
              <table:table-cell office:value-type="float" office:value="5.67594">
                <text:p>5.67594</text:p>
              </table:table-cell>
              <table:table-cell office:value-type="float" office:value="5.53329">
                <text:p>5.53329</text:p>
              </table:table-cell>
            </table:table-row>
            <table:table-row>
              <table:table-cell office:value-type="float" office:value="5.67801">
                <text:p>5.67801</text:p>
              </table:table-cell>
              <table:table-cell office:value-type="float" office:value="-6.2594">
                <text:p>-6.2594</text:p>
              </table:table-cell>
            </table:table-row>
            <table:table-row>
              <table:table-cell office:value-type="float" office:value="5.68008">
                <text:p>5.68008</text:p>
              </table:table-cell>
              <table:table-cell office:value-type="float" office:value="-1.40488">
                <text:p>-1.40488</text:p>
              </table:table-cell>
            </table:table-row>
            <table:table-row>
              <table:table-cell office:value-type="float" office:value="5.68215">
                <text:p>5.68215</text:p>
              </table:table-cell>
              <table:table-cell office:value-type="float" office:value="-0.712185">
                <text:p>-0.712185</text:p>
              </table:table-cell>
            </table:table-row>
            <table:table-row>
              <table:table-cell office:value-type="float" office:value="5.68422">
                <text:p>5.68422</text:p>
              </table:table-cell>
              <table:table-cell office:value-type="float" office:value="-0.713127">
                <text:p>-0.713127</text:p>
              </table:table-cell>
            </table:table-row>
            <table:table-row>
              <table:table-cell office:value-type="float" office:value="5.68629">
                <text:p>5.68629</text:p>
              </table:table-cell>
              <table:table-cell office:value-type="float" office:value="-6.26401">
                <text:p>-6.26401</text:p>
              </table:table-cell>
            </table:table-row>
            <table:table-row>
              <table:table-cell office:value-type="float" office:value="5.68836">
                <text:p>5.68836</text:p>
              </table:table-cell>
              <table:table-cell office:value-type="float" office:value="4.83327">
                <text:p>4.83327</text:p>
              </table:table-cell>
            </table:table-row>
            <table:table-row>
              <table:table-cell office:value-type="float" office:value="5.69043">
                <text:p>5.69043</text:p>
              </table:table-cell>
              <table:table-cell office:value-type="float" office:value="5.52691">
                <text:p>5.52691</text:p>
              </table:table-cell>
            </table:table-row>
            <table:table-row>
              <table:table-cell office:value-type="float" office:value="5.6925">
                <text:p>5.6925</text:p>
              </table:table-cell>
              <table:table-cell office:value-type="float" office:value="-6.95951">
                <text:p>-6.95951</text:p>
              </table:table-cell>
            </table:table-row>
            <table:table-row>
              <table:table-cell office:value-type="float" office:value="5.69457">
                <text:p>5.69457</text:p>
              </table:table-cell>
              <table:table-cell office:value-type="float" office:value="-6.96138">
                <text:p>-6.96138</text:p>
              </table:table-cell>
            </table:table-row>
            <table:table-row>
              <table:table-cell office:value-type="float" office:value="5.69664">
                <text:p>5.69664</text:p>
              </table:table-cell>
              <table:table-cell office:value-type="float" office:value="11.7669">
                <text:p>11.7669</text:p>
              </table:table-cell>
            </table:table-row>
            <table:table-row>
              <table:table-cell office:value-type="float" office:value="5.69871">
                <text:p>5.69871</text:p>
              </table:table-cell>
              <table:table-cell office:value-type="float" office:value="-6.26857">
                <text:p>-6.26857</text:p>
              </table:table-cell>
            </table:table-row>
            <table:table-row>
              <table:table-cell office:value-type="float" office:value="5.70078">
                <text:p>5.70078</text:p>
              </table:table-cell>
              <table:table-cell office:value-type="float" office:value="-1.41403">
                <text:p>-1.41403</text:p>
              </table:table-cell>
            </table:table-row>
            <table:table-row>
              <table:table-cell office:value-type="float" office:value="5.70285">
                <text:p>5.70285</text:p>
              </table:table-cell>
              <table:table-cell office:value-type="float" office:value="-0.721315">
                <text:p>-0.721315</text:p>
              </table:table-cell>
            </table:table-row>
            <table:table-row>
              <table:table-cell office:value-type="float" office:value="5.70492">
                <text:p>5.70492</text:p>
              </table:table-cell>
              <table:table-cell office:value-type="float" office:value="-0.722239">
                <text:p>-0.722239</text:p>
              </table:table-cell>
            </table:table-row>
            <table:table-row>
              <table:table-cell office:value-type="float" office:value="5.70699">
                <text:p>5.70699</text:p>
              </table:table-cell>
              <table:table-cell office:value-type="float" office:value="-0.723162">
                <text:p>-0.723162</text:p>
              </table:table-cell>
            </table:table-row>
            <table:table-row>
              <table:table-cell office:value-type="float" office:value="5.70906">
                <text:p>5.70906</text:p>
              </table:table-cell>
              <table:table-cell office:value-type="float" office:value="-0.0303418">
                <text:p>-0.0303418</text:p>
              </table:table-cell>
            </table:table-row>
            <table:table-row>
              <table:table-cell office:value-type="float" office:value="5.71113">
                <text:p>5.71113</text:p>
              </table:table-cell>
              <table:table-cell office:value-type="float" office:value="-1.41854">
                <text:p>-1.41854</text:p>
              </table:table-cell>
            </table:table-row>
            <table:table-row>
              <table:table-cell office:value-type="float" office:value="5.7132">
                <text:p>5.7132</text:p>
              </table:table-cell>
              <table:table-cell office:value-type="float" office:value="-0.725816">
                <text:p>-0.725816</text:p>
              </table:table-cell>
            </table:table-row>
            <table:table-row>
              <table:table-cell office:value-type="float" office:value="5.71527">
                <text:p>5.71527</text:p>
              </table:table-cell>
              <table:table-cell office:value-type="float" office:value="-0.726732">
                <text:p>-0.726732</text:p>
              </table:table-cell>
            </table:table-row>
            <table:table-row>
              <table:table-cell office:value-type="float" office:value="5.71734">
                <text:p>5.71734</text:p>
              </table:table-cell>
              <table:table-cell office:value-type="float" office:value="-0.0339057">
                <text:p>-0.0339057</text:p>
              </table:table-cell>
            </table:table-row>
            <table:table-row>
              <table:table-cell office:value-type="float" office:value="5.71941">
                <text:p>5.71941</text:p>
              </table:table-cell>
              <table:table-cell office:value-type="float" office:value="-1.42209">
                <text:p>-1.42209</text:p>
              </table:table-cell>
            </table:table-row>
            <table:table-row>
              <table:table-cell office:value-type="float" office:value="5.72148">
                <text:p>5.72148</text:p>
              </table:table-cell>
              <table:table-cell office:value-type="float" office:value="-0.729366">
                <text:p>-0.729366</text:p>
              </table:table-cell>
            </table:table-row>
            <table:table-row>
              <table:table-cell office:value-type="float" office:value="5.72355">
                <text:p>5.72355</text:p>
              </table:table-cell>
              <table:table-cell office:value-type="float" office:value="-0.730275">
                <text:p>-0.730275</text:p>
              </table:table-cell>
            </table:table-row>
            <table:table-row>
              <table:table-cell office:value-type="float" office:value="5.72562">
                <text:p>5.72562</text:p>
              </table:table-cell>
              <table:table-cell office:value-type="float" office:value="-0.731181">
                <text:p>-0.731181</text:p>
              </table:table-cell>
            </table:table-row>
            <table:table-row>
              <table:table-cell office:value-type="float" office:value="5.72769">
                <text:p>5.72769</text:p>
              </table:table-cell>
              <table:table-cell office:value-type="float" office:value="-0.0383476">
                <text:p>-0.0383476</text:p>
              </table:table-cell>
            </table:table-row>
            <table:table-row>
              <table:table-cell office:value-type="float" office:value="5.72976">
                <text:p>5.72976</text:p>
              </table:table-cell>
              <table:table-cell office:value-type="float" office:value="-1.42653">
                <text:p>-1.42653</text:p>
              </table:table-cell>
            </table:table-row>
            <table:table-row>
              <table:table-cell office:value-type="float" office:value="5.73183">
                <text:p>5.73183</text:p>
              </table:table-cell>
              <table:table-cell office:value-type="float" office:value="5.50985">
                <text:p>5.50985</text:p>
              </table:table-cell>
            </table:table-row>
            <table:table-row>
              <table:table-cell office:value-type="float" office:value="5.7339">
                <text:p>5.7339</text:p>
              </table:table-cell>
              <table:table-cell office:value-type="float" office:value="-13.2202">
                <text:p>-13.2202</text:p>
              </table:table-cell>
            </table:table-row>
            <table:table-row>
              <table:table-cell office:value-type="float" office:value="5.73597">
                <text:p>5.73597</text:p>
              </table:table-cell>
              <table:table-cell office:value-type="float" office:value="11.7508">
                <text:p>11.7508</text:p>
              </table:table-cell>
            </table:table-row>
            <table:table-row>
              <table:table-cell office:value-type="float" office:value="5.73804">
                <text:p>5.73804</text:p>
              </table:table-cell>
              <table:table-cell office:value-type="float" office:value="-6.97833">
                <text:p>-6.97833</text:p>
              </table:table-cell>
            </table:table-row>
            <table:table-row>
              <table:table-cell office:value-type="float" office:value="5.74011">
                <text:p>5.74011</text:p>
              </table:table-cell>
              <table:table-cell office:value-type="float" office:value="-6.28638">
                <text:p>-6.28638</text:p>
              </table:table-cell>
            </table:table-row>
            <table:table-row>
              <table:table-cell office:value-type="float" office:value="5.74218">
                <text:p>5.74218</text:p>
              </table:table-cell>
              <table:table-cell office:value-type="float" office:value="4.81093">
                <text:p>4.81093</text:p>
              </table:table-cell>
            </table:table-row>
            <table:table-row>
              <table:table-cell office:value-type="float" office:value="5.74425">
                <text:p>5.74425</text:p>
              </table:table-cell>
              <table:table-cell office:value-type="float" office:value="-0.739062">
                <text:p>-0.739062</text:p>
              </table:table-cell>
            </table:table-row>
            <table:table-row>
              <table:table-cell office:value-type="float" office:value="5.74632">
                <text:p>5.74632</text:p>
              </table:table-cell>
              <table:table-cell office:value-type="float" office:value="-0.739951">
                <text:p>-0.739951</text:p>
              </table:table-cell>
            </table:table-row>
            <table:table-row>
              <table:table-cell office:value-type="float" office:value="5.74839">
                <text:p>5.74839</text:p>
              </table:table-cell>
              <table:table-cell office:value-type="float" office:value="5.50279">
                <text:p>5.50279</text:p>
              </table:table-cell>
            </table:table-row>
            <table:table-row>
              <table:table-cell office:value-type="float" office:value="5.75046">
                <text:p>5.75046</text:p>
              </table:table-cell>
              <table:table-cell office:value-type="float" office:value="-6.28985">
                <text:p>-6.28985</text:p>
              </table:table-cell>
            </table:table-row>
            <table:table-row>
              <table:table-cell office:value-type="float" office:value="5.75253">
                <text:p>5.75253</text:p>
              </table:table-cell>
              <table:table-cell office:value-type="float" office:value="-1.43526">
                <text:p>-1.43526</text:p>
              </table:table-cell>
            </table:table-row>
            <table:table-row>
              <table:table-cell office:value-type="float" office:value="5.7546">
                <text:p>5.7546</text:p>
              </table:table-cell>
              <table:table-cell office:value-type="float" office:value="-0.742509">
                <text:p>-0.742509</text:p>
              </table:table-cell>
            </table:table-row>
            <table:table-row>
              <table:table-cell office:value-type="float" office:value="5.75667">
                <text:p>5.75667</text:p>
              </table:table-cell>
              <table:table-cell office:value-type="float" office:value="-0.743391">
                <text:p>-0.743391</text:p>
              </table:table-cell>
            </table:table-row>
            <table:table-row>
              <table:table-cell office:value-type="float" office:value="5.75874">
                <text:p>5.75874</text:p>
              </table:table-cell>
              <table:table-cell office:value-type="float" office:value="-0.0505347">
                <text:p>-0.0505347</text:p>
              </table:table-cell>
            </table:table-row>
            <table:table-row>
              <table:table-cell office:value-type="float" office:value="5.76081">
                <text:p>5.76081</text:p>
              </table:table-cell>
              <table:table-cell office:value-type="float" office:value="-7.68231">
                <text:p>-7.68231</text:p>
              </table:table-cell>
            </table:table-row>
            <table:table-row>
              <table:table-cell office:value-type="float" office:value="5.76288">
                <text:p>5.76288</text:p>
              </table:table-cell>
              <table:table-cell office:value-type="float" office:value="5.49594">
                <text:p>5.49594</text:p>
              </table:table-cell>
            </table:table-row>
            <table:table-row>
              <table:table-cell office:value-type="float" office:value="5.76495">
                <text:p>5.76495</text:p>
              </table:table-cell>
              <table:table-cell office:value-type="float" office:value="5.49594">
                <text:p>5.49594</text:p>
              </table:table-cell>
            </table:table-row>
            <table:table-row>
              <table:table-cell office:value-type="float" office:value="5.76702">
                <text:p>5.76702</text:p>
              </table:table-cell>
              <table:table-cell office:value-type="float" office:value="-6.99042">
                <text:p>-6.99042</text:p>
              </table:table-cell>
            </table:table-row>
            <table:table-row>
              <table:table-cell office:value-type="float" office:value="5.76909">
                <text:p>5.76909</text:p>
              </table:table-cell>
              <table:table-cell office:value-type="float" office:value="-0.0548114">
                <text:p>-0.0548114</text:p>
              </table:table-cell>
            </table:table-row>
            <table:table-row>
              <table:table-cell office:value-type="float" office:value="5.77116">
                <text:p>5.77116</text:p>
              </table:table-cell>
              <table:table-cell office:value-type="float" office:value="-1.44296">
                <text:p>-1.44296</text:p>
              </table:table-cell>
            </table:table-row>
            <table:table-row>
              <table:table-cell office:value-type="float" office:value="5.77323">
                <text:p>5.77323</text:p>
              </table:table-cell>
              <table:table-cell office:value-type="float" office:value="-0.750186">
                <text:p>-0.750186</text:p>
              </table:table-cell>
            </table:table-row>
            <table:table-row>
              <table:table-cell office:value-type="float" office:value="5.7753">
                <text:p>5.7753</text:p>
              </table:table-cell>
              <table:table-cell office:value-type="float" office:value="-0.751052">
                <text:p>-0.751052</text:p>
              </table:table-cell>
            </table:table-row>
            <table:table-row>
              <table:table-cell office:value-type="float" office:value="5.77737">
                <text:p>5.77737</text:p>
              </table:table-cell>
              <table:table-cell office:value-type="float" office:value="-0.751916">
                <text:p>-0.751916</text:p>
              </table:table-cell>
            </table:table-row>
            <table:table-row>
              <table:table-cell office:value-type="float" office:value="5.77944">
                <text:p>5.77944</text:p>
              </table:table-cell>
              <table:table-cell office:value-type="float" office:value="-0.0590439">
                <text:p>-0.0590439</text:p>
              </table:table-cell>
            </table:table-row>
            <table:table-row>
              <table:table-cell office:value-type="float" office:value="5.78151">
                <text:p>5.78151</text:p>
              </table:table-cell>
              <table:table-cell office:value-type="float" office:value="-1.44718">
                <text:p>-1.44718</text:p>
              </table:table-cell>
            </table:table-row>
            <table:table-row>
              <table:table-cell office:value-type="float" office:value="5.78358">
                <text:p>5.78358</text:p>
              </table:table-cell>
              <table:table-cell office:value-type="float" office:value="-0.754401">
                <text:p>-0.754401</text:p>
              </table:table-cell>
            </table:table-row>
            <table:table-row>
              <table:table-cell office:value-type="float" office:value="5.78565">
                <text:p>5.78565</text:p>
              </table:table-cell>
              <table:table-cell office:value-type="float" office:value="-0.755257">
                <text:p>-0.755257</text:p>
              </table:table-cell>
            </table:table-row>
            <table:table-row>
              <table:table-cell office:value-type="float" office:value="5.78772">
                <text:p>5.78772</text:p>
              </table:table-cell>
              <table:table-cell office:value-type="float" office:value="-0.756112">
                <text:p>-0.756112</text:p>
              </table:table-cell>
            </table:table-row>
            <table:table-row>
              <table:table-cell office:value-type="float" office:value="5.78979">
                <text:p>5.78979</text:p>
              </table:table-cell>
              <table:table-cell office:value-type="float" office:value="-0.063232">
                <text:p>-0.063232</text:p>
              </table:table-cell>
            </table:table-row>
            <table:table-row>
              <table:table-cell office:value-type="float" office:value="5.79186">
                <text:p>5.79186</text:p>
              </table:table-cell>
              <table:table-cell office:value-type="float" office:value="-1.45136">
                <text:p>-1.45136</text:p>
              </table:table-cell>
            </table:table-row>
            <table:table-row>
              <table:table-cell office:value-type="float" office:value="5.79393">
                <text:p>5.79393</text:p>
              </table:table-cell>
              <table:table-cell office:value-type="float" office:value="-0.758571">
                <text:p>-0.758571</text:p>
              </table:table-cell>
            </table:table-row>
            <table:table-row>
              <table:table-cell office:value-type="float" office:value="5.796">
                <text:p>5.796</text:p>
              </table:table-cell>
              <table:table-cell office:value-type="float" office:value="-0.759418">
                <text:p>-0.759418</text:p>
              </table:table-cell>
            </table:table-row>
            <table:table-row>
              <table:table-cell office:value-type="float" office:value="5.79807">
                <text:p>5.79807</text:p>
              </table:table-cell>
              <table:table-cell office:value-type="float" office:value="-0.760264">
                <text:p>-0.760264</text:p>
              </table:table-cell>
            </table:table-row>
            <table:table-row>
              <table:table-cell office:value-type="float" office:value="5.80014">
                <text:p>5.80014</text:p>
              </table:table-cell>
              <table:table-cell office:value-type="float" office:value="-0.0673755">
                <text:p>-0.0673755</text:p>
              </table:table-cell>
            </table:table-row>
            <table:table-row>
              <table:table-cell office:value-type="float" office:value="5.80221">
                <text:p>5.80221</text:p>
              </table:table-cell>
              <table:table-cell office:value-type="float" office:value="-1.45549">
                <text:p>-1.45549</text:p>
              </table:table-cell>
            </table:table-row>
            <table:table-row>
              <table:table-cell office:value-type="float" office:value="5.80428">
                <text:p>5.80428</text:p>
              </table:table-cell>
              <table:table-cell office:value-type="float" office:value="-0.762696">
                <text:p>-0.762696</text:p>
              </table:table-cell>
            </table:table-row>
            <table:table-row>
              <table:table-cell office:value-type="float" office:value="5.80635">
                <text:p>5.80635</text:p>
              </table:table-cell>
              <table:table-cell office:value-type="float" office:value="-0.763534">
                <text:p>-0.763534</text:p>
              </table:table-cell>
            </table:table-row>
            <table:table-row>
              <table:table-cell office:value-type="float" office:value="5.80842">
                <text:p>5.80842</text:p>
              </table:table-cell>
              <table:table-cell office:value-type="float" office:value="-0.0706394">
                <text:p>-0.0706394</text:p>
              </table:table-cell>
            </table:table-row>
            <table:table-row>
              <table:table-cell office:value-type="float" office:value="5.81049">
                <text:p>5.81049</text:p>
              </table:table-cell>
              <table:table-cell office:value-type="float" office:value="-1.45875">
                <text:p>-1.45875</text:p>
              </table:table-cell>
            </table:table-row>
            <table:table-row>
              <table:table-cell office:value-type="float" office:value="5.81256">
                <text:p>5.81256</text:p>
              </table:table-cell>
              <table:table-cell office:value-type="float" office:value="-0.765945">
                <text:p>-0.765945</text:p>
              </table:table-cell>
            </table:table-row>
            <table:table-row>
              <table:table-cell office:value-type="float" office:value="5.81463">
                <text:p>5.81463</text:p>
              </table:table-cell>
              <table:table-cell office:value-type="float" office:value="-0.766776">
                <text:p>-0.766776</text:p>
              </table:table-cell>
            </table:table-row>
            <table:table-row>
              <table:table-cell office:value-type="float" office:value="5.8167">
                <text:p>5.8167</text:p>
              </table:table-cell>
              <table:table-cell office:value-type="float" office:value="-0.767605">
                <text:p>-0.767605</text:p>
              </table:table-cell>
            </table:table-row>
            <table:table-row>
              <table:table-cell office:value-type="float" office:value="5.81877">
                <text:p>5.81877</text:p>
              </table:table-cell>
              <table:table-cell office:value-type="float" office:value="-0.0747021">
                <text:p>-0.0747021</text:p>
              </table:table-cell>
            </table:table-row>
            <table:table-row>
              <table:table-cell office:value-type="float" office:value="5.82084">
                <text:p>5.82084</text:p>
              </table:table-cell>
              <table:table-cell office:value-type="float" office:value="-1.4628">
                <text:p>-1.4628</text:p>
              </table:table-cell>
            </table:table-row>
            <table:table-row>
              <table:table-cell office:value-type="float" office:value="5.82291">
                <text:p>5.82291</text:p>
              </table:table-cell>
              <table:table-cell office:value-type="float" office:value="-0.769989">
                <text:p>-0.769989</text:p>
              </table:table-cell>
            </table:table-row>
            <table:table-row>
              <table:table-cell office:value-type="float" office:value="5.82498">
                <text:p>5.82498</text:p>
              </table:table-cell>
              <table:table-cell office:value-type="float" office:value="5.47275">
                <text:p>5.47275</text:p>
              </table:table-cell>
            </table:table-row>
            <table:table-row>
              <table:table-cell office:value-type="float" office:value="5.82705">
                <text:p>5.82705</text:p>
              </table:table-cell>
              <table:table-cell office:value-type="float" office:value="-13.2571">
                <text:p>-13.2571</text:p>
              </table:table-cell>
            </table:table-row>
            <table:table-row>
              <table:table-cell office:value-type="float" office:value="5.82912">
                <text:p>5.82912</text:p>
              </table:table-cell>
              <table:table-cell office:value-type="float" office:value="6.16402">
                <text:p>6.16402</text:p>
              </table:table-cell>
            </table:table-row>
            <table:table-row>
              <table:table-cell office:value-type="float" office:value="5.83119">
                <text:p>5.83119</text:p>
              </table:table-cell>
              <table:table-cell office:value-type="float" office:value="-1.46681">
                <text:p>-1.46681</text:p>
              </table:table-cell>
            </table:table-row>
            <table:table-row>
              <table:table-cell office:value-type="float" office:value="5.83326">
                <text:p>5.83326</text:p>
              </table:table-cell>
              <table:table-cell office:value-type="float" office:value="-0.773988">
                <text:p>-0.773988</text:p>
              </table:table-cell>
            </table:table-row>
            <table:table-row>
              <table:table-cell office:value-type="float" office:value="5.83533">
                <text:p>5.83533</text:p>
              </table:table-cell>
              <table:table-cell office:value-type="float" office:value="-0.7748">
                <text:p>-0.7748</text:p>
              </table:table-cell>
            </table:table-row>
            <table:table-row>
              <table:table-cell office:value-type="float" office:value="5.8374">
                <text:p>5.8374</text:p>
              </table:table-cell>
              <table:table-cell office:value-type="float" office:value="-0.775611">
                <text:p>-0.775611</text:p>
              </table:table-cell>
            </table:table-row>
            <table:table-row>
              <table:table-cell office:value-type="float" office:value="5.83947">
                <text:p>5.83947</text:p>
              </table:table-cell>
              <table:table-cell office:value-type="float" office:value="-0.0826914">
                <text:p>-0.0826914</text:p>
              </table:table-cell>
            </table:table-row>
            <table:table-row>
              <table:table-cell office:value-type="float" office:value="5.84154">
                <text:p>5.84154</text:p>
              </table:table-cell>
              <table:table-cell office:value-type="float" office:value="-1.47077">
                <text:p>-1.47077</text:p>
              </table:table-cell>
            </table:table-row>
            <table:table-row>
              <table:table-cell office:value-type="float" office:value="5.84361">
                <text:p>5.84361</text:p>
              </table:table-cell>
              <table:table-cell office:value-type="float" office:value="-0.777941">
                <text:p>-0.777941</text:p>
              </table:table-cell>
            </table:table-row>
            <table:table-row>
              <table:table-cell office:value-type="float" office:value="5.84568">
                <text:p>5.84568</text:p>
              </table:table-cell>
              <table:table-cell office:value-type="float" office:value="-0.778744">
                <text:p>-0.778744</text:p>
              </table:table-cell>
            </table:table-row>
            <table:table-row>
              <table:table-cell office:value-type="float" office:value="5.84775">
                <text:p>5.84775</text:p>
              </table:table-cell>
              <table:table-cell office:value-type="float" office:value="-0.779545">
                <text:p>-0.779545</text:p>
              </table:table-cell>
            </table:table-row>
            <table:table-row>
              <table:table-cell office:value-type="float" office:value="5.84982">
                <text:p>5.84982</text:p>
              </table:table-cell>
              <table:table-cell office:value-type="float" office:value="-0.0866174">
                <text:p>-0.0866174</text:p>
              </table:table-cell>
            </table:table-row>
            <table:table-row>
              <table:table-cell office:value-type="float" office:value="5.85189">
                <text:p>5.85189</text:p>
              </table:table-cell>
              <table:table-cell office:value-type="float" office:value="-1.47469">
                <text:p>-1.47469</text:p>
              </table:table-cell>
            </table:table-row>
            <table:table-row>
              <table:table-cell office:value-type="float" office:value="5.85396">
                <text:p>5.85396</text:p>
              </table:table-cell>
              <table:table-cell office:value-type="float" office:value="-0.781849">
                <text:p>-0.781849</text:p>
              </table:table-cell>
            </table:table-row>
            <table:table-row>
              <table:table-cell office:value-type="float" office:value="5.85603">
                <text:p>5.85603</text:p>
              </table:table-cell>
              <table:table-cell office:value-type="float" office:value="-0.782642">
                <text:p>-0.782642</text:p>
              </table:table-cell>
            </table:table-row>
            <table:table-row>
              <table:table-cell office:value-type="float" office:value="5.8581">
                <text:p>5.8581</text:p>
              </table:table-cell>
              <table:table-cell office:value-type="float" office:value="-0.0897076">
                <text:p>-0.0897076</text:p>
              </table:table-cell>
            </table:table-row>
            <table:table-row>
              <table:table-cell office:value-type="float" office:value="5.86017">
                <text:p>5.86017</text:p>
              </table:table-cell>
              <table:table-cell office:value-type="float" office:value="-1.47777">
                <text:p>-1.47777</text:p>
              </table:table-cell>
            </table:table-row>
            <table:table-row>
              <table:table-cell office:value-type="float" office:value="5.86224">
                <text:p>5.86224</text:p>
              </table:table-cell>
              <table:table-cell office:value-type="float" office:value="-0.784924">
                <text:p>-0.784924</text:p>
              </table:table-cell>
            </table:table-row>
            <table:table-row>
              <table:table-cell office:value-type="float" office:value="5.86431">
                <text:p>5.86431</text:p>
              </table:table-cell>
              <table:table-cell office:value-type="float" office:value="-0.78571">
                <text:p>-0.78571</text:p>
              </table:table-cell>
            </table:table-row>
            <table:table-row>
              <table:table-cell office:value-type="float" office:value="5.86638">
                <text:p>5.86638</text:p>
              </table:table-cell>
              <table:table-cell office:value-type="float" office:value="-0.786494">
                <text:p>-0.786494</text:p>
              </table:table-cell>
            </table:table-row>
            <table:table-row>
              <table:table-cell office:value-type="float" office:value="5.86845">
                <text:p>5.86845</text:p>
              </table:table-cell>
              <table:table-cell office:value-type="float" office:value="-0.0935509">
                <text:p>-0.0935509</text:p>
              </table:table-cell>
            </table:table-row>
            <table:table-row>
              <table:table-cell office:value-type="float" office:value="5.87052">
                <text:p>5.87052</text:p>
              </table:table-cell>
              <table:table-cell office:value-type="float" office:value="-1.48161">
                <text:p>-1.48161</text:p>
              </table:table-cell>
            </table:table-row>
            <table:table-row>
              <table:table-cell office:value-type="float" office:value="5.87259">
                <text:p>5.87259</text:p>
              </table:table-cell>
              <table:table-cell office:value-type="float" office:value="-0.788748">
                <text:p>-0.788748</text:p>
              </table:table-cell>
            </table:table-row>
            <table:table-row>
              <table:table-cell office:value-type="float" office:value="5.87466">
                <text:p>5.87466</text:p>
              </table:table-cell>
              <table:table-cell office:value-type="float" office:value="-0.789525">
                <text:p>-0.789525</text:p>
              </table:table-cell>
            </table:table-row>
            <table:table-row>
              <table:table-cell office:value-type="float" office:value="5.87673">
                <text:p>5.87673</text:p>
              </table:table-cell>
              <table:table-cell office:value-type="float" office:value="-0.790299">
                <text:p>-0.790299</text:p>
              </table:table-cell>
            </table:table-row>
            <table:table-row>
              <table:table-cell office:value-type="float" office:value="5.8788">
                <text:p>5.8788</text:p>
              </table:table-cell>
              <table:table-cell office:value-type="float" office:value="-6.34086">
                <text:p>-6.34086</text:p>
              </table:table-cell>
            </table:table-row>
            <table:table-row>
              <table:table-cell office:value-type="float" office:value="5.88087">
                <text:p>5.88087</text:p>
              </table:table-cell>
              <table:table-cell office:value-type="float" office:value="4.75658">
                <text:p>4.75658</text:p>
              </table:table-cell>
            </table:table-row>
            <table:table-row>
              <table:table-cell office:value-type="float" office:value="5.88294">
                <text:p>5.88294</text:p>
              </table:table-cell>
              <table:table-cell office:value-type="float" office:value="5.45022">
                <text:p>5.45022</text:p>
              </table:table-cell>
            </table:table-row>
            <table:table-row>
              <table:table-cell office:value-type="float" office:value="5.88501">
                <text:p>5.88501</text:p>
              </table:table-cell>
              <table:table-cell office:value-type="float" office:value="-13.2795">
                <text:p>-13.2795</text:p>
              </table:table-cell>
            </table:table-row>
            <table:table-row>
              <table:table-cell office:value-type="float" office:value="5.88708">
                <text:p>5.88708</text:p>
              </table:table-cell>
              <table:table-cell office:value-type="float" office:value="6.14165">
                <text:p>6.14165</text:p>
              </table:table-cell>
            </table:table-row>
            <table:table-row>
              <table:table-cell office:value-type="float" office:value="5.88915">
                <text:p>5.88915</text:p>
              </table:table-cell>
              <table:table-cell office:value-type="float" office:value="-1.48914">
                <text:p>-1.48914</text:p>
              </table:table-cell>
            </table:table-row>
            <table:table-row>
              <table:table-cell office:value-type="float" office:value="5.89122">
                <text:p>5.89122</text:p>
              </table:table-cell>
              <table:table-cell office:value-type="float" office:value="5.44725">
                <text:p>5.44725</text:p>
              </table:table-cell>
            </table:table-row>
            <table:table-row>
              <table:table-cell office:value-type="float" office:value="5.89329">
                <text:p>5.89329</text:p>
              </table:table-cell>
              <table:table-cell office:value-type="float" office:value="-7.039">
                <text:p>-7.039</text:p>
              </table:table-cell>
            </table:table-row>
            <table:table-row>
              <table:table-cell office:value-type="float" office:value="5.89536">
                <text:p>5.89536</text:p>
              </table:table-cell>
              <table:table-cell office:value-type="float" office:value="-7.04051">
                <text:p>-7.04051</text:p>
              </table:table-cell>
            </table:table-row>
            <table:table-row>
              <table:table-cell office:value-type="float" office:value="5.89743">
                <text:p>5.89743</text:p>
              </table:table-cell>
              <table:table-cell office:value-type="float" office:value="6.13794">
                <text:p>6.13794</text:p>
              </table:table-cell>
            </table:table-row>
            <table:table-row>
              <table:table-cell office:value-type="float" office:value="5.8995">
                <text:p>5.8995</text:p>
              </table:table-cell>
              <table:table-cell office:value-type="float" office:value="-1.49283">
                <text:p>-1.49283</text:p>
              </table:table-cell>
            </table:table-row>
            <table:table-row>
              <table:table-cell office:value-type="float" office:value="5.90157">
                <text:p>5.90157</text:p>
              </table:table-cell>
              <table:table-cell office:value-type="float" office:value="-0.799941">
                <text:p>-0.799941</text:p>
              </table:table-cell>
            </table:table-row>
            <table:table-row>
              <table:table-cell office:value-type="float" office:value="5.90364">
                <text:p>5.90364</text:p>
              </table:table-cell>
              <table:table-cell office:value-type="float" office:value="-0.800689">
                <text:p>-0.800689</text:p>
              </table:table-cell>
            </table:table-row>
            <table:table-row>
              <table:table-cell office:value-type="float" office:value="5.90571">
                <text:p>5.90571</text:p>
              </table:table-cell>
              <table:table-cell office:value-type="float" office:value="-0.107714">
                <text:p>-0.107714</text:p>
              </table:table-cell>
            </table:table-row>
            <table:table-row>
              <table:table-cell office:value-type="float" office:value="5.90778">
                <text:p>5.90778</text:p>
              </table:table-cell>
              <table:table-cell office:value-type="float" office:value="-1.49573">
                <text:p>-1.49573</text:p>
              </table:table-cell>
            </table:table-row>
            <table:table-row>
              <table:table-cell office:value-type="float" office:value="5.90985">
                <text:p>5.90985</text:p>
              </table:table-cell>
              <table:table-cell office:value-type="float" office:value="-0.802838">
                <text:p>-0.802838</text:p>
              </table:table-cell>
            </table:table-row>
            <table:table-row>
              <table:table-cell office:value-type="float" office:value="5.91192">
                <text:p>5.91192</text:p>
              </table:table-cell>
              <table:table-cell office:value-type="float" office:value="-0.803578">
                <text:p>-0.803578</text:p>
              </table:table-cell>
            </table:table-row>
            <table:table-row>
              <table:table-cell office:value-type="float" office:value="5.91399">
                <text:p>5.91399</text:p>
              </table:table-cell>
              <table:table-cell office:value-type="float" office:value="5.43917">
                <text:p>5.43917</text:p>
              </table:table-cell>
            </table:table-row>
            <table:table-row>
              <table:table-cell office:value-type="float" office:value="5.91606">
                <text:p>5.91606</text:p>
              </table:table-cell>
              <table:table-cell office:value-type="float" office:value="-12.5968">
                <text:p>-12.5968</text:p>
              </table:table-cell>
            </table:table-row>
            <table:table-row>
              <table:table-cell office:value-type="float" office:value="5.91813">
                <text:p>5.91813</text:p>
              </table:table-cell>
              <table:table-cell office:value-type="float" office:value="4.7434">
                <text:p>4.7434</text:p>
              </table:table-cell>
            </table:table-row>
            <table:table-row>
              <table:table-cell office:value-type="float" office:value="5.9202">
                <text:p>5.9202</text:p>
              </table:table-cell>
              <table:table-cell office:value-type="float" office:value="-0.806437">
                <text:p>-0.806437</text:p>
              </table:table-cell>
            </table:table-row>
            <table:table-row>
              <table:table-cell office:value-type="float" office:value="5.92227">
                <text:p>5.92227</text:p>
              </table:table-cell>
              <table:table-cell office:value-type="float" office:value="-0.807168">
                <text:p>-0.807168</text:p>
              </table:table-cell>
            </table:table-row>
            <table:table-row>
              <table:table-cell office:value-type="float" office:value="5.92434">
                <text:p>5.92434</text:p>
              </table:table-cell>
              <table:table-cell office:value-type="float" office:value="-0.807896">
                <text:p>-0.807896</text:p>
              </table:table-cell>
            </table:table-row>
            <table:table-row>
              <table:table-cell office:value-type="float" office:value="5.92641">
                <text:p>5.92641</text:p>
              </table:table-cell>
              <table:table-cell office:value-type="float" office:value="-0.114903">
                <text:p>-0.114903</text:p>
              </table:table-cell>
            </table:table-row>
            <table:table-row>
              <table:table-cell office:value-type="float" office:value="5.92848">
                <text:p>5.92848</text:p>
              </table:table-cell>
              <table:table-cell office:value-type="float" office:value="4.74056">
                <text:p>4.74056</text:p>
              </table:table-cell>
            </table:table-row>
            <table:table-row>
              <table:table-cell office:value-type="float" office:value="5.93055">
                <text:p>5.93055</text:p>
              </table:table-cell>
              <table:table-cell office:value-type="float" office:value="-13.2955">
                <text:p>-13.2955</text:p>
              </table:table-cell>
            </table:table-row>
            <table:table-row>
              <table:table-cell office:value-type="float" office:value="5.93262">
                <text:p>5.93262</text:p>
              </table:table-cell>
              <table:table-cell office:value-type="float" office:value="5.43203">
                <text:p>5.43203</text:p>
              </table:table-cell>
            </table:table-row>
            <table:table-row>
              <table:table-cell office:value-type="float" office:value="5.93469">
                <text:p>5.93469</text:p>
              </table:table-cell>
              <table:table-cell office:value-type="float" office:value="-0.811428">
                <text:p>-0.811428</text:p>
              </table:table-cell>
            </table:table-row>
            <table:table-row>
              <table:table-cell office:value-type="float" office:value="5.93676">
                <text:p>5.93676</text:p>
              </table:table-cell>
              <table:table-cell office:value-type="float" office:value="-0.118427">
                <text:p>-0.118427</text:p>
              </table:table-cell>
            </table:table-row>
            <table:table-row>
              <table:table-cell office:value-type="float" office:value="5.93883">
                <text:p>5.93883</text:p>
              </table:table-cell>
              <table:table-cell office:value-type="float" office:value="-1.50642">
                <text:p>-1.50642</text:p>
              </table:table-cell>
            </table:table-row>
            <table:table-row>
              <table:table-cell office:value-type="float" office:value="5.9409">
                <text:p>5.9409</text:p>
              </table:table-cell>
              <table:table-cell office:value-type="float" office:value="-0.813493">
                <text:p>-0.813493</text:p>
              </table:table-cell>
            </table:table-row>
            <table:table-row>
              <table:table-cell office:value-type="float" office:value="5.94297">
                <text:p>5.94297</text:p>
              </table:table-cell>
              <table:table-cell office:value-type="float" office:value="-0.814204">
                <text:p>-0.814204</text:p>
              </table:table-cell>
            </table:table-row>
            <table:table-row>
              <table:table-cell office:value-type="float" office:value="5.94504">
                <text:p>5.94504</text:p>
              </table:table-cell>
              <table:table-cell office:value-type="float" office:value="5.42854">
                <text:p>5.42854</text:p>
              </table:table-cell>
            </table:table-row>
            <table:table-row>
              <table:table-cell office:value-type="float" office:value="5.94711">
                <text:p>5.94711</text:p>
              </table:table-cell>
              <table:table-cell office:value-type="float" office:value="-12.6074">
                <text:p>-12.6074</text:p>
              </table:table-cell>
            </table:table-row>
            <table:table-row>
              <table:table-cell office:value-type="float" office:value="5.94918">
                <text:p>5.94918</text:p>
              </table:table-cell>
              <table:table-cell office:value-type="float" office:value="4.73286">
                <text:p>4.73286</text:p>
              </table:table-cell>
            </table:table-row>
            <table:table-row>
              <table:table-cell office:value-type="float" office:value="5.95125">
                <text:p>5.95125</text:p>
              </table:table-cell>
              <table:table-cell office:value-type="float" office:value="-0.816949">
                <text:p>-0.816949</text:p>
              </table:table-cell>
            </table:table-row>
            <table:table-row>
              <table:table-cell office:value-type="float" office:value="5.95332">
                <text:p>5.95332</text:p>
              </table:table-cell>
              <table:table-cell office:value-type="float" office:value="-0.81765">
                <text:p>-0.81765</text:p>
              </table:table-cell>
            </table:table-row>
            <table:table-row>
              <table:table-cell office:value-type="float" office:value="5.95539">
                <text:p>5.95539</text:p>
              </table:table-cell>
              <table:table-cell office:value-type="float" office:value="-0.124633">
                <text:p>-0.124633</text:p>
              </table:table-cell>
            </table:table-row>
            <table:table-row>
              <table:table-cell office:value-type="float" office:value="5.95746">
                <text:p>5.95746</text:p>
              </table:table-cell>
              <table:table-cell office:value-type="float" office:value="-1.51261">
                <text:p>-1.51261</text:p>
              </table:table-cell>
            </table:table-row>
            <table:table-row>
              <table:table-cell office:value-type="float" office:value="5.95953">
                <text:p>5.95953</text:p>
              </table:table-cell>
              <table:table-cell office:value-type="float" office:value="-0.819663">
                <text:p>-0.819663</text:p>
              </table:table-cell>
            </table:table-row>
            <table:table-row>
              <table:table-cell office:value-type="float" office:value="5.9616">
                <text:p>5.9616</text:p>
              </table:table-cell>
              <table:table-cell office:value-type="float" office:value="-0.820357">
                <text:p>-0.820357</text:p>
              </table:table-cell>
            </table:table-row>
            <table:table-row>
              <table:table-cell office:value-type="float" office:value="5.96367">
                <text:p>5.96367</text:p>
              </table:table-cell>
              <table:table-cell office:value-type="float" office:value="-0.821048">
                <text:p>-0.821048</text:p>
              </table:table-cell>
            </table:table-row>
            <table:table-row>
              <table:table-cell office:value-type="float" office:value="5.96574">
                <text:p>5.96574</text:p>
              </table:table-cell>
              <table:table-cell office:value-type="float" office:value="-0.128022">
                <text:p>-0.128022</text:p>
              </table:table-cell>
            </table:table-row>
            <table:table-row>
              <table:table-cell office:value-type="float" office:value="5.96781">
                <text:p>5.96781</text:p>
              </table:table-cell>
              <table:table-cell office:value-type="float" office:value="-1.51599">
                <text:p>-1.51599</text:p>
              </table:table-cell>
            </table:table-row>
            <table:table-row>
              <table:table-cell office:value-type="float" office:value="5.96988">
                <text:p>5.96988</text:p>
              </table:table-cell>
              <table:table-cell office:value-type="float" office:value="-0.823033">
                <text:p>-0.823033</text:p>
              </table:table-cell>
            </table:table-row>
            <table:table-row>
              <table:table-cell office:value-type="float" office:value="5.97195">
                <text:p>5.97195</text:p>
              </table:table-cell>
              <table:table-cell office:value-type="float" office:value="-0.823716">
                <text:p>-0.823716</text:p>
              </table:table-cell>
            </table:table-row>
            <table:table-row>
              <table:table-cell office:value-type="float" office:value="5.97402">
                <text:p>5.97402</text:p>
              </table:table-cell>
              <table:table-cell office:value-type="float" office:value="-0.824397">
                <text:p>-0.824397</text:p>
              </table:table-cell>
            </table:table-row>
            <table:table-row>
              <table:table-cell office:value-type="float" office:value="5.97609">
                <text:p>5.97609</text:p>
              </table:table-cell>
              <table:table-cell office:value-type="float" office:value="-0.131363">
                <text:p>-0.131363</text:p>
              </table:table-cell>
            </table:table-row>
            <table:table-row>
              <table:table-cell office:value-type="float" office:value="5.97816">
                <text:p>5.97816</text:p>
              </table:table-cell>
              <table:table-cell office:value-type="float" office:value="-1.51932">
                <text:p>-1.51932</text:p>
              </table:table-cell>
            </table:table-row>
            <table:table-row>
              <table:table-cell office:value-type="float" office:value="5.98023">
                <text:p>5.98023</text:p>
              </table:table-cell>
              <table:table-cell office:value-type="float" office:value="-0.826354">
                <text:p>-0.826354</text:p>
              </table:table-cell>
            </table:table-row>
            <table:table-row>
              <table:table-cell office:value-type="float" office:value="5.9823">
                <text:p>5.9823</text:p>
              </table:table-cell>
              <table:table-cell office:value-type="float" office:value="-0.827027">
                <text:p>-0.827027</text:p>
              </table:table-cell>
            </table:table-row>
            <table:table-row>
              <table:table-cell office:value-type="float" office:value="5.98437">
                <text:p>5.98437</text:p>
              </table:table-cell>
              <table:table-cell office:value-type="float" office:value="-0.827698">
                <text:p>-0.827698</text:p>
              </table:table-cell>
            </table:table-row>
            <table:table-row>
              <table:table-cell office:value-type="float" office:value="5.98644">
                <text:p>5.98644</text:p>
              </table:table-cell>
              <table:table-cell office:value-type="float" office:value="5.41505">
                <text:p>5.41505</text:p>
              </table:table-cell>
            </table:table-row>
            <table:table-row>
              <table:table-cell office:value-type="float" office:value="5.98851">
                <text:p>5.98851</text:p>
              </table:table-cell>
              <table:table-cell office:value-type="float" office:value="-12.6208">
                <text:p>-12.6208</text:p>
              </table:table-cell>
            </table:table-row>
            <table:table-row>
              <table:table-cell office:value-type="float" office:value="5.99058">
                <text:p>5.99058</text:p>
              </table:table-cell>
              <table:table-cell office:value-type="float" office:value="4.71948">
                <text:p>4.71948</text:p>
              </table:table-cell>
            </table:table-row>
            <table:table-row>
              <table:table-cell office:value-type="float" office:value="5.99265">
                <text:p>5.99265</text:p>
              </table:table-cell>
              <table:table-cell office:value-type="float" office:value="-0.830289">
                <text:p>-0.830289</text:p>
              </table:table-cell>
            </table:table-row>
            <table:table-row>
              <table:table-cell office:value-type="float" office:value="5.99472">
                <text:p>5.99472</text:p>
              </table:table-cell>
              <table:table-cell office:value-type="float" office:value="-0.137239">
                <text:p>-0.137239</text:p>
              </table:table-cell>
            </table:table-row>
            <table:table-row>
              <table:table-cell office:value-type="float" office:value="5.99679">
                <text:p>5.99679</text:p>
              </table:table-cell>
              <table:table-cell office:value-type="float" office:value="-1.52517">
                <text:p>-1.52517</text:p>
              </table:table-cell>
            </table:table-row>
            <table:table-row>
              <table:table-cell office:value-type="float" office:value="5.99886">
                <text:p>5.99886</text:p>
              </table:table-cell>
              <table:table-cell office:value-type="float" office:value="5.41121">
                <text:p>5.41121</text:p>
              </table:table-cell>
            </table:table-row>
            <table:table-row>
              <table:table-cell office:value-type="float" office:value="6.00093">
                <text:p>6.00093</text:p>
              </table:table-cell>
              <table:table-cell office:value-type="float" office:value="-13.3183">
                <text:p>-13.3183</text:p>
              </table:table-cell>
            </table:table-row>
            <table:table-row>
              <table:table-cell office:value-type="float" office:value="6.003">
                <text:p>6.003</text:p>
              </table:table-cell>
              <table:table-cell office:value-type="float" office:value="11.6526">
                <text:p>11.6526</text:p>
              </table:table-cell>
            </table:table-row>
            <table:table-row>
              <table:table-cell office:value-type="float" office:value="6.00507">
                <text:p>6.00507</text:p>
              </table:table-cell>
              <table:table-cell office:value-type="float" office:value="-7.07625">
                <text:p>-7.07625</text:p>
              </table:table-cell>
            </table:table-row>
            <table:table-row>
              <table:table-cell office:value-type="float" office:value="6.00714">
                <text:p>6.00714</text:p>
              </table:table-cell>
              <table:table-cell office:value-type="float" office:value="-6.38384">
                <text:p>-6.38384</text:p>
              </table:table-cell>
            </table:table-row>
            <table:table-row>
              <table:table-cell office:value-type="float" office:value="6.00921">
                <text:p>6.00921</text:p>
              </table:table-cell>
              <table:table-cell office:value-type="float" office:value="10.9571">
                <text:p>10.9571</text:p>
              </table:table-cell>
            </table:table-row>
            <table:table-row>
              <table:table-cell office:value-type="float" office:value="6.01128">
                <text:p>6.01128</text:p>
              </table:table-cell>
              <table:table-cell office:value-type="float" office:value="-13.3215">
                <text:p>-13.3215</text:p>
              </table:table-cell>
            </table:table-row>
            <table:table-row>
              <table:table-cell office:value-type="float" office:value="6.01335">
                <text:p>6.01335</text:p>
              </table:table-cell>
              <table:table-cell office:value-type="float" office:value="11.6495">
                <text:p>11.6495</text:p>
              </table:table-cell>
            </table:table-row>
            <table:table-row>
              <table:table-cell office:value-type="float" office:value="6.01542">
                <text:p>6.01542</text:p>
              </table:table-cell>
              <table:table-cell office:value-type="float" office:value="-7.07941">
                <text:p>-7.07941</text:p>
              </table:table-cell>
            </table:table-row>
            <table:table-row>
              <table:table-cell office:value-type="float" office:value="6.01749">
                <text:p>6.01749</text:p>
              </table:table-cell>
              <table:table-cell office:value-type="float" office:value="-0.143598">
                <text:p>-0.143598</text:p>
              </table:table-cell>
            </table:table-row>
            <table:table-row>
              <table:table-cell office:value-type="float" office:value="6.01956">
                <text:p>6.01956</text:p>
              </table:table-cell>
              <table:table-cell office:value-type="float" office:value="-7.77489">
                <text:p>-7.77489</text:p>
              </table:table-cell>
            </table:table-row>
            <table:table-row>
              <table:table-cell office:value-type="float" office:value="6.02163">
                <text:p>6.02163</text:p>
              </table:table-cell>
              <table:table-cell office:value-type="float" office:value="17.8904">
                <text:p>17.8904</text:p>
              </table:table-cell>
            </table:table-row>
            <table:table-row>
              <table:table-cell office:value-type="float" office:value="6.0237">
                <text:p>6.0237</text:p>
              </table:table-cell>
              <table:table-cell office:value-type="float" office:value="-25.8108">
                <text:p>-25.8108</text:p>
              </table:table-cell>
            </table:table-row>
            <table:table-row>
              <table:table-cell office:value-type="float" office:value="6.02577">
                <text:p>6.02577</text:p>
              </table:table-cell>
              <table:table-cell office:value-type="float" office:value="12.3388">
                <text:p>12.3388</text:p>
              </table:table-cell>
            </table:table-row>
            <table:table-row>
              <table:table-cell office:value-type="float" office:value="6.02784">
                <text:p>6.02784</text:p>
              </table:table-cell>
              <table:table-cell office:value-type="float" office:value="4.70876">
                <text:p>4.70876</text:p>
              </table:table-cell>
            </table:table-row>
            <table:table-row>
              <table:table-cell office:value-type="float" office:value="6.02991">
                <text:p>6.02991</text:p>
              </table:table-cell>
              <table:table-cell office:value-type="float" office:value="-7.08371">
                <text:p>-7.08371</text:p>
              </table:table-cell>
            </table:table-row>
            <table:table-row>
              <table:table-cell office:value-type="float" office:value="6.03198">
                <text:p>6.03198</text:p>
              </table:table-cell>
              <table:table-cell office:value-type="float" office:value="-0.841598">
                <text:p>-0.841598</text:p>
              </table:table-cell>
            </table:table-row>
            <table:table-row>
              <table:table-cell office:value-type="float" office:value="6.03405">
                <text:p>6.03405</text:p>
              </table:table-cell>
              <table:table-cell office:value-type="float" office:value="-7.08559">
                <text:p>-7.08559</text:p>
              </table:table-cell>
            </table:table-row>
            <table:table-row>
              <table:table-cell office:value-type="float" office:value="6.03612">
                <text:p>6.03612</text:p>
              </table:table-cell>
              <table:table-cell office:value-type="float" office:value="11.6426">
                <text:p>11.6426</text:p>
              </table:table-cell>
            </table:table-row>
            <table:table-row>
              <table:table-cell office:value-type="float" office:value="6.03819">
                <text:p>6.03819</text:p>
              </table:table-cell>
              <table:table-cell office:value-type="float" office:value="-6.3925">
                <text:p>-6.3925</text:p>
              </table:table-cell>
            </table:table-row>
            <table:table-row>
              <table:table-cell office:value-type="float" office:value="6.04026">
                <text:p>6.04026</text:p>
              </table:table-cell>
              <table:table-cell office:value-type="float" office:value="-7.78102">
                <text:p>-7.78102</text:p>
              </table:table-cell>
            </table:table-row>
            <table:table-row>
              <table:table-cell office:value-type="float" office:value="6.04233">
                <text:p>6.04233</text:p>
              </table:table-cell>
              <table:table-cell office:value-type="float" office:value="5.3975">
                <text:p>5.3975</text:p>
              </table:table-cell>
            </table:table-row>
            <table:table-row>
              <table:table-cell office:value-type="float" office:value="6.0444">
                <text:p>6.0444</text:p>
              </table:table-cell>
              <table:table-cell office:value-type="float" office:value="-0.152155">
                <text:p>-0.152155</text:p>
              </table:table-cell>
            </table:table-row>
            <table:table-row>
              <table:table-cell office:value-type="float" office:value="6.04647">
                <text:p>6.04647</text:p>
              </table:table-cell>
              <table:table-cell office:value-type="float" office:value="-1.54004">
                <text:p>-1.54004</text:p>
              </table:table-cell>
            </table:table-row>
            <table:table-row>
              <table:table-cell office:value-type="float" office:value="6.04854">
                <text:p>6.04854</text:p>
              </table:table-cell>
              <table:table-cell office:value-type="float" office:value="-0.847013">
                <text:p>-0.847013</text:p>
              </table:table-cell>
            </table:table-row>
            <table:table-row>
              <table:table-cell office:value-type="float" office:value="6.05061">
                <text:p>6.05061</text:p>
              </table:table-cell>
              <table:table-cell office:value-type="float" office:value="-0.847619">
                <text:p>-0.847619</text:p>
              </table:table-cell>
            </table:table-row>
            <table:table-row>
              <table:table-cell office:value-type="float" office:value="6.05268">
                <text:p>6.05268</text:p>
              </table:table-cell>
              <table:table-cell office:value-type="float" office:value="-0.848224">
                <text:p>-0.848224</text:p>
              </table:table-cell>
            </table:table-row>
            <table:table-row>
              <table:table-cell office:value-type="float" office:value="6.05475">
                <text:p>6.05475</text:p>
              </table:table-cell>
              <table:table-cell office:value-type="float" office:value="-0.155121">
                <text:p>-0.155121</text:p>
              </table:table-cell>
            </table:table-row>
            <table:table-row>
              <table:table-cell office:value-type="float" office:value="6.05682">
                <text:p>6.05682</text:p>
              </table:table-cell>
              <table:table-cell office:value-type="float" office:value="-1.543">
                <text:p>-1.543</text:p>
              </table:table-cell>
            </table:table-row>
            <table:table-row>
              <table:table-cell office:value-type="float" office:value="6.05889">
                <text:p>6.05889</text:p>
              </table:table-cell>
              <table:table-cell office:value-type="float" office:value="-0.849959">
                <text:p>-0.849959</text:p>
              </table:table-cell>
            </table:table-row>
            <table:table-row>
              <table:table-cell office:value-type="float" office:value="6.06096">
                <text:p>6.06096</text:p>
              </table:table-cell>
              <table:table-cell office:value-type="float" office:value="-0.850555">
                <text:p>-0.850555</text:p>
              </table:table-cell>
            </table:table-row>
            <table:table-row>
              <table:table-cell office:value-type="float" office:value="6.06303">
                <text:p>6.06303</text:p>
              </table:table-cell>
              <table:table-cell office:value-type="float" office:value="-6.40078">
                <text:p>-6.40078</text:p>
              </table:table-cell>
            </table:table-row>
            <table:table-row>
              <table:table-cell office:value-type="float" office:value="6.0651">
                <text:p>6.0651</text:p>
              </table:table-cell>
              <table:table-cell office:value-type="float" office:value="10.9402">
                <text:p>10.9402</text:p>
              </table:table-cell>
            </table:table-row>
            <table:table-row>
              <table:table-cell office:value-type="float" office:value="6.06717">
                <text:p>6.06717</text:p>
              </table:table-cell>
              <table:table-cell office:value-type="float" office:value="-7.09501">
                <text:p>-7.09501</text:p>
              </table:table-cell>
            </table:table-row>
            <table:table-row>
              <table:table-cell office:value-type="float" office:value="6.06924">
                <text:p>6.06924</text:p>
              </table:table-cell>
              <table:table-cell office:value-type="float" office:value="-0.852855">
                <text:p>-0.852855</text:p>
              </table:table-cell>
            </table:table-row>
            <table:table-row>
              <table:table-cell office:value-type="float" office:value="6.07131">
                <text:p>6.07131</text:p>
              </table:table-cell>
              <table:table-cell office:value-type="float" office:value="-0.853441">
                <text:p>-0.853441</text:p>
              </table:table-cell>
            </table:table-row>
            <table:table-row>
              <table:table-cell office:value-type="float" office:value="6.07338">
                <text:p>6.07338</text:p>
              </table:table-cell>
              <table:table-cell office:value-type="float" office:value="-6.40365">
                <text:p>-6.40365</text:p>
              </table:table-cell>
            </table:table-row>
            <table:table-row>
              <table:table-cell office:value-type="float" office:value="6.07545">
                <text:p>6.07545</text:p>
              </table:table-cell>
              <table:table-cell office:value-type="float" office:value="4.69398">
                <text:p>4.69398</text:p>
              </table:table-cell>
            </table:table-row>
            <table:table-row>
              <table:table-cell office:value-type="float" office:value="6.07752">
                <text:p>6.07752</text:p>
              </table:table-cell>
              <table:table-cell office:value-type="float" office:value="-0.855701">
                <text:p>-0.855701</text:p>
              </table:table-cell>
            </table:table-row>
            <table:table-row>
              <table:table-cell office:value-type="float" office:value="6.07959">
                <text:p>6.07959</text:p>
              </table:table-cell>
              <table:table-cell office:value-type="float" office:value="-0.856276">
                <text:p>-0.856276</text:p>
              </table:table-cell>
            </table:table-row>
            <table:table-row>
              <table:table-cell office:value-type="float" office:value="6.08166">
                <text:p>6.08166</text:p>
              </table:table-cell>
              <table:table-cell office:value-type="float" office:value="-0.85685">
                <text:p>-0.85685</text:p>
              </table:table-cell>
            </table:table-row>
            <table:table-row>
              <table:table-cell office:value-type="float" office:value="6.08373">
                <text:p>6.08373</text:p>
              </table:table-cell>
              <table:table-cell office:value-type="float" office:value="-0.16372">
                <text:p>-0.16372</text:p>
              </table:table-cell>
            </table:table-row>
            <table:table-row>
              <table:table-cell office:value-type="float" office:value="6.0858">
                <text:p>6.0858</text:p>
              </table:table-cell>
              <table:table-cell office:value-type="float" office:value="-1.55157">
                <text:p>-1.55157</text:p>
              </table:table-cell>
            </table:table-row>
            <table:table-row>
              <table:table-cell office:value-type="float" office:value="6.08787">
                <text:p>6.08787</text:p>
              </table:table-cell>
              <table:table-cell office:value-type="float" office:value="-0.858496">
                <text:p>-0.858496</text:p>
              </table:table-cell>
            </table:table-row>
            <table:table-row>
              <table:table-cell office:value-type="float" office:value="6.08994">
                <text:p>6.08994</text:p>
              </table:table-cell>
              <table:table-cell office:value-type="float" office:value="-0.859061">
                <text:p>-0.859061</text:p>
              </table:table-cell>
            </table:table-row>
            <table:table-row>
              <table:table-cell office:value-type="float" office:value="6.09201">
                <text:p>6.09201</text:p>
              </table:table-cell>
              <table:table-cell office:value-type="float" office:value="-0.165924">
                <text:p>-0.165924</text:p>
              </table:table-cell>
            </table:table-row>
            <table:table-row>
              <table:table-cell office:value-type="float" office:value="6.09408">
                <text:p>6.09408</text:p>
              </table:table-cell>
              <table:table-cell office:value-type="float" office:value="-1.55376">
                <text:p>-1.55376</text:p>
              </table:table-cell>
            </table:table-row>
            <table:table-row>
              <table:table-cell office:value-type="float" office:value="6.09615">
                <text:p>6.09615</text:p>
              </table:table-cell>
              <table:table-cell office:value-type="float" office:value="-0.860683">
                <text:p>-0.860683</text:p>
              </table:table-cell>
            </table:table-row>
            <table:table-row>
              <table:table-cell office:value-type="float" office:value="6.09822">
                <text:p>6.09822</text:p>
              </table:table-cell>
              <table:table-cell office:value-type="float" office:value="-0.861241">
                <text:p>-0.861241</text:p>
              </table:table-cell>
            </table:table-row>
            <table:table-row>
              <table:table-cell office:value-type="float" office:value="6.10029">
                <text:p>6.10029</text:p>
              </table:table-cell>
              <table:table-cell office:value-type="float" office:value="-0.861796">
                <text:p>-0.861796</text:p>
              </table:table-cell>
            </table:table-row>
            <table:table-row>
              <table:table-cell office:value-type="float" office:value="6.10236">
                <text:p>6.10236</text:p>
              </table:table-cell>
              <table:table-cell office:value-type="float" office:value="5.38095">
                <text:p>5.38095</text:p>
              </table:table-cell>
            </table:table-row>
            <table:table-row>
              <table:table-cell office:value-type="float" office:value="6.10443">
                <text:p>6.10443</text:p>
              </table:table-cell>
              <table:table-cell office:value-type="float" office:value="-12.6547">
                <text:p>-12.6547</text:p>
              </table:table-cell>
            </table:table-row>
            <table:table-row>
              <table:table-cell office:value-type="float" office:value="6.1065">
                <text:p>6.1065</text:p>
              </table:table-cell>
              <table:table-cell office:value-type="float" office:value="4.68572">
                <text:p>4.68572</text:p>
              </table:table-cell>
            </table:table-row>
            <table:table-row>
              <table:table-cell office:value-type="float" office:value="6.10857">
                <text:p>6.10857</text:p>
              </table:table-cell>
              <table:table-cell office:value-type="float" office:value="-0.863934">
                <text:p>-0.863934</text:p>
              </table:table-cell>
            </table:table-row>
            <table:table-row>
              <table:table-cell office:value-type="float" office:value="6.11064">
                <text:p>6.11064</text:p>
              </table:table-cell>
              <table:table-cell office:value-type="float" office:value="-0.864479">
                <text:p>-0.864479</text:p>
              </table:table-cell>
            </table:table-row>
            <table:table-row>
              <table:table-cell office:value-type="float" office:value="6.11271">
                <text:p>6.11271</text:p>
              </table:table-cell>
              <table:table-cell office:value-type="float" office:value="5.37826">
                <text:p>5.37826</text:p>
              </table:table-cell>
            </table:table-row>
            <table:table-row>
              <table:table-cell office:value-type="float" office:value="6.11478">
                <text:p>6.11478</text:p>
              </table:table-cell>
              <table:table-cell office:value-type="float" office:value="-6.41407">
                <text:p>-6.41407</text:p>
              </table:table-cell>
            </table:table-row>
            <table:table-row>
              <table:table-cell office:value-type="float" office:value="6.11685">
                <text:p>6.11685</text:p>
              </table:table-cell>
              <table:table-cell office:value-type="float" office:value="-1.55914">
                <text:p>-1.55914</text:p>
              </table:table-cell>
            </table:table-row>
            <table:table-row>
              <table:table-cell office:value-type="float" office:value="6.11892">
                <text:p>6.11892</text:p>
              </table:table-cell>
              <table:table-cell office:value-type="float" office:value="-7.10932">
                <text:p>-7.10932</text:p>
              </table:table-cell>
            </table:table-row>
            <table:table-row>
              <table:table-cell office:value-type="float" office:value="6.12099">
                <text:p>6.12099</text:p>
              </table:table-cell>
              <table:table-cell office:value-type="float" office:value="5.37563">
                <text:p>5.37563</text:p>
              </table:table-cell>
            </table:table-row>
            <table:table-row>
              <table:table-cell office:value-type="float" office:value="6.12306">
                <text:p>6.12306</text:p>
              </table:table-cell>
              <table:table-cell office:value-type="float" office:value="-0.173947">
                <text:p>-0.173947</text:p>
              </table:table-cell>
            </table:table-row>
            <table:table-row>
              <table:table-cell office:value-type="float" office:value="6.12513">
                <text:p>6.12513</text:p>
              </table:table-cell>
              <table:table-cell office:value-type="float" office:value="-1.56175">
                <text:p>-1.56175</text:p>
              </table:table-cell>
            </table:table-row>
            <table:table-row>
              <table:table-cell office:value-type="float" office:value="6.1272">
                <text:p>6.1272</text:p>
              </table:table-cell>
              <table:table-cell office:value-type="float" office:value="-0.868643">
                <text:p>-0.868643</text:p>
              </table:table-cell>
            </table:table-row>
            <table:table-row>
              <table:table-cell office:value-type="float" office:value="6.12927">
                <text:p>6.12927</text:p>
              </table:table-cell>
              <table:table-cell office:value-type="float" office:value="-0.869169">
                <text:p>-0.869169</text:p>
              </table:table-cell>
            </table:table-row>
            <table:table-row>
              <table:table-cell office:value-type="float" office:value="6.13134">
                <text:p>6.13134</text:p>
              </table:table-cell>
              <table:table-cell office:value-type="float" office:value="-0.175997">
                <text:p>-0.175997</text:p>
              </table:table-cell>
            </table:table-row>
            <table:table-row>
              <table:table-cell office:value-type="float" office:value="6.13341">
                <text:p>6.13341</text:p>
              </table:table-cell>
              <table:table-cell office:value-type="float" office:value="-1.56379">
                <text:p>-1.56379</text:p>
              </table:table-cell>
            </table:table-row>
            <table:table-row>
              <table:table-cell office:value-type="float" office:value="6.13548">
                <text:p>6.13548</text:p>
              </table:table-cell>
              <table:table-cell office:value-type="float" office:value="-0.870677">
                <text:p>-0.870677</text:p>
              </table:table-cell>
            </table:table-row>
            <table:table-row>
              <table:table-cell office:value-type="float" office:value="6.13755">
                <text:p>6.13755</text:p>
              </table:table-cell>
              <table:table-cell office:value-type="float" office:value="-0.871194">
                <text:p>-0.871194</text:p>
              </table:table-cell>
            </table:table-row>
            <table:table-row>
              <table:table-cell office:value-type="float" office:value="6.13962">
                <text:p>6.13962</text:p>
              </table:table-cell>
              <table:table-cell office:value-type="float" office:value="-0.87171">
                <text:p>-0.87171</text:p>
              </table:table-cell>
            </table:table-row>
            <table:table-row>
              <table:table-cell office:value-type="float" office:value="6.14169">
                <text:p>6.14169</text:p>
              </table:table-cell>
              <table:table-cell office:value-type="float" office:value="-0.178528">
                <text:p>-0.178528</text:p>
              </table:table-cell>
            </table:table-row>
            <table:table-row>
              <table:table-cell office:value-type="float" office:value="6.14376">
                <text:p>6.14376</text:p>
              </table:table-cell>
              <table:table-cell office:value-type="float" office:value="4.67694">
                <text:p>4.67694</text:p>
              </table:table-cell>
            </table:table-row>
            <table:table-row>
              <table:table-cell office:value-type="float" office:value="6.14583">
                <text:p>6.14583</text:p>
              </table:table-cell>
              <table:table-cell office:value-type="float" office:value="-7.11542">
                <text:p>-7.11542</text:p>
              </table:table-cell>
            </table:table-row>
            <table:table-row>
              <table:table-cell office:value-type="float" office:value="6.1479">
                <text:p>6.1479</text:p>
              </table:table-cell>
              <table:table-cell office:value-type="float" office:value="-0.873187">
                <text:p>-0.873187</text:p>
              </table:table-cell>
            </table:table-row>
            <table:table-row>
              <table:table-cell office:value-type="float" office:value="6.14997">
                <text:p>6.14997</text:p>
              </table:table-cell>
              <table:table-cell office:value-type="float" office:value="-0.873694">
                <text:p>-0.873694</text:p>
              </table:table-cell>
            </table:table-row>
            <table:table-row>
              <table:table-cell office:value-type="float" office:value="6.15204">
                <text:p>6.15204</text:p>
              </table:table-cell>
              <table:table-cell office:value-type="float" office:value="-6.42375">
                <text:p>-6.42375</text:p>
              </table:table-cell>
            </table:table-row>
            <table:table-row>
              <table:table-cell office:value-type="float" office:value="6.15411">
                <text:p>6.15411</text:p>
              </table:table-cell>
              <table:table-cell office:value-type="float" office:value="4.67396">
                <text:p>4.67396</text:p>
              </table:table-cell>
            </table:table-row>
            <table:table-row>
              <table:table-cell office:value-type="float" office:value="6.15618">
                <text:p>6.15618</text:p>
              </table:table-cell>
              <table:table-cell office:value-type="float" office:value="5.3676">
                <text:p>5.3676</text:p>
              </table:table-cell>
            </table:table-row>
            <table:table-row>
              <table:table-cell office:value-type="float" office:value="6.15825">
                <text:p>6.15825</text:p>
              </table:table-cell>
              <table:table-cell office:value-type="float" office:value="-13.3616">
                <text:p>-13.3616</text:p>
              </table:table-cell>
            </table:table-row>
            <table:table-row>
              <table:table-cell office:value-type="float" office:value="6.16032">
                <text:p>6.16032</text:p>
              </table:table-cell>
              <table:table-cell office:value-type="float" office:value="11.6093">
                <text:p>11.6093</text:p>
              </table:table-cell>
            </table:table-row>
            <table:table-row>
              <table:table-cell office:value-type="float" office:value="6.16239">
                <text:p>6.16239</text:p>
              </table:table-cell>
              <table:table-cell office:value-type="float" office:value="-7.11938">
                <text:p>-7.11938</text:p>
              </table:table-cell>
            </table:table-row>
            <table:table-row>
              <table:table-cell office:value-type="float" office:value="6.16446">
                <text:p>6.16446</text:p>
              </table:table-cell>
              <table:table-cell office:value-type="float" office:value="-6.42667">
                <text:p>-6.42667</text:p>
              </table:table-cell>
            </table:table-row>
            <table:table-row>
              <table:table-cell office:value-type="float" office:value="6.16653">
                <text:p>6.16653</text:p>
              </table:table-cell>
              <table:table-cell office:value-type="float" office:value="10.9143">
                <text:p>10.9143</text:p>
              </table:table-cell>
            </table:table-row>
            <table:table-row>
              <table:table-cell office:value-type="float" office:value="6.1686">
                <text:p>6.1686</text:p>
              </table:table-cell>
              <table:table-cell office:value-type="float" office:value="-7.1208">
                <text:p>-7.1208</text:p>
              </table:table-cell>
            </table:table-row>
            <table:table-row>
              <table:table-cell office:value-type="float" office:value="6.17067">
                <text:p>6.17067</text:p>
              </table:table-cell>
              <table:table-cell office:value-type="float" office:value="-7.12177">
                <text:p>-7.12177</text:p>
              </table:table-cell>
            </table:table-row>
            <table:table-row>
              <table:table-cell office:value-type="float" office:value="6.17274">
                <text:p>6.17274</text:p>
              </table:table-cell>
              <table:table-cell office:value-type="float" office:value="11.6065">
                <text:p>11.6065</text:p>
              </table:table-cell>
            </table:table-row>
            <table:table-row>
              <table:table-cell office:value-type="float" office:value="6.17481">
                <text:p>6.17481</text:p>
              </table:table-cell>
              <table:table-cell office:value-type="float" office:value="-6.42856">
                <text:p>-6.42856</text:p>
              </table:table-cell>
            </table:table-row>
            <table:table-row>
              <table:table-cell office:value-type="float" office:value="6.17688">
                <text:p>6.17688</text:p>
              </table:table-cell>
              <table:table-cell office:value-type="float" office:value="-1.57357">
                <text:p>-1.57357</text:p>
              </table:table-cell>
            </table:table-row>
            <table:table-row>
              <table:table-cell office:value-type="float" office:value="6.17895">
                <text:p>6.17895</text:p>
              </table:table-cell>
              <table:table-cell office:value-type="float" office:value="-0.880408">
                <text:p>-0.880408</text:p>
              </table:table-cell>
            </table:table-row>
            <table:table-row>
              <table:table-cell office:value-type="float" office:value="6.18102">
                <text:p>6.18102</text:p>
              </table:table-cell>
              <table:table-cell office:value-type="float" office:value="-0.880883">
                <text:p>-0.880883</text:p>
              </table:table-cell>
            </table:table-row>
            <table:table-row>
              <table:table-cell office:value-type="float" office:value="6.18309">
                <text:p>6.18309</text:p>
              </table:table-cell>
              <table:table-cell office:value-type="float" office:value="-6.43088">
                <text:p>-6.43088</text:p>
              </table:table-cell>
            </table:table-row>
            <table:table-row>
              <table:table-cell office:value-type="float" office:value="6.18516">
                <text:p>6.18516</text:p>
              </table:table-cell>
              <table:table-cell office:value-type="float" office:value="10.9101">
                <text:p>10.9101</text:p>
              </table:table-cell>
            </table:table-row>
            <table:table-row>
              <table:table-cell office:value-type="float" office:value="6.18723">
                <text:p>6.18723</text:p>
              </table:table-cell>
              <table:table-cell office:value-type="float" office:value="-7.12499">
                <text:p>-7.12499</text:p>
              </table:table-cell>
            </table:table-row>
            <table:table-row>
              <table:table-cell office:value-type="float" office:value="6.1893">
                <text:p>6.1893</text:p>
              </table:table-cell>
              <table:table-cell office:value-type="float" office:value="-0.882711">
                <text:p>-0.882711</text:p>
              </table:table-cell>
            </table:table-row>
            <table:table-row>
              <table:table-cell office:value-type="float" office:value="6.19137">
                <text:p>6.19137</text:p>
              </table:table-cell>
              <table:table-cell office:value-type="float" office:value="-0.883176">
                <text:p>-0.883176</text:p>
              </table:table-cell>
            </table:table-row>
            <table:table-row>
              <table:table-cell office:value-type="float" office:value="6.19344">
                <text:p>6.19344</text:p>
              </table:table-cell>
              <table:table-cell office:value-type="float" office:value="-0.189949">
                <text:p>-0.189949</text:p>
              </table:table-cell>
            </table:table-row>
            <table:table-row>
              <table:table-cell office:value-type="float" office:value="6.19551">
                <text:p>6.19551</text:p>
              </table:table-cell>
              <table:table-cell office:value-type="float" office:value="-1.57769">
                <text:p>-1.57769</text:p>
              </table:table-cell>
            </table:table-row>
            <table:table-row>
              <table:table-cell office:value-type="float" office:value="6.19758">
                <text:p>6.19758</text:p>
              </table:table-cell>
              <table:table-cell office:value-type="float" office:value="-7.12771">
                <text:p>-7.12771</text:p>
              </table:table-cell>
            </table:table-row>
            <table:table-row>
              <table:table-cell office:value-type="float" office:value="6.19965">
                <text:p>6.19965</text:p>
              </table:table-cell>
              <table:table-cell office:value-type="float" office:value="11.6005">
                <text:p>11.6005</text:p>
              </table:table-cell>
            </table:table-row>
            <table:table-row>
              <table:table-cell office:value-type="float" office:value="6.20172">
                <text:p>6.20172</text:p>
              </table:table-cell>
              <table:table-cell office:value-type="float" office:value="-7.12816">
                <text:p>-7.12816</text:p>
              </table:table-cell>
            </table:table-row>
            <table:table-row>
              <table:table-cell office:value-type="float" office:value="6.20379">
                <text:p>6.20379</text:p>
              </table:table-cell>
              <table:table-cell office:value-type="float" office:value="-0.19218">
                <text:p>-0.19218</text:p>
              </table:table-cell>
            </table:table-row>
            <table:table-row>
              <table:table-cell office:value-type="float" office:value="6.20586">
                <text:p>6.20586</text:p>
              </table:table-cell>
              <table:table-cell office:value-type="float" office:value="-1.57991">
                <text:p>-1.57991</text:p>
              </table:table-cell>
            </table:table-row>
            <table:table-row>
              <table:table-cell office:value-type="float" office:value="6.20793">
                <text:p>6.20793</text:p>
              </table:table-cell>
              <table:table-cell office:value-type="float" office:value="-0.886716">
                <text:p>-0.886716</text:p>
              </table:table-cell>
            </table:table-row>
            <table:table-row>
              <table:table-cell office:value-type="float" office:value="6.21">
                <text:p>6.21</text:p>
              </table:table-cell>
              <table:table-cell office:value-type="float" office:value="-0.887162">
                <text:p>-0.887162</text:p>
              </table:table-cell>
            </table:table-row>
            <table:table-row>
              <table:table-cell office:value-type="float" office:value="6.21207">
                <text:p>6.21207</text:p>
              </table:table-cell>
              <table:table-cell office:value-type="float" office:value="-0.887605">
                <text:p>-0.887605</text:p>
              </table:table-cell>
            </table:table-row>
            <table:table-row>
              <table:table-cell office:value-type="float" office:value="6.21414">
                <text:p>6.21414</text:p>
              </table:table-cell>
              <table:table-cell office:value-type="float" office:value="-0.194359">
                <text:p>-0.194359</text:p>
              </table:table-cell>
            </table:table-row>
            <table:table-row>
              <table:table-cell office:value-type="float" office:value="6.21621">
                <text:p>6.21621</text:p>
              </table:table-cell>
              <table:table-cell office:value-type="float" office:value="-1.58207">
                <text:p>-1.58207</text:p>
              </table:table-cell>
            </table:table-row>
            <table:table-row>
              <table:table-cell office:value-type="float" office:value="6.21828">
                <text:p>6.21828</text:p>
              </table:table-cell>
              <table:table-cell office:value-type="float" office:value="-0.888873">
                <text:p>-0.888873</text:p>
              </table:table-cell>
            </table:table-row>
            <table:table-row>
              <table:table-cell office:value-type="float" office:value="6.22035">
                <text:p>6.22035</text:p>
              </table:table-cell>
              <table:table-cell office:value-type="float" office:value="-0.889308">
                <text:p>-0.889308</text:p>
              </table:table-cell>
            </table:table-row>
            <table:table-row>
              <table:table-cell office:value-type="float" office:value="6.22242">
                <text:p>6.22242</text:p>
              </table:table-cell>
              <table:table-cell office:value-type="float" office:value="-0.889741">
                <text:p>-0.889741</text:p>
              </table:table-cell>
            </table:table-row>
            <table:table-row>
              <table:table-cell office:value-type="float" office:value="6.22449">
                <text:p>6.22449</text:p>
              </table:table-cell>
              <table:table-cell office:value-type="float" office:value="-0.196486">
                <text:p>-0.196486</text:p>
              </table:table-cell>
            </table:table-row>
            <table:table-row>
              <table:table-cell office:value-type="float" office:value="6.22656">
                <text:p>6.22656</text:p>
              </table:table-cell>
              <table:table-cell office:value-type="float" office:value="-1.58419">
                <text:p>-1.58419</text:p>
              </table:table-cell>
            </table:table-row>
            <table:table-row>
              <table:table-cell office:value-type="float" office:value="6.22863">
                <text:p>6.22863</text:p>
              </table:table-cell>
              <table:table-cell office:value-type="float" office:value="-0.890979">
                <text:p>-0.890979</text:p>
              </table:table-cell>
            </table:table-row>
            <table:table-row>
              <table:table-cell office:value-type="float" office:value="6.2307">
                <text:p>6.2307</text:p>
              </table:table-cell>
              <table:table-cell office:value-type="float" office:value="-0.891403">
                <text:p>-0.891403</text:p>
              </table:table-cell>
            </table:table-row>
            <table:table-row>
              <table:table-cell office:value-type="float" office:value="6.23277">
                <text:p>6.23277</text:p>
              </table:table-cell>
              <table:table-cell office:value-type="float" office:value="-0.19814">
                <text:p>-0.19814</text:p>
              </table:table-cell>
            </table:table-row>
            <table:table-row>
              <table:table-cell office:value-type="float" office:value="6.23484">
                <text:p>6.23484</text:p>
              </table:table-cell>
              <table:table-cell office:value-type="float" office:value="-1.58584">
                <text:p>-1.58584</text:p>
              </table:table-cell>
            </table:table-row>
            <table:table-row>
              <table:table-cell office:value-type="float" office:value="6.23691">
                <text:p>6.23691</text:p>
              </table:table-cell>
              <table:table-cell office:value-type="float" office:value="-0.892616">
                <text:p>-0.892616</text:p>
              </table:table-cell>
            </table:table-row>
            <table:table-row>
              <table:table-cell office:value-type="float" office:value="6.23898">
                <text:p>6.23898</text:p>
              </table:table-cell>
              <table:table-cell office:value-type="float" office:value="-0.893031">
                <text:p>-0.893031</text:p>
              </table:table-cell>
            </table:table-row>
            <table:table-row>
              <table:table-cell office:value-type="float" office:value="6.24105">
                <text:p>6.24105</text:p>
              </table:table-cell>
              <table:table-cell office:value-type="float" office:value="-0.893444">
                <text:p>-0.893444</text:p>
              </table:table-cell>
            </table:table-row>
            <table:table-row>
              <table:table-cell office:value-type="float" office:value="6.24312">
                <text:p>6.24312</text:p>
              </table:table-cell>
              <table:table-cell office:value-type="float" office:value="-6.44332">
                <text:p>-6.44332</text:p>
              </table:table-cell>
            </table:table-row>
            <table:table-row>
              <table:table-cell office:value-type="float" office:value="6.24519">
                <text:p>6.24519</text:p>
              </table:table-cell>
              <table:table-cell office:value-type="float" office:value="4.65448">
                <text:p>4.65448</text:p>
              </table:table-cell>
            </table:table-row>
            <table:table-row>
              <table:table-cell office:value-type="float" office:value="6.24726">
                <text:p>6.24726</text:p>
              </table:table-cell>
              <table:table-cell office:value-type="float" office:value="5.34812">
                <text:p>5.34812</text:p>
              </table:table-cell>
            </table:table-row>
            <table:table-row>
              <table:table-cell office:value-type="float" office:value="6.24933">
                <text:p>6.24933</text:p>
              </table:table-cell>
              <table:table-cell office:value-type="float" office:value="-13.3809">
                <text:p>-13.3809</text:p>
              </table:table-cell>
            </table:table-row>
            <table:table-row>
              <table:table-cell office:value-type="float" office:value="6.2514">
                <text:p>6.2514</text:p>
              </table:table-cell>
              <table:table-cell office:value-type="float" office:value="-0.20255">
                <text:p>-0.20255</text:p>
              </table:table-cell>
            </table:table-row>
            <table:table-row>
              <table:table-cell office:value-type="float" office:value="6.25347">
                <text:p>6.25347</text:p>
              </table:table-cell>
              <table:table-cell office:value-type="float" office:value="4.65252">
                <text:p>4.65252</text:p>
              </table:table-cell>
            </table:table-row>
            <table:table-row>
              <table:table-cell office:value-type="float" office:value="6.25554">
                <text:p>6.25554</text:p>
              </table:table-cell>
              <table:table-cell office:value-type="float" office:value="-0.896978">
                <text:p>-0.896978</text:p>
              </table:table-cell>
            </table:table-row>
            <table:table-row>
              <table:table-cell office:value-type="float" office:value="6.25761">
                <text:p>6.25761</text:p>
              </table:table-cell>
              <table:table-cell office:value-type="float" office:value="-0.89737">
                <text:p>-0.89737</text:p>
              </table:table-cell>
            </table:table-row>
            <table:table-row>
              <table:table-cell office:value-type="float" office:value="6.25968">
                <text:p>6.25968</text:p>
              </table:table-cell>
              <table:table-cell office:value-type="float" office:value="-0.204078">
                <text:p>-0.204078</text:p>
              </table:table-cell>
            </table:table-row>
            <table:table-row>
              <table:table-cell office:value-type="float" office:value="6.26175">
                <text:p>6.26175</text:p>
              </table:table-cell>
              <table:table-cell office:value-type="float" office:value="4.65139">
                <text:p>4.65139</text:p>
              </table:table-cell>
            </table:table-row>
            <table:table-row>
              <table:table-cell office:value-type="float" office:value="6.26382">
                <text:p>6.26382</text:p>
              </table:table-cell>
              <table:table-cell office:value-type="float" office:value="-13.384">
                <text:p>-13.384</text:p>
              </table:table-cell>
            </table:table-row>
            <table:table-row>
              <table:table-cell office:value-type="float" office:value="6.26589">
                <text:p>6.26589</text:p>
              </table:table-cell>
              <table:table-cell office:value-type="float" office:value="11.587">
                <text:p>11.587</text:p>
              </table:table-cell>
            </table:table-row>
            <table:table-row>
              <table:table-cell office:value-type="float" office:value="6.26796">
                <text:p>6.26796</text:p>
              </table:table-cell>
              <table:table-cell office:value-type="float" office:value="-7.14162">
                <text:p>-7.14162</text:p>
              </table:table-cell>
            </table:table-row>
            <table:table-row>
              <table:table-cell office:value-type="float" office:value="6.27003">
                <text:p>6.27003</text:p>
              </table:table-cell>
              <table:table-cell office:value-type="float" office:value="-6.4487">
                <text:p>-6.4487</text:p>
              </table:table-cell>
            </table:table-row>
            <table:table-row>
              <table:table-cell office:value-type="float" office:value="6.2721">
                <text:p>6.2721</text:p>
              </table:table-cell>
              <table:table-cell office:value-type="float" office:value="4.64914">
                <text:p>4.64914</text:p>
              </table:table-cell>
            </table:table-row>
            <table:table-row>
              <table:table-cell office:value-type="float" office:value="6.27417">
                <text:p>6.27417</text:p>
              </table:table-cell>
              <table:table-cell office:value-type="float" office:value="5.34278">
                <text:p>5.34278</text:p>
              </table:table-cell>
            </table:table-row>
            <table:table-row>
              <table:table-cell office:value-type="float" office:value="6.27624">
                <text:p>6.27624</text:p>
              </table:table-cell>
              <table:table-cell office:value-type="float" office:value="-7.14308">
                <text:p>-7.14308</text:p>
              </table:table-cell>
            </table:table-row>
            <table:table-row>
              <table:table-cell office:value-type="float" office:value="6.27831">
                <text:p>6.27831</text:p>
              </table:table-cell>
              <table:table-cell office:value-type="float" office:value="-6.45015">
                <text:p>-6.45015</text:p>
              </table:table-cell>
            </table:table-row>
            <table:table-row>
              <table:table-cell office:value-type="float" office:value="6.28038">
                <text:p>6.28038</text:p>
              </table:table-cell>
              <table:table-cell office:value-type="float" office:value="4.6477">
                <text:p>4.6477</text:p>
              </table:table-cell>
            </table:table-row>
            <table:table-row>
              <table:table-cell office:value-type="float" office:value="6.28245">
                <text:p>6.28245</text:p>
              </table:table-cell>
              <table:table-cell office:value-type="float" office:value="-0.901776">
                <text:p>-0.901776</text:p>
              </table:table-cell>
            </table:table-row>
            <table:table-row>
              <table:table-cell office:value-type="float" office:value="6.28452">
                <text:p>6.28452</text:p>
              </table:table-cell>
              <table:table-cell office:value-type="float" office:value="-0.90214">
                <text:p>-0.90214</text:p>
              </table:table-cell>
            </table:table-row>
            <table:table-row>
              <table:table-cell office:value-type="float" office:value="6.28659">
                <text:p>6.28659</text:p>
              </table:table-cell>
              <table:table-cell office:value-type="float" office:value="5.3406">
                <text:p>5.3406</text:p>
              </table:table-cell>
            </table:table-row>
            <table:table-row>
              <table:table-cell office:value-type="float" office:value="6.28866">
                <text:p>6.28866</text:p>
              </table:table-cell>
              <table:table-cell office:value-type="float" office:value="-7.14525">
                <text:p>-7.14525</text:p>
              </table:table-cell>
            </table:table-row>
            <table:table-row>
              <table:table-cell office:value-type="float" office:value="6.29073">
                <text:p>6.29073</text:p>
              </table:table-cell>
              <table:table-cell office:value-type="float" office:value="-0.209183">
                <text:p>-0.209183</text:p>
              </table:table-cell>
            </table:table-row>
            <table:table-row>
              <table:table-cell office:value-type="float" office:value="6.2928">
                <text:p>6.2928</text:p>
              </table:table-cell>
              <table:table-cell office:value-type="float" office:value="-7.83991">
                <text:p>-7.83991</text:p>
              </table:table-cell>
            </table:table-row>
            <table:table-row>
              <table:table-cell office:value-type="float" office:value="6.29487">
                <text:p>6.29487</text:p>
              </table:table-cell>
              <table:table-cell office:value-type="float" office:value="5.33886">
                <text:p>5.33886</text:p>
              </table:table-cell>
            </table:table-row>
            <table:table-row>
              <table:table-cell office:value-type="float" office:value="6.29694">
                <text:p>6.29694</text:p>
              </table:table-cell>
              <table:table-cell office:value-type="float" office:value="-0.904236">
                <text:p>-0.904236</text:p>
              </table:table-cell>
            </table:table-row>
            <table:table-row>
              <table:table-cell office:value-type="float" office:value="6.29901">
                <text:p>6.29901</text:p>
              </table:table-cell>
              <table:table-cell office:value-type="float" office:value="-0.210908">
                <text:p>-0.210908</text:p>
              </table:table-cell>
            </table:table-row>
            <table:table-row>
              <table:table-cell office:value-type="float" office:value="6.30108">
                <text:p>6.30108</text:p>
              </table:table-cell>
              <table:table-cell office:value-type="float" office:value="-7.84162">
                <text:p>-7.84162</text:p>
              </table:table-cell>
            </table:table-row>
            <table:table-row>
              <table:table-cell office:value-type="float" office:value="6.30315">
                <text:p>6.30315</text:p>
              </table:table-cell>
              <table:table-cell office:value-type="float" office:value="11.5803">
                <text:p>11.5803</text:p>
              </table:table-cell>
            </table:table-row>
            <table:table-row>
              <table:table-cell office:value-type="float" office:value="6.30522">
                <text:p>6.30522</text:p>
              </table:table-cell>
              <table:table-cell office:value-type="float" office:value="-13.3914">
                <text:p>-13.3914</text:p>
              </table:table-cell>
            </table:table-row>
            <table:table-row>
              <table:table-cell office:value-type="float" office:value="6.30729">
                <text:p>6.30729</text:p>
              </table:table-cell>
              <table:table-cell office:value-type="float" office:value="11.5796">
                <text:p>11.5796</text:p>
              </table:table-cell>
            </table:table-row>
            <table:table-row>
              <table:table-cell office:value-type="float" office:value="6.30936">
                <text:p>6.30936</text:p>
              </table:table-cell>
              <table:table-cell office:value-type="float" office:value="-12.6984">
                <text:p>-12.6984</text:p>
              </table:table-cell>
            </table:table-row>
            <table:table-row>
              <table:table-cell office:value-type="float" office:value="6.31143">
                <text:p>6.31143</text:p>
              </table:table-cell>
              <table:table-cell office:value-type="float" office:value="4.64222">
                <text:p>4.64222</text:p>
              </table:table-cell>
            </table:table-row>
            <table:table-row>
              <table:table-cell office:value-type="float" office:value="6.3135">
                <text:p>6.3135</text:p>
              </table:table-cell>
              <table:table-cell office:value-type="float" office:value="-0.907217">
                <text:p>-0.907217</text:p>
              </table:table-cell>
            </table:table-row>
            <table:table-row>
              <table:table-cell office:value-type="float" office:value="6.31557">
                <text:p>6.31557</text:p>
              </table:table-cell>
              <table:table-cell office:value-type="float" office:value="5.33553">
                <text:p>5.33553</text:p>
              </table:table-cell>
            </table:table-row>
            <table:table-row>
              <table:table-cell office:value-type="float" office:value="6.31764">
                <text:p>6.31764</text:p>
              </table:table-cell>
              <table:table-cell office:value-type="float" office:value="-6.45662">
                <text:p>-6.45662</text:p>
              </table:table-cell>
            </table:table-row>
            <table:table-row>
              <table:table-cell office:value-type="float" office:value="6.31971">
                <text:p>6.31971</text:p>
              </table:table-cell>
              <table:table-cell office:value-type="float" office:value="-1.60147">
                <text:p>-1.60147</text:p>
              </table:table-cell>
            </table:table-row>
            <table:table-row>
              <table:table-cell office:value-type="float" office:value="6.32178">
                <text:p>6.32178</text:p>
              </table:table-cell>
              <table:table-cell office:value-type="float" office:value="-7.15123">
                <text:p>-7.15123</text:p>
              </table:table-cell>
            </table:table-row>
            <table:table-row>
              <table:table-cell office:value-type="float" office:value="6.32385">
                <text:p>6.32385</text:p>
              </table:table-cell>
              <table:table-cell office:value-type="float" office:value="5.33394">
                <text:p>5.33394</text:p>
              </table:table-cell>
            </table:table-row>
            <table:table-row>
              <table:table-cell office:value-type="float" office:value="6.32592">
                <text:p>6.32592</text:p>
              </table:table-cell>
              <table:table-cell office:value-type="float" office:value="5.33394">
                <text:p>5.33394</text:p>
              </table:table-cell>
            </table:table-row>
            <table:table-row>
              <table:table-cell office:value-type="float" office:value="6.32799">
                <text:p>6.32799</text:p>
              </table:table-cell>
              <table:table-cell office:value-type="float" office:value="-12.7013">
                <text:p>-12.7013</text:p>
              </table:table-cell>
            </table:table-row>
            <table:table-row>
              <table:table-cell office:value-type="float" office:value="6.33006">
                <text:p>6.33006</text:p>
              </table:table-cell>
              <table:table-cell office:value-type="float" office:value="10.8824">
                <text:p>10.8824</text:p>
              </table:table-cell>
            </table:table-row>
            <table:table-row>
              <table:table-cell office:value-type="float" office:value="6.33213">
                <text:p>6.33213</text:p>
              </table:table-cell>
              <table:table-cell office:value-type="float" office:value="-13.3955">
                <text:p>-13.3955</text:p>
              </table:table-cell>
            </table:table-row>
            <table:table-row>
              <table:table-cell office:value-type="float" office:value="6.3342">
                <text:p>6.3342</text:p>
              </table:table-cell>
              <table:table-cell office:value-type="float" office:value="5.33241">
                <text:p>5.33241</text:p>
              </table:table-cell>
            </table:table-row>
            <table:table-row>
              <table:table-cell office:value-type="float" office:value="6.33627">
                <text:p>6.33627</text:p>
              </table:table-cell>
              <table:table-cell office:value-type="float" office:value="-0.216969">
                <text:p>-0.216969</text:p>
              </table:table-cell>
            </table:table-row>
            <table:table-row>
              <table:table-cell office:value-type="float" office:value="6.33834">
                <text:p>6.33834</text:p>
              </table:table-cell>
              <table:table-cell office:value-type="float" office:value="-1.60455">
                <text:p>-1.60455</text:p>
              </table:table-cell>
            </table:table-row>
            <table:table-row>
              <table:table-cell office:value-type="float" office:value="6.34041">
                <text:p>6.34041</text:p>
              </table:table-cell>
              <table:table-cell office:value-type="float" office:value="-0.911215">
                <text:p>-0.911215</text:p>
              </table:table-cell>
            </table:table-row>
            <table:table-row>
              <table:table-cell office:value-type="float" office:value="6.34248">
                <text:p>6.34248</text:p>
              </table:table-cell>
              <table:table-cell office:value-type="float" office:value="-0.911515">
                <text:p>-0.911515</text:p>
              </table:table-cell>
            </table:table-row>
            <table:table-row>
              <table:table-cell office:value-type="float" office:value="6.34455">
                <text:p>6.34455</text:p>
              </table:table-cell>
              <table:table-cell office:value-type="float" office:value="-0.911813">
                <text:p>-0.911813</text:p>
              </table:table-cell>
            </table:table-row>
            <table:table-row>
              <table:table-cell office:value-type="float" office:value="6.34662">
                <text:p>6.34662</text:p>
              </table:table-cell>
              <table:table-cell office:value-type="float" office:value="-6.46148">
                <text:p>-6.46148</text:p>
              </table:table-cell>
            </table:table-row>
            <table:table-row>
              <table:table-cell office:value-type="float" office:value="6.34869">
                <text:p>6.34869</text:p>
              </table:table-cell>
              <table:table-cell office:value-type="float" office:value="4.63644">
                <text:p>4.63644</text:p>
              </table:table-cell>
            </table:table-row>
            <table:table-row>
              <table:table-cell office:value-type="float" office:value="6.35076">
                <text:p>6.35076</text:p>
              </table:table-cell>
              <table:table-cell office:value-type="float" office:value="-0.91295">
                <text:p>-0.91295</text:p>
              </table:table-cell>
            </table:table-row>
            <table:table-row>
              <table:table-cell office:value-type="float" office:value="6.35283">
                <text:p>6.35283</text:p>
              </table:table-cell>
              <table:table-cell office:value-type="float" office:value="5.32979">
                <text:p>5.32979</text:p>
              </table:table-cell>
            </table:table-row>
            <table:table-row>
              <table:table-cell office:value-type="float" office:value="6.3549">
                <text:p>6.3549</text:p>
              </table:table-cell>
              <table:table-cell office:value-type="float" office:value="-7.15598">
                <text:p>-7.15598</text:p>
              </table:table-cell>
            </table:table-row>
            <table:table-row>
              <table:table-cell office:value-type="float" office:value="6.35697">
                <text:p>6.35697</text:p>
              </table:table-cell>
              <table:table-cell office:value-type="float" office:value="-0.219852">
                <text:p>-0.219852</text:p>
              </table:table-cell>
            </table:table-row>
            <table:table-row>
              <table:table-cell office:value-type="float" office:value="6.35904">
                <text:p>6.35904</text:p>
              </table:table-cell>
              <table:table-cell office:value-type="float" office:value="-1.60741">
                <text:p>-1.60741</text:p>
              </table:table-cell>
            </table:table-row>
            <table:table-row>
              <table:table-cell office:value-type="float" office:value="6.36111">
                <text:p>6.36111</text:p>
              </table:table-cell>
              <table:table-cell office:value-type="float" office:value="-0.914054">
                <text:p>-0.914054</text:p>
              </table:table-cell>
            </table:table-row>
            <table:table-row>
              <table:table-cell office:value-type="float" office:value="6.36318">
                <text:p>6.36318</text:p>
              </table:table-cell>
              <table:table-cell office:value-type="float" office:value="-0.914332">
                <text:p>-0.914332</text:p>
              </table:table-cell>
            </table:table-row>
            <table:table-row>
              <table:table-cell office:value-type="float" office:value="6.36525">
                <text:p>6.36525</text:p>
              </table:table-cell>
              <table:table-cell office:value-type="float" office:value="-0.220939">
                <text:p>-0.220939</text:p>
              </table:table-cell>
            </table:table-row>
            <table:table-row>
              <table:table-cell office:value-type="float" office:value="6.36732">
                <text:p>6.36732</text:p>
              </table:table-cell>
              <table:table-cell office:value-type="float" office:value="-1.60849">
                <text:p>-1.60849</text:p>
              </table:table-cell>
            </table:table-row>
            <table:table-row>
              <table:table-cell office:value-type="float" office:value="6.36939">
                <text:p>6.36939</text:p>
              </table:table-cell>
              <table:table-cell office:value-type="float" office:value="-0.915123">
                <text:p>-0.915123</text:p>
              </table:table-cell>
            </table:table-row>
            <table:table-row>
              <table:table-cell office:value-type="float" office:value="6.37146">
                <text:p>6.37146</text:p>
              </table:table-cell>
              <table:table-cell office:value-type="float" office:value="-0.915393">
                <text:p>-0.915393</text:p>
              </table:table-cell>
            </table:table-row>
            <table:table-row>
              <table:table-cell office:value-type="float" office:value="6.37353">
                <text:p>6.37353</text:p>
              </table:table-cell>
              <table:table-cell office:value-type="float" office:value="5.32735">
                <text:p>5.32735</text:p>
              </table:table-cell>
            </table:table-row>
            <table:table-row>
              <table:table-cell office:value-type="float" office:value="6.3756">
                <text:p>6.3756</text:p>
              </table:table-cell>
              <table:table-cell office:value-type="float" office:value="-7.1584">
                <text:p>-7.1584</text:p>
              </table:table-cell>
            </table:table-row>
            <table:table-row>
              <table:table-cell office:value-type="float" office:value="6.37767">
                <text:p>6.37767</text:p>
              </table:table-cell>
              <table:table-cell office:value-type="float" office:value="-6.46526">
                <text:p>-6.46526</text:p>
              </table:table-cell>
            </table:table-row>
            <table:table-row>
              <table:table-cell office:value-type="float" office:value="6.37974">
                <text:p>6.37974</text:p>
              </table:table-cell>
              <table:table-cell office:value-type="float" office:value="4.63269">
                <text:p>4.63269</text:p>
              </table:table-cell>
            </table:table-row>
            <table:table-row>
              <table:table-cell office:value-type="float" office:value="6.38181">
                <text:p>6.38181</text:p>
              </table:table-cell>
              <table:table-cell office:value-type="float" office:value="-0.916677">
                <text:p>-0.916677</text:p>
              </table:table-cell>
            </table:table-row>
            <table:table-row>
              <table:table-cell office:value-type="float" office:value="6.38388">
                <text:p>6.38388</text:p>
              </table:table-cell>
              <table:table-cell office:value-type="float" office:value="-0.916933">
                <text:p>-0.916933</text:p>
              </table:table-cell>
            </table:table-row>
            <table:table-row>
              <table:table-cell office:value-type="float" office:value="6.38595">
                <text:p>6.38595</text:p>
              </table:table-cell>
              <table:table-cell office:value-type="float" office:value="-0.223521">
                <text:p>-0.223521</text:p>
              </table:table-cell>
            </table:table-row>
            <table:table-row>
              <table:table-cell office:value-type="float" office:value="6.38802">
                <text:p>6.38802</text:p>
              </table:table-cell>
              <table:table-cell office:value-type="float" office:value="-1.61105">
                <text:p>-1.61105</text:p>
              </table:table-cell>
            </table:table-row>
            <table:table-row>
              <table:table-cell office:value-type="float" office:value="6.39009">
                <text:p>6.39009</text:p>
              </table:table-cell>
              <table:table-cell office:value-type="float" office:value="-0.917661">
                <text:p>-0.917661</text:p>
              </table:table-cell>
            </table:table-row>
            <table:table-row>
              <table:table-cell office:value-type="float" office:value="6.39216">
                <text:p>6.39216</text:p>
              </table:table-cell>
              <table:table-cell office:value-type="float" office:value="-0.917908">
                <text:p>-0.917908</text:p>
              </table:table-cell>
            </table:table-row>
            <table:table-row>
              <table:table-cell office:value-type="float" office:value="6.39423">
                <text:p>6.39423</text:p>
              </table:table-cell>
              <table:table-cell office:value-type="float" office:value="-0.918153">
                <text:p>-0.918153</text:p>
              </table:table-cell>
            </table:table-row>
            <table:table-row>
              <table:table-cell office:value-type="float" office:value="6.3963">
                <text:p>6.3963</text:p>
              </table:table-cell>
              <table:table-cell office:value-type="float" office:value="-0.224731">
                <text:p>-0.224731</text:p>
              </table:table-cell>
            </table:table-row>
            <table:table-row>
              <table:table-cell office:value-type="float" office:value="6.39837">
                <text:p>6.39837</text:p>
              </table:table-cell>
              <table:table-cell office:value-type="float" office:value="-1.61225">
                <text:p>-1.61225</text:p>
              </table:table-cell>
            </table:table-row>
            <table:table-row>
              <table:table-cell office:value-type="float" office:value="6.40044">
                <text:p>6.40044</text:p>
              </table:table-cell>
              <table:table-cell office:value-type="float" office:value="-0.918848">
                <text:p>-0.918848</text:p>
              </table:table-cell>
            </table:table-row>
            <table:table-row>
              <table:table-cell office:value-type="float" office:value="6.40251">
                <text:p>6.40251</text:p>
              </table:table-cell>
              <table:table-cell office:value-type="float" office:value="-0.919085">
                <text:p>-0.919085</text:p>
              </table:table-cell>
            </table:table-row>
            <table:table-row>
              <table:table-cell office:value-type="float" office:value="6.40458">
                <text:p>6.40458</text:p>
              </table:table-cell>
              <table:table-cell office:value-type="float" office:value="-0.919319">
                <text:p>-0.919319</text:p>
              </table:table-cell>
            </table:table-row>
            <table:table-row>
              <table:table-cell office:value-type="float" office:value="6.40665">
                <text:p>6.40665</text:p>
              </table:table-cell>
              <table:table-cell office:value-type="float" office:value="-0.225886">
                <text:p>-0.225886</text:p>
              </table:table-cell>
            </table:table-row>
            <table:table-row>
              <table:table-cell office:value-type="float" office:value="6.40872">
                <text:p>6.40872</text:p>
              </table:table-cell>
              <table:table-cell office:value-type="float" office:value="4.62958">
                <text:p>4.62958</text:p>
              </table:table-cell>
            </table:table-row>
            <table:table-row>
              <table:table-cell office:value-type="float" office:value="6.41079">
                <text:p>6.41079</text:p>
              </table:table-cell>
              <table:table-cell office:value-type="float" office:value="-7.1625">
                <text:p>-7.1625</text:p>
              </table:table-cell>
            </table:table-row>
            <table:table-row>
              <table:table-cell office:value-type="float" office:value="6.41286">
                <text:p>6.41286</text:p>
              </table:table-cell>
              <table:table-cell office:value-type="float" office:value="-7.16295">
                <text:p>-7.16295</text:p>
              </table:table-cell>
            </table:table-row>
            <table:table-row>
              <table:table-cell office:value-type="float" office:value="6.41493">
                <text:p>6.41493</text:p>
              </table:table-cell>
              <table:table-cell office:value-type="float" office:value="6.01598">
                <text:p>6.01598</text:p>
              </table:table-cell>
            </table:table-row>
            <table:table-row>
              <table:table-cell office:value-type="float" office:value="6.417">
                <text:p>6.417</text:p>
              </table:table-cell>
              <table:table-cell office:value-type="float" office:value="-1.61426">
                <text:p>-1.61426</text:p>
              </table:table-cell>
            </table:table-row>
            <table:table-row>
              <table:table-cell office:value-type="float" office:value="6.41907">
                <text:p>6.41907</text:p>
              </table:table-cell>
              <table:table-cell office:value-type="float" office:value="5.32212">
                <text:p>5.32212</text:p>
              </table:table-cell>
            </table:table-row>
            <table:table-row>
              <table:table-cell office:value-type="float" office:value="6.42114">
                <text:p>6.42114</text:p>
              </table:table-cell>
              <table:table-cell office:value-type="float" office:value="-13.4065">
                <text:p>-13.4065</text:p>
              </table:table-cell>
            </table:table-row>
            <table:table-row>
              <table:table-cell office:value-type="float" office:value="6.42321">
                <text:p>6.42321</text:p>
              </table:table-cell>
              <table:table-cell office:value-type="float" office:value="5.32147">
                <text:p>5.32147</text:p>
              </table:table-cell>
            </table:table-row>
            <table:table-row>
              <table:table-cell office:value-type="float" office:value="6.42528">
                <text:p>6.42528</text:p>
              </table:table-cell>
              <table:table-cell office:value-type="float" office:value="-0.227825">
                <text:p>-0.227825</text:p>
              </table:table-cell>
            </table:table-row>
            <table:table-row>
              <table:table-cell office:value-type="float" office:value="6.42735">
                <text:p>6.42735</text:p>
              </table:table-cell>
              <table:table-cell office:value-type="float" office:value="-1.61531">
                <text:p>-1.61531</text:p>
              </table:table-cell>
            </table:table-row>
            <table:table-row>
              <table:table-cell office:value-type="float" office:value="6.42942">
                <text:p>6.42942</text:p>
              </table:table-cell>
              <table:table-cell office:value-type="float" office:value="-0.921881">
                <text:p>-0.921881</text:p>
              </table:table-cell>
            </table:table-row>
            <table:table-row>
              <table:table-cell office:value-type="float" office:value="6.43149">
                <text:p>6.43149</text:p>
              </table:table-cell>
              <table:table-cell office:value-type="float" office:value="-0.922086">
                <text:p>-0.922086</text:p>
              </table:table-cell>
            </table:table-row>
            <table:table-row>
              <table:table-cell office:value-type="float" office:value="6.43356">
                <text:p>6.43356</text:p>
              </table:table-cell>
              <table:table-cell office:value-type="float" office:value="-0.922289">
                <text:p>-0.922289</text:p>
              </table:table-cell>
            </table:table-row>
            <table:table-row>
              <table:table-cell office:value-type="float" office:value="6.43563">
                <text:p>6.43563</text:p>
              </table:table-cell>
              <table:table-cell office:value-type="float" office:value="-0.228829">
                <text:p>-0.228829</text:p>
              </table:table-cell>
            </table:table-row>
            <table:table-row>
              <table:table-cell office:value-type="float" office:value="6.4377">
                <text:p>6.4377</text:p>
              </table:table-cell>
              <table:table-cell office:value-type="float" office:value="-1.6163">
                <text:p>-1.6163</text:p>
              </table:table-cell>
            </table:table-row>
            <table:table-row>
              <table:table-cell office:value-type="float" office:value="6.43977">
                <text:p>6.43977</text:p>
              </table:table-cell>
              <table:table-cell office:value-type="float" office:value="-0.922862">
                <text:p>-0.922862</text:p>
              </table:table-cell>
            </table:table-row>
            <table:table-row>
              <table:table-cell office:value-type="float" office:value="6.44184">
                <text:p>6.44184</text:p>
              </table:table-cell>
              <table:table-cell office:value-type="float" office:value="-0.923056">
                <text:p>-0.923056</text:p>
              </table:table-cell>
            </table:table-row>
            <table:table-row>
              <table:table-cell office:value-type="float" office:value="6.44391">
                <text:p>6.44391</text:p>
              </table:table-cell>
              <table:table-cell office:value-type="float" office:value="-6.47252">
                <text:p>-6.47252</text:p>
              </table:table-cell>
            </table:table-row>
            <table:table-row>
              <table:table-cell office:value-type="float" office:value="6.44598">
                <text:p>6.44598</text:p>
              </table:table-cell>
              <table:table-cell office:value-type="float" office:value="10.8684">
                <text:p>10.8684</text:p>
              </table:table-cell>
            </table:table-row>
            <table:table-row>
              <table:table-cell office:value-type="float" office:value="6.44805">
                <text:p>6.44805</text:p>
              </table:table-cell>
              <table:table-cell office:value-type="float" office:value="-7.16635">
                <text:p>-7.16635</text:p>
              </table:table-cell>
            </table:table-row>
            <table:table-row>
              <table:table-cell office:value-type="float" office:value="6.45012">
                <text:p>6.45012</text:p>
              </table:table-cell>
              <table:table-cell office:value-type="float" office:value="-7.16672">
                <text:p>-7.16672</text:p>
              </table:table-cell>
            </table:table-row>
            <table:table-row>
              <table:table-cell office:value-type="float" office:value="6.45219">
                <text:p>6.45219</text:p>
              </table:table-cell>
              <table:table-cell office:value-type="float" office:value="5.31859">
                <text:p>5.31859</text:p>
              </table:table-cell>
            </table:table-row>
            <table:table-row>
              <table:table-cell office:value-type="float" office:value="6.45426">
                <text:p>6.45426</text:p>
              </table:table-cell>
              <table:table-cell office:value-type="float" office:value="-0.230674">
                <text:p>-0.230674</text:p>
              </table:table-cell>
            </table:table-row>
            <table:table-row>
              <table:table-cell office:value-type="float" office:value="6.45633">
                <text:p>6.45633</text:p>
              </table:table-cell>
              <table:table-cell office:value-type="float" office:value="4.62479">
                <text:p>4.62479</text:p>
              </table:table-cell>
            </table:table-row>
            <table:table-row>
              <table:table-cell office:value-type="float" office:value="6.4584">
                <text:p>6.4584</text:p>
              </table:table-cell>
              <table:table-cell office:value-type="float" office:value="-13.4101">
                <text:p>-13.4101</text:p>
              </table:table-cell>
            </table:table-row>
            <table:table-row>
              <table:table-cell office:value-type="float" office:value="6.46047">
                <text:p>6.46047</text:p>
              </table:table-cell>
              <table:table-cell office:value-type="float" office:value="11.5608">
                <text:p>11.5608</text:p>
              </table:table-cell>
            </table:table-row>
            <table:table-row>
              <table:table-cell office:value-type="float" office:value="6.46254">
                <text:p>6.46254</text:p>
              </table:table-cell>
              <table:table-cell office:value-type="float" office:value="-12.7168">
                <text:p>-12.7168</text:p>
              </table:table-cell>
            </table:table-row>
            <table:table-row>
              <table:table-cell office:value-type="float" office:value="6.46461">
                <text:p>6.46461</text:p>
              </table:table-cell>
              <table:table-cell office:value-type="float" office:value="4.62395">
                <text:p>4.62395</text:p>
              </table:table-cell>
            </table:table-row>
            <table:table-row>
              <table:table-cell office:value-type="float" office:value="6.46668">
                <text:p>6.46668</text:p>
              </table:table-cell>
              <table:table-cell office:value-type="float" office:value="-0.925317">
                <text:p>-0.925317</text:p>
              </table:table-cell>
            </table:table-row>
            <table:table-row>
              <table:table-cell office:value-type="float" office:value="6.46875">
                <text:p>6.46875</text:p>
              </table:table-cell>
              <table:table-cell office:value-type="float" office:value="-0.92548">
                <text:p>-0.92548</text:p>
              </table:table-cell>
            </table:table-row>
            <table:table-row>
              <table:table-cell office:value-type="float" office:value="6.47082">
                <text:p>6.47082</text:p>
              </table:table-cell>
              <table:table-cell office:value-type="float" office:value="-0.925641">
                <text:p>-0.925641</text:p>
              </table:table-cell>
            </table:table-row>
            <table:table-row>
              <table:table-cell office:value-type="float" office:value="6.47289">
                <text:p>6.47289</text:p>
              </table:table-cell>
              <table:table-cell office:value-type="float" office:value="-0.232144">
                <text:p>-0.232144</text:p>
              </table:table-cell>
            </table:table-row>
            <table:table-row>
              <table:table-cell office:value-type="float" office:value="6.47496">
                <text:p>6.47496</text:p>
              </table:table-cell>
              <table:table-cell office:value-type="float" office:value="-1.61958">
                <text:p>-1.61958</text:p>
              </table:table-cell>
            </table:table-row>
            <table:table-row>
              <table:table-cell office:value-type="float" office:value="6.47703">
                <text:p>6.47703</text:p>
              </table:table-cell>
              <table:table-cell office:value-type="float" office:value="-0.926092">
                <text:p>-0.926092</text:p>
              </table:table-cell>
            </table:table-row>
            <table:table-row>
              <table:table-cell office:value-type="float" office:value="6.4791">
                <text:p>6.4791</text:p>
              </table:table-cell>
              <table:table-cell office:value-type="float" office:value="-0.926244">
                <text:p>-0.926244</text:p>
              </table:table-cell>
            </table:table-row>
            <table:table-row>
              <table:table-cell office:value-type="float" office:value="6.48117">
                <text:p>6.48117</text:p>
              </table:table-cell>
              <table:table-cell office:value-type="float" office:value="-0.926393">
                <text:p>-0.926393</text:p>
              </table:table-cell>
            </table:table-row>
            <table:table-row>
              <table:table-cell office:value-type="float" office:value="6.48324">
                <text:p>6.48324</text:p>
              </table:table-cell>
              <table:table-cell office:value-type="float" office:value="-0.232886">
                <text:p>-0.232886</text:p>
              </table:table-cell>
            </table:table-row>
            <table:table-row>
              <table:table-cell office:value-type="float" office:value="6.48531">
                <text:p>6.48531</text:p>
              </table:table-cell>
              <table:table-cell office:value-type="float" office:value="-1.62031">
                <text:p>-1.62031</text:p>
              </table:table-cell>
            </table:table-row>
            <table:table-row>
              <table:table-cell office:value-type="float" office:value="6.48738">
                <text:p>6.48738</text:p>
              </table:table-cell>
              <table:table-cell office:value-type="float" office:value="-0.926812">
                <text:p>-0.926812</text:p>
              </table:table-cell>
            </table:table-row>
            <table:table-row>
              <table:table-cell office:value-type="float" office:value="6.48945">
                <text:p>6.48945</text:p>
              </table:table-cell>
              <table:table-cell office:value-type="float" office:value="-7.16984">
                <text:p>-7.16984</text:p>
              </table:table-cell>
            </table:table-row>
            <table:table-row>
              <table:table-cell office:value-type="float" office:value="6.49152">
                <text:p>6.49152</text:p>
              </table:table-cell>
              <table:table-cell office:value-type="float" office:value="11.5584">
                <text:p>11.5584</text:p>
              </table:table-cell>
            </table:table-row>
            <table:table-row>
              <table:table-cell office:value-type="float" office:value="6.49359">
                <text:p>6.49359</text:p>
              </table:table-cell>
              <table:table-cell office:value-type="float" office:value="-12.7192">
                <text:p>-12.7192</text:p>
              </table:table-cell>
            </table:table-row>
            <table:table-row>
              <table:table-cell office:value-type="float" office:value="6.49566">
                <text:p>6.49566</text:p>
              </table:table-cell>
              <table:table-cell office:value-type="float" office:value="4.62163">
                <text:p>4.62163</text:p>
              </table:table-cell>
            </table:table-row>
            <table:table-row>
              <table:table-cell office:value-type="float" office:value="6.49773">
                <text:p>6.49773</text:p>
              </table:table-cell>
              <table:table-cell office:value-type="float" office:value="5.31527">
                <text:p>5.31527</text:p>
              </table:table-cell>
            </table:table-row>
            <table:table-row>
              <table:table-cell office:value-type="float" office:value="6.4998">
                <text:p>6.4998</text:p>
              </table:table-cell>
              <table:table-cell office:value-type="float" office:value="-12.7196">
                <text:p>-12.7196</text:p>
              </table:table-cell>
            </table:table-row>
            <table:table-row>
              <table:table-cell office:value-type="float" office:value="6.50187">
                <text:p>6.50187</text:p>
              </table:table-cell>
              <table:table-cell office:value-type="float" office:value="10.8641">
                <text:p>10.8641</text:p>
              </table:table-cell>
            </table:table-row>
            <table:table-row>
              <table:table-cell office:value-type="float" office:value="6.50394">
                <text:p>6.50394</text:p>
              </table:table-cell>
              <table:table-cell office:value-type="float" office:value="-13.4135">
                <text:p>-13.4135</text:p>
              </table:table-cell>
            </table:table-row>
            <table:table-row>
              <table:table-cell office:value-type="float" office:value="6.50601">
                <text:p>6.50601</text:p>
              </table:table-cell>
              <table:table-cell office:value-type="float" office:value="5.31465">
                <text:p>5.31465</text:p>
              </table:table-cell>
            </table:table-row>
            <table:table-row>
              <table:table-cell office:value-type="float" office:value="6.50808">
                <text:p>6.50808</text:p>
              </table:table-cell>
              <table:table-cell office:value-type="float" office:value="-0.928207">
                <text:p>-0.928207</text:p>
              </table:table-cell>
            </table:table-row>
            <table:table-row>
              <table:table-cell office:value-type="float" office:value="6.51015">
                <text:p>6.51015</text:p>
              </table:table-cell>
              <table:table-cell office:value-type="float" office:value="-0.234672">
                <text:p>-0.234672</text:p>
              </table:table-cell>
            </table:table-row>
            <table:table-row>
              <table:table-cell office:value-type="float" office:value="6.51222">
                <text:p>6.51222</text:p>
              </table:table-cell>
              <table:table-cell office:value-type="float" office:value="-1.62206">
                <text:p>-1.62206</text:p>
              </table:table-cell>
            </table:table-row>
            <table:table-row>
              <table:table-cell office:value-type="float" office:value="6.51429">
                <text:p>6.51429</text:p>
              </table:table-cell>
              <table:table-cell office:value-type="float" office:value="-0.928536">
                <text:p>-0.928536</text:p>
              </table:table-cell>
            </table:table-row>
            <table:table-row>
              <table:table-cell office:value-type="float" office:value="6.51636">
                <text:p>6.51636</text:p>
              </table:table-cell>
              <table:table-cell office:value-type="float" office:value="-0.928645">
                <text:p>-0.928645</text:p>
              </table:table-cell>
            </table:table-row>
            <table:table-row>
              <table:table-cell office:value-type="float" office:value="6.51843">
                <text:p>6.51843</text:p>
              </table:table-cell>
              <table:table-cell office:value-type="float" office:value="-0.928752">
                <text:p>-0.928752</text:p>
              </table:table-cell>
            </table:table-row>
            <table:table-row>
              <table:table-cell office:value-type="float" office:value="6.5205">
                <text:p>6.5205</text:p>
              </table:table-cell>
              <table:table-cell office:value-type="float" office:value="-0.235207">
                <text:p>-0.235207</text:p>
              </table:table-cell>
            </table:table-row>
            <table:table-row>
              <table:table-cell office:value-type="float" office:value="6.52257">
                <text:p>6.52257</text:p>
              </table:table-cell>
              <table:table-cell office:value-type="float" office:value="-1.62259">
                <text:p>-1.62259</text:p>
              </table:table-cell>
            </table:table-row>
            <table:table-row>
              <table:table-cell office:value-type="float" office:value="6.52464">
                <text:p>6.52464</text:p>
              </table:table-cell>
              <table:table-cell office:value-type="float" office:value="-0.929048">
                <text:p>-0.929048</text:p>
              </table:table-cell>
            </table:table-row>
            <table:table-row>
              <table:table-cell office:value-type="float" office:value="6.52671">
                <text:p>6.52671</text:p>
              </table:table-cell>
              <table:table-cell office:value-type="float" office:value="-0.929146">
                <text:p>-0.929146</text:p>
              </table:table-cell>
            </table:table-row>
            <table:table-row>
              <table:table-cell office:value-type="float" office:value="6.52878">
                <text:p>6.52878</text:p>
              </table:table-cell>
              <table:table-cell office:value-type="float" office:value="-0.929242">
                <text:p>-0.929242</text:p>
              </table:table-cell>
            </table:table-row>
            <table:table-row>
              <table:table-cell office:value-type="float" office:value="6.53085">
                <text:p>6.53085</text:p>
              </table:table-cell>
              <table:table-cell office:value-type="float" office:value="-0.235687">
                <text:p>-0.235687</text:p>
              </table:table-cell>
            </table:table-row>
            <table:table-row>
              <table:table-cell office:value-type="float" office:value="6.53292">
                <text:p>6.53292</text:p>
              </table:table-cell>
              <table:table-cell office:value-type="float" office:value="-1.62305">
                <text:p>-1.62305</text:p>
              </table:table-cell>
            </table:table-row>
            <table:table-row>
              <table:table-cell office:value-type="float" office:value="6.53499">
                <text:p>6.53499</text:p>
              </table:table-cell>
              <table:table-cell office:value-type="float" office:value="-0.929506">
                <text:p>-0.929506</text:p>
              </table:table-cell>
            </table:table-row>
            <table:table-row>
              <table:table-cell office:value-type="float" office:value="6.53706">
                <text:p>6.53706</text:p>
              </table:table-cell>
              <table:table-cell office:value-type="float" office:value="-0.929593">
                <text:p>-0.929593</text:p>
              </table:table-cell>
            </table:table-row>
            <table:table-row>
              <table:table-cell office:value-type="float" office:value="6.53913">
                <text:p>6.53913</text:p>
              </table:table-cell>
              <table:table-cell office:value-type="float" office:value="-0.929677">
                <text:p>-0.929677</text:p>
              </table:table-cell>
            </table:table-row>
            <table:table-row>
              <table:table-cell office:value-type="float" office:value="6.5412">
                <text:p>6.5412</text:p>
              </table:table-cell>
              <table:table-cell office:value-type="float" office:value="-0.236112">
                <text:p>-0.236112</text:p>
              </table:table-cell>
            </table:table-row>
            <table:table-row>
              <table:table-cell office:value-type="float" office:value="6.54327">
                <text:p>6.54327</text:p>
              </table:table-cell>
              <table:table-cell office:value-type="float" office:value="-1.62347">
                <text:p>-1.62347</text:p>
              </table:table-cell>
            </table:table-row>
            <table:table-row>
              <table:table-cell office:value-type="float" office:value="6.54534">
                <text:p>6.54534</text:p>
              </table:table-cell>
              <table:table-cell office:value-type="float" office:value="5.31291">
                <text:p>5.31291</text:p>
              </table:table-cell>
            </table:table-row>
            <table:table-row>
              <table:table-cell office:value-type="float" office:value="6.54741">
                <text:p>6.54741</text:p>
              </table:table-cell>
              <table:table-cell office:value-type="float" office:value="-0.929831">
                <text:p>-0.929831</text:p>
              </table:table-cell>
            </table:table-row>
            <table:table-row>
              <table:table-cell office:value-type="float" office:value="6.54948">
                <text:p>6.54948</text:p>
              </table:table-cell>
              <table:table-cell office:value-type="float" office:value="-7.17265">
                <text:p>-7.17265</text:p>
              </table:table-cell>
            </table:table-row>
            <table:table-row>
              <table:table-cell office:value-type="float" office:value="6.55155">
                <text:p>6.55155</text:p>
              </table:table-cell>
              <table:table-cell office:value-type="float" office:value="11.5557">
                <text:p>11.5557</text:p>
              </table:table-cell>
            </table:table-row>
            <table:table-row>
              <table:table-cell office:value-type="float" office:value="6.55362">
                <text:p>6.55362</text:p>
              </table:table-cell>
              <table:table-cell office:value-type="float" office:value="-13.4154">
                <text:p>-13.4154</text:p>
              </table:table-cell>
            </table:table-row>
            <table:table-row>
              <table:table-cell office:value-type="float" office:value="6.55569">
                <text:p>6.55569</text:p>
              </table:table-cell>
              <table:table-cell office:value-type="float" office:value="5.31284">
                <text:p>5.31284</text:p>
              </table:table-cell>
            </table:table-row>
            <table:table-row>
              <table:table-cell office:value-type="float" office:value="6.55776">
                <text:p>6.55776</text:p>
              </table:table-cell>
              <table:table-cell office:value-type="float" office:value="5.31291">
                <text:p>5.31291</text:p>
              </table:table-cell>
            </table:table-row>
            <table:table-row>
              <table:table-cell office:value-type="float" office:value="6.55983">
                <text:p>6.55983</text:p>
              </table:table-cell>
              <table:table-cell office:value-type="float" office:value="-13.4154">
                <text:p>-13.4154</text:p>
              </table:table-cell>
            </table:table-row>
            <table:table-row>
              <table:table-cell office:value-type="float" office:value="6.5619">
                <text:p>6.5619</text:p>
              </table:table-cell>
              <table:table-cell office:value-type="float" office:value="5.31284">
                <text:p>5.31284</text:p>
              </table:table-cell>
            </table:table-row>
            <table:table-row>
              <table:table-cell office:value-type="float" office:value="6.56397">
                <text:p>6.56397</text:p>
              </table:table-cell>
              <table:table-cell office:value-type="float" office:value="-0.929909">
                <text:p>-0.929909</text:p>
              </table:table-cell>
            </table:table-row>
            <table:table-row>
              <table:table-cell office:value-type="float" office:value="6.56604">
                <text:p>6.56604</text:p>
              </table:table-cell>
              <table:table-cell office:value-type="float" office:value="-0.929909">
                <text:p>-0.929909</text:p>
              </table:table-cell>
            </table:table-row>
            <table:table-row>
              <table:table-cell office:value-type="float" office:value="6.56811">
                <text:p>6.56811</text:p>
              </table:table-cell>
              <table:table-cell office:value-type="float" office:value="-0.929909">
                <text:p>-0.929909</text:p>
              </table:table-cell>
            </table:table-row>
            <table:table-row>
              <table:table-cell office:value-type="float" office:value="6.57018">
                <text:p>6.57018</text:p>
              </table:table-cell>
              <table:table-cell office:value-type="float" office:value="5.31291">
                <text:p>5.31291</text:p>
              </table:table-cell>
            </table:table-row>
            <table:table-row>
              <table:table-cell office:value-type="float" office:value="6.57225">
                <text:p>6.57225</text:p>
              </table:table-cell>
              <table:table-cell office:value-type="float" office:value="-7.17257">
                <text:p>-7.17257</text:p>
              </table:table-cell>
            </table:table-row>
            <table:table-row>
              <table:table-cell office:value-type="float" office:value="6.57432">
                <text:p>6.57432</text:p>
              </table:table-cell>
              <table:table-cell office:value-type="float" office:value="-0.929831">
                <text:p>-0.929831</text:p>
              </table:table-cell>
            </table:table-row>
            <table:table-row>
              <table:table-cell office:value-type="float" office:value="6.57639">
                <text:p>6.57639</text:p>
              </table:table-cell>
              <table:table-cell office:value-type="float" office:value="-7.17265">
                <text:p>-7.17265</text:p>
              </table:table-cell>
            </table:table-row>
            <table:table-row>
              <table:table-cell office:value-type="float" office:value="6.57846">
                <text:p>6.57846</text:p>
              </table:table-cell>
              <table:table-cell office:value-type="float" office:value="11.5557">
                <text:p>11.5557</text:p>
              </table:table-cell>
            </table:table-row>
            <table:table-row>
              <table:table-cell office:value-type="float" office:value="6.58053">
                <text:p>6.58053</text:p>
              </table:table-cell>
              <table:table-cell office:value-type="float" office:value="-7.17257">
                <text:p>-7.17257</text:p>
              </table:table-cell>
            </table:table-row>
            <table:table-row>
              <table:table-cell office:value-type="float" office:value="6.5826">
                <text:p>6.5826</text:p>
              </table:table-cell>
              <table:table-cell office:value-type="float" office:value="-0.929831">
                <text:p>-0.929831</text:p>
              </table:table-cell>
            </table:table-row>
            <table:table-row>
              <table:table-cell office:value-type="float" office:value="6.58467">
                <text:p>6.58467</text:p>
              </table:table-cell>
              <table:table-cell office:value-type="float" office:value="-0.929831">
                <text:p>-0.929831</text:p>
              </table:table-cell>
            </table:table-row>
            <table:table-row>
              <table:table-cell office:value-type="float" office:value="6.58674">
                <text:p>6.58674</text:p>
              </table:table-cell>
              <table:table-cell office:value-type="float" office:value="-0.929831">
                <text:p>-0.929831</text:p>
              </table:table-cell>
            </table:table-row>
            <table:table-row>
              <table:table-cell office:value-type="float" office:value="6.58881">
                <text:p>6.58881</text:p>
              </table:table-cell>
              <table:table-cell office:value-type="float" office:value="-0.929831">
                <text:p>-0.929831</text:p>
              </table:table-cell>
            </table:table-row>
            <table:table-row>
              <table:table-cell office:value-type="float" office:value="6.59088">
                <text:p>6.59088</text:p>
              </table:table-cell>
              <table:table-cell office:value-type="float" office:value="-0.929831">
                <text:p>-0.929831</text:p>
              </table:table-cell>
            </table:table-row>
            <table:table-row>
              <table:table-cell office:value-type="float" office:value="6.59295">
                <text:p>6.59295</text:p>
              </table:table-cell>
              <table:table-cell office:value-type="float" office:value="5.31299">
                <text:p>5.31299</text:p>
              </table:table-cell>
            </table:table-row>
            <table:table-row>
              <table:table-cell office:value-type="float" office:value="6.59502">
                <text:p>6.59502</text:p>
              </table:table-cell>
              <table:table-cell office:value-type="float" office:value="-7.17249">
                <text:p>-7.17249</text:p>
              </table:table-cell>
            </table:table-row>
            <table:table-row>
              <table:table-cell office:value-type="float" office:value="6.59709">
                <text:p>6.59709</text:p>
              </table:table-cell>
              <table:table-cell office:value-type="float" office:value="4.61943">
                <text:p>4.61943</text:p>
              </table:table-cell>
            </table:table-row>
            <table:table-row>
              <table:table-cell office:value-type="float" office:value="6.59916">
                <text:p>6.59916</text:p>
              </table:table-cell>
              <table:table-cell office:value-type="float" office:value="-6.47878">
                <text:p>-6.47878</text:p>
              </table:table-cell>
            </table:table-row>
            <table:table-row>
              <table:table-cell office:value-type="float" office:value="6.60123">
                <text:p>6.60123</text:p>
              </table:table-cell>
              <table:table-cell office:value-type="float" office:value="-0.929677">
                <text:p>-0.929677</text:p>
              </table:table-cell>
            </table:table-row>
            <table:table-row>
              <table:table-cell office:value-type="float" office:value="6.6033">
                <text:p>6.6033</text:p>
              </table:table-cell>
              <table:table-cell office:value-type="float" office:value="-0.929677">
                <text:p>-0.929677</text:p>
              </table:table-cell>
            </table:table-row>
            <table:table-row>
              <table:table-cell office:value-type="float" office:value="6.60537">
                <text:p>6.60537</text:p>
              </table:table-cell>
              <table:table-cell office:value-type="float" office:value="-0.929677">
                <text:p>-0.929677</text:p>
              </table:table-cell>
            </table:table-row>
            <table:table-row>
              <table:table-cell office:value-type="float" office:value="6.60744">
                <text:p>6.60744</text:p>
              </table:table-cell>
              <table:table-cell office:value-type="float" office:value="5.31315">
                <text:p>5.31315</text:p>
              </table:table-cell>
            </table:table-row>
            <table:table-row>
              <table:table-cell office:value-type="float" office:value="6.60951">
                <text:p>6.60951</text:p>
              </table:table-cell>
              <table:table-cell office:value-type="float" office:value="-7.17234">
                <text:p>-7.17234</text:p>
              </table:table-cell>
            </table:table-row>
            <table:table-row>
              <table:table-cell office:value-type="float" office:value="6.61158">
                <text:p>6.61158</text:p>
              </table:table-cell>
              <table:table-cell office:value-type="float" office:value="-0.929593">
                <text:p>-0.929593</text:p>
              </table:table-cell>
            </table:table-row>
            <table:table-row>
              <table:table-cell office:value-type="float" office:value="6.61365">
                <text:p>6.61365</text:p>
              </table:table-cell>
              <table:table-cell office:value-type="float" office:value="5.31324">
                <text:p>5.31324</text:p>
              </table:table-cell>
            </table:table-row>
            <table:table-row>
              <table:table-cell office:value-type="float" office:value="6.61572">
                <text:p>6.61572</text:p>
              </table:table-cell>
              <table:table-cell office:value-type="float" office:value="-0.929417">
                <text:p>-0.929417</text:p>
              </table:table-cell>
            </table:table-row>
            <table:table-row>
              <table:table-cell office:value-type="float" office:value="6.61779">
                <text:p>6.61779</text:p>
              </table:table-cell>
              <table:table-cell office:value-type="float" office:value="-0.929325">
                <text:p>-0.929325</text:p>
              </table:table-cell>
            </table:table-row>
            <table:table-row>
              <table:table-cell office:value-type="float" office:value="6.61986">
                <text:p>6.61986</text:p>
              </table:table-cell>
              <table:table-cell office:value-type="float" office:value="-1.62288">
                <text:p>-1.62288</text:p>
              </table:table-cell>
            </table:table-row>
            <table:table-row>
              <table:table-cell office:value-type="float" office:value="6.62193">
                <text:p>6.62193</text:p>
              </table:table-cell>
              <table:table-cell office:value-type="float" office:value="-0.235508">
                <text:p>-0.235508</text:p>
              </table:table-cell>
            </table:table-row>
            <table:table-row>
              <table:table-cell office:value-type="float" office:value="6.624">
                <text:p>6.624</text:p>
              </table:table-cell>
              <table:table-cell office:value-type="float" office:value="-7.17189">
                <text:p>-7.17189</text:p>
              </table:table-cell>
            </table:table-row>
            <table:table-row>
              <table:table-cell office:value-type="float" office:value="6.62607">
                <text:p>6.62607</text:p>
              </table:table-cell>
              <table:table-cell office:value-type="float" office:value="5.3137">
                <text:p>5.3137</text:p>
              </table:table-cell>
            </table:table-row>
            <table:table-row>
              <table:table-cell office:value-type="float" office:value="6.62814">
                <text:p>6.62814</text:p>
              </table:table-cell>
              <table:table-cell office:value-type="float" office:value="-7.17179">
                <text:p>-7.17179</text:p>
              </table:table-cell>
            </table:table-row>
            <table:table-row>
              <table:table-cell office:value-type="float" office:value="6.63021">
                <text:p>6.63021</text:p>
              </table:table-cell>
              <table:table-cell office:value-type="float" office:value="5.3138">
                <text:p>5.3138</text:p>
              </table:table-cell>
            </table:table-row>
            <table:table-row>
              <table:table-cell office:value-type="float" office:value="6.63228">
                <text:p>6.63228</text:p>
              </table:table-cell>
              <table:table-cell office:value-type="float" office:value="-0.928845">
                <text:p>-0.928845</text:p>
              </table:table-cell>
            </table:table-row>
            <table:table-row>
              <table:table-cell office:value-type="float" office:value="6.63435">
                <text:p>6.63435</text:p>
              </table:table-cell>
              <table:table-cell office:value-type="float" office:value="-7.17159">
                <text:p>-7.17159</text:p>
              </table:table-cell>
            </table:table-row>
            <table:table-row>
              <table:table-cell office:value-type="float" office:value="6.63642">
                <text:p>6.63642</text:p>
              </table:table-cell>
              <table:table-cell office:value-type="float" office:value="-0.928845">
                <text:p>-0.928845</text:p>
              </table:table-cell>
            </table:table-row>
            <table:table-row>
              <table:table-cell office:value-type="float" office:value="6.63849">
                <text:p>6.63849</text:p>
              </table:table-cell>
              <table:table-cell office:value-type="float" office:value="-0.928845">
                <text:p>-0.928845</text:p>
              </table:table-cell>
            </table:table-row>
            <table:table-row>
              <table:table-cell office:value-type="float" office:value="6.64056">
                <text:p>6.64056</text:p>
              </table:table-cell>
              <table:table-cell office:value-type="float" office:value="-0.928845">
                <text:p>-0.928845</text:p>
              </table:table-cell>
            </table:table-row>
            <table:table-row>
              <table:table-cell office:value-type="float" office:value="6.64263">
                <text:p>6.64263</text:p>
              </table:table-cell>
              <table:table-cell office:value-type="float" office:value="4.62035">
                <text:p>4.62035</text:p>
              </table:table-cell>
            </table:table-row>
            <table:table-row>
              <table:table-cell office:value-type="float" office:value="6.6447">
                <text:p>6.6447</text:p>
              </table:table-cell>
              <table:table-cell office:value-type="float" office:value="-6.47786">
                <text:p>-6.47786</text:p>
              </table:table-cell>
            </table:table-row>
            <table:table-row>
              <table:table-cell office:value-type="float" office:value="6.64677">
                <text:p>6.64677</text:p>
              </table:table-cell>
              <table:table-cell office:value-type="float" office:value="-0.928752">
                <text:p>-0.928752</text:p>
              </table:table-cell>
            </table:table-row>
            <table:table-row>
              <table:table-cell office:value-type="float" office:value="6.64884">
                <text:p>6.64884</text:p>
              </table:table-cell>
              <table:table-cell office:value-type="float" office:value="-0.928752">
                <text:p>-0.928752</text:p>
              </table:table-cell>
            </table:table-row>
            <table:table-row>
              <table:table-cell office:value-type="float" office:value="6.65091">
                <text:p>6.65091</text:p>
              </table:table-cell>
              <table:table-cell office:value-type="float" office:value="5.3141">
                <text:p>5.3141</text:p>
              </table:table-cell>
            </table:table-row>
            <table:table-row>
              <table:table-cell office:value-type="float" office:value="6.65298">
                <text:p>6.65298</text:p>
              </table:table-cell>
              <table:table-cell office:value-type="float" office:value="-7.17139">
                <text:p>-7.17139</text:p>
              </table:table-cell>
            </table:table-row>
            <table:table-row>
              <table:table-cell office:value-type="float" office:value="6.65505">
                <text:p>6.65505</text:p>
              </table:table-cell>
              <table:table-cell office:value-type="float" office:value="-7.1715">
                <text:p>-7.1715</text:p>
              </table:table-cell>
            </table:table-row>
            <table:table-row>
              <table:table-cell office:value-type="float" office:value="6.65712">
                <text:p>6.65712</text:p>
              </table:table-cell>
              <table:table-cell office:value-type="float" office:value="11.5568">
                <text:p>11.5568</text:p>
              </table:table-cell>
            </table:table-row>
            <table:table-row>
              <table:table-cell office:value-type="float" office:value="6.65919">
                <text:p>6.65919</text:p>
              </table:table-cell>
              <table:table-cell office:value-type="float" office:value="-7.17139">
                <text:p>-7.17139</text:p>
              </table:table-cell>
            </table:table-row>
            <table:table-row>
              <table:table-cell office:value-type="float" office:value="6.66126">
                <text:p>6.66126</text:p>
              </table:table-cell>
              <table:table-cell office:value-type="float" office:value="-0.928645">
                <text:p>-0.928645</text:p>
              </table:table-cell>
            </table:table-row>
            <table:table-row>
              <table:table-cell office:value-type="float" office:value="6.66333">
                <text:p>6.66333</text:p>
              </table:table-cell>
              <table:table-cell office:value-type="float" office:value="-0.928645">
                <text:p>-0.928645</text:p>
              </table:table-cell>
            </table:table-row>
            <table:table-row>
              <table:table-cell office:value-type="float" office:value="6.6654">
                <text:p>6.6654</text:p>
              </table:table-cell>
              <table:table-cell office:value-type="float" office:value="-0.928645">
                <text:p>-0.928645</text:p>
              </table:table-cell>
            </table:table-row>
            <table:table-row>
              <table:table-cell office:value-type="float" office:value="6.66747">
                <text:p>6.66747</text:p>
              </table:table-cell>
              <table:table-cell office:value-type="float" office:value="-0.928645">
                <text:p>-0.928645</text:p>
              </table:table-cell>
            </table:table-row>
            <table:table-row>
              <table:table-cell office:value-type="float" office:value="6.66954">
                <text:p>6.66954</text:p>
              </table:table-cell>
              <table:table-cell office:value-type="float" office:value="-0.928645">
                <text:p>-0.928645</text:p>
              </table:table-cell>
            </table:table-row>
            <table:table-row>
              <table:table-cell office:value-type="float" office:value="6.67161">
                <text:p>6.67161</text:p>
              </table:table-cell>
              <table:table-cell office:value-type="float" office:value="-0.928645">
                <text:p>-0.928645</text:p>
              </table:table-cell>
            </table:table-row>
            <table:table-row>
              <table:table-cell office:value-type="float" office:value="6.67368">
                <text:p>6.67368</text:p>
              </table:table-cell>
              <table:table-cell office:value-type="float" office:value="-0.928645">
                <text:p>-0.928645</text:p>
              </table:table-cell>
            </table:table-row>
            <table:table-row>
              <table:table-cell office:value-type="float" office:value="6.67575">
                <text:p>6.67575</text:p>
              </table:table-cell>
              <table:table-cell office:value-type="float" office:value="-0.928645">
                <text:p>-0.928645</text:p>
              </table:table-cell>
            </table:table-row>
            <table:table-row>
              <table:table-cell office:value-type="float" office:value="6.67782">
                <text:p>6.67782</text:p>
              </table:table-cell>
              <table:table-cell office:value-type="float" office:value="5.31421">
                <text:p>5.31421</text:p>
              </table:table-cell>
            </table:table-row>
            <table:table-row>
              <table:table-cell office:value-type="float" office:value="6.67989">
                <text:p>6.67989</text:p>
              </table:table-cell>
              <table:table-cell office:value-type="float" office:value="-13.4141">
                <text:p>-13.4141</text:p>
              </table:table-cell>
            </table:table-row>
            <table:table-row>
              <table:table-cell office:value-type="float" office:value="6.68196">
                <text:p>6.68196</text:p>
              </table:table-cell>
              <table:table-cell office:value-type="float" office:value="11.557">
                <text:p>11.557</text:p>
              </table:table-cell>
            </table:table-row>
            <table:table-row>
              <table:table-cell office:value-type="float" office:value="6.68403">
                <text:p>6.68403</text:p>
              </table:table-cell>
              <table:table-cell office:value-type="float" office:value="-13.4141">
                <text:p>-13.4141</text:p>
              </table:table-cell>
            </table:table-row>
            <table:table-row>
              <table:table-cell office:value-type="float" office:value="6.6861">
                <text:p>6.6861</text:p>
              </table:table-cell>
              <table:table-cell office:value-type="float" office:value="5.3141">
                <text:p>5.3141</text:p>
              </table:table-cell>
            </table:table-row>
            <table:table-row>
              <table:table-cell office:value-type="float" office:value="6.68817">
                <text:p>6.68817</text:p>
              </table:table-cell>
              <table:table-cell office:value-type="float" office:value="-0.928645">
                <text:p>-0.928645</text:p>
              </table:table-cell>
            </table:table-row>
            <table:table-row>
              <table:table-cell office:value-type="float" office:value="6.69024">
                <text:p>6.69024</text:p>
              </table:table-cell>
              <table:table-cell office:value-type="float" office:value="-0.928645">
                <text:p>-0.928645</text:p>
              </table:table-cell>
            </table:table-row>
            <table:table-row>
              <table:table-cell office:value-type="float" office:value="6.69231">
                <text:p>6.69231</text:p>
              </table:table-cell>
              <table:table-cell office:value-type="float" office:value="-0.928645">
                <text:p>-0.928645</text:p>
              </table:table-cell>
            </table:table-row>
            <table:table-row>
              <table:table-cell office:value-type="float" office:value="6.69438">
                <text:p>6.69438</text:p>
              </table:table-cell>
              <table:table-cell office:value-type="float" office:value="-0.928645">
                <text:p>-0.928645</text:p>
              </table:table-cell>
            </table:table-row>
            <table:table-row>
              <table:table-cell office:value-type="float" office:value="6.69645">
                <text:p>6.69645</text:p>
              </table:table-cell>
              <table:table-cell office:value-type="float" office:value="-0.928645">
                <text:p>-0.928645</text:p>
              </table:table-cell>
            </table:table-row>
            <table:table-row>
              <table:table-cell office:value-type="float" office:value="6.69852">
                <text:p>6.69852</text:p>
              </table:table-cell>
              <table:table-cell office:value-type="float" office:value="-0.928645">
                <text:p>-0.928645</text:p>
              </table:table-cell>
            </table:table-row>
            <table:table-row>
              <table:table-cell office:value-type="float" office:value="6.70059">
                <text:p>6.70059</text:p>
              </table:table-cell>
              <table:table-cell office:value-type="float" office:value="-0.928645">
                <text:p>-0.928645</text:p>
              </table:table-cell>
            </table:table-row>
            <table:table-row>
              <table:table-cell office:value-type="float" office:value="6.70266">
                <text:p>6.70266</text:p>
              </table:table-cell>
              <table:table-cell office:value-type="float" office:value="-0.928645">
                <text:p>-0.928645</text:p>
              </table:table-cell>
            </table:table-row>
            <table:table-row>
              <table:table-cell office:value-type="float" office:value="6.70473">
                <text:p>6.70473</text:p>
              </table:table-cell>
              <table:table-cell office:value-type="float" office:value="5.31421">
                <text:p>5.31421</text:p>
              </table:table-cell>
            </table:table-row>
            <table:table-row>
              <table:table-cell office:value-type="float" office:value="6.7068">
                <text:p>6.7068</text:p>
              </table:table-cell>
              <table:table-cell office:value-type="float" office:value="-13.4141">
                <text:p>-13.4141</text:p>
              </table:table-cell>
            </table:table-row>
            <table:table-row>
              <table:table-cell office:value-type="float" office:value="6.70887">
                <text:p>6.70887</text:p>
              </table:table-cell>
              <table:table-cell office:value-type="float" office:value="11.557">
                <text:p>11.557</text:p>
              </table:table-cell>
            </table:table-row>
            <table:table-row>
              <table:table-cell office:value-type="float" office:value="6.71094">
                <text:p>6.71094</text:p>
              </table:table-cell>
              <table:table-cell office:value-type="float" office:value="-13.4141">
                <text:p>-13.4141</text:p>
              </table:table-cell>
            </table:table-row>
            <table:table-row>
              <table:table-cell office:value-type="float" office:value="6.71301">
                <text:p>6.71301</text:p>
              </table:table-cell>
              <table:table-cell office:value-type="float" office:value="5.3141">
                <text:p>5.3141</text:p>
              </table:table-cell>
            </table:table-row>
            <table:table-row>
              <table:table-cell office:value-type="float" office:value="6.71508">
                <text:p>6.71508</text:p>
              </table:table-cell>
              <table:table-cell office:value-type="float" office:value="5.31421">
                <text:p>5.31421</text:p>
              </table:table-cell>
            </table:table-row>
            <table:table-row>
              <table:table-cell office:value-type="float" office:value="6.71715">
                <text:p>6.71715</text:p>
              </table:table-cell>
              <table:table-cell office:value-type="float" office:value="-13.4141">
                <text:p>-13.4141</text:p>
              </table:table-cell>
            </table:table-row>
            <table:table-row>
              <table:table-cell office:value-type="float" office:value="6.71922">
                <text:p>6.71922</text:p>
              </table:table-cell>
              <table:table-cell office:value-type="float" office:value="5.3141">
                <text:p>5.3141</text:p>
              </table:table-cell>
            </table:table-row>
            <table:table-row>
              <table:table-cell office:value-type="float" office:value="6.72129">
                <text:p>6.72129</text:p>
              </table:table-cell>
              <table:table-cell office:value-type="float" office:value="-0.928645">
                <text:p>-0.928645</text:p>
              </table:table-cell>
            </table:table-row>
            <table:table-row>
              <table:table-cell office:value-type="float" office:value="6.72336">
                <text:p>6.72336</text:p>
              </table:table-cell>
              <table:table-cell office:value-type="float" office:value="-0.928645">
                <text:p>-0.928645</text:p>
              </table:table-cell>
            </table:table-row>
            <table:table-row>
              <table:table-cell office:value-type="float" office:value="6.72543">
                <text:p>6.72543</text:p>
              </table:table-cell>
              <table:table-cell office:value-type="float" office:value="-0.928645">
                <text:p>-0.928645</text:p>
              </table:table-cell>
            </table:table-row>
            <table:table-row>
              <table:table-cell office:value-type="float" office:value="6.7275">
                <text:p>6.7275</text:p>
              </table:table-cell>
              <table:table-cell office:value-type="float" office:value="5.31421">
                <text:p>5.31421</text:p>
              </table:table-cell>
            </table:table-row>
            <table:table-row>
              <table:table-cell office:value-type="float" office:value="6.72957">
                <text:p>6.72957</text:p>
              </table:table-cell>
              <table:table-cell office:value-type="float" office:value="-13.4141">
                <text:p>-13.4141</text:p>
              </table:table-cell>
            </table:table-row>
            <table:table-row>
              <table:table-cell office:value-type="float" office:value="6.73164">
                <text:p>6.73164</text:p>
              </table:table-cell>
              <table:table-cell office:value-type="float" office:value="5.3141">
                <text:p>5.3141</text:p>
              </table:table-cell>
            </table:table-row>
            <table:table-row>
              <table:table-cell office:value-type="float" office:value="6.73371">
                <text:p>6.73371</text:p>
              </table:table-cell>
              <table:table-cell office:value-type="float" office:value="-0.928645">
                <text:p>-0.928645</text:p>
              </table:table-cell>
            </table:table-row>
            <table:table-row>
              <table:table-cell office:value-type="float" office:value="6.73578">
                <text:p>6.73578</text:p>
              </table:table-cell>
              <table:table-cell office:value-type="float" office:value="5.31421">
                <text:p>5.31421</text:p>
              </table:table-cell>
            </table:table-row>
            <table:table-row>
              <table:table-cell office:value-type="float" office:value="6.73785">
                <text:p>6.73785</text:p>
              </table:table-cell>
              <table:table-cell office:value-type="float" office:value="-13.4141">
                <text:p>-13.4141</text:p>
              </table:table-cell>
            </table:table-row>
            <table:table-row>
              <table:table-cell office:value-type="float" office:value="6.73992">
                <text:p>6.73992</text:p>
              </table:table-cell>
              <table:table-cell office:value-type="float" office:value="11.557">
                <text:p>11.557</text:p>
              </table:table-cell>
            </table:table-row>
            <table:table-row>
              <table:table-cell office:value-type="float" office:value="6.74199">
                <text:p>6.74199</text:p>
              </table:table-cell>
              <table:table-cell office:value-type="float" office:value="-7.17128">
                <text:p>-7.17128</text:p>
              </table:table-cell>
            </table:table-row>
            <table:table-row>
              <table:table-cell office:value-type="float" office:value="6.74406">
                <text:p>6.74406</text:p>
              </table:table-cell>
              <table:table-cell office:value-type="float" office:value="-0.928536">
                <text:p>-0.928536</text:p>
              </table:table-cell>
            </table:table-row>
            <table:table-row>
              <table:table-cell office:value-type="float" office:value="6.74613">
                <text:p>6.74613</text:p>
              </table:table-cell>
              <table:table-cell office:value-type="float" office:value="-0.928536">
                <text:p>-0.928536</text:p>
              </table:table-cell>
            </table:table-row>
            <table:table-row>
              <table:table-cell office:value-type="float" office:value="6.7482">
                <text:p>6.7482</text:p>
              </table:table-cell>
              <table:table-cell office:value-type="float" office:value="-7.17139">
                <text:p>-7.17139</text:p>
              </table:table-cell>
            </table:table-row>
            <table:table-row>
              <table:table-cell office:value-type="float" office:value="6.75027">
                <text:p>6.75027</text:p>
              </table:table-cell>
              <table:table-cell office:value-type="float" office:value="5.3141">
                <text:p>5.3141</text:p>
              </table:table-cell>
            </table:table-row>
            <table:table-row>
              <table:table-cell office:value-type="float" office:value="6.75234">
                <text:p>6.75234</text:p>
              </table:table-cell>
              <table:table-cell office:value-type="float" office:value="-0.928645">
                <text:p>-0.928645</text:p>
              </table:table-cell>
            </table:table-row>
            <table:table-row>
              <table:table-cell office:value-type="float" office:value="6.75441">
                <text:p>6.75441</text:p>
              </table:table-cell>
              <table:table-cell office:value-type="float" office:value="-0.928645">
                <text:p>-0.928645</text:p>
              </table:table-cell>
            </table:table-row>
            <table:table-row>
              <table:table-cell office:value-type="float" office:value="6.75648">
                <text:p>6.75648</text:p>
              </table:table-cell>
              <table:table-cell office:value-type="float" office:value="-0.928645">
                <text:p>-0.928645</text:p>
              </table:table-cell>
            </table:table-row>
            <table:table-row>
              <table:table-cell office:value-type="float" office:value="6.75855">
                <text:p>6.75855</text:p>
              </table:table-cell>
              <table:table-cell office:value-type="float" office:value="-0.928645">
                <text:p>-0.928645</text:p>
              </table:table-cell>
            </table:table-row>
            <table:table-row>
              <table:table-cell office:value-type="float" office:value="6.76062">
                <text:p>6.76062</text:p>
              </table:table-cell>
              <table:table-cell office:value-type="float" office:value="5.31421">
                <text:p>5.31421</text:p>
              </table:table-cell>
            </table:table-row>
            <table:table-row>
              <table:table-cell office:value-type="float" office:value="6.76269">
                <text:p>6.76269</text:p>
              </table:table-cell>
              <table:table-cell office:value-type="float" office:value="-13.4141">
                <text:p>-13.4141</text:p>
              </table:table-cell>
            </table:table-row>
            <table:table-row>
              <table:table-cell office:value-type="float" office:value="6.76476">
                <text:p>6.76476</text:p>
              </table:table-cell>
              <table:table-cell office:value-type="float" office:value="5.3141">
                <text:p>5.3141</text:p>
              </table:table-cell>
            </table:table-row>
            <table:table-row>
              <table:table-cell office:value-type="float" office:value="6.76683">
                <text:p>6.76683</text:p>
              </table:table-cell>
              <table:table-cell office:value-type="float" office:value="5.31421">
                <text:p>5.31421</text:p>
              </table:table-cell>
            </table:table-row>
            <table:table-row>
              <table:table-cell office:value-type="float" office:value="6.7689">
                <text:p>6.7689</text:p>
              </table:table-cell>
              <table:table-cell office:value-type="float" office:value="-13.4141">
                <text:p>-13.4141</text:p>
              </table:table-cell>
            </table:table-row>
            <table:table-row>
              <table:table-cell office:value-type="float" office:value="6.77097">
                <text:p>6.77097</text:p>
              </table:table-cell>
              <table:table-cell office:value-type="float" office:value="5.3141">
                <text:p>5.3141</text:p>
              </table:table-cell>
            </table:table-row>
            <table:table-row>
              <table:table-cell office:value-type="float" office:value="6.77304">
                <text:p>6.77304</text:p>
              </table:table-cell>
              <table:table-cell office:value-type="float" office:value="5.31421">
                <text:p>5.31421</text:p>
              </table:table-cell>
            </table:table-row>
            <table:table-row>
              <table:table-cell office:value-type="float" office:value="6.77511">
                <text:p>6.77511</text:p>
              </table:table-cell>
              <table:table-cell office:value-type="float" office:value="-13.4141">
                <text:p>-13.4141</text:p>
              </table:table-cell>
            </table:table-row>
            <table:table-row>
              <table:table-cell office:value-type="float" office:value="6.77718">
                <text:p>6.77718</text:p>
              </table:table-cell>
              <table:table-cell office:value-type="float" office:value="11.557">
                <text:p>11.557</text:p>
              </table:table-cell>
            </table:table-row>
            <table:table-row>
              <table:table-cell office:value-type="float" office:value="6.77925">
                <text:p>6.77925</text:p>
              </table:table-cell>
              <table:table-cell office:value-type="float" office:value="-7.17128">
                <text:p>-7.17128</text:p>
              </table:table-cell>
            </table:table-row>
            <table:table-row>
              <table:table-cell office:value-type="float" office:value="6.78132">
                <text:p>6.78132</text:p>
              </table:table-cell>
              <table:table-cell office:value-type="float" office:value="-0.928536">
                <text:p>-0.928536</text:p>
              </table:table-cell>
            </table:table-row>
            <table:table-row>
              <table:table-cell office:value-type="float" office:value="6.78339">
                <text:p>6.78339</text:p>
              </table:table-cell>
              <table:table-cell office:value-type="float" office:value="-0.928536">
                <text:p>-0.928536</text:p>
              </table:table-cell>
            </table:table-row>
            <table:table-row>
              <table:table-cell office:value-type="float" office:value="6.78546">
                <text:p>6.78546</text:p>
              </table:table-cell>
              <table:table-cell office:value-type="float" office:value="-7.17139">
                <text:p>-7.17139</text:p>
              </table:table-cell>
            </table:table-row>
            <table:table-row>
              <table:table-cell office:value-type="float" office:value="6.78753">
                <text:p>6.78753</text:p>
              </table:table-cell>
              <table:table-cell office:value-type="float" office:value="11.557">
                <text:p>11.557</text:p>
              </table:table-cell>
            </table:table-row>
            <table:table-row>
              <table:table-cell office:value-type="float" office:value="6.7896">
                <text:p>6.7896</text:p>
              </table:table-cell>
              <table:table-cell office:value-type="float" office:value="-13.4141">
                <text:p>-13.4141</text:p>
              </table:table-cell>
            </table:table-row>
            <table:table-row>
              <table:table-cell office:value-type="float" office:value="6.79167">
                <text:p>6.79167</text:p>
              </table:table-cell>
              <table:table-cell office:value-type="float" office:value="11.557">
                <text:p>11.557</text:p>
              </table:table-cell>
            </table:table-row>
            <table:table-row>
              <table:table-cell office:value-type="float" office:value="6.79374">
                <text:p>6.79374</text:p>
              </table:table-cell>
              <table:table-cell office:value-type="float" office:value="-7.17128">
                <text:p>-7.17128</text:p>
              </table:table-cell>
            </table:table-row>
            <table:table-row>
              <table:table-cell office:value-type="float" office:value="6.79581">
                <text:p>6.79581</text:p>
              </table:table-cell>
              <table:table-cell office:value-type="float" office:value="-0.928536">
                <text:p>-0.928536</text:p>
              </table:table-cell>
            </table:table-row>
            <table:table-row>
              <table:table-cell office:value-type="float" office:value="6.79788">
                <text:p>6.79788</text:p>
              </table:table-cell>
              <table:table-cell office:value-type="float" office:value="-7.17139">
                <text:p>-7.17139</text:p>
              </table:table-cell>
            </table:table-row>
            <table:table-row>
              <table:table-cell office:value-type="float" office:value="6.79995">
                <text:p>6.79995</text:p>
              </table:table-cell>
              <table:table-cell office:value-type="float" office:value="11.557">
                <text:p>11.557</text:p>
              </table:table-cell>
            </table:table-row>
            <table:table-row>
              <table:table-cell office:value-type="float" office:value="6.80202">
                <text:p>6.80202</text:p>
              </table:table-cell>
              <table:table-cell office:value-type="float" office:value="-13.4141">
                <text:p>-13.4141</text:p>
              </table:table-cell>
            </table:table-row>
            <table:table-row>
              <table:table-cell office:value-type="float" office:value="6.80409">
                <text:p>6.80409</text:p>
              </table:table-cell>
              <table:table-cell office:value-type="float" office:value="5.3141">
                <text:p>5.3141</text:p>
              </table:table-cell>
            </table:table-row>
            <table:table-row>
              <table:table-cell office:value-type="float" office:value="6.80616">
                <text:p>6.80616</text:p>
              </table:table-cell>
              <table:table-cell office:value-type="float" office:value="-0.928645">
                <text:p>-0.928645</text:p>
              </table:table-cell>
            </table:table-row>
            <table:table-row>
              <table:table-cell office:value-type="float" office:value="6.80823">
                <text:p>6.80823</text:p>
              </table:table-cell>
              <table:table-cell office:value-type="float" office:value="-0.928645">
                <text:p>-0.928645</text:p>
              </table:table-cell>
            </table:table-row>
            <table:table-row>
              <table:table-cell office:value-type="float" office:value="6.8103">
                <text:p>6.8103</text:p>
              </table:table-cell>
              <table:table-cell office:value-type="float" office:value="-0.928645">
                <text:p>-0.928645</text:p>
              </table:table-cell>
            </table:table-row>
            <table:table-row>
              <table:table-cell office:value-type="float" office:value="6.81237">
                <text:p>6.81237</text:p>
              </table:table-cell>
              <table:table-cell office:value-type="float" office:value="-0.928645">
                <text:p>-0.928645</text:p>
              </table:table-cell>
            </table:table-row>
            <table:table-row>
              <table:table-cell office:value-type="float" office:value="6.81444">
                <text:p>6.81444</text:p>
              </table:table-cell>
              <table:table-cell office:value-type="float" office:value="-0.928645">
                <text:p>-0.928645</text:p>
              </table:table-cell>
            </table:table-row>
            <table:table-row>
              <table:table-cell office:value-type="float" office:value="6.81651">
                <text:p>6.81651</text:p>
              </table:table-cell>
              <table:table-cell office:value-type="float" office:value="-0.928645">
                <text:p>-0.928645</text:p>
              </table:table-cell>
            </table:table-row>
            <table:table-row>
              <table:table-cell office:value-type="float" office:value="6.81858">
                <text:p>6.81858</text:p>
              </table:table-cell>
              <table:table-cell office:value-type="float" office:value="-0.928645">
                <text:p>-0.928645</text:p>
              </table:table-cell>
            </table:table-row>
            <table:table-row>
              <table:table-cell office:value-type="float" office:value="6.82065">
                <text:p>6.82065</text:p>
              </table:table-cell>
              <table:table-cell office:value-type="float" office:value="-0.928645">
                <text:p>-0.928645</text:p>
              </table:table-cell>
            </table:table-row>
            <table:table-row>
              <table:table-cell office:value-type="float" office:value="6.82272">
                <text:p>6.82272</text:p>
              </table:table-cell>
              <table:table-cell office:value-type="float" office:value="-0.928645">
                <text:p>-0.928645</text:p>
              </table:table-cell>
            </table:table-row>
            <table:table-row>
              <table:table-cell office:value-type="float" office:value="6.82479">
                <text:p>6.82479</text:p>
              </table:table-cell>
              <table:table-cell office:value-type="float" office:value="-0.928645">
                <text:p>-0.928645</text:p>
              </table:table-cell>
            </table:table-row>
            <table:table-row>
              <table:table-cell office:value-type="float" office:value="6.82686">
                <text:p>6.82686</text:p>
              </table:table-cell>
              <table:table-cell office:value-type="float" office:value="5.31421">
                <text:p>5.31421</text:p>
              </table:table-cell>
            </table:table-row>
            <table:table-row>
              <table:table-cell office:value-type="float" office:value="6.82893">
                <text:p>6.82893</text:p>
              </table:table-cell>
              <table:table-cell office:value-type="float" office:value="-13.4141">
                <text:p>-13.4141</text:p>
              </table:table-cell>
            </table:table-row>
            <table:table-row>
              <table:table-cell office:value-type="float" office:value="6.831">
                <text:p>6.831</text:p>
              </table:table-cell>
              <table:table-cell office:value-type="float" office:value="11.557">
                <text:p>11.557</text:p>
              </table:table-cell>
            </table:table-row>
            <table:table-row>
              <table:table-cell office:value-type="float" office:value="6.83307">
                <text:p>6.83307</text:p>
              </table:table-cell>
              <table:table-cell office:value-type="float" office:value="-13.4141">
                <text:p>-13.4141</text:p>
              </table:table-cell>
            </table:table-row>
            <table:table-row>
              <table:table-cell office:value-type="float" office:value="6.83514">
                <text:p>6.83514</text:p>
              </table:table-cell>
              <table:table-cell office:value-type="float" office:value="5.3141">
                <text:p>5.3141</text:p>
              </table:table-cell>
            </table:table-row>
            <table:table-row>
              <table:table-cell office:value-type="float" office:value="6.83721">
                <text:p>6.83721</text:p>
              </table:table-cell>
              <table:table-cell office:value-type="float" office:value="-0.928645">
                <text:p>-0.928645</text:p>
              </table:table-cell>
            </table:table-row>
            <table:table-row>
              <table:table-cell office:value-type="float" office:value="6.83928">
                <text:p>6.83928</text:p>
              </table:table-cell>
              <table:table-cell office:value-type="float" office:value="-0.928645">
                <text:p>-0.928645</text:p>
              </table:table-cell>
            </table:table-row>
            <table:table-row>
              <table:table-cell office:value-type="float" office:value="6.84135">
                <text:p>6.84135</text:p>
              </table:table-cell>
              <table:table-cell office:value-type="float" office:value="-0.928645">
                <text:p>-0.928645</text:p>
              </table:table-cell>
            </table:table-row>
            <table:table-row>
              <table:table-cell office:value-type="float" office:value="6.84342">
                <text:p>6.84342</text:p>
              </table:table-cell>
              <table:table-cell office:value-type="float" office:value="-0.928645">
                <text:p>-0.928645</text:p>
              </table:table-cell>
            </table:table-row>
            <table:table-row>
              <table:table-cell office:value-type="float" office:value="6.84549">
                <text:p>6.84549</text:p>
              </table:table-cell>
              <table:table-cell office:value-type="float" office:value="5.31421">
                <text:p>5.31421</text:p>
              </table:table-cell>
            </table:table-row>
            <table:table-row>
              <table:table-cell office:value-type="float" office:value="6.84756">
                <text:p>6.84756</text:p>
              </table:table-cell>
              <table:table-cell office:value-type="float" office:value="-7.17128">
                <text:p>-7.17128</text:p>
              </table:table-cell>
            </table:table-row>
            <table:table-row>
              <table:table-cell office:value-type="float" office:value="6.84963">
                <text:p>6.84963</text:p>
              </table:table-cell>
              <table:table-cell office:value-type="float" office:value="-7.17139">
                <text:p>-7.17139</text:p>
              </table:table-cell>
            </table:table-row>
            <table:table-row>
              <table:table-cell office:value-type="float" office:value="6.8517">
                <text:p>6.8517</text:p>
              </table:table-cell>
              <table:table-cell office:value-type="float" office:value="5.3141">
                <text:p>5.3141</text:p>
              </table:table-cell>
            </table:table-row>
            <table:table-row>
              <table:table-cell office:value-type="float" office:value="6.85377">
                <text:p>6.85377</text:p>
              </table:table-cell>
              <table:table-cell office:value-type="float" office:value="-0.928645">
                <text:p>-0.928645</text:p>
              </table:table-cell>
            </table:table-row>
            <table:table-row>
              <table:table-cell office:value-type="float" office:value="6.85584">
                <text:p>6.85584</text:p>
              </table:table-cell>
              <table:table-cell office:value-type="float" office:value="-0.928645">
                <text:p>-0.928645</text:p>
              </table:table-cell>
            </table:table-row>
            <table:table-row>
              <table:table-cell office:value-type="float" office:value="6.85791">
                <text:p>6.85791</text:p>
              </table:table-cell>
              <table:table-cell office:value-type="float" office:value="-0.928645">
                <text:p>-0.928645</text:p>
              </table:table-cell>
            </table:table-row>
            <table:table-row>
              <table:table-cell office:value-type="float" office:value="6.85998">
                <text:p>6.85998</text:p>
              </table:table-cell>
              <table:table-cell office:value-type="float" office:value="5.31421">
                <text:p>5.31421</text:p>
              </table:table-cell>
            </table:table-row>
            <table:table-row>
              <table:table-cell office:value-type="float" office:value="6.86205">
                <text:p>6.86205</text:p>
              </table:table-cell>
              <table:table-cell office:value-type="float" office:value="-13.4141">
                <text:p>-13.4141</text:p>
              </table:table-cell>
            </table:table-row>
            <table:table-row>
              <table:table-cell office:value-type="float" office:value="6.86412">
                <text:p>6.86412</text:p>
              </table:table-cell>
              <table:table-cell office:value-type="float" office:value="5.3141">
                <text:p>5.3141</text:p>
              </table:table-cell>
            </table:table-row>
            <table:table-row>
              <table:table-cell office:value-type="float" office:value="6.86619">
                <text:p>6.86619</text:p>
              </table:table-cell>
              <table:table-cell office:value-type="float" office:value="-0.928645">
                <text:p>-0.928645</text:p>
              </table:table-cell>
            </table:table-row>
            <table:table-row>
              <table:table-cell office:value-type="float" office:value="6.86826">
                <text:p>6.86826</text:p>
              </table:table-cell>
              <table:table-cell office:value-type="float" office:value="5.31421">
                <text:p>5.31421</text:p>
              </table:table-cell>
            </table:table-row>
            <table:table-row>
              <table:table-cell office:value-type="float" office:value="6.87033">
                <text:p>6.87033</text:p>
              </table:table-cell>
              <table:table-cell office:value-type="float" office:value="-13.4141">
                <text:p>-13.4141</text:p>
              </table:table-cell>
            </table:table-row>
            <table:table-row>
              <table:table-cell office:value-type="float" office:value="6.8724">
                <text:p>6.8724</text:p>
              </table:table-cell>
              <table:table-cell office:value-type="float" office:value="5.3141">
                <text:p>5.3141</text:p>
              </table:table-cell>
            </table:table-row>
            <table:table-row>
              <table:table-cell office:value-type="float" office:value="6.87447">
                <text:p>6.87447</text:p>
              </table:table-cell>
              <table:table-cell office:value-type="float" office:value="-0.928645">
                <text:p>-0.928645</text:p>
              </table:table-cell>
            </table:table-row>
            <table:table-row>
              <table:table-cell office:value-type="float" office:value="6.87654">
                <text:p>6.87654</text:p>
              </table:table-cell>
              <table:table-cell office:value-type="float" office:value="-0.928645">
                <text:p>-0.928645</text:p>
              </table:table-cell>
            </table:table-row>
            <table:table-row>
              <table:table-cell office:value-type="float" office:value="6.87861">
                <text:p>6.87861</text:p>
              </table:table-cell>
              <table:table-cell office:value-type="float" office:value="5.31421">
                <text:p>5.31421</text:p>
              </table:table-cell>
            </table:table-row>
            <table:table-row>
              <table:table-cell office:value-type="float" office:value="6.88068">
                <text:p>6.88068</text:p>
              </table:table-cell>
              <table:table-cell office:value-type="float" office:value="-13.4141">
                <text:p>-13.4141</text:p>
              </table:table-cell>
            </table:table-row>
            <table:table-row>
              <table:table-cell office:value-type="float" office:value="6.88275">
                <text:p>6.88275</text:p>
              </table:table-cell>
              <table:table-cell office:value-type="float" office:value="5.3141">
                <text:p>5.3141</text:p>
              </table:table-cell>
            </table:table-row>
            <table:table-row>
              <table:table-cell office:value-type="float" office:value="6.88482">
                <text:p>6.88482</text:p>
              </table:table-cell>
              <table:table-cell office:value-type="float" office:value="-0.928645">
                <text:p>-0.928645</text:p>
              </table:table-cell>
            </table:table-row>
            <table:table-row>
              <table:table-cell office:value-type="float" office:value="6.88689">
                <text:p>6.88689</text:p>
              </table:table-cell>
              <table:table-cell office:value-type="float" office:value="5.31421">
                <text:p>5.31421</text:p>
              </table:table-cell>
            </table:table-row>
            <table:table-row>
              <table:table-cell office:value-type="float" office:value="6.88896">
                <text:p>6.88896</text:p>
              </table:table-cell>
              <table:table-cell office:value-type="float" office:value="-13.4141">
                <text:p>-13.4141</text:p>
              </table:table-cell>
            </table:table-row>
            <table:table-row>
              <table:table-cell office:value-type="float" office:value="6.89103">
                <text:p>6.89103</text:p>
              </table:table-cell>
              <table:table-cell office:value-type="float" office:value="11.557">
                <text:p>11.557</text:p>
              </table:table-cell>
            </table:table-row>
            <table:table-row>
              <table:table-cell office:value-type="float" office:value="6.8931">
                <text:p>6.8931</text:p>
              </table:table-cell>
              <table:table-cell office:value-type="float" office:value="-13.4141">
                <text:p>-13.4141</text:p>
              </table:table-cell>
            </table:table-row>
            <table:table-row>
              <table:table-cell office:value-type="float" office:value="6.89517">
                <text:p>6.89517</text:p>
              </table:table-cell>
              <table:table-cell office:value-type="float" office:value="5.3141">
                <text:p>5.3141</text:p>
              </table:table-cell>
            </table:table-row>
            <table:table-row>
              <table:table-cell office:value-type="float" office:value="6.89724">
                <text:p>6.89724</text:p>
              </table:table-cell>
              <table:table-cell office:value-type="float" office:value="5.31421">
                <text:p>5.31421</text:p>
              </table:table-cell>
            </table:table-row>
            <table:table-row>
              <table:table-cell office:value-type="float" office:value="6.89931">
                <text:p>6.89931</text:p>
              </table:table-cell>
              <table:table-cell office:value-type="float" office:value="-7.17128">
                <text:p>-7.17128</text:p>
              </table:table-cell>
            </table:table-row>
            <table:table-row>
              <table:table-cell office:value-type="float" office:value="6.90138">
                <text:p>6.90138</text:p>
              </table:table-cell>
              <table:table-cell office:value-type="float" office:value="-7.17139">
                <text:p>-7.17139</text:p>
              </table:table-cell>
            </table:table-row>
            <table:table-row>
              <table:table-cell office:value-type="float" office:value="6.90345">
                <text:p>6.90345</text:p>
              </table:table-cell>
              <table:table-cell office:value-type="float" office:value="5.3141">
                <text:p>5.3141</text:p>
              </table:table-cell>
            </table:table-row>
            <table:table-row>
              <table:table-cell office:value-type="float" office:value="6.90552">
                <text:p>6.90552</text:p>
              </table:table-cell>
              <table:table-cell office:value-type="float" office:value="-0.928645">
                <text:p>-0.928645</text:p>
              </table:table-cell>
            </table:table-row>
            <table:table-row>
              <table:table-cell office:value-type="float" office:value="6.90759">
                <text:p>6.90759</text:p>
              </table:table-cell>
              <table:table-cell office:value-type="float" office:value="-0.928645">
                <text:p>-0.928645</text:p>
              </table:table-cell>
            </table:table-row>
            <table:table-row>
              <table:table-cell office:value-type="float" office:value="6.90966">
                <text:p>6.90966</text:p>
              </table:table-cell>
              <table:table-cell office:value-type="float" office:value="-0.928645">
                <text:p>-0.928645</text:p>
              </table:table-cell>
            </table:table-row>
            <table:table-row>
              <table:table-cell office:value-type="float" office:value="6.91173">
                <text:p>6.91173</text:p>
              </table:table-cell>
              <table:table-cell office:value-type="float" office:value="5.31421">
                <text:p>5.31421</text:p>
              </table:table-cell>
            </table:table-row>
            <table:table-row>
              <table:table-cell office:value-type="float" office:value="6.9138">
                <text:p>6.9138</text:p>
              </table:table-cell>
              <table:table-cell office:value-type="float" office:value="-7.17128">
                <text:p>-7.17128</text:p>
              </table:table-cell>
            </table:table-row>
            <table:table-row>
              <table:table-cell office:value-type="float" office:value="6.91587">
                <text:p>6.91587</text:p>
              </table:table-cell>
              <table:table-cell office:value-type="float" office:value="-0.928536">
                <text:p>-0.928536</text:p>
              </table:table-cell>
            </table:table-row>
            <table:table-row>
              <table:table-cell office:value-type="float" office:value="6.91794">
                <text:p>6.91794</text:p>
              </table:table-cell>
              <table:table-cell office:value-type="float" office:value="-7.17139">
                <text:p>-7.17139</text:p>
              </table:table-cell>
            </table:table-row>
            <table:table-row>
              <table:table-cell office:value-type="float" office:value="6.92001">
                <text:p>6.92001</text:p>
              </table:table-cell>
              <table:table-cell office:value-type="float" office:value="5.3141">
                <text:p>5.3141</text:p>
              </table:table-cell>
            </table:table-row>
            <table:table-row>
              <table:table-cell office:value-type="float" office:value="6.92208">
                <text:p>6.92208</text:p>
              </table:table-cell>
              <table:table-cell office:value-type="float" office:value="-0.928645">
                <text:p>-0.928645</text:p>
              </table:table-cell>
            </table:table-row>
            <table:table-row>
              <table:table-cell office:value-type="float" office:value="6.92415">
                <text:p>6.92415</text:p>
              </table:table-cell>
              <table:table-cell office:value-type="float" office:value="-0.928645">
                <text:p>-0.928645</text:p>
              </table:table-cell>
            </table:table-row>
            <table:table-row>
              <table:table-cell office:value-type="float" office:value="6.92622">
                <text:p>6.92622</text:p>
              </table:table-cell>
              <table:table-cell office:value-type="float" office:value="-0.928645">
                <text:p>-0.928645</text:p>
              </table:table-cell>
            </table:table-row>
            <table:table-row>
              <table:table-cell office:value-type="float" office:value="6.92829">
                <text:p>6.92829</text:p>
              </table:table-cell>
              <table:table-cell office:value-type="float" office:value="5.31421">
                <text:p>5.31421</text:p>
              </table:table-cell>
            </table:table-row>
            <table:table-row>
              <table:table-cell office:value-type="float" office:value="6.93036">
                <text:p>6.93036</text:p>
              </table:table-cell>
              <table:table-cell office:value-type="float" office:value="-7.17128">
                <text:p>-7.17128</text:p>
              </table:table-cell>
            </table:table-row>
            <table:table-row>
              <table:table-cell office:value-type="float" office:value="6.93243">
                <text:p>6.93243</text:p>
              </table:table-cell>
              <table:table-cell office:value-type="float" office:value="-7.17139">
                <text:p>-7.17139</text:p>
              </table:table-cell>
            </table:table-row>
            <table:table-row>
              <table:table-cell office:value-type="float" office:value="6.9345">
                <text:p>6.9345</text:p>
              </table:table-cell>
              <table:table-cell office:value-type="float" office:value="5.3141">
                <text:p>5.3141</text:p>
              </table:table-cell>
            </table:table-row>
            <table:table-row>
              <table:table-cell office:value-type="float" office:value="6.93657">
                <text:p>6.93657</text:p>
              </table:table-cell>
              <table:table-cell office:value-type="float" office:value="5.31421">
                <text:p>5.31421</text:p>
              </table:table-cell>
            </table:table-row>
            <table:table-row>
              <table:table-cell office:value-type="float" office:value="6.93864">
                <text:p>6.93864</text:p>
              </table:table-cell>
              <table:table-cell office:value-type="float" office:value="-7.17128">
                <text:p>-7.17128</text:p>
              </table:table-cell>
            </table:table-row>
            <table:table-row>
              <table:table-cell office:value-type="float" office:value="6.94071">
                <text:p>6.94071</text:p>
              </table:table-cell>
              <table:table-cell office:value-type="float" office:value="-0.928536">
                <text:p>-0.928536</text:p>
              </table:table-cell>
            </table:table-row>
            <table:table-row>
              <table:table-cell office:value-type="float" office:value="6.94278">
                <text:p>6.94278</text:p>
              </table:table-cell>
              <table:table-cell office:value-type="float" office:value="-7.17139">
                <text:p>-7.17139</text:p>
              </table:table-cell>
            </table:table-row>
            <table:table-row>
              <table:table-cell office:value-type="float" office:value="6.94485">
                <text:p>6.94485</text:p>
              </table:table-cell>
              <table:table-cell office:value-type="float" office:value="5.3141">
                <text:p>5.3141</text:p>
              </table:table-cell>
            </table:table-row>
            <table:table-row>
              <table:table-cell office:value-type="float" office:value="6.94692">
                <text:p>6.94692</text:p>
              </table:table-cell>
              <table:table-cell office:value-type="float" office:value="-0.928645">
                <text:p>-0.928645</text:p>
              </table:table-cell>
            </table:table-row>
            <table:table-row>
              <table:table-cell office:value-type="float" office:value="6.94899">
                <text:p>6.94899</text:p>
              </table:table-cell>
              <table:table-cell office:value-type="float" office:value="-0.928645">
                <text:p>-0.928645</text:p>
              </table:table-cell>
            </table:table-row>
            <table:table-row>
              <table:table-cell office:value-type="float" office:value="6.95106">
                <text:p>6.95106</text:p>
              </table:table-cell>
              <table:table-cell office:value-type="float" office:value="-0.928645">
                <text:p>-0.928645</text:p>
              </table:table-cell>
            </table:table-row>
            <table:table-row>
              <table:table-cell office:value-type="float" office:value="6.95313">
                <text:p>6.95313</text:p>
              </table:table-cell>
              <table:table-cell office:value-type="float" office:value="5.31421">
                <text:p>5.31421</text:p>
              </table:table-cell>
            </table:table-row>
            <table:table-row>
              <table:table-cell office:value-type="float" office:value="6.9552">
                <text:p>6.9552</text:p>
              </table:table-cell>
              <table:table-cell office:value-type="float" office:value="-13.4141">
                <text:p>-13.4141</text:p>
              </table:table-cell>
            </table:table-row>
            <table:table-row>
              <table:table-cell office:value-type="float" office:value="6.95727">
                <text:p>6.95727</text:p>
              </table:table-cell>
              <table:table-cell office:value-type="float" office:value="5.3141">
                <text:p>5.3141</text:p>
              </table:table-cell>
            </table:table-row>
            <table:table-row>
              <table:table-cell office:value-type="float" office:value="6.95934">
                <text:p>6.95934</text:p>
              </table:table-cell>
              <table:table-cell office:value-type="float" office:value="-0.928645">
                <text:p>-0.928645</text:p>
              </table:table-cell>
            </table:table-row>
            <table:table-row>
              <table:table-cell office:value-type="float" office:value="6.96141">
                <text:p>6.96141</text:p>
              </table:table-cell>
              <table:table-cell office:value-type="float" office:value="-0.928645">
                <text:p>-0.928645</text:p>
              </table:table-cell>
            </table:table-row>
            <table:table-row>
              <table:table-cell office:value-type="float" office:value="6.96348">
                <text:p>6.96348</text:p>
              </table:table-cell>
              <table:table-cell office:value-type="float" office:value="5.31421">
                <text:p>5.31421</text:p>
              </table:table-cell>
            </table:table-row>
            <table:table-row>
              <table:table-cell office:value-type="float" office:value="6.96555">
                <text:p>6.96555</text:p>
              </table:table-cell>
              <table:table-cell office:value-type="float" office:value="-13.4141">
                <text:p>-13.4141</text:p>
              </table:table-cell>
            </table:table-row>
            <table:table-row>
              <table:table-cell office:value-type="float" office:value="6.96762">
                <text:p>6.96762</text:p>
              </table:table-cell>
              <table:table-cell office:value-type="float" office:value="11.557">
                <text:p>11.557</text:p>
              </table:table-cell>
            </table:table-row>
            <table:table-row>
              <table:table-cell office:value-type="float" office:value="6.96969">
                <text:p>6.96969</text:p>
              </table:table-cell>
              <table:table-cell office:value-type="float" office:value="-13.4141">
                <text:p>-13.4141</text:p>
              </table:table-cell>
            </table:table-row>
            <table:table-row>
              <table:table-cell office:value-type="float" office:value="6.97176">
                <text:p>6.97176</text:p>
              </table:table-cell>
              <table:table-cell office:value-type="float" office:value="5.3141">
                <text:p>5.3141</text:p>
              </table:table-cell>
            </table:table-row>
            <table:table-row>
              <table:table-cell office:value-type="float" office:value="6.97383">
                <text:p>6.97383</text:p>
              </table:table-cell>
              <table:table-cell office:value-type="float" office:value="-0.928645">
                <text:p>-0.928645</text:p>
              </table:table-cell>
            </table:table-row>
            <table:table-row>
              <table:table-cell office:value-type="float" office:value="6.9759">
                <text:p>6.9759</text:p>
              </table:table-cell>
              <table:table-cell office:value-type="float" office:value="-0.928645">
                <text:p>-0.928645</text:p>
              </table:table-cell>
            </table:table-row>
            <table:table-row>
              <table:table-cell office:value-type="float" office:value="6.97797">
                <text:p>6.97797</text:p>
              </table:table-cell>
              <table:table-cell office:value-type="float" office:value="-0.928645">
                <text:p>-0.928645</text:p>
              </table:table-cell>
            </table:table-row>
            <table:table-row>
              <table:table-cell office:value-type="float" office:value="6.98004">
                <text:p>6.98004</text:p>
              </table:table-cell>
              <table:table-cell office:value-type="float" office:value="5.31421">
                <text:p>5.31421</text:p>
              </table:table-cell>
            </table:table-row>
            <table:table-row>
              <table:table-cell office:value-type="float" office:value="6.98211">
                <text:p>6.98211</text:p>
              </table:table-cell>
              <table:table-cell office:value-type="float" office:value="-7.17128">
                <text:p>-7.17128</text:p>
              </table:table-cell>
            </table:table-row>
            <table:table-row>
              <table:table-cell office:value-type="float" office:value="6.98418">
                <text:p>6.98418</text:p>
              </table:table-cell>
              <table:table-cell office:value-type="float" office:value="-7.17139">
                <text:p>-7.17139</text:p>
              </table:table-cell>
            </table:table-row>
            <table:table-row>
              <table:table-cell office:value-type="float" office:value="6.98625">
                <text:p>6.98625</text:p>
              </table:table-cell>
              <table:table-cell office:value-type="float" office:value="5.3141">
                <text:p>5.3141</text:p>
              </table:table-cell>
            </table:table-row>
            <table:table-row>
              <table:table-cell office:value-type="float" office:value="6.98832">
                <text:p>6.98832</text:p>
              </table:table-cell>
              <table:table-cell office:value-type="float" office:value="-0.928645">
                <text:p>-0.928645</text:p>
              </table:table-cell>
            </table:table-row>
            <table:table-row>
              <table:table-cell office:value-type="float" office:value="6.99039">
                <text:p>6.99039</text:p>
              </table:table-cell>
              <table:table-cell office:value-type="float" office:value="5.31421">
                <text:p>5.31421</text:p>
              </table:table-cell>
            </table:table-row>
            <table:table-row>
              <table:table-cell office:value-type="float" office:value="6.99246">
                <text:p>6.99246</text:p>
              </table:table-cell>
              <table:table-cell office:value-type="float" office:value="-7.17128">
                <text:p>-7.17128</text:p>
              </table:table-cell>
            </table:table-row>
            <table:table-row>
              <table:table-cell office:value-type="float" office:value="6.99453">
                <text:p>6.99453</text:p>
              </table:table-cell>
              <table:table-cell office:value-type="float" office:value="-7.17139">
                <text:p>-7.17139</text:p>
              </table:table-cell>
            </table:table-row>
            <table:table-row>
              <table:table-cell office:value-type="float" office:value="6.9966">
                <text:p>6.9966</text:p>
              </table:table-cell>
              <table:table-cell office:value-type="float" office:value="5.3141">
                <text:p>5.3141</text:p>
              </table:table-cell>
            </table:table-row>
            <table:table-row>
              <table:table-cell office:value-type="float" office:value="6.99867">
                <text:p>6.99867</text:p>
              </table:table-cell>
              <table:table-cell office:value-type="float" office:value="5.31421">
                <text:p>5.31421</text:p>
              </table:table-cell>
            </table:table-row>
            <table:table-row>
              <table:table-cell office:value-type="float" office:value="7.00074">
                <text:p>7.00074</text:p>
              </table:table-cell>
              <table:table-cell office:value-type="float" office:value="-13.4141">
                <text:p>-13.4141</text:p>
              </table:table-cell>
            </table:table-row>
            <table:table-row>
              <table:table-cell office:value-type="float" office:value="7.00281">
                <text:p>7.00281</text:p>
              </table:table-cell>
              <table:table-cell office:value-type="float" office:value="11.557">
                <text:p>11.557</text:p>
              </table:table-cell>
            </table:table-row>
            <table:table-row>
              <table:table-cell office:value-type="float" office:value="7.00488">
                <text:p>7.00488</text:p>
              </table:table-cell>
              <table:table-cell office:value-type="float" office:value="-13.4141">
                <text:p>-13.4141</text:p>
              </table:table-cell>
            </table:table-row>
            <table:table-row>
              <table:table-cell office:value-type="float" office:value="7.00695">
                <text:p>7.00695</text:p>
              </table:table-cell>
              <table:table-cell office:value-type="float" office:value="5.3141">
                <text:p>5.3141</text:p>
              </table:table-cell>
            </table:table-row>
            <table:table-row>
              <table:table-cell office:value-type="float" office:value="7.00902">
                <text:p>7.00902</text:p>
              </table:table-cell>
              <table:table-cell office:value-type="float" office:value="5.31421">
                <text:p>5.31421</text:p>
              </table:table-cell>
            </table:table-row>
            <table:table-row>
              <table:table-cell office:value-type="float" office:value="7.01109">
                <text:p>7.01109</text:p>
              </table:table-cell>
              <table:table-cell office:value-type="float" office:value="-13.4141">
                <text:p>-13.4141</text:p>
              </table:table-cell>
            </table:table-row>
            <table:table-row>
              <table:table-cell office:value-type="float" office:value="7.01316">
                <text:p>7.01316</text:p>
              </table:table-cell>
              <table:table-cell office:value-type="float" office:value="5.3141">
                <text:p>5.3141</text:p>
              </table:table-cell>
            </table:table-row>
            <table:table-row>
              <table:table-cell office:value-type="float" office:value="7.01523">
                <text:p>7.01523</text:p>
              </table:table-cell>
              <table:table-cell office:value-type="float" office:value="-0.928645">
                <text:p>-0.928645</text:p>
              </table:table-cell>
            </table:table-row>
            <table:table-row>
              <table:table-cell office:value-type="float" office:value="7.0173">
                <text:p>7.0173</text:p>
              </table:table-cell>
              <table:table-cell office:value-type="float" office:value="5.31421">
                <text:p>5.31421</text:p>
              </table:table-cell>
            </table:table-row>
            <table:table-row>
              <table:table-cell office:value-type="float" office:value="7.01937">
                <text:p>7.01937</text:p>
              </table:table-cell>
              <table:table-cell office:value-type="float" office:value="-7.17128">
                <text:p>-7.17128</text:p>
              </table:table-cell>
            </table:table-row>
            <table:table-row>
              <table:table-cell office:value-type="float" office:value="7.02144">
                <text:p>7.02144</text:p>
              </table:table-cell>
              <table:table-cell office:value-type="float" office:value="-7.17139">
                <text:p>-7.17139</text:p>
              </table:table-cell>
            </table:table-row>
            <table:table-row>
              <table:table-cell office:value-type="float" office:value="7.02351">
                <text:p>7.02351</text:p>
              </table:table-cell>
              <table:table-cell office:value-type="float" office:value="11.557">
                <text:p>11.5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